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Mangal1" svg:font-family="Mangal"/>
    <style:font-face style:name="Courier New" svg:font-family="'Courier New'" style:font-family-generic="roman"/>
    <style:font-face style:name="Liberation Serif2" svg:font-family="'Liberation Serif'" style:font-family-generic="roman"/>
    <style:font-face style:name="Symbol" svg:font-family="Symbol" style:font-family-generic="roman"/>
    <style:font-face style:name="Times New Roman2" svg:font-family="'Times New Roman'" style:font-family-generic="roman"/>
    <style:font-face style:name="Times New Roman3" svg:font-family="'Times New Roman'" style:font-adornments="Normal" style:font-family-generic="roman"/>
    <style:font-face style:name="Times-Bold" svg:font-family="Times-Bold" style:font-family-generic="roman"/>
    <style:font-face style:name="Times-Italic" svg:font-family="Times-Italic"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17.579cm" table:align="left" fo:keep-with-next="always"/>
    </style:style>
    <style:style style:name="Table3.A" style:family="table-column">
      <style:table-column-properties style:column-width="4.396cm"/>
    </style:style>
    <style:style style:name="Table3.B" style:family="table-column">
      <style:table-column-properties style:column-width="3.806cm"/>
    </style:style>
    <style:style style:name="Table3.C" style:family="table-column">
      <style:table-column-properties style:column-width="4.295cm"/>
    </style:style>
    <style:style style:name="Table3.D" style:family="table-column">
      <style:table-column-properties style:column-width="5.082cm"/>
    </style:style>
    <style:style style:name="Table3.A1" style:family="table-cell">
      <style:table-cell-properties fo:padding="0.097cm" fo:border-left="0.25pt solid #000000" fo:border-right="none" fo:border-top="0.25pt solid #000000" fo:border-bottom="0.25pt solid #000000"/>
    </style:style>
    <style:style style:name="Table3.D1" style:family="table-cell">
      <style:table-cell-properties fo:padding="0.097cm" fo:border="0.25pt solid #000000"/>
    </style:style>
    <style:style style:name="Table3.D2" style:family="table-cell">
      <style:table-cell-properties fo:padding="0.097cm" fo:border-left="0.25pt solid #000000" fo:border-right="0.25pt solid #000000" fo:border-top="none" fo:border-bottom="0.25pt solid #000000"/>
    </style:style>
    <style:style style:name="Table3.C3" style:family="table-cell">
      <style:table-cell-properties fo:padding="0.097cm" fo:border-left="0.25pt solid #000000" fo:border-right="none" fo:border-top="none" fo:border-bottom="0.25pt solid #000000"/>
    </style:style>
    <style:style style:name="Table57" style:family="table">
      <style:table-properties style:width="17.584cm" table:align="left"/>
    </style:style>
    <style:style style:name="Table57.A" style:family="table-column">
      <style:table-column-properties style:column-width="8.304cm"/>
    </style:style>
    <style:style style:name="Table57.B" style:family="table-column">
      <style:table-column-properties style:column-width="9.28cm"/>
    </style:style>
    <style:style style:name="Table57.A1" style:family="table-cell">
      <style:table-cell-properties fo:padding="0.097cm" fo:border-left="1pt solid #000000" fo:border-right="none" fo:border-top="1pt solid #000000" fo:border-bottom="1pt solid #000000"/>
    </style:style>
    <style:style style:name="Table57.B1" style:family="table-cell">
      <style:table-cell-properties fo:padding="0.097cm" fo:border-left="0.05pt solid #000000" fo:border-right="1pt solid #000000" fo:border-top="1pt solid #000000" fo:border-bottom="1pt solid #000000"/>
    </style:style>
    <style:style style:name="Table57.A2" style:family="table-cell">
      <style:table-cell-properties fo:padding="0.097cm" fo:border-left="1pt solid #000000" fo:border-right="none" fo:border-top="none" fo:border-bottom="0.05pt solid #000000"/>
    </style:style>
    <style:style style:name="Table57.B2" style:family="table-cell">
      <style:table-cell-properties fo:padding="0.097cm" fo:border-left="0.05pt solid #000000" fo:border-right="1pt solid #000000" fo:border-top="none" fo:border-bottom="0.05pt solid #000000"/>
    </style:style>
    <style:style style:name="Table57.B6" style:family="table-cell">
      <style:table-cell-properties fo:padding="0.097cm" fo:border-left="0.05pt solid #000000" fo:border-right="1pt solid #000000" fo:border-top="none" fo:border-bottom="1pt solid #000000"/>
    </style:style>
    <style:style style:name="Table54" style:family="table">
      <style:table-properties style:width="17.584cm" table:align="left"/>
    </style:style>
    <style:style style:name="Table54.A" style:family="table-column">
      <style:table-column-properties style:column-width="0.834cm"/>
    </style:style>
    <style:style style:name="Table54.B" style:family="table-column">
      <style:table-column-properties style:column-width="4.457cm"/>
    </style:style>
    <style:style style:name="Table54.C" style:family="table-column">
      <style:table-column-properties style:column-width="5.719cm"/>
    </style:style>
    <style:style style:name="Table54.D" style:family="table-column">
      <style:table-column-properties style:column-width="6.574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125" style:family="table">
      <style:table-properties style:width="17.503cm" fo:margin-left="-0.106cm" fo:margin-top="0cm" fo:margin-bottom="0cm" table:align="left"/>
    </style:style>
    <style:style style:name="Table125.A" style:family="table-column">
      <style:table-column-properties style:column-width="5.699cm"/>
    </style:style>
    <style:style style:name="Table125.B" style:family="table-column">
      <style:table-column-properties style:column-width="3.194cm"/>
    </style:style>
    <style:style style:name="Table125.C" style:family="table-column">
      <style:table-column-properties style:column-width="4.905cm"/>
    </style:style>
    <style:style style:name="Table125.D" style:family="table-column">
      <style:table-column-properties style:column-width="3.704cm"/>
    </style:style>
    <style:style style:name="Table125.1" style:family="table-row">
      <style:table-row-properties style:min-row-height="0.452cm" fo:keep-together="auto"/>
    </style:style>
    <style:style style:name="Table125.A1" style:family="table-cell">
      <style:table-cell-properties style:vertical-align="bottom" fo:padding="0.101cm" fo:border-left="1pt solid #000000" fo:border-right="none" fo:border-top="1pt solid #000000" fo:border-bottom="1pt solid #000000"/>
    </style:style>
    <style:style style:name="Table125.B1" style:family="table-cell">
      <style:table-cell-properties style:vertical-align="bottom" fo:padding="0.101cm" fo:border-left="0.25pt solid #000000" fo:border-right="none" fo:border-top="1pt solid #000000" fo:border-bottom="1pt solid #000000"/>
    </style:style>
    <style:style style:name="Table125.D1" style:family="table-cell">
      <style:table-cell-properties style:vertical-align="bottom" fo:padding="0.101cm" fo:border-left="0.25pt solid #000000" fo:border-right="1pt solid #000000" fo:border-top="1pt solid #000000" fo:border-bottom="1pt solid #000000"/>
    </style:style>
    <style:style style:name="Table125.A2" style:family="table-cell">
      <style:table-cell-properties style:vertical-align="bottom" fo:padding="0.101cm" fo:border-left="1pt solid #000000" fo:border-right="none" fo:border-top="1pt solid #000000" fo:border-bottom="0.25pt solid #000000"/>
    </style:style>
    <style:style style:name="Table125.B2" style:family="table-cell">
      <style:table-cell-properties style:vertical-align="bottom" fo:padding="0.101cm" fo:border-left="0.25pt solid #000000" fo:border-right="none" fo:border-top="1pt solid #000000" fo:border-bottom="0.25pt solid #000000"/>
    </style:style>
    <style:style style:name="Table125.D2" style:family="table-cell">
      <style:table-cell-properties style:vertical-align="bottom" fo:padding="0.101cm" fo:border-left="0.25pt solid #000000" fo:border-right="1pt solid #000000" fo:border-top="1pt solid #000000" fo:border-bottom="0.25pt solid #000000"/>
    </style:style>
    <style:style style:name="Table125.A3" style:family="table-cell">
      <style:table-cell-properties style:vertical-align="bottom" fo:padding="0.101cm" fo:border-left="1pt solid #000000" fo:border-right="none" fo:border-top="none" fo:border-bottom="0.25pt solid #000000"/>
    </style:style>
    <style:style style:name="Table125.B3" style:family="table-cell">
      <style:table-cell-properties style:vertical-align="bottom" fo:padding="0.101cm" fo:border-left="0.25pt solid #000000" fo:border-right="none" fo:border-top="none" fo:border-bottom="0.25pt solid #000000"/>
    </style:style>
    <style:style style:name="Table125.D3" style:family="table-cell">
      <style:table-cell-properties style:vertical-align="bottom" fo:padding="0.101cm" fo:border-left="0.25pt solid #000000" fo:border-right="1pt solid #000000" fo:border-top="none" fo:border-bottom="0.25pt solid #000000"/>
    </style:style>
    <style:style style:name="Table125.A83" style:family="table-cell">
      <style:table-cell-properties style:vertical-align="bottom" fo:padding="0.101cm" fo:border-left="1pt solid #000000" fo:border-right="none" fo:border-top="none" fo:border-bottom="1pt solid #000000"/>
    </style:style>
    <style:style style:name="Table125.B83" style:family="table-cell">
      <style:table-cell-properties style:vertical-align="bottom" fo:padding="0.101cm" fo:border-left="0.25pt solid #000000" fo:border-right="none" fo:border-top="none" fo:border-bottom="1pt solid #000000"/>
    </style:style>
    <style:style style:name="Table125.D83" style:family="table-cell">
      <style:table-cell-properties style:vertical-align="bottom" fo:padding="0.101cm" fo:border-left="0.25pt solid #000000" fo:border-right="1pt solid #000000" fo:border-top="none" fo:border-bottom="1pt solid #000000"/>
    </style:style>
    <style:style style:name="Table88" style:family="table">
      <style:table-properties style:width="17.584cm" table:align="left"/>
    </style:style>
    <style:style style:name="Table88.A" style:family="table-column">
      <style:table-column-properties style:column-width="3.196cm"/>
    </style:style>
    <style:style style:name="Table88.B" style:family="table-column">
      <style:table-column-properties style:column-width="14.388cm"/>
    </style:style>
    <style:style style:name="Table88.A1" style:family="table-cell">
      <style:table-cell-properties fo:padding="0.097cm" fo:border-left="1pt solid #000000" fo:border-right="none" fo:border-top="1pt solid #000000" fo:border-bottom="1pt solid #000000"/>
    </style:style>
    <style:style style:name="Table88.B1" style:family="table-cell">
      <style:table-cell-properties fo:padding="0.097cm" fo:border-left="0.25pt solid #000000" fo:border-right="1pt solid #000000" fo:border-top="1pt solid #000000" fo:border-bottom="1pt solid #000000"/>
    </style:style>
    <style:style style:name="Table88.A2" style:family="table-cell">
      <style:table-cell-properties fo:padding="0.097cm" fo:border-left="1pt solid #000000" fo:border-right="none" fo:border-top="none" fo:border-bottom="0.25pt solid #000000"/>
    </style:style>
    <style:style style:name="Table88.B2" style:family="table-cell">
      <style:table-cell-properties fo:padding="0.097cm" fo:border-left="0.25pt solid #000000" fo:border-right="1pt solid #000000" fo:border-top="none" fo:border-bottom="0.25pt solid #000000"/>
    </style:style>
    <style:style style:name="Table88.A12" style:family="table-cell">
      <style:table-cell-properties fo:padding="0.097cm" fo:border-left="1pt solid #000000" fo:border-right="none" fo:border-top="none" fo:border-bottom="1pt solid #000000"/>
    </style:style>
    <style:style style:name="Table88.B12" style:family="table-cell">
      <style:table-cell-properties fo:padding="0.097cm" fo:border-left="0.25pt solid #000000" fo:border-right="1pt solid #000000" fo:border-top="none" fo:border-bottom="1pt solid #000000"/>
    </style:style>
    <style:style style:name="Table5" style:family="table">
      <style:table-properties style:width="17.584cm" table:align="left"/>
    </style:style>
    <style:style style:name="Table5.A" style:family="table-column">
      <style:table-column-properties style:column-width="3.032cm"/>
    </style:style>
    <style:style style:name="Table5.B" style:family="table-column">
      <style:table-column-properties style:column-width="5.821cm"/>
    </style:style>
    <style:style style:name="Table5.C" style:family="table-column">
      <style:table-column-properties style:column-width="6.01cm"/>
    </style:style>
    <style:style style:name="Table5.D" style:family="table-column">
      <style:table-column-properties style:column-width="2.722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8" style:family="table">
      <style:table-properties style:width="17.584cm" table:align="left"/>
    </style:style>
    <style:style style:name="Table58.A" style:family="table-column">
      <style:table-column-properties style:column-width="7.306cm"/>
    </style:style>
    <style:style style:name="Table58.B" style:family="table-column">
      <style:table-column-properties style:column-width="10.278cm"/>
    </style:style>
    <style:style style:name="Table58.A1" style:family="table-cell">
      <style:table-cell-properties fo:padding="0.3cm" fo:border-left="1pt solid #000000" fo:border-right="none" fo:border-top="1pt solid #000000" fo:border-bottom="1pt solid #000000"/>
    </style:style>
    <style:style style:name="Table58.B1" style:family="table-cell">
      <style:table-cell-properties fo:padding="0.3cm" fo:border-left="0.05pt solid #000000" fo:border-right="1pt solid #000000" fo:border-top="1pt solid #000000" fo:border-bottom="1pt solid #000000"/>
    </style:style>
    <style:style style:name="Table58.A2" style:family="table-cell">
      <style:table-cell-properties fo:padding="0.3cm" fo:border-left="1pt solid #000000" fo:border-right="none" fo:border-top="none" fo:border-bottom="0.05pt solid #000000"/>
    </style:style>
    <style:style style:name="Table58.B2" style:family="table-cell">
      <style:table-cell-properties fo:padding="0.3cm" fo:border-left="0.05pt solid #000000" fo:border-right="1pt solid #000000" fo:border-top="none" fo:border-bottom="0.05pt solid #000000"/>
    </style:style>
    <style:style style:name="Table58.A3" style:family="table-cell">
      <style:table-cell-properties fo:padding="0.3cm" fo:border-left="1pt solid #000000" fo:border-right="none" fo:border-top="none" fo:border-bottom="1pt solid #000000"/>
    </style:style>
    <style:style style:name="Table58.B3" style:family="table-cell">
      <style:table-cell-properties fo:padding="0.3cm" fo:border-left="0.05pt solid #000000" fo:border-right="1pt solid #000000" fo:border-top="none" fo:border-bottom="1pt solid #000000"/>
    </style:style>
    <style:style style:name="Table108" style:family="table">
      <style:table-properties style:width="17.584cm" table:align="left"/>
    </style:style>
    <style:style style:name="Table108.A" style:family="table-column">
      <style:table-column-properties style:column-width="5.597cm"/>
    </style:style>
    <style:style style:name="Table108.B" style:family="table-column">
      <style:table-column-properties style:column-width="11.987cm"/>
    </style:style>
    <style:style style:name="Table108.A1" style:family="table-cell">
      <style:table-cell-properties fo:padding="0.097cm" fo:border-left="1pt solid #000000" fo:border-right="none" fo:border-top="1pt solid #000000" fo:border-bottom="1pt solid #000000"/>
    </style:style>
    <style:style style:name="Table108.B1" style:family="table-cell">
      <style:table-cell-properties fo:padding="0.097cm" fo:border-left="0.05pt solid #000000" fo:border-right="1pt solid #000000" fo:border-top="1pt solid #000000" fo:border-bottom="1pt solid #000000"/>
    </style:style>
    <style:style style:name="Table108.A2" style:family="table-cell">
      <style:table-cell-properties fo:padding="0.097cm" fo:border-left="1pt solid #000000" fo:border-right="none" fo:border-top="none" fo:border-bottom="0.05pt solid #000000"/>
    </style:style>
    <style:style style:name="Table108.B2" style:family="table-cell">
      <style:table-cell-properties fo:padding="0.097cm" fo:border-left="0.05pt solid #000000" fo:border-right="1pt solid #000000" fo:border-top="none" fo:border-bottom="0.05pt solid #000000"/>
    </style:style>
    <style:style style:name="Table108.A11" style:family="table-cell">
      <style:table-cell-properties fo:padding="0.097cm" fo:border-left="1pt solid #000000" fo:border-right="none" fo:border-top="none" fo:border-bottom="1pt solid #000000"/>
    </style:style>
    <style:style style:name="Table108.B11" style:family="table-cell">
      <style:table-cell-properties fo:padding="0.097cm" fo:border-left="0.05pt solid #000000" fo:border-right="1pt solid #000000" fo:border-top="none" fo:border-bottom="1pt solid #000000"/>
    </style:style>
    <style:style style:name="Table96" style:family="table">
      <style:table-properties style:width="16.79cm" table:align="left"/>
    </style:style>
    <style:style style:name="Table96.A" style:family="table-column">
      <style:table-column-properties style:column-width="3.602cm"/>
    </style:style>
    <style:style style:name="Table96.B" style:family="table-column">
      <style:table-column-properties style:column-width="3.806cm"/>
    </style:style>
    <style:style style:name="Table96.C" style:family="table-column">
      <style:table-column-properties style:column-width="3.582cm"/>
    </style:style>
    <style:style style:name="Table96.D" style:family="table-column">
      <style:table-column-properties style:column-width="3.216cm"/>
    </style:style>
    <style:style style:name="Table96.E" style:family="table-column">
      <style:table-column-properties style:column-width="2.584cm"/>
    </style:style>
    <style:style style:name="Table96.A1" style:family="table-cell">
      <style:table-cell-properties fo:padding="0.199cm" fo:border-left="0.05pt solid #000000" fo:border-right="none" fo:border-top="0.05pt solid #000000" fo:border-bottom="0.05pt solid #000000"/>
    </style:style>
    <style:style style:name="Table96.E1" style:family="table-cell">
      <style:table-cell-properties fo:padding="0.199cm" fo:border="0.05pt solid #000000"/>
    </style:style>
    <style:style style:name="Table96.A2" style:family="table-cell">
      <style:table-cell-properties fo:padding="0.199cm" fo:border-left="0.05pt solid #000000" fo:border-right="none" fo:border-top="none" fo:border-bottom="0.05pt solid #000000"/>
    </style:style>
    <style:style style:name="Table96.E2" style:family="table-cell">
      <style:table-cell-properties fo:padding="0.199cm" fo:border-left="0.05pt solid #000000" fo:border-right="0.05pt solid #000000" fo:border-top="none" fo:border-bottom="0.05pt solid #000000"/>
    </style:style>
    <style:style style:name="Table89" style:family="table">
      <style:table-properties style:width="16.79cm" table:align="left"/>
    </style:style>
    <style:style style:name="Table89.A" style:family="table-column">
      <style:table-column-properties style:column-width="4.295cm"/>
    </style:style>
    <style:style style:name="Table89.B" style:family="table-column">
      <style:table-column-properties style:column-width="3.5cm"/>
    </style:style>
    <style:style style:name="Table89.C" style:family="table-column">
      <style:table-column-properties style:column-width="3.196cm"/>
    </style:style>
    <style:style style:name="Table89.D" style:family="table-column">
      <style:table-column-properties style:column-width="3.011cm"/>
    </style:style>
    <style:style style:name="Table89.E" style:family="table-column">
      <style:table-column-properties style:column-width="2.789cm"/>
    </style:style>
    <style:style style:name="Table89.A1" style:family="table-cell">
      <style:table-cell-properties fo:padding="0.199cm" fo:border-left="1pt solid #000000" fo:border-right="none" fo:border-top="1pt solid #000000" fo:border-bottom="1pt solid #000000"/>
    </style:style>
    <style:style style:name="Table89.B1" style:family="table-cell">
      <style:table-cell-properties fo:padding="0.199cm" fo:border-left="0.05pt solid #000000" fo:border-right="none" fo:border-top="1pt solid #000000" fo:border-bottom="1pt solid #000000"/>
    </style:style>
    <style:style style:name="Table89.E1" style:family="table-cell">
      <style:table-cell-properties fo:padding="0.199cm" fo:border-left="0.05pt solid #000000" fo:border-right="1pt solid #000000" fo:border-top="1pt solid #000000" fo:border-bottom="1pt solid #000000"/>
    </style:style>
    <style:style style:name="Table89.A2" style:family="table-cell">
      <style:table-cell-properties fo:padding="0.199cm" fo:border-left="1pt solid #000000" fo:border-right="none" fo:border-top="1pt solid #000000" fo:border-bottom="0.25pt solid #000000"/>
    </style:style>
    <style:style style:name="Table89.B2" style:family="table-cell">
      <style:table-cell-properties fo:padding="0.199cm" fo:border-left="0.25pt solid #000000" fo:border-right="none" fo:border-top="1pt solid #000000" fo:border-bottom="0.25pt solid #000000"/>
    </style:style>
    <style:style style:name="Table89.E2" style:family="table-cell">
      <style:table-cell-properties fo:padding="0.199cm" fo:border-left="0.25pt solid #000000" fo:border-right="1pt solid #000000" fo:border-top="1pt solid #000000" fo:border-bottom="0.25pt solid #000000"/>
    </style:style>
    <style:style style:name="Table89.A3" style:family="table-cell">
      <style:table-cell-properties fo:padding="0.199cm" fo:border-left="1pt solid #000000" fo:border-right="none" fo:border-top="none" fo:border-bottom="0.25pt solid #000000"/>
    </style:style>
    <style:style style:name="Table89.B3" style:family="table-cell">
      <style:table-cell-properties fo:padding="0.199cm" fo:border-left="0.25pt solid #000000" fo:border-right="none" fo:border-top="none" fo:border-bottom="0.25pt solid #000000"/>
    </style:style>
    <style:style style:name="Table89.E3" style:family="table-cell">
      <style:table-cell-properties fo:padding="0.199cm" fo:border-left="0.25pt solid #000000" fo:border-right="1pt solid #000000" fo:border-top="none" fo:border-bottom="0.25pt solid #000000"/>
    </style:style>
    <style:style style:name="Table89.A7" style:family="table-cell">
      <style:table-cell-properties fo:padding="0.199cm" fo:border-left="1pt solid #000000" fo:border-right="none" fo:border-top="none" fo:border-bottom="1pt solid #000000"/>
    </style:style>
    <style:style style:name="Table89.B7" style:family="table-cell">
      <style:table-cell-properties fo:padding="0.199cm" fo:border-left="0.25pt solid #000000" fo:border-right="none" fo:border-top="none" fo:border-bottom="1pt solid #000000"/>
    </style:style>
    <style:style style:name="Table89.E7" style:family="table-cell">
      <style:table-cell-properties fo:padding="0.199cm" fo:border-left="0.25pt solid #000000" fo:border-right="1pt solid #000000" fo:border-top="none" fo:border-bottom="1pt solid #000000"/>
    </style:style>
    <style:style style:name="Table87" style:family="table">
      <style:table-properties style:width="16.783cm" table:align="left"/>
    </style:style>
    <style:style style:name="Table87.A" style:family="table-column">
      <style:table-column-properties style:column-width="4.193cm"/>
    </style:style>
    <style:style style:name="Table87.B" style:family="table-column">
      <style:table-column-properties style:column-width="3.134cm"/>
    </style:style>
    <style:style style:name="Table87.C" style:family="table-column">
      <style:table-column-properties style:column-width="3.154cm"/>
    </style:style>
    <style:style style:name="Table87.E" style:family="table-column">
      <style:table-column-properties style:column-width="3.168cm"/>
    </style:style>
    <style:style style:name="Table87.A1" style:family="table-cell">
      <style:table-cell-properties fo:padding="0.199cm" fo:border-left="1pt solid #000000" fo:border-right="none" fo:border-top="1pt solid #000000" fo:border-bottom="1pt solid #000000"/>
    </style:style>
    <style:style style:name="Table87.B1" style:family="table-cell">
      <style:table-cell-properties fo:padding="0.199cm" fo:border-left="0.05pt solid #000000" fo:border-right="none" fo:border-top="1pt solid #000000" fo:border-bottom="1pt solid #000000"/>
    </style:style>
    <style:style style:name="Table87.E1" style:family="table-cell">
      <style:table-cell-properties fo:padding="0.199cm" fo:border-left="0.05pt solid #000000" fo:border-right="1pt solid #000000" fo:border-top="1pt solid #000000" fo:border-bottom="1pt solid #000000"/>
    </style:style>
    <style:style style:name="Table87.A2" style:family="table-cell">
      <style:table-cell-properties fo:padding="0.199cm" fo:border-left="1pt solid #000000" fo:border-right="none" fo:border-top="none" fo:border-bottom="0.05pt solid #000000"/>
    </style:style>
    <style:style style:name="Table87.B2" style:family="table-cell">
      <style:table-cell-properties fo:padding="0.199cm" fo:border-left="0.05pt solid #000000" fo:border-right="none" fo:border-top="none" fo:border-bottom="0.05pt solid #000000"/>
    </style:style>
    <style:style style:name="Table87.E2" style:family="table-cell">
      <style:table-cell-properties fo:padding="0.199cm" fo:border-left="0.05pt solid #000000" fo:border-right="1pt solid #000000" fo:border-top="none" fo:border-bottom="0.05pt solid #000000"/>
    </style:style>
    <style:style style:name="Table87.A8" style:family="table-cell">
      <style:table-cell-properties fo:padding="0.199cm" fo:border-left="1pt solid #000000" fo:border-right="none" fo:border-top="none" fo:border-bottom="1pt solid #000000"/>
    </style:style>
    <style:style style:name="Table87.B8" style:family="table-cell">
      <style:table-cell-properties fo:padding="0.199cm" fo:border-left="0.05pt solid #000000" fo:border-right="none" fo:border-top="none" fo:border-bottom="1pt solid #000000"/>
    </style:style>
    <style:style style:name="Table87.E8" style:family="table-cell">
      <style:table-cell-properties fo:padding="0.199cm" fo:border-left="0.05pt solid #000000" fo:border-right="1pt solid #000000" fo:border-top="none" fo:border-bottom="1pt solid #000000"/>
    </style:style>
    <style:style style:name="Table95" style:family="table">
      <style:table-properties style:width="16.96cm" table:align="left"/>
    </style:style>
    <style:style style:name="Table95.A" style:family="table-column">
      <style:table-column-properties style:column-width="4.6cm"/>
    </style:style>
    <style:style style:name="Table95.B" style:family="table-column">
      <style:table-column-properties style:column-width="3.052cm"/>
    </style:style>
    <style:style style:name="Table95.C" style:family="table-column">
      <style:table-column-properties style:column-width="3.094cm"/>
    </style:style>
    <style:style style:name="Table95.E" style:family="table-column">
      <style:table-column-properties style:column-width="3.12cm"/>
    </style:style>
    <style:style style:name="Table95.A1" style:family="table-cell">
      <style:table-cell-properties fo:padding="0.199cm" fo:border-left="1pt solid #000000" fo:border-right="none" fo:border-top="1pt solid #000000" fo:border-bottom="1pt solid #000000"/>
    </style:style>
    <style:style style:name="Table95.B1" style:family="table-cell">
      <style:table-cell-properties fo:padding="0.199cm" fo:border-left="0.05pt solid #000000" fo:border-right="none" fo:border-top="1pt solid #000000" fo:border-bottom="1pt solid #000000"/>
    </style:style>
    <style:style style:name="Table95.E1" style:family="table-cell">
      <style:table-cell-properties fo:padding="0.199cm" fo:border-left="0.05pt solid #000000" fo:border-right="1pt solid #000000" fo:border-top="1pt solid #000000" fo:border-bottom="1pt solid #000000"/>
    </style:style>
    <style:style style:name="Table95.A2" style:family="table-cell">
      <style:table-cell-properties fo:padding="0.199cm" fo:border-left="1pt solid #000000" fo:border-right="none" fo:border-top="1pt solid #000000" fo:border-bottom="0.05pt solid #000000"/>
    </style:style>
    <style:style style:name="Table95.B2" style:family="table-cell">
      <style:table-cell-properties fo:padding="0.199cm" fo:border-left="0.05pt solid #000000" fo:border-right="none" fo:border-top="1pt solid #000000" fo:border-bottom="0.05pt solid #000000"/>
    </style:style>
    <style:style style:name="Table95.E2" style:family="table-cell">
      <style:table-cell-properties fo:padding="0.199cm" fo:border-left="0.05pt solid #000000" fo:border-right="1pt solid #000000" fo:border-top="1pt solid #000000" fo:border-bottom="0.05pt solid #000000"/>
    </style:style>
    <style:style style:name="Table95.A3" style:family="table-cell">
      <style:table-cell-properties fo:padding="0.199cm" fo:border-left="1pt solid #000000" fo:border-right="none" fo:border-top="none" fo:border-bottom="0.05pt solid #000000"/>
    </style:style>
    <style:style style:name="Table95.B3" style:family="table-cell">
      <style:table-cell-properties fo:padding="0.199cm" fo:border-left="0.05pt solid #000000" fo:border-right="none" fo:border-top="none" fo:border-bottom="0.05pt solid #000000"/>
    </style:style>
    <style:style style:name="Table95.E3" style:family="table-cell">
      <style:table-cell-properties fo:padding="0.199cm" fo:border-left="0.05pt solid #000000" fo:border-right="1pt solid #000000" fo:border-top="none" fo:border-bottom="0.05pt solid #000000"/>
    </style:style>
    <style:style style:name="Table95.A8" style:family="table-cell">
      <style:table-cell-properties fo:padding="0.199cm" fo:border-left="1pt solid #000000" fo:border-right="none" fo:border-top="none" fo:border-bottom="1pt solid #000000"/>
    </style:style>
    <style:style style:name="Table95.B8" style:family="table-cell">
      <style:table-cell-properties fo:padding="0.199cm" fo:border-left="0.05pt solid #000000" fo:border-right="none" fo:border-top="none" fo:border-bottom="1pt solid #000000"/>
    </style:style>
    <style:style style:name="Table95.E8" style:family="table-cell">
      <style:table-cell-properties fo:padding="0.199cm" fo:border-left="0.05pt solid #000000" fo:border-right="1pt solid #000000" fo:border-top="none" fo:border-bottom="1pt solid #000000"/>
    </style:style>
    <style:style style:name="Table94" style:family="table">
      <style:table-properties style:width="16.783cm" table:align="left"/>
    </style:style>
    <style:style style:name="Table94.A" style:family="table-column">
      <style:table-column-properties style:column-width="3.704cm"/>
    </style:style>
    <style:style style:name="Table94.B" style:family="table-column">
      <style:table-column-properties style:column-width="3.256cm"/>
    </style:style>
    <style:style style:name="Table94.C" style:family="table-column">
      <style:table-column-properties style:column-width="3.277cm"/>
    </style:style>
    <style:style style:name="Table94.E" style:family="table-column">
      <style:table-column-properties style:column-width="3.268cm"/>
    </style:style>
    <style:style style:name="Table94.A1" style:family="table-cell">
      <style:table-cell-properties fo:padding="0.199cm" fo:border-left="1pt solid #000000" fo:border-right="none" fo:border-top="1pt solid #000000" fo:border-bottom="1pt solid #000000"/>
    </style:style>
    <style:style style:name="Table94.B1" style:family="table-cell">
      <style:table-cell-properties fo:padding="0.199cm" fo:border-left="0.05pt solid #000000" fo:border-right="none" fo:border-top="1pt solid #000000" fo:border-bottom="1pt solid #000000"/>
    </style:style>
    <style:style style:name="Table94.E1" style:family="table-cell">
      <style:table-cell-properties fo:padding="0.199cm" fo:border-left="0.05pt solid #000000" fo:border-right="1pt solid #000000" fo:border-top="1pt solid #000000" fo:border-bottom="1pt solid #000000"/>
    </style:style>
    <style:style style:name="Table94.A2" style:family="table-cell">
      <style:table-cell-properties fo:padding="0.199cm" fo:border-left="1pt solid #000000" fo:border-right="none" fo:border-top="1pt solid #000000" fo:border-bottom="0.05pt solid #000000"/>
    </style:style>
    <style:style style:name="Table94.B2" style:family="table-cell">
      <style:table-cell-properties fo:padding="0.199cm" fo:border-left="0.05pt solid #000000" fo:border-right="none" fo:border-top="1pt solid #000000" fo:border-bottom="0.05pt solid #000000"/>
    </style:style>
    <style:style style:name="Table94.E2" style:family="table-cell">
      <style:table-cell-properties fo:padding="0.199cm" fo:border-left="0.05pt solid #000000" fo:border-right="1pt solid #000000" fo:border-top="1pt solid #000000" fo:border-bottom="0.05pt solid #000000"/>
    </style:style>
    <style:style style:name="Table94.A3" style:family="table-cell">
      <style:table-cell-properties fo:padding="0.199cm" fo:border-left="1pt solid #000000" fo:border-right="none" fo:border-top="none" fo:border-bottom="0.05pt solid #000000"/>
    </style:style>
    <style:style style:name="Table94.B3" style:family="table-cell">
      <style:table-cell-properties fo:padding="0.199cm" fo:border-left="0.05pt solid #000000" fo:border-right="none" fo:border-top="none" fo:border-bottom="0.05pt solid #000000"/>
    </style:style>
    <style:style style:name="Table94.E3" style:family="table-cell">
      <style:table-cell-properties fo:padding="0.199cm" fo:border-left="0.05pt solid #000000" fo:border-right="1pt solid #000000" fo:border-top="none" fo:border-bottom="0.05pt solid #000000"/>
    </style:style>
    <style:style style:name="Table94.A8" style:family="table-cell">
      <style:table-cell-properties fo:padding="0.199cm" fo:border-left="1pt solid #000000" fo:border-right="none" fo:border-top="none" fo:border-bottom="1pt solid #000000"/>
    </style:style>
    <style:style style:name="Table94.B8" style:family="table-cell">
      <style:table-cell-properties fo:padding="0.199cm" fo:border-left="0.05pt solid #000000" fo:border-right="none" fo:border-top="none" fo:border-bottom="1pt solid #000000"/>
    </style:style>
    <style:style style:name="Table94.E8" style:family="table-cell">
      <style:table-cell-properties fo:padding="0.199cm" fo:border-left="0.05pt solid #000000" fo:border-right="1pt solid #000000" fo:border-top="none" fo:border-bottom="1pt solid #000000"/>
    </style:style>
    <style:style style:name="Table90" style:family="table">
      <style:table-properties style:width="16.783cm" table:align="left"/>
    </style:style>
    <style:style style:name="Table90.A" style:family="table-column">
      <style:table-column-properties style:column-width="3.806cm"/>
    </style:style>
    <style:style style:name="Table90.B" style:family="table-column">
      <style:table-column-properties style:column-width="3.235cm"/>
    </style:style>
    <style:style style:name="Table90.C" style:family="table-column">
      <style:table-column-properties style:column-width="3.256cm"/>
    </style:style>
    <style:style style:name="Table90.D" style:family="table-column">
      <style:table-column-properties style:column-width="3.237cm"/>
    </style:style>
    <style:style style:name="Table90.E" style:family="table-column">
      <style:table-column-properties style:column-width="3.249cm"/>
    </style:style>
    <style:style style:name="Table90.A1" style:family="table-cell">
      <style:table-cell-properties fo:padding="0.199cm" fo:border-left="1pt solid #000000" fo:border-right="none" fo:border-top="1pt solid #000000" fo:border-bottom="1pt solid #000000"/>
    </style:style>
    <style:style style:name="Table90.B1" style:family="table-cell">
      <style:table-cell-properties fo:padding="0.199cm" fo:border-left="0.05pt solid #000000" fo:border-right="none" fo:border-top="1pt solid #000000" fo:border-bottom="1pt solid #000000"/>
    </style:style>
    <style:style style:name="Table90.E1" style:family="table-cell">
      <style:table-cell-properties fo:padding="0.199cm" fo:border-left="0.05pt solid #000000" fo:border-right="1pt solid #000000" fo:border-top="1pt solid #000000" fo:border-bottom="1pt solid #000000"/>
    </style:style>
    <style:style style:name="Table90.A2" style:family="table-cell">
      <style:table-cell-properties fo:padding="0.199cm" fo:border-left="1pt solid #000000" fo:border-right="none" fo:border-top="1pt solid #000000" fo:border-bottom="0.05pt solid #000000"/>
    </style:style>
    <style:style style:name="Table90.B2" style:family="table-cell">
      <style:table-cell-properties fo:padding="0.199cm" fo:border-left="0.05pt solid #000000" fo:border-right="none" fo:border-top="1pt solid #000000" fo:border-bottom="0.05pt solid #000000"/>
    </style:style>
    <style:style style:name="Table90.E2" style:family="table-cell">
      <style:table-cell-properties fo:padding="0.199cm" fo:border-left="0.05pt solid #000000" fo:border-right="1pt solid #000000" fo:border-top="1pt solid #000000" fo:border-bottom="0.05pt solid #000000"/>
    </style:style>
    <style:style style:name="Table90.A3" style:family="table-cell">
      <style:table-cell-properties fo:padding="0.199cm" fo:border-left="1pt solid #000000" fo:border-right="none" fo:border-top="none" fo:border-bottom="0.05pt solid #000000"/>
    </style:style>
    <style:style style:name="Table90.B3" style:family="table-cell">
      <style:table-cell-properties fo:padding="0.199cm" fo:border-left="0.05pt solid #000000" fo:border-right="none" fo:border-top="none" fo:border-bottom="0.05pt solid #000000"/>
    </style:style>
    <style:style style:name="Table90.E3" style:family="table-cell">
      <style:table-cell-properties fo:padding="0.199cm" fo:border-left="0.05pt solid #000000" fo:border-right="1pt solid #000000" fo:border-top="none" fo:border-bottom="0.05pt solid #000000"/>
    </style:style>
    <style:style style:name="Table90.A4" style:family="table-cell">
      <style:table-cell-properties fo:padding="0.199cm" fo:border-left="1pt solid #000000" fo:border-right="none" fo:border-top="none" fo:border-bottom="1pt solid #000000"/>
    </style:style>
    <style:style style:name="Table90.B4" style:family="table-cell">
      <style:table-cell-properties fo:padding="0.199cm" fo:border-left="0.05pt solid #000000" fo:border-right="none" fo:border-top="none" fo:border-bottom="1pt solid #000000"/>
    </style:style>
    <style:style style:name="Table90.E4" style:family="table-cell">
      <style:table-cell-properties fo:padding="0.199cm" fo:border-left="0.05pt solid #000000" fo:border-right="1pt solid #000000" fo:border-top="none" fo:border-bottom="1pt solid #000000"/>
    </style:style>
    <style:style style:name="Table97" style:family="table">
      <style:table-properties style:width="16.783cm" table:align="left"/>
    </style:style>
    <style:style style:name="Table97.A" style:family="table-column">
      <style:table-column-properties style:column-width="4.009cm"/>
    </style:style>
    <style:style style:name="Table97.B" style:family="table-column">
      <style:table-column-properties style:column-width="3.156cm"/>
    </style:style>
    <style:style style:name="Table97.C" style:family="table-column">
      <style:table-column-properties style:column-width="3.235cm"/>
    </style:style>
    <style:style style:name="Table97.E" style:family="table-column">
      <style:table-column-properties style:column-width="3.228cm"/>
    </style:style>
    <style:style style:name="Table97.A1" style:family="table-cell">
      <style:table-cell-properties fo:padding="0.199cm" fo:border-left="1pt solid #000000" fo:border-right="none" fo:border-top="1pt solid #000000" fo:border-bottom="1pt solid #000000"/>
    </style:style>
    <style:style style:name="Table97.B1" style:family="table-cell">
      <style:table-cell-properties fo:padding="0.199cm" fo:border-left="0.05pt solid #000000" fo:border-right="none" fo:border-top="1pt solid #000000" fo:border-bottom="1pt solid #000000"/>
    </style:style>
    <style:style style:name="Table97.E1" style:family="table-cell">
      <style:table-cell-properties fo:padding="0.199cm" fo:border-left="0.05pt solid #000000" fo:border-right="1pt solid #000000" fo:border-top="1pt solid #000000" fo:border-bottom="1pt solid #000000"/>
    </style:style>
    <style:style style:name="Table97.A2" style:family="table-cell">
      <style:table-cell-properties fo:padding="0.199cm" fo:border-left="1pt solid #000000" fo:border-right="none" fo:border-top="1pt solid #000000" fo:border-bottom="0.05pt solid #000000"/>
    </style:style>
    <style:style style:name="Table97.B2" style:family="table-cell">
      <style:table-cell-properties fo:padding="0.199cm" fo:border-left="0.05pt solid #000000" fo:border-right="none" fo:border-top="1pt solid #000000" fo:border-bottom="0.05pt solid #000000"/>
    </style:style>
    <style:style style:name="Table97.E2" style:family="table-cell">
      <style:table-cell-properties fo:padding="0.199cm" fo:border-left="0.05pt solid #000000" fo:border-right="1pt solid #000000" fo:border-top="1pt solid #000000" fo:border-bottom="0.05pt solid #000000"/>
    </style:style>
    <style:style style:name="Table97.A3" style:family="table-cell">
      <style:table-cell-properties fo:padding="0.199cm" fo:border-left="1pt solid #000000" fo:border-right="none" fo:border-top="none" fo:border-bottom="0.05pt solid #000000"/>
    </style:style>
    <style:style style:name="Table97.B3" style:family="table-cell">
      <style:table-cell-properties fo:padding="0.199cm" fo:border-left="0.05pt solid #000000" fo:border-right="none" fo:border-top="none" fo:border-bottom="0.05pt solid #000000"/>
    </style:style>
    <style:style style:name="Table97.E3" style:family="table-cell">
      <style:table-cell-properties fo:padding="0.199cm" fo:border-left="0.05pt solid #000000" fo:border-right="1pt solid #000000" fo:border-top="none" fo:border-bottom="0.05pt solid #000000"/>
    </style:style>
    <style:style style:name="Table97.A4" style:family="table-cell">
      <style:table-cell-properties fo:padding="0.199cm" fo:border-left="1pt solid #000000" fo:border-right="none" fo:border-top="none" fo:border-bottom="1pt solid #000000"/>
    </style:style>
    <style:style style:name="Table97.B4" style:family="table-cell">
      <style:table-cell-properties fo:padding="0.199cm" fo:border-left="0.05pt solid #000000" fo:border-right="none" fo:border-top="none" fo:border-bottom="1pt solid #000000"/>
    </style:style>
    <style:style style:name="Table97.E4" style:family="table-cell">
      <style:table-cell-properties fo:padding="0.199cm" fo:border-left="0.05pt solid #000000" fo:border-right="1pt solid #000000" fo:border-top="none" fo:border-bottom="1pt solid #000000"/>
    </style:style>
    <style:style style:name="Table113" style:family="table">
      <style:table-properties style:width="16.783cm" table:align="left"/>
    </style:style>
    <style:style style:name="Table113.A" style:family="table-column">
      <style:table-column-properties style:column-width="3.806cm"/>
    </style:style>
    <style:style style:name="Table113.B" style:family="table-column">
      <style:table-column-properties style:column-width="3.235cm"/>
    </style:style>
    <style:style style:name="Table113.C" style:family="table-column">
      <style:table-column-properties style:column-width="3.256cm"/>
    </style:style>
    <style:style style:name="Table113.D" style:family="table-column">
      <style:table-column-properties style:column-width="3.237cm"/>
    </style:style>
    <style:style style:name="Table113.E" style:family="table-column">
      <style:table-column-properties style:column-width="3.249cm"/>
    </style:style>
    <style:style style:name="Table113.A1" style:family="table-cell">
      <style:table-cell-properties fo:padding="0.199cm" fo:border-left="1pt solid #000000" fo:border-right="none" fo:border-top="1pt solid #000000" fo:border-bottom="1pt solid #000000"/>
    </style:style>
    <style:style style:name="Table113.B1" style:family="table-cell">
      <style:table-cell-properties fo:padding="0.199cm" fo:border-left="0.05pt solid #000000" fo:border-right="none" fo:border-top="1pt solid #000000" fo:border-bottom="1pt solid #000000"/>
    </style:style>
    <style:style style:name="Table113.E1" style:family="table-cell">
      <style:table-cell-properties fo:padding="0.199cm" fo:border-left="0.05pt solid #000000" fo:border-right="1pt solid #000000" fo:border-top="1pt solid #000000" fo:border-bottom="1pt solid #000000"/>
    </style:style>
    <style:style style:name="Table113.A2" style:family="table-cell">
      <style:table-cell-properties fo:padding="0.199cm" fo:border-left="1pt solid #000000" fo:border-right="none" fo:border-top="1pt solid #000000" fo:border-bottom="0.25pt solid #000000"/>
    </style:style>
    <style:style style:name="Table113.B2" style:family="table-cell">
      <style:table-cell-properties fo:padding="0.199cm" fo:border-left="0.25pt solid #000000" fo:border-right="none" fo:border-top="1pt solid #000000" fo:border-bottom="0.25pt solid #000000"/>
    </style:style>
    <style:style style:name="Table113.E2" style:family="table-cell">
      <style:table-cell-properties fo:padding="0.199cm" fo:border-left="0.25pt solid #000000" fo:border-right="1pt solid #000000" fo:border-top="1pt solid #000000" fo:border-bottom="0.25pt solid #000000"/>
    </style:style>
    <style:style style:name="Table113.A3" style:family="table-cell">
      <style:table-cell-properties fo:padding="0.199cm" fo:border-left="1pt solid #000000" fo:border-right="none" fo:border-top="none" fo:border-bottom="0.25pt solid #000000"/>
    </style:style>
    <style:style style:name="Table113.B3" style:family="table-cell">
      <style:table-cell-properties fo:padding="0.199cm" fo:border-left="0.25pt solid #000000" fo:border-right="none" fo:border-top="none" fo:border-bottom="0.25pt solid #000000"/>
    </style:style>
    <style:style style:name="Table113.E3" style:family="table-cell">
      <style:table-cell-properties fo:padding="0.199cm" fo:border-left="0.25pt solid #000000" fo:border-right="1pt solid #000000" fo:border-top="none" fo:border-bottom="0.25pt solid #000000"/>
    </style:style>
    <style:style style:name="Table113.A4" style:family="table-cell">
      <style:table-cell-properties fo:padding="0.199cm" fo:border-left="1pt solid #000000" fo:border-right="none" fo:border-top="none" fo:border-bottom="1pt solid #000000"/>
    </style:style>
    <style:style style:name="Table113.B4" style:family="table-cell">
      <style:table-cell-properties fo:padding="0.199cm" fo:border-left="0.25pt solid #000000" fo:border-right="none" fo:border-top="none" fo:border-bottom="1pt solid #000000"/>
    </style:style>
    <style:style style:name="Table113.E4" style:family="table-cell">
      <style:table-cell-properties fo:padding="0.199cm" fo:border-left="0.25pt solid #000000" fo:border-right="1pt solid #000000" fo:border-top="none" fo:border-bottom="1pt solid #000000"/>
    </style:style>
    <style:style style:name="Table91" style:family="table">
      <style:table-properties style:width="16.783cm" table:align="left"/>
    </style:style>
    <style:style style:name="Table91.A" style:family="table-column">
      <style:table-column-properties style:column-width="3.357cm"/>
    </style:style>
    <style:style style:name="Table91.A1" style:family="table-cell">
      <style:table-cell-properties fo:padding="0.199cm" fo:border-left="1pt solid #000000" fo:border-right="none" fo:border-top="1pt solid #000000" fo:border-bottom="1pt solid #000000"/>
    </style:style>
    <style:style style:name="Table91.B1" style:family="table-cell">
      <style:table-cell-properties fo:padding="0.199cm" fo:border-left="0.05pt solid #000000" fo:border-right="none" fo:border-top="1pt solid #000000" fo:border-bottom="1pt solid #000000"/>
    </style:style>
    <style:style style:name="Table91.E1" style:family="table-cell">
      <style:table-cell-properties fo:padding="0.199cm" fo:border-left="0.05pt solid #000000" fo:border-right="1pt solid #000000" fo:border-top="1pt solid #000000" fo:border-bottom="1pt solid #000000"/>
    </style:style>
    <style:style style:name="Table91.A2" style:family="table-cell">
      <style:table-cell-properties fo:padding="0.199cm" fo:border-left="1pt solid #000000" fo:border-right="none" fo:border-top="none" fo:border-bottom="1pt solid #000000"/>
    </style:style>
    <style:style style:name="Table91.B2" style:family="table-cell">
      <style:table-cell-properties fo:padding="0.199cm" fo:border-left="0.05pt solid #000000" fo:border-right="none" fo:border-top="none" fo:border-bottom="1pt solid #000000"/>
    </style:style>
    <style:style style:name="Table91.E2" style:family="table-cell">
      <style:table-cell-properties fo:padding="0.199cm" fo:border-left="0.05pt solid #000000" fo:border-right="1pt solid #000000" fo:border-top="none" fo:border-bottom="1pt solid #000000"/>
    </style:style>
    <style:style style:name="Table51" style:family="table">
      <style:table-properties style:width="16.783cm" table:align="left"/>
    </style:style>
    <style:style style:name="Table51.A" style:family="table-column">
      <style:table-column-properties style:column-width="4.009cm"/>
    </style:style>
    <style:style style:name="Table51.B" style:family="table-column">
      <style:table-column-properties style:column-width="3.156cm"/>
    </style:style>
    <style:style style:name="Table51.C" style:family="table-column">
      <style:table-column-properties style:column-width="3.194cm"/>
    </style:style>
    <style:style style:name="Table51.D" style:family="table-column">
      <style:table-column-properties style:column-width="3.196cm"/>
    </style:style>
    <style:style style:name="Table51.E" style:family="table-column">
      <style:table-column-properties style:column-width="3.228cm"/>
    </style:style>
    <style:style style:name="Table51.A1" style:family="table-cell">
      <style:table-cell-properties fo:padding="0.199cm" fo:border-left="1pt solid #000000" fo:border-right="none" fo:border-top="1pt solid #000000" fo:border-bottom="1pt solid #000000"/>
    </style:style>
    <style:style style:name="Table51.B1" style:family="table-cell">
      <style:table-cell-properties fo:padding="0.199cm" fo:border-left="0.05pt solid #000000" fo:border-right="none" fo:border-top="1pt solid #000000" fo:border-bottom="1pt solid #000000"/>
    </style:style>
    <style:style style:name="Table51.E1" style:family="table-cell">
      <style:table-cell-properties fo:padding="0.199cm" fo:border-left="0.05pt solid #000000" fo:border-right="1pt solid #000000" fo:border-top="1pt solid #000000" fo:border-bottom="1pt solid #000000"/>
    </style:style>
    <style:style style:name="Table51.2" style:family="table-row">
      <style:table-row-properties style:min-row-height="0.972cm"/>
    </style:style>
    <style:style style:name="Table51.A2" style:family="table-cell">
      <style:table-cell-properties fo:padding="0.199cm" fo:border-left="1pt solid #000000" fo:border-right="none" fo:border-top="1pt solid #000000" fo:border-bottom="0.05pt solid #000000"/>
    </style:style>
    <style:style style:name="Table51.B2" style:family="table-cell">
      <style:table-cell-properties fo:padding="0.199cm" fo:border-left="0.05pt solid #000000" fo:border-right="none" fo:border-top="1pt solid #000000" fo:border-bottom="0.05pt solid #000000"/>
    </style:style>
    <style:style style:name="Table51.E2" style:family="table-cell">
      <style:table-cell-properties fo:padding="0.199cm" fo:border-left="0.05pt solid #000000" fo:border-right="1pt solid #000000" fo:border-top="1pt solid #000000" fo:border-bottom="0.05pt solid #000000"/>
    </style:style>
    <style:style style:name="Table51.A3" style:family="table-cell">
      <style:table-cell-properties fo:padding="0.199cm" fo:border-left="1pt solid #000000" fo:border-right="none" fo:border-top="none" fo:border-bottom="0.05pt solid #000000"/>
    </style:style>
    <style:style style:name="Table51.B3" style:family="table-cell">
      <style:table-cell-properties fo:padding="0.199cm" fo:border-left="0.05pt solid #000000" fo:border-right="none" fo:border-top="none" fo:border-bottom="0.05pt solid #000000"/>
    </style:style>
    <style:style style:name="Table51.E3" style:family="table-cell">
      <style:table-cell-properties fo:padding="0.199cm" fo:border-left="0.05pt solid #000000" fo:border-right="1pt solid #000000" fo:border-top="none" fo:border-bottom="0.05pt solid #000000"/>
    </style:style>
    <style:style style:name="Table51.A7" style:family="table-cell">
      <style:table-cell-properties fo:padding="0.199cm" fo:border-left="1pt solid #000000" fo:border-right="none" fo:border-top="none" fo:border-bottom="1pt solid #000000"/>
    </style:style>
    <style:style style:name="Table51.B7" style:family="table-cell">
      <style:table-cell-properties fo:padding="0.199cm" fo:border-left="0.05pt solid #000000" fo:border-right="none" fo:border-top="none" fo:border-bottom="1pt solid #000000"/>
    </style:style>
    <style:style style:name="Table51.E7" style:family="table-cell">
      <style:table-cell-properties fo:padding="0.199cm" fo:border-left="0.05pt solid #000000" fo:border-right="1pt solid #000000" fo:border-top="none" fo:border-bottom="1pt solid #000000"/>
    </style:style>
    <style:style style:name="Table51.A8" style:family="table-cell">
      <style:table-cell-properties fo:padding="0.199cm" fo:border-left="1pt solid #000000" fo:border-right="none" fo:border-top="1pt solid #000000" fo:border-bottom="0.25pt solid #000000"/>
    </style:style>
    <style:style style:name="Table51.B8" style:family="table-cell">
      <style:table-cell-properties fo:padding="0.199cm" fo:border-left="0.25pt solid #000000" fo:border-right="none" fo:border-top="1pt solid #000000" fo:border-bottom="0.25pt solid #000000"/>
    </style:style>
    <style:style style:name="Table51.E8" style:family="table-cell">
      <style:table-cell-properties fo:padding="0.199cm" fo:border-left="0.25pt solid #000000" fo:border-right="1pt solid #000000" fo:border-top="1pt solid #000000" fo:border-bottom="0.25pt solid #000000"/>
    </style:style>
    <style:style style:name="Table51.A9" style:family="table-cell">
      <style:table-cell-properties fo:padding="0.199cm" fo:border-left="1pt solid #000000" fo:border-right="none" fo:border-top="none" fo:border-bottom="0.25pt solid #000000"/>
    </style:style>
    <style:style style:name="Table51.B9" style:family="table-cell">
      <style:table-cell-properties fo:padding="0.199cm" fo:border-left="0.25pt solid #000000" fo:border-right="none" fo:border-top="none" fo:border-bottom="0.25pt solid #000000"/>
    </style:style>
    <style:style style:name="Table51.E9" style:family="table-cell">
      <style:table-cell-properties fo:padding="0.199cm" fo:border-left="0.25pt solid #000000" fo:border-right="1pt solid #000000" fo:border-top="none" fo:border-bottom="0.25pt solid #000000"/>
    </style:style>
    <style:style style:name="Table51.B10" style:family="table-cell">
      <style:table-cell-properties fo:padding="0.199cm" fo:border-left="0.25pt solid #000000" fo:border-right="none" fo:border-top="none" fo:border-bottom="1pt solid #000000"/>
    </style:style>
    <style:style style:name="Table51.E10" style:family="table-cell">
      <style:table-cell-properties fo:padding="0.199cm" fo:border-left="0.25pt solid #000000" fo:border-right="1pt solid #000000" fo:border-top="none" fo:border-bottom="1pt solid #000000"/>
    </style:style>
    <style:style style:name="Table106" style:family="table">
      <style:table-properties style:width="16.783cm" table:align="left"/>
    </style:style>
    <style:style style:name="Table106.A" style:family="table-column">
      <style:table-column-properties style:column-width="4.295cm"/>
    </style:style>
    <style:style style:name="Table106.B" style:family="table-column">
      <style:table-column-properties style:column-width="3.113cm"/>
    </style:style>
    <style:style style:name="Table106.C" style:family="table-column">
      <style:table-column-properties style:column-width="3.134cm"/>
    </style:style>
    <style:style style:name="Table106.E" style:family="table-column">
      <style:table-column-properties style:column-width="3.127cm"/>
    </style:style>
    <style:style style:name="Table106.A1" style:family="table-cell">
      <style:table-cell-properties fo:padding="0.199cm" fo:border-left="1pt solid #000000" fo:border-right="none" fo:border-top="1pt solid #000000" fo:border-bottom="1pt solid #000000"/>
    </style:style>
    <style:style style:name="Table106.B1" style:family="table-cell">
      <style:table-cell-properties fo:padding="0.199cm" fo:border-left="0.05pt solid #000000" fo:border-right="none" fo:border-top="1pt solid #000000" fo:border-bottom="1pt solid #000000"/>
    </style:style>
    <style:style style:name="Table106.E1" style:family="table-cell">
      <style:table-cell-properties fo:padding="0.199cm" fo:border-left="0.05pt solid #000000" fo:border-right="1pt solid #000000" fo:border-top="1pt solid #000000" fo:border-bottom="1pt solid #000000"/>
    </style:style>
    <style:style style:name="Table106.A2" style:family="table-cell">
      <style:table-cell-properties fo:padding="0.199cm" fo:border-left="1pt solid #000000" fo:border-right="none" fo:border-top="1pt solid #000000" fo:border-bottom="0.25pt solid #000000"/>
    </style:style>
    <style:style style:name="Table106.B2" style:family="table-cell">
      <style:table-cell-properties fo:padding="0.199cm" fo:border-left="0.25pt solid #000000" fo:border-right="none" fo:border-top="1pt solid #000000" fo:border-bottom="0.25pt solid #000000"/>
    </style:style>
    <style:style style:name="Table106.E2" style:family="table-cell">
      <style:table-cell-properties fo:padding="0.199cm" fo:border-left="0.25pt solid #000000" fo:border-right="1pt solid #000000" fo:border-top="1pt solid #000000" fo:border-bottom="0.25pt solid #000000"/>
    </style:style>
    <style:style style:name="Table106.A3" style:family="table-cell">
      <style:table-cell-properties fo:padding="0.199cm" fo:border-left="1pt solid #000000" fo:border-right="none" fo:border-top="none" fo:border-bottom="0.25pt solid #000000"/>
    </style:style>
    <style:style style:name="Table106.B3" style:family="table-cell">
      <style:table-cell-properties fo:padding="0.199cm" fo:border-left="0.25pt solid #000000" fo:border-right="none" fo:border-top="none" fo:border-bottom="0.25pt solid #000000"/>
    </style:style>
    <style:style style:name="Table106.E3" style:family="table-cell">
      <style:table-cell-properties fo:padding="0.199cm" fo:border-left="0.25pt solid #000000" fo:border-right="1pt solid #000000" fo:border-top="none" fo:border-bottom="0.25pt solid #000000"/>
    </style:style>
    <style:style style:name="Table106.A6" style:family="table-cell">
      <style:table-cell-properties fo:padding="0.199cm" fo:border-left="1pt solid #000000" fo:border-right="none" fo:border-top="none" fo:border-bottom="1pt solid #000000"/>
    </style:style>
    <style:style style:name="Table106.B6" style:family="table-cell">
      <style:table-cell-properties fo:padding="0.199cm" fo:border-left="0.25pt solid #000000" fo:border-right="none" fo:border-top="none" fo:border-bottom="1pt solid #000000"/>
    </style:style>
    <style:style style:name="Table106.E6" style:family="table-cell">
      <style:table-cell-properties fo:padding="0.199cm" fo:border-left="0.25pt solid #000000" fo:border-right="1pt solid #000000" fo:border-top="none" fo:border-bottom="1pt solid #000000"/>
    </style:style>
    <style:style style:name="Table93" style:family="table">
      <style:table-properties style:width="16.783cm" table:align="left"/>
    </style:style>
    <style:style style:name="Table93.A" style:family="table-column">
      <style:table-column-properties style:column-width="3.907cm"/>
    </style:style>
    <style:style style:name="Table93.B" style:family="table-column">
      <style:table-column-properties style:column-width="3.216cm"/>
    </style:style>
    <style:style style:name="Table93.C" style:family="table-column">
      <style:table-column-properties style:column-width="3.217cm"/>
    </style:style>
    <style:style style:name="Table93.E" style:family="table-column">
      <style:table-column-properties style:column-width="3.228cm"/>
    </style:style>
    <style:style style:name="Table93.A1" style:family="table-cell">
      <style:table-cell-properties fo:padding="0.199cm" fo:border-left="1pt solid #000000" fo:border-right="none" fo:border-top="1pt solid #000000" fo:border-bottom="1pt solid #000000"/>
    </style:style>
    <style:style style:name="Table93.B1" style:family="table-cell">
      <style:table-cell-properties fo:padding="0.199cm" fo:border-left="0.05pt solid #000000" fo:border-right="none" fo:border-top="1pt solid #000000" fo:border-bottom="1pt solid #000000"/>
    </style:style>
    <style:style style:name="Table93.E1" style:family="table-cell">
      <style:table-cell-properties fo:padding="0.199cm" fo:border-left="0.05pt solid #000000" fo:border-right="1pt solid #000000" fo:border-top="1pt solid #000000" fo:border-bottom="1pt solid #000000"/>
    </style:style>
    <style:style style:name="Table93.2" style:family="table-row">
      <style:table-row-properties style:min-row-height="0.972cm"/>
    </style:style>
    <style:style style:name="Table93.A2" style:family="table-cell">
      <style:table-cell-properties fo:padding="0.199cm" fo:border-left="1pt solid #000000" fo:border-right="none" fo:border-top="none" fo:border-bottom="0.05pt solid #000000"/>
    </style:style>
    <style:style style:name="Table93.B2" style:family="table-cell">
      <style:table-cell-properties fo:padding="0.199cm" fo:border-left="0.05pt solid #000000" fo:border-right="none" fo:border-top="none" fo:border-bottom="0.05pt solid #000000"/>
    </style:style>
    <style:style style:name="Table93.E2" style:family="table-cell">
      <style:table-cell-properties fo:padding="0.199cm" fo:border-left="0.05pt solid #000000" fo:border-right="1pt solid #000000" fo:border-top="none" fo:border-bottom="0.05pt solid #000000"/>
    </style:style>
    <style:style style:name="Table93.A6" style:family="table-cell">
      <style:table-cell-properties fo:padding="0.199cm" fo:border-left="1pt solid #000000" fo:border-right="none" fo:border-top="none" fo:border-bottom="1pt solid #000000"/>
    </style:style>
    <style:style style:name="Table93.B6" style:family="table-cell">
      <style:table-cell-properties fo:padding="0.199cm" fo:border-left="0.05pt solid #000000" fo:border-right="none" fo:border-top="none" fo:border-bottom="1pt solid #000000"/>
    </style:style>
    <style:style style:name="Table93.E6" style:family="table-cell">
      <style:table-cell-properties fo:padding="0.199cm" fo:border-left="0.05pt solid #000000" fo:border-right="1pt solid #000000" fo:border-top="none" fo:border-bottom="1pt solid #000000"/>
    </style:style>
    <style:style style:name="Table92" style:family="table">
      <style:table-properties style:width="16.783cm" table:align="left"/>
    </style:style>
    <style:style style:name="Table92.A" style:family="table-column">
      <style:table-column-properties style:column-width="4.396cm"/>
    </style:style>
    <style:style style:name="Table92.B" style:family="table-column">
      <style:table-column-properties style:column-width="3.094cm"/>
    </style:style>
    <style:style style:name="Table92.E" style:family="table-column">
      <style:table-column-properties style:column-width="3.106cm"/>
    </style:style>
    <style:style style:name="Table92.A1" style:family="table-cell">
      <style:table-cell-properties fo:padding="0.199cm" fo:border-left="1pt solid #000000" fo:border-right="none" fo:border-top="1pt solid #000000" fo:border-bottom="1pt solid #000000"/>
    </style:style>
    <style:style style:name="Table92.B1" style:family="table-cell">
      <style:table-cell-properties fo:padding="0.199cm" fo:border-left="0.05pt solid #000000" fo:border-right="none" fo:border-top="1pt solid #000000" fo:border-bottom="1pt solid #000000"/>
    </style:style>
    <style:style style:name="Table92.E1" style:family="table-cell">
      <style:table-cell-properties fo:padding="0.199cm" fo:border-left="0.05pt solid #000000" fo:border-right="1pt solid #000000" fo:border-top="1pt solid #000000" fo:border-bottom="1pt solid #000000"/>
    </style:style>
    <style:style style:name="Table92.A2" style:family="table-cell">
      <style:table-cell-properties fo:padding="0.199cm" fo:border-left="1pt solid #000000" fo:border-right="none" fo:border-top="1pt solid #000000" fo:border-bottom="0.25pt solid #000000"/>
    </style:style>
    <style:style style:name="Table92.B2" style:family="table-cell">
      <style:table-cell-properties fo:padding="0.199cm" fo:border-left="0.25pt solid #000000" fo:border-right="none" fo:border-top="1pt solid #000000" fo:border-bottom="0.25pt solid #000000"/>
    </style:style>
    <style:style style:name="Table92.E2" style:family="table-cell">
      <style:table-cell-properties fo:padding="0.199cm" fo:border-left="0.25pt solid #000000" fo:border-right="1pt solid #000000" fo:border-top="1pt solid #000000" fo:border-bottom="0.25pt solid #000000"/>
    </style:style>
    <style:style style:name="Table92.A3" style:family="table-cell">
      <style:table-cell-properties fo:padding="0.199cm" fo:border-left="1pt solid #000000" fo:border-right="none" fo:border-top="none" fo:border-bottom="0.25pt solid #000000"/>
    </style:style>
    <style:style style:name="Table92.B3" style:family="table-cell">
      <style:table-cell-properties fo:padding="0.199cm" fo:border-left="0.25pt solid #000000" fo:border-right="none" fo:border-top="none" fo:border-bottom="0.25pt solid #000000"/>
    </style:style>
    <style:style style:name="Table92.E3" style:family="table-cell">
      <style:table-cell-properties fo:padding="0.199cm" fo:border-left="0.25pt solid #000000" fo:border-right="1pt solid #000000" fo:border-top="none" fo:border-bottom="0.25pt solid #000000"/>
    </style:style>
    <style:style style:name="Table92.A6" style:family="table-cell">
      <style:table-cell-properties fo:padding="0.199cm" fo:border-left="1pt solid #000000" fo:border-right="none" fo:border-top="none" fo:border-bottom="1pt solid #000000"/>
    </style:style>
    <style:style style:name="Table92.B6" style:family="table-cell">
      <style:table-cell-properties fo:padding="0.199cm" fo:border-left="0.25pt solid #000000" fo:border-right="none" fo:border-top="none" fo:border-bottom="1pt solid #000000"/>
    </style:style>
    <style:style style:name="Table92.E6" style:family="table-cell">
      <style:table-cell-properties fo:padding="0.199cm" fo:border-left="0.25pt solid #000000" fo:border-right="1pt solid #000000" fo:border-top="none" fo:border-bottom="1pt solid #000000"/>
    </style:style>
    <style:style style:name="Table109" style:family="table">
      <style:table-properties style:width="16.783cm" table:align="left"/>
    </style:style>
    <style:style style:name="Table109.A" style:family="table-column">
      <style:table-column-properties style:column-width="4.295cm"/>
    </style:style>
    <style:style style:name="Table109.B" style:family="table-column">
      <style:table-column-properties style:column-width="3.113cm"/>
    </style:style>
    <style:style style:name="Table109.C" style:family="table-column">
      <style:table-column-properties style:column-width="3.134cm"/>
    </style:style>
    <style:style style:name="Table109.E" style:family="table-column">
      <style:table-column-properties style:column-width="3.127cm"/>
    </style:style>
    <style:style style:name="Table109.A1" style:family="table-cell">
      <style:table-cell-properties fo:padding="0.199cm" fo:border-left="1pt solid #000000" fo:border-right="none" fo:border-top="1pt solid #000000" fo:border-bottom="1pt solid #000000"/>
    </style:style>
    <style:style style:name="Table109.B1" style:family="table-cell">
      <style:table-cell-properties fo:padding="0.199cm" fo:border-left="0.05pt solid #000000" fo:border-right="none" fo:border-top="1pt solid #000000" fo:border-bottom="1pt solid #000000"/>
    </style:style>
    <style:style style:name="Table109.E1" style:family="table-cell">
      <style:table-cell-properties fo:padding="0.199cm" fo:border-left="0.05pt solid #000000" fo:border-right="1pt solid #000000" fo:border-top="1pt solid #000000" fo:border-bottom="1pt solid #000000"/>
    </style:style>
    <style:style style:name="Table109.A2" style:family="table-cell">
      <style:table-cell-properties fo:padding="0.199cm" fo:border-left="1pt solid #000000" fo:border-right="none" fo:border-top="1pt solid #000000" fo:border-bottom="0.25pt solid #000000"/>
    </style:style>
    <style:style style:name="Table109.B2" style:family="table-cell">
      <style:table-cell-properties fo:padding="0.199cm" fo:border-left="0.25pt solid #000000" fo:border-right="none" fo:border-top="1pt solid #000000" fo:border-bottom="0.25pt solid #000000"/>
    </style:style>
    <style:style style:name="Table109.E2" style:family="table-cell">
      <style:table-cell-properties fo:padding="0.199cm" fo:border-left="0.25pt solid #000000" fo:border-right="1pt solid #000000" fo:border-top="1pt solid #000000" fo:border-bottom="0.25pt solid #000000"/>
    </style:style>
    <style:style style:name="Table109.A3" style:family="table-cell">
      <style:table-cell-properties fo:padding="0.199cm" fo:border-left="1pt solid #000000" fo:border-right="none" fo:border-top="none" fo:border-bottom="0.25pt solid #000000"/>
    </style:style>
    <style:style style:name="Table109.B3" style:family="table-cell">
      <style:table-cell-properties fo:padding="0.199cm" fo:border-left="0.25pt solid #000000" fo:border-right="none" fo:border-top="none" fo:border-bottom="0.25pt solid #000000"/>
    </style:style>
    <style:style style:name="Table109.E3" style:family="table-cell">
      <style:table-cell-properties fo:padding="0.199cm" fo:border-left="0.25pt solid #000000" fo:border-right="1pt solid #000000" fo:border-top="none" fo:border-bottom="0.25pt solid #000000"/>
    </style:style>
    <style:style style:name="Table109.A6" style:family="table-cell">
      <style:table-cell-properties fo:padding="0.199cm" fo:border-left="1pt solid #000000" fo:border-right="none" fo:border-top="none" fo:border-bottom="1pt solid #000000"/>
    </style:style>
    <style:style style:name="Table109.B6" style:family="table-cell">
      <style:table-cell-properties fo:padding="0.199cm" fo:border-left="0.25pt solid #000000" fo:border-right="none" fo:border-top="none" fo:border-bottom="1pt solid #000000"/>
    </style:style>
    <style:style style:name="Table109.E6" style:family="table-cell">
      <style:table-cell-properties fo:padding="0.199cm" fo:border-left="0.25pt solid #000000" fo:border-right="1pt solid #000000" fo:border-top="none" fo:border-bottom="1pt solid #000000"/>
    </style:style>
    <style:style style:name="Table126" style:family="table">
      <style:table-properties style:width="16.79cm" table:align="left"/>
    </style:style>
    <style:style style:name="Table126.A" style:family="table-column">
      <style:table-column-properties style:column-width="3.399cm"/>
    </style:style>
    <style:style style:name="Table126.B" style:family="table-column">
      <style:table-column-properties style:column-width="3.297cm"/>
    </style:style>
    <style:style style:name="Table126.C" style:family="table-column">
      <style:table-column-properties style:column-width="3.704cm"/>
    </style:style>
    <style:style style:name="Table126.D" style:family="table-column">
      <style:table-column-properties style:column-width="3.501cm"/>
    </style:style>
    <style:style style:name="Table126.E" style:family="table-column">
      <style:table-column-properties style:column-width="2.889cm"/>
    </style:style>
    <style:style style:name="Table126.A1" style:family="table-cell">
      <style:table-cell-properties fo:padding="0.199cm" fo:border-left="1pt solid #000000" fo:border-right="none" fo:border-top="1pt solid #000000" fo:border-bottom="1pt solid #000000"/>
    </style:style>
    <style:style style:name="Table126.B1" style:family="table-cell">
      <style:table-cell-properties fo:padding="0.199cm" fo:border-left="0.05pt solid #000000" fo:border-right="none" fo:border-top="1pt solid #000000" fo:border-bottom="1pt solid #000000"/>
    </style:style>
    <style:style style:name="Table126.E1" style:family="table-cell">
      <style:table-cell-properties fo:padding="0.199cm" fo:border-left="0.05pt solid #000000" fo:border-right="1pt solid #000000" fo:border-top="1pt solid #000000" fo:border-bottom="1pt solid #000000"/>
    </style:style>
    <style:style style:name="Table103" style:family="table">
      <style:table-properties style:width="16.783cm" table:align="left"/>
    </style:style>
    <style:style style:name="Table103.A" style:family="table-column">
      <style:table-column-properties style:column-width="3.357cm"/>
    </style:style>
    <style:style style:name="Table103.A1" style:family="table-cell">
      <style:table-cell-properties fo:padding="0.199cm" fo:border-left="1pt solid #000000" fo:border-right="none" fo:border-top="1pt solid #000000" fo:border-bottom="1pt solid #000000"/>
    </style:style>
    <style:style style:name="Table103.B1" style:family="table-cell">
      <style:table-cell-properties fo:padding="0.199cm" fo:border-left="0.05pt solid #000000" fo:border-right="none" fo:border-top="1pt solid #000000" fo:border-bottom="1pt solid #000000"/>
    </style:style>
    <style:style style:name="Table103.E1" style:family="table-cell">
      <style:table-cell-properties fo:padding="0.199cm" fo:border-left="0.05pt solid #000000" fo:border-right="1pt solid #000000" fo:border-top="1pt solid #000000" fo:border-bottom="1pt solid #000000"/>
    </style:style>
    <style:style style:name="Table116" style:family="table">
      <style:table-properties style:width="16.783cm" table:align="left"/>
    </style:style>
    <style:style style:name="Table116.A" style:family="table-column">
      <style:table-column-properties style:column-width="3.357cm"/>
    </style:style>
    <style:style style:name="Table116.A1" style:family="table-cell">
      <style:table-cell-properties fo:padding="0.199cm" fo:border-left="1pt solid #000000" fo:border-right="none" fo:border-top="1pt solid #000000" fo:border-bottom="1pt solid #000000"/>
    </style:style>
    <style:style style:name="Table116.B1" style:family="table-cell">
      <style:table-cell-properties fo:padding="0.199cm" fo:border-left="0.05pt solid #000000" fo:border-right="none" fo:border-top="1pt solid #000000" fo:border-bottom="1pt solid #000000"/>
    </style:style>
    <style:style style:name="Table116.E1" style:family="table-cell">
      <style:table-cell-properties fo:padding="0.199cm" fo:border-left="0.05pt solid #000000" fo:border-right="1pt solid #000000" fo:border-top="1pt solid #000000" fo:border-bottom="1pt solid #000000"/>
    </style:style>
    <style:style style:name="Table104" style:family="table">
      <style:table-properties style:width="16.783cm" table:align="left"/>
    </style:style>
    <style:style style:name="Table104.A" style:family="table-column">
      <style:table-column-properties style:column-width="3.357cm"/>
    </style:style>
    <style:style style:name="Table104.A1" style:family="table-cell">
      <style:table-cell-properties fo:padding="0.199cm" fo:border-left="1pt solid #000000" fo:border-right="none" fo:border-top="1pt solid #000000" fo:border-bottom="1pt solid #000000"/>
    </style:style>
    <style:style style:name="Table104.B1" style:family="table-cell">
      <style:table-cell-properties fo:padding="0.199cm" fo:border-left="0.05pt solid #000000" fo:border-right="none" fo:border-top="1pt solid #000000" fo:border-bottom="1pt solid #000000"/>
    </style:style>
    <style:style style:name="Table104.E1" style:family="table-cell">
      <style:table-cell-properties fo:padding="0.199cm" fo:border-left="0.05pt solid #000000" fo:border-right="1pt solid #000000" fo:border-top="1pt solid #000000" fo:border-bottom="1pt solid #000000"/>
    </style:style>
    <style:style style:name="Table127" style:family="table">
      <style:table-properties style:width="16.785cm" table:align="left"/>
    </style:style>
    <style:style style:name="Table127.A" style:family="table-column">
      <style:table-column-properties style:column-width="3.704cm"/>
    </style:style>
    <style:style style:name="Table127.B" style:family="table-column">
      <style:table-column-properties style:column-width="2.544cm"/>
    </style:style>
    <style:style style:name="Table127.C" style:family="table-column">
      <style:table-column-properties style:column-width="2.85cm"/>
    </style:style>
    <style:style style:name="Table127.D" style:family="table-column">
      <style:table-column-properties style:column-width="2.522cm"/>
    </style:style>
    <style:style style:name="Table127.E" style:family="table-column">
      <style:table-column-properties style:column-width="2.524cm"/>
    </style:style>
    <style:style style:name="Table127.F" style:family="table-column">
      <style:table-column-properties style:column-width="2.641cm"/>
    </style:style>
    <style:style style:name="Table127.A1" style:family="table-cell">
      <style:table-cell-properties fo:padding="0.199cm" fo:border-left="1pt solid #000000" fo:border-right="none" fo:border-top="1pt solid #000000" fo:border-bottom="1pt solid #000000"/>
    </style:style>
    <style:style style:name="Table127.B1" style:family="table-cell">
      <style:table-cell-properties fo:padding="0.199cm" fo:border-left="0.05pt solid #000000" fo:border-right="none" fo:border-top="1pt solid #000000" fo:border-bottom="1pt solid #000000"/>
    </style:style>
    <style:style style:name="Table127.F1" style:family="table-cell">
      <style:table-cell-properties fo:padding="0.199cm" fo:border-left="0.05pt solid #000000" fo:border-right="0.05pt solid #000000" fo:border-top="1pt solid #000000" fo:border-bottom="1pt solid #000000"/>
    </style:style>
    <style:style style:name="Table127.C2" style:family="table-cell">
      <style:table-cell-properties fo:padding="0.199cm" fo:border-left="0.05pt solid #000000" fo:border-right="none" fo:border-top="1pt solid #000000" fo:border-bottom="0.05pt solid #000000"/>
    </style:style>
    <style:style style:name="Table127.F2" style:family="table-cell">
      <style:table-cell-properties fo:padding="0.199cm" fo:border-left="0.05pt solid #000000" fo:border-right="0.05pt solid #000000" fo:border-top="1pt solid #000000" fo:border-bottom="0.05pt solid #000000"/>
    </style:style>
    <style:style style:name="Table127.C3" style:family="table-cell">
      <style:table-cell-properties fo:padding="0.199cm" fo:border-left="0.05pt solid #000000" fo:border-right="none" fo:border-top="none" fo:border-bottom="1pt solid #000000"/>
    </style:style>
    <style:style style:name="Table127.F3" style:family="table-cell">
      <style:table-cell-properties fo:padding="0.199cm" fo:border-left="0.05pt solid #000000" fo:border-right="0.05pt solid #000000" fo:border-top="none" fo:border-bottom="1pt solid #000000"/>
    </style:style>
    <style:style style:name="Table114" style:family="table">
      <style:table-properties style:width="17.584cm" table:align="left"/>
    </style:style>
    <style:style style:name="Table114.A" style:family="table-column">
      <style:table-column-properties style:column-width="9.811cm"/>
    </style:style>
    <style:style style:name="Table114.B" style:family="table-column">
      <style:table-column-properties style:column-width="7.773cm"/>
    </style:style>
    <style:style style:name="Table114.A1" style:family="table-cell">
      <style:table-cell-properties fo:padding="0.199cm" fo:border-left="1pt solid #000000" fo:border-right="none" fo:border-top="1pt solid #000000" fo:border-bottom="1pt solid #000000"/>
    </style:style>
    <style:style style:name="Table114.B1" style:family="table-cell">
      <style:table-cell-properties fo:padding="0.199cm" fo:border-left="0.05pt solid #000000" fo:border-right="1pt solid #000000" fo:border-top="1pt solid #000000" fo:border-bottom="1pt solid #000000"/>
    </style:style>
    <style:style style:name="Table114.A2" style:family="table-cell">
      <style:table-cell-properties fo:padding="0.199cm" fo:border-left="0.05pt solid #000000" fo:border-right="none" fo:border-top="none" fo:border-bottom="0.05pt solid #000000"/>
    </style:style>
    <style:style style:name="Table114.B2" style:family="table-cell">
      <style:table-cell-properties fo:padding="0.199cm" fo:border-left="0.05pt solid #000000" fo:border-right="0.05pt solid #000000" fo:border-top="none" fo:border-bottom="0.05pt solid #000000"/>
    </style:style>
    <style:style style:name="Table128" style:family="table">
      <style:table-properties style:width="16.785cm" table:align="left"/>
    </style:style>
    <style:style style:name="Table128.A" style:family="table-column">
      <style:table-column-properties style:column-width="3.704cm"/>
    </style:style>
    <style:style style:name="Table128.B" style:family="table-column">
      <style:table-column-properties style:column-width="2.544cm"/>
    </style:style>
    <style:style style:name="Table128.C" style:family="table-column">
      <style:table-column-properties style:column-width="2.85cm"/>
    </style:style>
    <style:style style:name="Table128.D" style:family="table-column">
      <style:table-column-properties style:column-width="2.522cm"/>
    </style:style>
    <style:style style:name="Table128.E" style:family="table-column">
      <style:table-column-properties style:column-width="2.524cm"/>
    </style:style>
    <style:style style:name="Table128.F" style:family="table-column">
      <style:table-column-properties style:column-width="2.641cm"/>
    </style:style>
    <style:style style:name="Table128.A1" style:family="table-cell">
      <style:table-cell-properties fo:padding="0.199cm" fo:border-left="1pt solid #000000" fo:border-right="none" fo:border-top="1pt solid #000000" fo:border-bottom="1pt solid #000000"/>
    </style:style>
    <style:style style:name="Table128.B1" style:family="table-cell">
      <style:table-cell-properties fo:padding="0.199cm" fo:border-left="0.05pt solid #000000" fo:border-right="none" fo:border-top="1pt solid #000000" fo:border-bottom="1pt solid #000000"/>
    </style:style>
    <style:style style:name="Table128.F1" style:family="table-cell">
      <style:table-cell-properties fo:padding="0.199cm" fo:border-left="0.05pt solid #000000" fo:border-right="0.05pt solid #000000" fo:border-top="1pt solid #000000" fo:border-bottom="1pt solid #000000"/>
    </style:style>
    <style:style style:name="Table128.C2" style:family="table-cell">
      <style:table-cell-properties fo:padding="0.199cm" fo:border-left="0.05pt solid #000000" fo:border-right="none" fo:border-top="1pt solid #000000" fo:border-bottom="0.05pt solid #000000"/>
    </style:style>
    <style:style style:name="Table128.F2" style:family="table-cell">
      <style:table-cell-properties fo:padding="0.199cm" fo:border-left="0.05pt solid #000000" fo:border-right="0.05pt solid #000000" fo:border-top="1pt solid #000000" fo:border-bottom="0.05pt solid #000000"/>
    </style:style>
    <style:style style:name="Table128.C3" style:family="table-cell">
      <style:table-cell-properties fo:padding="0.199cm" fo:border-left="0.05pt solid #000000" fo:border-right="none" fo:border-top="none" fo:border-bottom="1pt solid #000000"/>
    </style:style>
    <style:style style:name="Table128.F3" style:family="table-cell">
      <style:table-cell-properties fo:padding="0.199cm" fo:border-left="0.05pt solid #000000" fo:border-right="0.05pt solid #000000" fo:border-top="none" fo:border-bottom="1pt solid #000000"/>
    </style:style>
    <style:style style:name="Table115" style:family="table">
      <style:table-properties style:width="17.584cm" table:align="left"/>
    </style:style>
    <style:style style:name="Table115.A" style:family="table-column">
      <style:table-column-properties style:column-width="9.811cm"/>
    </style:style>
    <style:style style:name="Table115.B" style:family="table-column">
      <style:table-column-properties style:column-width="7.773cm"/>
    </style:style>
    <style:style style:name="Table115.A1" style:family="table-cell">
      <style:table-cell-properties fo:padding="0.199cm" fo:border-left="1pt solid #000000" fo:border-right="none" fo:border-top="1pt solid #000000" fo:border-bottom="1pt solid #000000"/>
    </style:style>
    <style:style style:name="Table115.B1" style:family="table-cell">
      <style:table-cell-properties fo:padding="0.199cm" fo:border-left="0.05pt solid #000000" fo:border-right="1pt solid #000000" fo:border-top="1pt solid #000000" fo:border-bottom="1pt solid #000000"/>
    </style:style>
    <style:style style:name="Table115.A2" style:family="table-cell">
      <style:table-cell-properties fo:padding="0.199cm" fo:border-left="0.05pt solid #000000" fo:border-right="none" fo:border-top="none" fo:border-bottom="0.05pt solid #000000"/>
    </style:style>
    <style:style style:name="Table115.B2" style:family="table-cell">
      <style:table-cell-properties fo:padding="0.199cm" fo:border-left="0.05pt solid #000000" fo:border-right="0.05pt solid #000000" fo:border-top="none" fo:border-bottom="0.05pt solid #000000"/>
    </style:style>
    <style:style style:name="Table129" style:family="table">
      <style:table-properties style:width="16.785cm" table:align="left"/>
    </style:style>
    <style:style style:name="Table129.A" style:family="table-column">
      <style:table-column-properties style:column-width="3.704cm"/>
    </style:style>
    <style:style style:name="Table129.B" style:family="table-column">
      <style:table-column-properties style:column-width="2.544cm"/>
    </style:style>
    <style:style style:name="Table129.C" style:family="table-column">
      <style:table-column-properties style:column-width="2.85cm"/>
    </style:style>
    <style:style style:name="Table129.D" style:family="table-column">
      <style:table-column-properties style:column-width="2.522cm"/>
    </style:style>
    <style:style style:name="Table129.E" style:family="table-column">
      <style:table-column-properties style:column-width="2.524cm"/>
    </style:style>
    <style:style style:name="Table129.F" style:family="table-column">
      <style:table-column-properties style:column-width="2.641cm"/>
    </style:style>
    <style:style style:name="Table129.A1" style:family="table-cell">
      <style:table-cell-properties fo:padding="0.199cm" fo:border-left="1pt solid #000000" fo:border-right="none" fo:border-top="1pt solid #000000" fo:border-bottom="1pt solid #000000"/>
    </style:style>
    <style:style style:name="Table129.B1" style:family="table-cell">
      <style:table-cell-properties fo:padding="0.199cm" fo:border-left="0.05pt solid #000000" fo:border-right="none" fo:border-top="1pt solid #000000" fo:border-bottom="1pt solid #000000"/>
    </style:style>
    <style:style style:name="Table129.F1" style:family="table-cell">
      <style:table-cell-properties fo:padding="0.199cm" fo:border-left="0.05pt solid #000000" fo:border-right="0.05pt solid #000000" fo:border-top="1pt solid #000000" fo:border-bottom="1pt solid #000000"/>
    </style:style>
    <style:style style:name="Table129.C2" style:family="table-cell">
      <style:table-cell-properties fo:padding="0.199cm" fo:border-left="0.05pt solid #000000" fo:border-right="none" fo:border-top="1pt solid #000000" fo:border-bottom="0.05pt solid #000000"/>
    </style:style>
    <style:style style:name="Table129.F2" style:family="table-cell">
      <style:table-cell-properties fo:padding="0.199cm" fo:border-left="0.05pt solid #000000" fo:border-right="0.05pt solid #000000" fo:border-top="1pt solid #000000" fo:border-bottom="0.05pt solid #000000"/>
    </style:style>
    <style:style style:name="Table129.C3" style:family="table-cell">
      <style:table-cell-properties fo:padding="0.199cm" fo:border-left="0.05pt solid #000000" fo:border-right="none" fo:border-top="none" fo:border-bottom="1pt solid #000000"/>
    </style:style>
    <style:style style:name="Table129.F3" style:family="table-cell">
      <style:table-cell-properties fo:padding="0.199cm" fo:border-left="0.05pt solid #000000" fo:border-right="0.05pt solid #000000" fo:border-top="none" fo:border-bottom="1pt solid #000000"/>
    </style:style>
    <style:style style:name="Table120" style:family="table">
      <style:table-properties style:width="17.584cm" table:align="left"/>
    </style:style>
    <style:style style:name="Table120.A" style:family="table-column">
      <style:table-column-properties style:column-width="9.811cm"/>
    </style:style>
    <style:style style:name="Table120.B" style:family="table-column">
      <style:table-column-properties style:column-width="7.773cm"/>
    </style:style>
    <style:style style:name="Table120.A1" style:family="table-cell">
      <style:table-cell-properties fo:padding="0.199cm" fo:border-left="1pt solid #000000" fo:border-right="none" fo:border-top="1pt solid #000000" fo:border-bottom="1pt solid #000000"/>
    </style:style>
    <style:style style:name="Table120.B1" style:family="table-cell">
      <style:table-cell-properties fo:padding="0.199cm" fo:border-left="0.05pt solid #000000" fo:border-right="1pt solid #000000" fo:border-top="1pt solid #000000" fo:border-bottom="1pt solid #000000"/>
    </style:style>
    <style:style style:name="Table120.A2" style:family="table-cell">
      <style:table-cell-properties fo:padding="0.199cm" fo:border-left="0.05pt solid #000000" fo:border-right="none" fo:border-top="none" fo:border-bottom="0.05pt solid #000000"/>
    </style:style>
    <style:style style:name="Table120.B2" style:family="table-cell">
      <style:table-cell-properties fo:padding="0.199cm" fo:border-left="0.05pt solid #000000" fo:border-right="0.05pt solid #000000" fo:border-top="none" fo:border-bottom="0.05pt solid #000000"/>
    </style:style>
    <style:style style:name="Table111" style:family="table">
      <style:table-properties style:width="16.785cm" table:align="left"/>
    </style:style>
    <style:style style:name="Table111.A" style:family="table-column">
      <style:table-column-properties style:column-width="3.704cm"/>
    </style:style>
    <style:style style:name="Table111.B" style:family="table-column">
      <style:table-column-properties style:column-width="2.544cm"/>
    </style:style>
    <style:style style:name="Table111.C" style:family="table-column">
      <style:table-column-properties style:column-width="2.85cm"/>
    </style:style>
    <style:style style:name="Table111.D" style:family="table-column">
      <style:table-column-properties style:column-width="2.522cm"/>
    </style:style>
    <style:style style:name="Table111.E" style:family="table-column">
      <style:table-column-properties style:column-width="2.524cm"/>
    </style:style>
    <style:style style:name="Table111.F" style:family="table-column">
      <style:table-column-properties style:column-width="2.641cm"/>
    </style:style>
    <style:style style:name="Table111.A1" style:family="table-cell">
      <style:table-cell-properties fo:padding="0.199cm" fo:border-left="1pt solid #000000" fo:border-right="none" fo:border-top="1pt solid #000000" fo:border-bottom="1pt solid #000000"/>
    </style:style>
    <style:style style:name="Table111.B1" style:family="table-cell">
      <style:table-cell-properties fo:padding="0.199cm" fo:border-left="0.05pt solid #000000" fo:border-right="none" fo:border-top="1pt solid #000000" fo:border-bottom="1pt solid #000000"/>
    </style:style>
    <style:style style:name="Table111.F1" style:family="table-cell">
      <style:table-cell-properties fo:padding="0.199cm" fo:border-left="0.05pt solid #000000" fo:border-right="0.05pt solid #000000" fo:border-top="1pt solid #000000" fo:border-bottom="1pt solid #000000"/>
    </style:style>
    <style:style style:name="Table111.C2" style:family="table-cell">
      <style:table-cell-properties fo:padding="0.199cm" fo:border-left="0.05pt solid #000000" fo:border-right="none" fo:border-top="1pt solid #000000" fo:border-bottom="0.05pt solid #000000"/>
    </style:style>
    <style:style style:name="Table111.F2" style:family="table-cell">
      <style:table-cell-properties fo:padding="0.199cm" fo:border-left="0.05pt solid #000000" fo:border-right="0.05pt solid #000000" fo:border-top="1pt solid #000000" fo:border-bottom="0.05pt solid #000000"/>
    </style:style>
    <style:style style:name="Table111.C3" style:family="table-cell">
      <style:table-cell-properties fo:padding="0.199cm" fo:border-left="0.05pt solid #000000" fo:border-right="none" fo:border-top="none" fo:border-bottom="1pt solid #000000"/>
    </style:style>
    <style:style style:name="Table111.F3" style:family="table-cell">
      <style:table-cell-properties fo:padding="0.199cm" fo:border-left="0.05pt solid #000000" fo:border-right="0.05pt solid #000000" fo:border-top="none" fo:border-bottom="1pt solid #000000"/>
    </style:style>
    <style:style style:name="Table110" style:family="table">
      <style:table-properties style:width="17.584cm" table:align="left"/>
    </style:style>
    <style:style style:name="Table110.A" style:family="table-column">
      <style:table-column-properties style:column-width="9.811cm"/>
    </style:style>
    <style:style style:name="Table110.B" style:family="table-column">
      <style:table-column-properties style:column-width="7.773cm"/>
    </style:style>
    <style:style style:name="Table110.A1" style:family="table-cell">
      <style:table-cell-properties fo:padding="0.199cm" fo:border-left="1pt solid #000000" fo:border-right="none" fo:border-top="1pt solid #000000" fo:border-bottom="1pt solid #000000"/>
    </style:style>
    <style:style style:name="Table110.B1" style:family="table-cell">
      <style:table-cell-properties fo:padding="0.199cm" fo:border-left="0.05pt solid #000000" fo:border-right="1pt solid #000000" fo:border-top="1pt solid #000000" fo:border-bottom="1pt solid #000000"/>
    </style:style>
    <style:style style:name="Table110.A2" style:family="table-cell">
      <style:table-cell-properties fo:padding="0.199cm" fo:border-left="0.05pt solid #000000" fo:border-right="none" fo:border-top="none" fo:border-bottom="0.05pt solid #000000"/>
    </style:style>
    <style:style style:name="Table110.B2" style:family="table-cell">
      <style:table-cell-properties fo:padding="0.199cm" fo:border-left="0.05pt solid #000000" fo:border-right="0.05pt solid #000000" fo:border-top="none" fo:border-bottom="0.05pt solid #000000"/>
    </style:style>
    <style:style style:name="Table112" style:family="table">
      <style:table-properties style:width="16.785cm" table:align="left"/>
    </style:style>
    <style:style style:name="Table112.A" style:family="table-column">
      <style:table-column-properties style:column-width="3.704cm"/>
    </style:style>
    <style:style style:name="Table112.B" style:family="table-column">
      <style:table-column-properties style:column-width="2.544cm"/>
    </style:style>
    <style:style style:name="Table112.C" style:family="table-column">
      <style:table-column-properties style:column-width="2.85cm"/>
    </style:style>
    <style:style style:name="Table112.D" style:family="table-column">
      <style:table-column-properties style:column-width="2.522cm"/>
    </style:style>
    <style:style style:name="Table112.E" style:family="table-column">
      <style:table-column-properties style:column-width="2.524cm"/>
    </style:style>
    <style:style style:name="Table112.F" style:family="table-column">
      <style:table-column-properties style:column-width="2.641cm"/>
    </style:style>
    <style:style style:name="Table112.A1" style:family="table-cell">
      <style:table-cell-properties fo:padding="0.199cm" fo:border-left="1pt solid #000000" fo:border-right="none" fo:border-top="1pt solid #000000" fo:border-bottom="1pt solid #000000"/>
    </style:style>
    <style:style style:name="Table112.B1" style:family="table-cell">
      <style:table-cell-properties fo:padding="0.199cm" fo:border-left="0.05pt solid #000000" fo:border-right="none" fo:border-top="1pt solid #000000" fo:border-bottom="1pt solid #000000"/>
    </style:style>
    <style:style style:name="Table112.F1" style:family="table-cell">
      <style:table-cell-properties fo:padding="0.199cm" fo:border-left="0.05pt solid #000000" fo:border-right="0.05pt solid #000000" fo:border-top="1pt solid #000000" fo:border-bottom="1pt solid #000000"/>
    </style:style>
    <style:style style:name="Table112.C2" style:family="table-cell">
      <style:table-cell-properties fo:padding="0.199cm" fo:border-left="0.05pt solid #000000" fo:border-right="none" fo:border-top="1pt solid #000000" fo:border-bottom="0.05pt solid #000000"/>
    </style:style>
    <style:style style:name="Table112.F2" style:family="table-cell">
      <style:table-cell-properties fo:padding="0.199cm" fo:border-left="0.05pt solid #000000" fo:border-right="0.05pt solid #000000" fo:border-top="1pt solid #000000" fo:border-bottom="0.05pt solid #000000"/>
    </style:style>
    <style:style style:name="Table112.C3" style:family="table-cell">
      <style:table-cell-properties fo:padding="0.199cm" fo:border-left="0.05pt solid #000000" fo:border-right="none" fo:border-top="none" fo:border-bottom="1pt solid #000000"/>
    </style:style>
    <style:style style:name="Table112.F3" style:family="table-cell">
      <style:table-cell-properties fo:padding="0.199cm" fo:border-left="0.05pt solid #000000" fo:border-right="0.05pt solid #000000" fo:border-top="none" fo:border-bottom="1pt solid #000000"/>
    </style:style>
    <style:style style:name="Table107" style:family="table">
      <style:table-properties style:width="17.584cm" table:align="left"/>
    </style:style>
    <style:style style:name="Table107.A" style:family="table-column">
      <style:table-column-properties style:column-width="9.811cm"/>
    </style:style>
    <style:style style:name="Table107.B" style:family="table-column">
      <style:table-column-properties style:column-width="7.773cm"/>
    </style:style>
    <style:style style:name="Table107.A1" style:family="table-cell">
      <style:table-cell-properties fo:padding="0.199cm" fo:border-left="1pt solid #000000" fo:border-right="none" fo:border-top="1pt solid #000000" fo:border-bottom="1pt solid #000000"/>
    </style:style>
    <style:style style:name="Table107.B1" style:family="table-cell">
      <style:table-cell-properties fo:padding="0.199cm" fo:border-left="0.05pt solid #000000" fo:border-right="1pt solid #000000" fo:border-top="1pt solid #000000" fo:border-bottom="1pt solid #000000"/>
    </style:style>
    <style:style style:name="Table107.A2" style:family="table-cell">
      <style:table-cell-properties fo:padding="0.199cm" fo:border-left="0.05pt solid #000000" fo:border-right="none" fo:border-top="none" fo:border-bottom="0.05pt solid #000000"/>
    </style:style>
    <style:style style:name="Table107.B2" style:family="table-cell">
      <style:table-cell-properties fo:padding="0.199cm" fo:border-left="0.05pt solid #000000" fo:border-right="0.05pt solid #000000" fo:border-top="none" fo:border-bottom="0.05pt solid #000000"/>
    </style:style>
    <style:style style:name="Table50" style:family="table">
      <style:table-properties style:width="17.59cm" table:align="margins"/>
    </style:style>
    <style:style style:name="Table50.A" style:family="table-column">
      <style:table-column-properties style:column-width="2.891cm" style:rel-column-width="10771*"/>
    </style:style>
    <style:style style:name="Table50.B" style:family="table-column">
      <style:table-column-properties style:column-width="8.835cm" style:rel-column-width="32918*"/>
    </style:style>
    <style:style style:name="Table50.C" style:family="table-column">
      <style:table-column-properties style:column-width="5.863cm" style:rel-column-width="21846*"/>
    </style:style>
    <style:style style:name="Table50.A1" style:family="table-cell">
      <style:table-cell-properties fo:padding="0.097cm" fo:border-left="0.05pt solid #000000" fo:border-right="none" fo:border-top="0.05pt solid #000000" fo:border-bottom="0.05pt solid #000000"/>
    </style:style>
    <style:style style:name="Table50.C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C2" style:family="table-cell">
      <style:table-cell-properties fo:padding="0.097cm" fo:border-left="0.05pt solid #000000" fo:border-right="0.05pt solid #000000" fo:border-top="none" fo:border-bottom="0.05pt solid #000000"/>
    </style:style>
    <style:style style:name="Table1" style:family="table">
      <style:table-properties style:width="17.575cm" table:align="left" fo:keep-with-next="always"/>
    </style:style>
    <style:style style:name="Table1.A" style:family="table-column">
      <style:table-column-properties style:column-width="2.286cm"/>
    </style:style>
    <style:style style:name="Table1.B" style:family="table-column">
      <style:table-column-properties style:column-width="3.157cm"/>
    </style:style>
    <style:style style:name="Table1.C" style:family="table-column">
      <style:table-column-properties style:column-width="4.327cm"/>
    </style:style>
    <style:style style:name="Table1.D" style:family="table-column">
      <style:table-column-properties style:column-width="3.859cm"/>
    </style:style>
    <style:style style:name="Table1.E" style:family="table-column">
      <style:table-column-properties style:column-width="3.946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503cm" table:align="left" fo:keep-with-next="always"/>
    </style:style>
    <style:style style:name="Table2.A" style:family="table-column">
      <style:table-column-properties style:column-width="2.646cm"/>
    </style:style>
    <style:style style:name="Table2.B" style:family="table-column">
      <style:table-column-properties style:column-width="3.327cm"/>
    </style:style>
    <style:style style:name="Table2.C" style:family="table-column">
      <style:table-column-properties style:column-width="11.531cm"/>
    </style:style>
    <style:style style:name="Table2.A1" style:family="table-cell">
      <style:table-cell-properties fo:padding="0.097cm" fo:border-left="1.3pt solid #000000" fo:border-right="none" fo:border-top="1.3pt solid #000000" fo:border-bottom="1.3pt solid #000000"/>
    </style:style>
    <style:style style:name="Table2.C1" style:family="table-cell">
      <style:table-cell-properties fo:padding="0.097cm" fo:border="1.3pt solid #000000"/>
    </style:style>
    <style:style style:name="Table2.B2" style:family="table-cell">
      <style:table-cell-properties fo:padding="0.097cm" fo:border-left="1.3pt solid #000000" fo:border-right="none" fo:border-top="none" fo:border-bottom="1.3pt solid #000000"/>
    </style:style>
    <style:style style:name="Table2.C2" style:family="table-cell">
      <style:table-cell-properties fo:padding="0.097cm" fo:border-left="1.3pt solid #000000" fo:border-right="1.3pt solid #000000" fo:border-top="none" fo:border-bottom="1.3pt solid #000000"/>
    </style:style>
    <style:style style:name="Table4" style:family="table">
      <style:table-properties style:width="17.503cm" table:align="left" fo:keep-with-next="always"/>
    </style:style>
    <style:style style:name="Table4.A" style:family="table-column">
      <style:table-column-properties style:column-width="2.646cm"/>
    </style:style>
    <style:style style:name="Table4.B" style:family="table-column">
      <style:table-column-properties style:column-width="3.327cm"/>
    </style:style>
    <style:style style:name="Table4.C" style:family="table-column">
      <style:table-column-properties style:column-width="11.531cm"/>
    </style:style>
    <style:style style:name="Table4.A1" style:family="table-cell">
      <style:table-cell-properties fo:padding="0.097cm" fo:border-left="1.3pt solid #000000" fo:border-right="none" fo:border-top="1.3pt solid #000000" fo:border-bottom="1.3pt solid #000000"/>
    </style:style>
    <style:style style:name="Table4.C1" style:family="table-cell">
      <style:table-cell-properties fo:padding="0.097cm" fo:border="1.3pt solid #000000"/>
    </style:style>
    <style:style style:name="Table4.B2" style:family="table-cell">
      <style:table-cell-properties fo:padding="0.097cm" fo:border-left="1.3pt solid #000000" fo:border-right="none" fo:border-top="none" fo:border-bottom="1.3pt solid #000000"/>
    </style:style>
    <style:style style:name="Table4.C2" style:family="table-cell">
      <style:table-cell-properties fo:padding="0.097cm" fo:border-left="1.3pt solid #000000" fo:border-right="1.3pt solid #000000" fo:border-top="none" fo:border-bottom="1.3pt solid #000000"/>
    </style:style>
    <style:style style:name="Table6" style:family="table">
      <style:table-properties style:width="17.59cm" table:align="margins" fo:keep-with-next="alway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503cm" table:align="left" fo:keep-with-next="always"/>
    </style:style>
    <style:style style:name="Table7.A" style:family="table-column">
      <style:table-column-properties style:column-width="3.918cm"/>
    </style:style>
    <style:style style:name="Table7.B" style:family="table-column">
      <style:table-column-properties style:column-width="13.5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fo:keep-with-next="always"/>
    </style:style>
    <style:style style:name="Table8.A" style:family="table-column">
      <style:table-column-properties style:column-width="3.122cm"/>
    </style:style>
    <style:style style:name="Table8.B" style:family="table-column">
      <style:table-column-properties style:column-width="2.946cm"/>
    </style:style>
    <style:style style:name="Table8.C" style:family="table-column">
      <style:table-column-properties style:column-width="5.75cm"/>
    </style:style>
    <style:style style:name="Table8.D" style:family="table-column">
      <style:table-column-properties style:column-width="5.768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none" fo:border-top="none" fo:border-bottom="0.05pt solid #000000"/>
    </style:style>
    <style:style style:name="Table8.D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586cm" table:align="left" fo:keep-with-next="always"/>
    </style:style>
    <style:style style:name="Table9.A" style:family="table-column">
      <style:table-column-properties style:column-width="2.822cm"/>
    </style:style>
    <style:style style:name="Table9.B" style:family="table-column">
      <style:table-column-properties style:column-width="3.016cm"/>
    </style:style>
    <style:style style:name="Table9.C" style:family="table-column">
      <style:table-column-properties style:column-width="5.98cm"/>
    </style:style>
    <style:style style:name="Table9.D" style:family="table-column">
      <style:table-column-properties style:column-width="5.768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584cm" table:align="left" fo:keep-with-next="always"/>
    </style:style>
    <style:style style:name="Table10.A" style:family="table-column">
      <style:table-column-properties style:column-width="2.808cm"/>
    </style:style>
    <style:style style:name="Table10.B" style:family="table-column">
      <style:table-column-properties style:column-width="3.237cm"/>
    </style:style>
    <style:style style:name="Table10.C" style:family="table-column">
      <style:table-column-properties style:column-width="5.861cm"/>
    </style:style>
    <style:style style:name="Table10.D" style:family="table-column">
      <style:table-column-properties style:column-width="5.678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7.59cm" table:align="margins" fo:keep-with-next="always"/>
    </style:style>
    <style:style style:name="Table11.A" style:family="table-column">
      <style:table-column-properties style:column-width="2.759cm" style:rel-column-width="10278*"/>
    </style:style>
    <style:style style:name="Table11.B" style:family="table-column">
      <style:table-column-properties style:column-width="2.609cm" style:rel-column-width="9719*"/>
    </style:style>
    <style:style style:name="Table11.C" style:family="table-column">
      <style:table-column-properties style:column-width="6.519cm" style:rel-column-width="24289*"/>
    </style:style>
    <style:style style:name="Table11.D" style:family="table-column">
      <style:table-column-properties style:column-width="5.703cm" style:rel-column-width="21249*"/>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3" style:family="table">
      <style:table-properties style:width="17.59cm" table:align="margins" fo:keep-with-next="always"/>
    </style:style>
    <style:style style:name="Table13.A" style:family="table-column">
      <style:table-column-properties style:column-width="2.778cm" style:rel-column-width="10350*"/>
    </style:style>
    <style:style style:name="Table13.B" style:family="table-column">
      <style:table-column-properties style:column-width="2.609cm" style:rel-column-width="9719*"/>
    </style:style>
    <style:style style:name="Table13.C" style:family="table-column">
      <style:table-column-properties style:column-width="6.5cm" style:rel-column-width="24217*"/>
    </style:style>
    <style:style style:name="Table13.D" style:family="table-column">
      <style:table-column-properties style:column-width="5.703cm" style:rel-column-width="21249*"/>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59cm" table:align="margins" fo:keep-with-next="always"/>
    </style:style>
    <style:style style:name="Table14.A" style:family="table-column">
      <style:table-column-properties style:column-width="2.947cm" style:rel-column-width="10981*"/>
    </style:style>
    <style:style style:name="Table14.B" style:family="table-column">
      <style:table-column-properties style:column-width="3.383cm" style:rel-column-width="12604*"/>
    </style:style>
    <style:style style:name="Table14.C" style:family="table-column">
      <style:table-column-properties style:column-width="6.029cm" style:rel-column-width="22462*"/>
    </style:style>
    <style:style style:name="Table14.D" style:family="table-column">
      <style:table-column-properties style:column-width="5.23cm" style:rel-column-width="19488*"/>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fo:keep-with-next="always"/>
    </style:style>
    <style:style style:name="Table15.A" style:family="table-column">
      <style:table-column-properties style:column-width="2.963cm"/>
    </style:style>
    <style:style style:name="Table15.B" style:family="table-column">
      <style:table-column-properties style:column-width="4.657cm"/>
    </style:style>
    <style:style style:name="Table15.C" style:family="table-column">
      <style:table-column-properties style:column-width="5.098cm"/>
    </style:style>
    <style:style style:name="Table15.D" style:family="table-column">
      <style:table-column-properties style:column-width="4.868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fo:keep-with-next="always"/>
    </style:style>
    <style:style style:name="Table16.A" style:family="table-column">
      <style:table-column-properties style:column-width="2.963cm"/>
    </style:style>
    <style:style style:name="Table16.B" style:family="table-column">
      <style:table-column-properties style:column-width="4.657cm"/>
    </style:style>
    <style:style style:name="Table16.C" style:family="table-column">
      <style:table-column-properties style:column-width="5.098cm"/>
    </style:style>
    <style:style style:name="Table16.D" style:family="table-column">
      <style:table-column-properties style:column-width="4.868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fo:keep-with-next="always"/>
    </style:style>
    <style:style style:name="Table17.A" style:family="table-column">
      <style:table-column-properties style:column-width="2.963cm"/>
    </style:style>
    <style:style style:name="Table17.B" style:family="table-column">
      <style:table-column-properties style:column-width="4.657cm"/>
    </style:style>
    <style:style style:name="Table17.C" style:family="table-column">
      <style:table-column-properties style:column-width="5.098cm"/>
    </style:style>
    <style:style style:name="Table17.D" style:family="table-column">
      <style:table-column-properties style:column-width="4.868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fo:keep-with-next="always"/>
    </style:style>
    <style:style style:name="Table18.A" style:family="table-column">
      <style:table-column-properties style:column-width="2.963cm"/>
    </style:style>
    <style:style style:name="Table18.B" style:family="table-column">
      <style:table-column-properties style:column-width="4.657cm"/>
    </style:style>
    <style:style style:name="Table18.C" style:family="table-column">
      <style:table-column-properties style:column-width="5.098cm"/>
    </style:style>
    <style:style style:name="Table18.D" style:family="table-column">
      <style:table-column-properties style:column-width="4.868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fo:keep-with-next="always"/>
    </style:style>
    <style:style style:name="Table19.A" style:family="table-column">
      <style:table-column-properties style:column-width="2.963cm"/>
    </style:style>
    <style:style style:name="Table19.B" style:family="table-column">
      <style:table-column-properties style:column-width="4.657cm"/>
    </style:style>
    <style:style style:name="Table19.C" style:family="table-column">
      <style:table-column-properties style:column-width="5.098cm"/>
    </style:style>
    <style:style style:name="Table19.D" style:family="table-column">
      <style:table-column-properties style:column-width="4.868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7.586cm" table:align="left" fo:keep-with-next="always"/>
    </style:style>
    <style:style style:name="Table20.A" style:family="table-column">
      <style:table-column-properties style:column-width="3.016cm"/>
    </style:style>
    <style:style style:name="Table20.B" style:family="table-column">
      <style:table-column-properties style:column-width="3.775cm"/>
    </style:style>
    <style:style style:name="Table20.C" style:family="table-column">
      <style:table-column-properties style:column-width="5.045cm"/>
    </style:style>
    <style:style style:name="Table20.D" style:family="table-column">
      <style:table-column-properties style:column-width="5.7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586cm" table:align="left" fo:keep-with-next="always"/>
    </style:style>
    <style:style style:name="Table21.A" style:family="table-column">
      <style:table-column-properties style:column-width="2.947cm"/>
    </style:style>
    <style:style style:name="Table21.B" style:family="table-column">
      <style:table-column-properties style:column-width="3.403cm"/>
    </style:style>
    <style:style style:name="Table21.C" style:family="table-column">
      <style:table-column-properties style:column-width="6.121cm"/>
    </style:style>
    <style:style style:name="Table21.D" style:family="table-column">
      <style:table-column-properties style:column-width="5.11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59cm" table:align="margins" fo:keep-with-next="always"/>
    </style:style>
    <style:style style:name="Table22.A" style:family="table-column">
      <style:table-column-properties style:column-width="1.995cm" style:rel-column-width="7432*"/>
    </style:style>
    <style:style style:name="Table22.B" style:family="table-column">
      <style:table-column-properties style:column-width="3.939cm" style:rel-column-width="14675*"/>
    </style:style>
    <style:style style:name="Table22.C" style:family="table-column">
      <style:table-column-properties style:column-width="6.426cm" style:rel-column-width="23941*"/>
    </style:style>
    <style:style style:name="Table22.D" style:family="table-column">
      <style:table-column-properties style:column-width="5.23cm" style:rel-column-width="19487*"/>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7.59cm" table:align="margins" fo:keep-with-next="always"/>
    </style:style>
    <style:style style:name="Table23.A" style:family="table-column">
      <style:table-column-properties style:column-width="1.995cm" style:rel-column-width="7432*"/>
    </style:style>
    <style:style style:name="Table23.B" style:family="table-column">
      <style:table-column-properties style:column-width="3.789cm" style:rel-column-width="14116*"/>
    </style:style>
    <style:style style:name="Table23.C" style:family="table-column">
      <style:table-column-properties style:column-width="6.198cm" style:rel-column-width="23093*"/>
    </style:style>
    <style:style style:name="Table23.D" style:family="table-column">
      <style:table-column-properties style:column-width="5.607cm" style:rel-column-width="20894*"/>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59cm" table:align="margins" fo:keep-with-next="always"/>
    </style:style>
    <style:style style:name="Table24.A" style:family="table-column">
      <style:table-column-properties style:column-width="2.23cm" style:rel-column-width="8306*"/>
    </style:style>
    <style:style style:name="Table24.B" style:family="table-column">
      <style:table-column-properties style:column-width="3.704cm" style:rel-column-width="13800*"/>
    </style:style>
    <style:style style:name="Table24.C" style:family="table-column">
      <style:table-column-properties style:column-width="6.161cm" style:rel-column-width="22955*"/>
    </style:style>
    <style:style style:name="Table24.D" style:family="table-column">
      <style:table-column-properties style:column-width="5.495cm" style:rel-column-width="20474*"/>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7.59cm" table:align="margins" fo:keep-with-next="always"/>
    </style:style>
    <style:style style:name="Table25.A" style:family="table-column">
      <style:table-column-properties style:column-width="2.249cm" style:rel-column-width="8379*"/>
    </style:style>
    <style:style style:name="Table25.B" style:family="table-column">
      <style:table-column-properties style:column-width="3.685cm" style:rel-column-width="13728*"/>
    </style:style>
    <style:style style:name="Table25.C" style:family="table-column">
      <style:table-column-properties style:column-width="6.161cm" style:rel-column-width="22955*"/>
    </style:style>
    <style:style style:name="Table25.D" style:family="table-column">
      <style:table-column-properties style:column-width="5.495cm" style:rel-column-width="20473*"/>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59cm" table:align="margins" fo:keep-with-next="always"/>
    </style:style>
    <style:style style:name="Table26.A" style:family="table-column">
      <style:table-column-properties style:column-width="2.722cm" style:rel-column-width="10140*"/>
    </style:style>
    <style:style style:name="Table26.B" style:family="table-column">
      <style:table-column-properties style:column-width="3.004cm" style:rel-column-width="11191*"/>
    </style:style>
    <style:style style:name="Table26.C" style:family="table-column">
      <style:table-column-properties style:column-width="5.935cm" style:rel-column-width="22114*"/>
    </style:style>
    <style:style style:name="Table26.D" style:family="table-column">
      <style:table-column-properties style:column-width="5.928cm" style:rel-column-width="22090*"/>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fo:keep-with-next="always"/>
    </style:style>
    <style:style style:name="Table27.A" style:family="table-column">
      <style:table-column-properties style:column-width="3.298cm"/>
    </style:style>
    <style:style style:name="Table27.B" style:family="table-column">
      <style:table-column-properties style:column-width="3.069cm"/>
    </style:style>
    <style:style style:name="Table27.C" style:family="table-column">
      <style:table-column-properties style:column-width="6.421cm"/>
    </style:style>
    <style:style style:name="Table27.D" style:family="table-column">
      <style:table-column-properties style:column-width="4.798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8" style:family="table">
      <style:table-properties style:width="17.59cm" table:align="margins" fo:keep-with-next="always"/>
    </style:style>
    <style:style style:name="Table28.A" style:family="table-column">
      <style:table-column-properties style:column-width="1.995cm" style:rel-column-width="7432*"/>
    </style:style>
    <style:style style:name="Table28.B" style:family="table-column">
      <style:table-column-properties style:column-width="2.805cm" style:rel-column-width="10449*"/>
    </style:style>
    <style:style style:name="Table28.C" style:family="table-column">
      <style:table-column-properties style:column-width="8.599cm" style:rel-column-width="32038*"/>
    </style:style>
    <style:style style:name="Table28.D" style:family="table-column">
      <style:table-column-properties style:column-width="4.191cm" style:rel-column-width="15616*"/>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584cm" table:align="left" fo:keep-with-next="always"/>
    </style:style>
    <style:style style:name="Table29.A" style:family="table-column">
      <style:table-column-properties style:column-width="3.297cm"/>
    </style:style>
    <style:style style:name="Table29.B" style:family="table-column">
      <style:table-column-properties style:column-width="3.888cm"/>
    </style:style>
    <style:style style:name="Table29.C" style:family="table-column">
      <style:table-column-properties style:column-width="4.56cm"/>
    </style:style>
    <style:style style:name="Table29.D" style:family="table-column">
      <style:table-column-properties style:column-width="5.84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30" style:family="table">
      <style:table-properties style:width="17.59cm" table:align="margins" fo:keep-with-next="always"/>
    </style:style>
    <style:style style:name="Table30.A" style:family="table-column">
      <style:table-column-properties style:column-width="2.193cm" style:rel-column-width="8168*"/>
    </style:style>
    <style:style style:name="Table30.B" style:family="table-column">
      <style:table-column-properties style:column-width="5.311cm" style:rel-column-width="19787*"/>
    </style:style>
    <style:style style:name="Table30.C" style:family="table-column">
      <style:table-column-properties style:column-width="6.292cm" style:rel-column-width="23441*"/>
    </style:style>
    <style:style style:name="Table30.D" style:family="table-column">
      <style:table-column-properties style:column-width="3.794cm" style:rel-column-width="14139*"/>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7.584cm" table:align="left" fo:keep-with-next="always"/>
    </style:style>
    <style:style style:name="Table31.A" style:family="table-column">
      <style:table-column-properties style:column-width="2.708cm"/>
    </style:style>
    <style:style style:name="Table31.B" style:family="table-column">
      <style:table-column-properties style:column-width="3.194cm"/>
    </style:style>
    <style:style style:name="Table31.C" style:family="table-column">
      <style:table-column-properties style:column-width="6.493cm"/>
    </style:style>
    <style:style style:name="Table31.D" style:family="table-column">
      <style:table-column-properties style:column-width="5.189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32" style:family="table">
      <style:table-properties style:width="17.503cm" table:align="left"/>
    </style:style>
    <style:style style:name="Table32.A" style:family="table-column">
      <style:table-column-properties style:column-width="5.973cm"/>
    </style:style>
    <style:style style:name="Table32.B" style:family="table-column">
      <style:table-column-properties style:column-width="11.531cm"/>
    </style:style>
    <style:style style:name="Table32.A1" style:family="table-cell">
      <style:table-cell-properties fo:padding="0.097cm" fo:border-left="1.3pt solid #000000" fo:border-right="none" fo:border-top="1.3pt solid #000000" fo:border-bottom="1.3pt solid #000000"/>
    </style:style>
    <style:style style:name="Table32.B1" style:family="table-cell">
      <style:table-cell-properties fo:padding="0.097cm" fo:border-left="none" fo:border-right="1.3pt solid #000000" fo:border-top="1.3pt solid #000000" fo:border-bottom="1.3pt solid #000000"/>
    </style:style>
    <style:style style:name="Table32.A2" style:family="table-cell">
      <style:table-cell-properties fo:padding="0.097cm" fo:border-left="1.3pt solid #000000" fo:border-right="none" fo:border-top="none" fo:border-bottom="none"/>
    </style:style>
    <style:style style:name="Table32.B2" style:family="table-cell">
      <style:table-cell-properties fo:padding="0.097cm" fo:border-left="none" fo:border-right="1.3pt solid #000000" fo:border-top="none" fo:border-bottom="none"/>
    </style:style>
    <style:style style:name="Table32.A4" style:family="table-cell">
      <style:table-cell-properties fo:padding="0.097cm" fo:border-left="1.3pt solid #000000" fo:border-right="none" fo:border-top="none" fo:border-bottom="1.3pt solid #000000"/>
    </style:style>
    <style:style style:name="Table32.B4" style:family="table-cell">
      <style:table-cell-properties fo:padding="0.097cm" fo:border-left="none" fo:border-right="1.3pt solid #000000" fo:border-top="none" fo:border-bottom="1.3pt solid #000000"/>
    </style:style>
    <style:style style:name="Table33" style:family="table">
      <style:table-properties style:width="17.586cm" table:align="left" fo:keep-with-next="always"/>
    </style:style>
    <style:style style:name="Table33.A" style:family="table-column">
      <style:table-column-properties style:column-width="3.157cm"/>
    </style:style>
    <style:style style:name="Table33.B" style:family="table-column">
      <style:table-column-properties style:column-width="3.563cm"/>
    </style:style>
    <style:style style:name="Table33.C" style:family="table-column">
      <style:table-column-properties style:column-width="5.274cm"/>
    </style:style>
    <style:style style:name="Table33.D" style:family="table-column">
      <style:table-column-properties style:column-width="5.592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59cm" table:align="margins" fo:keep-with-next="always"/>
    </style:style>
    <style:style style:name="Table34.A" style:family="table-column">
      <style:table-column-properties style:column-width="3.062cm" style:rel-column-width="11408*"/>
    </style:style>
    <style:style style:name="Table34.B" style:family="table-column">
      <style:table-column-properties style:column-width="3.193cm" style:rel-column-width="11895*"/>
    </style:style>
    <style:style style:name="Table34.C" style:family="table-column">
      <style:table-column-properties style:column-width="5.747cm" style:rel-column-width="21411*"/>
    </style:style>
    <style:style style:name="Table34.D" style:family="table-column">
      <style:table-column-properties style:column-width="5.588cm" style:rel-column-width="20821*"/>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fo:keep-with-next="always"/>
    </style:style>
    <style:style style:name="Table35.A" style:family="table-column">
      <style:table-column-properties style:column-width="3.122cm"/>
    </style:style>
    <style:style style:name="Table35.B" style:family="table-column">
      <style:table-column-properties style:column-width="4.039cm"/>
    </style:style>
    <style:style style:name="Table35.C" style:family="table-column">
      <style:table-column-properties style:column-width="4.639cm"/>
    </style:style>
    <style:style style:name="Table35.D" style:family="table-column">
      <style:table-column-properties style:column-width="5.786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36" style:family="table">
      <style:table-properties style:width="17.575cm" table:align="left" fo:keep-with-next="always"/>
    </style:style>
    <style:style style:name="Table36.A" style:family="table-column">
      <style:table-column-properties style:column-width="2.626cm"/>
    </style:style>
    <style:style style:name="Table36.B" style:family="table-column">
      <style:table-column-properties style:column-width="3.591cm"/>
    </style:style>
    <style:style style:name="Table36.C" style:family="table-column">
      <style:table-column-properties style:column-width="5.801cm"/>
    </style:style>
    <style:style style:name="Table36.D" style:family="table-column">
      <style:table-column-properties style:column-width="5.556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7.59cm" table:align="margins" fo:keep-with-next="always"/>
    </style:style>
    <style:style style:name="Table37.A" style:family="table-column">
      <style:table-column-properties style:column-width="2.702cm" style:rel-column-width="10068*"/>
    </style:style>
    <style:style style:name="Table37.B" style:family="table-column">
      <style:table-column-properties style:column-width="3.006cm" style:rel-column-width="11198*"/>
    </style:style>
    <style:style style:name="Table37.C" style:family="table-column">
      <style:table-column-properties style:column-width="6.085cm" style:rel-column-width="22673*"/>
    </style:style>
    <style:style style:name="Table37.D" style:family="table-column">
      <style:table-column-properties style:column-width="5.796cm" style:rel-column-width="21596*"/>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8" style:family="table">
      <style:table-properties style:width="17.59cm" table:align="margins" fo:keep-with-next="always"/>
    </style:style>
    <style:style style:name="Table38.A" style:family="table-column">
      <style:table-column-properties style:column-width="2.702cm" style:rel-column-width="10068*"/>
    </style:style>
    <style:style style:name="Table38.B" style:family="table-column">
      <style:table-column-properties style:column-width="2.494cm" style:rel-column-width="9292*"/>
    </style:style>
    <style:style style:name="Table38.C" style:family="table-column">
      <style:table-column-properties style:column-width="6.597cm" style:rel-column-width="24578*"/>
    </style:style>
    <style:style style:name="Table38.D" style:family="table-column">
      <style:table-column-properties style:column-width="5.796cm" style:rel-column-width="21597*"/>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7.59cm" table:align="margins" fo:keep-with-next="always"/>
    </style:style>
    <style:style style:name="Table39.A" style:family="table-column">
      <style:table-column-properties style:column-width="2.947cm" style:rel-column-width="10981*"/>
    </style:style>
    <style:style style:name="Table39.B" style:family="table-column">
      <style:table-column-properties style:column-width="4.309cm" style:rel-column-width="16055*"/>
    </style:style>
    <style:style style:name="Table39.C" style:family="table-column">
      <style:table-column-properties style:column-width="5.292cm" style:rel-column-width="19715*"/>
    </style:style>
    <style:style style:name="Table39.D" style:family="table-column">
      <style:table-column-properties style:column-width="5.041cm" style:rel-column-width="18784*"/>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0" style:family="table">
      <style:table-properties style:width="17.59cm" table:align="margins" fo:keep-with-next="always"/>
    </style:style>
    <style:style style:name="Table40.A" style:family="table-column">
      <style:table-column-properties style:column-width="2.198cm" style:rel-column-width="8188*"/>
    </style:style>
    <style:style style:name="Table40.B" style:family="table-column">
      <style:table-column-properties style:column-width="3.907cm" style:rel-column-width="14556*"/>
    </style:style>
    <style:style style:name="Table40.C" style:family="table-column">
      <style:table-column-properties style:column-width="6.803cm" style:rel-column-width="25347*"/>
    </style:style>
    <style:style style:name="Table40.D" style:family="table-column">
      <style:table-column-properties style:column-width="4.681cm" style:rel-column-width="17444*"/>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7.59cm" table:align="margins" fo:keep-with-next="always"/>
    </style:style>
    <style:style style:name="Table41.A" style:family="table-column">
      <style:table-column-properties style:column-width="2.401cm" style:rel-column-width="8944*"/>
    </style:style>
    <style:style style:name="Table41.B" style:family="table-column">
      <style:table-column-properties style:column-width="3.193cm" style:rel-column-width="11895*"/>
    </style:style>
    <style:style style:name="Table41.C" style:family="table-column">
      <style:table-column-properties style:column-width="6.313cm" style:rel-column-width="23520*"/>
    </style:style>
    <style:style style:name="Table41.D" style:family="table-column">
      <style:table-column-properties style:column-width="5.683cm" style:rel-column-width="21176*"/>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42" style:family="table">
      <style:table-properties style:width="17.59cm" table:align="margins" fo:keep-with-next="always"/>
    </style:style>
    <style:style style:name="Table42.A" style:family="table-column">
      <style:table-column-properties style:column-width="2.609cm" style:rel-column-width="9719*"/>
    </style:style>
    <style:style style:name="Table42.B" style:family="table-column">
      <style:table-column-properties style:column-width="3.193cm" style:rel-column-width="11895*"/>
    </style:style>
    <style:style style:name="Table42.C" style:family="table-column">
      <style:table-column-properties style:column-width="5.595cm" style:rel-column-width="20846*"/>
    </style:style>
    <style:style style:name="Table42.D" style:family="table-column">
      <style:table-column-properties style:column-width="6.193cm" style:rel-column-width="23075*"/>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7.59cm" table:align="margins" fo:keep-with-next="always"/>
    </style:style>
    <style:style style:name="Table43.A" style:family="table-column">
      <style:table-column-properties style:column-width="3.231cm" style:rel-column-width="12039*"/>
    </style:style>
    <style:style style:name="Table43.B" style:family="table-column">
      <style:table-column-properties style:column-width="3.496cm" style:rel-column-width="13025*"/>
    </style:style>
    <style:style style:name="Table43.C" style:family="table-column">
      <style:table-column-properties style:column-width="5.33cm" style:rel-column-width="19860*"/>
    </style:style>
    <style:style style:name="Table43.D" style:family="table-column">
      <style:table-column-properties style:column-width="5.532cm" style:rel-column-width="20611*"/>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44" style:family="table">
      <style:table-properties style:width="17.59cm" table:align="margins" fo:keep-with-next="always"/>
    </style:style>
    <style:style style:name="Table44.A" style:family="table-column">
      <style:table-column-properties style:column-width="3.327cm" style:rel-column-width="12394*"/>
    </style:style>
    <style:style style:name="Table44.B" style:family="table-column">
      <style:table-column-properties style:column-width="2.683cm" style:rel-column-width="9995*"/>
    </style:style>
    <style:style style:name="Table44.C" style:family="table-column">
      <style:table-column-properties style:column-width="6.313cm" style:rel-column-width="23520*"/>
    </style:style>
    <style:style style:name="Table44.D" style:family="table-column">
      <style:table-column-properties style:column-width="5.267cm" style:rel-column-width="19626*"/>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7.59cm" table:align="margins" fo:keep-with-next="always"/>
    </style:style>
    <style:style style:name="Table45.A" style:family="table-column">
      <style:table-column-properties style:column-width="3.44cm" style:rel-column-width="12815*"/>
    </style:style>
    <style:style style:name="Table45.B" style:family="table-column">
      <style:table-column-properties style:column-width="2.401cm" style:rel-column-width="8944*"/>
    </style:style>
    <style:style style:name="Table45.C" style:family="table-column">
      <style:table-column-properties style:column-width="6.823cm" style:rel-column-width="25420*"/>
    </style:style>
    <style:style style:name="Table45.D" style:family="table-column">
      <style:table-column-properties style:column-width="4.927cm" style:rel-column-width="18356*"/>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6" style:family="table">
      <style:table-properties style:width="17.59cm" table:align="margins" fo:keep-with-next="always"/>
    </style:style>
    <style:style style:name="Table46.A" style:family="table-column">
      <style:table-column-properties style:column-width="3.099cm" style:rel-column-width="11546*"/>
    </style:style>
    <style:style style:name="Table46.B" style:family="table-column">
      <style:table-column-properties style:column-width="2.891cm" style:rel-column-width="10771*"/>
    </style:style>
    <style:style style:name="Table46.C" style:family="table-column">
      <style:table-column-properties style:column-width="5.614cm" style:rel-column-width="20918*"/>
    </style:style>
    <style:style style:name="Table46.D" style:family="table-column">
      <style:table-column-properties style:column-width="5.985cm" style:rel-column-width="22300*"/>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7" style:family="table">
      <style:table-properties style:width="17.584cm" table:align="left" fo:keep-with-next="always"/>
    </style:style>
    <style:style style:name="Table47.A" style:family="table-column">
      <style:table-column-properties style:column-width="2.808cm"/>
    </style:style>
    <style:style style:name="Table47.B" style:family="table-column">
      <style:table-column-properties style:column-width="2.992cm"/>
    </style:style>
    <style:style style:name="Table47.C" style:family="table-column">
      <style:table-column-properties style:column-width="6.004cm"/>
    </style:style>
    <style:style style:name="Table47.D" style:family="table-column">
      <style:table-column-properties style:column-width="5.78cm"/>
    </style:style>
    <style:style style:name="Table47.A1" style:family="table-cell">
      <style:table-cell-properties fo:padding="0.097cm" fo:border-left="0.05pt solid #000000" fo:border-right="none" fo:border-top="0.05pt solid #000000" fo:border-bottom="0.05pt solid #000000"/>
    </style:style>
    <style:style style:name="Table47.D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D2" style:family="table-cell">
      <style:table-cell-properties fo:padding="0.097cm" fo:border-left="0.05pt solid #000000" fo:border-right="0.05pt solid #000000" fo:border-top="none" fo:border-bottom="0.05pt solid #000000"/>
    </style:style>
    <style:style style:name="Table48" style:family="table">
      <style:table-properties style:width="17.59cm" table:align="margins"/>
    </style:style>
    <style:style style:name="Table48.A" style:family="table-column">
      <style:table-column-properties style:column-width="4.101cm" style:rel-column-width="15279*"/>
    </style:style>
    <style:style style:name="Table48.B" style:family="table-column">
      <style:table-column-properties style:column-width="13.488cm" style:rel-column-width="50256*"/>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49" style:family="table">
      <style:table-properties style:width="17.59cm" table:align="margins" fo:keep-with-next="always"/>
    </style:style>
    <style:style style:name="Table49.A" style:family="table-column">
      <style:table-column-properties style:column-width="2.835cm" style:rel-column-width="10561*"/>
    </style:style>
    <style:style style:name="Table49.B" style:family="table-column">
      <style:table-column-properties style:column-width="3.307cm" style:rel-column-width="12322*"/>
    </style:style>
    <style:style style:name="Table49.C" style:family="table-column">
      <style:table-column-properties style:column-width="6.294cm" style:rel-column-width="23448*"/>
    </style:style>
    <style:style style:name="Table49.D" style:family="table-column">
      <style:table-column-properties style:column-width="5.154cm" style:rel-column-width="19204*"/>
    </style:style>
    <style:style style:name="Table49.A1" style:family="table-cell">
      <style:table-cell-properties fo:padding="0.097cm" fo:border-left="0.05pt solid #000000" fo:border-right="none" fo:border-top="0.05pt solid #000000" fo:border-bottom="0.05pt solid #000000"/>
    </style:style>
    <style:style style:name="Table49.D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D2" style:family="table-cell">
      <style:table-cell-properties fo:padding="0.097cm" fo:border-left="0.05pt solid #000000" fo:border-right="0.05pt solid #000000" fo:border-top="none" fo:border-bottom="0.05pt solid #000000"/>
    </style:style>
    <style:style style:name="Table52" style:family="table">
      <style:table-properties style:width="17.59cm" table:align="margins" fo:keep-with-next="always"/>
    </style:style>
    <style:style style:name="Table52.A" style:family="table-column">
      <style:table-column-properties style:column-width="2.835cm" style:rel-column-width="10561*"/>
    </style:style>
    <style:style style:name="Table52.B" style:family="table-column">
      <style:table-column-properties style:column-width="3.307cm" style:rel-column-width="12322*"/>
    </style:style>
    <style:style style:name="Table52.C" style:family="table-column">
      <style:table-column-properties style:column-width="6.294cm" style:rel-column-width="23448*"/>
    </style:style>
    <style:style style:name="Table52.D" style:family="table-column">
      <style:table-column-properties style:column-width="5.154cm" style:rel-column-width="19204*"/>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7.59cm" table:align="margins" fo:keep-with-next="always"/>
    </style:style>
    <style:style style:name="Table53.A" style:family="table-column">
      <style:table-column-properties style:column-width="2.198cm" style:rel-column-width="8188*"/>
    </style:style>
    <style:style style:name="Table53.B" style:family="table-column">
      <style:table-column-properties style:column-width="3.454cm" style:rel-column-width="12867*"/>
    </style:style>
    <style:style style:name="Table53.C" style:family="table-column">
      <style:table-column-properties style:column-width="6.615cm" style:rel-column-width="24644*"/>
    </style:style>
    <style:style style:name="Table53.D" style:family="table-column">
      <style:table-column-properties style:column-width="5.323cm" style:rel-column-width="19836*"/>
    </style:style>
    <style:style style:name="Table53.A1" style:family="table-cell">
      <style:table-cell-properties fo:padding="0.097cm" fo:border-left="0.05pt solid #000000" fo:border-right="none" fo:border-top="0.05pt solid #000000" fo:border-bottom="0.05pt solid #000000"/>
    </style:style>
    <style:style style:name="Table53.D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D2" style:family="table-cell">
      <style:table-cell-properties fo:padding="0.097cm" fo:border-left="0.05pt solid #000000" fo:border-right="0.05pt solid #000000" fo:border-top="none" fo:border-bottom="0.05pt solid #000000"/>
    </style:style>
    <style:style style:name="Table55" style:family="table">
      <style:table-properties style:width="17.59cm" table:align="margins" fo:keep-with-next="always"/>
    </style:style>
    <style:style style:name="Table55.A" style:family="table-column">
      <style:table-column-properties style:column-width="3.231cm" style:rel-column-width="12039*"/>
    </style:style>
    <style:style style:name="Table55.B" style:family="table-column">
      <style:table-column-properties style:column-width="3.42cm" style:rel-column-width="12742*"/>
    </style:style>
    <style:style style:name="Table55.C" style:family="table-column">
      <style:table-column-properties style:column-width="6.124cm" style:rel-column-width="22817*"/>
    </style:style>
    <style:style style:name="Table55.D" style:family="table-column">
      <style:table-column-properties style:column-width="4.814cm" style:rel-column-width="17937*"/>
    </style:style>
    <style:style style:name="Table55.A1" style:family="table-cell">
      <style:table-cell-properties fo:padding="0.097cm" fo:border-left="0.05pt solid #000000" fo:border-right="none" fo:border-top="0.05pt solid #000000" fo:border-bottom="0.05pt solid #000000"/>
    </style:style>
    <style:style style:name="Table55.D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D2" style:family="table-cell">
      <style:table-cell-properties fo:padding="0.097cm" fo:border-left="0.05pt solid #000000" fo:border-right="0.05pt solid #000000" fo:border-top="none" fo:border-bottom="0.05pt solid #000000"/>
    </style:style>
    <style:style style:name="Table56" style:family="table">
      <style:table-properties style:width="17.59cm" table:align="margins" fo:keep-with-next="always"/>
    </style:style>
    <style:style style:name="Table56.A" style:family="table-column">
      <style:table-column-properties style:column-width="2.198cm" style:rel-column-width="8188*"/>
    </style:style>
    <style:style style:name="Table56.B" style:family="table-column">
      <style:table-column-properties style:column-width="3.736cm" style:rel-column-width="13919*"/>
    </style:style>
    <style:style style:name="Table56.C" style:family="table-column">
      <style:table-column-properties style:column-width="5.671cm" style:rel-column-width="21128*"/>
    </style:style>
    <style:style style:name="Table56.D" style:family="table-column">
      <style:table-column-properties style:column-width="5.985cm" style:rel-column-width="22300*"/>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9" style:family="table">
      <style:table-properties style:width="17.59cm" table:align="margins" fo:keep-with-next="always"/>
    </style:style>
    <style:style style:name="Table59.A" style:family="table-column">
      <style:table-column-properties style:column-width="2.198cm" style:rel-column-width="8188*"/>
    </style:style>
    <style:style style:name="Table59.B" style:family="table-column">
      <style:table-column-properties style:column-width="3.736cm" style:rel-column-width="13919*"/>
    </style:style>
    <style:style style:name="Table59.C" style:family="table-column">
      <style:table-column-properties style:column-width="5.671cm" style:rel-column-width="21128*"/>
    </style:style>
    <style:style style:name="Table59.D" style:family="table-column">
      <style:table-column-properties style:column-width="5.985cm" style:rel-column-width="22300*"/>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7.59cm" table:align="margins" fo:keep-with-next="always"/>
    </style:style>
    <style:style style:name="Table60.A" style:family="table-column">
      <style:table-column-properties style:column-width="2.198cm" style:rel-column-width="8188*"/>
    </style:style>
    <style:style style:name="Table60.B" style:family="table-column">
      <style:table-column-properties style:column-width="3.736cm" style:rel-column-width="13919*"/>
    </style:style>
    <style:style style:name="Table60.C" style:family="table-column">
      <style:table-column-properties style:column-width="5.671cm" style:rel-column-width="21128*"/>
    </style:style>
    <style:style style:name="Table60.D" style:family="table-column">
      <style:table-column-properties style:column-width="5.985cm" style:rel-column-width="22300*"/>
    </style:style>
    <style:style style:name="Table60.A1" style:family="table-cell">
      <style:table-cell-properties fo:padding="0.097cm" fo:border-left="0.05pt solid #000000" fo:border-right="none" fo:border-top="0.05pt solid #000000" fo:border-bottom="0.05pt solid #000000"/>
    </style:style>
    <style:style style:name="Table60.D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D2" style:family="table-cell">
      <style:table-cell-properties fo:padding="0.097cm" fo:border-left="0.05pt solid #000000" fo:border-right="0.05pt solid #000000" fo:border-top="none" fo:border-bottom="0.05pt solid #000000"/>
    </style:style>
    <style:style style:name="Table61" style:family="table">
      <style:table-properties style:width="17.59cm" table:align="margins" fo:keep-with-next="always"/>
    </style:style>
    <style:style style:name="Table61.A" style:family="table-column">
      <style:table-column-properties style:column-width="2.198cm" style:rel-column-width="8188*"/>
    </style:style>
    <style:style style:name="Table61.B" style:family="table-column">
      <style:table-column-properties style:column-width="3.736cm" style:rel-column-width="13919*"/>
    </style:style>
    <style:style style:name="Table61.C" style:family="table-column">
      <style:table-column-properties style:column-width="5.671cm" style:rel-column-width="21128*"/>
    </style:style>
    <style:style style:name="Table61.D" style:family="table-column">
      <style:table-column-properties style:column-width="5.985cm" style:rel-column-width="22300*"/>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7.59cm" table:align="margins" fo:keep-with-next="always"/>
    </style:style>
    <style:style style:name="Table62.A" style:family="table-column">
      <style:table-column-properties style:column-width="2.589cm" style:rel-column-width="9647*"/>
    </style:style>
    <style:style style:name="Table62.B" style:family="table-column">
      <style:table-column-properties style:column-width="3.136cm" style:rel-column-width="11684*"/>
    </style:style>
    <style:style style:name="Table62.C" style:family="table-column">
      <style:table-column-properties style:column-width="6.558cm" style:rel-column-width="24434*"/>
    </style:style>
    <style:style style:name="Table62.D" style:family="table-column">
      <style:table-column-properties style:column-width="5.306cm" style:rel-column-width="19770*"/>
    </style:style>
    <style:style style:name="Table62.A1" style:family="table-cell">
      <style:table-cell-properties fo:padding="0.097cm" fo:border-left="0.05pt solid #000000" fo:border-right="none" fo:border-top="0.05pt solid #000000" fo:border-bottom="0.05pt solid #000000"/>
    </style:style>
    <style:style style:name="Table62.D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D2" style:family="table-cell">
      <style:table-cell-properties fo:padding="0.097cm" fo:border-left="0.05pt solid #000000" fo:border-right="0.05pt solid #000000" fo:border-top="none" fo:border-bottom="0.05pt solid #000000"/>
    </style:style>
    <style:style style:name="Table63" style:family="table">
      <style:table-properties style:width="17.59cm" table:align="margins" fo:keep-with-next="always"/>
    </style:style>
    <style:style style:name="Table63.A" style:family="table-column">
      <style:table-column-properties style:column-width="2.815cm" style:rel-column-width="10488*"/>
    </style:style>
    <style:style style:name="Table63.B" style:family="table-column">
      <style:table-column-properties style:column-width="3.895cm" style:rel-column-width="14510*"/>
    </style:style>
    <style:style style:name="Table63.C" style:family="table-column">
      <style:table-column-properties style:column-width="5.838cm" style:rel-column-width="21752*"/>
    </style:style>
    <style:style style:name="Table63.D" style:family="table-column">
      <style:table-column-properties style:column-width="5.041cm" style:rel-column-width="18785*"/>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4" style:family="table">
      <style:table-properties style:width="17.59cm" table:align="margins" fo:keep-with-next="always"/>
    </style:style>
    <style:style style:name="Table64.A" style:family="table-column">
      <style:table-column-properties style:column-width="2.815cm" style:rel-column-width="10488*"/>
    </style:style>
    <style:style style:name="Table64.B" style:family="table-column">
      <style:table-column-properties style:column-width="3.895cm" style:rel-column-width="14510*"/>
    </style:style>
    <style:style style:name="Table64.C" style:family="table-column">
      <style:table-column-properties style:column-width="5.838cm" style:rel-column-width="21752*"/>
    </style:style>
    <style:style style:name="Table64.D" style:family="table-column">
      <style:table-column-properties style:column-width="5.041cm" style:rel-column-width="18785*"/>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65" style:family="table">
      <style:table-properties style:width="17.59cm" table:align="margins" fo:keep-with-next="always"/>
    </style:style>
    <style:style style:name="Table65.A" style:family="table-column">
      <style:table-column-properties style:column-width="2.815cm" style:rel-column-width="10488*"/>
    </style:style>
    <style:style style:name="Table65.B" style:family="table-column">
      <style:table-column-properties style:column-width="3.895cm" style:rel-column-width="14510*"/>
    </style:style>
    <style:style style:name="Table65.C" style:family="table-column">
      <style:table-column-properties style:column-width="5.838cm" style:rel-column-width="21752*"/>
    </style:style>
    <style:style style:name="Table65.D" style:family="table-column">
      <style:table-column-properties style:column-width="5.041cm" style:rel-column-width="18785*"/>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7.59cm" table:align="margins" fo:keep-with-next="always"/>
    </style:style>
    <style:style style:name="Table66.A" style:family="table-column">
      <style:table-column-properties style:column-width="2.815cm" style:rel-column-width="10488*"/>
    </style:style>
    <style:style style:name="Table66.B" style:family="table-column">
      <style:table-column-properties style:column-width="3.895cm" style:rel-column-width="14510*"/>
    </style:style>
    <style:style style:name="Table66.C" style:family="table-column">
      <style:table-column-properties style:column-width="5.838cm" style:rel-column-width="21752*"/>
    </style:style>
    <style:style style:name="Table66.D" style:family="table-column">
      <style:table-column-properties style:column-width="5.041cm" style:rel-column-width="18785*"/>
    </style:style>
    <style:style style:name="Table66.A1" style:family="table-cell">
      <style:table-cell-properties fo:padding="0.097cm" fo:border-left="0.05pt solid #000000" fo:border-right="none" fo:border-top="0.05pt solid #000000" fo:border-bottom="0.05pt solid #000000"/>
    </style:style>
    <style:style style:name="Table66.D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D2" style:family="table-cell">
      <style:table-cell-properties fo:padding="0.097cm" fo:border-left="0.05pt solid #000000" fo:border-right="0.05pt solid #000000" fo:border-top="none" fo:border-bottom="0.05pt solid #000000"/>
    </style:style>
    <style:style style:name="Table67" style:family="table">
      <style:table-properties style:width="17.59cm" table:align="margins" fo:keep-with-next="always"/>
    </style:style>
    <style:style style:name="Table67.A" style:family="table-column">
      <style:table-column-properties style:column-width="2.815cm" style:rel-column-width="10488*"/>
    </style:style>
    <style:style style:name="Table67.B" style:family="table-column">
      <style:table-column-properties style:column-width="3.895cm" style:rel-column-width="14510*"/>
    </style:style>
    <style:style style:name="Table67.C" style:family="table-column">
      <style:table-column-properties style:column-width="5.838cm" style:rel-column-width="21752*"/>
    </style:style>
    <style:style style:name="Table67.D" style:family="table-column">
      <style:table-column-properties style:column-width="5.041cm" style:rel-column-width="18785*"/>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586cm" table:align="left" fo:keep-with-next="always"/>
    </style:style>
    <style:style style:name="Table68.A" style:family="table-column">
      <style:table-column-properties style:column-width="2.494cm"/>
    </style:style>
    <style:style style:name="Table68.B" style:family="table-column">
      <style:table-column-properties style:column-width="2.305cm"/>
    </style:style>
    <style:style style:name="Table68.C" style:family="table-column">
      <style:table-column-properties style:column-width="6.71cm"/>
    </style:style>
    <style:style style:name="Table68.D" style:family="table-column">
      <style:table-column-properties style:column-width="6.077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D2" style:family="table-cell">
      <style:table-cell-properties fo:padding="0.097cm" fo:border-left="0.05pt solid #000000" fo:border-right="0.05pt solid #000000" fo:border-top="none" fo:border-bottom="0.05pt solid #000000"/>
    </style:style>
    <style:style style:name="Table69" style:family="table">
      <style:table-properties style:width="17.586cm" table:align="left" fo:keep-with-next="always"/>
    </style:style>
    <style:style style:name="Table69.A" style:family="table-column">
      <style:table-column-properties style:column-width="2.494cm"/>
    </style:style>
    <style:style style:name="Table69.B" style:family="table-column">
      <style:table-column-properties style:column-width="2.305cm"/>
    </style:style>
    <style:style style:name="Table69.C" style:family="table-column">
      <style:table-column-properties style:column-width="6.71cm"/>
    </style:style>
    <style:style style:name="Table69.D" style:family="table-column">
      <style:table-column-properties style:column-width="6.077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59cm" table:align="margins" fo:keep-with-next="always"/>
    </style:style>
    <style:style style:name="Table70.A" style:family="table-column">
      <style:table-column-properties style:column-width="2.891cm" style:rel-column-width="10771*"/>
    </style:style>
    <style:style style:name="Table70.B" style:family="table-column">
      <style:table-column-properties style:column-width="3.307cm" style:rel-column-width="12322*"/>
    </style:style>
    <style:style style:name="Table70.C" style:family="table-column">
      <style:table-column-properties style:column-width="5.311cm" style:rel-column-width="19787*"/>
    </style:style>
    <style:style style:name="Table70.D" style:family="table-column">
      <style:table-column-properties style:column-width="6.08cm" style:rel-column-width="22655*"/>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59cm" table:align="margins" fo:keep-with-next="always"/>
    </style:style>
    <style:style style:name="Table71.A" style:family="table-column">
      <style:table-column-properties style:column-width="2.891cm" style:rel-column-width="10771*"/>
    </style:style>
    <style:style style:name="Table71.B" style:family="table-column">
      <style:table-column-properties style:column-width="3.307cm" style:rel-column-width="12322*"/>
    </style:style>
    <style:style style:name="Table71.C" style:family="table-column">
      <style:table-column-properties style:column-width="5.311cm" style:rel-column-width="19787*"/>
    </style:style>
    <style:style style:name="Table71.D" style:family="table-column">
      <style:table-column-properties style:column-width="6.08cm" style:rel-column-width="22655*"/>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7.575cm" table:align="left" fo:keep-with-next="always"/>
    </style:style>
    <style:style style:name="Table72.A" style:family="table-column">
      <style:table-column-properties style:column-width="2.778cm"/>
    </style:style>
    <style:style style:name="Table72.B" style:family="table-column">
      <style:table-column-properties style:column-width="3.251cm"/>
    </style:style>
    <style:style style:name="Table72.C" style:family="table-column">
      <style:table-column-properties style:column-width="6.768cm"/>
    </style:style>
    <style:style style:name="Table72.D" style:family="table-column">
      <style:table-column-properties style:column-width="4.778cm"/>
    </style:style>
    <style:style style:name="Table72.A1" style:family="table-cell">
      <style:table-cell-properties fo:padding="0.097cm" fo:border-left="0.05pt solid #000000" fo:border-right="none" fo:border-top="0.05pt solid #000000" fo:border-bottom="0.05pt solid #000000"/>
    </style:style>
    <style:style style:name="Table72.D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D2" style:family="table-cell">
      <style:table-cell-properties fo:padding="0.097cm" fo:border-left="0.05pt solid #000000" fo:border-right="0.05pt solid #000000" fo:border-top="none" fo:border-bottom="0.05pt solid #000000"/>
    </style:style>
    <style:style style:name="Table73" style:family="table">
      <style:table-properties style:width="17.575cm" table:align="left" fo:keep-with-next="always"/>
    </style:style>
    <style:style style:name="Table73.A" style:family="table-column">
      <style:table-column-properties style:column-width="2.778cm"/>
    </style:style>
    <style:style style:name="Table73.B" style:family="table-column">
      <style:table-column-properties style:column-width="3.251cm"/>
    </style:style>
    <style:style style:name="Table73.C" style:family="table-column">
      <style:table-column-properties style:column-width="6.768cm"/>
    </style:style>
    <style:style style:name="Table73.D" style:family="table-column">
      <style:table-column-properties style:column-width="4.778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59cm" table:align="margins" fo:keep-with-next="always"/>
    </style:style>
    <style:style style:name="Table74.A" style:family="table-column">
      <style:table-column-properties style:column-width="2.798cm" style:rel-column-width="10423*"/>
    </style:style>
    <style:style style:name="Table74.B" style:family="table-column">
      <style:table-column-properties style:column-width="3.344cm" style:rel-column-width="12460*"/>
    </style:style>
    <style:style style:name="Table74.C" style:family="table-column">
      <style:table-column-properties style:column-width="6.313cm" style:rel-column-width="23520*"/>
    </style:style>
    <style:style style:name="Table74.D" style:family="table-column">
      <style:table-column-properties style:column-width="5.135cm" style:rel-column-width="19132*"/>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59cm" table:align="margins" fo:keep-with-next="always"/>
    </style:style>
    <style:style style:name="Table75.A" style:family="table-column">
      <style:table-column-properties style:column-width="2.798cm" style:rel-column-width="10423*"/>
    </style:style>
    <style:style style:name="Table75.B" style:family="table-column">
      <style:table-column-properties style:column-width="3.344cm" style:rel-column-width="12460*"/>
    </style:style>
    <style:style style:name="Table75.C" style:family="table-column">
      <style:table-column-properties style:column-width="6.313cm" style:rel-column-width="23520*"/>
    </style:style>
    <style:style style:name="Table75.D" style:family="table-column">
      <style:table-column-properties style:column-width="5.135cm" style:rel-column-width="19132*"/>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586cm" table:align="left" fo:keep-with-next="always"/>
    </style:style>
    <style:style style:name="Table76.A" style:family="table-column">
      <style:table-column-properties style:column-width="3.016cm"/>
    </style:style>
    <style:style style:name="Table76.B" style:family="table-column">
      <style:table-column-properties style:column-width="3.297cm"/>
    </style:style>
    <style:style style:name="Table76.C" style:family="table-column">
      <style:table-column-properties style:column-width="7.521cm"/>
    </style:style>
    <style:style style:name="Table76.D" style:family="table-column">
      <style:table-column-properties style:column-width="3.752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586cm" table:align="left" fo:keep-with-next="always"/>
    </style:style>
    <style:style style:name="Table77.A" style:family="table-column">
      <style:table-column-properties style:column-width="3.016cm"/>
    </style:style>
    <style:style style:name="Table77.B" style:family="table-column">
      <style:table-column-properties style:column-width="3.297cm"/>
    </style:style>
    <style:style style:name="Table77.C" style:family="table-column">
      <style:table-column-properties style:column-width="7.521cm"/>
    </style:style>
    <style:style style:name="Table77.D" style:family="table-column">
      <style:table-column-properties style:column-width="3.752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7.59cm" table:align="margins" fo:keep-with-next="always"/>
    </style:style>
    <style:style style:name="Table78.A" style:family="table-column">
      <style:table-column-properties style:column-width="2.891cm" style:rel-column-width="10771*"/>
    </style:style>
    <style:style style:name="Table78.B" style:family="table-column">
      <style:table-column-properties style:column-width="3.307cm" style:rel-column-width="12322*"/>
    </style:style>
    <style:style style:name="Table78.C" style:family="table-column">
      <style:table-column-properties style:column-width="5.311cm" style:rel-column-width="19787*"/>
    </style:style>
    <style:style style:name="Table78.D" style:family="table-column">
      <style:table-column-properties style:column-width="6.08cm" style:rel-column-width="22655*"/>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59cm" table:align="margins" fo:keep-with-next="always"/>
    </style:style>
    <style:style style:name="Table79.A" style:family="table-column">
      <style:table-column-properties style:column-width="2.891cm" style:rel-column-width="10771*"/>
    </style:style>
    <style:style style:name="Table79.B" style:family="table-column">
      <style:table-column-properties style:column-width="3.307cm" style:rel-column-width="12322*"/>
    </style:style>
    <style:style style:name="Table79.C" style:family="table-column">
      <style:table-column-properties style:column-width="5.311cm" style:rel-column-width="19787*"/>
    </style:style>
    <style:style style:name="Table79.D" style:family="table-column">
      <style:table-column-properties style:column-width="6.08cm" style:rel-column-width="22655*"/>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59cm" table:align="margins"/>
    </style:style>
    <style:style style:name="Table80.A" style:family="table-column">
      <style:table-column-properties style:column-width="4.8cm" style:rel-column-width="17882*"/>
    </style:style>
    <style:style style:name="Table80.B" style:family="table-column">
      <style:table-column-properties style:column-width="3.44cm" style:rel-column-width="12815*"/>
    </style:style>
    <style:style style:name="Table80.C" style:family="table-column">
      <style:table-column-properties style:column-width="4.951cm" style:rel-column-width="18447*"/>
    </style:style>
    <style:style style:name="Table80.D" style:family="table-column">
      <style:table-column-properties style:column-width="4.399cm" style:rel-column-width="16391*"/>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584cm" table:align="left" fo:keep-with-next="always"/>
    </style:style>
    <style:style style:name="Table81.A" style:family="table-column">
      <style:table-column-properties style:column-width="7.17cm"/>
    </style:style>
    <style:style style:name="Table81.C" style:family="table-column">
      <style:table-column-properties style:column-width="3.244cm"/>
    </style:style>
    <style:style style:name="Table81.A1" style:family="table-cell">
      <style:table-cell-properties fo:padding="0.097cm" fo:border-left="0.05pt solid #000000" fo:border-right="none" fo:border-top="0.05pt solid #000000" fo:border-bottom="0.05pt solid #000000"/>
    </style:style>
    <style:style style:name="Table81.C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C2" style:family="table-cell">
      <style:table-cell-properties fo:padding="0.097cm" fo:border-left="0.05pt solid #000000" fo:border-right="0.05pt solid #000000" fo:border-top="none" fo:border-bottom="0.05pt solid #000000"/>
    </style:style>
    <style:style style:name="Table82" style:family="table">
      <style:table-properties style:width="17.584cm" table:align="left" fo:keep-with-next="always"/>
    </style:style>
    <style:style style:name="Table82.A" style:family="table-column">
      <style:table-column-properties style:column-width="7.17cm"/>
    </style:style>
    <style:style style:name="Table82.C" style:family="table-column">
      <style:table-column-properties style:column-width="3.244cm"/>
    </style:style>
    <style:style style:name="Table82.A1" style:family="table-cell">
      <style:table-cell-properties fo:padding="0.097cm" fo:border-left="0.05pt solid #000000" fo:border-right="none" fo:border-top="0.05pt solid #000000" fo:border-bottom="0.05pt solid #000000"/>
    </style:style>
    <style:style style:name="Table82.C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C2" style:family="table-cell">
      <style:table-cell-properties fo:padding="0.097cm" fo:border-left="0.05pt solid #000000" fo:border-right="0.05pt solid #000000" fo:border-top="none" fo:border-bottom="0.05pt solid #000000"/>
    </style:style>
    <style:style style:name="Table83" style:family="table">
      <style:table-properties style:width="17.584cm" table:align="left" fo:keep-with-next="always"/>
    </style:style>
    <style:style style:name="Table83.A" style:family="table-column">
      <style:table-column-properties style:column-width="12.109cm"/>
    </style:style>
    <style:style style:name="Table83.B" style:family="table-column">
      <style:table-column-properties style:column-width="5.475cm"/>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4" style:family="table">
      <style:table-properties style:width="17.584cm" table:align="left" fo:keep-with-next="always"/>
    </style:style>
    <style:style style:name="Table84.A" style:family="table-column">
      <style:table-column-properties style:column-width="12.109cm"/>
    </style:style>
    <style:style style:name="Table84.B" style:family="table-column">
      <style:table-column-properties style:column-width="5.475cm"/>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575cm" table:align="left" fo:keep-with-next="always"/>
    </style:style>
    <style:style style:name="Table85.A" style:family="table-column">
      <style:table-column-properties style:column-width="2.115cm"/>
    </style:style>
    <style:style style:name="Table85.B" style:family="table-column">
      <style:table-column-properties style:column-width="2.307cm"/>
    </style:style>
    <style:style style:name="Table85.C" style:family="table-column">
      <style:table-column-properties style:column-width="4.819cm"/>
    </style:style>
    <style:style style:name="Table85.D" style:family="table-column">
      <style:table-column-properties style:column-width="4.083cm"/>
    </style:style>
    <style:style style:name="Table85.E" style:family="table-column">
      <style:table-column-properties style:column-width="4.251cm"/>
    </style:style>
    <style:style style:name="Table85.A1" style:family="table-cell">
      <style:table-cell-properties fo:padding="0.097cm" fo:border-left="0.05pt solid #000000" fo:border-right="none" fo:border-top="0.05pt solid #000000" fo:border-bottom="0.05pt solid #000000"/>
    </style:style>
    <style:style style:name="Table85.E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E2" style:family="table-cell">
      <style:table-cell-properties fo:padding="0.097cm" fo:border-left="0.05pt solid #000000" fo:border-right="0.05pt solid #000000" fo:border-top="none" fo:border-bottom="0.05pt solid #000000"/>
    </style:style>
    <style:style style:name="Table86" style:family="table">
      <style:table-properties style:width="17.59cm" table:align="margins" fo:keep-with-next="always"/>
    </style:style>
    <style:style style:name="Table86.A" style:family="table-column">
      <style:table-column-properties style:column-width="2.344cm" style:rel-column-width="8734*"/>
    </style:style>
    <style:style style:name="Table86.B" style:family="table-column">
      <style:table-column-properties style:column-width="3.644cm" style:rel-column-width="13577*"/>
    </style:style>
    <style:style style:name="Table86.C" style:family="table-column">
      <style:table-column-properties style:column-width="6.218cm" style:rel-column-width="23165*"/>
    </style:style>
    <style:style style:name="Table86.D" style:family="table-column">
      <style:table-column-properties style:column-width="5.383cm" style:rel-column-width="20059*"/>
    </style:style>
    <style:style style:name="Table86.A1" style:family="table-cell">
      <style:table-cell-properties fo:padding="0.097cm" fo:border-left="0.05pt solid #000000" fo:border-right="none" fo:border-top="0.05pt solid #000000" fo:border-bottom="0.05pt solid #000000"/>
    </style:style>
    <style:style style:name="Table86.D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D2" style:family="table-cell">
      <style:table-cell-properties fo:padding="0.097cm" fo:border-left="0.05pt solid #000000" fo:border-right="0.05pt solid #000000" fo:border-top="none" fo:border-bottom="0.05pt solid #000000"/>
    </style:style>
    <style:style style:name="Table12" style:family="table">
      <style:table-properties style:width="17.59cm" table:align="margins"/>
    </style:style>
    <style:style style:name="Table12.A" style:family="table-column">
      <style:table-column-properties style:column-width="4.397cm" style:rel-column-width="16384*"/>
    </style:style>
    <style:style style:name="Table12.B" style:family="table-column">
      <style:table-column-properties style:column-width="4.397cm" style:rel-column-width="1638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98" style:family="table">
      <style:table-properties style:width="17.586cm" table:align="left"/>
    </style:style>
    <style:style style:name="Table98.A" style:family="table-column">
      <style:table-column-properties style:column-width="5.098cm"/>
    </style:style>
    <style:style style:name="Table98.B" style:family="table-column">
      <style:table-column-properties style:column-width="12.488cm"/>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99" style:family="table">
      <style:table-properties style:width="17.586cm" table:align="left"/>
    </style:style>
    <style:style style:name="Table99.A" style:family="table-column">
      <style:table-column-properties style:column-width="4.057cm"/>
    </style:style>
    <style:style style:name="Table99.B" style:family="table-column">
      <style:table-column-properties style:column-width="13.529cm"/>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0" style:family="table">
      <style:table-properties style:width="13.335cm" table:align="margins"/>
    </style:style>
    <style:style style:name="Table100.A" style:family="table-column">
      <style:table-column-properties style:column-width="6.668cm" style:rel-column-width="32767*"/>
    </style:style>
    <style:style style:name="Table100.B" style:family="table-column">
      <style:table-column-properties style:column-width="6.668cm" style:rel-column-width="32768*"/>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101" style:family="table">
      <style:table-properties style:width="13.335cm" table:align="margins"/>
    </style:style>
    <style:style style:name="Table101.A" style:family="table-column">
      <style:table-column-properties style:column-width="6.668cm" style:rel-column-width="32767*"/>
    </style:style>
    <style:style style:name="Table101.B" style:family="table-column">
      <style:table-column-properties style:column-width="6.668cm" style:rel-column-width="32768*"/>
    </style:style>
    <style:style style:name="Table101.A1" style:family="table-cell">
      <style:table-cell-properties fo:padding="0.097cm" fo:border-left="0.05pt solid #000000" fo:border-right="none" fo:border-top="0.05pt solid #000000" fo:border-bottom="0.05pt solid #000000"/>
    </style:style>
    <style:style style:name="Table101.B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B2" style:family="table-cell">
      <style:table-cell-properties fo:padding="0.097cm" fo:border-left="0.05pt solid #000000" fo:border-right="0.05pt solid #000000" fo:border-top="none" fo:border-bottom="0.05pt solid #000000"/>
    </style:style>
    <style:style style:name="Table102" style:family="table">
      <style:table-properties style:width="13.335cm" table:align="margins"/>
    </style:style>
    <style:style style:name="Table102.A" style:family="table-column">
      <style:table-column-properties style:column-width="6.668cm" style:rel-column-width="32767*"/>
    </style:style>
    <style:style style:name="Table102.B" style:family="table-column">
      <style:table-column-properties style:column-width="6.668cm" style:rel-column-width="32768*"/>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5" style:family="table">
      <style:table-properties style:width="16.404cm" fo:margin-top="0cm" fo:margin-bottom="0cm" table:align="left"/>
    </style:style>
    <style:style style:name="Table105.A" style:family="table-column">
      <style:table-column-properties style:column-width="3.704cm"/>
    </style:style>
    <style:style style:name="Table105.B" style:family="table-column">
      <style:table-column-properties style:column-width="3.154cm"/>
    </style:style>
    <style:style style:name="Table105.C" style:family="table-column">
      <style:table-column-properties style:column-width="3.196cm"/>
    </style:style>
    <style:style style:name="Table105.D" style:family="table-column">
      <style:table-column-properties style:column-width="3.175cm"/>
    </style:style>
    <style:style style:name="Table105.1" style:family="table-row">
      <style:table-row-properties style:min-row-height="0.452cm" fo:keep-together="always"/>
    </style:style>
    <style:style style:name="Table105.A1" style:family="table-cell">
      <style:table-cell-properties style:vertical-align="bottom" fo:background-color="transparent" fo:padding="0.101cm" fo:border-left="1pt solid #000000" fo:border-right="none" fo:border-top="1pt solid #000000" fo:border-bottom="1pt solid #000000">
        <style:background-image/>
      </style:table-cell-properties>
    </style:style>
    <style:style style:name="Table105.B1" style:family="table-cell">
      <style:table-cell-properties style:vertical-align="bottom" fo:background-color="transparent" fo:padding="0.101cm" fo:border-left="0.25pt solid #000000" fo:border-right="none" fo:border-top="1pt solid #000000" fo:border-bottom="1pt solid #000000">
        <style:background-image/>
      </style:table-cell-properties>
    </style:style>
    <style:style style:name="Table105.E1" style:family="table-cell">
      <style:table-cell-properties style:vertical-align="bottom" fo:background-color="transparent" fo:padding="0.101cm" fo:border-left="0.25pt solid #000000" fo:border-right="0.25pt solid #000000" fo:border-top="1pt solid #000000" fo:border-bottom="1pt solid #000000">
        <style:background-image/>
      </style:table-cell-properties>
    </style:style>
    <style:style style:name="Table105.A2" style:family="table-cell">
      <style:table-cell-properties style:vertical-align="middle" fo:background-color="transparent" fo:padding="0.101cm" fo:border-left="1pt solid #000000" fo:border-right="none" fo:border-top="none" fo:border-bottom="0.25pt solid #000000">
        <style:background-image/>
      </style:table-cell-properties>
    </style:style>
    <style:style style:name="Table105.B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05.E2"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le105.34" style:family="table-row">
      <style:table-row-properties style:min-row-height="1.09cm" fo:keep-together="always"/>
    </style:style>
    <style:style style:name="Table105.A43" style:family="table-cell">
      <style:table-cell-properties style:vertical-align="middle" fo:background-color="transparent" fo:padding="0.101cm" fo:border-left="1pt solid #000000" fo:border-right="none" fo:border-top="1pt solid #000000" fo:border-bottom="1pt solid #000000">
        <style:background-image/>
      </style:table-cell-properties>
    </style:style>
    <style:style style:name="Table105.B43" style:family="table-cell">
      <style:table-cell-properties style:vertical-align="middle" fo:background-color="transparent" fo:padding="0.101cm" fo:border-left="0.25pt solid #000000" fo:border-right="none" fo:border-top="1pt solid #000000" fo:border-bottom="1pt solid #000000">
        <style:background-image/>
      </style:table-cell-properties>
    </style:style>
    <style:style style:name="Table105.E43" style:family="table-cell">
      <style:table-cell-properties style:vertical-align="middle" fo:background-color="transparent" fo:padding="0.101cm" fo:border-left="0.25pt solid #000000" fo:border-right="0.25pt solid #000000" fo:border-top="1pt solid #000000" fo:border-bottom="1pt solid #000000">
        <style:background-image/>
      </style:table-cell-properties>
    </style:style>
    <style:style style:name="Table117" style:family="table">
      <style:table-properties style:width="17.092cm" fo:margin-left="-0.106cm" fo:margin-top="0cm" fo:margin-bottom="0cm" table:align="left"/>
    </style:style>
    <style:style style:name="Table117.A" style:family="table-column">
      <style:table-column-properties style:column-width="5.108cm"/>
    </style:style>
    <style:style style:name="Table117.B" style:family="table-column">
      <style:table-column-properties style:column-width="2.992cm"/>
    </style:style>
    <style:style style:name="Table117.D" style:family="table-column">
      <style:table-column-properties style:column-width="2.993cm"/>
    </style:style>
    <style:style style:name="Table117.E" style:family="table-column">
      <style:table-column-properties style:column-width="3.007cm"/>
    </style:style>
    <style:style style:name="Table117.1" style:family="table-row">
      <style:table-row-properties style:min-row-height="0.452cm" fo:keep-together="auto"/>
    </style:style>
    <style:style style:name="Table117.A1" style:family="table-cell">
      <style:table-cell-properties style:vertical-align="bottom" fo:padding="0.101cm" fo:border-left="1pt solid #000000" fo:border-right="none" fo:border-top="1pt solid #000000" fo:border-bottom="1pt solid #000000"/>
    </style:style>
    <style:style style:name="Table117.B1" style:family="table-cell">
      <style:table-cell-properties style:vertical-align="bottom" fo:padding="0.101cm" fo:border-left="0.25pt solid #000000" fo:border-right="none" fo:border-top="1pt solid #000000" fo:border-bottom="1pt solid #000000"/>
    </style:style>
    <style:style style:name="Table117.E1" style:family="table-cell">
      <style:table-cell-properties style:vertical-align="bottom" fo:padding="0.101cm" fo:border-left="0.25pt solid #000000" fo:border-right="0.25pt solid #000000" fo:border-top="1pt solid #000000" fo:border-bottom="1pt solid #000000"/>
    </style:style>
    <style:style style:name="Table117.A2" style:family="table-cell">
      <style:table-cell-properties style:vertical-align="middle" fo:padding="0.101cm" fo:border-left="1pt solid #000000" fo:border-right="none" fo:border-top="none" fo:border-bottom="0.25pt solid #000000"/>
    </style:style>
    <style:style style:name="Table117.B2" style:family="table-cell">
      <style:table-cell-properties style:vertical-align="middle" fo:padding="0.101cm" fo:border-left="0.25pt solid #000000" fo:border-right="none" fo:border-top="none" fo:border-bottom="0.25pt solid #000000"/>
    </style:style>
    <style:style style:name="Table117.E2" style:family="table-cell">
      <style:table-cell-properties style:vertical-align="middle" fo:padding="0.101cm" fo:border-left="0.25pt solid #000000" fo:border-right="0.25pt solid #000000" fo:border-top="none" fo:border-bottom="0.25pt solid #000000"/>
    </style:style>
    <style:style style:name="Table117.A11" style:family="table-cell">
      <style:table-cell-properties style:vertical-align="middle" fo:padding="0.101cm" fo:border-left="1pt solid #000000" fo:border-right="none" fo:border-top="none" fo:border-bottom="1pt solid #000000"/>
    </style:style>
    <style:style style:name="Table117.B11" style:family="table-cell">
      <style:table-cell-properties style:vertical-align="middle" fo:padding="0.101cm" fo:border-left="0.25pt solid #000000" fo:border-right="none" fo:border-top="none" fo:border-bottom="1pt solid #000000"/>
    </style:style>
    <style:style style:name="Table117.E11" style:family="table-cell">
      <style:table-cell-properties style:vertical-align="middle" fo:padding="0.101cm" fo:border-left="0.25pt solid #000000" fo:border-right="0.25pt solid #000000" fo:border-top="none" fo:border-bottom="1pt solid #000000"/>
    </style:style>
    <style:style style:name="Table118" style:family="table">
      <style:table-properties style:width="17.092cm" fo:margin-left="-0.106cm" fo:margin-top="0cm" fo:margin-bottom="0cm" table:align="left"/>
    </style:style>
    <style:style style:name="Table118.A" style:family="table-column">
      <style:table-column-properties style:column-width="5.108cm"/>
    </style:style>
    <style:style style:name="Table118.B" style:family="table-column">
      <style:table-column-properties style:column-width="2.992cm"/>
    </style:style>
    <style:style style:name="Table118.D" style:family="table-column">
      <style:table-column-properties style:column-width="2.993cm"/>
    </style:style>
    <style:style style:name="Table118.E" style:family="table-column">
      <style:table-column-properties style:column-width="3.007cm"/>
    </style:style>
    <style:style style:name="Table118.1" style:family="table-row">
      <style:table-row-properties style:min-row-height="0.452cm" fo:keep-together="auto"/>
    </style:style>
    <style:style style:name="Table118.A1" style:family="table-cell">
      <style:table-cell-properties style:vertical-align="bottom" fo:padding="0.101cm" fo:border-left="1pt solid #000000" fo:border-right="none" fo:border-top="1pt solid #000000" fo:border-bottom="1pt solid #000000"/>
    </style:style>
    <style:style style:name="Table118.B1" style:family="table-cell">
      <style:table-cell-properties style:vertical-align="bottom" fo:padding="0.101cm" fo:border-left="0.25pt solid #000000" fo:border-right="none" fo:border-top="1pt solid #000000" fo:border-bottom="1pt solid #000000"/>
    </style:style>
    <style:style style:name="Table118.E1" style:family="table-cell">
      <style:table-cell-properties style:vertical-align="bottom" fo:padding="0.101cm" fo:border-left="0.25pt solid #000000" fo:border-right="0.25pt solid #000000" fo:border-top="1pt solid #000000" fo:border-bottom="1pt solid #000000"/>
    </style:style>
    <style:style style:name="Table118.A2" style:family="table-cell">
      <style:table-cell-properties style:vertical-align="middle" fo:padding="0.101cm" fo:border-left="1pt solid #000000" fo:border-right="none" fo:border-top="none" fo:border-bottom="0.25pt solid #000000"/>
    </style:style>
    <style:style style:name="Table118.B2" style:family="table-cell">
      <style:table-cell-properties style:vertical-align="middle" fo:padding="0.101cm" fo:border-left="0.25pt solid #000000" fo:border-right="none" fo:border-top="none" fo:border-bottom="0.25pt solid #000000"/>
    </style:style>
    <style:style style:name="Table118.E2" style:family="table-cell">
      <style:table-cell-properties style:vertical-align="middle" fo:padding="0.101cm" fo:border-left="0.25pt solid #000000" fo:border-right="0.25pt solid #000000" fo:border-top="none" fo:border-bottom="0.25pt solid #000000"/>
    </style:style>
    <style:style style:name="Table118.A10" style:family="table-cell">
      <style:table-cell-properties style:vertical-align="middle" fo:padding="0.101cm" fo:border-left="1pt solid #000000" fo:border-right="none" fo:border-top="none" fo:border-bottom="1pt solid #000000"/>
    </style:style>
    <style:style style:name="Table118.B10" style:family="table-cell">
      <style:table-cell-properties style:vertical-align="middle" fo:padding="0.101cm" fo:border-left="0.25pt solid #000000" fo:border-right="none" fo:border-top="none" fo:border-bottom="1pt solid #000000"/>
    </style:style>
    <style:style style:name="Table118.E11" style:family="table-cell">
      <style:table-cell-properties style:vertical-align="middle" fo:padding="0.101cm" fo:border-left="0.25pt solid #000000" fo:border-right="0.25pt solid #000000" fo:border-top="none" fo:border-bottom="1pt solid #000000"/>
    </style:style>
    <style:style style:name="Table119" style:family="table">
      <style:table-properties style:width="17.575cm" table:align="left" style:shadow="none" fo:keep-with-next="always"/>
    </style:style>
    <style:style style:name="Table119.A" style:family="table-column">
      <style:table-column-properties style:column-width="4.905cm"/>
    </style:style>
    <style:style style:name="Table119.B" style:family="table-column">
      <style:table-column-properties style:column-width="12.67cm"/>
    </style:style>
    <style:style style:name="Table119.A1" style:family="table-cell">
      <style:table-cell-properties fo:padding="0.097cm" fo:border-left="0.25pt solid #000000" fo:border-right="none" fo:border-top="0.25pt solid #000000" fo:border-bottom="0.25pt solid #000000"/>
    </style:style>
    <style:style style:name="Table119.B1" style:family="table-cell">
      <style:table-cell-properties fo:padding="0.097cm" fo:border="0.25pt solid #000000"/>
    </style:style>
    <style:style style:name="Table119.A2" style:family="table-cell">
      <style:table-cell-properties fo:padding="0.097cm" fo:border-left="0.25pt solid #000000" fo:border-right="none" fo:border-top="none" fo:border-bottom="0.25pt solid #000000"/>
    </style:style>
    <style:style style:name="Table119.B2" style:family="table-cell">
      <style:table-cell-properties fo:padding="0.097cm" fo:border-left="0.25pt solid #000000" fo:border-right="0.25pt solid #000000" fo:border-top="none" fo:border-bottom="0.25pt solid #000000"/>
    </style:style>
    <style:style style:name="Table121" style:family="table">
      <style:table-properties style:width="17.575cm" table:align="left" style:shadow="none" fo:keep-with-next="always"/>
    </style:style>
    <style:style style:name="Table121.A" style:family="table-column">
      <style:table-column-properties style:column-width="4.905cm"/>
    </style:style>
    <style:style style:name="Table121.B" style:family="table-column">
      <style:table-column-properties style:column-width="12.67cm"/>
    </style:style>
    <style:style style:name="Table121.A1" style:family="table-cell">
      <style:table-cell-properties fo:padding="0.097cm" fo:border-left="0.25pt solid #000000" fo:border-right="none" fo:border-top="0.25pt solid #000000" fo:border-bottom="0.25pt solid #000000"/>
    </style:style>
    <style:style style:name="Table121.B1" style:family="table-cell">
      <style:table-cell-properties fo:padding="0.097cm" fo:border="0.25pt solid #000000"/>
    </style:style>
    <style:style style:name="Table121.A2" style:family="table-cell">
      <style:table-cell-properties fo:padding="0.097cm" fo:border-left="0.25pt solid #000000" fo:border-right="none" fo:border-top="none" fo:border-bottom="0.25pt solid #000000"/>
    </style:style>
    <style:style style:name="Table121.B2" style:family="table-cell">
      <style:table-cell-properties fo:padding="0.097cm" fo:border-left="0.25pt solid #000000" fo:border-right="0.25pt solid #000000" fo:border-top="none" fo:border-bottom="0.25pt solid #000000"/>
    </style:style>
    <style:style style:name="Table122" style:family="table">
      <style:table-properties style:width="17.575cm" table:align="left" style:shadow="none" fo:keep-with-next="always"/>
    </style:style>
    <style:style style:name="Table122.A" style:family="table-column">
      <style:table-column-properties style:column-width="4.905cm"/>
    </style:style>
    <style:style style:name="Table122.B" style:family="table-column">
      <style:table-column-properties style:column-width="12.67cm"/>
    </style:style>
    <style:style style:name="Table122.A1" style:family="table-cell">
      <style:table-cell-properties fo:padding="0.097cm" fo:border-left="0.25pt solid #000000" fo:border-right="none" fo:border-top="0.25pt solid #000000" fo:border-bottom="0.25pt solid #000000"/>
    </style:style>
    <style:style style:name="Table122.B1" style:family="table-cell">
      <style:table-cell-properties fo:padding="0.097cm" fo:border="0.25pt solid #000000"/>
    </style:style>
    <style:style style:name="Table122.A2" style:family="table-cell">
      <style:table-cell-properties fo:padding="0.097cm" fo:border-left="0.25pt solid #000000" fo:border-right="none" fo:border-top="none" fo:border-bottom="0.25pt solid #000000"/>
    </style:style>
    <style:style style:name="Table122.B2" style:family="table-cell">
      <style:table-cell-properties fo:padding="0.097cm" fo:border-left="0.25pt solid #000000" fo:border-right="0.25pt solid #000000" fo:border-top="none" fo:border-bottom="0.25pt solid #000000"/>
    </style:style>
    <style:style style:name="Table123" style:family="table">
      <style:table-properties style:width="17.575cm" table:align="left" style:shadow="none" fo:keep-with-next="always"/>
    </style:style>
    <style:style style:name="Table123.A" style:family="table-column">
      <style:table-column-properties style:column-width="4.905cm"/>
    </style:style>
    <style:style style:name="Table123.B" style:family="table-column">
      <style:table-column-properties style:column-width="12.67cm"/>
    </style:style>
    <style:style style:name="Table123.A1" style:family="table-cell">
      <style:table-cell-properties fo:padding="0.097cm" fo:border-left="0.25pt solid #000000" fo:border-right="none" fo:border-top="0.25pt solid #000000" fo:border-bottom="0.25pt solid #000000"/>
    </style:style>
    <style:style style:name="Table123.B1" style:family="table-cell">
      <style:table-cell-properties fo:padding="0.097cm" fo:border="0.25pt solid #000000"/>
    </style:style>
    <style:style style:name="Table123.A2" style:family="table-cell">
      <style:table-cell-properties fo:padding="0.097cm" fo:border-left="0.25pt solid #000000" fo:border-right="none" fo:border-top="none" fo:border-bottom="0.25pt solid #000000"/>
    </style:style>
    <style:style style:name="Table123.B2" style:family="table-cell">
      <style:table-cell-properties fo:padding="0.097cm" fo:border-left="0.25pt solid #000000" fo:border-right="0.25pt solid #000000" fo:border-top="none" fo:border-bottom="0.25pt solid #000000"/>
    </style:style>
    <style:style style:name="Table124" style:family="table">
      <style:table-properties style:width="17.575cm" table:align="left" style:shadow="none" fo:keep-with-next="always"/>
    </style:style>
    <style:style style:name="Table124.A" style:family="table-column">
      <style:table-column-properties style:column-width="4.905cm"/>
    </style:style>
    <style:style style:name="Table124.B" style:family="table-column">
      <style:table-column-properties style:column-width="12.67cm"/>
    </style:style>
    <style:style style:name="Table124.A1" style:family="table-cell">
      <style:table-cell-properties fo:padding="0.097cm" fo:border-left="0.25pt solid #000000" fo:border-right="none" fo:border-top="0.25pt solid #000000" fo:border-bottom="0.25pt solid #000000"/>
    </style:style>
    <style:style style:name="Table124.B1" style:family="table-cell">
      <style:table-cell-properties fo:padding="0.097cm" fo:border="0.25pt solid #000000"/>
    </style:style>
    <style:style style:name="Table124.A2" style:family="table-cell">
      <style:table-cell-properties fo:padding="0.097cm" fo:border-left="0.25pt solid #000000" fo:border-right="none" fo:border-top="none" fo:border-bottom="0.25pt solid #000000"/>
    </style:style>
    <style:style style:name="Table124.B2" style:family="table-cell">
      <style:table-cell-properties fo:padding="0.097cm" fo:border-left="0.25pt solid #000000" fo:border-right="0.25pt solid #000000" fo:border-top="none" fo:border-bottom="0.25pt solid #000000"/>
    </style:style>
    <style:style style:name="Table130" style:family="table">
      <style:table-properties style:width="17.575cm" table:align="left" style:shadow="none" fo:keep-with-next="always"/>
    </style:style>
    <style:style style:name="Table130.A" style:family="table-column">
      <style:table-column-properties style:column-width="4.905cm"/>
    </style:style>
    <style:style style:name="Table130.B" style:family="table-column">
      <style:table-column-properties style:column-width="12.67cm"/>
    </style:style>
    <style:style style:name="Table130.A1" style:family="table-cell">
      <style:table-cell-properties fo:padding="0.097cm" fo:border-left="0.25pt solid #000000" fo:border-right="none" fo:border-top="0.25pt solid #000000" fo:border-bottom="0.25pt solid #000000"/>
    </style:style>
    <style:style style:name="Table130.B1" style:family="table-cell">
      <style:table-cell-properties fo:padding="0.097cm" fo:border="0.25pt solid #000000"/>
    </style:style>
    <style:style style:name="Table130.A2" style:family="table-cell">
      <style:table-cell-properties fo:padding="0.097cm" fo:border-left="0.25pt solid #000000" fo:border-right="none" fo:border-top="none" fo:border-bottom="0.25pt solid #000000"/>
    </style:style>
    <style:style style:name="Table130.B2" style:family="table-cell">
      <style:table-cell-properties fo:padding="0.097cm" fo:border-left="0.25pt solid #000000" fo:border-right="0.25pt solid #000000" fo:border-top="none" fo:border-bottom="0.25pt solid #000000"/>
    </style:style>
    <style:style style:name="Table131" style:family="table">
      <style:table-properties style:width="17.575cm" table:align="left" style:shadow="none" fo:keep-with-next="always"/>
    </style:style>
    <style:style style:name="Table131.A" style:family="table-column">
      <style:table-column-properties style:column-width="4.905cm"/>
    </style:style>
    <style:style style:name="Table131.B" style:family="table-column">
      <style:table-column-properties style:column-width="12.67cm"/>
    </style:style>
    <style:style style:name="Table131.A1" style:family="table-cell">
      <style:table-cell-properties fo:padding="0.097cm" fo:border-left="0.25pt solid #000000" fo:border-right="none" fo:border-top="0.25pt solid #000000" fo:border-bottom="0.25pt solid #000000"/>
    </style:style>
    <style:style style:name="Table131.B1" style:family="table-cell">
      <style:table-cell-properties fo:padding="0.097cm" fo:border="0.25pt solid #000000"/>
    </style:style>
    <style:style style:name="Table131.A2" style:family="table-cell">
      <style:table-cell-properties fo:padding="0.097cm" fo:border-left="0.25pt solid #000000" fo:border-right="none" fo:border-top="none" fo:border-bottom="0.25pt solid #000000"/>
    </style:style>
    <style:style style:name="Table131.B2" style:family="table-cell">
      <style:table-cell-properties fo:padding="0.097cm" fo:border-left="0.25pt solid #000000" fo:border-right="0.25pt solid #000000" fo:border-top="none" fo:border-bottom="0.25pt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Liberation Serif" fo:language="fr" fo:country="CA" fo:font-weight="normal" officeooo:paragraph-rsid="019ce199" fo:background-color="transparent" style:font-size-asian="10.5pt" style:font-weight-asian="normal" style:font-weight-complex="normal"/>
    </style:style>
    <style:style style:name="P3" style:family="paragraph" style:parent-style-name="Text_20_body">
      <style:paragraph-properties fo:text-align="start" style:justify-single-word="false"/>
      <style:text-properties style:font-name="Liberation Serif" fo:language="fr" fo:country="CA" fo:font-weight="normal" officeooo:rsid="10377b1b" officeooo:paragraph-rsid="04d108fe" fo:background-color="transparent" style:font-size-asian="10.5pt" style:font-weight-asian="normal" style:font-weight-complex="normal"/>
    </style:style>
    <style:style style:name="P4" style:family="paragraph" style:parent-style-name="Text_20_body">
      <style:text-properties officeooo:rsid="002cf8ce" officeooo:paragraph-rsid="002cf8ce"/>
    </style:style>
    <style:style style:name="P5" style:family="paragraph" style:parent-style-name="Text_20_body">
      <style:text-properties officeooo:paragraph-rsid="0149295f"/>
    </style:style>
    <style:style style:name="P6" style:family="paragraph" style:parent-style-name="Text_20_body">
      <style:text-properties officeooo:rsid="002d99d3" officeooo:paragraph-rsid="019ce199"/>
    </style:style>
    <style:style style:name="P7" style:family="paragraph" style:parent-style-name="Text_20_body">
      <style:text-properties officeooo:paragraph-rsid="019ce199"/>
    </style:style>
    <style:style style:name="P8" style:family="paragraph" style:parent-style-name="Text_20_body">
      <style:text-properties officeooo:rsid="1096149e" officeooo:paragraph-rsid="00105be9"/>
    </style:style>
    <style:style style:name="P9" style:family="paragraph" style:parent-style-name="Text_20_body">
      <style:text-properties officeooo:rsid="04cfe36e" officeooo:paragraph-rsid="04d108fe"/>
    </style:style>
    <style:style style:name="P10" style:family="paragraph" style:parent-style-name="Text_20_body">
      <style:text-properties officeooo:rsid="0d9a12e8" officeooo:paragraph-rsid="04d108fe"/>
    </style:style>
    <style:style style:name="P11" style:family="paragraph" style:parent-style-name="Text_20_body">
      <style:text-properties officeooo:rsid="0d7f1402" officeooo:paragraph-rsid="04d108fe"/>
    </style:style>
    <style:style style:name="P12" style:family="paragraph" style:parent-style-name="Text_20_body">
      <style:text-properties officeooo:rsid="0d59217c" officeooo:paragraph-rsid="04d108fe"/>
    </style:style>
    <style:style style:name="P13" style:family="paragraph" style:parent-style-name="Text_20_body">
      <style:text-properties officeooo:rsid="00359239" officeooo:paragraph-rsid="022e3289"/>
    </style:style>
    <style:style style:name="P14" style:family="paragraph" style:parent-style-name="Text_20_body">
      <style:text-properties officeooo:rsid="03ec3ab4" officeooo:paragraph-rsid="06a169c9"/>
    </style:style>
    <style:style style:name="P15" style:family="paragraph" style:parent-style-name="Text_20_body">
      <style:text-properties officeooo:rsid="06b16069" officeooo:paragraph-rsid="06b16069"/>
    </style:style>
    <style:style style:name="P16" style:family="paragraph" style:parent-style-name="Text_20_body">
      <style:text-properties officeooo:rsid="041ec152" officeooo:paragraph-rsid="06cb5655"/>
    </style:style>
    <style:style style:name="P17" style:family="paragraph" style:parent-style-name="Text_20_body">
      <style:paragraph-properties fo:margin-top="0cm" fo:margin-bottom="0cm" loext:contextual-spacing="false" fo:line-height="100%"/>
      <style:text-properties fo:language="fr" fo:country="CA" officeooo:paragraph-rsid="00105be9"/>
    </style:style>
    <style:style style:name="P18" style:family="paragraph" style:parent-style-name="corps">
      <style:paragraph-properties fo:margin-top="0cm" fo:margin-bottom="0cm" loext:contextual-spacing="false" fo:line-height="150%" fo:text-align="justify" style:justify-single-word="false"/>
      <style:text-properties style:font-name="Liberation Serif" fo:language="fr" fo:country="CA" fo:font-weight="normal" officeooo:paragraph-rsid="00105be9" fo:background-color="transparent" style:font-size-asian="10.5pt" style:font-weight-asian="normal" style:font-weight-complex="normal"/>
    </style:style>
    <style:style style:name="P19" style:family="paragraph" style:parent-style-name="corps">
      <style:paragraph-properties fo:margin-top="0cm" fo:margin-bottom="0cm" loext:contextual-spacing="false" fo:line-height="150%" fo:text-align="justify" style:justify-single-word="false"/>
      <style:text-properties style:font-name="Liberation Serif" fo:language="fr" fo:country="CA" fo:font-weight="normal" officeooo:rsid="00189994" officeooo:paragraph-rsid="00189994" fo:background-color="transparent" style:font-size-asian="10.5pt" style:font-weight-asian="normal" style:font-weight-complex="normal"/>
    </style:style>
    <style:style style:name="P20" style:family="paragraph" style:parent-style-name="Table">
      <style:paragraph-properties fo:keep-with-next="always"/>
    </style:style>
    <style:style style:name="P21" style:family="paragraph" style:parent-style-name="Table">
      <style:paragraph-properties fo:keep-with-next="always"/>
      <style:text-properties officeooo:paragraph-rsid="000e4435"/>
    </style:style>
    <style:style style:name="P22" style:family="paragraph" style:parent-style-name="Table">
      <style:paragraph-properties fo:keep-with-next="always"/>
      <style:text-properties officeooo:paragraph-rsid="019ce199"/>
    </style:style>
    <style:style style:name="P23" style:family="paragraph" style:parent-style-name="Table">
      <style:paragraph-properties fo:keep-with-next="always"/>
      <style:text-properties officeooo:paragraph-rsid="01e848e2"/>
    </style:style>
    <style:style style:name="P24" style:family="paragraph" style:parent-style-name="Table">
      <style:paragraph-properties fo:keep-with-next="always"/>
      <style:text-properties officeooo:rsid="1074fbe5" officeooo:paragraph-rsid="02c73280"/>
    </style:style>
    <style:style style:name="P25" style:family="paragraph" style:parent-style-name="Table">
      <style:paragraph-properties fo:keep-with-next="always"/>
      <style:text-properties officeooo:paragraph-rsid="05f85743"/>
    </style:style>
    <style:style style:name="P26" style:family="paragraph" style:parent-style-name="Table">
      <style:paragraph-properties fo:keep-with-next="always"/>
      <style:text-properties officeooo:paragraph-rsid="06877a7c"/>
    </style:style>
    <style:style style:name="P27" style:family="paragraph" style:parent-style-name="Table">
      <style:paragraph-properties fo:keep-with-next="always"/>
      <style:text-properties officeooo:paragraph-rsid="068f01a9"/>
    </style:style>
    <style:style style:name="P28" style:family="paragraph" style:parent-style-name="Table">
      <style:paragraph-properties fo:keep-with-next="always"/>
      <style:text-properties officeooo:paragraph-rsid="06a169c9"/>
    </style:style>
    <style:style style:name="P29" style:family="paragraph" style:parent-style-name="Table">
      <style:paragraph-properties fo:keep-with-next="always"/>
      <style:text-properties officeooo:paragraph-rsid="06b16069"/>
    </style:style>
    <style:style style:name="P30" style:family="paragraph" style:parent-style-name="Table">
      <style:paragraph-properties fo:keep-with-next="always"/>
      <style:text-properties officeooo:paragraph-rsid="06b1c2f9"/>
    </style:style>
    <style:style style:name="P31" style:family="paragraph" style:parent-style-name="Table">
      <style:paragraph-properties fo:keep-with-next="always"/>
      <style:text-properties officeooo:paragraph-rsid="06d22c7b"/>
    </style:style>
    <style:style style:name="P32" style:family="paragraph" style:parent-style-name="Table">
      <style:paragraph-properties fo:keep-with-next="always"/>
      <style:text-properties officeooo:paragraph-rsid="06d2ac82"/>
    </style:style>
    <style:style style:name="P33" style:family="paragraph" style:parent-style-name="Tableau">
      <style:paragraph-properties fo:keep-with-next="always"/>
      <style:text-properties style:font-name="Liberation Serif" fo:font-size="12pt" officeooo:paragraph-rsid="000e4435" style:font-size-asian="12pt" style:font-size-complex="12pt"/>
    </style:style>
    <style:style style:name="P34" style:family="paragraph" style:parent-style-name="Tableau">
      <style:paragraph-properties fo:keep-with-next="always"/>
      <style:text-properties officeooo:paragraph-rsid="019ce199"/>
    </style:style>
    <style:style style:name="P35" style:family="paragraph" style:parent-style-name="MRAI">
      <style:paragraph-properties fo:keep-with-next="always"/>
      <style:text-properties style:font-name="Liberation Serif" fo:font-size="12pt" officeooo:paragraph-rsid="019ce199" style:font-size-asian="12pt" style:font-size-complex="12pt"/>
    </style:style>
    <style:style style:name="P36" style:family="paragraph" style:parent-style-name="MRAI">
      <style:paragraph-properties fo:keep-with-next="always"/>
      <style:text-properties officeooo:paragraph-rsid="019ce199"/>
    </style:style>
    <style:style style:name="P37" style:family="paragraph" style:parent-style-name="corps">
      <style:paragraph-properties fo:line-height="150%" fo:text-align="justify" style:justify-single-word="false" fo:keep-with-next="always"/>
      <style:text-properties style:font-name="Liberation Serif" fo:language="fr" fo:country="CA" fo:font-weight="normal" officeooo:rsid="0311cc2f" officeooo:paragraph-rsid="019ce199" fo:background-color="transparent" style:font-size-asian="10.5pt" style:font-weight-asian="normal" style:font-weight-complex="normal"/>
    </style:style>
    <style:style style:name="P38" style:family="paragraph" style:parent-style-name="corps">
      <style:paragraph-properties fo:line-height="150%" fo:text-align="justify" style:justify-single-word="false" fo:keep-with-next="always"/>
      <style:text-properties style:font-name="Liberation Serif" fo:language="fr" fo:country="CA" fo:font-weight="normal" officeooo:paragraph-rsid="019ce199" fo:background-color="transparent" style:font-size-asian="10.5pt" style:font-weight-asian="normal" style:font-weight-complex="normal"/>
    </style:style>
    <style:style style:name="P39" style:family="paragraph" style:parent-style-name="Standard">
      <style:paragraph-properties fo:line-height="150%" fo:text-align="center" style:justify-single-word="false"/>
      <style:text-properties style:font-name="Times New Roman1" fo:language="fr" fo:country="CA" officeooo:paragraph-rsid="000c9072" fo:background-color="transparent" style:font-size-asian="10.5pt"/>
    </style:style>
    <style:style style:name="P40" style:family="paragraph" style:parent-style-name="Standard">
      <style:paragraph-properties fo:line-height="150%" fo:text-align="center" style:justify-single-word="false"/>
      <style:text-properties style:font-name="Times New Roman1" fo:language="fr" fo:country="CA" officeooo:rsid="049f6122" officeooo:paragraph-rsid="000c9072" fo:background-color="transparent" style:font-size-asian="10.5pt"/>
    </style:style>
    <style:style style:name="P41" style:family="paragraph" style:parent-style-name="Standard">
      <style:paragraph-properties fo:line-height="150%" fo:text-align="start" style:justify-single-word="false"/>
      <style:text-properties style:font-name="Times New Roman1" fo:language="fr" fo:country="CA" fo:font-weight="normal" officeooo:rsid="000c9072" officeooo:paragraph-rsid="000c9072" fo:background-color="transparent" style:font-size-asian="10.5pt" style:font-weight-asian="normal" style:font-weight-complex="normal"/>
    </style:style>
    <style:style style:name="P42" style:family="paragraph" style:parent-style-name="Standard">
      <style:paragraph-properties fo:line-height="150%" fo:text-align="justify" style:justify-single-word="false"/>
      <style:text-properties style:font-name="Times New Roman1" fo:language="fr" fo:country="CA" fo:font-weight="normal" officeooo:rsid="04b7ee51" officeooo:paragraph-rsid="000df9b7" fo:background-color="transparent" style:font-size-asian="10.5pt" style:font-weight-asian="normal" style:font-weight-complex="normal"/>
    </style:style>
    <style:style style:name="P43" style:family="paragraph" style:parent-style-name="Standard">
      <style:paragraph-properties fo:line-height="150%" fo:text-align="justify" style:justify-single-word="false"/>
      <style:text-properties style:font-name="Times New Roman1" fo:language="fr" fo:country="CA" fo:font-weight="normal" officeooo:rsid="0445c135" officeooo:paragraph-rsid="0445c135" fo:background-color="transparent" style:font-size-asian="10.5pt" style:font-weight-asian="normal" style:font-weight-complex="normal"/>
    </style:style>
    <style:style style:name="P44" style:family="paragraph" style:parent-style-name="Standard">
      <style:paragraph-properties fo:line-height="150%" fo:text-align="center" style:justify-single-word="false"/>
      <style:text-properties style:font-name="Times New Roman1" officeooo:paragraph-rsid="000c9072"/>
    </style:style>
    <style:style style:name="P45" style:family="paragraph" style:parent-style-name="Standard">
      <style:paragraph-properties fo:line-height="150%" fo:text-align="start" style:justify-single-word="false"/>
      <style:text-properties style:font-name="Liberation Serif" fo:language="fr" fo:country="CA" officeooo:paragraph-rsid="000e4435" fo:background-color="transparent" style:font-size-asian="10.5pt"/>
    </style:style>
    <style:style style:name="P46" style:family="paragraph" style:parent-style-name="Standard">
      <style:paragraph-properties fo:line-height="150%" fo:text-align="start" style:justify-single-word="false"/>
      <style:text-properties style:font-name="Liberation Serif" fo:language="fr" fo:country="CA" officeooo:paragraph-rsid="00105be9" fo:background-color="transparent" style:font-size-asian="10.5pt"/>
    </style:style>
    <style:style style:name="P47" style:family="paragraph" style:parent-style-name="Standard">
      <style:paragraph-properties fo:line-height="150%" fo:text-align="start" style:justify-single-word="false"/>
      <style:text-properties style:font-name="Liberation Serif" fo:language="fr" fo:country="CA" officeooo:paragraph-rsid="019e4a7f" fo:background-color="transparent" style:font-size-asian="10.5pt"/>
    </style:style>
    <style:style style:name="P48" style:family="paragraph" style:parent-style-name="Standard">
      <style:paragraph-properties fo:line-height="150%" fo:text-align="justify" style:justify-single-word="false"/>
      <style:text-properties style:font-name="Liberation Serif" fo:language="fr" fo:country="CA" officeooo:paragraph-rsid="000df9b7" fo:background-color="transparent" style:font-size-asian="10.5pt"/>
    </style:style>
    <style:style style:name="P49" style:family="paragraph" style:parent-style-name="Standard">
      <style:paragraph-properties fo:line-height="150%" fo:text-align="justify" style:justify-single-word="false"/>
      <style:text-properties style:font-name="Liberation Serif" fo:language="fr" fo:country="CA" officeooo:paragraph-rsid="000e4435" fo:background-color="transparent" style:font-size-asian="10.5pt"/>
    </style:style>
    <style:style style:name="P50" style:family="paragraph" style:parent-style-name="Standard">
      <style:paragraph-properties fo:line-height="150%" fo:text-align="justify" style:justify-single-word="false"/>
      <style:text-properties style:font-name="Liberation Serif" fo:language="fr" fo:country="CA" officeooo:paragraph-rsid="016747ae" fo:background-color="transparent" style:font-size-asian="10.5pt"/>
    </style:style>
    <style:style style:name="P51" style:family="paragraph" style:parent-style-name="Standard">
      <style:paragraph-properties fo:line-height="150%" fo:text-align="justify" style:justify-single-word="false"/>
      <style:text-properties style:font-name="Liberation Serif" fo:language="fr" fo:country="CA" officeooo:paragraph-rsid="0445c135" fo:background-color="transparent" style:font-size-asian="10.5pt"/>
    </style:style>
    <style:style style:name="P52" style:family="paragraph" style:parent-style-name="Standard">
      <style:paragraph-properties fo:line-height="150%" fo:text-align="justify" style:justify-single-word="false"/>
      <style:text-properties style:font-name="Liberation Serif" fo:language="fr" fo:country="CA" officeooo:paragraph-rsid="0493b843" fo:background-color="transparent" style:font-size-asian="10.5pt"/>
    </style:style>
    <style:style style:name="P53" style:family="paragraph" style:parent-style-name="Standard">
      <style:paragraph-properties fo:line-height="150%" fo:text-align="justify" style:justify-single-word="false"/>
      <style:text-properties style:font-name="Liberation Serif" fo:language="fr" fo:country="CA" officeooo:rsid="061a22dd" officeooo:paragraph-rsid="000df9b7" fo:background-color="transparent" style:font-size-asian="10.5pt"/>
    </style:style>
    <style:style style:name="P54" style:family="paragraph" style:parent-style-name="Standard">
      <style:paragraph-properties fo:line-height="150%" fo:text-align="start" style:justify-single-word="false"/>
      <style:text-properties style:font-name="Liberation Serif" fo:language="fr" fo:country="CA" officeooo:rsid="01947bf4" officeooo:paragraph-rsid="01947bf4" fo:background-color="transparent" style:font-size-asian="10.5pt"/>
    </style:style>
    <style:style style:name="P55" style:family="paragraph" style:parent-style-name="Standard">
      <style:paragraph-properties fo:line-height="150%" fo:text-align="justify" style:justify-single-word="false"/>
      <style:text-properties style:font-name="Liberation Serif" fo:language="fr" fo:country="CA" officeooo:rsid="0445c135" officeooo:paragraph-rsid="0445c135" fo:background-color="transparent" style:font-size-asian="10.5pt"/>
    </style:style>
    <style:style style:name="P56" style:family="paragraph" style:parent-style-name="Standard">
      <style:text-properties style:font-name="Liberation Serif" fo:language="fr" fo:country="CA" officeooo:rsid="05b6cddc" officeooo:paragraph-rsid="000e4435" fo:background-color="transparent" style:font-size-asian="10.5pt"/>
    </style:style>
    <style:style style:name="P57" style:family="paragraph" style:parent-style-name="Standard">
      <style:paragraph-properties fo:line-height="150%" fo:text-align="justify" style:justify-single-word="false"/>
      <style:text-properties style:font-name="Liberation Serif" fo:language="fr" fo:country="CA" fo:font-style="italic" officeooo:paragraph-rsid="000df9b7" fo:background-color="transparent" style:font-size-asian="10.5pt"/>
    </style:style>
    <style:style style:name="P58" style:family="paragraph" style:parent-style-name="Standard">
      <style:paragraph-properties fo:line-height="150%" fo:text-align="start" style:justify-single-word="false"/>
      <style:text-properties style:font-name="Liberation Serif" fo:language="fr" fo:country="CA" fo:font-style="italic" officeooo:paragraph-rsid="000e4435" fo:background-color="transparent" style:font-size-asian="10.5pt"/>
    </style:style>
    <style:style style:name="P59" style:family="paragraph" style:parent-style-name="Standard">
      <style:paragraph-properties fo:line-height="150%" fo:text-align="start" style:justify-single-word="false"/>
      <style:text-properties style:font-name="Liberation Serif" fo:language="fr" fo:country="CA" fo:font-style="italic" officeooo:paragraph-rsid="000e4435" fo:background-color="transparent" style:font-size-asian="10.5pt" style:font-style-asian="italic" style:font-style-complex="italic"/>
    </style:style>
    <style:style style:name="P60" style:family="paragraph" style:parent-style-name="Standard">
      <style:paragraph-properties fo:line-height="150%" fo:text-align="justify" style:justify-single-word="false"/>
      <style:text-properties style:font-name="Liberation Serif" fo:language="fr" fo:country="CA" fo:font-weight="normal" officeooo:rsid="03c9ca35" officeooo:paragraph-rsid="000df9b7" fo:background-color="transparent" style:font-size-asian="10.5pt" style:font-weight-asian="normal" style:font-weight-complex="normal"/>
    </style:style>
    <style:style style:name="P61" style:family="paragraph" style:parent-style-name="Standard">
      <style:paragraph-properties fo:line-height="150%" fo:text-align="justify" style:justify-single-word="false"/>
      <style:text-properties style:font-name="Liberation Serif" fo:language="fr" fo:country="CA" fo:font-weight="normal" officeooo:paragraph-rsid="000df9b7" fo:background-color="transparent" style:font-size-asian="10.5pt" style:font-weight-asian="normal" style:font-weight-complex="normal"/>
    </style:style>
    <style:style style:name="P62" style:family="paragraph" style:parent-style-name="Standard">
      <style:paragraph-properties fo:line-height="150%" fo:text-align="justify" style:justify-single-word="false"/>
      <style:text-properties style:font-name="Liberation Serif" fo:language="fr" fo:country="CA" fo:font-weight="normal" officeooo:paragraph-rsid="000e4435" fo:background-color="transparent" style:font-size-asian="10.5pt" style:font-weight-asian="normal" style:font-weight-complex="normal"/>
    </style:style>
    <style:style style:name="P63" style:family="paragraph" style:parent-style-name="Standard">
      <style:paragraph-properties fo:line-height="150%" fo:text-align="justify" style:justify-single-word="false"/>
      <style:text-properties style:font-name="Liberation Serif" fo:language="fr" fo:country="CA" fo:font-weight="normal" officeooo:paragraph-rsid="019ce199" fo:background-color="transparent" style:font-size-asian="10.5pt" style:font-weight-asian="normal" style:font-weight-complex="normal"/>
    </style:style>
    <style:style style:name="P64" style:family="paragraph" style:parent-style-name="Standard">
      <style:paragraph-properties fo:line-height="150%" fo:text-align="start" style:justify-single-word="false"/>
      <style:text-properties style:font-name="Liberation Serif" fo:language="fr" fo:country="CA" fo:font-weight="normal" officeooo:paragraph-rsid="000e4435" fo:background-color="transparent" style:font-size-asian="10.5pt" style:font-weight-asian="normal" style:font-weight-complex="normal"/>
    </style:style>
    <style:style style:name="P65" style:family="paragraph" style:parent-style-name="Standard">
      <style:paragraph-properties fo:line-height="150%" fo:text-align="justify" style:justify-single-word="false"/>
      <style:text-properties style:font-name="Liberation Serif" fo:language="fr" fo:country="CA" fo:font-weight="normal" officeooo:rsid="0929658d" officeooo:paragraph-rsid="019ce199" fo:background-color="transparent" style:font-size-asian="10.5pt" style:font-weight-asian="normal" style:font-weight-complex="normal"/>
    </style:style>
    <style:style style:name="P66" style:family="paragraph" style:parent-style-name="Standard">
      <style:paragraph-properties fo:line-height="150%" fo:text-align="justify" style:justify-single-word="false"/>
      <style:text-properties style:font-name="Liberation Serif" fo:language="fr" fo:country="CA" fo:font-weight="normal" officeooo:rsid="00245ab7" officeooo:paragraph-rsid="019ce199" fo:background-color="transparent" style:font-size-asian="10.5pt" style:font-weight-asian="normal" style:font-weight-complex="normal"/>
    </style:style>
    <style:style style:name="P67" style:family="paragraph" style:parent-style-name="Standard">
      <style:text-properties style:font-name="Liberation Serif" fo:language="fr" fo:country="CA" fo:font-weight="normal" officeooo:rsid="00202fc3" officeooo:paragraph-rsid="019ce199" fo:background-color="transparent" style:font-size-asian="10.5pt" style:font-weight-asian="normal" style:font-weight-complex="normal"/>
    </style:style>
    <style:style style:name="P68" style:family="paragraph" style:parent-style-name="Standard">
      <style:paragraph-properties fo:line-height="150%" fo:text-align="justify" style:justify-single-word="false"/>
      <style:text-properties style:font-name="Liberation Serif" fo:language="fr" fo:country="CA" fo:font-weight="normal" officeooo:rsid="0445c135" officeooo:paragraph-rsid="0445c135" fo:background-color="transparent" style:font-size-asian="10.5pt" style:font-weight-asian="normal" style:font-weight-complex="normal"/>
    </style:style>
    <style:style style:name="P69" style:family="paragraph" style:parent-style-name="Standard">
      <style:paragraph-properties fo:line-height="150%" fo:text-align="justify" style:justify-single-word="false"/>
      <style:text-properties style:font-name="Liberation Serif" fo:language="fr" fo:country="CA" fo:font-weight="normal" officeooo:rsid="0445c135" officeooo:paragraph-rsid="0493b843" fo:background-color="transparent" style:font-size-asian="10.5pt" style:font-weight-asian="normal" style:font-weight-complex="normal"/>
    </style:style>
    <style:style style:name="P70" style:family="paragraph" style:parent-style-name="Standard">
      <style:paragraph-properties fo:line-height="150%" fo:text-align="justify" style:justify-single-word="false"/>
      <style:text-properties style:font-name="Liberation Serif" fo:language="fr" fo:country="CA" fo:font-weight="normal" officeooo:paragraph-rsid="000e4435" style:font-size-asian="10.5pt" style:font-weight-asian="normal" style:font-weight-complex="normal"/>
    </style:style>
    <style:style style:name="P71" style:family="paragraph" style:parent-style-name="Standard">
      <style:paragraph-properties fo:line-height="150%" fo:text-align="justify" style:justify-single-word="false"/>
      <style:text-properties style:font-name="Liberation Serif" fo:language="fr" fo:country="CA" fo:font-weight="normal" officeooo:paragraph-rsid="0379e371" style:font-size-asian="10.5pt" style:font-weight-asian="normal" style:font-weight-complex="normal"/>
    </style:style>
    <style:style style:name="P72" style:family="paragraph" style:parent-style-name="Standard">
      <style:paragraph-properties fo:line-height="150%" fo:text-align="justify" style:justify-single-word="false"/>
      <style:text-properties style:font-name="Liberation Serif" fo:language="fr" fo:country="CA" fo:font-weight="normal" officeooo:rsid="040a80a9" officeooo:paragraph-rsid="000e4435" style:font-size-asian="10.5pt" style:font-weight-asian="normal" style:font-weight-complex="normal"/>
    </style:style>
    <style:style style:name="P73" style:family="paragraph" style:parent-style-name="Standard">
      <style:paragraph-properties fo:line-height="150%" fo:text-align="justify" style:justify-single-word="false"/>
      <style:text-properties style:font-name="Liberation Serif" fo:language="fr" fo:country="CA" fo:font-style="normal" fo:font-weight="normal" officeooo:paragraph-rsid="000e4435" fo:background-color="transparent" style:font-size-asian="10.5pt" style:font-style-asian="normal" style:font-weight-asian="normal" style:font-style-complex="normal" style:font-weight-complex="normal"/>
    </style:style>
    <style:style style:name="P74" style:family="paragraph" style:parent-style-name="Standard">
      <style:paragraph-properties fo:line-height="150%" fo:text-align="justify" style:justify-single-word="false"/>
      <style:text-properties style:font-name="Liberation Serif" fo:language="fr" fo:country="CA" fo:font-style="normal" fo:font-weight="normal" officeooo:paragraph-rsid="019ce199" fo:background-color="transparent" style:font-size-asian="10.5pt"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style:text-properties style:font-name="Liberation Serif" fo:language="fr" fo:country="CA" fo:font-style="normal" fo:font-weight="normal" officeooo:rsid="052ea7d6" officeooo:paragraph-rsid="000e4435" fo:background-color="transparent" style:font-size-asian="10.5pt" style:font-style-asian="normal" style:font-weight-asian="normal" style:font-style-complex="normal" style:font-weight-complex="normal"/>
    </style:style>
    <style:style style:name="P76" style:family="paragraph" style:parent-style-name="Standard">
      <style:paragraph-properties fo:line-height="150%" fo:text-align="justify" style:justify-single-word="false"/>
      <style:text-properties style:font-name="Liberation Serif" fo:language="fr" fo:country="CA" fo:font-style="normal" fo:font-weight="normal" officeooo:rsid="0929658d" officeooo:paragraph-rsid="019ce199" fo:background-color="transparent" style:font-size-asian="10.5pt" style:font-style-asian="normal" style:font-weight-asian="normal" style:font-style-complex="normal" style:font-weight-complex="normal"/>
    </style:style>
    <style:style style:name="P77" style:family="paragraph" style:parent-style-name="Standard">
      <style:paragraph-properties fo:line-height="150%" fo:text-align="justify" style:justify-single-word="false"/>
      <style:text-properties style:font-name="Liberation Serif" fo:language="fr" fo:country="CA" fo:font-style="normal" fo:font-weight="normal" officeooo:rsid="09046f89" officeooo:paragraph-rsid="019ce199" fo:background-color="transparent" style:font-size-asian="10.5pt" style:font-style-asian="normal" style:font-weight-asian="normal" style:font-style-complex="normal" style:font-weight-complex="normal"/>
    </style:style>
    <style:style style:name="P78" style:family="paragraph" style:parent-style-name="Standard">
      <style:paragraph-properties fo:line-height="150%" fo:text-align="justify" style:justify-single-word="false"/>
      <style:text-properties style:font-name="Liberation Serif" fo:language="fr" fo:country="CA" fo:font-style="normal" fo:font-weight="normal" officeooo:rsid="0943358b" officeooo:paragraph-rsid="019ce199" fo:background-color="transparent" style:font-size-asian="10.5pt" style:font-style-asian="normal" style:font-weight-asian="normal" style:font-style-complex="normal" style:font-weight-complex="normal"/>
    </style:style>
    <style:style style:name="P79" style:family="paragraph" style:parent-style-name="Standard">
      <style:paragraph-properties fo:line-height="150%" fo:text-align="justify" style:justify-single-word="false"/>
      <style:text-properties style:font-name="Liberation Serif" fo:language="fr" fo:country="CA" fo:font-style="normal" fo:font-weight="normal" officeooo:rsid="0952f49a" officeooo:paragraph-rsid="019ce199" fo:background-color="transparent" style:font-size-asian="10.5pt"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style:text-properties style:font-name="Liberation Serif" fo:language="fr" fo:country="CA" fo:font-style="normal" officeooo:paragraph-rsid="000e4435" fo:background-color="transparent" style:font-size-asian="10.5pt" style:font-style-asian="normal" style:font-style-complex="normal"/>
    </style:style>
    <style:style style:name="P81" style:family="paragraph" style:parent-style-name="Standard">
      <style:paragraph-properties fo:line-height="150%" fo:text-align="justify" style:justify-single-word="false"/>
      <style:text-properties style:font-name="Liberation Serif" fo:language="fr" fo:country="CA" fo:font-style="normal" officeooo:paragraph-rsid="000e4435" fo:background-color="transparent" style:font-size-asian="10.5pt" style:font-style-asian="normal" style:font-style-complex="normal"/>
    </style:style>
    <style:style style:name="P82" style:family="paragraph" style:parent-style-name="Standard">
      <style:paragraph-properties fo:line-height="150%" fo:text-align="start" style:justify-single-word="false"/>
      <style:text-properties style:font-name="Liberation Serif" fo:language="fr" fo:country="CA" fo:font-style="normal" officeooo:rsid="04a15461" officeooo:paragraph-rsid="000e4435" fo:background-color="transparent" style:font-size-asian="10.5pt" style:font-style-asian="normal" style:font-style-complex="normal"/>
    </style:style>
    <style:style style:name="P83" style:family="paragraph" style:parent-style-name="Standard">
      <style:paragraph-properties fo:line-height="150%" fo:text-align="start" style:justify-single-word="false"/>
      <style:text-properties style:font-name="Liberation Serif" fo:language="fr" fo:country="CA" fo:font-style="normal" officeooo:rsid="01905f03" officeooo:paragraph-rsid="01905f03" fo:background-color="transparent" style:font-size-asian="10.5pt" style:font-style-asian="normal" style:font-style-complex="normal"/>
    </style:style>
    <style:style style:name="P84" style:family="paragraph" style:parent-style-name="Standard">
      <style:paragraph-properties fo:line-height="150%" fo:text-align="start" style:justify-single-word="false"/>
      <style:text-properties style:font-name="Liberation Serif" fo:language="fr" fo:country="CA" fo:font-weight="bold" officeooo:paragraph-rsid="000e4435" fo:background-color="transparent" style:font-size-asian="10.5pt" style:font-weight-asian="bold" style:font-weight-complex="bold"/>
    </style:style>
    <style:style style:name="P85" style:family="paragraph" style:parent-style-name="Standard">
      <style:paragraph-properties fo:line-height="150%" fo:text-align="start" style:justify-single-word="false"/>
      <style:text-properties style:font-name="Liberation Serif" fo:language="fr" fo:country="CA" style:text-underline-style="none" fo:font-weight="normal" officeooo:rsid="019e4d79" officeooo:paragraph-rsid="019e4d79" fo:background-color="transparent" style:font-size-asian="10.5pt" style:font-weight-asian="normal" style:font-weight-complex="normal"/>
    </style:style>
    <style:style style:name="P86" style:family="paragraph" style:parent-style-name="Standard">
      <style:paragraph-properties fo:line-height="150%" fo:text-align="start" style:justify-single-word="false"/>
      <style:text-properties style:font-name="Liberation Serif" fo:language="fr" fo:country="CA" style:text-underline-style="none" fo:font-weight="normal" officeooo:rsid="05d9cd48" officeooo:paragraph-rsid="0199988e" fo:background-color="transparent" style:font-size-asian="10.5pt" style:font-weight-asian="normal" style:font-weight-complex="normal"/>
    </style:style>
    <style:style style:name="P87" style:family="paragraph" style:parent-style-name="Standard">
      <style:paragraph-properties fo:line-height="150%" fo:text-align="justify" style:justify-single-word="false"/>
      <style:text-properties style:font-name="Liberation Serif" fo:language="fr" fo:country="CA" style:text-underline-style="none" fo:font-weight="normal" officeooo:rsid="03e2188e" officeooo:paragraph-rsid="000e4435" fo:background-color="transparent" style:font-size-asian="10.5pt" style:font-weight-asian="normal" style:font-weight-complex="normal"/>
    </style:style>
    <style:style style:name="P88" style:family="paragraph" style:parent-style-name="Standard">
      <style:text-properties style:font-name="Liberation Serif" fo:language="fr" fo:country="CA" style:text-underline-style="none" fo:font-weight="normal" officeooo:rsid="03e2188e" officeooo:paragraph-rsid="04f064cf" fo:background-color="transparent" style:font-size-asian="10.5pt" style:font-weight-asian="normal" style:font-weight-complex="normal"/>
    </style:style>
    <style:style style:name="P89" style:family="paragraph" style:parent-style-name="Standard">
      <style:paragraph-properties fo:text-align="start" style:justify-single-word="false"/>
      <style:text-properties style:font-name="Liberation Serif" fo:font-size="12pt" fo:font-weight="bold" officeooo:paragraph-rsid="000e4435" style:font-size-asian="12pt" style:font-weight-asian="bold" style:font-size-complex="12pt" style:font-weight-complex="bold"/>
    </style:style>
    <style:style style:name="P90" style:family="paragraph" style:parent-style-name="Standard">
      <style:paragraph-properties fo:text-align="start" style:justify-single-word="false"/>
      <style:text-properties style:font-name="Liberation Serif" fo:font-size="12pt" officeooo:paragraph-rsid="000e4435" style:font-size-asian="12pt" style:font-size-complex="12pt"/>
    </style:style>
    <style:style style:name="P91" style:family="paragraph" style:parent-style-name="Standard">
      <style:text-properties style:font-name="Liberation Serif" officeooo:rsid="0e87598f" officeooo:paragraph-rsid="05f85743" style:font-size-asian="10.5pt"/>
    </style:style>
    <style:style style:name="P92" style:family="paragraph" style:parent-style-name="Standard">
      <style:text-properties style:font-name="Times-Bold" fo:font-size="14pt" fo:font-weight="bold" officeooo:rsid="0c149e29" officeooo:paragraph-rsid="00105be9" style:font-size-asian="14pt" style:font-weight-asian="bold"/>
    </style:style>
    <style:style style:name="P93" style:family="paragraph" style:parent-style-name="Standard">
      <style:paragraph-properties fo:text-align="start" style:justify-single-word="false"/>
      <style:text-properties officeooo:paragraph-rsid="00105be9"/>
    </style:style>
    <style:style style:name="P94" style:family="paragraph" style:parent-style-name="Standard">
      <style:paragraph-properties fo:text-align="start" style:justify-single-word="false">
        <style:tab-stops/>
      </style:paragraph-properties>
    </style:style>
    <style:style style:name="P95" style:family="paragraph" style:parent-style-name="Standard">
      <style:paragraph-properties fo:text-align="start" style:justify-single-word="false">
        <style:tab-stops/>
      </style:paragraph-properties>
      <style:text-properties officeooo:paragraph-rsid="0645ab2a"/>
    </style:style>
    <style:style style:name="P96" style:family="paragraph" style:parent-style-name="Standard">
      <style:text-properties style:font-name="Courier New" fo:font-size="11pt" fo:language="en" fo:country="CA" officeooo:paragraph-rsid="00105be9" style:font-size-asian="11pt"/>
    </style:style>
    <style:style style:name="P97" style:family="paragraph" style:parent-style-name="Standard">
      <style:text-properties officeooo:paragraph-rsid="01674170"/>
    </style:style>
    <style:style style:name="P98" style:family="paragraph" style:parent-style-name="Standard">
      <style:paragraph-properties fo:line-height="150%" fo:text-align="justify" style:justify-single-word="false"/>
      <style:text-properties officeooo:paragraph-rsid="019ce199"/>
    </style:style>
    <style:style style:name="P99" style:family="paragraph" style:parent-style-name="Standard">
      <style:paragraph-properties fo:line-height="150%" fo:text-align="justify" style:justify-single-word="false"/>
      <style:text-properties officeooo:paragraph-rsid="0445c135"/>
    </style:style>
    <style:style style:name="P100" style:family="paragraph" style:parent-style-name="Standard">
      <style:paragraph-properties fo:line-height="150%" fo:text-align="justify" style:justify-single-word="false"/>
      <style:text-properties officeooo:paragraph-rsid="04aeae25"/>
    </style:style>
    <style:style style:name="P101" style:family="paragraph" style:parent-style-name="Standard">
      <style:text-properties fo:font-weight="bold" officeooo:rsid="0aab0de0" officeooo:paragraph-rsid="019ce199" style:font-weight-asian="bold" style:font-weight-complex="bold"/>
    </style:style>
    <style:style style:name="P102" style:family="paragraph" style:parent-style-name="Standard">
      <style:text-properties fo:font-weight="bold" officeooo:rsid="06f1f662" officeooo:paragraph-rsid="019ce199" style:font-weight-asian="bold" style:font-weight-complex="bold"/>
    </style:style>
    <style:style style:name="P103" style:family="paragraph" style:parent-style-name="Standard">
      <style:paragraph-properties fo:text-align="start" style:justify-single-word="false"/>
      <style:text-properties fo:font-weight="bold" officeooo:rsid="10c533c8" officeooo:paragraph-rsid="000e4435" style:font-weight-asian="bold" style:font-weight-complex="bold"/>
    </style:style>
    <style:style style:name="P104" style:family="paragraph" style:parent-style-name="Standard">
      <style:paragraph-properties fo:text-align="start" style:justify-single-word="false">
        <style:tab-stops/>
      </style:paragraph-properties>
      <style:text-properties fo:font-weight="bold" officeooo:rsid="042876a4" officeooo:paragraph-rsid="042876a4" style:font-weight-asian="bold" style:font-weight-complex="bold"/>
    </style:style>
    <style:style style:name="P105" style:family="paragraph" style:parent-style-name="Standard">
      <style:paragraph-properties fo:text-align="end" style:justify-single-word="false">
        <style:tab-stops/>
      </style:paragraph-properties>
      <style:text-properties fo:font-weight="bold" officeooo:rsid="042876a4" officeooo:paragraph-rsid="042876a4" style:font-weight-asian="bold" style:font-weight-complex="bold"/>
    </style:style>
    <style:style style:name="P106" style:family="paragraph" style:parent-style-name="Standard">
      <style:paragraph-properties fo:text-align="start" style:justify-single-word="false">
        <style:tab-stops/>
      </style:paragraph-properties>
      <style:text-properties fo:font-weight="bold" officeooo:rsid="0429651f" officeooo:paragraph-rsid="0429651f" style:font-weight-asian="bold" style:font-weight-complex="bold"/>
    </style:style>
    <style:style style:name="P107" style:family="paragraph" style:parent-style-name="Standard">
      <style:paragraph-properties fo:text-align="end" style:justify-single-word="false">
        <style:tab-stops/>
      </style:paragraph-properties>
      <style:text-properties fo:font-weight="bold" officeooo:rsid="0429651f" officeooo:paragraph-rsid="0429651f" style:font-weight-asian="bold" style:font-weight-complex="bold"/>
    </style:style>
    <style:style style:name="P108" style:family="paragraph" style:parent-style-name="Standard">
      <style:paragraph-properties fo:text-align="start" style:justify-single-word="false"/>
      <style:text-properties officeooo:rsid="081d8663" officeooo:paragraph-rsid="019ce199"/>
    </style:style>
    <style:style style:name="P109" style:family="paragraph" style:parent-style-name="Standard">
      <style:text-properties officeooo:rsid="081d8663" officeooo:paragraph-rsid="019ce199"/>
    </style:style>
    <style:style style:name="P110" style:family="paragraph" style:parent-style-name="Standard">
      <style:paragraph-properties fo:text-align="start" style:justify-single-word="false"/>
      <style:text-properties officeooo:rsid="081bd6d4" officeooo:paragraph-rsid="019ce199"/>
    </style:style>
    <style:style style:name="P111" style:family="paragraph" style:parent-style-name="Standard">
      <style:text-properties officeooo:rsid="081bd6d4" officeooo:paragraph-rsid="019ce199"/>
    </style:style>
    <style:style style:name="P112" style:family="paragraph" style:parent-style-name="Standard">
      <style:paragraph-properties fo:text-align="start" style:justify-single-word="false"/>
      <style:text-properties officeooo:rsid="07f367c6" officeooo:paragraph-rsid="019ce199"/>
    </style:style>
    <style:style style:name="P113" style:family="paragraph" style:parent-style-name="Standard">
      <style:paragraph-properties fo:text-align="start" style:justify-single-word="false"/>
      <style:text-properties officeooo:rsid="0012507d" officeooo:paragraph-rsid="019ce199"/>
    </style:style>
    <style:style style:name="P114" style:family="paragraph" style:parent-style-name="Standard">
      <style:text-properties officeooo:rsid="0016fb5c" officeooo:paragraph-rsid="019ce199"/>
    </style:style>
    <style:style style:name="P115" style:family="paragraph" style:parent-style-name="Standard">
      <style:text-properties officeooo:rsid="0711bd37" officeooo:paragraph-rsid="019ce199"/>
    </style:style>
    <style:style style:name="P116" style:family="paragraph" style:parent-style-name="Standard">
      <style:paragraph-properties fo:line-height="150%" fo:text-align="justify" style:justify-single-word="false"/>
      <style:text-properties style:font-name="TimesNewRomanPSMT" fo:font-size="11pt" officeooo:paragraph-rsid="019ce199" style:font-size-asian="11pt"/>
    </style:style>
    <style:style style:name="P117" style:family="paragraph" style:parent-style-name="Standard">
      <style:paragraph-properties fo:line-height="150%" fo:text-align="justify" style:justify-single-word="false"/>
      <style:text-properties style:font-name="TimesNewRomanPSMT" fo:font-size="11pt" officeooo:rsid="02434a0f" officeooo:paragraph-rsid="019ce199" style:font-size-asian="11pt"/>
    </style:style>
    <style:style style:name="P118" style:family="paragraph" style:parent-style-name="Standard">
      <style:paragraph-properties fo:line-height="150%" fo:text-align="justify" style:justify-single-word="false"/>
      <style:text-properties style:font-name="TimesNewRomanPSMT" fo:font-size="11pt" officeooo:rsid="024721fd" officeooo:paragraph-rsid="019ce199" style:font-size-asian="11pt"/>
    </style:style>
    <style:style style:name="P119" style:family="paragraph" style:parent-style-name="Standard">
      <style:paragraph-properties fo:line-height="150%" fo:text-align="justify" style:justify-single-word="false"/>
      <style:text-properties style:font-name="Symbol" fo:font-size="12pt" officeooo:paragraph-rsid="019ce199" style:font-size-asian="12pt"/>
    </style:style>
    <style:style style:name="P120" style:family="paragraph" style:parent-style-name="Standard">
      <style:text-properties officeooo:paragraph-rsid="019ce199"/>
    </style:style>
    <style:style style:name="P121" style:family="paragraph" style:parent-style-name="Standard">
      <style:text-properties officeooo:rsid="1074fbe5" officeooo:paragraph-rsid="02642b22"/>
    </style:style>
    <style:style style:name="P122" style:family="paragraph" style:parent-style-name="Standard">
      <style:paragraph-properties fo:text-align="end" style:justify-single-word="false">
        <style:tab-stops/>
      </style:paragraph-properties>
    </style:style>
    <style:style style:name="P123" style:family="paragraph" style:parent-style-name="Standard">
      <style:text-properties officeooo:rsid="04b06395" officeooo:paragraph-rsid="04b06395"/>
    </style:style>
    <style:style style:name="P124" style:family="paragraph" style:parent-style-name="Standard">
      <style:text-properties officeooo:rsid="0d9a12e8" officeooo:paragraph-rsid="04d108fe"/>
    </style:style>
    <style:style style:name="P125" style:family="paragraph" style:parent-style-name="Standard">
      <style:text-properties officeooo:rsid="01c37a1a" officeooo:paragraph-rsid="0539ed8b"/>
    </style:style>
    <style:style style:name="P126" style:family="paragraph" style:parent-style-name="Standard">
      <style:paragraph-properties fo:text-align="end" style:justify-single-word="false">
        <style:tab-stops/>
      </style:paragraph-properties>
      <style:text-properties officeooo:rsid="057970d1" officeooo:paragraph-rsid="057970d1"/>
    </style:style>
    <style:style style:name="P127" style:family="paragraph" style:parent-style-name="Standard">
      <style:text-properties officeooo:rsid="0f10a551" officeooo:paragraph-rsid="0620b5dd"/>
    </style:style>
    <style:style style:name="P128" style:family="paragraph" style:parent-style-name="Standard">
      <style:paragraph-properties fo:text-align="start" style:justify-single-word="false">
        <style:tab-stops/>
      </style:paragraph-properties>
      <style:text-properties officeooo:rsid="031aa1ec" officeooo:paragraph-rsid="0645ab2a"/>
    </style:style>
    <style:style style:name="P129" style:family="paragraph" style:parent-style-name="Standard">
      <style:text-properties officeooo:paragraph-rsid="07239135"/>
    </style:style>
    <style:style style:name="P130" style:family="paragraph" style:parent-style-name="Standard">
      <style:paragraph-properties fo:line-height="150%" fo:text-align="start" style:justify-single-word="false" fo:break-before="page"/>
      <style:text-properties style:font-name="Liberation Serif" fo:language="fr" fo:country="CA" officeooo:paragraph-rsid="00105be9" fo:background-color="transparent" style:font-size-asian="10.5pt"/>
    </style:style>
    <style:style style:name="P131" style:family="paragraph" style:parent-style-name="Standard">
      <style:paragraph-properties fo:line-height="150%" fo:text-align="center" style:justify-single-word="false" fo:break-before="page"/>
      <style:text-properties style:font-name="Times New Roman1" fo:language="fr" fo:country="CA" officeooo:paragraph-rsid="000c9072" fo:background-color="transparent" style:font-size-asian="10.5pt"/>
    </style:style>
    <style:style style:name="P132" style:family="paragraph" style:parent-style-name="corps">
      <style:paragraph-properties fo:break-before="page"/>
    </style:style>
    <style:style style:name="P133" style:family="paragraph" style:parent-style-name="corps">
      <style:paragraph-properties fo:line-height="150%" fo:text-align="justify" style:justify-single-word="false" fo:break-before="page"/>
      <style:text-properties style:font-name="Liberation Serif" fo:language="fr" fo:country="CA" fo:font-weight="normal" officeooo:paragraph-rsid="019ce199" fo:background-color="transparent" style:font-size-asian="10.5pt" style:font-weight-asian="normal" style:font-weight-complex="normal"/>
    </style:style>
    <style:style style:name="P134" style:family="paragraph" style:parent-style-name="corps">
      <style:paragraph-properties fo:break-before="page"/>
      <style:text-properties fo:font-weight="bold" officeooo:paragraph-rsid="04d108fe" style:font-weight-asian="bold" style:font-weight-complex="bold"/>
    </style:style>
    <style:style style:name="P135" style:family="paragraph" style:parent-style-name="Text_20_body">
      <style:paragraph-properties fo:break-before="page"/>
      <style:text-properties officeooo:paragraph-rsid="0429651f"/>
    </style:style>
    <style:style style:name="P136" style:family="paragraph" style:parent-style-name="Table">
      <style:paragraph-properties fo:text-align="start" style:justify-single-word="false" fo:break-before="page"/>
      <style:text-properties officeooo:paragraph-rsid="04d108fe"/>
    </style:style>
    <style:style style:name="P137" style:family="paragraph" style:parent-style-name="Heading_20_2">
      <style:paragraph-properties fo:break-before="page"/>
    </style:style>
    <style:style style:name="P138" style:family="paragraph" style:parent-style-name="Heading_20_2">
      <style:paragraph-properties fo:break-before="page"/>
      <style:text-properties officeooo:paragraph-rsid="055d02ed"/>
    </style:style>
    <style:style style:name="P139" style:family="paragraph" style:parent-style-name="Table">
      <style:text-properties fo:language="fr" fo:country="CA" officeooo:paragraph-rsid="000e4435"/>
    </style:style>
    <style:style style:name="P140" style:family="paragraph" style:parent-style-name="Table">
      <style:paragraph-properties fo:line-height="150%" fo:text-align="justify" style:justify-single-word="false"/>
      <style:text-properties style:font-name="Liberation Serif" fo:language="fr" fo:country="CA" fo:font-weight="bold" officeooo:rsid="06bf7844" officeooo:paragraph-rsid="019ce199" fo:background-color="transparent" style:font-size-asian="10.5pt" style:font-weight-asian="bold" style:font-weight-complex="bold"/>
    </style:style>
    <style:style style:name="P141" style:family="paragraph" style:parent-style-name="Table">
      <style:text-properties style:font-name="Liberation Serif" fo:language="fr" fo:country="CA" fo:font-weight="normal" officeooo:rsid="07f4af0b" officeooo:paragraph-rsid="019ce199" fo:background-color="transparent" style:font-size-asian="10.5pt" style:font-weight-asian="normal" style:font-weight-complex="normal"/>
    </style:style>
    <style:style style:name="P142" style:family="paragraph" style:parent-style-name="Table">
      <style:paragraph-properties fo:text-align="start" style:justify-single-word="false"/>
      <style:text-properties style:font-name="Liberation Serif" fo:language="fr" fo:country="CA" fo:font-style="normal" style:text-underline-style="none" fo:font-weight="normal" officeooo:rsid="00ffa46c" officeooo:paragraph-rsid="06600ca9" fo:background-color="transparent" style:font-size-asian="10.5pt" style:font-style-asian="normal" style:font-weight-asian="normal" style:font-style-complex="normal" style:font-weight-complex="normal"/>
    </style:style>
    <style:style style:name="P143" style:family="paragraph" style:parent-style-name="Table">
      <style:paragraph-properties fo:text-align="start" style:justify-single-word="false"/>
      <style:text-properties officeooo:paragraph-rsid="019ce199"/>
    </style:style>
    <style:style style:name="P144" style:family="paragraph" style:parent-style-name="Table">
      <style:paragraph-properties fo:text-align="start" style:justify-single-word="false"/>
      <style:text-properties officeooo:paragraph-rsid="031a398a"/>
    </style:style>
    <style:style style:name="P145" style:family="paragraph" style:parent-style-name="Table">
      <style:paragraph-properties fo:text-align="start" style:justify-single-word="false"/>
      <style:text-properties officeooo:paragraph-rsid="034df06d"/>
    </style:style>
    <style:style style:name="P146" style:family="paragraph" style:parent-style-name="Table">
      <style:paragraph-properties fo:text-align="start" style:justify-single-word="false"/>
      <style:text-properties officeooo:paragraph-rsid="03d7e841"/>
    </style:style>
    <style:style style:name="P147" style:family="paragraph" style:parent-style-name="Table">
      <style:paragraph-properties fo:text-align="start" style:justify-single-word="false"/>
      <style:text-properties officeooo:paragraph-rsid="039d229c"/>
    </style:style>
    <style:style style:name="P148" style:family="paragraph" style:parent-style-name="Table">
      <style:paragraph-properties fo:text-align="start" style:justify-single-word="false"/>
      <style:text-properties officeooo:paragraph-rsid="0593df95"/>
    </style:style>
    <style:style style:name="P149" style:family="paragraph" style:parent-style-name="Table">
      <style:paragraph-properties fo:text-align="start" style:justify-single-word="false"/>
      <style:text-properties officeooo:paragraph-rsid="05fa1407"/>
    </style:style>
    <style:style style:name="P150" style:family="paragraph" style:parent-style-name="Table">
      <style:paragraph-properties fo:text-align="start" style:justify-single-word="false"/>
      <style:text-properties officeooo:paragraph-rsid="05fa38d9"/>
    </style:style>
    <style:style style:name="P151" style:family="paragraph" style:parent-style-name="Table">
      <style:paragraph-properties fo:text-align="start" style:justify-single-word="false"/>
      <style:text-properties officeooo:paragraph-rsid="05fb6ae2"/>
    </style:style>
    <style:style style:name="P152" style:family="paragraph" style:parent-style-name="Table">
      <style:paragraph-properties fo:text-align="start" style:justify-single-word="false"/>
      <style:text-properties officeooo:paragraph-rsid="060ed957"/>
    </style:style>
    <style:style style:name="P153" style:family="paragraph" style:parent-style-name="Table">
      <style:paragraph-properties fo:text-align="start" style:justify-single-word="false"/>
      <style:text-properties officeooo:paragraph-rsid="0619779f"/>
    </style:style>
    <style:style style:name="P154" style:family="paragraph" style:parent-style-name="Table">
      <style:paragraph-properties fo:text-align="start" style:justify-single-word="false"/>
      <style:text-properties officeooo:paragraph-rsid="0623bd02"/>
    </style:style>
    <style:style style:name="P155" style:family="paragraph" style:parent-style-name="Table">
      <style:paragraph-properties fo:text-align="start" style:justify-single-word="false"/>
      <style:text-properties officeooo:paragraph-rsid="0645ab2a"/>
    </style:style>
    <style:style style:name="P156" style:family="paragraph" style:parent-style-name="Table">
      <style:paragraph-properties fo:text-align="start" style:justify-single-word="false"/>
      <style:text-properties officeooo:paragraph-rsid="0669e785"/>
    </style:style>
    <style:style style:name="P157" style:family="paragraph" style:parent-style-name="Table">
      <style:paragraph-properties fo:text-align="start" style:justify-single-word="false"/>
      <style:text-properties officeooo:paragraph-rsid="06bfc7c6"/>
    </style:style>
    <style:style style:name="P158" style:family="paragraph" style:parent-style-name="Table">
      <style:paragraph-properties fo:text-align="start" style:justify-single-word="false"/>
      <style:text-properties officeooo:paragraph-rsid="06cb5655"/>
    </style:style>
    <style:style style:name="P159" style:family="paragraph" style:parent-style-name="Table">
      <style:paragraph-properties fo:text-align="start" style:justify-single-word="false"/>
      <style:text-properties officeooo:rsid="026c39b5" officeooo:paragraph-rsid="03d7e841"/>
    </style:style>
    <style:style style:name="P160" style:family="paragraph" style:parent-style-name="Table">
      <style:text-properties officeooo:paragraph-rsid="0539ed8b"/>
    </style:style>
    <style:style style:name="P161" style:family="paragraph" style:parent-style-name="Table_20_Contents">
      <style:paragraph-properties fo:text-align="justify" style:justify-single-word="false"/>
      <style:text-properties style:font-name="Liberation Serif" fo:language="fr" fo:country="CA" officeooo:paragraph-rsid="000e4435" style:font-size-asian="10.5pt"/>
    </style:style>
    <style:style style:name="P162" style:family="paragraph" style:parent-style-name="Table_20_Contents">
      <style:paragraph-properties fo:text-align="justify" style:justify-single-word="false"/>
      <style:text-properties style:font-name="Liberation Serif" fo:language="fr" fo:country="CA" officeooo:rsid="04afcf67" officeooo:paragraph-rsid="04afcf67" style:font-size-asian="10.5pt"/>
    </style:style>
    <style:style style:name="P163" style:family="paragraph" style:parent-style-name="Table_20_Contents">
      <style:paragraph-properties fo:text-align="justify" style:justify-single-word="false"/>
      <style:text-properties style:font-name="Liberation Serif" fo:language="fr" fo:country="CA" fo:font-style="italic" officeooo:paragraph-rsid="049cff9a" style:font-size-asian="10.5pt" style:font-style-asian="italic" style:font-style-complex="italic"/>
    </style:style>
    <style:style style:name="P164" style:family="paragraph" style:parent-style-name="Table_20_Contents">
      <style:text-properties style:font-name="Liberation Serif" fo:font-size="12pt" fo:font-weight="bold" officeooo:rsid="0c79d97f" officeooo:paragraph-rsid="000e4435" style:font-size-asian="12pt" style:font-weight-asian="bold" style:font-size-complex="12pt" style:font-weight-complex="bold"/>
    </style:style>
    <style:style style:name="P165" style:family="paragraph" style:parent-style-name="Table_20_Contents">
      <style:text-properties style:font-name="Liberation Serif" fo:font-size="12pt" fo:font-weight="bold" officeooo:paragraph-rsid="000e4435" style:font-size-asian="12pt" style:font-weight-asian="bold" style:font-size-complex="12pt" style:font-weight-complex="bold"/>
    </style:style>
    <style:style style:name="P166" style:family="paragraph" style:parent-style-name="Table_20_Contents">
      <style:text-properties style:font-name="Liberation Serif" fo:font-size="12pt" fo:font-weight="bold" officeooo:rsid="08e4187e" officeooo:paragraph-rsid="019ce199" style:font-size-asian="12pt" style:font-weight-asian="bold" style:font-size-complex="12pt" style:font-weight-complex="bold"/>
    </style:style>
    <style:style style:name="P167" style:family="paragraph" style:parent-style-name="Table_20_Contents">
      <style:text-properties style:font-name="Liberation Serif" fo:font-size="12pt" fo:font-weight="bold" officeooo:rsid="08d32ceb" officeooo:paragraph-rsid="019ce199" style:font-size-asian="12pt" style:font-weight-asian="bold" style:font-size-complex="12pt" style:font-weight-complex="bold"/>
    </style:style>
    <style:style style:name="P168" style:family="paragraph" style:parent-style-name="Table_20_Contents">
      <style:text-properties style:font-name="Liberation Serif" fo:font-size="12pt" fo:font-weight="bold" officeooo:paragraph-rsid="019ce199" style:font-size-asian="12pt" style:font-weight-asian="bold" style:font-size-complex="12pt" style:font-weight-complex="bold"/>
    </style:style>
    <style:style style:name="P169" style:family="paragraph" style:parent-style-name="Table_20_Contents">
      <style:text-properties style:font-name="Liberation Serif" fo:font-size="12pt" officeooo:rsid="0c79d97f" officeooo:paragraph-rsid="000e4435" style:font-size-asian="12pt" style:font-size-complex="12pt"/>
    </style:style>
    <style:style style:name="P170" style:family="paragraph" style:parent-style-name="Table_20_Contents">
      <style:text-properties style:font-name="Liberation Serif" fo:font-size="12pt" officeooo:paragraph-rsid="000e4435" style:font-size-asian="12pt" style:font-size-complex="12pt"/>
    </style:style>
    <style:style style:name="P171" style:family="paragraph" style:parent-style-name="Table_20_Contents">
      <style:text-properties style:font-name="Liberation Serif" fo:font-size="12pt" fo:font-style="normal" officeooo:paragraph-rsid="019ce199" style:font-size-asian="12pt" style:font-style-asian="normal" style:font-size-complex="12pt" style:font-style-complex="normal"/>
    </style:style>
    <style:style style:name="P172" style:family="paragraph" style:parent-style-name="Table_20_Contents">
      <style:paragraph-properties fo:text-align="justify" style:justify-single-word="false"/>
      <style:text-properties style:font-name="Liberation Serif" fo:font-weight="bold" officeooo:paragraph-rsid="019ce199" style:font-size-asian="10.5pt" style:font-weight-asian="bold" style:font-weight-complex="bold"/>
    </style:style>
    <style:style style:name="P173" style:family="paragraph" style:parent-style-name="Table_20_Contents">
      <style:paragraph-properties fo:text-align="justify" style:justify-single-word="false"/>
      <style:text-properties style:font-name="Liberation Serif" officeooo:paragraph-rsid="019ce199" style:font-size-asian="10.5pt"/>
    </style:style>
    <style:style style:name="P174" style:family="paragraph" style:parent-style-name="Table_20_Contents">
      <style:paragraph-properties fo:text-align="justify" style:justify-single-word="false"/>
      <style:text-properties style:font-name="Liberation Serif" officeooo:rsid="0da32ace" officeooo:paragraph-rsid="019ce199" style:font-size-asian="10.5pt"/>
    </style:style>
    <style:style style:name="P175" style:family="paragraph" style:parent-style-name="Table_20_Contents">
      <style:paragraph-properties fo:text-align="justify" style:justify-single-word="false"/>
      <style:text-properties style:font-name="Liberation Serif" officeooo:rsid="0da2378d" officeooo:paragraph-rsid="019ce199" style:font-size-asian="10.5pt"/>
    </style:style>
    <style:style style:name="P176" style:family="paragraph" style:parent-style-name="Table_20_Contents">
      <style:paragraph-properties fo:text-align="justify" style:justify-single-word="false"/>
      <style:text-properties style:font-name="Liberation Serif" officeooo:rsid="00a77ae6" officeooo:paragraph-rsid="019ce199" style:font-size-asian="10.5pt"/>
    </style:style>
    <style:style style:name="P177" style:family="paragraph" style:parent-style-name="Table_20_Contents">
      <style:paragraph-properties fo:text-align="justify" style:justify-single-word="false"/>
      <style:text-properties style:font-name="Liberation Serif" officeooo:rsid="0330dc95" officeooo:paragraph-rsid="019ce199" style:font-size-asian="10.5pt"/>
    </style:style>
    <style:style style:name="P178" style:family="paragraph" style:parent-style-name="Table_20_Contents">
      <style:paragraph-properties fo:text-align="justify" style:justify-single-word="false"/>
      <style:text-properties style:font-name="Liberation Serif" officeooo:rsid="0e295642" officeooo:paragraph-rsid="019ce199" style:font-size-asian="10.5pt"/>
    </style:style>
    <style:style style:name="P179" style:family="paragraph" style:parent-style-name="Table_20_Contents">
      <style:text-properties fo:font-weight="bold" style:font-weight-asian="bold" style:font-weight-complex="bold"/>
    </style:style>
    <style:style style:name="P180" style:family="paragraph" style:parent-style-name="Table_20_Contents">
      <style:text-properties fo:font-weight="bold" officeooo:rsid="047fdecb" officeooo:paragraph-rsid="000e4435" style:font-weight-asian="bold" style:font-weight-complex="bold"/>
    </style:style>
    <style:style style:name="P181" style:family="paragraph" style:parent-style-name="Table_20_Contents">
      <style:text-properties fo:font-weight="bold" officeooo:rsid="0e3c5a9e" officeooo:paragraph-rsid="02642b22" style:font-weight-asian="bold" style:font-weight-complex="bold"/>
    </style:style>
    <style:style style:name="P182" style:family="paragraph" style:parent-style-name="Table_20_Contents">
      <style:text-properties fo:font-weight="bold" officeooo:rsid="0e3c5a9e" officeooo:paragraph-rsid="031a398a" style:font-weight-asian="bold" style:font-weight-complex="bold"/>
    </style:style>
    <style:style style:name="P183" style:family="paragraph" style:parent-style-name="Table_20_Contents">
      <style:text-properties fo:font-weight="bold" officeooo:rsid="0e3c5a9e" officeooo:paragraph-rsid="034df06d" style:font-weight-asian="bold" style:font-weight-complex="bold"/>
    </style:style>
    <style:style style:name="P184" style:family="paragraph" style:parent-style-name="Table_20_Contents">
      <style:text-properties fo:font-weight="bold" officeooo:rsid="0e3c5a9e" officeooo:paragraph-rsid="03d7e841" style:font-weight-asian="bold" style:font-weight-complex="bold"/>
    </style:style>
    <style:style style:name="P185" style:family="paragraph" style:parent-style-name="Table_20_Contents">
      <style:text-properties fo:font-weight="bold" officeooo:rsid="0e3c5a9e" officeooo:paragraph-rsid="039d229c" style:font-weight-asian="bold" style:font-weight-complex="bold"/>
    </style:style>
    <style:style style:name="P186" style:family="paragraph" style:parent-style-name="Table_20_Contents">
      <style:text-properties fo:font-weight="bold" officeooo:rsid="0e3c5a9e" officeooo:paragraph-rsid="0593df95" style:font-weight-asian="bold" style:font-weight-complex="bold"/>
    </style:style>
    <style:style style:name="P187" style:family="paragraph" style:parent-style-name="Table_20_Contents">
      <style:text-properties fo:font-weight="bold" officeooo:rsid="0e3c5a9e" officeooo:paragraph-rsid="05f85743" style:font-weight-asian="bold" style:font-weight-complex="bold"/>
    </style:style>
    <style:style style:name="P188" style:family="paragraph" style:parent-style-name="Table_20_Contents">
      <style:text-properties fo:font-weight="bold" officeooo:rsid="0e3c5a9e" officeooo:paragraph-rsid="05fa1407" style:font-weight-asian="bold" style:font-weight-complex="bold"/>
    </style:style>
    <style:style style:name="P189" style:family="paragraph" style:parent-style-name="Table_20_Contents">
      <style:text-properties fo:font-weight="bold" officeooo:rsid="0e3c5a9e" officeooo:paragraph-rsid="05fa38d9" style:font-weight-asian="bold" style:font-weight-complex="bold"/>
    </style:style>
    <style:style style:name="P190" style:family="paragraph" style:parent-style-name="Table_20_Contents">
      <style:text-properties fo:font-weight="bold" officeooo:rsid="0e3c5a9e" officeooo:paragraph-rsid="05fb6ae2" style:font-weight-asian="bold" style:font-weight-complex="bold"/>
    </style:style>
    <style:style style:name="P191" style:family="paragraph" style:parent-style-name="Table_20_Contents">
      <style:text-properties fo:font-weight="bold" officeooo:rsid="0e3c5a9e" officeooo:paragraph-rsid="060ed957" style:font-weight-asian="bold" style:font-weight-complex="bold"/>
    </style:style>
    <style:style style:name="P192" style:family="paragraph" style:parent-style-name="Table_20_Contents">
      <style:text-properties fo:font-weight="bold" officeooo:rsid="0e3c5a9e" officeooo:paragraph-rsid="0619779f" style:font-weight-asian="bold" style:font-weight-complex="bold"/>
    </style:style>
    <style:style style:name="P193" style:family="paragraph" style:parent-style-name="Table_20_Contents">
      <style:text-properties fo:font-weight="bold" officeooo:rsid="0e3c5a9e" officeooo:paragraph-rsid="0623bd02" style:font-weight-asian="bold" style:font-weight-complex="bold"/>
    </style:style>
    <style:style style:name="P194" style:family="paragraph" style:parent-style-name="Table_20_Contents">
      <style:text-properties fo:font-weight="bold" officeooo:rsid="0e3c5a9e" officeooo:paragraph-rsid="0645ab2a" style:font-weight-asian="bold" style:font-weight-complex="bold"/>
    </style:style>
    <style:style style:name="P195" style:family="paragraph" style:parent-style-name="Table_20_Contents">
      <style:text-properties fo:font-weight="bold" officeooo:rsid="0e3c5a9e" officeooo:paragraph-rsid="065ec144" style:font-weight-asian="bold" style:font-weight-complex="bold"/>
    </style:style>
    <style:style style:name="P196" style:family="paragraph" style:parent-style-name="Table_20_Contents">
      <style:text-properties fo:font-weight="bold" officeooo:rsid="0e3c5a9e" officeooo:paragraph-rsid="0669e785" style:font-weight-asian="bold" style:font-weight-complex="bold"/>
    </style:style>
    <style:style style:name="P197" style:family="paragraph" style:parent-style-name="Table_20_Contents">
      <style:text-properties fo:font-weight="bold" officeooo:rsid="0e3c5a9e" officeooo:paragraph-rsid="06b16069" style:font-weight-asian="bold" style:font-weight-complex="bold"/>
    </style:style>
    <style:style style:name="P198" style:family="paragraph" style:parent-style-name="Table_20_Contents">
      <style:text-properties fo:font-weight="bold" officeooo:rsid="0e3c5a9e" officeooo:paragraph-rsid="06cb5655" style:font-weight-asian="bold" style:font-weight-complex="bold"/>
    </style:style>
    <style:style style:name="P199" style:family="paragraph" style:parent-style-name="Table_20_Contents">
      <style:text-properties fo:font-weight="bold" officeooo:rsid="0e3c5a9e" officeooo:paragraph-rsid="06d22c7b" style:font-weight-asian="bold" style:font-weight-complex="bold"/>
    </style:style>
    <style:style style:name="P200" style:family="paragraph" style:parent-style-name="Table_20_Contents">
      <style:text-properties fo:font-weight="bold" officeooo:rsid="043b2435" officeooo:paragraph-rsid="019ce199" style:font-weight-asian="bold" style:font-weight-complex="bold"/>
    </style:style>
    <style:style style:name="P201" style:family="paragraph" style:parent-style-name="Table_20_Contents">
      <style:text-properties fo:font-weight="bold" officeooo:rsid="0ab0f993" officeooo:paragraph-rsid="019ce199" style:font-weight-asian="bold" style:font-weight-complex="bold"/>
    </style:style>
    <style:style style:name="P202" style:family="paragraph" style:parent-style-name="Table_20_Contents">
      <style:text-properties fo:font-weight="bold" officeooo:rsid="076ae3c6" officeooo:paragraph-rsid="019ce199" style:font-weight-asian="bold" style:font-weight-complex="bold"/>
    </style:style>
    <style:style style:name="P203" style:family="paragraph" style:parent-style-name="Table_20_Contents">
      <style:text-properties fo:font-weight="bold" officeooo:rsid="07822589" officeooo:paragraph-rsid="019ce199" style:font-weight-asian="bold" style:font-weight-complex="bold"/>
    </style:style>
    <style:style style:name="P204" style:family="paragraph" style:parent-style-name="Table_20_Contents">
      <style:text-properties fo:font-weight="bold" officeooo:rsid="0783889a" officeooo:paragraph-rsid="019ce199" style:font-weight-asian="bold" style:font-weight-complex="bold"/>
    </style:style>
    <style:style style:name="P205" style:family="paragraph" style:parent-style-name="Table_20_Contents">
      <style:text-properties fo:font-weight="bold" officeooo:rsid="09778b6e" officeooo:paragraph-rsid="019ce199" style:font-weight-asian="bold" style:font-weight-complex="bold"/>
    </style:style>
    <style:style style:name="P206" style:family="paragraph" style:parent-style-name="Table_20_Contents">
      <style:text-properties fo:font-weight="bold" officeooo:rsid="0787ed4f" officeooo:paragraph-rsid="019ce199" style:font-weight-asian="bold" style:font-weight-complex="bold"/>
    </style:style>
    <style:style style:name="P207" style:family="paragraph" style:parent-style-name="Table_20_Contents">
      <style:text-properties fo:font-weight="bold" officeooo:rsid="0abff580" officeooo:paragraph-rsid="019ce199" style:font-weight-asian="bold" style:font-weight-complex="bold"/>
    </style:style>
    <style:style style:name="P208" style:family="paragraph" style:parent-style-name="Table_20_Contents">
      <style:text-properties fo:font-weight="bold" officeooo:rsid="0bace962" officeooo:paragraph-rsid="019ce199" style:font-weight-asian="bold" style:font-weight-complex="bold"/>
    </style:style>
    <style:style style:name="P209" style:family="paragraph" style:parent-style-name="Table_20_Contents">
      <style:text-properties fo:font-weight="bold" officeooo:rsid="0ac1ece9" officeooo:paragraph-rsid="019ce199" style:font-weight-asian="bold" style:font-weight-complex="bold"/>
    </style:style>
    <style:style style:name="P210" style:family="paragraph" style:parent-style-name="Table_20_Contents">
      <style:text-properties fo:font-weight="bold" officeooo:rsid="07580a1e" officeooo:paragraph-rsid="019ce199" style:font-weight-asian="bold" style:font-weight-complex="bold"/>
    </style:style>
    <style:style style:name="P211" style:family="paragraph" style:parent-style-name="Table_20_Contents">
      <style:text-properties fo:font-weight="bold" officeooo:rsid="0979ecc0" officeooo:paragraph-rsid="019ce199" style:font-weight-asian="bold" style:font-weight-complex="bold"/>
    </style:style>
    <style:style style:name="P212" style:family="paragraph" style:parent-style-name="Table_20_Contents">
      <style:text-properties fo:font-weight="bold" officeooo:rsid="07587c97" officeooo:paragraph-rsid="019ce199" style:font-weight-asian="bold" style:font-weight-complex="bold"/>
    </style:style>
    <style:style style:name="P213" style:family="paragraph" style:parent-style-name="Table_20_Contents">
      <style:text-properties fo:font-weight="bold" officeooo:rsid="07813e70" officeooo:paragraph-rsid="019ce199" style:font-weight-asian="bold" style:font-weight-complex="bold"/>
    </style:style>
    <style:style style:name="P214" style:family="paragraph" style:parent-style-name="Table_20_Contents">
      <style:text-properties fo:font-weight="bold" officeooo:rsid="0ac99a06" officeooo:paragraph-rsid="019ce199" style:font-weight-asian="bold" style:font-weight-complex="bold"/>
    </style:style>
    <style:style style:name="P215" style:family="paragraph" style:parent-style-name="Table_20_Contents">
      <style:text-properties fo:font-weight="bold" officeooo:rsid="0acfd8c4" officeooo:paragraph-rsid="019ce199" style:font-weight-asian="bold" style:font-weight-complex="bold"/>
    </style:style>
    <style:style style:name="P216" style:family="paragraph" style:parent-style-name="Table_20_Contents">
      <style:text-properties fo:font-weight="bold" officeooo:rsid="08e4187e" officeooo:paragraph-rsid="019ce199" style:font-weight-asian="bold" style:font-weight-complex="bold"/>
    </style:style>
    <style:style style:name="P217" style:family="paragraph" style:parent-style-name="Table_20_Contents">
      <style:text-properties fo:font-weight="bold" officeooo:rsid="0ace4d08" officeooo:paragraph-rsid="019ce199" style:font-weight-asian="bold" style:font-weight-complex="bold"/>
    </style:style>
    <style:style style:name="P218" style:family="paragraph" style:parent-style-name="Table_20_Contents">
      <style:text-properties fo:font-weight="bold" officeooo:rsid="07053f79" officeooo:paragraph-rsid="019ce199" style:font-weight-asian="bold" style:font-weight-complex="bold"/>
    </style:style>
    <style:style style:name="P219" style:family="paragraph" style:parent-style-name="Table_20_Contents">
      <style:text-properties fo:font-weight="bold" officeooo:rsid="0ad49f88" officeooo:paragraph-rsid="019ce199" style:font-weight-asian="bold" style:font-weight-complex="bold"/>
    </style:style>
    <style:style style:name="P220" style:family="paragraph" style:parent-style-name="Table_20_Contents">
      <style:text-properties fo:font-weight="bold" officeooo:rsid="0ad93789" officeooo:paragraph-rsid="019ce199" style:font-weight-asian="bold" style:font-weight-complex="bold"/>
    </style:style>
    <style:style style:name="P221" style:family="paragraph" style:parent-style-name="Table_20_Contents">
      <style:text-properties fo:font-weight="bold" officeooo:rsid="0792de78" officeooo:paragraph-rsid="019ce199" style:font-weight-asian="bold" style:font-weight-complex="bold"/>
    </style:style>
    <style:style style:name="P222" style:family="paragraph" style:parent-style-name="Table_20_Contents">
      <style:text-properties fo:font-weight="bold" officeooo:rsid="09bb73c9" officeooo:paragraph-rsid="019ce199" style:font-weight-asian="bold" style:font-weight-complex="bold"/>
    </style:style>
    <style:style style:name="P223" style:family="paragraph" style:parent-style-name="Table_20_Contents">
      <style:text-properties fo:font-weight="bold" officeooo:rsid="0adaef70" officeooo:paragraph-rsid="019ce199" style:font-weight-asian="bold" style:font-weight-complex="bold"/>
    </style:style>
    <style:style style:name="P224" style:family="paragraph" style:parent-style-name="Table_20_Contents">
      <style:text-properties fo:font-weight="bold" officeooo:rsid="079b4594" officeooo:paragraph-rsid="019ce199" style:font-weight-asian="bold" style:font-weight-complex="bold"/>
    </style:style>
    <style:style style:name="P225" style:family="paragraph" style:parent-style-name="Table_20_Contents">
      <style:text-properties fo:font-weight="bold" officeooo:rsid="075ad1c7" officeooo:paragraph-rsid="019ce199" style:font-weight-asian="bold" style:font-weight-complex="bold"/>
    </style:style>
    <style:style style:name="P226" style:family="paragraph" style:parent-style-name="Table_20_Contents">
      <style:text-properties fo:font-weight="bold" officeooo:rsid="08d0dbf5" officeooo:paragraph-rsid="019ce199" style:font-weight-asian="bold" style:font-weight-complex="bold"/>
    </style:style>
    <style:style style:name="P227" style:family="paragraph" style:parent-style-name="Table_20_Contents">
      <style:text-properties fo:font-weight="bold" officeooo:rsid="08be04aa" officeooo:paragraph-rsid="019ce199" style:font-weight-asian="bold" style:font-weight-complex="bold"/>
    </style:style>
    <style:style style:name="P228" style:family="paragraph" style:parent-style-name="Table_20_Contents">
      <style:text-properties fo:font-weight="bold" officeooo:rsid="0aebdb43" officeooo:paragraph-rsid="019ce199" style:font-weight-asian="bold" style:font-weight-complex="bold"/>
    </style:style>
    <style:style style:name="P229" style:family="paragraph" style:parent-style-name="Table_20_Contents">
      <style:text-properties fo:font-weight="bold" officeooo:rsid="0aec4fd2" officeooo:paragraph-rsid="019ce199" style:font-weight-asian="bold" style:font-weight-complex="bold"/>
    </style:style>
    <style:style style:name="P230" style:family="paragraph" style:parent-style-name="Table_20_Contents">
      <style:text-properties fo:font-weight="bold" officeooo:rsid="0aee4b3d" officeooo:paragraph-rsid="019ce199" style:font-weight-asian="bold" style:font-weight-complex="bold"/>
    </style:style>
    <style:style style:name="P231" style:family="paragraph" style:parent-style-name="Table_20_Contents">
      <style:text-properties fo:font-weight="bold" officeooo:rsid="08d9e5b2" officeooo:paragraph-rsid="019ce199" style:font-weight-asian="bold" style:font-weight-complex="bold"/>
    </style:style>
    <style:style style:name="P232" style:family="paragraph" style:parent-style-name="Table_20_Contents">
      <style:text-properties fo:font-weight="bold" officeooo:rsid="08e08e1f" officeooo:paragraph-rsid="019ce199" style:font-weight-asian="bold" style:font-weight-complex="bold"/>
    </style:style>
    <style:style style:name="P233" style:family="paragraph" style:parent-style-name="Table_20_Contents">
      <style:text-properties fo:font-weight="bold" officeooo:rsid="08e778db" officeooo:paragraph-rsid="019ce199" style:font-weight-asian="bold" style:font-weight-complex="bold"/>
    </style:style>
    <style:style style:name="P234" style:family="paragraph" style:parent-style-name="Table_20_Contents">
      <style:text-properties fo:font-weight="bold" officeooo:rsid="0af6d347" officeooo:paragraph-rsid="019ce199" style:font-weight-asian="bold" style:font-weight-complex="bold"/>
    </style:style>
    <style:style style:name="P235" style:family="paragraph" style:parent-style-name="Table_20_Contents">
      <style:text-properties fo:font-weight="bold" officeooo:rsid="079a6240" officeooo:paragraph-rsid="019ce199" style:font-weight-asian="bold" style:font-weight-complex="bold"/>
    </style:style>
    <style:style style:name="P236" style:family="paragraph" style:parent-style-name="Table_20_Contents">
      <style:text-properties fo:font-weight="bold" officeooo:rsid="092fa377" officeooo:paragraph-rsid="019ce199" style:font-weight-asian="bold" style:font-weight-complex="bold"/>
    </style:style>
    <style:style style:name="P237" style:family="paragraph" style:parent-style-name="Table_20_Contents">
      <style:text-properties fo:font-weight="bold" officeooo:rsid="0b03e88b" officeooo:paragraph-rsid="019ce199" style:font-weight-asian="bold" style:font-weight-complex="bold"/>
    </style:style>
    <style:style style:name="P238" style:family="paragraph" style:parent-style-name="Table_20_Contents">
      <style:text-properties fo:font-weight="bold" officeooo:rsid="0a258d38" officeooo:paragraph-rsid="019ce199" style:font-weight-asian="bold" style:font-weight-complex="bold"/>
    </style:style>
    <style:style style:name="P239" style:family="paragraph" style:parent-style-name="Table_20_Contents">
      <style:text-properties fo:font-weight="bold" officeooo:rsid="0b2ffb9c" officeooo:paragraph-rsid="019ce199" style:font-weight-asian="bold" style:font-weight-complex="bold"/>
    </style:style>
    <style:style style:name="P240" style:family="paragraph" style:parent-style-name="Table_20_Contents">
      <style:text-properties fo:font-weight="bold" officeooo:rsid="0a009b41" officeooo:paragraph-rsid="019ce199" style:font-weight-asian="bold" style:font-weight-complex="bold"/>
    </style:style>
    <style:style style:name="P241" style:family="paragraph" style:parent-style-name="Table_20_Contents">
      <style:text-properties fo:font-weight="bold" officeooo:rsid="0902e3f5" officeooo:paragraph-rsid="019ce199" style:font-weight-asian="bold" style:font-weight-complex="bold"/>
    </style:style>
    <style:style style:name="P242" style:family="paragraph" style:parent-style-name="Table_20_Contents">
      <style:text-properties fo:font-weight="bold" officeooo:rsid="090af9ad" officeooo:paragraph-rsid="019ce199" style:font-weight-asian="bold" style:font-weight-complex="bold"/>
    </style:style>
    <style:style style:name="P243" style:family="paragraph" style:parent-style-name="Table_20_Contents">
      <style:text-properties fo:font-weight="bold" officeooo:rsid="09564bb3" officeooo:paragraph-rsid="019ce199" style:font-weight-asian="bold" style:font-weight-complex="bold"/>
    </style:style>
    <style:style style:name="P244" style:family="paragraph" style:parent-style-name="Table_20_Contents">
      <style:text-properties fo:font-weight="bold" officeooo:rsid="0702a347" officeooo:paragraph-rsid="019ce199" style:font-weight-asian="bold" style:font-weight-complex="bold"/>
    </style:style>
    <style:style style:name="P245" style:family="paragraph" style:parent-style-name="Table_20_Contents">
      <style:text-properties fo:font-weight="bold" officeooo:rsid="0968fa98" officeooo:paragraph-rsid="019ce199" style:font-weight-asian="bold" style:font-weight-complex="bold"/>
    </style:style>
    <style:style style:name="P246" style:family="paragraph" style:parent-style-name="Table_20_Contents">
      <style:text-properties fo:font-weight="bold" officeooo:rsid="0b654d1e" officeooo:paragraph-rsid="019ce199" style:font-weight-asian="bold" style:font-weight-complex="bold"/>
    </style:style>
    <style:style style:name="P247" style:family="paragraph" style:parent-style-name="Table_20_Contents">
      <style:text-properties fo:font-weight="bold" officeooo:rsid="0b7e3ce9" officeooo:paragraph-rsid="019ce199" style:font-weight-asian="bold" style:font-weight-complex="bold"/>
    </style:style>
    <style:style style:name="P248" style:family="paragraph" style:parent-style-name="Table_20_Contents">
      <style:text-properties fo:font-weight="bold" officeooo:rsid="07dbac1f" officeooo:paragraph-rsid="019ce199" style:font-weight-asian="bold" style:font-weight-complex="bold"/>
    </style:style>
    <style:style style:name="P249" style:family="paragraph" style:parent-style-name="Table_20_Contents">
      <style:text-properties fo:font-weight="bold" officeooo:rsid="0b91777f" officeooo:paragraph-rsid="019ce199" style:font-weight-asian="bold" style:font-weight-complex="bold"/>
    </style:style>
    <style:style style:name="P250" style:family="paragraph" style:parent-style-name="Table_20_Contents">
      <style:text-properties fo:font-weight="bold" officeooo:rsid="07856331" officeooo:paragraph-rsid="019ce199" style:font-weight-asian="bold" style:font-weight-complex="bold"/>
    </style:style>
    <style:style style:name="P251" style:family="paragraph" style:parent-style-name="Table_20_Contents">
      <style:text-properties fo:font-weight="bold" officeooo:rsid="09bcf7da" officeooo:paragraph-rsid="019ce199" style:font-weight-asian="bold" style:font-weight-complex="bold"/>
    </style:style>
    <style:style style:name="P252" style:family="paragraph" style:parent-style-name="Table_20_Contents">
      <style:text-properties fo:font-weight="bold" officeooo:rsid="0adceb6e" officeooo:paragraph-rsid="019ce199" style:font-weight-asian="bold" style:font-weight-complex="bold"/>
    </style:style>
    <style:style style:name="P253" style:family="paragraph" style:parent-style-name="Table_20_Contents">
      <style:text-properties fo:font-weight="bold" officeooo:paragraph-rsid="019ce199" style:font-weight-asian="bold" style:font-weight-complex="bold"/>
    </style:style>
    <style:style style:name="P254" style:family="paragraph" style:parent-style-name="Table_20_Contents">
      <style:text-properties fo:font-weight="bold" officeooo:rsid="0c269fef" officeooo:paragraph-rsid="01e848e2" style:font-weight-asian="bold" style:font-weight-complex="bold"/>
    </style:style>
    <style:style style:name="P255" style:family="paragraph" style:parent-style-name="Table_20_Contents">
      <style:text-properties fo:font-weight="bold" officeooo:rsid="02274506" officeooo:paragraph-rsid="02642b22" style:font-weight-asian="bold" style:font-weight-complex="bold"/>
    </style:style>
    <style:style style:name="P256" style:family="paragraph" style:parent-style-name="Table_20_Contents">
      <style:text-properties fo:font-weight="bold" officeooo:rsid="02274506" officeooo:paragraph-rsid="031a398a" style:font-weight-asian="bold" style:font-weight-complex="bold"/>
    </style:style>
    <style:style style:name="P257" style:family="paragraph" style:parent-style-name="Table_20_Contents">
      <style:text-properties fo:font-weight="bold" officeooo:rsid="02274506" officeooo:paragraph-rsid="034df06d" style:font-weight-asian="bold" style:font-weight-complex="bold"/>
    </style:style>
    <style:style style:name="P258" style:family="paragraph" style:parent-style-name="Table_20_Contents">
      <style:text-properties fo:font-weight="bold" officeooo:rsid="02274506" officeooo:paragraph-rsid="03d7e841" style:font-weight-asian="bold" style:font-weight-complex="bold"/>
    </style:style>
    <style:style style:name="P259" style:family="paragraph" style:parent-style-name="Table_20_Contents">
      <style:text-properties fo:font-weight="bold" officeooo:rsid="02274506" officeooo:paragraph-rsid="039d229c" style:font-weight-asian="bold" style:font-weight-complex="bold"/>
    </style:style>
    <style:style style:name="P260" style:family="paragraph" style:parent-style-name="Table_20_Contents">
      <style:text-properties fo:font-weight="bold" officeooo:rsid="02274506" officeooo:paragraph-rsid="0593df95" style:font-weight-asian="bold" style:font-weight-complex="bold"/>
    </style:style>
    <style:style style:name="P261" style:family="paragraph" style:parent-style-name="Table_20_Contents">
      <style:text-properties fo:font-weight="bold" officeooo:rsid="02274506" officeooo:paragraph-rsid="05f85743" style:font-weight-asian="bold" style:font-weight-complex="bold"/>
    </style:style>
    <style:style style:name="P262" style:family="paragraph" style:parent-style-name="Table_20_Contents">
      <style:text-properties fo:font-weight="bold" officeooo:rsid="02274506" officeooo:paragraph-rsid="05fa1407" style:font-weight-asian="bold" style:font-weight-complex="bold"/>
    </style:style>
    <style:style style:name="P263" style:family="paragraph" style:parent-style-name="Table_20_Contents">
      <style:text-properties fo:font-weight="bold" officeooo:rsid="02274506" officeooo:paragraph-rsid="05fa38d9" style:font-weight-asian="bold" style:font-weight-complex="bold"/>
    </style:style>
    <style:style style:name="P264" style:family="paragraph" style:parent-style-name="Table_20_Contents">
      <style:text-properties fo:font-weight="bold" officeooo:rsid="02274506" officeooo:paragraph-rsid="05fb6ae2" style:font-weight-asian="bold" style:font-weight-complex="bold"/>
    </style:style>
    <style:style style:name="P265" style:family="paragraph" style:parent-style-name="Table_20_Contents">
      <style:text-properties fo:font-weight="bold" officeooo:rsid="02274506" officeooo:paragraph-rsid="060ed957" style:font-weight-asian="bold" style:font-weight-complex="bold"/>
    </style:style>
    <style:style style:name="P266" style:family="paragraph" style:parent-style-name="Table_20_Contents">
      <style:text-properties fo:font-weight="bold" officeooo:rsid="02274506" officeooo:paragraph-rsid="0619779f" style:font-weight-asian="bold" style:font-weight-complex="bold"/>
    </style:style>
    <style:style style:name="P267" style:family="paragraph" style:parent-style-name="Table_20_Contents">
      <style:text-properties fo:font-weight="bold" officeooo:rsid="02274506" officeooo:paragraph-rsid="0623bd02" style:font-weight-asian="bold" style:font-weight-complex="bold"/>
    </style:style>
    <style:style style:name="P268" style:family="paragraph" style:parent-style-name="Table_20_Contents">
      <style:text-properties fo:font-weight="bold" officeooo:rsid="02274506" officeooo:paragraph-rsid="0645ab2a" style:font-weight-asian="bold" style:font-weight-complex="bold"/>
    </style:style>
    <style:style style:name="P269" style:family="paragraph" style:parent-style-name="Table_20_Contents">
      <style:text-properties fo:font-weight="bold" officeooo:rsid="02274506" officeooo:paragraph-rsid="065ec144" style:font-weight-asian="bold" style:font-weight-complex="bold"/>
    </style:style>
    <style:style style:name="P270" style:family="paragraph" style:parent-style-name="Table_20_Contents">
      <style:text-properties fo:font-weight="bold" officeooo:rsid="02274506" officeooo:paragraph-rsid="0669e785" style:font-weight-asian="bold" style:font-weight-complex="bold"/>
    </style:style>
    <style:style style:name="P271" style:family="paragraph" style:parent-style-name="Table_20_Contents">
      <style:text-properties fo:font-weight="bold" officeooo:rsid="02274506" officeooo:paragraph-rsid="06b16069" style:font-weight-asian="bold" style:font-weight-complex="bold"/>
    </style:style>
    <style:style style:name="P272" style:family="paragraph" style:parent-style-name="Table_20_Contents">
      <style:text-properties fo:font-weight="bold" officeooo:rsid="02274506" officeooo:paragraph-rsid="06cb5655" style:font-weight-asian="bold" style:font-weight-complex="bold"/>
    </style:style>
    <style:style style:name="P273" style:family="paragraph" style:parent-style-name="Table_20_Contents">
      <style:text-properties fo:font-weight="bold" officeooo:rsid="02274506" officeooo:paragraph-rsid="06d22c7b" style:font-weight-asian="bold" style:font-weight-complex="bold"/>
    </style:style>
    <style:style style:name="P274" style:family="paragraph" style:parent-style-name="Table_20_Contents">
      <style:text-properties fo:font-weight="bold" officeooo:rsid="02642b22" officeooo:paragraph-rsid="02642b22" style:font-weight-asian="bold" style:font-weight-complex="bold"/>
    </style:style>
    <style:style style:name="P275" style:family="paragraph" style:parent-style-name="Table_20_Contents">
      <style:text-properties fo:font-weight="bold" officeooo:rsid="02642b22" officeooo:paragraph-rsid="031a398a" style:font-weight-asian="bold" style:font-weight-complex="bold"/>
    </style:style>
    <style:style style:name="P276" style:family="paragraph" style:parent-style-name="Table_20_Contents">
      <style:text-properties fo:font-weight="bold" officeooo:rsid="02642b22" officeooo:paragraph-rsid="034df06d" style:font-weight-asian="bold" style:font-weight-complex="bold"/>
    </style:style>
    <style:style style:name="P277" style:family="paragraph" style:parent-style-name="Table_20_Contents">
      <style:text-properties fo:font-weight="bold" officeooo:rsid="02642b22" officeooo:paragraph-rsid="03d7e841" style:font-weight-asian="bold" style:font-weight-complex="bold"/>
    </style:style>
    <style:style style:name="P278" style:family="paragraph" style:parent-style-name="Table_20_Contents">
      <style:text-properties fo:font-weight="bold" officeooo:rsid="02642b22" officeooo:paragraph-rsid="039d229c" style:font-weight-asian="bold" style:font-weight-complex="bold"/>
    </style:style>
    <style:style style:name="P279" style:family="paragraph" style:parent-style-name="Table_20_Contents">
      <style:text-properties fo:font-weight="bold" officeooo:rsid="02642b22" officeooo:paragraph-rsid="0593df95" style:font-weight-asian="bold" style:font-weight-complex="bold"/>
    </style:style>
    <style:style style:name="P280" style:family="paragraph" style:parent-style-name="Table_20_Contents">
      <style:text-properties fo:font-weight="bold" officeooo:rsid="02642b22" officeooo:paragraph-rsid="05f85743" style:font-weight-asian="bold" style:font-weight-complex="bold"/>
    </style:style>
    <style:style style:name="P281" style:family="paragraph" style:parent-style-name="Table_20_Contents">
      <style:text-properties fo:font-weight="bold" officeooo:rsid="02642b22" officeooo:paragraph-rsid="05fa1407" style:font-weight-asian="bold" style:font-weight-complex="bold"/>
    </style:style>
    <style:style style:name="P282" style:family="paragraph" style:parent-style-name="Table_20_Contents">
      <style:text-properties fo:font-weight="bold" officeooo:rsid="02642b22" officeooo:paragraph-rsid="05fa38d9" style:font-weight-asian="bold" style:font-weight-complex="bold"/>
    </style:style>
    <style:style style:name="P283" style:family="paragraph" style:parent-style-name="Table_20_Contents">
      <style:text-properties fo:font-weight="bold" officeooo:rsid="02642b22" officeooo:paragraph-rsid="05fb6ae2" style:font-weight-asian="bold" style:font-weight-complex="bold"/>
    </style:style>
    <style:style style:name="P284" style:family="paragraph" style:parent-style-name="Table_20_Contents">
      <style:text-properties fo:font-weight="bold" officeooo:rsid="02642b22" officeooo:paragraph-rsid="060ed957" style:font-weight-asian="bold" style:font-weight-complex="bold"/>
    </style:style>
    <style:style style:name="P285" style:family="paragraph" style:parent-style-name="Table_20_Contents">
      <style:text-properties fo:font-weight="bold" officeooo:rsid="02642b22" officeooo:paragraph-rsid="0619779f" style:font-weight-asian="bold" style:font-weight-complex="bold"/>
    </style:style>
    <style:style style:name="P286" style:family="paragraph" style:parent-style-name="Table_20_Contents">
      <style:text-properties fo:font-weight="bold" officeooo:rsid="02642b22" officeooo:paragraph-rsid="0623bd02" style:font-weight-asian="bold" style:font-weight-complex="bold"/>
    </style:style>
    <style:style style:name="P287" style:family="paragraph" style:parent-style-name="Table_20_Contents">
      <style:text-properties fo:font-weight="bold" officeooo:rsid="02642b22" officeooo:paragraph-rsid="0645ab2a" style:font-weight-asian="bold" style:font-weight-complex="bold"/>
    </style:style>
    <style:style style:name="P288" style:family="paragraph" style:parent-style-name="Table_20_Contents">
      <style:text-properties fo:font-weight="bold" officeooo:rsid="02642b22" officeooo:paragraph-rsid="065ec144" style:font-weight-asian="bold" style:font-weight-complex="bold"/>
    </style:style>
    <style:style style:name="P289" style:family="paragraph" style:parent-style-name="Table_20_Contents">
      <style:text-properties fo:font-weight="bold" officeooo:rsid="02642b22" officeooo:paragraph-rsid="0669e785" style:font-weight-asian="bold" style:font-weight-complex="bold"/>
    </style:style>
    <style:style style:name="P290" style:family="paragraph" style:parent-style-name="Table_20_Contents">
      <style:text-properties fo:font-weight="bold" officeooo:rsid="02642b22" officeooo:paragraph-rsid="06b16069" style:font-weight-asian="bold" style:font-weight-complex="bold"/>
    </style:style>
    <style:style style:name="P291" style:family="paragraph" style:parent-style-name="Table_20_Contents">
      <style:text-properties fo:font-weight="bold" officeooo:rsid="02642b22" officeooo:paragraph-rsid="06cb5655" style:font-weight-asian="bold" style:font-weight-complex="bold"/>
    </style:style>
    <style:style style:name="P292" style:family="paragraph" style:parent-style-name="Table_20_Contents">
      <style:text-properties fo:font-weight="bold" officeooo:rsid="02642b22" officeooo:paragraph-rsid="06d22c7b" style:font-weight-asian="bold" style:font-weight-complex="bold"/>
    </style:style>
    <style:style style:name="P293" style:family="paragraph" style:parent-style-name="Table_20_Contents">
      <style:text-properties fo:font-weight="bold" officeooo:rsid="02c73280" officeooo:paragraph-rsid="02c73280" style:font-weight-asian="bold" style:font-weight-complex="bold"/>
    </style:style>
    <style:style style:name="P294" style:family="paragraph" style:parent-style-name="Table_20_Contents">
      <style:text-properties fo:font-weight="bold" officeooo:rsid="02c73280" officeooo:paragraph-rsid="031a398a" style:font-weight-asian="bold" style:font-weight-complex="bold"/>
    </style:style>
    <style:style style:name="P295" style:family="paragraph" style:parent-style-name="Table_20_Contents">
      <style:text-properties fo:font-weight="bold" officeooo:rsid="02c73280" officeooo:paragraph-rsid="034df06d" style:font-weight-asian="bold" style:font-weight-complex="bold"/>
    </style:style>
    <style:style style:name="P296" style:family="paragraph" style:parent-style-name="Table_20_Contents">
      <style:text-properties fo:font-weight="bold" officeooo:rsid="02c73280" officeooo:paragraph-rsid="03d7e841" style:font-weight-asian="bold" style:font-weight-complex="bold"/>
    </style:style>
    <style:style style:name="P297" style:family="paragraph" style:parent-style-name="Table_20_Contents">
      <style:text-properties fo:font-weight="bold" officeooo:rsid="02c73280" officeooo:paragraph-rsid="039d229c" style:font-weight-asian="bold" style:font-weight-complex="bold"/>
    </style:style>
    <style:style style:name="P298" style:family="paragraph" style:parent-style-name="Table_20_Contents">
      <style:text-properties fo:font-weight="bold" officeooo:rsid="02c73280" officeooo:paragraph-rsid="0593df95" style:font-weight-asian="bold" style:font-weight-complex="bold"/>
    </style:style>
    <style:style style:name="P299" style:family="paragraph" style:parent-style-name="Table_20_Contents">
      <style:text-properties fo:font-weight="bold" officeooo:rsid="02c73280" officeooo:paragraph-rsid="05f85743" style:font-weight-asian="bold" style:font-weight-complex="bold"/>
    </style:style>
    <style:style style:name="P300" style:family="paragraph" style:parent-style-name="Table_20_Contents">
      <style:text-properties fo:font-weight="bold" officeooo:rsid="02c73280" officeooo:paragraph-rsid="05fa1407" style:font-weight-asian="bold" style:font-weight-complex="bold"/>
    </style:style>
    <style:style style:name="P301" style:family="paragraph" style:parent-style-name="Table_20_Contents">
      <style:text-properties fo:font-weight="bold" officeooo:rsid="02c73280" officeooo:paragraph-rsid="05fa38d9" style:font-weight-asian="bold" style:font-weight-complex="bold"/>
    </style:style>
    <style:style style:name="P302" style:family="paragraph" style:parent-style-name="Table_20_Contents">
      <style:text-properties fo:font-weight="bold" officeooo:rsid="02c73280" officeooo:paragraph-rsid="05fb6ae2" style:font-weight-asian="bold" style:font-weight-complex="bold"/>
    </style:style>
    <style:style style:name="P303" style:family="paragraph" style:parent-style-name="Table_20_Contents">
      <style:text-properties fo:font-weight="bold" officeooo:rsid="02c73280" officeooo:paragraph-rsid="060ed957" style:font-weight-asian="bold" style:font-weight-complex="bold"/>
    </style:style>
    <style:style style:name="P304" style:family="paragraph" style:parent-style-name="Table_20_Contents">
      <style:text-properties fo:font-weight="bold" officeooo:rsid="02c73280" officeooo:paragraph-rsid="0619779f" style:font-weight-asian="bold" style:font-weight-complex="bold"/>
    </style:style>
    <style:style style:name="P305" style:family="paragraph" style:parent-style-name="Table_20_Contents">
      <style:text-properties fo:font-weight="bold" officeooo:rsid="02c73280" officeooo:paragraph-rsid="0623bd02" style:font-weight-asian="bold" style:font-weight-complex="bold"/>
    </style:style>
    <style:style style:name="P306" style:family="paragraph" style:parent-style-name="Table_20_Contents">
      <style:text-properties fo:font-weight="bold" officeooo:rsid="02c73280" officeooo:paragraph-rsid="0645ab2a" style:font-weight-asian="bold" style:font-weight-complex="bold"/>
    </style:style>
    <style:style style:name="P307" style:family="paragraph" style:parent-style-name="Table_20_Contents">
      <style:text-properties fo:font-weight="bold" officeooo:rsid="02c73280" officeooo:paragraph-rsid="065ec144" style:font-weight-asian="bold" style:font-weight-complex="bold"/>
    </style:style>
    <style:style style:name="P308" style:family="paragraph" style:parent-style-name="Table_20_Contents">
      <style:text-properties fo:font-weight="bold" officeooo:rsid="02c73280" officeooo:paragraph-rsid="0669e785" style:font-weight-asian="bold" style:font-weight-complex="bold"/>
    </style:style>
    <style:style style:name="P309" style:family="paragraph" style:parent-style-name="Table_20_Contents">
      <style:text-properties fo:font-weight="bold" officeooo:rsid="02c73280" officeooo:paragraph-rsid="06b16069" style:font-weight-asian="bold" style:font-weight-complex="bold"/>
    </style:style>
    <style:style style:name="P310" style:family="paragraph" style:parent-style-name="Table_20_Contents">
      <style:text-properties fo:font-weight="bold" officeooo:rsid="02c73280" officeooo:paragraph-rsid="06cb5655" style:font-weight-asian="bold" style:font-weight-complex="bold"/>
    </style:style>
    <style:style style:name="P311" style:family="paragraph" style:parent-style-name="Table_20_Contents">
      <style:text-properties fo:font-weight="bold" officeooo:rsid="02c73280" officeooo:paragraph-rsid="06d22c7b" style:font-weight-asian="bold" style:font-weight-complex="bold"/>
    </style:style>
    <style:style style:name="P312" style:family="paragraph" style:parent-style-name="Table_20_Contents">
      <style:text-properties fo:font-weight="bold" officeooo:rsid="03ee2a88" officeooo:paragraph-rsid="06b16069" style:font-weight-asian="bold" style:font-weight-complex="bold"/>
    </style:style>
    <style:style style:name="P313" style:family="paragraph" style:parent-style-name="Table_20_Contents">
      <style:text-properties fo:font-weight="bold" officeooo:rsid="03ee2a88" officeooo:paragraph-rsid="06cb5655" style:font-weight-asian="bold" style:font-weight-complex="bold"/>
    </style:style>
    <style:style style:name="P314" style:family="paragraph" style:parent-style-name="Table_20_Contents">
      <style:text-properties fo:font-weight="bold" officeooo:rsid="03ee2a88" officeooo:paragraph-rsid="06d22c7b" style:font-weight-asian="bold" style:font-weight-complex="bold"/>
    </style:style>
    <style:style style:name="P315" style:family="paragraph" style:parent-style-name="Table_20_Contents">
      <style:text-properties fo:font-weight="bold" officeooo:rsid="0d7f9f35" officeooo:paragraph-rsid="04d108fe" style:font-weight-asian="bold" style:font-weight-complex="bold"/>
    </style:style>
    <style:style style:name="P316" style:family="paragraph" style:parent-style-name="Table_20_Contents">
      <style:text-properties fo:font-weight="bold" officeooo:rsid="0d6a71e4" officeooo:paragraph-rsid="04d108fe" style:font-weight-asian="bold" style:font-weight-complex="bold"/>
    </style:style>
    <style:style style:name="P317" style:family="paragraph" style:parent-style-name="Table_20_Contents">
      <style:text-properties fo:font-weight="bold" officeooo:paragraph-rsid="0539ed8b" style:font-weight-asian="bold" style:font-weight-complex="bold"/>
    </style:style>
    <style:style style:name="P318" style:family="paragraph" style:parent-style-name="Table_20_Contents">
      <style:text-properties fo:font-weight="bold" officeooo:paragraph-rsid="06a169c9" style:font-weight-asian="bold" style:font-weight-complex="bold"/>
    </style:style>
    <style:style style:name="P319" style:family="paragraph" style:parent-style-name="Table_20_Contents">
      <style:text-properties fo:font-weight="bold" officeooo:paragraph-rsid="06b16069" style:font-weight-asian="bold" style:font-weight-complex="bold"/>
    </style:style>
    <style:style style:name="P320" style:family="paragraph" style:parent-style-name="Table_20_Contents">
      <style:text-properties fo:font-weight="bold" officeooo:paragraph-rsid="06d22c7b" style:font-weight-asian="bold" style:font-weight-complex="bold"/>
    </style:style>
    <style:style style:name="P321" style:family="paragraph" style:parent-style-name="Table_20_Contents">
      <style:text-properties fo:font-weight="bold" officeooo:paragraph-rsid="06e9d939" style:font-weight-asian="bold" style:font-weight-complex="bold"/>
    </style:style>
    <style:style style:name="P322" style:family="paragraph" style:parent-style-name="Table_20_Contents">
      <style:text-properties fo:font-weight="bold" officeooo:paragraph-rsid="072239b2" style:font-weight-asian="bold" style:font-weight-complex="bold"/>
    </style:style>
    <style:style style:name="P323" style:family="paragraph" style:parent-style-name="Table_20_Contents">
      <style:text-properties fo:font-weight="bold" officeooo:paragraph-rsid="07239135" style:font-weight-asian="bold" style:font-weight-complex="bold"/>
    </style:style>
    <style:style style:name="P324" style:family="paragraph" style:parent-style-name="Table_20_Contents">
      <style:text-properties officeooo:rsid="052a6fb4" officeooo:paragraph-rsid="000e4435"/>
    </style:style>
    <style:style style:name="P325" style:family="paragraph" style:parent-style-name="Table_20_Contents">
      <style:text-properties officeooo:rsid="047ed8b8" officeooo:paragraph-rsid="000e4435"/>
    </style:style>
    <style:style style:name="P326" style:family="paragraph" style:parent-style-name="Table_20_Contents">
      <style:text-properties officeooo:rsid="05308f27" officeooo:paragraph-rsid="000e4435"/>
    </style:style>
    <style:style style:name="P327" style:family="paragraph" style:parent-style-name="Table_20_Contents">
      <style:text-properties fo:font-style="italic" officeooo:paragraph-rsid="019ce199" style:font-style-asian="italic" style:font-style-complex="italic"/>
    </style:style>
    <style:style style:name="P328" style:family="paragraph" style:parent-style-name="Table_20_Contents">
      <style:text-properties fo:font-style="italic" officeooo:rsid="0d6aff68" officeooo:paragraph-rsid="04d108fe" style:font-style-asian="italic" style:font-style-complex="italic"/>
    </style:style>
    <style:style style:name="P329" style:family="paragraph" style:parent-style-name="Table_20_Contents">
      <style:text-properties fo:font-style="italic" officeooo:rsid="0d6d5c7b" officeooo:paragraph-rsid="04d108fe" style:font-style-asian="italic" style:font-style-complex="italic"/>
    </style:style>
    <style:style style:name="P330" style:family="paragraph" style:parent-style-name="Table_20_Contents">
      <style:text-properties fo:font-style="italic" officeooo:rsid="0d760175" officeooo:paragraph-rsid="04d108fe" style:font-style-asian="italic" style:font-style-complex="italic"/>
    </style:style>
    <style:style style:name="P331" style:family="paragraph" style:parent-style-name="Table_20_Contents">
      <style:text-properties fo:font-style="italic" officeooo:rsid="0e2c4d42" officeooo:paragraph-rsid="04d108fe" style:font-style-asian="italic" style:font-style-complex="italic"/>
    </style:style>
    <style:style style:name="P332" style:family="paragraph" style:parent-style-name="Table_20_Contents">
      <style:text-properties fo:font-style="italic" officeooo:rsid="0d7d5ef9" officeooo:paragraph-rsid="04d108fe" style:font-style-asian="italic" style:font-style-complex="italic"/>
    </style:style>
    <style:style style:name="P333" style:family="paragraph" style:parent-style-name="Table_20_Contents">
      <style:text-properties fo:font-style="italic" officeooo:rsid="0d6ecdad" officeooo:paragraph-rsid="04d108fe" style:font-style-asian="italic" style:font-style-complex="italic"/>
    </style:style>
    <style:style style:name="P334" style:family="paragraph" style:parent-style-name="Table_20_Contents">
      <style:paragraph-properties fo:text-align="start" style:justify-single-word="false"/>
      <style:text-properties fo:font-style="italic" officeooo:rsid="0e208565" officeooo:paragraph-rsid="04d108fe" style:font-style-asian="italic" style:font-style-complex="italic"/>
    </style:style>
    <style:style style:name="P335" style:family="paragraph" style:parent-style-name="Table_20_Contents">
      <style:text-properties fo:font-style="normal" officeooo:rsid="0ac99a06" officeooo:paragraph-rsid="019ce199" style:font-style-asian="normal" style:font-style-complex="normal"/>
    </style:style>
    <style:style style:name="P336" style:family="paragraph" style:parent-style-name="Table_20_Contents">
      <style:text-properties fo:font-style="normal" officeooo:rsid="0ac1ece9" officeooo:paragraph-rsid="019ce199" style:font-style-asian="normal" style:font-style-complex="normal"/>
    </style:style>
    <style:style style:name="P337" style:family="paragraph" style:parent-style-name="Table_20_Contents">
      <style:text-properties fo:font-style="normal" officeooo:rsid="0093ca86" officeooo:paragraph-rsid="019ce199" style:font-style-asian="normal" style:font-style-complex="normal"/>
    </style:style>
    <style:style style:name="P338" style:family="paragraph" style:parent-style-name="Table_20_Contents">
      <style:text-properties fo:font-style="normal" officeooo:rsid="01a3ad9a" officeooo:paragraph-rsid="019ce199" style:font-style-asian="normal" style:font-style-complex="normal"/>
    </style:style>
    <style:style style:name="P339" style:family="paragraph" style:parent-style-name="Table_20_Contents">
      <style:text-properties fo:font-style="normal" officeooo:rsid="00097f0b" officeooo:paragraph-rsid="019ce199" style:font-style-asian="normal" style:font-style-complex="normal"/>
    </style:style>
    <style:style style:name="P340" style:family="paragraph" style:parent-style-name="Table_20_Contents">
      <style:text-properties fo:font-style="normal" officeooo:rsid="01615276" officeooo:paragraph-rsid="019ce199" style:font-style-asian="normal" style:font-style-complex="normal"/>
    </style:style>
    <style:style style:name="P341" style:family="paragraph" style:parent-style-name="Table_20_Contents">
      <style:text-properties fo:font-style="normal" officeooo:rsid="08e34bc7" officeooo:paragraph-rsid="019ce199" style:font-style-asian="normal" style:font-style-complex="normal"/>
    </style:style>
    <style:style style:name="P342" style:family="paragraph" style:parent-style-name="Table_20_Contents">
      <style:text-properties fo:font-style="normal" officeooo:rsid="0d7b7fd1" officeooo:paragraph-rsid="019ce199" style:font-style-asian="normal" style:font-style-complex="normal"/>
    </style:style>
    <style:style style:name="P343" style:family="paragraph" style:parent-style-name="Table_20_Contents">
      <style:text-properties fo:font-style="normal" officeooo:rsid="0b0f7f2b" officeooo:paragraph-rsid="019ce199" style:font-style-asian="normal" style:font-style-complex="normal"/>
    </style:style>
    <style:style style:name="P344" style:family="paragraph" style:parent-style-name="Table_20_Contents">
      <style:text-properties fo:font-style="normal" officeooo:rsid="0b15b67d" officeooo:paragraph-rsid="019ce199" style:font-style-asian="normal" style:font-style-complex="normal"/>
    </style:style>
    <style:style style:name="P345" style:family="paragraph" style:parent-style-name="Table_20_Contents">
      <style:text-properties fo:font-style="normal" officeooo:rsid="0b16a3ab" officeooo:paragraph-rsid="019ce199" style:font-style-asian="normal" style:font-style-complex="normal"/>
    </style:style>
    <style:style style:name="P346" style:family="paragraph" style:parent-style-name="Table_20_Contents">
      <style:text-properties fo:font-style="normal" officeooo:rsid="0b229ae7" officeooo:paragraph-rsid="019ce199" style:font-style-asian="normal" style:font-style-complex="normal"/>
    </style:style>
    <style:style style:name="P347" style:family="paragraph" style:parent-style-name="Table_20_Contents">
      <style:text-properties fo:font-style="normal" officeooo:rsid="0b294b09" officeooo:paragraph-rsid="019ce199" style:font-style-asian="normal" style:font-style-complex="normal"/>
    </style:style>
    <style:style style:name="P348" style:family="paragraph" style:parent-style-name="Table_20_Contents">
      <style:text-properties fo:font-style="normal" officeooo:rsid="0b2f87e2" officeooo:paragraph-rsid="019ce199" style:font-style-asian="normal" style:font-style-complex="normal"/>
    </style:style>
    <style:style style:name="P349" style:family="paragraph" style:parent-style-name="Table_20_Contents">
      <style:text-properties fo:font-style="normal" officeooo:rsid="0a8c6819" officeooo:paragraph-rsid="019ce199" style:font-style-asian="normal" style:font-style-complex="normal"/>
    </style:style>
    <style:style style:name="P350" style:family="paragraph" style:parent-style-name="Table_20_Contents">
      <style:text-properties fo:font-style="normal" officeooo:rsid="0b499983" officeooo:paragraph-rsid="019ce199" style:font-style-asian="normal" style:font-style-complex="normal"/>
    </style:style>
    <style:style style:name="P351" style:family="paragraph" style:parent-style-name="Table_20_Contents">
      <style:text-properties fo:font-style="normal" officeooo:rsid="002681cc" officeooo:paragraph-rsid="019ce199" style:font-style-asian="normal" style:font-style-complex="normal"/>
    </style:style>
    <style:style style:name="P352" style:family="paragraph" style:parent-style-name="Table_20_Contents">
      <style:text-properties fo:font-style="normal" officeooo:rsid="0b668768" officeooo:paragraph-rsid="019ce199" style:font-style-asian="normal" style:font-style-complex="normal"/>
    </style:style>
    <style:style style:name="P353" style:family="paragraph" style:parent-style-name="Table_20_Contents">
      <style:text-properties fo:font-style="normal" officeooo:rsid="091d9121" officeooo:paragraph-rsid="019ce199" style:font-style-asian="normal" style:font-style-complex="normal"/>
    </style:style>
    <style:style style:name="P354" style:family="paragraph" style:parent-style-name="Table_20_Contents">
      <style:text-properties fo:font-style="normal" officeooo:rsid="007f27f6" officeooo:paragraph-rsid="019ce199" style:font-style-asian="normal" style:font-style-complex="normal"/>
    </style:style>
    <style:style style:name="P355" style:family="paragraph" style:parent-style-name="Table_20_Contents">
      <style:text-properties fo:font-style="normal" officeooo:rsid="0bd5c52d" officeooo:paragraph-rsid="019ce199" style:font-style-asian="normal" style:font-style-complex="normal"/>
    </style:style>
    <style:style style:name="P356" style:family="paragraph" style:parent-style-name="Table_20_Contents">
      <style:text-properties fo:font-style="normal" officeooo:paragraph-rsid="019ce199" style:font-style-asian="normal" style:font-style-complex="normal"/>
    </style:style>
    <style:style style:name="P357" style:family="paragraph" style:parent-style-name="Table_20_Contents">
      <style:text-properties fo:font-style="normal" officeooo:rsid="031a398a" officeooo:paragraph-rsid="05a643e3" style:font-style-asian="normal" style:font-style-complex="normal"/>
    </style:style>
    <style:style style:name="P358" style:family="paragraph" style:parent-style-name="Table_20_Contents">
      <style:text-properties fo:font-style="normal" officeooo:rsid="031a398a" officeooo:paragraph-rsid="072239b2" style:font-style-asian="normal" style:font-style-complex="normal"/>
    </style:style>
    <style:style style:name="P359" style:family="paragraph" style:parent-style-name="Table_20_Contents">
      <style:text-properties fo:font-style="normal" officeooo:rsid="10a6c3d0" officeooo:paragraph-rsid="04d108fe" style:font-style-asian="normal" style:font-style-complex="normal"/>
    </style:style>
    <style:style style:name="P360" style:family="paragraph" style:parent-style-name="Table_20_Contents">
      <style:text-properties fo:font-style="normal" officeooo:rsid="045358e8" officeooo:paragraph-rsid="05fa1407" style:font-style-asian="normal" style:font-style-complex="normal"/>
    </style:style>
    <style:style style:name="P361" style:family="paragraph" style:parent-style-name="Table_20_Contents">
      <style:text-properties fo:font-style="normal" officeooo:rsid="05557e1c" officeooo:paragraph-rsid="05fa1407" style:font-style-asian="normal" style:font-style-complex="normal"/>
    </style:style>
    <style:style style:name="P362" style:family="paragraph" style:parent-style-name="Table_20_Contents">
      <style:text-properties fo:font-style="normal" officeooo:rsid="05504036" officeooo:paragraph-rsid="05fa1407" style:font-style-asian="normal" style:font-style-complex="normal"/>
    </style:style>
    <style:style style:name="P363" style:family="paragraph" style:parent-style-name="Table_20_Contents">
      <style:text-properties fo:font-style="normal" officeooo:rsid="05504036" officeooo:paragraph-rsid="072239b2" style:font-style-asian="normal" style:font-style-complex="normal"/>
    </style:style>
    <style:style style:name="P364" style:family="paragraph" style:parent-style-name="Table_20_Contents">
      <style:text-properties fo:font-style="normal" officeooo:rsid="02cd8a46" officeooo:paragraph-rsid="05fa38d9" style:font-style-asian="normal" style:font-style-complex="normal"/>
    </style:style>
    <style:style style:name="P365" style:family="paragraph" style:parent-style-name="Table_20_Contents">
      <style:text-properties fo:font-style="normal" officeooo:rsid="02cd8a46" officeooo:paragraph-rsid="072239b2" style:font-style-asian="normal" style:font-style-complex="normal"/>
    </style:style>
    <style:style style:name="P366" style:family="paragraph" style:parent-style-name="Table_20_Contents">
      <style:text-properties fo:font-style="normal" officeooo:rsid="0555275d" officeooo:paragraph-rsid="05fa38d9" style:font-style-asian="normal" style:font-style-complex="normal"/>
    </style:style>
    <style:style style:name="P367" style:family="paragraph" style:parent-style-name="Table_20_Contents">
      <style:text-properties fo:font-style="normal" officeooo:rsid="05977417" officeooo:paragraph-rsid="05fa38d9" style:font-style-asian="normal" style:font-style-complex="normal"/>
    </style:style>
    <style:style style:name="P368" style:family="paragraph" style:parent-style-name="Table_20_Contents">
      <style:text-properties fo:font-style="normal" officeooo:rsid="05977417" officeooo:paragraph-rsid="072239b2" style:font-style-asian="normal" style:font-style-complex="normal"/>
    </style:style>
    <style:style style:name="P369" style:family="paragraph" style:parent-style-name="Table_20_Contents">
      <style:text-properties fo:font-style="normal" officeooo:rsid="0316e576" officeooo:paragraph-rsid="05fa38d9" style:font-style-asian="normal" style:font-style-complex="normal"/>
    </style:style>
    <style:style style:name="P370" style:family="paragraph" style:parent-style-name="Table_20_Contents">
      <style:text-properties fo:font-style="normal" officeooo:rsid="001cc736" officeooo:paragraph-rsid="05fa38d9" style:font-style-asian="normal" style:font-style-complex="normal"/>
    </style:style>
    <style:style style:name="P371" style:family="paragraph" style:parent-style-name="Table_20_Contents">
      <style:text-properties fo:font-style="normal" officeooo:rsid="05596c8c" officeooo:paragraph-rsid="05fa38d9" style:font-style-asian="normal" style:font-style-complex="normal"/>
    </style:style>
    <style:style style:name="P372" style:family="paragraph" style:parent-style-name="Table_20_Contents">
      <style:text-properties fo:font-style="normal" officeooo:rsid="059bb814" officeooo:paragraph-rsid="05fa38d9" style:font-style-asian="normal" style:font-style-complex="normal"/>
    </style:style>
    <style:style style:name="P373" style:family="paragraph" style:parent-style-name="Table_20_Contents">
      <style:text-properties fo:font-style="normal" officeooo:rsid="059bb814" officeooo:paragraph-rsid="072239b2" style:font-style-asian="normal" style:font-style-complex="normal"/>
    </style:style>
    <style:style style:name="P374" style:family="paragraph" style:parent-style-name="Table_20_Contents">
      <style:text-properties fo:font-style="normal" officeooo:rsid="0311ccc9" officeooo:paragraph-rsid="05fa38d9" style:font-style-asian="normal" style:font-style-complex="normal"/>
    </style:style>
    <style:style style:name="P375" style:family="paragraph" style:parent-style-name="Table_20_Contents">
      <style:text-properties fo:font-style="normal" officeooo:rsid="0311ccc9" officeooo:paragraph-rsid="05fb6ae2" style:font-style-asian="normal" style:font-style-complex="normal"/>
    </style:style>
    <style:style style:name="P376" style:family="paragraph" style:parent-style-name="Table_20_Contents">
      <style:text-properties fo:font-style="normal" officeooo:rsid="0311ccc9" officeooo:paragraph-rsid="072239b2" style:font-style-asian="normal" style:font-style-complex="normal"/>
    </style:style>
    <style:style style:name="P377" style:family="paragraph" style:parent-style-name="Table_20_Contents">
      <style:text-properties fo:font-style="normal" officeooo:rsid="05f01b62" officeooo:paragraph-rsid="060ed957" style:font-style-asian="normal" style:font-style-complex="normal"/>
    </style:style>
    <style:style style:name="P378" style:family="paragraph" style:parent-style-name="Table_20_Contents">
      <style:text-properties fo:font-style="normal" officeooo:rsid="05f01b62" officeooo:paragraph-rsid="072239b2" style:font-style-asian="normal" style:font-style-complex="normal"/>
    </style:style>
    <style:style style:name="P379" style:family="paragraph" style:parent-style-name="Table_20_Contents">
      <style:text-properties fo:font-style="normal" officeooo:rsid="05f2f680" officeooo:paragraph-rsid="060ed957" style:font-style-asian="normal" style:font-style-complex="normal"/>
    </style:style>
    <style:style style:name="P380" style:family="paragraph" style:parent-style-name="Table_20_Contents">
      <style:text-properties fo:font-style="normal" officeooo:rsid="02cddec2" officeooo:paragraph-rsid="05fb6ae2" style:font-style-asian="normal" style:font-style-complex="normal"/>
    </style:style>
    <style:style style:name="P381" style:family="paragraph" style:parent-style-name="Table_20_Contents">
      <style:text-properties fo:font-style="normal" officeooo:rsid="05a1d023" officeooo:paragraph-rsid="05fb6ae2" style:font-style-asian="normal" style:font-style-complex="normal"/>
    </style:style>
    <style:style style:name="P382" style:family="paragraph" style:parent-style-name="Table_20_Contents">
      <style:text-properties fo:font-style="normal" officeooo:rsid="05a1d023" officeooo:paragraph-rsid="072239b2" style:font-style-asian="normal" style:font-style-complex="normal"/>
    </style:style>
    <style:style style:name="P383" style:family="paragraph" style:parent-style-name="Table_20_Contents">
      <style:text-properties fo:font-style="normal" officeooo:rsid="0314fd24" officeooo:paragraph-rsid="05fb6ae2" style:font-style-asian="normal" style:font-style-complex="normal"/>
    </style:style>
    <style:style style:name="P384" style:family="paragraph" style:parent-style-name="Table_20_Contents">
      <style:text-properties fo:font-style="normal" officeooo:rsid="05400340" officeooo:paragraph-rsid="05f85743" style:font-style-asian="normal" style:font-style-complex="normal"/>
    </style:style>
    <style:style style:name="P385" style:family="paragraph" style:parent-style-name="Table_20_Contents">
      <style:text-properties fo:font-style="normal" officeooo:rsid="05400340" officeooo:paragraph-rsid="0645ab2a" style:font-style-asian="normal" style:font-style-complex="normal"/>
    </style:style>
    <style:style style:name="P386" style:family="paragraph" style:parent-style-name="Table_20_Contents">
      <style:text-properties fo:font-style="normal" officeooo:rsid="0392f04e" officeooo:paragraph-rsid="065ec144" style:font-style-asian="normal" style:font-style-complex="normal"/>
    </style:style>
    <style:style style:name="P387" style:family="paragraph" style:parent-style-name="Table_20_Contents">
      <style:text-properties fo:font-style="normal" officeooo:rsid="0392f04e" officeooo:paragraph-rsid="06be7368" style:font-style-asian="normal" style:font-style-complex="normal"/>
    </style:style>
    <style:style style:name="P388" style:family="paragraph" style:parent-style-name="Table_20_Contents">
      <style:text-properties fo:font-style="normal" officeooo:rsid="0392f04e" officeooo:paragraph-rsid="072239b2" style:font-style-asian="normal" style:font-style-complex="normal"/>
    </style:style>
    <style:style style:name="P389" style:family="paragraph" style:parent-style-name="Table_20_Contents">
      <style:text-properties fo:font-style="normal" officeooo:rsid="05b885a9" officeooo:paragraph-rsid="05b885a9" style:font-style-asian="normal" style:font-style-complex="normal"/>
    </style:style>
    <style:style style:name="P390" style:family="paragraph" style:parent-style-name="Table_20_Contents">
      <style:text-properties fo:font-style="normal" officeooo:rsid="05b885a9" officeooo:paragraph-rsid="072239b2" style:font-style-asian="normal" style:font-style-complex="normal"/>
    </style:style>
    <style:style style:name="P391" style:family="paragraph" style:parent-style-name="Table_20_Contents">
      <style:text-properties fo:font-style="normal" officeooo:rsid="031aa1ec" officeooo:paragraph-rsid="0645ab2a" style:font-style-asian="normal" style:font-style-complex="normal"/>
    </style:style>
    <style:style style:name="P392" style:family="paragraph" style:parent-style-name="Table_20_Contents">
      <style:text-properties fo:font-style="normal" officeooo:rsid="064796dd" officeooo:paragraph-rsid="064796dd" style:font-style-asian="normal" style:font-style-complex="normal"/>
    </style:style>
    <style:style style:name="P393" style:family="paragraph" style:parent-style-name="Table_20_Contents">
      <style:text-properties fo:font-style="normal" officeooo:rsid="06480379" officeooo:paragraph-rsid="06480379" style:font-style-asian="normal" style:font-style-complex="normal"/>
    </style:style>
    <style:style style:name="P394" style:family="paragraph" style:parent-style-name="Table_20_Contents">
      <style:text-properties fo:font-style="normal" officeooo:rsid="05d9f057" officeooo:paragraph-rsid="065ec144" style:font-style-asian="normal" style:font-style-complex="normal"/>
    </style:style>
    <style:style style:name="P395" style:family="paragraph" style:parent-style-name="Table_20_Contents">
      <style:text-properties fo:font-style="normal" officeooo:rsid="05d9f057" officeooo:paragraph-rsid="072239b2" style:font-style-asian="normal" style:font-style-complex="normal"/>
    </style:style>
    <style:style style:name="P396" style:family="paragraph" style:parent-style-name="Table_20_Contents">
      <style:text-properties fo:font-style="normal" officeooo:rsid="06f6975b" officeooo:paragraph-rsid="06f6975b" style:font-style-asian="normal" style:font-style-complex="normal"/>
    </style:style>
    <style:style style:name="P397" style:family="paragraph" style:parent-style-name="Table_20_Contents">
      <style:text-properties fo:font-style="normal" officeooo:rsid="0645ab2a" officeooo:paragraph-rsid="0645ab2a" style:font-style-asian="normal" style:font-style-complex="normal"/>
    </style:style>
    <style:style style:name="P398" style:family="paragraph" style:parent-style-name="Table_20_Contents">
      <style:text-properties fo:font-style="normal" officeooo:rsid="0596737a" officeooo:paragraph-rsid="072239b2" style:font-style-asian="normal" style:font-style-complex="normal"/>
    </style:style>
    <style:style style:name="P399" style:family="paragraph" style:parent-style-name="Table_20_Contents">
      <style:text-properties fo:font-weight="normal" officeooo:rsid="04cfe36e" officeooo:paragraph-rsid="04d108fe" style:font-weight-asian="normal" style:font-weight-complex="normal"/>
    </style:style>
    <style:style style:name="P400" style:family="paragraph" style:parent-style-name="Table_20_Contents">
      <style:text-properties fo:font-weight="normal" officeooo:rsid="106dbcd6" officeooo:paragraph-rsid="04d108fe" style:font-weight-asian="normal" style:font-weight-complex="normal"/>
    </style:style>
    <style:style style:name="P401" style:family="paragraph" style:parent-style-name="Table_20_Contents">
      <style:text-properties fo:font-weight="normal" officeooo:rsid="02775be7" officeooo:paragraph-rsid="0593df95" style:font-weight-asian="normal" style:font-weight-complex="normal"/>
    </style:style>
    <style:style style:name="P402" style:family="paragraph" style:parent-style-name="Table_20_Contents">
      <style:text-properties fo:font-weight="normal" officeooo:rsid="02775be7" officeooo:paragraph-rsid="065ec144" style:font-weight-asian="normal" style:font-weight-complex="normal"/>
    </style:style>
    <style:style style:name="P403" style:family="paragraph" style:parent-style-name="Table_20_Contents">
      <style:text-properties fo:font-weight="normal" officeooo:rsid="02775be7" officeooo:paragraph-rsid="072239b2" style:font-weight-asian="normal" style:font-weight-complex="normal"/>
    </style:style>
    <style:style style:name="P404" style:family="paragraph" style:parent-style-name="Table_20_Contents">
      <style:text-properties officeooo:paragraph-rsid="00105be9"/>
    </style:style>
    <style:style style:name="P405" style:family="paragraph" style:parent-style-name="Table_20_Contents">
      <style:text-properties officeooo:rsid="0e5191df" officeooo:paragraph-rsid="02c91753"/>
    </style:style>
    <style:style style:name="P406" style:family="paragraph" style:parent-style-name="Table_20_Contents">
      <style:text-properties officeooo:rsid="0e3f413b" officeooo:paragraph-rsid="02c91753"/>
    </style:style>
    <style:style style:name="P407" style:family="paragraph" style:parent-style-name="Table_20_Contents">
      <style:text-properties officeooo:rsid="0c159363" officeooo:paragraph-rsid="00105be9"/>
    </style:style>
    <style:style style:name="P408" style:family="paragraph" style:parent-style-name="Table_20_Contents">
      <style:paragraph-properties fo:text-align="start" style:justify-single-word="false"/>
      <style:text-properties officeooo:rsid="0813f6cf" officeooo:paragraph-rsid="019ce199"/>
    </style:style>
    <style:style style:name="P409" style:family="paragraph" style:parent-style-name="Table_20_Contents">
      <style:text-properties officeooo:rsid="0bcba714" officeooo:paragraph-rsid="019ce199"/>
    </style:style>
    <style:style style:name="P410" style:family="paragraph" style:parent-style-name="Table_20_Contents">
      <style:text-properties officeooo:rsid="0bccdab6" officeooo:paragraph-rsid="019ce199"/>
    </style:style>
    <style:style style:name="P411" style:family="paragraph" style:parent-style-name="Table_20_Contents">
      <style:text-properties officeooo:rsid="0d4e064e" officeooo:paragraph-rsid="019ce199"/>
    </style:style>
    <style:style style:name="P412" style:family="paragraph" style:parent-style-name="Table_20_Contents">
      <style:text-properties officeooo:rsid="008b62d8" officeooo:paragraph-rsid="019ce199"/>
    </style:style>
    <style:style style:name="P413" style:family="paragraph" style:parent-style-name="Table_20_Contents">
      <style:text-properties officeooo:rsid="0bc3caad" officeooo:paragraph-rsid="019ce199"/>
    </style:style>
    <style:style style:name="P414" style:family="paragraph" style:parent-style-name="Table_20_Contents">
      <style:text-properties fo:font-size="12pt" fo:font-style="normal" officeooo:paragraph-rsid="019ce199" style:font-size-asian="12pt" style:font-style-asian="normal" style:font-size-complex="12pt" style:font-style-complex="normal"/>
    </style:style>
    <style:style style:name="P415" style:family="paragraph" style:parent-style-name="Table_20_Contents">
      <style:text-properties officeooo:paragraph-rsid="019ce199"/>
    </style:style>
    <style:style style:name="P416" style:family="paragraph" style:parent-style-name="Table_20_Contents">
      <style:text-properties officeooo:paragraph-rsid="01e848e2"/>
    </style:style>
    <style:style style:name="P417" style:family="paragraph" style:parent-style-name="Table_20_Contents">
      <style:text-properties officeooo:rsid="02642b22" officeooo:paragraph-rsid="02642b22"/>
    </style:style>
    <style:style style:name="P418" style:family="paragraph" style:parent-style-name="Table_20_Contents">
      <style:paragraph-properties fo:text-align="start" style:justify-single-word="false"/>
      <style:text-properties style:font-name="Times New Roman1" fo:font-size="12pt" officeooo:paragraph-rsid="027252c9" style:font-size-asian="12pt" style:font-size-complex="12pt"/>
    </style:style>
    <style:style style:name="P419" style:family="paragraph" style:parent-style-name="Table_20_Contents">
      <style:text-properties officeooo:rsid="027687bd" officeooo:paragraph-rsid="034df06d"/>
    </style:style>
    <style:style style:name="P420" style:family="paragraph" style:parent-style-name="Table_20_Contents">
      <style:text-properties officeooo:rsid="027687bd" officeooo:paragraph-rsid="03d7e841"/>
    </style:style>
    <style:style style:name="P421" style:family="paragraph" style:parent-style-name="Table_20_Contents">
      <style:text-properties officeooo:rsid="027687bd" officeooo:paragraph-rsid="0593df95"/>
    </style:style>
    <style:style style:name="P422" style:family="paragraph" style:parent-style-name="Table_20_Contents">
      <style:text-properties officeooo:rsid="027687bd" officeooo:paragraph-rsid="0669e785"/>
    </style:style>
    <style:style style:name="P423" style:family="paragraph" style:parent-style-name="Table_20_Contents">
      <style:text-properties officeooo:rsid="027687bd" officeooo:paragraph-rsid="06cb5655"/>
    </style:style>
    <style:style style:name="P424" style:family="paragraph" style:parent-style-name="Table_20_Contents">
      <style:text-properties officeooo:rsid="027687bd" officeooo:paragraph-rsid="06cfcee6"/>
    </style:style>
    <style:style style:name="P425" style:family="paragraph" style:parent-style-name="Table_20_Contents">
      <style:text-properties officeooo:rsid="027687bd" officeooo:paragraph-rsid="07239135"/>
    </style:style>
    <style:style style:name="P426" style:family="paragraph" style:parent-style-name="Table_20_Contents">
      <style:text-properties officeooo:rsid="034df06d" officeooo:paragraph-rsid="034df06d"/>
    </style:style>
    <style:style style:name="P427" style:family="paragraph" style:parent-style-name="Table_20_Contents">
      <style:text-properties officeooo:rsid="03503de9" officeooo:paragraph-rsid="03503de9"/>
    </style:style>
    <style:style style:name="P428" style:family="paragraph" style:parent-style-name="Table_20_Contents">
      <style:text-properties officeooo:rsid="03514ce2" officeooo:paragraph-rsid="03514ce2"/>
    </style:style>
    <style:style style:name="P429" style:family="paragraph" style:parent-style-name="Table_20_Contents">
      <style:text-properties officeooo:rsid="03666f3c" officeooo:paragraph-rsid="0593df95"/>
    </style:style>
    <style:style style:name="P430" style:family="paragraph" style:parent-style-name="Table_20_Contents">
      <style:text-properties officeooo:rsid="03678296" officeooo:paragraph-rsid="0593df95"/>
    </style:style>
    <style:style style:name="P431" style:family="paragraph" style:parent-style-name="Table_20_Contents">
      <style:text-properties officeooo:rsid="0394c695" officeooo:paragraph-rsid="0593df95"/>
    </style:style>
    <style:style style:name="P432" style:family="paragraph" style:parent-style-name="Table_20_Contents">
      <style:text-properties officeooo:rsid="0394c695" officeooo:paragraph-rsid="06cb5655"/>
    </style:style>
    <style:style style:name="P433" style:family="paragraph" style:parent-style-name="Table_20_Contents">
      <style:text-properties officeooo:rsid="0394c695" officeooo:paragraph-rsid="07239135"/>
    </style:style>
    <style:style style:name="P434" style:family="paragraph" style:parent-style-name="Table_20_Contents">
      <style:text-properties officeooo:rsid="03968096" officeooo:paragraph-rsid="0593df95"/>
    </style:style>
    <style:style style:name="P435" style:family="paragraph" style:parent-style-name="Table_20_Contents">
      <style:text-properties officeooo:rsid="03968096" officeooo:paragraph-rsid="06cb5655"/>
    </style:style>
    <style:style style:name="P436" style:family="paragraph" style:parent-style-name="Table_20_Contents">
      <style:text-properties officeooo:rsid="03968096" officeooo:paragraph-rsid="07239135"/>
    </style:style>
    <style:style style:name="P437" style:family="paragraph" style:parent-style-name="Table_20_Contents">
      <style:text-properties officeooo:rsid="03ee2a88" officeooo:paragraph-rsid="06b16069"/>
    </style:style>
    <style:style style:name="P438" style:family="paragraph" style:parent-style-name="Table_20_Contents">
      <style:text-properties officeooo:rsid="03ee2a88" officeooo:paragraph-rsid="06cb5655"/>
    </style:style>
    <style:style style:name="P439" style:family="paragraph" style:parent-style-name="Table_20_Contents">
      <style:text-properties officeooo:rsid="03ee2a88" officeooo:paragraph-rsid="06d22c7b"/>
    </style:style>
    <style:style style:name="P440" style:family="paragraph" style:parent-style-name="Table_20_Contents">
      <style:text-properties officeooo:rsid="03ee2a88" officeooo:paragraph-rsid="07239135"/>
    </style:style>
    <style:style style:name="P441" style:family="paragraph" style:parent-style-name="Table_20_Contents">
      <style:text-properties officeooo:rsid="04cfe36e" officeooo:paragraph-rsid="04d108fe"/>
    </style:style>
    <style:style style:name="P442" style:family="paragraph" style:parent-style-name="Table_20_Contents">
      <style:text-properties officeooo:rsid="0d7f9f35" officeooo:paragraph-rsid="04d108fe"/>
    </style:style>
    <style:style style:name="P443" style:family="paragraph" style:parent-style-name="Table_20_Contents">
      <style:text-properties officeooo:rsid="0d6aff68" officeooo:paragraph-rsid="04d108fe"/>
    </style:style>
    <style:style style:name="P444" style:family="paragraph" style:parent-style-name="Table_20_Contents">
      <style:text-properties officeooo:rsid="0d6d5c7b" officeooo:paragraph-rsid="04d108fe"/>
    </style:style>
    <style:style style:name="P445" style:family="paragraph" style:parent-style-name="Table_20_Contents">
      <style:text-properties officeooo:rsid="106dbcd6" officeooo:paragraph-rsid="04d108fe"/>
    </style:style>
    <style:style style:name="P446" style:family="paragraph" style:parent-style-name="Table_20_Contents">
      <style:text-properties officeooo:rsid="0d760175" officeooo:paragraph-rsid="04d108fe"/>
    </style:style>
    <style:style style:name="P447" style:family="paragraph" style:parent-style-name="Table_20_Contents">
      <style:text-properties officeooo:rsid="0e2c4d42" officeooo:paragraph-rsid="04d108fe"/>
    </style:style>
    <style:style style:name="P448" style:family="paragraph" style:parent-style-name="Table_20_Contents">
      <style:text-properties officeooo:rsid="0d7d5ef9" officeooo:paragraph-rsid="04d108fe"/>
    </style:style>
    <style:style style:name="P449" style:family="paragraph" style:parent-style-name="Table_20_Contents">
      <style:text-properties officeooo:rsid="0d7c247a" officeooo:paragraph-rsid="04d108fe"/>
    </style:style>
    <style:style style:name="P450" style:family="paragraph" style:parent-style-name="Table_20_Contents">
      <style:text-properties officeooo:rsid="0d7f1402" officeooo:paragraph-rsid="04d108fe"/>
    </style:style>
    <style:style style:name="P451" style:family="paragraph" style:parent-style-name="Table_20_Contents">
      <style:text-properties officeooo:rsid="0ece6615" officeooo:paragraph-rsid="04d108fe"/>
    </style:style>
    <style:style style:name="P452" style:family="paragraph" style:parent-style-name="Table_20_Contents">
      <style:text-properties officeooo:rsid="0e277770" officeooo:paragraph-rsid="04d108fe"/>
    </style:style>
    <style:style style:name="P453" style:family="paragraph" style:parent-style-name="Table_20_Contents">
      <style:text-properties officeooo:rsid="0d6a71e4" officeooo:paragraph-rsid="04d108fe"/>
    </style:style>
    <style:style style:name="P454" style:family="paragraph" style:parent-style-name="Table_20_Contents">
      <style:text-properties officeooo:rsid="0f411473" officeooo:paragraph-rsid="04d108fe"/>
    </style:style>
    <style:style style:name="P455" style:family="paragraph" style:parent-style-name="Table_20_Contents">
      <style:text-properties officeooo:rsid="0e3a1114" officeooo:paragraph-rsid="04d108fe"/>
    </style:style>
    <style:style style:name="P456" style:family="paragraph" style:parent-style-name="Table_20_Contents">
      <style:text-properties officeooo:rsid="0d80e0de" officeooo:paragraph-rsid="04d108fe"/>
    </style:style>
    <style:style style:name="P457" style:family="paragraph" style:parent-style-name="Table_20_Contents">
      <style:text-properties officeooo:rsid="0d7fa245" officeooo:paragraph-rsid="04d108fe"/>
    </style:style>
    <style:style style:name="P458" style:family="paragraph" style:parent-style-name="Table_20_Contents">
      <style:text-properties officeooo:rsid="10a6c3d0" officeooo:paragraph-rsid="04d108fe"/>
    </style:style>
    <style:style style:name="P459" style:family="paragraph" style:parent-style-name="Table_20_Contents">
      <style:text-properties officeooo:paragraph-rsid="0539ed8b"/>
    </style:style>
    <style:style style:name="P460" style:family="paragraph" style:parent-style-name="Table_20_Contents">
      <style:text-properties officeooo:rsid="05a643e3" officeooo:paragraph-rsid="05a643e3"/>
    </style:style>
    <style:style style:name="P461" style:family="paragraph" style:parent-style-name="Table_20_Contents">
      <style:text-properties officeooo:rsid="05a643e3" officeooo:paragraph-rsid="06d2ac82"/>
    </style:style>
    <style:style style:name="P462" style:family="paragraph" style:parent-style-name="Table_20_Contents">
      <style:text-properties officeooo:rsid="05a643e3" officeooo:paragraph-rsid="072239b2"/>
    </style:style>
    <style:style style:name="P463" style:family="paragraph" style:parent-style-name="Table_20_Contents">
      <style:text-properties officeooo:rsid="05a643e3" officeooo:paragraph-rsid="07239135"/>
    </style:style>
    <style:style style:name="P464" style:family="paragraph" style:parent-style-name="Table_20_Contents">
      <style:paragraph-properties fo:text-align="justify" style:justify-single-word="false"/>
      <style:text-properties style:font-name="Times New Roman" officeooo:rsid="05bb808a" officeooo:paragraph-rsid="05bdb62d" style:font-size-asian="10.5pt"/>
    </style:style>
    <style:style style:name="P465" style:family="paragraph" style:parent-style-name="Table_20_Contents">
      <style:paragraph-properties fo:text-align="justify" style:justify-single-word="false"/>
      <style:text-properties style:font-name="Times New Roman" officeooo:rsid="05bba062" officeooo:paragraph-rsid="05bdb62d" style:font-size-asian="10.5pt"/>
    </style:style>
    <style:style style:name="P466" style:family="paragraph" style:parent-style-name="Table_20_Contents">
      <style:paragraph-properties fo:text-align="justify" style:justify-single-word="false"/>
      <style:text-properties style:font-name="Times New Roman" officeooo:rsid="00325f97" officeooo:paragraph-rsid="05bdb62d" style:font-size-asian="10.5pt"/>
    </style:style>
    <style:style style:name="P467" style:family="paragraph" style:parent-style-name="Table_20_Contents">
      <style:paragraph-properties fo:text-align="start" style:justify-single-word="false"/>
      <style:text-properties style:font-name="Times New Roman" officeooo:rsid="0033fb0d" officeooo:paragraph-rsid="05bdb62d" style:font-size-asian="10.5pt"/>
    </style:style>
    <style:style style:name="P468" style:family="paragraph" style:parent-style-name="Table_20_Contents">
      <style:paragraph-properties fo:text-align="justify" style:justify-single-word="false"/>
      <style:text-properties style:font-name="Times New Roman" officeooo:rsid="0034cabd" officeooo:paragraph-rsid="05bdb62d" style:font-size-asian="10.5pt"/>
    </style:style>
    <style:style style:name="P469" style:family="paragraph" style:parent-style-name="Table_20_Contents">
      <style:paragraph-properties fo:text-align="justify" style:justify-single-word="false"/>
      <style:text-properties style:font-name="Times New Roman" officeooo:rsid="062203eb" officeooo:paragraph-rsid="062203eb" style:font-size-asian="10.5pt"/>
    </style:style>
    <style:style style:name="P470" style:family="paragraph" style:parent-style-name="Table_20_Contents">
      <style:paragraph-properties fo:text-align="justify" style:justify-single-word="false"/>
      <style:text-properties style:font-name="Times New Roman" fo:font-weight="bold" officeooo:rsid="06814b0c" officeooo:paragraph-rsid="06814b0c" style:font-size-asian="10.5pt" style:font-weight-asian="bold" style:font-weight-complex="bold"/>
    </style:style>
    <style:style style:name="P471" style:family="paragraph" style:parent-style-name="Table_20_Contents">
      <style:text-properties officeooo:rsid="004d39cf"/>
    </style:style>
    <style:style style:name="P472" style:family="paragraph" style:parent-style-name="Table_20_Contents">
      <style:text-properties officeooo:rsid="004d39cf" officeooo:paragraph-rsid="06e9d939"/>
    </style:style>
    <style:style style:name="P473" style:family="paragraph" style:parent-style-name="Table_20_Contents">
      <style:text-properties officeooo:rsid="05400340" officeooo:paragraph-rsid="05f85743"/>
    </style:style>
    <style:style style:name="P474" style:family="paragraph" style:parent-style-name="Table_20_Contents">
      <style:text-properties officeooo:paragraph-rsid="05f85743"/>
    </style:style>
    <style:style style:name="P475" style:family="paragraph" style:parent-style-name="Table_20_Contents">
      <style:text-properties officeooo:rsid="05557e1c" officeooo:paragraph-rsid="05fa1407"/>
    </style:style>
    <style:style style:name="P476" style:family="paragraph" style:parent-style-name="Table_20_Contents">
      <style:text-properties officeooo:rsid="0e4474a8" officeooo:paragraph-rsid="05fa1407"/>
    </style:style>
    <style:style style:name="P477" style:family="paragraph" style:parent-style-name="Table_20_Contents">
      <style:text-properties officeooo:paragraph-rsid="05fa1407"/>
    </style:style>
    <style:style style:name="P478" style:family="paragraph" style:parent-style-name="Table_20_Contents">
      <style:text-properties officeooo:rsid="0019ab24" officeooo:paragraph-rsid="05fa38d9"/>
    </style:style>
    <style:style style:name="P479" style:family="paragraph" style:parent-style-name="Table_20_Contents">
      <style:text-properties officeooo:rsid="0e644350" officeooo:paragraph-rsid="05fa38d9"/>
    </style:style>
    <style:style style:name="P480" style:family="paragraph" style:parent-style-name="Table_20_Contents">
      <style:text-properties officeooo:rsid="0e474bec" officeooo:paragraph-rsid="05fa38d9"/>
    </style:style>
    <style:style style:name="P481" style:family="paragraph" style:parent-style-name="Table_20_Contents">
      <style:text-properties officeooo:rsid="0555fe87" officeooo:paragraph-rsid="05fa38d9"/>
    </style:style>
    <style:style style:name="P482" style:family="paragraph" style:parent-style-name="Table_20_Contents">
      <style:text-properties officeooo:rsid="0316e576" officeooo:paragraph-rsid="05fa38d9"/>
    </style:style>
    <style:style style:name="P483" style:family="paragraph" style:parent-style-name="Table_20_Contents">
      <style:text-properties officeooo:rsid="0316e576" officeooo:paragraph-rsid="072239b2"/>
    </style:style>
    <style:style style:name="P484" style:family="paragraph" style:parent-style-name="Table_20_Contents">
      <style:text-properties officeooo:rsid="05977417" officeooo:paragraph-rsid="05fa38d9"/>
    </style:style>
    <style:style style:name="P485" style:family="paragraph" style:parent-style-name="Table_20_Contents">
      <style:text-properties officeooo:rsid="0e45af6e" officeooo:paragraph-rsid="05fa38d9"/>
    </style:style>
    <style:style style:name="P486" style:family="paragraph" style:parent-style-name="Table_20_Contents">
      <style:text-properties officeooo:rsid="0e45af6e" officeooo:paragraph-rsid="072239b2"/>
    </style:style>
    <style:style style:name="P487" style:family="paragraph" style:parent-style-name="Table_20_Contents">
      <style:text-properties officeooo:rsid="0e4ccb8d" officeooo:paragraph-rsid="05fa38d9"/>
    </style:style>
    <style:style style:name="P488" style:family="paragraph" style:parent-style-name="Table_20_Contents">
      <style:text-properties officeooo:rsid="0e4ccb8d" officeooo:paragraph-rsid="072239b2"/>
    </style:style>
    <style:style style:name="P489" style:family="paragraph" style:parent-style-name="Table_20_Contents">
      <style:text-properties officeooo:rsid="02285405" officeooo:paragraph-rsid="05fa38d9"/>
    </style:style>
    <style:style style:name="P490" style:family="paragraph" style:parent-style-name="Table_20_Contents">
      <style:text-properties officeooo:rsid="02285405" officeooo:paragraph-rsid="072239b2"/>
    </style:style>
    <style:style style:name="P491" style:family="paragraph" style:parent-style-name="Table_20_Contents">
      <style:text-properties officeooo:paragraph-rsid="05fa38d9"/>
    </style:style>
    <style:style style:name="P492" style:family="paragraph" style:parent-style-name="Table_20_Contents">
      <style:text-properties officeooo:rsid="0e43c32d" officeooo:paragraph-rsid="05fa38d9"/>
    </style:style>
    <style:style style:name="P493" style:family="paragraph" style:parent-style-name="Table_20_Contents">
      <style:text-properties officeooo:rsid="0e43c32d" officeooo:paragraph-rsid="05fb6ae2"/>
    </style:style>
    <style:style style:name="P494" style:family="paragraph" style:parent-style-name="Table_20_Contents">
      <style:text-properties officeooo:rsid="006024dd" officeooo:paragraph-rsid="05fa38d9"/>
    </style:style>
    <style:style style:name="P495" style:family="paragraph" style:parent-style-name="Table_20_Contents">
      <style:text-properties officeooo:rsid="02cddec2" officeooo:paragraph-rsid="05fa38d9"/>
    </style:style>
    <style:style style:name="P496" style:family="paragraph" style:parent-style-name="Table_20_Contents">
      <style:text-properties officeooo:rsid="001cc736" officeooo:paragraph-rsid="05fa38d9"/>
    </style:style>
    <style:style style:name="P497" style:family="paragraph" style:parent-style-name="Table_20_Contents">
      <style:text-properties officeooo:rsid="055b63d8" officeooo:paragraph-rsid="05fa38d9"/>
    </style:style>
    <style:style style:name="P498" style:family="paragraph" style:parent-style-name="Table_20_Contents">
      <style:text-properties officeooo:rsid="059c2f9d" officeooo:paragraph-rsid="05fa38d9"/>
    </style:style>
    <style:style style:name="P499" style:family="paragraph" style:parent-style-name="Table_20_Contents">
      <style:text-properties officeooo:rsid="059d4619" officeooo:paragraph-rsid="05fa38d9"/>
    </style:style>
    <style:style style:name="P500" style:family="paragraph" style:parent-style-name="Table_20_Contents">
      <style:text-properties officeooo:rsid="05f0dabc" officeooo:paragraph-rsid="060ed957"/>
    </style:style>
    <style:style style:name="P501" style:family="paragraph" style:parent-style-name="Table_20_Contents">
      <style:text-properties officeooo:rsid="05a3a44c" officeooo:paragraph-rsid="05fb6ae2"/>
    </style:style>
    <style:style style:name="P502" style:family="paragraph" style:parent-style-name="Table_20_Contents">
      <style:text-properties officeooo:rsid="05a3a44c" officeooo:paragraph-rsid="072239b2"/>
    </style:style>
    <style:style style:name="P503" style:family="paragraph" style:parent-style-name="Table_20_Contents">
      <style:text-properties officeooo:rsid="02ce516d" officeooo:paragraph-rsid="05fb6ae2"/>
    </style:style>
    <style:style style:name="P504" style:family="paragraph" style:parent-style-name="Table_20_Contents">
      <style:text-properties officeooo:rsid="05a1d023" officeooo:paragraph-rsid="05fb6ae2"/>
    </style:style>
    <style:style style:name="P505" style:family="paragraph" style:parent-style-name="Table_20_Contents">
      <style:text-properties officeooo:rsid="05a1d023" officeooo:paragraph-rsid="072239b2"/>
    </style:style>
    <style:style style:name="P506" style:family="paragraph" style:parent-style-name="Table_20_Contents">
      <style:text-properties officeooo:rsid="05a26968" officeooo:paragraph-rsid="05fb6ae2"/>
    </style:style>
    <style:style style:name="P507" style:family="paragraph" style:parent-style-name="Table_20_Contents">
      <style:text-properties officeooo:rsid="05a26968" officeooo:paragraph-rsid="072239b2"/>
    </style:style>
    <style:style style:name="P508" style:family="paragraph" style:parent-style-name="Table_20_Contents">
      <style:text-properties officeooo:rsid="060a7b1c" officeooo:paragraph-rsid="060a7b1c"/>
    </style:style>
    <style:style style:name="P509" style:family="paragraph" style:parent-style-name="Table_20_Contents">
      <style:text-properties officeooo:paragraph-rsid="060ed957"/>
    </style:style>
    <style:style style:name="P510" style:family="paragraph" style:parent-style-name="Table_20_Contents">
      <style:text-properties officeooo:rsid="060ed957" officeooo:paragraph-rsid="060ed957"/>
    </style:style>
    <style:style style:name="P511" style:family="paragraph" style:parent-style-name="Table_20_Contents">
      <style:text-properties officeooo:rsid="060ed957" officeooo:paragraph-rsid="072239b2"/>
    </style:style>
    <style:style style:name="P512" style:family="paragraph" style:parent-style-name="Table_20_Contents">
      <style:text-properties officeooo:paragraph-rsid="0619779f"/>
    </style:style>
    <style:style style:name="P513" style:family="paragraph" style:parent-style-name="Table_20_Contents">
      <style:text-properties officeooo:rsid="0619779f" officeooo:paragraph-rsid="0619779f"/>
    </style:style>
    <style:style style:name="P514" style:family="paragraph" style:parent-style-name="Table_20_Contents">
      <style:text-properties officeooo:rsid="0619779f" officeooo:paragraph-rsid="072239b2"/>
    </style:style>
    <style:style style:name="P515" style:family="paragraph" style:parent-style-name="Table_20_Contents">
      <style:text-properties officeooo:rsid="061b548e" officeooo:paragraph-rsid="061b548e"/>
    </style:style>
    <style:style style:name="P516" style:family="paragraph" style:parent-style-name="Table_20_Contents">
      <style:text-properties officeooo:rsid="061b548e" officeooo:paragraph-rsid="072239b2"/>
    </style:style>
    <style:style style:name="P517" style:family="paragraph" style:parent-style-name="Table_20_Contents">
      <style:text-properties officeooo:paragraph-rsid="061c3a7b"/>
    </style:style>
    <style:style style:name="P518" style:family="paragraph" style:parent-style-name="Table_20_Contents">
      <style:text-properties officeooo:rsid="061c3a7b" officeooo:paragraph-rsid="061c3a7b"/>
    </style:style>
    <style:style style:name="P519" style:family="paragraph" style:parent-style-name="Table_20_Contents">
      <style:text-properties officeooo:rsid="061c3a7b" officeooo:paragraph-rsid="072239b2"/>
    </style:style>
    <style:style style:name="P520" style:family="paragraph" style:parent-style-name="Table_20_Contents">
      <style:text-properties officeooo:paragraph-rsid="0623bd02"/>
    </style:style>
    <style:style style:name="P521" style:family="paragraph" style:parent-style-name="Table_20_Contents">
      <style:text-properties officeooo:rsid="0625b583" officeooo:paragraph-rsid="0625b583"/>
    </style:style>
    <style:style style:name="P522" style:family="paragraph" style:parent-style-name="Table_20_Contents">
      <style:text-properties officeooo:rsid="036a5277" officeooo:paragraph-rsid="0593df95"/>
    </style:style>
    <style:style style:name="P523" style:family="paragraph" style:parent-style-name="Table_20_Contents">
      <style:text-properties officeooo:rsid="036a5277" officeooo:paragraph-rsid="05b68aec"/>
    </style:style>
    <style:style style:name="P524" style:family="paragraph" style:parent-style-name="Table_20_Contents">
      <style:text-properties officeooo:rsid="038e5c8b" officeooo:paragraph-rsid="0593df95"/>
    </style:style>
    <style:style style:name="P525" style:family="paragraph" style:parent-style-name="Table_20_Contents">
      <style:text-properties officeooo:rsid="038e5c8b" officeooo:paragraph-rsid="06493a92"/>
    </style:style>
    <style:style style:name="P526" style:family="paragraph" style:parent-style-name="Table_20_Contents">
      <style:text-properties officeooo:rsid="05b68aec" officeooo:paragraph-rsid="05b68aec"/>
    </style:style>
    <style:style style:name="P527" style:family="paragraph" style:parent-style-name="Table_20_Contents">
      <style:text-properties officeooo:rsid="05b68aec" officeooo:paragraph-rsid="072239b2"/>
    </style:style>
    <style:style style:name="P528" style:family="paragraph" style:parent-style-name="Table_20_Contents">
      <style:text-properties officeooo:rsid="036b76a8" officeooo:paragraph-rsid="0593df95"/>
    </style:style>
    <style:style style:name="P529" style:family="paragraph" style:parent-style-name="Table_20_Contents">
      <style:text-properties officeooo:rsid="05d3878a" officeooo:paragraph-rsid="05d3878a"/>
    </style:style>
    <style:style style:name="P530" style:family="paragraph" style:parent-style-name="Table_20_Contents">
      <style:text-properties officeooo:rsid="05d3878a" officeooo:paragraph-rsid="072239b2"/>
    </style:style>
    <style:style style:name="P531" style:family="paragraph" style:parent-style-name="Table_20_Contents">
      <style:text-properties officeooo:rsid="062a1260" officeooo:paragraph-rsid="062a1260"/>
    </style:style>
    <style:style style:name="P532" style:family="paragraph" style:parent-style-name="Table_20_Contents">
      <style:text-properties officeooo:rsid="02775be7" officeooo:paragraph-rsid="0593df95"/>
    </style:style>
    <style:style style:name="P533" style:family="paragraph" style:parent-style-name="Table_20_Contents">
      <style:text-properties officeooo:rsid="02775be7" officeooo:paragraph-rsid="0638fa88"/>
    </style:style>
    <style:style style:name="P534" style:family="paragraph" style:parent-style-name="Table_20_Contents">
      <style:text-properties officeooo:rsid="02775be7" officeooo:paragraph-rsid="065ec144"/>
    </style:style>
    <style:style style:name="P535" style:family="paragraph" style:parent-style-name="Table_20_Contents">
      <style:text-properties officeooo:rsid="02775be7" officeooo:paragraph-rsid="072239b2"/>
    </style:style>
    <style:style style:name="P536" style:family="paragraph" style:parent-style-name="Table_20_Contents">
      <style:text-properties officeooo:rsid="03389ed0" officeooo:paragraph-rsid="0593df95"/>
    </style:style>
    <style:style style:name="P537" style:family="paragraph" style:parent-style-name="Table_20_Contents">
      <style:text-properties officeooo:rsid="03389ed0" officeooo:paragraph-rsid="065ec144"/>
    </style:style>
    <style:style style:name="P538" style:family="paragraph" style:parent-style-name="Table_20_Contents">
      <style:text-properties officeooo:rsid="0339bb88" officeooo:paragraph-rsid="0593df95"/>
    </style:style>
    <style:style style:name="P539" style:family="paragraph" style:parent-style-name="Table_20_Contents">
      <style:text-properties officeooo:rsid="0339bb88" officeooo:paragraph-rsid="065ec144"/>
    </style:style>
    <style:style style:name="P540" style:family="paragraph" style:parent-style-name="Table_20_Contents">
      <style:text-properties officeooo:rsid="05b9b165" officeooo:paragraph-rsid="0593df95"/>
    </style:style>
    <style:style style:name="P541" style:family="paragraph" style:parent-style-name="Table_20_Contents">
      <style:text-properties officeooo:rsid="05b9b165" officeooo:paragraph-rsid="072239b2"/>
    </style:style>
    <style:style style:name="P542" style:family="paragraph" style:parent-style-name="Table_20_Contents">
      <style:text-properties officeooo:rsid="0638fa88" officeooo:paragraph-rsid="0638fa88"/>
    </style:style>
    <style:style style:name="P543" style:family="paragraph" style:parent-style-name="Table_20_Contents">
      <style:text-properties officeooo:rsid="031aa1ec" officeooo:paragraph-rsid="0645ab2a"/>
    </style:style>
    <style:style style:name="P544" style:family="paragraph" style:parent-style-name="Table_20_Contents">
      <style:text-properties officeooo:rsid="023efb66" officeooo:paragraph-rsid="0645ab2a"/>
    </style:style>
    <style:style style:name="P545" style:family="paragraph" style:parent-style-name="Table_20_Contents">
      <style:text-properties officeooo:rsid="0044bd87" officeooo:paragraph-rsid="0645ab2a"/>
    </style:style>
    <style:style style:name="P546" style:family="paragraph" style:parent-style-name="Table_20_Contents">
      <style:text-properties officeooo:rsid="0044bd87" officeooo:paragraph-rsid="0044bd87"/>
    </style:style>
    <style:style style:name="P547" style:family="paragraph" style:parent-style-name="Table_20_Contents">
      <style:text-properties officeooo:rsid="0044bd87" officeooo:paragraph-rsid="06d22c7b"/>
    </style:style>
    <style:style style:name="P548" style:family="paragraph" style:parent-style-name="Table_20_Contents">
      <style:text-properties officeooo:rsid="0343f4d7" officeooo:paragraph-rsid="0645ab2a"/>
    </style:style>
    <style:style style:name="P549" style:family="paragraph" style:parent-style-name="Table_20_Contents">
      <style:text-properties officeooo:rsid="0231d78e" officeooo:paragraph-rsid="0645ab2a"/>
    </style:style>
    <style:style style:name="P550" style:family="paragraph" style:parent-style-name="Table_20_Contents">
      <style:text-properties officeooo:paragraph-rsid="0645ab2a"/>
    </style:style>
    <style:style style:name="P551" style:family="paragraph" style:parent-style-name="Table_20_Contents">
      <style:text-properties officeooo:rsid="05b885a9" officeooo:paragraph-rsid="063a452e"/>
    </style:style>
    <style:style style:name="P552" style:family="paragraph" style:parent-style-name="Table_20_Contents">
      <style:text-properties officeooo:rsid="0405dcb0" officeooo:paragraph-rsid="0405dcb0"/>
    </style:style>
    <style:style style:name="P553" style:family="paragraph" style:parent-style-name="Table_20_Contents">
      <style:text-properties officeooo:rsid="0405dcb0" officeooo:paragraph-rsid="06d2ac82"/>
    </style:style>
    <style:style style:name="P554" style:family="paragraph" style:parent-style-name="Table_20_Contents">
      <style:text-properties officeooo:rsid="0405dcb0" officeooo:paragraph-rsid="072239b2"/>
    </style:style>
    <style:style style:name="P555" style:family="paragraph" style:parent-style-name="Table_20_Contents">
      <style:text-properties officeooo:rsid="0405dcb0" officeooo:paragraph-rsid="07239135"/>
    </style:style>
    <style:style style:name="P556" style:family="paragraph" style:parent-style-name="Table_20_Contents">
      <style:text-properties officeooo:rsid="06493a92" officeooo:paragraph-rsid="06493a92"/>
    </style:style>
    <style:style style:name="P557" style:family="paragraph" style:parent-style-name="Table_20_Contents">
      <style:text-properties officeooo:paragraph-rsid="065ec144"/>
    </style:style>
    <style:style style:name="P558" style:family="paragraph" style:parent-style-name="Table_20_Contents">
      <style:text-properties officeooo:rsid="065ec144" officeooo:paragraph-rsid="065ec144"/>
    </style:style>
    <style:style style:name="P559" style:family="paragraph" style:parent-style-name="Table_20_Contents">
      <style:text-properties officeooo:rsid="03d7c2ac" officeooo:paragraph-rsid="0669e785"/>
    </style:style>
    <style:style style:name="P560" style:family="paragraph" style:parent-style-name="Table_20_Contents">
      <style:text-properties officeooo:rsid="06830d78" officeooo:paragraph-rsid="0684a3a1"/>
    </style:style>
    <style:style style:name="P561" style:family="paragraph" style:parent-style-name="Table_20_Contents">
      <style:text-properties officeooo:rsid="06830d78" officeooo:paragraph-rsid="06a22033"/>
    </style:style>
    <style:style style:name="P562" style:family="paragraph" style:parent-style-name="Table_20_Contents">
      <style:text-properties officeooo:paragraph-rsid="0684a3a1"/>
    </style:style>
    <style:style style:name="P563" style:family="paragraph" style:parent-style-name="Table_20_Contents">
      <style:text-properties officeooo:rsid="06869aca" officeooo:paragraph-rsid="06869aca"/>
    </style:style>
    <style:style style:name="P564" style:family="paragraph" style:parent-style-name="Table_20_Contents">
      <style:text-properties officeooo:rsid="06877a7c" officeooo:paragraph-rsid="06877a7c"/>
    </style:style>
    <style:style style:name="P565" style:family="paragraph" style:parent-style-name="Table_20_Contents">
      <style:text-properties officeooo:rsid="06974942" officeooo:paragraph-rsid="06974942"/>
    </style:style>
    <style:style style:name="P566" style:family="paragraph" style:parent-style-name="Table_20_Contents">
      <style:text-properties officeooo:rsid="06a22033" officeooo:paragraph-rsid="06a22033"/>
    </style:style>
    <style:style style:name="P567" style:family="paragraph" style:parent-style-name="Table_20_Contents">
      <style:text-properties officeooo:rsid="06a22033" officeooo:paragraph-rsid="06b16069"/>
    </style:style>
    <style:style style:name="P568" style:family="paragraph" style:parent-style-name="Table_20_Contents">
      <style:text-properties officeooo:rsid="06a22033" officeooo:paragraph-rsid="06d22c7b"/>
    </style:style>
    <style:style style:name="P569" style:family="paragraph" style:parent-style-name="Table_20_Contents">
      <style:text-properties officeooo:paragraph-rsid="06a22033"/>
    </style:style>
    <style:style style:name="P570" style:family="paragraph" style:parent-style-name="Table_20_Contents">
      <style:text-properties officeooo:paragraph-rsid="003a0c9a"/>
    </style:style>
    <style:style style:name="P571" style:family="paragraph" style:parent-style-name="Table_20_Contents">
      <style:text-properties officeooo:paragraph-rsid="06cb5655"/>
    </style:style>
    <style:style style:name="P572" style:family="paragraph" style:parent-style-name="Table_20_Contents">
      <style:text-properties officeooo:paragraph-rsid="06ccee1e"/>
    </style:style>
    <style:style style:name="P573" style:family="paragraph" style:parent-style-name="Table_20_Contents">
      <style:text-properties officeooo:rsid="06ccee1e" officeooo:paragraph-rsid="06ccee1e"/>
    </style:style>
    <style:style style:name="P574" style:family="paragraph" style:parent-style-name="Table_20_Contents">
      <style:text-properties officeooo:paragraph-rsid="06cfcee6"/>
    </style:style>
    <style:style style:name="P575" style:family="paragraph" style:parent-style-name="Table_20_Contents">
      <style:text-properties officeooo:rsid="06b16069" officeooo:paragraph-rsid="06cfcee6"/>
    </style:style>
    <style:style style:name="P576" style:family="paragraph" style:parent-style-name="Table_20_Contents">
      <style:text-properties officeooo:rsid="06b16069" officeooo:paragraph-rsid="07239135"/>
    </style:style>
    <style:style style:name="P577" style:family="paragraph" style:parent-style-name="Table_20_Contents">
      <style:text-properties officeooo:rsid="06cfcee6" officeooo:paragraph-rsid="06cfcee6"/>
    </style:style>
    <style:style style:name="P578" style:family="paragraph" style:parent-style-name="Table_20_Contents">
      <style:text-properties officeooo:rsid="06d2ac82" officeooo:paragraph-rsid="06d2ac82"/>
    </style:style>
    <style:style style:name="P579" style:family="paragraph" style:parent-style-name="Table_20_Contents">
      <style:text-properties officeooo:rsid="06d2ac82" officeooo:paragraph-rsid="07239135"/>
    </style:style>
    <style:style style:name="P580" style:family="paragraph" style:parent-style-name="Table_20_Contents">
      <style:text-properties officeooo:rsid="06d3690f" officeooo:paragraph-rsid="06d3690f"/>
    </style:style>
    <style:style style:name="P581" style:family="paragraph" style:parent-style-name="Table_20_Contents">
      <style:text-properties officeooo:paragraph-rsid="06e9d939"/>
    </style:style>
    <style:style style:name="P582" style:family="paragraph" style:parent-style-name="Table_20_Contents">
      <style:text-properties officeooo:paragraph-rsid="072239b2"/>
    </style:style>
    <style:style style:name="P583" style:family="paragraph" style:parent-style-name="Table_20_Contents">
      <style:text-properties officeooo:rsid="072239b2" officeooo:paragraph-rsid="072239b2"/>
    </style:style>
    <style:style style:name="P584" style:family="paragraph" style:parent-style-name="Table_20_Contents">
      <style:text-properties officeooo:paragraph-rsid="07239135"/>
    </style:style>
    <style:style style:name="P585" style:family="paragraph" style:parent-style-name="Table_20_Contents">
      <style:text-properties officeooo:rsid="07254e52" officeooo:paragraph-rsid="07254e52"/>
    </style:style>
    <style:style style:name="P586" style:family="paragraph" style:parent-style-name="definition">
      <style:text-properties officeooo:rsid="051f3ea1" officeooo:paragraph-rsid="000e4435"/>
    </style:style>
    <style:style style:name="P587" style:family="paragraph" style:parent-style-name="definition">
      <style:text-properties style:font-name="Liberation Serif" fo:font-style="normal" officeooo:rsid="051f3ea1" officeooo:paragraph-rsid="000e4435" style:font-style-asian="normal" style:font-style-complex="normal"/>
    </style:style>
    <style:style style:name="P588" style:family="paragraph" style:parent-style-name="definition">
      <style:paragraph-properties fo:line-height="150%" fo:text-align="justify" style:justify-single-word="false"/>
      <style:text-properties style:font-name="Liberation Serif" fo:language="fr" fo:country="CA" fo:font-weight="normal" officeooo:rsid="0a2e9733" officeooo:paragraph-rsid="019ce199" fo:background-color="transparent" style:font-size-asian="10.5pt" style:font-weight-asian="normal" style:font-weight-complex="normal"/>
    </style:style>
    <style:style style:name="P589" style:family="paragraph" style:parent-style-name="definition">
      <style:text-properties fo:font-weight="bold" officeooo:paragraph-rsid="019ce199" style:font-weight-asian="bold" style:font-weight-complex="bold"/>
    </style:style>
    <style:style style:name="P590" style:family="paragraph" style:parent-style-name="definition">
      <style:text-properties fo:font-weight="normal" officeooo:paragraph-rsid="019ce199" style:font-weight-asian="normal" style:font-weight-complex="normal"/>
    </style:style>
    <style:style style:name="P591" style:family="paragraph" style:parent-style-name="definition">
      <style:text-properties officeooo:rsid="0bf4645e" officeooo:paragraph-rsid="019ce199"/>
    </style:style>
    <style:style style:name="P592" style:family="paragraph" style:parent-style-name="definition">
      <style:text-properties officeooo:rsid="0aeb9ba6" officeooo:paragraph-rsid="019ce199"/>
    </style:style>
    <style:style style:name="P593" style:family="paragraph" style:parent-style-name="definition">
      <style:text-properties officeooo:rsid="0aec4fd2" officeooo:paragraph-rsid="019ce199"/>
    </style:style>
    <style:style style:name="P594" style:family="paragraph" style:parent-style-name="definition">
      <style:text-properties fo:language="fr" fo:country="CA" fo:font-weight="normal" officeooo:rsid="0afb3fd4" officeooo:paragraph-rsid="019ce199" fo:background-color="transparent" style:font-size-asian="10.5pt" style:font-weight-asian="normal" style:font-weight-complex="normal"/>
    </style:style>
    <style:style style:name="P595" style:family="paragraph" style:parent-style-name="definition">
      <style:text-properties fo:language="fr" fo:country="CA" fo:font-weight="normal" officeooo:paragraph-rsid="019ce199" fo:background-color="transparent" style:font-size-asian="10.5pt" style:font-weight-asian="normal" style:font-weight-complex="normal"/>
    </style:style>
    <style:style style:name="P596" style:family="paragraph" style:parent-style-name="definition">
      <style:text-properties officeooo:rsid="0afb3fd4" officeooo:paragraph-rsid="019ce199"/>
    </style:style>
    <style:style style:name="P597" style:family="paragraph" style:parent-style-name="definition">
      <style:text-properties officeooo:rsid="0b008552" officeooo:paragraph-rsid="019ce199"/>
    </style:style>
    <style:style style:name="P598" style:family="paragraph" style:parent-style-name="definition">
      <style:text-properties officeooo:rsid="0b12add5" officeooo:paragraph-rsid="019ce199"/>
    </style:style>
    <style:style style:name="P599" style:family="paragraph" style:parent-style-name="definition">
      <style:text-properties officeooo:rsid="09ffdeda" officeooo:paragraph-rsid="019ce199"/>
    </style:style>
    <style:style style:name="P600" style:family="paragraph" style:parent-style-name="definition">
      <style:text-properties fo:font-style="italic" officeooo:rsid="0a5a0f3b" officeooo:paragraph-rsid="019ce199" style:font-style-asian="italic" style:font-style-complex="italic"/>
    </style:style>
    <style:style style:name="P601" style:family="paragraph" style:parent-style-name="definition">
      <style:text-properties officeooo:paragraph-rsid="019ce199"/>
    </style:style>
    <style:style style:name="P602" style:family="paragraph" style:parent-style-name="definition">
      <style:text-properties officeooo:paragraph-rsid="0646c1c7"/>
    </style:style>
    <style:style style:name="P603" style:family="paragraph" style:parent-style-name="definition">
      <style:paragraph-properties fo:margin-left="0cm" fo:margin-right="0cm" fo:text-indent="0cm" style:auto-text-indent="false"/>
      <style:text-properties officeooo:paragraph-rsid="000e4435"/>
    </style:style>
    <style:style style:name="P604" style:family="paragraph" style:parent-style-name="definition">
      <style:paragraph-properties fo:margin-left="0cm" fo:margin-right="0cm" fo:text-indent="0cm" style:auto-text-indent="false"/>
      <style:text-properties officeooo:rsid="07fd84e7" officeooo:paragraph-rsid="019ce199"/>
    </style:style>
    <style:style style:name="P605" style:family="paragraph" style:parent-style-name="definition">
      <style:paragraph-properties fo:margin-left="0cm" fo:margin-right="0cm" fo:text-indent="0cm" style:auto-text-indent="false"/>
      <style:text-properties fo:font-style="italic" officeooo:rsid="0827efc7" officeooo:paragraph-rsid="019ce199" style:font-style-asian="italic" style:font-style-complex="italic"/>
    </style:style>
    <style:style style:name="P606" style:family="paragraph" style:parent-style-name="definition">
      <style:paragraph-properties fo:margin-left="0cm" fo:margin-right="0cm" fo:text-indent="0cm" style:auto-text-indent="false"/>
      <style:text-properties fo:font-style="italic" officeooo:paragraph-rsid="019ce199" style:font-style-asian="italic" style:font-style-complex="italic"/>
    </style:style>
    <style:style style:name="P607" style:family="paragraph" style:parent-style-name="definition">
      <style:paragraph-properties fo:margin-left="0cm" fo:margin-right="0cm" fo:text-indent="0cm" style:auto-text-indent="false"/>
      <style:text-properties style:font-name="Liberation Serif" fo:language="fr" fo:country="CA" fo:font-style="italic" fo:font-weight="normal" officeooo:paragraph-rsid="019ce199" fo:background-color="transparent" style:font-size-asian="10.5pt" style:font-style-asian="italic" style:font-weight-asian="normal" style:font-style-complex="italic" style:font-weight-complex="normal"/>
    </style:style>
    <style:style style:name="P608" style:family="paragraph" style:parent-style-name="definition">
      <style:paragraph-properties fo:margin-left="0cm" fo:margin-right="0cm" fo:text-indent="0cm" style:auto-text-indent="false"/>
      <style:text-properties officeooo:paragraph-rsid="019ce199"/>
    </style:style>
    <style:style style:name="P609" style:family="paragraph" style:parent-style-name="exemple">
      <style:paragraph-properties fo:margin-left="0cm" fo:margin-right="0cm" fo:text-indent="0cm" style:auto-text-indent="false"/>
      <style:text-properties officeooo:rsid="08ac128e" officeooo:paragraph-rsid="019ce199"/>
    </style:style>
    <style:style style:name="P610" style:family="paragraph" style:parent-style-name="exemple">
      <style:paragraph-properties fo:margin-left="0cm" fo:margin-right="0cm" fo:text-indent="0cm" style:auto-text-indent="false"/>
      <style:text-properties style:font-name="Liberation Serif" fo:language="fr" fo:country="CA" fo:font-weight="normal" officeooo:rsid="0b065a5f" officeooo:paragraph-rsid="019ce199" fo:background-color="transparent" style:font-size-asian="10.5pt" style:font-weight-asian="normal" style:font-weight-complex="normal"/>
    </style:style>
    <style:style style:name="P611" style:family="paragraph" style:parent-style-name="exemple">
      <style:paragraph-properties fo:margin-left="0cm" fo:margin-right="0cm" fo:text-indent="0cm" style:auto-text-indent="false"/>
      <style:text-properties style:font-name="Liberation Serif" fo:language="fr" fo:country="CA" fo:font-weight="normal" officeooo:paragraph-rsid="019ce199" fo:background-color="transparent" style:font-size-asian="10.5pt" style:font-weight-asian="normal" style:font-weight-complex="normal"/>
    </style:style>
    <style:style style:name="P612" style:family="paragraph" style:parent-style-name="exemple">
      <style:paragraph-properties fo:margin-left="0cm" fo:margin-right="0cm" fo:text-align="justify" style:justify-single-word="false" fo:text-indent="0cm" style:auto-text-indent="false"/>
      <style:text-properties officeooo:paragraph-rsid="019ce199"/>
    </style:style>
    <style:style style:name="P613" style:family="paragraph" style:parent-style-name="exemple">
      <style:paragraph-properties fo:margin-left="0cm" fo:margin-right="0cm" fo:text-indent="0cm" style:auto-text-indent="false"/>
      <style:text-properties officeooo:paragraph-rsid="019ce199"/>
    </style:style>
    <style:style style:name="P614" style:family="paragraph" style:parent-style-name="exemple">
      <style:paragraph-properties fo:margin-left="0cm" fo:margin-right="0cm" fo:text-indent="0cm" style:auto-text-indent="false"/>
      <style:text-properties officeooo:rsid="0e8e5b91" officeooo:paragraph-rsid="02e849c5"/>
    </style:style>
    <style:style style:name="P615" style:family="paragraph" style:parent-style-name="exemple">
      <style:paragraph-properties fo:margin-left="0cm" fo:margin-right="0cm" fo:text-indent="0cm" style:auto-text-indent="false"/>
      <style:text-properties officeooo:rsid="0e8e5b91" officeooo:paragraph-rsid="0501cc70"/>
    </style:style>
    <style:style style:name="P616" style:family="paragraph" style:parent-style-name="exemple">
      <style:paragraph-properties fo:margin-left="0cm" fo:margin-right="0cm" fo:text-indent="0cm" style:auto-text-indent="false"/>
      <style:text-properties officeooo:rsid="0d23f588" officeooo:paragraph-rsid="04d108fe"/>
    </style:style>
    <style:style style:name="P617" style:family="paragraph" style:parent-style-name="exemple">
      <style:paragraph-properties fo:margin-left="0cm" fo:margin-right="0cm" fo:text-indent="0cm" style:auto-text-indent="false"/>
      <style:text-properties fo:font-style="italic" officeooo:rsid="0501cc70" officeooo:paragraph-rsid="0501cc70" style:font-style-asian="italic" style:font-style-complex="italic"/>
    </style:style>
    <style:style style:name="P618" style:family="paragraph" style:parent-style-name="definition" style:master-page-name="">
      <style:paragraph-properties fo:margin-left="0cm" fo:margin-right="0cm" fo:line-height="100%" fo:text-align="justify" style:justify-single-word="false" fo:text-indent="0cm" style:auto-text-indent="false" style:page-number="auto"/>
      <style:text-properties style:font-name="Liberation Serif" officeooo:paragraph-rsid="019ce199"/>
    </style:style>
    <style:style style:name="P619" style:family="paragraph" style:parent-style-name="corps">
      <style:paragraph-properties fo:line-height="150%" fo:text-align="start" style:justify-single-word="false"/>
      <style:text-properties style:font-name="Times New Roman1" fo:language="fr" fo:country="CA" fo:font-weight="normal" officeooo:rsid="001178ab" officeooo:paragraph-rsid="000c9072" fo:background-color="transparent" style:font-size-asian="10.5pt" style:font-weight-asian="normal" style:font-weight-complex="normal"/>
    </style:style>
    <style:style style:name="P620" style:family="paragraph" style:parent-style-name="corps">
      <style:paragraph-properties fo:line-height="150%" fo:text-align="justify" style:justify-single-word="false"/>
      <style:text-properties style:font-name="Times New Roman1" fo:language="fr" fo:country="CA" fo:font-weight="normal" officeooo:paragraph-rsid="019ce199" fo:background-color="transparent" style:font-size-asian="10.5pt" style:font-weight-asian="normal" style:font-weight-complex="normal"/>
    </style:style>
    <style:style style:name="P621" style:family="paragraph" style:parent-style-name="corps">
      <style:paragraph-properties fo:line-height="150%" fo:text-align="start" style:justify-single-word="false"/>
      <style:text-properties style:font-name="Times New Roman1" fo:language="fr" fo:country="CA" fo:font-weight="normal" officeooo:rsid="047d8a42" officeooo:paragraph-rsid="047d8a42" fo:background-color="transparent" style:font-size-asian="10.5pt" style:font-weight-asian="normal" style:font-weight-complex="normal"/>
    </style:style>
    <style:style style:name="P622" style:family="paragraph" style:parent-style-name="corps">
      <style:paragraph-properties fo:line-height="150%" fo:text-align="start" style:justify-single-word="false"/>
      <style:text-properties style:font-name="Times New Roman1" fo:language="fr" fo:country="CA" fo:font-weight="normal" officeooo:rsid="044a394f" officeooo:paragraph-rsid="04827d6b" fo:background-color="transparent" style:font-size-asian="10.5pt" style:font-weight-asian="normal" style:font-weight-complex="normal"/>
    </style:style>
    <style:style style:name="P623" style:family="paragraph" style:parent-style-name="corps">
      <style:paragraph-properties fo:line-height="150%" fo:text-align="start" style:justify-single-word="false"/>
      <style:text-properties style:font-name="Times New Roman1" fo:language="fr" fo:country="CA" fo:font-weight="normal" officeooo:rsid="044a394f" officeooo:paragraph-rsid="048680b9" fo:background-color="transparent" style:font-size-asian="10.5pt" style:font-weight-asian="normal" style:font-weight-complex="normal"/>
    </style:style>
    <style:style style:name="P624" style:family="paragraph" style:parent-style-name="corps">
      <style:paragraph-properties fo:line-height="150%" fo:text-align="start" style:justify-single-word="false"/>
      <style:text-properties style:font-name="Times New Roman1" fo:language="fr" fo:country="CA" fo:font-weight="normal" officeooo:rsid="04883b2e" officeooo:paragraph-rsid="0484ef87" fo:background-color="transparent" style:font-size-asian="10.5pt" style:font-weight-asian="normal" style:font-weight-complex="normal"/>
    </style:style>
    <style:style style:name="P625" style:family="paragraph" style:parent-style-name="corps">
      <style:text-properties officeooo:paragraph-rsid="000df9b7"/>
    </style:style>
    <style:style style:name="P626" style:family="paragraph" style:parent-style-name="corps">
      <style:text-properties style:font-name="Liberation Serif" fo:language="fr" fo:country="CA" officeooo:rsid="05b6cddc" officeooo:paragraph-rsid="000e4435" fo:background-color="transparent" style:font-size-asian="10.5pt"/>
    </style:style>
    <style:style style:name="P627" style:family="paragraph" style:parent-style-name="corps">
      <style:text-properties style:font-name="Liberation Serif" fo:language="fr" fo:country="CA" officeooo:rsid="06852e26" officeooo:paragraph-rsid="000e4435" fo:background-color="transparent" style:font-size-asian="10.5pt"/>
    </style:style>
    <style:style style:name="P628" style:family="paragraph" style:parent-style-name="corps">
      <style:text-properties style:font-name="Liberation Serif" fo:language="fr" fo:country="CA" officeooo:rsid="05f46a82" officeooo:paragraph-rsid="000e4435" fo:background-color="transparent" style:font-size-asian="10.5pt"/>
    </style:style>
    <style:style style:name="P629" style:family="paragraph" style:parent-style-name="corps">
      <style:text-properties style:font-name="Liberation Serif" fo:language="fr" fo:country="CA" officeooo:rsid="06424a8a" officeooo:paragraph-rsid="000e4435" fo:background-color="transparent" style:font-size-asian="10.5pt"/>
    </style:style>
    <style:style style:name="P630" style:family="paragraph" style:parent-style-name="corps">
      <style:text-properties style:font-name="Liberation Serif" fo:language="fr" fo:country="CA" officeooo:rsid="068fda4d" officeooo:paragraph-rsid="000e4435" fo:background-color="transparent" style:font-size-asian="10.5pt"/>
    </style:style>
    <style:style style:name="P631" style:family="paragraph" style:parent-style-name="corps">
      <style:text-properties style:font-name="Liberation Serif" fo:language="fr" fo:country="CA" officeooo:rsid="04ebd99d" officeooo:paragraph-rsid="000e4435" fo:background-color="transparent" style:font-size-asian="10.5pt"/>
    </style:style>
    <style:style style:name="P632" style:family="paragraph" style:parent-style-name="corps">
      <style:text-properties style:font-name="Liberation Serif" fo:language="fr" fo:country="CA" officeooo:paragraph-rsid="000e4435" fo:background-color="transparent" style:font-size-asian="10.5pt"/>
    </style:style>
    <style:style style:name="P633" style:family="paragraph" style:parent-style-name="corps">
      <style:text-properties style:font-name="Liberation Serif" fo:language="fr" fo:country="CA" officeooo:paragraph-rsid="016747ae" fo:background-color="transparent" style:font-size-asian="10.5pt"/>
    </style:style>
    <style:style style:name="P634" style:family="paragraph" style:parent-style-name="corps">
      <style:paragraph-properties fo:line-height="150%" fo:text-align="justify" style:justify-single-word="false"/>
      <style:text-properties style:font-name="Liberation Serif" fo:language="fr" fo:country="CA" officeooo:paragraph-rsid="01b26b5a" fo:background-color="transparent" style:font-size-asian="10.5pt"/>
    </style:style>
    <style:style style:name="P635" style:family="paragraph" style:parent-style-name="corps">
      <style:paragraph-properties fo:line-height="150%" fo:text-align="justify" style:justify-single-word="false"/>
      <style:text-properties style:font-name="Liberation Serif" fo:language="fr" fo:country="CA" fo:font-weight="normal" officeooo:paragraph-rsid="00105be9" fo:background-color="transparent" style:font-size-asian="10.5pt" style:font-weight-asian="normal" style:font-weight-complex="normal"/>
    </style:style>
    <style:style style:name="P636" style:family="paragraph" style:parent-style-name="corps">
      <style:paragraph-properties fo:line-height="150%" fo:text-align="justify" style:justify-single-word="false"/>
      <style:text-properties style:font-name="Liberation Serif" fo:language="fr" fo:country="CA" fo:font-weight="normal" officeooo:paragraph-rsid="00729f44" fo:background-color="transparent" style:font-size-asian="10.5pt" style:font-weight-asian="normal" style:font-weight-complex="normal"/>
    </style:style>
    <style:style style:name="P637" style:family="paragraph" style:parent-style-name="corps">
      <style:paragraph-properties fo:line-height="150%" fo:text-align="justify" style:justify-single-word="false"/>
      <style:text-properties style:font-name="Liberation Serif" fo:language="fr" fo:country="CA" fo:font-weight="normal" officeooo:paragraph-rsid="019ce199" fo:background-color="transparent" style:font-size-asian="10.5pt" style:font-weight-asian="normal" style:font-weight-complex="normal"/>
    </style:style>
    <style:style style:name="P638" style:family="paragraph" style:parent-style-name="corps">
      <style:paragraph-properties fo:line-height="150%" fo:text-align="start" style:justify-single-word="false"/>
      <style:text-properties style:font-name="Liberation Serif" fo:language="fr" fo:country="CA" fo:font-weight="normal" officeooo:paragraph-rsid="019ce199" fo:background-color="transparent" style:font-size-asian="10.5pt" style:font-weight-asian="normal" style:font-weight-complex="normal"/>
    </style:style>
    <style:style style:name="P639" style:family="paragraph" style:parent-style-name="corps">
      <style:text-properties style:font-name="Liberation Serif" fo:language="fr" fo:country="CA" fo:font-weight="normal" officeooo:rsid="06a22b24" officeooo:paragraph-rsid="000e4435" fo:background-color="transparent" style:font-size-asian="10.5pt" style:font-weight-asian="normal" style:font-weight-complex="normal"/>
    </style:style>
    <style:style style:name="P640" style:family="paragraph" style:parent-style-name="corps">
      <style:text-properties style:font-name="Liberation Serif" fo:language="fr" fo:country="CA" fo:font-weight="normal" officeooo:paragraph-rsid="000e4435" fo:background-color="transparent" style:font-size-asian="10.5pt" style:font-weight-asian="normal" style:font-weight-complex="normal"/>
    </style:style>
    <style:style style:name="P641" style:family="paragraph" style:parent-style-name="corps">
      <style:text-properties style:font-name="Liberation Serif" fo:language="fr" fo:country="CA" fo:font-weight="normal" officeooo:rsid="0dbfcbd4" officeooo:paragraph-rsid="00105be9" fo:background-color="transparent" style:font-size-asian="10.5pt" style:font-weight-asian="normal" style:font-weight-complex="normal"/>
    </style:style>
    <style:style style:name="P642" style:family="paragraph" style:parent-style-name="corps">
      <style:text-properties style:font-name="Liberation Serif" fo:language="fr" fo:country="CA" fo:font-weight="normal" officeooo:rsid="0dfe02a1" officeooo:paragraph-rsid="00105be9" fo:background-color="transparent" style:font-size-asian="10.5pt" style:font-weight-asian="normal" style:font-weight-complex="normal"/>
    </style:style>
    <style:style style:name="P643" style:family="paragraph" style:parent-style-name="corps">
      <style:text-properties style:font-name="Liberation Serif" fo:language="fr" fo:country="CA" fo:font-weight="normal" officeooo:rsid="0dffe37f" officeooo:paragraph-rsid="00105be9" fo:background-color="transparent" style:font-size-asian="10.5pt" style:font-weight-asian="normal" style:font-weight-complex="normal"/>
    </style:style>
    <style:style style:name="P644" style:family="paragraph" style:parent-style-name="corps">
      <style:text-properties style:font-name="Liberation Serif" fo:language="fr" fo:country="CA" fo:font-weight="normal" officeooo:rsid="0def1b4e" officeooo:paragraph-rsid="00105be9" fo:background-color="transparent" style:font-size-asian="10.5pt" style:font-weight-asian="normal" style:font-weight-complex="normal"/>
    </style:style>
    <style:style style:name="P645" style:family="paragraph" style:parent-style-name="corps">
      <style:text-properties style:font-name="Liberation Serif" fo:language="fr" fo:country="CA" fo:font-weight="normal" officeooo:rsid="0fa78db4" officeooo:paragraph-rsid="00105be9" fo:background-color="transparent" style:font-size-asian="10.5pt" style:font-weight-asian="normal" style:font-weight-complex="normal"/>
    </style:style>
    <style:style style:name="P646" style:family="paragraph" style:parent-style-name="corps">
      <style:text-properties style:font-name="Liberation Serif" fo:language="fr" fo:country="CA" fo:font-weight="normal" officeooo:rsid="0fb2eff4" officeooo:paragraph-rsid="00105be9" fo:background-color="transparent" style:font-size-asian="10.5pt" style:font-weight-asian="normal" style:font-weight-complex="normal"/>
    </style:style>
    <style:style style:name="P647" style:family="paragraph" style:parent-style-name="corps">
      <style:text-properties style:font-name="Liberation Serif" fo:language="fr" fo:country="CA" fo:font-weight="normal" officeooo:rsid="10911512" officeooo:paragraph-rsid="00105be9" fo:background-color="transparent" style:font-size-asian="10.5pt" style:font-weight-asian="normal" style:font-weight-complex="normal"/>
    </style:style>
    <style:style style:name="P648" style:family="paragraph" style:parent-style-name="corps">
      <style:text-properties style:font-name="Liberation Serif" fo:language="fr" fo:country="CA" fo:font-weight="normal" officeooo:rsid="00163a3e" officeooo:paragraph-rsid="00105be9" fo:background-color="transparent" style:font-size-asian="10.5pt" style:font-weight-asian="normal" style:font-weight-complex="normal"/>
    </style:style>
    <style:style style:name="P649" style:family="paragraph" style:parent-style-name="corps">
      <style:paragraph-properties fo:line-height="150%" fo:text-align="justify" style:justify-single-word="false"/>
      <style:text-properties style:font-name="Liberation Serif" fo:language="fr" fo:country="CA" fo:font-weight="normal" officeooo:rsid="00b805fb" officeooo:paragraph-rsid="00105be9" fo:background-color="transparent" style:font-size-asian="10.5pt" style:font-weight-asian="normal" style:font-weight-complex="normal"/>
    </style:style>
    <style:style style:name="P650" style:family="paragraph" style:parent-style-name="corps">
      <style:paragraph-properties fo:line-height="150%" fo:text-align="justify" style:justify-single-word="false"/>
      <style:text-properties style:font-name="Liberation Serif" fo:language="fr" fo:country="CA" fo:font-weight="normal" officeooo:rsid="0c663196" officeooo:paragraph-rsid="019ce199" fo:background-color="transparent" style:font-size-asian="10.5pt" style:font-weight-asian="normal" style:font-weight-complex="normal"/>
    </style:style>
    <style:style style:name="P651" style:family="paragraph" style:parent-style-name="corps">
      <style:text-properties style:font-name="Liberation Serif" fo:language="fr" fo:country="CA" fo:font-weight="normal" officeooo:rsid="04f04f4b" officeooo:paragraph-rsid="019ce199" fo:background-color="transparent" style:font-size-asian="10.5pt" style:font-weight-asian="normal" style:font-weight-complex="normal"/>
    </style:style>
    <style:style style:name="P652" style:family="paragraph" style:parent-style-name="corps">
      <style:paragraph-properties fo:line-height="150%" fo:text-align="justify" style:justify-single-word="false"/>
      <style:text-properties style:font-name="Liberation Serif" fo:language="fr" fo:country="CA" fo:font-weight="normal" officeooo:rsid="0120f607" officeooo:paragraph-rsid="019ce199" fo:background-color="transparent" style:font-size-asian="10.5pt" style:font-weight-asian="normal" style:font-weight-complex="normal"/>
    </style:style>
    <style:style style:name="P653" style:family="paragraph" style:parent-style-name="corps">
      <style:paragraph-properties fo:line-height="150%" fo:text-align="justify" style:justify-single-word="false"/>
      <style:text-properties style:font-name="Liberation Serif" fo:language="fr" fo:country="CA" fo:font-weight="normal" officeooo:rsid="01277759" officeooo:paragraph-rsid="019ce199" fo:background-color="transparent" style:font-size-asian="10.5pt" style:font-weight-asian="normal" style:font-weight-complex="normal"/>
    </style:style>
    <style:style style:name="P654" style:family="paragraph" style:parent-style-name="corps">
      <style:paragraph-properties fo:line-height="150%" fo:text-align="justify" style:justify-single-word="false"/>
      <style:text-properties style:font-name="Liberation Serif" fo:language="fr" fo:country="CA" fo:font-weight="normal" officeooo:rsid="06c0ef35" officeooo:paragraph-rsid="019ce199" fo:background-color="transparent" style:font-size-asian="10.5pt" style:font-weight-asian="normal" style:font-weight-complex="normal"/>
    </style:style>
    <style:style style:name="P655" style:family="paragraph" style:parent-style-name="corps">
      <style:paragraph-properties fo:line-height="150%" fo:text-align="justify" style:justify-single-word="false"/>
      <style:text-properties style:font-name="Liberation Serif" fo:language="fr" fo:country="CA" fo:font-weight="normal" officeooo:rsid="0715109f" officeooo:paragraph-rsid="019ce199" fo:background-color="transparent" style:font-size-asian="10.5pt" style:font-weight-asian="normal" style:font-weight-complex="normal"/>
    </style:style>
    <style:style style:name="P656" style:family="paragraph" style:parent-style-name="corps">
      <style:paragraph-properties fo:text-align="start" style:justify-single-word="false"/>
      <style:text-properties style:font-name="Liberation Serif" fo:language="fr" fo:country="CA" fo:font-weight="normal" officeooo:rsid="0813f6cf" officeooo:paragraph-rsid="019ce199" fo:background-color="transparent" style:font-size-asian="10.5pt" style:font-weight-asian="normal" style:font-weight-complex="normal"/>
    </style:style>
    <style:style style:name="P657" style:family="paragraph" style:parent-style-name="corps">
      <style:paragraph-properties fo:text-align="start" style:justify-single-word="false"/>
      <style:text-properties style:font-name="Liberation Serif" fo:language="fr" fo:country="CA" fo:font-weight="normal" officeooo:rsid="080918d0" officeooo:paragraph-rsid="019ce199" fo:background-color="transparent" style:font-size-asian="10.5pt" style:font-weight-asian="normal" style:font-weight-complex="normal"/>
    </style:style>
    <style:style style:name="P658" style:family="paragraph" style:parent-style-name="corps">
      <style:paragraph-properties fo:line-height="150%" fo:text-align="justify" style:justify-single-word="false"/>
      <style:text-properties style:font-name="Liberation Serif" fo:language="fr" fo:country="CA" fo:font-weight="normal" officeooo:rsid="080918d0" officeooo:paragraph-rsid="019ce199" fo:background-color="transparent" style:font-size-asian="10.5pt" style:font-weight-asian="normal" style:font-weight-complex="normal"/>
    </style:style>
    <style:style style:name="P659" style:family="paragraph" style:parent-style-name="corps">
      <style:text-properties style:font-name="Liberation Serif" fo:language="fr" fo:country="CA" fo:font-weight="normal" officeooo:rsid="0bbb8b76" officeooo:paragraph-rsid="019ce199" fo:background-color="transparent" style:font-size-asian="10.5pt" style:font-weight-asian="normal" style:font-weight-complex="normal"/>
    </style:style>
    <style:style style:name="P660" style:family="paragraph" style:parent-style-name="corps">
      <style:text-properties style:font-name="Liberation Serif" fo:language="fr" fo:country="CA" fo:font-weight="normal" officeooo:rsid="0814a044" officeooo:paragraph-rsid="019ce199" fo:background-color="transparent" style:font-size-asian="10.5pt" style:font-weight-asian="normal" style:font-weight-complex="normal"/>
    </style:style>
    <style:style style:name="P661" style:family="paragraph" style:parent-style-name="corps">
      <style:text-properties style:font-name="Liberation Serif" fo:language="fr" fo:country="CA" fo:font-weight="normal" officeooo:rsid="0bbd0c5e" officeooo:paragraph-rsid="019ce199" fo:background-color="transparent" style:font-size-asian="10.5pt" style:font-weight-asian="normal" style:font-weight-complex="normal"/>
    </style:style>
    <style:style style:name="P662" style:family="paragraph" style:parent-style-name="corps">
      <style:text-properties style:font-name="Liberation Serif" fo:language="fr" fo:country="CA" fo:font-weight="normal" officeooo:rsid="08156a00" officeooo:paragraph-rsid="019ce199" fo:background-color="transparent" style:font-size-asian="10.5pt" style:font-weight-asian="normal" style:font-weight-complex="normal"/>
    </style:style>
    <style:style style:name="P663" style:family="paragraph" style:parent-style-name="corps">
      <style:text-properties style:font-name="Liberation Serif" fo:language="fr" fo:country="CA" fo:font-weight="normal" officeooo:rsid="080c7fb1" officeooo:paragraph-rsid="019ce199" fo:background-color="transparent" style:font-size-asian="10.5pt" style:font-weight-asian="normal" style:font-weight-complex="normal"/>
    </style:style>
    <style:style style:name="P664" style:family="paragraph" style:parent-style-name="corps">
      <style:text-properties style:font-name="Liberation Serif" fo:language="fr" fo:country="CA" fo:font-weight="normal" officeooo:rsid="07149c23" officeooo:paragraph-rsid="019ce199" fo:background-color="transparent" style:font-size-asian="10.5pt" style:font-weight-asian="normal" style:font-weight-complex="normal"/>
    </style:style>
    <style:style style:name="P665" style:family="paragraph" style:parent-style-name="corps">
      <style:paragraph-properties fo:line-height="150%" fo:text-align="justify" style:justify-single-word="false"/>
      <style:text-properties style:font-name="Liberation Serif" fo:language="fr" fo:country="CA" fo:font-weight="normal" officeooo:rsid="008d1682" officeooo:paragraph-rsid="019ce199" fo:background-color="transparent" style:font-size-asian="10.5pt" style:font-weight-asian="normal" style:font-weight-complex="normal"/>
    </style:style>
    <style:style style:name="P666" style:family="paragraph" style:parent-style-name="corps">
      <style:paragraph-properties fo:line-height="150%" fo:text-align="justify" style:justify-single-word="false"/>
      <style:text-properties style:font-name="Liberation Serif" fo:language="fr" fo:country="CA" fo:font-weight="normal" officeooo:rsid="008d4d8e" officeooo:paragraph-rsid="019ce199" fo:background-color="transparent" style:font-size-asian="10.5pt" style:font-weight-asian="normal" style:font-weight-complex="normal"/>
    </style:style>
    <style:style style:name="P667" style:family="paragraph" style:parent-style-name="corps">
      <style:paragraph-properties fo:line-height="150%" fo:text-align="justify" style:justify-single-word="false"/>
      <style:text-properties style:font-name="Liberation Serif" fo:language="fr" fo:country="CA" fo:font-weight="normal" officeooo:rsid="0abbbc96" officeooo:paragraph-rsid="019ce199" fo:background-color="transparent" style:font-size-asian="10.5pt" style:font-weight-asian="normal" style:font-weight-complex="normal"/>
    </style:style>
    <style:style style:name="P668" style:family="paragraph" style:parent-style-name="corps">
      <style:paragraph-properties fo:line-height="150%" fo:text-align="justify" style:justify-single-word="false"/>
      <style:text-properties style:font-name="Liberation Serif" fo:language="fr" fo:country="CA" fo:font-weight="normal" officeooo:rsid="08af0d3a" officeooo:paragraph-rsid="019ce199" fo:background-color="transparent" style:font-size-asian="10.5pt" style:font-weight-asian="normal" style:font-weight-complex="normal"/>
    </style:style>
    <style:style style:name="P669" style:family="paragraph" style:parent-style-name="corps">
      <style:paragraph-properties fo:line-height="150%" fo:text-align="justify" style:justify-single-word="false"/>
      <style:text-properties style:font-name="Liberation Serif" fo:language="fr" fo:country="CA" fo:font-weight="normal" officeooo:rsid="0ac85000" officeooo:paragraph-rsid="019ce199" fo:background-color="transparent" style:font-size-asian="10.5pt" style:font-weight-asian="normal" style:font-weight-complex="normal"/>
    </style:style>
    <style:style style:name="P670" style:family="paragraph" style:parent-style-name="corps">
      <style:paragraph-properties fo:line-height="150%" fo:text-align="justify" style:justify-single-word="false"/>
      <style:text-properties style:font-name="Liberation Serif" fo:language="fr" fo:country="CA" fo:font-weight="normal" officeooo:rsid="0ac99a06" officeooo:paragraph-rsid="019ce199" fo:background-color="transparent" style:font-size-asian="10.5pt" style:font-weight-asian="normal" style:font-weight-complex="normal"/>
    </style:style>
    <style:style style:name="P671" style:family="paragraph" style:parent-style-name="corps">
      <style:paragraph-properties fo:line-height="150%" fo:text-align="justify" style:justify-single-word="false"/>
      <style:text-properties style:font-name="Liberation Serif" fo:language="fr" fo:country="CA" fo:font-weight="normal" officeooo:rsid="07f700c3" officeooo:paragraph-rsid="019ce199" fo:background-color="transparent" style:font-size-asian="10.5pt" style:font-weight-asian="normal" style:font-weight-complex="normal"/>
    </style:style>
    <style:style style:name="P672" style:family="paragraph" style:parent-style-name="corps">
      <style:paragraph-properties fo:line-height="150%" fo:text-align="justify" style:justify-single-word="false"/>
      <style:text-properties style:font-name="Liberation Serif" fo:language="fr" fo:country="CA" fo:font-weight="normal" officeooo:rsid="0d4fc8e7" officeooo:paragraph-rsid="019ce199" fo:background-color="transparent" style:font-size-asian="10.5pt" style:font-weight-asian="normal" style:font-weight-complex="normal"/>
    </style:style>
    <style:style style:name="P673" style:family="paragraph" style:parent-style-name="corps">
      <style:paragraph-properties fo:line-height="150%" fo:text-align="justify" style:justify-single-word="false"/>
      <style:text-properties style:font-name="Liberation Serif" fo:language="fr" fo:country="CA" fo:font-weight="normal" officeooo:rsid="0086df21" officeooo:paragraph-rsid="019ce199" fo:background-color="transparent" style:font-size-asian="10.5pt" style:font-weight-asian="normal" style:font-weight-complex="normal"/>
    </style:style>
    <style:style style:name="P674" style:family="paragraph" style:parent-style-name="corps">
      <style:paragraph-properties fo:line-height="150%" fo:text-align="justify" style:justify-single-word="false"/>
      <style:text-properties style:font-name="Liberation Serif" fo:language="fr" fo:country="CA" fo:font-weight="normal" officeooo:rsid="008b1aee" officeooo:paragraph-rsid="019ce199" fo:background-color="transparent" style:font-size-asian="10.5pt" style:font-weight-asian="normal" style:font-weight-complex="normal"/>
    </style:style>
    <style:style style:name="P675" style:family="paragraph" style:parent-style-name="corps">
      <style:paragraph-properties fo:line-height="150%" fo:text-align="justify" style:justify-single-word="false"/>
      <style:text-properties style:font-name="Liberation Serif" fo:language="fr" fo:country="CA" fo:font-weight="normal" officeooo:rsid="0c6f71fc" officeooo:paragraph-rsid="019ce199" fo:background-color="transparent" style:font-size-asian="10.5pt" style:font-weight-asian="normal" style:font-weight-complex="normal"/>
    </style:style>
    <style:style style:name="P676" style:family="paragraph" style:parent-style-name="corps">
      <style:paragraph-properties fo:line-height="150%" fo:text-align="justify" style:justify-single-word="false"/>
      <style:text-properties style:font-name="Liberation Serif" fo:language="fr" fo:country="CA" fo:font-weight="normal" officeooo:rsid="0c70b28c" officeooo:paragraph-rsid="019ce199" fo:background-color="transparent" style:font-size-asian="10.5pt" style:font-weight-asian="normal" style:font-weight-complex="normal"/>
    </style:style>
    <style:style style:name="P677" style:family="paragraph" style:parent-style-name="corps">
      <style:paragraph-properties fo:line-height="150%" fo:text-align="justify" style:justify-single-word="false"/>
      <style:text-properties style:font-name="Liberation Serif" fo:language="fr" fo:country="CA" fo:font-weight="normal" officeooo:rsid="07524070" officeooo:paragraph-rsid="019ce199" fo:background-color="transparent" style:font-size-asian="10.5pt" style:font-weight-asian="normal" style:font-weight-complex="normal"/>
    </style:style>
    <style:style style:name="P678" style:family="paragraph" style:parent-style-name="corps">
      <style:paragraph-properties fo:line-height="150%" fo:text-align="justify" style:justify-single-word="false"/>
      <style:text-properties style:font-name="Liberation Serif" fo:language="fr" fo:country="CA" fo:font-weight="normal" officeooo:rsid="0315dea4" officeooo:paragraph-rsid="019ce199" fo:background-color="transparent" style:font-size-asian="10.5pt" style:font-weight-asian="normal" style:font-weight-complex="normal"/>
    </style:style>
    <style:style style:name="P679" style:family="paragraph" style:parent-style-name="corps">
      <style:paragraph-properties fo:line-height="150%" fo:text-align="justify" style:justify-single-word="false"/>
      <style:text-properties style:font-name="Liberation Serif" fo:language="fr" fo:country="CA" fo:font-weight="normal" officeooo:rsid="07457329" officeooo:paragraph-rsid="019ce199" fo:background-color="transparent" style:font-size-asian="10.5pt" style:font-weight-asian="normal" style:font-weight-complex="normal"/>
    </style:style>
    <style:style style:name="P680" style:family="paragraph" style:parent-style-name="corps">
      <style:paragraph-properties fo:line-height="150%" fo:text-align="justify" style:justify-single-word="false"/>
      <style:text-properties style:font-name="Liberation Serif" fo:language="fr" fo:country="CA" fo:font-weight="normal" officeooo:rsid="083d4567" officeooo:paragraph-rsid="019ce199" fo:background-color="transparent" style:font-size-asian="10.5pt" style:font-weight-asian="normal" style:font-weight-complex="normal"/>
    </style:style>
    <style:style style:name="P681" style:family="paragraph" style:parent-style-name="corps">
      <style:paragraph-properties fo:line-height="150%" fo:text-align="justify" style:justify-single-word="false"/>
      <style:text-properties style:font-name="Liberation Serif" fo:language="fr" fo:country="CA" fo:font-weight="normal" officeooo:rsid="08405838" officeooo:paragraph-rsid="019ce199" fo:background-color="transparent" style:font-size-asian="10.5pt" style:font-weight-asian="normal" style:font-weight-complex="normal"/>
    </style:style>
    <style:style style:name="P682" style:family="paragraph" style:parent-style-name="corps">
      <style:paragraph-properties fo:line-height="150%" fo:text-align="justify" style:justify-single-word="false"/>
      <style:text-properties style:font-name="Liberation Serif" fo:language="fr" fo:country="CA" fo:font-weight="normal" officeooo:rsid="083e8238" officeooo:paragraph-rsid="019ce199" fo:background-color="transparent" style:font-size-asian="10.5pt" style:font-weight-asian="normal" style:font-weight-complex="normal"/>
    </style:style>
    <style:style style:name="P683" style:family="paragraph" style:parent-style-name="corps">
      <style:paragraph-properties fo:line-height="150%" fo:text-align="justify" style:justify-single-word="false"/>
      <style:text-properties style:font-name="Liberation Serif" fo:language="fr" fo:country="CA" fo:font-weight="normal" officeooo:rsid="0871d8ed" officeooo:paragraph-rsid="019ce199" fo:background-color="transparent" style:font-size-asian="10.5pt" style:font-weight-asian="normal" style:font-weight-complex="normal"/>
    </style:style>
    <style:style style:name="P684" style:family="paragraph" style:parent-style-name="corps">
      <style:paragraph-properties fo:line-height="150%" fo:text-align="justify" style:justify-single-word="false"/>
      <style:text-properties style:font-name="Liberation Serif" fo:language="fr" fo:country="CA" fo:font-weight="normal" officeooo:rsid="03179f8a" officeooo:paragraph-rsid="019ce199" fo:background-color="transparent" style:font-size-asian="10.5pt" style:font-weight-asian="normal" style:font-weight-complex="normal"/>
    </style:style>
    <style:style style:name="P685" style:family="paragraph" style:parent-style-name="corps">
      <style:paragraph-properties fo:line-height="150%" fo:text-align="justify" style:justify-single-word="false"/>
      <style:text-properties style:font-name="Liberation Serif" fo:language="fr" fo:country="CA" fo:font-weight="normal" officeooo:rsid="08558538" officeooo:paragraph-rsid="019ce199" fo:background-color="transparent" style:font-size-asian="10.5pt" style:font-weight-asian="normal" style:font-weight-complex="normal"/>
    </style:style>
    <style:style style:name="P686" style:family="paragraph" style:parent-style-name="corps">
      <style:paragraph-properties fo:line-height="150%" fo:text-align="justify" style:justify-single-word="false"/>
      <style:text-properties style:font-name="Liberation Serif" fo:language="fr" fo:country="CA" fo:font-weight="normal" officeooo:rsid="031eebec" officeooo:paragraph-rsid="019ce199" fo:background-color="transparent" style:font-size-asian="10.5pt" style:font-weight-asian="normal" style:font-weight-complex="normal"/>
    </style:style>
    <style:style style:name="P687" style:family="paragraph" style:parent-style-name="corps">
      <style:paragraph-properties fo:line-height="150%" fo:text-align="justify" style:justify-single-word="false"/>
      <style:text-properties style:font-name="Liberation Serif" fo:language="fr" fo:country="CA" fo:font-weight="normal" officeooo:rsid="031d2c94" officeooo:paragraph-rsid="019ce199" fo:background-color="transparent" style:font-size-asian="10.5pt" style:font-weight-asian="normal" style:font-weight-complex="normal"/>
    </style:style>
    <style:style style:name="P688" style:family="paragraph" style:parent-style-name="corps">
      <style:paragraph-properties fo:line-height="150%" fo:text-align="justify" style:justify-single-word="false"/>
      <style:text-properties style:font-name="Liberation Serif" fo:language="fr" fo:country="CA" fo:font-weight="normal" officeooo:rsid="00654e62" officeooo:paragraph-rsid="019ce199" fo:background-color="transparent" style:font-size-asian="10.5pt" style:font-weight-asian="normal" style:font-weight-complex="normal"/>
    </style:style>
    <style:style style:name="P689" style:family="paragraph" style:parent-style-name="corps">
      <style:paragraph-properties fo:line-height="150%" fo:text-align="justify" style:justify-single-word="false"/>
      <style:text-properties style:font-name="Liberation Serif" fo:language="fr" fo:country="CA" fo:font-weight="normal" officeooo:rsid="085db392" officeooo:paragraph-rsid="019ce199" fo:background-color="transparent" style:font-size-asian="10.5pt" style:font-weight-asian="normal" style:font-weight-complex="normal"/>
    </style:style>
    <style:style style:name="P690" style:family="paragraph" style:parent-style-name="corps">
      <style:paragraph-properties fo:line-height="150%" fo:text-align="justify" style:justify-single-word="false"/>
      <style:text-properties style:font-name="Liberation Serif" fo:language="fr" fo:country="CA" fo:font-weight="normal" officeooo:rsid="07fc60dd" officeooo:paragraph-rsid="019ce199" fo:background-color="transparent" style:font-size-asian="10.5pt" style:font-weight-asian="normal" style:font-weight-complex="normal"/>
    </style:style>
    <style:style style:name="P691" style:family="paragraph" style:parent-style-name="corps">
      <style:paragraph-properties fo:line-height="150%" fo:text-align="justify" style:justify-single-word="false"/>
      <style:text-properties style:font-name="Liberation Serif" fo:language="fr" fo:country="CA" fo:font-weight="normal" officeooo:rsid="0054cc83" officeooo:paragraph-rsid="019ce199" fo:background-color="transparent" style:font-size-asian="10.5pt" style:font-weight-asian="normal" style:font-weight-complex="normal"/>
    </style:style>
    <style:style style:name="P692" style:family="paragraph" style:parent-style-name="corps">
      <style:paragraph-properties fo:line-height="150%" fo:text-align="justify" style:justify-single-word="false"/>
      <style:text-properties style:font-name="Liberation Serif" fo:language="fr" fo:country="CA" fo:font-weight="normal" officeooo:rsid="0886f839" officeooo:paragraph-rsid="019ce199" fo:background-color="transparent" style:font-size-asian="10.5pt" style:font-weight-asian="normal" style:font-weight-complex="normal"/>
    </style:style>
    <style:style style:name="P693" style:family="paragraph" style:parent-style-name="corps">
      <style:paragraph-properties fo:line-height="150%" fo:text-align="justify" style:justify-single-word="false"/>
      <style:text-properties style:font-name="Liberation Serif" fo:language="fr" fo:country="CA" fo:font-weight="normal" officeooo:rsid="08856edb" officeooo:paragraph-rsid="019ce199" fo:background-color="transparent" style:font-size-asian="10.5pt" style:font-weight-asian="normal" style:font-weight-complex="normal"/>
    </style:style>
    <style:style style:name="P694" style:family="paragraph" style:parent-style-name="corps">
      <style:paragraph-properties fo:line-height="150%" fo:text-align="justify" style:justify-single-word="false"/>
      <style:text-properties style:font-name="Liberation Serif" fo:language="fr" fo:country="CA" fo:font-weight="normal" officeooo:rsid="008e69e8" officeooo:paragraph-rsid="019ce199" fo:background-color="transparent" style:font-size-asian="10.5pt" style:font-weight-asian="normal" style:font-weight-complex="normal"/>
    </style:style>
    <style:style style:name="P695" style:family="paragraph" style:parent-style-name="corps">
      <style:paragraph-properties fo:line-height="150%" fo:text-align="justify" style:justify-single-word="false"/>
      <style:text-properties style:font-name="Liberation Serif" fo:language="fr" fo:country="CA" fo:font-weight="normal" officeooo:rsid="008f9478" officeooo:paragraph-rsid="019ce199" fo:background-color="transparent" style:font-size-asian="10.5pt" style:font-weight-asian="normal" style:font-weight-complex="normal"/>
    </style:style>
    <style:style style:name="P696" style:family="paragraph" style:parent-style-name="corps">
      <style:paragraph-properties fo:line-height="150%" fo:text-align="justify" style:justify-single-word="false"/>
      <style:text-properties style:font-name="Liberation Serif" fo:language="fr" fo:country="CA" fo:font-weight="normal" officeooo:rsid="008f643e" officeooo:paragraph-rsid="019ce199" fo:background-color="transparent" style:font-size-asian="10.5pt" style:font-weight-asian="normal" style:font-weight-complex="normal"/>
    </style:style>
    <style:style style:name="P697" style:family="paragraph" style:parent-style-name="corps">
      <style:paragraph-properties fo:line-height="150%" fo:text-align="justify" style:justify-single-word="false"/>
      <style:text-properties style:font-name="Liberation Serif" fo:language="fr" fo:country="CA" fo:font-weight="normal" officeooo:rsid="01ceddd2" officeooo:paragraph-rsid="019ce199" fo:background-color="transparent" style:font-size-asian="10.5pt" style:font-weight-asian="normal" style:font-weight-complex="normal"/>
    </style:style>
    <style:style style:name="P698" style:family="paragraph" style:parent-style-name="corps">
      <style:paragraph-properties fo:line-height="150%" fo:text-align="justify" style:justify-single-word="false"/>
      <style:text-properties style:font-name="Liberation Serif" fo:language="fr" fo:country="CA" fo:font-weight="normal" officeooo:rsid="0a75a8ff" officeooo:paragraph-rsid="019ce199" fo:background-color="transparent" style:font-size-asian="10.5pt" style:font-weight-asian="normal" style:font-weight-complex="normal"/>
    </style:style>
    <style:style style:name="P699" style:family="paragraph" style:parent-style-name="corps">
      <style:text-properties style:font-name="Liberation Serif" fo:language="fr" fo:country="CA" fo:font-weight="normal" officeooo:rsid="08c40281" officeooo:paragraph-rsid="019ce199" fo:background-color="transparent" style:font-size-asian="10.5pt" style:font-weight-asian="normal" style:font-weight-complex="normal"/>
    </style:style>
    <style:style style:name="P700" style:family="paragraph" style:parent-style-name="corps">
      <style:paragraph-properties fo:line-height="150%" fo:text-align="justify" style:justify-single-word="false"/>
      <style:text-properties style:font-name="Liberation Serif" fo:language="fr" fo:country="CA" fo:font-weight="normal" officeooo:rsid="075ffd68" officeooo:paragraph-rsid="019ce199" fo:background-color="transparent" style:font-size-asian="10.5pt" style:font-weight-asian="normal" style:font-weight-complex="normal"/>
    </style:style>
    <style:style style:name="P701" style:family="paragraph" style:parent-style-name="corps">
      <style:paragraph-properties fo:line-height="150%" fo:text-align="justify" style:justify-single-word="false"/>
      <style:text-properties style:font-name="Liberation Serif" fo:language="fr" fo:country="CA" fo:font-weight="normal" officeooo:rsid="0375c3ac" officeooo:paragraph-rsid="019ce199" fo:background-color="transparent" style:font-size-asian="10.5pt" style:font-weight-asian="normal" style:font-weight-complex="normal"/>
    </style:style>
    <style:style style:name="P702" style:family="paragraph" style:parent-style-name="corps">
      <style:paragraph-properties fo:line-height="150%" fo:text-align="justify" style:justify-single-word="false"/>
      <style:text-properties style:font-name="Liberation Serif" fo:language="fr" fo:country="CA" fo:font-weight="normal" officeooo:rsid="03774a92" officeooo:paragraph-rsid="019ce199" fo:background-color="transparent" style:font-size-asian="10.5pt" style:font-weight-asian="normal" style:font-weight-complex="normal"/>
    </style:style>
    <style:style style:name="P703" style:family="paragraph" style:parent-style-name="corps">
      <style:paragraph-properties fo:line-height="150%" fo:text-align="justify" style:justify-single-word="false"/>
      <style:text-properties style:font-name="Liberation Serif" fo:language="fr" fo:country="CA" fo:font-weight="normal" officeooo:rsid="03738ade" officeooo:paragraph-rsid="019ce199" fo:background-color="transparent" style:font-size-asian="10.5pt" style:font-weight-asian="normal" style:font-weight-complex="normal"/>
    </style:style>
    <style:style style:name="P704" style:family="paragraph" style:parent-style-name="corps">
      <style:paragraph-properties fo:line-height="150%" fo:text-align="justify" style:justify-single-word="false"/>
      <style:text-properties style:font-name="Liberation Serif" fo:language="fr" fo:country="CA" fo:font-weight="normal" officeooo:rsid="002d99d3" officeooo:paragraph-rsid="019ce199" fo:background-color="transparent" style:font-size-asian="10.5pt" style:font-weight-asian="normal" style:font-weight-complex="normal"/>
    </style:style>
    <style:style style:name="P705" style:family="paragraph" style:parent-style-name="corps">
      <style:paragraph-properties fo:line-height="150%" fo:text-align="justify" style:justify-single-word="false"/>
      <style:text-properties style:font-name="Liberation Serif" fo:language="fr" fo:country="CA" fo:font-weight="normal" officeooo:rsid="0a42d2cb" officeooo:paragraph-rsid="019ce199" fo:background-color="transparent" style:font-size-asian="10.5pt" style:font-weight-asian="normal" style:font-weight-complex="normal"/>
    </style:style>
    <style:style style:name="P706" style:family="paragraph" style:parent-style-name="corps">
      <style:paragraph-properties fo:line-height="150%" fo:text-align="justify" style:justify-single-word="false"/>
      <style:text-properties style:font-name="Liberation Serif" fo:language="fr" fo:country="CA" fo:font-weight="normal" officeooo:rsid="09f3a89d" officeooo:paragraph-rsid="019ce199" fo:background-color="transparent" style:font-size-asian="10.5pt" style:font-weight-asian="normal" style:font-weight-complex="normal"/>
    </style:style>
    <style:style style:name="P707" style:family="paragraph" style:parent-style-name="corps">
      <style:paragraph-properties fo:line-height="150%" fo:text-align="justify" style:justify-single-word="false"/>
      <style:text-properties style:font-name="Liberation Serif" fo:language="fr" fo:country="CA" fo:font-weight="normal" officeooo:rsid="03a0a760" officeooo:paragraph-rsid="019ce199" fo:background-color="transparent" style:font-size-asian="10.5pt" style:font-weight-asian="normal" style:font-weight-complex="normal"/>
    </style:style>
    <style:style style:name="P708" style:family="paragraph" style:parent-style-name="corps">
      <style:paragraph-properties fo:line-height="150%" fo:text-align="justify" style:justify-single-word="false"/>
      <style:text-properties style:font-name="Liberation Serif" fo:language="fr" fo:country="CA" fo:font-weight="normal" officeooo:rsid="039b40b3" officeooo:paragraph-rsid="019ce199" fo:background-color="transparent" style:font-size-asian="10.5pt" style:font-weight-asian="normal" style:font-weight-complex="normal"/>
    </style:style>
    <style:style style:name="P709" style:family="paragraph" style:parent-style-name="corps">
      <style:paragraph-properties fo:line-height="150%" fo:text-align="justify" style:justify-single-word="false"/>
      <style:text-properties style:font-name="Liberation Serif" fo:language="fr" fo:country="CA" fo:font-weight="normal" officeooo:rsid="03a30db1" officeooo:paragraph-rsid="019ce199" fo:background-color="transparent" style:font-size-asian="10.5pt" style:font-weight-asian="normal" style:font-weight-complex="normal"/>
    </style:style>
    <style:style style:name="P710" style:family="paragraph" style:parent-style-name="corps">
      <style:paragraph-properties fo:line-height="150%" fo:text-align="justify" style:justify-single-word="false"/>
      <style:text-properties style:font-name="Liberation Serif" fo:language="fr" fo:country="CA" fo:font-weight="normal" officeooo:rsid="03a4aa35" officeooo:paragraph-rsid="019ce199" fo:background-color="transparent" style:font-size-asian="10.5pt" style:font-weight-asian="normal" style:font-weight-complex="normal"/>
    </style:style>
    <style:style style:name="P711" style:family="paragraph" style:parent-style-name="corps">
      <style:paragraph-properties fo:line-height="150%" fo:text-align="justify" style:justify-single-word="false"/>
      <style:text-properties style:font-name="Liberation Serif" fo:language="fr" fo:country="CA" fo:font-weight="normal" officeooo:rsid="03995501" officeooo:paragraph-rsid="019ce199" fo:background-color="transparent" style:font-size-asian="10.5pt" style:font-weight-asian="normal" style:font-weight-complex="normal"/>
    </style:style>
    <style:style style:name="P712" style:family="paragraph" style:parent-style-name="corps">
      <style:text-properties style:font-name="Liberation Serif" fo:language="fr" fo:country="CA" fo:font-weight="normal" officeooo:rsid="0a4b9c8d" officeooo:paragraph-rsid="019ce199" fo:background-color="transparent" style:font-size-asian="10.5pt" style:font-weight-asian="normal" style:font-weight-complex="normal"/>
    </style:style>
    <style:style style:name="P713" style:family="paragraph" style:parent-style-name="corps">
      <style:paragraph-properties fo:line-height="150%" fo:text-align="justify" style:justify-single-word="false"/>
      <style:text-properties style:font-name="Liberation Serif" fo:language="fr" fo:country="CA" fo:font-weight="normal" officeooo:rsid="01a8362a" officeooo:paragraph-rsid="019ce199" fo:background-color="transparent" style:font-size-asian="10.5pt" style:font-weight-asian="normal" style:font-weight-complex="normal"/>
    </style:style>
    <style:style style:name="P714" style:family="paragraph" style:parent-style-name="corps">
      <style:text-properties style:font-name="Liberation Serif" fo:language="fr" fo:country="CA" fo:font-weight="normal" officeooo:rsid="08df97c8" officeooo:paragraph-rsid="019ce199" fo:background-color="transparent" style:font-size-asian="10.5pt" style:font-weight-asian="normal" style:font-weight-complex="normal"/>
    </style:style>
    <style:style style:name="P715" style:family="paragraph" style:parent-style-name="corps">
      <style:text-properties style:font-name="Liberation Serif" fo:language="fr" fo:country="CA" fo:font-weight="normal" officeooo:rsid="0370508b" officeooo:paragraph-rsid="019ce199" fo:background-color="transparent" style:font-size-asian="10.5pt" style:font-weight-asian="normal" style:font-weight-complex="normal"/>
    </style:style>
    <style:style style:name="P716" style:family="paragraph" style:parent-style-name="corps">
      <style:text-properties style:font-name="Liberation Serif" fo:language="fr" fo:country="CA" fo:font-weight="normal" officeooo:rsid="08e1adb6" officeooo:paragraph-rsid="019ce199" fo:background-color="transparent" style:font-size-asian="10.5pt" style:font-weight-asian="normal" style:font-weight-complex="normal"/>
    </style:style>
    <style:style style:name="P717" style:family="paragraph" style:parent-style-name="corps">
      <style:paragraph-properties fo:line-height="150%" fo:text-align="justify" style:justify-single-word="false"/>
      <style:text-properties style:font-name="Liberation Serif" fo:language="fr" fo:country="CA" fo:font-weight="normal" officeooo:rsid="004046da" officeooo:paragraph-rsid="019ce199" fo:background-color="transparent" style:font-size-asian="10.5pt" style:font-weight-asian="normal" style:font-weight-complex="normal"/>
    </style:style>
    <style:style style:name="P718" style:family="paragraph" style:parent-style-name="corps">
      <style:paragraph-properties fo:line-height="150%" fo:text-align="justify" style:justify-single-word="false"/>
      <style:text-properties style:font-name="Liberation Serif" fo:language="fr" fo:country="CA" fo:font-weight="normal" officeooo:rsid="0040524d" officeooo:paragraph-rsid="019ce199" fo:background-color="transparent" style:font-size-asian="10.5pt" style:font-weight-asian="normal" style:font-weight-complex="normal"/>
    </style:style>
    <style:style style:name="P719" style:family="paragraph" style:parent-style-name="corps">
      <style:paragraph-properties fo:line-height="150%" fo:text-align="justify" style:justify-single-word="false"/>
      <style:text-properties style:font-name="Liberation Serif" fo:language="fr" fo:country="CA" fo:font-weight="normal" officeooo:rsid="003a3a4d" officeooo:paragraph-rsid="019ce199" fo:background-color="transparent" style:font-size-asian="10.5pt" style:font-weight-asian="normal" style:font-weight-complex="normal"/>
    </style:style>
    <style:style style:name="P720" style:family="paragraph" style:parent-style-name="corps">
      <style:paragraph-properties fo:line-height="150%" fo:text-align="justify" style:justify-single-word="false"/>
      <style:text-properties style:font-name="Liberation Serif" fo:language="fr" fo:country="CA" fo:font-weight="normal" officeooo:rsid="01389797" officeooo:paragraph-rsid="019ce199" fo:background-color="transparent" style:font-size-asian="10.5pt" style:font-weight-asian="normal" style:font-weight-complex="normal"/>
    </style:style>
    <style:style style:name="P721" style:family="paragraph" style:parent-style-name="corps">
      <style:text-properties style:font-name="Liberation Serif" fo:language="fr" fo:country="CA" fo:font-weight="normal" officeooo:rsid="01389797" officeooo:paragraph-rsid="019ce199" fo:background-color="transparent" style:font-size-asian="10.5pt" style:font-weight-asian="normal" style:font-weight-complex="normal"/>
    </style:style>
    <style:style style:name="P722" style:family="paragraph" style:parent-style-name="corps">
      <style:text-properties style:font-name="Liberation Serif" fo:language="fr" fo:country="CA" fo:font-weight="normal" officeooo:rsid="092dc8a5" officeooo:paragraph-rsid="019ce199" fo:background-color="transparent" style:font-size-asian="10.5pt" style:font-weight-asian="normal" style:font-weight-complex="normal"/>
    </style:style>
    <style:style style:name="P723" style:family="paragraph" style:parent-style-name="corps">
      <style:paragraph-properties fo:line-height="150%" fo:text-align="justify" style:justify-single-word="false"/>
      <style:text-properties style:font-name="Liberation Serif" fo:language="fr" fo:country="CA" fo:font-weight="normal" officeooo:rsid="0fc2d3a3" officeooo:paragraph-rsid="019ce199" fo:background-color="transparent" style:font-size-asian="10.5pt" style:font-weight-asian="normal" style:font-weight-complex="normal"/>
    </style:style>
    <style:style style:name="P724" style:family="paragraph" style:parent-style-name="corps">
      <style:paragraph-properties fo:line-height="150%" fo:text-align="justify" style:justify-single-word="false"/>
      <style:text-properties style:font-name="Liberation Serif" fo:language="fr" fo:country="CA" fo:font-weight="normal" officeooo:rsid="10d67c30" officeooo:paragraph-rsid="019ce199" fo:background-color="transparent" style:font-size-asian="10.5pt" style:font-weight-asian="normal" style:font-weight-complex="normal"/>
    </style:style>
    <style:style style:name="P725" style:family="paragraph" style:parent-style-name="corps">
      <style:paragraph-properties fo:line-height="150%" fo:text-align="justify" style:justify-single-word="false"/>
      <style:text-properties style:font-name="Liberation Serif" fo:language="fr" fo:country="CA" fo:font-weight="normal" officeooo:rsid="0930fdbc" officeooo:paragraph-rsid="019ce199" fo:background-color="transparent" style:font-size-asian="10.5pt" style:font-weight-asian="normal" style:font-weight-complex="normal"/>
    </style:style>
    <style:style style:name="P726" style:family="paragraph" style:parent-style-name="corps">
      <style:paragraph-properties fo:line-height="150%" fo:text-align="justify" style:justify-single-word="false"/>
      <style:text-properties style:font-name="Liberation Serif" fo:language="fr" fo:country="CA" fo:font-weight="normal" officeooo:rsid="00226893" officeooo:paragraph-rsid="019ce199" fo:background-color="transparent" style:font-size-asian="10.5pt" style:font-weight-asian="normal" style:font-weight-complex="normal"/>
    </style:style>
    <style:style style:name="P727" style:family="paragraph" style:parent-style-name="corps">
      <style:paragraph-properties fo:line-height="150%" fo:text-align="justify" style:justify-single-word="false"/>
      <style:text-properties style:font-name="Liberation Serif" fo:language="fr" fo:country="CA" fo:font-weight="normal" officeooo:rsid="10d7e6ce" officeooo:paragraph-rsid="019ce199" fo:background-color="transparent" style:font-size-asian="10.5pt" style:font-weight-asian="normal" style:font-weight-complex="normal"/>
    </style:style>
    <style:style style:name="P728" style:family="paragraph" style:parent-style-name="corps">
      <style:paragraph-properties fo:line-height="150%" fo:text-align="justify" style:justify-single-word="false"/>
      <style:text-properties style:font-name="Liberation Serif" fo:language="fr" fo:country="CA" fo:font-weight="normal" officeooo:rsid="0b050041" officeooo:paragraph-rsid="019ce199" fo:background-color="transparent" style:font-size-asian="10.5pt" style:font-weight-asian="normal" style:font-weight-complex="normal"/>
    </style:style>
    <style:style style:name="P729" style:family="paragraph" style:parent-style-name="corps">
      <style:paragraph-properties fo:line-height="150%" fo:text-align="justify" style:justify-single-word="false"/>
      <style:text-properties style:font-name="Liberation Serif" fo:language="fr" fo:country="CA" fo:font-weight="normal" officeooo:rsid="0b1e7bbd" officeooo:paragraph-rsid="019ce199" fo:background-color="transparent" style:font-size-asian="10.5pt" style:font-weight-asian="normal" style:font-weight-complex="normal"/>
    </style:style>
    <style:style style:name="P730" style:family="paragraph" style:parent-style-name="corps">
      <style:paragraph-properties fo:line-height="150%" fo:text-align="justify" style:justify-single-word="false"/>
      <style:text-properties style:font-name="Liberation Serif" fo:language="fr" fo:country="CA" fo:font-weight="normal" officeooo:rsid="0b065a5f" officeooo:paragraph-rsid="019ce199" fo:background-color="transparent" style:font-size-asian="10.5pt" style:font-weight-asian="normal" style:font-weight-complex="normal"/>
    </style:style>
    <style:style style:name="P731" style:family="paragraph" style:parent-style-name="corps">
      <style:paragraph-properties fo:line-height="150%" fo:text-align="justify" style:justify-single-word="false"/>
      <style:text-properties style:font-name="Liberation Serif" fo:language="fr" fo:country="CA" fo:font-weight="normal" officeooo:rsid="0b079b1f" officeooo:paragraph-rsid="019ce199" fo:background-color="transparent" style:font-size-asian="10.5pt" style:font-weight-asian="normal" style:font-weight-complex="normal"/>
    </style:style>
    <style:style style:name="P732" style:family="paragraph" style:parent-style-name="corps">
      <style:paragraph-properties fo:line-height="150%" fo:text-align="justify" style:justify-single-word="false"/>
      <style:text-properties style:font-name="Liberation Serif" fo:language="fr" fo:country="CA" fo:font-weight="normal" officeooo:rsid="093774ff" officeooo:paragraph-rsid="019ce199" fo:background-color="transparent" style:font-size-asian="10.5pt" style:font-weight-asian="normal" style:font-weight-complex="normal"/>
    </style:style>
    <style:style style:name="P733" style:family="paragraph" style:parent-style-name="corps">
      <style:text-properties style:font-name="Liberation Serif" fo:language="fr" fo:country="CA" fo:font-weight="normal" officeooo:rsid="0a3a257f" officeooo:paragraph-rsid="019ce199" fo:background-color="transparent" style:font-size-asian="10.5pt" style:font-weight-asian="normal" style:font-weight-complex="normal"/>
    </style:style>
    <style:style style:name="P734" style:family="paragraph" style:parent-style-name="corps">
      <style:paragraph-properties fo:line-height="150%" fo:text-align="justify" style:justify-single-word="false"/>
      <style:text-properties style:font-name="Liberation Serif" fo:language="fr" fo:country="CA" fo:font-weight="normal" officeooo:rsid="0a2b3a04" officeooo:paragraph-rsid="019ce199" fo:background-color="transparent" style:font-size-asian="10.5pt" style:font-weight-asian="normal" style:font-weight-complex="normal"/>
    </style:style>
    <style:style style:name="P735" style:family="paragraph" style:parent-style-name="corps">
      <style:paragraph-properties fo:line-height="150%" fo:text-align="justify" style:justify-single-word="false"/>
      <style:text-properties style:font-name="Liberation Serif" fo:language="fr" fo:country="CA" fo:font-weight="normal" officeooo:rsid="09ff0807" officeooo:paragraph-rsid="019ce199" fo:background-color="transparent" style:font-size-asian="10.5pt" style:font-weight-asian="normal" style:font-weight-complex="normal"/>
    </style:style>
    <style:style style:name="P736" style:family="paragraph" style:parent-style-name="corps">
      <style:paragraph-properties fo:line-height="150%" fo:text-align="justify" style:justify-single-word="false"/>
      <style:text-properties style:font-name="Liberation Serif" fo:language="fr" fo:country="CA" fo:font-weight="normal" officeooo:rsid="0a1cde7b" officeooo:paragraph-rsid="019ce199" fo:background-color="transparent" style:font-size-asian="10.5pt" style:font-weight-asian="normal" style:font-weight-complex="normal"/>
    </style:style>
    <style:style style:name="P737" style:family="paragraph" style:parent-style-name="corps">
      <style:paragraph-properties fo:line-height="150%" fo:text-align="justify" style:justify-single-word="false"/>
      <style:text-properties style:font-name="Liberation Serif" fo:language="fr" fo:country="CA" fo:font-weight="normal" officeooo:rsid="0b16f9ea" officeooo:paragraph-rsid="019ce199" fo:background-color="transparent" style:font-size-asian="10.5pt" style:font-weight-asian="normal" style:font-weight-complex="normal"/>
    </style:style>
    <style:style style:name="P738" style:family="paragraph" style:parent-style-name="corps">
      <style:paragraph-properties fo:line-height="150%" fo:text-align="justify" style:justify-single-word="false"/>
      <style:text-properties style:font-name="Liberation Serif" fo:language="fr" fo:country="CA" fo:font-weight="normal" officeooo:rsid="0c237155" officeooo:paragraph-rsid="019ce199" fo:background-color="transparent" style:font-size-asian="10.5pt" style:font-weight-asian="normal" style:font-weight-complex="normal"/>
    </style:style>
    <style:style style:name="P739" style:family="paragraph" style:parent-style-name="corps">
      <style:paragraph-properties fo:line-height="150%" fo:text-align="justify" style:justify-single-word="false"/>
      <style:text-properties style:font-name="Liberation Serif" fo:language="fr" fo:country="CA" fo:font-weight="normal" officeooo:rsid="0a381a17" officeooo:paragraph-rsid="019ce199" fo:background-color="transparent" style:font-size-asian="10.5pt" style:font-weight-asian="normal" style:font-weight-complex="normal"/>
    </style:style>
    <style:style style:name="P740" style:family="paragraph" style:parent-style-name="corps">
      <style:paragraph-properties fo:line-height="150%" fo:text-align="justify" style:justify-single-word="false"/>
      <style:text-properties style:font-name="Liberation Serif" fo:language="fr" fo:country="CA" fo:font-weight="normal" officeooo:rsid="0a1924aa" officeooo:paragraph-rsid="019ce199" fo:background-color="transparent" style:font-size-asian="10.5pt" style:font-weight-asian="normal" style:font-weight-complex="normal"/>
    </style:style>
    <style:style style:name="P741" style:family="paragraph" style:parent-style-name="corps">
      <style:paragraph-properties fo:line-height="150%" fo:text-align="justify" style:justify-single-word="false"/>
      <style:text-properties style:font-name="Liberation Serif" fo:language="fr" fo:country="CA" fo:font-weight="normal" officeooo:rsid="0b25825b" officeooo:paragraph-rsid="019ce199" fo:background-color="transparent" style:font-size-asian="10.5pt" style:font-weight-asian="normal" style:font-weight-complex="normal"/>
    </style:style>
    <style:style style:name="P742" style:family="paragraph" style:parent-style-name="corps">
      <style:paragraph-properties fo:line-height="150%" fo:text-align="justify" style:justify-single-word="false"/>
      <style:text-properties style:font-name="Liberation Serif" fo:language="fr" fo:country="CA" fo:font-weight="normal" officeooo:rsid="0a2e9733" officeooo:paragraph-rsid="019ce199" fo:background-color="transparent" style:font-size-asian="10.5pt" style:font-weight-asian="normal" style:font-weight-complex="normal"/>
    </style:style>
    <style:style style:name="P743" style:family="paragraph" style:parent-style-name="corps">
      <style:paragraph-properties fo:line-height="150%" fo:text-align="justify" style:justify-single-word="false"/>
      <style:text-properties style:font-name="Liberation Serif" fo:language="fr" fo:country="CA" fo:font-weight="normal" officeooo:rsid="0b2a8baf" officeooo:paragraph-rsid="019ce199" fo:background-color="transparent" style:font-size-asian="10.5pt" style:font-weight-asian="normal" style:font-weight-complex="normal"/>
    </style:style>
    <style:style style:name="P744" style:family="paragraph" style:parent-style-name="corps">
      <style:paragraph-properties fo:line-height="150%" fo:text-align="justify" style:justify-single-word="false"/>
      <style:text-properties style:font-name="Liberation Serif" fo:language="fr" fo:country="CA" fo:font-weight="normal" officeooo:rsid="0a8402b5" officeooo:paragraph-rsid="019ce199" fo:background-color="transparent" style:font-size-asian="10.5pt" style:font-weight-asian="normal" style:font-weight-complex="normal"/>
    </style:style>
    <style:style style:name="P745" style:family="paragraph" style:parent-style-name="corps">
      <style:paragraph-properties fo:line-height="150%" fo:text-align="justify" style:justify-single-word="false"/>
      <style:text-properties style:font-name="Liberation Serif" fo:language="fr" fo:country="CA" fo:font-weight="normal" officeooo:rsid="0a873c64" officeooo:paragraph-rsid="019ce199" fo:background-color="transparent" style:font-size-asian="10.5pt" style:font-weight-asian="normal" style:font-weight-complex="normal"/>
    </style:style>
    <style:style style:name="P746" style:family="paragraph" style:parent-style-name="corps">
      <style:paragraph-properties fo:line-height="150%" fo:text-align="justify" style:justify-single-word="false"/>
      <style:text-properties style:font-name="Liberation Serif" fo:language="fr" fo:country="CA" fo:font-weight="normal" officeooo:rsid="09fccc5b" officeooo:paragraph-rsid="019ce199" fo:background-color="transparent" style:font-size-asian="10.5pt" style:font-weight-asian="normal" style:font-weight-complex="normal"/>
    </style:style>
    <style:style style:name="P747" style:family="paragraph" style:parent-style-name="corps">
      <style:paragraph-properties fo:line-height="150%" fo:text-align="justify" style:justify-single-word="false"/>
      <style:text-properties style:font-name="Liberation Serif" fo:language="fr" fo:country="CA" fo:font-weight="normal" officeooo:rsid="09ffdeda" officeooo:paragraph-rsid="019ce199" fo:background-color="transparent" style:font-size-asian="10.5pt" style:font-weight-asian="normal" style:font-weight-complex="normal"/>
    </style:style>
    <style:style style:name="P748" style:family="paragraph" style:parent-style-name="corps">
      <style:paragraph-properties fo:line-height="150%" fo:text-align="justify" style:justify-single-word="false"/>
      <style:text-properties style:font-name="Liberation Serif" fo:language="fr" fo:country="CA" fo:font-weight="normal" officeooo:rsid="0a8e5f10" officeooo:paragraph-rsid="019ce199" fo:background-color="transparent" style:font-size-asian="10.5pt" style:font-weight-asian="normal" style:font-weight-complex="normal"/>
    </style:style>
    <style:style style:name="P749" style:family="paragraph" style:parent-style-name="corps">
      <style:paragraph-properties fo:line-height="150%" fo:text-align="justify" style:justify-single-word="false"/>
      <style:text-properties style:font-name="Liberation Serif" fo:language="fr" fo:country="CA" fo:font-weight="normal" officeooo:rsid="0311cc2f" officeooo:paragraph-rsid="019ce199" fo:background-color="transparent" style:font-size-asian="10.5pt" style:font-weight-asian="normal" style:font-weight-complex="normal"/>
    </style:style>
    <style:style style:name="P750" style:family="paragraph" style:parent-style-name="corps">
      <style:text-properties style:font-name="Liberation Serif" fo:language="fr" fo:country="CA" fo:font-weight="normal" officeooo:rsid="0b37b4f2" officeooo:paragraph-rsid="019ce199" fo:background-color="transparent" style:font-size-asian="10.5pt" style:font-weight-asian="normal" style:font-weight-complex="normal"/>
    </style:style>
    <style:style style:name="P751" style:family="paragraph" style:parent-style-name="corps">
      <style:paragraph-properties fo:line-height="150%" fo:text-align="justify" style:justify-single-word="false"/>
      <style:text-properties style:font-name="Liberation Serif" fo:language="fr" fo:country="CA" fo:font-weight="normal" officeooo:rsid="0a90044d" officeooo:paragraph-rsid="019ce199" fo:background-color="transparent" style:font-size-asian="10.5pt" style:font-weight-asian="normal" style:font-weight-complex="normal"/>
    </style:style>
    <style:style style:name="P752" style:family="paragraph" style:parent-style-name="corps">
      <style:paragraph-properties fo:line-height="150%" fo:text-align="justify" style:justify-single-word="false"/>
      <style:text-properties style:font-name="Liberation Serif" fo:language="fr" fo:country="CA" fo:font-weight="normal" officeooo:rsid="0b3dee6e" officeooo:paragraph-rsid="019ce199" fo:background-color="transparent" style:font-size-asian="10.5pt" style:font-weight-asian="normal" style:font-weight-complex="normal"/>
    </style:style>
    <style:style style:name="P753" style:family="paragraph" style:parent-style-name="corps">
      <style:paragraph-properties fo:line-height="150%" fo:text-align="justify" style:justify-single-word="false"/>
      <style:text-properties style:font-name="Liberation Serif" fo:language="fr" fo:country="CA" fo:font-weight="normal" officeooo:rsid="09fa4d2f" officeooo:paragraph-rsid="019ce199" fo:background-color="transparent" style:font-size-asian="10.5pt" style:font-weight-asian="normal" style:font-weight-complex="normal"/>
    </style:style>
    <style:style style:name="P754" style:family="paragraph" style:parent-style-name="corps">
      <style:paragraph-properties fo:line-height="150%" fo:text-align="justify" style:justify-single-word="false"/>
      <style:text-properties style:font-name="Liberation Serif" fo:language="fr" fo:country="CA" fo:font-weight="normal" officeooo:rsid="0b3c8054" officeooo:paragraph-rsid="019ce199" fo:background-color="transparent" style:font-size-asian="10.5pt" style:font-weight-asian="normal" style:font-weight-complex="normal"/>
    </style:style>
    <style:style style:name="P755" style:family="paragraph" style:parent-style-name="corps">
      <style:paragraph-properties fo:line-height="150%" fo:text-align="justify" style:justify-single-word="false"/>
      <style:text-properties style:font-name="Liberation Serif" fo:language="fr" fo:country="CA" fo:font-weight="normal" officeooo:rsid="0a087c80" officeooo:paragraph-rsid="019ce199" fo:background-color="transparent" style:font-size-asian="10.5pt" style:font-weight-asian="normal" style:font-weight-complex="normal"/>
    </style:style>
    <style:style style:name="P756" style:family="paragraph" style:parent-style-name="corps">
      <style:paragraph-properties fo:line-height="150%" fo:text-align="justify" style:justify-single-word="false"/>
      <style:text-properties style:font-name="Liberation Serif" fo:language="fr" fo:country="CA" fo:font-weight="normal" officeooo:rsid="0a934711" officeooo:paragraph-rsid="019ce199" fo:background-color="transparent" style:font-size-asian="10.5pt" style:font-weight-asian="normal" style:font-weight-complex="normal"/>
    </style:style>
    <style:style style:name="P757" style:family="paragraph" style:parent-style-name="corps">
      <style:paragraph-properties fo:line-height="150%" fo:text-align="justify" style:justify-single-word="false"/>
      <style:text-properties style:font-name="Liberation Serif" fo:language="fr" fo:country="CA" fo:font-weight="normal" officeooo:rsid="0a93a3a3" officeooo:paragraph-rsid="019ce199" fo:background-color="transparent" style:font-size-asian="10.5pt" style:font-weight-asian="normal" style:font-weight-complex="normal"/>
    </style:style>
    <style:style style:name="P758" style:family="paragraph" style:parent-style-name="corps">
      <style:paragraph-properties fo:line-height="150%" fo:text-align="justify" style:justify-single-word="false"/>
      <style:text-properties style:font-name="Liberation Serif" fo:language="fr" fo:country="CA" fo:font-weight="normal" officeooo:rsid="0a904ea5" officeooo:paragraph-rsid="019ce199" fo:background-color="transparent" style:font-size-asian="10.5pt" style:font-weight-asian="normal" style:font-weight-complex="normal"/>
    </style:style>
    <style:style style:name="P759" style:family="paragraph" style:parent-style-name="corps">
      <style:paragraph-properties fo:line-height="150%" fo:text-align="justify" style:justify-single-word="false"/>
      <style:text-properties style:font-name="Liberation Serif" fo:language="fr" fo:country="CA" fo:font-weight="normal" officeooo:rsid="0903dafc" officeooo:paragraph-rsid="019ce199" fo:background-color="transparent" style:font-size-asian="10.5pt" style:font-weight-asian="normal" style:font-weight-complex="normal"/>
    </style:style>
    <style:style style:name="P760" style:family="paragraph" style:parent-style-name="corps">
      <style:paragraph-properties fo:line-height="150%" fo:text-align="justify" style:justify-single-word="false"/>
      <style:text-properties style:font-name="Liberation Serif" fo:language="fr" fo:country="CA" fo:font-weight="normal" officeooo:rsid="0560993b" officeooo:paragraph-rsid="019ce199" fo:background-color="transparent" style:font-size-asian="10.5pt" style:font-weight-asian="normal" style:font-weight-complex="normal"/>
    </style:style>
    <style:style style:name="P761" style:family="paragraph" style:parent-style-name="corps">
      <style:paragraph-properties fo:line-height="150%" fo:text-align="justify" style:justify-single-word="false"/>
      <style:text-properties style:font-name="Liberation Serif" fo:language="fr" fo:country="CA" fo:font-weight="normal" officeooo:rsid="090b914e" officeooo:paragraph-rsid="019ce199" fo:background-color="transparent" style:font-size-asian="10.5pt" style:font-weight-asian="normal" style:font-weight-complex="normal"/>
    </style:style>
    <style:style style:name="P762" style:family="paragraph" style:parent-style-name="corps">
      <style:paragraph-properties fo:line-height="150%" fo:text-align="justify" style:justify-single-word="false"/>
      <style:text-properties style:font-name="Liberation Serif" fo:language="fr" fo:country="CA" fo:font-weight="normal" officeooo:rsid="09148ea2" officeooo:paragraph-rsid="019ce199" fo:background-color="transparent" style:font-size-asian="10.5pt" style:font-weight-asian="normal" style:font-weight-complex="normal"/>
    </style:style>
    <style:style style:name="P763" style:family="paragraph" style:parent-style-name="corps">
      <style:paragraph-properties fo:line-height="150%" fo:text-align="justify" style:justify-single-word="false"/>
      <style:text-properties style:font-name="Liberation Serif" fo:language="fr" fo:country="CA" fo:font-weight="normal" officeooo:rsid="091599c7" officeooo:paragraph-rsid="019ce199" fo:background-color="transparent" style:font-size-asian="10.5pt" style:font-weight-asian="normal" style:font-weight-complex="normal"/>
    </style:style>
    <style:style style:name="P764" style:family="paragraph" style:parent-style-name="corps">
      <style:paragraph-properties fo:line-height="150%" fo:text-align="justify" style:justify-single-word="false"/>
      <style:text-properties style:font-name="Liberation Serif" fo:language="fr" fo:country="CA" fo:font-weight="normal" officeooo:rsid="0910c209" officeooo:paragraph-rsid="019ce199" fo:background-color="transparent" style:font-size-asian="10.5pt" style:font-weight-asian="normal" style:font-weight-complex="normal"/>
    </style:style>
    <style:style style:name="P765" style:family="paragraph" style:parent-style-name="corps">
      <style:paragraph-properties fo:line-height="150%" fo:text-align="justify" style:justify-single-word="false"/>
      <style:text-properties style:font-name="Liberation Serif" fo:language="fr" fo:country="CA" fo:font-weight="normal" officeooo:rsid="0bc8963f" officeooo:paragraph-rsid="019ce199" fo:background-color="transparent" style:font-size-asian="10.5pt" style:font-weight-asian="normal" style:font-weight-complex="normal"/>
    </style:style>
    <style:style style:name="P766" style:family="paragraph" style:parent-style-name="corps">
      <style:text-properties style:font-name="Liberation Serif" fo:language="fr" fo:country="CA" fo:font-weight="normal" officeooo:rsid="0bc8963f" officeooo:paragraph-rsid="019ce199" fo:background-color="transparent" style:font-size-asian="10.5pt" style:font-weight-asian="normal" style:font-weight-complex="normal"/>
    </style:style>
    <style:style style:name="P767" style:family="paragraph" style:parent-style-name="corps">
      <style:paragraph-properties fo:line-height="150%" fo:text-align="justify" style:justify-single-word="false"/>
      <style:text-properties style:font-name="Liberation Serif" fo:language="fr" fo:country="CA" fo:font-weight="normal" officeooo:rsid="0bb098fe" officeooo:paragraph-rsid="019ce199" fo:background-color="transparent" style:font-size-asian="10.5pt" style:font-weight-asian="normal" style:font-weight-complex="normal"/>
    </style:style>
    <style:style style:name="P768" style:family="paragraph" style:parent-style-name="corps">
      <style:paragraph-properties fo:line-height="150%" fo:text-align="justify" style:justify-single-word="false"/>
      <style:text-properties style:font-name="Liberation Serif" fo:language="fr" fo:country="CA" fo:font-weight="normal" officeooo:rsid="0bb1a373" officeooo:paragraph-rsid="019ce199" fo:background-color="transparent" style:font-size-asian="10.5pt" style:font-weight-asian="normal" style:font-weight-complex="normal"/>
    </style:style>
    <style:style style:name="P769" style:family="paragraph" style:parent-style-name="corps">
      <style:paragraph-properties fo:line-height="150%" fo:text-align="justify" style:justify-single-word="false"/>
      <style:text-properties style:font-name="Liberation Serif" fo:language="fr" fo:country="CA" fo:font-weight="normal" officeooo:rsid="0568b007" officeooo:paragraph-rsid="019ce199" fo:background-color="transparent" style:font-size-asian="10.5pt" style:font-weight-asian="normal" style:font-weight-complex="normal"/>
    </style:style>
    <style:style style:name="P770" style:family="paragraph" style:parent-style-name="corps">
      <style:paragraph-properties fo:line-height="150%" fo:text-align="justify" style:justify-single-word="false"/>
      <style:text-properties style:font-name="Liberation Serif" fo:language="fr" fo:country="CA" fo:font-weight="normal" officeooo:rsid="002c1e79" officeooo:paragraph-rsid="019ce199" fo:background-color="transparent" style:font-size-asian="10.5pt" style:font-weight-asian="normal" style:font-weight-complex="normal"/>
    </style:style>
    <style:style style:name="P771" style:family="paragraph" style:parent-style-name="corps">
      <style:paragraph-properties fo:line-height="150%" fo:text-align="justify" style:justify-single-word="false"/>
      <style:text-properties style:font-name="Liberation Serif" fo:language="fr" fo:country="CA" fo:font-weight="normal" officeooo:rsid="06cf6d38" officeooo:paragraph-rsid="019ce199" fo:background-color="transparent" style:font-size-asian="10.5pt" style:font-weight-asian="normal" style:font-weight-complex="normal"/>
    </style:style>
    <style:style style:name="P772" style:family="paragraph" style:parent-style-name="corps">
      <style:paragraph-properties fo:line-height="150%" fo:text-align="justify" style:justify-single-word="false"/>
      <style:text-properties style:font-name="Liberation Serif" fo:language="fr" fo:country="CA" fo:font-weight="normal" officeooo:rsid="095ac76e" officeooo:paragraph-rsid="019ce199" fo:background-color="transparent" style:font-size-asian="10.5pt" style:font-weight-asian="normal" style:font-weight-complex="normal"/>
    </style:style>
    <style:style style:name="P773" style:family="paragraph" style:parent-style-name="corps">
      <style:paragraph-properties fo:line-height="150%" fo:text-align="justify" style:justify-single-word="false"/>
      <style:text-properties style:font-name="Liberation Serif" fo:language="fr" fo:country="CA" fo:font-weight="normal" officeooo:rsid="0b637b19" officeooo:paragraph-rsid="019ce199" fo:background-color="transparent" style:font-size-asian="10.5pt" style:font-weight-asian="normal" style:font-weight-complex="normal"/>
    </style:style>
    <style:style style:name="P774" style:family="paragraph" style:parent-style-name="corps">
      <style:paragraph-properties fo:line-height="150%" fo:text-align="justify" style:justify-single-word="false"/>
      <style:text-properties style:font-name="Liberation Serif" fo:language="fr" fo:country="CA" fo:font-weight="normal" officeooo:rsid="00479fa2" officeooo:paragraph-rsid="019ce199" fo:background-color="transparent" style:font-size-asian="10.5pt" style:font-weight-asian="normal" style:font-weight-complex="normal"/>
    </style:style>
    <style:style style:name="P775" style:family="paragraph" style:parent-style-name="corps">
      <style:paragraph-properties fo:line-height="150%" fo:text-align="justify" style:justify-single-word="false"/>
      <style:text-properties style:font-name="Liberation Serif" fo:language="fr" fo:country="CA" fo:font-weight="normal" officeooo:rsid="0965c769" officeooo:paragraph-rsid="019ce199" fo:background-color="transparent" style:font-size-asian="10.5pt" style:font-weight-asian="normal" style:font-weight-complex="normal"/>
    </style:style>
    <style:style style:name="P776" style:family="paragraph" style:parent-style-name="corps">
      <style:text-properties style:font-name="Liberation Serif" fo:language="fr" fo:country="CA" fo:font-weight="normal" officeooo:rsid="095f769d" officeooo:paragraph-rsid="019ce199" fo:background-color="transparent" style:font-size-asian="10.5pt" style:font-weight-asian="normal" style:font-weight-complex="normal"/>
    </style:style>
    <style:style style:name="P777" style:family="paragraph" style:parent-style-name="corps">
      <style:text-properties style:font-name="Liberation Serif" fo:language="fr" fo:country="CA" fo:font-weight="normal" officeooo:rsid="004844d7" officeooo:paragraph-rsid="019ce199" fo:background-color="transparent" style:font-size-asian="10.5pt" style:font-weight-asian="normal" style:font-weight-complex="normal"/>
    </style:style>
    <style:style style:name="P778" style:family="paragraph" style:parent-style-name="corps">
      <style:paragraph-properties fo:line-height="150%" fo:text-align="justify" style:justify-single-word="false"/>
      <style:text-properties style:font-name="Liberation Serif" fo:language="fr" fo:country="CA" fo:font-weight="normal" officeooo:rsid="09898ebb" officeooo:paragraph-rsid="019ce199" fo:background-color="transparent" style:font-size-asian="10.5pt" style:font-weight-asian="normal" style:font-weight-complex="normal"/>
    </style:style>
    <style:style style:name="P779" style:family="paragraph" style:parent-style-name="corps">
      <style:paragraph-properties fo:line-height="150%" fo:text-align="justify" style:justify-single-word="false"/>
      <style:text-properties style:font-name="Liberation Serif" fo:language="fr" fo:country="CA" fo:font-weight="normal" officeooo:rsid="0b66dd47" officeooo:paragraph-rsid="019ce199" fo:background-color="transparent" style:font-size-asian="10.5pt" style:font-weight-asian="normal" style:font-weight-complex="normal"/>
    </style:style>
    <style:style style:name="P780" style:family="paragraph" style:parent-style-name="corps">
      <style:paragraph-properties fo:line-height="150%" fo:text-align="justify" style:justify-single-word="false"/>
      <style:text-properties style:font-name="Liberation Serif" fo:language="fr" fo:country="CA" fo:font-weight="normal" officeooo:rsid="0b654d1e" officeooo:paragraph-rsid="019ce199" fo:background-color="transparent" style:font-size-asian="10.5pt" style:font-weight-asian="normal" style:font-weight-complex="normal"/>
    </style:style>
    <style:style style:name="P781" style:family="paragraph" style:parent-style-name="corps">
      <style:text-properties style:font-name="Liberation Serif" fo:language="fr" fo:country="CA" fo:font-weight="normal" officeooo:rsid="0a538a87" officeooo:paragraph-rsid="019ce199" fo:background-color="transparent" style:font-size-asian="10.5pt" style:font-weight-asian="normal" style:font-weight-complex="normal"/>
    </style:style>
    <style:style style:name="P782" style:family="paragraph" style:parent-style-name="corps">
      <style:paragraph-properties fo:line-height="150%" fo:text-align="justify" style:justify-single-word="false"/>
      <style:text-properties style:font-name="Liberation Serif" fo:language="fr" fo:country="CA" fo:font-weight="normal" officeooo:rsid="0b7728bc" officeooo:paragraph-rsid="019ce199" fo:background-color="transparent" style:font-size-asian="10.5pt" style:font-weight-asian="normal" style:font-weight-complex="normal"/>
    </style:style>
    <style:style style:name="P783" style:family="paragraph" style:parent-style-name="corps">
      <style:paragraph-properties fo:line-height="150%" fo:text-align="justify" style:justify-single-word="false"/>
      <style:text-properties style:font-name="Liberation Serif" fo:language="fr" fo:country="CA" fo:font-weight="normal" officeooo:rsid="0332d1c8" officeooo:paragraph-rsid="019ce199" fo:background-color="transparent" style:font-size-asian="10.5pt" style:font-weight-asian="normal" style:font-weight-complex="normal"/>
    </style:style>
    <style:style style:name="P784" style:family="paragraph" style:parent-style-name="corps">
      <style:paragraph-properties fo:line-height="150%" fo:text-align="justify" style:justify-single-word="false"/>
      <style:text-properties style:font-name="Liberation Serif" fo:language="fr" fo:country="CA" fo:font-weight="normal" officeooo:rsid="00a32224" officeooo:paragraph-rsid="019ce199" fo:background-color="transparent" style:font-size-asian="10.5pt" style:font-weight-asian="normal" style:font-weight-complex="normal"/>
    </style:style>
    <style:style style:name="P785" style:family="paragraph" style:parent-style-name="corps">
      <style:paragraph-properties fo:line-height="150%" fo:text-align="justify" style:justify-single-word="false"/>
      <style:text-properties style:font-name="Liberation Serif" fo:language="fr" fo:country="CA" fo:font-weight="normal" officeooo:rsid="00c0732e" officeooo:paragraph-rsid="019ce199" fo:background-color="transparent" style:font-size-asian="10.5pt" style:font-weight-asian="normal" style:font-weight-complex="normal"/>
    </style:style>
    <style:style style:name="P786" style:family="paragraph" style:parent-style-name="corps">
      <style:paragraph-properties fo:line-height="150%" fo:text-align="justify" style:justify-single-word="false"/>
      <style:text-properties style:font-name="Liberation Serif" fo:language="fr" fo:country="CA" fo:font-weight="normal" officeooo:rsid="00c25c9e" officeooo:paragraph-rsid="019ce199" fo:background-color="transparent" style:font-size-asian="10.5pt" style:font-weight-asian="normal" style:font-weight-complex="normal"/>
    </style:style>
    <style:style style:name="P787" style:family="paragraph" style:parent-style-name="corps">
      <style:paragraph-properties fo:line-height="150%" fo:text-align="justify" style:justify-single-word="false"/>
      <style:text-properties style:font-name="Liberation Serif" fo:language="fr" fo:country="CA" fo:font-weight="normal" officeooo:rsid="00d15bfb" officeooo:paragraph-rsid="019ce199" fo:background-color="transparent" style:font-size-asian="10.5pt" style:font-weight-asian="normal" style:font-weight-complex="normal"/>
    </style:style>
    <style:style style:name="P788" style:family="paragraph" style:parent-style-name="corps">
      <style:paragraph-properties fo:line-height="150%" fo:text-align="justify" style:justify-single-word="false"/>
      <style:text-properties style:font-name="Liberation Serif" fo:language="fr" fo:country="CA" fo:font-weight="normal" officeooo:rsid="0a69ccf6" officeooo:paragraph-rsid="019ce199" fo:background-color="transparent" style:font-size-asian="10.5pt" style:font-weight-asian="normal" style:font-weight-complex="normal"/>
    </style:style>
    <style:style style:name="P789" style:family="paragraph" style:parent-style-name="corps">
      <style:paragraph-properties fo:line-height="150%" fo:text-align="justify" style:justify-single-word="false"/>
      <style:text-properties style:font-name="Liberation Serif" fo:language="fr" fo:country="CA" fo:font-weight="normal" officeooo:rsid="00c85a8f" officeooo:paragraph-rsid="019ce199" fo:background-color="transparent" style:font-size-asian="10.5pt" style:font-weight-asian="normal" style:font-weight-complex="normal"/>
    </style:style>
    <style:style style:name="P790" style:family="paragraph" style:parent-style-name="corps">
      <style:paragraph-properties fo:line-height="150%" fo:text-align="justify" style:justify-single-word="false"/>
      <style:text-properties style:font-name="Liberation Serif" fo:language="fr" fo:country="CA" fo:font-weight="normal" officeooo:rsid="0b809d2e" officeooo:paragraph-rsid="019ce199" fo:background-color="transparent" style:font-size-asian="10.5pt" style:font-weight-asian="normal" style:font-weight-complex="normal"/>
    </style:style>
    <style:style style:name="P791" style:family="paragraph" style:parent-style-name="corps">
      <style:paragraph-properties fo:line-height="150%" fo:text-align="justify" style:justify-single-word="false"/>
      <style:text-properties style:font-name="Liberation Serif" fo:language="fr" fo:country="CA" fo:font-weight="normal" officeooo:rsid="0b82855d" officeooo:paragraph-rsid="019ce199" fo:background-color="transparent" style:font-size-asian="10.5pt" style:font-weight-asian="normal" style:font-weight-complex="normal"/>
    </style:style>
    <style:style style:name="P792" style:family="paragraph" style:parent-style-name="corps">
      <style:paragraph-properties fo:line-height="150%" fo:text-align="justify" style:justify-single-word="false"/>
      <style:text-properties style:font-name="Liberation Serif" fo:language="fr" fo:country="CA" fo:font-weight="normal" officeooo:rsid="07383645" officeooo:paragraph-rsid="019ce199" fo:background-color="transparent" style:font-size-asian="10.5pt" style:font-weight-asian="normal" style:font-weight-complex="normal"/>
    </style:style>
    <style:style style:name="P793" style:family="paragraph" style:parent-style-name="corps">
      <style:paragraph-properties fo:line-height="150%" fo:text-align="justify" style:justify-single-word="false"/>
      <style:text-properties style:font-name="Liberation Serif" fo:language="fr" fo:country="CA" fo:font-weight="normal" officeooo:rsid="0c246a45" officeooo:paragraph-rsid="019ce199" fo:background-color="transparent" style:font-size-asian="10.5pt" style:font-weight-asian="normal" style:font-weight-complex="normal"/>
    </style:style>
    <style:style style:name="P794" style:family="paragraph" style:parent-style-name="corps">
      <style:text-properties style:font-name="Liberation Serif" fo:language="fr" fo:country="CA" fo:font-weight="normal" officeooo:paragraph-rsid="019ce199" fo:background-color="transparent" style:font-size-asian="10.5pt" style:font-weight-asian="normal" style:font-weight-complex="normal"/>
    </style:style>
    <style:style style:name="P795" style:family="paragraph" style:parent-style-name="corps">
      <style:text-properties style:font-name="Liberation Serif" fo:language="fr" fo:country="CA" fo:font-weight="normal" officeooo:rsid="01fc0a42" officeooo:paragraph-rsid="00105be9" fo:background-color="transparent" style:font-size-asian="10.5pt" style:font-weight-asian="normal" style:font-weight-complex="normal"/>
    </style:style>
    <style:style style:name="P796" style:family="paragraph" style:parent-style-name="corps">
      <style:text-properties style:font-name="Liberation Serif" fo:language="fr" fo:country="CA" fo:font-weight="normal" officeooo:rsid="00b317c3" fo:background-color="transparent" style:font-size-asian="10.5pt" style:font-weight-asian="normal" style:font-weight-complex="normal"/>
    </style:style>
    <style:style style:name="P797" style:family="paragraph" style:parent-style-name="corps">
      <style:paragraph-properties fo:text-align="justify" style:justify-single-word="false"/>
      <style:text-properties style:font-name="Liberation Serif" fo:language="fr" fo:country="CA" fo:font-weight="normal" officeooo:rsid="00b317c3" officeooo:paragraph-rsid="039d229c" fo:background-color="transparent" style:font-size-asian="10.5pt" style:font-weight-asian="normal" style:font-weight-complex="normal"/>
    </style:style>
    <style:style style:name="P798" style:family="paragraph" style:parent-style-name="corps">
      <style:text-properties style:font-name="Liberation Serif" fo:language="fr" fo:country="CA" fo:font-weight="normal" officeooo:rsid="00b317c3" officeooo:paragraph-rsid="039d229c" fo:background-color="transparent" style:font-size-asian="10.5pt" style:font-weight-asian="normal" style:font-weight-complex="normal"/>
    </style:style>
    <style:style style:name="P799" style:family="paragraph" style:parent-style-name="corps">
      <style:text-properties style:font-name="Liberation Serif" fo:language="fr" fo:country="CA" fo:font-weight="normal" officeooo:rsid="03b83949" officeooo:paragraph-rsid="03b83949" fo:background-color="transparent" style:font-size-asian="10.5pt" style:font-weight-asian="normal" style:font-weight-complex="normal"/>
    </style:style>
    <style:style style:name="P800" style:family="paragraph" style:parent-style-name="corps">
      <style:text-properties style:font-name="Liberation Serif" fo:language="fr" fo:country="CA" fo:font-weight="normal" officeooo:rsid="04348a6c" officeooo:paragraph-rsid="04348a6c" fo:background-color="transparent" style:font-size-asian="10.5pt" style:font-weight-asian="normal" style:font-weight-complex="normal"/>
    </style:style>
    <style:style style:name="P801" style:family="paragraph" style:parent-style-name="corps">
      <style:text-properties style:font-name="Liberation Serif" fo:language="fr" fo:country="CA" fo:font-weight="normal" officeooo:rsid="04348a6c" officeooo:paragraph-rsid="04e25bf6" fo:background-color="transparent" style:font-size-asian="10.5pt" style:font-weight-asian="normal" style:font-weight-complex="normal"/>
    </style:style>
    <style:style style:name="P802" style:family="paragraph" style:parent-style-name="corps">
      <style:text-properties style:font-name="Liberation Serif" fo:language="fr" fo:country="CA" fo:font-weight="normal" officeooo:rsid="045b6f4d" officeooo:paragraph-rsid="045b6f4d" fo:background-color="transparent" style:font-size-asian="10.5pt" style:font-weight-asian="normal" style:font-weight-complex="normal"/>
    </style:style>
    <style:style style:name="P803" style:family="paragraph" style:parent-style-name="corps">
      <style:text-properties style:font-name="Liberation Serif" fo:language="fr" fo:country="CA" fo:font-weight="normal" officeooo:rsid="045b6f4d" officeooo:paragraph-rsid="0461a7b1" fo:background-color="transparent" style:font-size-asian="10.5pt" style:font-weight-asian="normal" style:font-weight-complex="normal"/>
    </style:style>
    <style:style style:name="P804" style:family="paragraph" style:parent-style-name="corps">
      <style:text-properties style:font-name="Liberation Serif" fo:language="fr" fo:country="CA" fo:font-weight="normal" officeooo:rsid="045d5e09" officeooo:paragraph-rsid="045d5e09" fo:background-color="transparent" style:font-size-asian="10.5pt" style:font-weight-asian="normal" style:font-weight-complex="normal"/>
    </style:style>
    <style:style style:name="P805" style:family="paragraph" style:parent-style-name="corps">
      <style:text-properties style:font-name="Liberation Serif" fo:language="fr" fo:country="CA" fo:font-weight="normal" officeooo:rsid="0463fee5" officeooo:paragraph-rsid="0463fee5" fo:background-color="transparent" style:font-size-asian="10.5pt" style:font-weight-asian="normal" style:font-weight-complex="normal"/>
    </style:style>
    <style:style style:name="P806" style:family="paragraph" style:parent-style-name="corps">
      <style:text-properties style:font-name="Liberation Serif" fo:language="fr" fo:country="CA" fo:font-weight="normal" officeooo:rsid="046d0fd8" officeooo:paragraph-rsid="046d0fd8" fo:background-color="transparent" style:font-size-asian="10.5pt" style:font-weight-asian="normal" style:font-weight-complex="normal"/>
    </style:style>
    <style:style style:name="P807" style:family="paragraph" style:parent-style-name="corps">
      <style:text-properties style:font-name="Liberation Serif" fo:language="fr" fo:country="CA" fo:font-weight="normal" officeooo:rsid="046ee353" officeooo:paragraph-rsid="0470df7e" fo:background-color="transparent" style:font-size-asian="10.5pt" style:font-weight-asian="normal" style:font-weight-complex="normal"/>
    </style:style>
    <style:style style:name="P808" style:family="paragraph" style:parent-style-name="corps">
      <style:text-properties style:font-name="Liberation Serif" fo:language="fr" fo:country="CA" fo:font-weight="normal" officeooo:rsid="0d0ec019" officeooo:paragraph-rsid="04cf0638" fo:background-color="transparent" style:font-size-asian="10.5pt" style:font-weight-asian="normal" style:font-weight-complex="normal"/>
    </style:style>
    <style:style style:name="P809" style:family="paragraph" style:parent-style-name="corps">
      <style:paragraph-properties fo:line-height="150%" fo:text-align="start" style:justify-single-word="false"/>
      <style:text-properties style:font-name="Liberation Serif" fo:language="fr" fo:country="CA" fo:font-weight="normal" officeooo:rsid="0dd67d7b" officeooo:paragraph-rsid="04d108fe" fo:background-color="transparent" style:font-size-asian="10.5pt" style:font-weight-asian="normal" style:font-weight-complex="normal"/>
    </style:style>
    <style:style style:name="P810" style:family="paragraph" style:parent-style-name="corps">
      <style:text-properties style:font-name="Liberation Serif" fo:language="fr" fo:country="CA" fo:font-weight="normal" officeooo:rsid="0e36280b" officeooo:paragraph-rsid="04d108fe" fo:background-color="transparent" style:font-size-asian="10.5pt" style:font-weight-asian="normal" style:font-weight-complex="normal"/>
    </style:style>
    <style:style style:name="P811" style:family="paragraph" style:parent-style-name="corps">
      <style:text-properties style:font-name="Liberation Serif" fo:language="fr" fo:country="CA" fo:font-weight="normal" officeooo:rsid="0c8be32d" officeooo:paragraph-rsid="04d108fe" fo:background-color="transparent" style:font-size-asian="10.5pt" style:font-weight-asian="normal" style:font-weight-complex="normal"/>
    </style:style>
    <style:style style:name="P812" style:family="paragraph" style:parent-style-name="corps">
      <style:text-properties style:font-name="Liberation Serif" fo:language="fr" fo:country="CA" fo:font-weight="normal" officeooo:rsid="0c910586" officeooo:paragraph-rsid="04d108fe" fo:background-color="transparent" style:font-size-asian="10.5pt" style:font-weight-asian="normal" style:font-weight-complex="normal"/>
    </style:style>
    <style:style style:name="P813" style:family="paragraph" style:parent-style-name="corps">
      <style:text-properties style:font-name="Liberation Serif" fo:language="fr" fo:country="CA" fo:font-weight="normal" officeooo:rsid="0c91675d" officeooo:paragraph-rsid="04d108fe" fo:background-color="transparent" style:font-size-asian="10.5pt" style:font-weight-asian="normal" style:font-weight-complex="normal"/>
    </style:style>
    <style:style style:name="P814" style:family="paragraph" style:parent-style-name="corps">
      <style:text-properties style:font-name="Liberation Serif" fo:language="fr" fo:country="CA" fo:font-weight="normal" officeooo:rsid="0e11815b" officeooo:paragraph-rsid="04d108fe" fo:background-color="transparent" style:font-size-asian="10.5pt" style:font-weight-asian="normal" style:font-weight-complex="normal"/>
    </style:style>
    <style:style style:name="P815" style:family="paragraph" style:parent-style-name="corps">
      <style:text-properties style:font-name="Liberation Serif" fo:language="fr" fo:country="CA" fo:font-weight="normal" officeooo:rsid="103dc5b7" officeooo:paragraph-rsid="04d108fe" fo:background-color="transparent" style:font-size-asian="10.5pt" style:font-weight-asian="normal" style:font-weight-complex="normal"/>
    </style:style>
    <style:style style:name="P816" style:family="paragraph" style:parent-style-name="corps">
      <style:text-properties style:font-name="Liberation Serif" fo:language="fr" fo:country="CA" fo:font-weight="normal" officeooo:rsid="0e0de04f" officeooo:paragraph-rsid="04d108fe" fo:background-color="transparent" style:font-size-asian="10.5pt" style:font-weight-asian="normal" style:font-weight-complex="normal"/>
    </style:style>
    <style:style style:name="P817" style:family="paragraph" style:parent-style-name="corps">
      <style:paragraph-properties fo:text-align="start" style:justify-single-word="false"/>
      <style:text-properties style:font-name="Liberation Serif" fo:language="fr" fo:country="CA" fo:font-weight="normal" officeooo:rsid="0e1a38ae" officeooo:paragraph-rsid="04d108fe" fo:background-color="transparent" style:font-size-asian="10.5pt" style:font-weight-asian="normal" style:font-weight-complex="normal"/>
    </style:style>
    <style:style style:name="P818" style:family="paragraph" style:parent-style-name="corps">
      <style:text-properties style:font-name="Liberation Serif" fo:language="fr" fo:country="CA" fo:font-weight="normal" officeooo:rsid="0e1a38ae" officeooo:paragraph-rsid="04d108fe" fo:background-color="transparent" style:font-size-asian="10.5pt" style:font-weight-asian="normal" style:font-weight-complex="normal"/>
    </style:style>
    <style:style style:name="P819" style:family="paragraph" style:parent-style-name="corps">
      <style:text-properties style:font-name="Liberation Serif" fo:language="fr" fo:country="CA" fo:font-weight="normal" officeooo:rsid="0e0f6b7a" officeooo:paragraph-rsid="04d108fe" fo:background-color="transparent" style:font-size-asian="10.5pt" style:font-weight-asian="normal" style:font-weight-complex="normal"/>
    </style:style>
    <style:style style:name="P820" style:family="paragraph" style:parent-style-name="corps">
      <style:text-properties style:font-name="Liberation Serif" fo:language="fr" fo:country="CA" fo:font-weight="normal" officeooo:rsid="106c75c9" officeooo:paragraph-rsid="04d108fe" fo:background-color="transparent" style:font-size-asian="10.5pt" style:font-weight-asian="normal" style:font-weight-complex="normal"/>
    </style:style>
    <style:style style:name="P821" style:family="paragraph" style:parent-style-name="corps">
      <style:paragraph-properties fo:text-align="start" style:justify-single-word="false"/>
      <style:text-properties style:font-name="Liberation Serif" fo:language="fr" fo:country="CA" fo:font-weight="normal" officeooo:rsid="0d2d237b" officeooo:paragraph-rsid="04d108fe" fo:background-color="transparent" style:font-size-asian="10.5pt" style:font-weight-asian="normal" style:font-weight-complex="normal"/>
    </style:style>
    <style:style style:name="P822" style:family="paragraph" style:parent-style-name="corps">
      <style:text-properties style:font-name="Liberation Serif" fo:language="fr" fo:country="CA" fo:font-weight="normal" officeooo:rsid="0dfc7043" officeooo:paragraph-rsid="00105be9" fo:background-color="transparent" style:font-size-asian="10.5pt" style:font-weight-asian="normal" style:font-weight-complex="normal"/>
    </style:style>
    <style:style style:name="P823" style:family="paragraph" style:parent-style-name="corps">
      <style:text-properties style:font-name="Liberation Serif" fo:language="fr" fo:country="CA" fo:font-weight="normal" officeooo:rsid="046ae5ee" officeooo:paragraph-rsid="04e25bf6" fo:background-color="transparent" style:font-size-asian="10.5pt" style:font-weight-asian="normal" style:font-weight-complex="normal"/>
    </style:style>
    <style:style style:name="P824" style:family="paragraph" style:parent-style-name="corps">
      <style:text-properties style:font-name="Liberation Serif" fo:language="fr" fo:country="CA" fo:font-weight="normal" officeooo:rsid="0e8516f2" officeooo:paragraph-rsid="05111796" fo:background-color="transparent" style:font-size-asian="10.5pt" style:font-weight-asian="normal" style:font-weight-complex="normal"/>
    </style:style>
    <style:style style:name="P825" style:family="paragraph" style:parent-style-name="corps">
      <style:text-properties style:font-name="Liberation Serif" fo:language="fr" fo:country="CA" fo:font-weight="normal" officeooo:rsid="0e8516f2" officeooo:paragraph-rsid="05f85743" fo:background-color="transparent" style:font-size-asian="10.5pt" style:font-weight-asian="normal" style:font-weight-complex="normal"/>
    </style:style>
    <style:style style:name="P826" style:family="paragraph" style:parent-style-name="corps">
      <style:text-properties style:font-name="Liberation Serif" fo:language="fr" fo:country="CA" fo:font-weight="normal" officeooo:rsid="0e8516f2" officeooo:paragraph-rsid="060910c6" fo:background-color="transparent" style:font-size-asian="10.5pt" style:font-weight-asian="normal" style:font-weight-complex="normal"/>
    </style:style>
    <style:style style:name="P827" style:family="paragraph" style:parent-style-name="corps">
      <style:paragraph-properties fo:text-align="justify" style:justify-single-word="false"/>
      <style:text-properties style:font-name="Liberation Serif" fo:language="fr" fo:country="CA" fo:font-weight="normal" officeooo:rsid="0f0f7971" officeooo:paragraph-rsid="031a398a" fo:background-color="transparent" style:font-size-asian="10.5pt" style:font-weight-asian="normal" style:font-weight-complex="normal"/>
    </style:style>
    <style:style style:name="P828" style:family="paragraph" style:parent-style-name="corps">
      <style:paragraph-properties fo:text-align="justify" style:justify-single-word="false"/>
      <style:text-properties style:font-name="Liberation Serif" fo:language="fr" fo:country="CA" fo:font-weight="normal" officeooo:rsid="0f0f7971" officeooo:paragraph-rsid="05a3bf69" fo:background-color="transparent" style:font-size-asian="10.5pt" style:font-weight-asian="normal" style:font-weight-complex="normal"/>
    </style:style>
    <style:style style:name="P829" style:family="paragraph" style:parent-style-name="corps">
      <style:text-properties style:font-name="Liberation Serif" fo:language="fr" fo:country="CA" fo:font-weight="normal" officeooo:rsid="002efb33" officeooo:paragraph-rsid="05bdb62d" fo:background-color="transparent" style:font-size-asian="10.5pt" style:font-weight-asian="normal" style:font-weight-complex="normal"/>
    </style:style>
    <style:style style:name="P830" style:family="paragraph" style:parent-style-name="corps">
      <style:text-properties style:font-name="Liberation Serif" fo:language="fr" fo:country="CA" fo:font-weight="normal" officeooo:rsid="0593df95" officeooo:paragraph-rsid="05bdb62d" fo:background-color="transparent" style:font-size-asian="10.5pt" style:font-weight-asian="normal" style:font-weight-complex="normal"/>
    </style:style>
    <style:style style:name="P831" style:family="paragraph" style:parent-style-name="corps">
      <style:paragraph-properties fo:text-align="justify" style:justify-single-word="false"/>
      <style:text-properties style:font-name="Liberation Serif" fo:language="fr" fo:country="CA" fo:font-weight="normal" officeooo:rsid="0cad9b13" officeooo:paragraph-rsid="0645ab2a" fo:background-color="transparent" style:font-size-asian="10.5pt" style:font-weight-asian="normal" style:font-weight-complex="normal"/>
    </style:style>
    <style:style style:name="P832" style:family="paragraph" style:parent-style-name="corps">
      <style:paragraph-properties fo:text-align="justify" style:justify-single-word="false"/>
      <style:text-properties style:font-name="Liberation Serif" fo:language="fr" fo:country="CA" fo:font-weight="normal" officeooo:rsid="0cad9b13" officeooo:paragraph-rsid="05fa1407" fo:background-color="transparent" style:font-size-asian="10.5pt" style:font-weight-asian="normal" style:font-weight-complex="normal"/>
    </style:style>
    <style:style style:name="P833" style:family="paragraph" style:parent-style-name="corps">
      <style:text-properties style:font-name="Liberation Serif" fo:language="fr" fo:country="CA" fo:font-weight="normal" officeooo:rsid="0cad9b13" officeooo:paragraph-rsid="05fa1407" fo:background-color="transparent" style:font-size-asian="10.5pt" style:font-weight-asian="normal" style:font-weight-complex="normal"/>
    </style:style>
    <style:style style:name="P834" style:family="paragraph" style:parent-style-name="corps">
      <style:paragraph-properties fo:text-align="justify" style:justify-single-word="false"/>
      <style:text-properties style:font-name="Liberation Serif" fo:language="fr" fo:country="CA" fo:font-weight="normal" officeooo:rsid="041c1b8f" officeooo:paragraph-rsid="03d7e841" fo:background-color="transparent" style:font-size-asian="10.5pt" style:font-weight-asian="normal" style:font-weight-complex="normal"/>
    </style:style>
    <style:style style:name="P835" style:family="paragraph" style:parent-style-name="corps">
      <style:text-properties style:font-name="Liberation Serif" fo:language="fr" fo:country="CA" fo:font-weight="normal" officeooo:rsid="0678db20" officeooo:paragraph-rsid="0678db20" fo:background-color="transparent" style:font-size-asian="10.5pt" style:font-weight-asian="normal" style:font-weight-complex="normal"/>
    </style:style>
    <style:style style:name="P836" style:family="paragraph" style:parent-style-name="corps">
      <style:paragraph-properties fo:text-align="justify" style:justify-single-word="false"/>
      <style:text-properties style:font-name="Liberation Serif" fo:language="fr" fo:country="CA" fo:font-weight="normal" officeooo:rsid="0284aa95" officeooo:paragraph-rsid="0669e785" fo:background-color="transparent" style:font-size-asian="10.5pt" style:font-weight-asian="normal" style:font-weight-complex="normal"/>
    </style:style>
    <style:style style:name="P837" style:family="paragraph" style:parent-style-name="corps">
      <style:text-properties style:font-name="Liberation Serif" fo:language="fr" fo:country="CA" fo:font-weight="normal" officeooo:rsid="06e45adf" officeooo:paragraph-rsid="06e45adf" fo:background-color="transparent" style:font-size-asian="10.5pt" style:font-weight-asian="normal" style:font-weight-complex="normal"/>
    </style:style>
    <style:style style:name="P838" style:family="paragraph" style:parent-style-name="corps">
      <style:text-properties style:font-name="Liberation Serif" fo:language="fr" fo:country="CA" fo:font-weight="normal" officeooo:rsid="067906d5" officeooo:paragraph-rsid="06eb0a80" fo:background-color="transparent" style:font-size-asian="10.5pt" style:font-weight-asian="normal" style:font-weight-complex="normal"/>
    </style:style>
    <style:style style:name="P839" style:family="paragraph" style:parent-style-name="corps">
      <style:text-properties style:font-name="Liberation Serif" fo:language="fr" fo:country="CA" fo:font-weight="normal" officeooo:rsid="067906d5" officeooo:paragraph-rsid="0707ad30" fo:background-color="transparent" style:font-size-asian="10.5pt" style:font-weight-asian="normal" style:font-weight-complex="normal"/>
    </style:style>
    <style:style style:name="P840" style:family="paragraph" style:parent-style-name="corps">
      <style:text-properties style:font-name="Liberation Serif" fo:language="fr" fo:country="CA" fo:font-weight="normal" officeooo:rsid="07022596" officeooo:paragraph-rsid="07022596" fo:background-color="transparent" style:font-size-asian="10.5pt" style:font-weight-asian="normal" style:font-weight-complex="normal"/>
    </style:style>
    <style:style style:name="P841" style:family="paragraph" style:parent-style-name="corps">
      <style:text-properties style:font-name="Liberation Serif" fo:language="fr" fo:country="CA" fo:font-weight="normal" officeooo:rsid="03bf8d2b" officeooo:paragraph-rsid="054a7bb8" fo:background-color="transparent" style:font-size-asian="10.5pt" style:font-weight-asian="normal" style:font-weight-complex="normal"/>
    </style:style>
    <style:style style:name="P842" style:family="paragraph" style:parent-style-name="corps">
      <style:text-properties style:font-name="Liberation Serif" fo:language="fr" fo:country="CA" fo:font-weight="normal" officeooo:rsid="03f464ea" officeooo:paragraph-rsid="000e4435" style:font-size-asian="10.5pt" style:font-weight-asian="normal" style:font-weight-complex="normal"/>
    </style:style>
    <style:style style:name="P843" style:family="paragraph" style:parent-style-name="corps">
      <style:text-properties style:font-name="Liberation Serif" fo:language="fr" fo:country="CA" fo:font-weight="normal" officeooo:rsid="0415f63a" officeooo:paragraph-rsid="000e4435" style:font-size-asian="10.5pt" style:font-weight-asian="normal" style:font-weight-complex="normal"/>
    </style:style>
    <style:style style:name="P844" style:family="paragraph" style:parent-style-name="corps">
      <style:text-properties style:font-name="Liberation Serif" fo:language="fr" fo:country="CA" fo:font-weight="normal" officeooo:rsid="062b7faa" style:font-size-asian="10.5pt" style:font-weight-asian="normal" style:font-weight-complex="normal"/>
    </style:style>
    <style:style style:name="P845" style:family="paragraph" style:parent-style-name="corps">
      <style:paragraph-properties fo:line-height="150%" fo:text-align="justify" style:justify-single-word="false"/>
      <style:text-properties style:font-name="Liberation Serif" fo:language="fr" fo:country="CA" fo:font-weight="normal" officeooo:rsid="0153e436" officeooo:paragraph-rsid="0379e371" style:font-size-asian="10.5pt" style:font-weight-asian="normal" style:font-weight-complex="normal"/>
    </style:style>
    <style:style style:name="P846" style:family="paragraph" style:parent-style-name="corps">
      <style:text-properties style:font-name="Liberation Serif" fo:language="fr" fo:country="CA" fo:font-weight="normal" officeooo:rsid="04ab4e5a" officeooo:paragraph-rsid="04aa669c" style:font-size-asian="10.5pt" style:font-weight-asian="normal" style:font-weight-complex="normal"/>
    </style:style>
    <style:style style:name="P847" style:family="paragraph" style:parent-style-name="corps">
      <style:paragraph-properties fo:line-height="150%" fo:text-align="justify" style:justify-single-word="false"/>
      <style:text-properties style:font-name="Liberation Serif" fo:language="fr" fo:country="CA" fo:font-style="normal" fo:font-weight="normal" officeooo:rsid="006f2422" officeooo:paragraph-rsid="019ce199" fo:background-color="transparent" style:font-size-asian="10.5pt" style:font-style-asian="normal" style:font-weight-asian="normal" style:font-style-complex="normal" style:font-weight-complex="normal"/>
    </style:style>
    <style:style style:name="P848" style:family="paragraph" style:parent-style-name="corps">
      <style:paragraph-properties fo:line-height="150%" fo:text-align="justify" style:justify-single-word="false"/>
      <style:text-properties style:font-name="Liberation Serif" fo:language="fr" fo:country="CA" fo:font-style="normal" fo:font-weight="normal" officeooo:rsid="071db83c" officeooo:paragraph-rsid="019ce199" fo:background-color="transparent" style:font-size-asian="10.5pt" style:font-style-asian="normal" style:font-weight-asian="normal" style:font-style-complex="normal" style:font-weight-complex="normal"/>
    </style:style>
    <style:style style:name="P849" style:family="paragraph" style:parent-style-name="corps">
      <style:paragraph-properties fo:line-height="150%" fo:text-align="justify" style:justify-single-word="false"/>
      <style:text-properties style:font-name="Liberation Serif" fo:language="fr" fo:country="CA" fo:font-style="normal" fo:font-weight="normal" officeooo:rsid="0720bdfc" officeooo:paragraph-rsid="019ce199" fo:background-color="transparent" style:font-size-asian="10.5pt" style:font-style-asian="normal" style:font-weight-asian="normal" style:font-style-complex="normal" style:font-weight-complex="normal"/>
    </style:style>
    <style:style style:name="P850" style:family="paragraph" style:parent-style-name="corps">
      <style:paragraph-properties fo:line-height="150%" fo:text-align="justify" style:justify-single-word="false"/>
      <style:text-properties style:font-name="Liberation Serif" fo:language="fr" fo:country="CA" fo:font-style="normal" fo:font-weight="normal" officeooo:rsid="0091b43b" officeooo:paragraph-rsid="019ce199" fo:background-color="transparent" style:font-size-asian="10.5pt" style:font-style-asian="normal" style:font-weight-asian="normal" style:font-style-complex="normal" style:font-weight-complex="normal"/>
    </style:style>
    <style:style style:name="P851" style:family="paragraph" style:parent-style-name="corps">
      <style:paragraph-properties fo:line-height="150%" fo:text-align="justify" style:justify-single-word="false"/>
      <style:text-properties style:font-name="Liberation Serif" fo:language="fr" fo:country="CA" fo:font-style="normal" fo:font-weight="normal" officeooo:rsid="02fdf92b" officeooo:paragraph-rsid="019ce199" fo:background-color="transparent" style:font-size-asian="10.5pt" style:font-style-asian="normal" style:font-weight-asian="normal" style:font-style-complex="normal" style:font-weight-complex="normal"/>
    </style:style>
    <style:style style:name="P852" style:family="paragraph" style:parent-style-name="corps">
      <style:paragraph-properties fo:line-height="150%" fo:text-align="justify" style:justify-single-word="false"/>
      <style:text-properties style:font-name="Liberation Serif" fo:language="fr" fo:country="CA" fo:font-style="normal" fo:font-weight="normal" officeooo:paragraph-rsid="019ce199" fo:background-color="transparent" style:font-size-asian="10.5pt" style:font-style-asian="normal" style:font-weight-asian="normal" style:font-style-complex="normal" style:font-weight-complex="normal"/>
    </style:style>
    <style:style style:name="P853" style:family="paragraph" style:parent-style-name="corps">
      <style:paragraph-properties fo:line-height="150%" fo:text-align="justify" style:justify-single-word="false"/>
      <style:text-properties style:font-name="Liberation Serif" fo:language="fr" fo:country="CA" fo:font-style="normal" fo:font-weight="normal" officeooo:rsid="0d4e064e" officeooo:paragraph-rsid="019ce199" fo:background-color="transparent" style:font-size-asian="10.5pt" style:font-style-asian="normal" style:font-weight-asian="normal" style:font-style-complex="normal" style:font-weight-complex="normal"/>
    </style:style>
    <style:style style:name="P854" style:family="paragraph" style:parent-style-name="corps">
      <style:paragraph-properties fo:line-height="150%" fo:text-align="justify" style:justify-single-word="false"/>
      <style:text-properties style:font-name="Liberation Serif" fo:language="fr" fo:country="CA" fo:font-style="normal" fo:font-weight="normal" officeooo:rsid="070982f7" officeooo:paragraph-rsid="019ce199" fo:background-color="transparent" style:font-size-asian="10.5pt" style:font-style-asian="normal" style:font-weight-asian="normal" style:font-style-complex="normal" style:font-weight-complex="normal"/>
    </style:style>
    <style:style style:name="P855" style:family="paragraph" style:parent-style-name="corps">
      <style:paragraph-properties fo:line-height="150%" fo:text-align="justify" style:justify-single-word="false"/>
      <style:text-properties style:font-name="Liberation Serif" fo:language="fr" fo:country="CA" fo:font-style="normal" fo:font-weight="normal" officeooo:rsid="032c8ef3" officeooo:paragraph-rsid="019ce199" fo:background-color="transparent" style:font-size-asian="10.5pt" style:font-style-asian="normal" style:font-weight-asian="normal" style:font-style-complex="normal" style:font-weight-complex="normal"/>
    </style:style>
    <style:style style:name="P856" style:family="paragraph" style:parent-style-name="corps">
      <style:paragraph-properties fo:line-height="150%" fo:text-align="justify" style:justify-single-word="false"/>
      <style:text-properties style:font-name="Liberation Serif" fo:language="fr" fo:country="CA" fo:font-style="normal" fo:font-weight="normal" officeooo:rsid="070a47e0" officeooo:paragraph-rsid="019ce199" fo:background-color="transparent" style:font-size-asian="10.5pt" style:font-style-asian="normal" style:font-weight-asian="normal" style:font-style-complex="normal" style:font-weight-complex="normal"/>
    </style:style>
    <style:style style:name="P857" style:family="paragraph" style:parent-style-name="corps">
      <style:paragraph-properties fo:line-height="150%" fo:text-align="justify" style:justify-single-word="false"/>
      <style:text-properties style:font-name="Liberation Serif" fo:language="fr" fo:country="CA" fo:font-style="normal" fo:font-weight="normal" officeooo:rsid="07473f2f" officeooo:paragraph-rsid="019ce199" fo:background-color="transparent" style:font-size-asian="10.5pt" style:font-style-asian="normal" style:font-weight-asian="normal" style:font-style-complex="normal" style:font-weight-complex="normal"/>
    </style:style>
    <style:style style:name="P858" style:family="paragraph" style:parent-style-name="corps">
      <style:paragraph-properties fo:line-height="150%" fo:text-align="justify" style:justify-single-word="false"/>
      <style:text-properties style:font-name="Liberation Serif" fo:language="fr" fo:country="CA" fo:font-style="normal" fo:font-weight="normal" officeooo:rsid="030aabca" officeooo:paragraph-rsid="019ce199" fo:background-color="transparent" style:font-size-asian="10.5pt" style:font-style-asian="normal" style:font-weight-asian="normal" style:font-style-complex="normal" style:font-weight-complex="normal"/>
    </style:style>
    <style:style style:name="P859" style:family="paragraph" style:parent-style-name="corps">
      <style:paragraph-properties fo:line-height="150%" fo:text-align="justify" style:justify-single-word="false"/>
      <style:text-properties style:font-name="Liberation Serif" fo:language="fr" fo:country="CA" fo:font-style="normal" fo:font-weight="normal" officeooo:rsid="006dbbaa" officeooo:paragraph-rsid="019ce199" fo:background-color="transparent" style:font-size-asian="10.5pt" style:font-style-asian="normal" style:font-weight-asian="normal" style:font-style-complex="normal" style:font-weight-complex="normal"/>
    </style:style>
    <style:style style:name="P860" style:family="paragraph" style:parent-style-name="corps">
      <style:paragraph-properties fo:line-height="150%" fo:text-align="justify" style:justify-single-word="false"/>
      <style:text-properties style:font-name="Liberation Serif" fo:language="fr" fo:country="CA" fo:font-style="normal" fo:font-weight="normal" officeooo:rsid="06c696a0" officeooo:paragraph-rsid="019ce199" fo:background-color="transparent" style:font-size-asian="10.5pt" style:font-style-asian="normal" style:font-weight-asian="normal" style:font-style-complex="normal" style:font-weight-complex="normal"/>
    </style:style>
    <style:style style:name="P861" style:family="paragraph" style:parent-style-name="corps">
      <style:paragraph-properties fo:line-height="150%" fo:text-align="justify" style:justify-single-word="false"/>
      <style:text-properties style:font-name="Liberation Serif" fo:language="fr" fo:country="CA" fo:font-style="normal" fo:font-weight="normal" officeooo:rsid="0050452a" officeooo:paragraph-rsid="019ce199" fo:background-color="transparent" style:font-size-asian="10.5pt" style:font-style-asian="normal" style:font-weight-asian="normal" style:font-style-complex="normal" style:font-weight-complex="normal"/>
    </style:style>
    <style:style style:name="P862" style:family="paragraph" style:parent-style-name="corps">
      <style:paragraph-properties fo:line-height="150%" fo:text-align="justify" style:justify-single-word="false"/>
      <style:text-properties style:font-name="Liberation Serif" fo:language="fr" fo:country="CA" fo:font-style="normal" fo:font-weight="normal" officeooo:rsid="09c33125" officeooo:paragraph-rsid="019ce199" fo:background-color="transparent" style:font-size-asian="10.5pt" style:font-style-asian="normal" style:font-weight-asian="normal" style:font-style-complex="normal" style:font-weight-complex="normal"/>
    </style:style>
    <style:style style:name="P863" style:family="paragraph" style:parent-style-name="corps">
      <style:paragraph-properties fo:line-height="150%" fo:text-align="justify" style:justify-single-word="false"/>
      <style:text-properties style:font-name="Liberation Serif" fo:language="fr" fo:country="CA" fo:font-style="normal" fo:font-weight="normal" officeooo:rsid="0377dcd1" officeooo:paragraph-rsid="019ce199" fo:background-color="transparent" style:font-size-asian="10.5pt" style:font-style-asian="normal" style:font-weight-asian="normal" style:font-style-complex="normal" style:font-weight-complex="normal"/>
    </style:style>
    <style:style style:name="P864" style:family="paragraph" style:parent-style-name="corps">
      <style:paragraph-properties fo:line-height="150%" fo:text-align="justify" style:justify-single-word="false"/>
      <style:text-properties style:font-name="Liberation Serif" fo:language="fr" fo:country="CA" fo:font-style="normal" fo:font-weight="normal" officeooo:rsid="0370508b" officeooo:paragraph-rsid="019ce199" fo:background-color="transparent" style:font-size-asian="10.5pt" style:font-style-asian="normal" style:font-weight-asian="normal" style:font-style-complex="normal" style:font-weight-complex="normal"/>
    </style:style>
    <style:style style:name="P865" style:family="paragraph" style:parent-style-name="corps">
      <style:paragraph-properties fo:line-height="150%" fo:text-align="justify" style:justify-single-word="false"/>
      <style:text-properties style:font-name="Liberation Serif" fo:language="fr" fo:country="CA" fo:font-style="normal" fo:font-weight="normal" officeooo:rsid="0393525b" officeooo:paragraph-rsid="019ce199" fo:background-color="transparent" style:font-size-asian="10.5pt" style:font-style-asian="normal" style:font-weight-asian="normal" style:font-style-complex="normal" style:font-weight-complex="normal"/>
    </style:style>
    <style:style style:name="P866" style:family="paragraph" style:parent-style-name="corps">
      <style:paragraph-properties fo:line-height="150%" fo:text-align="justify" style:justify-single-word="false"/>
      <style:text-properties style:font-name="Liberation Serif" fo:language="fr" fo:country="CA" fo:font-style="normal" fo:font-weight="normal" officeooo:rsid="03920918" officeooo:paragraph-rsid="019ce199" fo:background-color="transparent" style:font-size-asian="10.5pt" style:font-style-asian="normal" style:font-weight-asian="normal" style:font-style-complex="normal" style:font-weight-complex="normal"/>
    </style:style>
    <style:style style:name="P867" style:family="paragraph" style:parent-style-name="corps">
      <style:paragraph-properties fo:line-height="150%" fo:text-align="justify" style:justify-single-word="false"/>
      <style:text-properties style:font-name="Liberation Serif" fo:language="fr" fo:country="CA" fo:font-style="normal" fo:font-weight="normal" officeooo:rsid="0395e1f3" officeooo:paragraph-rsid="019ce199" fo:background-color="transparent" style:font-size-asian="10.5pt" style:font-style-asian="normal" style:font-weight-asian="normal" style:font-style-complex="normal" style:font-weight-complex="normal"/>
    </style:style>
    <style:style style:name="P868" style:family="paragraph" style:parent-style-name="corps">
      <style:paragraph-properties fo:line-height="150%" fo:text-align="justify" style:justify-single-word="false"/>
      <style:text-properties style:font-name="Liberation Serif" fo:language="fr" fo:country="CA" fo:font-style="normal" fo:font-weight="normal" officeooo:rsid="00e7c9a8" officeooo:paragraph-rsid="019ce199" fo:background-color="transparent" style:font-size-asian="10.5pt" style:font-style-asian="normal" style:font-weight-asian="normal" style:font-style-complex="normal" style:font-weight-complex="normal"/>
    </style:style>
    <style:style style:name="P869" style:family="paragraph" style:parent-style-name="corps">
      <style:paragraph-properties fo:line-height="150%" fo:text-align="justify" style:justify-single-word="false"/>
      <style:text-properties style:font-name="Liberation Serif" fo:language="fr" fo:country="CA" fo:font-style="normal" fo:font-weight="normal" officeooo:rsid="01643cd4" officeooo:paragraph-rsid="019ce199" fo:background-color="transparent" style:font-size-asian="10.5pt" style:font-style-asian="normal" style:font-weight-asian="normal" style:font-style-complex="normal" style:font-weight-complex="normal"/>
    </style:style>
    <style:style style:name="P870" style:family="paragraph" style:parent-style-name="corps">
      <style:paragraph-properties fo:line-height="150%" fo:text-align="justify" style:justify-single-word="false"/>
      <style:text-properties style:font-name="Liberation Serif" fo:language="fr" fo:country="CA" fo:font-style="normal" fo:font-weight="normal" officeooo:rsid="00ec05f7" officeooo:paragraph-rsid="019ce199" fo:background-color="transparent" style:font-size-asian="10.5pt" style:font-style-asian="normal" style:font-weight-asian="normal" style:font-style-complex="normal" style:font-weight-complex="normal"/>
    </style:style>
    <style:style style:name="P871" style:family="paragraph" style:parent-style-name="corps">
      <style:paragraph-properties fo:line-height="150%" fo:text-align="justify" style:justify-single-word="false"/>
      <style:text-properties style:font-name="Liberation Serif" fo:language="fr" fo:country="CA" fo:font-style="normal" fo:font-weight="normal" officeooo:rsid="0b0f7f2b" officeooo:paragraph-rsid="019ce199" fo:background-color="transparent" style:font-size-asian="10.5pt" style:font-style-asian="normal" style:font-weight-asian="normal" style:font-style-complex="normal" style:font-weight-complex="normal"/>
    </style:style>
    <style:style style:name="P872" style:family="paragraph" style:parent-style-name="corps">
      <style:paragraph-properties fo:line-height="150%" fo:text-align="justify" style:justify-single-word="false"/>
      <style:text-properties style:font-name="Liberation Serif" fo:language="fr" fo:country="CA" fo:font-style="normal" fo:font-weight="normal" officeooo:rsid="0a2ac0b9" officeooo:paragraph-rsid="019ce199" fo:background-color="transparent" style:font-size-asian="10.5pt" style:font-style-asian="normal" style:font-weight-asian="normal" style:font-style-complex="normal" style:font-weight-complex="normal"/>
    </style:style>
    <style:style style:name="P873" style:family="paragraph" style:parent-style-name="corps">
      <style:paragraph-properties fo:line-height="150%" fo:text-align="justify" style:justify-single-word="false"/>
      <style:text-properties style:font-name="Liberation Serif" fo:language="fr" fo:country="CA" fo:font-style="normal" fo:font-weight="normal" officeooo:rsid="0c1832e0" officeooo:paragraph-rsid="019ce199" fo:background-color="transparent" style:font-size-asian="10.5pt" style:font-style-asian="normal" style:font-weight-asian="normal" style:font-style-complex="normal" style:font-weight-complex="normal"/>
    </style:style>
    <style:style style:name="P874" style:family="paragraph" style:parent-style-name="corps">
      <style:paragraph-properties fo:line-height="150%" fo:text-align="justify" style:justify-single-word="false"/>
      <style:text-properties style:font-name="Liberation Serif" fo:language="fr" fo:country="CA" fo:font-style="normal" fo:font-weight="normal" officeooo:rsid="0a2cffe0" officeooo:paragraph-rsid="019ce199" fo:background-color="transparent" style:font-size-asian="10.5pt" style:font-style-asian="normal" style:font-weight-asian="normal" style:font-style-complex="normal" style:font-weight-complex="normal"/>
    </style:style>
    <style:style style:name="P875" style:family="paragraph" style:parent-style-name="corps">
      <style:paragraph-properties fo:line-height="150%" fo:text-align="justify" style:justify-single-word="false"/>
      <style:text-properties style:font-name="Liberation Serif" fo:language="fr" fo:country="CA" fo:font-style="normal" fo:font-weight="normal" officeooo:rsid="0a381a17" officeooo:paragraph-rsid="019ce199" fo:background-color="transparent" style:font-size-asian="10.5pt" style:font-style-asian="normal" style:font-weight-asian="normal" style:font-style-complex="normal" style:font-weight-complex="normal"/>
    </style:style>
    <style:style style:name="P876" style:family="paragraph" style:parent-style-name="corps">
      <style:paragraph-properties fo:line-height="150%" fo:text-align="justify" style:justify-single-word="false"/>
      <style:text-properties style:font-name="Liberation Serif" fo:language="fr" fo:country="CA" fo:font-style="normal" fo:font-weight="normal" officeooo:rsid="0c1a1829" officeooo:paragraph-rsid="019ce199" fo:background-color="transparent" style:font-size-asian="10.5pt" style:font-style-asian="normal" style:font-weight-asian="normal" style:font-style-complex="normal" style:font-weight-complex="normal"/>
    </style:style>
    <style:style style:name="P877" style:family="paragraph" style:parent-style-name="corps">
      <style:paragraph-properties fo:line-height="150%" fo:text-align="justify" style:justify-single-word="false"/>
      <style:text-properties style:font-name="Liberation Serif" fo:language="fr" fo:country="CA" fo:font-style="normal" fo:font-weight="normal" officeooo:rsid="0aa9dd13" officeooo:paragraph-rsid="019ce199" fo:background-color="transparent" style:font-size-asian="10.5pt" style:font-style-asian="normal" style:font-weight-asian="normal" style:font-style-complex="normal" style:font-weight-complex="normal"/>
    </style:style>
    <style:style style:name="P878" style:family="paragraph" style:parent-style-name="corps">
      <style:paragraph-properties fo:line-height="150%" fo:text-align="justify" style:justify-single-word="false"/>
      <style:text-properties style:font-name="Liberation Serif" fo:language="fr" fo:country="CA" fo:font-style="normal" fo:font-weight="normal" officeooo:rsid="0c1ed2ba" officeooo:paragraph-rsid="019ce199" fo:background-color="transparent" style:font-size-asian="10.5pt" style:font-style-asian="normal" style:font-weight-asian="normal" style:font-style-complex="normal" style:font-weight-complex="normal"/>
    </style:style>
    <style:style style:name="P879" style:family="paragraph" style:parent-style-name="corps">
      <style:paragraph-properties fo:line-height="150%" fo:text-align="justify" style:justify-single-word="false"/>
      <style:text-properties style:font-name="Liberation Serif" fo:language="fr" fo:country="CA" fo:font-style="normal" fo:font-weight="normal" officeooo:rsid="0a9666d8" officeooo:paragraph-rsid="019ce199" fo:background-color="transparent" style:font-size-asian="10.5pt" style:font-style-asian="normal" style:font-weight-asian="normal" style:font-style-complex="normal" style:font-weight-complex="normal"/>
    </style:style>
    <style:style style:name="P880" style:family="paragraph" style:parent-style-name="corps">
      <style:paragraph-properties fo:line-height="150%" fo:text-align="justify" style:justify-single-word="false"/>
      <style:text-properties style:font-name="Liberation Serif" fo:language="fr" fo:country="CA" fo:font-style="normal" fo:font-weight="normal" officeooo:rsid="0a87a600" officeooo:paragraph-rsid="019ce199" fo:background-color="transparent" style:font-size-asian="10.5pt" style:font-style-asian="normal" style:font-weight-asian="normal" style:font-style-complex="normal" style:font-weight-complex="normal"/>
    </style:style>
    <style:style style:name="P881" style:family="paragraph" style:parent-style-name="corps">
      <style:paragraph-properties fo:line-height="150%" fo:text-align="justify" style:justify-single-word="false"/>
      <style:text-properties style:font-name="Liberation Serif" fo:language="fr" fo:country="CA" fo:font-style="normal" fo:font-weight="normal" officeooo:rsid="0a00ee6d" officeooo:paragraph-rsid="019ce199" fo:background-color="transparent" style:font-size-asian="10.5pt" style:font-style-asian="normal" style:font-weight-asian="normal" style:font-style-complex="normal" style:font-weight-complex="normal"/>
    </style:style>
    <style:style style:name="P882" style:family="paragraph" style:parent-style-name="corps">
      <style:paragraph-properties fo:line-height="150%" fo:text-align="justify" style:justify-single-word="false"/>
      <style:text-properties style:font-name="Liberation Serif" fo:language="fr" fo:country="CA" fo:font-style="normal" fo:font-weight="normal" officeooo:rsid="0b36ecd1" officeooo:paragraph-rsid="019ce199" fo:background-color="transparent" style:font-size-asian="10.5pt" style:font-style-asian="normal" style:font-weight-asian="normal" style:font-style-complex="normal" style:font-weight-complex="normal"/>
    </style:style>
    <style:style style:name="P883" style:family="paragraph" style:parent-style-name="corps">
      <style:paragraph-properties fo:line-height="150%" fo:text-align="justify" style:justify-single-word="false"/>
      <style:text-properties style:font-name="Liberation Serif" fo:language="fr" fo:country="CA" fo:font-style="normal" fo:font-weight="normal" officeooo:rsid="0a0885af" officeooo:paragraph-rsid="019ce199" fo:background-color="transparent" style:font-size-asian="10.5pt" style:font-style-asian="normal" style:font-weight-asian="normal" style:font-style-complex="normal" style:font-weight-complex="normal"/>
    </style:style>
    <style:style style:name="P884" style:family="paragraph" style:parent-style-name="corps">
      <style:paragraph-properties fo:line-height="150%" fo:text-align="justify" style:justify-single-word="false"/>
      <style:text-properties style:font-name="Liberation Serif" fo:language="fr" fo:country="CA" fo:font-style="normal" fo:font-weight="normal" officeooo:rsid="0a0c4180" officeooo:paragraph-rsid="019ce199" fo:background-color="transparent" style:font-size-asian="10.5pt" style:font-style-asian="normal" style:font-weight-asian="normal" style:font-style-complex="normal" style:font-weight-complex="normal"/>
    </style:style>
    <style:style style:name="P885" style:family="paragraph" style:parent-style-name="corps">
      <style:paragraph-properties fo:line-height="150%" fo:text-align="justify" style:justify-single-word="false"/>
      <style:text-properties style:font-name="Liberation Serif" fo:language="fr" fo:country="CA" fo:font-style="normal" fo:font-weight="normal" officeooo:rsid="0b434c79" officeooo:paragraph-rsid="019ce199" fo:background-color="transparent" style:font-size-asian="10.5pt" style:font-style-asian="normal" style:font-weight-asian="normal" style:font-style-complex="normal" style:font-weight-complex="normal"/>
    </style:style>
    <style:style style:name="P886" style:family="paragraph" style:parent-style-name="corps">
      <style:paragraph-properties fo:line-height="150%" fo:text-align="justify" style:justify-single-word="false"/>
      <style:text-properties style:font-name="Liberation Serif" fo:language="fr" fo:country="CA" fo:font-style="normal" fo:font-weight="normal" officeooo:rsid="0b499983" officeooo:paragraph-rsid="019ce199" fo:background-color="transparent" style:font-size-asian="10.5pt" style:font-style-asian="normal" style:font-weight-asian="normal" style:font-style-complex="normal" style:font-weight-complex="normal"/>
    </style:style>
    <style:style style:name="P887" style:family="paragraph" style:parent-style-name="corps">
      <style:paragraph-properties fo:line-height="150%" fo:text-align="justify" style:justify-single-word="false"/>
      <style:text-properties style:font-name="Liberation Serif" fo:language="fr" fo:country="CA" fo:font-style="normal" fo:font-weight="normal" officeooo:rsid="03065fe7" officeooo:paragraph-rsid="019ce199" fo:background-color="transparent" style:font-size-asian="10.5pt" style:font-style-asian="normal" style:font-weight-asian="normal" style:font-style-complex="normal" style:font-weight-complex="normal"/>
    </style:style>
    <style:style style:name="P888" style:family="paragraph" style:parent-style-name="corps">
      <style:paragraph-properties fo:line-height="150%" fo:text-align="justify" style:justify-single-word="false"/>
      <style:text-properties style:font-name="Liberation Serif" fo:language="fr" fo:country="CA" fo:font-style="normal" fo:font-weight="normal" officeooo:rsid="07058fab" officeooo:paragraph-rsid="019ce199" fo:background-color="transparent" style:font-size-asian="10.5pt" style:font-style-asian="normal" style:font-weight-asian="normal" style:font-style-complex="normal" style:font-weight-complex="normal"/>
    </style:style>
    <style:style style:name="P889" style:family="paragraph" style:parent-style-name="corps">
      <style:paragraph-properties fo:line-height="150%" fo:text-align="justify" style:justify-single-word="false"/>
      <style:text-properties style:font-name="Liberation Serif" fo:language="fr" fo:country="CA" fo:font-style="normal" fo:font-weight="normal" officeooo:rsid="094a488d" officeooo:paragraph-rsid="019ce199" fo:background-color="transparent" style:font-size-asian="10.5pt" style:font-style-asian="normal" style:font-weight-asian="normal" style:font-style-complex="normal" style:font-weight-complex="normal"/>
    </style:style>
    <style:style style:name="P890" style:family="paragraph" style:parent-style-name="corps">
      <style:paragraph-properties fo:line-height="150%" fo:text-align="justify" style:justify-single-word="false"/>
      <style:text-properties style:font-name="Liberation Serif" fo:language="fr" fo:country="CA" fo:font-style="normal" fo:font-weight="normal" officeooo:rsid="0307e584" officeooo:paragraph-rsid="019ce199" fo:background-color="transparent" style:font-size-asian="10.5pt" style:font-style-asian="normal" style:font-weight-asian="normal" style:font-style-complex="normal" style:font-weight-complex="normal"/>
    </style:style>
    <style:style style:name="P891" style:family="paragraph" style:parent-style-name="corps">
      <style:paragraph-properties fo:line-height="150%" fo:text-align="justify" style:justify-single-word="false"/>
      <style:text-properties style:font-name="Liberation Serif" fo:language="fr" fo:country="CA" fo:font-style="normal" fo:font-weight="normal" officeooo:rsid="0702a347" officeooo:paragraph-rsid="019ce199" fo:background-color="transparent" style:font-size-asian="10.5pt" style:font-style-asian="normal" style:font-weight-asian="normal" style:font-style-complex="normal" style:font-weight-complex="normal"/>
    </style:style>
    <style:style style:name="P892" style:family="paragraph" style:parent-style-name="corps">
      <style:paragraph-properties fo:line-height="150%" fo:text-align="justify" style:justify-single-word="false"/>
      <style:text-properties style:font-name="Liberation Serif" fo:language="fr" fo:country="CA" fo:font-style="normal" fo:font-weight="normal" officeooo:rsid="01c9df4e" officeooo:paragraph-rsid="019ce199" fo:background-color="transparent" style:font-size-asian="10.5pt" style:font-style-asian="normal" style:font-weight-asian="normal" style:font-style-complex="normal" style:font-weight-complex="normal"/>
    </style:style>
    <style:style style:name="P893" style:family="paragraph" style:parent-style-name="corps">
      <style:paragraph-properties fo:line-height="150%" fo:text-align="justify" style:justify-single-word="false"/>
      <style:text-properties style:font-name="Liberation Serif" fo:language="fr" fo:country="CA" fo:font-style="normal" fo:font-weight="normal" officeooo:rsid="004a5907" officeooo:paragraph-rsid="019ce199" fo:background-color="transparent" style:font-size-asian="10.5pt" style:font-style-asian="normal" style:font-weight-asian="normal" style:font-style-complex="normal" style:font-weight-complex="normal"/>
    </style:style>
    <style:style style:name="P894" style:family="paragraph" style:parent-style-name="corps">
      <style:paragraph-properties fo:line-height="150%" fo:text-align="justify" style:justify-single-word="false"/>
      <style:text-properties style:font-name="Liberation Serif" fo:language="fr" fo:country="CA" fo:font-style="normal" fo:font-weight="normal" officeooo:rsid="09898ebb" officeooo:paragraph-rsid="019ce199" fo:background-color="transparent" style:font-size-asian="10.5pt" style:font-style-asian="normal" style:font-weight-asian="normal" style:font-style-complex="normal" style:font-weight-complex="normal"/>
    </style:style>
    <style:style style:name="P895" style:family="paragraph" style:parent-style-name="corps">
      <style:paragraph-properties fo:line-height="150%" fo:text-align="justify" style:justify-single-word="false"/>
      <style:text-properties style:font-name="Liberation Serif" fo:language="fr" fo:country="CA" fo:font-style="normal" fo:font-weight="normal" officeooo:rsid="096a6273" officeooo:paragraph-rsid="019ce199" fo:background-color="transparent" style:font-size-asian="10.5pt" style:font-style-asian="normal" style:font-weight-asian="normal" style:font-style-complex="normal" style:font-weight-complex="normal"/>
    </style:style>
    <style:style style:name="P896" style:family="paragraph" style:parent-style-name="corps">
      <style:paragraph-properties fo:line-height="150%" fo:text-align="justify" style:justify-single-word="false"/>
      <style:text-properties style:font-name="Liberation Serif" fo:language="fr" fo:country="CA" fo:font-style="normal" fo:font-weight="normal" officeooo:rsid="023fd521" officeooo:paragraph-rsid="019ce199" fo:background-color="transparent" style:font-size-asian="10.5pt" style:font-style-asian="normal" style:font-weight-asian="normal" style:font-style-complex="normal" style:font-weight-complex="normal"/>
    </style:style>
    <style:style style:name="P897" style:family="paragraph" style:parent-style-name="corps">
      <style:paragraph-properties fo:line-height="150%" fo:text-align="justify" style:justify-single-word="false"/>
      <style:text-properties style:font-name="Liberation Serif" fo:language="fr" fo:country="CA" fo:font-style="normal" fo:font-weight="normal" officeooo:rsid="0b9fd09e" officeooo:paragraph-rsid="019ce199" fo:background-color="transparent" style:font-size-asian="10.5pt" style:font-style-asian="normal" style:font-weight-asian="normal" style:font-style-complex="normal" style:font-weight-complex="normal"/>
    </style:style>
    <style:style style:name="P898" style:family="paragraph" style:parent-style-name="corps">
      <style:paragraph-properties fo:line-height="150%" fo:text-align="justify" style:justify-single-word="false"/>
      <style:text-properties style:font-name="Liberation Serif" fo:language="fr" fo:country="CA" fo:font-style="normal" fo:font-weight="normal" officeooo:rsid="07dded05" officeooo:paragraph-rsid="019ce199" fo:background-color="transparent" style:font-size-asian="10.5pt" style:font-style-asian="normal" style:font-weight-asian="normal" style:font-style-complex="normal" style:font-weight-complex="normal"/>
    </style:style>
    <style:style style:name="P899" style:family="paragraph" style:parent-style-name="corps">
      <style:paragraph-properties fo:line-height="150%" fo:text-align="justify" style:justify-single-word="false"/>
      <style:text-properties style:font-name="Liberation Serif" fo:language="fr" fo:country="CA" fo:font-style="normal" fo:font-weight="normal" officeooo:rsid="0b9fe322" officeooo:paragraph-rsid="019ce199" fo:background-color="transparent" style:font-size-asian="10.5pt" style:font-style-asian="normal" style:font-weight-asian="normal" style:font-style-complex="normal" style:font-weight-complex="normal"/>
    </style:style>
    <style:style style:name="P900" style:family="paragraph" style:parent-style-name="corps">
      <style:paragraph-properties fo:line-height="150%" fo:text-align="justify" style:justify-single-word="false"/>
      <style:text-properties style:font-name="Liberation Serif" fo:language="fr" fo:country="CA" fo:font-style="normal" fo:font-weight="normal" officeooo:rsid="007e16f6" officeooo:paragraph-rsid="019ce199" fo:background-color="transparent" style:font-size-asian="10.5pt" style:font-style-asian="normal" style:font-weight-asian="normal" style:font-style-complex="normal" style:font-weight-complex="normal"/>
    </style:style>
    <style:style style:name="P901" style:family="paragraph" style:parent-style-name="corps">
      <style:paragraph-properties fo:line-height="150%" fo:text-align="justify" style:justify-single-word="false"/>
      <style:text-properties style:font-name="Liberation Serif" fo:language="fr" fo:country="CA" fo:font-style="normal" fo:font-weight="normal" officeooo:rsid="0ba04f3b" officeooo:paragraph-rsid="019ce199" fo:background-color="transparent" style:font-size-asian="10.5pt" style:font-style-asian="normal" style:font-weight-asian="normal" style:font-style-complex="normal" style:font-weight-complex="normal"/>
    </style:style>
    <style:style style:name="P902" style:family="paragraph" style:parent-style-name="corps">
      <style:paragraph-properties fo:line-height="150%" fo:text-align="justify" style:justify-single-word="false"/>
      <style:text-properties style:font-name="Liberation Serif" fo:language="fr" fo:country="CA" fo:font-style="normal" fo:font-weight="normal" officeooo:rsid="07383645" officeooo:paragraph-rsid="019ce199" fo:background-color="transparent" style:font-size-asian="10.5pt" style:font-style-asian="normal" style:font-weight-asian="normal" style:font-style-complex="normal" style:font-weight-complex="normal"/>
    </style:style>
    <style:style style:name="P903" style:family="paragraph" style:parent-style-name="corps">
      <style:paragraph-properties fo:line-height="150%" fo:text-align="justify" style:justify-single-word="false"/>
      <style:text-properties style:font-name="Liberation Serif" fo:language="fr" fo:country="CA" fo:font-style="normal" fo:font-weight="normal" officeooo:rsid="0097eb98" officeooo:paragraph-rsid="019ce199" fo:background-color="transparent" style:font-size-asian="10.5pt" style:font-style-asian="normal" style:font-weight-asian="normal" style:font-style-complex="normal" style:font-weight-complex="normal"/>
    </style:style>
    <style:style style:name="P904" style:family="paragraph" style:parent-style-name="corps">
      <style:text-properties style:font-name="Liberation Serif" fo:language="fr" fo:country="CA" fo:font-style="normal" fo:font-weight="normal" officeooo:rsid="0c8be32d" officeooo:paragraph-rsid="04d108fe" fo:background-color="transparent" style:font-size-asian="10.5pt" style:font-style-asian="normal" style:font-weight-asian="normal" style:font-style-complex="normal" style:font-weight-complex="normal"/>
    </style:style>
    <style:style style:name="P905" style:family="paragraph" style:parent-style-name="corps">
      <style:text-properties style:font-name="Liberation Serif" fo:language="fr" fo:country="CA" fo:font-style="normal" fo:font-weight="normal" officeooo:rsid="10649b14" officeooo:paragraph-rsid="04d108fe" fo:background-color="transparent" style:font-size-asian="10.5pt" style:font-style-asian="normal" style:font-weight-asian="normal" style:font-style-complex="normal" style:font-weight-complex="normal"/>
    </style:style>
    <style:style style:name="P906" style:family="paragraph" style:parent-style-name="corps">
      <style:text-properties style:font-name="Liberation Serif" fo:language="fr" fo:country="CA" fo:font-style="normal" style:text-underline-style="none" officeooo:rsid="03d27f87" officeooo:paragraph-rsid="00105be9" fo:background-color="transparent" style:font-size-asian="10.5pt" style:font-style-asian="normal" style:font-style-complex="normal"/>
    </style:style>
    <style:style style:name="P907" style:family="paragraph" style:parent-style-name="corps">
      <style:text-properties style:font-name="Liberation Serif" fo:language="fr" fo:country="CA" fo:font-style="normal" style:text-underline-style="none" officeooo:rsid="0c269fef" officeooo:paragraph-rsid="01e848e2" fo:background-color="transparent" style:font-size-asian="10.5pt" style:font-style-asian="normal" style:font-style-complex="normal"/>
    </style:style>
    <style:style style:name="P908" style:family="paragraph" style:parent-style-name="corps">
      <style:text-properties style:font-name="Liberation Serif" fo:language="fr" fo:country="CA" fo:font-style="normal" style:text-underline-style="none" officeooo:rsid="03ec3ab4" officeooo:paragraph-rsid="06b0489e" fo:background-color="transparent" style:font-size-asian="10.5pt" style:font-style-asian="normal" style:font-style-complex="normal"/>
    </style:style>
    <style:style style:name="P909" style:family="paragraph" style:parent-style-name="corps">
      <style:paragraph-properties fo:text-align="justify" style:justify-single-word="false"/>
      <style:text-properties style:font-name="Liberation Serif" fo:language="fr" fo:country="CA" fo:font-style="normal" style:text-underline-style="none" officeooo:rsid="00fb5734" officeooo:paragraph-rsid="0593df95" fo:background-color="transparent" style:font-size-asian="10.5pt" style:font-style-asian="normal" style:font-style-complex="normal"/>
    </style:style>
    <style:style style:name="P910" style:family="paragraph" style:parent-style-name="corps">
      <style:paragraph-properties fo:line-height="150%" fo:text-align="start" style:justify-single-word="false"/>
      <style:text-properties style:font-name="Liberation Serif" fo:language="fr" fo:country="CA" fo:font-style="normal" style:text-underline-style="none" fo:font-weight="normal" officeooo:rsid="00105be9" officeooo:paragraph-rsid="00105be9" fo:background-color="transparent" style:font-size-asian="10.5pt" style:font-style-asian="normal" style:font-weight-asian="normal" style:font-style-complex="normal" style:font-weight-complex="normal"/>
    </style:style>
    <style:style style:name="P911" style:family="paragraph" style:parent-style-name="corps">
      <style:text-properties style:font-name="Liberation Serif" fo:language="fr" fo:country="CA" fo:font-style="normal" style:text-underline-style="none" fo:font-weight="normal" officeooo:rsid="07383645" fo:background-color="transparent" style:font-size-asian="10.5pt" style:font-style-asian="normal" style:font-weight-asian="normal" style:font-style-complex="normal" style:font-weight-complex="normal"/>
    </style:style>
    <style:style style:name="P912" style:family="paragraph" style:parent-style-name="corps">
      <style:paragraph-properties fo:line-height="150%" fo:text-align="justify" style:justify-single-word="false"/>
      <style:text-properties style:font-name="Liberation Serif" fo:language="fr" fo:country="CA" fo:font-style="normal" style:text-underline-style="none" fo:font-weight="normal" officeooo:rsid="07383645" officeooo:paragraph-rsid="019ce199" fo:background-color="transparent" style:font-size-asian="10.5pt" style:font-style-asian="normal" style:font-weight-asian="normal" style:font-style-complex="normal" style:font-weight-complex="normal"/>
    </style:style>
    <style:style style:name="P913" style:family="paragraph" style:parent-style-name="corps">
      <style:paragraph-properties fo:line-height="150%" fo:text-align="justify" style:justify-single-word="false"/>
      <style:text-properties style:font-name="Liberation Serif" fo:language="fr" fo:country="CA" fo:font-style="normal" style:text-underline-style="none" fo:font-weight="normal" officeooo:rsid="00103786" officeooo:paragraph-rsid="019ce199" fo:background-color="transparent" style:font-size-asian="10.5pt" style:font-style-asian="normal" style:font-weight-asian="normal" style:font-style-complex="normal" style:font-weight-complex="normal"/>
    </style:style>
    <style:style style:name="P914" style:family="paragraph" style:parent-style-name="corps">
      <style:paragraph-properties fo:line-height="150%" fo:text-align="justify" style:justify-single-word="false"/>
      <style:text-properties style:font-name="Liberation Serif" fo:language="fr" fo:country="CA" fo:font-style="normal" style:text-underline-style="none" fo:font-weight="normal" officeooo:rsid="06248872" officeooo:paragraph-rsid="01b26b5a" fo:background-color="transparent" style:font-size-asian="10.5pt" style:font-style-asian="normal" style:font-weight-asian="normal" style:font-style-complex="normal" style:font-weight-complex="normal"/>
    </style:style>
    <style:style style:name="P915" style:family="paragraph" style:parent-style-name="corps">
      <style:paragraph-properties fo:line-height="150%" fo:text-align="justify" style:justify-single-word="false"/>
      <style:text-properties style:font-name="Liberation Serif" fo:language="fr" fo:country="CA" fo:font-style="normal" style:text-underline-style="none" fo:font-weight="normal" officeooo:rsid="06248872" officeooo:paragraph-rsid="000e4435" fo:background-color="transparent" style:font-size-asian="10.5pt" style:font-style-asian="normal" style:font-weight-asian="normal" style:font-style-complex="normal" style:font-weight-complex="normal"/>
    </style:style>
    <style:style style:name="P916" style:family="paragraph" style:parent-style-name="corps">
      <style:text-properties style:font-name="Liberation Serif" fo:language="fr" fo:country="CA" fo:font-style="normal" style:text-underline-style="none" fo:font-weight="normal" officeooo:rsid="0cad9b13" officeooo:paragraph-rsid="034c6724" fo:background-color="transparent" style:font-size-asian="10.5pt" style:font-style-asian="normal" style:font-weight-asian="normal" style:font-style-complex="normal" style:font-weight-complex="normal"/>
    </style:style>
    <style:style style:name="P917" style:family="paragraph" style:parent-style-name="corps">
      <style:text-properties style:font-name="Liberation Serif" fo:language="fr" fo:country="CA" fo:font-style="normal" style:text-underline-style="none" fo:font-weight="normal" officeooo:rsid="0035ed4c" officeooo:paragraph-rsid="034c6724" fo:background-color="transparent" style:font-size-asian="10.5pt" style:font-style-asian="normal" style:font-weight-asian="normal" style:font-style-complex="normal" style:font-weight-complex="normal"/>
    </style:style>
    <style:style style:name="P918" style:family="paragraph" style:parent-style-name="corps">
      <style:text-properties style:font-name="Liberation Serif" fo:language="fr" fo:country="CA" fo:font-style="normal" style:text-underline-style="none" fo:font-weight="normal" officeooo:rsid="0349096e" officeooo:paragraph-rsid="034c6724" fo:background-color="transparent" style:font-size-asian="10.5pt" style:font-style-asian="normal" style:font-weight-asian="normal" style:font-style-complex="normal" style:font-weight-complex="normal"/>
    </style:style>
    <style:style style:name="P919" style:family="paragraph" style:parent-style-name="corps">
      <style:text-properties style:font-name="Liberation Serif" fo:language="fr" fo:country="CA" fo:font-style="normal" style:text-underline-style="none" fo:font-weight="normal" officeooo:rsid="03582859" officeooo:paragraph-rsid="03582859" fo:background-color="transparent" style:font-size-asian="10.5pt" style:font-style-asian="normal" style:font-weight-asian="normal" style:font-style-complex="normal" style:font-weight-complex="normal"/>
    </style:style>
    <style:style style:name="P920" style:family="paragraph" style:parent-style-name="corps">
      <style:text-properties style:font-name="Liberation Serif" fo:language="fr" fo:country="CA" fo:font-style="normal" style:text-underline-style="none" fo:font-weight="normal" officeooo:rsid="035ee457" officeooo:paragraph-rsid="035ee457" fo:background-color="transparent" style:font-size-asian="10.5pt" style:font-style-asian="normal" style:font-weight-asian="normal" style:font-style-complex="normal" style:font-weight-complex="normal"/>
    </style:style>
    <style:style style:name="P921" style:family="paragraph" style:parent-style-name="corps">
      <style:text-properties style:font-name="Liberation Serif" fo:language="fr" fo:country="CA" fo:font-style="normal" style:text-underline-style="none" fo:font-weight="normal" officeooo:rsid="036226ab" officeooo:paragraph-rsid="036226ab" fo:background-color="transparent" style:font-size-asian="10.5pt" style:font-style-asian="normal" style:font-weight-asian="normal" style:font-style-complex="normal" style:font-weight-complex="normal"/>
    </style:style>
    <style:style style:name="P922" style:family="paragraph" style:parent-style-name="corps">
      <style:text-properties style:font-name="Liberation Serif" fo:language="fr" fo:country="CA" fo:font-style="normal" style:text-underline-style="none" fo:font-weight="normal" officeooo:rsid="02692580" officeooo:paragraph-rsid="034df06d" fo:background-color="transparent" style:font-size-asian="10.5pt" style:font-style-asian="normal" style:font-weight-asian="normal" style:font-style-complex="normal" style:font-weight-complex="normal"/>
    </style:style>
    <style:style style:name="P923" style:family="paragraph" style:parent-style-name="corps">
      <style:paragraph-properties fo:text-align="justify" style:justify-single-word="false"/>
      <style:text-properties style:font-name="Liberation Serif" fo:language="fr" fo:country="CA" fo:font-style="normal" style:text-underline-style="none" fo:font-weight="normal" officeooo:rsid="05cbc184" officeooo:paragraph-rsid="05dfe5d2" fo:background-color="transparent" style:font-size-asian="10.5pt" style:font-style-asian="normal" style:font-weight-asian="normal" style:font-style-complex="normal" style:font-weight-complex="normal"/>
    </style:style>
    <style:style style:name="P924" style:family="paragraph" style:parent-style-name="corps">
      <style:text-properties style:font-name="Liberation Serif" fo:language="fr" fo:country="CA" fo:font-style="normal" style:text-underline-style="none" fo:font-weight="normal" officeooo:rsid="03486d8a" officeooo:paragraph-rsid="06538323" fo:background-color="transparent" style:font-size-asian="10.5pt" style:font-style-asian="normal" style:font-weight-asian="normal" style:font-style-complex="normal" style:font-weight-complex="normal"/>
    </style:style>
    <style:style style:name="P925" style:family="paragraph" style:parent-style-name="corps">
      <style:paragraph-properties fo:text-align="start" style:justify-single-word="false"/>
      <style:text-properties style:font-name="Liberation Serif" fo:language="fr" fo:country="CA" fo:font-style="normal" style:text-underline-style="none" fo:font-weight="normal" officeooo:rsid="05db8c98" officeooo:paragraph-rsid="06600ca9" fo:background-color="transparent" style:font-size-asian="10.5pt" style:font-style-asian="normal" style:font-weight-asian="normal" style:font-style-complex="normal" style:font-weight-complex="normal"/>
    </style:style>
    <style:style style:name="P926" style:family="paragraph" style:parent-style-name="corps">
      <style:text-properties style:font-name="Liberation Serif" fo:language="fr" fo:country="CA" fo:font-style="normal" style:text-underline-style="none" fo:font-weight="normal" officeooo:rsid="00e71673" officeooo:paragraph-rsid="034df06d" fo:background-color="transparent" style:font-size-asian="10.5pt" style:font-style-asian="normal" style:font-weight-asian="normal" style:font-style-complex="normal" style:font-weight-complex="normal"/>
    </style:style>
    <style:style style:name="P927" style:family="paragraph" style:parent-style-name="corps">
      <style:paragraph-properties fo:text-align="justify" style:justify-single-word="false"/>
      <style:text-properties style:font-name="Liberation Serif" fo:language="fr" fo:country="CA" fo:font-style="normal" style:text-underline-style="none" fo:font-weight="normal" officeooo:rsid="00ffa46c" officeooo:paragraph-rsid="065ec144" fo:background-color="transparent" style:font-size-asian="10.5pt" style:font-style-asian="normal" style:font-weight-asian="normal" style:font-style-complex="normal" style:font-weight-complex="normal"/>
    </style:style>
    <style:style style:name="P928" style:family="paragraph" style:parent-style-name="corps">
      <style:paragraph-properties fo:text-align="justify" style:justify-single-word="false"/>
      <style:text-properties style:font-name="Liberation Serif" fo:language="fr" fo:country="CA" fo:font-style="normal" style:text-underline-style="none" fo:font-weight="normal" officeooo:rsid="06e19df4" officeooo:paragraph-rsid="06e19df4" fo:background-color="transparent" style:font-size-asian="10.5pt" style:font-style-asian="normal" style:font-weight-asian="normal" style:font-style-complex="normal" style:font-weight-complex="normal"/>
    </style:style>
    <style:style style:name="P929" style:family="paragraph" style:parent-style-name="corps">
      <style:paragraph-properties fo:text-align="justify" style:justify-single-word="false"/>
      <style:text-properties style:font-name="Liberation Serif" fo:language="fr" fo:country="CA" fo:font-style="normal" style:text-underline-style="none" fo:font-weight="normal" officeooo:rsid="0414c367" officeooo:paragraph-rsid="034df06d" fo:background-color="transparent" style:font-size-asian="10.5pt" style:font-style-asian="normal" style:font-weight-asian="normal" style:font-style-complex="normal" style:font-weight-complex="normal"/>
    </style:style>
    <style:style style:name="P930" style:family="paragraph" style:parent-style-name="corps">
      <style:text-properties style:font-name="Liberation Serif" fo:language="fr" fo:country="CA" fo:font-style="normal" style:text-underline-style="none" fo:font-weight="normal" officeooo:rsid="06d9f9a2" officeooo:paragraph-rsid="06d9f9a2" fo:background-color="transparent" style:font-size-asian="10.5pt" style:font-style-asian="normal" style:font-weight-asian="normal" style:font-style-complex="normal" style:font-weight-complex="normal"/>
    </style:style>
    <style:style style:name="P931" style:family="paragraph" style:parent-style-name="corps">
      <style:paragraph-properties fo:text-align="justify" style:justify-single-word="false"/>
      <style:text-properties style:font-name="Liberation Serif" fo:language="fr" fo:country="CA" fo:font-style="normal" style:text-underline-style="none" fo:font-weight="bold" officeooo:rsid="037b3d59" officeooo:paragraph-rsid="06cb5655" fo:background-color="transparent" style:font-size-asian="10.5pt" style:font-style-asian="normal" style:font-weight-asian="bold" style:font-style-complex="normal" style:font-weight-complex="bold"/>
    </style:style>
    <style:style style:name="P932" style:family="paragraph" style:parent-style-name="corps">
      <style:text-properties style:font-name="Liberation Serif" fo:language="fr" fo:country="CA" fo:font-style="normal" style:text-underline-style="none" fo:font-weight="bold" officeooo:paragraph-rsid="065ec144" fo:background-color="transparent" style:font-size-asian="10.5pt" style:font-style-asian="normal" style:font-weight-asian="bold" style:font-style-complex="normal" style:font-weight-complex="bold"/>
    </style:style>
    <style:style style:name="P933" style:family="paragraph" style:parent-style-name="corps">
      <style:paragraph-properties fo:line-height="150%" fo:text-align="justify" style:justify-single-word="false"/>
      <style:text-properties style:font-name="Liberation Serif" fo:language="fr" fo:country="CA" fo:font-style="italic" fo:font-weight="normal" officeooo:paragraph-rsid="00105be9" fo:background-color="transparent" style:font-size-asian="10.5pt" style:font-weight-asian="normal" style:font-weight-complex="normal"/>
    </style:style>
    <style:style style:name="P934" style:family="paragraph" style:parent-style-name="corps">
      <style:paragraph-properties fo:line-height="150%" fo:text-align="justify" style:justify-single-word="false"/>
      <style:text-properties style:font-name="Liberation Serif" fo:language="fr" fo:country="CA" fo:font-style="italic" fo:font-weight="normal" officeooo:paragraph-rsid="019ce199" fo:background-color="transparent" style:font-size-asian="10.5pt" style:font-weight-asian="normal" style:font-weight-complex="normal"/>
    </style:style>
    <style:style style:name="P935" style:family="paragraph" style:parent-style-name="corps">
      <style:paragraph-properties fo:line-height="150%" fo:text-align="justify" style:justify-single-word="false"/>
      <style:text-properties style:font-name="Liberation Serif" fo:language="fr" fo:country="CA" fo:font-style="italic" fo:font-weight="normal" officeooo:paragraph-rsid="019ce199" fo:background-color="transparent" style:font-size-asian="10.5pt" style:font-style-asian="italic" style:font-weight-asian="normal" style:font-style-complex="italic" style:font-weight-complex="normal"/>
    </style:style>
    <style:style style:name="P936" style:family="paragraph" style:parent-style-name="corps">
      <style:paragraph-properties fo:line-height="150%" fo:text-align="justify" style:justify-single-word="false"/>
      <style:text-properties style:font-name="Liberation Serif" fo:language="fr" fo:country="CA" fo:font-style="italic" fo:font-weight="normal" officeooo:rsid="0ab0f993" officeooo:paragraph-rsid="019ce199" fo:background-color="transparent" style:font-size-asian="10.5pt" style:font-style-asian="italic" style:font-weight-asian="normal" style:font-style-complex="italic" style:font-weight-complex="normal"/>
    </style:style>
    <style:style style:name="P937" style:family="paragraph" style:parent-style-name="corps">
      <style:paragraph-properties fo:line-height="150%" fo:text-align="justify" style:justify-single-word="false"/>
      <style:text-properties style:font-name="Liberation Serif" fo:language="fr" fo:country="CA" fo:font-style="italic" fo:font-weight="normal" officeooo:rsid="076ae3c6" officeooo:paragraph-rsid="019ce199" fo:background-color="transparent" style:font-size-asian="10.5pt" style:font-style-asian="italic" style:font-weight-asian="normal" style:font-style-complex="italic" style:font-weight-complex="normal"/>
    </style:style>
    <style:style style:name="P938" style:family="paragraph" style:parent-style-name="corps">
      <style:paragraph-properties fo:line-height="150%" fo:text-align="justify" style:justify-single-word="false"/>
      <style:text-properties style:font-name="Liberation Serif" fo:language="fr" fo:country="CA" fo:font-style="italic" fo:font-weight="normal" officeooo:rsid="06bda6d4" officeooo:paragraph-rsid="019ce199" fo:background-color="transparent" style:font-size-asian="10.5pt" style:font-style-asian="italic" style:font-weight-asian="normal" style:font-style-complex="italic" style:font-weight-complex="normal"/>
    </style:style>
    <style:style style:name="P939" style:family="paragraph" style:parent-style-name="corps">
      <style:paragraph-properties fo:line-height="150%" fo:text-align="justify" style:justify-single-word="false"/>
      <style:text-properties style:font-name="Liberation Serif" fo:language="fr" fo:country="CA" fo:font-style="italic" fo:font-weight="normal" officeooo:rsid="0bace962" officeooo:paragraph-rsid="019ce199" fo:background-color="transparent" style:font-size-asian="10.5pt" style:font-style-asian="italic" style:font-weight-asian="normal" style:font-style-complex="italic" style:font-weight-complex="normal"/>
    </style:style>
    <style:style style:name="P940" style:family="paragraph" style:parent-style-name="corps">
      <style:paragraph-properties fo:line-height="150%" fo:text-align="justify" style:justify-single-word="false"/>
      <style:text-properties style:font-name="Liberation Serif" fo:language="fr" fo:country="CA" fo:font-style="italic" fo:font-weight="normal" officeooo:rsid="0ac85000" officeooo:paragraph-rsid="019ce199" fo:background-color="transparent" style:font-size-asian="10.5pt" style:font-style-asian="italic" style:font-weight-asian="normal" style:font-style-complex="italic" style:font-weight-complex="normal"/>
    </style:style>
    <style:style style:name="P941" style:family="paragraph" style:parent-style-name="corps">
      <style:paragraph-properties fo:line-height="150%" fo:text-align="justify" style:justify-single-word="false"/>
      <style:text-properties style:font-name="Liberation Serif" fo:language="fr" fo:country="CA" fo:font-style="italic" fo:font-weight="normal" officeooo:rsid="0d4e064e" officeooo:paragraph-rsid="019ce199" fo:background-color="transparent" style:font-size-asian="10.5pt" style:font-style-asian="italic" style:font-weight-asian="normal" style:font-style-complex="italic" style:font-weight-complex="normal"/>
    </style:style>
    <style:style style:name="P942" style:family="paragraph" style:parent-style-name="corps">
      <style:paragraph-properties fo:line-height="150%" fo:text-align="justify" style:justify-single-word="false"/>
      <style:text-properties style:font-name="Liberation Serif" fo:language="fr" fo:country="CA" fo:font-style="italic" fo:font-weight="normal" officeooo:rsid="0bccdab6" officeooo:paragraph-rsid="019ce199" fo:background-color="transparent" style:font-size-asian="10.5pt" style:font-style-asian="italic" style:font-weight-asian="normal" style:font-style-complex="italic" style:font-weight-complex="normal"/>
    </style:style>
    <style:style style:name="P943" style:family="paragraph" style:parent-style-name="corps">
      <style:paragraph-properties fo:line-height="150%" fo:text-align="justify" style:justify-single-word="false"/>
      <style:text-properties style:font-name="Liberation Serif" fo:language="fr" fo:country="CA" fo:font-style="italic" fo:font-weight="normal" officeooo:rsid="0bc3caad" officeooo:paragraph-rsid="019ce199" fo:background-color="transparent" style:font-size-asian="10.5pt" style:font-style-asian="italic" style:font-weight-asian="normal" style:font-style-complex="italic" style:font-weight-complex="normal"/>
    </style:style>
    <style:style style:name="P944" style:family="paragraph" style:parent-style-name="corps">
      <style:paragraph-properties fo:line-height="150%" fo:text-align="justify" style:justify-single-word="false"/>
      <style:text-properties style:font-name="Liberation Serif" fo:language="fr" fo:country="CA" fo:font-style="italic" fo:font-weight="normal" officeooo:rsid="0093ca86" officeooo:paragraph-rsid="019ce199" fo:background-color="transparent" style:font-size-asian="10.5pt" style:font-style-asian="italic" style:font-weight-asian="normal" style:font-style-complex="italic" style:font-weight-complex="normal"/>
    </style:style>
    <style:style style:name="P945" style:family="paragraph" style:parent-style-name="corps">
      <style:paragraph-properties fo:line-height="150%" fo:text-align="justify" style:justify-single-word="false"/>
      <style:text-properties style:font-name="Liberation Serif" fo:language="fr" fo:country="CA" fo:font-style="italic" fo:font-weight="normal" officeooo:rsid="01a3ad9a" officeooo:paragraph-rsid="019ce199" fo:background-color="transparent" style:font-size-asian="10.5pt" style:font-style-asian="italic" style:font-weight-asian="normal" style:font-style-complex="italic" style:font-weight-complex="normal"/>
    </style:style>
    <style:style style:name="P946" style:family="paragraph" style:parent-style-name="corps">
      <style:paragraph-properties fo:line-height="150%" fo:text-align="justify" style:justify-single-word="false"/>
      <style:text-properties style:font-name="Liberation Serif" fo:language="fr" fo:country="CA" fo:font-style="italic" fo:font-weight="normal" officeooo:rsid="014c1659" officeooo:paragraph-rsid="019ce199" fo:background-color="transparent" style:font-size-asian="10.5pt" style:font-style-asian="italic" style:font-weight-asian="normal" style:font-style-complex="italic" style:font-weight-complex="normal"/>
    </style:style>
    <style:style style:name="P947" style:family="paragraph" style:parent-style-name="corps">
      <style:paragraph-properties fo:line-height="150%" fo:text-align="justify" style:justify-single-word="false"/>
      <style:text-properties style:font-name="Liberation Serif" fo:language="fr" fo:country="CA" fo:font-style="italic" fo:font-weight="normal" officeooo:rsid="03920918" officeooo:paragraph-rsid="019ce199" fo:background-color="transparent" style:font-size-asian="10.5pt" style:font-style-asian="italic" style:font-weight-asian="normal" style:font-style-complex="italic" style:font-weight-complex="normal"/>
    </style:style>
    <style:style style:name="P948" style:family="paragraph" style:parent-style-name="corps">
      <style:paragraph-properties fo:line-height="150%" fo:text-align="justify" style:justify-single-word="false"/>
      <style:text-properties style:font-name="Liberation Serif" fo:language="fr" fo:country="CA" fo:font-style="italic" fo:font-weight="normal" officeooo:rsid="0b0f7f2b" officeooo:paragraph-rsid="019ce199" fo:background-color="transparent" style:font-size-asian="10.5pt" style:font-style-asian="italic" style:font-weight-asian="normal" style:font-style-complex="italic" style:font-weight-complex="normal"/>
    </style:style>
    <style:style style:name="P949" style:family="paragraph" style:parent-style-name="corps">
      <style:paragraph-properties fo:line-height="150%" fo:text-align="justify" style:justify-single-word="false"/>
      <style:text-properties style:font-name="Liberation Serif" fo:language="fr" fo:country="CA" fo:font-style="italic" fo:font-weight="normal" officeooo:rsid="0a258d38" officeooo:paragraph-rsid="019ce199" fo:background-color="transparent" style:font-size-asian="10.5pt" style:font-style-asian="italic" style:font-weight-asian="normal" style:font-style-complex="italic" style:font-weight-complex="normal"/>
    </style:style>
    <style:style style:name="P950" style:family="paragraph" style:parent-style-name="corps">
      <style:paragraph-properties fo:line-height="150%" fo:text-align="justify" style:justify-single-word="false"/>
      <style:text-properties style:font-name="Liberation Serif" fo:language="fr" fo:country="CA" fo:font-style="italic" fo:font-weight="normal" officeooo:rsid="034235a5" officeooo:paragraph-rsid="019ce199" fo:background-color="transparent" style:font-size-asian="10.5pt" style:font-style-asian="italic" style:font-weight-asian="normal" style:font-style-complex="italic" style:font-weight-complex="normal"/>
    </style:style>
    <style:style style:name="P951" style:family="paragraph" style:parent-style-name="corps">
      <style:paragraph-properties fo:line-height="150%" fo:text-align="justify" style:justify-single-word="false"/>
      <style:text-properties style:font-name="Liberation Serif" fo:language="fr" fo:country="CA" fo:font-style="italic" fo:font-weight="normal" officeooo:rsid="0a00ee6d" officeooo:paragraph-rsid="019ce199" fo:background-color="transparent" style:font-size-asian="10.5pt" style:font-style-asian="italic" style:font-weight-asian="normal" style:font-style-complex="italic" style:font-weight-complex="normal"/>
    </style:style>
    <style:style style:name="P952" style:family="paragraph" style:parent-style-name="corps">
      <style:paragraph-properties fo:line-height="150%" fo:text-align="justify" style:justify-single-word="false"/>
      <style:text-properties style:font-name="Liberation Serif" fo:language="fr" fo:country="CA" fo:font-style="italic" fo:font-weight="normal" officeooo:rsid="0bb098fe" officeooo:paragraph-rsid="019ce199" fo:background-color="transparent" style:font-size-asian="10.5pt" style:font-style-asian="italic" style:font-weight-asian="normal" style:font-style-complex="italic" style:font-weight-complex="normal"/>
    </style:style>
    <style:style style:name="P953" style:family="paragraph" style:parent-style-name="corps">
      <style:paragraph-properties fo:line-height="150%" fo:text-align="justify" style:justify-single-word="false"/>
      <style:text-properties style:font-name="Liberation Serif" fo:language="fr" fo:country="CA" fo:font-style="italic" fo:font-weight="normal" officeooo:rsid="07f700c3" officeooo:paragraph-rsid="019ce199" fo:background-color="transparent" style:font-size-asian="10.5pt" style:font-style-asian="italic" style:font-weight-asian="normal" style:font-style-complex="italic" style:font-weight-complex="normal"/>
    </style:style>
    <style:style style:name="P954" style:family="paragraph" style:parent-style-name="corps">
      <style:paragraph-properties fo:line-height="150%" fo:text-align="justify" style:justify-single-word="false"/>
      <style:text-properties style:font-name="Liberation Serif" fo:language="fr" fo:country="CA" fo:font-style="italic" fo:font-weight="normal" officeooo:rsid="09216e81" officeooo:paragraph-rsid="019ce199" fo:background-color="transparent" style:font-size-asian="10.5pt" style:font-style-asian="italic" style:font-weight-asian="normal" style:font-style-complex="italic" style:font-weight-complex="normal"/>
    </style:style>
    <style:style style:name="P955" style:family="paragraph" style:parent-style-name="corps">
      <style:paragraph-properties fo:line-height="150%" fo:text-align="justify" style:justify-single-word="false"/>
      <style:text-properties style:font-name="Liberation Serif" fo:language="fr" fo:country="CA" fo:font-style="italic" fo:font-weight="normal" officeooo:rsid="091d9121" officeooo:paragraph-rsid="019ce199" fo:background-color="transparent" style:font-size-asian="10.5pt" style:font-style-asian="italic" style:font-weight-asian="normal" style:font-style-complex="italic" style:font-weight-complex="normal"/>
    </style:style>
    <style:style style:name="P956" style:family="paragraph" style:parent-style-name="corps">
      <style:paragraph-properties fo:line-height="150%" fo:text-align="justify" style:justify-single-word="false"/>
      <style:text-properties style:font-name="Liberation Serif" fo:language="fr" fo:country="CA" fo:font-style="italic" fo:font-weight="normal" officeooo:rsid="0bd5c52d" officeooo:paragraph-rsid="019ce199" fo:background-color="transparent" style:font-size-asian="10.5pt" style:font-style-asian="italic" style:font-weight-asian="normal" style:font-style-complex="italic" style:font-weight-complex="normal"/>
    </style:style>
    <style:style style:name="P957" style:family="paragraph" style:parent-style-name="corps">
      <style:text-properties style:font-name="Liberation Serif" fo:language="fr" fo:country="CA" fo:font-weight="bold" officeooo:rsid="0dbfcbd4" officeooo:paragraph-rsid="00105be9" fo:background-color="transparent" style:font-size-asian="10.5pt" style:font-weight-asian="bold" style:font-weight-complex="bold"/>
    </style:style>
    <style:style style:name="P958" style:family="paragraph" style:parent-style-name="corps">
      <style:paragraph-properties fo:line-height="150%" fo:text-align="justify" style:justify-single-word="false"/>
      <style:text-properties style:font-name="Liberation Serif" fo:language="fr" fo:country="CA" fo:font-weight="bold" officeooo:rsid="04f04f4b" officeooo:paragraph-rsid="019ce199" fo:background-color="transparent" style:font-size-asian="10.5pt" style:font-weight-asian="bold" style:font-weight-complex="bold"/>
    </style:style>
    <style:style style:name="P959" style:family="paragraph" style:parent-style-name="corps">
      <style:paragraph-properties fo:line-height="150%" fo:text-align="justify" style:justify-single-word="false"/>
      <style:text-properties style:font-name="Liberation Serif" fo:language="fr" fo:country="CA" fo:font-weight="bold" officeooo:rsid="0120f607" officeooo:paragraph-rsid="019ce199" fo:background-color="transparent" style:font-size-asian="10.5pt" style:font-weight-asian="bold" style:font-weight-complex="bold"/>
    </style:style>
    <style:style style:name="P960" style:family="paragraph" style:parent-style-name="corps">
      <style:paragraph-properties fo:line-height="150%" fo:text-align="justify" style:justify-single-word="false"/>
      <style:text-properties style:font-name="Liberation Serif" fo:language="fr" fo:country="CA" fo:font-weight="bold" officeooo:paragraph-rsid="019ce199" fo:background-color="transparent" style:font-size-asian="10.5pt" style:font-weight-asian="bold" style:font-weight-complex="bold"/>
    </style:style>
    <style:style style:name="P961" style:family="paragraph" style:parent-style-name="corps">
      <style:paragraph-properties fo:line-height="150%" fo:text-align="justify" style:justify-single-word="false"/>
      <style:text-properties style:font-name="Liberation Serif" fo:language="fr" fo:country="CA" fo:font-weight="bold" officeooo:rsid="0aace43b" officeooo:paragraph-rsid="019ce199" fo:background-color="transparent" style:font-size-asian="10.5pt" style:font-weight-asian="bold" style:font-weight-complex="bold"/>
    </style:style>
    <style:style style:name="P962" style:family="paragraph" style:parent-style-name="corps">
      <style:paragraph-properties fo:line-height="150%" fo:text-align="justify" style:justify-single-word="false"/>
      <style:text-properties style:font-name="Liberation Serif" fo:language="fr" fo:country="CA" fo:font-weight="bold" officeooo:rsid="10d92418" officeooo:paragraph-rsid="019ce199" fo:background-color="transparent" style:font-size-asian="10.5pt" style:font-weight-asian="bold" style:font-weight-complex="bold"/>
    </style:style>
    <style:style style:name="P963" style:family="paragraph" style:parent-style-name="corps">
      <style:text-properties style:font-name="Liberation Serif" fo:language="fr" fo:country="CA" fo:font-weight="bold" officeooo:rsid="1060521e" officeooo:paragraph-rsid="04d108fe" fo:background-color="transparent" style:font-size-asian="10.5pt" style:font-weight-asian="bold" style:font-weight-complex="bold"/>
    </style:style>
    <style:style style:name="P964" style:family="paragraph" style:parent-style-name="corps">
      <style:text-properties style:font-name="Liberation Serif" fo:language="fr" fo:country="CA" style:text-underline-style="solid" style:text-underline-width="auto" style:text-underline-color="font-color" fo:font-weight="normal" officeooo:rsid="05d9cd48" officeooo:paragraph-rsid="0199988e" fo:background-color="transparent" style:font-size-asian="10.5pt" style:font-weight-asian="normal" style:font-weight-complex="normal"/>
    </style:style>
    <style:style style:name="P965" style:family="paragraph" style:parent-style-name="corps">
      <style:text-properties style:font-name="Liberation Serif" fo:language="fr" fo:country="CA" style:text-underline-style="none" fo:font-weight="normal" officeooo:rsid="03e2188e" officeooo:paragraph-rsid="000e4435" style:font-size-asian="10.5pt" style:font-weight-asian="normal" style:font-weight-complex="normal"/>
    </style:style>
    <style:style style:name="P966" style:family="paragraph" style:parent-style-name="corps">
      <style:paragraph-properties fo:line-height="150%"/>
      <style:text-properties style:font-name="Liberation Serif" fo:font-style="normal" officeooo:rsid="05ca1f82" officeooo:paragraph-rsid="000e4435" style:font-style-asian="normal" style:font-style-complex="normal"/>
    </style:style>
    <style:style style:name="P967" style:family="paragraph" style:parent-style-name="corps">
      <style:paragraph-properties fo:line-height="150%"/>
      <style:text-properties style:font-name="Liberation Serif" fo:font-style="normal" officeooo:rsid="05191cbc" officeooo:paragraph-rsid="000e4435" style:font-style-asian="normal" style:font-style-complex="normal"/>
    </style:style>
    <style:style style:name="P968" style:family="paragraph" style:parent-style-name="corps">
      <style:paragraph-properties fo:line-height="150%"/>
      <style:text-properties style:font-name="Liberation Serif" fo:font-style="normal" officeooo:rsid="0527dfa0" officeooo:paragraph-rsid="000e4435" style:font-style-asian="normal" style:font-style-complex="normal"/>
    </style:style>
    <style:style style:name="P969" style:family="paragraph" style:parent-style-name="corps">
      <style:text-properties style:font-name="Liberation Serif" fo:font-size="12pt" officeooo:paragraph-rsid="000e4435" style:font-size-asian="12pt" style:font-size-complex="12pt"/>
    </style:style>
    <style:style style:name="P970" style:family="paragraph" style:parent-style-name="corps">
      <style:text-properties style:font-name="Liberation Serif" fo:font-size="12pt" officeooo:rsid="01b8c9e8" officeooo:paragraph-rsid="01b8c9e8" style:font-size-asian="12pt" style:font-size-complex="12pt"/>
    </style:style>
    <style:style style:name="P971" style:family="paragraph" style:parent-style-name="corps">
      <style:paragraph-properties fo:line-height="150%" fo:text-align="justify" style:justify-single-word="false"/>
      <style:text-properties style:font-name="Liberation Serif" fo:font-size="12pt" fo:language="fr" fo:country="CA" fo:font-style="normal" fo:font-weight="normal" officeooo:paragraph-rsid="019ce199" fo:background-color="transparent" style:font-size-asian="10.5pt" style:font-style-asian="normal" style:font-weight-asian="normal" style:font-size-complex="12pt" style:font-style-complex="normal" style:font-weight-complex="normal"/>
    </style:style>
    <style:style style:name="P972" style:family="paragraph" style:parent-style-name="corps">
      <style:paragraph-properties fo:line-height="150%" fo:text-align="justify" style:justify-single-word="false"/>
      <style:text-properties style:font-name="Liberation Serif" fo:font-size="12pt" fo:language="fr" fo:country="CA" fo:font-style="normal" fo:font-weight="normal" officeooo:rsid="07601bf9" officeooo:paragraph-rsid="019ce199" fo:background-color="transparent" style:font-size-asian="10.5pt" style:font-style-asian="normal" style:font-weight-asian="normal" style:font-size-complex="12pt" style:font-style-complex="normal" style:font-weight-complex="normal"/>
    </style:style>
    <style:style style:name="P973" style:family="paragraph" style:parent-style-name="corps">
      <style:paragraph-properties fo:line-height="150%" fo:text-align="justify" style:justify-single-word="false"/>
      <style:text-properties style:font-name="Liberation Serif" fo:font-size="12pt" fo:language="fr" fo:country="CA" fo:font-style="normal" fo:font-weight="normal" officeooo:rsid="00e01394" officeooo:paragraph-rsid="019ce199" fo:background-color="transparent" style:font-size-asian="10.5pt" style:font-style-asian="normal" style:font-weight-asian="normal" style:font-size-complex="12pt" style:font-style-complex="normal" style:font-weight-complex="normal"/>
    </style:style>
    <style:style style:name="P974" style:family="paragraph" style:parent-style-name="corps">
      <style:paragraph-properties fo:line-height="150%" fo:text-align="justify" style:justify-single-word="false"/>
      <style:text-properties style:font-name="Liberation Serif" fo:font-size="12pt" fo:language="fr" fo:country="CA" fo:font-weight="normal" officeooo:paragraph-rsid="019ce199" fo:background-color="transparent" style:font-size-asian="12pt" style:font-weight-asian="normal" style:font-size-complex="12pt" style:font-weight-complex="normal"/>
    </style:style>
    <style:style style:name="P975" style:family="paragraph" style:parent-style-name="corps">
      <style:paragraph-properties fo:line-height="150%" fo:text-align="justify" style:justify-single-word="false"/>
      <style:text-properties style:font-name="Liberation Serif" fo:font-size="12pt" fo:language="fr" fo:country="CA" fo:font-weight="normal" officeooo:rsid="00bbffe5" officeooo:paragraph-rsid="019ce199" fo:background-color="transparent" style:font-size-asian="12pt" style:font-weight-asian="normal" style:font-size-complex="12pt" style:font-weight-complex="normal"/>
    </style:style>
    <style:style style:name="P976" style:family="paragraph" style:parent-style-name="corps">
      <style:paragraph-properties fo:line-height="150%" fo:text-align="justify" style:justify-single-word="false"/>
      <style:text-properties style:font-name="Liberation Serif" fo:font-size="12pt" fo:language="fr" fo:country="CA" fo:font-weight="normal" officeooo:paragraph-rsid="019ce199" fo:background-color="transparent" style:font-size-asian="10.5pt" style:font-weight-asian="normal" style:font-size-complex="12pt" style:font-weight-complex="normal"/>
    </style:style>
    <style:style style:name="P977" style:family="paragraph" style:parent-style-name="corps">
      <style:paragraph-properties fo:line-height="150%" fo:text-align="justify" style:justify-single-word="false"/>
      <style:text-properties style:font-name="Liberation Serif" fo:font-size="12pt" fo:language="fr" fo:country="CA" fo:font-weight="normal" officeooo:rsid="075ad1c7" officeooo:paragraph-rsid="019ce199" fo:background-color="transparent" style:font-size-asian="10.5pt" style:font-weight-asian="normal" style:font-size-complex="12pt" style:font-weight-complex="normal"/>
    </style:style>
    <style:style style:name="P978" style:family="paragraph" style:parent-style-name="corps">
      <style:paragraph-properties fo:line-height="150%" fo:text-align="justify" style:justify-single-word="false"/>
      <style:text-properties style:font-name="Liberation Serif" fo:font-size="12pt" fo:language="fr" fo:country="CA" fo:font-style="italic" fo:font-weight="normal" officeooo:paragraph-rsid="019ce199" fo:background-color="transparent" style:font-size-asian="12pt" style:font-style-asian="italic" style:font-weight-asian="normal" style:font-size-complex="12pt" style:font-style-complex="italic" style:font-weight-complex="normal"/>
    </style:style>
    <style:style style:name="P979" style:family="paragraph" style:parent-style-name="corps">
      <style:text-properties style:font-name="Liberation Serif" officeooo:rsid="0e87598f" officeooo:paragraph-rsid="00105be9" style:font-size-asian="10.5pt"/>
    </style:style>
    <style:style style:name="P980" style:family="paragraph" style:parent-style-name="corps">
      <style:text-properties style:font-name="Liberation Serif" officeooo:rsid="0ea1d214" officeooo:paragraph-rsid="00105be9" style:font-size-asian="10.5pt"/>
    </style:style>
    <style:style style:name="P981" style:family="paragraph" style:parent-style-name="corps">
      <style:text-properties fo:font-weight="normal" style:font-weight-asian="normal" style:font-weight-complex="normal"/>
    </style:style>
    <style:style style:name="P982" style:family="paragraph" style:parent-style-name="corps">
      <style:text-properties fo:font-weight="normal" officeooo:rsid="0f55220d" officeooo:paragraph-rsid="00105be9" style:font-weight-asian="normal" style:font-weight-complex="normal"/>
    </style:style>
    <style:style style:name="P983" style:family="paragraph" style:parent-style-name="corps">
      <style:text-properties fo:font-weight="normal" officeooo:rsid="0c0faff7" officeooo:paragraph-rsid="00105be9" style:font-weight-asian="normal" style:font-weight-complex="normal"/>
    </style:style>
    <style:style style:name="P984" style:family="paragraph" style:parent-style-name="corps">
      <style:text-properties fo:font-weight="normal" officeooo:rsid="0c11614a" officeooo:paragraph-rsid="00105be9" style:font-weight-asian="normal" style:font-weight-complex="normal"/>
    </style:style>
    <style:style style:name="P985" style:family="paragraph" style:parent-style-name="corps">
      <style:text-properties fo:font-weight="normal" officeooo:rsid="0c10db75" officeooo:paragraph-rsid="00105be9" style:font-weight-asian="normal" style:font-weight-complex="normal"/>
    </style:style>
    <style:style style:name="P986" style:family="paragraph" style:parent-style-name="corps">
      <style:text-properties fo:font-weight="normal" officeooo:rsid="0c0ff78a" officeooo:paragraph-rsid="00105be9" style:font-weight-asian="normal" style:font-weight-complex="normal"/>
    </style:style>
    <style:style style:name="P987" style:family="paragraph" style:parent-style-name="corps">
      <style:text-properties fo:font-weight="normal" officeooo:rsid="0c12cc8a" officeooo:paragraph-rsid="00105be9" style:font-weight-asian="normal" style:font-weight-complex="normal"/>
    </style:style>
    <style:style style:name="P988" style:family="paragraph" style:parent-style-name="corps">
      <style:text-properties fo:font-weight="normal" officeooo:rsid="0c0e40df" officeooo:paragraph-rsid="00105be9" style:font-weight-asian="normal" style:font-weight-complex="normal"/>
    </style:style>
    <style:style style:name="P989" style:family="paragraph" style:parent-style-name="corps">
      <style:text-properties fo:font-weight="normal" officeooo:rsid="0f3445ef" officeooo:paragraph-rsid="04d108fe" style:font-weight-asian="normal" style:font-weight-complex="normal"/>
    </style:style>
    <style:style style:name="P990" style:family="paragraph" style:parent-style-name="corps">
      <style:text-properties fo:font-weight="normal" officeooo:paragraph-rsid="06669578" style:font-weight-asian="normal" style:font-weight-complex="normal"/>
    </style:style>
    <style:style style:name="P991" style:family="paragraph" style:parent-style-name="corps">
      <style:text-properties fo:font-weight="normal" officeooo:rsid="1077bf57" officeooo:paragraph-rsid="0646c1c7" style:font-weight-asian="normal" style:font-weight-complex="normal"/>
    </style:style>
    <style:style style:name="P992" style:family="paragraph" style:parent-style-name="corps">
      <style:text-properties fo:font-weight="bold" style:font-weight-asian="bold" style:font-weight-complex="bold"/>
    </style:style>
    <style:style style:name="P993" style:family="paragraph" style:parent-style-name="corps">
      <style:text-properties fo:font-weight="bold" officeooo:paragraph-rsid="00105be9" style:font-weight-asian="bold" style:font-weight-complex="bold"/>
    </style:style>
    <style:style style:name="P994" style:family="paragraph" style:parent-style-name="corps">
      <style:text-properties fo:font-weight="bold" officeooo:rsid="0c0c9a87" officeooo:paragraph-rsid="00105be9" style:font-weight-asian="bold" style:font-weight-complex="bold"/>
    </style:style>
    <style:style style:name="P995" style:family="paragraph" style:parent-style-name="corps">
      <style:paragraph-properties fo:line-height="150%" fo:text-align="justify" style:justify-single-word="false"/>
      <style:text-properties fo:font-weight="bold" officeooo:rsid="0ab0f993" officeooo:paragraph-rsid="019ce199" style:font-weight-asian="bold" style:font-weight-complex="bold"/>
    </style:style>
    <style:style style:name="P996" style:family="paragraph" style:parent-style-name="corps">
      <style:text-properties fo:font-weight="bold" officeooo:rsid="0aab0de0" officeooo:paragraph-rsid="019ce199" style:font-weight-asian="bold" style:font-weight-complex="bold"/>
    </style:style>
    <style:style style:name="P997" style:family="paragraph" style:parent-style-name="corps">
      <style:text-properties fo:font-weight="bold" officeooo:rsid="06f1f662" officeooo:paragraph-rsid="019ce199" style:font-weight-asian="bold" style:font-weight-complex="bold"/>
    </style:style>
    <style:style style:name="P998" style:family="paragraph" style:parent-style-name="corps">
      <style:text-properties fo:font-weight="bold" officeooo:rsid="0ade96a9" officeooo:paragraph-rsid="019ce199" style:font-weight-asian="bold" style:font-weight-complex="bold"/>
    </style:style>
    <style:style style:name="P999" style:family="paragraph" style:parent-style-name="corps">
      <style:text-properties fo:font-weight="bold" officeooo:rsid="0bc8963f" officeooo:paragraph-rsid="019ce199" style:font-weight-asian="bold" style:font-weight-complex="bold"/>
    </style:style>
    <style:style style:name="P1000" style:family="paragraph" style:parent-style-name="corps">
      <style:text-properties fo:font-weight="bold" officeooo:rsid="0d4335df" officeooo:paragraph-rsid="04d108fe" style:font-weight-asian="bold" style:font-weight-complex="bold"/>
    </style:style>
    <style:style style:name="P1001" style:family="paragraph" style:parent-style-name="corps">
      <style:text-properties fo:font-weight="bold" officeooo:rsid="0d611431" officeooo:paragraph-rsid="04d108fe" style:font-weight-asian="bold" style:font-weight-complex="bold"/>
    </style:style>
    <style:style style:name="P1002" style:family="paragraph" style:parent-style-name="corps">
      <style:text-properties fo:font-weight="bold" officeooo:rsid="105e3a43" officeooo:paragraph-rsid="04d108fe" style:font-weight-asian="bold" style:font-weight-complex="bold"/>
    </style:style>
    <style:style style:name="P1003" style:family="paragraph" style:parent-style-name="corps">
      <style:text-properties fo:font-weight="bold" officeooo:rsid="105acf11" officeooo:paragraph-rsid="04d108fe" style:font-weight-asian="bold" style:font-weight-complex="bold"/>
    </style:style>
    <style:style style:name="P1004" style:family="paragraph" style:parent-style-name="corps">
      <style:text-properties fo:font-weight="bold" officeooo:paragraph-rsid="04d108fe" style:font-weight-asian="bold" style:font-weight-complex="bold"/>
    </style:style>
    <style:style style:name="P1005" style:family="paragraph" style:parent-style-name="corps">
      <style:text-properties fo:font-weight="bold" officeooo:rsid="072239b2" officeooo:paragraph-rsid="072239b2" style:font-weight-asian="bold" style:font-weight-complex="bold"/>
    </style:style>
    <style:style style:name="P1006" style:family="paragraph" style:parent-style-name="corps">
      <style:text-properties fo:font-style="normal" officeooo:rsid="03d99c7e" officeooo:paragraph-rsid="03d99c7e" style:font-style-asian="normal" style:font-style-complex="normal"/>
    </style:style>
    <style:style style:name="P1007" style:family="paragraph" style:parent-style-name="corps">
      <style:text-properties fo:font-style="normal" officeooo:rsid="04a607da" officeooo:paragraph-rsid="04a76a16" style:font-style-asian="normal" style:font-style-complex="normal"/>
    </style:style>
    <style:style style:name="P1008" style:family="paragraph" style:parent-style-name="corps">
      <style:text-properties fo:font-style="normal" officeooo:rsid="0d257d7e" officeooo:paragraph-rsid="04d108fe" style:font-style-asian="normal" style:font-style-complex="normal"/>
    </style:style>
    <style:style style:name="P1009" style:family="paragraph" style:parent-style-name="corps">
      <style:text-properties fo:font-style="normal" officeooo:paragraph-rsid="06c71e3b" style:font-style-asian="normal" style:font-style-complex="normal"/>
    </style:style>
    <style:style style:name="P1010" style:family="paragraph" style:parent-style-name="corps">
      <style:text-properties officeooo:rsid="04abaf83" officeooo:paragraph-rsid="000e4435"/>
    </style:style>
    <style:style style:name="P1011" style:family="paragraph" style:parent-style-name="corps">
      <style:text-properties officeooo:rsid="0476688b" officeooo:paragraph-rsid="000e4435"/>
    </style:style>
    <style:style style:name="P1012" style:family="paragraph" style:parent-style-name="corps">
      <style:paragraph-properties fo:line-height="150%" fo:text-align="justify" style:justify-single-word="false"/>
      <style:text-properties officeooo:paragraph-rsid="000e4435"/>
    </style:style>
    <style:style style:name="P1013" style:family="paragraph" style:parent-style-name="corps">
      <style:paragraph-properties fo:line-height="150%" fo:text-align="justify" style:justify-single-word="false"/>
      <style:text-properties officeooo:paragraph-rsid="019ce199"/>
    </style:style>
    <style:style style:name="P1014" style:family="paragraph" style:parent-style-name="corps">
      <style:paragraph-properties fo:line-height="150%"/>
      <style:text-properties officeooo:paragraph-rsid="000e4435"/>
    </style:style>
    <style:style style:name="P1015" style:family="paragraph" style:parent-style-name="corps">
      <style:paragraph-properties fo:line-height="150%"/>
      <style:text-properties officeooo:rsid="05d0423a" officeooo:paragraph-rsid="000e4435"/>
    </style:style>
    <style:style style:name="P1016" style:family="paragraph" style:parent-style-name="corps">
      <style:paragraph-properties fo:line-height="150%"/>
      <style:text-properties officeooo:rsid="0521ae3c" officeooo:paragraph-rsid="000e4435"/>
    </style:style>
    <style:style style:name="P1017" style:family="paragraph" style:parent-style-name="corps">
      <style:text-properties officeooo:rsid="0527dfa0" officeooo:paragraph-rsid="000e4435"/>
    </style:style>
    <style:style style:name="P1018" style:family="paragraph" style:parent-style-name="corps">
      <style:text-properties fo:font-style="italic" officeooo:paragraph-rsid="000e4435"/>
    </style:style>
    <style:style style:name="P1019" style:family="paragraph" style:parent-style-name="corps">
      <style:text-properties fo:font-style="italic" style:font-style-asian="italic" style:font-style-complex="italic"/>
    </style:style>
    <style:style style:name="P1020" style:family="paragraph" style:parent-style-name="corps">
      <style:text-properties fo:font-style="italic" officeooo:paragraph-rsid="019ce199" style:font-style-asian="italic" style:font-style-complex="italic"/>
    </style:style>
    <style:style style:name="P1021" style:family="paragraph" style:parent-style-name="corps">
      <style:text-properties officeooo:rsid="04a96389" officeooo:paragraph-rsid="000e4435"/>
    </style:style>
    <style:style style:name="P1022" style:family="paragraph" style:parent-style-name="corps">
      <style:text-properties officeooo:rsid="049ba68e" officeooo:paragraph-rsid="000e4435"/>
    </style:style>
    <style:style style:name="P1023" style:family="paragraph" style:parent-style-name="corps">
      <style:text-properties officeooo:rsid="053212d9" officeooo:paragraph-rsid="000e4435"/>
    </style:style>
    <style:style style:name="P1024" style:family="paragraph" style:parent-style-name="corps">
      <style:text-properties officeooo:rsid="053212d9" officeooo:paragraph-rsid="04b6b55b"/>
    </style:style>
    <style:style style:name="P1025" style:family="paragraph" style:parent-style-name="corps">
      <style:text-properties style:font-name="Liberation Serif2" officeooo:paragraph-rsid="000e4435"/>
    </style:style>
    <style:style style:name="P1026" style:family="paragraph" style:parent-style-name="corps">
      <style:text-properties officeooo:rsid="0c7bae83" officeooo:paragraph-rsid="000e4435"/>
    </style:style>
    <style:style style:name="P1027" style:family="paragraph" style:parent-style-name="corps">
      <style:text-properties officeooo:paragraph-rsid="000e4435"/>
    </style:style>
    <style:style style:name="P1028" style:family="paragraph" style:parent-style-name="corps">
      <style:paragraph-properties fo:line-height="150%" fo:text-align="justify" style:justify-single-word="false"/>
      <style:text-properties fo:font-variant="normal" fo:text-transform="none" style:text-position="0% 100%" style:font-name="TimesNewRomanPSMT" fo:font-size="12pt" fo:language="fr" fo:country="CA" fo:font-style="normal" style:text-underline-style="none" fo:font-weight="normal" officeooo:rsid="00c0732e" officeooo:paragraph-rsid="019ce199" fo:background-color="transparent" style:font-size-asian="12pt" style:font-weight-asian="normal" style:font-weight-complex="normal"/>
    </style:style>
    <style:style style:name="P1029" style:family="paragraph" style:parent-style-name="corps">
      <style:text-properties fo:font-variant="normal" fo:text-transform="none" style:text-position="0% 100%" fo:font-style="normal" style:text-underline-style="none" fo:font-weight="normal" officeooo:rsid="0cf4bf58" officeooo:paragraph-rsid="04d108fe"/>
    </style:style>
    <style:style style:name="P1030" style:family="paragraph" style:parent-style-name="corps">
      <style:text-properties officeooo:rsid="0c2aa26a" officeooo:paragraph-rsid="00105be9"/>
    </style:style>
    <style:style style:name="P1031" style:family="paragraph" style:parent-style-name="corps">
      <style:text-properties officeooo:paragraph-rsid="00105be9"/>
    </style:style>
    <style:style style:name="P1032" style:family="paragraph" style:parent-style-name="corps">
      <style:text-properties officeooo:rsid="0ea346eb" officeooo:paragraph-rsid="00105be9"/>
    </style:style>
    <style:style style:name="P1033" style:family="paragraph" style:parent-style-name="corps">
      <style:paragraph-properties fo:text-align="justify" style:justify-single-word="false"/>
      <style:text-properties officeooo:paragraph-rsid="00105be9"/>
    </style:style>
    <style:style style:name="P1034" style:family="paragraph" style:parent-style-name="corps">
      <style:paragraph-properties fo:text-align="justify" style:justify-single-word="false"/>
      <style:text-properties officeooo:paragraph-rsid="05fb6ae2"/>
    </style:style>
    <style:style style:name="P1035" style:family="paragraph" style:parent-style-name="corps">
      <style:paragraph-properties fo:text-align="justify" style:justify-single-word="false"/>
      <style:text-properties officeooo:paragraph-rsid="060ed957"/>
    </style:style>
    <style:style style:name="P1036" style:family="paragraph" style:parent-style-name="corps">
      <style:paragraph-properties fo:text-align="justify" style:justify-single-word="false"/>
      <style:text-properties officeooo:paragraph-rsid="0619779f"/>
    </style:style>
    <style:style style:name="P1037" style:family="paragraph" style:parent-style-name="corps">
      <style:paragraph-properties fo:text-align="justify" style:justify-single-word="false"/>
      <style:text-properties officeooo:paragraph-rsid="0623bd02"/>
    </style:style>
    <style:style style:name="P1038" style:family="paragraph" style:parent-style-name="corps">
      <style:text-properties officeooo:rsid="0ec9e131" officeooo:paragraph-rsid="00105be9"/>
    </style:style>
    <style:style style:name="P1039" style:family="paragraph" style:parent-style-name="corps">
      <style:text-properties officeooo:rsid="0e956632" officeooo:paragraph-rsid="00105be9"/>
    </style:style>
    <style:style style:name="P1040" style:family="paragraph" style:parent-style-name="corps">
      <style:text-properties officeooo:rsid="0e98b0e2" officeooo:paragraph-rsid="00105be9"/>
    </style:style>
    <style:style style:name="P1041" style:family="paragraph" style:parent-style-name="corps">
      <style:text-properties officeooo:rsid="0eb29082" officeooo:paragraph-rsid="00105be9"/>
    </style:style>
    <style:style style:name="P1042" style:family="paragraph" style:parent-style-name="corps">
      <style:text-properties officeooo:rsid="0eb2d24a" officeooo:paragraph-rsid="00105be9"/>
    </style:style>
    <style:style style:name="P1043" style:family="paragraph" style:parent-style-name="corps">
      <style:text-properties officeooo:rsid="0ebb7b1e" officeooo:paragraph-rsid="00105be9"/>
    </style:style>
    <style:style style:name="P1044" style:family="paragraph" style:parent-style-name="corps">
      <style:text-properties officeooo:rsid="0ec19912" officeooo:paragraph-rsid="00105be9"/>
    </style:style>
    <style:style style:name="P1045" style:family="paragraph" style:parent-style-name="corps">
      <style:text-properties officeooo:rsid="0e997363" officeooo:paragraph-rsid="00105be9"/>
    </style:style>
    <style:style style:name="P1046" style:family="paragraph" style:parent-style-name="corps">
      <style:text-properties officeooo:rsid="0ee87a57" officeooo:paragraph-rsid="00105be9"/>
    </style:style>
    <style:style style:name="P1047" style:family="paragraph" style:parent-style-name="corps">
      <style:text-properties officeooo:rsid="0ed269fb" officeooo:paragraph-rsid="00105be9"/>
    </style:style>
    <style:style style:name="P1048" style:family="paragraph" style:parent-style-name="corps">
      <style:text-properties officeooo:rsid="0ed1701d" officeooo:paragraph-rsid="00105be9"/>
    </style:style>
    <style:style style:name="P1049" style:family="paragraph" style:parent-style-name="corps">
      <style:text-properties officeooo:rsid="0ef9595f" officeooo:paragraph-rsid="00105be9"/>
    </style:style>
    <style:style style:name="P1050" style:family="paragraph" style:parent-style-name="corps">
      <style:text-properties officeooo:rsid="0ef9595f" officeooo:paragraph-rsid="0520fb22"/>
    </style:style>
    <style:style style:name="P1051" style:family="paragraph" style:parent-style-name="corps">
      <style:text-properties officeooo:rsid="0ef9595f" officeooo:paragraph-rsid="063193a9"/>
    </style:style>
    <style:style style:name="P1052" style:family="paragraph" style:parent-style-name="corps">
      <style:text-properties officeooo:rsid="0efeb0b3" officeooo:paragraph-rsid="00105be9"/>
    </style:style>
    <style:style style:name="P1053" style:family="paragraph" style:parent-style-name="corps">
      <style:text-properties officeooo:rsid="0efbc19f" officeooo:paragraph-rsid="00105be9"/>
    </style:style>
    <style:style style:name="P1054" style:family="paragraph" style:parent-style-name="corps">
      <style:text-properties officeooo:rsid="0efbc19f" officeooo:paragraph-rsid="050bb223"/>
    </style:style>
    <style:style style:name="P1055" style:family="paragraph" style:parent-style-name="corps">
      <style:text-properties officeooo:rsid="0f77a123" officeooo:paragraph-rsid="00105be9"/>
    </style:style>
    <style:style style:name="P1056" style:family="paragraph" style:parent-style-name="corps">
      <style:text-properties officeooo:rsid="0c8ba65e" officeooo:paragraph-rsid="00105be9"/>
    </style:style>
    <style:style style:name="P1057" style:family="paragraph" style:parent-style-name="corps">
      <style:text-properties officeooo:rsid="0c3f3b43" officeooo:paragraph-rsid="00105be9"/>
    </style:style>
    <style:style style:name="P1058" style:family="paragraph" style:parent-style-name="corps">
      <style:text-properties officeooo:rsid="0c3a0454" officeooo:paragraph-rsid="00105be9"/>
    </style:style>
    <style:style style:name="P1059" style:family="paragraph" style:parent-style-name="corps">
      <style:text-properties officeooo:rsid="0c3d3e57" officeooo:paragraph-rsid="00105be9"/>
    </style:style>
    <style:style style:name="P1060" style:family="paragraph" style:parent-style-name="corps">
      <style:text-properties officeooo:rsid="0c087fd7" officeooo:paragraph-rsid="00105be9"/>
    </style:style>
    <style:style style:name="P1061" style:family="paragraph" style:parent-style-name="corps">
      <style:text-properties officeooo:rsid="0c149e29" officeooo:paragraph-rsid="00105be9"/>
    </style:style>
    <style:style style:name="P1062" style:family="paragraph" style:parent-style-name="corps">
      <style:text-properties officeooo:rsid="0c1ae69b" officeooo:paragraph-rsid="00105be9"/>
    </style:style>
    <style:style style:name="P1063" style:family="paragraph" style:parent-style-name="corps">
      <style:text-properties officeooo:rsid="0c177bc8" officeooo:paragraph-rsid="00105be9"/>
    </style:style>
    <style:style style:name="P1064" style:family="paragraph" style:parent-style-name="corps">
      <style:text-properties officeooo:rsid="0c179523" officeooo:paragraph-rsid="00105be9"/>
    </style:style>
    <style:style style:name="P1065" style:family="paragraph" style:parent-style-name="corps">
      <style:text-properties officeooo:rsid="0c0d1fad" officeooo:paragraph-rsid="00105be9"/>
    </style:style>
    <style:style style:name="P1066" style:family="paragraph" style:parent-style-name="corps">
      <style:text-properties officeooo:rsid="0c0ad7ef" officeooo:paragraph-rsid="00105be9"/>
    </style:style>
    <style:style style:name="P1067" style:family="paragraph" style:parent-style-name="corps">
      <style:text-properties officeooo:rsid="0c0f5345" officeooo:paragraph-rsid="00105be9"/>
    </style:style>
    <style:style style:name="P1068" style:family="paragraph" style:parent-style-name="corps">
      <style:text-properties officeooo:rsid="0c509db7" officeooo:paragraph-rsid="00105be9"/>
    </style:style>
    <style:style style:name="P1069" style:family="paragraph" style:parent-style-name="corps">
      <style:text-properties officeooo:rsid="0c53ccaf" officeooo:paragraph-rsid="00105be9"/>
    </style:style>
    <style:style style:name="P1070" style:family="paragraph" style:parent-style-name="corps">
      <style:text-properties officeooo:rsid="0c511bca" officeooo:paragraph-rsid="00105be9"/>
    </style:style>
    <style:style style:name="P1071" style:family="paragraph" style:parent-style-name="corps">
      <style:text-properties officeooo:rsid="0c5a199f" officeooo:paragraph-rsid="00105be9"/>
    </style:style>
    <style:style style:name="P1072" style:family="paragraph" style:parent-style-name="corps">
      <style:text-properties officeooo:rsid="00303e81" officeooo:paragraph-rsid="00303e81"/>
    </style:style>
    <style:style style:name="P1073" style:family="paragraph" style:parent-style-name="corps">
      <style:text-properties officeooo:paragraph-rsid="0060291d"/>
    </style:style>
    <style:style style:name="P1074" style:family="paragraph" style:parent-style-name="corps">
      <style:text-properties officeooo:paragraph-rsid="008721e9"/>
    </style:style>
    <style:style style:name="P1075" style:family="paragraph" style:parent-style-name="corps">
      <style:text-properties officeooo:rsid="008c68eb" officeooo:paragraph-rsid="0096ef7d"/>
    </style:style>
    <style:style style:name="P1076" style:family="paragraph" style:parent-style-name="corps">
      <style:text-properties officeooo:rsid="008cfe39" officeooo:paragraph-rsid="008cfe39"/>
    </style:style>
    <style:style style:name="P1077" style:family="paragraph" style:parent-style-name="corps">
      <style:text-properties officeooo:rsid="008cfe39" officeooo:paragraph-rsid="00a43e24"/>
    </style:style>
    <style:style style:name="P1078" style:family="paragraph" style:parent-style-name="corps">
      <style:text-properties officeooo:rsid="00a43e24" officeooo:paragraph-rsid="00a43e24"/>
    </style:style>
    <style:style style:name="P1079" style:family="paragraph" style:parent-style-name="corps">
      <style:text-properties officeooo:rsid="00bd0a7a" officeooo:paragraph-rsid="034df06d"/>
    </style:style>
    <style:style style:name="P1080" style:family="paragraph" style:parent-style-name="corps">
      <style:text-properties officeooo:rsid="00bd0a7a" officeooo:paragraph-rsid="066482e2"/>
    </style:style>
    <style:style style:name="P1081" style:family="paragraph" style:parent-style-name="corps">
      <style:text-properties officeooo:rsid="00f973eb" officeooo:paragraph-rsid="034df06d"/>
    </style:style>
    <style:style style:name="P1082" style:family="paragraph" style:parent-style-name="corps">
      <style:text-properties officeooo:rsid="00f973eb" officeooo:paragraph-rsid="039d229c"/>
    </style:style>
    <style:style style:name="P1083" style:family="paragraph" style:parent-style-name="corps">
      <style:text-properties officeooo:rsid="00f973eb" officeooo:paragraph-rsid="066f6307"/>
    </style:style>
    <style:style style:name="P1084" style:family="paragraph" style:parent-style-name="corps">
      <style:paragraph-properties fo:text-align="justify" style:justify-single-word="false"/>
      <style:text-properties officeooo:rsid="00ffa46c" officeooo:paragraph-rsid="0593df95"/>
    </style:style>
    <style:style style:name="P1085" style:family="paragraph" style:parent-style-name="corps">
      <style:paragraph-properties fo:text-align="justify" style:justify-single-word="false"/>
      <style:text-properties officeooo:rsid="00ffa46c" officeooo:paragraph-rsid="065ec144"/>
    </style:style>
    <style:style style:name="P1086" style:family="paragraph" style:parent-style-name="corps">
      <style:text-properties officeooo:rsid="00ffa46c" officeooo:paragraph-rsid="0593df95"/>
    </style:style>
    <style:style style:name="P1087" style:family="paragraph" style:parent-style-name="corps">
      <style:text-properties officeooo:rsid="00ffa46c" officeooo:paragraph-rsid="06413db2"/>
    </style:style>
    <style:style style:name="P1088" style:family="paragraph" style:parent-style-name="corps">
      <style:text-properties officeooo:rsid="00ffa46c" officeooo:paragraph-rsid="034df06d"/>
    </style:style>
    <style:style style:name="P1089" style:family="paragraph" style:parent-style-name="corps">
      <style:text-properties officeooo:rsid="00896d3a" officeooo:paragraph-rsid="012fd011"/>
    </style:style>
    <style:style style:name="P1090" style:family="paragraph" style:parent-style-name="corps">
      <style:text-properties officeooo:paragraph-rsid="0149295f"/>
    </style:style>
    <style:style style:name="P1091" style:family="paragraph" style:parent-style-name="corps">
      <style:text-properties officeooo:paragraph-rsid="014f50d5"/>
    </style:style>
    <style:style style:name="P1092" style:family="paragraph" style:parent-style-name="corps">
      <style:text-properties officeooo:rsid="0157e0d1" officeooo:paragraph-rsid="0158867f"/>
    </style:style>
    <style:style style:name="P1093" style:family="paragraph" style:parent-style-name="corps">
      <style:text-properties officeooo:rsid="0157e0d1" officeooo:paragraph-rsid="016747ae"/>
    </style:style>
    <style:style style:name="P1094" style:family="paragraph" style:parent-style-name="corps">
      <style:text-properties officeooo:paragraph-rsid="015fadec"/>
    </style:style>
    <style:style style:name="P1095" style:family="paragraph" style:parent-style-name="corps">
      <style:text-properties officeooo:paragraph-rsid="0163eae5"/>
    </style:style>
    <style:style style:name="P1096" style:family="paragraph" style:parent-style-name="corps">
      <style:text-properties officeooo:paragraph-rsid="0166bdd2"/>
    </style:style>
    <style:style style:name="P1097" style:family="paragraph" style:parent-style-name="corps">
      <style:text-properties officeooo:paragraph-rsid="016747ae"/>
    </style:style>
    <style:style style:name="P1098" style:family="paragraph" style:parent-style-name="corps">
      <style:text-properties officeooo:paragraph-rsid="016b9eb2"/>
    </style:style>
    <style:style style:name="P1099" style:family="paragraph" style:parent-style-name="corps">
      <style:text-properties officeooo:rsid="016f93f5" officeooo:paragraph-rsid="02b9141d"/>
    </style:style>
    <style:style style:name="P1100" style:family="paragraph" style:parent-style-name="corps">
      <style:text-properties officeooo:rsid="01269082" officeooo:paragraph-rsid="01674170"/>
    </style:style>
    <style:style style:name="P1101" style:family="paragraph" style:parent-style-name="corps">
      <style:text-properties officeooo:rsid="01895615" officeooo:paragraph-rsid="01895615"/>
    </style:style>
    <style:style style:name="P1102" style:family="paragraph" style:parent-style-name="corps">
      <style:text-properties officeooo:paragraph-rsid="0199988e"/>
    </style:style>
    <style:style style:name="P1103" style:family="paragraph" style:parent-style-name="corps">
      <style:text-properties officeooo:rsid="04f0d74e" officeooo:paragraph-rsid="019ce199"/>
    </style:style>
    <style:style style:name="P1104" style:family="paragraph" style:parent-style-name="corps">
      <style:paragraph-properties fo:line-height="150%" fo:text-align="justify" style:justify-single-word="false"/>
      <style:text-properties officeooo:rsid="0ab0f993" officeooo:paragraph-rsid="019ce199"/>
    </style:style>
    <style:style style:name="P1105" style:family="paragraph" style:parent-style-name="corps">
      <style:text-properties officeooo:rsid="00252297" officeooo:paragraph-rsid="019ce199"/>
    </style:style>
    <style:style style:name="P1106" style:family="paragraph" style:parent-style-name="corps">
      <style:text-properties officeooo:rsid="09d8318c" officeooo:paragraph-rsid="019ce199"/>
    </style:style>
    <style:style style:name="P1107" style:family="paragraph" style:parent-style-name="corps">
      <style:text-properties officeooo:rsid="00125406" officeooo:paragraph-rsid="019ce199"/>
    </style:style>
    <style:style style:name="P1108" style:family="paragraph" style:parent-style-name="corps">
      <style:text-properties officeooo:rsid="07233017" officeooo:paragraph-rsid="019ce199"/>
    </style:style>
    <style:style style:name="P1109" style:family="paragraph" style:parent-style-name="corps">
      <style:text-properties officeooo:rsid="0a7314d8" officeooo:paragraph-rsid="019ce199"/>
    </style:style>
    <style:style style:name="P1110" style:family="paragraph" style:parent-style-name="corps">
      <style:text-properties officeooo:rsid="06bf7844" officeooo:paragraph-rsid="019ce199"/>
    </style:style>
    <style:style style:name="P1111" style:family="paragraph" style:parent-style-name="corps">
      <style:text-properties officeooo:rsid="0905e4ca" officeooo:paragraph-rsid="019ce199"/>
    </style:style>
    <style:style style:name="P1112" style:family="paragraph" style:parent-style-name="corps">
      <style:text-properties officeooo:rsid="0c68cf17" officeooo:paragraph-rsid="019ce199"/>
    </style:style>
    <style:style style:name="P1113" style:family="paragraph" style:parent-style-name="corps">
      <style:text-properties officeooo:rsid="09b102b2" officeooo:paragraph-rsid="019ce199"/>
    </style:style>
    <style:style style:name="P1114" style:family="paragraph" style:parent-style-name="corps">
      <style:text-properties officeooo:rsid="0b9826cf" officeooo:paragraph-rsid="019ce199"/>
    </style:style>
    <style:style style:name="P1115" style:family="paragraph" style:parent-style-name="corps">
      <style:text-properties officeooo:rsid="0b94fc35" officeooo:paragraph-rsid="019ce199"/>
    </style:style>
    <style:style style:name="P1116" style:family="paragraph" style:parent-style-name="corps">
      <style:text-properties officeooo:rsid="0b940cc9" officeooo:paragraph-rsid="019ce199"/>
    </style:style>
    <style:style style:name="P1117" style:family="paragraph" style:parent-style-name="corps">
      <style:text-properties officeooo:rsid="0016fb5c" officeooo:paragraph-rsid="019ce199"/>
    </style:style>
    <style:style style:name="P1118" style:family="paragraph" style:parent-style-name="corps">
      <style:text-properties officeooo:rsid="0018ed72" officeooo:paragraph-rsid="019ce199"/>
    </style:style>
    <style:style style:name="P1119" style:family="paragraph" style:parent-style-name="corps">
      <style:text-properties officeooo:rsid="0b984c43" officeooo:paragraph-rsid="019ce199"/>
    </style:style>
    <style:style style:name="P1120" style:family="paragraph" style:parent-style-name="corps">
      <style:text-properties officeooo:rsid="0711bd37" officeooo:paragraph-rsid="019ce199"/>
    </style:style>
    <style:style style:name="P1121" style:family="paragraph" style:parent-style-name="corps">
      <style:paragraph-properties fo:line-height="150%" fo:text-align="justify" style:justify-single-word="false"/>
      <style:text-properties officeooo:rsid="07fc60dd" officeooo:paragraph-rsid="019ce199"/>
    </style:style>
    <style:style style:name="P1122" style:family="paragraph" style:parent-style-name="corps">
      <style:paragraph-properties fo:line-height="150%" fo:text-align="justify" style:justify-single-word="false"/>
      <style:text-properties officeooo:rsid="0823f2aa" officeooo:paragraph-rsid="019ce199"/>
    </style:style>
    <style:style style:name="P1123" style:family="paragraph" style:parent-style-name="corps">
      <style:paragraph-properties fo:line-height="150%" fo:text-align="justify" style:justify-single-word="false"/>
      <style:text-properties officeooo:rsid="0bc75a5e" officeooo:paragraph-rsid="019ce199"/>
    </style:style>
    <style:style style:name="P1124" style:family="paragraph" style:parent-style-name="corps">
      <style:paragraph-properties fo:line-height="150%" fo:text-align="justify" style:justify-single-word="false"/>
      <style:text-properties officeooo:rsid="0bccdab6" officeooo:paragraph-rsid="019ce199"/>
    </style:style>
    <style:style style:name="P1125" style:family="paragraph" style:parent-style-name="corps">
      <style:text-properties officeooo:rsid="01df32d3" officeooo:paragraph-rsid="019ce199"/>
    </style:style>
    <style:style style:name="P1126" style:family="paragraph" style:parent-style-name="corps">
      <style:text-properties officeooo:rsid="08508064" officeooo:paragraph-rsid="019ce199"/>
    </style:style>
    <style:style style:name="P1127" style:family="paragraph" style:parent-style-name="corps">
      <style:text-properties officeooo:rsid="0c71b6eb" officeooo:paragraph-rsid="019ce199"/>
    </style:style>
    <style:style style:name="P1128" style:family="paragraph" style:parent-style-name="corps">
      <style:text-properties officeooo:rsid="0056b314" officeooo:paragraph-rsid="019ce199"/>
    </style:style>
    <style:style style:name="P1129" style:family="paragraph" style:parent-style-name="corps">
      <style:text-properties officeooo:rsid="0054cc83" officeooo:paragraph-rsid="019ce199"/>
    </style:style>
    <style:style style:name="P1130" style:family="paragraph" style:parent-style-name="corps">
      <style:text-properties officeooo:rsid="088a36c6" officeooo:paragraph-rsid="019ce199"/>
    </style:style>
    <style:style style:name="P1131" style:family="paragraph" style:parent-style-name="corps">
      <style:text-properties officeooo:rsid="09967645" officeooo:paragraph-rsid="019ce199"/>
    </style:style>
    <style:style style:name="P1132" style:family="paragraph" style:parent-style-name="corps">
      <style:text-properties officeooo:rsid="09947852" officeooo:paragraph-rsid="019ce199"/>
    </style:style>
    <style:style style:name="P1133" style:family="paragraph" style:parent-style-name="corps">
      <style:text-properties officeooo:rsid="09b37d93" officeooo:paragraph-rsid="019ce199"/>
    </style:style>
    <style:style style:name="P1134" style:family="paragraph" style:parent-style-name="corps">
      <style:text-properties officeooo:rsid="079b6ff6" officeooo:paragraph-rsid="019ce199"/>
    </style:style>
    <style:style style:name="P1135" style:family="paragraph" style:parent-style-name="corps">
      <style:text-properties officeooo:rsid="00795d7c" officeooo:paragraph-rsid="019ce199"/>
    </style:style>
    <style:style style:name="P1136" style:family="paragraph" style:parent-style-name="corps">
      <style:text-properties officeooo:rsid="079c6298" officeooo:paragraph-rsid="019ce199"/>
    </style:style>
    <style:style style:name="P1137" style:family="paragraph" style:parent-style-name="corps">
      <style:text-properties officeooo:rsid="079e5e19" officeooo:paragraph-rsid="019ce199"/>
    </style:style>
    <style:style style:name="P1138" style:family="paragraph" style:parent-style-name="corps">
      <style:text-properties officeooo:rsid="079c5fa8" officeooo:paragraph-rsid="019ce199"/>
    </style:style>
    <style:style style:name="P1139" style:family="paragraph" style:parent-style-name="corps">
      <style:text-properties officeooo:rsid="0897a3ce" officeooo:paragraph-rsid="019ce199"/>
    </style:style>
    <style:style style:name="P1140" style:family="paragraph" style:parent-style-name="corps">
      <style:text-properties officeooo:rsid="075e34ad" officeooo:paragraph-rsid="019ce199"/>
    </style:style>
    <style:style style:name="P1141" style:family="paragraph" style:parent-style-name="corps">
      <style:text-properties officeooo:rsid="08cb3588" officeooo:paragraph-rsid="019ce199"/>
    </style:style>
    <style:style style:name="P1142" style:family="paragraph" style:parent-style-name="corps">
      <style:text-properties officeooo:rsid="08c40281" officeooo:paragraph-rsid="019ce199"/>
    </style:style>
    <style:style style:name="P1143" style:family="paragraph" style:parent-style-name="corps">
      <style:paragraph-properties fo:line-height="150%" fo:text-align="justify" style:justify-single-word="false"/>
      <style:text-properties style:font-name="Symbol1" fo:language="fr" fo:country="CA" fo:font-weight="normal" officeooo:rsid="0bf3d4dd" officeooo:paragraph-rsid="019ce199" fo:background-color="transparent" style:font-name-asian="Symbol1" style:font-size-asian="10.5pt" style:font-weight-asian="normal" style:font-name-complex="Symbol1" style:font-weight-complex="normal"/>
    </style:style>
    <style:style style:name="P1144" style:family="paragraph" style:parent-style-name="corps">
      <style:paragraph-properties fo:line-height="150%" fo:text-align="justify" style:justify-single-word="false"/>
      <style:text-properties officeooo:rsid="0aec4fd2" officeooo:paragraph-rsid="019ce199"/>
    </style:style>
    <style:style style:name="P1145" style:family="paragraph" style:parent-style-name="corps">
      <style:text-properties officeooo:rsid="08d4e335" officeooo:paragraph-rsid="019ce199"/>
    </style:style>
    <style:style style:name="P1146" style:family="paragraph" style:parent-style-name="corps">
      <style:text-properties officeooo:rsid="08f49b50" officeooo:paragraph-rsid="019ce199"/>
    </style:style>
    <style:style style:name="P1147" style:family="paragraph" style:parent-style-name="corps">
      <style:text-properties officeooo:rsid="06bfa7d4" officeooo:paragraph-rsid="019ce199"/>
    </style:style>
    <style:style style:name="P1148" style:family="paragraph" style:parent-style-name="corps">
      <style:text-properties officeooo:rsid="0926fec1" officeooo:paragraph-rsid="019ce199"/>
    </style:style>
    <style:style style:name="P1149" style:family="paragraph" style:parent-style-name="corps">
      <style:text-properties officeooo:rsid="0904e99d" officeooo:paragraph-rsid="019ce199"/>
    </style:style>
    <style:style style:name="P1150" style:family="paragraph" style:parent-style-name="corps">
      <style:paragraph-properties fo:line-height="150%" fo:text-align="justify" style:justify-single-word="false"/>
      <style:text-properties officeooo:rsid="09571710" officeooo:paragraph-rsid="019ce199"/>
    </style:style>
    <style:style style:name="P1151" style:family="paragraph" style:parent-style-name="corps">
      <style:paragraph-properties fo:line-height="150%" fo:text-align="justify" style:justify-single-word="false"/>
      <style:text-properties style:text-position="super 58%" officeooo:rsid="056bb9d1" officeooo:paragraph-rsid="019ce199"/>
    </style:style>
    <style:style style:name="P1152" style:family="paragraph" style:parent-style-name="corps">
      <style:paragraph-properties fo:line-height="150%" fo:text-align="justify" style:justify-single-word="false"/>
      <style:text-properties officeooo:rsid="056bb9d1" officeooo:paragraph-rsid="019ce199"/>
    </style:style>
    <style:style style:name="P1153" style:family="paragraph" style:parent-style-name="corps">
      <style:paragraph-properties fo:line-height="150%" fo:text-align="justify" style:justify-single-word="false"/>
      <style:text-properties officeooo:rsid="0959f2a3" officeooo:paragraph-rsid="019ce199"/>
    </style:style>
    <style:style style:name="P1154" style:family="paragraph" style:parent-style-name="corps">
      <style:paragraph-properties fo:line-height="150%" fo:text-align="justify" style:justify-single-word="false"/>
      <style:text-properties officeooo:rsid="0b5f7829" officeooo:paragraph-rsid="019ce199"/>
    </style:style>
    <style:style style:name="P1155" style:family="paragraph" style:parent-style-name="corps">
      <style:text-properties officeooo:rsid="0912e7d4" officeooo:paragraph-rsid="019ce199"/>
    </style:style>
    <style:style style:name="P1156" style:family="paragraph" style:parent-style-name="corps">
      <style:text-properties officeooo:rsid="09e4c86d" officeooo:paragraph-rsid="019ce199"/>
    </style:style>
    <style:style style:name="P1157" style:family="paragraph" style:parent-style-name="corps">
      <style:text-properties officeooo:rsid="096e561b" officeooo:paragraph-rsid="019ce199"/>
    </style:style>
    <style:style style:name="P1158" style:family="paragraph" style:parent-style-name="corps">
      <style:text-properties officeooo:rsid="003b9648" officeooo:paragraph-rsid="019ce199"/>
    </style:style>
    <style:style style:name="P1159" style:family="paragraph" style:parent-style-name="corps">
      <style:text-properties officeooo:rsid="091d9121" officeooo:paragraph-rsid="019ce199"/>
    </style:style>
    <style:style style:name="P1160" style:family="paragraph" style:parent-style-name="corps">
      <style:text-properties officeooo:rsid="0ba2cfbd" officeooo:paragraph-rsid="019ce199"/>
    </style:style>
    <style:style style:name="P1161" style:family="paragraph" style:parent-style-name="corps">
      <style:text-properties officeooo:rsid="0b966f96" officeooo:paragraph-rsid="019ce199"/>
    </style:style>
    <style:style style:name="P1162" style:family="paragraph" style:parent-style-name="corps">
      <style:text-properties officeooo:rsid="0a5bd10e" officeooo:paragraph-rsid="019ce199"/>
    </style:style>
    <style:style style:name="P1163" style:family="paragraph" style:parent-style-name="corps">
      <style:text-properties officeooo:rsid="0b9b9ff9" officeooo:paragraph-rsid="019ce199"/>
    </style:style>
    <style:style style:name="P1164" style:family="paragraph" style:parent-style-name="corps">
      <style:text-properties officeooo:rsid="009f3697" officeooo:paragraph-rsid="019ce199"/>
    </style:style>
    <style:style style:name="P1165" style:family="paragraph" style:parent-style-name="corps">
      <style:text-properties officeooo:rsid="0b75a7ca" officeooo:paragraph-rsid="019ce199"/>
    </style:style>
    <style:style style:name="P1166" style:family="paragraph" style:parent-style-name="corps">
      <style:text-properties officeooo:rsid="00b0dc55" officeooo:paragraph-rsid="019ce199"/>
    </style:style>
    <style:style style:name="P1167" style:family="paragraph" style:parent-style-name="corps">
      <style:paragraph-properties fo:line-height="150%" fo:text-align="justify" style:justify-single-word="false"/>
      <style:text-properties style:font-name="TimesNewRomanPSMT" fo:font-size="12pt" fo:language="fr" fo:country="CA" fo:font-weight="normal" officeooo:rsid="0b815ea4" officeooo:paragraph-rsid="019ce199" fo:background-color="transparent" style:font-size-asian="12pt" style:font-weight-asian="normal" style:font-weight-complex="normal"/>
    </style:style>
    <style:style style:name="P1168" style:family="paragraph" style:parent-style-name="corps">
      <style:text-properties officeooo:rsid="0b897448" officeooo:paragraph-rsid="019ce199"/>
    </style:style>
    <style:style style:name="P1169" style:family="paragraph" style:parent-style-name="corps">
      <style:text-properties officeooo:rsid="0b8d1403" officeooo:paragraph-rsid="019ce199"/>
    </style:style>
    <style:style style:name="P1170" style:family="paragraph" style:parent-style-name="corps">
      <style:text-properties officeooo:rsid="0b8d6250" officeooo:paragraph-rsid="019ce199"/>
    </style:style>
    <style:style style:name="P1171" style:family="paragraph" style:parent-style-name="corps">
      <style:text-properties officeooo:rsid="0b8ef8b2" officeooo:paragraph-rsid="019ce199"/>
    </style:style>
    <style:style style:name="P1172" style:family="paragraph" style:parent-style-name="corps">
      <style:text-properties officeooo:rsid="0b91777f" officeooo:paragraph-rsid="019ce199"/>
    </style:style>
    <style:style style:name="P1173" style:family="paragraph" style:parent-style-name="corps">
      <style:paragraph-properties fo:line-height="150%" fo:text-align="justify" style:justify-single-word="false"/>
      <style:text-properties officeooo:rsid="007dbab6" officeooo:paragraph-rsid="019ce199"/>
    </style:style>
    <style:style style:name="P1174" style:family="paragraph" style:parent-style-name="corps">
      <style:paragraph-properties fo:line-height="150%" fo:text-align="justify" style:justify-single-word="false"/>
      <style:text-properties officeooo:rsid="07881d57" officeooo:paragraph-rsid="019ce199"/>
    </style:style>
    <style:style style:name="P1175" style:family="paragraph" style:parent-style-name="corps">
      <style:text-properties officeooo:rsid="0bb55032" officeooo:paragraph-rsid="019ce199"/>
    </style:style>
    <style:style style:name="P1176" style:family="paragraph" style:parent-style-name="corps">
      <style:text-properties officeooo:paragraph-rsid="019ce199"/>
    </style:style>
    <style:style style:name="P1177" style:family="paragraph" style:parent-style-name="corps">
      <style:text-properties officeooo:paragraph-rsid="01b26b5a"/>
    </style:style>
    <style:style style:name="P1178" style:family="paragraph" style:parent-style-name="corps">
      <style:text-properties officeooo:rsid="01c97034" officeooo:paragraph-rsid="01c97034"/>
    </style:style>
    <style:style style:name="P1179" style:family="paragraph" style:parent-style-name="corps">
      <style:text-properties officeooo:rsid="01ca2de5" officeooo:paragraph-rsid="01cafa8c"/>
    </style:style>
    <style:style style:name="P1180" style:family="paragraph" style:parent-style-name="corps">
      <style:text-properties officeooo:paragraph-rsid="01da938a"/>
    </style:style>
    <style:style style:name="P1181" style:family="paragraph" style:parent-style-name="corps">
      <style:text-properties officeooo:paragraph-rsid="01dc8a44"/>
    </style:style>
    <style:style style:name="P1182" style:family="paragraph" style:parent-style-name="corps">
      <style:text-properties officeooo:paragraph-rsid="01e285eb"/>
    </style:style>
    <style:style style:name="P1183" style:family="paragraph" style:parent-style-name="corps">
      <style:text-properties officeooo:rsid="0c2ff393" officeooo:paragraph-rsid="01e848e2"/>
    </style:style>
    <style:style style:name="P1184" style:family="paragraph" style:parent-style-name="corps">
      <style:text-properties officeooo:paragraph-rsid="01e848e2"/>
    </style:style>
    <style:style style:name="P1185" style:family="paragraph" style:parent-style-name="corps">
      <style:text-properties officeooo:rsid="02512f05" officeooo:paragraph-rsid="02512f05"/>
    </style:style>
    <style:style style:name="P1186" style:family="paragraph" style:parent-style-name="corps">
      <style:text-properties officeooo:rsid="0e676332" officeooo:paragraph-rsid="0255c304"/>
    </style:style>
    <style:style style:name="P1187" style:family="paragraph" style:parent-style-name="corps">
      <style:text-properties officeooo:rsid="1074fbe5" officeooo:paragraph-rsid="02642b22"/>
    </style:style>
    <style:style style:name="P1188" style:family="paragraph" style:parent-style-name="corps">
      <style:text-properties officeooo:rsid="1074fbe5" officeooo:paragraph-rsid="02c73280"/>
    </style:style>
    <style:style style:name="P1189" style:family="paragraph" style:parent-style-name="corps">
      <style:text-properties officeooo:paragraph-rsid="02642b22"/>
    </style:style>
    <style:style style:name="P1190" style:family="paragraph" style:parent-style-name="corps">
      <style:text-properties officeooo:rsid="02642b22" officeooo:paragraph-rsid="02642b22"/>
    </style:style>
    <style:style style:name="P1191" style:family="paragraph" style:parent-style-name="corps">
      <style:text-properties fo:language="fr" fo:country="CA"/>
    </style:style>
    <style:style style:name="P1192" style:family="paragraph" style:parent-style-name="corps">
      <style:text-properties officeooo:paragraph-rsid="02b4a821"/>
    </style:style>
    <style:style style:name="P1193" style:family="paragraph" style:parent-style-name="corps">
      <style:text-properties officeooo:paragraph-rsid="02b7a405"/>
    </style:style>
    <style:style style:name="P1194" style:family="paragraph" style:parent-style-name="corps">
      <style:text-properties officeooo:paragraph-rsid="02b86856"/>
    </style:style>
    <style:style style:name="P1195" style:family="paragraph" style:parent-style-name="corps">
      <style:text-properties officeooo:rsid="017482b2" officeooo:paragraph-rsid="02b9141d"/>
    </style:style>
    <style:style style:name="P1196" style:family="paragraph" style:parent-style-name="corps">
      <style:text-properties officeooo:paragraph-rsid="02bc7642"/>
    </style:style>
    <style:style style:name="P1197" style:family="paragraph" style:parent-style-name="corps">
      <style:text-properties officeooo:rsid="02be321f" officeooo:paragraph-rsid="02be321f"/>
    </style:style>
    <style:style style:name="P1198" style:family="paragraph" style:parent-style-name="corps">
      <style:text-properties officeooo:rsid="02dcade0" officeooo:paragraph-rsid="02dcade0"/>
    </style:style>
    <style:style style:name="P1199" style:family="paragraph" style:parent-style-name="corps">
      <style:text-properties officeooo:paragraph-rsid="02dcade0"/>
    </style:style>
    <style:style style:name="P1200" style:family="paragraph" style:parent-style-name="corps">
      <style:text-properties officeooo:rsid="02de8db1" officeooo:paragraph-rsid="02de8db1"/>
    </style:style>
    <style:style style:name="P1201" style:family="paragraph" style:parent-style-name="corps">
      <style:text-properties officeooo:rsid="0eaa1078" officeooo:paragraph-rsid="00105be9"/>
    </style:style>
    <style:style style:name="P1202" style:family="paragraph" style:parent-style-name="corps">
      <style:text-properties officeooo:rsid="02f8bf76" officeooo:paragraph-rsid="02f8bf76"/>
    </style:style>
    <style:style style:name="P1203" style:family="paragraph" style:parent-style-name="corps">
      <style:text-properties officeooo:rsid="0f9d2f8b" officeooo:paragraph-rsid="00105be9"/>
    </style:style>
    <style:style style:name="P1204" style:family="paragraph" style:parent-style-name="corps">
      <style:text-properties officeooo:paragraph-rsid="032d8571"/>
    </style:style>
    <style:style style:name="P1205" style:family="paragraph" style:parent-style-name="corps">
      <style:text-properties officeooo:rsid="032f2056" officeooo:paragraph-rsid="032f2056"/>
    </style:style>
    <style:style style:name="P1206" style:family="paragraph" style:parent-style-name="corps">
      <style:text-properties officeooo:rsid="032f2056" officeooo:paragraph-rsid="058202d6"/>
    </style:style>
    <style:style style:name="P1207" style:family="paragraph" style:parent-style-name="corps">
      <style:text-properties officeooo:rsid="0f93d3e0" officeooo:paragraph-rsid="033786a3"/>
    </style:style>
    <style:style style:name="P1208" style:family="paragraph" style:parent-style-name="corps">
      <style:text-properties officeooo:rsid="0e7153ba" officeooo:paragraph-rsid="033786a3"/>
    </style:style>
    <style:style style:name="P1209" style:family="paragraph" style:parent-style-name="corps">
      <style:text-properties officeooo:rsid="0f8f05fb" officeooo:paragraph-rsid="033786a3"/>
    </style:style>
    <style:style style:name="P1210" style:family="paragraph" style:parent-style-name="corps">
      <style:text-properties officeooo:rsid="0f99fb91" officeooo:paragraph-rsid="033786a3"/>
    </style:style>
    <style:style style:name="P1211" style:family="paragraph" style:parent-style-name="corps">
      <style:text-properties officeooo:paragraph-rsid="033786a3"/>
    </style:style>
    <style:style style:name="P1212" style:family="paragraph" style:parent-style-name="corps">
      <style:text-properties officeooo:paragraph-rsid="034b1d1a"/>
    </style:style>
    <style:style style:name="P1213" style:family="paragraph" style:parent-style-name="corps">
      <style:text-properties officeooo:rsid="028ee789" officeooo:paragraph-rsid="034df06d"/>
    </style:style>
    <style:style style:name="P1214" style:family="paragraph" style:parent-style-name="corps">
      <style:text-properties officeooo:rsid="00d0fb09" officeooo:paragraph-rsid="034df06d"/>
    </style:style>
    <style:style style:name="P1215" style:family="paragraph" style:parent-style-name="corps">
      <style:text-properties officeooo:rsid="029310ae" officeooo:paragraph-rsid="034df06d"/>
    </style:style>
    <style:style style:name="P1216" style:family="paragraph" style:parent-style-name="corps">
      <style:text-properties officeooo:rsid="00e28920" officeooo:paragraph-rsid="034df06d"/>
    </style:style>
    <style:style style:name="P1217" style:family="paragraph" style:parent-style-name="corps">
      <style:text-properties officeooo:paragraph-rsid="034df06d"/>
    </style:style>
    <style:style style:name="P1218" style:family="paragraph" style:parent-style-name="corps">
      <style:text-properties officeooo:rsid="0354c6eb" officeooo:paragraph-rsid="0354c6eb"/>
    </style:style>
    <style:style style:name="P1219" style:family="paragraph" style:parent-style-name="corps">
      <style:text-properties officeooo:rsid="0f975414" officeooo:paragraph-rsid="033786a3"/>
    </style:style>
    <style:style style:name="P1220" style:family="paragraph" style:parent-style-name="corps">
      <style:text-properties officeooo:rsid="0146bd4e" officeooo:paragraph-rsid="02b9141d"/>
    </style:style>
    <style:style style:name="P1221" style:family="paragraph" style:parent-style-name="corps">
      <style:text-properties officeooo:paragraph-rsid="0379e371"/>
    </style:style>
    <style:style style:name="P1222" style:family="paragraph" style:parent-style-name="corps">
      <style:text-properties officeooo:rsid="0c456404" officeooo:paragraph-rsid="000e4435"/>
    </style:style>
    <style:style style:name="P1223" style:family="paragraph" style:parent-style-name="corps">
      <style:text-properties officeooo:paragraph-rsid="01baf7c7"/>
    </style:style>
    <style:style style:name="P1224" style:family="paragraph" style:parent-style-name="corps">
      <style:text-properties officeooo:rsid="037edc46" officeooo:paragraph-rsid="037edc46"/>
    </style:style>
    <style:style style:name="P1225" style:family="paragraph" style:parent-style-name="corps">
      <style:text-properties officeooo:rsid="02692580" officeooo:paragraph-rsid="02692580"/>
    </style:style>
    <style:style style:name="P1226" style:family="paragraph" style:parent-style-name="corps">
      <style:text-properties officeooo:rsid="03c00971" officeooo:paragraph-rsid="03c00971"/>
    </style:style>
    <style:style style:name="P1227" style:family="paragraph" style:parent-style-name="corps">
      <style:text-properties officeooo:rsid="03cd11f2" officeooo:paragraph-rsid="03cd11f2"/>
    </style:style>
    <style:style style:name="P1228" style:family="paragraph" style:parent-style-name="corps">
      <style:text-properties officeooo:rsid="03cd11f2" officeooo:paragraph-rsid="03d77ee6"/>
    </style:style>
    <style:style style:name="P1229" style:family="paragraph" style:parent-style-name="corps">
      <style:text-properties officeooo:rsid="03cd99ea" officeooo:paragraph-rsid="03cd99ea"/>
    </style:style>
    <style:style style:name="P1230" style:family="paragraph" style:parent-style-name="corps">
      <style:text-properties officeooo:paragraph-rsid="040ae415"/>
    </style:style>
    <style:style style:name="P1231" style:family="paragraph" style:parent-style-name="corps">
      <style:text-properties officeooo:rsid="041ec152" officeooo:paragraph-rsid="041ec152"/>
    </style:style>
    <style:style style:name="P1232" style:family="paragraph" style:parent-style-name="corps">
      <style:text-properties officeooo:rsid="041ec152" officeooo:paragraph-rsid="06cb5655"/>
    </style:style>
    <style:style style:name="P1233" style:family="paragraph" style:parent-style-name="corps">
      <style:text-properties officeooo:rsid="0379dff9" officeooo:paragraph-rsid="044ebb1a"/>
    </style:style>
    <style:style style:name="P1234" style:family="paragraph" style:parent-style-name="corps">
      <style:text-properties officeooo:paragraph-rsid="047a60b2"/>
    </style:style>
    <style:style style:name="P1235" style:family="paragraph" style:parent-style-name="corps">
      <style:text-properties officeooo:paragraph-rsid="047d8a42"/>
    </style:style>
    <style:style style:name="P1236" style:family="paragraph" style:parent-style-name="corps">
      <style:text-properties officeooo:paragraph-rsid="048e7f98"/>
    </style:style>
    <style:style style:name="P1237" style:family="paragraph" style:parent-style-name="corps">
      <style:text-properties officeooo:rsid="049dc298" officeooo:paragraph-rsid="044d7847"/>
    </style:style>
    <style:style style:name="P1238" style:family="paragraph" style:parent-style-name="corps">
      <style:text-properties officeooo:paragraph-rsid="0496d2a8"/>
    </style:style>
    <style:style style:name="P1239" style:family="paragraph" style:parent-style-name="corps">
      <style:text-properties officeooo:paragraph-rsid="04a4614a"/>
    </style:style>
    <style:style style:name="P1240" style:family="paragraph" style:parent-style-name="corps">
      <style:text-properties officeooo:paragraph-rsid="04a76a16"/>
    </style:style>
    <style:style style:name="P1241" style:family="paragraph" style:parent-style-name="corps">
      <style:text-properties officeooo:paragraph-rsid="04aa669c"/>
    </style:style>
    <style:style style:name="P1242" style:family="paragraph" style:parent-style-name="corps">
      <style:text-properties officeooo:rsid="0482b2e5" officeooo:paragraph-rsid="04b3c624"/>
    </style:style>
    <style:style style:name="P1243" style:family="paragraph" style:parent-style-name="corps">
      <style:text-properties officeooo:paragraph-rsid="04b3c624"/>
    </style:style>
    <style:style style:name="P1244" style:family="paragraph" style:parent-style-name="corps">
      <style:text-properties officeooo:rsid="05362db3" officeooo:paragraph-rsid="04b6b55b"/>
    </style:style>
    <style:style style:name="P1245" style:family="paragraph" style:parent-style-name="corps">
      <style:text-properties officeooo:paragraph-rsid="04c667c9"/>
    </style:style>
    <style:style style:name="P1246" style:family="paragraph" style:parent-style-name="corps">
      <style:text-properties officeooo:rsid="04c88b00" officeooo:paragraph-rsid="04c88b00"/>
    </style:style>
    <style:style style:name="P1247" style:family="paragraph" style:parent-style-name="corps">
      <style:text-properties officeooo:rsid="04c97c3b" officeooo:paragraph-rsid="04c97c3b"/>
    </style:style>
    <style:style style:name="P1248" style:family="paragraph" style:parent-style-name="corps">
      <style:text-properties officeooo:paragraph-rsid="04cf0638"/>
    </style:style>
    <style:style style:name="P1249" style:family="paragraph" style:parent-style-name="corps">
      <style:text-properties officeooo:rsid="02c84301" officeooo:paragraph-rsid="00105be9"/>
    </style:style>
    <style:style style:name="P1250" style:family="paragraph" style:parent-style-name="corps">
      <style:text-properties officeooo:rsid="02c84301" officeooo:paragraph-rsid="04d108fe"/>
    </style:style>
    <style:style style:name="P1251" style:family="paragraph" style:parent-style-name="corps">
      <style:text-properties officeooo:rsid="0c9f7d2b" officeooo:paragraph-rsid="04d108fe"/>
    </style:style>
    <style:style style:name="P1252" style:family="paragraph" style:parent-style-name="corps">
      <style:text-properties officeooo:rsid="02c6041e" officeooo:paragraph-rsid="04d108fe"/>
    </style:style>
    <style:style style:name="P1253" style:family="paragraph" style:parent-style-name="corps">
      <style:text-properties officeooo:rsid="10344b1a" officeooo:paragraph-rsid="04d108fe"/>
    </style:style>
    <style:style style:name="P1254" style:family="paragraph" style:parent-style-name="corps">
      <style:text-properties officeooo:rsid="02ee26c7" officeooo:paragraph-rsid="04d108fe"/>
    </style:style>
    <style:style style:name="P1255" style:family="paragraph" style:parent-style-name="corps">
      <style:text-properties officeooo:rsid="1026c296" officeooo:paragraph-rsid="04d108fe"/>
    </style:style>
    <style:style style:name="P1256" style:family="paragraph" style:parent-style-name="corps">
      <style:text-properties officeooo:rsid="02d93c8b" officeooo:paragraph-rsid="04d108fe"/>
    </style:style>
    <style:style style:name="P1257" style:family="paragraph" style:parent-style-name="corps">
      <style:text-properties officeooo:rsid="10377b1b" officeooo:paragraph-rsid="04d108fe"/>
    </style:style>
    <style:style style:name="P1258" style:family="paragraph" style:parent-style-name="corps">
      <style:text-properties officeooo:rsid="0cf13b7c" officeooo:paragraph-rsid="04d108fe"/>
    </style:style>
    <style:style style:name="P1259" style:family="paragraph" style:parent-style-name="corps">
      <style:text-properties officeooo:rsid="02f5faed" officeooo:paragraph-rsid="04d108fe"/>
    </style:style>
    <style:style style:name="P1260" style:family="paragraph" style:parent-style-name="corps">
      <style:text-properties officeooo:rsid="103877c9" officeooo:paragraph-rsid="04d108fe"/>
    </style:style>
    <style:style style:name="P1261" style:family="paragraph" style:parent-style-name="corps">
      <style:text-properties officeooo:rsid="0c434d47" officeooo:paragraph-rsid="04d108fe"/>
    </style:style>
    <style:style style:name="P1262" style:family="paragraph" style:parent-style-name="corps">
      <style:text-properties officeooo:rsid="0c896484" officeooo:paragraph-rsid="04d108fe"/>
    </style:style>
    <style:style style:name="P1263" style:family="paragraph" style:parent-style-name="corps">
      <style:text-properties officeooo:rsid="0d23f588" officeooo:paragraph-rsid="04d108fe"/>
    </style:style>
    <style:style style:name="P1264" style:family="paragraph" style:parent-style-name="corps">
      <style:text-properties officeooo:rsid="10412a8e" officeooo:paragraph-rsid="04d108fe"/>
    </style:style>
    <style:style style:name="P1265" style:family="paragraph" style:parent-style-name="corps">
      <style:text-properties officeooo:rsid="105e3a43" officeooo:paragraph-rsid="04d108fe"/>
    </style:style>
    <style:style style:name="P1266" style:family="paragraph" style:parent-style-name="corps">
      <style:text-properties officeooo:rsid="0f1ff467" officeooo:paragraph-rsid="04d108fe"/>
    </style:style>
    <style:style style:name="P1267" style:family="paragraph" style:parent-style-name="corps">
      <style:text-properties officeooo:rsid="106c8aef" officeooo:paragraph-rsid="04d108fe"/>
    </style:style>
    <style:style style:name="P1268" style:family="paragraph" style:parent-style-name="corps">
      <style:text-properties officeooo:rsid="1056a0ef" officeooo:paragraph-rsid="04d108fe"/>
    </style:style>
    <style:style style:name="P1269" style:family="paragraph" style:parent-style-name="corps">
      <style:text-properties officeooo:paragraph-rsid="04d108fe"/>
    </style:style>
    <style:style style:name="P1270" style:family="paragraph" style:parent-style-name="corps">
      <style:text-properties officeooo:rsid="04de0f5b" officeooo:paragraph-rsid="04de0f5b"/>
    </style:style>
    <style:style style:name="P1271" style:family="paragraph" style:parent-style-name="corps">
      <style:text-properties officeooo:paragraph-rsid="02eb0035"/>
    </style:style>
    <style:style style:name="P1272" style:family="paragraph" style:parent-style-name="corps">
      <style:text-properties officeooo:rsid="05052511" officeooo:paragraph-rsid="02eb0035"/>
    </style:style>
    <style:style style:name="P1273" style:family="paragraph" style:parent-style-name="corps">
      <style:text-properties officeooo:rsid="05068b9a" officeooo:paragraph-rsid="0506d5cf"/>
    </style:style>
    <style:style style:name="P1274" style:family="paragraph" style:parent-style-name="corps">
      <style:text-properties officeooo:rsid="0506d5cf" officeooo:paragraph-rsid="0506d5cf"/>
    </style:style>
    <style:style style:name="P1275" style:family="paragraph" style:parent-style-name="corps">
      <style:text-properties officeooo:rsid="0506d5cf" officeooo:paragraph-rsid="0508dd77"/>
    </style:style>
    <style:style style:name="P1276" style:family="paragraph" style:parent-style-name="corps">
      <style:text-properties officeooo:rsid="01baf7c7" officeooo:paragraph-rsid="04c667c9"/>
    </style:style>
    <style:style style:name="P1277" style:family="paragraph" style:parent-style-name="corps">
      <style:text-properties officeooo:rsid="10272f1b" officeooo:paragraph-rsid="04d3af07"/>
    </style:style>
    <style:style style:name="P1278" style:family="paragraph" style:parent-style-name="corps">
      <style:text-properties officeooo:rsid="0508dd77" officeooo:paragraph-rsid="0508dd77"/>
    </style:style>
    <style:style style:name="P1279" style:family="paragraph" style:parent-style-name="corps">
      <style:text-properties officeooo:rsid="0efd5d62" officeooo:paragraph-rsid="00105be9"/>
    </style:style>
    <style:style style:name="P1280" style:family="paragraph" style:parent-style-name="corps">
      <style:text-properties officeooo:rsid="03bb2cf0" officeooo:paragraph-rsid="03bb2cf0"/>
    </style:style>
    <style:style style:name="P1281" style:family="paragraph" style:parent-style-name="corps">
      <style:text-properties officeooo:paragraph-rsid="051f2808"/>
    </style:style>
    <style:style style:name="P1282" style:family="paragraph" style:parent-style-name="corps">
      <style:text-properties officeooo:rsid="0520fb22" officeooo:paragraph-rsid="0520fb22"/>
    </style:style>
    <style:style style:name="P1283" style:family="paragraph" style:parent-style-name="corps">
      <style:text-properties officeooo:rsid="0eae088d" officeooo:paragraph-rsid="0530908b"/>
    </style:style>
    <style:style style:name="P1284" style:family="paragraph" style:parent-style-name="corps">
      <style:text-properties officeooo:paragraph-rsid="0539ed8b"/>
    </style:style>
    <style:style style:name="P1285" style:family="paragraph" style:parent-style-name="corps">
      <style:text-properties officeooo:rsid="0310ddc3" officeooo:paragraph-rsid="0310ddc3"/>
    </style:style>
    <style:style style:name="P1286" style:family="paragraph" style:parent-style-name="corps">
      <style:text-properties officeooo:rsid="0310ddc3" officeooo:paragraph-rsid="0635f4ba"/>
    </style:style>
    <style:style style:name="P1287" style:family="paragraph" style:parent-style-name="corps">
      <style:text-properties officeooo:rsid="056a0eb4" officeooo:paragraph-rsid="056a0eb4"/>
    </style:style>
    <style:style style:name="P1288" style:family="paragraph" style:parent-style-name="corps">
      <style:text-properties officeooo:paragraph-rsid="056d6bfd"/>
    </style:style>
    <style:style style:name="P1289" style:family="paragraph" style:parent-style-name="corps">
      <style:text-properties officeooo:rsid="057046fd" officeooo:paragraph-rsid="06600ca9"/>
    </style:style>
    <style:style style:name="P1290" style:family="paragraph" style:parent-style-name="corps">
      <style:text-properties officeooo:rsid="032d8571" officeooo:paragraph-rsid="057549cc"/>
    </style:style>
    <style:style style:name="P1291" style:family="paragraph" style:parent-style-name="corps">
      <style:text-properties officeooo:rsid="0560d4c9" officeooo:paragraph-rsid="05602a21"/>
    </style:style>
    <style:style style:name="P1292" style:family="paragraph" style:parent-style-name="corps">
      <style:text-properties officeooo:rsid="0560d4c9" officeooo:paragraph-rsid="05ab6a54"/>
    </style:style>
    <style:style style:name="P1293" style:family="paragraph" style:parent-style-name="corps">
      <style:text-properties officeooo:rsid="0593df95" officeooo:paragraph-rsid="05bdb62d"/>
    </style:style>
    <style:style style:name="P1294" style:family="paragraph" style:parent-style-name="corps">
      <style:text-properties officeooo:rsid="0593df95" officeooo:paragraph-rsid="0593df95"/>
    </style:style>
    <style:style style:name="P1295" style:family="paragraph" style:parent-style-name="corps">
      <style:text-properties officeooo:paragraph-rsid="0593df95"/>
    </style:style>
    <style:style style:name="P1296" style:family="paragraph" style:parent-style-name="corps">
      <style:text-properties officeooo:rsid="02a10d11" officeooo:paragraph-rsid="0593df95"/>
    </style:style>
    <style:style style:name="P1297" style:family="paragraph" style:parent-style-name="corps">
      <style:text-properties officeooo:rsid="02a97e28" officeooo:paragraph-rsid="0593df95"/>
    </style:style>
    <style:style style:name="P1298" style:family="paragraph" style:parent-style-name="corps">
      <style:text-properties officeooo:rsid="029fc531" officeooo:paragraph-rsid="0593df95"/>
    </style:style>
    <style:style style:name="P1299" style:family="paragraph" style:parent-style-name="corps">
      <style:text-properties officeooo:rsid="036f1531" officeooo:paragraph-rsid="0593df95"/>
    </style:style>
    <style:style style:name="P1300" style:family="paragraph" style:parent-style-name="corps">
      <style:text-properties officeooo:rsid="0372fc23" officeooo:paragraph-rsid="0593df95"/>
    </style:style>
    <style:style style:name="P1301" style:family="paragraph" style:parent-style-name="corps">
      <style:text-properties officeooo:rsid="036f3c1a" officeooo:paragraph-rsid="0593df95"/>
    </style:style>
    <style:style style:name="P1302" style:family="paragraph" style:parent-style-name="corps">
      <style:text-properties officeooo:rsid="0370aed9" officeooo:paragraph-rsid="0593df95"/>
    </style:style>
    <style:style style:name="P1303" style:family="paragraph" style:parent-style-name="corps">
      <style:text-properties officeooo:rsid="00fb5734" officeooo:paragraph-rsid="0593df95"/>
    </style:style>
    <style:style style:name="P1304" style:family="paragraph" style:parent-style-name="corps">
      <style:text-properties officeooo:rsid="02a2d70f" officeooo:paragraph-rsid="0593df95"/>
    </style:style>
    <style:style style:name="P1305" style:family="paragraph" style:parent-style-name="corps">
      <style:text-properties officeooo:rsid="00fca1f1" officeooo:paragraph-rsid="0593df95"/>
    </style:style>
    <style:style style:name="P1306" style:family="paragraph" style:parent-style-name="corps">
      <style:text-properties officeooo:rsid="02a7fdc1" officeooo:paragraph-rsid="0593df95"/>
    </style:style>
    <style:style style:name="P1307" style:family="paragraph" style:parent-style-name="corps">
      <style:text-properties officeooo:rsid="01077b5d" officeooo:paragraph-rsid="0593df95"/>
    </style:style>
    <style:style style:name="P1308" style:family="paragraph" style:parent-style-name="corps">
      <style:text-properties officeooo:rsid="01083910" officeooo:paragraph-rsid="0593df95"/>
    </style:style>
    <style:style style:name="P1309" style:family="paragraph" style:parent-style-name="corps">
      <style:text-properties officeooo:rsid="0386634e" officeooo:paragraph-rsid="05b86d8e"/>
    </style:style>
    <style:style style:name="P1310" style:family="paragraph" style:parent-style-name="corps">
      <style:text-properties officeooo:rsid="03a2c02b" officeooo:paragraph-rsid="0593df95"/>
    </style:style>
    <style:style style:name="P1311" style:family="paragraph" style:parent-style-name="corps">
      <style:text-properties officeooo:rsid="03a3f865" officeooo:paragraph-rsid="0593df95"/>
    </style:style>
    <style:style style:name="P1312" style:family="paragraph" style:parent-style-name="corps">
      <style:text-properties officeooo:rsid="039ecfa0" officeooo:paragraph-rsid="0593df95"/>
    </style:style>
    <style:style style:name="P1313" style:family="paragraph" style:parent-style-name="corps">
      <style:text-properties officeooo:rsid="05a84508" officeooo:paragraph-rsid="05a987fd"/>
    </style:style>
    <style:style style:name="P1314" style:family="paragraph" style:parent-style-name="corps">
      <style:text-properties officeooo:rsid="05acc307" officeooo:paragraph-rsid="05acc307"/>
    </style:style>
    <style:style style:name="P1315" style:family="paragraph" style:parent-style-name="corps">
      <style:text-properties officeooo:rsid="05b86d8e" officeooo:paragraph-rsid="05b86d8e"/>
    </style:style>
    <style:style style:name="P1316" style:family="paragraph" style:parent-style-name="corps">
      <style:text-properties officeooo:rsid="05bb808a" officeooo:paragraph-rsid="05bdb62d"/>
    </style:style>
    <style:style style:name="P1317" style:family="paragraph" style:parent-style-name="corps">
      <style:paragraph-properties fo:text-align="justify" style:justify-single-word="false"/>
      <style:text-properties style:font-name="Times New Roman" officeooo:rsid="05bb808a" officeooo:paragraph-rsid="05bdb62d" style:font-size-asian="10.5pt"/>
    </style:style>
    <style:style style:name="P1318" style:family="paragraph" style:parent-style-name="corps">
      <style:text-properties officeooo:rsid="038e5c8b" officeooo:paragraph-rsid="05b86d8e"/>
    </style:style>
    <style:style style:name="P1319" style:family="paragraph" style:parent-style-name="corps">
      <style:text-properties officeooo:rsid="05837059" officeooo:paragraph-rsid="058202d6"/>
    </style:style>
    <style:style style:name="P1320" style:family="paragraph" style:parent-style-name="corps">
      <style:paragraph-properties fo:text-align="justify" style:justify-single-word="false"/>
      <style:text-properties officeooo:rsid="05cbc184" officeooo:paragraph-rsid="05d108cd"/>
    </style:style>
    <style:style style:name="P1321" style:family="paragraph" style:parent-style-name="corps">
      <style:text-properties officeooo:rsid="01f3b8af" officeooo:paragraph-rsid="05f85743"/>
    </style:style>
    <style:style style:name="P1322" style:family="paragraph" style:parent-style-name="corps">
      <style:text-properties officeooo:rsid="01f3b8af" officeooo:paragraph-rsid="05fa38d9"/>
    </style:style>
    <style:style style:name="P1323" style:family="paragraph" style:parent-style-name="corps">
      <style:text-properties officeooo:rsid="05457cdb" officeooo:paragraph-rsid="063008d8"/>
    </style:style>
    <style:style style:name="P1324" style:family="paragraph" style:parent-style-name="corps">
      <style:text-properties officeooo:paragraph-rsid="05f85743"/>
    </style:style>
    <style:style style:name="P1325" style:family="paragraph" style:parent-style-name="corps">
      <style:text-properties officeooo:rsid="0539ed8b" officeooo:paragraph-rsid="062eec33"/>
    </style:style>
    <style:style style:name="P1326" style:family="paragraph" style:parent-style-name="corps">
      <style:text-properties officeooo:rsid="053cbb09" officeooo:paragraph-rsid="05f85743"/>
    </style:style>
    <style:style style:name="P1327" style:family="paragraph" style:parent-style-name="corps">
      <style:text-properties officeooo:rsid="053de1a3" officeooo:paragraph-rsid="05f85743"/>
    </style:style>
    <style:style style:name="P1328" style:family="paragraph" style:parent-style-name="corps">
      <style:text-properties officeooo:rsid="053e35e9" officeooo:paragraph-rsid="05f85743"/>
    </style:style>
    <style:style style:name="P1329" style:family="paragraph" style:parent-style-name="corps">
      <style:text-properties officeooo:rsid="054c983b" officeooo:paragraph-rsid="05f85743"/>
    </style:style>
    <style:style style:name="P1330" style:family="paragraph" style:parent-style-name="corps">
      <style:paragraph-properties fo:text-align="justify" style:justify-single-word="false"/>
      <style:text-properties officeooo:rsid="0e8a397e" officeooo:paragraph-rsid="05f85743"/>
    </style:style>
    <style:style style:name="P1331" style:family="paragraph" style:parent-style-name="corps">
      <style:text-properties officeooo:rsid="0e8a397e" officeooo:paragraph-rsid="05f85743"/>
    </style:style>
    <style:style style:name="P1332" style:family="paragraph" style:parent-style-name="corps">
      <style:text-properties officeooo:rsid="0512aa68" officeooo:paragraph-rsid="05fa1407"/>
    </style:style>
    <style:style style:name="P1333" style:family="paragraph" style:parent-style-name="corps">
      <style:text-properties officeooo:rsid="051554c0" officeooo:paragraph-rsid="05fa1407"/>
    </style:style>
    <style:style style:name="P1334" style:family="paragraph" style:parent-style-name="corps">
      <style:text-properties officeooo:paragraph-rsid="05fa1407"/>
    </style:style>
    <style:style style:name="P1335" style:family="paragraph" style:parent-style-name="corps">
      <style:text-properties officeooo:rsid="0555275d" officeooo:paragraph-rsid="05fa1407"/>
    </style:style>
    <style:style style:name="P1336" style:family="paragraph" style:parent-style-name="corps">
      <style:text-properties officeooo:rsid="0f5b9725" officeooo:paragraph-rsid="05fa1407"/>
    </style:style>
    <style:style style:name="P1337" style:family="paragraph" style:parent-style-name="corps">
      <style:text-properties officeooo:rsid="05522ed0" officeooo:paragraph-rsid="05fa1407"/>
    </style:style>
    <style:style style:name="P1338" style:family="paragraph" style:parent-style-name="corps">
      <style:text-properties officeooo:rsid="0ef0ec02" officeooo:paragraph-rsid="05fa1407"/>
    </style:style>
    <style:style style:name="P1339" style:family="paragraph" style:parent-style-name="corps">
      <style:text-properties officeooo:rsid="054683d1" officeooo:paragraph-rsid="05fa38d9"/>
    </style:style>
    <style:style style:name="P1340" style:family="paragraph" style:parent-style-name="corps">
      <style:text-properties officeooo:rsid="0f67f6e5" officeooo:paragraph-rsid="05fa38d9"/>
    </style:style>
    <style:style style:name="P1341" style:family="paragraph" style:parent-style-name="corps">
      <style:text-properties officeooo:rsid="0f67f6e5" officeooo:paragraph-rsid="063352b3"/>
    </style:style>
    <style:style style:name="P1342" style:family="paragraph" style:parent-style-name="corps">
      <style:paragraph-properties fo:text-align="justify" style:justify-single-word="false"/>
      <style:text-properties officeooo:rsid="0f032d22" officeooo:paragraph-rsid="05fa38d9"/>
    </style:style>
    <style:style style:name="P1343" style:family="paragraph" style:parent-style-name="corps">
      <style:text-properties officeooo:paragraph-rsid="05fa38d9"/>
    </style:style>
    <style:style style:name="P1344" style:family="paragraph" style:parent-style-name="corps">
      <style:text-properties officeooo:rsid="0f0f7971" officeooo:paragraph-rsid="05fa38d9"/>
    </style:style>
    <style:style style:name="P1345" style:family="paragraph" style:parent-style-name="corps">
      <style:text-properties officeooo:rsid="0f0f7971" officeooo:paragraph-rsid="0634d17e"/>
    </style:style>
    <style:style style:name="P1346" style:family="paragraph" style:parent-style-name="corps">
      <style:text-properties officeooo:rsid="059baacc" officeooo:paragraph-rsid="05fa38d9"/>
    </style:style>
    <style:style style:name="P1347" style:family="paragraph" style:parent-style-name="corps">
      <style:text-properties officeooo:rsid="059d4619" officeooo:paragraph-rsid="05fa38d9"/>
    </style:style>
    <style:style style:name="P1348" style:family="paragraph" style:parent-style-name="corps">
      <style:text-properties officeooo:rsid="05a26968" officeooo:paragraph-rsid="04faeb80"/>
    </style:style>
    <style:style style:name="P1349" style:family="paragraph" style:parent-style-name="corps">
      <style:text-properties officeooo:paragraph-rsid="05fb6ae2"/>
    </style:style>
    <style:style style:name="P1350" style:family="paragraph" style:parent-style-name="corps">
      <style:paragraph-properties fo:text-align="justify" style:justify-single-word="false"/>
      <style:text-properties officeooo:rsid="057f0a7b" officeooo:paragraph-rsid="05fb6ae2"/>
    </style:style>
    <style:style style:name="P1351" style:family="paragraph" style:parent-style-name="corps">
      <style:text-properties officeooo:rsid="05248374" officeooo:paragraph-rsid="0635f7c2"/>
    </style:style>
    <style:style style:name="P1352" style:family="paragraph" style:parent-style-name="corps">
      <style:text-properties officeooo:rsid="05321ff0" officeooo:paragraph-rsid="05fb6ae2"/>
    </style:style>
    <style:style style:name="P1353" style:family="paragraph" style:parent-style-name="corps">
      <style:text-properties officeooo:paragraph-rsid="05602a21"/>
    </style:style>
    <style:style style:name="P1354" style:family="paragraph" style:parent-style-name="corps">
      <style:text-properties officeooo:rsid="0602d4bf" officeooo:paragraph-rsid="0602d4bf"/>
    </style:style>
    <style:style style:name="P1355" style:family="paragraph" style:parent-style-name="corps">
      <style:text-properties officeooo:rsid="060c7208" officeooo:paragraph-rsid="060c7208"/>
    </style:style>
    <style:style style:name="P1356" style:family="paragraph" style:parent-style-name="corps">
      <style:text-properties officeooo:rsid="061539bd" officeooo:paragraph-rsid="061539bd"/>
    </style:style>
    <style:style style:name="P1357" style:family="paragraph" style:parent-style-name="corps">
      <style:text-properties officeooo:rsid="0617c895" officeooo:paragraph-rsid="0623bd02"/>
    </style:style>
    <style:style style:name="P1358" style:family="paragraph" style:parent-style-name="corps">
      <style:text-properties officeooo:rsid="0619779f" officeooo:paragraph-rsid="0619779f"/>
    </style:style>
    <style:style style:name="P1359" style:family="paragraph" style:parent-style-name="corps">
      <style:text-properties officeooo:rsid="061df962" officeooo:paragraph-rsid="061df962"/>
    </style:style>
    <style:style style:name="P1360" style:family="paragraph" style:parent-style-name="corps">
      <style:text-properties officeooo:rsid="061df962" officeooo:paragraph-rsid="0636911c"/>
    </style:style>
    <style:style style:name="P1361" style:family="paragraph" style:parent-style-name="corps">
      <style:text-properties officeooo:rsid="061f4c10" officeooo:paragraph-rsid="061f4c10"/>
    </style:style>
    <style:style style:name="P1362" style:family="paragraph" style:parent-style-name="corps">
      <style:text-properties officeooo:rsid="03cc378e" officeooo:paragraph-rsid="0623bd02"/>
    </style:style>
    <style:style style:name="P1363" style:family="paragraph" style:parent-style-name="corps">
      <style:text-properties officeooo:rsid="03cc378e" officeooo:paragraph-rsid="0669e785"/>
    </style:style>
    <style:style style:name="P1364" style:family="paragraph" style:parent-style-name="corps">
      <style:text-properties officeooo:paragraph-rsid="0623bd02"/>
    </style:style>
    <style:style style:name="P1365" style:family="paragraph" style:parent-style-name="corps">
      <style:paragraph-properties fo:text-align="justify" style:justify-single-word="false"/>
      <style:text-properties officeooo:rsid="036ce7f9" officeooo:paragraph-rsid="0593df95"/>
    </style:style>
    <style:style style:name="P1366" style:family="paragraph" style:parent-style-name="corps">
      <style:text-properties officeooo:paragraph-rsid="06271e2a"/>
    </style:style>
    <style:style style:name="P1367" style:family="paragraph" style:parent-style-name="corps">
      <style:text-properties officeooo:rsid="051d4e26" officeooo:paragraph-rsid="06333716"/>
    </style:style>
    <style:style style:name="P1368" style:family="paragraph" style:parent-style-name="corps">
      <style:text-properties officeooo:paragraph-rsid="063a523d"/>
    </style:style>
    <style:style style:name="P1369" style:family="paragraph" style:parent-style-name="corps">
      <style:text-properties officeooo:rsid="06413db2" officeooo:paragraph-rsid="06413db2"/>
    </style:style>
    <style:style style:name="P1370" style:family="paragraph" style:parent-style-name="corps">
      <style:text-properties officeooo:rsid="00359239"/>
    </style:style>
    <style:style style:name="P1371" style:family="paragraph" style:parent-style-name="corps">
      <style:text-properties officeooo:paragraph-rsid="0646c1c7"/>
    </style:style>
    <style:style style:name="P1372" style:family="paragraph" style:parent-style-name="corps">
      <style:text-properties officeooo:paragraph-rsid="065151c2"/>
    </style:style>
    <style:style style:name="P1373" style:family="paragraph" style:parent-style-name="corps">
      <style:text-properties officeooo:paragraph-rsid="065568b3"/>
    </style:style>
    <style:style style:name="P1374" style:family="paragraph" style:parent-style-name="corps">
      <style:text-properties officeooo:rsid="00f0a78d" officeooo:paragraph-rsid="065ec144"/>
    </style:style>
    <style:style style:name="P1375" style:family="paragraph" style:parent-style-name="corps">
      <style:text-properties officeooo:rsid="00f0a78d" officeooo:paragraph-rsid="06d9f9a2"/>
    </style:style>
    <style:style style:name="P1376" style:family="paragraph" style:parent-style-name="corps">
      <style:text-properties officeooo:rsid="00f0a78d" officeooo:paragraph-rsid="06d8ebe9"/>
    </style:style>
    <style:style style:name="P1377" style:family="paragraph" style:parent-style-name="corps">
      <style:text-properties officeooo:rsid="00c274ef" officeooo:paragraph-rsid="034df06d"/>
    </style:style>
    <style:style style:name="P1378" style:family="paragraph" style:parent-style-name="corps">
      <style:text-properties officeooo:rsid="0668fed2" officeooo:paragraph-rsid="0668fed2"/>
    </style:style>
    <style:style style:name="P1379" style:family="paragraph" style:parent-style-name="corps">
      <style:text-properties officeooo:rsid="03d7c2ac" officeooo:paragraph-rsid="0669e785"/>
    </style:style>
    <style:style style:name="P1380" style:family="paragraph" style:parent-style-name="corps">
      <style:text-properties officeooo:rsid="03d44969" officeooo:paragraph-rsid="066c647a"/>
    </style:style>
    <style:style style:name="P1381" style:family="paragraph" style:parent-style-name="corps">
      <style:text-properties officeooo:paragraph-rsid="0310ddc3"/>
    </style:style>
    <style:style style:name="P1382" style:family="paragraph" style:parent-style-name="corps">
      <style:text-properties officeooo:paragraph-rsid="067a49ad"/>
    </style:style>
    <style:style style:name="P1383" style:family="paragraph" style:parent-style-name="corps">
      <style:text-properties officeooo:rsid="067a49ad" officeooo:paragraph-rsid="06b0489e"/>
    </style:style>
    <style:style style:name="P1384" style:family="paragraph" style:parent-style-name="corps">
      <style:text-properties officeooo:paragraph-rsid="0680c9ba"/>
    </style:style>
    <style:style style:name="P1385" style:family="paragraph" style:parent-style-name="corps">
      <style:text-properties officeooo:rsid="06830d78" officeooo:paragraph-rsid="069c0e56"/>
    </style:style>
    <style:style style:name="P1386" style:family="paragraph" style:parent-style-name="corps">
      <style:text-properties officeooo:rsid="06869aca" officeooo:paragraph-rsid="06869aca"/>
    </style:style>
    <style:style style:name="P1387" style:family="paragraph" style:parent-style-name="corps">
      <style:text-properties officeooo:rsid="0694a02e" officeooo:paragraph-rsid="0694a02e"/>
    </style:style>
    <style:style style:name="P1388" style:family="paragraph" style:parent-style-name="corps">
      <style:text-properties officeooo:rsid="0694a02e" officeooo:paragraph-rsid="068a4c1a"/>
    </style:style>
    <style:style style:name="P1389" style:family="paragraph" style:parent-style-name="corps">
      <style:text-properties officeooo:rsid="03ec3ab4" officeooo:paragraph-rsid="06b16069"/>
    </style:style>
    <style:style style:name="P1390" style:family="paragraph" style:parent-style-name="corps">
      <style:text-properties officeooo:rsid="03ec3ab4" officeooo:paragraph-rsid="06d22c7b"/>
    </style:style>
    <style:style style:name="P1391" style:family="paragraph" style:parent-style-name="corps">
      <style:text-properties officeooo:rsid="06a2a7cc" officeooo:paragraph-rsid="06a2a7cc"/>
    </style:style>
    <style:style style:name="P1392" style:family="paragraph" style:parent-style-name="corps">
      <style:text-properties officeooo:rsid="06a2a7cc" officeooo:paragraph-rsid="06a68e4c"/>
    </style:style>
    <style:style style:name="P1393" style:family="paragraph" style:parent-style-name="corps">
      <style:text-properties officeooo:rsid="06b16069" officeooo:paragraph-rsid="06b16069"/>
    </style:style>
    <style:style style:name="P1394" style:family="paragraph" style:parent-style-name="corps">
      <style:text-properties officeooo:rsid="06b16069" officeooo:paragraph-rsid="06d22c7b"/>
    </style:style>
    <style:style style:name="P1395" style:family="paragraph" style:parent-style-name="corps">
      <style:text-properties officeooo:rsid="06b4b675" officeooo:paragraph-rsid="06b4b675"/>
    </style:style>
    <style:style style:name="P1396" style:family="paragraph" style:parent-style-name="corps">
      <style:text-properties officeooo:rsid="06b4b675" officeooo:paragraph-rsid="06d7a138"/>
    </style:style>
    <style:style style:name="P1397" style:family="paragraph" style:parent-style-name="corps">
      <style:text-properties officeooo:rsid="06a44dcf" officeooo:paragraph-rsid="06a68e4c"/>
    </style:style>
    <style:style style:name="P1398" style:family="paragraph" style:parent-style-name="corps">
      <style:text-properties officeooo:rsid="06c010fc" officeooo:paragraph-rsid="06c010fc"/>
    </style:style>
    <style:style style:name="P1399" style:family="paragraph" style:parent-style-name="corps">
      <style:text-properties officeooo:rsid="06a61f93" officeooo:paragraph-rsid="06ce91b4"/>
    </style:style>
    <style:style style:name="P1400" style:family="paragraph" style:parent-style-name="corps">
      <style:text-properties officeooo:rsid="06a61f93" officeooo:paragraph-rsid="06a169c9"/>
    </style:style>
    <style:style style:name="P1401" style:family="paragraph" style:parent-style-name="corps">
      <style:text-properties officeooo:paragraph-rsid="06b8fe26"/>
    </style:style>
    <style:style style:name="P1402" style:family="paragraph" style:parent-style-name="corps">
      <style:text-properties officeooo:paragraph-rsid="06c71e3b"/>
    </style:style>
    <style:style style:name="P1403" style:family="paragraph" style:parent-style-name="corps">
      <style:text-properties officeooo:paragraph-rsid="06cb5655"/>
    </style:style>
    <style:style style:name="P1404" style:family="paragraph" style:parent-style-name="corps">
      <style:text-properties officeooo:paragraph-rsid="06a2a7cc"/>
    </style:style>
    <style:style style:name="P1405" style:family="paragraph" style:parent-style-name="corps">
      <style:text-properties officeooo:rsid="06d0fa5c" officeooo:paragraph-rsid="06d0fa5c"/>
    </style:style>
    <style:style style:name="P1406" style:family="paragraph" style:parent-style-name="corps">
      <style:text-properties officeooo:rsid="040217fe" officeooo:paragraph-rsid="06d22c7b"/>
    </style:style>
    <style:style style:name="P1407" style:family="paragraph" style:parent-style-name="corps">
      <style:text-properties officeooo:rsid="04029c34" officeooo:paragraph-rsid="06d22c7b"/>
    </style:style>
    <style:style style:name="P1408" style:family="paragraph" style:parent-style-name="corps">
      <style:text-properties officeooo:rsid="06d3690f" officeooo:paragraph-rsid="06d3690f"/>
    </style:style>
    <style:style style:name="P1409" style:family="paragraph" style:parent-style-name="corps">
      <style:text-properties officeooo:rsid="06d49bee" officeooo:paragraph-rsid="06d49bee"/>
    </style:style>
    <style:style style:name="P1410" style:family="paragraph" style:parent-style-name="corps">
      <style:text-properties officeooo:rsid="06d8ebe9" officeooo:paragraph-rsid="06d8ebe9"/>
    </style:style>
    <style:style style:name="P1411" style:family="paragraph" style:parent-style-name="corps">
      <style:text-properties officeooo:rsid="06d8ebe9" officeooo:paragraph-rsid="06d9f9a2"/>
    </style:style>
    <style:style style:name="P1412" style:family="paragraph" style:parent-style-name="corps">
      <style:text-properties officeooo:rsid="05bdb62d" officeooo:paragraph-rsid="06f62a14"/>
    </style:style>
    <style:style style:name="P1413" style:family="paragraph" style:parent-style-name="corps">
      <style:text-properties officeooo:rsid="0ef59101" officeooo:paragraph-rsid="06fa26e0"/>
    </style:style>
    <style:style style:name="P1414" style:family="paragraph" style:parent-style-name="corps">
      <style:text-properties officeooo:rsid="0f10a551"/>
    </style:style>
    <style:style style:name="P1415" style:family="paragraph" style:parent-style-name="corps">
      <style:text-properties officeooo:paragraph-rsid="07131553"/>
    </style:style>
    <style:style style:name="P1416" style:family="paragraph" style:parent-style-name="corps">
      <style:text-properties officeooo:rsid="071ebef3" officeooo:paragraph-rsid="071ebef3"/>
    </style:style>
    <style:style style:name="P1417" style:family="paragraph" style:parent-style-name="corps">
      <style:text-properties officeooo:rsid="072057f9" officeooo:paragraph-rsid="072057f9"/>
    </style:style>
    <style:style style:name="P1418" style:family="paragraph" style:parent-style-name="corps">
      <style:text-properties officeooo:rsid="07208540" officeooo:paragraph-rsid="07208540"/>
    </style:style>
    <style:style style:name="P1419" style:family="paragraph" style:parent-style-name="corps">
      <style:text-properties officeooo:rsid="072902bb" officeooo:paragraph-rsid="072902bb"/>
    </style:style>
    <style:style style:name="P1420" style:family="paragraph" style:parent-style-name="corps">
      <style:paragraph-properties fo:line-height="150%" fo:text-align="justify" style:justify-single-word="false"/>
      <style:text-properties officeooo:rsid="072ba848" officeooo:paragraph-rsid="072ba848"/>
    </style:style>
    <style:style style:name="P1421" style:family="paragraph" style:parent-style-name="exemple">
      <style:text-properties officeooo:paragraph-rsid="000df9b7"/>
    </style:style>
    <style:style style:name="P1422" style:family="paragraph" style:parent-style-name="exemple">
      <style:text-properties style:font-name="Liberation Serif" fo:font-style="normal" officeooo:rsid="05191cbc" officeooo:paragraph-rsid="000e4435" style:font-style-asian="normal" style:font-style-complex="normal"/>
    </style:style>
    <style:style style:name="P1423" style:family="paragraph" style:parent-style-name="exemple">
      <style:text-properties style:font-name="Liberation Serif" fo:language="fr" fo:country="CA" fo:font-weight="normal" officeooo:rsid="0370508b" officeooo:paragraph-rsid="019ce199" fo:background-color="transparent" style:font-size-asian="10.5pt" style:font-weight-asian="normal" style:font-weight-complex="normal"/>
    </style:style>
    <style:style style:name="P1424" style:family="paragraph" style:parent-style-name="exemple">
      <style:paragraph-properties fo:line-height="150%" fo:text-align="justify" style:justify-single-word="false"/>
      <style:text-properties style:font-name="Liberation Serif" fo:language="fr" fo:country="CA" fo:font-weight="normal" officeooo:paragraph-rsid="019ce199" fo:background-color="transparent" style:font-size-asian="10.5pt" style:font-weight-asian="normal" style:font-weight-complex="normal"/>
    </style:style>
    <style:style style:name="P1425" style:family="paragraph" style:parent-style-name="exemple">
      <style:text-properties style:font-name="Liberation Serif" fo:language="fr" fo:country="CA" fo:font-weight="normal" officeooo:paragraph-rsid="019ce199" fo:background-color="transparent" style:font-size-asian="10.5pt" style:font-weight-asian="normal" style:font-weight-complex="normal"/>
    </style:style>
    <style:style style:name="P1426" style:family="paragraph" style:parent-style-name="exemple">
      <style:text-properties officeooo:paragraph-rsid="000e4435"/>
    </style:style>
    <style:style style:name="P1427" style:family="paragraph" style:parent-style-name="exemple">
      <style:text-properties officeooo:paragraph-rsid="00105be9"/>
    </style:style>
    <style:style style:name="P1428" style:family="paragraph" style:parent-style-name="exemple">
      <style:text-properties officeooo:paragraph-rsid="009d9924"/>
    </style:style>
    <style:style style:name="P1429" style:family="paragraph" style:parent-style-name="exemple">
      <style:text-properties officeooo:paragraph-rsid="00a43e24"/>
    </style:style>
    <style:style style:name="P1430" style:family="paragraph" style:parent-style-name="exemple">
      <style:text-properties officeooo:paragraph-rsid="01947bf4"/>
    </style:style>
    <style:style style:name="P1431" style:family="paragraph" style:parent-style-name="exemple">
      <style:text-properties officeooo:rsid="086edb49" officeooo:paragraph-rsid="019ce199"/>
    </style:style>
    <style:style style:name="P1432" style:family="paragraph" style:parent-style-name="exemple">
      <style:text-properties officeooo:rsid="08856edb" officeooo:paragraph-rsid="019ce199"/>
    </style:style>
    <style:style style:name="P1433" style:family="paragraph" style:parent-style-name="exemple">
      <style:text-properties officeooo:rsid="079e70fc" officeooo:paragraph-rsid="019ce199"/>
    </style:style>
    <style:style style:name="P1434" style:family="paragraph" style:parent-style-name="exemple">
      <style:text-properties officeooo:rsid="0b0c4a84" officeooo:paragraph-rsid="019ce199"/>
    </style:style>
    <style:style style:name="P1435" style:family="paragraph" style:parent-style-name="exemple">
      <style:text-properties officeooo:rsid="0b08081d" officeooo:paragraph-rsid="019ce199"/>
    </style:style>
    <style:style style:name="P1436" style:family="paragraph" style:parent-style-name="exemple">
      <style:text-properties officeooo:rsid="0b2f87e2" officeooo:paragraph-rsid="019ce199"/>
    </style:style>
    <style:style style:name="P1437" style:family="paragraph" style:parent-style-name="exemple">
      <style:text-properties officeooo:rsid="0a904ea5" officeooo:paragraph-rsid="019ce199"/>
    </style:style>
    <style:style style:name="P1438" style:family="paragraph" style:parent-style-name="exemple">
      <style:paragraph-properties fo:text-align="justify" style:justify-single-word="false"/>
      <style:text-properties officeooo:paragraph-rsid="019ce199"/>
    </style:style>
    <style:style style:name="P1439" style:family="paragraph" style:parent-style-name="exemple">
      <style:text-properties officeooo:paragraph-rsid="019ce199"/>
    </style:style>
    <style:style style:name="P1440" style:family="paragraph" style:parent-style-name="exemple">
      <style:text-properties officeooo:paragraph-rsid="019dd52d"/>
    </style:style>
    <style:style style:name="P1441" style:family="paragraph" style:parent-style-name="exemple">
      <style:text-properties officeooo:rsid="02dbfe78" officeooo:paragraph-rsid="02dd7273"/>
    </style:style>
    <style:style style:name="P1442" style:family="paragraph" style:parent-style-name="exemple">
      <style:text-properties officeooo:paragraph-rsid="02dbfe78"/>
    </style:style>
    <style:style style:name="P1443" style:family="paragraph" style:parent-style-name="exemple">
      <style:text-properties officeooo:paragraph-rsid="02dd7273"/>
    </style:style>
    <style:style style:name="P1444" style:family="paragraph" style:parent-style-name="exemple">
      <style:text-properties officeooo:rsid="02de8db1" officeooo:paragraph-rsid="02de8db1"/>
    </style:style>
    <style:style style:name="P1445" style:family="paragraph" style:parent-style-name="exemple">
      <style:text-properties officeooo:paragraph-rsid="02de8db1"/>
    </style:style>
    <style:style style:name="P1446" style:family="paragraph" style:parent-style-name="exemple">
      <style:text-properties officeooo:rsid="02e1b500" officeooo:paragraph-rsid="02e1b500"/>
    </style:style>
    <style:style style:name="P1447" style:family="paragraph" style:parent-style-name="exemple">
      <style:text-properties officeooo:paragraph-rsid="02e1b500"/>
    </style:style>
    <style:style style:name="P1448" style:family="paragraph" style:parent-style-name="exemple">
      <style:text-properties officeooo:paragraph-rsid="02e5cf5d"/>
    </style:style>
    <style:style style:name="P1449" style:family="paragraph" style:parent-style-name="exemple">
      <style:text-properties officeooo:rsid="02dd7273" officeooo:paragraph-rsid="02e1b500"/>
    </style:style>
    <style:style style:name="P1450" style:family="paragraph" style:parent-style-name="exemple">
      <style:text-properties officeooo:rsid="0e8e5b91" officeooo:paragraph-rsid="02e5cf5d"/>
    </style:style>
    <style:style style:name="P1451" style:family="paragraph" style:parent-style-name="exemple">
      <style:text-properties officeooo:paragraph-rsid="02e849c5"/>
    </style:style>
    <style:style style:name="P1452" style:family="paragraph" style:parent-style-name="exemple">
      <style:text-properties officeooo:paragraph-rsid="02efbce7"/>
    </style:style>
    <style:style style:name="P1453" style:family="paragraph" style:parent-style-name="exemple">
      <style:text-properties officeooo:rsid="02f06eef" officeooo:paragraph-rsid="02f06eef"/>
    </style:style>
    <style:style style:name="P1454" style:family="paragraph" style:parent-style-name="exemple">
      <style:text-properties officeooo:paragraph-rsid="02f06eef"/>
    </style:style>
    <style:style style:name="P1455" style:family="paragraph" style:parent-style-name="exemple">
      <style:text-properties officeooo:paragraph-rsid="02f2410e"/>
    </style:style>
    <style:style style:name="P1456" style:family="paragraph" style:parent-style-name="exemple">
      <style:text-properties officeooo:paragraph-rsid="02f34d34"/>
    </style:style>
    <style:style style:name="P1457" style:family="paragraph" style:parent-style-name="exemple">
      <style:text-properties officeooo:rsid="02f6624b" officeooo:paragraph-rsid="02f6624b"/>
    </style:style>
    <style:style style:name="P1458" style:family="paragraph" style:parent-style-name="exemple">
      <style:text-properties officeooo:paragraph-rsid="02f6624b"/>
    </style:style>
    <style:style style:name="P1459" style:family="paragraph" style:parent-style-name="exemple">
      <style:text-properties officeooo:paragraph-rsid="02f8bf76"/>
    </style:style>
    <style:style style:name="P1460" style:family="paragraph" style:parent-style-name="exemple">
      <style:text-properties officeooo:rsid="0ed1701d" officeooo:paragraph-rsid="02f8bf76"/>
    </style:style>
    <style:style style:name="P1461" style:family="paragraph" style:parent-style-name="exemple">
      <style:text-properties officeooo:paragraph-rsid="02fae438"/>
    </style:style>
    <style:style style:name="P1462" style:family="paragraph" style:parent-style-name="exemple">
      <style:text-properties fo:font-weight="normal" officeooo:rsid="0f55220d" officeooo:paragraph-rsid="00105be9" style:font-weight-asian="normal" style:font-weight-complex="normal"/>
    </style:style>
    <style:style style:name="P1463" style:family="paragraph" style:parent-style-name="exemple">
      <style:text-properties fo:font-weight="normal" officeooo:rsid="02fae438" officeooo:paragraph-rsid="02fae438" style:font-weight-asian="normal" style:font-weight-complex="normal"/>
    </style:style>
    <style:style style:name="P1464" style:family="paragraph" style:parent-style-name="exemple">
      <style:text-properties fo:font-weight="normal" officeooo:rsid="0ed1701d" officeooo:paragraph-rsid="02fae438" style:font-weight-asian="normal" style:font-weight-complex="normal"/>
    </style:style>
    <style:style style:name="P1465" style:family="paragraph" style:parent-style-name="exemple">
      <style:text-properties fo:font-weight="normal" officeooo:rsid="0ed1701d" officeooo:paragraph-rsid="0304cd72" style:font-weight-asian="normal" style:font-weight-complex="normal"/>
    </style:style>
    <style:style style:name="P1466" style:family="paragraph" style:parent-style-name="exemple">
      <style:text-properties fo:font-weight="normal" officeooo:rsid="0ed1701d" officeooo:paragraph-rsid="03062405" style:font-weight-asian="normal" style:font-weight-complex="normal"/>
    </style:style>
    <style:style style:name="P1467" style:family="paragraph" style:parent-style-name="exemple">
      <style:text-properties fo:font-weight="normal" officeooo:rsid="0ed1701d" officeooo:paragraph-rsid="033786a3" style:font-weight-asian="normal" style:font-weight-complex="normal"/>
    </style:style>
    <style:style style:name="P1468" style:family="paragraph" style:parent-style-name="exemple">
      <style:text-properties fo:font-weight="normal" officeooo:rsid="0ed1701d" officeooo:paragraph-rsid="034c6724" style:font-weight-asian="normal" style:font-weight-complex="normal"/>
    </style:style>
    <style:style style:name="P1469" style:family="paragraph" style:parent-style-name="exemple">
      <style:text-properties fo:font-weight="normal" officeooo:rsid="0ed1701d" officeooo:paragraph-rsid="032f5c46" style:font-weight-asian="normal" style:font-weight-complex="normal"/>
    </style:style>
    <style:style style:name="P1470" style:family="paragraph" style:parent-style-name="exemple">
      <style:text-properties fo:font-weight="normal" officeooo:rsid="0ed1701d" officeooo:paragraph-rsid="0353240b" style:font-weight-asian="normal" style:font-weight-complex="normal"/>
    </style:style>
    <style:style style:name="P1471" style:family="paragraph" style:parent-style-name="exemple">
      <style:text-properties fo:font-weight="normal" officeooo:rsid="0ed1701d" officeooo:paragraph-rsid="035679e3" style:font-weight-asian="normal" style:font-weight-complex="normal"/>
    </style:style>
    <style:style style:name="P1472" style:family="paragraph" style:parent-style-name="exemple">
      <style:text-properties fo:font-weight="normal" officeooo:rsid="0ed1701d" officeooo:paragraph-rsid="05077e08" style:font-weight-asian="normal" style:font-weight-complex="normal"/>
    </style:style>
    <style:style style:name="P1473" style:family="paragraph" style:parent-style-name="exemple">
      <style:text-properties fo:font-weight="normal" officeooo:rsid="0ed1701d" officeooo:paragraph-rsid="051a90a3" style:font-weight-asian="normal" style:font-weight-complex="normal"/>
    </style:style>
    <style:style style:name="P1474" style:family="paragraph" style:parent-style-name="exemple">
      <style:text-properties fo:font-weight="normal" officeooo:rsid="0ed1701d" officeooo:paragraph-rsid="051f2808" style:font-weight-asian="normal" style:font-weight-complex="normal"/>
    </style:style>
    <style:style style:name="P1475" style:family="paragraph" style:parent-style-name="exemple">
      <style:text-properties fo:font-weight="normal" officeooo:rsid="0ed1701d" officeooo:paragraph-rsid="0593df95" style:font-weight-asian="normal" style:font-weight-complex="normal"/>
    </style:style>
    <style:style style:name="P1476" style:family="paragraph" style:parent-style-name="exemple">
      <style:text-properties fo:font-weight="normal" officeooo:rsid="0ed1701d" officeooo:paragraph-rsid="057662bc" style:font-weight-asian="normal" style:font-weight-complex="normal"/>
    </style:style>
    <style:style style:name="P1477" style:family="paragraph" style:parent-style-name="exemple">
      <style:text-properties fo:font-weight="normal" officeooo:rsid="0ed1701d" officeooo:paragraph-rsid="05fa38d9" style:font-weight-asian="normal" style:font-weight-complex="normal"/>
    </style:style>
    <style:style style:name="P1478" style:family="paragraph" style:parent-style-name="exemple">
      <style:text-properties fo:font-weight="normal" officeooo:rsid="0ed1701d" officeooo:paragraph-rsid="0623bd02" style:font-weight-asian="normal" style:font-weight-complex="normal"/>
    </style:style>
    <style:style style:name="P1479" style:family="paragraph" style:parent-style-name="exemple">
      <style:text-properties officeooo:paragraph-rsid="0304cd72"/>
    </style:style>
    <style:style style:name="P1480" style:family="paragraph" style:parent-style-name="exemple">
      <style:text-properties officeooo:rsid="03062405" officeooo:paragraph-rsid="0306bd5e"/>
    </style:style>
    <style:style style:name="P1481" style:family="paragraph" style:parent-style-name="exemple">
      <style:text-properties officeooo:paragraph-rsid="03062405"/>
    </style:style>
    <style:style style:name="P1482" style:family="paragraph" style:parent-style-name="exemple">
      <style:text-properties officeooo:rsid="031d9d80" officeooo:paragraph-rsid="033786a3"/>
    </style:style>
    <style:style style:name="P1483" style:family="paragraph" style:parent-style-name="exemple">
      <style:text-properties officeooo:rsid="03210a75" officeooo:paragraph-rsid="033786a3"/>
    </style:style>
    <style:style style:name="P1484" style:family="paragraph" style:parent-style-name="exemple">
      <style:text-properties officeooo:rsid="03212031" officeooo:paragraph-rsid="033786a3"/>
    </style:style>
    <style:style style:name="P1485" style:family="paragraph" style:parent-style-name="exemple">
      <style:text-properties officeooo:paragraph-rsid="032f5c46"/>
    </style:style>
    <style:style style:name="P1486" style:family="paragraph" style:parent-style-name="exemple">
      <style:text-properties officeooo:paragraph-rsid="033786a3"/>
    </style:style>
    <style:style style:name="P1487" style:family="paragraph" style:parent-style-name="exemple">
      <style:text-properties officeooo:paragraph-rsid="034c6724"/>
    </style:style>
    <style:style style:name="P1488" style:family="paragraph" style:parent-style-name="exemple">
      <style:text-properties officeooo:paragraph-rsid="034df06d"/>
    </style:style>
    <style:style style:name="P1489" style:family="paragraph" style:parent-style-name="exemple">
      <style:text-properties officeooo:rsid="0353240b" officeooo:paragraph-rsid="0353240b"/>
    </style:style>
    <style:style style:name="P1490" style:family="paragraph" style:parent-style-name="exemple">
      <style:text-properties officeooo:paragraph-rsid="0353240b"/>
    </style:style>
    <style:style style:name="P1491" style:family="paragraph" style:parent-style-name="exemple">
      <style:text-properties officeooo:paragraph-rsid="035679e3"/>
    </style:style>
    <style:style style:name="P1492" style:family="paragraph" style:parent-style-name="exemple">
      <style:text-properties officeooo:rsid="0322c7b1" officeooo:paragraph-rsid="033786a3"/>
    </style:style>
    <style:style style:name="P1493" style:family="paragraph" style:parent-style-name="exemple">
      <style:text-properties officeooo:paragraph-rsid="03dc30da"/>
    </style:style>
    <style:style style:name="P1494" style:family="paragraph" style:parent-style-name="exemple">
      <style:text-properties fo:font-style="normal" fo:font-weight="normal" officeooo:rsid="0ed1701d" officeooo:paragraph-rsid="03dc30da" style:font-style-asian="normal" style:font-weight-asian="normal" style:font-style-complex="normal" style:font-weight-complex="normal"/>
    </style:style>
    <style:style style:name="P1495" style:family="paragraph" style:parent-style-name="exemple">
      <style:text-properties fo:font-style="normal" fo:font-weight="normal" officeooo:rsid="0ed1701d" officeooo:paragraph-rsid="056dd493" style:font-style-asian="normal" style:font-weight-asian="normal" style:font-style-complex="normal" style:font-weight-complex="normal"/>
    </style:style>
    <style:style style:name="P1496" style:family="paragraph" style:parent-style-name="exemple">
      <style:text-properties officeooo:paragraph-rsid="049cff9a"/>
    </style:style>
    <style:style style:name="P1497" style:family="paragraph" style:parent-style-name="exemple">
      <style:text-properties officeooo:paragraph-rsid="049da7bb"/>
    </style:style>
    <style:style style:name="P1498" style:family="paragraph" style:parent-style-name="exemple">
      <style:text-properties officeooo:rsid="049da7bb" officeooo:paragraph-rsid="049da7bb"/>
    </style:style>
    <style:style style:name="P1499" style:family="paragraph" style:parent-style-name="exemple">
      <style:text-properties officeooo:paragraph-rsid="049ee6f1"/>
    </style:style>
    <style:style style:name="P1500" style:family="paragraph" style:parent-style-name="exemple">
      <style:text-properties officeooo:rsid="0d23f588" officeooo:paragraph-rsid="04d108fe"/>
    </style:style>
    <style:style style:name="P1501" style:family="paragraph" style:parent-style-name="exemple">
      <style:paragraph-properties fo:text-align="start" style:justify-single-word="false"/>
      <style:text-properties officeooo:paragraph-rsid="04d108fe"/>
    </style:style>
    <style:style style:name="P1502" style:family="paragraph" style:parent-style-name="exemple">
      <style:text-properties officeooo:paragraph-rsid="04d108fe"/>
    </style:style>
    <style:style style:name="P1503" style:family="paragraph" style:parent-style-name="exemple">
      <style:text-properties fo:font-style="italic" style:font-style-asian="italic" style:font-style-complex="italic"/>
    </style:style>
    <style:style style:name="P1504" style:family="paragraph" style:parent-style-name="exemple">
      <style:text-properties fo:font-style="italic" officeooo:paragraph-rsid="02dd7273" style:font-style-asian="italic" style:font-style-complex="italic"/>
    </style:style>
    <style:style style:name="P1505" style:family="paragraph" style:parent-style-name="exemple">
      <style:text-properties fo:font-style="italic" officeooo:paragraph-rsid="00105be9" style:font-style-asian="italic" style:font-style-complex="italic"/>
    </style:style>
    <style:style style:name="P1506" style:family="paragraph" style:parent-style-name="exemple">
      <style:text-properties fo:font-style="italic" officeooo:paragraph-rsid="02f06eef" style:font-style-asian="italic" style:font-style-complex="italic"/>
    </style:style>
    <style:style style:name="P1507" style:family="paragraph" style:parent-style-name="exemple">
      <style:text-properties fo:font-style="italic" officeooo:paragraph-rsid="02b1b6fb" style:font-style-asian="italic" style:font-style-complex="italic"/>
    </style:style>
    <style:style style:name="P1508" style:family="paragraph" style:parent-style-name="exemple">
      <style:text-properties fo:font-style="italic" officeooo:paragraph-rsid="033786a3" style:font-style-asian="italic" style:font-style-complex="italic"/>
    </style:style>
    <style:style style:name="P1509" style:family="paragraph" style:parent-style-name="exemple">
      <style:text-properties fo:font-style="italic" officeooo:rsid="056e0a35" officeooo:paragraph-rsid="0572e77d" style:font-style-asian="italic" style:font-style-complex="italic"/>
    </style:style>
    <style:style style:name="P1510" style:family="paragraph" style:parent-style-name="exemple">
      <style:text-properties fo:font-style="italic" officeooo:paragraph-rsid="034c6724" style:font-style-asian="italic" style:font-style-complex="italic"/>
    </style:style>
    <style:style style:name="P1511" style:family="paragraph" style:parent-style-name="exemple">
      <style:text-properties fo:font-style="italic" officeooo:paragraph-rsid="034df06d" style:font-style-asian="italic" style:font-style-complex="italic"/>
    </style:style>
    <style:style style:name="P1512" style:family="paragraph" style:parent-style-name="exemple">
      <style:text-properties fo:font-style="italic" officeooo:paragraph-rsid="05fa1407" style:font-style-asian="italic" style:font-style-complex="italic"/>
    </style:style>
    <style:style style:name="P1513" style:family="paragraph" style:parent-style-name="exemple">
      <style:text-properties fo:font-style="italic" officeooo:rsid="030d2a34" officeooo:paragraph-rsid="05fa38d9" style:font-style-asian="italic" style:font-style-complex="italic"/>
    </style:style>
    <style:style style:name="P1514" style:family="paragraph" style:parent-style-name="exemple">
      <style:text-properties fo:font-style="italic" officeooo:rsid="030d2a34" officeooo:paragraph-rsid="0623bd02" style:font-style-asian="italic" style:font-style-complex="italic"/>
    </style:style>
    <style:style style:name="P1515" style:family="paragraph" style:parent-style-name="exemple">
      <style:text-properties fo:font-style="italic" officeooo:paragraph-rsid="0593df95" style:font-style-asian="italic" style:font-style-complex="italic"/>
    </style:style>
    <style:style style:name="P1516" style:family="paragraph" style:parent-style-name="exemple">
      <style:text-properties fo:font-style="italic" officeooo:rsid="06c2d0fa" officeooo:paragraph-rsid="06c71e3b" style:font-style-asian="italic" style:font-style-complex="italic"/>
    </style:style>
    <style:style style:name="P1517" style:family="paragraph" style:parent-style-name="exemple">
      <style:text-properties fo:font-style="italic" officeooo:paragraph-rsid="04d108fe" style:font-style-asian="italic" style:font-style-complex="italic"/>
    </style:style>
    <style:style style:name="P1518" style:family="paragraph" style:parent-style-name="exemple">
      <style:text-properties fo:font-style="italic" fo:font-weight="normal" officeooo:rsid="0f55220d" officeooo:paragraph-rsid="00105be9" style:font-style-asian="italic" style:font-weight-asian="normal" style:font-style-complex="italic" style:font-weight-complex="normal"/>
    </style:style>
    <style:style style:name="P1519" style:family="paragraph" style:parent-style-name="exemple">
      <style:text-properties fo:font-style="italic" fo:font-weight="normal" officeooo:paragraph-rsid="0304cd72" style:font-style-asian="italic" style:font-weight-asian="normal" style:font-style-complex="italic" style:font-weight-complex="normal"/>
    </style:style>
    <style:style style:name="P1520" style:family="paragraph" style:parent-style-name="exemple">
      <style:text-properties fo:font-style="italic" fo:font-weight="normal" officeooo:rsid="051d4e26" officeooo:paragraph-rsid="051d4e26" style:font-style-asian="italic" style:font-weight-asian="normal" style:font-style-complex="italic" style:font-weight-complex="normal"/>
    </style:style>
    <style:style style:name="P1521" style:family="paragraph" style:parent-style-name="exemple">
      <style:text-properties officeooo:paragraph-rsid="05077e08"/>
    </style:style>
    <style:style style:name="P1522" style:family="paragraph" style:parent-style-name="exemple">
      <style:text-properties officeooo:paragraph-rsid="051a90a3"/>
    </style:style>
    <style:style style:name="P1523" style:family="paragraph" style:parent-style-name="exemple">
      <style:text-properties officeooo:rsid="051f2808" officeooo:paragraph-rsid="051f2808"/>
    </style:style>
    <style:style style:name="P1524" style:family="paragraph" style:parent-style-name="exemple">
      <style:text-properties officeooo:paragraph-rsid="056dd493"/>
    </style:style>
    <style:style style:name="P1525" style:family="paragraph" style:parent-style-name="exemple">
      <style:text-properties officeooo:paragraph-rsid="057662bc"/>
    </style:style>
    <style:style style:name="P1526" style:family="paragraph" style:parent-style-name="exemple">
      <style:text-properties officeooo:rsid="0373bb17" officeooo:paragraph-rsid="0593df95"/>
    </style:style>
    <style:style style:name="P1527" style:family="paragraph" style:parent-style-name="exemple">
      <style:text-properties officeooo:rsid="0371d4e6" officeooo:paragraph-rsid="0593df95"/>
    </style:style>
    <style:style style:name="P1528" style:family="paragraph" style:parent-style-name="exemple">
      <style:text-properties officeooo:rsid="037873cf" officeooo:paragraph-rsid="0593df95"/>
    </style:style>
    <style:style style:name="P1529" style:family="paragraph" style:parent-style-name="exemple">
      <style:text-properties officeooo:paragraph-rsid="0593df95"/>
    </style:style>
    <style:style style:name="P1530" style:family="paragraph" style:parent-style-name="exemple">
      <style:text-properties officeooo:paragraph-rsid="05fa1407"/>
    </style:style>
    <style:style style:name="P1531" style:family="paragraph" style:parent-style-name="exemple">
      <style:text-properties officeooo:rsid="030d2a34" officeooo:paragraph-rsid="05fa38d9"/>
    </style:style>
    <style:style style:name="P1532" style:family="paragraph" style:parent-style-name="exemple">
      <style:text-properties officeooo:paragraph-rsid="05fa38d9"/>
    </style:style>
    <style:style style:name="P1533" style:family="paragraph" style:parent-style-name="exemple">
      <style:text-properties officeooo:paragraph-rsid="0623bd02"/>
    </style:style>
    <style:style style:name="P1534" style:family="paragraph" style:parent-style-name="exemple">
      <style:text-properties officeooo:paragraph-rsid="065151c2"/>
    </style:style>
    <style:style style:name="P1535" style:family="paragraph" style:parent-style-name="exemple">
      <style:text-properties officeooo:paragraph-rsid="0658f6e5"/>
    </style:style>
    <style:style style:name="P1536" style:family="paragraph" style:parent-style-name="exemple">
      <style:text-properties officeooo:paragraph-rsid="0694ca2b"/>
    </style:style>
    <style:style style:name="P1537" style:family="paragraph" style:parent-style-name="exemple">
      <style:text-properties officeooo:rsid="06c2d0fa" officeooo:paragraph-rsid="06c71e3b"/>
    </style:style>
    <style:style style:name="P1538" style:family="paragraph" style:parent-style-name="exemple">
      <style:paragraph-properties fo:margin-left="0.226cm" fo:margin-right="0cm" fo:text-indent="0cm" style:auto-text-indent="false"/>
      <style:text-properties officeooo:paragraph-rsid="019ce199"/>
    </style:style>
    <style:style style:name="P1539" style:family="paragraph" style:parent-style-name="exemple">
      <style:paragraph-properties fo:margin-left="0.226cm" fo:margin-right="0cm" fo:text-indent="0cm" style:auto-text-indent="false"/>
      <style:text-properties officeooo:rsid="1096149e" officeooo:paragraph-rsid="02de8db1"/>
    </style:style>
    <style:style style:name="P1540" style:family="paragraph" style:parent-style-name="exemple">
      <style:paragraph-properties fo:margin-left="0.226cm" fo:margin-right="0cm" fo:text-indent="0cm" style:auto-text-indent="false"/>
      <style:text-properties officeooo:paragraph-rsid="04d108fe"/>
    </style:style>
    <style:style style:name="P1541" style:family="paragraph" style:parent-style-name="Heading_20_2">
      <style:text-properties officeooo:paragraph-rsid="000df9b7"/>
    </style:style>
    <style:style style:name="P1542" style:family="paragraph" style:parent-style-name="Heading_20_2">
      <style:text-properties officeooo:paragraph-rsid="00105be9"/>
    </style:style>
    <style:style style:name="P1543" style:family="paragraph" style:parent-style-name="Heading_20_2">
      <style:text-properties fo:language="fr" fo:country="CA" officeooo:paragraph-rsid="00105be9"/>
    </style:style>
    <style:style style:name="P1544" style:family="paragraph" style:parent-style-name="Heading_20_2">
      <style:text-properties fo:font-weight="bold" style:font-weight-asian="bold" style:font-weight-complex="bold"/>
    </style:style>
    <style:style style:name="P1545" style:family="paragraph" style:parent-style-name="Heading_20_2">
      <style:text-properties officeooo:paragraph-rsid="019ce199"/>
    </style:style>
    <style:style style:name="P1546" style:family="paragraph" style:parent-style-name="Heading_20_2">
      <style:text-properties officeooo:paragraph-rsid="01baf7c7"/>
    </style:style>
    <style:style style:name="P1547" style:family="paragraph" style:parent-style-name="Heading_20_2">
      <style:paragraph-properties fo:text-align="start" style:justify-single-word="false"/>
      <style:text-properties officeooo:paragraph-rsid="00105be9"/>
    </style:style>
    <style:style style:name="P1548" style:family="paragraph" style:parent-style-name="Heading_20_2">
      <style:text-properties officeooo:paragraph-rsid="01b26b5a"/>
    </style:style>
    <style:style style:name="P1549" style:family="paragraph" style:parent-style-name="Heading_20_2">
      <style:text-properties officeooo:paragraph-rsid="04d108fe"/>
    </style:style>
    <style:style style:name="P1550" style:family="paragraph" style:parent-style-name="Heading_20_2">
      <style:text-properties officeooo:paragraph-rsid="0720854a"/>
    </style:style>
    <style:style style:name="P1551" style:family="paragraph" style:parent-style-name="Heading_20_3">
      <style:text-properties style:font-name="Liberation Serif" fo:language="fr" fo:country="CA" officeooo:paragraph-rsid="00105be9" fo:background-color="transparent" style:font-size-asian="10.5pt"/>
    </style:style>
    <style:style style:name="P1552" style:family="paragraph" style:parent-style-name="Heading_20_3">
      <style:text-properties officeooo:paragraph-rsid="019ce199"/>
    </style:style>
    <style:style style:name="P1553" style:family="paragraph" style:parent-style-name="Heading_20_3">
      <style:text-properties officeooo:rsid="01f26525"/>
    </style:style>
    <style:style style:name="P1554" style:family="paragraph" style:parent-style-name="exemple">
      <style:paragraph-properties fo:margin-left="0.51cm" fo:margin-right="0cm" fo:text-indent="0cm" style:auto-text-indent="false"/>
      <style:text-properties fo:font-style="italic" officeooo:rsid="03205812" officeooo:paragraph-rsid="019ce199" style:font-style-asian="italic" style:font-style-complex="italic"/>
    </style:style>
    <style:style style:name="P1555" style:family="paragraph" style:parent-style-name="definition" style:master-page-name="">
      <style:paragraph-properties fo:margin-left="0.473cm" fo:margin-right="0cm" fo:line-height="100%" fo:text-align="justify" style:justify-single-word="false" fo:text-indent="0cm" style:auto-text-indent="false" style:page-number="auto"/>
      <style:text-properties style:font-name="Liberation Serif" officeooo:paragraph-rsid="019ce199"/>
    </style:style>
    <style:style style:name="P1556" style:family="paragraph" style:parent-style-name="MRAI">
      <style:text-properties officeooo:paragraph-rsid="019ce199"/>
    </style:style>
    <style:style style:name="P1557" style:family="paragraph" style:parent-style-name="Tableau">
      <style:paragraph-properties fo:text-align="start" style:justify-single-word="false"/>
      <style:text-properties officeooo:paragraph-rsid="019ce199"/>
    </style:style>
    <style:style style:name="P1558" style:family="paragraph" style:parent-style-name="Standard">
      <style:paragraph-properties fo:margin-top="0cm" fo:margin-bottom="0.499cm" loext:contextual-spacing="false" fo:line-height="100%" fo:text-align="start" style:justify-single-word="false"/>
      <style:text-properties style:font-name="Times New Roman1" fo:font-size="12pt" fo:language="fr" fo:country="CA" fo:font-style="normal" fo:font-weight="normal" officeooo:paragraph-rsid="027252c9" fo:background-color="transparent" style:font-size-asian="12pt" style:font-style-asian="normal" style:font-weight-asian="normal" style:font-size-complex="12pt" style:font-style-complex="normal" style:font-weight-complex="normal"/>
    </style:style>
    <style:style style:name="P1559" style:family="paragraph" style:parent-style-name="Standard">
      <style:paragraph-properties fo:margin-top="0cm" fo:margin-bottom="0.499cm" loext:contextual-spacing="false" fo:line-height="100%" fo:text-align="start" style:justify-single-word="false"/>
      <style:text-properties style:font-name="Times New Roman1" fo:font-size="12pt" fo:language="fr" fo:country="CA" fo:font-style="normal" fo:font-weight="normal" officeooo:rsid="027252c9" officeooo:paragraph-rsid="06e9d939" fo:background-color="transparent" style:font-size-asian="12pt" style:font-style-asian="normal" style:font-weight-asian="normal" style:font-size-complex="12pt" style:font-style-complex="normal" style:font-weight-complex="normal"/>
    </style:style>
    <style:style style:name="P1560" style:family="paragraph" style:parent-style-name="Standard">
      <style:paragraph-properties fo:margin-top="0cm" fo:margin-bottom="0.499cm" loext:contextual-spacing="false" fo:line-height="100%" fo:text-align="start" style:justify-single-word="false"/>
      <style:text-properties style:font-name="Times New Roman1" fo:font-size="12pt" fo:language="fr" fo:country="CA" fo:font-style="normal" fo:font-weight="normal" officeooo:rsid="027252c9" officeooo:paragraph-rsid="072239b2" fo:background-color="transparent" style:font-size-asian="12pt" style:font-style-asian="normal" style:font-weight-asian="normal" style:font-size-complex="12pt" style:font-style-complex="normal" style:font-weight-complex="normal"/>
    </style:style>
    <style:style style:name="P1561" style:family="paragraph" style:parent-style-name="Standard">
      <style:paragraph-properties fo:margin-top="0cm" fo:margin-bottom="0.499cm" loext:contextual-spacing="false" fo:line-height="100%" fo:text-align="start" style:justify-single-word="false"/>
      <style:text-properties style:font-name="Times New Roman1" fo:font-size="12pt" fo:language="fr" fo:country="CA" fo:font-style="normal" fo:font-weight="normal" officeooo:rsid="072239b2" officeooo:paragraph-rsid="07239135" fo:background-color="transparent" style:font-size-asian="12pt" style:font-style-asian="normal" style:font-weight-asian="normal" style:font-size-complex="12pt" style:font-style-complex="normal" style:font-weight-complex="normal"/>
    </style:style>
    <style:style style:name="P1562" style:family="paragraph" style:parent-style-name="Standard">
      <style:paragraph-properties fo:margin-top="0cm" fo:margin-bottom="0.499cm" loext:contextual-spacing="false" fo:line-height="100%" fo:text-align="start" style:justify-single-word="false"/>
      <style:text-properties style:font-name="Times New Roman1" fo:font-size="12pt" fo:language="fr" fo:country="CA" fo:font-style="normal" fo:font-weight="bold" officeooo:paragraph-rsid="027252c9" fo:background-color="transparent" style:font-size-asian="12pt" style:font-style-asian="normal" style:font-weight-asian="bold" style:font-size-complex="12pt" style:font-style-complex="normal" style:font-weight-complex="bold"/>
    </style:style>
    <style:style style:name="P1563" style:family="paragraph" style:parent-style-name="Standard">
      <style:paragraph-properties fo:margin-top="0cm" fo:margin-bottom="0.499cm" loext:contextual-spacing="false" fo:line-height="100%" fo:text-align="start" style:justify-single-word="false"/>
      <style:text-properties style:font-name="Times New Roman1" fo:font-size="12pt" fo:language="fr" fo:country="CA" fo:font-style="italic" fo:font-weight="normal" officeooo:paragraph-rsid="027252c9" fo:background-color="transparent" style:font-size-asian="12pt" style:font-style-asian="italic" style:font-weight-asian="normal" style:font-size-complex="12pt" style:font-style-complex="italic" style:font-weight-complex="normal"/>
    </style:style>
    <style:style style:name="P1564" style:family="paragraph" style:parent-style-name="Standard">
      <style:paragraph-properties fo:margin-top="0cm" fo:margin-bottom="0.499cm" loext:contextual-spacing="false" fo:line-height="100%" fo:text-align="start" style:justify-single-word="false"/>
      <style:text-properties officeooo:paragraph-rsid="07239135"/>
    </style:style>
    <style:style style:name="P1565" style:family="paragraph" style:parent-style-name="Text_20_body">
      <style:paragraph-properties fo:margin-top="0cm" fo:margin-bottom="0.499cm" loext:contextual-spacing="false" fo:line-height="100%" fo:text-align="start" style:justify-single-word="false"/>
      <style:text-properties style:font-name="Times New Roman1" fo:font-size="12pt" fo:language="fr" fo:country="CA" fo:font-style="normal" fo:font-weight="normal" officeooo:rsid="027252c9" officeooo:paragraph-rsid="027252c9" fo:background-color="transparent" style:font-size-asian="12pt" style:font-style-asian="normal" style:font-weight-asian="normal" style:font-size-complex="12pt" style:font-style-complex="normal" style:font-weight-complex="normal"/>
    </style:style>
    <style:style style:name="P1566" style:family="paragraph" style:parent-style-name="Contents_20_6">
      <style:paragraph-properties>
        <style:tab-stops>
          <style:tab-stop style:position="17.59cm" style:type="right" style:leader-style="dotted" style:leader-text="."/>
        </style:tab-stops>
      </style:paragraph-properties>
    </style:style>
    <style:style style:name="P1567" style:family="paragraph" style:parent-style-name="Contents_20_2">
      <style:paragraph-properties>
        <style:tab-stops>
          <style:tab-stop style:position="17.59cm" style:type="right" style:leader-style="dotted" style:leader-text="."/>
        </style:tab-stops>
      </style:paragraph-properties>
    </style:style>
    <style:style style:name="P1568" style:family="paragraph" style:parent-style-name="Contents_20_5">
      <style:paragraph-properties>
        <style:tab-stops>
          <style:tab-stop style:position="17.59cm" style:type="right" style:leader-style="dotted" style:leader-text="."/>
        </style:tab-stops>
      </style:paragraph-properties>
    </style:style>
    <style:style style:name="P1569" style:family="paragraph" style:parent-style-name="Contents_20_4">
      <style:paragraph-properties>
        <style:tab-stops>
          <style:tab-stop style:position="17.59cm" style:type="right" style:leader-style="dotted" style:leader-text="."/>
        </style:tab-stops>
      </style:paragraph-properties>
    </style:style>
    <style:style style:name="P1570" style:family="paragraph" style:parent-style-name="Contents_20_3">
      <style:paragraph-properties>
        <style:tab-stops>
          <style:tab-stop style:position="17.59cm" style:type="right" style:leader-style="dotted" style:leader-text="."/>
        </style:tab-stops>
      </style:paragraph-properties>
    </style:style>
    <style:style style:name="P1571" style:family="paragraph" style:parent-style-name="Contents_20_1">
      <style:paragraph-properties>
        <style:tab-stops>
          <style:tab-stop style:position="17.59cm" style:type="right" style:leader-style="dotted" style:leader-text="."/>
        </style:tab-stops>
      </style:paragraph-properties>
    </style:style>
    <style:style style:name="P1572" style:family="paragraph" style:parent-style-name="Heading_20_1" style:list-style-name="">
      <style:paragraph-properties fo:text-align="start" style:justify-single-word="false"/>
    </style:style>
    <style:style style:name="P1573" style:family="paragraph" style:parent-style-name="Heading_20_1">
      <style:paragraph-properties fo:break-before="page"/>
    </style:style>
    <style:style style:name="P1574" style:family="paragraph" style:parent-style-name="Heading_20_1">
      <style:paragraph-properties fo:break-before="page"/>
      <style:text-properties officeooo:paragraph-rsid="000c9072"/>
    </style:style>
    <style:style style:name="P1575" style:family="paragraph" style:parent-style-name="Heading_20_1">
      <style:paragraph-properties fo:break-before="page"/>
      <style:text-properties officeooo:paragraph-rsid="000df9b7"/>
    </style:style>
    <style:style style:name="P1576" style:family="paragraph" style:parent-style-name="Heading_20_1">
      <style:paragraph-properties fo:break-before="page"/>
      <style:text-properties officeooo:paragraph-rsid="01b39dca"/>
    </style:style>
    <style:style style:name="P1577" style:family="paragraph" style:parent-style-name="Heading_20_1">
      <style:paragraph-properties fo:break-before="page"/>
      <style:text-properties officeooo:paragraph-rsid="019ce199"/>
    </style:style>
    <style:style style:name="P1578" style:family="paragraph" style:parent-style-name="Heading_20_1">
      <style:paragraph-properties fo:break-before="page"/>
      <style:text-properties fo:font-weight="bold" style:font-weight-asian="bold" style:font-weight-complex="bold"/>
    </style:style>
    <style:style style:name="P1579" style:family="paragraph" style:parent-style-name="corps">
      <style:paragraph-properties fo:line-height="150%" fo:text-align="justify" style:justify-single-word="false"/>
      <style:text-properties style:font-name="Liberation Serif" fo:language="fr" fo:country="CA" fo:font-style="normal" style:text-underline-style="none" fo:font-weight="normal" officeooo:rsid="00103786" officeooo:paragraph-rsid="072e6580" fo:background-color="transparent" style:font-size-asian="10.5pt" style:font-style-asian="normal" style:font-weight-asian="normal" style:font-style-complex="normal" style:font-weight-complex="normal"/>
    </style:style>
    <style:style style:name="P1580" style:family="paragraph" style:parent-style-name="corps">
      <style:paragraph-properties fo:line-height="150%" fo:text-align="justify" style:justify-single-word="false"/>
      <style:text-properties style:font-name="Liberation Serif" fo:language="fr" fo:country="CA" fo:font-style="normal" style:text-underline-style="none" fo:font-weight="normal" officeooo:rsid="072e6580" officeooo:paragraph-rsid="0733b12a" fo:background-color="transparent" style:font-size-asian="10.5pt" style:font-style-asian="normal" style:font-weight-asian="normal" style:font-style-complex="normal" style:font-weight-complex="normal"/>
    </style:style>
    <style:style style:name="P1581" style:family="paragraph" style:parent-style-name="corps">
      <style:paragraph-properties fo:line-height="150%" fo:text-align="justify" style:justify-single-word="false"/>
      <style:text-properties style:font-name="Liberation Serif" fo:language="fr" fo:country="CA" fo:font-style="normal" style:text-underline-style="none" fo:font-weight="normal" officeooo:rsid="07303025" officeooo:paragraph-rsid="07377835" fo:background-color="transparent" style:font-size-asian="10.5pt" style:font-style-asian="normal" style:font-weight-asian="normal" style:font-style-complex="normal" style:font-weight-complex="normal"/>
    </style:style>
    <style:style style:name="P1582" style:family="paragraph" style:parent-style-name="corps">
      <style:paragraph-properties fo:line-height="150%" fo:text-align="justify" style:justify-single-word="false"/>
      <style:text-properties style:font-name="Liberation Serif" fo:language="fr" fo:country="CA" fo:font-style="normal" style:text-underline-style="none" fo:font-weight="normal" officeooo:rsid="0731ee35" officeooo:paragraph-rsid="07390eb0" fo:background-color="transparent" style:font-size-asian="10.5pt" style:font-style-asian="normal" style:font-weight-asian="normal" style:font-style-complex="normal" style:font-weight-complex="normal"/>
    </style:style>
    <style:style style:name="P1583" style:family="paragraph" style:parent-style-name="corps">
      <style:paragraph-properties fo:line-height="150%" fo:text-align="justify" style:justify-single-word="false"/>
      <style:text-properties style:font-name="Liberation Serif" fo:language="fr" fo:country="CA" fo:font-style="normal" style:text-underline-style="none" fo:font-weight="normal" officeooo:rsid="0733453d" officeooo:paragraph-rsid="07377835" fo:background-color="transparent" style:font-size-asian="10.5pt" style:font-style-asian="normal" style:font-weight-asian="normal" style:font-style-complex="normal" style:font-weight-complex="normal"/>
    </style:style>
    <style:style style:name="P1584" style:family="paragraph" style:parent-style-name="corps">
      <style:text-properties style:font-name="Liberation Serif" fo:language="fr" fo:country="CA" fo:font-style="normal" fo:font-weight="normal" officeooo:paragraph-rsid="019ce199" fo:background-color="transparent" style:font-size-asian="10.5pt" style:font-style-asian="normal" style:font-weight-asian="normal" style:font-style-complex="normal" style:font-weight-complex="normal"/>
    </style:style>
    <style:style style:name="P1585" style:family="paragraph" style:parent-style-name="corps">
      <style:paragraph-properties fo:line-height="150%" fo:text-align="justify" style:justify-single-word="false"/>
      <style:text-properties style:font-name="Liberation Serif" fo:language="fr" fo:country="CA" fo:font-style="normal" fo:font-weight="normal" officeooo:paragraph-rsid="073db667" fo:background-color="transparent" style:font-size-asian="10.5pt" style:font-style-asian="normal" style:font-weight-asian="normal" style:font-style-complex="normal" style:font-weight-complex="normal"/>
    </style:style>
    <style:style style:name="P1586" style:family="paragraph" style:parent-style-name="corps">
      <style:paragraph-properties fo:line-height="150%" fo:text-align="justify" style:justify-single-word="false"/>
      <style:text-properties style:font-name="Liberation Serif" fo:language="fr" fo:country="CA" fo:font-weight="normal" officeooo:paragraph-rsid="019ce199" fo:background-color="transparent" style:font-size-asian="10.5pt" style:font-weight-asian="normal" style:font-weight-complex="normal"/>
    </style:style>
    <style:style style:name="P1587" style:family="paragraph" style:parent-style-name="corps">
      <style:paragraph-properties fo:line-height="150%" fo:text-align="justify" style:justify-single-word="false"/>
      <style:text-properties style:font-name="Liberation Serif" fo:language="fr" fo:country="CA" fo:font-weight="normal" officeooo:paragraph-rsid="072e6580" fo:background-color="transparent" style:font-size-asian="10.5pt" style:font-weight-asian="normal" style:font-weight-complex="normal"/>
    </style:style>
    <style:style style:name="P1588" style:family="paragraph" style:parent-style-name="corps">
      <style:paragraph-properties fo:line-height="150%" fo:text-align="justify" style:justify-single-word="false"/>
      <style:text-properties style:font-name="Liberation Serif" fo:language="fr" fo:country="CA" fo:font-weight="normal" officeooo:paragraph-rsid="01e848e2" fo:background-color="transparent" style:font-size-asian="10.5pt" style:font-weight-asian="normal" style:font-weight-complex="normal"/>
    </style:style>
    <style:style style:name="P1589" style:family="paragraph" style:parent-style-name="corps">
      <style:paragraph-properties fo:line-height="150%" fo:text-align="justify" style:justify-single-word="false"/>
      <style:text-properties style:font-name="Liberation Serif" fo:language="fr" fo:country="CA" fo:font-weight="normal" officeooo:paragraph-rsid="07377835" fo:background-color="transparent" style:font-size-asian="10.5pt" style:font-weight-asian="normal" style:font-weight-complex="normal"/>
    </style:style>
    <style:style style:name="P1590" style:family="paragraph" style:parent-style-name="corps">
      <style:paragraph-properties fo:line-height="150%" fo:text-align="justify" style:justify-single-word="false"/>
      <style:text-properties style:font-name="Liberation Serif" fo:language="fr" fo:country="CA" fo:font-weight="normal" officeooo:paragraph-rsid="073db667" fo:background-color="transparent" style:font-size-asian="10.5pt" style:font-weight-asian="normal" style:font-weight-complex="normal"/>
    </style:style>
    <style:style style:name="P1591" style:family="paragraph" style:parent-style-name="corps">
      <style:text-properties style:font-name="Liberation Serif" fo:language="fr" fo:country="CA" fo:font-weight="normal" officeooo:paragraph-rsid="019ce199" fo:background-color="transparent" style:font-size-asian="10.5pt" style:font-weight-asian="normal" style:font-weight-complex="normal"/>
    </style:style>
    <style:style style:name="P1592" style:family="paragraph" style:parent-style-name="corps">
      <style:text-properties style:font-name="Liberation Serif" fo:language="fr" fo:country="CA" fo:font-weight="normal" officeooo:paragraph-rsid="073a07e7" fo:background-color="transparent" style:font-size-asian="10.5pt" style:font-weight-asian="normal" style:font-weight-complex="normal"/>
    </style:style>
    <style:style style:name="P1593" style:family="paragraph" style:parent-style-name="corps">
      <style:paragraph-properties fo:line-height="150%" fo:text-align="justify" style:justify-single-word="false"/>
      <style:text-properties style:font-name="Liberation Serif" fo:language="fr" fo:country="CA" fo:font-weight="normal" officeooo:rsid="0aace43b" officeooo:paragraph-rsid="019ce199" fo:background-color="transparent" style:font-size-asian="10.5pt" style:font-weight-asian="normal" style:font-weight-complex="normal"/>
    </style:style>
    <style:style style:name="P1594" style:family="paragraph" style:parent-style-name="corps">
      <style:text-properties style:font-name="Liberation Serif" fo:language="fr" fo:country="CA" fo:font-weight="normal" officeooo:paragraph-rsid="073db667" fo:background-color="transparent" style:font-size-asian="10.5pt" style:font-weight-asian="normal" style:font-weight-complex="normal"/>
    </style:style>
    <style:style style:name="P1595" style:family="paragraph" style:parent-style-name="corps">
      <style:paragraph-properties fo:line-height="150%" fo:text-align="justify" style:justify-single-word="false"/>
      <style:text-properties style:font-name="Liberation Serif" fo:language="fr" fo:country="CA" fo:font-weight="normal" officeooo:rsid="07fc60dd" officeooo:paragraph-rsid="073db667" fo:background-color="transparent" style:font-size-asian="10.5pt" style:font-weight-asian="normal" style:font-weight-complex="normal"/>
    </style:style>
    <style:style style:name="P1596" style:family="paragraph" style:parent-style-name="corps">
      <style:paragraph-properties fo:line-height="150%" fo:text-align="justify" style:justify-single-word="false"/>
      <style:text-properties style:font-name="Liberation Serif" fo:language="fr" fo:country="CA" fo:font-style="italic" fo:font-weight="normal" officeooo:paragraph-rsid="073a07e7" fo:background-color="transparent" style:font-size-asian="10.5pt" style:font-style-asian="italic" style:font-weight-asian="normal" style:font-style-complex="italic" style:font-weight-complex="normal"/>
    </style:style>
    <style:style style:name="P1597" style:family="paragraph" style:parent-style-name="corps">
      <style:paragraph-properties fo:line-height="150%" fo:text-align="justify" style:justify-single-word="false"/>
      <style:text-properties style:font-name="Liberation Serif" fo:language="fr" fo:country="CA" fo:font-style="italic" fo:font-weight="normal" officeooo:rsid="0ab0f993" officeooo:paragraph-rsid="073a07e7" fo:background-color="transparent" style:font-size-asian="10.5pt" style:font-style-asian="italic" style:font-weight-asian="normal" style:font-style-complex="italic" style:font-weight-complex="normal"/>
    </style:style>
    <style:style style:name="P1598" style:family="paragraph" style:parent-style-name="corps">
      <style:paragraph-properties fo:line-height="150%" fo:text-align="justify" style:justify-single-word="false"/>
      <style:text-properties style:font-name="Liberation Serif" fo:language="fr" fo:country="CA" fo:font-style="italic" fo:font-weight="normal" officeooo:rsid="076ae3c6" officeooo:paragraph-rsid="073a07e7" fo:background-color="transparent" style:font-size-asian="10.5pt" style:font-style-asian="italic" style:font-weight-asian="normal" style:font-style-complex="italic" style:font-weight-complex="normal"/>
    </style:style>
    <style:style style:name="P1599" style:family="paragraph" style:parent-style-name="corps">
      <style:paragraph-properties fo:line-height="150%" fo:text-align="justify" style:justify-single-word="false"/>
      <style:text-properties style:font-name="Liberation Serif" fo:language="fr" fo:country="CA" fo:font-style="italic" fo:font-weight="normal" officeooo:rsid="06bda6d4" officeooo:paragraph-rsid="073a07e7" fo:background-color="transparent" style:font-size-asian="10.5pt" style:font-style-asian="italic" style:font-weight-asian="normal" style:font-style-complex="italic" style:font-weight-complex="normal"/>
    </style:style>
    <style:style style:name="P1600" style:family="paragraph" style:parent-style-name="corps">
      <style:paragraph-properties fo:line-height="150%" fo:text-align="justify" style:justify-single-word="false"/>
      <style:text-properties style:font-name="Liberation Serif" fo:language="fr" fo:country="CA" fo:font-weight="bold" officeooo:rsid="078b25e9" officeooo:paragraph-rsid="019ce199" fo:background-color="transparent" style:font-size-asian="10.5pt" style:font-weight-asian="bold" style:font-weight-complex="bold"/>
    </style:style>
    <style:style style:name="P1601" style:family="paragraph" style:parent-style-name="corps">
      <style:paragraph-properties fo:line-height="150%" fo:text-align="justify" style:justify-single-word="false"/>
      <style:text-properties officeooo:rsid="07fc60dd" officeooo:paragraph-rsid="019ce199"/>
    </style:style>
    <style:style style:name="P1602" style:family="paragraph" style:parent-style-name="Standard" style:master-page-name="Standard">
      <style:paragraph-properties fo:line-height="150%" fo:text-align="center" style:justify-single-word="false" style:page-number="auto"/>
      <style:text-properties style:font-name="Times New Roman1" fo:language="fr" fo:country="CA" officeooo:paragraph-rsid="000c9072" fo:background-color="transparent" style:font-size-asian="10.5pt"/>
    </style:style>
    <style:style style:name="P1603" style:family="paragraph" style:parent-style-name="Standard">
      <style:paragraph-properties fo:line-height="150%" fo:text-align="justify" style:justify-single-word="false"/>
      <style:text-properties style:font-name="Liberation Serif" fo:language="fr" fo:country="CA" fo:font-weight="normal" officeooo:paragraph-rsid="019ce199" fo:background-color="transparent" style:font-size-asian="10.5pt" style:font-weight-asian="normal" style:font-weight-complex="normal"/>
    </style:style>
    <style:style style:name="P1604" style:family="paragraph" style:parent-style-name="Standard">
      <style:text-properties officeooo:paragraph-rsid="073a07e7"/>
    </style:style>
    <style:style style:name="P1605" style:family="paragraph" style:parent-style-name="Table">
      <style:paragraph-properties fo:line-height="150%" fo:text-align="justify" style:justify-single-word="false"/>
      <style:text-properties style:font-name="Liberation Serif" fo:language="fr" fo:country="CA" fo:font-weight="normal" officeooo:rsid="06bf7844" officeooo:paragraph-rsid="019ce199" fo:background-color="transparent" style:font-size-asian="10.5pt" style:font-weight-asian="normal" style:font-weight-complex="normal"/>
    </style:style>
    <style:style style:name="P1606" style:family="paragraph" style:parent-style-name="Heading_20_5">
      <style:text-properties officeooo:rsid="01f3b8af" officeooo:paragraph-rsid="05f85743"/>
    </style:style>
    <style:style style:name="P1607" style:family="paragraph" style:parent-style-name="Heading_20_5">
      <style:text-properties officeooo:rsid="01f3b8af" officeooo:paragraph-rsid="05fa1407"/>
    </style:style>
    <style:style style:name="P1608" style:family="paragraph" style:parent-style-name="Heading_20_5">
      <style:text-properties officeooo:rsid="01f3b8af" officeooo:paragraph-rsid="050e0ed3"/>
    </style:style>
    <style:style style:name="P1609" style:family="paragraph" style:parent-style-name="Heading_20_5">
      <style:text-properties officeooo:rsid="01f3b8af" officeooo:paragraph-rsid="05fa38d9"/>
    </style:style>
    <style:style style:name="P1610" style:family="paragraph" style:parent-style-name="Heading_20_5">
      <style:text-properties officeooo:rsid="01f3b8af" officeooo:paragraph-rsid="05001ae2"/>
    </style:style>
    <style:style style:name="P1611" style:family="paragraph" style:parent-style-name="Heading_20_5">
      <style:text-properties officeooo:rsid="01f3b8af" officeooo:paragraph-rsid="0541e221"/>
    </style:style>
    <style:style style:name="P1612" style:family="paragraph" style:parent-style-name="Heading_20_5">
      <style:text-properties officeooo:paragraph-rsid="05f85743"/>
    </style:style>
    <style:style style:name="P1613" style:family="paragraph" style:parent-style-name="Heading_20_5">
      <style:paragraph-properties fo:text-align="justify" style:justify-single-word="false"/>
      <style:text-properties fo:font-weight="bold" officeooo:paragraph-rsid="05fa1407" style:font-weight-asian="bold" style:font-weight-complex="bold"/>
    </style:style>
    <style:style style:name="P1614" style:family="paragraph" style:parent-style-name="Heading_20_5">
      <style:paragraph-properties fo:text-align="justify" style:justify-single-word="false"/>
      <style:text-properties fo:font-weight="bold" officeooo:paragraph-rsid="05fa38d9" style:font-weight-asian="bold" style:font-weight-complex="bold"/>
    </style:style>
    <style:style style:name="P1615" style:family="paragraph" style:parent-style-name="Heading_20_5">
      <style:text-properties officeooo:paragraph-rsid="05fa38d9"/>
    </style:style>
    <style:style style:name="P1616" style:family="paragraph" style:parent-style-name="Heading_20_5">
      <style:paragraph-properties fo:text-align="justify" style:justify-single-word="false"/>
      <style:text-properties officeooo:paragraph-rsid="05fa38d9"/>
    </style:style>
    <style:style style:name="P1617" style:family="paragraph" style:parent-style-name="Heading_20_5">
      <style:paragraph-properties fo:text-align="justify" style:justify-single-word="false"/>
      <style:text-properties officeooo:paragraph-rsid="04faeb80"/>
    </style:style>
    <style:style style:name="P1618" style:family="paragraph" style:parent-style-name="Heading_20_5">
      <style:paragraph-properties fo:text-align="justify" style:justify-single-word="false"/>
      <style:text-properties officeooo:rsid="05a26968" officeooo:paragraph-rsid="05fa38d9"/>
    </style:style>
    <style:style style:name="P1619" style:family="paragraph" style:parent-style-name="Heading_20_5">
      <style:paragraph-properties fo:text-align="justify" style:justify-single-word="false"/>
      <style:text-properties officeooo:rsid="0619779f" officeooo:paragraph-rsid="061df962"/>
    </style:style>
    <style:style style:name="P1620" style:family="paragraph" style:parent-style-name="Heading_20_5">
      <style:text-properties officeooo:paragraph-rsid="0593df95"/>
    </style:style>
    <style:style style:name="P1621" style:family="paragraph" style:parent-style-name="Heading_20_5">
      <style:text-properties officeooo:paragraph-rsid="0627d2a8"/>
    </style:style>
    <style:style style:name="P1622" style:family="paragraph" style:parent-style-name="Heading_20_5">
      <style:text-properties officeooo:rsid="00ffa46c" officeooo:paragraph-rsid="0593df95"/>
    </style:style>
    <style:style style:name="P1623" style:family="paragraph" style:parent-style-name="Heading_20_5">
      <style:text-properties officeooo:paragraph-rsid="033786a3"/>
    </style:style>
    <style:style style:name="P1624" style:family="paragraph" style:parent-style-name="Heading_20_5">
      <style:text-properties officeooo:paragraph-rsid="0328896c"/>
    </style:style>
    <style:style style:name="P1625" style:family="paragraph" style:parent-style-name="Heading_20_5">
      <style:text-properties officeooo:paragraph-rsid="034df06d"/>
    </style:style>
    <style:style style:name="P1626" style:family="paragraph" style:parent-style-name="Heading_20_5">
      <style:text-properties officeooo:paragraph-rsid="035e1efb"/>
    </style:style>
    <style:style style:name="P1627" style:family="paragraph" style:parent-style-name="Heading_20_5">
      <style:text-properties officeooo:rsid="03cc378e" officeooo:paragraph-rsid="03cd11f2"/>
    </style:style>
    <style:style style:name="P1628" style:family="paragraph" style:parent-style-name="Heading_20_5">
      <style:text-properties officeooo:paragraph-rsid="019ce199"/>
    </style:style>
    <style:style style:name="P1629" style:family="paragraph" style:parent-style-name="Heading_20_5">
      <style:text-properties style:font-name="Liberation Serif" fo:language="fr" fo:country="CA" fo:font-weight="normal" officeooo:paragraph-rsid="019ce199" fo:background-color="transparent" style:font-size-asian="10.5pt" style:font-weight-asian="normal" style:font-weight-complex="normal"/>
    </style:style>
    <style:style style:name="P1630" style:family="paragraph" style:parent-style-name="Heading_20_6">
      <style:text-properties officeooo:paragraph-rsid="019ce199"/>
    </style:style>
    <style:style style:name="P1631" style:family="paragraph" style:parent-style-name="Heading_20_4">
      <style:text-properties officeooo:rsid="00163a3e" officeooo:paragraph-rsid="00105be9"/>
    </style:style>
    <style:style style:name="P1632" style:family="paragraph" style:parent-style-name="Heading_20_4">
      <style:text-properties officeooo:paragraph-rsid="05f85743"/>
    </style:style>
    <style:style style:name="P1633" style:family="paragraph" style:parent-style-name="Heading_20_4">
      <style:text-properties officeooo:rsid="01f3b8af" officeooo:paragraph-rsid="05fb6ae2"/>
    </style:style>
    <style:style style:name="P1634" style:family="paragraph" style:parent-style-name="Heading_20_4">
      <style:text-properties fo:font-weight="bold" officeooo:paragraph-rsid="0593df95" style:font-weight-asian="bold" style:font-weight-complex="bold"/>
    </style:style>
    <style:style style:name="P1635" style:family="paragraph" style:parent-style-name="Heading_20_4">
      <style:paragraph-properties fo:text-align="justify" style:justify-single-word="false"/>
      <style:text-properties fo:font-weight="bold" officeooo:rsid="00ffa46c" officeooo:paragraph-rsid="0593df95" style:font-weight-asian="bold" style:font-weight-complex="bold"/>
    </style:style>
    <style:style style:name="P1636" style:family="paragraph" style:parent-style-name="Heading_20_4">
      <style:text-properties fo:font-weight="bold" officeooo:paragraph-rsid="034df06d" style:font-weight-asian="bold" style:font-weight-complex="bold"/>
    </style:style>
    <style:style style:name="P1637" style:family="paragraph" style:parent-style-name="Heading_20_4">
      <style:text-properties officeooo:paragraph-rsid="065ec144"/>
    </style:style>
    <style:style style:name="P1638" style:family="paragraph" style:parent-style-name="Heading_20_4">
      <style:text-properties officeooo:paragraph-rsid="0405dcb0"/>
    </style:style>
    <style:style style:name="P1639" style:family="paragraph" style:parent-style-name="Heading_20_4">
      <style:text-properties officeooo:paragraph-rsid="06600ca9"/>
    </style:style>
    <style:style style:name="P1640" style:family="paragraph" style:parent-style-name="Heading_20_4">
      <style:paragraph-properties fo:text-align="justify" style:justify-single-word="false"/>
      <style:text-properties style:font-name="Liberation Serif" fo:language="fr" fo:country="CA" fo:font-style="normal" style:text-underline-style="none" officeooo:rsid="03ec3ab4" officeooo:paragraph-rsid="06d22c7b" fo:background-color="transparent" style:font-size-asian="10.5pt" style:font-style-asian="normal" style:font-style-complex="normal"/>
    </style:style>
    <style:style style:name="P1641" style:family="paragraph" style:parent-style-name="Heading_20_4">
      <style:text-properties style:font-name="Liberation Serif" fo:language="fr" fo:country="CA" fo:font-weight="normal" officeooo:rsid="07383645" officeooo:paragraph-rsid="019ce199" fo:background-color="transparent" style:font-size-asian="10.5pt" style:font-weight-asian="normal" style:font-weight-complex="normal"/>
    </style:style>
    <style:style style:name="P1642" style:family="paragraph" style:parent-style-name="Heading_20_4">
      <style:text-properties officeooo:paragraph-rsid="06b0489e"/>
    </style:style>
    <style:style style:name="P1643" style:family="paragraph" style:parent-style-name="Heading_20_4">
      <style:text-properties officeooo:paragraph-rsid="019ce199"/>
    </style:style>
    <style:style style:name="P1644" style:family="paragraph" style:parent-style-name="Table_20_Contents">
      <style:text-properties fo:font-weight="bold" officeooo:rsid="0ab0f993" officeooo:paragraph-rsid="073a07e7" style:font-weight-asian="bold" style:font-weight-complex="bold"/>
    </style:style>
    <style:style style:name="P1645" style:family="paragraph" style:parent-style-name="Table_20_Contents">
      <style:text-properties fo:font-weight="bold" officeooo:rsid="076ae3c6" officeooo:paragraph-rsid="073a07e7" style:font-weight-asian="bold" style:font-weight-complex="bold"/>
    </style:style>
    <style:style style:name="P1646" style:family="paragraph" style:parent-style-name="Table_20_Contents">
      <style:text-properties fo:font-weight="bold" officeooo:paragraph-rsid="073a07e7" style:font-weight-asian="bold" style:font-weight-complex="bold"/>
    </style:style>
    <style:style style:name="P1647" style:family="paragraph" style:parent-style-name="Table_20_Contents">
      <style:text-properties fo:font-weight="bold" officeooo:rsid="073a07e7" officeooo:paragraph-rsid="073a07e7" style:font-weight-asian="bold" style:font-weight-complex="bold"/>
    </style:style>
    <style:style style:name="P1648" style:family="paragraph" style:parent-style-name="Table_20_Contents">
      <style:text-properties fo:font-weight="bold" officeooo:rsid="073a07e7" officeooo:paragraph-rsid="073db667" style:font-weight-asian="bold" style:font-weight-complex="bold"/>
    </style:style>
    <style:style style:name="P1649" style:family="paragraph" style:parent-style-name="Table_20_Contents">
      <style:text-properties fo:font-weight="bold" officeooo:paragraph-rsid="073db667" style:font-weight-asian="bold" style:font-weight-complex="bold"/>
    </style:style>
    <style:style style:name="P1650" style:family="paragraph" style:parent-style-name="Table_20_Contents">
      <style:text-properties fo:font-style="italic" officeooo:paragraph-rsid="073a07e7" style:font-style-asian="italic" style:font-style-complex="italic"/>
    </style:style>
    <style:style style:name="P1651" style:family="paragraph" style:parent-style-name="Table_20_Contents">
      <style:text-properties fo:font-weight="normal" officeooo:rsid="073a07e7" officeooo:paragraph-rsid="073a07e7" style:font-weight-asian="normal" style:font-weight-complex="normal"/>
    </style:style>
    <style:style style:name="P1652" style:family="paragraph" style:parent-style-name="Table_20_Contents">
      <style:text-properties fo:font-weight="normal" officeooo:rsid="073a07e7" officeooo:paragraph-rsid="073db667" style:font-weight-asian="normal" style:font-weight-complex="normal"/>
    </style:style>
    <style:style style:name="P1653" style:family="paragraph" style:parent-style-name="MRAI">
      <style:paragraph-properties fo:keep-with-next="always"/>
      <style:text-properties officeooo:paragraph-rsid="073a07e7"/>
    </style:style>
    <style:style style:name="P1654" style:family="paragraph" style:parent-style-name="MRAI">
      <style:paragraph-properties fo:keep-with-next="always"/>
      <style:text-properties officeooo:paragraph-rsid="073db667"/>
    </style:style>
    <style:style style:name="T1" style:family="text">
      <style:text-properties officeooo:rsid="0f6c3be3"/>
    </style:style>
    <style:style style:name="T2" style:family="text">
      <style:text-properties fo:language="fr" fo:country="CA"/>
    </style:style>
    <style:style style:name="T3" style:family="text">
      <style:text-properties fo:language="fr" fo:country="CA" fo:background-color="transparent" loext:char-shading-value="0" style:font-size-asian="10.5pt"/>
    </style:style>
    <style:style style:name="T4" style:family="text">
      <style:text-properties fo:language="fr" fo:country="CA" officeooo:rsid="04a08f93" fo:background-color="transparent" loext:char-shading-value="0" style:font-size-asian="10.5pt"/>
    </style:style>
    <style:style style:name="T5" style:family="text">
      <style:text-properties fo:language="fr" fo:country="CA" officeooo:rsid="06e6d7b9" fo:background-color="transparent" loext:char-shading-value="0" style:font-size-asian="10.5pt"/>
    </style:style>
    <style:style style:name="T6" style:family="text">
      <style:text-properties fo:language="fr" fo:country="CA" fo:font-weight="normal" fo:background-color="transparent" loext:char-shading-value="0" style:font-size-asian="10.5pt" style:font-weight-asian="normal" style:font-weight-complex="normal"/>
    </style:style>
    <style:style style:name="T7" style:family="text">
      <style:text-properties fo:language="fr" fo:country="CA" fo:font-weight="bold" fo:background-color="transparent" loext:char-shading-value="0" style:font-size-asian="10.5pt" style:font-weight-asian="bold" style:font-weight-complex="bold"/>
    </style:style>
    <style:style style:name="T8" style:family="text">
      <style:text-properties fo:language="fr" fo:country="CA" fo:font-style="italic" fo:font-weight="normal" fo:background-color="transparent" loext:char-shading-value="0" style:font-size-asian="10.5pt" style:font-style-asian="italic" style:font-weight-asian="normal" style:font-style-complex="italic" style:font-weight-complex="normal"/>
    </style:style>
    <style:style style:name="T9" style:family="text">
      <style:text-properties fo:language="fr" fo:country="CA" fo:font-style="italic" style:text-underline-style="none" fo:font-weight="normal" officeooo:rsid="02b1b6fb" style:font-style-asian="italic" style:font-weight-asian="normal" style:font-style-complex="italic" style:font-weight-complex="normal"/>
    </style:style>
    <style:style style:name="T10" style:family="text">
      <style:text-properties fo:language="fr" fo:country="CA" fo:font-style="italic" style:text-underline-style="none" fo:font-weight="normal" officeooo:rsid="024936eb" style:font-style-asian="italic" style:font-weight-asian="normal" style:font-style-complex="italic" style:font-weight-complex="normal"/>
    </style:style>
    <style:style style:name="T11" style:family="text">
      <style:text-properties fo:language="fr" fo:country="CA" fo:font-style="italic" style:text-underline-style="none" fo:font-weight="normal" officeooo:rsid="02b16b51" style:font-style-asian="italic" style:font-weight-asian="normal" style:font-style-complex="italic" style:font-weight-complex="normal"/>
    </style:style>
    <style:style style:name="T12" style:family="text">
      <style:text-properties fo:language="fr" fo:country="CA" officeooo:rsid="02b1b6fb"/>
    </style:style>
    <style:style style:name="T13" style:family="text">
      <style:text-properties fo:language="fr" fo:country="CA" officeooo:rsid="02b16b51"/>
    </style:style>
    <style:style style:name="T14" style:family="text">
      <style:text-properties fo:language="fr" fo:country="CA" fo:font-style="normal" style:text-underline-style="none" fo:font-weight="normal" officeooo:rsid="024936eb" style:font-style-asian="normal" style:font-weight-asian="normal" style:font-style-complex="normal" style:font-weight-complex="normal"/>
    </style:style>
    <style:style style:name="T15" style:family="text">
      <style:text-properties fo:language="fr" fo:country="CA" fo:font-style="normal" style:text-underline-style="none" fo:font-weight="normal" officeooo:rsid="02b16b51" style:font-style-asian="normal" style:font-weight-asian="normal" style:font-style-complex="normal" style:font-weight-complex="normal"/>
    </style:style>
    <style:style style:name="T16" style:family="text">
      <style:text-properties fo:language="fr" fo:country="CA" fo:font-style="normal" style:text-underline-style="none" fo:font-weight="normal" officeooo:rsid="0f8164f9" style:font-style-asian="normal" style:font-weight-asian="normal" style:font-style-complex="normal" style:font-weight-complex="normal"/>
    </style:style>
    <style:style style:name="T17" style:family="text">
      <style:text-properties fo:language="fr" fo:country="CA" officeooo:rsid="0f8164f9"/>
    </style:style>
    <style:style style:name="T18" style:family="text">
      <style:text-properties fo:language="fr" fo:country="CA" officeooo:rsid="03254611"/>
    </style:style>
    <style:style style:name="T19" style:family="text">
      <style:text-properties fo:language="fr" fo:country="CA" officeooo:rsid="056be3f2"/>
    </style:style>
    <style:style style:name="T20" style:family="text">
      <style:text-properties fo:language="fr" fo:country="CA" officeooo:rsid="065151c2"/>
    </style:style>
    <style:style style:name="T21" style:family="text">
      <style:text-properties fo:font-weight="bold" style:font-weight-asian="bold" style:font-weight-complex="bold"/>
    </style:style>
    <style:style style:name="T22" style:family="text">
      <style:text-properties fo:font-weight="bold" officeooo:rsid="08010bb7" style:font-weight-asian="bold" style:font-weight-complex="bold"/>
    </style:style>
    <style:style style:name="T23" style:family="text">
      <style:text-properties fo:font-weight="bold" officeooo:rsid="08296854" style:font-weight-asian="bold" style:font-weight-complex="bold"/>
    </style:style>
    <style:style style:name="T24" style:family="text">
      <style:text-properties fo:font-weight="bold" officeooo:rsid="032c8ef3" style:font-weight-asian="bold" style:font-weight-complex="bold"/>
    </style:style>
    <style:style style:name="T25" style:family="text">
      <style:text-properties fo:font-weight="bold" officeooo:rsid="0a76b255" style:font-weight-asian="bold" style:font-weight-complex="bold"/>
    </style:style>
    <style:style style:name="T26" style:family="text">
      <style:text-properties fo:font-weight="bold" officeooo:rsid="0168fa14" style:font-weight-asian="bold" style:font-weight-complex="bold"/>
    </style:style>
    <style:style style:name="T27" style:family="text">
      <style:text-properties fo:font-weight="bold" officeooo:rsid="03a30db1" style:font-weight-asian="bold" style:font-weight-complex="bold"/>
    </style:style>
    <style:style style:name="T28" style:family="text">
      <style:text-properties fo:font-weight="bold" officeooo:rsid="0b118ea1" style:font-weight-asian="bold" style:font-weight-complex="bold"/>
    </style:style>
    <style:style style:name="T29" style:family="text">
      <style:text-properties fo:font-weight="bold" officeooo:rsid="0a0c133b" style:font-weight-asian="bold" style:font-weight-complex="bold"/>
    </style:style>
    <style:style style:name="T30" style:family="text">
      <style:text-properties fo:font-weight="bold" officeooo:rsid="0a950b70" style:font-weight-asian="bold" style:font-weight-complex="bold"/>
    </style:style>
    <style:style style:name="T31" style:family="text">
      <style:text-properties fo:font-weight="bold" officeooo:rsid="0bcf9561" style:font-weight-asian="bold" style:font-weight-complex="bold"/>
    </style:style>
    <style:style style:name="T32" style:family="text">
      <style:text-properties fo:font-weight="bold" officeooo:rsid="0048cdcf" style:font-weight-asian="bold" style:font-weight-complex="bold"/>
    </style:style>
    <style:style style:name="T33" style:family="text">
      <style:text-properties fo:font-weight="bold" officeooo:rsid="0332d1c8" style:font-weight-asian="bold" style:font-weight-complex="bold"/>
    </style:style>
    <style:style style:name="T34" style:family="text">
      <style:text-properties fo:font-weight="bold" officeooo:rsid="0334531c" style:font-weight-asian="bold" style:font-weight-complex="bold"/>
    </style:style>
    <style:style style:name="T35" style:family="text">
      <style:text-properties fo:font-weight="bold" officeooo:rsid="0b8e39ee" style:font-weight-asian="bold" style:font-weight-complex="bold"/>
    </style:style>
    <style:style style:name="T36" style:family="text">
      <style:text-properties fo:font-weight="bold" officeooo:rsid="0b7f9279" style:font-weight-asian="bold" style:font-weight-complex="bold"/>
    </style:style>
    <style:style style:name="T37" style:family="text">
      <style:text-properties fo:font-weight="bold" officeooo:rsid="0b9fd09e" style:font-weight-asian="bold" style:font-weight-complex="bold"/>
    </style:style>
    <style:style style:name="T38" style:family="text">
      <style:text-properties fo:font-weight="bold" officeooo:rsid="00c85a8f" style:font-weight-asian="bold" style:font-weight-complex="bold"/>
    </style:style>
    <style:style style:name="T39" style:family="text">
      <style:text-properties fo:font-weight="bold" officeooo:rsid="0b862db1" style:font-weight-asian="bold" style:font-weight-complex="bold"/>
    </style:style>
    <style:style style:name="T40" style:family="text">
      <style:text-properties fo:font-weight="bold" officeooo:rsid="0b9fe322" style:font-weight-asian="bold" style:font-weight-complex="bold"/>
    </style:style>
    <style:style style:name="T41" style:family="text">
      <style:text-properties fo:font-weight="bold" officeooo:rsid="0b908977" style:font-weight-asian="bold" style:font-weight-complex="bold"/>
    </style:style>
    <style:style style:name="T42" style:family="text">
      <style:text-properties fo:font-weight="bold" officeooo:rsid="1036aa23" style:font-weight-asian="bold" style:font-weight-complex="bold"/>
    </style:style>
    <style:style style:name="T43" style:family="text">
      <style:text-properties fo:font-weight="bold" officeooo:rsid="02e575d1" style:font-weight-asian="bold" style:font-weight-complex="bold"/>
    </style:style>
    <style:style style:name="T44" style:family="text">
      <style:text-properties fo:font-weight="bold" officeooo:rsid="10757ed2" style:font-weight-asian="bold" style:font-weight-complex="bold"/>
    </style:style>
    <style:style style:name="T45" style:family="text">
      <style:text-properties fo:font-weight="bold" officeooo:rsid="107ad84c" style:font-weight-asian="bold" style:font-weight-complex="bold"/>
    </style:style>
    <style:style style:name="T46" style:family="text">
      <style:text-properties fo:font-weight="bold" officeooo:rsid="0ed269fb" style:font-weight-asian="bold" style:font-weight-complex="bold"/>
    </style:style>
    <style:style style:name="T47" style:family="text">
      <style:text-properties fo:font-weight="bold" officeooo:rsid="008cfe39" style:font-weight-asian="bold" style:font-weight-complex="bold"/>
    </style:style>
    <style:style style:name="T48" style:family="text">
      <style:text-properties fo:font-weight="bold" officeooo:rsid="01947bf4" style:font-weight-asian="bold" style:font-weight-complex="bold"/>
    </style:style>
    <style:style style:name="T49" style:family="text">
      <style:text-properties fo:font-weight="bold" officeooo:rsid="0199988e" style:font-weight-asian="bold" style:font-weight-complex="bold"/>
    </style:style>
    <style:style style:name="T50" style:family="text">
      <style:text-properties fo:font-weight="bold" officeooo:rsid="01b39dca" style:font-weight-asian="bold" style:font-weight-complex="bold"/>
    </style:style>
    <style:style style:name="T51" style:family="text">
      <style:text-properties fo:font-weight="bold" officeooo:rsid="105acf11" style:font-weight-asian="bold" style:font-weight-complex="bold"/>
    </style:style>
    <style:style style:name="T52" style:family="text">
      <style:text-properties fo:font-weight="bold" officeooo:rsid="105e3a43" style:font-weight-asian="bold" style:font-weight-complex="bold"/>
    </style:style>
    <style:style style:name="T53" style:family="text">
      <style:text-properties fo:font-weight="bold" officeooo:rsid="026110cf" style:font-weight-asian="bold" style:font-weight-complex="bold"/>
    </style:style>
    <style:style style:name="T54" style:family="text">
      <style:text-properties fo:font-weight="bold" officeooo:rsid="02c73280" style:font-weight-asian="bold" style:font-weight-complex="bold"/>
    </style:style>
    <style:style style:name="T55" style:family="text">
      <style:text-properties fo:font-weight="bold" officeooo:rsid="02cd8a46" style:font-weight-asian="bold" style:font-weight-complex="bold"/>
    </style:style>
    <style:style style:name="T56" style:family="text">
      <style:text-properties fo:font-weight="bold" officeooo:rsid="0e8e5b91" style:font-weight-asian="bold" style:font-weight-complex="bold"/>
    </style:style>
    <style:style style:name="T57" style:family="text">
      <style:text-properties fo:font-weight="bold" officeooo:rsid="02e99fbd" style:font-weight-asian="bold" style:font-weight-complex="bold"/>
    </style:style>
    <style:style style:name="T58" style:family="text">
      <style:text-properties fo:font-weight="bold" officeooo:rsid="02ed0261" style:font-weight-asian="bold" style:font-weight-complex="bold"/>
    </style:style>
    <style:style style:name="T59" style:family="text">
      <style:text-properties fo:font-weight="bold" officeooo:rsid="02ee30f8" style:font-weight-asian="bold" style:font-weight-complex="bold"/>
    </style:style>
    <style:style style:name="T60" style:family="text">
      <style:text-properties fo:font-weight="bold" officeooo:rsid="02f2410e" style:font-weight-asian="bold" style:font-weight-complex="bold"/>
    </style:style>
    <style:style style:name="T61" style:family="text">
      <style:text-properties fo:font-weight="bold" officeooo:rsid="02f34d34" style:font-weight-asian="bold" style:font-weight-complex="bold"/>
    </style:style>
    <style:style style:name="T62" style:family="text">
      <style:text-properties fo:font-weight="bold" officeooo:rsid="02f6624b" style:font-weight-asian="bold" style:font-weight-complex="bold"/>
    </style:style>
    <style:style style:name="T63" style:family="text">
      <style:text-properties fo:font-weight="bold" officeooo:rsid="02fae438" style:font-weight-asian="bold" style:font-weight-complex="bold"/>
    </style:style>
    <style:style style:name="T64" style:family="text">
      <style:text-properties fo:font-weight="bold" officeooo:rsid="0304cd72" style:font-weight-asian="bold" style:font-weight-complex="bold"/>
    </style:style>
    <style:style style:name="T65" style:family="text">
      <style:text-properties fo:font-weight="bold" officeooo:rsid="0f70cc19" style:font-weight-asian="bold" style:font-weight-complex="bold"/>
    </style:style>
    <style:style style:name="T66" style:family="text">
      <style:text-properties fo:font-weight="bold" officeooo:rsid="031d9d80" style:font-weight-asian="bold" style:font-weight-complex="bold"/>
    </style:style>
    <style:style style:name="T67" style:family="text">
      <style:text-properties fo:font-weight="bold" officeooo:rsid="03210a75" style:font-weight-asian="bold" style:font-weight-complex="bold"/>
    </style:style>
    <style:style style:name="T68" style:family="text">
      <style:text-properties fo:font-weight="bold" officeooo:rsid="03212031" style:font-weight-asian="bold" style:font-weight-complex="bold"/>
    </style:style>
    <style:style style:name="T69" style:family="text">
      <style:text-properties fo:font-weight="bold" officeooo:rsid="032f5c46" style:font-weight-asian="bold" style:font-weight-complex="bold"/>
    </style:style>
    <style:style style:name="T70" style:family="text">
      <style:text-properties fo:font-weight="bold" officeooo:rsid="049cff9a" style:font-weight-asian="bold" style:font-weight-complex="bold"/>
    </style:style>
    <style:style style:name="T71" style:family="text">
      <style:text-properties fo:font-weight="bold" officeooo:rsid="049da7bb" style:font-weight-asian="bold" style:font-weight-complex="bold"/>
    </style:style>
    <style:style style:name="T72" style:family="text">
      <style:text-properties fo:font-weight="bold" officeooo:rsid="04bd50b1" style:font-weight-asian="bold" style:font-weight-complex="bold"/>
    </style:style>
    <style:style style:name="T73" style:family="text">
      <style:text-properties fo:font-weight="bold" officeooo:rsid="051f2808" style:font-weight-asian="bold" style:font-weight-complex="bold"/>
    </style:style>
    <style:style style:name="T74" style:family="text">
      <style:text-properties fo:font-weight="bold" officeooo:rsid="0525fe1a" style:font-weight-asian="bold" style:font-weight-complex="bold"/>
    </style:style>
    <style:style style:name="T75" style:family="text">
      <style:text-properties fo:font-weight="bold" officeooo:rsid="0572e77d" style:font-weight-asian="bold" style:font-weight-complex="bold"/>
    </style:style>
    <style:style style:name="T76" style:family="text">
      <style:text-properties fo:font-weight="bold" officeooo:rsid="057662bc" style:font-weight-asian="bold" style:font-weight-complex="bold"/>
    </style:style>
    <style:style style:name="T77" style:family="text">
      <style:text-properties fo:font-weight="bold" officeooo:rsid="0618d93f" style:font-weight-asian="bold" style:font-weight-complex="bold"/>
    </style:style>
    <style:style style:name="T78" style:family="text">
      <style:text-properties fo:font-weight="bold" officeooo:rsid="062678fd" style:font-weight-asian="bold" style:font-weight-complex="bold"/>
    </style:style>
    <style:style style:name="T79" style:family="text">
      <style:text-properties officeooo:rsid="001178ab"/>
    </style:style>
    <style:style style:name="T80" style:family="text">
      <style:text-properties fo:font-style="italic"/>
    </style:style>
    <style:style style:name="T81" style:family="text">
      <style:text-properties fo:font-style="italic" style:font-style-asian="italic"/>
    </style:style>
    <style:style style:name="T82" style:family="text">
      <style:text-properties fo:font-style="italic" style:font-style-asian="italic" style:font-style-complex="italic"/>
    </style:style>
    <style:style style:name="T83" style:family="text">
      <style:text-properties fo:font-style="italic" officeooo:rsid="05346be2" style:font-style-asian="italic" style:font-style-complex="italic"/>
    </style:style>
    <style:style style:name="T84" style:family="text">
      <style:text-properties fo:font-style="italic" officeooo:rsid="04a15461" style:font-style-asian="italic" style:font-style-complex="italic"/>
    </style:style>
    <style:style style:name="T85" style:family="text">
      <style:text-properties fo:font-style="italic" officeooo:rsid="05a75141" style:font-style-asian="italic" style:font-style-complex="italic"/>
    </style:style>
    <style:style style:name="T86" style:family="text">
      <style:text-properties fo:font-style="italic" officeooo:rsid="0656614d" style:font-style-asian="italic" style:font-style-complex="italic"/>
    </style:style>
    <style:style style:name="T87" style:family="text">
      <style:text-properties fo:font-style="italic" officeooo:rsid="065ba082" style:font-style-asian="italic" style:font-style-complex="italic"/>
    </style:style>
    <style:style style:name="T88" style:family="text">
      <style:text-properties fo:font-style="italic" officeooo:rsid="059cd604" style:font-style-asian="italic" style:font-style-complex="italic"/>
    </style:style>
    <style:style style:name="T89" style:family="text">
      <style:text-properties fo:font-style="italic" officeooo:rsid="059e18b5" style:font-style-asian="italic" style:font-style-complex="italic"/>
    </style:style>
    <style:style style:name="T90" style:family="text">
      <style:text-properties fo:font-style="italic" officeooo:rsid="05a1f027" style:font-style-asian="italic" style:font-style-complex="italic"/>
    </style:style>
    <style:style style:name="T91" style:family="text">
      <style:text-properties fo:font-style="italic" officeooo:rsid="0ab068fc" style:font-style-asian="italic" style:font-style-complex="italic"/>
    </style:style>
    <style:style style:name="T92" style:family="text">
      <style:text-properties fo:font-style="italic" officeooo:rsid="0bd30c35" style:font-style-asian="italic" style:font-style-complex="italic"/>
    </style:style>
    <style:style style:name="T93" style:family="text">
      <style:text-properties fo:font-style="italic" officeooo:rsid="043d0166" style:font-style-asian="italic" style:font-style-complex="italic"/>
    </style:style>
    <style:style style:name="T94" style:family="text">
      <style:text-properties fo:font-style="italic" officeooo:rsid="0baf42fb" style:font-style-asian="italic" style:font-style-complex="italic"/>
    </style:style>
    <style:style style:name="T95" style:family="text">
      <style:text-properties fo:font-style="italic" officeooo:rsid="0201fb7d" style:font-style-asian="italic" style:font-style-complex="italic"/>
    </style:style>
    <style:style style:name="T96" style:family="text">
      <style:text-properties fo:font-style="italic" officeooo:rsid="007492ec" style:font-style-asian="italic" style:font-style-complex="italic"/>
    </style:style>
    <style:style style:name="T97" style:family="text">
      <style:text-properties fo:font-style="italic" officeooo:rsid="02819e37" style:font-style-asian="italic" style:font-style-complex="italic"/>
    </style:style>
    <style:style style:name="T98" style:family="text">
      <style:text-properties fo:font-style="italic" officeooo:rsid="02803ab7" style:font-style-asian="italic" style:font-style-complex="italic"/>
    </style:style>
    <style:style style:name="T99" style:family="text">
      <style:text-properties fo:font-style="italic" officeooo:rsid="0549cdc8" style:font-style-asian="italic" style:font-style-complex="italic"/>
    </style:style>
    <style:style style:name="T100" style:family="text">
      <style:text-properties fo:font-style="italic" officeooo:rsid="08b254e0" style:font-style-asian="italic" style:font-style-complex="italic"/>
    </style:style>
    <style:style style:name="T101" style:family="text">
      <style:text-properties fo:font-style="italic" officeooo:rsid="0bc869c7" style:font-style-asian="italic" style:font-style-complex="italic"/>
    </style:style>
    <style:style style:name="T102" style:family="text">
      <style:text-properties fo:font-style="italic" officeooo:rsid="082ffff5" style:font-style-asian="italic" style:font-style-complex="italic"/>
    </style:style>
    <style:style style:name="T103" style:family="text">
      <style:text-properties fo:font-style="italic" officeooo:rsid="08296854" style:font-style-asian="italic" style:font-style-complex="italic"/>
    </style:style>
    <style:style style:name="T104" style:family="text">
      <style:text-properties fo:font-style="italic" officeooo:rsid="08331617" style:font-style-asian="italic" style:font-style-complex="italic"/>
    </style:style>
    <style:style style:name="T105" style:family="text">
      <style:text-properties fo:font-style="italic" officeooo:rsid="0d4d5c51" style:font-style-asian="italic" style:font-style-complex="italic"/>
    </style:style>
    <style:style style:name="T106" style:family="text">
      <style:text-properties fo:font-style="italic" officeooo:rsid="0d50c5ba" style:font-style-asian="italic" style:font-style-complex="italic"/>
    </style:style>
    <style:style style:name="T107" style:family="text">
      <style:text-properties fo:font-style="italic" officeooo:rsid="0abff580" style:font-style-asian="italic" style:font-style-complex="italic"/>
    </style:style>
    <style:style style:name="T108" style:family="text">
      <style:text-properties fo:font-style="italic" officeooo:rsid="0bddf40b" style:font-style-asian="italic" style:font-style-complex="italic"/>
    </style:style>
    <style:style style:name="T109" style:family="text">
      <style:text-properties fo:font-style="italic" officeooo:rsid="01ea7e33" style:font-style-asian="italic" style:font-style-complex="italic"/>
    </style:style>
    <style:style style:name="T110" style:family="text">
      <style:text-properties fo:font-style="italic" officeooo:rsid="0ac6b73e" style:font-style-asian="italic" style:font-style-complex="italic"/>
    </style:style>
    <style:style style:name="T111" style:family="text">
      <style:text-properties fo:font-style="italic" officeooo:rsid="07473f2f" style:font-style-asian="italic" style:font-style-complex="italic"/>
    </style:style>
    <style:style style:name="T112" style:family="text">
      <style:text-properties fo:font-style="italic" officeooo:rsid="0beb6963" style:font-style-asian="italic" style:font-style-complex="italic"/>
    </style:style>
    <style:style style:name="T113" style:family="text">
      <style:text-properties fo:font-style="italic" officeooo:rsid="08459968" style:font-style-asian="italic" style:font-style-complex="italic"/>
    </style:style>
    <style:style style:name="T114" style:family="text">
      <style:text-properties fo:font-style="italic" officeooo:rsid="08410cb1" style:font-style-asian="italic" style:font-style-complex="italic"/>
    </style:style>
    <style:style style:name="T115" style:family="text">
      <style:text-properties fo:font-style="italic" officeooo:rsid="09805ee7" style:font-style-asian="italic" style:font-style-complex="italic"/>
    </style:style>
    <style:style style:name="T116" style:family="text">
      <style:text-properties fo:font-style="italic" officeooo:rsid="031a23c1" style:font-style-asian="italic" style:font-style-complex="italic"/>
    </style:style>
    <style:style style:name="T117" style:family="text">
      <style:text-properties fo:font-style="italic" officeooo:rsid="086ae4c4" style:font-style-asian="italic" style:font-style-complex="italic"/>
    </style:style>
    <style:style style:name="T118" style:family="text">
      <style:text-properties fo:font-style="italic" officeooo:rsid="0ac99a06" style:font-style-asian="italic" style:font-style-complex="italic"/>
    </style:style>
    <style:style style:name="T119" style:family="text">
      <style:text-properties fo:font-style="italic" officeooo:rsid="0877c802" style:font-style-asian="italic" style:font-style-complex="italic"/>
    </style:style>
    <style:style style:name="T120" style:family="text">
      <style:text-properties fo:font-style="italic" officeooo:rsid="0acb3b0b" style:font-style-asian="italic" style:font-style-complex="italic"/>
    </style:style>
    <style:style style:name="T121" style:family="text">
      <style:text-properties fo:font-style="italic" officeooo:rsid="0ad49f88" style:font-style-asian="italic" style:font-style-complex="italic"/>
    </style:style>
    <style:style style:name="T122" style:family="text">
      <style:text-properties fo:font-style="italic" officeooo:rsid="01edf2c3" style:font-style-asian="italic" style:font-style-complex="italic"/>
    </style:style>
    <style:style style:name="T123" style:family="text">
      <style:text-properties fo:font-style="italic" officeooo:rsid="05516f7d" style:font-style-asian="italic" style:font-style-complex="italic"/>
    </style:style>
    <style:style style:name="T124" style:family="text">
      <style:text-properties fo:font-style="italic" officeooo:rsid="0ab96b89" style:font-style-asian="italic" style:font-style-complex="italic"/>
    </style:style>
    <style:style style:name="T125" style:family="text">
      <style:text-properties fo:font-style="italic" officeooo:rsid="02b485b1" style:font-style-asian="italic" style:font-style-complex="italic"/>
    </style:style>
    <style:style style:name="T126" style:family="text">
      <style:text-properties fo:font-style="italic" officeooo:rsid="0058b82a" style:font-style-asian="italic" style:font-style-complex="italic"/>
    </style:style>
    <style:style style:name="T127" style:family="text">
      <style:text-properties fo:font-style="italic" officeooo:rsid="005600a8" style:font-style-asian="italic" style:font-style-complex="italic"/>
    </style:style>
    <style:style style:name="T128" style:family="text">
      <style:text-properties fo:font-style="italic" officeooo:rsid="08a3bce8" style:font-style-asian="italic" style:font-style-complex="italic"/>
    </style:style>
    <style:style style:name="T129" style:family="text">
      <style:text-properties fo:font-style="italic" officeooo:rsid="005bee3b" style:font-style-asian="italic" style:font-style-complex="italic"/>
    </style:style>
    <style:style style:name="T130" style:family="text">
      <style:text-properties fo:font-style="italic" officeooo:rsid="0881f106" style:font-style-asian="italic" style:font-style-complex="italic"/>
    </style:style>
    <style:style style:name="T131" style:family="text">
      <style:text-properties fo:font-style="italic" officeooo:rsid="0888c62a" style:font-style-asian="italic" style:font-style-complex="italic"/>
    </style:style>
    <style:style style:name="T132" style:family="text">
      <style:text-properties fo:font-style="italic" officeooo:rsid="0093ca86" style:font-style-asian="italic" style:font-style-complex="italic"/>
    </style:style>
    <style:style style:name="T133" style:family="text">
      <style:text-properties fo:font-style="italic" officeooo:rsid="099bd2d9" style:font-style-asian="italic" style:font-style-complex="italic"/>
    </style:style>
    <style:style style:name="T134" style:family="text">
      <style:text-properties fo:font-style="italic" officeooo:rsid="0ad7def0" style:font-style-asian="italic" style:font-style-complex="italic"/>
    </style:style>
    <style:style style:name="T135" style:family="text">
      <style:text-properties fo:font-style="italic" officeooo:rsid="008f9478" style:font-style-asian="italic" style:font-style-complex="italic"/>
    </style:style>
    <style:style style:name="T136" style:family="text">
      <style:text-properties fo:font-style="italic" officeooo:rsid="09b86e08" style:font-style-asian="italic" style:font-style-complex="italic"/>
    </style:style>
    <style:style style:name="T137" style:family="text">
      <style:text-properties fo:font-style="italic" officeooo:rsid="0bd5c52d" style:font-style-asian="italic" style:font-style-complex="italic"/>
    </style:style>
    <style:style style:name="T138" style:family="text">
      <style:text-properties fo:font-style="italic" officeooo:rsid="0097eb98" style:font-style-asian="italic" style:font-style-complex="italic"/>
    </style:style>
    <style:style style:name="T139" style:family="text">
      <style:text-properties fo:font-style="italic" officeooo:rsid="0079ddbb" style:font-style-asian="italic" style:font-style-complex="italic"/>
    </style:style>
    <style:style style:name="T140" style:family="text">
      <style:text-properties fo:font-style="italic" officeooo:rsid="0adfdeff" style:font-style-asian="italic" style:font-style-complex="italic"/>
    </style:style>
    <style:style style:name="T141" style:family="text">
      <style:text-properties fo:font-style="italic" officeooo:rsid="0016fb5c" style:font-style-asian="italic" style:font-style-complex="italic"/>
    </style:style>
    <style:style style:name="T142" style:family="text">
      <style:text-properties fo:font-style="italic" officeooo:rsid="07e5e730" style:font-style-asian="italic" style:font-style-complex="italic"/>
    </style:style>
    <style:style style:name="T143" style:family="text">
      <style:text-properties fo:font-style="italic" officeooo:rsid="07e50d86" style:font-style-asian="italic" style:font-style-complex="italic"/>
    </style:style>
    <style:style style:name="T144" style:family="text">
      <style:text-properties fo:font-style="italic" officeooo:rsid="07e8cc68" style:font-style-asian="italic" style:font-style-complex="italic"/>
    </style:style>
    <style:style style:name="T145" style:family="text">
      <style:text-properties fo:font-style="italic" officeooo:rsid="0ae21d2a" style:font-style-asian="italic" style:font-style-complex="italic"/>
    </style:style>
    <style:style style:name="T146" style:family="text">
      <style:text-properties fo:font-style="italic" officeooo:rsid="0ae47240" style:font-style-asian="italic" style:font-style-complex="italic"/>
    </style:style>
    <style:style style:name="T147" style:family="text">
      <style:text-properties fo:font-style="italic" officeooo:rsid="03722520" style:font-style-asian="italic" style:font-style-complex="italic"/>
    </style:style>
    <style:style style:name="T148" style:family="text">
      <style:text-properties fo:font-style="italic" officeooo:rsid="037e90a4" style:font-style-asian="italic" style:font-style-complex="italic"/>
    </style:style>
    <style:style style:name="T149" style:family="text">
      <style:text-properties fo:font-style="italic" officeooo:rsid="0377ff6e" style:font-style-asian="italic" style:font-style-complex="italic"/>
    </style:style>
    <style:style style:name="T150" style:family="text">
      <style:text-properties fo:font-style="italic" officeooo:rsid="0379688f" style:font-style-asian="italic" style:font-style-complex="italic"/>
    </style:style>
    <style:style style:name="T151" style:family="text">
      <style:text-properties fo:font-style="italic" officeooo:rsid="036e639f" style:font-style-asian="italic" style:font-style-complex="italic"/>
    </style:style>
    <style:style style:name="T152" style:family="text">
      <style:text-properties fo:font-style="italic" officeooo:rsid="0ae48ed4" style:font-style-asian="italic" style:font-style-complex="italic"/>
    </style:style>
    <style:style style:name="T153" style:family="text">
      <style:text-properties fo:font-style="italic" officeooo:rsid="0ae5bfc3" style:font-style-asian="italic" style:font-style-complex="italic"/>
    </style:style>
    <style:style style:name="T154" style:family="text">
      <style:text-properties fo:font-style="italic" officeooo:rsid="01470f3a" style:font-style-asian="italic" style:font-style-complex="italic"/>
    </style:style>
    <style:style style:name="T155" style:family="text">
      <style:text-properties fo:font-style="italic" officeooo:rsid="0395fda2" style:font-style-asian="italic" style:font-style-complex="italic"/>
    </style:style>
    <style:style style:name="T156" style:family="text">
      <style:text-properties fo:font-style="italic" officeooo:rsid="09f58f96" style:font-style-asian="italic" style:font-style-complex="italic"/>
    </style:style>
    <style:style style:name="T157" style:family="text">
      <style:text-properties fo:font-style="italic" officeooo:rsid="03a30db1" style:font-style-asian="italic" style:font-style-complex="italic"/>
    </style:style>
    <style:style style:name="T158" style:family="text">
      <style:text-properties fo:font-style="italic" officeooo:rsid="0aec4fd2" style:font-style-asian="italic" style:font-style-complex="italic"/>
    </style:style>
    <style:style style:name="T159" style:family="text">
      <style:text-properties fo:font-style="italic" officeooo:rsid="0a4a084b" style:font-style-asian="italic" style:font-style-complex="italic"/>
    </style:style>
    <style:style style:name="T160" style:family="text">
      <style:text-properties fo:font-style="italic" officeooo:rsid="0af1632e" style:font-style-asian="italic" style:font-style-complex="italic"/>
    </style:style>
    <style:style style:name="T161" style:family="text">
      <style:text-properties fo:font-style="italic" officeooo:rsid="08dba009" style:font-style-asian="italic" style:font-style-complex="italic"/>
    </style:style>
    <style:style style:name="T162" style:family="text">
      <style:text-properties fo:font-style="italic" officeooo:rsid="0af4d370" style:font-style-asian="italic" style:font-style-complex="italic"/>
    </style:style>
    <style:style style:name="T163" style:family="text">
      <style:text-properties fo:font-style="italic" officeooo:rsid="08e000fe" style:font-style-asian="italic" style:font-style-complex="italic"/>
    </style:style>
    <style:style style:name="T164" style:family="text">
      <style:text-properties fo:font-style="italic" officeooo:rsid="0af6d2a0" style:font-style-asian="italic" style:font-style-complex="italic"/>
    </style:style>
    <style:style style:name="T165" style:family="text">
      <style:text-properties fo:font-style="italic" officeooo:rsid="08ec4da4" style:font-style-asian="italic" style:font-style-complex="italic"/>
    </style:style>
    <style:style style:name="T166" style:family="text">
      <style:text-properties fo:font-style="italic" officeooo:rsid="0af77534" style:font-style-asian="italic" style:font-style-complex="italic"/>
    </style:style>
    <style:style style:name="T167" style:family="text">
      <style:text-properties fo:font-style="italic" officeooo:rsid="092a5f9d" style:font-style-asian="italic" style:font-style-complex="italic"/>
    </style:style>
    <style:style style:name="T168" style:family="text">
      <style:text-properties fo:font-style="italic" officeooo:rsid="0afb3fd4" style:font-style-asian="italic" style:font-style-complex="italic"/>
    </style:style>
    <style:style style:name="T169" style:family="text">
      <style:text-properties fo:font-style="italic" officeooo:rsid="01389797" style:font-style-asian="italic" style:font-style-complex="italic"/>
    </style:style>
    <style:style style:name="T170" style:family="text">
      <style:text-properties fo:font-style="italic" officeooo:rsid="0139b23b" style:font-style-asian="italic" style:font-style-complex="italic"/>
    </style:style>
    <style:style style:name="T171" style:family="text">
      <style:text-properties fo:font-style="italic" officeooo:rsid="07d792fd" style:font-style-asian="italic" style:font-style-complex="italic"/>
    </style:style>
    <style:style style:name="T172" style:family="text">
      <style:text-properties fo:font-style="italic" officeooo:rsid="0afe7779" style:font-style-asian="italic" style:font-style-complex="italic"/>
    </style:style>
    <style:style style:name="T173" style:family="text">
      <style:text-properties fo:font-style="italic" officeooo:rsid="0b1b8690" style:font-style-asian="italic" style:font-style-complex="italic"/>
    </style:style>
    <style:style style:name="T174" style:family="text">
      <style:text-properties fo:font-style="italic" officeooo:rsid="0134cf5c" style:font-style-asian="italic" style:font-style-complex="italic"/>
    </style:style>
    <style:style style:name="T175" style:family="text">
      <style:text-properties fo:font-style="italic" officeooo:rsid="0b050041" style:font-style-asian="italic" style:font-style-complex="italic"/>
    </style:style>
    <style:style style:name="T176" style:family="text">
      <style:text-properties fo:font-style="italic" officeooo:rsid="0b08081d" style:font-style-asian="italic" style:font-style-complex="italic"/>
    </style:style>
    <style:style style:name="T177" style:family="text">
      <style:text-properties fo:font-style="italic" officeooo:rsid="0b0eca78" style:font-style-asian="italic" style:font-style-complex="italic"/>
    </style:style>
    <style:style style:name="T178" style:family="text">
      <style:text-properties fo:font-style="italic" officeooo:rsid="0b1fd700" style:font-style-asian="italic" style:font-style-complex="italic"/>
    </style:style>
    <style:style style:name="T179" style:family="text">
      <style:text-properties fo:font-style="italic" officeooo:rsid="0a353f7c" style:font-style-asian="italic" style:font-style-complex="italic"/>
    </style:style>
    <style:style style:name="T180" style:family="text">
      <style:text-properties fo:font-style="italic" officeooo:rsid="0b294b09" style:font-style-asian="italic" style:font-style-complex="italic"/>
    </style:style>
    <style:style style:name="T181" style:family="text">
      <style:text-properties fo:font-style="italic" officeooo:rsid="0a20da52" style:font-style-asian="italic" style:font-style-complex="italic"/>
    </style:style>
    <style:style style:name="T182" style:family="text">
      <style:text-properties fo:font-style="italic" officeooo:rsid="0a304e0b" style:font-style-asian="italic" style:font-style-complex="italic"/>
    </style:style>
    <style:style style:name="T183" style:family="text">
      <style:text-properties fo:font-style="italic" officeooo:rsid="034dc4f8" style:font-style-asian="italic" style:font-style-complex="italic"/>
    </style:style>
    <style:style style:name="T184" style:family="text">
      <style:text-properties fo:font-style="italic" officeooo:rsid="0a85caf8" style:font-style-asian="italic" style:font-style-complex="italic"/>
    </style:style>
    <style:style style:name="T185" style:family="text">
      <style:text-properties fo:font-style="italic" officeooo:rsid="0b34c806" style:font-style-asian="italic" style:font-style-complex="italic"/>
    </style:style>
    <style:style style:name="T186" style:family="text">
      <style:text-properties fo:font-style="italic" officeooo:rsid="0a8faa22" style:font-style-asian="italic" style:font-style-complex="italic"/>
    </style:style>
    <style:style style:name="T187" style:family="text">
      <style:text-properties fo:font-style="italic" officeooo:rsid="0b3c8b05" style:font-style-asian="italic" style:font-style-complex="italic"/>
    </style:style>
    <style:style style:name="T188" style:family="text">
      <style:text-properties fo:font-style="italic" officeooo:rsid="0b47196f" style:font-style-asian="italic" style:font-style-complex="italic"/>
    </style:style>
    <style:style style:name="T189" style:family="text">
      <style:text-properties fo:font-style="italic" officeooo:rsid="0b47feaf" style:font-style-asian="italic" style:font-style-complex="italic"/>
    </style:style>
    <style:style style:name="T190" style:family="text">
      <style:text-properties fo:font-style="italic" officeooo:rsid="0b46040f" style:font-style-asian="italic" style:font-style-complex="italic"/>
    </style:style>
    <style:style style:name="T191" style:family="text">
      <style:text-properties fo:font-style="italic" officeooo:rsid="0a918f1a" style:font-style-asian="italic" style:font-style-complex="italic"/>
    </style:style>
    <style:style style:name="T192" style:family="text">
      <style:text-properties fo:font-style="italic" officeooo:rsid="0c015f28" style:font-style-asian="italic" style:font-style-complex="italic"/>
    </style:style>
    <style:style style:name="T193" style:family="text">
      <style:text-properties fo:font-style="italic" officeooo:rsid="055ed5b7" style:font-style-asian="italic" style:font-style-complex="italic"/>
    </style:style>
    <style:style style:name="T194" style:family="text">
      <style:text-properties fo:font-style="italic" officeooo:rsid="05595d0e" style:font-style-asian="italic" style:font-style-complex="italic"/>
    </style:style>
    <style:style style:name="T195" style:family="text">
      <style:text-properties fo:font-style="italic" officeooo:rsid="055c56b8" style:font-style-asian="italic" style:font-style-complex="italic"/>
    </style:style>
    <style:style style:name="T196" style:family="text">
      <style:text-properties fo:font-style="italic" officeooo:rsid="05457ee8" style:font-style-asian="italic" style:font-style-complex="italic"/>
    </style:style>
    <style:style style:name="T197" style:family="text">
      <style:text-properties fo:font-style="italic" officeooo:rsid="0948dd57" style:font-style-asian="italic" style:font-style-complex="italic"/>
    </style:style>
    <style:style style:name="T198" style:family="text">
      <style:text-properties fo:font-style="italic" officeooo:rsid="05569f51" style:font-style-asian="italic" style:font-style-complex="italic"/>
    </style:style>
    <style:style style:name="T199" style:family="text">
      <style:text-properties fo:font-style="italic" officeooo:rsid="0d910c52" style:font-style-asian="italic" style:font-style-complex="italic"/>
    </style:style>
    <style:style style:name="T200" style:family="text">
      <style:text-properties fo:font-style="italic" officeooo:rsid="0b4dd1d6" style:font-style-asian="italic" style:font-style-complex="italic"/>
    </style:style>
    <style:style style:name="T201" style:family="text">
      <style:text-properties fo:font-style="italic" officeooo:rsid="09d02d59" style:font-style-asian="italic" style:font-style-complex="italic"/>
    </style:style>
    <style:style style:name="T202" style:family="text">
      <style:text-properties fo:font-style="italic" officeooo:rsid="0910f75c" style:font-style-asian="italic" style:font-style-complex="italic"/>
    </style:style>
    <style:style style:name="T203" style:family="text">
      <style:text-properties fo:font-style="italic" officeooo:rsid="0b4e6cba" style:font-style-asian="italic" style:font-style-complex="italic"/>
    </style:style>
    <style:style style:name="T204" style:family="text">
      <style:text-properties fo:font-style="italic" officeooo:rsid="0bcf9561" style:font-style-asian="italic" style:font-style-complex="italic"/>
    </style:style>
    <style:style style:name="T205" style:family="text">
      <style:text-properties fo:font-style="italic" officeooo:rsid="0b5599e6" style:font-style-asian="italic" style:font-style-complex="italic"/>
    </style:style>
    <style:style style:name="T206" style:family="text">
      <style:text-properties fo:font-style="italic" officeooo:rsid="002aaf3e" style:font-style-asian="italic" style:font-style-complex="italic"/>
    </style:style>
    <style:style style:name="T207" style:family="text">
      <style:text-properties fo:font-style="italic" officeooo:rsid="0b57fdaa" style:font-style-asian="italic" style:font-style-complex="italic"/>
    </style:style>
    <style:style style:name="T208" style:family="text">
      <style:text-properties fo:font-style="italic" officeooo:rsid="003c59d8" style:font-style-asian="italic" style:font-style-complex="italic"/>
    </style:style>
    <style:style style:name="T209" style:family="text">
      <style:text-properties fo:font-style="italic" officeooo:rsid="056bb9d1" style:font-style-asian="italic" style:font-style-complex="italic"/>
    </style:style>
    <style:style style:name="T210" style:family="text">
      <style:text-properties fo:font-style="italic" officeooo:rsid="00479fa2" style:font-style-asian="italic" style:font-style-complex="italic"/>
    </style:style>
    <style:style style:name="T211" style:family="text">
      <style:text-properties fo:font-style="italic" officeooo:rsid="0b63d0cd" style:font-style-asian="italic" style:font-style-complex="italic"/>
    </style:style>
    <style:style style:name="T212" style:family="text">
      <style:text-properties fo:font-style="italic" officeooo:rsid="0b63b4f4" style:font-style-asian="italic" style:font-style-complex="italic"/>
    </style:style>
    <style:style style:name="T213" style:family="text">
      <style:text-properties fo:font-style="italic" officeooo:rsid="098ba681" style:font-style-asian="italic" style:font-style-complex="italic"/>
    </style:style>
    <style:style style:name="T214" style:family="text">
      <style:text-properties fo:font-style="italic" officeooo:rsid="0b6c8b08" style:font-style-asian="italic" style:font-style-complex="italic"/>
    </style:style>
    <style:style style:name="T215" style:family="text">
      <style:text-properties fo:font-style="italic" officeooo:rsid="0b6d8a48" style:font-style-asian="italic" style:font-style-complex="italic"/>
    </style:style>
    <style:style style:name="T216" style:family="text">
      <style:text-properties fo:font-style="italic" officeooo:rsid="09224ad6" style:font-style-asian="italic" style:font-style-complex="italic"/>
    </style:style>
    <style:style style:name="T217" style:family="text">
      <style:text-properties fo:font-style="italic" officeooo:rsid="0b6e1703" style:font-style-asian="italic" style:font-style-complex="italic"/>
    </style:style>
    <style:style style:name="T218" style:family="text">
      <style:text-properties fo:font-style="italic" officeooo:rsid="0a5b5c06" style:font-style-asian="italic" style:font-style-complex="italic"/>
    </style:style>
    <style:style style:name="T219" style:family="text">
      <style:text-properties fo:font-style="italic" officeooo:rsid="00ab19a7" style:font-style-asian="italic" style:font-style-complex="italic"/>
    </style:style>
    <style:style style:name="T220" style:family="text">
      <style:text-properties fo:font-style="italic" officeooo:rsid="00b0f210" style:font-style-asian="italic" style:font-style-complex="italic"/>
    </style:style>
    <style:style style:name="T221" style:family="text">
      <style:text-properties fo:font-style="italic" officeooo:rsid="0332d1c8" style:font-style-asian="italic" style:font-style-complex="italic"/>
    </style:style>
    <style:style style:name="T222" style:family="text">
      <style:text-properties fo:font-style="italic" officeooo:rsid="0334531c" style:font-style-asian="italic" style:font-style-complex="italic"/>
    </style:style>
    <style:style style:name="T223" style:family="text">
      <style:text-properties fo:font-style="italic" officeooo:rsid="0b7858c0" style:font-style-asian="italic" style:font-style-complex="italic"/>
    </style:style>
    <style:style style:name="T224" style:family="text">
      <style:text-properties fo:font-style="italic" officeooo:rsid="0b7f9279" style:font-style-asian="italic" style:font-style-complex="italic"/>
    </style:style>
    <style:style style:name="T225" style:family="text">
      <style:text-properties fo:font-style="italic" officeooo:rsid="00c85a8f" style:font-style-asian="italic" style:font-style-complex="italic"/>
    </style:style>
    <style:style style:name="T226" style:family="text">
      <style:text-properties fo:font-style="italic" officeooo:rsid="0b87e3d1" style:font-style-asian="italic" style:font-style-complex="italic"/>
    </style:style>
    <style:style style:name="T227" style:family="text">
      <style:text-properties fo:font-style="italic" officeooo:rsid="0b862db1" style:font-style-asian="italic" style:font-style-complex="italic"/>
    </style:style>
    <style:style style:name="T228" style:family="text">
      <style:text-properties fo:font-style="italic" officeooo:rsid="0b8afc7e" style:font-style-asian="italic" style:font-style-complex="italic"/>
    </style:style>
    <style:style style:name="T229" style:family="text">
      <style:text-properties fo:font-style="italic" officeooo:rsid="02477b38" style:font-style-asian="italic" style:font-style-complex="italic"/>
    </style:style>
    <style:style style:name="T230" style:family="text">
      <style:text-properties fo:font-style="italic" officeooo:rsid="0ba835a0" style:font-style-asian="italic" style:font-style-complex="italic"/>
    </style:style>
    <style:style style:name="T231" style:family="text">
      <style:text-properties fo:font-style="italic" officeooo:rsid="0b9fe322" style:font-style-asian="italic" style:font-style-complex="italic"/>
    </style:style>
    <style:style style:name="T232" style:family="text">
      <style:text-properties fo:font-style="italic" officeooo:rsid="07881d57" style:font-style-asian="italic" style:font-style-complex="italic"/>
    </style:style>
    <style:style style:name="T233" style:family="text">
      <style:text-properties fo:font-style="italic" officeooo:rsid="0ba04f3b" style:font-style-asian="italic" style:font-style-complex="italic"/>
    </style:style>
    <style:style style:name="T234" style:family="text">
      <style:text-properties fo:font-style="italic" officeooo:rsid="0ba9093b" style:font-style-asian="italic" style:font-style-complex="italic"/>
    </style:style>
    <style:style style:name="T235" style:family="text">
      <style:text-properties fo:font-style="italic" officeooo:rsid="03d27f87" style:font-style-asian="italic" style:font-style-complex="italic"/>
    </style:style>
    <style:style style:name="T236" style:family="text">
      <style:text-properties fo:font-style="italic" officeooo:rsid="0d79d226" style:font-style-asian="italic" style:font-style-complex="italic"/>
    </style:style>
    <style:style style:name="T237" style:family="text">
      <style:text-properties fo:font-style="italic" officeooo:rsid="0d77e411" style:font-style-asian="italic" style:font-style-complex="italic"/>
    </style:style>
    <style:style style:name="T238" style:family="text">
      <style:text-properties fo:font-style="italic" officeooo:rsid="0e28bc77" style:font-style-asian="italic" style:font-style-complex="italic"/>
    </style:style>
    <style:style style:name="T239" style:family="text">
      <style:text-properties fo:font-style="italic" officeooo:rsid="0d84a8d0" style:font-style-asian="italic" style:font-style-complex="italic"/>
    </style:style>
    <style:style style:name="T240" style:family="text">
      <style:text-properties fo:font-style="italic" officeooo:rsid="0d87a927" style:font-style-asian="italic" style:font-style-complex="italic"/>
    </style:style>
    <style:style style:name="T241" style:family="text">
      <style:text-properties fo:font-style="italic" officeooo:rsid="0d8964f4" style:font-style-asian="italic" style:font-style-complex="italic"/>
    </style:style>
    <style:style style:name="T242" style:family="text">
      <style:text-properties fo:font-style="italic" officeooo:rsid="0d5962f8" style:font-style-asian="italic" style:font-style-complex="italic"/>
    </style:style>
    <style:style style:name="T243" style:family="text">
      <style:text-properties fo:font-style="italic" officeooo:rsid="0e9d413e" style:font-style-asian="italic" style:font-style-complex="italic"/>
    </style:style>
    <style:style style:name="T244" style:family="text">
      <style:text-properties fo:font-style="italic" officeooo:rsid="0d700231" style:font-style-asian="italic" style:font-style-complex="italic"/>
    </style:style>
    <style:style style:name="T245" style:family="text">
      <style:text-properties fo:font-style="italic" officeooo:rsid="0d90b83f" style:font-style-asian="italic" style:font-style-complex="italic"/>
    </style:style>
    <style:style style:name="T246" style:family="text">
      <style:text-properties fo:font-style="italic" officeooo:rsid="02f01bad" style:font-style-asian="italic" style:font-style-complex="italic"/>
    </style:style>
    <style:style style:name="T247" style:family="text">
      <style:text-properties fo:font-style="italic" officeooo:rsid="02f5ff8d" style:font-style-asian="italic" style:font-style-complex="italic"/>
    </style:style>
    <style:style style:name="T248" style:family="text">
      <style:text-properties fo:font-style="italic" officeooo:rsid="0c443d60" style:font-style-asian="italic" style:font-style-complex="italic"/>
    </style:style>
    <style:style style:name="T249" style:family="text">
      <style:text-properties fo:font-style="italic" officeooo:rsid="0d49cc85" style:font-style-asian="italic" style:font-style-complex="italic"/>
    </style:style>
    <style:style style:name="T250" style:family="text">
      <style:text-properties fo:font-style="italic" officeooo:rsid="0d4b9db9" style:font-style-asian="italic" style:font-style-complex="italic"/>
    </style:style>
    <style:style style:name="T251" style:family="text">
      <style:text-properties fo:font-style="italic" officeooo:rsid="0d23f588" style:font-style-asian="italic" style:font-style-complex="italic"/>
    </style:style>
    <style:style style:name="T252" style:family="text">
      <style:text-properties fo:font-style="italic" officeooo:rsid="0fdbdc0c" style:font-style-asian="italic" style:font-style-complex="italic"/>
    </style:style>
    <style:style style:name="T253" style:family="text">
      <style:text-properties fo:font-style="italic" officeooo:rsid="0d25fee4" style:font-style-asian="italic" style:font-style-complex="italic"/>
    </style:style>
    <style:style style:name="T254" style:family="text">
      <style:text-properties fo:font-style="italic" officeooo:rsid="0d5a7fb7" style:font-style-asian="italic" style:font-style-complex="italic"/>
    </style:style>
    <style:style style:name="T255" style:family="text">
      <style:text-properties fo:font-style="italic" officeooo:rsid="0ed3d652" style:font-style-asian="italic" style:font-style-complex="italic"/>
    </style:style>
    <style:style style:name="T256" style:family="text">
      <style:text-properties fo:font-style="italic" officeooo:rsid="0d5b02a3" style:font-style-asian="italic" style:font-style-complex="italic"/>
    </style:style>
    <style:style style:name="T257" style:family="text">
      <style:text-properties fo:font-style="italic" officeooo:rsid="10545762" style:font-style-asian="italic" style:font-style-complex="italic"/>
    </style:style>
    <style:style style:name="T258" style:family="text">
      <style:text-properties fo:font-style="italic" officeooo:rsid="0dead959" style:font-style-asian="italic" style:font-style-complex="italic"/>
    </style:style>
    <style:style style:name="T259" style:family="text">
      <style:text-properties fo:font-style="italic" officeooo:rsid="1064a16a" style:font-style-asian="italic" style:font-style-complex="italic"/>
    </style:style>
    <style:style style:name="T260" style:family="text">
      <style:text-properties fo:font-style="italic" officeooo:rsid="10ac4563" style:font-style-asian="italic" style:font-style-complex="italic"/>
    </style:style>
    <style:style style:name="T261" style:family="text">
      <style:text-properties fo:font-style="italic" officeooo:rsid="0ec87937" style:font-style-asian="italic" style:font-style-complex="italic"/>
    </style:style>
    <style:style style:name="T262" style:family="text">
      <style:text-properties fo:font-style="italic" officeooo:rsid="106b2666" style:font-style-asian="italic" style:font-style-complex="italic"/>
    </style:style>
    <style:style style:name="T263" style:family="text">
      <style:text-properties fo:font-style="italic" officeooo:rsid="0f36fce4" style:font-style-asian="italic" style:font-style-complex="italic"/>
    </style:style>
    <style:style style:name="T264" style:family="text">
      <style:text-properties fo:font-style="italic" officeooo:rsid="106d7476" style:font-style-asian="italic" style:font-style-complex="italic"/>
    </style:style>
    <style:style style:name="T265" style:family="text">
      <style:text-properties fo:font-style="italic" officeooo:rsid="10b2985c" style:font-style-asian="italic" style:font-style-complex="italic"/>
    </style:style>
    <style:style style:name="T266" style:family="text">
      <style:text-properties fo:font-style="italic" officeooo:rsid="10946532" style:font-style-asian="italic" style:font-style-complex="italic"/>
    </style:style>
    <style:style style:name="T267" style:family="text">
      <style:text-properties fo:font-style="italic" officeooo:rsid="0f658441" style:font-style-asian="italic" style:font-style-complex="italic"/>
    </style:style>
    <style:style style:name="T268" style:family="text">
      <style:text-properties fo:font-style="italic" officeooo:rsid="0e8ecfa0" style:font-style-asian="italic" style:font-style-complex="italic"/>
    </style:style>
    <style:style style:name="T269" style:family="text">
      <style:text-properties fo:font-style="italic" officeooo:rsid="10b3735c" style:font-style-asian="italic" style:font-style-complex="italic"/>
    </style:style>
    <style:style style:name="T270" style:family="text">
      <style:text-properties fo:font-style="italic" officeooo:rsid="0ead4823" style:font-style-asian="italic" style:font-style-complex="italic"/>
    </style:style>
    <style:style style:name="T271" style:family="text">
      <style:text-properties fo:font-style="italic" officeooo:rsid="10b5c629" style:font-style-asian="italic" style:font-style-complex="italic"/>
    </style:style>
    <style:style style:name="T272" style:family="text">
      <style:text-properties fo:font-style="italic" officeooo:rsid="10b79332" style:font-style-asian="italic" style:font-style-complex="italic"/>
    </style:style>
    <style:style style:name="T273" style:family="text">
      <style:text-properties fo:font-style="italic" officeooo:rsid="0ebfa25c" style:font-style-asian="italic" style:font-style-complex="italic"/>
    </style:style>
    <style:style style:name="T274" style:family="text">
      <style:text-properties fo:font-style="italic" officeooo:rsid="0ec426b6" style:font-style-asian="italic" style:font-style-complex="italic"/>
    </style:style>
    <style:style style:name="T275" style:family="text">
      <style:text-properties fo:font-style="italic" officeooo:rsid="0eedf639" style:font-style-asian="italic" style:font-style-complex="italic"/>
    </style:style>
    <style:style style:name="T276" style:family="text">
      <style:text-properties fo:font-style="italic" officeooo:rsid="10b8bfbe" style:font-style-asian="italic" style:font-style-complex="italic"/>
    </style:style>
    <style:style style:name="T277" style:family="text">
      <style:text-properties fo:font-style="italic" officeooo:rsid="0f6545cf" style:font-style-asian="italic" style:font-style-complex="italic"/>
    </style:style>
    <style:style style:name="T278" style:family="text">
      <style:text-properties fo:font-style="italic" officeooo:rsid="0f0047b3" style:font-style-asian="italic" style:font-style-complex="italic"/>
    </style:style>
    <style:style style:name="T279" style:family="text">
      <style:text-properties fo:font-style="italic" officeooo:rsid="10be3bb5" style:font-style-asian="italic" style:font-style-complex="italic"/>
    </style:style>
    <style:style style:name="T280" style:family="text">
      <style:text-properties fo:font-style="italic" officeooo:rsid="109bcaf3" style:font-style-asian="italic" style:font-style-complex="italic"/>
    </style:style>
    <style:style style:name="T281" style:family="text">
      <style:text-properties fo:font-style="italic" officeooo:rsid="0fa1eb43" style:font-style-asian="italic" style:font-style-complex="italic"/>
    </style:style>
    <style:style style:name="T282" style:family="text">
      <style:text-properties fo:font-style="italic" officeooo:rsid="0f8be1e2" style:font-style-asian="italic" style:font-style-complex="italic"/>
    </style:style>
    <style:style style:name="T283" style:family="text">
      <style:text-properties fo:font-style="italic" officeooo:rsid="0f9bd2d1" style:font-style-asian="italic" style:font-style-complex="italic"/>
    </style:style>
    <style:style style:name="T284" style:family="text">
      <style:text-properties fo:font-style="italic" officeooo:rsid="008dafac" style:font-style-asian="italic" style:font-style-complex="italic"/>
    </style:style>
    <style:style style:name="T285" style:family="text">
      <style:text-properties fo:font-style="italic" officeooo:rsid="00a43e24" style:font-style-asian="italic" style:font-style-complex="italic"/>
    </style:style>
    <style:style style:name="T286" style:family="text">
      <style:text-properties fo:font-style="italic" officeooo:rsid="00db54ec" style:font-style-asian="italic" style:font-style-complex="italic"/>
    </style:style>
    <style:style style:name="T287" style:family="text">
      <style:text-properties fo:font-style="italic" officeooo:rsid="010ddf4a" style:font-style-asian="italic" style:font-style-complex="italic"/>
    </style:style>
    <style:style style:name="T288" style:family="text">
      <style:text-properties fo:font-style="italic" officeooo:rsid="01119f3e" style:font-style-asian="italic" style:font-style-complex="italic"/>
    </style:style>
    <style:style style:name="T289" style:family="text">
      <style:text-properties fo:font-style="italic" officeooo:rsid="0118573d" style:font-style-asian="italic" style:font-style-complex="italic"/>
    </style:style>
    <style:style style:name="T290" style:family="text">
      <style:text-properties fo:font-style="italic" officeooo:rsid="0191f929" style:font-style-asian="italic" style:font-style-complex="italic"/>
    </style:style>
    <style:style style:name="T291" style:family="text">
      <style:text-properties fo:font-style="italic" officeooo:rsid="01ac49e0" style:font-style-asian="italic" style:font-style-complex="italic"/>
    </style:style>
    <style:style style:name="T292" style:family="text">
      <style:text-properties fo:font-style="italic" officeooo:rsid="01adbcc3" style:font-style-asian="italic" style:font-style-complex="italic"/>
    </style:style>
    <style:style style:name="T293" style:family="text">
      <style:text-properties fo:font-style="italic" officeooo:rsid="01cfa712" style:font-style-asian="italic" style:font-style-complex="italic"/>
    </style:style>
    <style:style style:name="T294" style:family="text">
      <style:text-properties fo:font-style="italic" officeooo:rsid="01dc8a44" style:font-style-asian="italic" style:font-style-complex="italic"/>
    </style:style>
    <style:style style:name="T295" style:family="text">
      <style:text-properties fo:font-style="italic" officeooo:rsid="01e14c1b" style:font-style-asian="italic" style:font-style-complex="italic"/>
    </style:style>
    <style:style style:name="T296" style:family="text">
      <style:text-properties fo:font-style="italic" officeooo:rsid="0c2aa26a" style:font-style-asian="italic" style:font-style-complex="italic"/>
    </style:style>
    <style:style style:name="T297" style:family="text">
      <style:text-properties fo:font-style="italic" officeooo:rsid="0f76600f" style:font-style-asian="italic" style:font-style-complex="italic"/>
    </style:style>
    <style:style style:name="T298" style:family="text">
      <style:text-properties fo:font-style="italic" officeooo:rsid="10898698" style:font-style-asian="italic" style:font-style-complex="italic"/>
    </style:style>
    <style:style style:name="T299" style:family="text">
      <style:text-properties fo:font-style="italic" officeooo:rsid="025b3e62" style:font-style-asian="italic" style:font-style-complex="italic"/>
    </style:style>
    <style:style style:name="T300" style:family="text">
      <style:text-properties fo:font-style="italic" officeooo:rsid="025d4841" style:font-style-asian="italic" style:font-style-complex="italic"/>
    </style:style>
    <style:style style:name="T301" style:family="text">
      <style:text-properties fo:font-style="italic" officeooo:rsid="02684669" style:font-style-asian="italic" style:font-style-complex="italic"/>
    </style:style>
    <style:style style:name="T302" style:family="text">
      <style:text-properties fo:font-style="italic" officeooo:rsid="027ed623" style:font-style-asian="italic" style:font-style-complex="italic"/>
    </style:style>
    <style:style style:name="T303" style:family="text">
      <style:text-properties fo:font-style="italic" officeooo:rsid="00d88f18" style:font-style-asian="italic" style:font-style-complex="italic"/>
    </style:style>
    <style:style style:name="T304" style:family="text">
      <style:text-properties fo:font-style="italic" officeooo:rsid="00dca832" style:font-style-asian="italic" style:font-style-complex="italic"/>
    </style:style>
    <style:style style:name="T305" style:family="text">
      <style:text-properties fo:font-style="italic" officeooo:rsid="02a53add" style:font-style-asian="italic" style:font-style-complex="italic"/>
    </style:style>
    <style:style style:name="T306" style:family="text">
      <style:text-properties fo:font-style="italic" officeooo:rsid="02a7fdc1" style:font-style-asian="italic" style:font-style-complex="italic"/>
    </style:style>
    <style:style style:name="T307" style:family="text">
      <style:text-properties fo:font-style="italic" officeooo:rsid="02a8d31c" style:font-style-asian="italic" style:font-style-complex="italic"/>
    </style:style>
    <style:style style:name="T308" style:family="text">
      <style:text-properties fo:font-style="italic" officeooo:rsid="02b0ab79" style:font-style-asian="italic" style:font-style-complex="italic"/>
    </style:style>
    <style:style style:name="T309" style:family="text">
      <style:text-properties fo:font-style="italic" officeooo:rsid="02dddade" style:font-style-asian="italic" style:font-style-complex="italic"/>
    </style:style>
    <style:style style:name="T310" style:family="text">
      <style:text-properties fo:font-style="italic" officeooo:rsid="0fa2d5e7" style:font-style-asian="italic" style:font-style-complex="italic"/>
    </style:style>
    <style:style style:name="T311" style:family="text">
      <style:text-properties fo:font-style="italic" officeooo:rsid="032d8571" style:font-style-asian="italic" style:font-style-complex="italic"/>
    </style:style>
    <style:style style:name="T312" style:family="text">
      <style:text-properties fo:font-style="italic" officeooo:rsid="032f5c46" style:font-style-asian="italic" style:font-style-complex="italic"/>
    </style:style>
    <style:style style:name="T313" style:family="text">
      <style:text-properties fo:font-style="italic" officeooo:rsid="0352d539" style:font-style-asian="italic" style:font-style-complex="italic"/>
    </style:style>
    <style:style style:name="T314" style:family="text">
      <style:text-properties fo:font-style="italic" officeooo:rsid="0373e01e" style:font-style-asian="italic" style:font-style-complex="italic"/>
    </style:style>
    <style:style style:name="T315" style:family="text">
      <style:text-properties fo:font-style="italic" officeooo:rsid="0370aed9" style:font-style-asian="italic" style:font-style-complex="italic"/>
    </style:style>
    <style:style style:name="T316" style:family="text">
      <style:text-properties fo:font-style="italic" officeooo:rsid="02a393a6" style:font-style-asian="italic" style:font-style-complex="italic"/>
    </style:style>
    <style:style style:name="T317" style:family="text">
      <style:text-properties fo:font-style="italic" officeooo:rsid="038591a3" style:font-style-asian="italic" style:font-style-complex="italic"/>
    </style:style>
    <style:style style:name="T318" style:family="text">
      <style:text-properties fo:font-style="italic" officeooo:rsid="03863138" style:font-style-asian="italic" style:font-style-complex="italic"/>
    </style:style>
    <style:style style:name="T319" style:family="text">
      <style:text-properties fo:font-style="italic" officeooo:rsid="038b3ed3" style:font-style-asian="italic" style:font-style-complex="italic"/>
    </style:style>
    <style:style style:name="T320" style:family="text">
      <style:text-properties fo:font-style="italic" officeooo:rsid="038c9d8f" style:font-style-asian="italic" style:font-style-complex="italic"/>
    </style:style>
    <style:style style:name="T321" style:family="text">
      <style:text-properties fo:font-style="italic" officeooo:rsid="03ad5eeb" style:font-style-asian="italic" style:font-style-complex="italic"/>
    </style:style>
    <style:style style:name="T322" style:family="text">
      <style:text-properties fo:font-style="italic" officeooo:rsid="03d2992b" style:font-style-asian="italic" style:font-style-complex="italic"/>
    </style:style>
    <style:style style:name="T323" style:family="text">
      <style:text-properties fo:font-style="italic" officeooo:rsid="041f8f9d" style:font-style-asian="italic" style:font-style-complex="italic"/>
    </style:style>
    <style:style style:name="T324" style:family="text">
      <style:text-properties fo:font-style="italic" officeooo:rsid="0461a7b1" style:font-style-asian="italic" style:font-style-complex="italic"/>
    </style:style>
    <style:style style:name="T325" style:family="text">
      <style:text-properties fo:font-style="italic" officeooo:rsid="045f50dd" style:font-style-asian="italic" style:font-style-complex="italic"/>
    </style:style>
    <style:style style:name="T326" style:family="text">
      <style:text-properties fo:font-style="italic" officeooo:rsid="046f12dd" style:font-style-asian="italic" style:font-style-complex="italic"/>
    </style:style>
    <style:style style:name="T327" style:family="text">
      <style:text-properties fo:font-style="italic" officeooo:rsid="04822d2d" style:font-style-asian="italic" style:font-style-complex="italic"/>
    </style:style>
    <style:style style:name="T328" style:family="text">
      <style:text-properties fo:font-style="italic" officeooo:rsid="04827d6b" style:font-style-asian="italic" style:font-style-complex="italic"/>
    </style:style>
    <style:style style:name="T329" style:family="text">
      <style:text-properties fo:font-style="italic" officeooo:rsid="049da7bb" style:font-style-asian="italic" style:font-style-complex="italic"/>
    </style:style>
    <style:style style:name="T330" style:family="text">
      <style:text-properties fo:font-style="italic" officeooo:rsid="04a607da" style:font-style-asian="italic" style:font-style-complex="italic"/>
    </style:style>
    <style:style style:name="T331" style:family="text">
      <style:text-properties fo:font-style="italic" officeooo:rsid="04b0d496" style:font-style-asian="italic" style:font-style-complex="italic"/>
    </style:style>
    <style:style style:name="T332" style:family="text">
      <style:text-properties fo:font-style="italic" officeooo:rsid="04b89e44" style:font-style-asian="italic" style:font-style-complex="italic"/>
    </style:style>
    <style:style style:name="T333" style:family="text">
      <style:text-properties fo:font-style="italic" officeooo:rsid="01a05a8c" style:font-style-asian="italic" style:font-style-complex="italic"/>
    </style:style>
    <style:style style:name="T334" style:family="text">
      <style:text-properties fo:font-style="italic" officeooo:rsid="04cf0638" style:font-style-asian="italic" style:font-style-complex="italic"/>
    </style:style>
    <style:style style:name="T335" style:family="text">
      <style:text-properties fo:font-style="italic" officeooo:rsid="04d2bffb" style:font-style-asian="italic" style:font-style-complex="italic"/>
    </style:style>
    <style:style style:name="T336" style:family="text">
      <style:text-properties fo:font-style="italic" officeooo:rsid="04dc027e" style:font-style-asian="italic" style:font-style-complex="italic"/>
    </style:style>
    <style:style style:name="T337" style:family="text">
      <style:text-properties fo:font-style="italic" officeooo:rsid="04dc5a71" style:font-style-asian="italic" style:font-style-complex="italic"/>
    </style:style>
    <style:style style:name="T338" style:family="text">
      <style:text-properties fo:font-style="italic" officeooo:rsid="04e29ca6" style:font-style-asian="italic" style:font-style-complex="italic"/>
    </style:style>
    <style:style style:name="T339" style:family="text">
      <style:text-properties fo:font-style="italic" officeooo:rsid="10961603" style:font-style-asian="italic" style:font-style-complex="italic"/>
    </style:style>
    <style:style style:name="T340" style:family="text">
      <style:text-properties fo:font-style="italic" officeooo:rsid="0501a92e" style:font-style-asian="italic" style:font-style-complex="italic"/>
    </style:style>
    <style:style style:name="T341" style:family="text">
      <style:text-properties fo:font-style="italic" officeooo:rsid="0502496c" style:font-style-asian="italic" style:font-style-complex="italic"/>
    </style:style>
    <style:style style:name="T342" style:family="text">
      <style:text-properties fo:font-style="italic" officeooo:rsid="0508dd77" style:font-style-asian="italic" style:font-style-complex="italic"/>
    </style:style>
    <style:style style:name="T343" style:family="text">
      <style:text-properties fo:font-style="italic" officeooo:rsid="05160396" style:font-style-asian="italic" style:font-style-complex="italic"/>
    </style:style>
    <style:style style:name="T344" style:family="text">
      <style:text-properties fo:font-style="italic" officeooo:rsid="051f2808" style:font-style-asian="italic" style:font-style-complex="italic"/>
    </style:style>
    <style:style style:name="T345" style:family="text">
      <style:text-properties fo:font-style="italic" officeooo:rsid="05281912" style:font-style-asian="italic" style:font-style-complex="italic"/>
    </style:style>
    <style:style style:name="T346" style:family="text">
      <style:text-properties fo:font-style="italic" officeooo:rsid="0533ef4b" style:font-style-asian="italic" style:font-style-complex="italic"/>
    </style:style>
    <style:style style:name="T347" style:family="text">
      <style:text-properties fo:font-style="italic" officeooo:rsid="0539ed8b" style:font-style-asian="italic" style:font-style-complex="italic"/>
    </style:style>
    <style:style style:name="T348" style:family="text">
      <style:text-properties fo:font-style="italic" officeooo:rsid="053a72be" style:font-style-asian="italic" style:font-style-complex="italic"/>
    </style:style>
    <style:style style:name="T349" style:family="text">
      <style:text-properties fo:font-style="italic" officeooo:rsid="054519b6" style:font-style-asian="italic" style:font-style-complex="italic"/>
    </style:style>
    <style:style style:name="T350" style:family="text">
      <style:text-properties fo:font-style="italic" officeooo:rsid="05457cdb" style:font-style-asian="italic" style:font-style-complex="italic"/>
    </style:style>
    <style:style style:name="T351" style:family="text">
      <style:text-properties fo:font-style="italic" officeooo:rsid="054e8bae" style:font-style-asian="italic" style:font-style-complex="italic"/>
    </style:style>
    <style:style style:name="T352" style:family="text">
      <style:text-properties fo:font-style="italic" officeooo:rsid="02349183" style:font-style-asian="italic" style:font-style-complex="italic"/>
    </style:style>
    <style:style style:name="T353" style:family="text">
      <style:text-properties fo:font-style="italic" officeooo:rsid="056be3f2" style:font-style-asian="italic" style:font-style-complex="italic"/>
    </style:style>
    <style:style style:name="T354" style:family="text">
      <style:text-properties fo:font-style="italic" officeooo:rsid="057549cc" style:font-style-asian="italic" style:font-style-complex="italic"/>
    </style:style>
    <style:style style:name="T355" style:family="text">
      <style:text-properties fo:font-style="italic" officeooo:rsid="0596737a" style:font-style-asian="italic" style:font-style-complex="italic"/>
    </style:style>
    <style:style style:name="T356" style:family="text">
      <style:text-properties fo:font-style="italic" officeooo:rsid="0555fe87" style:font-style-asian="italic" style:font-style-complex="italic"/>
    </style:style>
    <style:style style:name="T357" style:family="text">
      <style:text-properties fo:font-style="italic" officeooo:rsid="059baacc" style:font-style-asian="italic" style:font-style-complex="italic"/>
    </style:style>
    <style:style style:name="T358" style:family="text">
      <style:text-properties fo:font-style="italic" officeooo:rsid="03cf31c9" style:font-style-asian="italic" style:font-style-complex="italic"/>
    </style:style>
    <style:style style:name="T359" style:family="text">
      <style:text-properties fo:font-style="italic" officeooo:rsid="061644fc" style:font-style-asian="italic" style:font-style-complex="italic"/>
    </style:style>
    <style:style style:name="T360" style:family="text">
      <style:text-properties fo:font-style="italic" officeooo:rsid="0626d67c" style:font-style-asian="italic" style:font-style-complex="italic"/>
    </style:style>
    <style:style style:name="T361" style:family="text">
      <style:text-properties fo:font-style="italic" officeooo:rsid="0627f9ef" style:font-style-asian="italic" style:font-style-complex="italic"/>
    </style:style>
    <style:style style:name="T362" style:family="text">
      <style:text-properties fo:font-style="italic" officeooo:rsid="0f8164f9" style:font-style-asian="italic" style:font-style-complex="italic"/>
    </style:style>
    <style:style style:name="T363" style:family="text">
      <style:text-properties fo:font-style="italic" officeooo:rsid="032f2056" style:font-style-asian="italic" style:font-style-complex="italic"/>
    </style:style>
    <style:style style:name="T364" style:family="text">
      <style:text-properties fo:font-style="italic" officeooo:rsid="0669e785" style:font-style-asian="italic" style:font-style-complex="italic"/>
    </style:style>
    <style:style style:name="T365" style:family="text">
      <style:text-properties fo:font-style="italic" officeooo:rsid="03d99c7e" style:font-style-asian="italic" style:font-style-complex="italic"/>
    </style:style>
    <style:style style:name="T366" style:family="text">
      <style:text-properties fo:font-style="italic" officeooo:rsid="066bb197" style:font-style-asian="italic" style:font-style-complex="italic"/>
    </style:style>
    <style:style style:name="T367" style:family="text">
      <style:text-properties fo:font-style="italic" officeooo:rsid="03d7e841" style:font-style-asian="italic" style:font-style-complex="italic"/>
    </style:style>
    <style:style style:name="T368" style:family="text">
      <style:text-properties fo:font-style="italic" officeooo:rsid="0672bbbb" style:font-style-asian="italic" style:font-style-complex="italic"/>
    </style:style>
    <style:style style:name="T369" style:family="text">
      <style:text-properties fo:font-style="italic" officeooo:rsid="0680c9ba" style:font-style-asian="italic" style:font-style-complex="italic"/>
    </style:style>
    <style:style style:name="T370" style:family="text">
      <style:text-properties fo:font-style="italic" officeooo:rsid="06869aca" style:font-style-asian="italic" style:font-style-complex="italic"/>
    </style:style>
    <style:style style:name="T371" style:family="text">
      <style:text-properties fo:font-style="italic" officeooo:rsid="068b5aa1" style:font-style-asian="italic" style:font-style-complex="italic"/>
    </style:style>
    <style:style style:name="T372" style:family="text">
      <style:text-properties fo:font-style="italic" officeooo:rsid="06877a7c" style:font-style-asian="italic" style:font-style-complex="italic"/>
    </style:style>
    <style:style style:name="T373" style:family="text">
      <style:text-properties fo:font-style="italic" officeooo:rsid="06a9e220" style:font-style-asian="italic" style:font-style-complex="italic"/>
    </style:style>
    <style:style style:name="T374" style:family="text">
      <style:text-properties fo:font-style="italic" officeooo:rsid="06ccee1e" style:font-style-asian="italic" style:font-style-complex="italic"/>
    </style:style>
    <style:style style:name="T375" style:family="text">
      <style:text-properties fo:font-style="italic" officeooo:rsid="06cfcee6" style:font-style-asian="italic" style:font-style-complex="italic"/>
    </style:style>
    <style:style style:name="T376" style:family="text">
      <style:text-properties fo:font-style="italic" officeooo:rsid="06d3690f" style:font-style-asian="italic" style:font-style-complex="italic"/>
    </style:style>
    <style:style style:name="T377" style:family="text">
      <style:text-properties fo:font-style="italic" officeooo:rsid="06d7a138" style:font-style-asian="italic" style:font-style-complex="italic"/>
    </style:style>
    <style:style style:name="T378" style:family="text">
      <style:text-properties fo:font-style="italic" officeooo:rsid="06fa26e0" style:font-style-asian="italic" style:font-style-complex="italic"/>
    </style:style>
    <style:style style:name="T379" style:family="text">
      <style:text-properties fo:font-style="italic" officeooo:rsid="06fb73c9" style:font-style-asian="italic" style:font-style-complex="italic"/>
    </style:style>
    <style:style style:name="T380" style:family="text">
      <style:text-properties fo:font-style="italic" officeooo:rsid="05471885" style:font-style-asian="italic" style:font-style-complex="italic"/>
    </style:style>
    <style:style style:name="T381" style:family="text">
      <style:text-properties fo:font-style="italic" officeooo:rsid="06e9d939" style:font-style-asian="italic" style:font-style-complex="italic"/>
    </style:style>
    <style:style style:name="T382" style:family="text">
      <style:text-properties fo:font-style="italic" fo:font-weight="normal" style:font-style-asian="italic" style:font-weight-asian="normal" style:font-style-complex="italic" style:font-weight-complex="normal"/>
    </style:style>
    <style:style style:name="T383" style:family="text">
      <style:text-properties fo:font-style="italic" fo:font-weight="normal" officeooo:rsid="0ac99a06" style:font-style-asian="italic" style:font-weight-asian="normal" style:font-style-complex="italic" style:font-weight-complex="normal"/>
    </style:style>
    <style:style style:name="T384" style:family="text">
      <style:text-properties fo:font-style="italic" fo:font-weight="normal" officeooo:rsid="032032d6" style:font-style-asian="italic" style:font-weight-asian="normal" style:font-style-complex="italic" style:font-weight-complex="normal"/>
    </style:style>
    <style:style style:name="T385" style:family="text">
      <style:text-properties fo:font-style="italic" fo:font-weight="normal" officeooo:rsid="0adceb6e" style:font-style-asian="italic" style:font-weight-asian="normal" style:font-style-complex="italic" style:font-weight-complex="normal"/>
    </style:style>
    <style:style style:name="T386" style:family="text">
      <style:text-properties fo:font-style="italic" fo:font-weight="normal" officeooo:rsid="079cb9ce" style:font-style-asian="italic" style:font-weight-asian="normal" style:font-style-complex="italic" style:font-weight-complex="normal"/>
    </style:style>
    <style:style style:name="T387" style:family="text">
      <style:text-properties fo:font-style="italic" fo:font-weight="normal" officeooo:rsid="08bc3dc5" style:font-style-asian="italic" style:font-weight-asian="normal" style:font-style-complex="italic" style:font-weight-complex="normal"/>
    </style:style>
    <style:style style:name="T388" style:family="text">
      <style:text-properties fo:font-style="italic" fo:font-weight="normal" officeooo:rsid="0a90044d" style:font-style-asian="italic" style:font-weight-asian="normal" style:font-style-complex="italic" style:font-weight-complex="normal"/>
    </style:style>
    <style:style style:name="T389" style:family="text">
      <style:text-properties fo:font-style="italic" fo:font-weight="normal" officeooo:rsid="056bb9d1" style:font-style-asian="italic" style:font-weight-asian="normal" style:font-style-complex="italic" style:font-weight-complex="normal"/>
    </style:style>
    <style:style style:name="T390" style:family="text">
      <style:text-properties fo:font-style="italic" fo:font-weight="normal" officeooo:rsid="0f55220d" style:font-style-asian="italic" style:font-weight-asian="normal" style:font-style-complex="italic" style:font-weight-complex="normal"/>
    </style:style>
    <style:style style:name="T391" style:family="text">
      <style:text-properties fo:font-style="italic" fo:font-weight="normal" officeooo:rsid="10b7ffbe" style:font-style-asian="italic" style:font-weight-asian="normal" style:font-style-complex="italic" style:font-weight-complex="normal"/>
    </style:style>
    <style:style style:name="T392" style:family="text">
      <style:text-properties fo:font-style="italic" fo:font-weight="normal" officeooo:rsid="02fae438" style:font-style-asian="italic" style:font-weight-asian="normal" style:font-style-complex="italic" style:font-weight-complex="normal"/>
    </style:style>
    <style:style style:name="T393" style:family="text">
      <style:text-properties fo:font-style="italic" fo:font-weight="normal" officeooo:rsid="0ed269fb" style:font-style-asian="italic" style:font-weight-asian="normal" style:font-style-complex="italic" style:font-weight-complex="normal"/>
    </style:style>
    <style:style style:name="T394" style:family="text">
      <style:text-properties fo:font-style="italic" fo:font-weight="normal" officeooo:rsid="049da7bb" style:font-style-asian="italic" style:font-weight-asian="normal" style:font-style-complex="italic" style:font-weight-complex="normal"/>
    </style:style>
    <style:style style:name="T395" style:family="text">
      <style:text-properties fo:font-style="italic" style:text-underline-style="none" style:font-style-asian="italic" style:font-style-complex="italic"/>
    </style:style>
    <style:style style:name="T396" style:family="text">
      <style:text-properties fo:font-style="italic" style:text-underline-style="none" officeooo:rsid="086ae4c4" style:font-style-asian="italic" style:font-style-complex="italic"/>
    </style:style>
    <style:style style:name="T397" style:family="text">
      <style:text-properties fo:font-style="italic" style:text-underline-style="none" officeooo:rsid="0873ae92" style:font-style-asian="italic" style:font-style-complex="italic"/>
    </style:style>
    <style:style style:name="T398" style:family="text">
      <style:text-properties fo:font-style="italic" officeooo:rsid="00ca9842" style:font-size-asian="10.5pt" style:font-style-asian="italic" style:font-style-complex="italic"/>
    </style:style>
    <style:style style:name="T399" style:family="text">
      <style:text-properties style:font-name="Times New Roman1"/>
    </style:style>
    <style:style style:name="T400" style:family="text">
      <style:text-properties style:font-name="Times New Roman1" fo:font-weight="normal" style:font-weight-asian="normal" style:font-weight-complex="normal"/>
    </style:style>
    <style:style style:name="T401" style:family="text">
      <style:text-properties style:font-name="Times New Roman1" fo:font-weight="normal" officeooo:rsid="04b7ee51" style:font-weight-asian="normal" style:font-weight-complex="normal"/>
    </style:style>
    <style:style style:name="T402" style:family="text">
      <style:text-properties style:font-name="Times New Roman1" fo:font-weight="normal" officeooo:rsid="001178ab" style:font-weight-asian="normal" style:font-weight-complex="normal"/>
    </style:style>
    <style:style style:name="T403" style:family="text">
      <style:text-properties style:font-name="Times New Roman1" fo:font-weight="normal" officeooo:rsid="012503e3" style:font-weight-asian="normal" style:font-weight-complex="normal"/>
    </style:style>
    <style:style style:name="T404" style:family="text">
      <style:text-properties style:font-name="Times New Roman1" fo:font-weight="normal" officeooo:rsid="02b5f5c8" style:font-weight-asian="normal" style:font-weight-complex="normal"/>
    </style:style>
    <style:style style:name="T405" style:family="text">
      <style:text-properties style:font-name="Times New Roman1" fo:font-weight="normal" officeooo:rsid="0490169c" style:font-weight-asian="normal" style:font-weight-complex="normal"/>
    </style:style>
    <style:style style:name="T406" style:family="text">
      <style:text-properties style:font-name="Times New Roman1" fo:font-weight="normal" officeooo:rsid="04903b54" style:font-weight-asian="normal" style:font-weight-complex="normal"/>
    </style:style>
    <style:style style:name="T407" style:family="text">
      <style:text-properties style:font-name="Times New Roman1" fo:font-weight="normal" officeooo:rsid="0492a763" style:font-weight-asian="normal" style:font-weight-complex="normal"/>
    </style:style>
    <style:style style:name="T408" style:family="text">
      <style:text-properties style:font-name="Times New Roman1" fo:font-size="12pt" style:font-size-asian="12pt"/>
    </style:style>
    <style:style style:name="T409" style:family="text">
      <style:text-properties style:font-name="Times New Roman1" fo:font-size="12pt" fo:font-style="italic" style:font-size-asian="12pt" style:font-style-asian="italic"/>
    </style:style>
    <style:style style:name="T410" style:family="text">
      <style:text-properties style:font-name="Times New Roman1" fo:font-size="12pt" fo:language="fr" fo:country="CA"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411" style:family="text">
      <style:text-properties style:font-name="Times New Roman1" fo:font-size="12pt" fo:language="fr" fo:country="CA" fo:font-style="normal" fo:background-color="transparent" loext:char-shading-value="0" style:font-size-asian="12pt" style:font-style-asian="normal" style:font-size-complex="12pt" style:font-style-complex="normal"/>
    </style:style>
    <style:style style:name="T412" style:family="text">
      <style:text-properties style:font-name="Times New Roman1" fo:font-size="12pt" fo:language="fr" fo:country="CA" fo:font-style="normal" officeooo:rsid="027252c9" fo:background-color="transparent" loext:char-shading-value="0" style:font-size-asian="12pt" style:font-style-asian="normal" style:font-size-complex="12pt" style:font-style-complex="normal"/>
    </style:style>
    <style:style style:name="T413" style:family="text">
      <style:text-properties style:font-name="Times New Roman1" fo:font-size="12pt" fo:language="fr" fo:country="CA" fo:font-style="normal" officeooo:rsid="07239135" fo:background-color="transparent" loext:char-shading-value="0" style:font-size-asian="12pt" style:font-style-asian="normal" style:font-size-complex="12pt" style:font-style-complex="normal"/>
    </style:style>
    <style:style style:name="T414" style:family="text">
      <style:text-properties style:font-name="Times New Roman1" fo:font-size="7pt" fo:font-style="italic" style:font-size-asian="7pt" style:font-style-asian="italic"/>
    </style:style>
    <style:style style:name="T415" style:family="text">
      <style:text-properties style:font-name="Times New Roman1" officeooo:rsid="04b7ee51"/>
    </style:style>
    <style:style style:name="T416" style:family="text">
      <style:text-properties style:font-name="Times New Roman1" officeooo:rsid="01b26b5a"/>
    </style:style>
    <style:style style:name="T417" style:family="text">
      <style:text-properties style:font-name="Times New Roman1" fo:language="fr" fo:country="CA" fo:font-weight="normal" officeooo:rsid="001178ab" fo:background-color="transparent" loext:char-shading-value="0" style:font-size-asian="10.5pt" style:font-weight-asian="normal" style:font-weight-complex="normal"/>
    </style:style>
    <style:style style:name="T418" style:family="text">
      <style:text-properties style:font-name="Times New Roman1" fo:language="fr" fo:country="CA" fo:font-weight="normal" officeooo:rsid="047a60b2" fo:background-color="transparent" loext:char-shading-value="0" style:font-size-asian="10.5pt" style:font-weight-asian="normal" style:font-weight-complex="normal"/>
    </style:style>
    <style:style style:name="T419" style:family="text">
      <style:text-properties style:font-name="Times New Roman1" fo:language="fr" fo:country="CA" fo:font-weight="normal" officeooo:rsid="047b63c8" fo:background-color="transparent" loext:char-shading-value="0" style:font-size-asian="10.5pt" style:font-weight-asian="normal" style:font-weight-complex="normal"/>
    </style:style>
    <style:style style:name="T420" style:family="text">
      <style:text-properties style:font-name="Times New Roman1" fo:language="fr" fo:country="CA" fo:font-weight="normal" officeooo:rsid="047d8a42" fo:background-color="transparent" loext:char-shading-value="0" style:font-size-asian="10.5pt" style:font-weight-asian="normal" style:font-weight-complex="normal"/>
    </style:style>
    <style:style style:name="T421" style:family="text">
      <style:text-properties officeooo:rsid="04b7ee51"/>
    </style:style>
    <style:style style:name="T422" style:family="text">
      <style:text-properties officeooo:rsid="06111353"/>
    </style:style>
    <style:style style:name="T423" style:family="text">
      <style:text-properties officeooo:rsid="06a7242b"/>
    </style:style>
    <style:style style:name="T424" style:family="text">
      <style:text-properties fo:font-weight="normal" style:font-weight-asian="normal" style:font-weight-complex="normal"/>
    </style:style>
    <style:style style:name="T425" style:family="text">
      <style:text-properties fo:font-weight="normal" officeooo:rsid="03c9ca35" style:font-weight-asian="normal" style:font-weight-complex="normal"/>
    </style:style>
    <style:style style:name="T426" style:family="text">
      <style:text-properties fo:font-weight="normal" officeooo:rsid="0027807c" style:font-weight-asian="normal" style:font-weight-complex="normal"/>
    </style:style>
    <style:style style:name="T427" style:family="text">
      <style:text-properties fo:font-weight="normal" officeooo:rsid="10757ed2" style:font-weight-asian="normal" style:font-weight-complex="normal"/>
    </style:style>
    <style:style style:name="T428" style:family="text">
      <style:text-properties fo:font-weight="normal" officeooo:rsid="1075d50c" style:font-weight-asian="normal" style:font-weight-complex="normal"/>
    </style:style>
    <style:style style:name="T429" style:family="text">
      <style:text-properties fo:font-weight="normal" officeooo:rsid="1077bf57" style:font-weight-asian="normal" style:font-weight-complex="normal"/>
    </style:style>
    <style:style style:name="T430" style:family="text">
      <style:text-properties fo:font-weight="normal" officeooo:rsid="1078eaaf" style:font-weight-asian="normal" style:font-weight-complex="normal"/>
    </style:style>
    <style:style style:name="T431" style:family="text">
      <style:text-properties fo:font-weight="normal" officeooo:rsid="0f4e8ae2" style:font-weight-asian="normal" style:font-weight-complex="normal"/>
    </style:style>
    <style:style style:name="T432" style:family="text">
      <style:text-properties fo:font-weight="normal" officeooo:rsid="0f55220d" style:font-weight-asian="normal" style:font-weight-complex="normal"/>
    </style:style>
    <style:style style:name="T433" style:family="text">
      <style:text-properties fo:font-weight="normal" officeooo:rsid="0f58e2d9" style:font-weight-asian="normal" style:font-weight-complex="normal"/>
    </style:style>
    <style:style style:name="T434" style:family="text">
      <style:text-properties fo:font-weight="normal" officeooo:rsid="00858796" style:font-weight-asian="normal" style:font-weight-complex="normal"/>
    </style:style>
    <style:style style:name="T435" style:family="text">
      <style:text-properties fo:font-weight="normal" officeooo:rsid="03cac286" style:font-weight-asian="normal" style:font-weight-complex="normal"/>
    </style:style>
    <style:style style:name="T436" style:family="text">
      <style:text-properties fo:font-weight="normal" officeooo:rsid="0149295f" style:font-weight-asian="normal" style:font-weight-complex="normal"/>
    </style:style>
    <style:style style:name="T437" style:family="text">
      <style:text-properties fo:font-weight="normal" officeooo:rsid="04bf807e" style:font-weight-asian="normal" style:font-weight-complex="normal"/>
    </style:style>
    <style:style style:name="T438" style:family="text">
      <style:text-properties fo:font-weight="normal" officeooo:rsid="01b26b5a" style:font-weight-asian="normal" style:font-weight-complex="normal"/>
    </style:style>
    <style:style style:name="T439" style:family="text">
      <style:text-properties fo:font-weight="normal" officeooo:rsid="020cc0a9" style:font-weight-asian="normal" style:font-weight-complex="normal"/>
    </style:style>
    <style:style style:name="T440" style:family="text">
      <style:text-properties fo:font-weight="normal" officeooo:rsid="02642b22" style:font-weight-asian="normal" style:font-weight-complex="normal"/>
    </style:style>
    <style:style style:name="T441" style:family="text">
      <style:text-properties fo:font-weight="normal" officeooo:rsid="02cd8a46" style:font-weight-asian="normal" style:font-weight-complex="normal"/>
    </style:style>
    <style:style style:name="T442" style:family="text">
      <style:text-properties fo:font-weight="normal" officeooo:rsid="02f34d34" style:font-weight-asian="normal" style:font-weight-complex="normal"/>
    </style:style>
    <style:style style:name="T443" style:family="text">
      <style:text-properties fo:font-weight="normal" officeooo:rsid="02fae438" style:font-weight-asian="normal" style:font-weight-complex="normal"/>
    </style:style>
    <style:style style:name="T444" style:family="text">
      <style:text-properties fo:font-weight="normal" officeooo:rsid="0ed269fb" style:font-weight-asian="normal" style:font-weight-complex="normal"/>
    </style:style>
    <style:style style:name="T445" style:family="text">
      <style:text-properties fo:font-weight="normal" officeooo:rsid="0ed1701d" style:font-weight-asian="normal" style:font-weight-complex="normal"/>
    </style:style>
    <style:style style:name="T446" style:family="text">
      <style:text-properties fo:font-weight="normal" officeooo:rsid="0f70cc19" style:font-weight-asian="normal" style:font-weight-complex="normal"/>
    </style:style>
    <style:style style:name="T447" style:family="text">
      <style:text-properties fo:font-weight="normal" officeooo:rsid="03212031" style:font-weight-asian="normal" style:font-weight-complex="normal"/>
    </style:style>
    <style:style style:name="T448" style:family="text">
      <style:text-properties fo:font-weight="normal" officeooo:rsid="03a2c02b" style:font-weight-asian="normal" style:font-weight-complex="normal"/>
    </style:style>
    <style:style style:name="T449" style:family="text">
      <style:text-properties fo:font-weight="normal" officeooo:rsid="0447b449" style:font-weight-asian="normal" style:font-weight-complex="normal"/>
    </style:style>
    <style:style style:name="T450" style:family="text">
      <style:text-properties fo:font-weight="normal" officeooo:rsid="04903b54" style:font-weight-asian="normal" style:font-weight-complex="normal"/>
    </style:style>
    <style:style style:name="T451" style:family="text">
      <style:text-properties fo:font-weight="normal" officeooo:rsid="049da7bb" style:font-weight-asian="normal" style:font-weight-complex="normal"/>
    </style:style>
    <style:style style:name="T452" style:family="text">
      <style:text-properties fo:font-weight="normal" officeooo:rsid="04e5550a" style:font-weight-asian="normal" style:font-weight-complex="normal"/>
    </style:style>
    <style:style style:name="T453" style:family="text">
      <style:text-properties fo:font-weight="normal" officeooo:rsid="050451b4" style:font-weight-asian="normal" style:font-weight-complex="normal"/>
    </style:style>
    <style:style style:name="T454" style:family="text">
      <style:text-properties fo:font-weight="normal" officeooo:rsid="051a90a3" style:font-weight-asian="normal" style:font-weight-complex="normal"/>
    </style:style>
    <style:style style:name="T455" style:family="text">
      <style:text-properties fo:font-weight="normal" officeooo:rsid="0572e77d" style:font-weight-asian="normal" style:font-weight-complex="normal"/>
    </style:style>
    <style:style style:name="T456" style:family="text">
      <style:text-properties fo:font-weight="normal" officeooo:rsid="0618d93f" style:font-weight-asian="normal" style:font-weight-complex="normal"/>
    </style:style>
    <style:style style:name="T457" style:family="text">
      <style:text-properties fo:font-weight="normal" officeooo:rsid="070d1f53" style:font-weight-asian="normal" style:font-weight-complex="normal"/>
    </style:style>
    <style:style style:name="T458" style:family="text">
      <style:text-properties fo:font-style="normal" fo:font-weight="normal" style:font-style-asian="normal" style:font-weight-asian="normal" style:font-style-complex="normal" style:font-weight-complex="normal"/>
    </style:style>
    <style:style style:name="T459" style:family="text">
      <style:text-properties fo:font-style="normal" fo:font-weight="normal" officeooo:rsid="04b2d0bc" style:font-style-asian="normal" style:font-weight-asian="normal" style:font-style-complex="normal" style:font-weight-complex="normal"/>
    </style:style>
    <style:style style:name="T460" style:family="text">
      <style:text-properties fo:font-style="normal" fo:font-weight="normal" officeooo:rsid="00896d3a" style:font-style-asian="normal" style:font-weight-asian="normal" style:font-style-complex="normal" style:font-weight-complex="normal"/>
    </style:style>
    <style:style style:name="T461" style:family="text">
      <style:text-properties fo:font-style="normal" fo:font-weight="normal" officeooo:rsid="00926252" style:font-style-asian="normal" style:font-weight-asian="normal" style:font-style-complex="normal" style:font-weight-complex="normal"/>
    </style:style>
    <style:style style:name="T462" style:family="text">
      <style:text-properties fo:font-style="normal" fo:font-weight="normal" officeooo:rsid="0099a117" style:font-style-asian="normal" style:font-weight-asian="normal" style:font-style-complex="normal" style:font-weight-complex="normal"/>
    </style:style>
    <style:style style:name="T463" style:family="text">
      <style:text-properties fo:font-style="normal" fo:font-weight="normal" officeooo:rsid="01292a7f" style:font-style-asian="normal" style:font-weight-asian="normal" style:font-style-complex="normal" style:font-weight-complex="normal"/>
    </style:style>
    <style:style style:name="T464" style:family="text">
      <style:text-properties fo:font-style="normal" fo:font-weight="normal" officeooo:rsid="012ac6d0" style:font-style-asian="normal" style:font-weight-asian="normal" style:font-style-complex="normal" style:font-weight-complex="normal"/>
    </style:style>
    <style:style style:name="T465" style:family="text">
      <style:text-properties fo:font-style="normal" fo:font-weight="normal" officeooo:rsid="0138e7d4" style:font-style-asian="normal" style:font-weight-asian="normal" style:font-style-complex="normal" style:font-weight-complex="normal"/>
    </style:style>
    <style:style style:name="T466" style:family="text">
      <style:text-properties fo:font-style="normal" fo:font-weight="normal" officeooo:rsid="02b4a821" style:font-style-asian="normal" style:font-weight-asian="normal" style:font-style-complex="normal" style:font-weight-complex="normal"/>
    </style:style>
    <style:style style:name="T467" style:family="text">
      <style:text-properties fo:font-style="normal" fo:font-weight="normal" officeooo:rsid="0ed269fb" style:font-style-asian="normal" style:font-weight-asian="normal" style:font-style-complex="normal" style:font-weight-complex="normal"/>
    </style:style>
    <style:style style:name="T468" style:family="text">
      <style:text-properties fo:font-style="normal" style:text-underline-style="none" fo:font-weight="normal" officeooo:rsid="06248872" style:font-style-asian="normal" style:font-weight-asian="normal" style:font-style-complex="normal" style:font-weight-complex="normal"/>
    </style:style>
    <style:style style:name="T469" style:family="text">
      <style:text-properties fo:font-style="normal" style:text-underline-style="none" fo:font-weight="normal" officeooo:rsid="06264d00" style:font-style-asian="normal" style:font-weight-asian="normal" style:font-style-complex="normal" style:font-weight-complex="normal"/>
    </style:style>
    <style:style style:name="T470" style:family="text">
      <style:text-properties fo:font-style="normal" style:text-underline-style="none" fo:font-weight="normal" officeooo:rsid="02b61f27" style:font-style-asian="normal" style:font-weight-asian="normal" style:font-style-complex="normal" style:font-weight-complex="normal"/>
    </style:style>
    <style:style style:name="T471" style:family="text">
      <style:text-properties fo:font-style="normal" style:text-underline-style="none" style:font-style-asian="normal" style:font-style-complex="normal"/>
    </style:style>
    <style:style style:name="T472" style:family="text">
      <style:text-properties fo:font-style="normal" style:text-underline-style="none" officeooo:rsid="06248872" style:font-style-asian="normal" style:font-style-complex="normal"/>
    </style:style>
    <style:style style:name="T473" style:family="text">
      <style:text-properties fo:font-style="normal" style:text-underline-style="none" officeooo:rsid="01be4705" style:font-style-asian="normal" style:font-style-complex="normal"/>
    </style:style>
    <style:style style:name="T474" style:family="text">
      <style:text-properties fo:font-style="normal" style:text-underline-style="none" officeooo:rsid="01e848e2" style:font-style-asian="normal" style:font-style-complex="normal"/>
    </style:style>
    <style:style style:name="T475" style:family="text">
      <style:text-properties fo:font-style="normal" style:font-style-asian="normal" style:font-style-complex="normal"/>
    </style:style>
    <style:style style:name="T476" style:family="text">
      <style:text-properties fo:font-style="normal" officeooo:rsid="06a89f10" style:font-style-asian="normal" style:font-style-complex="normal"/>
    </style:style>
    <style:style style:name="T477" style:family="text">
      <style:text-properties fo:font-style="normal" officeooo:rsid="05346be2" style:font-style-asian="normal" style:font-style-complex="normal"/>
    </style:style>
    <style:style style:name="T478" style:family="text">
      <style:text-properties fo:font-style="normal" officeooo:rsid="05388b9d" style:font-style-asian="normal" style:font-style-complex="normal"/>
    </style:style>
    <style:style style:name="T479" style:family="text">
      <style:text-properties fo:font-style="normal" officeooo:rsid="05450dd5" style:font-style-asian="normal" style:font-style-complex="normal"/>
    </style:style>
    <style:style style:name="T480" style:family="text">
      <style:text-properties fo:font-style="normal" officeooo:rsid="04a15461" style:font-style-asian="normal" style:font-style-complex="normal"/>
    </style:style>
    <style:style style:name="T481" style:family="text">
      <style:text-properties fo:font-style="normal" officeooo:rsid="05a9012d" style:font-style-asian="normal" style:font-style-complex="normal"/>
    </style:style>
    <style:style style:name="T482" style:family="text">
      <style:text-properties fo:font-style="normal" officeooo:rsid="05a75141" style:font-style-asian="normal" style:font-style-complex="normal"/>
    </style:style>
    <style:style style:name="T483" style:family="text">
      <style:text-properties fo:font-style="normal" officeooo:rsid="065793cb" style:font-style-asian="normal" style:font-style-complex="normal"/>
    </style:style>
    <style:style style:name="T484" style:family="text">
      <style:text-properties fo:font-style="normal" officeooo:rsid="06694c37" style:font-style-asian="normal" style:font-style-complex="normal"/>
    </style:style>
    <style:style style:name="T485" style:family="text">
      <style:text-properties fo:font-style="normal" officeooo:rsid="0670c4da" style:font-style-asian="normal" style:font-style-complex="normal"/>
    </style:style>
    <style:style style:name="T486" style:family="text">
      <style:text-properties fo:font-style="normal" officeooo:rsid="066a8fae" style:font-style-asian="normal" style:font-style-complex="normal"/>
    </style:style>
    <style:style style:name="T487" style:family="text">
      <style:text-properties fo:font-style="normal" officeooo:rsid="066e4667" style:font-style-asian="normal" style:font-style-complex="normal"/>
    </style:style>
    <style:style style:name="T488" style:family="text">
      <style:text-properties fo:font-style="normal" officeooo:rsid="06729d03" style:font-style-asian="normal" style:font-style-complex="normal"/>
    </style:style>
    <style:style style:name="T489" style:family="text">
      <style:text-properties fo:font-style="normal" officeooo:rsid="066f106b" style:font-style-asian="normal" style:font-style-complex="normal"/>
    </style:style>
    <style:style style:name="T490" style:family="text">
      <style:text-properties fo:font-style="normal" officeooo:rsid="066ed347" style:font-style-asian="normal" style:font-style-complex="normal"/>
    </style:style>
    <style:style style:name="T491" style:family="text">
      <style:text-properties fo:font-style="normal" officeooo:rsid="07bea57a" style:font-style-asian="normal" style:font-style-complex="normal"/>
    </style:style>
    <style:style style:name="T492" style:family="text">
      <style:text-properties fo:font-style="normal" officeooo:rsid="0659a12e" style:font-style-asian="normal" style:font-style-complex="normal"/>
    </style:style>
    <style:style style:name="T493" style:family="text">
      <style:text-properties fo:font-style="normal" officeooo:rsid="059cd604" style:font-style-asian="normal" style:font-style-complex="normal"/>
    </style:style>
    <style:style style:name="T494" style:family="text">
      <style:text-properties fo:font-style="normal" officeooo:rsid="02803ab7" style:font-style-asian="normal" style:font-style-complex="normal"/>
    </style:style>
    <style:style style:name="T495" style:family="text">
      <style:text-properties fo:font-style="normal" officeooo:rsid="02819e37" style:font-style-asian="normal" style:font-style-complex="normal"/>
    </style:style>
    <style:style style:name="T496" style:family="text">
      <style:text-properties fo:font-style="normal" officeooo:rsid="008d1682" style:font-style-asian="normal" style:font-style-complex="normal"/>
    </style:style>
    <style:style style:name="T497" style:family="text">
      <style:text-properties fo:font-style="normal" officeooo:rsid="0be9ade6" style:font-style-asian="normal" style:font-style-complex="normal"/>
    </style:style>
    <style:style style:name="T498" style:family="text">
      <style:text-properties fo:font-style="normal" officeooo:rsid="0787ed4f" style:font-style-asian="normal" style:font-style-complex="normal"/>
    </style:style>
    <style:style style:name="T499" style:family="text">
      <style:text-properties fo:font-style="normal" officeooo:rsid="0bc1fd40" style:font-style-asian="normal" style:font-style-complex="normal"/>
    </style:style>
    <style:style style:name="T500" style:family="text">
      <style:text-properties fo:font-style="normal" officeooo:rsid="0abff580" style:font-style-asian="normal" style:font-style-complex="normal"/>
    </style:style>
    <style:style style:name="T501" style:family="text">
      <style:text-properties fo:font-style="normal" officeooo:rsid="0860fa2c" style:font-style-asian="normal" style:font-style-complex="normal"/>
    </style:style>
    <style:style style:name="T502" style:family="text">
      <style:text-properties fo:font-style="normal" officeooo:rsid="07473f2f" style:font-style-asian="normal" style:font-style-complex="normal"/>
    </style:style>
    <style:style style:name="T503" style:family="text">
      <style:text-properties fo:font-style="normal" officeooo:rsid="0bebb620" style:font-style-asian="normal" style:font-style-complex="normal"/>
    </style:style>
    <style:style style:name="T504" style:family="text">
      <style:text-properties fo:font-style="normal" officeooo:rsid="01edf2c3" style:font-style-asian="normal" style:font-style-complex="normal"/>
    </style:style>
    <style:style style:name="T505" style:family="text">
      <style:text-properties fo:font-style="normal" officeooo:rsid="0acd0805" style:font-style-asian="normal" style:font-style-complex="normal"/>
    </style:style>
    <style:style style:name="T506" style:family="text">
      <style:text-properties fo:font-style="normal" officeooo:rsid="008f9478" style:font-style-asian="normal" style:font-style-complex="normal"/>
    </style:style>
    <style:style style:name="T507" style:family="text">
      <style:text-properties fo:font-style="normal" officeooo:rsid="021343dc" style:font-style-asian="normal" style:font-style-complex="normal"/>
    </style:style>
    <style:style style:name="T508" style:family="text">
      <style:text-properties fo:font-style="normal" officeooo:rsid="0792de78" style:font-style-asian="normal" style:font-style-complex="normal"/>
    </style:style>
    <style:style style:name="T509" style:family="text">
      <style:text-properties fo:font-style="normal" officeooo:rsid="0ad7def0" style:font-style-asian="normal" style:font-style-complex="normal"/>
    </style:style>
    <style:style style:name="T510" style:family="text">
      <style:text-properties fo:font-style="normal" officeooo:rsid="0bb3b1b8" style:font-style-asian="normal" style:font-style-complex="normal"/>
    </style:style>
    <style:style style:name="T511" style:family="text">
      <style:text-properties fo:font-style="normal" officeooo:rsid="07e8cc68" style:font-style-asian="normal" style:font-style-complex="normal"/>
    </style:style>
    <style:style style:name="T512" style:family="text">
      <style:text-properties fo:font-style="normal" officeooo:rsid="036e639f" style:font-style-asian="normal" style:font-style-complex="normal"/>
    </style:style>
    <style:style style:name="T513" style:family="text">
      <style:text-properties fo:font-style="normal" officeooo:rsid="037dd773" style:font-style-asian="normal" style:font-style-complex="normal"/>
    </style:style>
    <style:style style:name="T514" style:family="text">
      <style:text-properties fo:font-style="normal" officeooo:rsid="08dba009" style:font-style-asian="normal" style:font-style-complex="normal"/>
    </style:style>
    <style:style style:name="T515" style:family="text">
      <style:text-properties fo:font-style="normal" officeooo:rsid="01389797" style:font-style-asian="normal" style:font-style-complex="normal"/>
    </style:style>
    <style:style style:name="T516" style:family="text">
      <style:text-properties fo:font-style="normal" officeooo:rsid="08f9de04" style:font-style-asian="normal" style:font-style-complex="normal"/>
    </style:style>
    <style:style style:name="T517" style:family="text">
      <style:text-properties fo:font-style="normal" officeooo:rsid="01390f0d" style:font-style-asian="normal" style:font-style-complex="normal"/>
    </style:style>
    <style:style style:name="T518" style:family="text">
      <style:text-properties fo:font-style="normal" officeooo:rsid="0b01bd6a" style:font-style-asian="normal" style:font-style-complex="normal"/>
    </style:style>
    <style:style style:name="T519" style:family="text">
      <style:text-properties fo:font-style="normal" officeooo:rsid="0bde9908" style:font-style-asian="normal" style:font-style-complex="normal"/>
    </style:style>
    <style:style style:name="T520" style:family="text">
      <style:text-properties fo:font-style="normal" officeooo:rsid="0b42e9a2" style:font-style-asian="normal" style:font-style-complex="normal"/>
    </style:style>
    <style:style style:name="T521" style:family="text">
      <style:text-properties fo:font-style="normal" officeooo:rsid="0a0e91d4" style:font-style-asian="normal" style:font-style-complex="normal"/>
    </style:style>
    <style:style style:name="T522" style:family="text">
      <style:text-properties fo:font-style="normal" officeooo:rsid="05569f51" style:font-style-asian="normal" style:font-style-complex="normal"/>
    </style:style>
    <style:style style:name="T523" style:family="text">
      <style:text-properties fo:font-style="normal" officeooo:rsid="0948dd57" style:font-style-asian="normal" style:font-style-complex="normal"/>
    </style:style>
    <style:style style:name="T524" style:family="text">
      <style:text-properties fo:font-style="normal" officeooo:rsid="0951e1b1" style:font-style-asian="normal" style:font-style-complex="normal"/>
    </style:style>
    <style:style style:name="T525" style:family="text">
      <style:text-properties fo:font-style="normal" officeooo:rsid="0952272a" style:font-style-asian="normal" style:font-style-complex="normal"/>
    </style:style>
    <style:style style:name="T526" style:family="text">
      <style:text-properties fo:font-style="normal" officeooo:rsid="0b531540" style:font-style-asian="normal" style:font-style-complex="normal"/>
    </style:style>
    <style:style style:name="T527" style:family="text">
      <style:text-properties fo:font-style="normal" officeooo:rsid="0b5599e6" style:font-style-asian="normal" style:font-style-complex="normal"/>
    </style:style>
    <style:style style:name="T528" style:family="text">
      <style:text-properties fo:font-style="normal" officeooo:rsid="0b52dc32" style:font-style-asian="normal" style:font-style-complex="normal"/>
    </style:style>
    <style:style style:name="T529" style:family="text">
      <style:text-properties fo:font-style="normal" officeooo:rsid="09224ad6" style:font-style-asian="normal" style:font-style-complex="normal"/>
    </style:style>
    <style:style style:name="T530" style:family="text">
      <style:text-properties fo:font-style="normal" officeooo:rsid="0ba835a0" style:font-style-asian="normal" style:font-style-complex="normal"/>
    </style:style>
    <style:style style:name="T531" style:family="text">
      <style:text-properties fo:font-style="normal" officeooo:rsid="0d87a927" style:font-style-asian="normal" style:font-style-complex="normal"/>
    </style:style>
    <style:style style:name="T532" style:family="text">
      <style:text-properties fo:font-style="normal" officeooo:rsid="0c443d60" style:font-style-asian="normal" style:font-style-complex="normal"/>
    </style:style>
    <style:style style:name="T533" style:family="text">
      <style:text-properties fo:font-style="normal" officeooo:rsid="0d23f588" style:font-style-asian="normal" style:font-style-complex="normal"/>
    </style:style>
    <style:style style:name="T534" style:family="text">
      <style:text-properties fo:font-style="normal" officeooo:rsid="0fdbdc0c" style:font-style-asian="normal" style:font-style-complex="normal"/>
    </style:style>
    <style:style style:name="T535" style:family="text">
      <style:text-properties fo:font-style="normal" officeooo:rsid="0d257d7e" style:font-style-asian="normal" style:font-style-complex="normal"/>
    </style:style>
    <style:style style:name="T536" style:family="text">
      <style:text-properties fo:font-style="normal" officeooo:rsid="0d25fee4" style:font-style-asian="normal" style:font-style-complex="normal"/>
    </style:style>
    <style:style style:name="T537" style:family="text">
      <style:text-properties fo:font-style="normal" officeooo:rsid="0da0eb7b" style:font-style-asian="normal" style:font-style-complex="normal"/>
    </style:style>
    <style:style style:name="T538" style:family="text">
      <style:text-properties fo:font-style="normal" officeooo:rsid="10420beb" style:font-style-asian="normal" style:font-style-complex="normal"/>
    </style:style>
    <style:style style:name="T539" style:family="text">
      <style:text-properties fo:font-style="normal" officeooo:rsid="10448749" style:font-style-asian="normal" style:font-style-complex="normal"/>
    </style:style>
    <style:style style:name="T540" style:family="text">
      <style:text-properties fo:font-style="normal" officeooo:rsid="0d5b02a3" style:font-style-asian="normal" style:font-style-complex="normal"/>
    </style:style>
    <style:style style:name="T541" style:family="text">
      <style:text-properties fo:font-style="normal" officeooo:rsid="0ed3d652" style:font-style-asian="normal" style:font-style-complex="normal"/>
    </style:style>
    <style:style style:name="T542" style:family="text">
      <style:text-properties fo:font-style="normal" officeooo:rsid="0d5a7fb7" style:font-style-asian="normal" style:font-style-complex="normal"/>
    </style:style>
    <style:style style:name="T543" style:family="text">
      <style:text-properties fo:font-style="normal" officeooo:rsid="0f1b4c4a" style:font-style-asian="normal" style:font-style-complex="normal"/>
    </style:style>
    <style:style style:name="T544" style:family="text">
      <style:text-properties fo:font-style="normal" officeooo:rsid="0d5962f8" style:font-style-asian="normal" style:font-style-complex="normal"/>
    </style:style>
    <style:style style:name="T545" style:family="text">
      <style:text-properties fo:font-style="normal" officeooo:rsid="106b2666" style:font-style-asian="normal" style:font-style-complex="normal"/>
    </style:style>
    <style:style style:name="T546" style:family="text">
      <style:text-properties fo:font-style="normal" officeooo:rsid="1085447f" style:font-style-asian="normal" style:font-style-complex="normal"/>
    </style:style>
    <style:style style:name="T547" style:family="text">
      <style:text-properties fo:font-style="normal" officeooo:rsid="0e95a61d" style:font-style-asian="normal" style:font-style-complex="normal"/>
    </style:style>
    <style:style style:name="T548" style:family="text">
      <style:text-properties fo:font-style="normal" officeooo:rsid="0e8ecfa0" style:font-style-asian="normal" style:font-style-complex="normal"/>
    </style:style>
    <style:style style:name="T549" style:family="text">
      <style:text-properties fo:font-style="normal" officeooo:rsid="0e909a6b" style:font-style-asian="normal" style:font-style-complex="normal"/>
    </style:style>
    <style:style style:name="T550" style:family="text">
      <style:text-properties fo:font-style="normal" officeooo:rsid="0e9193b3" style:font-style-asian="normal" style:font-style-complex="normal"/>
    </style:style>
    <style:style style:name="T551" style:family="text">
      <style:text-properties fo:font-style="normal" officeooo:rsid="10b3735c" style:font-style-asian="normal" style:font-style-complex="normal"/>
    </style:style>
    <style:style style:name="T552" style:family="text">
      <style:text-properties fo:font-style="normal" officeooo:rsid="0f4773a8" style:font-style-asian="normal" style:font-style-complex="normal"/>
    </style:style>
    <style:style style:name="T553" style:family="text">
      <style:text-properties fo:font-style="normal" officeooo:rsid="0eedf639" style:font-style-asian="normal" style:font-style-complex="normal"/>
    </style:style>
    <style:style style:name="T554" style:family="text">
      <style:text-properties fo:font-style="normal" officeooo:rsid="0eee53aa" style:font-style-asian="normal" style:font-style-complex="normal"/>
    </style:style>
    <style:style style:name="T555" style:family="text">
      <style:text-properties fo:font-style="normal" officeooo:rsid="0eefb6c9" style:font-style-asian="normal" style:font-style-complex="normal"/>
    </style:style>
    <style:style style:name="T556" style:family="text">
      <style:text-properties fo:font-style="normal" officeooo:rsid="01119f3e" style:font-style-asian="normal" style:font-style-complex="normal"/>
    </style:style>
    <style:style style:name="T557" style:family="text">
      <style:text-properties fo:font-style="normal" officeooo:rsid="018da99b" style:font-style-asian="normal" style:font-style-complex="normal"/>
    </style:style>
    <style:style style:name="T558" style:family="text">
      <style:text-properties fo:font-style="normal" officeooo:rsid="018fef0e" style:font-style-asian="normal" style:font-style-complex="normal"/>
    </style:style>
    <style:style style:name="T559" style:family="text">
      <style:text-properties fo:font-style="normal" officeooo:rsid="0060291d" style:font-style-asian="normal" style:font-style-complex="normal"/>
    </style:style>
    <style:style style:name="T560" style:family="text">
      <style:text-properties fo:font-style="normal" officeooo:rsid="01da0541" style:font-style-asian="normal" style:font-style-complex="normal"/>
    </style:style>
    <style:style style:name="T561" style:family="text">
      <style:text-properties fo:font-style="normal" officeooo:rsid="02b67df7" style:font-style-asian="normal" style:font-style-complex="normal"/>
    </style:style>
    <style:style style:name="T562" style:family="text">
      <style:text-properties fo:font-style="normal" officeooo:rsid="02d98b35" style:font-style-asian="normal" style:font-style-complex="normal"/>
    </style:style>
    <style:style style:name="T563" style:family="text">
      <style:text-properties fo:font-style="normal" officeooo:rsid="02e849c5" style:font-style-asian="normal" style:font-style-complex="normal"/>
    </style:style>
    <style:style style:name="T564" style:family="text">
      <style:text-properties fo:font-style="normal" officeooo:rsid="0354c6eb" style:font-style-asian="normal" style:font-style-complex="normal"/>
    </style:style>
    <style:style style:name="T565" style:family="text">
      <style:text-properties fo:font-style="normal" officeooo:rsid="0373e01e" style:font-style-asian="normal" style:font-style-complex="normal"/>
    </style:style>
    <style:style style:name="T566" style:family="text">
      <style:text-properties fo:font-style="normal" officeooo:rsid="02a393a6" style:font-style-asian="normal" style:font-style-complex="normal"/>
    </style:style>
    <style:style style:name="T567" style:family="text">
      <style:text-properties fo:font-style="normal" officeooo:rsid="04302d7d" style:font-style-asian="normal" style:font-style-complex="normal"/>
    </style:style>
    <style:style style:name="T568" style:family="text">
      <style:text-properties fo:font-style="normal" officeooo:rsid="044bb4d4" style:font-style-asian="normal" style:font-style-complex="normal"/>
    </style:style>
    <style:style style:name="T569" style:family="text">
      <style:text-properties fo:font-style="normal" officeooo:rsid="04822d2d" style:font-style-asian="normal" style:font-style-complex="normal"/>
    </style:style>
    <style:style style:name="T570" style:family="text">
      <style:text-properties fo:font-style="normal" officeooo:rsid="04a53dd2" style:font-style-asian="normal" style:font-style-complex="normal"/>
    </style:style>
    <style:style style:name="T571" style:family="text">
      <style:text-properties fo:font-style="normal" officeooo:rsid="04a607da" style:font-style-asian="normal" style:font-style-complex="normal"/>
    </style:style>
    <style:style style:name="T572" style:family="text">
      <style:text-properties fo:font-style="normal" officeooo:rsid="04a76a16" style:font-style-asian="normal" style:font-style-complex="normal"/>
    </style:style>
    <style:style style:name="T573" style:family="text">
      <style:text-properties fo:font-style="normal" officeooo:rsid="04b871e9" style:font-style-asian="normal" style:font-style-complex="normal"/>
    </style:style>
    <style:style style:name="T574" style:family="text">
      <style:text-properties fo:font-style="normal" officeooo:rsid="04b8f83f" style:font-style-asian="normal" style:font-style-complex="normal"/>
    </style:style>
    <style:style style:name="T575" style:family="text">
      <style:text-properties fo:font-style="normal" officeooo:rsid="04dd766e" style:font-style-asian="normal" style:font-style-complex="normal"/>
    </style:style>
    <style:style style:name="T576" style:family="text">
      <style:text-properties fo:font-style="normal" officeooo:rsid="04e29ca6" style:font-style-asian="normal" style:font-style-complex="normal"/>
    </style:style>
    <style:style style:name="T577" style:family="text">
      <style:text-properties fo:font-style="normal" officeooo:rsid="0501a92e" style:font-style-asian="normal" style:font-style-complex="normal"/>
    </style:style>
    <style:style style:name="T578" style:family="text">
      <style:text-properties fo:font-style="normal" officeooo:rsid="050451b4" style:font-style-asian="normal" style:font-style-complex="normal"/>
    </style:style>
    <style:style style:name="T579" style:family="text">
      <style:text-properties fo:font-style="normal" officeooo:rsid="05279ec8" style:font-style-asian="normal" style:font-style-complex="normal"/>
    </style:style>
    <style:style style:name="T580" style:family="text">
      <style:text-properties fo:font-style="normal" officeooo:rsid="059baacc" style:font-style-asian="normal" style:font-style-complex="normal"/>
    </style:style>
    <style:style style:name="T581" style:family="text">
      <style:text-properties fo:font-style="normal" officeooo:rsid="059ee43d" style:font-style-asian="normal" style:font-style-complex="normal"/>
    </style:style>
    <style:style style:name="T582" style:family="text">
      <style:text-properties fo:font-style="normal" officeooo:rsid="05a00bff" style:font-style-asian="normal" style:font-style-complex="normal"/>
    </style:style>
    <style:style style:name="T583" style:family="text">
      <style:text-properties fo:font-style="normal" officeooo:rsid="061644fc" style:font-style-asian="normal" style:font-style-complex="normal"/>
    </style:style>
    <style:style style:name="T584" style:family="text">
      <style:text-properties fo:font-style="normal" officeooo:rsid="05b885a9" style:font-style-asian="normal" style:font-style-complex="normal"/>
    </style:style>
    <style:style style:name="T585" style:family="text">
      <style:text-properties fo:font-style="normal" officeooo:rsid="06413db2" style:font-style-asian="normal" style:font-style-complex="normal"/>
    </style:style>
    <style:style style:name="T586" style:family="text">
      <style:text-properties fo:font-style="normal" officeooo:rsid="0645ab2a" style:font-style-asian="normal" style:font-style-complex="normal"/>
    </style:style>
    <style:style style:name="T587" style:family="text">
      <style:text-properties fo:font-style="normal" officeooo:rsid="0316e576" style:font-style-asian="normal" style:font-style-complex="normal"/>
    </style:style>
    <style:style style:name="T588" style:family="text">
      <style:text-properties fo:font-style="normal" officeooo:rsid="0669e785" style:font-style-asian="normal" style:font-style-complex="normal"/>
    </style:style>
    <style:style style:name="T589" style:family="text">
      <style:text-properties fo:font-style="normal" officeooo:rsid="03d99c7e" style:font-style-asian="normal" style:font-style-complex="normal"/>
    </style:style>
    <style:style style:name="T590" style:family="text">
      <style:text-properties fo:font-style="normal" officeooo:rsid="066bb197" style:font-style-asian="normal" style:font-style-complex="normal"/>
    </style:style>
    <style:style style:name="T591" style:family="text">
      <style:text-properties fo:font-style="normal" officeooo:rsid="06869aca" style:font-style-asian="normal" style:font-style-complex="normal"/>
    </style:style>
    <style:style style:name="T592" style:family="text">
      <style:text-properties fo:font-style="normal" officeooo:rsid="06933fb2" style:font-style-asian="normal" style:font-style-complex="normal"/>
    </style:style>
    <style:style style:name="T593" style:family="text">
      <style:text-properties fo:font-style="normal" officeooo:rsid="06a13476" style:font-style-asian="normal" style:font-style-complex="normal"/>
    </style:style>
    <style:style style:name="T594" style:family="text">
      <style:text-properties fo:font-style="normal" officeooo:rsid="06a22033" style:font-style-asian="normal" style:font-style-complex="normal"/>
    </style:style>
    <style:style style:name="T595" style:family="text">
      <style:text-properties fo:font-style="normal" officeooo:rsid="06fa26e0" style:font-style-asian="normal" style:font-style-complex="normal"/>
    </style:style>
    <style:style style:name="T596" style:family="text">
      <style:text-properties fo:font-style="normal" officeooo:rsid="06e9d939" style:font-style-asian="normal" style:font-style-complex="normal"/>
    </style:style>
    <style:style style:name="T597" style:family="text">
      <style:text-properties fo:font-style="normal" officeooo:rsid="0709583c" style:font-style-asian="normal" style:font-style-complex="normal"/>
    </style:style>
    <style:style style:name="T598" style:family="text">
      <style:text-properties fo:font-style="normal" officeooo:rsid="0717a224" style:font-style-asian="normal" style:font-style-complex="normal"/>
    </style:style>
    <style:style style:name="T599" style:family="text">
      <style:text-properties fo:font-style="normal" fo:font-weight="bold" style:font-style-asian="normal" style:font-weight-asian="bold" style:font-style-complex="normal" style:font-weight-complex="bold"/>
    </style:style>
    <style:style style:name="T600" style:family="text">
      <style:text-properties fo:font-style="normal" fo:font-weight="bold" officeooo:rsid="01e07d07" style:font-style-asian="normal" style:font-weight-asian="bold" style:font-style-complex="normal" style:font-weight-complex="bold"/>
    </style:style>
    <style:style style:name="T601" style:family="text">
      <style:text-properties fo:font-style="normal" fo:font-weight="bold" officeooo:rsid="00583cc1" style:font-style-asian="normal" style:font-weight-asian="bold" style:font-style-complex="normal" style:font-weight-complex="bold"/>
    </style:style>
    <style:style style:name="T602" style:family="text">
      <style:text-properties fo:font-style="normal" fo:font-weight="bold" officeooo:rsid="02b5a70e" style:font-style-asian="normal" style:font-weight-asian="bold" style:font-style-complex="normal" style:font-weight-complex="bold"/>
    </style:style>
    <style:style style:name="T603" style:family="text">
      <style:text-properties fo:font-style="normal" fo:font-weight="bold" officeooo:rsid="08f9de04" style:font-style-asian="normal" style:font-weight-asian="bold" style:font-style-complex="normal" style:font-weight-complex="bold"/>
    </style:style>
    <style:style style:name="T604" style:family="text">
      <style:text-properties fo:font-style="normal" fo:font-weight="bold" officeooo:rsid="0b42e9a2" style:font-style-asian="normal" style:font-weight-asian="bold" style:font-style-complex="normal" style:font-weight-complex="bold"/>
    </style:style>
    <style:style style:name="T605" style:family="text">
      <style:text-properties style:text-position="super 58%" style:font-name="Liberation Serif2" fo:font-style="normal" fo:font-weight="normal" style:font-name-asian="Liberation Serif2" style:font-style-asian="normal" style:font-weight-asian="normal" style:font-name-complex="Liberation Serif2" style:font-style-complex="normal" style:font-weight-complex="normal"/>
    </style:style>
    <style:style style:name="T606" style:family="text">
      <style:text-properties style:text-position="super 58%" style:font-name="Liberation Serif2" fo:language="fr" fo:country="CA" fo:font-style="normal" fo:font-weight="normal" style:font-name-asian="Liberation Serif2" style:font-size-asian="10.5pt" style:font-style-asian="normal" style:font-weight-asian="normal" style:font-name-complex="Liberation Serif2" style:font-style-complex="normal" style:font-weight-complex="normal"/>
    </style:style>
    <style:style style:name="T607" style:family="text">
      <style:text-properties style:text-position="super 58%" style:font-name="Liberation Serif2" fo:language="fr" fo:country="CA" fo:font-style="normal" fo:font-weight="normal" officeooo:rsid="04527cf2" style:font-name-asian="Liberation Serif2" style:font-size-asian="10.5pt" style:font-style-asian="normal" style:font-weight-asian="normal" style:font-name-complex="Liberation Serif2" style:font-style-complex="normal" style:font-weight-complex="normal"/>
    </style:style>
    <style:style style:name="T608" style:family="text">
      <style:text-properties style:text-position="super 58%" style:font-name="Liberation Serif2" fo:language="fr" fo:country="CA" fo:font-style="normal" fo:font-weight="normal" officeooo:rsid="04535abf" style:font-name-asian="Liberation Serif2" style:font-size-asian="10.5pt" style:font-style-asian="normal" style:font-weight-asian="normal" style:font-name-complex="Liberation Serif2" style:font-style-complex="normal" style:font-weight-complex="normal"/>
    </style:style>
    <style:style style:name="T609" style:family="text">
      <style:text-properties style:text-position="super 58%" style:font-name="Liberation Serif2" fo:language="fr" fo:country="CA" fo:font-style="normal" fo:font-weight="normal" officeooo:rsid="04563f4e" style:font-name-asian="Liberation Serif2" style:font-size-asian="10.5pt" style:font-style-asian="normal" style:font-weight-asian="normal" style:font-name-complex="Liberation Serif2" style:font-style-complex="normal" style:font-weight-complex="normal"/>
    </style:style>
    <style:style style:name="T610" style:family="text">
      <style:text-properties style:text-position="super 58%" officeooo:rsid="062c3935"/>
    </style:style>
    <style:style style:name="T611" style:family="text">
      <style:text-properties style:text-position="super 58%" style:font-name="Times New Roman2" officeooo:rsid="0bd4b80b" style:font-name-asian="Times New Roman2" style:font-name-complex="Times New Roman2"/>
    </style:style>
    <style:style style:name="T612" style:family="text">
      <style:text-properties style:text-position="super 58%" style:font-name="Times New Roman2" officeooo:rsid="0bd99607" style:font-name-asian="Times New Roman2" style:font-name-complex="Times New Roman2"/>
    </style:style>
    <style:style style:name="T613" style:family="text">
      <style:text-properties style:text-position="super 58%" style:font-name="Times New Roman2" fo:font-style="normal" officeooo:rsid="0bd99607" style:font-name-asian="Times New Roman2" style:font-style-asian="normal" style:font-name-complex="Times New Roman2" style:font-style-complex="normal"/>
    </style:style>
    <style:style style:name="T614" style:family="text">
      <style:text-properties style:text-position="super 58%" style:font-name="Times New Roman2" fo:font-style="normal" officeooo:rsid="0bd4b80b" style:font-name-asian="Times New Roman2" style:font-style-asian="normal" style:font-name-complex="Times New Roman2" style:font-style-complex="normal"/>
    </style:style>
    <style:style style:name="T615" style:family="text">
      <style:text-properties style:text-position="super 58%" style:font-name="Times New Roman2" fo:font-style="normal" fo:font-weight="normal" officeooo:rsid="0bd99607" style:font-name-asian="Times New Roman2" style:font-style-asian="normal" style:font-weight-asian="normal" style:font-name-complex="Times New Roman2" style:font-style-complex="normal" style:font-weight-complex="normal"/>
    </style:style>
    <style:style style:name="T616" style:family="text">
      <style:text-properties style:text-position="super 58%" style:font-name="Times New Roman2" fo:language="fr" fo:country="CA" fo:font-style="normal" fo:font-weight="normal" officeooo:rsid="0bd4b80b" fo:background-color="transparent" loext:char-shading-value="0" style:font-name-asian="Times New Roman2" style:font-size-asian="10.5pt" style:font-style-asian="normal" style:font-weight-asian="normal" style:font-name-complex="Times New Roman2" style:font-style-complex="normal" style:font-weight-complex="normal"/>
    </style:style>
    <style:style style:name="T617" style:family="text">
      <style:text-properties style:text-position="super 58%" style:font-name="Times New Roman2" fo:language="fr" fo:country="CA" fo:font-style="normal" fo:font-weight="normal" officeooo:rsid="0bd99607" fo:background-color="transparent" loext:char-shading-value="0" style:font-name-asian="Times New Roman2" style:font-size-asian="10.5pt" style:font-style-asian="normal" style:font-weight-asian="normal" style:font-name-complex="Times New Roman2" style:font-style-complex="normal" style:font-weight-complex="normal"/>
    </style:style>
    <style:style style:name="T618" style:family="text">
      <style:text-properties style:text-position="super 58%" style:font-name="Times New Roman2" fo:language="fr" fo:country="CA" fo:font-style="normal" fo:font-weight="normal" officeooo:rsid="073db667" fo:background-color="transparent" loext:char-shading-value="0" style:font-name-asian="Times New Roman2" style:font-size-asian="10.5pt" style:font-style-asian="normal" style:font-weight-asian="normal" style:font-name-complex="Times New Roman2" style:font-style-complex="normal" style:font-weight-complex="normal"/>
    </style:style>
    <style:style style:name="T619" style:family="text">
      <style:text-properties style:text-position="super 58%" style:font-name="Times New Roman2" fo:language="fr" fo:country="CA" fo:font-weight="normal" officeooo:rsid="0bd4b80b" fo:background-color="transparent" loext:char-shading-value="0" style:font-name-asian="Times New Roman2" style:font-size-asian="10.5pt" style:font-weight-asian="normal" style:font-name-complex="Times New Roman2" style:font-weight-complex="normal"/>
    </style:style>
    <style:style style:name="T620" style:family="text">
      <style:text-properties style:text-position="super 58%" style:font-name="Times New Roman2" fo:language="fr" fo:country="CA" fo:font-weight="normal" officeooo:rsid="0bd99607" fo:background-color="transparent" loext:char-shading-value="0" style:font-name-asian="Times New Roman2" style:font-size-asian="10.5pt" style:font-weight-asian="normal" style:font-name-complex="Times New Roman2" style:font-weight-complex="normal"/>
    </style:style>
    <style:style style:name="T621" style:family="text">
      <style:text-properties style:text-position="super 58%" style:font-name="Times New Roman2" fo:language="fr" fo:country="CA" fo:font-style="italic" fo:font-weight="normal" officeooo:rsid="0bd99607" fo:background-color="transparent" loext:char-shading-value="0" style:font-name-asian="Times New Roman2" style:font-size-asian="10.5pt" style:font-style-asian="italic" style:font-weight-asian="normal" style:font-name-complex="Times New Roman2" style:font-style-complex="italic" style:font-weight-complex="normal"/>
    </style:style>
    <style:style style:name="T622" style:family="text">
      <style:text-properties style:text-position="super 58%" style:font-name="Times New Roman2" fo:font-style="italic" officeooo:rsid="0bd4b80b" style:font-name-asian="Times New Roman2" style:font-style-asian="italic" style:font-name-complex="Times New Roman2" style:font-style-complex="italic"/>
    </style:style>
    <style:style style:name="T623" style:family="text">
      <style:text-properties fo:font-variant="normal" fo:text-transform="none" style:text-position="0% 100%" fo:font-style="normal" style:text-underline-style="none"/>
    </style:style>
    <style:style style:name="T624" style:family="text">
      <style:text-properties fo:font-variant="normal" fo:text-transform="none" style:text-position="0% 100%" fo:font-style="normal" style:text-underline-style="none" fo:font-weight="normal"/>
    </style:style>
    <style:style style:name="T625" style:family="text">
      <style:text-properties fo:font-variant="normal" fo:text-transform="none" style:text-position="0% 100%" fo:font-style="normal" style:text-underline-style="none" fo:font-weight="normal" officeooo:rsid="0a6d11f1"/>
    </style:style>
    <style:style style:name="T626" style:family="text">
      <style:text-properties fo:font-variant="normal" fo:text-transform="none" style:text-position="0% 100%" fo:font-style="normal" style:text-underline-style="none" fo:font-weight="normal" officeooo:rsid="0b7f9279"/>
    </style:style>
    <style:style style:name="T627" style:family="text">
      <style:text-properties fo:font-variant="normal" fo:text-transform="none" style:text-position="0% 100%" fo:font-style="normal" style:text-underline-style="none" fo:font-weight="normal" officeooo:rsid="0c05cb72"/>
    </style:style>
    <style:style style:name="T628" style:family="text">
      <style:text-properties fo:font-variant="normal" fo:text-transform="none" style:text-position="0% 100%" fo:font-style="normal" style:text-underline-style="none" fo:font-weight="normal" officeooo:rsid="0b8d6250"/>
    </style:style>
    <style:style style:name="T629" style:family="text">
      <style:text-properties fo:font-variant="normal" fo:text-transform="none" style:text-position="0% 100%" fo:font-style="normal" style:text-underline-style="none" fo:font-weight="normal" officeooo:rsid="0c836ead"/>
    </style:style>
    <style:style style:name="T630" style:family="text">
      <style:text-properties fo:font-variant="normal" fo:text-transform="none" style:text-position="0% 100%" fo:font-style="normal" style:text-underline-style="none" fo:font-weight="normal" officeooo:rsid="0cf6b12b"/>
    </style:style>
    <style:style style:name="T631" style:family="text">
      <style:text-properties fo:font-variant="normal" fo:text-transform="none" style:text-position="0% 100%" fo:font-style="normal" style:text-underline-style="none" fo:font-weight="normal" officeooo:rsid="0c855435"/>
    </style:style>
    <style:style style:name="T632" style:family="text">
      <style:text-properties fo:font-variant="normal" fo:text-transform="none" style:text-position="0% 100%" fo:font-style="normal" style:text-underline-style="none" fo:font-weight="normal" officeooo:rsid="0cf4bf58"/>
    </style:style>
    <style:style style:name="T633" style:family="text">
      <style:text-properties fo:font-variant="normal" fo:text-transform="none" style:text-position="0% 100%" fo:font-style="normal" style:text-underline-style="none" fo:font-weight="normal" officeooo:rsid="10b4ffbb"/>
    </style:style>
    <style:style style:name="T634" style:family="text">
      <style:text-properties fo:font-variant="normal" fo:text-transform="none" style:text-position="0% 100%" fo:font-style="normal" style:text-underline-style="none" fo:font-weight="normal" officeooo:rsid="016f93f5"/>
    </style:style>
    <style:style style:name="T635" style:family="text">
      <style:text-properties fo:font-variant="normal" fo:text-transform="none" style:text-position="0% 100%" fo:font-style="normal" style:text-underline-style="none" fo:font-weight="normal" officeooo:rsid="04d2bffb"/>
    </style:style>
    <style:style style:name="T636" style:family="text">
      <style:text-properties fo:font-variant="normal" fo:text-transform="none" style:text-position="0% 100%" fo:font-style="normal" style:text-underline-style="none" fo:font-weight="normal" officeooo:rsid="054c9bfb"/>
    </style:style>
    <style:style style:name="T637" style:family="text">
      <style:text-properties fo:font-variant="normal" fo:text-transform="none" style:text-position="0% 100%" fo:font-style="normal" style:text-underline-style="none" fo:font-weight="normal" officeooo:rsid="0557863f"/>
    </style:style>
    <style:style style:name="T638" style:family="text">
      <style:text-properties fo:font-variant="normal" fo:text-transform="none" style:text-position="0% 100%" fo:font-style="normal" style:text-underline-style="none" officeooo:rsid="023541ec"/>
    </style:style>
    <style:style style:name="T639" style:family="text">
      <style:text-properties fo:font-variant="normal" fo:text-transform="none" style:text-position="0% 100%" fo:font-style="normal" style:text-underline-style="none" officeooo:rsid="0b9f547a"/>
    </style:style>
    <style:style style:name="T640" style:family="text">
      <style:text-properties fo:font-variant="normal" fo:text-transform="none" style:text-position="0% 100%" fo:font-style="normal" style:text-underline-style="none" officeooo:rsid="00c0732e"/>
    </style:style>
    <style:style style:name="T641" style:family="text">
      <style:text-properties fo:font-variant="normal" fo:text-transform="none" style:text-position="0% 100%" fo:font-style="normal" style:text-underline-style="none" officeooo:rsid="0237262c"/>
    </style:style>
    <style:style style:name="T642" style:family="text">
      <style:text-properties fo:font-variant="normal" fo:text-transform="none" style:text-position="0% 100%" style:font-name="Liberation Serif" fo:language="fr" fo:country="CA" fo:font-style="normal" style:text-underline-style="none" fo:font-weight="normal" fo:background-color="transparent" loext:char-shading-value="0" style:font-size-asian="10.5pt"/>
    </style:style>
    <style:style style:name="T643" style:family="text">
      <style:text-properties fo:font-variant="normal" fo:text-transform="none" style:text-position="0% 100%" style:font-name="Liberation Serif" fo:language="fr" fo:country="CA" fo:font-style="normal" style:text-underline-style="none" fo:font-weight="normal" officeooo:rsid="03c80bb8" fo:background-color="transparent" loext:char-shading-value="0" style:font-size-asian="10.5pt"/>
    </style:style>
    <style:style style:name="T644" style:family="text">
      <style:text-properties fo:font-variant="normal" fo:text-transform="none" style:text-position="0% 100%" style:font-name="Liberation Serif" fo:language="fr" fo:country="CA" fo:font-style="normal" style:text-underline-style="none" fo:font-weight="normal" fo:background-color="transparent" loext:char-shading-value="0" style:font-size-asian="10.5pt" style:font-weight-asian="normal" style:font-weight-complex="normal"/>
    </style:style>
    <style:style style:name="T645" style:family="text">
      <style:text-properties fo:font-variant="normal" fo:text-transform="none" style:text-position="0% 100%" style:font-name="Liberation Serif" fo:language="fr" fo:country="CA" fo:font-style="normal" style:text-underline-style="none" fo:font-weight="normal" officeooo:rsid="00a639cc" fo:background-color="transparent" loext:char-shading-value="0" style:font-size-asian="10.5pt" style:font-weight-asian="normal" style:font-weight-complex="normal"/>
    </style:style>
    <style:style style:name="T646" style:family="text">
      <style:text-properties fo:font-variant="normal" fo:text-transform="none" style:text-position="0% 100%" style:font-name="Liberation Serif" fo:language="fr" fo:country="CA" fo:font-style="normal" style:text-underline-style="none" fo:font-weight="normal" officeooo:rsid="02330c0a" fo:background-color="transparent" loext:char-shading-value="0" style:font-size-asian="10.5pt" style:font-weight-asian="normal" style:font-weight-complex="normal"/>
    </style:style>
    <style:style style:name="T647" style:family="text">
      <style:text-properties fo:font-variant="normal" fo:text-transform="none" style:text-position="0% 100%" style:font-name="Liberation Serif" fo:language="fr" fo:country="CA" fo:font-style="normal" style:text-underline-style="none" fo:font-weight="normal" officeooo:rsid="00a77ae6" fo:background-color="transparent" loext:char-shading-value="0" style:font-size-asian="10.5pt" style:font-weight-asian="normal" style:font-weight-complex="normal"/>
    </style:style>
    <style:style style:name="T648" style:family="text">
      <style:text-properties fo:font-variant="normal" fo:text-transform="none" style:text-position="0% 100%" style:font-name="Liberation Serif" fo:language="fr" fo:country="CA" fo:font-style="normal" style:text-underline-style="none" fo:font-weight="normal" officeooo:rsid="00aa64b1" fo:background-color="transparent" loext:char-shading-value="0" style:font-size-asian="10.5pt" style:font-weight-asian="normal" style:font-weight-complex="normal"/>
    </style:style>
    <style:style style:name="T649" style:family="text">
      <style:text-properties fo:font-variant="normal" fo:text-transform="none" style:text-position="0% 100%" style:font-name="Liberation Serif" fo:language="fr" fo:country="CA" fo:font-style="normal" style:text-underline-style="none" fo:font-weight="normal" officeooo:rsid="016f93f5" fo:background-color="transparent" loext:char-shading-value="0" style:font-size-asian="10.5pt"/>
    </style:style>
    <style:style style:name="T650" style:family="text">
      <style:text-properties fo:font-variant="normal" fo:text-transform="none" style:text-position="0% 100%" style:font-name="Liberation Serif" fo:language="fr" fo:country="CA" style:text-underline-style="none" fo:font-weight="normal" officeooo:rsid="067aa9ff" fo:background-color="transparent" loext:char-shading-value="0" style:font-size-asian="10.5pt" style:font-style-asian="normal" style:font-style-complex="normal"/>
    </style:style>
    <style:style style:name="T651" style:family="text">
      <style:text-properties fo:font-variant="normal" fo:text-transform="none" style:text-position="0% 100%" style:font-name="Liberation Serif" fo:language="fr" fo:country="CA" style:text-underline-style="none" fo:font-weight="normal" officeooo:rsid="0a4547ea" fo:background-color="transparent" loext:char-shading-value="0" style:font-size-asian="10.5pt" style:font-weight-asian="normal" style:font-weight-complex="normal"/>
    </style:style>
    <style:style style:name="T652" style:family="text">
      <style:text-properties fo:font-variant="normal" fo:text-transform="none" style:text-position="0% 100%" style:font-name="Liberation Serif" fo:language="fr" fo:country="CA" fo:font-style="italic" style:text-underline-style="none" fo:font-weight="normal" officeooo:rsid="00a77ae6" fo:background-color="transparent" loext:char-shading-value="0" style:font-size-asian="10.5pt" style:font-style-asian="italic" style:font-weight-asian="normal" style:font-style-complex="italic" style:font-weight-complex="normal"/>
    </style:style>
    <style:style style:name="T653" style:family="text">
      <style:text-properties fo:font-variant="normal" fo:text-transform="none" style:text-position="0% 100%" style:font-name="Liberation Serif" fo:language="fr" fo:country="CA" fo:font-style="italic" style:text-underline-style="none" fo:font-weight="normal" officeooo:rsid="00aa64b1" fo:background-color="transparent" loext:char-shading-value="0" style:font-size-asian="10.5pt" style:font-style-asian="italic" style:font-weight-asian="normal" style:font-style-complex="italic" style:font-weight-complex="normal"/>
    </style:style>
    <style:style style:name="T654" style:family="text">
      <style:text-properties fo:font-variant="normal" fo:text-transform="none" style:text-position="0% 100%" style:font-name="Liberation Serif" fo:font-style="normal" style:text-underline-style="none" fo:font-weight="normal" officeooo:rsid="051aa694" style:font-style-asian="normal" style:font-style-complex="normal"/>
    </style:style>
    <style:style style:name="T655" style:family="text">
      <style:text-properties fo:font-variant="normal" fo:text-transform="none" style:text-position="0% 100%" style:text-underline-style="none" fo:font-weight="normal"/>
    </style:style>
    <style:style style:name="T656" style:family="text">
      <style:text-properties fo:font-variant="normal" fo:text-transform="none" style:text-position="0% 100%" style:text-underline-style="none" fo:font-weight="normal" officeooo:rsid="037e9394"/>
    </style:style>
    <style:style style:name="T657" style:family="text">
      <style:text-properties fo:font-variant="normal" fo:text-transform="none" style:text-position="0% 100%" style:text-underline-style="none" fo:font-weight="normal" officeooo:rsid="03807d02"/>
    </style:style>
    <style:style style:name="T658" style:family="text">
      <style:text-properties fo:font-variant="normal" fo:text-transform="none" style:text-position="0% 100%" style:text-underline-style="none" fo:font-weight="bold" officeooo:rsid="01b39dca" style:font-weight-asian="bold" style:font-weight-complex="bold"/>
    </style:style>
    <style:style style:name="T659" style:family="text">
      <style:text-properties fo:font-variant="normal" fo:text-transform="none" style:text-position="0% 100%" style:text-underline-style="none" fo:font-weight="bold" officeooo:rsid="01baf7c7" style:font-weight-asian="bold" style:font-weight-complex="bold"/>
    </style:style>
    <style:style style:name="T660" style:family="text">
      <style:text-properties fo:font-variant="normal" fo:text-transform="none" style:text-position="0% 100%" fo:font-style="italic" style:text-underline-style="none" fo:font-weight="normal" style:font-style-asian="italic"/>
    </style:style>
    <style:style style:name="T661" style:family="text">
      <style:text-properties fo:font-variant="normal" fo:text-transform="none" style:text-position="0% 100%" fo:font-style="italic" style:text-underline-style="none" fo:font-weight="normal" officeooo:rsid="054c9bfb" style:font-style-asian="italic" style:font-style-complex="italic"/>
    </style:style>
    <style:style style:name="T662" style:family="text">
      <style:text-properties fo:font-variant="normal" fo:text-transform="none" style:text-position="0% 100%" fo:font-style="italic" style:text-underline-style="none" fo:font-weight="bold" officeooo:rsid="01b39dca" style:font-style-asian="italic" style:font-weight-asian="bold" style:font-weight-complex="bold"/>
    </style:style>
    <style:style style:name="T663" style:family="text">
      <style:text-properties fo:font-variant="normal" fo:text-transform="none" style:text-position="0% 100%" style:font-name="TimesNewRomanPSMT" fo:font-size="12pt" fo:font-style="normal" style:text-underline-style="none" style:font-size-asian="12pt"/>
    </style:style>
    <style:style style:name="T664" style:family="text">
      <style:text-properties fo:font-variant="normal" fo:text-transform="none" style:text-position="0% 100%" style:font-name="TimesNewRomanPSMT" fo:font-size="12pt" fo:font-style="normal" style:text-underline-style="none" officeooo:rsid="0b9f547a" style:font-size-asian="12pt"/>
    </style:style>
    <style:style style:name="T665" style:family="text">
      <style:text-properties officeooo:rsid="04b31b86"/>
    </style:style>
    <style:style style:name="T666" style:family="text">
      <style:text-properties officeooo:rsid="074cce7e"/>
    </style:style>
    <style:style style:name="T667" style:family="text">
      <style:text-properties officeooo:rsid="04b491c4"/>
    </style:style>
    <style:style style:name="T668" style:family="text">
      <style:text-properties officeooo:rsid="061377d5"/>
    </style:style>
    <style:style style:name="T669" style:family="text">
      <style:text-properties officeooo:rsid="03d7ae77"/>
    </style:style>
    <style:style style:name="T670" style:family="text">
      <style:text-properties style:font-name="Liberation Serif"/>
    </style:style>
    <style:style style:name="T671" style:family="text">
      <style:text-properties style:font-name="Liberation Serif" fo:language="fr" fo:country="CA" fo:background-color="transparent" loext:char-shading-value="0" style:font-size-asian="10.5pt"/>
    </style:style>
    <style:style style:name="T672" style:family="text">
      <style:text-properties style:font-name="Liberation Serif" fo:language="fr" fo:country="CA" officeooo:rsid="03f776e7" fo:background-color="transparent" loext:char-shading-value="0" style:font-size-asian="10.5pt"/>
    </style:style>
    <style:style style:name="T673" style:family="text">
      <style:text-properties style:font-name="Liberation Serif" fo:language="fr" fo:country="CA" officeooo:rsid="061709c0" fo:background-color="transparent" loext:char-shading-value="0" style:font-size-asian="10.5pt"/>
    </style:style>
    <style:style style:name="T674" style:family="text">
      <style:text-properties style:font-name="Liberation Serif" fo:language="fr" fo:country="CA" officeooo:rsid="03fa12cf" fo:background-color="transparent" loext:char-shading-value="0" style:font-size-asian="10.5pt"/>
    </style:style>
    <style:style style:name="T675" style:family="text">
      <style:text-properties style:font-name="Liberation Serif" fo:language="fr" fo:country="CA" officeooo:rsid="03fed5a4" fo:background-color="transparent" loext:char-shading-value="0" style:font-size-asian="10.5pt"/>
    </style:style>
    <style:style style:name="T676" style:family="text">
      <style:text-properties style:font-name="Liberation Serif" fo:language="fr" fo:country="CA" officeooo:rsid="03fd3237" fo:background-color="transparent" loext:char-shading-value="0" style:font-size-asian="10.5pt"/>
    </style:style>
    <style:style style:name="T677" style:family="text">
      <style:text-properties style:font-name="Liberation Serif" fo:language="fr" fo:country="CA" officeooo:rsid="05a9012d" fo:background-color="transparent" loext:char-shading-value="0" style:font-size-asian="10.5pt"/>
    </style:style>
    <style:style style:name="T678" style:family="text">
      <style:text-properties style:font-name="Liberation Serif" fo:language="fr" fo:country="CA" officeooo:rsid="05a64b1b" fo:background-color="transparent" loext:char-shading-value="0" style:font-size-asian="10.5pt"/>
    </style:style>
    <style:style style:name="T679" style:family="text">
      <style:text-properties style:font-name="Liberation Serif" fo:language="fr" fo:country="CA" officeooo:rsid="05d9c741" fo:background-color="transparent" loext:char-shading-value="0" style:font-size-asian="10.5pt"/>
    </style:style>
    <style:style style:name="T680" style:family="text">
      <style:text-properties style:font-name="Liberation Serif" fo:language="fr" fo:country="CA" officeooo:rsid="05b6cddc" fo:background-color="transparent" loext:char-shading-value="0" style:font-size-asian="10.5pt"/>
    </style:style>
    <style:style style:name="T681" style:family="text">
      <style:text-properties style:font-name="Liberation Serif" fo:language="fr" fo:country="CA" officeooo:rsid="05fed3c1" fo:background-color="transparent" loext:char-shading-value="0" style:font-size-asian="10.5pt"/>
    </style:style>
    <style:style style:name="T682" style:family="text">
      <style:text-properties style:font-name="Liberation Serif" fo:language="fr" fo:country="CA" officeooo:rsid="07bb8d5f" fo:background-color="transparent" loext:char-shading-value="0" style:font-size-asian="10.5pt"/>
    </style:style>
    <style:style style:name="T683" style:family="text">
      <style:text-properties style:font-name="Liberation Serif" fo:language="fr" fo:country="CA" officeooo:rsid="06a0e7b1" fo:background-color="transparent" loext:char-shading-value="0" style:font-size-asian="10.5pt"/>
    </style:style>
    <style:style style:name="T684" style:family="text">
      <style:text-properties style:font-name="Liberation Serif" fo:language="fr" fo:country="CA" officeooo:rsid="064e3b28" fo:background-color="transparent" loext:char-shading-value="0" style:font-size-asian="10.5pt"/>
    </style:style>
    <style:style style:name="T685" style:family="text">
      <style:text-properties style:font-name="Liberation Serif" fo:language="fr" fo:country="CA" officeooo:rsid="06a0cb1a" fo:background-color="transparent" loext:char-shading-value="0" style:font-size-asian="10.5pt"/>
    </style:style>
    <style:style style:name="T686" style:family="text">
      <style:text-properties style:font-name="Liberation Serif" fo:language="fr" fo:country="CA" officeooo:rsid="04ca784b" fo:background-color="transparent" loext:char-shading-value="0" style:font-size-asian="10.5pt"/>
    </style:style>
    <style:style style:name="T687" style:family="text">
      <style:text-properties style:font-name="Liberation Serif" fo:language="fr" fo:country="CA" officeooo:rsid="0590eeac" fo:background-color="transparent" loext:char-shading-value="0" style:font-size-asian="10.5pt"/>
    </style:style>
    <style:style style:name="T688" style:family="text">
      <style:text-properties style:font-name="Liberation Serif" fo:language="fr" fo:country="CA" officeooo:rsid="0677538b" fo:background-color="transparent" loext:char-shading-value="0" style:font-size-asian="10.5pt"/>
    </style:style>
    <style:style style:name="T689" style:family="text">
      <style:text-properties style:font-name="Liberation Serif" fo:language="fr" fo:country="CA" officeooo:rsid="0656614d" fo:background-color="transparent" loext:char-shading-value="0" style:font-size-asian="10.5pt"/>
    </style:style>
    <style:style style:name="T690" style:family="text">
      <style:text-properties style:font-name="Liberation Serif" fo:language="fr" fo:country="CA" officeooo:rsid="07c07d44" fo:background-color="transparent" loext:char-shading-value="0" style:font-size-asian="10.5pt"/>
    </style:style>
    <style:style style:name="T691" style:family="text">
      <style:text-properties style:font-name="Liberation Serif" fo:language="fr" fo:country="CA" officeooo:rsid="0678b6e3" fo:background-color="transparent" loext:char-shading-value="0" style:font-size-asian="10.5pt"/>
    </style:style>
    <style:style style:name="T692" style:family="text">
      <style:text-properties style:font-name="Liberation Serif" fo:language="fr" fo:country="CA" officeooo:rsid="067aa9ff" fo:background-color="transparent" loext:char-shading-value="0" style:font-size-asian="10.5pt"/>
    </style:style>
    <style:style style:name="T693" style:family="text">
      <style:text-properties style:font-name="Liberation Serif" fo:language="fr" fo:country="CA" officeooo:rsid="067d6983" fo:background-color="transparent" loext:char-shading-value="0" style:font-size-asian="10.5pt"/>
    </style:style>
    <style:style style:name="T694" style:family="text">
      <style:text-properties style:font-name="Liberation Serif" fo:language="fr" fo:country="CA" officeooo:rsid="067dd323" fo:background-color="transparent" loext:char-shading-value="0" style:font-size-asian="10.5pt"/>
    </style:style>
    <style:style style:name="T695" style:family="text">
      <style:text-properties style:font-name="Liberation Serif" fo:language="fr" fo:country="CA" officeooo:rsid="068565ed" fo:background-color="transparent" loext:char-shading-value="0" style:font-size-asian="10.5pt"/>
    </style:style>
    <style:style style:name="T696" style:family="text">
      <style:text-properties style:font-name="Liberation Serif" fo:language="fr" fo:country="CA" officeooo:rsid="0cfe7c76" fo:background-color="transparent" loext:char-shading-value="0" style:font-size-asian="10.5pt"/>
    </style:style>
    <style:style style:name="T697" style:family="text">
      <style:text-properties style:font-name="Liberation Serif" fo:language="fr" fo:country="CA" officeooo:rsid="0d0ce328" fo:background-color="transparent" loext:char-shading-value="0" style:font-size-asian="10.5pt"/>
    </style:style>
    <style:style style:name="T698" style:family="text">
      <style:text-properties style:font-name="Liberation Serif" fo:language="fr" fo:country="CA" officeooo:rsid="0d02717f" fo:background-color="transparent" loext:char-shading-value="0" style:font-size-asian="10.5pt"/>
    </style:style>
    <style:style style:name="T699" style:family="text">
      <style:text-properties style:font-name="Liberation Serif" fo:language="fr" fo:country="CA" officeooo:rsid="05f46a82" fo:background-color="transparent" loext:char-shading-value="0" style:font-size-asian="10.5pt"/>
    </style:style>
    <style:style style:name="T700" style:family="text">
      <style:text-properties style:font-name="Liberation Serif" fo:language="fr" fo:country="CA" officeooo:rsid="05f5a7cf" fo:background-color="transparent" loext:char-shading-value="0" style:font-size-asian="10.5pt"/>
    </style:style>
    <style:style style:name="T701" style:family="text">
      <style:text-properties style:font-name="Liberation Serif" fo:language="fr" fo:country="CA" officeooo:rsid="07c4a1b5" fo:background-color="transparent" loext:char-shading-value="0" style:font-size-asian="10.5pt"/>
    </style:style>
    <style:style style:name="T702" style:family="text">
      <style:text-properties style:font-name="Liberation Serif" fo:language="fr" fo:country="CA" officeooo:rsid="06010ed8" fo:background-color="transparent" loext:char-shading-value="0" style:font-size-asian="10.5pt"/>
    </style:style>
    <style:style style:name="T703" style:family="text">
      <style:text-properties style:font-name="Liberation Serif" fo:language="fr" fo:country="CA" officeooo:rsid="0602eb91" fo:background-color="transparent" loext:char-shading-value="0" style:font-size-asian="10.5pt"/>
    </style:style>
    <style:style style:name="T704" style:family="text">
      <style:text-properties style:font-name="Liberation Serif" fo:language="fr" fo:country="CA" officeooo:rsid="068fda4d" fo:background-color="transparent" loext:char-shading-value="0" style:font-size-asian="10.5pt"/>
    </style:style>
    <style:style style:name="T705" style:family="text">
      <style:text-properties style:font-name="Liberation Serif" fo:language="fr" fo:country="CA" officeooo:rsid="06424a8a" fo:background-color="transparent" loext:char-shading-value="0" style:font-size-asian="10.5pt"/>
    </style:style>
    <style:style style:name="T706" style:family="text">
      <style:text-properties style:font-name="Liberation Serif" fo:language="fr" fo:country="CA" officeooo:rsid="06443f86" fo:background-color="transparent" loext:char-shading-value="0" style:font-size-asian="10.5pt"/>
    </style:style>
    <style:style style:name="T707" style:family="text">
      <style:text-properties style:font-name="Liberation Serif" fo:language="fr" fo:country="CA" officeooo:rsid="0650bac8" fo:background-color="transparent" loext:char-shading-value="0" style:font-size-asian="10.5pt"/>
    </style:style>
    <style:style style:name="T708" style:family="text">
      <style:text-properties style:font-name="Liberation Serif" fo:language="fr" fo:country="CA" officeooo:rsid="06523572" fo:background-color="transparent" loext:char-shading-value="0" style:font-size-asian="10.5pt"/>
    </style:style>
    <style:style style:name="T709" style:family="text">
      <style:text-properties style:font-name="Liberation Serif" fo:language="fr" fo:country="CA" officeooo:rsid="07c84763" fo:background-color="transparent" loext:char-shading-value="0" style:font-size-asian="10.5pt"/>
    </style:style>
    <style:style style:name="T710" style:family="text">
      <style:text-properties style:font-name="Liberation Serif" fo:language="fr" fo:country="CA" officeooo:rsid="064481f2" fo:background-color="transparent" loext:char-shading-value="0" style:font-size-asian="10.5pt"/>
    </style:style>
    <style:style style:name="T711" style:family="text">
      <style:text-properties style:font-name="Liberation Serif" fo:language="fr" fo:country="CA" officeooo:rsid="068c518e" fo:background-color="transparent" loext:char-shading-value="0" style:font-size-asian="10.5pt"/>
    </style:style>
    <style:style style:name="T712" style:family="text">
      <style:text-properties style:font-name="Liberation Serif" fo:language="fr" fo:country="CA" officeooo:rsid="0648f97f" fo:background-color="transparent" loext:char-shading-value="0" style:font-size-asian="10.5pt"/>
    </style:style>
    <style:style style:name="T713" style:family="text">
      <style:text-properties style:font-name="Liberation Serif" fo:language="fr" fo:country="CA" officeooo:rsid="05e38a8c" fo:background-color="transparent" loext:char-shading-value="0" style:font-size-asian="10.5pt"/>
    </style:style>
    <style:style style:name="T714" style:family="text">
      <style:text-properties style:font-name="Liberation Serif" fo:language="fr" fo:country="CA" officeooo:rsid="07c9aabd" fo:background-color="transparent" loext:char-shading-value="0" style:font-size-asian="10.5pt"/>
    </style:style>
    <style:style style:name="T715" style:family="text">
      <style:text-properties style:font-name="Liberation Serif" fo:language="fr" fo:country="CA" officeooo:rsid="060d65f0" fo:background-color="transparent" loext:char-shading-value="0" style:font-size-asian="10.5pt"/>
    </style:style>
    <style:style style:name="T716" style:family="text">
      <style:text-properties style:font-name="Liberation Serif" fo:language="fr" fo:country="CA" officeooo:rsid="0690eaeb" fo:background-color="transparent" loext:char-shading-value="0" style:font-size-asian="10.5pt"/>
    </style:style>
    <style:style style:name="T717" style:family="text">
      <style:text-properties style:font-name="Liberation Serif" fo:language="fr" fo:country="CA" officeooo:rsid="05ac67c0" fo:background-color="transparent" loext:char-shading-value="0" style:font-size-asian="10.5pt"/>
    </style:style>
    <style:style style:name="T718" style:family="text">
      <style:text-properties style:font-name="Liberation Serif" fo:language="fr" fo:country="CA" officeooo:rsid="059e413c" fo:background-color="transparent" loext:char-shading-value="0" style:font-size-asian="10.5pt"/>
    </style:style>
    <style:style style:name="T719" style:family="text">
      <style:text-properties style:font-name="Liberation Serif" fo:language="fr" fo:country="CA" officeooo:rsid="069660a8" fo:background-color="transparent" loext:char-shading-value="0" style:font-size-asian="10.5pt"/>
    </style:style>
    <style:style style:name="T720" style:family="text">
      <style:text-properties style:font-name="Liberation Serif" fo:language="fr" fo:country="CA" officeooo:rsid="059e18b5" fo:background-color="transparent" loext:char-shading-value="0" style:font-size-asian="10.5pt"/>
    </style:style>
    <style:style style:name="T721" style:family="text">
      <style:text-properties style:font-name="Liberation Serif" fo:language="fr" fo:country="CA" officeooo:rsid="069274c5" fo:background-color="transparent" loext:char-shading-value="0" style:font-size-asian="10.5pt"/>
    </style:style>
    <style:style style:name="T722" style:family="text">
      <style:text-properties style:font-name="Liberation Serif" fo:language="fr" fo:country="CA" officeooo:rsid="06997010" fo:background-color="transparent" loext:char-shading-value="0" style:font-size-asian="10.5pt"/>
    </style:style>
    <style:style style:name="T723" style:family="text">
      <style:text-properties style:font-name="Liberation Serif" fo:language="fr" fo:country="CA" officeooo:rsid="07cfdc1b" fo:background-color="transparent" loext:char-shading-value="0" style:font-size-asian="10.5pt"/>
    </style:style>
    <style:style style:name="T724" style:family="text">
      <style:text-properties style:font-name="Liberation Serif" fo:language="fr" fo:country="CA" officeooo:rsid="07d17386" fo:background-color="transparent" loext:char-shading-value="0" style:font-size-asian="10.5pt"/>
    </style:style>
    <style:style style:name="T725" style:family="text">
      <style:text-properties style:font-name="Liberation Serif" fo:language="fr" fo:country="CA" officeooo:rsid="07d2db79" fo:background-color="transparent" loext:char-shading-value="0" style:font-size-asian="10.5pt"/>
    </style:style>
    <style:style style:name="T726" style:family="text">
      <style:text-properties style:font-name="Liberation Serif" fo:language="fr" fo:country="CA" officeooo:rsid="04d6930b" fo:background-color="transparent" loext:char-shading-value="0" style:font-size-asian="10.5pt"/>
    </style:style>
    <style:style style:name="T727" style:family="text">
      <style:text-properties style:font-name="Liberation Serif" fo:language="fr" fo:country="CA" officeooo:rsid="0c68cf17" fo:background-color="transparent" loext:char-shading-value="0" style:font-size-asian="10.5pt"/>
    </style:style>
    <style:style style:name="T728" style:family="text">
      <style:text-properties style:font-name="Liberation Serif" fo:language="fr" fo:country="CA" officeooo:rsid="0120f607" fo:background-color="transparent" loext:char-shading-value="0" style:font-size-asian="10.5pt"/>
    </style:style>
    <style:style style:name="T729" style:family="text">
      <style:text-properties style:font-name="Liberation Serif" fo:language="fr" fo:country="CA" officeooo:rsid="0ba0bd59" fo:background-color="transparent" loext:char-shading-value="0" style:font-size-asian="10.5pt"/>
    </style:style>
    <style:style style:name="T730" style:family="text">
      <style:text-properties style:font-name="Liberation Serif" fo:language="fr" fo:country="CA" officeooo:rsid="0a538a87" fo:background-color="transparent" loext:char-shading-value="0" style:font-size-asian="10.5pt"/>
    </style:style>
    <style:style style:name="T731" style:family="text">
      <style:text-properties style:font-name="Liberation Serif" fo:language="fr" fo:country="CA" officeooo:rsid="0c5eb77a" fo:background-color="transparent" loext:char-shading-value="0" style:font-size-asian="10.5pt"/>
    </style:style>
    <style:style style:name="T732" style:family="text">
      <style:text-properties style:font-name="Liberation Serif" fo:language="fr" fo:country="CA" officeooo:rsid="04e4a2cf" fo:background-color="transparent" loext:char-shading-value="0" style:font-size-asian="10.5pt"/>
    </style:style>
    <style:style style:name="T733" style:family="text">
      <style:text-properties style:font-name="Liberation Serif" fo:language="fr" fo:country="CA" officeooo:rsid="0c605083" fo:background-color="transparent" loext:char-shading-value="0" style:font-size-asian="10.5pt"/>
    </style:style>
    <style:style style:name="T734" style:family="text">
      <style:text-properties style:font-name="Liberation Serif" fo:language="fr" fo:country="CA" officeooo:rsid="0ceb0c22" fo:background-color="transparent" loext:char-shading-value="0" style:font-size-asian="10.5pt"/>
    </style:style>
    <style:style style:name="T735" style:family="text">
      <style:text-properties style:font-name="Liberation Serif" fo:language="fr" fo:country="CA" officeooo:rsid="0c823ed2" fo:background-color="transparent" loext:char-shading-value="0" style:font-size-asian="10.5pt"/>
    </style:style>
    <style:style style:name="T736" style:family="text">
      <style:text-properties style:font-name="Liberation Serif" fo:language="fr" fo:country="CA" officeooo:rsid="00675be1" fo:background-color="transparent" loext:char-shading-value="0" style:font-size-asian="10.5pt"/>
    </style:style>
    <style:style style:name="T737" style:family="text">
      <style:text-properties style:font-name="Liberation Serif" fo:language="fr" fo:country="CA" officeooo:rsid="01203331" fo:background-color="transparent" loext:char-shading-value="0" style:font-size-asian="10.5pt"/>
    </style:style>
    <style:style style:name="T738" style:family="text">
      <style:text-properties style:font-name="Liberation Serif" fo:language="fr" fo:country="CA" officeooo:rsid="013b234e" fo:background-color="transparent" loext:char-shading-value="0" style:font-size-asian="10.5pt"/>
    </style:style>
    <style:style style:name="T739" style:family="text">
      <style:text-properties style:font-name="Liberation Serif" fo:language="fr" fo:country="CA" officeooo:rsid="016747ae" fo:background-color="transparent" loext:char-shading-value="0" style:font-size-asian="10.5pt"/>
    </style:style>
    <style:style style:name="T740" style:family="text">
      <style:text-properties style:font-name="Liberation Serif" fo:language="fr" fo:country="CA" officeooo:rsid="016c204d" fo:background-color="transparent" loext:char-shading-value="0" style:font-size-asian="10.5pt"/>
    </style:style>
    <style:style style:name="T741" style:family="text">
      <style:text-properties style:font-name="Liberation Serif" fo:language="fr" fo:country="CA" officeooo:rsid="0199988e" fo:background-color="transparent" loext:char-shading-value="0" style:font-size-asian="10.5pt"/>
    </style:style>
    <style:style style:name="T742" style:family="text">
      <style:text-properties style:font-name="Liberation Serif" fo:language="fr" fo:country="CA" officeooo:rsid="019dd52d" fo:background-color="transparent" loext:char-shading-value="0" style:font-size-asian="10.5pt"/>
    </style:style>
    <style:style style:name="T743" style:family="text">
      <style:text-properties style:font-name="Liberation Serif" fo:language="fr" fo:country="CA" officeooo:rsid="019e4a7f" fo:background-color="transparent" loext:char-shading-value="0" style:font-size-asian="10.5pt"/>
    </style:style>
    <style:style style:name="T744" style:family="text">
      <style:text-properties style:font-name="Liberation Serif" fo:language="fr" fo:country="CA" officeooo:rsid="01a3d500" fo:background-color="transparent" loext:char-shading-value="0" style:font-size-asian="10.5pt"/>
    </style:style>
    <style:style style:name="T745" style:family="text">
      <style:text-properties style:font-name="Liberation Serif" fo:language="fr" fo:country="CA" officeooo:rsid="01b83635" fo:background-color="transparent" loext:char-shading-value="0" style:font-size-asian="10.5pt"/>
    </style:style>
    <style:style style:name="T746" style:family="text">
      <style:text-properties style:font-name="Liberation Serif" fo:language="fr" fo:country="CA" officeooo:rsid="0cfeea8c" fo:background-color="transparent" loext:char-shading-value="0" style:font-size-asian="10.5pt"/>
    </style:style>
    <style:style style:name="T747" style:family="text">
      <style:text-properties style:font-name="Liberation Serif" fo:language="fr" fo:country="CA" officeooo:rsid="02013748" fo:background-color="transparent" loext:char-shading-value="0" style:font-size-asian="10.5pt"/>
    </style:style>
    <style:style style:name="T748" style:family="text">
      <style:text-properties style:font-name="Liberation Serif" fo:language="fr" fo:country="CA" officeooo:rsid="016f93f5" fo:background-color="transparent" loext:char-shading-value="0" style:font-size-asian="10.5pt"/>
    </style:style>
    <style:style style:name="T749" style:family="text">
      <style:text-properties style:font-name="Liberation Serif" fo:language="fr" fo:country="CA" officeooo:rsid="04b8f83f" fo:background-color="transparent" loext:char-shading-value="0" style:font-size-asian="10.5pt"/>
    </style:style>
    <style:style style:name="T750" style:family="text">
      <style:text-properties style:font-name="Liberation Serif" fo:language="fr" fo:country="CA" officeooo:rsid="04c80a1f" fo:background-color="transparent" loext:char-shading-value="0" style:font-size-asian="10.5pt"/>
    </style:style>
    <style:style style:name="T751" style:family="text">
      <style:text-properties style:font-name="Liberation Serif" fo:language="fr" fo:country="CA" fo:font-style="normal" style:text-underline-style="none" fo:background-color="transparent" loext:char-shading-value="0" style:font-size-asian="10.5pt" style:font-style-asian="normal" style:font-style-complex="normal"/>
    </style:style>
    <style:style style:name="T752" style:family="text">
      <style:text-properties style:font-name="Liberation Serif" fo:language="fr" fo:country="CA" fo:font-style="normal" style:text-underline-style="none" officeooo:rsid="0c32735d" fo:background-color="transparent" loext:char-shading-value="0" style:font-size-asian="10.5pt" style:font-style-asian="normal" style:font-style-complex="normal"/>
    </style:style>
    <style:style style:name="T753" style:family="text">
      <style:text-properties style:font-name="Liberation Serif" fo:language="fr" fo:country="CA" fo:font-style="normal" style:text-underline-style="none" officeooo:rsid="03d27f87" fo:background-color="transparent" loext:char-shading-value="0" style:font-size-asian="10.5pt" style:font-style-asian="normal" style:font-style-complex="normal"/>
    </style:style>
    <style:style style:name="T754" style:family="text">
      <style:text-properties style:font-name="Liberation Serif" fo:language="fr" fo:country="CA" fo:font-style="normal" style:text-underline-style="none" officeooo:rsid="0d176e65" fo:background-color="transparent" loext:char-shading-value="0" style:font-size-asian="10.5pt" style:font-style-asian="normal" style:font-style-complex="normal"/>
    </style:style>
    <style:style style:name="T755" style:family="text">
      <style:text-properties style:font-name="Liberation Serif" fo:language="fr" fo:country="CA" fo:font-style="normal" style:text-underline-style="none" officeooo:rsid="0fba5423" fo:background-color="transparent" loext:char-shading-value="0" style:font-size-asian="10.5pt" style:font-style-asian="normal" style:font-style-complex="normal"/>
    </style:style>
    <style:style style:name="T756" style:family="text">
      <style:text-properties style:font-name="Liberation Serif" fo:language="fr" fo:country="CA" fo:font-style="normal" style:text-underline-style="none" officeooo:rsid="0c28817b" fo:background-color="transparent" loext:char-shading-value="0" style:font-size-asian="10.5pt" style:font-style-asian="normal" style:font-style-complex="normal"/>
    </style:style>
    <style:style style:name="T757" style:family="text">
      <style:text-properties style:font-name="Liberation Serif" fo:language="fr" fo:country="CA" fo:font-style="normal" style:text-underline-style="none" officeooo:rsid="0e74e059" fo:background-color="transparent" loext:char-shading-value="0" style:font-size-asian="10.5pt" style:font-style-asian="normal" style:font-style-complex="normal"/>
    </style:style>
    <style:style style:name="T758" style:family="text">
      <style:text-properties style:font-name="Liberation Serif" fo:language="fr" fo:country="CA" fo:font-style="normal" style:text-underline-style="none" officeooo:rsid="0035ed4c" fo:background-color="transparent" loext:char-shading-value="0" style:font-size-asian="10.5pt" style:font-style-asian="normal" style:font-style-complex="normal"/>
    </style:style>
    <style:style style:name="T759" style:family="text">
      <style:text-properties style:font-name="Liberation Serif" fo:language="fr" fo:country="CA" fo:font-style="normal" style:text-underline-style="none" officeooo:rsid="1009dccd" fo:background-color="transparent" loext:char-shading-value="0" style:font-size-asian="10.5pt" style:font-style-asian="normal" style:font-style-complex="normal"/>
    </style:style>
    <style:style style:name="T760" style:family="text">
      <style:text-properties style:font-name="Liberation Serif" fo:language="fr" fo:country="CA" fo:font-style="normal" style:text-underline-style="none" officeooo:rsid="00baffeb" fo:background-color="transparent" loext:char-shading-value="0" style:font-size-asian="10.5pt" style:font-style-asian="normal" style:font-style-complex="normal"/>
    </style:style>
    <style:style style:name="T761" style:family="text">
      <style:text-properties style:font-name="Liberation Serif" fo:language="fr" fo:country="CA" fo:font-style="normal" style:text-underline-style="none" officeooo:rsid="00c17524" fo:background-color="transparent" loext:char-shading-value="0" style:font-size-asian="10.5pt" style:font-style-asian="normal" style:font-style-complex="normal"/>
    </style:style>
    <style:style style:name="T762" style:family="text">
      <style:text-properties style:font-name="Liberation Serif" fo:language="fr" fo:country="CA" fo:font-style="normal" style:text-underline-style="none" officeooo:rsid="00e84ce2" fo:background-color="transparent" loext:char-shading-value="0" style:font-size-asian="10.5pt" style:font-style-asian="normal" style:font-style-complex="normal"/>
    </style:style>
    <style:style style:name="T763" style:family="text">
      <style:text-properties style:font-name="Liberation Serif" fo:language="fr" fo:country="CA" fo:font-style="normal" style:text-underline-style="none" officeooo:rsid="00eb1d43" fo:background-color="transparent" loext:char-shading-value="0" style:font-size-asian="10.5pt" style:font-style-asian="normal" style:font-style-complex="normal"/>
    </style:style>
    <style:style style:name="T764" style:family="text">
      <style:text-properties style:font-name="Liberation Serif" fo:language="fr" fo:country="CA" fo:font-style="normal" style:text-underline-style="none" officeooo:rsid="00ec5d78" fo:background-color="transparent" loext:char-shading-value="0" style:font-size-asian="10.5pt" style:font-style-asian="normal" style:font-style-complex="normal"/>
    </style:style>
    <style:style style:name="T765" style:family="text">
      <style:text-properties style:font-name="Liberation Serif" fo:language="fr" fo:country="CA" fo:font-style="normal" style:text-underline-style="none" officeooo:rsid="00ed529a" fo:background-color="transparent" loext:char-shading-value="0" style:font-size-asian="10.5pt" style:font-style-asian="normal" style:font-style-complex="normal"/>
    </style:style>
    <style:style style:name="T766" style:family="text">
      <style:text-properties style:font-name="Liberation Serif" fo:language="fr" fo:country="CA" fo:font-style="normal" style:text-underline-style="none" officeooo:rsid="00ee1971" fo:background-color="transparent" loext:char-shading-value="0" style:font-size-asian="10.5pt" style:font-style-asian="normal" style:font-style-complex="normal"/>
    </style:style>
    <style:style style:name="T767" style:family="text">
      <style:text-properties style:font-name="Liberation Serif" fo:language="fr" fo:country="CA" fo:font-style="normal" style:text-underline-style="none" officeooo:rsid="00fb5734" fo:background-color="transparent" loext:char-shading-value="0" style:font-size-asian="10.5pt" style:font-style-asian="normal" style:font-style-complex="normal"/>
    </style:style>
    <style:style style:name="T768" style:family="text">
      <style:text-properties style:font-name="Liberation Serif" fo:language="fr" fo:country="CA" fo:font-style="normal" style:text-underline-style="none" officeooo:rsid="01ea48aa" fo:background-color="transparent" loext:char-shading-value="0" style:font-size-asian="10.5pt" style:font-style-asian="normal" style:font-style-complex="normal"/>
    </style:style>
    <style:style style:name="T769" style:family="text">
      <style:text-properties style:font-name="Liberation Serif" fo:language="fr" fo:country="CA" fo:font-style="normal" style:text-underline-style="none" officeooo:rsid="01ebf651" fo:background-color="transparent" loext:char-shading-value="0" style:font-size-asian="10.5pt" style:font-style-asian="normal" style:font-style-complex="normal"/>
    </style:style>
    <style:style style:name="T770" style:family="text">
      <style:text-properties style:font-name="Liberation Serif" fo:language="fr" fo:country="CA" fo:font-style="normal" style:text-underline-style="none" officeooo:rsid="02168118" fo:background-color="transparent" loext:char-shading-value="0" style:font-size-asian="10.5pt" style:font-style-asian="normal" style:font-style-complex="normal"/>
    </style:style>
    <style:style style:name="T771" style:family="text">
      <style:text-properties style:font-name="Liberation Serif" fo:language="fr" fo:country="CA" fo:font-style="normal" style:text-underline-style="none" officeooo:rsid="02692580" fo:background-color="transparent" loext:char-shading-value="0" style:font-size-asian="10.5pt" style:font-style-asian="normal" style:font-style-complex="normal"/>
    </style:style>
    <style:style style:name="T772" style:family="text">
      <style:text-properties style:font-name="Liberation Serif" fo:language="fr" fo:country="CA" fo:font-style="normal" style:text-underline-style="none" officeooo:rsid="02886ca6" fo:background-color="transparent" loext:char-shading-value="0" style:font-size-asian="10.5pt" style:font-style-asian="normal" style:font-style-complex="normal"/>
    </style:style>
    <style:style style:name="T773" style:family="text">
      <style:text-properties style:font-name="Liberation Serif" fo:language="fr" fo:country="CA" fo:font-style="normal" style:text-underline-style="none" officeooo:rsid="034df06d" fo:background-color="transparent" loext:char-shading-value="0" style:font-size-asian="10.5pt" style:font-style-asian="normal" style:font-style-complex="normal"/>
    </style:style>
    <style:style style:name="T774" style:family="text">
      <style:text-properties style:font-name="Liberation Serif" fo:language="fr" fo:country="CA" fo:font-style="normal" style:text-underline-style="none" officeooo:rsid="035d3232" fo:background-color="transparent" loext:char-shading-value="0" style:font-size-asian="10.5pt" style:font-style-asian="normal" style:font-style-complex="normal"/>
    </style:style>
    <style:style style:name="T775" style:family="text">
      <style:text-properties style:font-name="Liberation Serif" fo:language="fr" fo:country="CA" fo:font-style="normal" style:text-underline-style="none" officeooo:rsid="035e1efb" fo:background-color="transparent" loext:char-shading-value="0" style:font-size-asian="10.5pt" style:font-style-asian="normal" style:font-style-complex="normal"/>
    </style:style>
    <style:style style:name="T776" style:family="text">
      <style:text-properties style:font-name="Liberation Serif" fo:language="fr" fo:country="CA" fo:font-style="normal" style:text-underline-style="none" officeooo:rsid="03514ce2" fo:background-color="transparent" loext:char-shading-value="0" style:font-size-asian="10.5pt" style:font-style-asian="normal" style:font-style-complex="normal"/>
    </style:style>
    <style:style style:name="T777" style:family="text">
      <style:text-properties style:font-name="Liberation Serif" fo:language="fr" fo:country="CA" fo:font-style="normal" style:text-underline-style="none" officeooo:rsid="035d4f1c" fo:background-color="transparent" loext:char-shading-value="0" style:font-size-asian="10.5pt" style:font-style-asian="normal" style:font-style-complex="normal"/>
    </style:style>
    <style:style style:name="T778" style:family="text">
      <style:text-properties style:font-name="Liberation Serif" fo:language="fr" fo:country="CA" fo:font-style="normal" style:text-underline-style="none" officeooo:rsid="036cc580" fo:background-color="transparent" loext:char-shading-value="0" style:font-size-asian="10.5pt" style:font-style-asian="normal" style:font-style-complex="normal"/>
    </style:style>
    <style:style style:name="T779" style:family="text">
      <style:text-properties style:font-name="Liberation Serif" fo:language="fr" fo:country="CA" fo:font-style="normal" style:text-underline-style="none" officeooo:rsid="037b3d59" fo:background-color="transparent" loext:char-shading-value="0" style:font-size-asian="10.5pt" style:font-style-asian="normal" style:font-style-complex="normal"/>
    </style:style>
    <style:style style:name="T780" style:family="text">
      <style:text-properties style:font-name="Liberation Serif" fo:language="fr" fo:country="CA" fo:font-style="normal" style:text-underline-style="none" officeooo:rsid="037d2392" fo:background-color="transparent" loext:char-shading-value="0" style:font-size-asian="10.5pt" style:font-style-asian="normal" style:font-style-complex="normal"/>
    </style:style>
    <style:style style:name="T781" style:family="text">
      <style:text-properties style:font-name="Liberation Serif" fo:language="fr" fo:country="CA" fo:font-style="normal" style:text-underline-style="none" officeooo:rsid="0394c695" fo:background-color="transparent" loext:char-shading-value="0" style:font-size-asian="10.5pt" style:font-style-asian="normal" style:font-style-complex="normal"/>
    </style:style>
    <style:style style:name="T782" style:family="text">
      <style:text-properties style:font-name="Liberation Serif" fo:language="fr" fo:country="CA" fo:font-style="normal" style:text-underline-style="none" officeooo:rsid="03b460b4" fo:background-color="transparent" loext:char-shading-value="0" style:font-size-asian="10.5pt" style:font-style-asian="normal" style:font-style-complex="normal"/>
    </style:style>
    <style:style style:name="T783" style:family="text">
      <style:text-properties style:font-name="Liberation Serif" fo:language="fr" fo:country="CA" fo:font-style="normal" style:text-underline-style="none" officeooo:rsid="03c8db5b" fo:background-color="transparent" loext:char-shading-value="0" style:font-size-asian="10.5pt" style:font-style-asian="normal" style:font-style-complex="normal"/>
    </style:style>
    <style:style style:name="T784" style:family="text">
      <style:text-properties style:font-name="Liberation Serif" fo:language="fr" fo:country="CA" fo:font-style="normal" style:text-underline-style="none" officeooo:rsid="0432d307" fo:background-color="transparent" loext:char-shading-value="0" style:font-size-asian="10.5pt" style:font-style-asian="normal" style:font-style-complex="normal"/>
    </style:style>
    <style:style style:name="T785" style:family="text">
      <style:text-properties style:font-name="Liberation Serif" fo:language="fr" fo:country="CA" fo:font-style="normal" style:text-underline-style="none" officeooo:rsid="0638873f" fo:background-color="transparent" loext:char-shading-value="0" style:font-size-asian="10.5pt" style:font-style-asian="normal" style:font-style-complex="normal"/>
    </style:style>
    <style:style style:name="T786" style:family="text">
      <style:text-properties style:font-name="Liberation Serif" fo:language="fr" fo:country="CA" fo:font-style="normal" style:text-underline-style="none" officeooo:rsid="063b24a3" fo:background-color="transparent" loext:char-shading-value="0" style:font-size-asian="10.5pt" style:font-style-asian="normal" style:font-style-complex="normal"/>
    </style:style>
    <style:style style:name="T787" style:family="text">
      <style:text-properties style:font-name="Liberation Serif" fo:language="fr" fo:country="CA" fo:font-style="normal" style:text-underline-style="none" officeooo:rsid="064441ce" fo:background-color="transparent" loext:char-shading-value="0" style:font-size-asian="10.5pt" style:font-style-asian="normal" style:font-style-complex="normal"/>
    </style:style>
    <style:style style:name="T788" style:family="text">
      <style:text-properties style:font-name="Liberation Serif" fo:language="fr" fo:country="CA" fo:font-style="normal" style:text-underline-style="none" officeooo:rsid="0645ab2a" fo:background-color="transparent" loext:char-shading-value="0" style:font-size-asian="10.5pt" style:font-style-asian="normal" style:font-style-complex="normal"/>
    </style:style>
    <style:style style:name="T789" style:family="text">
      <style:text-properties style:font-name="Liberation Serif" fo:language="fr" fo:country="CA" fo:font-style="normal" style:text-underline-style="none" officeooo:rsid="06669578" fo:background-color="transparent" loext:char-shading-value="0" style:font-size-asian="10.5pt" style:font-style-asian="normal" style:font-style-complex="normal"/>
    </style:style>
    <style:style style:name="T790" style:family="text">
      <style:text-properties style:font-name="Liberation Serif" fo:language="fr" fo:country="CA" fo:font-style="normal" style:text-underline-style="none" officeooo:rsid="0668af87" fo:background-color="transparent" loext:char-shading-value="0" style:font-size-asian="10.5pt" style:font-style-asian="normal" style:font-style-complex="normal"/>
    </style:style>
    <style:style style:name="T791" style:family="text">
      <style:text-properties style:font-name="Liberation Serif" fo:language="fr" fo:country="CA" fo:font-style="normal" style:text-underline-style="none" officeooo:rsid="06e19df4" fo:background-color="transparent" loext:char-shading-value="0" style:font-size-asian="10.5pt" style:font-style-asian="normal" style:font-style-complex="normal"/>
    </style:style>
    <style:style style:name="T792" style:family="text">
      <style:text-properties style:font-name="Liberation Serif" fo:language="fr" fo:country="CA" fo:font-style="normal" style:text-underline-style="none" officeooo:rsid="07117061" fo:background-color="transparent" loext:char-shading-value="0" style:font-size-asian="10.5pt" style:font-style-asian="normal" style:font-style-complex="normal"/>
    </style:style>
    <style:style style:name="T793" style:family="text">
      <style:text-properties style:font-name="Liberation Serif" fo:language="fr" fo:country="CA" fo:font-style="normal" style:text-underline-style="none" fo:font-weight="bold" fo:background-color="transparent" loext:char-shading-value="0" style:font-size-asian="10.5pt" style:font-style-asian="normal" style:font-weight-asian="bold" style:font-style-complex="normal" style:font-weight-complex="bold"/>
    </style:style>
    <style:style style:name="T794" style:family="text">
      <style:text-properties style:font-name="Liberation Serif" fo:language="fr" fo:country="CA" fo:font-style="normal" style:text-underline-style="none" fo:font-weight="bold" officeooo:rsid="0035ed4c" fo:background-color="transparent" loext:char-shading-value="0" style:font-size-asian="10.5pt" style:font-style-asian="normal" style:font-weight-asian="bold" style:font-style-complex="normal" style:font-weight-complex="bold"/>
    </style:style>
    <style:style style:name="T795" style:family="text">
      <style:text-properties style:font-name="Liberation Serif" fo:language="fr" fo:country="CA" fo:font-style="normal" style:text-underline-style="none" fo:font-weight="bold" officeooo:rsid="1009dccd" fo:background-color="transparent" loext:char-shading-value="0" style:font-size-asian="10.5pt" style:font-style-asian="normal" style:font-weight-asian="bold" style:font-style-complex="normal" style:font-weight-complex="bold"/>
    </style:style>
    <style:style style:name="T796" style:family="text">
      <style:text-properties style:font-name="Liberation Serif" fo:language="fr" fo:country="CA" fo:font-style="normal" style:text-underline-style="none" fo:font-weight="bold" officeooo:rsid="00c17524" fo:background-color="transparent" loext:char-shading-value="0" style:font-size-asian="10.5pt" style:font-style-asian="normal" style:font-weight-asian="bold" style:font-style-complex="normal" style:font-weight-complex="bold"/>
    </style:style>
    <style:style style:name="T797" style:family="text">
      <style:text-properties style:font-name="Liberation Serif" fo:language="fr" fo:country="CA" fo:font-style="normal" style:text-underline-style="none" fo:font-weight="bold" officeooo:rsid="02692580" fo:background-color="transparent" loext:char-shading-value="0" style:font-size-asian="10.5pt" style:font-style-asian="normal" style:font-weight-asian="bold" style:font-style-complex="normal" style:font-weight-complex="bold"/>
    </style:style>
    <style:style style:name="T798" style:family="text">
      <style:text-properties style:font-name="Liberation Serif" fo:language="fr" fo:country="CA" fo:font-style="normal" style:text-underline-style="none" fo:font-weight="bold" officeooo:rsid="029af9d0" fo:background-color="transparent" loext:char-shading-value="0" style:font-size-asian="10.5pt" style:font-style-asian="normal" style:font-weight-asian="bold" style:font-style-complex="normal" style:font-weight-complex="bold"/>
    </style:style>
    <style:style style:name="T799" style:family="text">
      <style:text-properties style:font-name="Liberation Serif" fo:language="fr" fo:country="CA" fo:font-style="normal" style:text-underline-style="none" fo:font-weight="bold" officeooo:rsid="029d9263" fo:background-color="transparent" loext:char-shading-value="0" style:font-size-asian="10.5pt" style:font-style-asian="normal" style:font-weight-asian="bold" style:font-style-complex="normal" style:font-weight-complex="bold"/>
    </style:style>
    <style:style style:name="T800" style:family="text">
      <style:text-properties style:font-name="Liberation Serif" fo:language="fr" fo:country="CA" fo:font-style="normal" style:text-underline-style="none" fo:font-weight="bold" officeooo:rsid="029f19b3" fo:background-color="transparent" loext:char-shading-value="0" style:font-size-asian="10.5pt" style:font-style-asian="normal" style:font-weight-asian="bold" style:font-style-complex="normal" style:font-weight-complex="bold"/>
    </style:style>
    <style:style style:name="T801" style:family="text">
      <style:text-properties style:font-name="Liberation Serif" fo:language="fr" fo:country="CA" fo:font-style="normal" style:text-underline-style="none" fo:font-weight="bold" officeooo:rsid="036cc580" fo:background-color="transparent" loext:char-shading-value="0" style:font-size-asian="10.5pt" style:font-style-asian="normal" style:font-weight-asian="bold" style:font-style-complex="normal" style:font-weight-complex="bold"/>
    </style:style>
    <style:style style:name="T802" style:family="text">
      <style:text-properties style:font-name="Liberation Serif" fo:language="fr" fo:country="CA" fo:font-style="normal" style:text-underline-style="none" fo:font-weight="bold" officeooo:rsid="037d2392" fo:background-color="transparent" loext:char-shading-value="0" style:font-size-asian="10.5pt" style:font-style-asian="normal" style:font-weight-asian="bold" style:font-style-complex="normal" style:font-weight-complex="bold"/>
    </style:style>
    <style:style style:name="T803" style:family="text">
      <style:text-properties style:font-name="Liberation Serif" fo:language="fr" fo:country="CA" fo:font-style="normal" style:text-underline-style="none" fo:font-weight="bold" officeooo:rsid="0383e0cf" fo:background-color="transparent" loext:char-shading-value="0" style:font-size-asian="10.5pt" style:font-style-asian="normal" style:font-weight-asian="bold" style:font-style-complex="normal" style:font-weight-complex="bold"/>
    </style:style>
    <style:style style:name="T804" style:family="text">
      <style:text-properties style:font-name="Liberation Serif" fo:language="fr" fo:country="CA" fo:font-style="normal" style:text-underline-style="none" fo:font-weight="bold" officeooo:rsid="0386634e" fo:background-color="transparent" loext:char-shading-value="0" style:font-size-asian="10.5pt" style:font-style-asian="normal" style:font-weight-asian="bold" style:font-style-complex="normal" style:font-weight-complex="bold"/>
    </style:style>
    <style:style style:name="T805" style:family="text">
      <style:text-properties style:font-name="Liberation Serif" fo:language="fr" fo:country="CA" fo:font-style="normal" style:text-underline-style="none" fo:font-weight="bold" officeooo:rsid="03b460b4" fo:background-color="transparent" loext:char-shading-value="0" style:font-size-asian="10.5pt" style:font-style-asian="normal" style:font-weight-asian="bold" style:font-style-complex="normal" style:font-weight-complex="bold"/>
    </style:style>
    <style:style style:name="T806" style:family="text">
      <style:text-properties style:font-name="Liberation Serif" fo:language="fr" fo:country="CA" fo:font-style="normal" style:text-underline-style="none" fo:font-weight="bold" officeooo:rsid="03c8db5b" fo:background-color="transparent" loext:char-shading-value="0" style:font-size-asian="10.5pt" style:font-style-asian="normal" style:font-weight-asian="bold" style:font-style-complex="normal" style:font-weight-complex="bold"/>
    </style:style>
    <style:style style:name="T807" style:family="text">
      <style:text-properties style:font-name="Liberation Serif" fo:language="fr" fo:country="CA" fo:font-style="normal" style:text-underline-style="none" fo:font-weight="bold" officeooo:rsid="03cb027a" fo:background-color="transparent" loext:char-shading-value="0" style:font-size-asian="10.5pt" style:font-style-asian="normal" style:font-weight-asian="bold" style:font-style-complex="normal" style:font-weight-complex="bold"/>
    </style:style>
    <style:style style:name="T808" style:family="text">
      <style:text-properties style:font-name="Liberation Serif" fo:language="fr" fo:country="CA" fo:font-style="normal" style:text-underline-style="none" fo:font-weight="bold" officeooo:rsid="03cc378e" fo:background-color="transparent" loext:char-shading-value="0" style:font-size-asian="10.5pt" style:font-style-asian="normal" style:font-weight-asian="bold" style:font-style-complex="normal" style:font-weight-complex="bold"/>
    </style:style>
    <style:style style:name="T809" style:family="text">
      <style:text-properties style:font-name="Liberation Serif" fo:language="fr" fo:country="CA" fo:font-style="normal" style:text-underline-style="none" fo:font-weight="bold" officeooo:rsid="03cd11f2" fo:background-color="transparent" loext:char-shading-value="0" style:font-size-asian="10.5pt" style:font-style-asian="normal" style:font-weight-asian="bold" style:font-style-complex="normal" style:font-weight-complex="bold"/>
    </style:style>
    <style:style style:name="T810" style:family="text">
      <style:text-properties style:font-name="Liberation Serif" fo:language="fr" fo:country="CA" fo:font-style="normal" style:text-underline-style="none" fo:font-weight="bold" officeooo:rsid="05e5cd66" fo:background-color="transparent" loext:char-shading-value="0" style:font-size-asian="10.5pt" style:font-style-asian="normal" style:font-weight-asian="bold" style:font-style-complex="normal" style:font-weight-complex="bold"/>
    </style:style>
    <style:style style:name="T811" style:family="text">
      <style:text-properties style:font-name="Liberation Serif" fo:language="fr" fo:country="CA" fo:font-style="normal" style:text-underline-style="none" fo:font-weight="bold" officeooo:rsid="05e6c733" fo:background-color="transparent" loext:char-shading-value="0" style:font-size-asian="10.5pt" style:font-style-asian="normal" style:font-weight-asian="bold" style:font-style-complex="normal" style:font-weight-complex="bold"/>
    </style:style>
    <style:style style:name="T812" style:family="text">
      <style:text-properties style:font-name="Liberation Serif" fo:language="fr" fo:country="CA" fo:font-style="normal" style:text-underline-style="none" fo:font-weight="bold" officeooo:rsid="066d9d6b" fo:background-color="transparent" loext:char-shading-value="0" style:font-size-asian="10.5pt" style:font-style-asian="normal" style:font-weight-asian="bold" style:font-style-complex="normal" style:font-weight-complex="bold"/>
    </style:style>
    <style:style style:name="T813" style:family="text">
      <style:text-properties style:font-name="Liberation Serif" fo:language="fr" fo:country="CA" fo:font-style="normal" style:text-underline-style="none" fo:font-weight="bold" officeooo:rsid="06c010fc" fo:background-color="transparent" loext:char-shading-value="0" style:font-size-asian="10.5pt" style:font-style-asian="normal" style:font-weight-asian="bold" style:font-style-complex="normal" style:font-weight-complex="bold"/>
    </style:style>
    <style:style style:name="T814" style:family="text">
      <style:text-properties style:font-name="Liberation Serif" fo:language="fr" fo:country="CA" fo:font-style="normal" style:text-underline-style="none" fo:font-weight="bold" officeooo:rsid="06dd337f" fo:background-color="transparent" loext:char-shading-value="0" style:font-size-asian="10.5pt" style:font-style-asian="normal" style:font-weight-asian="bold" style:font-style-complex="normal" style:font-weight-complex="bold"/>
    </style:style>
    <style:style style:name="T815" style:family="text">
      <style:text-properties style:font-name="Liberation Serif" fo:language="fr" fo:country="CA" fo:font-style="normal" style:text-underline-style="none" fo:font-weight="bold" officeooo:rsid="037b3d59" fo:background-color="transparent" loext:char-shading-value="0" style:font-size-asian="10.5pt" style:font-style-asian="normal" style:font-weight-asian="bold" style:font-style-complex="normal" style:font-weight-complex="bold"/>
    </style:style>
    <style:style style:name="T816" style:family="text">
      <style:text-properties style:font-name="Liberation Serif" fo:language="fr" fo:country="CA" fo:font-style="normal" style:text-underline-style="none" fo:font-weight="bold" officeooo:rsid="027d39cc" fo:background-color="transparent" loext:char-shading-value="0" style:font-size-asian="10.5pt" style:font-style-asian="normal" style:font-weight-asian="bold" style:font-style-complex="normal" style:font-weight-complex="bold"/>
    </style:style>
    <style:style style:name="T817" style:family="text">
      <style:text-properties style:font-name="Liberation Serif" fo:language="fr" fo:country="CA" fo:font-style="normal" style:text-underline-style="none" fo:font-weight="bold" officeooo:rsid="03389ed0" fo:background-color="transparent" loext:char-shading-value="0" style:font-size-asian="10.5pt" style:font-style-asian="normal" style:font-weight-asian="bold" style:font-style-complex="normal" style:font-weight-complex="bold"/>
    </style:style>
    <style:style style:name="T818" style:family="text">
      <style:text-properties style:font-name="Liberation Serif" fo:language="fr" fo:country="CA" fo:font-style="normal" style:text-underline-style="none" fo:font-weight="bold" officeooo:rsid="06e19df4" fo:background-color="transparent" loext:char-shading-value="0" style:font-size-asian="10.5pt" style:font-style-asian="normal" style:font-weight-asian="bold" style:font-style-complex="normal" style:font-weight-complex="bold"/>
    </style:style>
    <style:style style:name="T819" style:family="text">
      <style:text-properties style:font-name="Liberation Serif" fo:language="fr" fo:country="CA" fo:font-style="normal" style:text-underline-style="none" fo:font-weight="bold" officeooo:rsid="06e44227" fo:background-color="transparent" loext:char-shading-value="0" style:font-size-asian="10.5pt" style:font-style-asian="normal" style:font-weight-asian="bold" style:font-style-complex="normal" style:font-weight-complex="bold"/>
    </style:style>
    <style:style style:name="T820" style:family="text">
      <style:text-properties style:font-name="Liberation Serif" fo:language="fr" fo:country="CA" fo:font-style="normal" style:text-underline-style="none" fo:font-weight="normal" officeooo:rsid="06d9f9a2" fo:background-color="transparent" loext:char-shading-value="0" style:font-size-asian="10.5pt" style:font-style-asian="normal" style:font-weight-asian="normal" style:font-style-complex="normal" style:font-weight-complex="normal"/>
    </style:style>
    <style:style style:name="T821" style:family="text">
      <style:text-properties style:font-name="Liberation Serif" fo:language="fr" fo:country="CA" fo:font-style="normal" fo:font-weight="normal" style:font-size-asian="10.5pt" style:font-style-asian="normal" style:font-weight-asian="normal" style:font-style-complex="normal" style:font-weight-complex="normal"/>
    </style:style>
    <style:style style:name="T822" style:family="text">
      <style:text-properties style:font-name="Liberation Serif" fo:language="fr" fo:country="CA" fo:font-style="normal" fo:font-weight="normal" officeooo:rsid="045e55fb" style:font-size-asian="10.5pt" style:font-style-asian="normal" style:font-weight-asian="normal" style:font-style-complex="normal" style:font-weight-complex="normal"/>
    </style:style>
    <style:style style:name="T823" style:family="text">
      <style:text-properties style:font-name="Liberation Serif" fo:language="fr" fo:country="CA" fo:font-style="normal" fo:font-weight="normal" officeooo:rsid="04563e66" style:font-size-asian="10.5pt" style:font-style-asian="normal" style:font-weight-asian="normal" style:font-style-complex="normal" style:font-weight-complex="normal"/>
    </style:style>
    <style:style style:name="T824" style:family="text">
      <style:text-properties style:font-name="Liberation Serif" fo:language="fr" fo:country="CA" fo:font-style="normal" fo:font-weight="normal" officeooo:rsid="04563f4e" style:font-size-asian="10.5pt" style:font-style-asian="normal" style:font-weight-asian="normal" style:font-style-complex="normal" style:font-weight-complex="normal"/>
    </style:style>
    <style:style style:name="T825" style:family="text">
      <style:text-properties style:font-name="Liberation Serif" fo:language="fr" fo:country="CA" fo:font-style="normal" fo:font-weight="normal" officeooo:rsid="040a80a9" style:font-size-asian="10.5pt" style:font-style-asian="normal" style:font-weight-asian="normal" style:font-style-complex="normal" style:font-weight-complex="normal"/>
    </style:style>
    <style:style style:name="T826" style:family="text">
      <style:text-properties style:font-name="Liberation Serif" fo:language="fr" fo:country="CA" fo:font-style="normal" fo:font-weight="normal" officeooo:rsid="040c501c" style:font-size-asian="10.5pt" style:font-style-asian="normal" style:font-weight-asian="normal" style:font-style-complex="normal" style:font-weight-complex="normal"/>
    </style:style>
    <style:style style:name="T827" style:family="text">
      <style:text-properties style:font-name="Liberation Serif" fo:language="fr" fo:country="CA" fo:font-style="normal" fo:font-weight="normal" officeooo:rsid="07aee089" style:font-size-asian="10.5pt" style:font-style-asian="normal" style:font-weight-asian="normal" style:font-style-complex="normal" style:font-weight-complex="normal"/>
    </style:style>
    <style:style style:name="T828" style:family="text">
      <style:text-properties style:font-name="Liberation Serif" fo:language="fr" fo:country="CA" fo:font-style="normal" fo:font-weight="normal" officeooo:rsid="0410450a" style:font-size-asian="10.5pt" style:font-style-asian="normal" style:font-weight-asian="normal" style:font-style-complex="normal" style:font-weight-complex="normal"/>
    </style:style>
    <style:style style:name="T829" style:family="text">
      <style:text-properties style:font-name="Liberation Serif" fo:language="fr" fo:country="CA" fo:font-style="normal" fo:font-weight="normal" officeooo:rsid="040e8d12" style:font-size-asian="10.5pt" style:font-style-asian="normal" style:font-weight-asian="normal" style:font-style-complex="normal" style:font-weight-complex="normal"/>
    </style:style>
    <style:style style:name="T830" style:family="text">
      <style:text-properties style:font-name="Liberation Serif" fo:language="fr" fo:country="CA" fo:font-style="normal" fo:font-weight="normal" officeooo:rsid="04179743" style:font-size-asian="10.5pt" style:font-style-asian="normal" style:font-weight-asian="normal" style:font-style-complex="normal" style:font-weight-complex="normal"/>
    </style:style>
    <style:style style:name="T831" style:family="text">
      <style:text-properties style:font-name="Liberation Serif" fo:language="fr" fo:country="CA" fo:font-style="normal" fo:font-weight="normal" officeooo:rsid="04a920cf" style:font-size-asian="10.5pt" style:font-style-asian="normal" style:font-weight-asian="normal" style:font-style-complex="normal" style:font-weight-complex="normal"/>
    </style:style>
    <style:style style:name="T832" style:family="text">
      <style:text-properties style:font-name="Liberation Serif" fo:language="fr" fo:country="CA" fo:font-style="normal" fo:font-weight="normal" officeooo:rsid="04aa669c" style:font-size-asian="10.5pt" style:font-style-asian="normal" style:font-weight-asian="normal" style:font-style-complex="normal" style:font-weight-complex="normal"/>
    </style:style>
    <style:style style:name="T833" style:family="text">
      <style:text-properties style:font-name="Liberation Serif" fo:language="fr" fo:country="CA" fo:font-style="normal" fo:font-weight="normal" fo:background-color="transparent" loext:char-shading-value="0" style:font-size-asian="10.5pt" style:font-style-asian="normal" style:font-weight-asian="normal" style:font-style-complex="normal" style:font-weight-complex="normal"/>
    </style:style>
    <style:style style:name="T834" style:family="text">
      <style:text-properties style:font-name="Liberation Serif" fo:language="fr" fo:country="CA" fo:font-style="normal" fo:font-weight="normal" officeooo:rsid="0496f96f" fo:background-color="transparent" loext:char-shading-value="0" style:font-size-asian="10.5pt" style:font-style-asian="normal" style:font-weight-asian="normal" style:font-style-complex="normal" style:font-weight-complex="normal"/>
    </style:style>
    <style:style style:name="T835" style:family="text">
      <style:text-properties style:font-name="Liberation Serif" fo:language="fr" fo:country="CA" fo:font-style="normal" fo:font-weight="normal" officeooo:rsid="03e63913" fo:background-color="transparent" loext:char-shading-value="0" style:font-size-asian="10.5pt" style:font-style-asian="normal" style:font-weight-asian="normal" style:font-style-complex="normal" style:font-weight-complex="normal"/>
    </style:style>
    <style:style style:name="T836" style:family="text">
      <style:text-properties style:font-name="Liberation Serif" fo:language="fr" fo:country="CA" fo:font-style="normal" fo:font-weight="normal" officeooo:rsid="052ea7d6" fo:background-color="transparent" loext:char-shading-value="0" style:font-size-asian="10.5pt" style:font-style-asian="normal" style:font-weight-asian="normal" style:font-style-complex="normal" style:font-weight-complex="normal"/>
    </style:style>
    <style:style style:name="T837" style:family="text">
      <style:text-properties style:font-name="Liberation Serif" fo:language="fr" fo:country="CA" fo:font-style="normal" fo:font-weight="normal" officeooo:rsid="0532bbcb" fo:background-color="transparent" loext:char-shading-value="0" style:font-size-asian="10.5pt" style:font-style-asian="normal" style:font-weight-asian="normal" style:font-style-complex="normal" style:font-weight-complex="normal"/>
    </style:style>
    <style:style style:name="T838" style:family="text">
      <style:text-properties style:font-name="Liberation Serif" fo:language="fr" fo:country="CA" fo:font-style="normal" fo:font-weight="normal" officeooo:rsid="0533fa4d" fo:background-color="transparent" loext:char-shading-value="0" style:font-size-asian="10.5pt" style:font-style-asian="normal" style:font-weight-asian="normal" style:font-style-complex="normal" style:font-weight-complex="normal"/>
    </style:style>
    <style:style style:name="T839" style:family="text">
      <style:text-properties style:font-name="Liberation Serif" fo:language="fr" fo:country="CA" fo:font-style="normal" fo:font-weight="normal" officeooo:rsid="07af9c91" fo:background-color="transparent" loext:char-shading-value="0" style:font-size-asian="10.5pt" style:font-style-asian="normal" style:font-weight-asian="normal" style:font-style-complex="normal" style:font-weight-complex="normal"/>
    </style:style>
    <style:style style:name="T840" style:family="text">
      <style:text-properties style:font-name="Liberation Serif" fo:language="fr" fo:country="CA" fo:font-style="normal" fo:font-weight="normal" officeooo:rsid="062d32e9" fo:background-color="transparent" loext:char-shading-value="0" style:font-size-asian="10.5pt" style:font-style-asian="normal" style:font-weight-asian="normal" style:font-style-complex="normal" style:font-weight-complex="normal"/>
    </style:style>
    <style:style style:name="T841" style:family="text">
      <style:text-properties style:font-name="Liberation Serif" fo:language="fr" fo:country="CA" fo:font-style="normal" fo:font-weight="normal" officeooo:rsid="0aca8690" fo:background-color="transparent" loext:char-shading-value="0" style:font-size-asian="10.5pt" style:font-style-asian="normal" style:font-weight-asian="normal" style:font-style-complex="normal" style:font-weight-complex="normal"/>
    </style:style>
    <style:style style:name="T842" style:family="text">
      <style:text-properties style:font-name="Liberation Serif" fo:language="fr" fo:country="CA" fo:font-style="normal" fo:font-weight="normal" officeooo:rsid="0bddf40b" fo:background-color="transparent" loext:char-shading-value="0" style:font-size-asian="10.5pt" style:font-style-asian="normal" style:font-weight-asian="normal" style:font-style-complex="normal" style:font-weight-complex="normal"/>
    </style:style>
    <style:style style:name="T843" style:family="text">
      <style:text-properties style:font-name="Liberation Serif" fo:language="fr" fo:country="CA" fo:font-style="normal" fo:font-weight="normal" officeooo:rsid="01a5605c" fo:background-color="transparent" loext:char-shading-value="0" style:font-size-asian="10.5pt" style:font-style-asian="normal" style:font-weight-asian="normal" style:font-style-complex="normal" style:font-weight-complex="normal"/>
    </style:style>
    <style:style style:name="T844" style:family="text">
      <style:text-properties style:font-name="Liberation Serif" fo:language="fr" fo:country="CA" fo:font-style="normal" fo:font-weight="normal" officeooo:rsid="0bde9908" fo:background-color="transparent" loext:char-shading-value="0" style:font-size-asian="10.5pt" style:font-style-asian="normal" style:font-weight-asian="normal" style:font-style-complex="normal" style:font-weight-complex="normal"/>
    </style:style>
    <style:style style:name="T845" style:family="text">
      <style:text-properties style:font-name="Liberation Serif" fo:language="fr" fo:country="CA" fo:font-style="normal" fo:font-weight="normal" officeooo:rsid="0b140bb5" fo:background-color="transparent" loext:char-shading-value="0" style:font-size-asian="10.5pt" style:font-style-asian="normal" style:font-weight-asian="normal" style:font-style-complex="normal" style:font-weight-complex="normal"/>
    </style:style>
    <style:style style:name="T846" style:family="text">
      <style:text-properties style:font-name="Liberation Serif" fo:language="fr" fo:country="CA" fo:font-style="normal" fo:font-weight="normal" officeooo:rsid="0b16f9ea" fo:background-color="transparent" loext:char-shading-value="0" style:font-size-asian="10.5pt" style:font-style-asian="normal" style:font-weight-asian="normal" style:font-style-complex="normal" style:font-weight-complex="normal"/>
    </style:style>
    <style:style style:name="T847" style:family="text">
      <style:text-properties style:font-name="Liberation Serif" fo:language="fr" fo:country="CA" fo:font-style="normal" fo:font-weight="normal" officeooo:rsid="001f45ee" fo:background-color="transparent" loext:char-shading-value="0" style:font-size-asian="10.5pt" style:font-style-asian="normal" style:font-weight-asian="normal" style:font-style-complex="normal" style:font-weight-complex="normal"/>
    </style:style>
    <style:style style:name="T848" style:family="text">
      <style:text-properties style:font-name="Liberation Serif" fo:language="fr" fo:country="CA" fo:font-style="normal" fo:font-weight="normal" officeooo:rsid="095d2d39" fo:background-color="transparent" loext:char-shading-value="0" style:font-size-asian="10.5pt" style:font-style-asian="normal" style:font-weight-asian="normal" style:font-style-complex="normal" style:font-weight-complex="normal"/>
    </style:style>
    <style:style style:name="T849" style:family="text">
      <style:text-properties style:font-name="Liberation Serif" fo:language="fr" fo:country="CA" fo:font-style="normal" fo:font-weight="normal" officeooo:rsid="0e0fc9a3" fo:background-color="transparent" loext:char-shading-value="0" style:font-size-asian="10.5pt" style:font-style-asian="normal" style:font-weight-asian="normal" style:font-style-complex="normal" style:font-weight-complex="normal"/>
    </style:style>
    <style:style style:name="T850" style:family="text">
      <style:text-properties style:font-name="Liberation Serif" fo:language="fr" fo:country="CA" fo:font-style="normal" fo:font-weight="normal" officeooo:rsid="0c8be32d" fo:background-color="transparent" loext:char-shading-value="0" style:font-size-asian="10.5pt" style:font-style-asian="normal" style:font-weight-asian="normal" style:font-style-complex="normal" style:font-weight-complex="normal"/>
    </style:style>
    <style:style style:name="T851" style:family="text">
      <style:text-properties style:font-name="Liberation Serif" fo:language="fr" fo:country="CA" fo:font-style="normal" fo:font-weight="normal" officeooo:rsid="0e123a4a" fo:background-color="transparent" loext:char-shading-value="0" style:font-size-asian="10.5pt" style:font-style-asian="normal" style:font-weight-asian="normal" style:font-style-complex="normal" style:font-weight-complex="normal"/>
    </style:style>
    <style:style style:name="T852" style:family="text">
      <style:text-properties style:font-name="Liberation Serif" fo:language="fr" fo:country="CA" fo:font-style="normal" fo:font-weight="normal" officeooo:rsid="10420beb" fo:background-color="transparent" loext:char-shading-value="0" style:font-size-asian="10.5pt" style:font-style-asian="normal" style:font-weight-asian="normal" style:font-style-complex="normal" style:font-weight-complex="normal"/>
    </style:style>
    <style:style style:name="T853" style:family="text">
      <style:text-properties style:font-name="Liberation Serif" fo:language="fr" fo:country="CA" fo:font-style="normal" fo:font-weight="normal" officeooo:rsid="1052de8a" fo:background-color="transparent" loext:char-shading-value="0" style:font-size-asian="10.5pt" style:font-style-asian="normal" style:font-weight-asian="normal" style:font-style-complex="normal" style:font-weight-complex="normal"/>
    </style:style>
    <style:style style:name="T854" style:family="text">
      <style:text-properties style:font-name="Liberation Serif" fo:language="fr" fo:country="CA" fo:font-style="normal" fo:font-weight="normal" officeooo:rsid="105647f1" fo:background-color="transparent" loext:char-shading-value="0" style:font-size-asian="10.5pt" style:font-style-asian="normal" style:font-weight-asian="normal" style:font-style-complex="normal" style:font-weight-complex="normal"/>
    </style:style>
    <style:style style:name="T855" style:family="text">
      <style:text-properties style:font-name="Liberation Serif" fo:language="fr" fo:country="CA" fo:font-style="normal" fo:font-weight="normal" officeooo:rsid="02038e79" fo:background-color="transparent" loext:char-shading-value="0" style:font-size-asian="10.5pt" style:font-style-asian="normal" style:font-weight-asian="normal" style:font-style-complex="normal" style:font-weight-complex="normal"/>
    </style:style>
    <style:style style:name="T856" style:family="text">
      <style:text-properties style:font-name="Liberation Serif" fo:language="fr" fo:country="CA" fo:font-style="normal" fo:font-weight="normal" officeooo:rsid="04aeae25" fo:background-color="transparent" loext:char-shading-value="0" style:font-size-asian="10.5pt" style:font-style-asian="normal" style:font-weight-asian="normal" style:font-style-complex="normal" style:font-weight-complex="normal"/>
    </style:style>
    <style:style style:name="T857" style:family="text">
      <style:text-properties style:font-name="Liberation Serif" fo:language="fr" fo:country="CA" fo:font-style="normal" fo:font-weight="normal" officeooo:rsid="04dd766e" fo:background-color="transparent" loext:char-shading-value="0" style:font-size-asian="10.5pt" style:font-style-asian="normal" style:font-weight-asian="normal" style:font-style-complex="normal" style:font-weight-complex="normal"/>
    </style:style>
    <style:style style:name="T858" style:family="text">
      <style:text-properties style:font-name="Liberation Serif" fo:language="fr" fo:country="CA" fo:font-style="normal" fo:font-weight="normal" officeooo:rsid="06f31087" fo:background-color="transparent" loext:char-shading-value="0" style:font-size-asian="10.5pt" style:font-style-asian="normal" style:font-weight-asian="normal" style:font-style-complex="normal" style:font-weight-complex="normal"/>
    </style:style>
    <style:style style:name="T859" style:family="text">
      <style:text-properties style:font-name="Liberation Serif" fo:language="fr" fo:country="CA" fo:font-style="normal" fo:font-weight="normal" officeooo:rsid="06f3347b" fo:background-color="transparent" loext:char-shading-value="0" style:font-size-asian="10.5pt" style:font-style-asian="normal" style:font-weight-asian="normal" style:font-style-complex="normal" style:font-weight-complex="normal"/>
    </style:style>
    <style:style style:name="T860" style:family="text">
      <style:text-properties style:font-name="Liberation Serif" fo:language="fr" fo:country="CA" fo:font-style="normal" fo:background-color="transparent" loext:char-shading-value="0" style:font-size-asian="10.5pt" style:font-style-asian="normal" style:font-style-complex="normal"/>
    </style:style>
    <style:style style:name="T861" style:family="text">
      <style:text-properties style:font-name="Liberation Serif" fo:language="fr" fo:country="CA" fo:font-style="normal" officeooo:rsid="067aa9ff" fo:background-color="transparent" loext:char-shading-value="0" style:font-size-asian="10.5pt" style:font-style-asian="normal" style:font-style-complex="normal"/>
    </style:style>
    <style:style style:name="T862" style:family="text">
      <style:text-properties style:font-name="Liberation Serif" fo:language="fr" fo:country="CA" fo:font-style="normal" officeooo:rsid="067dd323" fo:background-color="transparent" loext:char-shading-value="0" style:font-size-asian="10.5pt" style:font-style-asian="normal" style:font-style-complex="normal"/>
    </style:style>
    <style:style style:name="T863" style:family="text">
      <style:text-properties style:font-name="Liberation Serif" fo:language="fr" fo:country="CA" fo:font-style="normal" officeooo:rsid="067ca514" fo:background-color="transparent" loext:char-shading-value="0" style:font-size-asian="10.5pt" style:font-style-asian="normal" style:font-style-complex="normal"/>
    </style:style>
    <style:style style:name="T864" style:family="text">
      <style:text-properties style:font-name="Liberation Serif" fo:language="fr" fo:country="CA" fo:font-style="normal" officeooo:rsid="06ba9ab7" fo:background-color="transparent" loext:char-shading-value="0" style:font-size-asian="10.5pt" style:font-style-asian="normal" style:font-style-complex="normal"/>
    </style:style>
    <style:style style:name="T865" style:family="text">
      <style:text-properties style:font-name="Liberation Serif" fo:language="fr" fo:country="CA" fo:font-style="normal" officeooo:rsid="07c07d44" fo:background-color="transparent" loext:char-shading-value="0" style:font-size-asian="10.5pt" style:font-style-asian="normal" style:font-style-complex="normal"/>
    </style:style>
    <style:style style:name="T866" style:family="text">
      <style:text-properties style:font-name="Liberation Serif" fo:language="fr" fo:country="CA" fo:font-style="normal" officeooo:rsid="068041d4" fo:background-color="transparent" loext:char-shading-value="0" style:font-size-asian="10.5pt" style:font-style-asian="normal" style:font-style-complex="normal"/>
    </style:style>
    <style:style style:name="T867" style:family="text">
      <style:text-properties style:font-name="Liberation Serif" fo:language="fr" fo:country="CA" fo:font-style="normal" officeooo:rsid="07c0a31f" fo:background-color="transparent" loext:char-shading-value="0" style:font-size-asian="10.5pt" style:font-style-asian="normal" style:font-style-complex="normal"/>
    </style:style>
    <style:style style:name="T868" style:family="text">
      <style:text-properties style:font-name="Liberation Serif" fo:language="fr" fo:country="CA" fo:font-style="normal" officeooo:rsid="0680e455" fo:background-color="transparent" loext:char-shading-value="0" style:font-size-asian="10.5pt" style:font-style-asian="normal" style:font-style-complex="normal"/>
    </style:style>
    <style:style style:name="T869" style:family="text">
      <style:text-properties style:font-name="Liberation Serif" fo:language="fr" fo:country="CA" fo:font-style="normal" officeooo:rsid="06803720" fo:background-color="transparent" loext:char-shading-value="0" style:font-size-asian="10.5pt" style:font-style-asian="normal" style:font-style-complex="normal"/>
    </style:style>
    <style:style style:name="T870" style:family="text">
      <style:text-properties style:font-name="Liberation Serif" fo:language="fr" fo:country="CA" fo:font-style="normal" officeooo:rsid="05f5a7cf" fo:background-color="transparent" loext:char-shading-value="0" style:font-size-asian="10.5pt" style:font-style-asian="normal" style:font-style-complex="normal"/>
    </style:style>
    <style:style style:name="T871" style:family="text">
      <style:text-properties style:font-name="Liberation Serif" fo:language="fr" fo:country="CA" fo:font-style="normal" officeooo:rsid="05f90f6f" fo:background-color="transparent" loext:char-shading-value="0" style:font-size-asian="10.5pt" style:font-style-asian="normal" style:font-style-complex="normal"/>
    </style:style>
    <style:style style:name="T872" style:family="text">
      <style:text-properties style:font-name="Liberation Serif" fo:language="fr" fo:country="CA" fo:font-style="normal" officeooo:rsid="05fd51aa" fo:background-color="transparent" loext:char-shading-value="0" style:font-size-asian="10.5pt" style:font-style-asian="normal" style:font-style-complex="normal"/>
    </style:style>
    <style:style style:name="T873" style:family="text">
      <style:text-properties style:font-name="Liberation Serif" fo:language="fr" fo:country="CA" fo:font-style="normal" officeooo:rsid="05f46a82" fo:background-color="transparent" loext:char-shading-value="0" style:font-size-asian="10.5pt" style:font-style-asian="normal" style:font-style-complex="normal"/>
    </style:style>
    <style:style style:name="T874" style:family="text">
      <style:text-properties style:font-name="Liberation Serif" fo:language="fr" fo:country="CA" fo:font-style="normal" officeooo:rsid="05faf25e" fo:background-color="transparent" loext:char-shading-value="0" style:font-size-asian="10.5pt" style:font-style-asian="normal" style:font-style-complex="normal"/>
    </style:style>
    <style:style style:name="T875" style:family="text">
      <style:text-properties style:font-name="Liberation Serif" fo:language="fr" fo:country="CA" fo:font-style="normal" officeooo:rsid="05fb9706" fo:background-color="transparent" loext:char-shading-value="0" style:font-size-asian="10.5pt" style:font-style-asian="normal" style:font-style-complex="normal"/>
    </style:style>
    <style:style style:name="T876" style:family="text">
      <style:text-properties style:font-name="Liberation Serif" fo:language="fr" fo:country="CA" fo:font-style="normal" officeooo:rsid="05fd0083" fo:background-color="transparent" loext:char-shading-value="0" style:font-size-asian="10.5pt" style:font-style-asian="normal" style:font-style-complex="normal"/>
    </style:style>
    <style:style style:name="T877" style:family="text">
      <style:text-properties style:font-name="Liberation Serif" fo:language="fr" fo:country="CA" fo:font-style="normal" officeooo:rsid="07c68117" fo:background-color="transparent" loext:char-shading-value="0" style:font-size-asian="10.5pt" style:font-style-asian="normal" style:font-style-complex="normal"/>
    </style:style>
    <style:style style:name="T878" style:family="text">
      <style:text-properties style:font-name="Liberation Serif" fo:language="fr" fo:country="CA" fo:font-style="normal" officeooo:rsid="05db9334" fo:background-color="transparent" loext:char-shading-value="0" style:font-size-asian="10.5pt" style:font-style-asian="normal" style:font-style-complex="normal"/>
    </style:style>
    <style:style style:name="T879" style:family="text">
      <style:text-properties style:font-name="Liberation Serif" fo:language="fr" fo:country="CA" fo:font-style="normal" officeooo:rsid="05dd4228" fo:background-color="transparent" loext:char-shading-value="0" style:font-size-asian="10.5pt" style:font-style-asian="normal" style:font-style-complex="normal"/>
    </style:style>
    <style:style style:name="T880" style:family="text">
      <style:text-properties style:font-name="Liberation Serif" fo:language="fr" fo:country="CA" fo:font-style="normal" officeooo:rsid="06353eeb" fo:background-color="transparent" loext:char-shading-value="0" style:font-size-asian="10.5pt" style:font-style-asian="normal" style:font-style-complex="normal"/>
    </style:style>
    <style:style style:name="T881" style:family="text">
      <style:text-properties style:font-name="Liberation Serif" fo:language="fr" fo:country="CA" fo:font-style="normal" officeooo:rsid="08b78bc2" fo:background-color="transparent" loext:char-shading-value="0" style:font-size-asian="10.5pt" style:font-style-asian="normal" style:font-style-complex="normal"/>
    </style:style>
    <style:style style:name="T882" style:family="text">
      <style:text-properties style:font-name="Liberation Serif" fo:language="fr" fo:country="CA" fo:font-style="normal" officeooo:rsid="08c9f06b" fo:background-color="transparent" loext:char-shading-value="0" style:font-size-asian="10.5pt" style:font-style-asian="normal" style:font-style-complex="normal"/>
    </style:style>
    <style:style style:name="T883" style:family="text">
      <style:text-properties style:font-name="Liberation Serif" fo:language="fr" fo:country="CA" fo:font-style="normal" officeooo:rsid="01432600" fo:background-color="transparent" loext:char-shading-value="0" style:font-size-asian="10.5pt" style:font-style-asian="normal" style:font-style-complex="normal"/>
    </style:style>
    <style:style style:name="T884" style:family="text">
      <style:text-properties style:font-name="Liberation Serif" fo:language="fr" fo:country="CA" fo:font-style="normal" officeooo:rsid="075d11ed" fo:background-color="transparent" loext:char-shading-value="0" style:font-size-asian="10.5pt" style:font-style-asian="normal" style:font-style-complex="normal"/>
    </style:style>
    <style:style style:name="T885" style:family="text">
      <style:text-properties style:font-name="Liberation Serif" fo:language="fr" fo:country="CA" fo:font-style="normal" officeooo:rsid="019dd52d" fo:background-color="transparent" loext:char-shading-value="0" style:font-size-asian="10.5pt" style:font-style-asian="normal" style:font-style-complex="normal"/>
    </style:style>
    <style:style style:name="T886" style:family="text">
      <style:text-properties style:font-name="Liberation Serif" fo:language="fr" fo:country="CA" fo:font-style="normal" officeooo:rsid="019e4a7f" fo:background-color="transparent" loext:char-shading-value="0" style:font-size-asian="10.5pt" style:font-style-asian="normal" style:font-style-complex="normal"/>
    </style:style>
    <style:style style:name="T887" style:family="text">
      <style:text-properties style:font-name="Liberation Serif" fo:language="fr" fo:country="CA" fo:font-style="normal" officeooo:rsid="01b64a3e" fo:background-color="transparent" loext:char-shading-value="0" style:font-size-asian="10.5pt" style:font-style-asian="normal" style:font-style-complex="normal"/>
    </style:style>
    <style:style style:name="T888" style:family="text">
      <style:text-properties style:font-name="Liberation Serif" fo:language="fr" fo:country="CA" fo:font-style="normal" officeooo:rsid="01b8c9e8" fo:background-color="transparent" loext:char-shading-value="0" style:font-size-asian="10.5pt" style:font-style-asian="normal" style:font-style-complex="normal"/>
    </style:style>
    <style:style style:name="T889" style:family="text">
      <style:text-properties style:font-name="Liberation Serif" fo:language="fr" fo:country="CA" fo:font-style="normal" officeooo:rsid="04aeae25" fo:background-color="transparent" loext:char-shading-value="0" style:font-size-asian="10.5pt" style:font-style-asian="normal" style:font-style-complex="normal"/>
    </style:style>
    <style:style style:name="T890" style:family="text">
      <style:text-properties style:font-name="Liberation Serif" fo:language="fr" fo:country="CA" fo:font-style="normal" officeooo:rsid="04af0f88" fo:background-color="transparent" loext:char-shading-value="0" style:font-size-asian="10.5pt" style:font-style-asian="normal" style:font-style-complex="normal"/>
    </style:style>
    <style:style style:name="T891" style:family="text">
      <style:text-properties style:font-name="Liberation Serif" fo:language="fr" fo:country="CA" fo:font-style="normal" fo:font-weight="bold" officeooo:rsid="01389797" fo:background-color="transparent" loext:char-shading-value="0" style:font-size-asian="10.5pt" style:font-style-asian="normal" style:font-weight-asian="bold" style:font-style-complex="normal" style:font-weight-complex="bold"/>
    </style:style>
    <style:style style:name="T892" style:family="text">
      <style:text-properties style:font-name="Liberation Serif" fo:language="fr" fo:country="CA" fo:font-weight="normal" style:font-size-asian="10.5pt" style:font-weight-asian="normal" style:font-weight-complex="normal"/>
    </style:style>
    <style:style style:name="T893" style:family="text">
      <style:text-properties style:font-name="Liberation Serif" fo:language="fr" fo:country="CA" fo:font-weight="normal" officeooo:rsid="04574306" style:font-size-asian="10.5pt" style:font-weight-asian="normal" style:font-weight-complex="normal"/>
    </style:style>
    <style:style style:name="T894" style:family="text">
      <style:text-properties style:font-name="Liberation Serif" fo:language="fr" fo:country="CA" fo:font-weight="normal" officeooo:rsid="04563e66" style:font-size-asian="10.5pt" style:font-weight-asian="normal" style:font-weight-complex="normal"/>
    </style:style>
    <style:style style:name="T895" style:family="text">
      <style:text-properties style:font-name="Liberation Serif" fo:language="fr" fo:country="CA" fo:font-weight="normal" officeooo:rsid="07ab5f5a" style:font-size-asian="10.5pt" style:font-weight-asian="normal" style:font-weight-complex="normal"/>
    </style:style>
    <style:style style:name="T896" style:family="text">
      <style:text-properties style:font-name="Liberation Serif" fo:language="fr" fo:country="CA" fo:font-weight="normal" officeooo:rsid="04527cf2" style:font-size-asian="10.5pt" style:font-weight-asian="normal" style:font-weight-complex="normal"/>
    </style:style>
    <style:style style:name="T897" style:family="text">
      <style:text-properties style:font-name="Liberation Serif" fo:language="fr" fo:country="CA" fo:font-weight="normal" officeooo:rsid="04535abf" style:font-size-asian="10.5pt" style:font-weight-asian="normal" style:font-weight-complex="normal"/>
    </style:style>
    <style:style style:name="T898" style:family="text">
      <style:text-properties style:font-name="Liberation Serif" fo:language="fr" fo:country="CA" fo:font-weight="normal" officeooo:rsid="04563f4e" style:font-size-asian="10.5pt" style:font-weight-asian="normal" style:font-weight-complex="normal"/>
    </style:style>
    <style:style style:name="T899" style:family="text">
      <style:text-properties style:font-name="Liberation Serif" fo:language="fr" fo:country="CA" fo:font-weight="normal" officeooo:rsid="04549c10" style:font-size-asian="10.5pt" style:font-weight-asian="normal" style:font-weight-complex="normal"/>
    </style:style>
    <style:style style:name="T900" style:family="text">
      <style:text-properties style:font-name="Liberation Serif" fo:language="fr" fo:country="CA" fo:font-weight="normal" officeooo:rsid="045bb881" style:font-size-asian="10.5pt" style:font-weight-asian="normal" style:font-weight-complex="normal"/>
    </style:style>
    <style:style style:name="T901" style:family="text">
      <style:text-properties style:font-name="Liberation Serif" fo:language="fr" fo:country="CA" fo:font-weight="normal" officeooo:rsid="045cef0a" style:font-size-asian="10.5pt" style:font-weight-asian="normal" style:font-weight-complex="normal"/>
    </style:style>
    <style:style style:name="T902" style:family="text">
      <style:text-properties style:font-name="Liberation Serif" fo:language="fr" fo:country="CA" fo:font-weight="normal" officeooo:rsid="045e55fb" style:font-size-asian="10.5pt" style:font-weight-asian="normal" style:font-weight-complex="normal"/>
    </style:style>
    <style:style style:name="T903" style:family="text">
      <style:text-properties style:font-name="Liberation Serif" fo:language="fr" fo:country="CA" fo:font-weight="normal" officeooo:rsid="03f50142" style:font-size-asian="10.5pt" style:font-weight-asian="normal" style:font-weight-complex="normal"/>
    </style:style>
    <style:style style:name="T904" style:family="text">
      <style:text-properties style:font-name="Liberation Serif" fo:language="fr" fo:country="CA" fo:font-weight="normal" officeooo:rsid="03f464ea" style:font-size-asian="10.5pt" style:font-weight-asian="normal" style:font-weight-complex="normal"/>
    </style:style>
    <style:style style:name="T905" style:family="text">
      <style:text-properties style:font-name="Liberation Serif" fo:language="fr" fo:country="CA" fo:font-weight="normal" officeooo:rsid="040176f1" style:font-size-asian="10.5pt" style:font-weight-asian="normal" style:font-weight-complex="normal"/>
    </style:style>
    <style:style style:name="T906" style:family="text">
      <style:text-properties style:font-name="Liberation Serif" fo:language="fr" fo:country="CA" fo:font-weight="normal" officeooo:rsid="04638a0d" style:font-size-asian="10.5pt" style:font-weight-asian="normal" style:font-weight-complex="normal"/>
    </style:style>
    <style:style style:name="T907" style:family="text">
      <style:text-properties style:font-name="Liberation Serif" fo:language="fr" fo:country="CA" fo:font-weight="normal" officeooo:rsid="04643c10" style:font-size-asian="10.5pt" style:font-weight-asian="normal" style:font-weight-complex="normal"/>
    </style:style>
    <style:style style:name="T908" style:family="text">
      <style:text-properties style:font-name="Liberation Serif" fo:language="fr" fo:country="CA" fo:font-weight="normal" officeooo:rsid="03ff98c1" style:font-size-asian="10.5pt" style:font-weight-asian="normal" style:font-weight-complex="normal"/>
    </style:style>
    <style:style style:name="T909" style:family="text">
      <style:text-properties style:font-name="Liberation Serif" fo:language="fr" fo:country="CA" fo:font-weight="normal" officeooo:rsid="03e2188e" style:font-size-asian="10.5pt" style:font-weight-asian="normal" style:font-weight-complex="normal"/>
    </style:style>
    <style:style style:name="T910" style:family="text">
      <style:text-properties style:font-name="Liberation Serif" fo:language="fr" fo:country="CA" fo:font-weight="normal" officeooo:rsid="0408b8a0" style:font-size-asian="10.5pt" style:font-weight-asian="normal" style:font-weight-complex="normal"/>
    </style:style>
    <style:style style:name="T911" style:family="text">
      <style:text-properties style:font-name="Liberation Serif" fo:language="fr" fo:country="CA" fo:font-weight="normal" officeooo:rsid="0626d7a8" style:font-size-asian="10.5pt" style:font-weight-asian="normal" style:font-weight-complex="normal"/>
    </style:style>
    <style:style style:name="T912" style:family="text">
      <style:text-properties style:font-name="Liberation Serif" fo:language="fr" fo:country="CA" fo:font-weight="normal" officeooo:rsid="04209cba" style:font-size-asian="10.5pt" style:font-weight-asian="normal" style:font-weight-complex="normal"/>
    </style:style>
    <style:style style:name="T913" style:family="text">
      <style:text-properties style:font-name="Liberation Serif" fo:language="fr" fo:country="CA" fo:font-weight="normal" officeooo:rsid="03e63913" style:font-size-asian="10.5pt" style:font-weight-asian="normal" style:font-weight-complex="normal"/>
    </style:style>
    <style:style style:name="T914" style:family="text">
      <style:text-properties style:font-name="Liberation Serif" fo:language="fr" fo:country="CA" fo:font-weight="normal" officeooo:rsid="0516d461" style:font-size-asian="10.5pt" style:font-weight-asian="normal" style:font-weight-complex="normal"/>
    </style:style>
    <style:style style:name="T915" style:family="text">
      <style:text-properties style:font-name="Liberation Serif" fo:language="fr" fo:country="CA" fo:font-weight="normal" officeooo:rsid="0415f63a" style:font-size-asian="10.5pt" style:font-weight-asian="normal" style:font-weight-complex="normal"/>
    </style:style>
    <style:style style:name="T916" style:family="text">
      <style:text-properties style:font-name="Liberation Serif" fo:language="fr" fo:country="CA" fo:font-weight="normal" officeooo:rsid="046b231a" style:font-size-asian="10.5pt" style:font-weight-asian="normal" style:font-weight-complex="normal"/>
    </style:style>
    <style:style style:name="T917" style:family="text">
      <style:text-properties style:font-name="Liberation Serif" fo:language="fr" fo:country="CA" fo:font-weight="normal" officeooo:rsid="040a80a9" style:font-size-asian="10.5pt" style:font-weight-asian="normal" style:font-weight-complex="normal"/>
    </style:style>
    <style:style style:name="T918" style:family="text">
      <style:text-properties style:font-name="Liberation Serif" fo:language="fr" fo:country="CA" fo:font-weight="normal" officeooo:rsid="0627c89a" style:font-size-asian="10.5pt" style:font-weight-asian="normal" style:font-weight-complex="normal"/>
    </style:style>
    <style:style style:name="T919" style:family="text">
      <style:text-properties style:font-name="Liberation Serif" fo:language="fr" fo:country="CA" fo:font-weight="normal" officeooo:rsid="040d4e95" style:font-size-asian="10.5pt" style:font-weight-asian="normal" style:font-weight-complex="normal"/>
    </style:style>
    <style:style style:name="T920" style:family="text">
      <style:text-properties style:font-name="Liberation Serif" fo:language="fr" fo:country="CA" fo:font-weight="normal" officeooo:rsid="0493a718" style:font-size-asian="10.5pt" style:font-weight-asian="normal" style:font-weight-complex="normal"/>
    </style:style>
    <style:style style:name="T921" style:family="text">
      <style:text-properties style:font-name="Liberation Serif" fo:language="fr" fo:country="CA" fo:font-weight="normal" officeooo:rsid="0469aace" style:font-size-asian="10.5pt" style:font-weight-asian="normal" style:font-weight-complex="normal"/>
    </style:style>
    <style:style style:name="T922" style:family="text">
      <style:text-properties style:font-name="Liberation Serif" fo:language="fr" fo:country="CA" fo:font-weight="normal" officeooo:rsid="014c6d67" style:font-size-asian="10.5pt" style:font-weight-asian="normal" style:font-weight-complex="normal"/>
    </style:style>
    <style:style style:name="T923" style:family="text">
      <style:text-properties style:font-name="Liberation Serif" fo:language="fr" fo:country="CA" fo:font-weight="normal" officeooo:rsid="0149295f" style:font-size-asian="10.5pt" style:font-weight-asian="normal" style:font-weight-complex="normal"/>
    </style:style>
    <style:style style:name="T924" style:family="text">
      <style:text-properties style:font-name="Liberation Serif" fo:language="fr" fo:country="CA" fo:font-weight="normal" officeooo:rsid="014e66bb" style:font-size-asian="10.5pt" style:font-weight-asian="normal" style:font-weight-complex="normal"/>
    </style:style>
    <style:style style:name="T925" style:family="text">
      <style:text-properties style:font-name="Liberation Serif" fo:language="fr" fo:country="CA" fo:font-weight="normal" officeooo:rsid="014fdd57" style:font-size-asian="10.5pt" style:font-weight-asian="normal" style:font-weight-complex="normal"/>
    </style:style>
    <style:style style:name="T926" style:family="text">
      <style:text-properties style:font-name="Liberation Serif" fo:language="fr" fo:country="CA" fo:font-weight="normal" officeooo:rsid="0153e436" style:font-size-asian="10.5pt" style:font-weight-asian="normal" style:font-weight-complex="normal"/>
    </style:style>
    <style:style style:name="T927" style:family="text">
      <style:text-properties style:font-name="Liberation Serif" fo:language="fr" fo:country="CA" fo:font-weight="normal" officeooo:rsid="017f8f10" style:font-size-asian="10.5pt" style:font-weight-asian="normal" style:font-weight-complex="normal"/>
    </style:style>
    <style:style style:name="T928" style:family="text">
      <style:text-properties style:font-name="Liberation Serif" fo:language="fr" fo:country="CA" fo:font-weight="normal" officeooo:rsid="04a3f639" style:font-size-asian="10.5pt" style:font-weight-asian="normal" style:font-weight-complex="normal"/>
    </style:style>
    <style:style style:name="T929" style:family="text">
      <style:text-properties style:font-name="Liberation Serif" fo:language="fr" fo:country="CA" fo:font-weight="normal" officeooo:rsid="04aa669c" style:font-size-asian="10.5pt" style:font-weight-asian="normal" style:font-weight-complex="normal"/>
    </style:style>
    <style:style style:name="T930" style:family="text">
      <style:text-properties style:font-name="Liberation Serif" fo:language="fr" fo:country="CA" fo:font-weight="normal" officeooo:rsid="04ab4e5a" style:font-size-asian="10.5pt" style:font-weight-asian="normal" style:font-weight-complex="normal"/>
    </style:style>
    <style:style style:name="T931" style:family="text">
      <style:text-properties style:font-name="Liberation Serif" fo:language="fr" fo:country="CA" fo:font-weight="normal" officeooo:rsid="04accc23" style:font-size-asian="10.5pt" style:font-weight-asian="normal" style:font-weight-complex="normal"/>
    </style:style>
    <style:style style:name="T932" style:family="text">
      <style:text-properties style:font-name="Liberation Serif" fo:language="fr" fo:country="CA" fo:font-weight="normal" fo:background-color="transparent" loext:char-shading-value="0" style:font-size-asian="10.5pt" style:font-weight-asian="normal" style:font-weight-complex="normal"/>
    </style:style>
    <style:style style:name="T933" style:family="text">
      <style:text-properties style:font-name="Liberation Serif" fo:language="fr" fo:country="CA" fo:font-weight="normal" officeooo:rsid="04d17986" fo:background-color="transparent" loext:char-shading-value="0" style:font-size-asian="10.5pt" style:font-weight-asian="normal" style:font-weight-complex="normal"/>
    </style:style>
    <style:style style:name="T934" style:family="text">
      <style:text-properties style:font-name="Liberation Serif" fo:language="fr" fo:country="CA" fo:font-weight="normal" officeooo:rsid="06a22b24" fo:background-color="transparent" loext:char-shading-value="0" style:font-size-asian="10.5pt" style:font-weight-asian="normal" style:font-weight-complex="normal"/>
    </style:style>
    <style:style style:name="T935" style:family="text">
      <style:text-properties style:font-name="Liberation Serif" fo:language="fr" fo:country="CA" fo:font-weight="normal" officeooo:rsid="06a0e7b1" fo:background-color="transparent" loext:char-shading-value="0" style:font-size-asian="10.5pt" style:font-weight-asian="normal" style:font-weight-complex="normal"/>
    </style:style>
    <style:style style:name="T936" style:family="text">
      <style:text-properties style:font-name="Liberation Serif" fo:language="fr" fo:country="CA" fo:font-weight="normal" officeooo:rsid="06b1549c" fo:background-color="transparent" loext:char-shading-value="0" style:font-size-asian="10.5pt" style:font-weight-asian="normal" style:font-weight-complex="normal"/>
    </style:style>
    <style:style style:name="T937" style:family="text">
      <style:text-properties style:font-name="Liberation Serif" fo:language="fr" fo:country="CA" fo:font-weight="normal" officeooo:rsid="06b713a8" fo:background-color="transparent" loext:char-shading-value="0" style:font-size-asian="10.5pt" style:font-weight-asian="normal" style:font-weight-complex="normal"/>
    </style:style>
    <style:style style:name="T938" style:family="text">
      <style:text-properties style:font-name="Liberation Serif" fo:language="fr" fo:country="CA" fo:font-weight="normal" officeooo:rsid="06b6165e" fo:background-color="transparent" loext:char-shading-value="0" style:font-size-asian="10.5pt" style:font-weight-asian="normal" style:font-weight-complex="normal"/>
    </style:style>
    <style:style style:name="T939" style:family="text">
      <style:text-properties style:font-name="Liberation Serif" fo:language="fr" fo:country="CA" fo:font-weight="normal" officeooo:rsid="06b3010c" fo:background-color="transparent" loext:char-shading-value="0" style:font-size-asian="10.5pt" style:font-weight-asian="normal" style:font-weight-complex="normal"/>
    </style:style>
    <style:style style:name="T940" style:family="text">
      <style:text-properties style:font-name="Liberation Serif" fo:language="fr" fo:country="CA" fo:font-weight="normal" officeooo:rsid="07d4d646" fo:background-color="transparent" loext:char-shading-value="0" style:font-size-asian="10.5pt" style:font-weight-asian="normal" style:font-weight-complex="normal"/>
    </style:style>
    <style:style style:name="T941" style:family="text">
      <style:text-properties style:font-name="Liberation Serif" fo:language="fr" fo:country="CA" fo:font-weight="normal" officeooo:rsid="01144779" fo:background-color="transparent" loext:char-shading-value="0" style:font-size-asian="10.5pt" style:font-weight-asian="normal" style:font-weight-complex="normal"/>
    </style:style>
    <style:style style:name="T942" style:family="text">
      <style:text-properties style:font-name="Liberation Serif" fo:language="fr" fo:country="CA" fo:font-weight="normal" officeooo:rsid="01115e5f" fo:background-color="transparent" loext:char-shading-value="0" style:font-size-asian="10.5pt" style:font-weight-asian="normal" style:font-weight-complex="normal"/>
    </style:style>
    <style:style style:name="T943" style:family="text">
      <style:text-properties style:font-name="Liberation Serif" fo:language="fr" fo:country="CA" fo:font-weight="normal" officeooo:rsid="076ae3c6" fo:background-color="transparent" loext:char-shading-value="0" style:font-size-asian="10.5pt" style:font-weight-asian="normal" style:font-weight-complex="normal"/>
    </style:style>
    <style:style style:name="T944" style:family="text">
      <style:text-properties style:font-name="Liberation Serif" fo:language="fr" fo:country="CA" fo:font-weight="normal" officeooo:rsid="043b2435" fo:background-color="transparent" loext:char-shading-value="0" style:font-size-asian="10.5pt" style:font-weight-asian="normal" style:font-weight-complex="normal"/>
    </style:style>
    <style:style style:name="T945" style:family="text">
      <style:text-properties style:font-name="Liberation Serif" fo:language="fr" fo:country="CA" fo:font-weight="normal" officeooo:rsid="01153bd4" fo:background-color="transparent" loext:char-shading-value="0" style:font-size-asian="10.5pt" style:font-weight-asian="normal" style:font-weight-complex="normal"/>
    </style:style>
    <style:style style:name="T946" style:family="text">
      <style:text-properties style:font-name="Liberation Serif" fo:language="fr" fo:country="CA" fo:font-weight="normal" officeooo:rsid="0ab19e93" fo:background-color="transparent" loext:char-shading-value="0" style:font-size-asian="10.5pt" style:font-weight-asian="normal" style:font-weight-complex="normal"/>
    </style:style>
    <style:style style:name="T947" style:family="text">
      <style:text-properties style:font-name="Liberation Serif" fo:language="fr" fo:country="CA" fo:font-weight="normal" officeooo:rsid="04f2a612" fo:background-color="transparent" loext:char-shading-value="0" style:font-size-asian="10.5pt" style:font-weight-asian="normal" style:font-weight-complex="normal"/>
    </style:style>
    <style:style style:name="T948" style:family="text">
      <style:text-properties style:font-name="Liberation Serif" fo:language="fr" fo:country="CA" fo:font-weight="normal" officeooo:rsid="04f42502" fo:background-color="transparent" loext:char-shading-value="0" style:font-size-asian="10.5pt" style:font-weight-asian="normal" style:font-weight-complex="normal"/>
    </style:style>
    <style:style style:name="T949" style:family="text">
      <style:text-properties style:font-name="Liberation Serif" fo:language="fr" fo:country="CA" fo:font-weight="normal" officeooo:rsid="0c68cf17" fo:background-color="transparent" loext:char-shading-value="0" style:font-size-asian="10.5pt" style:font-weight-asian="normal" style:font-weight-complex="normal"/>
    </style:style>
    <style:style style:name="T950" style:family="text">
      <style:text-properties style:font-name="Liberation Serif" fo:language="fr" fo:country="CA" fo:font-weight="normal" officeooo:rsid="04f80951" fo:background-color="transparent" loext:char-shading-value="0" style:font-size-asian="10.5pt" style:font-weight-asian="normal" style:font-weight-complex="normal"/>
    </style:style>
    <style:style style:name="T951" style:family="text">
      <style:text-properties style:font-name="Liberation Serif" fo:language="fr" fo:country="CA" fo:font-weight="normal" officeooo:rsid="0ad1a351" fo:background-color="transparent" loext:char-shading-value="0" style:font-size-asian="10.5pt" style:font-weight-asian="normal" style:font-weight-complex="normal"/>
    </style:style>
    <style:style style:name="T952" style:family="text">
      <style:text-properties style:font-name="Liberation Serif" fo:language="fr" fo:country="CA" fo:font-weight="normal" officeooo:rsid="011f9413" fo:background-color="transparent" loext:char-shading-value="0" style:font-size-asian="10.5pt" style:font-weight-asian="normal" style:font-weight-complex="normal"/>
    </style:style>
    <style:style style:name="T953" style:family="text">
      <style:text-properties style:font-name="Liberation Serif" fo:language="fr" fo:country="CA" fo:font-weight="normal" officeooo:rsid="02a5b143" fo:background-color="transparent" loext:char-shading-value="0" style:font-size-asian="10.5pt" style:font-weight-asian="normal" style:font-weight-complex="normal"/>
    </style:style>
    <style:style style:name="T954" style:family="text">
      <style:text-properties style:font-name="Liberation Serif" fo:language="fr" fo:country="CA" fo:font-weight="normal" officeooo:rsid="01177b62" fo:background-color="transparent" loext:char-shading-value="0" style:font-size-asian="10.5pt" style:font-weight-asian="normal" style:font-weight-complex="normal"/>
    </style:style>
    <style:style style:name="T955" style:family="text">
      <style:text-properties style:font-name="Liberation Serif" fo:language="fr" fo:country="CA" fo:font-weight="normal" officeooo:rsid="0b96eefa" fo:background-color="transparent" loext:char-shading-value="0" style:font-size-asian="10.5pt" style:font-weight-asian="normal" style:font-weight-complex="normal"/>
    </style:style>
    <style:style style:name="T956" style:family="text">
      <style:text-properties style:font-name="Liberation Serif" fo:language="fr" fo:country="CA" fo:font-weight="normal" officeooo:rsid="011ab67c" fo:background-color="transparent" loext:char-shading-value="0" style:font-size-asian="10.5pt" style:font-weight-asian="normal" style:font-weight-complex="normal"/>
    </style:style>
    <style:style style:name="T957" style:family="text">
      <style:text-properties style:font-name="Liberation Serif" fo:language="fr" fo:country="CA" fo:font-weight="normal" officeooo:rsid="0ab61402" fo:background-color="transparent" loext:char-shading-value="0" style:font-size-asian="10.5pt" style:font-weight-asian="normal" style:font-weight-complex="normal"/>
    </style:style>
    <style:style style:name="T958" style:family="text">
      <style:text-properties style:font-name="Liberation Serif" fo:language="fr" fo:country="CA" fo:font-weight="normal" officeooo:rsid="0ab48280" fo:background-color="transparent" loext:char-shading-value="0" style:font-size-asian="10.5pt" style:font-weight-asian="normal" style:font-weight-complex="normal"/>
    </style:style>
    <style:style style:name="T959" style:family="text">
      <style:text-properties style:font-name="Liberation Serif" fo:language="fr" fo:country="CA" fo:font-weight="normal" officeooo:rsid="0120f607" fo:background-color="transparent" loext:char-shading-value="0" style:font-size-asian="10.5pt" style:font-weight-asian="normal" style:font-weight-complex="normal"/>
    </style:style>
    <style:style style:name="T960" style:family="text">
      <style:text-properties style:font-name="Liberation Serif" fo:language="fr" fo:country="CA" fo:font-weight="normal" officeooo:rsid="0809ff91" fo:background-color="transparent" loext:char-shading-value="0" style:font-size-asian="10.5pt" style:font-weight-asian="normal" style:font-weight-complex="normal"/>
    </style:style>
    <style:style style:name="T961" style:family="text">
      <style:text-properties style:font-name="Liberation Serif" fo:language="fr" fo:country="CA" fo:font-weight="normal" officeooo:rsid="080918d0" fo:background-color="transparent" loext:char-shading-value="0" style:font-size-asian="10.5pt" style:font-weight-asian="normal" style:font-weight-complex="normal"/>
    </style:style>
    <style:style style:name="T962" style:family="text">
      <style:text-properties style:font-name="Liberation Serif" fo:language="fr" fo:country="CA" fo:font-weight="normal" officeooo:rsid="080b2eb0" fo:background-color="transparent" loext:char-shading-value="0" style:font-size-asian="10.5pt" style:font-weight-asian="normal" style:font-weight-complex="normal"/>
    </style:style>
    <style:style style:name="T963" style:family="text">
      <style:text-properties style:font-name="Liberation Serif" fo:language="fr" fo:country="CA" fo:font-weight="normal" officeooo:rsid="0bba1ca0" fo:background-color="transparent" loext:char-shading-value="0" style:font-size-asian="10.5pt" style:font-weight-asian="normal" style:font-weight-complex="normal"/>
    </style:style>
    <style:style style:name="T964" style:family="text">
      <style:text-properties style:font-name="Liberation Serif" fo:language="fr" fo:country="CA" fo:font-weight="normal" officeooo:rsid="0811fa13" fo:background-color="transparent" loext:char-shading-value="0" style:font-size-asian="10.5pt" style:font-weight-asian="normal" style:font-weight-complex="normal"/>
    </style:style>
    <style:style style:name="T965" style:family="text">
      <style:text-properties style:font-name="Liberation Serif" fo:language="fr" fo:country="CA" fo:font-weight="normal" officeooo:rsid="0bc1fd40" fo:background-color="transparent" loext:char-shading-value="0" style:font-size-asian="10.5pt" style:font-weight-asian="normal" style:font-weight-complex="normal"/>
    </style:style>
    <style:style style:name="T966" style:family="text">
      <style:text-properties style:font-name="Liberation Serif" fo:language="fr" fo:country="CA" fo:font-weight="normal" officeooo:rsid="07fc60dd" fo:background-color="transparent" loext:char-shading-value="0" style:font-size-asian="10.5pt" style:font-weight-asian="normal" style:font-weight-complex="normal"/>
    </style:style>
    <style:style style:name="T967" style:family="text">
      <style:text-properties style:font-name="Liberation Serif" fo:language="fr" fo:country="CA" fo:font-weight="normal" officeooo:rsid="0abbbc96" fo:background-color="transparent" loext:char-shading-value="0" style:font-size-asian="10.5pt" style:font-weight-asian="normal" style:font-weight-complex="normal"/>
    </style:style>
    <style:style style:name="T968" style:family="text">
      <style:text-properties style:font-name="Liberation Serif" fo:language="fr" fo:country="CA" fo:font-weight="normal" officeooo:rsid="0bc26959" fo:background-color="transparent" loext:char-shading-value="0" style:font-size-asian="10.5pt" style:font-weight-asian="normal" style:font-weight-complex="normal"/>
    </style:style>
    <style:style style:name="T969" style:family="text">
      <style:text-properties style:font-name="Liberation Serif" fo:language="fr" fo:country="CA" fo:font-weight="normal" officeooo:rsid="0abcfe75" fo:background-color="transparent" loext:char-shading-value="0" style:font-size-asian="10.5pt" style:font-weight-asian="normal" style:font-weight-complex="normal"/>
    </style:style>
    <style:style style:name="T970" style:family="text">
      <style:text-properties style:font-name="Liberation Serif" fo:language="fr" fo:country="CA" fo:font-weight="normal" officeooo:rsid="097872c1" fo:background-color="transparent" loext:char-shading-value="0" style:font-size-asian="10.5pt" style:font-weight-asian="normal" style:font-weight-complex="normal"/>
    </style:style>
    <style:style style:name="T971" style:family="text">
      <style:text-properties style:font-name="Liberation Serif" fo:language="fr" fo:country="CA" fo:font-weight="normal" officeooo:rsid="054b24fb" fo:background-color="transparent" loext:char-shading-value="0" style:font-size-asian="10.5pt" style:font-weight-asian="normal" style:font-weight-complex="normal"/>
    </style:style>
    <style:style style:name="T972" style:family="text">
      <style:text-properties style:font-name="Liberation Serif" fo:language="fr" fo:country="CA" fo:font-weight="normal" officeooo:rsid="02afbc89" fo:background-color="transparent" loext:char-shading-value="0" style:font-size-asian="10.5pt" style:font-weight-asian="normal" style:font-weight-complex="normal"/>
    </style:style>
    <style:style style:name="T973" style:family="text">
      <style:text-properties style:font-name="Liberation Serif" fo:language="fr" fo:country="CA" fo:font-weight="normal" officeooo:rsid="02afa0ff" fo:background-color="transparent" loext:char-shading-value="0" style:font-size-asian="10.5pt" style:font-weight-asian="normal" style:font-weight-complex="normal"/>
    </style:style>
    <style:style style:name="T974" style:family="text">
      <style:text-properties style:font-name="Liberation Serif" fo:language="fr" fo:country="CA" fo:font-weight="normal" officeooo:rsid="01d72483" fo:background-color="transparent" loext:char-shading-value="0" style:font-size-asian="10.5pt" style:font-weight-asian="normal" style:font-weight-complex="normal"/>
    </style:style>
    <style:style style:name="T975" style:family="text">
      <style:text-properties style:font-name="Liberation Serif" fo:language="fr" fo:country="CA" fo:font-weight="normal" officeooo:rsid="04315b3a" fo:background-color="transparent" loext:char-shading-value="0" style:font-size-asian="10.5pt" style:font-weight-asian="normal" style:font-weight-complex="normal"/>
    </style:style>
    <style:style style:name="T976" style:family="text">
      <style:text-properties style:font-name="Liberation Serif" fo:language="fr" fo:country="CA" fo:font-weight="normal" officeooo:rsid="0bddf40b" fo:background-color="transparent" loext:char-shading-value="0" style:font-size-asian="10.5pt" style:font-weight-asian="normal" style:font-weight-complex="normal"/>
    </style:style>
    <style:style style:name="T977" style:family="text">
      <style:text-properties style:font-name="Liberation Serif" fo:language="fr" fo:country="CA" fo:font-weight="normal" officeooo:rsid="08669622" fo:background-color="transparent" loext:char-shading-value="0" style:font-size-asian="10.5pt" style:font-weight-asian="normal" style:font-weight-complex="normal"/>
    </style:style>
    <style:style style:name="T978" style:family="text">
      <style:text-properties style:font-name="Liberation Serif" fo:language="fr" fo:country="CA" fo:font-weight="normal" officeooo:rsid="085f6cd9" fo:background-color="transparent" loext:char-shading-value="0" style:font-size-asian="10.5pt" style:font-weight-asian="normal" style:font-weight-complex="normal"/>
    </style:style>
    <style:style style:name="T979" style:family="text">
      <style:text-properties style:font-name="Liberation Serif" fo:language="fr" fo:country="CA" fo:font-weight="normal" officeooo:rsid="0322eab0" fo:background-color="transparent" loext:char-shading-value="0" style:font-size-asian="10.5pt" style:font-weight-asian="normal" style:font-weight-complex="normal"/>
    </style:style>
    <style:style style:name="T980" style:family="text">
      <style:text-properties style:font-name="Liberation Serif" fo:language="fr" fo:country="CA" fo:font-weight="normal" officeooo:rsid="0aca8690" fo:background-color="transparent" loext:char-shading-value="0" style:font-size-asian="10.5pt" style:font-weight-asian="normal" style:font-weight-complex="normal"/>
    </style:style>
    <style:style style:name="T981" style:family="text">
      <style:text-properties style:font-name="Liberation Serif" fo:language="fr" fo:country="CA" fo:font-weight="normal" officeooo:rsid="03257c99" fo:background-color="transparent" loext:char-shading-value="0" style:font-size-asian="10.5pt" style:font-weight-asian="normal" style:font-weight-complex="normal"/>
    </style:style>
    <style:style style:name="T982" style:family="text">
      <style:text-properties style:font-name="Liberation Serif" fo:language="fr" fo:country="CA" fo:font-weight="normal" officeooo:rsid="09a7aa01" fo:background-color="transparent" loext:char-shading-value="0" style:font-size-asian="10.5pt" style:font-weight-asian="normal" style:font-weight-complex="normal"/>
    </style:style>
    <style:style style:name="T983" style:family="text">
      <style:text-properties style:font-name="Liberation Serif" fo:language="fr" fo:country="CA" fo:font-weight="normal" officeooo:rsid="088f5ea6" fo:background-color="transparent" loext:char-shading-value="0" style:font-size-asian="10.5pt" style:font-weight-asian="normal" style:font-weight-complex="normal"/>
    </style:style>
    <style:style style:name="T984" style:family="text">
      <style:text-properties style:font-name="Liberation Serif" fo:language="fr" fo:country="CA" fo:font-weight="normal" officeooo:rsid="099ddb68" fo:background-color="transparent" loext:char-shading-value="0" style:font-size-asian="10.5pt" style:font-weight-asian="normal" style:font-weight-complex="normal"/>
    </style:style>
    <style:style style:name="T985" style:family="text">
      <style:text-properties style:font-name="Liberation Serif" fo:language="fr" fo:country="CA" fo:font-weight="normal" officeooo:rsid="09a000f7" fo:background-color="transparent" loext:char-shading-value="0" style:font-size-asian="10.5pt" style:font-weight-asian="normal" style:font-weight-complex="normal"/>
    </style:style>
    <style:style style:name="T986" style:family="text">
      <style:text-properties style:font-name="Liberation Serif" fo:language="fr" fo:country="CA" fo:font-weight="normal" officeooo:rsid="099ea0be" fo:background-color="transparent" loext:char-shading-value="0" style:font-size-asian="10.5pt" style:font-weight-asian="normal" style:font-weight-complex="normal"/>
    </style:style>
    <style:style style:name="T987" style:family="text">
      <style:text-properties style:font-name="Liberation Serif" fo:language="fr" fo:country="CA" fo:font-weight="normal" officeooo:rsid="09b56c44" fo:background-color="transparent" loext:char-shading-value="0" style:font-size-asian="10.5pt" style:font-weight-asian="normal" style:font-weight-complex="normal"/>
    </style:style>
    <style:style style:name="T988" style:family="text">
      <style:text-properties style:font-name="Liberation Serif" fo:language="fr" fo:country="CA" fo:font-weight="normal" officeooo:rsid="09b67c08" fo:background-color="transparent" loext:char-shading-value="0" style:font-size-asian="10.5pt" style:font-weight-asian="normal" style:font-weight-complex="normal"/>
    </style:style>
    <style:style style:name="T989" style:family="text">
      <style:text-properties style:font-name="Liberation Serif" fo:language="fr" fo:country="CA" fo:font-weight="normal" officeooo:rsid="09b5f337" fo:background-color="transparent" loext:char-shading-value="0" style:font-size-asian="10.5pt" style:font-weight-asian="normal" style:font-weight-complex="normal"/>
    </style:style>
    <style:style style:name="T990" style:family="text">
      <style:text-properties style:font-name="Liberation Serif" fo:language="fr" fo:country="CA" fo:font-weight="normal" officeooo:rsid="09af7850" fo:background-color="transparent" loext:char-shading-value="0" style:font-size-asian="10.5pt" style:font-weight-asian="normal" style:font-weight-complex="normal"/>
    </style:style>
    <style:style style:name="T991" style:family="text">
      <style:text-properties style:font-name="Liberation Serif" fo:language="fr" fo:country="CA" fo:font-weight="normal" officeooo:rsid="09ac5d19" fo:background-color="transparent" loext:char-shading-value="0" style:font-size-asian="10.5pt" style:font-weight-asian="normal" style:font-weight-complex="normal"/>
    </style:style>
    <style:style style:name="T992" style:family="text">
      <style:text-properties style:font-name="Liberation Serif" fo:language="fr" fo:country="CA" fo:font-weight="normal" officeooo:rsid="09bb0721" fo:background-color="transparent" loext:char-shading-value="0" style:font-size-asian="10.5pt" style:font-weight-asian="normal" style:font-weight-complex="normal"/>
    </style:style>
    <style:style style:name="T993" style:family="text">
      <style:text-properties style:font-name="Liberation Serif" fo:language="fr" fo:country="CA" fo:font-weight="normal" officeooo:rsid="09b07326" fo:background-color="transparent" loext:char-shading-value="0" style:font-size-asian="10.5pt" style:font-weight-asian="normal" style:font-weight-complex="normal"/>
    </style:style>
    <style:style style:name="T994" style:family="text">
      <style:text-properties style:font-name="Liberation Serif" fo:language="fr" fo:country="CA" fo:font-weight="normal" officeooo:rsid="0216ad0c" fo:background-color="transparent" loext:char-shading-value="0" style:font-size-asian="10.5pt" style:font-weight-asian="normal" style:font-weight-complex="normal"/>
    </style:style>
    <style:style style:name="T995" style:family="text">
      <style:text-properties style:font-name="Liberation Serif" fo:language="fr" fo:country="CA" fo:font-weight="normal" officeooo:rsid="02169775" fo:background-color="transparent" loext:char-shading-value="0" style:font-size-asian="10.5pt" style:font-weight-asian="normal" style:font-weight-complex="normal"/>
    </style:style>
    <style:style style:name="T996" style:family="text">
      <style:text-properties style:font-name="Liberation Serif" fo:language="fr" fo:country="CA" fo:font-weight="normal" officeooo:rsid="09b9352e" fo:background-color="transparent" loext:char-shading-value="0" style:font-size-asian="10.5pt" style:font-weight-asian="normal" style:font-weight-complex="normal"/>
    </style:style>
    <style:style style:name="T997" style:family="text">
      <style:text-properties style:font-name="Liberation Serif" fo:language="fr" fo:country="CA" fo:font-weight="normal" officeooo:rsid="0adaef70" fo:background-color="transparent" loext:char-shading-value="0" style:font-size-asian="10.5pt" style:font-weight-asian="normal" style:font-weight-complex="normal"/>
    </style:style>
    <style:style style:name="T998" style:family="text">
      <style:text-properties style:font-name="Liberation Serif" fo:language="fr" fo:country="CA" fo:font-weight="normal" officeooo:rsid="021b50b8" fo:background-color="transparent" loext:char-shading-value="0" style:font-size-asian="10.5pt" style:font-weight-asian="normal" style:font-weight-complex="normal"/>
    </style:style>
    <style:style style:name="T999" style:family="text">
      <style:text-properties style:font-name="Liberation Serif" fo:language="fr" fo:country="CA" fo:font-weight="normal" officeooo:rsid="02199c10" fo:background-color="transparent" loext:char-shading-value="0" style:font-size-asian="10.5pt" style:font-weight-asian="normal" style:font-weight-complex="normal"/>
    </style:style>
    <style:style style:name="T1000" style:family="text">
      <style:text-properties style:font-name="Liberation Serif" fo:language="fr" fo:country="CA" fo:font-weight="normal" officeooo:rsid="021af0d9" fo:background-color="transparent" loext:char-shading-value="0" style:font-size-asian="10.5pt" style:font-weight-asian="normal" style:font-weight-complex="normal"/>
    </style:style>
    <style:style style:name="T1001" style:family="text">
      <style:text-properties style:font-name="Liberation Serif" fo:language="fr" fo:country="CA" fo:font-weight="normal" officeooo:rsid="09b9b357" fo:background-color="transparent" loext:char-shading-value="0" style:font-size-asian="10.5pt" style:font-weight-asian="normal" style:font-weight-complex="normal"/>
    </style:style>
    <style:style style:name="T1002" style:family="text">
      <style:text-properties style:font-name="Liberation Serif" fo:language="fr" fo:country="CA" fo:font-weight="normal" officeooo:rsid="072d254e" fo:background-color="transparent" loext:char-shading-value="0" style:font-size-asian="10.5pt" style:font-weight-asian="normal" style:font-weight-complex="normal"/>
    </style:style>
    <style:style style:name="T1003" style:family="text">
      <style:text-properties style:font-name="Liberation Serif" fo:language="fr" fo:country="CA" fo:font-weight="normal" officeooo:rsid="089550fd" fo:background-color="transparent" loext:char-shading-value="0" style:font-size-asian="10.5pt" style:font-weight-asian="normal" style:font-weight-complex="normal"/>
    </style:style>
    <style:style style:name="T1004" style:family="text">
      <style:text-properties style:font-name="Liberation Serif" fo:language="fr" fo:country="CA" fo:font-weight="normal" officeooo:rsid="0733d0b1" fo:background-color="transparent" loext:char-shading-value="0" style:font-size-asian="10.5pt" style:font-weight-asian="normal" style:font-weight-complex="normal"/>
    </style:style>
    <style:style style:name="T1005" style:family="text">
      <style:text-properties style:font-name="Liberation Serif" fo:language="fr" fo:country="CA" fo:font-weight="normal" officeooo:rsid="09ba6930" fo:background-color="transparent" loext:char-shading-value="0" style:font-size-asian="10.5pt" style:font-weight-asian="normal" style:font-weight-complex="normal"/>
    </style:style>
    <style:style style:name="T1006" style:family="text">
      <style:text-properties style:font-name="Liberation Serif" fo:language="fr" fo:country="CA" fo:font-weight="normal" officeooo:rsid="07952658" fo:background-color="transparent" loext:char-shading-value="0" style:font-size-asian="10.5pt" style:font-weight-asian="normal" style:font-weight-complex="normal"/>
    </style:style>
    <style:style style:name="T1007" style:family="text">
      <style:text-properties style:font-name="Liberation Serif" fo:language="fr" fo:country="CA" fo:font-weight="normal" officeooo:rsid="09ad792d" fo:background-color="transparent" loext:char-shading-value="0" style:font-size-asian="10.5pt" style:font-weight-asian="normal" style:font-weight-complex="normal"/>
    </style:style>
    <style:style style:name="T1008" style:family="text">
      <style:text-properties style:font-name="Liberation Serif" fo:language="fr" fo:country="CA" fo:font-weight="normal" officeooo:rsid="09af1a6c" fo:background-color="transparent" loext:char-shading-value="0" style:font-size-asian="10.5pt" style:font-weight-asian="normal" style:font-weight-complex="normal"/>
    </style:style>
    <style:style style:name="T1009" style:family="text">
      <style:text-properties style:font-name="Liberation Serif" fo:language="fr" fo:country="CA" fo:font-weight="normal" officeooo:rsid="09b2bb36" fo:background-color="transparent" loext:char-shading-value="0" style:font-size-asian="10.5pt" style:font-weight-asian="normal" style:font-weight-complex="normal"/>
    </style:style>
    <style:style style:name="T1010" style:family="text">
      <style:text-properties style:font-name="Liberation Serif" fo:language="fr" fo:country="CA" fo:font-weight="normal" officeooo:rsid="0796277a" fo:background-color="transparent" loext:char-shading-value="0" style:font-size-asian="10.5pt" style:font-weight-asian="normal" style:font-weight-complex="normal"/>
    </style:style>
    <style:style style:name="T1011" style:family="text">
      <style:text-properties style:font-name="Liberation Serif" fo:language="fr" fo:country="CA" fo:font-weight="normal" officeooo:rsid="09e10af0" fo:background-color="transparent" loext:char-shading-value="0" style:font-size-asian="10.5pt" style:font-weight-asian="normal" style:font-weight-complex="normal"/>
    </style:style>
    <style:style style:name="T1012" style:family="text">
      <style:text-properties style:font-name="Liberation Serif" fo:language="fr" fo:country="CA" fo:font-weight="normal" officeooo:rsid="075ffd68" fo:background-color="transparent" loext:char-shading-value="0" style:font-size-asian="10.5pt" style:font-weight-asian="normal" style:font-weight-complex="normal"/>
    </style:style>
    <style:style style:name="T1013" style:family="text">
      <style:text-properties style:font-name="Liberation Serif" fo:language="fr" fo:country="CA" fo:font-weight="normal" officeooo:rsid="0aebdb43" fo:background-color="transparent" loext:char-shading-value="0" style:font-size-asian="10.5pt" style:font-weight-asian="normal" style:font-weight-complex="normal"/>
    </style:style>
    <style:style style:name="T1014" style:family="text">
      <style:text-properties style:font-name="Liberation Serif" fo:language="fr" fo:country="CA" fo:font-weight="normal" officeooo:rsid="0395fda2" fo:background-color="transparent" loext:char-shading-value="0" style:font-size-asian="10.5pt" style:font-weight-asian="normal" style:font-weight-complex="normal"/>
    </style:style>
    <style:style style:name="T1015" style:family="text">
      <style:text-properties style:font-name="Liberation Serif" fo:language="fr" fo:country="CA" fo:font-weight="normal" officeooo:rsid="0aec4fd2" fo:background-color="transparent" loext:char-shading-value="0" style:font-size-asian="10.5pt" style:font-weight-asian="normal" style:font-weight-complex="normal"/>
    </style:style>
    <style:style style:name="T1016" style:family="text">
      <style:text-properties style:font-name="Liberation Serif" fo:language="fr" fo:country="CA" fo:font-weight="normal" officeooo:rsid="0a4b9c8d" fo:background-color="transparent" loext:char-shading-value="0" style:font-size-asian="10.5pt" style:font-weight-asian="normal" style:font-weight-complex="normal"/>
    </style:style>
    <style:style style:name="T1017" style:family="text">
      <style:text-properties style:font-name="Liberation Serif" fo:language="fr" fo:country="CA" fo:font-weight="normal" officeooo:rsid="0371bbb8" fo:background-color="transparent" loext:char-shading-value="0" style:font-size-asian="10.5pt" style:font-weight-asian="normal" style:font-weight-complex="normal"/>
    </style:style>
    <style:style style:name="T1018" style:family="text">
      <style:text-properties style:font-name="Liberation Serif" fo:language="fr" fo:country="CA" fo:font-weight="normal" officeooo:rsid="0370508b" fo:background-color="transparent" loext:char-shading-value="0" style:font-size-asian="10.5pt" style:font-weight-asian="normal" style:font-weight-complex="normal"/>
    </style:style>
    <style:style style:name="T1019" style:family="text">
      <style:text-properties style:font-name="Liberation Serif" fo:language="fr" fo:country="CA" fo:font-weight="normal" officeooo:rsid="0bde9908" fo:background-color="transparent" loext:char-shading-value="0" style:font-size-asian="10.5pt" style:font-weight-asian="normal" style:font-weight-complex="normal"/>
    </style:style>
    <style:style style:name="T1020" style:family="text">
      <style:text-properties style:font-name="Liberation Serif" fo:language="fr" fo:country="CA" fo:font-weight="normal" officeooo:rsid="012fdd11" fo:background-color="transparent" loext:char-shading-value="0" style:font-size-asian="10.5pt" style:font-weight-asian="normal" style:font-weight-complex="normal"/>
    </style:style>
    <style:style style:name="T1021" style:family="text">
      <style:text-properties style:font-name="Liberation Serif" fo:language="fr" fo:country="CA" fo:font-weight="normal" officeooo:rsid="0255c2e0" fo:background-color="transparent" loext:char-shading-value="0" style:font-size-asian="10.5pt" style:font-weight-asian="normal" style:font-weight-complex="normal"/>
    </style:style>
    <style:style style:name="T1022" style:family="text">
      <style:text-properties style:font-name="Liberation Serif" fo:language="fr" fo:country="CA" fo:font-weight="normal" officeooo:rsid="012dc287" fo:background-color="transparent" loext:char-shading-value="0" style:font-size-asian="10.5pt" style:font-weight-asian="normal" style:font-weight-complex="normal"/>
    </style:style>
    <style:style style:name="T1023" style:family="text">
      <style:text-properties style:font-name="Liberation Serif" fo:language="fr" fo:country="CA" fo:font-weight="normal" officeooo:rsid="0af97a5e" fo:background-color="transparent" loext:char-shading-value="0" style:font-size-asian="10.5pt" style:font-weight-asian="normal" style:font-weight-complex="normal"/>
    </style:style>
    <style:style style:name="T1024" style:family="text">
      <style:text-properties style:font-name="Liberation Serif" fo:language="fr" fo:country="CA" fo:font-weight="normal" officeooo:rsid="012f3b52" fo:background-color="transparent" loext:char-shading-value="0" style:font-size-asian="10.5pt" style:font-weight-asian="normal" style:font-weight-complex="normal"/>
    </style:style>
    <style:style style:name="T1025" style:family="text">
      <style:text-properties style:font-name="Liberation Serif" fo:language="fr" fo:country="CA" fo:font-weight="normal" officeooo:rsid="092a5f9d" fo:background-color="transparent" loext:char-shading-value="0" style:font-size-asian="10.5pt" style:font-weight-asian="normal" style:font-weight-complex="normal"/>
    </style:style>
    <style:style style:name="T1026" style:family="text">
      <style:text-properties style:font-name="Liberation Serif" fo:language="fr" fo:country="CA" fo:font-weight="normal" officeooo:rsid="07683310" fo:background-color="transparent" loext:char-shading-value="0" style:font-size-asian="10.5pt" style:font-weight-asian="normal" style:font-weight-complex="normal"/>
    </style:style>
    <style:style style:name="T1027" style:family="text">
      <style:text-properties style:font-name="Liberation Serif" fo:language="fr" fo:country="CA" fo:font-weight="normal" officeooo:rsid="01389797" fo:background-color="transparent" loext:char-shading-value="0" style:font-size-asian="10.5pt" style:font-weight-asian="normal" style:font-weight-complex="normal"/>
    </style:style>
    <style:style style:name="T1028" style:family="text">
      <style:text-properties style:font-name="Liberation Serif" fo:language="fr" fo:country="CA" fo:font-weight="normal" officeooo:rsid="0b04329e" fo:background-color="transparent" loext:char-shading-value="0" style:font-size-asian="10.5pt" style:font-weight-asian="normal" style:font-weight-complex="normal"/>
    </style:style>
    <style:style style:name="T1029" style:family="text">
      <style:text-properties style:font-name="Liberation Serif" fo:language="fr" fo:country="CA" fo:font-weight="normal" officeooo:rsid="0a258d38" fo:background-color="transparent" loext:char-shading-value="0" style:font-size-asian="10.5pt" style:font-weight-asian="normal" style:font-weight-complex="normal"/>
    </style:style>
    <style:style style:name="T1030" style:family="text">
      <style:text-properties style:font-name="Liberation Serif" fo:language="fr" fo:country="CA" fo:font-weight="normal" officeooo:rsid="0a3b0e42" fo:background-color="transparent" loext:char-shading-value="0" style:font-size-asian="10.5pt" style:font-weight-asian="normal" style:font-weight-complex="normal"/>
    </style:style>
    <style:style style:name="T1031" style:family="text">
      <style:text-properties style:font-name="Liberation Serif" fo:language="fr" fo:country="CA" fo:font-weight="normal" officeooo:rsid="0a2343f6" fo:background-color="transparent" loext:char-shading-value="0" style:font-size-asian="10.5pt" style:font-weight-asian="normal" style:font-weight-complex="normal"/>
    </style:style>
    <style:style style:name="T1032" style:family="text">
      <style:text-properties style:font-name="Liberation Serif" fo:language="fr" fo:country="CA" fo:font-weight="normal" officeooo:rsid="0a26f9a2" fo:background-color="transparent" loext:char-shading-value="0" style:font-size-asian="10.5pt" style:font-weight-asian="normal" style:font-weight-complex="normal"/>
    </style:style>
    <style:style style:name="T1033" style:family="text">
      <style:text-properties style:font-name="Liberation Serif" fo:language="fr" fo:country="CA" fo:font-weight="normal" officeooo:rsid="0b19b080" fo:background-color="transparent" loext:char-shading-value="0" style:font-size-asian="10.5pt" style:font-weight-asian="normal" style:font-weight-complex="normal"/>
    </style:style>
    <style:style style:name="T1034" style:family="text">
      <style:text-properties style:font-name="Liberation Serif" fo:language="fr" fo:country="CA" fo:font-weight="normal" officeooo:rsid="0a3a257f" fo:background-color="transparent" loext:char-shading-value="0" style:font-size-asian="10.5pt" style:font-weight-asian="normal" style:font-weight-complex="normal"/>
    </style:style>
    <style:style style:name="T1035" style:family="text">
      <style:text-properties style:font-name="Liberation Serif" fo:language="fr" fo:country="CA" fo:font-weight="normal" officeooo:rsid="0b140bb5" fo:background-color="transparent" loext:char-shading-value="0" style:font-size-asian="10.5pt" style:font-weight-asian="normal" style:font-weight-complex="normal"/>
    </style:style>
    <style:style style:name="T1036" style:family="text">
      <style:text-properties style:font-name="Liberation Serif" fo:language="fr" fo:country="CA" fo:font-weight="normal" officeooo:rsid="0a85caf8" fo:background-color="transparent" loext:char-shading-value="0" style:font-size-asian="10.5pt" style:font-weight-asian="normal" style:font-weight-complex="normal"/>
    </style:style>
    <style:style style:name="T1037" style:family="text">
      <style:text-properties style:font-name="Liberation Serif" fo:language="fr" fo:country="CA" fo:font-weight="normal" officeooo:rsid="0a8faa22" fo:background-color="transparent" loext:char-shading-value="0" style:font-size-asian="10.5pt" style:font-weight-asian="normal" style:font-weight-complex="normal"/>
    </style:style>
    <style:style style:name="T1038" style:family="text">
      <style:text-properties style:font-name="Liberation Serif" fo:language="fr" fo:country="CA" fo:font-weight="normal" officeooo:rsid="0b37b4f2" fo:background-color="transparent" loext:char-shading-value="0" style:font-size-asian="10.5pt" style:font-weight-asian="normal" style:font-weight-complex="normal"/>
    </style:style>
    <style:style style:name="T1039" style:family="text">
      <style:text-properties style:font-name="Liberation Serif" fo:language="fr" fo:country="CA" fo:font-weight="normal" officeooo:rsid="0be098bb" fo:background-color="transparent" loext:char-shading-value="0" style:font-size-asian="10.5pt" style:font-weight-asian="normal" style:font-weight-complex="normal"/>
    </style:style>
    <style:style style:name="T1040" style:family="text">
      <style:text-properties style:font-name="Liberation Serif" fo:language="fr" fo:country="CA" fo:font-weight="normal" officeooo:rsid="0b36ecd1" fo:background-color="transparent" loext:char-shading-value="0" style:font-size-asian="10.5pt" style:font-weight-asian="normal" style:font-weight-complex="normal"/>
    </style:style>
    <style:style style:name="T1041" style:family="text">
      <style:text-properties style:font-name="Liberation Serif" fo:language="fr" fo:country="CA" fo:font-weight="normal" officeooo:rsid="001f45ee" fo:background-color="transparent" loext:char-shading-value="0" style:font-size-asian="10.5pt" style:font-weight-asian="normal" style:font-weight-complex="normal"/>
    </style:style>
    <style:style style:name="T1042" style:family="text">
      <style:text-properties style:font-name="Liberation Serif" fo:language="fr" fo:country="CA" fo:font-weight="normal" officeooo:rsid="0b5b3224" fo:background-color="transparent" loext:char-shading-value="0" style:font-size-asian="10.5pt" style:font-weight-asian="normal" style:font-weight-complex="normal"/>
    </style:style>
    <style:style style:name="T1043" style:family="text">
      <style:text-properties style:font-name="Liberation Serif" fo:language="fr" fo:country="CA" fo:font-weight="normal" officeooo:rsid="095ac76e" fo:background-color="transparent" loext:char-shading-value="0" style:font-size-asian="10.5pt" style:font-weight-asian="normal" style:font-weight-complex="normal"/>
    </style:style>
    <style:style style:name="T1044" style:family="text">
      <style:text-properties style:font-name="Liberation Serif" fo:language="fr" fo:country="CA" fo:font-weight="normal" officeooo:rsid="03508471" fo:background-color="transparent" loext:char-shading-value="0" style:font-size-asian="10.5pt" style:font-weight-asian="normal" style:font-weight-complex="normal"/>
    </style:style>
    <style:style style:name="T1045" style:family="text">
      <style:text-properties style:font-name="Liberation Serif" fo:language="fr" fo:country="CA" fo:font-weight="normal" officeooo:rsid="0b5f7829" fo:background-color="transparent" loext:char-shading-value="0" style:font-size-asian="10.5pt" style:font-weight-asian="normal" style:font-weight-complex="normal"/>
    </style:style>
    <style:style style:name="T1046" style:family="text">
      <style:text-properties style:font-name="Liberation Serif" fo:language="fr" fo:country="CA" fo:font-weight="normal" officeooo:rsid="0b610992" fo:background-color="transparent" loext:char-shading-value="0" style:font-size-asian="10.5pt" style:font-weight-asian="normal" style:font-weight-complex="normal"/>
    </style:style>
    <style:style style:name="T1047" style:family="text">
      <style:text-properties style:font-name="Liberation Serif" fo:language="fr" fo:country="CA" fo:font-weight="normal" officeooo:rsid="00202fc3" fo:background-color="transparent" loext:char-shading-value="0" style:font-size-asian="10.5pt" style:font-weight-asian="normal" style:font-weight-complex="normal"/>
    </style:style>
    <style:style style:name="T1048" style:family="text">
      <style:text-properties style:font-name="Liberation Serif" fo:language="fr" fo:country="CA" fo:font-weight="normal" officeooo:rsid="00479fa2" fo:background-color="transparent" loext:char-shading-value="0" style:font-size-asian="10.5pt" style:font-weight-asian="normal" style:font-weight-complex="normal"/>
    </style:style>
    <style:style style:name="T1049" style:family="text">
      <style:text-properties style:font-name="Liberation Serif" fo:language="fr" fo:country="CA" fo:font-weight="normal" officeooo:rsid="095f769d" fo:background-color="transparent" loext:char-shading-value="0" style:font-size-asian="10.5pt" style:font-weight-asian="normal" style:font-weight-complex="normal"/>
    </style:style>
    <style:style style:name="T1050" style:family="text">
      <style:text-properties style:font-name="Liberation Serif" fo:language="fr" fo:country="CA" fo:font-weight="normal" officeooo:rsid="004844d7" fo:background-color="transparent" loext:char-shading-value="0" style:font-size-asian="10.5pt" style:font-weight-asian="normal" style:font-weight-complex="normal"/>
    </style:style>
    <style:style style:name="T1051" style:family="text">
      <style:text-properties style:font-name="Liberation Serif" fo:language="fr" fo:country="CA" fo:font-weight="normal" officeooo:rsid="0985f7c7" fo:background-color="transparent" loext:char-shading-value="0" style:font-size-asian="10.5pt" style:font-weight-asian="normal" style:font-weight-complex="normal"/>
    </style:style>
    <style:style style:name="T1052" style:family="text">
      <style:text-properties style:font-name="Liberation Serif" fo:language="fr" fo:country="CA" fo:font-weight="normal" officeooo:rsid="0983af40" fo:background-color="transparent" loext:char-shading-value="0" style:font-size-asian="10.5pt" style:font-weight-asian="normal" style:font-weight-complex="normal"/>
    </style:style>
    <style:style style:name="T1053" style:family="text">
      <style:text-properties style:font-name="Liberation Serif" fo:language="fr" fo:country="CA" fo:font-weight="normal" officeooo:rsid="0a471fd0" fo:background-color="transparent" loext:char-shading-value="0" style:font-size-asian="10.5pt" style:font-weight-asian="normal" style:font-weight-complex="normal"/>
    </style:style>
    <style:style style:name="T1054" style:family="text">
      <style:text-properties style:font-name="Liberation Serif" fo:language="fr" fo:country="CA" fo:font-weight="normal" officeooo:rsid="0a692506" fo:background-color="transparent" loext:char-shading-value="0" style:font-size-asian="10.5pt" style:font-weight-asian="normal" style:font-weight-complex="normal"/>
    </style:style>
    <style:style style:name="T1055" style:family="text">
      <style:text-properties style:font-name="Liberation Serif" fo:language="fr" fo:country="CA" fo:font-weight="normal" officeooo:rsid="0a4547ea" fo:background-color="transparent" loext:char-shading-value="0" style:font-size-asian="10.5pt" style:font-weight-asian="normal" style:font-weight-complex="normal"/>
    </style:style>
    <style:style style:name="T1056" style:family="text">
      <style:text-properties style:font-name="Liberation Serif" fo:language="fr" fo:country="CA" fo:font-weight="normal" officeooo:rsid="0ba6f4c8" fo:background-color="transparent" loext:char-shading-value="0" style:font-size-asian="10.5pt" style:font-weight-asian="normal" style:font-weight-complex="normal"/>
    </style:style>
    <style:style style:name="T1057" style:family="text">
      <style:text-properties style:font-name="Liberation Serif" fo:language="fr" fo:country="CA" fo:font-weight="normal" officeooo:rsid="0a525296" fo:background-color="transparent" loext:char-shading-value="0" style:font-size-asian="10.5pt" style:font-weight-asian="normal" style:font-weight-complex="normal"/>
    </style:style>
    <style:style style:name="T1058" style:family="text">
      <style:text-properties style:font-name="Liberation Serif" fo:language="fr" fo:country="CA" fo:font-weight="normal" officeooo:rsid="0b94fc35" fo:background-color="transparent" loext:char-shading-value="0" style:font-size-asian="10.5pt" style:font-weight-asian="normal" style:font-weight-complex="normal"/>
    </style:style>
    <style:style style:name="T1059" style:family="text">
      <style:text-properties style:font-name="Liberation Serif" fo:language="fr" fo:country="CA" fo:font-weight="normal" officeooo:rsid="0a527e34" fo:background-color="transparent" loext:char-shading-value="0" style:font-size-asian="10.5pt" style:font-weight-asian="normal" style:font-weight-complex="normal"/>
    </style:style>
    <style:style style:name="T1060" style:family="text">
      <style:text-properties style:font-name="Liberation Serif" fo:language="fr" fo:country="CA" fo:font-weight="normal" officeooo:rsid="0b6ec358" fo:background-color="transparent" loext:char-shading-value="0" style:font-size-asian="10.5pt" style:font-weight-asian="normal" style:font-weight-complex="normal"/>
    </style:style>
    <style:style style:name="T1061" style:family="text">
      <style:text-properties style:font-name="Liberation Serif" fo:language="fr" fo:country="CA" fo:font-weight="normal" officeooo:rsid="0a538a87" fo:background-color="transparent" loext:char-shading-value="0" style:font-size-asian="10.5pt" style:font-weight-asian="normal" style:font-weight-complex="normal"/>
    </style:style>
    <style:style style:name="T1062" style:family="text">
      <style:text-properties style:font-name="Liberation Serif" fo:language="fr" fo:country="CA" fo:font-weight="normal" officeooo:rsid="0ba3d3e5" fo:background-color="transparent" loext:char-shading-value="0" style:font-size-asian="10.5pt" style:font-weight-asian="normal" style:font-weight-complex="normal"/>
    </style:style>
    <style:style style:name="T1063" style:family="text">
      <style:text-properties style:font-name="Liberation Serif" fo:language="fr" fo:country="CA" fo:font-weight="normal" officeooo:rsid="0ba53a46" fo:background-color="transparent" loext:char-shading-value="0" style:font-size-asian="10.5pt" style:font-weight-asian="normal" style:font-weight-complex="normal"/>
    </style:style>
    <style:style style:name="T1064" style:family="text">
      <style:text-properties style:font-name="Liberation Serif" fo:language="fr" fo:country="CA" fo:font-weight="normal" officeooo:rsid="0c04ce4e" fo:background-color="transparent" loext:char-shading-value="0" style:font-size-asian="10.5pt" style:font-weight-asian="normal" style:font-weight-complex="normal"/>
    </style:style>
    <style:style style:name="T1065" style:family="text">
      <style:text-properties style:font-name="Liberation Serif" fo:language="fr" fo:country="CA" fo:font-weight="normal" officeooo:rsid="0ba0bd59" fo:background-color="transparent" loext:char-shading-value="0" style:font-size-asian="10.5pt" style:font-weight-asian="normal" style:font-weight-complex="normal"/>
    </style:style>
    <style:style style:name="T1066" style:family="text">
      <style:text-properties style:font-name="Liberation Serif" fo:language="fr" fo:country="CA" fo:font-weight="normal" officeooo:rsid="0ba13309" fo:background-color="transparent" loext:char-shading-value="0" style:font-size-asian="10.5pt" style:font-weight-asian="normal" style:font-weight-complex="normal"/>
    </style:style>
    <style:style style:name="T1067" style:family="text">
      <style:text-properties style:font-name="Liberation Serif" fo:language="fr" fo:country="CA" fo:font-weight="normal" officeooo:rsid="0bc8963f" fo:background-color="transparent" loext:char-shading-value="0" style:font-size-asian="10.5pt" style:font-weight-asian="normal" style:font-weight-complex="normal"/>
    </style:style>
    <style:style style:name="T1068" style:family="text">
      <style:text-properties style:font-name="Liberation Serif" fo:language="fr" fo:country="CA" fo:font-weight="normal" officeooo:rsid="0a5714c5" fo:background-color="transparent" loext:char-shading-value="0" style:font-size-asian="10.5pt" style:font-weight-asian="normal" style:font-weight-complex="normal"/>
    </style:style>
    <style:style style:name="T1069" style:family="text">
      <style:text-properties style:font-name="Liberation Serif" fo:language="fr" fo:country="CA" fo:font-weight="normal" officeooo:rsid="0a54d6c6" fo:background-color="transparent" loext:char-shading-value="0" style:font-size-asian="10.5pt" style:font-weight-asian="normal" style:font-weight-complex="normal"/>
    </style:style>
    <style:style style:name="T1070" style:family="text">
      <style:text-properties style:font-name="Liberation Serif" fo:language="fr" fo:country="CA" fo:font-weight="normal" officeooo:rsid="089cbce4" fo:background-color="transparent" loext:char-shading-value="0" style:font-size-asian="10.5pt" style:font-weight-asian="normal" style:font-weight-complex="normal"/>
    </style:style>
    <style:style style:name="T1071" style:family="text">
      <style:text-properties style:font-name="Liberation Serif" fo:language="fr" fo:country="CA" fo:font-weight="normal" officeooo:rsid="009e70bf" fo:background-color="transparent" loext:char-shading-value="0" style:font-size-asian="10.5pt" style:font-weight-asian="normal" style:font-weight-complex="normal"/>
    </style:style>
    <style:style style:name="T1072" style:family="text">
      <style:text-properties style:font-name="Liberation Serif" fo:language="fr" fo:country="CA" fo:font-weight="normal" officeooo:rsid="00b0f210" fo:background-color="transparent" loext:char-shading-value="0" style:font-size-asian="10.5pt" style:font-weight-asian="normal" style:font-weight-complex="normal"/>
    </style:style>
    <style:style style:name="T1073" style:family="text">
      <style:text-properties style:font-name="Liberation Serif" fo:language="fr" fo:country="CA" fo:font-weight="normal" officeooo:rsid="00a55869" fo:background-color="transparent" loext:char-shading-value="0" style:font-size-asian="10.5pt" style:font-weight-asian="normal" style:font-weight-complex="normal"/>
    </style:style>
    <style:style style:name="T1074" style:family="text">
      <style:text-properties style:font-name="Liberation Serif" fo:language="fr" fo:country="CA" fo:font-weight="normal" officeooo:rsid="00a639cc" fo:background-color="transparent" loext:char-shading-value="0" style:font-size-asian="10.5pt" style:font-weight-asian="normal" style:font-weight-complex="normal"/>
    </style:style>
    <style:style style:name="T1075" style:family="text">
      <style:text-properties style:font-name="Liberation Serif" fo:language="fr" fo:country="CA" fo:font-weight="normal" officeooo:rsid="00d69c91" fo:background-color="transparent" loext:char-shading-value="0" style:font-size-asian="10.5pt" style:font-weight-asian="normal" style:font-weight-complex="normal"/>
    </style:style>
    <style:style style:name="T1076" style:family="text">
      <style:text-properties style:font-name="Liberation Serif" fo:language="fr" fo:country="CA" fo:font-weight="normal" officeooo:rsid="089b533c" fo:background-color="transparent" loext:char-shading-value="0" style:font-size-asian="10.5pt" style:font-weight-asian="normal" style:font-weight-complex="normal"/>
    </style:style>
    <style:style style:name="T1077" style:family="text">
      <style:text-properties style:font-name="Liberation Serif" fo:language="fr" fo:country="CA" fo:font-weight="normal" officeooo:rsid="089abb9f" fo:background-color="transparent" loext:char-shading-value="0" style:font-size-asian="10.5pt" style:font-weight-asian="normal" style:font-weight-complex="normal"/>
    </style:style>
    <style:style style:name="T1078" style:family="text">
      <style:text-properties style:font-name="Liberation Serif" fo:language="fr" fo:country="CA" fo:font-weight="normal" officeooo:rsid="0b9f547a" fo:background-color="transparent" loext:char-shading-value="0" style:font-size-asian="10.5pt" style:font-weight-asian="normal" style:font-weight-complex="normal"/>
    </style:style>
    <style:style style:name="T1079" style:family="text">
      <style:text-properties style:font-name="Liberation Serif" fo:language="fr" fo:country="CA" fo:font-weight="normal" officeooo:rsid="0c05cb72" fo:background-color="transparent" loext:char-shading-value="0" style:font-size-asian="10.5pt" style:font-weight-asian="normal" style:font-weight-complex="normal"/>
    </style:style>
    <style:style style:name="T1080" style:family="text">
      <style:text-properties style:font-name="Liberation Serif" fo:language="fr" fo:country="CA" fo:font-weight="normal" officeooo:rsid="03bbc370" fo:background-color="transparent" loext:char-shading-value="0" style:font-size-asian="10.5pt" style:font-weight-asian="normal" style:font-weight-complex="normal"/>
    </style:style>
    <style:style style:name="T1081" style:family="text">
      <style:text-properties style:font-name="Liberation Serif" fo:language="fr" fo:country="CA" fo:font-weight="normal" officeooo:rsid="0bb73ad2" fo:background-color="transparent" loext:char-shading-value="0" style:font-size-asian="10.5pt" style:font-weight-asian="normal" style:font-weight-complex="normal"/>
    </style:style>
    <style:style style:name="T1082" style:family="text">
      <style:text-properties style:font-name="Liberation Serif" fo:language="fr" fo:country="CA" fo:font-weight="normal" officeooo:rsid="0e037992" fo:background-color="transparent" loext:char-shading-value="0" style:font-size-asian="10.5pt" style:font-weight-asian="normal" style:font-weight-complex="normal"/>
    </style:style>
    <style:style style:name="T1083" style:family="text">
      <style:text-properties style:font-name="Liberation Serif" fo:language="fr" fo:country="CA" fo:font-weight="normal" officeooo:rsid="0e037b35" fo:background-color="transparent" loext:char-shading-value="0" style:font-size-asian="10.5pt" style:font-weight-asian="normal" style:font-weight-complex="normal"/>
    </style:style>
    <style:style style:name="T1084" style:family="text">
      <style:text-properties style:font-name="Liberation Serif" fo:language="fr" fo:country="CA" fo:font-weight="normal" officeooo:rsid="0dfe02a1" fo:background-color="transparent" loext:char-shading-value="0" style:font-size-asian="10.5pt" style:font-weight-asian="normal" style:font-weight-complex="normal"/>
    </style:style>
    <style:style style:name="T1085" style:family="text">
      <style:text-properties style:font-name="Liberation Serif" fo:language="fr" fo:country="CA" fo:font-weight="normal" officeooo:rsid="0dfc7043" fo:background-color="transparent" loext:char-shading-value="0" style:font-size-asian="10.5pt" style:font-weight-asian="normal" style:font-weight-complex="normal"/>
    </style:style>
    <style:style style:name="T1086" style:family="text">
      <style:text-properties style:font-name="Liberation Serif" fo:language="fr" fo:country="CA" fo:font-weight="normal" officeooo:rsid="0dfdb333" fo:background-color="transparent" loext:char-shading-value="0" style:font-size-asian="10.5pt" style:font-weight-asian="normal" style:font-weight-complex="normal"/>
    </style:style>
    <style:style style:name="T1087" style:family="text">
      <style:text-properties style:font-name="Liberation Serif" fo:language="fr" fo:country="CA" fo:font-weight="normal" officeooo:rsid="0ffa09f0" fo:background-color="transparent" loext:char-shading-value="0" style:font-size-asian="10.5pt" style:font-weight-asian="normal" style:font-weight-complex="normal"/>
    </style:style>
    <style:style style:name="T1088" style:family="text">
      <style:text-properties style:font-name="Liberation Serif" fo:language="fr" fo:country="CA" fo:font-weight="normal" officeooo:rsid="0dffe37f" fo:background-color="transparent" loext:char-shading-value="0" style:font-size-asian="10.5pt" style:font-weight-asian="normal" style:font-weight-complex="normal"/>
    </style:style>
    <style:style style:name="T1089" style:family="text">
      <style:text-properties style:font-name="Liberation Serif" fo:language="fr" fo:country="CA" fo:font-weight="normal" officeooo:rsid="1000fbec" fo:background-color="transparent" loext:char-shading-value="0" style:font-size-asian="10.5pt" style:font-weight-asian="normal" style:font-weight-complex="normal"/>
    </style:style>
    <style:style style:name="T1090" style:family="text">
      <style:text-properties style:font-name="Liberation Serif" fo:language="fr" fo:country="CA" fo:font-weight="normal" officeooo:rsid="1052de8a" fo:background-color="transparent" loext:char-shading-value="0" style:font-size-asian="10.5pt" style:font-weight-asian="normal" style:font-weight-complex="normal"/>
    </style:style>
    <style:style style:name="T1091" style:family="text">
      <style:text-properties style:font-name="Liberation Serif" fo:language="fr" fo:country="CA" fo:font-weight="normal" officeooo:rsid="0e0de04f" fo:background-color="transparent" loext:char-shading-value="0" style:font-size-asian="10.5pt" style:font-weight-asian="normal" style:font-weight-complex="normal"/>
    </style:style>
    <style:style style:name="T1092" style:family="text">
      <style:text-properties style:font-name="Liberation Serif" fo:language="fr" fo:country="CA" fo:font-weight="normal" officeooo:rsid="002e5501" fo:background-color="transparent" loext:char-shading-value="0" style:font-size-asian="10.5pt" style:font-weight-asian="normal" style:font-weight-complex="normal"/>
    </style:style>
    <style:style style:name="T1093" style:family="text">
      <style:text-properties style:font-name="Liberation Serif" fo:language="fr" fo:country="CA" fo:font-weight="normal" officeooo:rsid="003e662f" fo:background-color="transparent" loext:char-shading-value="0" style:font-size-asian="10.5pt" style:font-weight-asian="normal" style:font-weight-complex="normal"/>
    </style:style>
    <style:style style:name="T1094" style:family="text">
      <style:text-properties style:font-name="Liberation Serif" fo:language="fr" fo:country="CA" fo:font-weight="normal" officeooo:rsid="015c10b1" fo:background-color="transparent" loext:char-shading-value="0" style:font-size-asian="10.5pt" style:font-weight-asian="normal" style:font-weight-complex="normal"/>
    </style:style>
    <style:style style:name="T1095" style:family="text">
      <style:text-properties style:font-name="Liberation Serif" fo:language="fr" fo:country="CA" fo:font-weight="normal" officeooo:rsid="016347b8" fo:background-color="transparent" loext:char-shading-value="0" style:font-size-asian="10.5pt" style:font-weight-asian="normal" style:font-weight-complex="normal"/>
    </style:style>
    <style:style style:name="T1096" style:family="text">
      <style:text-properties style:font-name="Liberation Serif" fo:language="fr" fo:country="CA" fo:font-weight="normal" officeooo:rsid="019341d1" fo:background-color="transparent" loext:char-shading-value="0" style:font-size-asian="10.5pt" style:font-weight-asian="normal" style:font-weight-complex="normal"/>
    </style:style>
    <style:style style:name="T1097" style:family="text">
      <style:text-properties style:font-name="Liberation Serif" fo:language="fr" fo:country="CA" fo:font-weight="normal" officeooo:rsid="01b48c6e" fo:background-color="transparent" loext:char-shading-value="0" style:font-size-asian="10.5pt" style:font-weight-asian="normal" style:font-weight-complex="normal"/>
    </style:style>
    <style:style style:name="T1098" style:family="text">
      <style:text-properties style:font-name="Liberation Serif" fo:language="fr" fo:country="CA" fo:font-weight="normal" officeooo:rsid="0dd7723d" fo:background-color="transparent" loext:char-shading-value="0" style:font-size-asian="10.5pt" style:font-weight-asian="normal" style:font-weight-complex="normal"/>
    </style:style>
    <style:style style:name="T1099" style:family="text">
      <style:text-properties style:font-name="Liberation Serif" fo:language="fr" fo:country="CA" fo:font-weight="normal" officeooo:rsid="0dc39f31" fo:background-color="transparent" loext:char-shading-value="0" style:font-size-asian="10.5pt" style:font-weight-asian="normal" style:font-weight-complex="normal"/>
    </style:style>
    <style:style style:name="T1100" style:family="text">
      <style:text-properties style:font-name="Liberation Serif" fo:language="fr" fo:country="CA" fo:font-weight="normal" officeooo:rsid="01fa3e45" fo:background-color="transparent" loext:char-shading-value="0" style:font-size-asian="10.5pt" style:font-weight-asian="normal" style:font-weight-complex="normal"/>
    </style:style>
    <style:style style:name="T1101" style:family="text">
      <style:text-properties style:font-name="Liberation Serif" fo:language="fr" fo:country="CA" fo:font-weight="normal" officeooo:rsid="102a2051" fo:background-color="transparent" loext:char-shading-value="0" style:font-size-asian="10.5pt" style:font-weight-asian="normal" style:font-weight-complex="normal"/>
    </style:style>
    <style:style style:name="T1102" style:family="text">
      <style:text-properties style:font-name="Liberation Serif" fo:language="fr" fo:country="CA" fo:font-weight="normal" officeooo:rsid="102b074c" fo:background-color="transparent" loext:char-shading-value="0" style:font-size-asian="10.5pt" style:font-weight-asian="normal" style:font-weight-complex="normal"/>
    </style:style>
    <style:style style:name="T1103" style:family="text">
      <style:text-properties style:font-name="Liberation Serif" fo:language="fr" fo:country="CA" fo:font-weight="normal" officeooo:rsid="10302145" fo:background-color="transparent" loext:char-shading-value="0" style:font-size-asian="10.5pt" style:font-weight-asian="normal" style:font-weight-complex="normal"/>
    </style:style>
    <style:style style:name="T1104" style:family="text">
      <style:text-properties style:font-name="Liberation Serif" fo:language="fr" fo:country="CA" fo:font-weight="normal" officeooo:rsid="01ff8b16" fo:background-color="transparent" loext:char-shading-value="0" style:font-size-asian="10.5pt" style:font-weight-asian="normal" style:font-weight-complex="normal"/>
    </style:style>
    <style:style style:name="T1105" style:family="text">
      <style:text-properties style:font-name="Liberation Serif" fo:language="fr" fo:country="CA" fo:font-weight="normal" officeooo:rsid="0cad9b13" fo:background-color="transparent" loext:char-shading-value="0" style:font-size-asian="10.5pt" style:font-weight-asian="normal" style:font-weight-complex="normal"/>
    </style:style>
    <style:style style:name="T1106" style:family="text">
      <style:text-properties style:font-name="Liberation Serif" fo:language="fr" fo:country="CA" fo:font-weight="normal" officeooo:rsid="0209c430" fo:background-color="transparent" loext:char-shading-value="0" style:font-size-asian="10.5pt" style:font-weight-asian="normal" style:font-weight-complex="normal"/>
    </style:style>
    <style:style style:name="T1107" style:family="text">
      <style:text-properties style:font-name="Liberation Serif" fo:language="fr" fo:country="CA" fo:font-weight="normal" officeooo:rsid="020b77a7" fo:background-color="transparent" loext:char-shading-value="0" style:font-size-asian="10.5pt" style:font-weight-asian="normal" style:font-weight-complex="normal"/>
    </style:style>
    <style:style style:name="T1108" style:family="text">
      <style:text-properties style:font-name="Liberation Serif" fo:language="fr" fo:country="CA" fo:font-weight="normal" officeooo:rsid="0381d7fe" fo:background-color="transparent" loext:char-shading-value="0" style:font-size-asian="10.5pt" style:font-weight-asian="normal" style:font-weight-complex="normal"/>
    </style:style>
    <style:style style:name="T1109" style:family="text">
      <style:text-properties style:font-name="Liberation Serif" fo:language="fr" fo:country="CA" fo:font-weight="normal" officeooo:rsid="03e34e94" fo:background-color="transparent" loext:char-shading-value="0" style:font-size-asian="10.5pt" style:font-weight-asian="normal" style:font-weight-complex="normal"/>
    </style:style>
    <style:style style:name="T1110" style:family="text">
      <style:text-properties style:font-name="Liberation Serif" fo:language="fr" fo:country="CA" fo:font-weight="normal" officeooo:rsid="0fa78db4" fo:background-color="transparent" loext:char-shading-value="0" style:font-size-asian="10.5pt" style:font-weight-asian="normal" style:font-weight-complex="normal"/>
    </style:style>
    <style:style style:name="T1111" style:family="text">
      <style:text-properties style:font-name="Liberation Serif" fo:language="fr" fo:country="CA" fo:font-weight="normal" officeooo:rsid="04964e89" fo:background-color="transparent" loext:char-shading-value="0" style:font-size-asian="10.5pt" style:font-weight-asian="normal" style:font-weight-complex="normal"/>
    </style:style>
    <style:style style:name="T1112" style:family="text">
      <style:text-properties style:font-name="Liberation Serif" fo:language="fr" fo:country="CA" fo:font-weight="normal" officeooo:rsid="04c667c9" fo:background-color="transparent" loext:char-shading-value="0" style:font-size-asian="10.5pt" style:font-weight-asian="normal" style:font-weight-complex="normal"/>
    </style:style>
    <style:style style:name="T1113" style:family="text">
      <style:text-properties style:font-name="Liberation Serif" fo:language="fr" fo:country="CA" fo:font-weight="normal" officeooo:rsid="04c80a1f" fo:background-color="transparent" loext:char-shading-value="0" style:font-size-asian="10.5pt" style:font-weight-asian="normal" style:font-weight-complex="normal"/>
    </style:style>
    <style:style style:name="T1114" style:family="text">
      <style:text-properties style:font-name="Liberation Serif" fo:language="fr" fo:country="CA" fo:font-weight="normal" officeooo:rsid="04cfe36e" fo:background-color="transparent" loext:char-shading-value="0" style:font-size-asian="10.5pt" style:font-weight-asian="normal" style:font-weight-complex="normal"/>
    </style:style>
    <style:style style:name="T1115" style:family="text">
      <style:text-properties style:font-name="Liberation Serif" fo:language="fr" fo:country="CA" fo:font-weight="normal" officeooo:rsid="04ddbedd" fo:background-color="transparent" loext:char-shading-value="0" style:font-size-asian="10.5pt" style:font-weight-asian="normal" style:font-weight-complex="normal"/>
    </style:style>
    <style:style style:name="T1116" style:family="text">
      <style:text-properties style:font-name="Liberation Serif" fo:language="fr" fo:country="CA" fo:font-weight="normal" officeooo:rsid="0463fee5" fo:background-color="transparent" loext:char-shading-value="0" style:font-size-asian="10.5pt" style:font-weight-asian="normal" style:font-weight-complex="normal"/>
    </style:style>
    <style:style style:name="T1117" style:family="text">
      <style:text-properties style:font-name="Liberation Serif" fo:language="fr" fo:country="CA" fo:font-weight="normal" officeooo:rsid="04e183a5" fo:background-color="transparent" loext:char-shading-value="0" style:font-size-asian="10.5pt" style:font-weight-asian="normal" style:font-weight-complex="normal"/>
    </style:style>
    <style:style style:name="T1118" style:family="text">
      <style:text-properties style:font-name="Liberation Serif" fo:language="fr" fo:country="CA" fo:font-weight="normal" officeooo:rsid="046d0fd8" fo:background-color="transparent" loext:char-shading-value="0" style:font-size-asian="10.5pt" style:font-weight-asian="normal" style:font-weight-complex="normal"/>
    </style:style>
    <style:style style:name="T1119" style:family="text">
      <style:text-properties style:font-name="Liberation Serif" fo:language="fr" fo:country="CA" fo:font-weight="normal" officeooo:rsid="0472d12c" fo:background-color="transparent" loext:char-shading-value="0" style:font-size-asian="10.5pt" style:font-weight-asian="normal" style:font-weight-complex="normal"/>
    </style:style>
    <style:style style:name="T1120" style:family="text">
      <style:text-properties style:font-name="Liberation Serif" fo:language="fr" fo:country="CA" fo:font-weight="normal" officeooo:rsid="0f42228d" fo:background-color="transparent" loext:char-shading-value="0" style:font-size-asian="10.5pt" style:font-weight-asian="normal" style:font-weight-complex="normal"/>
    </style:style>
    <style:style style:name="T1121" style:family="text">
      <style:text-properties style:font-name="Liberation Serif" fo:language="fr" fo:country="CA" fo:font-weight="normal" officeooo:rsid="04f3ef7d" fo:background-color="transparent" loext:char-shading-value="0" style:font-size-asian="10.5pt" style:font-weight-asian="normal" style:font-weight-complex="normal"/>
    </style:style>
    <style:style style:name="T1122" style:family="text">
      <style:text-properties style:font-name="Liberation Serif" fo:language="fr" fo:country="CA" fo:font-weight="normal" officeooo:rsid="0e9f150c" fo:background-color="transparent" loext:char-shading-value="0" style:font-size-asian="10.5pt" style:font-weight-asian="normal" style:font-weight-complex="normal"/>
    </style:style>
    <style:style style:name="T1123" style:family="text">
      <style:text-properties style:font-name="Liberation Serif" fo:language="fr" fo:country="CA" fo:font-weight="normal" officeooo:rsid="0ea0ffa5" fo:background-color="transparent" loext:char-shading-value="0" style:font-size-asian="10.5pt" style:font-weight-asian="normal" style:font-weight-complex="normal"/>
    </style:style>
    <style:style style:name="T1124" style:family="text">
      <style:text-properties style:font-name="Liberation Serif" fo:language="fr" fo:country="CA" fo:font-weight="normal" officeooo:rsid="06f457cb" fo:background-color="transparent" loext:char-shading-value="0" style:font-size-asian="10.5pt" style:font-weight-asian="normal" style:font-weight-complex="normal"/>
    </style:style>
    <style:style style:name="T1125" style:family="text">
      <style:text-properties style:font-name="Liberation Serif" fo:language="fr" fo:country="CA" fo:font-style="italic" fo:font-weight="normal" style:font-size-asian="10.5pt" style:font-style-asian="italic" style:font-weight-asian="normal" style:font-style-complex="italic" style:font-weight-complex="normal"/>
    </style:style>
    <style:style style:name="T1126" style:family="text">
      <style:text-properties style:font-name="Liberation Serif" fo:language="fr" fo:country="CA" fo:font-style="italic" fo:font-weight="normal" officeooo:rsid="04585990" style:font-size-asian="10.5pt" style:font-style-asian="italic" style:font-weight-asian="normal" style:font-style-complex="italic" style:font-weight-complex="normal"/>
    </style:style>
    <style:style style:name="T1127" style:family="text">
      <style:text-properties style:font-name="Liberation Serif" fo:language="fr" fo:country="CA" fo:font-style="italic" fo:font-weight="normal" officeooo:rsid="04527cf2" style:font-size-asian="10.5pt" style:font-style-asian="italic" style:font-weight-asian="normal" style:font-style-complex="italic" style:font-weight-complex="normal"/>
    </style:style>
    <style:style style:name="T1128" style:family="text">
      <style:text-properties style:font-name="Liberation Serif" fo:language="fr" fo:country="CA" fo:font-style="italic" fo:font-weight="normal" officeooo:rsid="04535abf" style:font-size-asian="10.5pt" style:font-style-asian="italic" style:font-weight-asian="normal" style:font-style-complex="italic" style:font-weight-complex="normal"/>
    </style:style>
    <style:style style:name="T1129" style:family="text">
      <style:text-properties style:font-name="Liberation Serif" fo:language="fr" fo:country="CA" fo:font-style="italic" fo:font-weight="normal" officeooo:rsid="04563f4e" style:font-size-asian="10.5pt" style:font-style-asian="italic" style:font-weight-asian="normal" style:font-style-complex="italic" style:font-weight-complex="normal"/>
    </style:style>
    <style:style style:name="T1130" style:family="text">
      <style:text-properties style:font-name="Liberation Serif" fo:language="fr" fo:country="CA" fo:font-style="italic" fo:font-weight="normal" officeooo:rsid="03e2188e" style:font-size-asian="10.5pt" style:font-style-asian="italic" style:font-weight-asian="normal" style:font-style-complex="italic" style:font-weight-complex="normal"/>
    </style:style>
    <style:style style:name="T1131" style:family="text">
      <style:text-properties style:font-name="Liberation Serif" fo:language="fr" fo:country="CA" fo:font-style="italic" fo:font-weight="normal" officeooo:rsid="040a80a9" style:font-size-asian="10.5pt" style:font-style-asian="italic" style:font-weight-asian="normal" style:font-style-complex="italic" style:font-weight-complex="normal"/>
    </style:style>
    <style:style style:name="T1132" style:family="text">
      <style:text-properties style:font-name="Liberation Serif" fo:language="fr" fo:country="CA" fo:font-style="italic" fo:font-weight="normal" officeooo:rsid="0149295f" style:font-size-asian="10.5pt" style:font-style-asian="italic" style:font-weight-asian="normal" style:font-style-complex="italic" style:font-weight-complex="normal"/>
    </style:style>
    <style:style style:name="T1133" style:family="text">
      <style:text-properties style:font-name="Liberation Serif" fo:language="fr" fo:country="CA" fo:font-style="italic" fo:font-weight="normal" fo:background-color="transparent" loext:char-shading-value="0" style:font-size-asian="10.5pt" style:font-style-asian="italic" style:font-weight-asian="normal" style:font-style-complex="italic" style:font-weight-complex="normal"/>
    </style:style>
    <style:style style:name="T1134" style:family="text">
      <style:text-properties style:font-name="Liberation Serif" fo:language="fr" fo:country="CA" fo:font-style="italic" fo:font-weight="normal" officeooo:rsid="03e63913" fo:background-color="transparent" loext:char-shading-value="0" style:font-size-asian="10.5pt" style:font-style-asian="italic" style:font-weight-asian="normal" style:font-style-complex="italic" style:font-weight-complex="normal"/>
    </style:style>
    <style:style style:name="T1135" style:family="text">
      <style:text-properties style:font-name="Liberation Serif" fo:language="fr" fo:country="CA" fo:font-style="italic" fo:font-weight="normal" officeooo:rsid="052ea7d6" fo:background-color="transparent" loext:char-shading-value="0" style:font-size-asian="10.5pt" style:font-style-asian="italic" style:font-weight-asian="normal" style:font-style-complex="italic" style:font-weight-complex="normal"/>
    </style:style>
    <style:style style:name="T1136" style:family="text">
      <style:text-properties style:font-name="Liberation Serif" fo:language="fr" fo:country="CA" fo:font-style="italic" fo:font-weight="normal" officeooo:rsid="0533fa4d" fo:background-color="transparent" loext:char-shading-value="0" style:font-size-asian="10.5pt" style:font-style-asian="italic" style:font-weight-asian="normal" style:font-style-complex="italic" style:font-weight-complex="normal"/>
    </style:style>
    <style:style style:name="T1137" style:family="text">
      <style:text-properties style:font-name="Liberation Serif" fo:language="fr" fo:country="CA" fo:font-style="italic" fo:font-weight="normal" officeooo:rsid="080b2eb0" fo:background-color="transparent" loext:char-shading-value="0" style:font-size-asian="10.5pt" style:font-style-asian="italic" style:font-weight-asian="normal" style:font-style-complex="italic" style:font-weight-complex="normal"/>
    </style:style>
    <style:style style:name="T1138" style:family="text">
      <style:text-properties style:font-name="Liberation Serif" fo:language="fr" fo:country="CA" fo:font-style="italic" fo:font-weight="normal" officeooo:rsid="0bba1ca0" fo:background-color="transparent" loext:char-shading-value="0" style:font-size-asian="10.5pt" style:font-style-asian="italic" style:font-weight-asian="normal" style:font-style-complex="italic" style:font-weight-complex="normal"/>
    </style:style>
    <style:style style:name="T1139" style:family="text">
      <style:text-properties style:font-name="Liberation Serif" fo:language="fr" fo:country="CA" fo:font-style="italic" fo:font-weight="normal" officeooo:rsid="0abbbc96" fo:background-color="transparent" loext:char-shading-value="0" style:font-size-asian="10.5pt" style:font-style-asian="italic" style:font-weight-asian="normal" style:font-style-complex="italic" style:font-weight-complex="normal"/>
    </style:style>
    <style:style style:name="T1140" style:family="text">
      <style:text-properties style:font-name="Liberation Serif" fo:language="fr" fo:country="CA" fo:font-style="italic" fo:font-weight="normal" officeooo:rsid="054b24fb" fo:background-color="transparent" loext:char-shading-value="0" style:font-size-asian="10.5pt" style:font-style-asian="italic" style:font-weight-asian="normal" style:font-style-complex="italic" style:font-weight-complex="normal"/>
    </style:style>
    <style:style style:name="T1141" style:family="text">
      <style:text-properties style:font-name="Liberation Serif" fo:language="fr" fo:country="CA" fo:font-style="italic" fo:font-weight="normal" officeooo:rsid="0abe8bb0" fo:background-color="transparent" loext:char-shading-value="0" style:font-size-asian="10.5pt" style:font-style-asian="italic" style:font-weight-asian="normal" style:font-style-complex="italic" style:font-weight-complex="normal"/>
    </style:style>
    <style:style style:name="T1142" style:family="text">
      <style:text-properties style:font-name="Liberation Serif" fo:language="fr" fo:country="CA" fo:font-style="italic" fo:font-weight="normal" officeooo:rsid="0ac99a06" fo:background-color="transparent" loext:char-shading-value="0" style:font-size-asian="10.5pt" style:font-style-asian="italic" style:font-weight-asian="normal" style:font-style-complex="italic" style:font-weight-complex="normal"/>
    </style:style>
    <style:style style:name="T1143" style:family="text">
      <style:text-properties style:font-name="Liberation Serif" fo:language="fr" fo:country="CA" fo:font-style="italic" fo:font-weight="normal" officeooo:rsid="0322eab0" fo:background-color="transparent" loext:char-shading-value="0" style:font-size-asian="10.5pt" style:font-style-asian="italic" style:font-weight-asian="normal" style:font-style-complex="italic" style:font-weight-complex="normal"/>
    </style:style>
    <style:style style:name="T1144" style:family="text">
      <style:text-properties style:font-name="Liberation Serif" fo:language="fr" fo:country="CA" fo:font-style="italic" fo:font-weight="normal" officeooo:rsid="0821ead8" fo:background-color="transparent" loext:char-shading-value="0" style:font-size-asian="10.5pt" style:font-style-asian="italic" style:font-weight-asian="normal" style:font-style-complex="italic" style:font-weight-complex="normal"/>
    </style:style>
    <style:style style:name="T1145" style:family="text">
      <style:text-properties style:font-name="Liberation Serif" fo:language="fr" fo:country="CA" fo:font-style="italic" fo:font-weight="normal" officeooo:rsid="02169775" fo:background-color="transparent" loext:char-shading-value="0" style:font-size-asian="10.5pt" style:font-style-asian="italic" style:font-weight-asian="normal" style:font-style-complex="italic" style:font-weight-complex="normal"/>
    </style:style>
    <style:style style:name="T1146" style:family="text">
      <style:text-properties style:font-name="Liberation Serif" fo:language="fr" fo:country="CA" fo:font-style="italic" fo:font-weight="normal" officeooo:rsid="0ae47240" fo:background-color="transparent" loext:char-shading-value="0" style:font-size-asian="10.5pt" style:font-style-asian="italic" style:font-weight-asian="normal" style:font-style-complex="italic" style:font-weight-complex="normal"/>
    </style:style>
    <style:style style:name="T1147" style:family="text">
      <style:text-properties style:font-name="Liberation Serif" fo:language="fr" fo:country="CA" fo:font-style="italic" fo:font-weight="normal" officeooo:rsid="01a5605c" fo:background-color="transparent" loext:char-shading-value="0" style:font-size-asian="10.5pt" style:font-style-asian="italic" style:font-weight-asian="normal" style:font-style-complex="italic" style:font-weight-complex="normal"/>
    </style:style>
    <style:style style:name="T1148" style:family="text">
      <style:text-properties style:font-name="Liberation Serif" fo:language="fr" fo:country="CA" fo:font-style="italic" fo:font-weight="normal" officeooo:rsid="0370508b" fo:background-color="transparent" loext:char-shading-value="0" style:font-size-asian="10.5pt" style:font-style-asian="italic" style:font-weight-asian="normal" style:font-style-complex="italic" style:font-weight-complex="normal"/>
    </style:style>
    <style:style style:name="T1149" style:family="text">
      <style:text-properties style:font-name="Liberation Serif" fo:language="fr" fo:country="CA" fo:font-style="italic" fo:font-weight="normal" officeooo:rsid="0af97a5e" fo:background-color="transparent" loext:char-shading-value="0" style:font-size-asian="10.5pt" style:font-style-asian="italic" style:font-weight-asian="normal" style:font-style-complex="italic" style:font-weight-complex="normal"/>
    </style:style>
    <style:style style:name="T1150" style:family="text">
      <style:text-properties style:font-name="Liberation Serif" fo:language="fr" fo:country="CA" fo:font-style="italic" fo:font-weight="normal" officeooo:rsid="0afb3fd4" fo:background-color="transparent" loext:char-shading-value="0" style:font-size-asian="10.5pt" style:font-style-asian="italic" style:font-weight-asian="normal" style:font-style-complex="italic" style:font-weight-complex="normal"/>
    </style:style>
    <style:style style:name="T1151" style:family="text">
      <style:text-properties style:font-name="Liberation Serif" fo:language="fr" fo:country="CA" fo:font-style="italic" fo:font-weight="normal" officeooo:rsid="0b4dd1d6" fo:background-color="transparent" loext:char-shading-value="0" style:font-size-asian="10.5pt" style:font-style-asian="italic" style:font-weight-asian="normal" style:font-style-complex="italic" style:font-weight-complex="normal"/>
    </style:style>
    <style:style style:name="T1152" style:family="text">
      <style:text-properties style:font-name="Liberation Serif" fo:language="fr" fo:country="CA" fo:font-style="italic" fo:font-weight="normal" officeooo:rsid="01389797" fo:background-color="transparent" loext:char-shading-value="0" style:font-size-asian="10.5pt" style:font-style-asian="italic" style:font-weight-asian="normal" style:font-style-complex="italic" style:font-weight-complex="normal"/>
    </style:style>
    <style:style style:name="T1153" style:family="text">
      <style:text-properties style:font-name="Liberation Serif" fo:language="fr" fo:country="CA" fo:font-style="italic" fo:font-weight="normal" officeooo:rsid="0bd758ec" fo:background-color="transparent" loext:char-shading-value="0" style:font-size-asian="10.5pt" style:font-style-asian="italic" style:font-weight-asian="normal" style:font-style-complex="italic" style:font-weight-complex="normal"/>
    </style:style>
    <style:style style:name="T1154" style:family="text">
      <style:text-properties style:font-name="Liberation Serif" fo:language="fr" fo:country="CA" fo:font-style="italic" fo:font-weight="normal" officeooo:rsid="0b04329e" fo:background-color="transparent" loext:char-shading-value="0" style:font-size-asian="10.5pt" style:font-style-asian="italic" style:font-weight-asian="normal" style:font-style-complex="italic" style:font-weight-complex="normal"/>
    </style:style>
    <style:style style:name="T1155" style:family="text">
      <style:text-properties style:font-name="Liberation Serif" fo:language="fr" fo:country="CA" fo:font-style="italic" fo:font-weight="normal" officeooo:rsid="0b19b080" fo:background-color="transparent" loext:char-shading-value="0" style:font-size-asian="10.5pt" style:font-style-asian="italic" style:font-weight-asian="normal" style:font-style-complex="italic" style:font-weight-complex="normal"/>
    </style:style>
    <style:style style:name="T1156" style:family="text">
      <style:text-properties style:font-name="Liberation Serif" fo:language="fr" fo:country="CA" fo:font-style="italic" fo:font-weight="normal" officeooo:rsid="0a3a257f" fo:background-color="transparent" loext:char-shading-value="0" style:font-size-asian="10.5pt" style:font-style-asian="italic" style:font-weight-asian="normal" style:font-style-complex="italic" style:font-weight-complex="normal"/>
    </style:style>
    <style:style style:name="T1157" style:family="text">
      <style:text-properties style:font-name="Liberation Serif" fo:language="fr" fo:country="CA" fo:font-style="italic" fo:font-weight="normal" officeooo:rsid="0b12bd1f" fo:background-color="transparent" loext:char-shading-value="0" style:font-size-asian="10.5pt" style:font-style-asian="italic" style:font-weight-asian="normal" style:font-style-complex="italic" style:font-weight-complex="normal"/>
    </style:style>
    <style:style style:name="T1158" style:family="text">
      <style:text-properties style:font-name="Liberation Serif" fo:language="fr" fo:country="CA" fo:font-style="italic" fo:font-weight="normal" officeooo:rsid="0b140bb5" fo:background-color="transparent" loext:char-shading-value="0" style:font-size-asian="10.5pt" style:font-style-asian="italic" style:font-weight-asian="normal" style:font-style-complex="italic" style:font-weight-complex="normal"/>
    </style:style>
    <style:style style:name="T1159" style:family="text">
      <style:text-properties style:font-name="Liberation Serif" fo:language="fr" fo:country="CA" fo:font-style="italic" fo:font-weight="normal" officeooo:rsid="0b37b4f2" fo:background-color="transparent" loext:char-shading-value="0" style:font-size-asian="10.5pt" style:font-style-asian="italic" style:font-weight-asian="normal" style:font-style-complex="italic" style:font-weight-complex="normal"/>
    </style:style>
    <style:style style:name="T1160" style:family="text">
      <style:text-properties style:font-name="Liberation Serif" fo:language="fr" fo:country="CA" fo:font-style="italic" fo:font-weight="normal" officeooo:rsid="0a8faa22" fo:background-color="transparent" loext:char-shading-value="0" style:font-size-asian="10.5pt" style:font-style-asian="italic" style:font-weight-asian="normal" style:font-style-complex="italic" style:font-weight-complex="normal"/>
    </style:style>
    <style:style style:name="T1161" style:family="text">
      <style:text-properties style:font-name="Liberation Serif" fo:language="fr" fo:country="CA" fo:font-style="italic" fo:font-weight="normal" officeooo:rsid="001f45ee" fo:background-color="transparent" loext:char-shading-value="0" style:font-size-asian="10.5pt" style:font-style-asian="italic" style:font-weight-asian="normal" style:font-style-complex="italic" style:font-weight-complex="normal"/>
    </style:style>
    <style:style style:name="T1162" style:family="text">
      <style:text-properties style:font-name="Liberation Serif" fo:language="fr" fo:country="CA" fo:font-style="italic" fo:font-weight="normal" officeooo:rsid="03508471" fo:background-color="transparent" loext:char-shading-value="0" style:font-size-asian="10.5pt" style:font-style-asian="italic" style:font-weight-asian="normal" style:font-style-complex="italic" style:font-weight-complex="normal"/>
    </style:style>
    <style:style style:name="T1163" style:family="text">
      <style:text-properties style:font-name="Liberation Serif" fo:language="fr" fo:country="CA" fo:font-style="italic" fo:font-weight="normal" officeooo:rsid="0b63d831" fo:background-color="transparent" loext:char-shading-value="0" style:font-size-asian="10.5pt" style:font-style-asian="italic" style:font-weight-asian="normal" style:font-style-complex="italic" style:font-weight-complex="normal"/>
    </style:style>
    <style:style style:name="T1164" style:family="text">
      <style:text-properties style:font-name="Liberation Serif" fo:language="fr" fo:country="CA" fo:font-style="italic" fo:font-weight="normal" officeooo:rsid="095f769d" fo:background-color="transparent" loext:char-shading-value="0" style:font-size-asian="10.5pt" style:font-style-asian="italic" style:font-weight-asian="normal" style:font-style-complex="italic" style:font-weight-complex="normal"/>
    </style:style>
    <style:style style:name="T1165" style:family="text">
      <style:text-properties style:font-name="Liberation Serif" fo:language="fr" fo:country="CA" fo:font-style="italic" fo:font-weight="normal" officeooo:rsid="004844d7" fo:background-color="transparent" loext:char-shading-value="0" style:font-size-asian="10.5pt" style:font-style-asian="italic" style:font-weight-asian="normal" style:font-style-complex="italic" style:font-weight-complex="normal"/>
    </style:style>
    <style:style style:name="T1166" style:family="text">
      <style:text-properties style:font-name="Liberation Serif" fo:language="fr" fo:country="CA" fo:font-style="italic" fo:font-weight="normal" officeooo:rsid="0985f7c7" fo:background-color="transparent" loext:char-shading-value="0" style:font-size-asian="10.5pt" style:font-style-asian="italic" style:font-weight-asian="normal" style:font-style-complex="italic" style:font-weight-complex="normal"/>
    </style:style>
    <style:style style:name="T1167" style:family="text">
      <style:text-properties style:font-name="Liberation Serif" fo:language="fr" fo:country="CA" fo:font-style="italic" fo:font-weight="normal" officeooo:rsid="0983af40" fo:background-color="transparent" loext:char-shading-value="0" style:font-size-asian="10.5pt" style:font-style-asian="italic" style:font-weight-asian="normal" style:font-style-complex="italic" style:font-weight-complex="normal"/>
    </style:style>
    <style:style style:name="T1168" style:family="text">
      <style:text-properties style:font-name="Liberation Serif" fo:language="fr" fo:country="CA" fo:font-style="italic" fo:font-weight="normal" officeooo:rsid="0bc8963f" fo:background-color="transparent" loext:char-shading-value="0" style:font-size-asian="10.5pt" style:font-style-asian="italic" style:font-weight-asian="normal" style:font-style-complex="italic" style:font-weight-complex="normal"/>
    </style:style>
    <style:style style:name="T1169" style:family="text">
      <style:text-properties style:font-name="Liberation Serif" fo:language="fr" fo:country="CA" fo:font-style="italic" fo:font-weight="normal" officeooo:rsid="089abb9f" fo:background-color="transparent" loext:char-shading-value="0" style:font-size-asian="10.5pt" style:font-style-asian="italic" style:font-weight-asian="normal" style:font-style-complex="italic" style:font-weight-complex="normal"/>
    </style:style>
    <style:style style:name="T1170" style:family="text">
      <style:text-properties style:font-name="Liberation Serif" fo:language="fr" fo:country="CA" fo:font-style="italic" fo:font-weight="normal" officeooo:rsid="089b533c" fo:background-color="transparent" loext:char-shading-value="0" style:font-size-asian="10.5pt" style:font-style-asian="italic" style:font-weight-asian="normal" style:font-style-complex="italic" style:font-weight-complex="normal"/>
    </style:style>
    <style:style style:name="T1171" style:family="text">
      <style:text-properties style:font-name="Liberation Serif" fo:language="fr" fo:country="CA" fo:font-style="italic" fo:font-weight="normal" officeooo:rsid="10536444" fo:background-color="transparent" loext:char-shading-value="0" style:font-size-asian="10.5pt" style:font-style-asian="italic" style:font-weight-asian="normal" style:font-style-complex="italic" style:font-weight-complex="normal"/>
    </style:style>
    <style:style style:name="T1172" style:family="text">
      <style:text-properties style:font-name="Liberation Serif" fo:language="fr" fo:country="CA" fo:font-style="italic" fo:font-weight="normal" officeooo:rsid="1052de8a" fo:background-color="transparent" loext:char-shading-value="0" style:font-size-asian="10.5pt" style:font-style-asian="italic" style:font-weight-asian="normal" style:font-style-complex="italic" style:font-weight-complex="normal"/>
    </style:style>
    <style:style style:name="T1173" style:family="text">
      <style:text-properties style:font-name="Liberation Serif" fo:language="fr" fo:country="CA" fo:font-style="italic" fo:font-weight="normal" officeooo:rsid="102a2051" fo:background-color="transparent" loext:char-shading-value="0" style:font-size-asian="10.5pt" style:font-style-asian="italic" style:font-weight-asian="normal" style:font-style-complex="italic" style:font-weight-complex="normal"/>
    </style:style>
    <style:style style:name="T1174" style:family="text">
      <style:text-properties style:font-name="Liberation Serif" fo:language="fr" fo:country="CA" fo:font-style="italic" officeooo:rsid="05d9c741" fo:background-color="transparent" loext:char-shading-value="0" style:font-size-asian="10.5pt" style:font-style-asian="italic" style:font-style-complex="italic"/>
    </style:style>
    <style:style style:name="T1175" style:family="text">
      <style:text-properties style:font-name="Liberation Serif" fo:language="fr" fo:country="CA" fo:font-style="italic" officeooo:rsid="067aa9ff" fo:background-color="transparent" loext:char-shading-value="0" style:font-size-asian="10.5pt" style:font-style-asian="italic" style:font-style-complex="italic"/>
    </style:style>
    <style:style style:name="T1176" style:family="text">
      <style:text-properties style:font-name="Liberation Serif" fo:language="fr" fo:country="CA" fo:font-style="italic" officeooo:rsid="05f5a7cf" fo:background-color="transparent" loext:char-shading-value="0" style:font-size-asian="10.5pt" style:font-style-asian="italic" style:font-style-complex="italic"/>
    </style:style>
    <style:style style:name="T1177" style:family="text">
      <style:text-properties style:font-name="Liberation Serif" fo:language="fr" fo:country="CA" fo:font-style="italic" officeooo:rsid="05f715a8" fo:background-color="transparent" loext:char-shading-value="0" style:font-size-asian="10.5pt" style:font-style-asian="italic" style:font-style-complex="italic"/>
    </style:style>
    <style:style style:name="T1178" style:family="text">
      <style:text-properties style:font-name="Liberation Serif" fo:language="fr" fo:country="CA" fo:font-style="italic" officeooo:rsid="05f46a82" fo:background-color="transparent" loext:char-shading-value="0" style:font-size-asian="10.5pt" style:font-style-asian="italic" style:font-style-complex="italic"/>
    </style:style>
    <style:style style:name="T1179" style:family="text">
      <style:text-properties style:font-name="Liberation Serif" fo:language="fr" fo:country="CA" fo:font-style="italic" officeooo:rsid="05f90f6f" fo:background-color="transparent" loext:char-shading-value="0" style:font-size-asian="10.5pt" style:font-style-asian="italic" style:font-style-complex="italic"/>
    </style:style>
    <style:style style:name="T1180" style:family="text">
      <style:text-properties style:font-name="Liberation Serif" fo:language="fr" fo:country="CA" fo:font-style="italic" officeooo:rsid="05fd51aa" fo:background-color="transparent" loext:char-shading-value="0" style:font-size-asian="10.5pt" style:font-style-asian="italic" style:font-style-complex="italic"/>
    </style:style>
    <style:style style:name="T1181" style:family="text">
      <style:text-properties style:font-name="Liberation Serif" fo:language="fr" fo:country="CA" fo:font-style="italic" officeooo:rsid="05faf25e" fo:background-color="transparent" loext:char-shading-value="0" style:font-size-asian="10.5pt" style:font-style-asian="italic" style:font-style-complex="italic"/>
    </style:style>
    <style:style style:name="T1182" style:family="text">
      <style:text-properties style:font-name="Liberation Serif" fo:language="fr" fo:country="CA" fo:font-style="italic" officeooo:rsid="05db9334" fo:background-color="transparent" loext:char-shading-value="0" style:font-size-asian="10.5pt" style:font-style-asian="italic" style:font-style-complex="italic"/>
    </style:style>
    <style:style style:name="T1183" style:family="text">
      <style:text-properties style:font-name="Liberation Serif" fo:language="fr" fo:country="CA" fo:font-style="italic" officeooo:rsid="05dd4228" fo:background-color="transparent" loext:char-shading-value="0" style:font-size-asian="10.5pt" style:font-style-asian="italic" style:font-style-complex="italic"/>
    </style:style>
    <style:style style:name="T1184" style:family="text">
      <style:text-properties style:font-name="Liberation Serif" fo:language="fr" fo:country="CA" fo:font-style="italic" officeooo:rsid="05e38a8c" fo:background-color="transparent" loext:char-shading-value="0" style:font-size-asian="10.5pt" style:font-style-asian="italic" style:font-style-complex="italic"/>
    </style:style>
    <style:style style:name="T1185" style:family="text">
      <style:text-properties style:font-name="Liberation Serif" fo:language="fr" fo:country="CA" fo:font-style="italic" officeooo:rsid="04d6930b" fo:background-color="transparent" loext:char-shading-value="0" style:font-size-asian="10.5pt" style:font-style-asian="italic" style:font-style-complex="italic"/>
    </style:style>
    <style:style style:name="T1186" style:family="text">
      <style:text-properties style:font-name="Liberation Serif" fo:language="fr" fo:country="CA" fo:font-style="italic" officeooo:rsid="019dd52d" fo:background-color="transparent" loext:char-shading-value="0" style:font-size-asian="10.5pt" style:font-style-asian="italic" style:font-style-complex="italic"/>
    </style:style>
    <style:style style:name="T1187" style:family="text">
      <style:text-properties style:font-name="Liberation Serif" fo:language="fr" fo:country="CA" fo:font-style="italic" officeooo:rsid="019e4a7f" fo:background-color="transparent" loext:char-shading-value="0" style:font-size-asian="10.5pt" style:font-style-asian="italic" style:font-style-complex="italic"/>
    </style:style>
    <style:style style:name="T1188" style:family="text">
      <style:text-properties style:font-name="Liberation Serif" fo:language="fr" fo:country="CA" fo:font-style="italic" style:text-underline-style="none" officeooo:rsid="00ed529a" fo:background-color="transparent" loext:char-shading-value="0" style:font-size-asian="10.5pt" style:font-style-asian="italic" style:font-style-complex="italic"/>
    </style:style>
    <style:style style:name="T1189" style:family="text">
      <style:text-properties style:font-name="Liberation Serif" fo:language="fr" fo:country="CA" fo:font-style="italic" style:text-underline-style="none" officeooo:rsid="00e84ce2" fo:background-color="transparent" loext:char-shading-value="0" style:font-size-asian="10.5pt" style:font-style-asian="italic" style:font-style-complex="italic"/>
    </style:style>
    <style:style style:name="T1190" style:family="text">
      <style:text-properties style:font-name="Liberation Serif" fo:language="fr" fo:country="CA" fo:font-weight="bold" fo:background-color="transparent" loext:char-shading-value="0" style:font-size-asian="10.5pt" style:font-weight-asian="bold" style:font-weight-complex="bold"/>
    </style:style>
    <style:style style:name="T1191" style:family="text">
      <style:text-properties style:font-name="Liberation Serif" fo:language="fr" fo:country="CA" fo:font-weight="bold" officeooo:rsid="03508471" fo:background-color="transparent" loext:char-shading-value="0" style:font-size-asian="10.5pt" style:font-weight-asian="bold" style:font-weight-complex="bold"/>
    </style:style>
    <style:style style:name="T1192" style:family="text">
      <style:text-properties style:font-name="Liberation Serif" fo:language="fr" fo:country="CA" fo:font-weight="bold" officeooo:rsid="0b94fc35" fo:background-color="transparent" loext:char-shading-value="0" style:font-size-asian="10.5pt" style:font-weight-asian="bold" style:font-weight-complex="bold"/>
    </style:style>
    <style:style style:name="T1193" style:family="text">
      <style:text-properties style:font-name="Liberation Serif" fo:language="fr" fo:country="CA" fo:font-weight="bold" officeooo:rsid="0c05cb72" fo:background-color="transparent" loext:char-shading-value="0" style:font-size-asian="10.5pt" style:font-weight-asian="bold" style:font-weight-complex="bold"/>
    </style:style>
    <style:style style:name="T1194" style:family="text">
      <style:text-properties style:font-name="Liberation Serif" fo:language="fr" fo:country="CA" officeooo:rsid="0379e371" style:font-size-asian="10.5pt"/>
    </style:style>
    <style:style style:name="T1195" style:family="text">
      <style:text-properties style:font-name="Liberation Serif" officeooo:rsid="05c94878"/>
    </style:style>
    <style:style style:name="T1196" style:family="text">
      <style:text-properties style:font-name="Liberation Serif" fo:font-style="italic" style:font-style-asian="italic" style:font-style-complex="italic"/>
    </style:style>
    <style:style style:name="T1197" style:family="text">
      <style:text-properties style:font-name="Liberation Serif" fo:font-style="italic" officeooo:rsid="05c94878" style:font-style-asian="italic" style:font-style-complex="italic"/>
    </style:style>
    <style:style style:name="T1198" style:family="text">
      <style:text-properties style:font-name="Liberation Serif" fo:font-style="italic" officeooo:rsid="05207a89" style:font-style-asian="italic" style:font-style-complex="italic"/>
    </style:style>
    <style:style style:name="T1199" style:family="text">
      <style:text-properties style:font-name="Liberation Serif" fo:font-style="italic" officeooo:rsid="05191cbc" style:font-style-asian="italic" style:font-style-complex="italic"/>
    </style:style>
    <style:style style:name="T1200" style:family="text">
      <style:text-properties style:font-name="Liberation Serif" fo:font-style="italic" officeooo:rsid="0527dfa0" style:font-style-asian="italic" style:font-style-complex="italic"/>
    </style:style>
    <style:style style:name="T1201" style:family="text">
      <style:text-properties style:font-name="Liberation Serif" fo:font-style="italic" officeooo:rsid="05267f93" style:font-style-asian="italic" style:font-style-complex="italic"/>
    </style:style>
    <style:style style:name="T1202" style:family="text">
      <style:text-properties style:font-name="Liberation Serif" fo:font-style="italic" fo:font-weight="normal" style:font-size-asian="10.5pt" style:font-style-asian="italic" style:font-weight-asian="normal" style:font-style-complex="italic" style:font-weight-complex="normal"/>
    </style:style>
    <style:style style:name="T1203" style:family="text">
      <style:text-properties style:font-name="Liberation Serif" officeooo:rsid="05ce486c"/>
    </style:style>
    <style:style style:name="T1204" style:family="text">
      <style:text-properties style:font-name="Liberation Serif" fo:font-style="normal" style:font-style-asian="normal" style:font-style-complex="normal"/>
    </style:style>
    <style:style style:name="T1205" style:family="text">
      <style:text-properties style:font-name="Liberation Serif" fo:font-style="normal" officeooo:rsid="05c6403e" style:font-style-asian="normal" style:font-style-complex="normal"/>
    </style:style>
    <style:style style:name="T1206" style:family="text">
      <style:text-properties style:font-name="Liberation Serif" fo:font-style="normal" officeooo:rsid="05c94878" style:font-style-asian="normal" style:font-style-complex="normal"/>
    </style:style>
    <style:style style:name="T1207" style:family="text">
      <style:text-properties style:font-name="Liberation Serif" fo:font-style="normal" officeooo:rsid="05cb9bbf" style:font-style-asian="normal" style:font-style-complex="normal"/>
    </style:style>
    <style:style style:name="T1208" style:family="text">
      <style:text-properties style:font-name="Liberation Serif" fo:font-style="normal" officeooo:rsid="05ca1f82" style:font-style-asian="normal" style:font-style-complex="normal"/>
    </style:style>
    <style:style style:name="T1209" style:family="text">
      <style:text-properties style:font-name="Liberation Serif" fo:font-style="normal" officeooo:rsid="05d16547" style:font-style-asian="normal" style:font-style-complex="normal"/>
    </style:style>
    <style:style style:name="T1210" style:family="text">
      <style:text-properties style:font-name="Liberation Serif" fo:font-style="normal" officeooo:rsid="05207a89" style:font-style-asian="normal" style:font-style-complex="normal"/>
    </style:style>
    <style:style style:name="T1211" style:family="text">
      <style:text-properties style:font-name="Liberation Serif" fo:font-style="normal" officeooo:rsid="05191cbc" style:font-style-asian="normal" style:font-style-complex="normal"/>
    </style:style>
    <style:style style:name="T1212" style:family="text">
      <style:text-properties style:font-name="Liberation Serif" fo:font-style="normal" officeooo:rsid="051aa694" style:font-style-asian="normal" style:font-style-complex="normal"/>
    </style:style>
    <style:style style:name="T1213" style:family="text">
      <style:text-properties style:font-name="Liberation Serif" fo:font-style="normal" officeooo:rsid="05258ad8" style:font-style-asian="normal" style:font-style-complex="normal"/>
    </style:style>
    <style:style style:name="T1214" style:family="text">
      <style:text-properties style:font-name="Liberation Serif" fo:font-style="normal" officeooo:rsid="053248c2" style:font-style-asian="normal" style:font-style-complex="normal"/>
    </style:style>
    <style:style style:name="T1215" style:family="text">
      <style:text-properties style:font-name="Liberation Serif" fo:font-style="normal" officeooo:rsid="0527dfa0" style:font-style-asian="normal" style:font-style-complex="normal"/>
    </style:style>
    <style:style style:name="T1216" style:family="text">
      <style:text-properties style:font-name="Liberation Serif" fo:font-style="normal" officeooo:rsid="05267f93" style:font-style-asian="normal" style:font-style-complex="normal"/>
    </style:style>
    <style:style style:name="T1217" style:family="text">
      <style:text-properties style:font-name="Liberation Serif" fo:font-style="normal" officeooo:rsid="01893edb" style:font-style-asian="normal" style:font-style-complex="normal"/>
    </style:style>
    <style:style style:name="T1218" style:family="text">
      <style:text-properties style:font-name="Liberation Serif" fo:font-style="normal" officeooo:rsid="04b09828" style:font-style-asian="normal" style:font-style-complex="normal"/>
    </style:style>
    <style:style style:name="T1219" style:family="text">
      <style:text-properties style:font-name="Liberation Serif" fo:font-style="normal" fo:font-weight="bold" officeooo:rsid="05207a89" style:font-style-asian="normal" style:font-weight-asian="bold" style:font-style-complex="normal" style:font-weight-complex="bold"/>
    </style:style>
    <style:style style:name="T1220" style:family="text">
      <style:text-properties style:font-name="Liberation Serif" fo:font-style="normal" fo:background-color="transparent" loext:char-shading-value="0" style:font-size-asian="10.5pt" style:font-style-asian="normal" style:font-style-complex="normal"/>
    </style:style>
    <style:style style:name="T1221" style:family="text">
      <style:text-properties style:font-name="Liberation Serif" fo:font-size="12pt" fo:font-style="normal" officeooo:rsid="051aa694" style:font-style-asian="normal" style:font-style-complex="normal"/>
    </style:style>
    <style:style style:name="T1222" style:family="text">
      <style:text-properties style:font-name="Liberation Serif" fo:font-size="12pt" fo:font-style="normal" officeooo:rsid="05d0423a" style:font-style-asian="normal" style:font-style-complex="normal"/>
    </style:style>
    <style:style style:name="T1223" style:family="text">
      <style:text-properties style:font-name="Liberation Serif" fo:font-size="12pt" fo:font-style="normal" officeooo:rsid="051f3ea1" style:font-style-asian="normal" style:font-style-complex="normal"/>
    </style:style>
    <style:style style:name="T1224" style:family="text">
      <style:text-properties style:font-name="Liberation Serif" fo:font-size="12pt" officeooo:rsid="0c7bae83" style:font-size-asian="12pt" style:font-size-complex="12pt"/>
    </style:style>
    <style:style style:name="T1225" style:family="text">
      <style:text-properties style:font-name="Liberation Serif" fo:background-color="transparent" loext:char-shading-value="0" style:font-size-asian="10.5pt"/>
    </style:style>
    <style:style style:name="T1226" style:family="text">
      <style:text-properties style:font-name="Liberation Serif" officeooo:rsid="01389797"/>
    </style:style>
    <style:style style:name="T1227" style:family="text">
      <style:text-properties style:font-name="Liberation Serif" style:font-size-asian="10.5pt"/>
    </style:style>
    <style:style style:name="T1228" style:family="text">
      <style:text-properties officeooo:rsid="061a22dd"/>
    </style:style>
    <style:style style:name="T1229" style:family="text">
      <style:text-properties officeooo:rsid="074ec32f"/>
    </style:style>
    <style:style style:name="T1230" style:family="text">
      <style:text-properties officeooo:rsid="061bb3d7"/>
    </style:style>
    <style:style style:name="T1231" style:family="text">
      <style:text-properties style:text-underline-style="none"/>
    </style:style>
    <style:style style:name="T1232" style:family="text">
      <style:text-properties style:text-underline-style="none" fo:font-weight="normal" officeooo:rsid="04b7ee51" style:font-weight-asian="normal" style:font-weight-complex="normal"/>
    </style:style>
    <style:style style:name="T1233" style:family="text">
      <style:text-properties style:text-underline-style="none" fo:font-weight="normal" officeooo:rsid="06264d00" style:font-weight-asian="normal" style:font-weight-complex="normal"/>
    </style:style>
    <style:style style:name="T1234" style:family="text">
      <style:text-properties style:text-underline-style="none" fo:font-weight="normal" officeooo:rsid="06248872" style:font-weight-asian="normal" style:font-weight-complex="normal"/>
    </style:style>
    <style:style style:name="T1235" style:family="text">
      <style:text-properties style:text-underline-style="none" officeooo:rsid="013227ae"/>
    </style:style>
    <style:style style:name="T1236" style:family="text">
      <style:text-properties style:text-underline-style="none" officeooo:rsid="048a6cc6"/>
    </style:style>
    <style:style style:name="T1237" style:family="text">
      <style:text-properties officeooo:rsid="074f535c"/>
    </style:style>
    <style:style style:name="T1238" style:family="text">
      <style:text-properties officeooo:rsid="04bbabc1"/>
    </style:style>
    <style:style style:name="T1239" style:family="text">
      <style:text-properties officeooo:rsid="06248872"/>
    </style:style>
    <style:style style:name="T1240" style:family="text">
      <style:text-properties officeooo:rsid="04ba38fe"/>
    </style:style>
    <style:style style:name="T1241" style:family="text">
      <style:text-properties officeooo:rsid="000df9b7"/>
    </style:style>
    <style:style style:name="T1242" style:family="text">
      <style:text-properties officeooo:rsid="0401fbb2"/>
    </style:style>
    <style:style style:name="T1243" style:family="text">
      <style:text-properties officeooo:rsid="0626d91d"/>
    </style:style>
    <style:style style:name="T1244" style:family="text">
      <style:text-properties officeooo:rsid="0c63e7ff"/>
    </style:style>
    <style:style style:name="T1245" style:family="text">
      <style:text-properties officeooo:rsid="04688172"/>
    </style:style>
    <style:style style:name="T1246" style:family="text">
      <style:text-properties officeooo:rsid="04142ffb"/>
    </style:style>
    <style:style style:name="T1247" style:family="text">
      <style:text-properties officeooo:rsid="041e9733"/>
    </style:style>
    <style:style style:name="T1248" style:family="text">
      <style:text-properties officeooo:rsid="041b3fda"/>
    </style:style>
    <style:style style:name="T1249" style:family="text">
      <style:text-properties officeooo:rsid="04acf832"/>
    </style:style>
    <style:style style:name="T1250" style:family="text">
      <style:text-properties officeooo:rsid="04ab5ecd"/>
    </style:style>
    <style:style style:name="T1251" style:family="text">
      <style:text-properties officeooo:rsid="047fdecb"/>
    </style:style>
    <style:style style:name="T1252" style:family="text">
      <style:text-properties officeooo:rsid="05ccdb49"/>
    </style:style>
    <style:style style:name="T1253" style:family="text">
      <style:text-properties officeooo:rsid="04abe08f"/>
    </style:style>
    <style:style style:name="T1254" style:family="text">
      <style:text-properties officeooo:rsid="062c3935"/>
    </style:style>
    <style:style style:name="T1255" style:family="text">
      <style:text-properties officeooo:rsid="0531d613"/>
    </style:style>
    <style:style style:name="T1256" style:family="text">
      <style:text-properties officeooo:rsid="0476688b"/>
    </style:style>
    <style:style style:name="T1257" style:family="text">
      <style:text-properties officeooo:rsid="051f3ea1"/>
    </style:style>
    <style:style style:name="T1258" style:family="text">
      <style:text-properties officeooo:rsid="0533fa4d"/>
    </style:style>
    <style:style style:name="T1259" style:family="text">
      <style:text-properties officeooo:rsid="0532bbcb"/>
    </style:style>
    <style:style style:name="T1260" style:family="text">
      <style:text-properties officeooo:rsid="05d2ab58"/>
    </style:style>
    <style:style style:name="T1261" style:family="text">
      <style:text-properties officeooo:rsid="05299bcf"/>
    </style:style>
    <style:style style:name="T1262" style:family="text">
      <style:text-properties officeooo:rsid="0482b2e5"/>
    </style:style>
    <style:style style:name="T1263" style:family="text">
      <style:text-properties officeooo:rsid="05d41f09"/>
    </style:style>
    <style:style style:name="T1264" style:family="text">
      <style:text-properties officeooo:rsid="04af0279"/>
    </style:style>
    <style:style style:name="T1265" style:family="text">
      <style:text-properties officeooo:rsid="049c522e"/>
    </style:style>
    <style:style style:name="T1266" style:family="text">
      <style:text-properties officeooo:rsid="0536611b"/>
    </style:style>
    <style:style style:name="T1267" style:family="text">
      <style:text-properties officeooo:rsid="05362db3"/>
    </style:style>
    <style:style style:name="T1268" style:family="text">
      <style:text-properties officeooo:rsid="05346be2"/>
    </style:style>
    <style:style style:name="T1269" style:family="text">
      <style:text-properties officeooo:rsid="07b2cca0"/>
    </style:style>
    <style:style style:name="T1270" style:family="text">
      <style:text-properties officeooo:rsid="04994445"/>
    </style:style>
    <style:style style:name="T1271" style:family="text">
      <style:text-properties officeooo:rsid="04b18c55"/>
    </style:style>
    <style:style style:name="T1272" style:family="text">
      <style:text-properties officeooo:rsid="062e3f1d"/>
    </style:style>
    <style:style style:name="T1273" style:family="text">
      <style:text-properties officeooo:rsid="04b2d0bc"/>
    </style:style>
    <style:style style:name="T1274" style:family="text">
      <style:text-properties style:font-name="Times New Roman2" style:font-name-asian="Times New Roman2" style:font-name-complex="Times New Roman2"/>
    </style:style>
    <style:style style:name="T1275" style:family="text">
      <style:text-properties officeooo:rsid="050acd1f"/>
    </style:style>
    <style:style style:name="T1276" style:family="text">
      <style:text-properties officeooo:rsid="07b58441"/>
    </style:style>
    <style:style style:name="T1277" style:family="text">
      <style:text-properties officeooo:rsid="07b65008"/>
    </style:style>
    <style:style style:name="T1278" style:family="text">
      <style:text-properties officeooo:rsid="06331321"/>
    </style:style>
    <style:style style:name="T1279" style:family="text">
      <style:text-properties officeooo:rsid="07b78adb"/>
    </style:style>
    <style:style style:name="T1280" style:family="text">
      <style:text-properties style:font-name="Liberation Serif2"/>
    </style:style>
    <style:style style:name="T1281" style:family="text">
      <style:text-properties style:font-name="Liberation Serif2" officeooo:rsid="07b8c587"/>
    </style:style>
    <style:style style:name="T1282" style:family="text">
      <style:text-properties style:font-name="Liberation Serif2" fo:font-style="italic" style:font-style-asian="italic" style:font-style-complex="italic"/>
    </style:style>
    <style:style style:name="T1283" style:family="text">
      <style:text-properties style:font-name="Liberation Serif2" fo:font-style="normal" style:font-style-asian="normal" style:font-style-complex="normal"/>
    </style:style>
    <style:style style:name="T1284" style:family="text">
      <style:text-properties style:font-name="Liberation Serif2" fo:font-style="normal" officeooo:rsid="01ae8675" style:font-style-asian="normal" style:font-style-complex="normal"/>
    </style:style>
    <style:style style:name="T1285" style:family="text">
      <style:text-properties style:font-name="Liberation Serif2" fo:font-style="normal" officeooo:rsid="04c2062a" style:font-style-asian="normal" style:font-style-complex="normal"/>
    </style:style>
    <style:style style:name="T1286" style:family="text">
      <style:text-properties officeooo:rsid="06ab66e5"/>
    </style:style>
    <style:style style:name="T1287" style:family="text">
      <style:text-properties officeooo:rsid="06334fb5"/>
    </style:style>
    <style:style style:name="T1288" style:family="text">
      <style:text-properties officeooo:rsid="05e7da6c"/>
    </style:style>
    <style:style style:name="T1289" style:family="text">
      <style:text-properties officeooo:rsid="07bbd309"/>
    </style:style>
    <style:style style:name="T1290" style:family="text">
      <style:text-properties officeooo:rsid="0656614d"/>
    </style:style>
    <style:style style:name="T1291" style:family="text">
      <style:text-properties officeooo:rsid="067303d8"/>
    </style:style>
    <style:style style:name="T1292" style:family="text">
      <style:text-properties officeooo:rsid="07becf1b"/>
    </style:style>
    <style:style style:name="T1293" style:family="text">
      <style:text-properties officeooo:rsid="05b6cddc"/>
    </style:style>
    <style:style style:name="T1294" style:family="text">
      <style:text-properties officeooo:rsid="06818d3b"/>
    </style:style>
    <style:style style:name="T1295" style:family="text">
      <style:text-properties officeooo:rsid="068483a6"/>
    </style:style>
    <style:style style:name="T1296" style:family="text">
      <style:text-properties officeooo:rsid="068565ed"/>
    </style:style>
    <style:style style:name="T1297" style:family="text">
      <style:text-properties officeooo:rsid="07c363f4"/>
    </style:style>
    <style:style style:name="T1298" style:family="text">
      <style:text-properties officeooo:rsid="07c68117"/>
    </style:style>
    <style:style style:name="T1299" style:family="text">
      <style:text-properties officeooo:rsid="06010ed8"/>
    </style:style>
    <style:style style:name="T1300" style:family="text">
      <style:text-properties officeooo:rsid="07ca7f6b"/>
    </style:style>
    <style:style style:name="T1301" style:family="text">
      <style:text-properties officeooo:rsid="04d1cf54"/>
    </style:style>
    <style:style style:name="T1302" style:family="text">
      <style:text-properties officeooo:rsid="059cd604"/>
    </style:style>
    <style:style style:name="T1303" style:family="text">
      <style:text-properties officeooo:rsid="059e18b5"/>
    </style:style>
    <style:style style:name="T1304" style:family="text">
      <style:text-properties officeooo:rsid="05a1f027"/>
    </style:style>
    <style:style style:name="T1305" style:family="text">
      <style:text-properties officeooo:rsid="0c745ff4"/>
    </style:style>
    <style:style style:name="T1306" style:family="text">
      <style:text-properties officeooo:rsid="0c79d97f"/>
    </style:style>
    <style:style style:name="T1307" style:family="text">
      <style:text-properties officeooo:rsid="0c7da9ab"/>
    </style:style>
    <style:style style:name="T1308" style:family="text">
      <style:text-properties officeooo:rsid="000e4435"/>
    </style:style>
    <style:style style:name="T1309" style:family="text">
      <style:text-properties officeooo:rsid="0c647358"/>
    </style:style>
    <style:style style:name="T1310" style:family="text">
      <style:text-properties officeooo:rsid="0aa20655"/>
    </style:style>
    <style:style style:name="T1311" style:family="text">
      <style:text-properties officeooo:rsid="0bce6154"/>
    </style:style>
    <style:style style:name="T1312" style:family="text">
      <style:text-properties officeooo:rsid="0bd1e02e"/>
    </style:style>
    <style:style style:name="T1313" style:family="text">
      <style:text-properties officeooo:rsid="0ab068fc"/>
    </style:style>
    <style:style style:name="T1314" style:family="text">
      <style:text-properties officeooo:rsid="0be15e22"/>
    </style:style>
    <style:style style:name="T1315" style:family="text">
      <style:text-properties officeooo:rsid="0aaec71c"/>
    </style:style>
    <style:style style:name="T1316" style:family="text">
      <style:text-properties officeooo:rsid="043d0166"/>
    </style:style>
    <style:style style:name="T1317" style:family="text">
      <style:text-properties officeooo:rsid="0aa3afcf"/>
    </style:style>
    <style:style style:name="T1318" style:family="text">
      <style:text-properties officeooo:rsid="0be2dd13"/>
    </style:style>
    <style:style style:name="T1319" style:family="text">
      <style:text-properties officeooo:rsid="0be1b6e7"/>
    </style:style>
    <style:style style:name="T1320" style:family="text">
      <style:text-properties officeooo:rsid="0bd30c35"/>
    </style:style>
    <style:style style:name="T1321" style:family="text">
      <style:text-properties officeooo:rsid="02502c5d"/>
    </style:style>
    <style:style style:name="T1322" style:family="text">
      <style:text-properties officeooo:rsid="0ab39b23"/>
    </style:style>
    <style:style style:name="T1323" style:family="text">
      <style:text-properties officeooo:rsid="02a43577"/>
    </style:style>
    <style:style style:name="T1324" style:family="text">
      <style:text-properties officeooo:rsid="0aa54474"/>
    </style:style>
    <style:style style:name="T1325" style:family="text">
      <style:text-properties officeooo:rsid="0be46b17"/>
    </style:style>
    <style:style style:name="T1326" style:family="text">
      <style:text-properties officeooo:rsid="0970e2eb"/>
    </style:style>
    <style:style style:name="T1327" style:family="text">
      <style:text-properties officeooo:rsid="0ab61402"/>
    </style:style>
    <style:style style:name="T1328" style:family="text">
      <style:text-properties officeooo:rsid="02b68f86"/>
    </style:style>
    <style:style style:name="T1329" style:family="text">
      <style:text-properties officeooo:rsid="0abcfe75"/>
    </style:style>
    <style:style style:name="T1330" style:family="text">
      <style:text-properties officeooo:rsid="0970f613"/>
    </style:style>
    <style:style style:name="T1331" style:family="text">
      <style:text-properties officeooo:rsid="02fa60b3"/>
    </style:style>
    <style:style style:name="T1332" style:family="text">
      <style:text-properties officeooo:rsid="09d8318c"/>
    </style:style>
    <style:style style:name="T1333" style:family="text">
      <style:text-properties officeooo:rsid="0a747ee9"/>
    </style:style>
    <style:style style:name="T1334" style:family="text">
      <style:text-properties officeooo:rsid="0106e46d"/>
    </style:style>
    <style:style style:name="T1335" style:family="text">
      <style:text-properties officeooo:rsid="0b531540"/>
    </style:style>
    <style:style style:name="T1336" style:family="text">
      <style:text-properties officeooo:rsid="0b9826cf"/>
    </style:style>
    <style:style style:name="T1337" style:family="text">
      <style:text-properties officeooo:rsid="0b96eefa"/>
    </style:style>
    <style:style style:name="T1338" style:family="text">
      <style:text-properties officeooo:rsid="0b9d8390"/>
    </style:style>
    <style:style style:name="T1339" style:family="text">
      <style:text-properties officeooo:rsid="076c92db"/>
    </style:style>
    <style:style style:name="T1340" style:family="text">
      <style:text-properties officeooo:rsid="02a73146"/>
    </style:style>
    <style:style style:name="T1341" style:family="text">
      <style:text-properties officeooo:rsid="04f0d74e"/>
    </style:style>
    <style:style style:name="T1342" style:family="text">
      <style:text-properties officeooo:rsid="02d43b6f"/>
    </style:style>
    <style:style style:name="T1343" style:family="text">
      <style:text-properties officeooo:rsid="011ab67c"/>
    </style:style>
    <style:style style:name="T1344" style:family="text">
      <style:text-properties officeooo:rsid="0129987c"/>
    </style:style>
    <style:style style:name="T1345" style:family="text">
      <style:text-properties officeooo:rsid="012b0eb7"/>
    </style:style>
    <style:style style:name="T1346" style:family="text">
      <style:text-properties officeooo:rsid="0120f607"/>
    </style:style>
    <style:style style:name="T1347" style:family="text">
      <style:text-properties style:text-position="0% 100%" style:font-name="Times New Roman2" officeooo:rsid="0c71b6eb" style:font-name-asian="Times New Roman2" style:font-name-complex="Times New Roman2"/>
    </style:style>
    <style:style style:name="T1348" style:family="text">
      <style:text-properties style:text-position="0% 100%" style:font-name="Times New Roman2" fo:language="fr" fo:country="CA" fo:font-style="normal" fo:font-weight="normal" officeooo:rsid="0c71b6eb" fo:background-color="transparent" loext:char-shading-value="0" style:font-name-asian="Times New Roman2" style:font-size-asian="10.5pt" style:font-style-asian="normal" style:font-weight-asian="normal" style:font-name-complex="Times New Roman2" style:font-style-complex="normal" style:font-weight-complex="normal"/>
    </style:style>
    <style:style style:name="T1349" style:family="text">
      <style:text-properties officeooo:rsid="0bcba714"/>
    </style:style>
    <style:style style:name="T1350" style:family="text">
      <style:text-properties officeooo:rsid="0bd4b80b"/>
    </style:style>
    <style:style style:name="T1351" style:family="text">
      <style:text-properties officeooo:rsid="0bc591b9"/>
    </style:style>
    <style:style style:name="T1352" style:family="text">
      <style:text-properties officeooo:rsid="0bd5c52d"/>
    </style:style>
    <style:style style:name="T1353" style:family="text">
      <style:text-properties officeooo:rsid="0b23d684"/>
    </style:style>
    <style:style style:name="T1354" style:family="text">
      <style:text-properties officeooo:rsid="0b189f5a"/>
    </style:style>
    <style:style style:name="T1355" style:family="text">
      <style:text-properties officeooo:rsid="0bd24f32"/>
    </style:style>
    <style:style style:name="T1356" style:family="text">
      <style:text-properties officeooo:rsid="0016fb5c"/>
    </style:style>
    <style:style style:name="T1357" style:family="text">
      <style:text-properties officeooo:rsid="0b984c43"/>
    </style:style>
    <style:style style:name="T1358" style:family="text">
      <style:text-properties officeooo:rsid="0be7b26a"/>
    </style:style>
    <style:style style:name="T1359" style:family="text">
      <style:text-properties officeooo:rsid="02a733e1"/>
    </style:style>
    <style:style style:name="T1360" style:family="text">
      <style:text-properties officeooo:rsid="097bb1f0"/>
    </style:style>
    <style:style style:name="T1361" style:family="text">
      <style:text-properties officeooo:rsid="07151c52"/>
    </style:style>
    <style:style style:name="T1362" style:family="text">
      <style:text-properties officeooo:rsid="07152a0b"/>
    </style:style>
    <style:style style:name="T1363" style:family="text">
      <style:text-properties officeooo:rsid="09735984"/>
    </style:style>
    <style:style style:name="T1364" style:family="text">
      <style:text-properties officeooo:rsid="0813f6cf"/>
    </style:style>
    <style:style style:name="T1365" style:family="text">
      <style:text-properties officeooo:rsid="08834df4"/>
    </style:style>
    <style:style style:name="T1366" style:family="text">
      <style:text-properties officeooo:rsid="0bbd172a"/>
    </style:style>
    <style:style style:name="T1367" style:family="text">
      <style:text-properties officeooo:rsid="0bc00433"/>
    </style:style>
    <style:style style:name="T1368" style:family="text">
      <style:text-properties officeooo:rsid="08156a00"/>
    </style:style>
    <style:style style:name="T1369" style:family="text">
      <style:text-properties officeooo:rsid="0711bd37"/>
    </style:style>
    <style:style style:name="T1370" style:family="text">
      <style:text-properties officeooo:rsid="0816c851"/>
    </style:style>
    <style:style style:name="T1371" style:family="text">
      <style:text-properties officeooo:rsid="0201fb7d"/>
    </style:style>
    <style:style style:name="T1372" style:family="text">
      <style:text-properties officeooo:rsid="09dfa77d"/>
    </style:style>
    <style:style style:name="T1373" style:family="text">
      <style:text-properties officeooo:rsid="0baf42fb"/>
    </style:style>
    <style:style style:name="T1374" style:family="text">
      <style:text-properties officeooo:rsid="0ac1ece9"/>
    </style:style>
    <style:style style:name="T1375" style:family="text">
      <style:text-properties officeooo:rsid="0abb13ad"/>
    </style:style>
    <style:style style:name="T1376" style:family="text">
      <style:text-properties officeooo:rsid="02cd6da2"/>
    </style:style>
    <style:style style:name="T1377" style:family="text">
      <style:text-properties officeooo:rsid="007492ec"/>
    </style:style>
    <style:style style:name="T1378" style:family="text">
      <style:text-properties officeooo:rsid="007889e1"/>
    </style:style>
    <style:style style:name="T1379" style:family="text">
      <style:text-properties officeooo:rsid="02d0d5e6"/>
    </style:style>
    <style:style style:name="T1380" style:family="text">
      <style:text-properties officeooo:rsid="02819e37"/>
    </style:style>
    <style:style style:name="T1381" style:family="text">
      <style:text-properties officeooo:rsid="0be9ade6"/>
    </style:style>
    <style:style style:name="T1382" style:family="text">
      <style:text-properties officeooo:rsid="0bddf40b"/>
    </style:style>
    <style:style style:name="T1383" style:family="text">
      <style:text-properties officeooo:rsid="02803ab7"/>
    </style:style>
    <style:style style:name="T1384" style:family="text">
      <style:text-properties fo:font-size="12pt" fo:font-style="normal" officeooo:rsid="0226e670" style:font-size-asian="12pt" style:font-style-asian="normal" style:font-size-complex="12pt" style:font-style-complex="normal"/>
    </style:style>
    <style:style style:name="T1385" style:family="text">
      <style:text-properties fo:font-size="12pt" fo:font-style="normal" officeooo:rsid="0bc1fd40" style:font-size-asian="12pt" style:font-style-asian="normal" style:font-size-complex="12pt" style:font-style-complex="normal"/>
    </style:style>
    <style:style style:name="T1386" style:family="text">
      <style:text-properties fo:font-size="12pt" fo:font-style="normal" officeooo:rsid="0be9ade6" style:font-size-asian="12pt" style:font-style-asian="normal" style:font-size-complex="12pt" style:font-style-complex="normal"/>
    </style:style>
    <style:style style:name="T1387" style:family="text">
      <style:text-properties fo:font-size="12pt" fo:font-style="normal" officeooo:rsid="091d9121" style:font-style-asian="normal" style:font-size-complex="12pt" style:font-style-complex="normal"/>
    </style:style>
    <style:style style:name="T1388" style:family="text">
      <style:text-properties fo:font-size="12pt" style:font-size-asian="12pt"/>
    </style:style>
    <style:style style:name="T1389" style:family="text">
      <style:text-properties fo:font-size="12pt" style:font-size-complex="12pt"/>
    </style:style>
    <style:style style:name="T1390" style:family="text">
      <style:text-properties fo:font-size="12pt" officeooo:rsid="022e95e7" style:font-size-complex="12pt"/>
    </style:style>
    <style:style style:name="T1391" style:family="text">
      <style:text-properties fo:font-size="12pt" officeooo:rsid="091d9121" style:font-size-complex="12pt"/>
    </style:style>
    <style:style style:name="T1392" style:family="text">
      <style:text-properties fo:font-size="12pt" fo:font-weight="normal" officeooo:rsid="091d9121" style:font-weight-asian="normal" style:font-size-complex="12pt" style:font-weight-complex="normal"/>
    </style:style>
    <style:style style:name="T1393" style:family="text">
      <style:text-properties officeooo:rsid="008c5ab3"/>
    </style:style>
    <style:style style:name="T1394" style:family="text">
      <style:text-properties officeooo:rsid="081a2f0d"/>
    </style:style>
    <style:style style:name="T1395" style:family="text">
      <style:text-properties officeooo:rsid="097872c1"/>
    </style:style>
    <style:style style:name="T1396" style:family="text">
      <style:text-properties officeooo:rsid="06e4df3e"/>
    </style:style>
    <style:style style:name="T1397" style:family="text">
      <style:text-properties officeooo:rsid="07fd84e7"/>
    </style:style>
    <style:style style:name="T1398" style:family="text">
      <style:text-properties officeooo:rsid="07fc60dd"/>
    </style:style>
    <style:style style:name="T1399" style:family="text">
      <style:text-properties officeooo:rsid="0825063d"/>
    </style:style>
    <style:style style:name="T1400" style:family="text">
      <style:text-properties officeooo:rsid="085a78fc"/>
    </style:style>
    <style:style style:name="T1401" style:family="text">
      <style:text-properties officeooo:rsid="08af0d3a"/>
    </style:style>
    <style:style style:name="T1402" style:family="text">
      <style:text-properties officeooo:rsid="08b254e0"/>
    </style:style>
    <style:style style:name="T1403" style:family="text">
      <style:text-properties officeooo:rsid="00efc991"/>
    </style:style>
    <style:style style:name="T1404" style:family="text">
      <style:text-properties officeooo:rsid="054b24fb"/>
    </style:style>
    <style:style style:name="T1405" style:family="text">
      <style:text-properties officeooo:rsid="0bc869c7"/>
    </style:style>
    <style:style style:name="T1406" style:family="text">
      <style:text-properties officeooo:rsid="0c6ab6a7"/>
    </style:style>
    <style:style style:name="T1407" style:family="text">
      <style:text-properties officeooo:rsid="0bac9c0c"/>
    </style:style>
    <style:style style:name="T1408" style:family="text">
      <style:text-properties officeooo:rsid="0322eab0"/>
    </style:style>
    <style:style style:name="T1409" style:family="text">
      <style:text-properties officeooo:rsid="0ac94c96"/>
    </style:style>
    <style:style style:name="T1410" style:family="text">
      <style:text-properties officeooo:rsid="019c5ad4"/>
    </style:style>
    <style:style style:name="T1411" style:family="text">
      <style:text-properties officeooo:rsid="0ac99a06"/>
    </style:style>
    <style:style style:name="T1412" style:family="text">
      <style:text-properties officeooo:rsid="0ac85000"/>
    </style:style>
    <style:style style:name="T1413" style:family="text">
      <style:text-properties officeooo:rsid="0867ffc4"/>
    </style:style>
    <style:style style:name="T1414" style:family="text">
      <style:text-properties officeooo:rsid="0ac95da0"/>
    </style:style>
    <style:style style:name="T1415" style:family="text">
      <style:text-properties officeooo:rsid="083871c0"/>
    </style:style>
    <style:style style:name="T1416" style:family="text">
      <style:text-properties officeooo:rsid="08296854"/>
    </style:style>
    <style:style style:name="T1417" style:family="text">
      <style:text-properties officeooo:rsid="0979ecc0"/>
    </style:style>
    <style:style style:name="T1418" style:family="text">
      <style:text-properties officeooo:rsid="082ffff5"/>
    </style:style>
    <style:style style:name="T1419" style:family="text">
      <style:text-properties officeooo:rsid="08316a3f"/>
    </style:style>
    <style:style style:name="T1420" style:family="text">
      <style:text-properties officeooo:rsid="005600a8"/>
    </style:style>
    <style:style style:name="T1421" style:family="text">
      <style:text-properties officeooo:rsid="08331617"/>
    </style:style>
    <style:style style:name="T1422" style:family="text">
      <style:text-properties officeooo:rsid="0c6d8396"/>
    </style:style>
    <style:style style:name="T1423" style:family="text">
      <style:text-properties officeooo:rsid="085116c1"/>
    </style:style>
    <style:style style:name="T1424" style:family="text">
      <style:text-properties officeooo:rsid="008b62d8"/>
    </style:style>
    <style:style style:name="T1425" style:family="text">
      <style:text-properties officeooo:rsid="0abff580"/>
    </style:style>
    <style:style style:name="T1426" style:family="text">
      <style:text-properties officeooo:rsid="05842594"/>
    </style:style>
    <style:style style:name="T1427" style:family="text">
      <style:text-properties officeooo:rsid="01eb6938"/>
    </style:style>
    <style:style style:name="T1428" style:family="text">
      <style:text-properties officeooo:rsid="01ea7e33"/>
    </style:style>
    <style:style style:name="T1429" style:family="text">
      <style:text-properties officeooo:rsid="0c71b6eb"/>
    </style:style>
    <style:style style:name="T1430" style:family="text">
      <style:text-properties officeooo:rsid="032da590"/>
    </style:style>
    <style:style style:name="T1431" style:family="text">
      <style:text-properties officeooo:rsid="032eaa27"/>
    </style:style>
    <style:style style:name="T1432" style:family="text">
      <style:text-properties officeooo:rsid="032c8ef3"/>
    </style:style>
    <style:style style:name="T1433" style:family="text">
      <style:text-properties officeooo:rsid="01f705a1"/>
    </style:style>
    <style:style style:name="T1434" style:family="text">
      <style:text-properties officeooo:rsid="085db392"/>
    </style:style>
    <style:style style:name="T1435" style:family="text">
      <style:text-properties officeooo:rsid="08669622"/>
    </style:style>
    <style:style style:name="T1436" style:family="text">
      <style:text-properties officeooo:rsid="0abffa4d"/>
    </style:style>
    <style:style style:name="T1437" style:family="text">
      <style:text-properties officeooo:rsid="0314c27b"/>
    </style:style>
    <style:style style:name="T1438" style:family="text">
      <style:text-properties officeooo:rsid="03215003"/>
    </style:style>
    <style:style style:name="T1439" style:family="text">
      <style:text-properties officeooo:rsid="07473f2f"/>
    </style:style>
    <style:style style:name="T1440" style:family="text">
      <style:text-properties officeooo:rsid="0314071b"/>
    </style:style>
    <style:style style:name="T1441" style:family="text">
      <style:text-properties officeooo:rsid="0beb6963"/>
    </style:style>
    <style:style style:name="T1442" style:family="text">
      <style:text-properties officeooo:rsid="08459968"/>
    </style:style>
    <style:style style:name="T1443" style:family="text">
      <style:text-properties officeooo:rsid="08410cb1"/>
    </style:style>
    <style:style style:name="T1444" style:family="text">
      <style:text-properties officeooo:rsid="0843300f"/>
    </style:style>
    <style:style style:name="T1445" style:family="text">
      <style:text-properties officeooo:rsid="0ac1fcfb"/>
    </style:style>
    <style:style style:name="T1446" style:family="text">
      <style:text-properties officeooo:rsid="0ac373b3"/>
    </style:style>
    <style:style style:name="T1447" style:family="text">
      <style:text-properties officeooo:rsid="08405838"/>
    </style:style>
    <style:style style:name="T1448" style:family="text">
      <style:text-properties officeooo:rsid="08706f3d"/>
    </style:style>
    <style:style style:name="T1449" style:family="text">
      <style:text-properties officeooo:rsid="09805ee7"/>
    </style:style>
    <style:style style:name="T1450" style:family="text">
      <style:text-properties officeooo:rsid="0318f931"/>
    </style:style>
    <style:style style:name="T1451" style:family="text">
      <style:text-properties officeooo:rsid="031a23c1"/>
    </style:style>
    <style:style style:name="T1452" style:family="text">
      <style:text-properties officeooo:rsid="086ae4c4"/>
    </style:style>
    <style:style style:name="T1453" style:family="text">
      <style:text-properties officeooo:rsid="0821ead8"/>
    </style:style>
    <style:style style:name="T1454" style:family="text">
      <style:text-properties officeooo:rsid="032032d6"/>
    </style:style>
    <style:style style:name="T1455" style:family="text">
      <style:text-properties officeooo:rsid="03205812"/>
    </style:style>
    <style:style style:name="T1456" style:family="text">
      <style:text-properties officeooo:rsid="07439018"/>
    </style:style>
    <style:style style:name="T1457" style:family="text">
      <style:text-properties officeooo:rsid="0877c802"/>
    </style:style>
    <style:style style:name="T1458" style:family="text">
      <style:text-properties officeooo:rsid="031eebec"/>
    </style:style>
    <style:style style:name="T1459" style:family="text">
      <style:text-properties officeooo:rsid="0acae941"/>
    </style:style>
    <style:style style:name="T1460" style:family="text">
      <style:text-properties officeooo:rsid="00660eb6"/>
    </style:style>
    <style:style style:name="T1461" style:family="text">
      <style:text-properties officeooo:rsid="006143e4"/>
    </style:style>
    <style:style style:name="T1462" style:family="text">
      <style:text-properties officeooo:rsid="0bed53d4"/>
    </style:style>
    <style:style style:name="T1463" style:family="text">
      <style:text-properties officeooo:rsid="0acb3b0b"/>
    </style:style>
    <style:style style:name="T1464" style:family="text">
      <style:text-properties officeooo:rsid="01edf2c3"/>
    </style:style>
    <style:style style:name="T1465" style:family="text">
      <style:text-properties officeooo:rsid="0ace4d08"/>
    </style:style>
    <style:style style:name="T1466" style:family="text">
      <style:text-properties officeooo:rsid="01b45fc7"/>
    </style:style>
    <style:style style:name="T1467" style:family="text">
      <style:text-properties officeooo:rsid="05516f7d"/>
    </style:style>
    <style:style style:name="T1468" style:family="text">
      <style:text-properties officeooo:rsid="0822d8ab"/>
    </style:style>
    <style:style style:name="T1469" style:family="text">
      <style:text-properties officeooo:rsid="0ab96b89"/>
    </style:style>
    <style:style style:name="T1470" style:family="text">
      <style:text-properties officeooo:rsid="0051974e"/>
    </style:style>
    <style:style style:name="T1471" style:family="text">
      <style:text-properties officeooo:rsid="02b485b1"/>
    </style:style>
    <style:style style:name="T1472" style:family="text">
      <style:text-properties officeooo:rsid="0058b82a"/>
    </style:style>
    <style:style style:name="T1473" style:family="text">
      <style:text-properties officeooo:rsid="08a3bce8"/>
    </style:style>
    <style:style style:name="T1474" style:family="text">
      <style:text-properties officeooo:rsid="05797f1c"/>
    </style:style>
    <style:style style:name="T1475" style:family="text">
      <style:text-properties officeooo:rsid="08a573c3"/>
    </style:style>
    <style:style style:name="T1476" style:family="text">
      <style:text-properties officeooo:rsid="06fd0d84"/>
    </style:style>
    <style:style style:name="T1477" style:family="text">
      <style:text-properties officeooo:rsid="098f5cb7"/>
    </style:style>
    <style:style style:name="T1478" style:family="text">
      <style:text-properties officeooo:rsid="07001222"/>
    </style:style>
    <style:style style:name="T1479" style:family="text">
      <style:text-properties officeooo:rsid="00583cc1"/>
    </style:style>
    <style:style style:name="T1480" style:family="text">
      <style:text-properties officeooo:rsid="005bee3b"/>
    </style:style>
    <style:style style:name="T1481" style:family="text">
      <style:text-properties officeooo:rsid="0ad49f88"/>
    </style:style>
    <style:style style:name="T1482" style:family="text">
      <style:text-properties officeooo:rsid="00f7d01b"/>
    </style:style>
    <style:style style:name="T1483" style:family="text">
      <style:text-properties officeooo:rsid="02d1af45"/>
    </style:style>
    <style:style style:name="T1484" style:family="text">
      <style:text-properties officeooo:rsid="00508dae"/>
    </style:style>
    <style:style style:name="T1485" style:family="text">
      <style:text-properties officeooo:rsid="0881f106"/>
    </style:style>
    <style:style style:name="T1486" style:family="text">
      <style:text-properties officeooo:rsid="088a6d87"/>
    </style:style>
    <style:style style:name="T1487" style:family="text">
      <style:text-properties officeooo:rsid="09937d03"/>
    </style:style>
    <style:style style:name="T1488" style:family="text">
      <style:text-properties officeooo:rsid="0093ca86"/>
    </style:style>
    <style:style style:name="T1489" style:family="text">
      <style:text-properties officeooo:rsid="099bd2d9"/>
    </style:style>
    <style:style style:name="T1490" style:family="text">
      <style:text-properties officeooo:rsid="0886f839"/>
    </style:style>
    <style:style style:name="T1491" style:family="text">
      <style:text-properties officeooo:rsid="0212e308"/>
    </style:style>
    <style:style style:name="T1492" style:family="text">
      <style:text-properties officeooo:rsid="0886b315"/>
    </style:style>
    <style:style style:name="T1493" style:family="text">
      <style:text-properties officeooo:rsid="02828f09"/>
    </style:style>
    <style:style style:name="T1494" style:family="text">
      <style:text-properties officeooo:rsid="008f9478"/>
    </style:style>
    <style:style style:name="T1495" style:family="text">
      <style:text-properties officeooo:rsid="0bb3b1b8"/>
    </style:style>
    <style:style style:name="T1496" style:family="text">
      <style:text-properties officeooo:rsid="0ad7def0"/>
    </style:style>
    <style:style style:name="T1497" style:family="text">
      <style:text-properties officeooo:rsid="009427ab"/>
    </style:style>
    <style:style style:name="T1498" style:family="text">
      <style:text-properties officeooo:rsid="0ad93789"/>
    </style:style>
    <style:style style:name="T1499" style:family="text">
      <style:text-properties officeooo:rsid="09b56b9d"/>
    </style:style>
    <style:style style:name="T1500" style:family="text">
      <style:text-properties officeooo:rsid="09b86e08"/>
    </style:style>
    <style:style style:name="T1501" style:family="text">
      <style:text-properties officeooo:rsid="0adaef70"/>
    </style:style>
    <style:style style:name="T1502" style:family="text">
      <style:text-properties officeooo:rsid="0adceb6e"/>
    </style:style>
    <style:style style:name="T1503" style:family="text">
      <style:text-properties officeooo:rsid="0097eb98"/>
    </style:style>
    <style:style style:name="T1504" style:family="text">
      <style:text-properties officeooo:rsid="09be84d5"/>
    </style:style>
    <style:style style:name="T1505" style:family="text">
      <style:text-properties officeooo:rsid="01cc9dc6"/>
    </style:style>
    <style:style style:name="T1506" style:family="text">
      <style:text-properties officeooo:rsid="0a823873"/>
    </style:style>
    <style:style style:name="T1507" style:family="text">
      <style:text-properties officeooo:rsid="0a75a8ff"/>
    </style:style>
    <style:style style:name="T1508" style:family="text">
      <style:text-properties officeooo:rsid="07a65951"/>
    </style:style>
    <style:style style:name="T1509" style:family="text">
      <style:text-properties officeooo:rsid="09ed7d66"/>
    </style:style>
    <style:style style:name="T1510" style:family="text">
      <style:text-properties officeooo:rsid="0079ddbb"/>
    </style:style>
    <style:style style:name="T1511" style:family="text">
      <style:text-properties officeooo:rsid="0bde9908"/>
    </style:style>
    <style:style style:name="T1512" style:family="text">
      <style:text-properties officeooo:rsid="079cb9ce"/>
    </style:style>
    <style:style style:name="T1513" style:family="text">
      <style:text-properties officeooo:rsid="079e5e19"/>
    </style:style>
    <style:style style:name="T1514" style:family="text">
      <style:text-properties officeooo:rsid="0a76b255"/>
    </style:style>
    <style:style style:name="T1515" style:family="text">
      <style:text-properties officeooo:rsid="0897a3ce"/>
    </style:style>
    <style:style style:name="T1516" style:family="text">
      <style:text-properties officeooo:rsid="00837a24"/>
    </style:style>
    <style:style style:name="T1517" style:family="text">
      <style:text-properties officeooo:rsid="00852e6b"/>
    </style:style>
    <style:style style:name="T1518" style:family="text">
      <style:text-properties officeooo:rsid="02d1c5cc"/>
    </style:style>
    <style:style style:name="T1519" style:family="text">
      <style:text-properties officeooo:rsid="075e9180"/>
    </style:style>
    <style:style style:name="T1520" style:family="text">
      <style:text-properties officeooo:rsid="0ae11521"/>
    </style:style>
    <style:style style:name="T1521" style:family="text">
      <style:text-properties officeooo:rsid="025bb494"/>
    </style:style>
    <style:style style:name="T1522" style:family="text">
      <style:text-properties officeooo:rsid="08ba05e7"/>
    </style:style>
    <style:style style:name="T1523" style:family="text">
      <style:text-properties officeooo:rsid="0af45cd1"/>
    </style:style>
    <style:style style:name="T1524" style:family="text">
      <style:text-properties officeooo:rsid="07e5e730"/>
    </style:style>
    <style:style style:name="T1525" style:family="text">
      <style:text-properties officeooo:rsid="0153e7ba"/>
    </style:style>
    <style:style style:name="T1526" style:family="text">
      <style:text-properties officeooo:rsid="07e50d86"/>
    </style:style>
    <style:style style:name="T1527" style:family="text">
      <style:text-properties style:font-name="Symbol1" fo:language="fr" fo:country="CA" fo:font-weight="normal" officeooo:rsid="0bf3d4dd" fo:background-color="transparent" loext:char-shading-value="0" style:font-name-asian="Symbol1" style:font-size-asian="10.5pt" style:font-weight-asian="normal" style:font-name-complex="Symbol1" style:font-weight-complex="normal"/>
    </style:style>
    <style:style style:name="T1528" style:family="text">
      <style:text-properties style:font-name="Symbol1" fo:language="fr" fo:country="CA" fo:font-style="normal" fo:font-weight="normal" officeooo:rsid="0bf3d4dd" fo:background-color="transparent" loext:char-shading-value="0" style:font-name-asian="Symbol1" style:font-size-asian="10.5pt" style:font-style-asian="normal" style:font-weight-asian="normal" style:font-name-complex="Symbol1" style:font-style-complex="normal" style:font-weight-complex="normal"/>
    </style:style>
    <style:style style:name="T1529" style:family="text">
      <style:text-properties officeooo:rsid="029d21ba"/>
    </style:style>
    <style:style style:name="T1530" style:family="text">
      <style:text-properties officeooo:rsid="00e43f4c"/>
    </style:style>
    <style:style style:name="T1531" style:family="text">
      <style:text-properties officeooo:rsid="07e8cc68"/>
    </style:style>
    <style:style style:name="T1532" style:family="text">
      <style:text-properties officeooo:rsid="0ae3fc0d"/>
    </style:style>
    <style:style style:name="T1533" style:family="text">
      <style:text-properties style:font-name="DejaVu Sans"/>
    </style:style>
    <style:style style:name="T1534" style:family="text">
      <style:text-properties officeooo:rsid="075ffd68"/>
    </style:style>
    <style:style style:name="T1535" style:family="text">
      <style:text-properties officeooo:rsid="0ae47240"/>
    </style:style>
    <style:style style:name="T1536" style:family="text">
      <style:text-properties officeooo:rsid="00e08812"/>
    </style:style>
    <style:style style:name="T1537" style:family="text">
      <style:text-properties officeooo:rsid="0ae48ed4"/>
    </style:style>
    <style:style style:name="T1538" style:family="text">
      <style:text-properties officeooo:rsid="03722520"/>
    </style:style>
    <style:style style:name="T1539" style:family="text">
      <style:text-properties officeooo:rsid="07612c46"/>
    </style:style>
    <style:style style:name="T1540" style:family="text">
      <style:text-properties officeooo:rsid="037e90a4"/>
    </style:style>
    <style:style style:name="T1541" style:family="text">
      <style:text-properties officeooo:rsid="037ec3e1"/>
    </style:style>
    <style:style style:name="T1542" style:family="text">
      <style:text-properties officeooo:rsid="0379688f"/>
    </style:style>
    <style:style style:name="T1543" style:family="text">
      <style:text-properties officeooo:rsid="036e639f"/>
    </style:style>
    <style:style style:name="T1544" style:family="text">
      <style:text-properties officeooo:rsid="0379f9f4"/>
    </style:style>
    <style:style style:name="T1545" style:family="text">
      <style:text-properties officeooo:rsid="01676660"/>
    </style:style>
    <style:style style:name="T1546" style:family="text">
      <style:text-properties officeooo:rsid="09e10af0"/>
    </style:style>
    <style:style style:name="T1547" style:family="text">
      <style:text-properties officeooo:rsid="0bf5e508"/>
    </style:style>
    <style:style style:name="T1548" style:family="text">
      <style:text-properties officeooo:rsid="01470f3a"/>
    </style:style>
    <style:style style:name="T1549" style:family="text">
      <style:text-properties officeooo:rsid="0ae5bfc3"/>
    </style:style>
    <style:style style:name="T1550" style:family="text">
      <style:text-properties officeooo:rsid="01478ace"/>
    </style:style>
    <style:style style:name="T1551" style:family="text">
      <style:text-properties officeooo:rsid="0168fa14"/>
    </style:style>
    <style:style style:name="T1552" style:family="text">
      <style:text-properties officeooo:rsid="0ae62cce"/>
    </style:style>
    <style:style style:name="T1553" style:family="text">
      <style:text-properties officeooo:rsid="0a48b15d"/>
    </style:style>
    <style:style style:name="T1554" style:family="text">
      <style:text-properties officeooo:rsid="0ae77c68"/>
    </style:style>
    <style:style style:name="T1555" style:family="text">
      <style:text-properties officeooo:rsid="0395fda2"/>
    </style:style>
    <style:style style:name="T1556" style:family="text">
      <style:text-properties officeooo:rsid="0bf8b5f9"/>
    </style:style>
    <style:style style:name="T1557" style:family="text">
      <style:text-properties officeooo:rsid="0a48f3be"/>
    </style:style>
    <style:style style:name="T1558" style:family="text">
      <style:text-properties officeooo:rsid="0a4fe7ea"/>
    </style:style>
    <style:style style:name="T1559" style:family="text">
      <style:text-properties officeooo:rsid="0aebdb43"/>
    </style:style>
    <style:style style:name="T1560" style:family="text">
      <style:text-properties officeooo:rsid="0aec4fd2"/>
    </style:style>
    <style:style style:name="T1561" style:family="text">
      <style:text-properties officeooo:rsid="09f58f96"/>
    </style:style>
    <style:style style:name="T1562" style:family="text">
      <style:text-properties officeooo:rsid="039b40b3"/>
    </style:style>
    <style:style style:name="T1563" style:family="text">
      <style:text-properties officeooo:rsid="0a4e3ae9"/>
    </style:style>
    <style:style style:name="T1564" style:family="text">
      <style:text-properties officeooo:rsid="03920918"/>
    </style:style>
    <style:style style:name="T1565" style:family="text">
      <style:text-properties officeooo:rsid="03a30db1"/>
    </style:style>
    <style:style style:name="T1566" style:family="text">
      <style:text-properties officeooo:rsid="0a4a084b"/>
    </style:style>
    <style:style style:name="T1567" style:family="text">
      <style:text-properties officeooo:rsid="0a4b9c8d"/>
    </style:style>
    <style:style style:name="T1568" style:family="text">
      <style:text-properties officeooo:rsid="0a4d928d"/>
    </style:style>
    <style:style style:name="T1569" style:family="text">
      <style:text-properties officeooo:rsid="0aee4b3d"/>
    </style:style>
    <style:style style:name="T1570" style:family="text">
      <style:text-properties officeooo:rsid="0aef7a5c"/>
    </style:style>
    <style:style style:name="T1571" style:family="text">
      <style:text-properties officeooo:rsid="08d82788"/>
    </style:style>
    <style:style style:name="T1572" style:family="text">
      <style:text-properties officeooo:rsid="08dba009"/>
    </style:style>
    <style:style style:name="T1573" style:family="text">
      <style:text-properties officeooo:rsid="0af4d370"/>
    </style:style>
    <style:style style:name="T1574" style:family="text">
      <style:text-properties officeooo:rsid="08e000fe"/>
    </style:style>
    <style:style style:name="T1575" style:family="text">
      <style:text-properties officeooo:rsid="0370508b"/>
    </style:style>
    <style:style style:name="T1576" style:family="text">
      <style:text-properties officeooo:rsid="08e60046"/>
    </style:style>
    <style:style style:name="T1577" style:family="text">
      <style:text-properties officeooo:rsid="01740dcc"/>
    </style:style>
    <style:style style:name="T1578" style:family="text">
      <style:text-properties officeooo:rsid="0af6d2a0"/>
    </style:style>
    <style:style style:name="T1579" style:family="text">
      <style:text-properties officeooo:rsid="017944a7"/>
    </style:style>
    <style:style style:name="T1580" style:family="text">
      <style:text-properties officeooo:rsid="026616a5"/>
    </style:style>
    <style:style style:name="T1581" style:family="text">
      <style:text-properties officeooo:rsid="02665648"/>
    </style:style>
    <style:style style:name="T1582" style:family="text">
      <style:text-properties officeooo:rsid="0af887c7"/>
    </style:style>
    <style:style style:name="T1583" style:family="text">
      <style:text-properties officeooo:rsid="02697994"/>
    </style:style>
    <style:style style:name="T1584" style:family="text">
      <style:text-properties officeooo:rsid="08ea62f5"/>
    </style:style>
    <style:style style:name="T1585" style:family="text">
      <style:text-properties officeooo:rsid="08e957db"/>
    </style:style>
    <style:style style:name="T1586" style:family="text">
      <style:text-properties officeooo:rsid="08ec4da4"/>
    </style:style>
    <style:style style:name="T1587" style:family="text">
      <style:text-properties style:font-name="TimesNewRomanPS-ItalicMT" fo:font-size="7pt" fo:font-style="italic" style:font-size-asian="7pt" style:font-style-asian="italic"/>
    </style:style>
    <style:style style:name="T1588" style:family="text">
      <style:text-properties style:font-name="TimesNewRomanPS-ItalicMT" fo:font-size="12pt" fo:font-style="italic" style:font-size-asian="12pt" style:font-style-asian="italic"/>
    </style:style>
    <style:style style:name="T1589" style:family="text">
      <style:text-properties style:font-name="Symbol" fo:font-size="12pt" style:font-size-asian="12pt"/>
    </style:style>
    <style:style style:name="T1590" style:family="text">
      <style:text-properties fo:font-size="7pt" style:font-size-asian="7pt"/>
    </style:style>
    <style:style style:name="T1591" style:family="text">
      <style:text-properties fo:font-size="11pt" fo:font-weight="bold" style:font-size-asian="11pt" style:font-weight-asian="bold"/>
    </style:style>
    <style:style style:name="T1592" style:family="text">
      <style:text-properties officeooo:rsid="029d367e"/>
    </style:style>
    <style:style style:name="T1593" style:family="text">
      <style:text-properties officeooo:rsid="0af6d347"/>
    </style:style>
    <style:style style:name="T1594" style:family="text">
      <style:text-properties officeooo:rsid="0d7b7fd1"/>
    </style:style>
    <style:style style:name="T1595" style:family="text">
      <style:text-properties officeooo:rsid="0926fec1"/>
    </style:style>
    <style:style style:name="T1596" style:family="text">
      <style:text-properties officeooo:rsid="092b3c15"/>
    </style:style>
    <style:style style:name="T1597" style:family="text">
      <style:text-properties officeooo:rsid="0bd758ec"/>
    </style:style>
    <style:style style:name="T1598" style:family="text">
      <style:text-properties officeooo:rsid="0928aad4"/>
    </style:style>
    <style:style style:name="T1599" style:family="text">
      <style:text-properties officeooo:rsid="0928da7f"/>
    </style:style>
    <style:style style:name="T1600" style:family="text">
      <style:text-properties officeooo:rsid="0947e73d"/>
    </style:style>
    <style:style style:name="T1601" style:family="text">
      <style:text-properties officeooo:rsid="09459ef1"/>
    </style:style>
    <style:style style:name="T1602" style:family="text">
      <style:text-properties officeooo:rsid="09440301"/>
    </style:style>
    <style:style style:name="T1603" style:family="text">
      <style:text-properties officeooo:rsid="094608d3"/>
    </style:style>
    <style:style style:name="T1604" style:family="text">
      <style:text-properties officeooo:rsid="012e4b1c"/>
    </style:style>
    <style:style style:name="T1605" style:family="text">
      <style:text-properties officeooo:rsid="092a5f9d"/>
    </style:style>
    <style:style style:name="T1606" style:family="text">
      <style:text-properties officeooo:rsid="01310ed7"/>
    </style:style>
    <style:style style:name="T1607" style:family="text">
      <style:text-properties officeooo:rsid="08f7e742"/>
    </style:style>
    <style:style style:name="T1608" style:family="text">
      <style:text-properties officeooo:rsid="01390f0d"/>
    </style:style>
    <style:style style:name="T1609" style:family="text">
      <style:text-properties officeooo:rsid="01389797"/>
    </style:style>
    <style:style style:name="T1610" style:family="text">
      <style:text-properties officeooo:rsid="092eca65"/>
    </style:style>
    <style:style style:name="T1611" style:family="text">
      <style:text-properties officeooo:rsid="0afb3fd4"/>
    </style:style>
    <style:style style:name="T1612" style:family="text">
      <style:text-properties officeooo:rsid="08f62a17"/>
    </style:style>
    <style:style style:name="T1613" style:family="text">
      <style:text-properties officeooo:rsid="0a9910ba"/>
    </style:style>
    <style:style style:name="T1614" style:family="text">
      <style:text-properties officeooo:rsid="0139b23b"/>
    </style:style>
    <style:style style:name="T1615" style:family="text">
      <style:text-properties officeooo:rsid="07d792fd"/>
    </style:style>
    <style:style style:name="T1616" style:family="text">
      <style:text-properties officeooo:rsid="0afd036c"/>
    </style:style>
    <style:style style:name="T1617" style:family="text">
      <style:text-properties officeooo:rsid="02cf1064"/>
    </style:style>
    <style:style style:name="T1618" style:family="text">
      <style:text-properties officeooo:rsid="0afe7779"/>
    </style:style>
    <style:style style:name="T1619" style:family="text">
      <style:text-properties officeooo:rsid="0aff59d1"/>
    </style:style>
    <style:style style:name="T1620" style:family="text">
      <style:text-properties officeooo:rsid="025a8fba"/>
    </style:style>
    <style:style style:name="T1621" style:family="text">
      <style:text-properties officeooo:rsid="0934fdb1"/>
    </style:style>
    <style:style style:name="T1622" style:family="text">
      <style:text-properties officeooo:rsid="09324787"/>
    </style:style>
    <style:style style:name="T1623" style:family="text">
      <style:text-properties officeooo:rsid="0134cf5c"/>
    </style:style>
    <style:style style:name="T1624" style:family="text">
      <style:text-properties officeooo:rsid="0136c664"/>
    </style:style>
    <style:style style:name="T1625" style:family="text">
      <style:text-properties officeooo:rsid="0b1b8690"/>
    </style:style>
    <style:style style:name="T1626" style:family="text">
      <style:text-properties officeooo:rsid="0142247f"/>
    </style:style>
    <style:style style:name="T1627" style:family="text">
      <style:text-properties officeooo:rsid="01404dc1"/>
    </style:style>
    <style:style style:name="T1628" style:family="text">
      <style:text-properties officeooo:rsid="01425711"/>
    </style:style>
    <style:style style:name="T1629" style:family="text">
      <style:text-properties officeooo:rsid="0b050041"/>
    </style:style>
    <style:style style:name="T1630" style:family="text">
      <style:text-properties officeooo:rsid="0b03e88b"/>
    </style:style>
    <style:style style:name="T1631" style:family="text">
      <style:text-properties officeooo:rsid="0930fdbc"/>
    </style:style>
    <style:style style:name="T1632" style:family="text">
      <style:text-properties officeooo:rsid="0b1e7bbd"/>
    </style:style>
    <style:style style:name="T1633" style:family="text">
      <style:text-properties officeooo:rsid="0b065a5f"/>
    </style:style>
    <style:style style:name="T1634" style:family="text">
      <style:text-properties officeooo:rsid="0b0c4a84"/>
    </style:style>
    <style:style style:name="T1635" style:family="text">
      <style:text-properties officeooo:rsid="0b0ae99b"/>
    </style:style>
    <style:style style:name="T1636" style:family="text">
      <style:text-properties officeooo:rsid="0b08081d"/>
    </style:style>
    <style:style style:name="T1637" style:family="text">
      <style:text-properties officeooo:rsid="0b0dd6d2"/>
    </style:style>
    <style:style style:name="T1638" style:family="text">
      <style:text-properties officeooo:rsid="0b0eca78"/>
    </style:style>
    <style:style style:name="T1639" style:family="text">
      <style:text-properties officeooo:rsid="0b0f7f2b"/>
    </style:style>
    <style:style style:name="T1640" style:family="text">
      <style:text-properties officeooo:rsid="0b118ea1"/>
    </style:style>
    <style:style style:name="T1641" style:family="text">
      <style:text-properties officeooo:rsid="0a2b3a04"/>
    </style:style>
    <style:style style:name="T1642" style:family="text">
      <style:text-properties officeooo:rsid="0a1bf240"/>
    </style:style>
    <style:style style:name="T1643" style:family="text">
      <style:text-properties officeooo:rsid="0b15b67d"/>
    </style:style>
    <style:style style:name="T1644" style:family="text">
      <style:text-properties officeooo:rsid="0a2cffe0"/>
    </style:style>
    <style:style style:name="T1645" style:family="text">
      <style:text-properties officeooo:rsid="0a1e76c8"/>
    </style:style>
    <style:style style:name="T1646" style:family="text">
      <style:text-properties officeooo:rsid="0b16a3ab"/>
    </style:style>
    <style:style style:name="T1647" style:family="text">
      <style:text-properties officeooo:rsid="0b16cc69"/>
    </style:style>
    <style:style style:name="T1648" style:family="text">
      <style:text-properties officeooo:rsid="0c492ec6"/>
    </style:style>
    <style:style style:name="T1649" style:family="text">
      <style:text-properties officeooo:rsid="0bfd0076"/>
    </style:style>
    <style:style style:name="T1650" style:family="text">
      <style:text-properties officeooo:rsid="0a353f7c"/>
    </style:style>
    <style:style style:name="T1651" style:family="text">
      <style:text-properties officeooo:rsid="0a2286e4"/>
    </style:style>
    <style:style style:name="T1652" style:family="text">
      <style:text-properties officeooo:rsid="0b26f459"/>
    </style:style>
    <style:style style:name="T1653" style:family="text">
      <style:text-properties officeooo:rsid="0b229ae7"/>
    </style:style>
    <style:style style:name="T1654" style:family="text">
      <style:text-properties officeooo:rsid="0c1b0f3f"/>
    </style:style>
    <style:style style:name="T1655" style:family="text">
      <style:text-properties officeooo:rsid="0a304e0b"/>
    </style:style>
    <style:style style:name="T1656" style:family="text">
      <style:text-properties officeooo:rsid="0a2014f4"/>
    </style:style>
    <style:style style:name="T1657" style:family="text">
      <style:text-properties officeooo:rsid="0b294b09"/>
    </style:style>
    <style:style style:name="T1658" style:family="text">
      <style:text-properties officeooo:rsid="034dc4f8"/>
    </style:style>
    <style:style style:name="T1659" style:family="text">
      <style:text-properties officeooo:rsid="0b2f87e2"/>
    </style:style>
    <style:style style:name="T1660" style:family="text">
      <style:text-properties officeooo:rsid="0b2c18b0"/>
    </style:style>
    <style:style style:name="T1661" style:family="text">
      <style:text-properties officeooo:rsid="0361b9fa"/>
    </style:style>
    <style:style style:name="T1662" style:family="text">
      <style:text-properties officeooo:rsid="0b2c8932"/>
    </style:style>
    <style:style style:name="T1663" style:family="text">
      <style:text-properties officeooo:rsid="0b2ffb9c"/>
    </style:style>
    <style:style style:name="T1664" style:family="text">
      <style:text-properties officeooo:rsid="034235a5"/>
    </style:style>
    <style:style style:name="T1665" style:family="text">
      <style:text-properties officeooo:rsid="0a8e5f10"/>
    </style:style>
    <style:style style:name="T1666" style:family="text">
      <style:text-properties officeooo:rsid="0b4bb307"/>
    </style:style>
    <style:style style:name="T1667" style:family="text">
      <style:text-properties officeooo:rsid="0a9fa8c0"/>
    </style:style>
    <style:style style:name="T1668" style:family="text">
      <style:text-properties officeooo:rsid="0a85caf8"/>
    </style:style>
    <style:style style:name="T1669" style:family="text">
      <style:text-properties officeooo:rsid="0a8ae28c"/>
    </style:style>
    <style:style style:name="T1670" style:family="text">
      <style:text-properties officeooo:rsid="0b34c806"/>
    </style:style>
    <style:style style:name="T1671" style:family="text">
      <style:text-properties officeooo:rsid="0b36ecd1"/>
    </style:style>
    <style:style style:name="T1672" style:family="text">
      <style:text-properties officeooo:rsid="0a8faa22"/>
    </style:style>
    <style:style style:name="T1673" style:family="text">
      <style:text-properties officeooo:rsid="09fd6a05"/>
    </style:style>
    <style:style style:name="T1674" style:family="text">
      <style:text-properties officeooo:rsid="0a01f019"/>
    </style:style>
    <style:style style:name="T1675" style:family="text">
      <style:text-properties officeooo:rsid="0a90044d"/>
    </style:style>
    <style:style style:name="T1676" style:family="text">
      <style:text-properties officeooo:rsid="0b391ee8"/>
    </style:style>
    <style:style style:name="T1677" style:family="text">
      <style:text-properties officeooo:rsid="0a087c80"/>
    </style:style>
    <style:style style:name="T1678" style:family="text">
      <style:text-properties officeooo:rsid="0b3c8b05"/>
    </style:style>
    <style:style style:name="T1679" style:family="text">
      <style:text-properties officeooo:rsid="0b42e9a2"/>
    </style:style>
    <style:style style:name="T1680" style:family="text">
      <style:text-properties officeooo:rsid="0b434c79"/>
    </style:style>
    <style:style style:name="T1681" style:family="text">
      <style:text-properties officeooo:rsid="0b47196f"/>
    </style:style>
    <style:style style:name="T1682" style:family="text">
      <style:text-properties officeooo:rsid="0b43806d"/>
    </style:style>
    <style:style style:name="T1683" style:family="text">
      <style:text-properties officeooo:rsid="0a904ea5"/>
    </style:style>
    <style:style style:name="T1684" style:family="text">
      <style:text-properties officeooo:rsid="0a0c133b"/>
    </style:style>
    <style:style style:name="T1685" style:family="text">
      <style:text-properties officeooo:rsid="0a950b70"/>
    </style:style>
    <style:style style:name="T1686" style:family="text">
      <style:text-properties officeooo:rsid="0b47feaf"/>
    </style:style>
    <style:style style:name="T1687" style:family="text">
      <style:text-properties officeooo:rsid="0be098bb"/>
    </style:style>
    <style:style style:name="T1688" style:family="text">
      <style:text-properties officeooo:rsid="0a918f1a"/>
    </style:style>
    <style:style style:name="T1689" style:family="text">
      <style:text-properties officeooo:rsid="09fa5a08"/>
    </style:style>
    <style:style style:name="T1690" style:family="text">
      <style:text-properties officeooo:rsid="0a0e91d4"/>
    </style:style>
    <style:style style:name="T1691" style:family="text">
      <style:text-properties officeooo:rsid="0a0ffa5e"/>
    </style:style>
    <style:style style:name="T1692" style:family="text">
      <style:text-properties officeooo:rsid="0b4b2fd7"/>
    </style:style>
    <style:style style:name="T1693" style:family="text">
      <style:text-properties officeooo:rsid="093957c0"/>
    </style:style>
    <style:style style:name="T1694" style:family="text">
      <style:text-properties officeooo:rsid="028824fa"/>
    </style:style>
    <style:style style:name="T1695" style:family="text">
      <style:text-properties officeooo:rsid="02abaaad"/>
    </style:style>
    <style:style style:name="T1696" style:family="text">
      <style:text-properties officeooo:rsid="0551e828"/>
    </style:style>
    <style:style style:name="T1697" style:family="text">
      <style:text-properties officeooo:rsid="0546624c"/>
    </style:style>
    <style:style style:name="T1698" style:family="text">
      <style:text-properties officeooo:rsid="055c56b8"/>
    </style:style>
    <style:style style:name="T1699" style:family="text">
      <style:text-properties officeooo:rsid="055ed5b7"/>
    </style:style>
    <style:style style:name="T1700" style:family="text">
      <style:text-properties officeooo:rsid="0b4c90ff"/>
    </style:style>
    <style:style style:name="T1701" style:family="text">
      <style:text-properties officeooo:rsid="05595d0e"/>
    </style:style>
    <style:style style:name="T1702" style:family="text">
      <style:text-properties officeooo:rsid="0b4dd1d6"/>
    </style:style>
    <style:style style:name="T1703" style:family="text">
      <style:text-properties officeooo:rsid="05439d1c"/>
    </style:style>
    <style:style style:name="T1704" style:family="text">
      <style:text-properties officeooo:rsid="05457ee8"/>
    </style:style>
    <style:style style:name="T1705" style:family="text">
      <style:text-properties officeooo:rsid="0948dd57"/>
    </style:style>
    <style:style style:name="T1706" style:family="text">
      <style:text-properties officeooo:rsid="094bfb62"/>
    </style:style>
    <style:style style:name="T1707" style:family="text">
      <style:text-properties officeooo:rsid="0903a5c9"/>
    </style:style>
    <style:style style:name="T1708" style:family="text">
      <style:text-properties officeooo:rsid="09cebc9e"/>
    </style:style>
    <style:style style:name="T1709" style:family="text">
      <style:text-properties officeooo:rsid="09cd4d60"/>
    </style:style>
    <style:style style:name="T1710" style:family="text">
      <style:text-properties officeooo:rsid="09919244"/>
    </style:style>
    <style:style style:name="T1711" style:family="text">
      <style:text-properties officeooo:rsid="09d00283"/>
    </style:style>
    <style:style style:name="T1712" style:family="text">
      <style:text-properties officeooo:rsid="091599c7"/>
    </style:style>
    <style:style style:name="T1713" style:family="text">
      <style:text-properties officeooo:rsid="09d02d59"/>
    </style:style>
    <style:style style:name="T1714" style:family="text">
      <style:text-properties officeooo:rsid="091819e2"/>
    </style:style>
    <style:style style:name="T1715" style:family="text">
      <style:text-properties officeooo:rsid="0910f75c"/>
    </style:style>
    <style:style style:name="T1716" style:family="text">
      <style:text-properties officeooo:rsid="0306e316"/>
    </style:style>
    <style:style style:name="T1717" style:family="text">
      <style:text-properties officeooo:rsid="02f9addb"/>
    </style:style>
    <style:style style:name="T1718" style:family="text">
      <style:text-properties officeooo:rsid="030915ff"/>
    </style:style>
    <style:style style:name="T1719" style:family="text">
      <style:text-properties officeooo:rsid="0b4e6cba"/>
    </style:style>
    <style:style style:name="T1720" style:family="text">
      <style:text-properties officeooo:rsid="03897698"/>
    </style:style>
    <style:style style:name="T1721" style:family="text">
      <style:text-properties officeooo:rsid="0bcf9561"/>
    </style:style>
    <style:style style:name="T1722" style:family="text">
      <style:text-properties officeooo:rsid="0bb1a373"/>
    </style:style>
    <style:style style:name="T1723" style:family="text">
      <style:text-properties officeooo:rsid="0bb098fe"/>
    </style:style>
    <style:style style:name="T1724" style:family="text">
      <style:text-properties officeooo:rsid="0273e691"/>
    </style:style>
    <style:style style:name="T1725" style:family="text">
      <style:text-properties officeooo:rsid="0b5599e6"/>
    </style:style>
    <style:style style:name="T1726" style:family="text">
      <style:text-properties officeooo:rsid="0b55dbc1"/>
    </style:style>
    <style:style style:name="T1727" style:family="text">
      <style:text-properties officeooo:rsid="002aaf3e"/>
    </style:style>
    <style:style style:name="T1728" style:family="text">
      <style:text-properties officeooo:rsid="0700ae3b"/>
    </style:style>
    <style:style style:name="T1729" style:family="text">
      <style:text-properties officeooo:rsid="058aa68c"/>
    </style:style>
    <style:style style:name="T1730" style:family="text">
      <style:text-properties officeooo:rsid="0955c02b"/>
    </style:style>
    <style:style style:name="T1731" style:family="text">
      <style:text-properties officeooo:rsid="0b57fdaa"/>
    </style:style>
    <style:style style:name="T1732" style:family="text">
      <style:text-properties officeooo:rsid="01c9df4e"/>
    </style:style>
    <style:style style:name="T1733" style:family="text">
      <style:text-properties officeooo:rsid="06c696a0"/>
    </style:style>
    <style:style style:name="T1734" style:family="text">
      <style:text-properties officeooo:rsid="02b22964"/>
    </style:style>
    <style:style style:name="T1735" style:family="text">
      <style:text-properties officeooo:rsid="02b29123"/>
    </style:style>
    <style:style style:name="T1736" style:family="text">
      <style:text-properties officeooo:rsid="003c59d8"/>
    </style:style>
    <style:style style:name="T1737" style:family="text">
      <style:text-properties officeooo:rsid="0022f926"/>
    </style:style>
    <style:style style:name="T1738" style:family="text">
      <style:text-properties officeooo:rsid="06cf9217"/>
    </style:style>
    <style:style style:name="T1739" style:family="text">
      <style:text-properties officeooo:rsid="01dba529"/>
    </style:style>
    <style:style style:name="T1740" style:family="text">
      <style:text-properties officeooo:rsid="00228721"/>
    </style:style>
    <style:style style:name="T1741" style:family="text">
      <style:text-properties officeooo:rsid="003a5ef4"/>
    </style:style>
    <style:style style:name="T1742" style:family="text">
      <style:text-properties officeooo:rsid="02b2edf6"/>
    </style:style>
    <style:style style:name="T1743" style:family="text">
      <style:text-properties officeooo:rsid="056bb9d1"/>
    </style:style>
    <style:style style:name="T1744" style:family="text">
      <style:text-properties officeooo:rsid="095ac76e"/>
    </style:style>
    <style:style style:name="T1745" style:family="text">
      <style:text-properties officeooo:rsid="095c8693"/>
    </style:style>
    <style:style style:name="T1746" style:family="text">
      <style:text-properties officeooo:rsid="095b1800"/>
    </style:style>
    <style:style style:name="T1747" style:family="text">
      <style:text-properties officeooo:rsid="03508471"/>
    </style:style>
    <style:style style:name="T1748" style:family="text">
      <style:text-properties officeooo:rsid="0b63b4f4"/>
    </style:style>
    <style:style style:name="T1749" style:family="text">
      <style:text-properties officeooo:rsid="00479fa2"/>
    </style:style>
    <style:style style:name="T1750" style:family="text">
      <style:text-properties officeooo:rsid="096524eb"/>
    </style:style>
    <style:style style:name="T1751" style:family="text">
      <style:text-properties officeooo:rsid="00f55fe8"/>
    </style:style>
    <style:style style:name="T1752" style:family="text">
      <style:text-properties officeooo:rsid="0048cdcf"/>
    </style:style>
    <style:style style:name="T1753" style:family="text">
      <style:text-properties officeooo:rsid="0b654d1e"/>
    </style:style>
    <style:style style:name="T1754" style:family="text">
      <style:text-properties officeooo:rsid="0b68cb7a"/>
    </style:style>
    <style:style style:name="T1755" style:family="text">
      <style:text-properties officeooo:rsid="0b66dd47"/>
    </style:style>
    <style:style style:name="T1756" style:family="text">
      <style:text-properties officeooo:rsid="07f700c3"/>
    </style:style>
    <style:style style:name="T1757" style:family="text">
      <style:text-properties officeooo:rsid="0b668768"/>
    </style:style>
    <style:style style:name="T1758" style:family="text">
      <style:text-properties officeooo:rsid="098ba681"/>
    </style:style>
    <style:style style:name="T1759" style:family="text">
      <style:text-properties officeooo:rsid="098d0c26"/>
    </style:style>
    <style:style style:name="T1760" style:family="text">
      <style:text-properties officeooo:rsid="0b6bf3e0"/>
    </style:style>
    <style:style style:name="T1761" style:family="text">
      <style:text-properties officeooo:rsid="098ab7a6"/>
    </style:style>
    <style:style style:name="T1762" style:family="text">
      <style:text-properties officeooo:rsid="0b6c8b08"/>
    </style:style>
    <style:style style:name="T1763" style:family="text">
      <style:text-properties officeooo:rsid="0984c376"/>
    </style:style>
    <style:style style:name="T1764" style:family="text">
      <style:text-properties officeooo:rsid="094d9849"/>
    </style:style>
    <style:style style:name="T1765" style:family="text">
      <style:text-properties officeooo:rsid="09224ad6"/>
    </style:style>
    <style:style style:name="T1766" style:family="text">
      <style:text-properties officeooo:rsid="096bc9c9"/>
    </style:style>
    <style:style style:name="T1767" style:family="text">
      <style:text-properties officeooo:rsid="09216e81"/>
    </style:style>
    <style:style style:name="T1768" style:family="text">
      <style:text-properties officeooo:rsid="09e880be"/>
    </style:style>
    <style:style style:name="T1769" style:family="text">
      <style:text-properties officeooo:rsid="096bf43b"/>
    </style:style>
    <style:style style:name="T1770" style:family="text">
      <style:text-properties officeooo:rsid="0b6e1703"/>
    </style:style>
    <style:style style:name="T1771" style:family="text">
      <style:text-properties officeooo:rsid="090af9ad"/>
    </style:style>
    <style:style style:name="T1772" style:family="text">
      <style:text-properties officeooo:rsid="092423be"/>
    </style:style>
    <style:style style:name="T1773" style:family="text">
      <style:text-properties officeooo:rsid="091d9121"/>
    </style:style>
    <style:style style:name="T1774" style:family="text">
      <style:text-properties officeooo:rsid="091bed76"/>
    </style:style>
    <style:style style:name="T1775" style:family="text">
      <style:text-properties officeooo:rsid="096a6273"/>
    </style:style>
    <style:style style:name="T1776" style:family="text">
      <style:text-properties officeooo:rsid="0bdb9f66"/>
    </style:style>
    <style:style style:name="T1777" style:family="text">
      <style:text-properties officeooo:rsid="0b966f96"/>
    </style:style>
    <style:style style:name="T1778" style:family="text">
      <style:text-properties officeooo:rsid="0a5b5c06"/>
    </style:style>
    <style:style style:name="T1779" style:family="text">
      <style:text-properties officeooo:rsid="0c04ce4e"/>
    </style:style>
    <style:style style:name="T1780" style:family="text">
      <style:text-properties officeooo:rsid="0b9ce552"/>
    </style:style>
    <style:style style:name="T1781" style:family="text">
      <style:text-properties officeooo:rsid="0a60a120"/>
    </style:style>
    <style:style style:name="T1782" style:family="text">
      <style:text-properties officeooo:rsid="009cd2bd"/>
    </style:style>
    <style:style style:name="T1783" style:family="text">
      <style:text-properties officeooo:rsid="00ae75dc"/>
    </style:style>
    <style:style style:name="T1784" style:family="text">
      <style:text-properties officeooo:rsid="00ab19a7"/>
    </style:style>
    <style:style style:name="T1785" style:family="text">
      <style:text-properties officeooo:rsid="0b76cc1a"/>
    </style:style>
    <style:style style:name="T1786" style:family="text">
      <style:text-properties officeooo:rsid="00b713c2"/>
    </style:style>
    <style:style style:name="T1787" style:family="text">
      <style:text-properties officeooo:rsid="00b0f210"/>
    </style:style>
    <style:style style:name="T1788" style:family="text">
      <style:text-properties officeooo:rsid="0da2378d"/>
    </style:style>
    <style:style style:name="T1789" style:family="text">
      <style:text-properties officeooo:rsid="0332d1c8"/>
    </style:style>
    <style:style style:name="T1790" style:family="text">
      <style:text-properties officeooo:rsid="0334531c"/>
    </style:style>
    <style:style style:name="T1791" style:family="text">
      <style:text-properties officeooo:rsid="0b9f547a"/>
    </style:style>
    <style:style style:name="T1792" style:family="text">
      <style:text-properties officeooo:rsid="089abb9f"/>
    </style:style>
    <style:style style:name="T1793" style:family="text">
      <style:text-properties officeooo:rsid="0a698f23"/>
    </style:style>
    <style:style style:name="T1794" style:family="text">
      <style:text-properties officeooo:rsid="00cf329d"/>
    </style:style>
    <style:style style:name="T1795" style:family="text">
      <style:text-properties officeooo:rsid="00ca9842" style:font-size-asian="10.5pt"/>
    </style:style>
    <style:style style:name="T1796" style:family="text">
      <style:text-properties officeooo:rsid="0b7e3ce9"/>
    </style:style>
    <style:style style:name="T1797" style:family="text">
      <style:text-properties officeooo:rsid="0237262c"/>
    </style:style>
    <style:style style:name="T1798" style:family="text">
      <style:text-properties officeooo:rsid="0b8e39ee"/>
    </style:style>
    <style:style style:name="T1799" style:family="text">
      <style:text-properties style:font-name="TimesNewRomanPSMT" fo:font-size="12pt" style:font-size-asian="12pt"/>
    </style:style>
    <style:style style:name="T1800" style:family="text">
      <style:text-properties style:font-name="TimesNewRomanPSMT" fo:font-size="12pt" officeooo:rsid="0b8e39ee" style:font-size-asian="12pt"/>
    </style:style>
    <style:style style:name="T1801" style:family="text">
      <style:text-properties style:font-name="TimesNewRomanPSMT" fo:font-size="12pt" officeooo:rsid="0b815ea4" style:font-size-asian="12pt"/>
    </style:style>
    <style:style style:name="T1802" style:family="text">
      <style:text-properties style:font-name="TimesNewRomanPSMT" fo:font-size="12pt" officeooo:rsid="0c077e20" style:font-size-asian="12pt"/>
    </style:style>
    <style:style style:name="T1803" style:family="text">
      <style:text-properties style:font-name="TimesNewRomanPSMT" fo:font-size="12pt" officeooo:rsid="0b862db1" style:font-size-asian="12pt"/>
    </style:style>
    <style:style style:name="T1804" style:family="text">
      <style:text-properties style:font-name="TimesNewRomanPSMT" fo:font-size="12pt" officeooo:rsid="0b87e3d1" style:font-size-asian="12pt"/>
    </style:style>
    <style:style style:name="T1805" style:family="text">
      <style:text-properties style:font-name="TimesNewRomanPSMT" fo:font-size="12pt" officeooo:rsid="0f658441" style:font-size-asian="12pt"/>
    </style:style>
    <style:style style:name="T1806" style:family="text">
      <style:text-properties style:font-name="TimesNewRomanPSMT" fo:font-size="12pt" officeooo:rsid="109516ff" style:font-size-asian="12pt"/>
    </style:style>
    <style:style style:name="T1807" style:family="text">
      <style:text-properties style:font-name="TimesNewRomanPSMT" fo:font-size="12pt" officeooo:rsid="0f6545cf" style:font-size-asian="12pt"/>
    </style:style>
    <style:style style:name="T1808" style:family="text">
      <style:text-properties style:font-name="TimesNewRomanPSMT" fo:font-size="12pt" officeooo:rsid="0ef9595f" style:font-size-asian="12pt"/>
    </style:style>
    <style:style style:name="T1809" style:family="text">
      <style:text-properties style:font-name="TimesNewRomanPSMT" fo:font-size="12pt" officeooo:rsid="0f674946" style:font-size-asian="12pt"/>
    </style:style>
    <style:style style:name="T1810" style:family="text">
      <style:text-properties style:font-name="TimesNewRomanPSMT" fo:font-size="12pt" officeooo:rsid="0f6e6e5b" style:font-size-asian="12pt"/>
    </style:style>
    <style:style style:name="T1811" style:family="text">
      <style:text-properties style:font-name="TimesNewRomanPSMT" fo:font-size="12pt" officeooo:rsid="0301cca3" style:font-size-asian="12pt"/>
    </style:style>
    <style:style style:name="T1812" style:family="text">
      <style:text-properties style:font-name="TimesNewRomanPSMT" fo:font-size="12pt" officeooo:rsid="050a2a71" style:font-size-asian="12pt"/>
    </style:style>
    <style:style style:name="T1813" style:family="text">
      <style:text-properties style:font-name="TimesNewRomanPSMT" fo:font-size="12pt" fo:font-style="italic" style:font-size-asian="12pt" style:font-style-asian="italic" style:font-style-complex="italic"/>
    </style:style>
    <style:style style:name="T1814" style:family="text">
      <style:text-properties style:font-name="TimesNewRomanPSMT" fo:font-size="12pt" fo:font-style="italic" officeooo:rsid="0b862db1" style:font-size-asian="12pt" style:font-style-asian="italic" style:font-style-complex="italic"/>
    </style:style>
    <style:style style:name="T1815" style:family="text">
      <style:text-properties style:font-name="TimesNewRomanPSMT" fo:font-size="12pt" fo:font-weight="bold" officeooo:rsid="0b862db1" style:font-size-asian="12pt" style:font-weight-asian="bold" style:font-weight-complex="bold"/>
    </style:style>
    <style:style style:name="T1816" style:family="text">
      <style:text-properties style:font-name="TimesNewRomanPSMT" fo:font-size="12pt" fo:font-style="normal" officeooo:rsid="050a2a71" style:font-size-asian="12pt" style:font-style-asian="normal" style:font-style-complex="normal"/>
    </style:style>
    <style:style style:name="T1817" style:family="text">
      <style:text-properties style:font-name="TimesNewRomanPS-BoldMT" fo:font-size="11pt" fo:font-weight="bold" style:font-size-asian="11pt" style:font-weight-asian="bold"/>
    </style:style>
    <style:style style:name="T1818" style:family="text">
      <style:text-properties style:font-name="TimesNewRomanPS-BoldMT" fo:font-size="12pt" fo:font-weight="bold" style:font-size-asian="12pt" style:font-weight-asian="bold"/>
    </style:style>
    <style:style style:name="T1819" style:family="text">
      <style:text-properties style:font-name="TimesNewRomanPS-BoldMT" fo:font-size="10pt" fo:font-weight="bold" style:font-size-asian="10pt" style:font-weight-asian="bold"/>
    </style:style>
    <style:style style:name="T1820" style:family="text">
      <style:text-properties officeooo:rsid="0b7f9279"/>
    </style:style>
    <style:style style:name="T1821" style:family="text">
      <style:text-properties officeooo:rsid="0b7b95c4"/>
    </style:style>
    <style:style style:name="T1822" style:family="text">
      <style:text-properties officeooo:rsid="0a72229b"/>
    </style:style>
    <style:style style:name="T1823" style:family="text">
      <style:text-properties officeooo:rsid="0a7314b3"/>
    </style:style>
    <style:style style:name="T1824" style:family="text">
      <style:text-properties officeooo:rsid="00c85a8f"/>
    </style:style>
    <style:style style:name="T1825" style:family="text">
      <style:text-properties officeooo:rsid="0b87e3d1"/>
    </style:style>
    <style:style style:name="T1826" style:family="text">
      <style:text-properties officeooo:rsid="0b808df3"/>
    </style:style>
    <style:style style:name="T1827" style:family="text">
      <style:text-properties officeooo:rsid="0b8057b0"/>
    </style:style>
    <style:style style:name="T1828" style:family="text">
      <style:text-properties officeooo:rsid="02385403"/>
    </style:style>
    <style:style style:name="T1829" style:family="text">
      <style:text-properties officeooo:rsid="0b862db1"/>
    </style:style>
    <style:style style:name="T1830" style:family="text">
      <style:text-properties officeooo:rsid="0b82fcfe"/>
    </style:style>
    <style:style style:name="T1831" style:family="text">
      <style:text-properties officeooo:rsid="0b859a57"/>
    </style:style>
    <style:style style:name="T1832" style:family="text">
      <style:text-properties officeooo:rsid="0b83fe72"/>
    </style:style>
    <style:style style:name="T1833" style:family="text">
      <style:text-properties officeooo:rsid="0aaaa3fd"/>
    </style:style>
    <style:style style:name="T1834" style:family="text">
      <style:text-properties officeooo:rsid="07dc78b5"/>
    </style:style>
    <style:style style:name="T1835" style:family="text">
      <style:text-properties officeooo:rsid="02477b38"/>
    </style:style>
    <style:style style:name="T1836" style:family="text">
      <style:text-properties officeooo:rsid="0b908977"/>
    </style:style>
    <style:style style:name="T1837" style:family="text">
      <style:text-properties officeooo:rsid="0b90cb70"/>
    </style:style>
    <style:style style:name="T1838" style:family="text">
      <style:text-properties officeooo:rsid="0c24ab8b"/>
    </style:style>
    <style:style style:name="T1839" style:family="text">
      <style:text-properties officeooo:rsid="0c2474d8"/>
    </style:style>
    <style:style style:name="T1840" style:family="text">
      <style:text-properties officeooo:rsid="07881d57"/>
    </style:style>
    <style:style style:name="T1841" style:family="text">
      <style:text-properties officeooo:rsid="0ba9093b"/>
    </style:style>
    <style:style style:name="T1842" style:family="text">
      <style:text-properties officeooo:rsid="007b6c35"/>
    </style:style>
    <style:style style:name="T1843" style:family="text">
      <style:text-properties officeooo:rsid="082003a9"/>
    </style:style>
    <style:style style:name="T1844" style:family="text">
      <style:text-properties officeooo:rsid="0bb2d34e"/>
    </style:style>
    <style:style style:name="T1845" style:family="text">
      <style:text-properties officeooo:rsid="0c077e20"/>
    </style:style>
    <style:style style:name="T1846" style:family="text">
      <style:text-properties officeooo:rsid="0ce59548"/>
    </style:style>
    <style:style style:name="T1847" style:family="text">
      <style:text-properties officeooo:rsid="0c30993e"/>
    </style:style>
    <style:style style:name="T1848" style:family="text">
      <style:text-properties officeooo:rsid="10d39341"/>
    </style:style>
    <style:style style:name="T1849" style:family="text">
      <style:text-properties officeooo:rsid="03d27f87"/>
    </style:style>
    <style:style style:name="T1850" style:family="text">
      <style:text-properties officeooo:rsid="0e76ce12"/>
    </style:style>
    <style:style style:name="T1851" style:family="text">
      <style:text-properties officeooo:rsid="0ce7e31d"/>
    </style:style>
    <style:style style:name="T1852" style:family="text">
      <style:text-properties officeooo:rsid="10287b40"/>
    </style:style>
    <style:style style:name="T1853" style:family="text">
      <style:text-properties officeooo:rsid="1048ffa5"/>
    </style:style>
    <style:style style:name="T1854" style:family="text">
      <style:text-properties officeooo:rsid="0df9eb63"/>
    </style:style>
    <style:style style:name="T1855" style:family="text">
      <style:text-properties officeooo:rsid="0ded6a2c"/>
    </style:style>
    <style:style style:name="T1856" style:family="text">
      <style:text-properties officeooo:rsid="0dc665cc"/>
    </style:style>
    <style:style style:name="T1857" style:family="text">
      <style:text-properties officeooo:rsid="1009dccd"/>
    </style:style>
    <style:style style:name="T1858" style:family="text">
      <style:text-properties officeooo:rsid="0dc78067"/>
    </style:style>
    <style:style style:name="T1859" style:family="text">
      <style:text-properties officeooo:rsid="0dc6bec3"/>
    </style:style>
    <style:style style:name="T1860" style:family="text">
      <style:text-properties officeooo:rsid="0dc78976"/>
    </style:style>
    <style:style style:name="T1861" style:family="text">
      <style:text-properties officeooo:rsid="10a6c3d0"/>
    </style:style>
    <style:style style:name="T1862" style:family="text">
      <style:text-properties officeooo:rsid="0dfad7c0"/>
    </style:style>
    <style:style style:name="T1863" style:family="text">
      <style:text-properties officeooo:rsid="0dd28404"/>
    </style:style>
    <style:style style:name="T1864" style:family="text">
      <style:text-properties officeooo:rsid="0fff1b8a"/>
    </style:style>
    <style:style style:name="T1865" style:family="text">
      <style:text-properties officeooo:rsid="0fefd0dd"/>
    </style:style>
    <style:style style:name="T1866" style:family="text">
      <style:text-properties officeooo:rsid="0dfe02a1"/>
    </style:style>
    <style:style style:name="T1867" style:family="text">
      <style:text-properties officeooo:rsid="0ff88cff"/>
    </style:style>
    <style:style style:name="T1868" style:family="text">
      <style:text-properties officeooo:rsid="0ff4c8ad"/>
    </style:style>
    <style:style style:name="T1869" style:family="text">
      <style:text-properties officeooo:rsid="0dc23be1"/>
    </style:style>
    <style:style style:name="T1870" style:family="text">
      <style:text-properties officeooo:rsid="0ff6ae95"/>
    </style:style>
    <style:style style:name="T1871" style:family="text">
      <style:text-properties officeooo:rsid="0ff7707a"/>
    </style:style>
    <style:style style:name="T1872" style:family="text">
      <style:text-properties officeooo:rsid="0e357bca"/>
    </style:style>
    <style:style style:name="T1873" style:family="text">
      <style:text-properties officeooo:rsid="0dffe37f"/>
    </style:style>
    <style:style style:name="T1874" style:family="text">
      <style:text-properties officeooo:rsid="10049a28"/>
    </style:style>
    <style:style style:name="T1875" style:family="text">
      <style:text-properties officeooo:rsid="0e014449"/>
    </style:style>
    <style:style style:name="T1876" style:family="text">
      <style:text-properties officeooo:rsid="0e011d35"/>
    </style:style>
    <style:style style:name="T1877" style:family="text">
      <style:text-properties officeooo:rsid="0ffc264d"/>
    </style:style>
    <style:style style:name="T1878" style:family="text">
      <style:text-properties officeooo:rsid="0e3614d9"/>
    </style:style>
    <style:style style:name="T1879" style:family="text">
      <style:text-properties officeooo:rsid="100562b2"/>
    </style:style>
    <style:style style:name="T1880" style:family="text">
      <style:text-properties officeooo:rsid="0dee71d4"/>
    </style:style>
    <style:style style:name="T1881" style:family="text">
      <style:text-properties officeooo:rsid="1049354a"/>
    </style:style>
    <style:style style:name="T1882" style:family="text">
      <style:text-properties officeooo:rsid="0de6f50e"/>
    </style:style>
    <style:style style:name="T1883" style:family="text">
      <style:text-properties officeooo:rsid="0fb3dff5"/>
    </style:style>
    <style:style style:name="T1884" style:family="text">
      <style:text-properties officeooo:rsid="10089f0d"/>
    </style:style>
    <style:style style:name="T1885" style:family="text">
      <style:text-properties officeooo:rsid="10898698"/>
    </style:style>
    <style:style style:name="T1886" style:family="text">
      <style:text-properties officeooo:rsid="10301641"/>
    </style:style>
    <style:style style:name="T1887" style:family="text">
      <style:text-properties officeooo:rsid="0c8d5476"/>
    </style:style>
    <style:style style:name="T1888" style:family="text">
      <style:text-properties officeooo:rsid="102bb21b"/>
    </style:style>
    <style:style style:name="T1889" style:family="text">
      <style:text-properties officeooo:rsid="0f3fc860"/>
    </style:style>
    <style:style style:name="T1890" style:family="text">
      <style:text-properties officeooo:rsid="0d7f9f35"/>
    </style:style>
    <style:style style:name="T1891" style:family="text">
      <style:text-properties officeooo:rsid="106dbcd6"/>
    </style:style>
    <style:style style:name="T1892" style:family="text">
      <style:text-properties officeooo:rsid="0d87f762"/>
    </style:style>
    <style:style style:name="T1893" style:family="text">
      <style:text-properties officeooo:rsid="0d79d226"/>
    </style:style>
    <style:style style:name="T1894" style:family="text">
      <style:text-properties officeooo:rsid="0d846598"/>
    </style:style>
    <style:style style:name="T1895" style:family="text">
      <style:text-properties officeooo:rsid="0d9a12e8"/>
    </style:style>
    <style:style style:name="T1896" style:family="text">
      <style:text-properties officeooo:rsid="0d87a927"/>
    </style:style>
    <style:style style:name="T1897" style:family="text">
      <style:text-properties officeooo:rsid="0d8964f4"/>
    </style:style>
    <style:style style:name="T1898" style:family="text">
      <style:text-properties officeooo:rsid="0d5962f8"/>
    </style:style>
    <style:style style:name="T1899" style:family="text">
      <style:text-properties officeooo:rsid="0d700231"/>
    </style:style>
    <style:style style:name="T1900" style:family="text">
      <style:text-properties officeooo:rsid="0f411473"/>
    </style:style>
    <style:style style:name="T1901" style:family="text">
      <style:text-properties officeooo:rsid="1034cc49"/>
    </style:style>
    <style:style style:name="T1902" style:family="text">
      <style:text-properties officeooo:rsid="02e575d1"/>
    </style:style>
    <style:style style:name="T1903" style:family="text">
      <style:text-properties officeooo:rsid="02f01bad"/>
    </style:style>
    <style:style style:name="T1904" style:family="text">
      <style:text-properties officeooo:rsid="0fd31f4c"/>
    </style:style>
    <style:style style:name="T1905" style:family="text">
      <style:text-properties officeooo:rsid="0cea3c83"/>
    </style:style>
    <style:style style:name="T1906" style:family="text">
      <style:text-properties officeooo:rsid="0c60ed41"/>
    </style:style>
    <style:style style:name="T1907" style:family="text">
      <style:text-properties officeooo:rsid="0ceb0c22"/>
    </style:style>
    <style:style style:name="T1908" style:family="text">
      <style:text-properties officeooo:rsid="10272f1b"/>
    </style:style>
    <style:style style:name="T1909" style:family="text">
      <style:text-properties officeooo:rsid="02ee26c7"/>
    </style:style>
    <style:style style:name="T1910" style:family="text">
      <style:text-properties officeooo:rsid="0cf4bf58"/>
    </style:style>
    <style:style style:name="T1911" style:family="text">
      <style:text-properties officeooo:rsid="0c855435"/>
    </style:style>
    <style:style style:name="T1912" style:family="text">
      <style:text-properties officeooo:rsid="0fd327f7"/>
    </style:style>
    <style:style style:name="T1913" style:family="text">
      <style:text-properties officeooo:rsid="02e8fab1"/>
    </style:style>
    <style:style style:name="T1914" style:family="text">
      <style:text-properties officeooo:rsid="1036aa23"/>
    </style:style>
    <style:style style:name="T1915" style:family="text">
      <style:text-properties officeooo:rsid="1026c296"/>
    </style:style>
    <style:style style:name="T1916" style:family="text">
      <style:text-properties officeooo:rsid="10377b1b"/>
    </style:style>
    <style:style style:name="T1917" style:family="text">
      <style:text-properties officeooo:rsid="02ec312a"/>
    </style:style>
    <style:style style:name="T1918" style:family="text">
      <style:text-properties officeooo:rsid="103877c9"/>
    </style:style>
    <style:style style:name="T1919" style:family="text">
      <style:text-properties officeooo:rsid="02f5ff8d"/>
    </style:style>
    <style:style style:name="T1920" style:family="text">
      <style:text-properties officeooo:rsid="0c8678b9"/>
    </style:style>
    <style:style style:name="T1921" style:family="text">
      <style:text-properties officeooo:rsid="103cb390"/>
    </style:style>
    <style:style style:name="T1922" style:family="text">
      <style:text-properties officeooo:rsid="103b389c"/>
    </style:style>
    <style:style style:name="T1923" style:family="text">
      <style:text-properties officeooo:rsid="10399f14"/>
    </style:style>
    <style:style style:name="T1924" style:family="text">
      <style:text-properties officeooo:rsid="10ac1ea4"/>
    </style:style>
    <style:style style:name="T1925" style:family="text">
      <style:text-properties officeooo:rsid="0c443d60"/>
    </style:style>
    <style:style style:name="T1926" style:family="text">
      <style:text-properties officeooo:rsid="10408a2b"/>
    </style:style>
    <style:style style:name="T1927" style:family="text">
      <style:text-properties officeooo:rsid="02f3fa6a"/>
    </style:style>
    <style:style style:name="T1928" style:family="text">
      <style:text-properties officeooo:rsid="0fd9ea20"/>
    </style:style>
    <style:style style:name="T1929" style:family="text">
      <style:text-properties officeooo:rsid="10410bf0"/>
    </style:style>
    <style:style style:name="T1930" style:family="text">
      <style:text-properties officeooo:rsid="0d49cc85"/>
    </style:style>
    <style:style style:name="T1931" style:family="text">
      <style:text-properties officeooo:rsid="0d23f588"/>
    </style:style>
    <style:style style:name="T1932" style:family="text">
      <style:text-properties officeooo:rsid="0d27b0ab"/>
    </style:style>
    <style:style style:name="T1933" style:family="text">
      <style:text-properties officeooo:rsid="0d5a7fb7"/>
    </style:style>
    <style:style style:name="T1934" style:family="text">
      <style:text-properties officeooo:rsid="105463c2"/>
    </style:style>
    <style:style style:name="T1935" style:family="text">
      <style:text-properties officeooo:rsid="105acf11"/>
    </style:style>
    <style:style style:name="T1936" style:family="text">
      <style:text-properties officeooo:rsid="0d5b02a3"/>
    </style:style>
    <style:style style:name="T1937" style:family="text">
      <style:text-properties officeooo:rsid="10545762"/>
    </style:style>
    <style:style style:name="T1938" style:family="text">
      <style:text-properties officeooo:rsid="0fe5a889"/>
    </style:style>
    <style:style style:name="T1939" style:family="text">
      <style:text-properties officeooo:rsid="0d32a88b"/>
    </style:style>
    <style:style style:name="T1940" style:family="text">
      <style:text-properties officeooo:rsid="0dead959"/>
    </style:style>
    <style:style style:name="T1941" style:family="text">
      <style:text-properties officeooo:rsid="1064a16a"/>
    </style:style>
    <style:style style:name="T1942" style:family="text">
      <style:text-properties officeooo:rsid="10ac4563"/>
    </style:style>
    <style:style style:name="T1943" style:family="text">
      <style:text-properties officeooo:rsid="0f2838ad"/>
    </style:style>
    <style:style style:name="T1944" style:family="text">
      <style:text-properties officeooo:rsid="0ec87937"/>
    </style:style>
    <style:style style:name="T1945" style:family="text">
      <style:text-properties officeooo:rsid="1060521e"/>
    </style:style>
    <style:style style:name="T1946" style:family="text">
      <style:text-properties officeooo:rsid="0f36fce4"/>
    </style:style>
    <style:style style:name="T1947" style:family="text">
      <style:text-properties officeooo:rsid="0e1a38ae"/>
    </style:style>
    <style:style style:name="T1948" style:family="text">
      <style:text-properties officeooo:rsid="0c8f9cb2"/>
    </style:style>
    <style:style style:name="T1949" style:family="text">
      <style:text-properties officeooo:rsid="105e0939"/>
    </style:style>
    <style:style style:name="T1950" style:family="text">
      <style:text-properties officeooo:rsid="106d7476"/>
    </style:style>
    <style:style style:name="T1951" style:family="text">
      <style:text-properties officeooo:rsid="105c4f37"/>
    </style:style>
    <style:style style:name="T1952" style:family="text">
      <style:text-properties officeooo:rsid="10916979"/>
    </style:style>
    <style:style style:name="T1953" style:family="text">
      <style:text-properties officeooo:rsid="0f425d66"/>
    </style:style>
    <style:style style:name="T1954" style:family="text">
      <style:text-properties officeooo:rsid="107ad84c"/>
    </style:style>
    <style:style style:name="T1955" style:family="text">
      <style:text-properties officeooo:rsid="0e644350"/>
    </style:style>
    <style:style style:name="T1956" style:family="text">
      <style:text-properties officeooo:rsid="0ea6c104"/>
    </style:style>
    <style:style style:name="T1957" style:family="text">
      <style:text-properties officeooo:rsid="0e8aa80d"/>
    </style:style>
    <style:style style:name="T1958" style:family="text">
      <style:text-properties officeooo:rsid="0ea1eb71"/>
    </style:style>
    <style:style style:name="T1959" style:family="text">
      <style:text-properties officeooo:rsid="0eafa4dd"/>
    </style:style>
    <style:style style:name="T1960" style:family="text">
      <style:text-properties officeooo:rsid="0e8e5b91"/>
    </style:style>
    <style:style style:name="T1961" style:family="text">
      <style:text-properties officeooo:rsid="0f658441"/>
    </style:style>
    <style:style style:name="T1962" style:family="text">
      <style:text-properties officeooo:rsid="0e94be6c"/>
    </style:style>
    <style:style style:name="T1963" style:family="text">
      <style:text-properties officeooo:rsid="10b2985c"/>
    </style:style>
    <style:style style:name="T1964" style:family="text">
      <style:text-properties officeooo:rsid="0f44df08"/>
    </style:style>
    <style:style style:name="T1965" style:family="text">
      <style:text-properties officeooo:rsid="0ead4823"/>
    </style:style>
    <style:style style:name="T1966" style:family="text">
      <style:text-properties officeooo:rsid="0eac0dc0"/>
    </style:style>
    <style:style style:name="T1967" style:family="text">
      <style:text-properties officeooo:rsid="0eadcca0"/>
    </style:style>
    <style:style style:name="T1968" style:family="text">
      <style:text-properties officeooo:rsid="0eaf695a"/>
    </style:style>
    <style:style style:name="T1969" style:family="text">
      <style:text-properties officeooo:rsid="0ece6615"/>
    </style:style>
    <style:style style:name="T1970" style:family="text">
      <style:text-properties officeooo:rsid="0eb2d24a"/>
    </style:style>
    <style:style style:name="T1971" style:family="text">
      <style:text-properties officeooo:rsid="0ebefdc4"/>
    </style:style>
    <style:style style:name="T1972" style:family="text">
      <style:text-properties officeooo:rsid="0ebfa25c"/>
    </style:style>
    <style:style style:name="T1973" style:family="text">
      <style:text-properties officeooo:rsid="0ec426b6"/>
    </style:style>
    <style:style style:name="T1974" style:family="text">
      <style:text-properties officeooo:rsid="0eeb2e1e"/>
    </style:style>
    <style:style style:name="T1975" style:family="text">
      <style:text-properties officeooo:rsid="0eec93e5"/>
    </style:style>
    <style:style style:name="T1976" style:family="text">
      <style:text-properties officeooo:rsid="0eea46e9"/>
    </style:style>
    <style:style style:name="T1977" style:family="text">
      <style:text-properties officeooo:rsid="0f4b44fd"/>
    </style:style>
    <style:style style:name="T1978" style:family="text">
      <style:text-properties officeooo:rsid="0eedf639"/>
    </style:style>
    <style:style style:name="T1979" style:family="text">
      <style:text-properties officeooo:rsid="0ed269fb"/>
    </style:style>
    <style:style style:name="T1980" style:family="text">
      <style:text-properties officeooo:rsid="0ed1701d"/>
    </style:style>
    <style:style style:name="T1981" style:family="text">
      <style:text-properties officeooo:rsid="10b8bfbe"/>
    </style:style>
    <style:style style:name="T1982" style:family="text">
      <style:text-properties officeooo:rsid="0f6545cf"/>
    </style:style>
    <style:style style:name="T1983" style:family="text">
      <style:text-properties officeooo:rsid="0f0047b3"/>
    </style:style>
    <style:style style:name="T1984" style:family="text">
      <style:text-properties officeooo:rsid="0f680837"/>
    </style:style>
    <style:style style:name="T1985" style:family="text">
      <style:text-properties officeooo:rsid="0eb6a664"/>
    </style:style>
    <style:style style:name="T1986" style:family="text">
      <style:text-properties officeooo:rsid="0f70cc19"/>
    </style:style>
    <style:style style:name="T1987" style:family="text">
      <style:text-properties officeooo:rsid="0f76600f"/>
    </style:style>
    <style:style style:name="T1988" style:family="text">
      <style:text-properties officeooo:rsid="109bcaf3"/>
    </style:style>
    <style:style style:name="T1989" style:family="text">
      <style:text-properties officeooo:rsid="0fa1eb43"/>
    </style:style>
    <style:style style:name="T1990" style:family="text">
      <style:text-properties officeooo:rsid="0f95599c"/>
    </style:style>
    <style:style style:name="T1991" style:family="text">
      <style:text-properties officeooo:rsid="0f8be1e2"/>
    </style:style>
    <style:style style:name="T1992" style:family="text">
      <style:text-properties officeooo:rsid="0f902a9b"/>
    </style:style>
    <style:style style:name="T1993" style:family="text">
      <style:text-properties officeooo:rsid="0f8d417b"/>
    </style:style>
    <style:style style:name="T1994" style:family="text">
      <style:text-properties officeooo:rsid="0f9bd2d1"/>
    </style:style>
    <style:style style:name="T1995" style:family="text">
      <style:text-properties officeooo:rsid="0c8ba65e"/>
    </style:style>
    <style:style style:name="T1996" style:family="text">
      <style:text-properties officeooo:rsid="0c3f3b43"/>
    </style:style>
    <style:style style:name="T1997" style:family="text">
      <style:text-properties officeooo:rsid="0c3fc978"/>
    </style:style>
    <style:style style:name="T1998" style:family="text">
      <style:text-properties officeooo:rsid="0c3d004a"/>
    </style:style>
    <style:style style:name="T1999" style:family="text">
      <style:text-properties officeooo:rsid="0c3a8437"/>
    </style:style>
    <style:style style:name="T2000" style:family="text">
      <style:text-properties officeooo:rsid="0c3c2d45"/>
    </style:style>
    <style:style style:name="T2001" style:family="text">
      <style:text-properties officeooo:rsid="0c3a0454"/>
    </style:style>
    <style:style style:name="T2002" style:family="text">
      <style:text-properties officeooo:rsid="0c152ce9"/>
    </style:style>
    <style:style style:name="T2003" style:family="text">
      <style:text-properties style:font-name="Times-Italic" fo:font-size="12pt" fo:font-style="italic" style:font-size-asian="12pt" style:font-style-asian="italic"/>
    </style:style>
    <style:style style:name="T2004" style:family="text">
      <style:text-properties style:font-name="Times-Italic" fo:font-size="7pt" fo:font-style="italic" style:font-size-asian="7pt" style:font-style-asian="italic"/>
    </style:style>
    <style:style style:name="T2005" style:family="text">
      <style:text-properties officeooo:rsid="0c0c9a87"/>
    </style:style>
    <style:style style:name="T2006" style:family="text">
      <style:text-properties officeooo:rsid="0c15fb4d"/>
    </style:style>
    <style:style style:name="T2007" style:family="text">
      <style:text-properties officeooo:rsid="0014a64a"/>
    </style:style>
    <style:style style:name="T2008" style:family="text">
      <style:text-properties officeooo:rsid="0015cd52"/>
    </style:style>
    <style:style style:name="T2009" style:family="text">
      <style:text-properties officeooo:rsid="00175e1d"/>
    </style:style>
    <style:style style:name="T2010" style:family="text">
      <style:text-properties officeooo:rsid="00183922"/>
    </style:style>
    <style:style style:name="T2011" style:family="text">
      <style:text-properties officeooo:rsid="00189994"/>
    </style:style>
    <style:style style:name="T2012" style:family="text">
      <style:text-properties officeooo:rsid="002afe7a"/>
    </style:style>
    <style:style style:name="T2013" style:family="text">
      <style:text-properties officeooo:rsid="002d8775"/>
    </style:style>
    <style:style style:name="T2014" style:family="text">
      <style:text-properties officeooo:rsid="002ddfb8"/>
    </style:style>
    <style:style style:name="T2015" style:family="text">
      <style:text-properties officeooo:rsid="004b5778"/>
    </style:style>
    <style:style style:name="T2016" style:family="text">
      <style:text-properties officeooo:rsid="0059d8db"/>
    </style:style>
    <style:style style:name="T2017" style:family="text">
      <style:text-properties officeooo:rsid="005f480c"/>
    </style:style>
    <style:style style:name="T2018" style:family="text">
      <style:text-properties officeooo:rsid="0060291d"/>
    </style:style>
    <style:style style:name="T2019" style:family="text">
      <style:text-properties officeooo:rsid="006703c7"/>
    </style:style>
    <style:style style:name="T2020" style:family="text">
      <style:text-properties officeooo:rsid="0068dd2a"/>
    </style:style>
    <style:style style:name="T2021" style:family="text">
      <style:text-properties officeooo:rsid="0044cd5c"/>
    </style:style>
    <style:style style:name="T2022" style:family="text">
      <style:text-properties officeooo:rsid="008cfe39"/>
    </style:style>
    <style:style style:name="T2023" style:family="text">
      <style:text-properties officeooo:rsid="008dafac"/>
    </style:style>
    <style:style style:name="T2024" style:family="text">
      <style:text-properties officeooo:rsid="008f20eb"/>
    </style:style>
    <style:style style:name="T2025" style:family="text">
      <style:text-properties officeooo:rsid="0090a174"/>
    </style:style>
    <style:style style:name="T2026" style:family="text">
      <style:text-properties officeooo:rsid="0096ef7d"/>
    </style:style>
    <style:style style:name="T2027" style:family="text">
      <style:text-properties officeooo:rsid="0098d4b3"/>
    </style:style>
    <style:style style:name="T2028" style:family="text">
      <style:text-properties officeooo:rsid="009a7afc"/>
    </style:style>
    <style:style style:name="T2029" style:family="text">
      <style:text-properties officeooo:rsid="009bae9b"/>
    </style:style>
    <style:style style:name="T2030" style:family="text">
      <style:text-properties officeooo:rsid="00a43e24"/>
    </style:style>
    <style:style style:name="T2031" style:family="text">
      <style:text-properties officeooo:rsid="00ad115b"/>
    </style:style>
    <style:style style:name="T2032" style:family="text">
      <style:text-properties officeooo:rsid="00c274ef"/>
    </style:style>
    <style:style style:name="T2033" style:family="text">
      <style:text-properties officeooo:rsid="00d81725"/>
    </style:style>
    <style:style style:name="T2034" style:family="text">
      <style:text-properties officeooo:rsid="00d88f18"/>
    </style:style>
    <style:style style:name="T2035" style:family="text">
      <style:text-properties officeooo:rsid="00db54ec"/>
    </style:style>
    <style:style style:name="T2036" style:family="text">
      <style:text-properties officeooo:rsid="01119f3e"/>
    </style:style>
    <style:style style:name="T2037" style:family="text">
      <style:text-properties officeooo:rsid="0118573d"/>
    </style:style>
    <style:style style:name="T2038" style:family="text">
      <style:text-properties officeooo:rsid="0121c978"/>
    </style:style>
    <style:style style:name="T2039" style:family="text">
      <style:text-properties officeooo:rsid="01222231"/>
    </style:style>
    <style:style style:name="T2040" style:family="text">
      <style:text-properties officeooo:rsid="012302d8"/>
    </style:style>
    <style:style style:name="T2041" style:family="text">
      <style:text-properties officeooo:rsid="01269082"/>
    </style:style>
    <style:style style:name="T2042" style:family="text">
      <style:text-properties officeooo:rsid="014043d0"/>
    </style:style>
    <style:style style:name="T2043" style:family="text">
      <style:text-properties officeooo:rsid="0144e352"/>
    </style:style>
    <style:style style:name="T2044" style:family="text">
      <style:text-properties officeooo:rsid="01473ecc"/>
    </style:style>
    <style:style style:name="T2045" style:family="text">
      <style:text-properties officeooo:rsid="014e9f9a"/>
    </style:style>
    <style:style style:name="T2046" style:family="text">
      <style:text-properties officeooo:rsid="014fdd57"/>
    </style:style>
    <style:style style:name="T2047" style:family="text">
      <style:text-properties officeooo:rsid="015151a8"/>
    </style:style>
    <style:style style:name="T2048" style:family="text">
      <style:text-properties officeooo:rsid="0156a771"/>
    </style:style>
    <style:style style:name="T2049" style:family="text">
      <style:text-properties officeooo:rsid="0158867f"/>
    </style:style>
    <style:style style:name="T2050" style:family="text">
      <style:text-properties officeooo:rsid="016347b8"/>
    </style:style>
    <style:style style:name="T2051" style:family="text">
      <style:text-properties officeooo:rsid="0163eae5"/>
    </style:style>
    <style:style style:name="T2052" style:family="text">
      <style:text-properties officeooo:rsid="0166bdd2"/>
    </style:style>
    <style:style style:name="T2053" style:family="text">
      <style:text-properties officeooo:rsid="016747ae"/>
    </style:style>
    <style:style style:name="T2054" style:family="text">
      <style:text-properties officeooo:rsid="016c204d"/>
    </style:style>
    <style:style style:name="T2055" style:family="text">
      <style:text-properties officeooo:rsid="016f93f5"/>
    </style:style>
    <style:style style:name="T2056" style:family="text">
      <style:text-properties officeooo:rsid="01732106"/>
    </style:style>
    <style:style style:name="T2057" style:family="text">
      <style:text-properties officeooo:rsid="017dbd0d"/>
    </style:style>
    <style:style style:name="T2058" style:family="text">
      <style:text-properties officeooo:rsid="017df1da"/>
    </style:style>
    <style:style style:name="T2059" style:family="text">
      <style:text-properties officeooo:rsid="017e1384"/>
    </style:style>
    <style:style style:name="T2060" style:family="text">
      <style:text-properties officeooo:rsid="018746bf"/>
    </style:style>
    <style:style style:name="T2061" style:family="text">
      <style:text-properties officeooo:rsid="018c0167"/>
    </style:style>
    <style:style style:name="T2062" style:family="text">
      <style:text-properties officeooo:rsid="018da99b"/>
    </style:style>
    <style:style style:name="T2063" style:family="text">
      <style:text-properties officeooo:rsid="0191f929"/>
    </style:style>
    <style:style style:name="T2064" style:family="text">
      <style:text-properties officeooo:rsid="01947bf4"/>
    </style:style>
    <style:style style:name="T2065" style:family="text">
      <style:text-properties officeooo:rsid="0199988e"/>
    </style:style>
    <style:style style:name="T2066" style:family="text">
      <style:text-properties officeooo:rsid="05d9cd48"/>
    </style:style>
    <style:style style:name="T2067" style:family="text">
      <style:text-properties officeooo:rsid="019a6a46"/>
    </style:style>
    <style:style style:name="T2068" style:family="text">
      <style:text-properties officeooo:rsid="019d43bc"/>
    </style:style>
    <style:style style:name="T2069" style:family="text">
      <style:text-properties officeooo:rsid="019dd52d"/>
    </style:style>
    <style:style style:name="T2070" style:family="text">
      <style:text-properties officeooo:rsid="01a6c010"/>
    </style:style>
    <style:style style:name="T2071" style:family="text">
      <style:text-properties officeooo:rsid="01a906d2"/>
    </style:style>
    <style:style style:name="T2072" style:family="text">
      <style:text-properties officeooo:rsid="01a9632a"/>
    </style:style>
    <style:style style:name="T2073" style:family="text">
      <style:text-properties officeooo:rsid="01aa5ff8"/>
    </style:style>
    <style:style style:name="T2074" style:family="text">
      <style:text-properties officeooo:rsid="01adbcc3"/>
    </style:style>
    <style:style style:name="T2075" style:family="text">
      <style:text-properties officeooo:rsid="01b26b5a"/>
    </style:style>
    <style:style style:name="T2076" style:family="text">
      <style:text-properties officeooo:rsid="01b3081e"/>
    </style:style>
    <style:style style:name="T2077" style:family="text">
      <style:text-properties officeooo:rsid="01b39dca"/>
    </style:style>
    <style:style style:name="T2078" style:family="text">
      <style:text-properties officeooo:rsid="01baf7c7"/>
    </style:style>
    <style:style style:name="T2079" style:family="text">
      <style:text-properties officeooo:rsid="01be4705"/>
    </style:style>
    <style:style style:name="T2080" style:family="text">
      <style:text-properties officeooo:rsid="01c04ac6"/>
    </style:style>
    <style:style style:name="T2081" style:family="text">
      <style:text-properties officeooo:rsid="01c7c34c"/>
    </style:style>
    <style:style style:name="T2082" style:family="text">
      <style:text-properties officeooo:rsid="01cafa8c"/>
    </style:style>
    <style:style style:name="T2083" style:family="text">
      <style:text-properties officeooo:rsid="01cc9a99"/>
    </style:style>
    <style:style style:name="T2084" style:family="text">
      <style:text-properties officeooo:rsid="01ce170f"/>
    </style:style>
    <style:style style:name="T2085" style:family="text">
      <style:text-properties officeooo:rsid="01cfa712"/>
    </style:style>
    <style:style style:name="T2086" style:family="text">
      <style:text-properties officeooo:rsid="01d13005"/>
    </style:style>
    <style:style style:name="T2087" style:family="text">
      <style:text-properties officeooo:rsid="01d8c856"/>
    </style:style>
    <style:style style:name="T2088" style:family="text">
      <style:text-properties officeooo:rsid="01dc8a44"/>
    </style:style>
    <style:style style:name="T2089" style:family="text">
      <style:text-properties officeooo:rsid="01de6833"/>
    </style:style>
    <style:style style:name="T2090" style:family="text">
      <style:text-properties officeooo:rsid="01df7a75"/>
    </style:style>
    <style:style style:name="T2091" style:family="text">
      <style:text-properties officeooo:rsid="01e14c1b"/>
    </style:style>
    <style:style style:name="T2092" style:family="text">
      <style:text-properties officeooo:rsid="01e285eb"/>
    </style:style>
    <style:style style:name="T2093" style:family="text">
      <style:text-properties officeooo:rsid="01e38a84"/>
    </style:style>
    <style:style style:name="T2094" style:family="text">
      <style:text-properties officeooo:rsid="01e96d5d"/>
    </style:style>
    <style:style style:name="T2095" style:family="text">
      <style:text-properties officeooo:rsid="0cdfaf94"/>
    </style:style>
    <style:style style:name="T2096" style:family="text">
      <style:text-properties officeooo:rsid="0c2aa26a"/>
    </style:style>
    <style:style style:name="T2097" style:family="text">
      <style:text-properties officeooo:rsid="01f26525"/>
    </style:style>
    <style:style style:name="T2098" style:family="text">
      <style:text-properties officeooo:rsid="01f3b8af"/>
    </style:style>
    <style:style style:name="T2099" style:family="text">
      <style:text-properties officeooo:rsid="01f59490"/>
    </style:style>
    <style:style style:name="T2100" style:family="text">
      <style:text-properties officeooo:rsid="01f7bc63"/>
    </style:style>
    <style:style style:name="T2101" style:family="text">
      <style:text-properties officeooo:rsid="01fddab0"/>
    </style:style>
    <style:style style:name="T2102" style:family="text">
      <style:text-properties officeooo:rsid="02006c4b"/>
    </style:style>
    <style:style style:name="T2103" style:family="text">
      <style:text-properties officeooo:rsid="02015a71"/>
    </style:style>
    <style:style style:name="T2104" style:family="text">
      <style:text-properties officeooo:rsid="0202cdea"/>
    </style:style>
    <style:style style:name="T2105" style:family="text">
      <style:text-properties officeooo:rsid="0203447a"/>
    </style:style>
    <style:style style:name="T2106" style:family="text">
      <style:text-properties officeooo:rsid="02037147"/>
    </style:style>
    <style:style style:name="T2107" style:family="text">
      <style:text-properties officeooo:rsid="02038e79"/>
    </style:style>
    <style:style style:name="T2108" style:family="text">
      <style:text-properties officeooo:rsid="0204e9c1"/>
    </style:style>
    <style:style style:name="T2109" style:family="text">
      <style:text-properties officeooo:rsid="0209c430"/>
    </style:style>
    <style:style style:name="T2110" style:family="text">
      <style:text-properties officeooo:rsid="020da65f"/>
    </style:style>
    <style:style style:name="T2111" style:family="text">
      <style:text-properties officeooo:rsid="0227ab85"/>
    </style:style>
    <style:style style:name="T2112" style:family="text">
      <style:text-properties officeooo:rsid="02285405"/>
    </style:style>
    <style:style style:name="T2113" style:family="text">
      <style:text-properties officeooo:rsid="022ed80e"/>
    </style:style>
    <style:style style:name="T2114" style:family="text">
      <style:text-properties officeooo:rsid="022f29c3"/>
    </style:style>
    <style:style style:name="T2115" style:family="text">
      <style:text-properties officeooo:rsid="023b724c"/>
    </style:style>
    <style:style style:name="T2116" style:family="text">
      <style:text-properties officeooo:rsid="025435e3"/>
    </style:style>
    <style:style style:name="T2117" style:family="text">
      <style:text-properties officeooo:rsid="0255c304"/>
    </style:style>
    <style:style style:name="T2118" style:family="text">
      <style:text-properties officeooo:rsid="025b3e62"/>
    </style:style>
    <style:style style:name="T2119" style:family="text">
      <style:text-properties officeooo:rsid="025f74c0"/>
    </style:style>
    <style:style style:name="T2120" style:family="text">
      <style:text-properties style:font-name="Times New Roman3" officeooo:rsid="0262104d" style:font-name-asian="Times New Roman3" style:font-name-complex="Times New Roman3"/>
    </style:style>
    <style:style style:name="T2121" style:family="text">
      <style:text-properties officeooo:rsid="02642b22"/>
    </style:style>
    <style:style style:name="T2122" style:family="text">
      <style:text-properties officeooo:rsid="02692580"/>
    </style:style>
    <style:style style:name="T2123" style:family="text">
      <style:text-properties officeooo:rsid="026a9fce"/>
    </style:style>
    <style:style style:name="T2124" style:family="text">
      <style:text-properties officeooo:rsid="026c39b5"/>
    </style:style>
    <style:style style:name="T2125" style:family="text">
      <style:text-properties officeooo:rsid="026c5d0a"/>
    </style:style>
    <style:style style:name="T2126" style:family="text">
      <style:text-properties officeooo:rsid="0270f2bd"/>
    </style:style>
    <style:style style:name="T2127" style:family="text">
      <style:text-properties officeooo:rsid="02757aa4"/>
    </style:style>
    <style:style style:name="T2128" style:family="text">
      <style:text-properties officeooo:rsid="027ed623"/>
    </style:style>
    <style:style style:name="T2129" style:family="text">
      <style:text-properties officeooo:rsid="0282da63"/>
    </style:style>
    <style:style style:name="T2130" style:family="text">
      <style:text-properties officeooo:rsid="0290d6d8"/>
    </style:style>
    <style:style style:name="T2131" style:family="text">
      <style:text-properties officeooo:rsid="00dca832"/>
    </style:style>
    <style:style style:name="T2132" style:family="text">
      <style:text-properties officeooo:rsid="00c51fa8"/>
    </style:style>
    <style:style style:name="T2133" style:family="text">
      <style:text-properties officeooo:rsid="029bda0a"/>
    </style:style>
    <style:style style:name="T2134" style:family="text">
      <style:text-properties officeooo:rsid="00e463fe"/>
    </style:style>
    <style:style style:name="T2135" style:family="text">
      <style:text-properties officeooo:rsid="029cf8eb"/>
    </style:style>
    <style:style style:name="T2136" style:family="text">
      <style:text-properties officeooo:rsid="02a2d70f"/>
    </style:style>
    <style:style style:name="T2137" style:family="text">
      <style:text-properties officeooo:rsid="02a393a6"/>
    </style:style>
    <style:style style:name="T2138" style:family="text">
      <style:text-properties officeooo:rsid="02a53add"/>
    </style:style>
    <style:style style:name="T2139" style:family="text">
      <style:text-properties officeooo:rsid="02a7a274"/>
    </style:style>
    <style:style style:name="T2140" style:family="text">
      <style:text-properties officeooo:rsid="02a7fdc1"/>
    </style:style>
    <style:style style:name="T2141" style:family="text">
      <style:text-properties officeooo:rsid="02a8d31c"/>
    </style:style>
    <style:style style:name="T2142" style:family="text">
      <style:text-properties officeooo:rsid="02aad27f"/>
    </style:style>
    <style:style style:name="T2143" style:family="text">
      <style:text-properties officeooo:rsid="02aca031"/>
    </style:style>
    <style:style style:name="T2144" style:family="text">
      <style:text-properties officeooo:rsid="02af37d6"/>
    </style:style>
    <style:style style:name="T2145" style:family="text">
      <style:text-properties officeooo:rsid="02b0ab79"/>
    </style:style>
    <style:style style:name="T2146" style:family="text">
      <style:text-properties officeooo:rsid="02b9141d"/>
    </style:style>
    <style:style style:name="T2147" style:family="text">
      <style:text-properties officeooo:rsid="02baafa4"/>
    </style:style>
    <style:style style:name="T2148" style:family="text">
      <style:text-properties officeooo:rsid="02be321f"/>
    </style:style>
    <style:style style:name="T2149" style:family="text">
      <style:text-properties officeooo:rsid="02c1ab5b"/>
    </style:style>
    <style:style style:name="T2150" style:family="text">
      <style:text-properties officeooo:rsid="02c73280"/>
    </style:style>
    <style:style style:name="T2151" style:family="text">
      <style:text-properties officeooo:rsid="02c91753"/>
    </style:style>
    <style:style style:name="T2152" style:family="text">
      <style:text-properties officeooo:rsid="02ca6a3b"/>
    </style:style>
    <style:style style:name="T2153" style:family="text">
      <style:text-properties officeooo:rsid="02cc582f"/>
    </style:style>
    <style:style style:name="T2154" style:family="text">
      <style:text-properties officeooo:rsid="02cd8a46"/>
    </style:style>
    <style:style style:name="T2155" style:family="text">
      <style:text-properties officeooo:rsid="02cddec2"/>
    </style:style>
    <style:style style:name="T2156" style:family="text">
      <style:text-properties officeooo:rsid="02ce516d"/>
    </style:style>
    <style:style style:name="T2157" style:family="text">
      <style:text-properties officeooo:rsid="02d89514"/>
    </style:style>
    <style:style style:name="T2158" style:family="text">
      <style:text-properties officeooo:rsid="02dd7273"/>
    </style:style>
    <style:style style:name="T2159" style:family="text">
      <style:text-properties officeooo:rsid="1096149e"/>
    </style:style>
    <style:style style:name="T2160" style:family="text">
      <style:text-properties officeooo:rsid="02dddade"/>
    </style:style>
    <style:style style:name="T2161" style:family="text">
      <style:text-properties officeooo:rsid="02e849c5"/>
    </style:style>
    <style:style style:name="T2162" style:family="text">
      <style:text-properties officeooo:rsid="02e99fbd"/>
    </style:style>
    <style:style style:name="T2163" style:family="text">
      <style:text-properties officeooo:rsid="02eb9fc8"/>
    </style:style>
    <style:style style:name="T2164" style:family="text">
      <style:text-properties officeooo:rsid="0ea8699e"/>
    </style:style>
    <style:style style:name="T2165" style:family="text">
      <style:text-properties officeooo:rsid="02ed0261"/>
    </style:style>
    <style:style style:name="T2166" style:family="text">
      <style:text-properties officeooo:rsid="02ee30f8"/>
    </style:style>
    <style:style style:name="T2167" style:family="text">
      <style:text-properties officeooo:rsid="02efbce7"/>
    </style:style>
    <style:style style:name="T2168" style:family="text">
      <style:text-properties officeooo:rsid="02f2410e"/>
    </style:style>
    <style:style style:name="T2169" style:family="text">
      <style:text-properties officeooo:rsid="02f34d34"/>
    </style:style>
    <style:style style:name="T2170" style:family="text">
      <style:text-properties officeooo:rsid="02f6624b"/>
    </style:style>
    <style:style style:name="T2171" style:family="text">
      <style:text-properties officeooo:rsid="0f4cd6a4"/>
    </style:style>
    <style:style style:name="T2172" style:family="text">
      <style:text-properties officeooo:rsid="02fdadad"/>
    </style:style>
    <style:style style:name="T2173" style:family="text">
      <style:text-properties officeooo:rsid="03011d12"/>
    </style:style>
    <style:style style:name="T2174" style:family="text">
      <style:text-properties officeooo:rsid="0301cca3"/>
    </style:style>
    <style:style style:name="T2175" style:family="text">
      <style:text-properties officeooo:rsid="0efd5d62"/>
    </style:style>
    <style:style style:name="T2176" style:family="text">
      <style:text-properties officeooo:rsid="0304cd72"/>
    </style:style>
    <style:style style:name="T2177" style:family="text">
      <style:text-properties officeooo:rsid="0307b031"/>
    </style:style>
    <style:style style:name="T2178" style:family="text">
      <style:text-properties officeooo:rsid="030cd599"/>
    </style:style>
    <style:style style:name="T2179" style:family="text">
      <style:text-properties officeooo:rsid="030d2a34"/>
    </style:style>
    <style:style style:name="T2180" style:family="text">
      <style:text-properties officeooo:rsid="030ee984"/>
    </style:style>
    <style:style style:name="T2181" style:family="text">
      <style:text-properties officeooo:rsid="031d9d80"/>
    </style:style>
    <style:style style:name="T2182" style:family="text">
      <style:text-properties officeooo:rsid="03210a75"/>
    </style:style>
    <style:style style:name="T2183" style:family="text">
      <style:text-properties officeooo:rsid="0fa2d5e7"/>
    </style:style>
    <style:style style:name="T2184" style:family="text">
      <style:text-properties officeooo:rsid="0322c7b1"/>
    </style:style>
    <style:style style:name="T2185" style:family="text">
      <style:text-properties officeooo:rsid="0f8164f9"/>
    </style:style>
    <style:style style:name="T2186" style:family="text">
      <style:text-properties officeooo:rsid="0326645d"/>
    </style:style>
    <style:style style:name="T2187" style:family="text">
      <style:text-properties officeooo:rsid="0328896c"/>
    </style:style>
    <style:style style:name="T2188" style:family="text">
      <style:text-properties officeooo:rsid="032d8571"/>
    </style:style>
    <style:style style:name="T2189" style:family="text">
      <style:text-properties officeooo:rsid="032f2056"/>
    </style:style>
    <style:style style:name="T2190" style:family="text">
      <style:text-properties officeooo:rsid="032f5c46"/>
    </style:style>
    <style:style style:name="T2191" style:family="text">
      <style:text-properties officeooo:rsid="03360150"/>
    </style:style>
    <style:style style:name="T2192" style:family="text">
      <style:text-properties officeooo:rsid="033786a3"/>
    </style:style>
    <style:style style:name="T2193" style:family="text">
      <style:text-properties officeooo:rsid="03389ed0"/>
    </style:style>
    <style:style style:name="T2194" style:family="text">
      <style:text-properties officeooo:rsid="0339bb88"/>
    </style:style>
    <style:style style:name="T2195" style:family="text">
      <style:text-properties officeooo:rsid="0346c4fd"/>
    </style:style>
    <style:style style:name="T2196" style:family="text">
      <style:text-properties officeooo:rsid="0349096e"/>
    </style:style>
    <style:style style:name="T2197" style:family="text">
      <style:text-properties officeooo:rsid="034b1d1a"/>
    </style:style>
    <style:style style:name="T2198" style:family="text">
      <style:text-properties officeooo:rsid="03503de9"/>
    </style:style>
    <style:style style:name="T2199" style:family="text">
      <style:text-properties officeooo:rsid="0352d539"/>
    </style:style>
    <style:style style:name="T2200" style:family="text">
      <style:text-properties officeooo:rsid="0353240b"/>
    </style:style>
    <style:style style:name="T2201" style:family="text">
      <style:text-properties officeooo:rsid="0355e32c"/>
    </style:style>
    <style:style style:name="T2202" style:family="text">
      <style:text-properties officeooo:rsid="035679e3"/>
    </style:style>
    <style:style style:name="T2203" style:family="text">
      <style:text-properties officeooo:rsid="03582859"/>
    </style:style>
    <style:style style:name="T2204" style:family="text">
      <style:text-properties officeooo:rsid="0360a0f5"/>
    </style:style>
    <style:style style:name="T2205" style:family="text">
      <style:text-properties officeooo:rsid="03626c63"/>
    </style:style>
    <style:style style:name="T2206" style:family="text">
      <style:text-properties officeooo:rsid="03678296"/>
    </style:style>
    <style:style style:name="T2207" style:family="text">
      <style:text-properties officeooo:rsid="036a5277"/>
    </style:style>
    <style:style style:name="T2208" style:family="text">
      <style:text-properties officeooo:rsid="036ce7f9"/>
    </style:style>
    <style:style style:name="T2209" style:family="text">
      <style:text-properties officeooo:rsid="0370aed9"/>
    </style:style>
    <style:style style:name="T2210" style:family="text">
      <style:text-properties officeooo:rsid="0371d4e6"/>
    </style:style>
    <style:style style:name="T2211" style:family="text">
      <style:text-properties officeooo:rsid="0373e01e"/>
    </style:style>
    <style:style style:name="T2212" style:family="text">
      <style:text-properties officeooo:rsid="03774682"/>
    </style:style>
    <style:style style:name="T2213" style:family="text">
      <style:text-properties officeooo:rsid="03794231"/>
    </style:style>
    <style:style style:name="T2214" style:family="text">
      <style:text-properties officeooo:rsid="0379e371"/>
    </style:style>
    <style:style style:name="T2215" style:family="text">
      <style:text-properties officeooo:rsid="037d2392"/>
    </style:style>
    <style:style style:name="T2216" style:family="text">
      <style:text-properties officeooo:rsid="037e9394"/>
    </style:style>
    <style:style style:name="T2217" style:family="text">
      <style:text-properties officeooo:rsid="10c88de0"/>
    </style:style>
    <style:style style:name="T2218" style:family="text">
      <style:text-properties officeooo:rsid="03807d02"/>
    </style:style>
    <style:style style:name="T2219" style:family="text">
      <style:text-properties officeooo:rsid="0383e0cf"/>
    </style:style>
    <style:style style:name="T2220" style:family="text">
      <style:text-properties officeooo:rsid="038591a3"/>
    </style:style>
    <style:style style:name="T2221" style:family="text">
      <style:text-properties officeooo:rsid="03861148"/>
    </style:style>
    <style:style style:name="T2222" style:family="text">
      <style:text-properties officeooo:rsid="03863138"/>
    </style:style>
    <style:style style:name="T2223" style:family="text">
      <style:text-properties officeooo:rsid="038b3ed3"/>
    </style:style>
    <style:style style:name="T2224" style:family="text">
      <style:text-properties officeooo:rsid="038c9d8f"/>
    </style:style>
    <style:style style:name="T2225" style:family="text">
      <style:text-properties officeooo:rsid="038e5c8b"/>
    </style:style>
    <style:style style:name="T2226" style:family="text">
      <style:text-properties officeooo:rsid="03911e68"/>
    </style:style>
    <style:style style:name="T2227" style:family="text">
      <style:text-properties officeooo:rsid="03968096"/>
    </style:style>
    <style:style style:name="T2228" style:family="text">
      <style:text-properties officeooo:rsid="0396a61a"/>
    </style:style>
    <style:style style:name="T2229" style:family="text">
      <style:text-properties officeooo:rsid="039bd6b4"/>
    </style:style>
    <style:style style:name="T2230" style:family="text">
      <style:text-properties officeooo:rsid="03a3f865"/>
    </style:style>
    <style:style style:name="T2231" style:family="text">
      <style:text-properties officeooo:rsid="03ab2f3e"/>
    </style:style>
    <style:style style:name="T2232" style:family="text">
      <style:text-properties officeooo:rsid="03acce45"/>
    </style:style>
    <style:style style:name="T2233" style:family="text">
      <style:text-properties officeooo:rsid="03ad5eeb"/>
    </style:style>
    <style:style style:name="T2234" style:family="text">
      <style:text-properties officeooo:rsid="03ae45c6"/>
    </style:style>
    <style:style style:name="T2235" style:family="text">
      <style:text-properties officeooo:rsid="03af78ec"/>
    </style:style>
    <style:style style:name="T2236" style:family="text">
      <style:text-properties officeooo:rsid="03b83949"/>
    </style:style>
    <style:style style:name="T2237" style:family="text">
      <style:text-properties officeooo:rsid="03bf8d2b"/>
    </style:style>
    <style:style style:name="T2238" style:family="text">
      <style:text-properties officeooo:rsid="03c15f46"/>
    </style:style>
    <style:style style:name="T2239" style:family="text">
      <style:text-properties officeooo:rsid="03c371c1"/>
    </style:style>
    <style:style style:name="T2240" style:family="text">
      <style:text-properties officeooo:rsid="03cf31c9"/>
    </style:style>
    <style:style style:name="T2241" style:family="text">
      <style:text-properties officeooo:rsid="03d2992b"/>
    </style:style>
    <style:style style:name="T2242" style:family="text">
      <style:text-properties officeooo:rsid="03d7c2ac"/>
    </style:style>
    <style:style style:name="T2243" style:family="text">
      <style:text-properties officeooo:rsid="03d7e841"/>
    </style:style>
    <style:style style:name="T2244" style:family="text">
      <style:text-properties officeooo:rsid="03f3cd8d"/>
    </style:style>
    <style:style style:name="T2245" style:family="text">
      <style:text-properties officeooo:rsid="03f6059b"/>
    </style:style>
    <style:style style:name="T2246" style:family="text">
      <style:text-properties officeooo:rsid="03f707de"/>
    </style:style>
    <style:style style:name="T2247" style:family="text">
      <style:text-properties officeooo:rsid="03fc9c41"/>
    </style:style>
    <style:style style:name="T2248" style:family="text">
      <style:text-properties officeooo:rsid="041d3119"/>
    </style:style>
    <style:style style:name="T2249" style:family="text">
      <style:text-properties officeooo:rsid="041f8f9d"/>
    </style:style>
    <style:style style:name="T2250" style:family="text">
      <style:text-properties officeooo:rsid="042876a4"/>
    </style:style>
    <style:style style:name="T2251" style:family="text">
      <style:text-properties officeooo:rsid="0429651f"/>
    </style:style>
    <style:style style:name="T2252" style:family="text">
      <style:text-properties officeooo:rsid="042b36eb"/>
    </style:style>
    <style:style style:name="T2253" style:family="text">
      <style:text-properties officeooo:rsid="042cc9a8"/>
    </style:style>
    <style:style style:name="T2254" style:family="text">
      <style:text-properties officeooo:rsid="042e0ee0"/>
    </style:style>
    <style:style style:name="T2255" style:family="text">
      <style:text-properties officeooo:rsid="04302d7d"/>
    </style:style>
    <style:style style:name="T2256" style:family="text">
      <style:text-properties officeooo:rsid="0430ee09"/>
    </style:style>
    <style:style style:name="T2257" style:family="text">
      <style:text-properties officeooo:rsid="043603cd"/>
    </style:style>
    <style:style style:name="T2258" style:family="text">
      <style:text-properties officeooo:rsid="0450b847"/>
    </style:style>
    <style:style style:name="T2259" style:family="text">
      <style:text-properties officeooo:rsid="04522e8e"/>
    </style:style>
    <style:style style:name="T2260" style:family="text">
      <style:text-properties officeooo:rsid="045eb396"/>
    </style:style>
    <style:style style:name="T2261" style:family="text">
      <style:text-properties officeooo:rsid="045f50dd"/>
    </style:style>
    <style:style style:name="T2262" style:family="text">
      <style:text-properties officeooo:rsid="0461a7b1"/>
    </style:style>
    <style:style style:name="T2263" style:family="text">
      <style:text-properties officeooo:rsid="04669f96"/>
    </style:style>
    <style:style style:name="T2264" style:family="text">
      <style:text-properties officeooo:rsid="046ae5ee"/>
    </style:style>
    <style:style style:name="T2265" style:family="text">
      <style:text-properties officeooo:rsid="046b77a7"/>
    </style:style>
    <style:style style:name="T2266" style:family="text">
      <style:text-properties officeooo:rsid="046c0890"/>
    </style:style>
    <style:style style:name="T2267" style:family="text">
      <style:text-properties officeooo:rsid="046c2095"/>
    </style:style>
    <style:style style:name="T2268" style:family="text">
      <style:text-properties officeooo:rsid="046f12dd"/>
    </style:style>
    <style:style style:name="T2269" style:family="text">
      <style:text-properties officeooo:rsid="047a60b2"/>
    </style:style>
    <style:style style:name="T2270" style:family="text">
      <style:text-properties officeooo:rsid="047d8a42"/>
    </style:style>
    <style:style style:name="T2271" style:family="text">
      <style:text-properties officeooo:rsid="047f4815"/>
    </style:style>
    <style:style style:name="T2272" style:family="text">
      <style:text-properties officeooo:rsid="04822d2d"/>
    </style:style>
    <style:style style:name="T2273" style:family="text">
      <style:text-properties officeooo:rsid="04827d6b"/>
    </style:style>
    <style:style style:name="T2274" style:family="text">
      <style:text-properties officeooo:rsid="048da247"/>
    </style:style>
    <style:style style:name="T2275" style:family="text">
      <style:text-properties officeooo:rsid="048e7f98"/>
    </style:style>
    <style:style style:name="T2276" style:family="text">
      <style:text-properties officeooo:rsid="0490169c"/>
    </style:style>
    <style:style style:name="T2277" style:family="text">
      <style:text-properties officeooo:rsid="04903b54"/>
    </style:style>
    <style:style style:name="T2278" style:family="text">
      <style:text-properties officeooo:rsid="0493b843"/>
    </style:style>
    <style:style style:name="T2279" style:family="text">
      <style:text-properties style:font-style-asian="italic" style:font-style-complex="italic"/>
    </style:style>
    <style:style style:name="T2280" style:family="text">
      <style:text-properties officeooo:rsid="0499c67e"/>
    </style:style>
    <style:style style:name="T2281" style:family="text">
      <style:text-properties officeooo:rsid="049cff9a"/>
    </style:style>
    <style:style style:name="T2282" style:family="text">
      <style:text-properties officeooo:rsid="049da7bb"/>
    </style:style>
    <style:style style:name="T2283" style:family="text">
      <style:text-properties officeooo:rsid="049e4fba"/>
    </style:style>
    <style:style style:name="T2284" style:family="text">
      <style:text-properties officeooo:rsid="049ee6f1"/>
    </style:style>
    <style:style style:name="T2285" style:family="text">
      <style:text-properties officeooo:rsid="04a0eafb"/>
    </style:style>
    <style:style style:name="T2286" style:family="text">
      <style:text-properties officeooo:rsid="04a2e99f"/>
    </style:style>
    <style:style style:name="T2287" style:family="text">
      <style:text-properties officeooo:rsid="04a3f639"/>
    </style:style>
    <style:style style:name="T2288" style:family="text">
      <style:text-properties officeooo:rsid="04a4614a"/>
    </style:style>
    <style:style style:name="T2289" style:family="text">
      <style:text-properties officeooo:rsid="01895615"/>
    </style:style>
    <style:style style:name="T2290" style:family="text">
      <style:text-properties officeooo:rsid="04afcf67"/>
    </style:style>
    <style:style style:name="T2291" style:family="text">
      <style:text-properties officeooo:rsid="04b5282f"/>
    </style:style>
    <style:style style:name="T2292" style:family="text">
      <style:text-properties officeooo:rsid="04b6e54a"/>
    </style:style>
    <style:style style:name="T2293" style:family="text">
      <style:text-properties officeooo:rsid="04b871e9"/>
    </style:style>
    <style:style style:name="T2294" style:family="text">
      <style:text-properties officeooo:rsid="04b89e44"/>
    </style:style>
    <style:style style:name="T2295" style:family="text">
      <style:text-properties officeooo:rsid="04b8cf98"/>
    </style:style>
    <style:style style:name="T2296" style:family="text">
      <style:text-properties officeooo:rsid="04b8f83f"/>
    </style:style>
    <style:style style:name="T2297" style:family="text">
      <style:text-properties officeooo:rsid="04bbb322"/>
    </style:style>
    <style:style style:name="T2298" style:family="text">
      <style:text-properties officeooo:rsid="04bd50b1"/>
    </style:style>
    <style:style style:name="T2299" style:family="text">
      <style:text-properties officeooo:rsid="04c2062a"/>
    </style:style>
    <style:style style:name="T2300" style:family="text">
      <style:text-properties officeooo:rsid="04c88b00"/>
    </style:style>
    <style:style style:name="T2301" style:family="text">
      <style:text-properties officeooo:rsid="04c8f3f4"/>
    </style:style>
    <style:style style:name="T2302" style:family="text">
      <style:text-properties officeooo:rsid="04ca74d8"/>
    </style:style>
    <style:style style:name="T2303" style:family="text">
      <style:text-properties officeooo:rsid="04cdb02c"/>
    </style:style>
    <style:style style:name="T2304" style:family="text">
      <style:text-properties officeooo:rsid="04cf0638"/>
    </style:style>
    <style:style style:name="T2305" style:family="text">
      <style:text-properties officeooo:rsid="04d108fe"/>
    </style:style>
    <style:style style:name="T2306" style:family="text">
      <style:text-properties officeooo:rsid="04d20402"/>
    </style:style>
    <style:style style:name="T2307" style:family="text">
      <style:text-properties officeooo:rsid="04d2bffb"/>
    </style:style>
    <style:style style:name="T2308" style:family="text">
      <style:text-properties officeooo:rsid="04d5ac2d"/>
    </style:style>
    <style:style style:name="T2309" style:family="text">
      <style:text-properties officeooo:rsid="04d81525"/>
    </style:style>
    <style:style style:name="T2310" style:family="text">
      <style:text-properties officeooo:rsid="04dab38a"/>
    </style:style>
    <style:style style:name="T2311" style:family="text">
      <style:text-properties officeooo:rsid="04dd766e"/>
    </style:style>
    <style:style style:name="T2312" style:family="text">
      <style:text-properties officeooo:rsid="04de0f5b"/>
    </style:style>
    <style:style style:name="T2313" style:family="text">
      <style:text-properties officeooo:rsid="04de981e"/>
    </style:style>
    <style:style style:name="T2314" style:family="text">
      <style:text-properties officeooo:rsid="04e29ca6"/>
    </style:style>
    <style:style style:name="T2315" style:family="text">
      <style:text-properties officeooo:rsid="04e5550a"/>
    </style:style>
    <style:style style:name="T2316" style:family="text">
      <style:text-properties officeooo:rsid="04f064cf"/>
    </style:style>
    <style:style style:name="T2317" style:family="text">
      <style:text-properties officeooo:rsid="04f23d12"/>
    </style:style>
    <style:style style:name="T2318" style:family="text">
      <style:text-properties officeooo:rsid="04f88113"/>
    </style:style>
    <style:style style:name="T2319" style:family="text">
      <style:text-properties officeooo:rsid="0501a92e"/>
    </style:style>
    <style:style style:name="T2320" style:family="text">
      <style:text-properties officeooo:rsid="0501cc70"/>
    </style:style>
    <style:style style:name="T2321" style:family="text">
      <style:text-properties officeooo:rsid="0502496c"/>
    </style:style>
    <style:style style:name="T2322" style:family="text">
      <style:text-properties officeooo:rsid="0502ac69"/>
    </style:style>
    <style:style style:name="T2323" style:family="text">
      <style:text-properties officeooo:rsid="050451b4"/>
    </style:style>
    <style:style style:name="T2324" style:family="text">
      <style:text-properties officeooo:rsid="0506d5cf"/>
    </style:style>
    <style:style style:name="T2325" style:family="text">
      <style:text-properties officeooo:rsid="05077e08"/>
    </style:style>
    <style:style style:name="T2326" style:family="text">
      <style:text-properties officeooo:rsid="0508dd77"/>
    </style:style>
    <style:style style:name="T2327" style:family="text">
      <style:text-properties officeooo:rsid="050a2a71"/>
    </style:style>
    <style:style style:name="T2328" style:family="text">
      <style:text-properties officeooo:rsid="050bb223"/>
    </style:style>
    <style:style style:name="T2329" style:family="text">
      <style:text-properties officeooo:rsid="0510752b"/>
    </style:style>
    <style:style style:name="T2330" style:family="text">
      <style:text-properties officeooo:rsid="05160396"/>
    </style:style>
    <style:style style:name="T2331" style:family="text">
      <style:text-properties officeooo:rsid="051b65da"/>
    </style:style>
    <style:style style:name="T2332" style:family="text">
      <style:text-properties officeooo:rsid="051f2808"/>
    </style:style>
    <style:style style:name="T2333" style:family="text">
      <style:text-properties officeooo:rsid="0525fe1a"/>
    </style:style>
    <style:style style:name="T2334" style:family="text">
      <style:text-properties officeooo:rsid="05281912"/>
    </style:style>
    <style:style style:name="T2335" style:family="text">
      <style:text-properties officeooo:rsid="05294f78"/>
    </style:style>
    <style:style style:name="T2336" style:family="text">
      <style:text-properties officeooo:rsid="052c405c"/>
    </style:style>
    <style:style style:name="T2337" style:family="text">
      <style:text-properties officeooo:rsid="052dd47a"/>
    </style:style>
    <style:style style:name="T2338" style:family="text">
      <style:text-properties officeooo:rsid="0533ef4b"/>
    </style:style>
    <style:style style:name="T2339" style:family="text">
      <style:text-properties officeooo:rsid="05388643"/>
    </style:style>
    <style:style style:name="T2340" style:family="text">
      <style:text-properties officeooo:rsid="0539ed8b"/>
    </style:style>
    <style:style style:name="T2341" style:family="text">
      <style:text-properties officeooo:rsid="053a72be"/>
    </style:style>
    <style:style style:name="T2342" style:family="text">
      <style:text-properties officeooo:rsid="053bc86c"/>
    </style:style>
    <style:style style:name="T2343" style:family="text">
      <style:text-properties officeooo:rsid="05400340"/>
    </style:style>
    <style:style style:name="T2344" style:family="text">
      <style:text-properties officeooo:rsid="00377f87"/>
    </style:style>
    <style:style style:name="T2345" style:family="text">
      <style:text-properties officeooo:rsid="05404177"/>
    </style:style>
    <style:style style:name="T2346" style:family="text">
      <style:text-properties officeooo:rsid="054519b6"/>
    </style:style>
    <style:style style:name="T2347" style:family="text">
      <style:text-properties officeooo:rsid="05457cdb"/>
    </style:style>
    <style:style style:name="T2348" style:family="text">
      <style:text-properties officeooo:rsid="054969e0"/>
    </style:style>
    <style:style style:name="T2349" style:family="text">
      <style:text-properties officeooo:rsid="054c983b"/>
    </style:style>
    <style:style style:name="T2350" style:family="text">
      <style:text-properties officeooo:rsid="054e8bae"/>
    </style:style>
    <style:style style:name="T2351" style:family="text">
      <style:text-properties officeooo:rsid="003ef6dd"/>
    </style:style>
    <style:style style:name="T2352" style:family="text">
      <style:text-properties officeooo:rsid="05522ed0"/>
    </style:style>
    <style:style style:name="T2353" style:family="text">
      <style:text-properties officeooo:rsid="0555275d"/>
    </style:style>
    <style:style style:name="T2354" style:family="text">
      <style:text-properties officeooo:rsid="05557e1c"/>
    </style:style>
    <style:style style:name="T2355" style:family="text">
      <style:text-properties officeooo:rsid="0555fe87"/>
    </style:style>
    <style:style style:name="T2356" style:family="text">
      <style:text-properties officeooo:rsid="055b63d8"/>
    </style:style>
    <style:style style:name="T2357" style:family="text">
      <style:text-properties officeooo:rsid="055d02ed"/>
    </style:style>
    <style:style style:name="T2358" style:family="text">
      <style:text-properties officeooo:rsid="055e9635"/>
    </style:style>
    <style:style style:name="T2359" style:family="text">
      <style:text-properties officeooo:rsid="05658edf"/>
    </style:style>
    <style:style style:name="T2360" style:family="text">
      <style:text-properties officeooo:rsid="05669bcf"/>
    </style:style>
    <style:style style:name="T2361" style:family="text">
      <style:text-properties officeooo:rsid="02349183"/>
    </style:style>
    <style:style style:name="T2362" style:family="text">
      <style:text-properties officeooo:rsid="056a0eb4"/>
    </style:style>
    <style:style style:name="T2363" style:family="text">
      <style:text-properties officeooo:rsid="056be3f2"/>
    </style:style>
    <style:style style:name="T2364" style:family="text">
      <style:text-properties officeooo:rsid="056d6bfd"/>
    </style:style>
    <style:style style:name="T2365" style:family="text">
      <style:text-properties officeooo:rsid="056d8b3d"/>
    </style:style>
    <style:style style:name="T2366" style:family="text">
      <style:text-properties officeooo:rsid="056e0a35"/>
    </style:style>
    <style:style style:name="T2367" style:family="text">
      <style:text-properties officeooo:rsid="056ee076"/>
    </style:style>
    <style:style style:name="T2368" style:family="text">
      <style:text-properties officeooo:rsid="057046fd"/>
    </style:style>
    <style:style style:name="T2369" style:family="text">
      <style:text-properties officeooo:rsid="05713ef4"/>
    </style:style>
    <style:style style:name="T2370" style:family="text">
      <style:text-properties officeooo:rsid="0572e77d"/>
    </style:style>
    <style:style style:name="T2371" style:family="text">
      <style:text-properties officeooo:rsid="057549cc"/>
    </style:style>
    <style:style style:name="T2372" style:family="text">
      <style:text-properties officeooo:rsid="057662bc"/>
    </style:style>
    <style:style style:name="T2373" style:family="text">
      <style:text-properties officeooo:rsid="0577abeb"/>
    </style:style>
    <style:style style:name="T2374" style:family="text">
      <style:text-properties officeooo:rsid="057970d1"/>
    </style:style>
    <style:style style:name="T2375" style:family="text">
      <style:text-properties officeooo:rsid="0044bd87"/>
    </style:style>
    <style:style style:name="T2376" style:family="text">
      <style:text-properties officeooo:rsid="004581d2"/>
    </style:style>
    <style:style style:name="T2377" style:family="text">
      <style:text-properties officeooo:rsid="0579b368"/>
    </style:style>
    <style:style style:name="T2378" style:family="text">
      <style:text-properties officeooo:rsid="0040104e"/>
    </style:style>
    <style:style style:name="T2379" style:family="text">
      <style:text-properties officeooo:rsid="0041eefe"/>
    </style:style>
    <style:style style:name="T2380" style:family="text">
      <style:text-properties officeooo:rsid="0585c794"/>
    </style:style>
    <style:style style:name="T2381" style:family="text">
      <style:text-properties officeooo:rsid="0588feb0"/>
    </style:style>
    <style:style style:name="T2382" style:family="text">
      <style:text-properties officeooo:rsid="0560d4c9"/>
    </style:style>
    <style:style style:name="T2383" style:family="text">
      <style:text-properties officeooo:rsid="0596737a"/>
    </style:style>
    <style:style style:name="T2384" style:family="text">
      <style:text-properties officeooo:rsid="05977417"/>
    </style:style>
    <style:style style:name="T2385" style:family="text">
      <style:text-properties officeooo:rsid="059baacc"/>
    </style:style>
    <style:style style:name="T2386" style:family="text">
      <style:text-properties officeooo:rsid="059c2f9d"/>
    </style:style>
    <style:style style:name="T2387" style:family="text">
      <style:text-properties officeooo:rsid="059d4619"/>
    </style:style>
    <style:style style:name="T2388" style:family="text">
      <style:text-properties officeooo:rsid="059ee43d"/>
    </style:style>
    <style:style style:name="T2389" style:family="text">
      <style:text-properties officeooo:rsid="05a3a44c"/>
    </style:style>
    <style:style style:name="T2390" style:family="text">
      <style:text-properties officeooo:rsid="05a643e3"/>
    </style:style>
    <style:style style:name="T2391" style:family="text">
      <style:text-properties officeooo:rsid="05a70a0f"/>
    </style:style>
    <style:style style:name="T2392" style:family="text">
      <style:text-properties officeooo:rsid="05a987fd"/>
    </style:style>
    <style:style style:name="T2393" style:family="text">
      <style:text-properties officeooo:rsid="05add9bb"/>
    </style:style>
    <style:style style:name="T2394" style:family="text">
      <style:text-properties officeooo:rsid="05af2280"/>
    </style:style>
    <style:style style:name="T2395" style:family="text">
      <style:text-properties officeooo:rsid="05af7ad5"/>
    </style:style>
    <style:style style:name="T2396" style:family="text">
      <style:text-properties officeooo:rsid="05b13447"/>
    </style:style>
    <style:style style:name="T2397" style:family="text">
      <style:text-properties officeooo:rsid="05b34c12"/>
    </style:style>
    <style:style style:name="T2398" style:family="text">
      <style:text-properties officeooo:rsid="05b9b165"/>
    </style:style>
    <style:style style:name="T2399" style:family="text">
      <style:text-properties officeooo:rsid="00304b5c"/>
    </style:style>
    <style:style style:name="T2400" style:family="text">
      <style:text-properties officeooo:rsid="05bf0dfc"/>
    </style:style>
    <style:style style:name="T2401" style:family="text">
      <style:text-properties officeooo:rsid="05c0e110"/>
    </style:style>
    <style:style style:name="T2402" style:family="text">
      <style:text-properties officeooo:rsid="05cb775a"/>
    </style:style>
    <style:style style:name="T2403" style:family="text">
      <style:text-properties officeooo:rsid="05d2640b"/>
    </style:style>
    <style:style style:name="T2404" style:family="text">
      <style:text-properties officeooo:rsid="05d3878a"/>
    </style:style>
    <style:style style:name="T2405" style:family="text">
      <style:text-properties officeooo:rsid="05d54df7"/>
    </style:style>
    <style:style style:name="T2406" style:family="text">
      <style:text-properties officeooo:rsid="05dbb48d"/>
    </style:style>
    <style:style style:name="T2407" style:family="text">
      <style:text-properties officeooo:rsid="05e14a9b"/>
    </style:style>
    <style:style style:name="T2408" style:family="text">
      <style:text-properties officeooo:rsid="004b319c"/>
    </style:style>
    <style:style style:name="T2409" style:family="text">
      <style:text-properties officeooo:rsid="05e5cd66"/>
    </style:style>
    <style:style style:name="T2410" style:family="text">
      <style:text-properties officeooo:rsid="004c7aad"/>
    </style:style>
    <style:style style:name="T2411" style:family="text">
      <style:text-properties officeooo:rsid="05e6c733"/>
    </style:style>
    <style:style style:name="T2412" style:family="text">
      <style:text-properties officeooo:rsid="0017efcc"/>
    </style:style>
    <style:style style:name="T2413" style:family="text">
      <style:text-properties officeooo:rsid="004cc7c8"/>
    </style:style>
    <style:style style:name="T2414" style:family="text">
      <style:text-properties officeooo:rsid="004d39cf"/>
    </style:style>
    <style:style style:name="T2415" style:family="text">
      <style:text-properties officeooo:rsid="004de29d"/>
    </style:style>
    <style:style style:name="T2416" style:family="text">
      <style:text-properties officeooo:rsid="004f4433"/>
    </style:style>
    <style:style style:name="T2417" style:family="text">
      <style:text-properties officeooo:rsid="05f85743"/>
    </style:style>
    <style:style style:name="T2418" style:family="text">
      <style:text-properties officeooo:rsid="05fc588d"/>
    </style:style>
    <style:style style:name="T2419" style:family="text">
      <style:text-properties officeooo:rsid="05fd9589"/>
    </style:style>
    <style:style style:name="T2420" style:family="text">
      <style:text-properties officeooo:rsid="06041a74"/>
    </style:style>
    <style:style style:name="T2421" style:family="text">
      <style:text-properties officeooo:rsid="05bdb62d"/>
    </style:style>
    <style:style style:name="T2422" style:family="text">
      <style:text-properties officeooo:rsid="06077b74"/>
    </style:style>
    <style:style style:name="T2423" style:family="text">
      <style:text-properties style:font-name="Times New Roman" officeooo:rsid="05dfe5d2"/>
    </style:style>
    <style:style style:name="T2424" style:family="text">
      <style:text-properties style:font-name="Times New Roman" officeooo:rsid="060910c6"/>
    </style:style>
    <style:style style:name="T2425" style:family="text">
      <style:text-properties style:font-name="Times New Roman" officeooo:rsid="05de1993"/>
    </style:style>
    <style:style style:name="T2426" style:family="text">
      <style:text-properties style:font-name="Times New Roman" officeooo:rsid="05e2ce2b"/>
    </style:style>
    <style:style style:name="T2427" style:family="text">
      <style:text-properties officeooo:rsid="060b5fa1"/>
    </style:style>
    <style:style style:name="T2428" style:family="text">
      <style:text-properties officeooo:rsid="060d442c"/>
    </style:style>
    <style:style style:name="T2429" style:family="text">
      <style:text-properties officeooo:rsid="060ed957"/>
    </style:style>
    <style:style style:name="T2430" style:family="text">
      <style:text-properties officeooo:rsid="0610d4c6"/>
    </style:style>
    <style:style style:name="T2431" style:family="text">
      <style:text-properties officeooo:rsid="061644fc"/>
    </style:style>
    <style:style style:name="T2432" style:family="text">
      <style:text-properties officeooo:rsid="0617c895"/>
    </style:style>
    <style:style style:name="T2433" style:family="text">
      <style:text-properties officeooo:rsid="0618d93f"/>
    </style:style>
    <style:style style:name="T2434" style:family="text">
      <style:text-properties officeooo:rsid="0619779f"/>
    </style:style>
    <style:style style:name="T2435" style:family="text">
      <style:text-properties officeooo:rsid="061c3a7b"/>
    </style:style>
    <style:style style:name="T2436" style:family="text">
      <style:text-properties officeooo:rsid="0620b5dd"/>
    </style:style>
    <style:style style:name="T2437" style:family="text">
      <style:text-properties officeooo:rsid="0621d8e3"/>
    </style:style>
    <style:style style:name="T2438" style:family="text">
      <style:text-properties officeooo:rsid="062203eb"/>
    </style:style>
    <style:style style:name="T2439" style:family="text">
      <style:text-properties officeooo:rsid="0623bd02"/>
    </style:style>
    <style:style style:name="T2440" style:family="text">
      <style:text-properties officeooo:rsid="06253c34"/>
    </style:style>
    <style:style style:name="T2441" style:family="text">
      <style:text-properties officeooo:rsid="0625b583"/>
    </style:style>
    <style:style style:name="T2442" style:family="text">
      <style:text-properties officeooo:rsid="062678fd"/>
    </style:style>
    <style:style style:name="T2443" style:family="text">
      <style:text-properties officeooo:rsid="0626d67c"/>
    </style:style>
    <style:style style:name="T2444" style:family="text">
      <style:text-properties officeooo:rsid="06271e2a"/>
    </style:style>
    <style:style style:name="T2445" style:family="text">
      <style:text-properties officeooo:rsid="0627d2a8"/>
    </style:style>
    <style:style style:name="T2446" style:family="text">
      <style:text-properties officeooo:rsid="062a1260"/>
    </style:style>
    <style:style style:name="T2447" style:family="text">
      <style:text-properties officeooo:rsid="062a1b72"/>
    </style:style>
    <style:style style:name="T2448" style:family="text">
      <style:text-properties officeooo:rsid="062b30ce"/>
    </style:style>
    <style:style style:name="T2449" style:family="text">
      <style:text-properties officeooo:rsid="062c48ee"/>
    </style:style>
    <style:style style:name="T2450" style:family="text">
      <style:text-properties officeooo:rsid="062d0c89"/>
    </style:style>
    <style:style style:name="T2451" style:family="text">
      <style:text-properties officeooo:rsid="062eec33"/>
    </style:style>
    <style:style style:name="T2452" style:family="text">
      <style:text-properties officeooo:rsid="063008d8"/>
    </style:style>
    <style:style style:name="T2453" style:family="text">
      <style:text-properties officeooo:rsid="063193a9"/>
    </style:style>
    <style:style style:name="T2454" style:family="text">
      <style:text-properties officeooo:rsid="0634d17e"/>
    </style:style>
    <style:style style:name="T2455" style:family="text">
      <style:text-properties officeooo:rsid="0635f4ba"/>
    </style:style>
    <style:style style:name="T2456" style:family="text">
      <style:text-properties officeooo:rsid="0635f7c2"/>
    </style:style>
    <style:style style:name="T2457" style:family="text">
      <style:text-properties officeooo:rsid="0638337c"/>
    </style:style>
    <style:style style:name="T2458" style:family="text">
      <style:text-properties officeooo:rsid="0638fa88"/>
    </style:style>
    <style:style style:name="T2459" style:family="text">
      <style:text-properties officeooo:rsid="063c3c11"/>
    </style:style>
    <style:style style:name="T2460" style:family="text">
      <style:text-properties officeooo:rsid="063d0611"/>
    </style:style>
    <style:style style:name="T2461" style:family="text">
      <style:text-properties officeooo:rsid="063f68e0"/>
    </style:style>
    <style:style style:name="T2462" style:family="text">
      <style:text-properties officeooo:rsid="064061c8"/>
    </style:style>
    <style:style style:name="T2463" style:family="text">
      <style:text-properties officeooo:rsid="0645ab2a"/>
    </style:style>
    <style:style style:name="T2464" style:family="text">
      <style:text-properties officeooo:rsid="0316e576"/>
    </style:style>
    <style:style style:name="T2465" style:family="text">
      <style:text-properties officeooo:rsid="06480379"/>
    </style:style>
    <style:style style:name="T2466" style:family="text">
      <style:text-properties officeooo:rsid="06493a92"/>
    </style:style>
    <style:style style:name="T2467" style:family="text">
      <style:text-properties officeooo:rsid="0652f7f2"/>
    </style:style>
    <style:style style:name="T2468" style:family="text">
      <style:text-properties officeooo:rsid="06538323"/>
    </style:style>
    <style:style style:name="T2469" style:family="text">
      <style:text-properties officeooo:rsid="065aaa8b"/>
    </style:style>
    <style:style style:name="T2470" style:family="text">
      <style:text-properties officeooo:rsid="065df6b3"/>
    </style:style>
    <style:style style:name="T2471" style:family="text">
      <style:text-properties officeooo:rsid="065ec144"/>
    </style:style>
    <style:style style:name="T2472" style:family="text">
      <style:text-properties officeooo:rsid="0661acd7"/>
    </style:style>
    <style:style style:name="T2473" style:family="text">
      <style:text-properties officeooo:rsid="0662b5ef"/>
    </style:style>
    <style:style style:name="T2474" style:family="text">
      <style:text-properties officeooo:rsid="0668eb39"/>
    </style:style>
    <style:style style:name="T2475" style:family="text">
      <style:text-properties officeooo:rsid="0668fed2"/>
    </style:style>
    <style:style style:name="T2476" style:family="text">
      <style:text-properties officeooo:rsid="0669e785"/>
    </style:style>
    <style:style style:name="T2477" style:family="text">
      <style:text-properties officeooo:rsid="0672bbbb"/>
    </style:style>
    <style:style style:name="T2478" style:family="text">
      <style:text-properties officeooo:rsid="057f55e1"/>
    </style:style>
    <style:style style:name="T2479" style:family="text">
      <style:text-properties officeooo:rsid="0679fb40"/>
    </style:style>
    <style:style style:name="T2480" style:family="text">
      <style:text-properties officeooo:rsid="067f7c59"/>
    </style:style>
    <style:style style:name="T2481" style:family="text">
      <style:text-properties officeooo:rsid="0681afb1"/>
    </style:style>
    <style:style style:name="T2482" style:family="text">
      <style:text-properties officeooo:rsid="0056d60a"/>
    </style:style>
    <style:style style:name="T2483" style:family="text">
      <style:text-properties officeooo:rsid="06830d78"/>
    </style:style>
    <style:style style:name="T2484" style:family="text">
      <style:text-properties officeooo:rsid="06869aca"/>
    </style:style>
    <style:style style:name="T2485" style:family="text">
      <style:text-properties officeooo:rsid="06877a7c"/>
    </style:style>
    <style:style style:name="T2486" style:family="text">
      <style:text-properties officeooo:rsid="068b5aa1"/>
    </style:style>
    <style:style style:name="T2487" style:family="text">
      <style:text-properties officeooo:rsid="068f01a9"/>
    </style:style>
    <style:style style:name="T2488" style:family="text">
      <style:text-properties officeooo:rsid="06933fb2"/>
    </style:style>
    <style:style style:name="T2489" style:family="text">
      <style:text-properties officeooo:rsid="06972c65"/>
    </style:style>
    <style:style style:name="T2490" style:family="text">
      <style:text-properties officeooo:rsid="06974942"/>
    </style:style>
    <style:style style:name="T2491" style:family="text">
      <style:text-properties officeooo:rsid="069a1bbc"/>
    </style:style>
    <style:style style:name="T2492" style:family="text">
      <style:text-properties officeooo:rsid="069c0e56"/>
    </style:style>
    <style:style style:name="T2493" style:family="text">
      <style:text-properties officeooo:rsid="06a13476"/>
    </style:style>
    <style:style style:name="T2494" style:family="text">
      <style:text-properties officeooo:rsid="06a22033"/>
    </style:style>
    <style:style style:name="T2495" style:family="text">
      <style:text-properties officeooo:rsid="06a44dcf"/>
    </style:style>
    <style:style style:name="T2496" style:family="text">
      <style:text-properties officeooo:rsid="06a9e220"/>
    </style:style>
    <style:style style:name="T2497" style:family="text">
      <style:text-properties officeooo:rsid="06ae77a6"/>
    </style:style>
    <style:style style:name="T2498" style:family="text">
      <style:text-properties officeooo:rsid="06b0489e"/>
    </style:style>
    <style:style style:name="T2499" style:family="text">
      <style:text-properties officeooo:rsid="06b8fe26"/>
    </style:style>
    <style:style style:name="T2500" style:family="text">
      <style:text-properties officeooo:rsid="06c010fc"/>
    </style:style>
    <style:style style:name="T2501" style:family="text">
      <style:text-properties officeooo:rsid="06c3d1b2"/>
    </style:style>
    <style:style style:name="T2502" style:family="text">
      <style:text-properties officeooo:rsid="06c71e3b"/>
    </style:style>
    <style:style style:name="T2503" style:family="text">
      <style:text-properties officeooo:rsid="06c8056b"/>
    </style:style>
    <style:style style:name="T2504" style:family="text">
      <style:text-properties officeooo:rsid="06c97191"/>
    </style:style>
    <style:style style:name="T2505" style:family="text">
      <style:text-properties officeooo:rsid="06ccee1e"/>
    </style:style>
    <style:style style:name="T2506" style:family="text">
      <style:text-properties officeooo:rsid="06ce91b4"/>
    </style:style>
    <style:style style:name="T2507" style:family="text">
      <style:text-properties officeooo:rsid="004325d3"/>
    </style:style>
    <style:style style:name="T2508" style:family="text">
      <style:text-properties officeooo:rsid="0057557c"/>
    </style:style>
    <style:style style:name="T2509" style:family="text">
      <style:text-properties officeooo:rsid="06cfcee6"/>
    </style:style>
    <style:style style:name="T2510" style:family="text">
      <style:text-properties officeooo:rsid="06d22c7b"/>
    </style:style>
    <style:style style:name="T2511" style:family="text">
      <style:text-properties officeooo:rsid="06d2ac82"/>
    </style:style>
    <style:style style:name="T2512" style:family="text">
      <style:text-properties officeooo:rsid="06d3690f"/>
    </style:style>
    <style:style style:name="T2513" style:family="text">
      <style:text-properties officeooo:rsid="06d49bee"/>
    </style:style>
    <style:style style:name="T2514" style:family="text">
      <style:text-properties officeooo:rsid="06d6372c"/>
    </style:style>
    <style:style style:name="T2515" style:family="text">
      <style:text-properties officeooo:rsid="06d7a138"/>
    </style:style>
    <style:style style:name="T2516" style:family="text">
      <style:text-properties officeooo:rsid="06d9f9a2"/>
    </style:style>
    <style:style style:name="T2517" style:family="text">
      <style:text-properties officeooo:rsid="06e19df4"/>
    </style:style>
    <style:style style:name="T2518" style:family="text">
      <style:text-properties officeooo:rsid="06e44227"/>
    </style:style>
    <style:style style:name="T2519" style:family="text">
      <style:text-properties officeooo:rsid="00526ee5"/>
    </style:style>
    <style:style style:name="T2520" style:family="text">
      <style:text-properties officeooo:rsid="001ff852"/>
    </style:style>
    <style:style style:name="T2521" style:family="text">
      <style:text-properties officeooo:rsid="0014b863"/>
    </style:style>
    <style:style style:name="T2522" style:family="text">
      <style:text-properties officeooo:rsid="06e9d939"/>
    </style:style>
    <style:style style:name="T2523" style:family="text">
      <style:text-properties officeooo:rsid="06eb0a80"/>
    </style:style>
    <style:style style:name="T2524" style:family="text">
      <style:text-properties officeooo:rsid="06eff13b"/>
    </style:style>
    <style:style style:name="T2525" style:family="text">
      <style:text-properties officeooo:rsid="06f18ba6"/>
    </style:style>
    <style:style style:name="T2526" style:family="text">
      <style:text-properties officeooo:rsid="06f3d1c9"/>
    </style:style>
    <style:style style:name="T2527" style:family="text">
      <style:text-properties officeooo:rsid="06f457cb"/>
    </style:style>
    <style:style style:name="T2528" style:family="text">
      <style:text-properties officeooo:rsid="06f5b280"/>
    </style:style>
    <style:style style:name="T2529" style:family="text">
      <style:text-properties officeooo:rsid="06f789f1"/>
    </style:style>
    <style:style style:name="T2530" style:family="text">
      <style:text-properties officeooo:rsid="06f80cbb"/>
    </style:style>
    <style:style style:name="T2531" style:family="text">
      <style:text-properties officeooo:rsid="06f8973f"/>
    </style:style>
    <style:style style:name="T2532" style:family="text">
      <style:text-properties officeooo:rsid="06f9be91"/>
    </style:style>
    <style:style style:name="T2533" style:family="text">
      <style:text-properties officeooo:rsid="06fa26e0"/>
    </style:style>
    <style:style style:name="T2534" style:family="text">
      <style:text-properties officeooo:rsid="06fb73c9"/>
    </style:style>
    <style:style style:name="T2535" style:family="text">
      <style:text-properties officeooo:rsid="06fe58f7"/>
    </style:style>
    <style:style style:name="T2536" style:family="text">
      <style:text-properties officeooo:rsid="05471885"/>
    </style:style>
    <style:style style:name="T2537" style:family="text">
      <style:text-properties officeooo:rsid="07002a66"/>
    </style:style>
    <style:style style:name="T2538" style:family="text">
      <style:text-properties officeooo:rsid="07028fdf"/>
    </style:style>
    <style:style style:name="T2539" style:family="text">
      <style:text-properties officeooo:rsid="0704514d"/>
    </style:style>
    <style:style style:name="T2540" style:family="text">
      <style:text-properties officeooo:rsid="0705891b"/>
    </style:style>
    <style:style style:name="T2541" style:family="text">
      <style:text-properties officeooo:rsid="070b20ed"/>
    </style:style>
    <style:style style:name="T2542" style:family="text">
      <style:text-properties officeooo:rsid="070e60d8"/>
    </style:style>
    <style:style style:name="T2543" style:family="text">
      <style:text-properties officeooo:rsid="07155fb8"/>
    </style:style>
    <style:style style:name="T2544" style:family="text">
      <style:text-properties officeooo:rsid="0718e588"/>
    </style:style>
    <style:style style:name="T2545" style:family="text">
      <style:text-properties officeooo:rsid="07195909"/>
    </style:style>
    <style:style style:name="T2546" style:family="text">
      <style:text-properties officeooo:rsid="071c3b71"/>
    </style:style>
    <style:style style:name="T2547" style:family="text">
      <style:text-properties officeooo:rsid="071ebef3"/>
    </style:style>
    <style:style style:name="T2548" style:family="text">
      <style:text-properties officeooo:rsid="072057f9"/>
    </style:style>
    <style:style style:name="T2549" style:family="text">
      <style:text-properties officeooo:rsid="07208540"/>
    </style:style>
    <style:style style:name="T2550" style:family="text">
      <style:text-properties style:font-name="Liberation Sans" fo:font-size="12pt" fo:language="fr" fo:country="CA" fo:font-style="normal" fo:font-weight="bold" fo:background-color="transparent" loext:char-shading-value="0" style:font-size-asian="12pt" style:font-style-asian="normal" style:font-weight-asian="bold" style:font-size-complex="12pt" style:font-style-complex="normal" style:font-weight-complex="bold"/>
    </style:style>
    <style:style style:name="T2551" style:family="text">
      <style:text-properties style:font-name="Liberation Sans" fo:font-size="12pt" fo:language="fr" fo:country="CA" fo:font-style="normal" fo:font-weight="bold" officeooo:rsid="06e88e1d" fo:background-color="transparent" loext:char-shading-value="0" style:font-size-asian="12pt" style:font-style-asian="normal" style:font-weight-asian="bold" style:font-size-complex="12pt" style:font-style-complex="normal" style:font-weight-complex="bold"/>
    </style:style>
    <style:style style:name="T2552" style:family="text">
      <style:text-properties officeooo:rsid="05f2f680"/>
    </style:style>
    <style:style style:name="T2553" style:family="text">
      <style:text-properties officeooo:rsid="0314fd24"/>
    </style:style>
    <style:style style:name="T2554" style:family="text">
      <style:text-properties officeooo:rsid="0724f51b"/>
    </style:style>
    <style:style style:name="T2555" style:family="text">
      <style:text-properties officeooo:rsid="07254e52"/>
    </style:style>
    <style:style style:name="T2556" style:family="text">
      <style:text-properties officeooo:rsid="0727e230"/>
    </style:style>
    <style:style style:name="T2557" style:family="text">
      <style:text-properties officeooo:rsid="072902bb"/>
    </style:style>
    <style:style style:name="T2558" style:family="text">
      <style:text-properties officeooo:rsid="072aed8f"/>
    </style:style>
    <style:style style:name="T2559" style:family="text">
      <style:text-properties officeooo:rsid="072ba848"/>
    </style:style>
    <style:style style:name="T2560" style:family="text">
      <style:text-properties officeooo:rsid="072c6c91"/>
    </style:style>
    <style:style style:name="T2561" style:family="text">
      <style:text-properties officeooo:rsid="072ca9b1"/>
    </style:style>
    <style:style style:name="T2562" style:family="text">
      <style:text-properties officeooo:rsid="072e6580"/>
    </style:style>
    <style:style style:name="T2563" style:family="text">
      <style:text-properties officeooo:rsid="0733453d"/>
    </style:style>
    <style:style style:name="T2564" style:family="text">
      <style:text-properties officeooo:rsid="073614a9"/>
    </style:style>
    <style:style style:name="T2565" style:family="text">
      <style:text-properties officeooo:rsid="07395775"/>
    </style:style>
    <style:style style:name="T2566" style:family="text">
      <style:text-properties officeooo:rsid="073a07e7"/>
    </style:style>
    <style:style style:name="T2567" style:family="text">
      <style:text-properties officeooo:rsid="073c44cc"/>
    </style:style>
    <style:style style:name="T2568" style:family="text">
      <style:text-properties officeooo:rsid="073db66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leau"/>
        <text:sequence-decl text:display-outline-level="0" text:name="MRAI"/>
      </text:sequence-decls>
      <text:p text:style-name="P1602">DÉPARTEMENT DES LETTRES ET COMMUNICATIONS </text:p>
      <text:p text:style-name="P39">Faculté des lettres et sciences humaines </text:p>
      <text:p text:style-name="P39">Université de Sherbrooke </text:p>
      <text:p text:style-name="P39"/>
      <text:p text:style-name="P39"/>
      <text:p text:style-name="P39"/>
      <text:p text:style-name="P40"/>
      <text:p text:style-name="P44"><text:span text:style-name="T4">Étude</text:span><text:span text:style-name="T3"> des marqueurs illocutoires </text:span><text:span text:style-name="T5">du Corpus de français parlé au Québec </text:span><text:span text:style-name="T3">en vue de leur analyse automatique</text:span></text:p>
      <text:p text:style-name="P39"/>
      <text:p text:style-name="P39"/>
      <text:p text:style-name="P39"/>
      <text:p text:style-name="P39"/>
      <text:p text:style-name="P39">par</text:p>
      <text:p text:style-name="P39">Francis Lapointe</text:p>
      <text:p text:style-name="P39"/>
      <text:p text:style-name="P39"/>
      <text:p text:style-name="P39"/>
      <text:p text:style-name="P39"/>
      <text:p text:style-name="P39"/>
      <text:p text:style-name="P39">Thèse</text:p>
      <text:p text:style-name="P39">Présentée dans le cadre du programme de doctorat en Études Françaises</text:p>
      <text:p text:style-name="P39">(Cheminement en linguistique)</text:p>
      <text:p text:style-name="P39"/>
      <text:p text:style-name="P39"/>
      <text:p text:style-name="P39"/>
      <text:p text:style-name="P39"/>
      <text:p text:style-name="P39"/>
      <text:p text:style-name="P39"/>
      <text:p text:style-name="P39">Sherbrooke</text:p>
      <text:p text:style-name="P39">201<text:span text:style-name="T1">6</text:span></text:p>
      <text:p text:style-name="P13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571"><text:a xlink:type="simple" xlink:href="#__RefHeading___Toc54413_1845184361" text:style-name="Index_20_Link" text:visited-style-name="Index_20_Link">RÉSUMÉ<text:tab/>8</text:a></text:p>
          <text:p text:style-name="P1571"><text:a xlink:type="simple" xlink:href="#__RefHeading___Toc54417_1845184361" text:style-name="Index_20_Link" text:visited-style-name="Index_20_Link">A. INTRODUCTION<text:tab/>9</text:a></text:p>
          <text:p text:style-name="P1567"><text:a xlink:type="simple" xlink:href="#__RefHeading__12036_1492986460" text:style-name="Index_20_Link" text:visited-style-name="Index_20_Link">A.1. Organisation de la thèse<text:tab/>10</text:a></text:p>
          <text:p text:style-name="P1567"><text:a xlink:type="simple" xlink:href="#__RefHeading__15605_92752170" text:style-name="Index_20_Link" text:visited-style-name="Index_20_Link">A.2. Variété de langue à l'étude<text:tab/>10</text:a></text:p>
          <text:p text:style-name="P1567"><text:a xlink:type="simple" xlink:href="#__RefHeading__4464_806846935" text:style-name="Index_20_Link" text:visited-style-name="Index_20_Link">A.3. Pertinence de la recherche<text:tab/>11</text:a></text:p>
          <text:p text:style-name="P1567"><text:a xlink:type="simple" xlink:href="#__RefHeading__4466_806846935" text:style-name="Index_20_Link" text:visited-style-name="Index_20_Link">A.4. Objectifs de la recherche<text:tab/>12</text:a></text:p>
          <text:p text:style-name="P1567"><text:a xlink:type="simple" xlink:href="#__RefHeading___Toc62494_960070314" text:style-name="Index_20_Link" text:visited-style-name="Index_20_Link">A.5. Cadres théoriques<text:tab/>13</text:a></text:p>
          <text:p text:style-name="P1567"><text:a xlink:type="simple" xlink:href="#__RefHeading___Toc42134_673672590" text:style-name="Index_20_Link" text:visited-style-name="Index_20_Link">A.6. Démarche<text:tab/>14</text:a></text:p>
          <text:p text:style-name="P1570"><text:a xlink:type="simple" xlink:href="#__RefHeading___Toc46670_747884287" text:style-name="Index_20_Link" text:visited-style-name="Index_20_Link">A.6.1. Données limitées<text:tab/>16</text:a></text:p>
          <text:p text:style-name="P1570"><text:a xlink:type="simple" xlink:href="#__RefHeading___Toc46672_747884287" text:style-name="Index_20_Link" text:visited-style-name="Index_20_Link">A.6.2. Transcription des bandes audio-visuelles<text:tab/>16</text:a></text:p>
          <text:p text:style-name="P1570"><text:a xlink:type="simple" xlink:href="#__RefHeading___Toc42138_673672590" text:style-name="Index_20_Link" text:visited-style-name="Index_20_Link">A.6.3. Annotation<text:tab/>17</text:a></text:p>
          <text:p text:style-name="P1571"><text:a xlink:type="simple" xlink:href="#__RefHeading__12204_2082623177" text:style-name="Index_20_Link" text:visited-style-name="Index_20_Link">B. MARQUEURS ILLOCUTOIRES<text:tab/>18</text:a></text:p>
          <text:p text:style-name="P1567"><text:a xlink:type="simple" xlink:href="#__RefHeading__21584_740469393" text:style-name="Index_20_Link" text:visited-style-name="Index_20_Link">B.1. Typologie des MI<text:tab/>18</text:a></text:p>
          <text:p text:style-name="P1567"><text:a xlink:type="simple" xlink:href="#__RefHeading__15002_782717413" text:style-name="Index_20_Link" text:visited-style-name="Index_20_Link">B.2. Les MI et l'analyse de sentiment<text:tab/>21</text:a></text:p>
          <text:p text:style-name="P1567"><text:a xlink:type="simple" xlink:href="#__RefHeading__15004_782717413" text:style-name="Index_20_Link" text:visited-style-name="Index_20_Link">B.3. Unités d'origine des MI<text:tab/>22</text:a></text:p>
          <text:p text:style-name="P1567"><text:a xlink:type="simple" xlink:href="#__RefHeading__4490_806846935" text:style-name="Index_20_Link" text:visited-style-name="Index_20_Link">B.4. Actes illocutoires associés aux MI<text:tab/>23</text:a></text:p>
          <text:p text:style-name="P1567"><text:a xlink:type="simple" xlink:href="#__RefHeading__4500_806846935" text:style-name="Index_20_Link" text:visited-style-name="Index_20_Link">B.5. Actants sémantiques des MI<text:tab/>23</text:a></text:p>
          <text:p text:style-name="P1570"><text:a xlink:type="simple" xlink:href="#__RefHeading__11222_499667304" text:style-name="Index_20_Link" text:visited-style-name="Index_20_Link">B.5.1. Coénonciateurs<text:tab/>24</text:a></text:p>
          <text:p text:style-name="P1570"><text:a xlink:type="simple" xlink:href="#__RefHeading__11224_499667304" text:style-name="Index_20_Link" text:visited-style-name="Index_20_Link">B.5.2. Éléments de la situation<text:tab/>25</text:a></text:p>
          <text:p text:style-name="P1567"><text:a xlink:type="simple" xlink:href="#__RefHeading__4508_806846935" text:style-name="Index_20_Link" text:visited-style-name="Index_20_Link">B.6. Comportement syntaxique des MI<text:tab/>26</text:a></text:p>
          <text:p text:style-name="P1570"><text:a xlink:type="simple" xlink:href="#__RefHeading__4510_806846935" text:style-name="Index_20_Link" text:visited-style-name="Index_20_Link">B.6.1. Mots-phrases<text:tab/>27</text:a></text:p>
          <text:p text:style-name="P1570"><text:a xlink:type="simple" xlink:href="#__RefHeading__4512_806846935" text:style-name="Index_20_Link" text:visited-style-name="Index_20_Link">B.6.2. MI lié à une proposition<text:tab/>27</text:a></text:p>
          <text:p text:style-name="P1569"><text:a xlink:type="simple" xlink:href="#__RefHeading__22645_1516882441" text:style-name="Index_20_Link" text:visited-style-name="Index_20_Link">Construction 1 : marqueur + que P<text:tab/>27</text:a></text:p>
          <text:p text:style-name="P1569"><text:a xlink:type="simple" xlink:href="#__RefHeading__22647_1516882441" text:style-name="Index_20_Link" text:visited-style-name="Index_20_Link">Construction 2 : marqueur + si P<text:tab/>27</text:a></text:p>
          <text:p text:style-name="P1570"><text:a xlink:type="simple" xlink:href="#__RefHeading__4514_806846935" text:style-name="Index_20_Link" text:visited-style-name="Index_20_Link">B.6.3. MI lié à un SN<text:tab/>28</text:a></text:p>
          <text:p text:style-name="P1569"><text:a xlink:type="simple" xlink:href="#__RefHeading__22649_1516882441" text:style-name="Index_20_Link" text:visited-style-name="Index_20_Link">Construction 1 : marqueur + SN vocatif<text:tab/>28</text:a></text:p>
          <text:p text:style-name="P1569"><text:a xlink:type="simple" xlink:href="#__RefHeading__22651_1516882441" text:style-name="Index_20_Link" text:visited-style-name="Index_20_Link">Construction 2 : marqueur + de SN<text:tab/>28</text:a></text:p>
          <text:p text:style-name="P1567"><text:a xlink:type="simple" xlink:href="#__RefHeading__4516_806846935" text:style-name="Index_20_Link" text:visited-style-name="Index_20_Link">B.7. Morphologie des MI<text:tab/>29</text:a></text:p>
          <text:p text:style-name="P1567"><text:a xlink:type="simple" xlink:href="#__RefHeading__4518_806846935" text:style-name="Index_20_Link" text:visited-style-name="Index_20_Link">B.8. Prosodie des MI<text:tab/>30</text:a></text:p>
          <text:p text:style-name="P1567"><text:a xlink:type="simple" xlink:href="#__RefHeading__4520_806846935" text:style-name="Index_20_Link" text:visited-style-name="Index_20_Link">B.9. Combinatoire des MI<text:tab/>31</text:a></text:p>
          <text:p text:style-name="P1570"><text:a xlink:type="simple" xlink:href="#__RefHeading__22653_1516882441" text:style-name="Index_20_Link" text:visited-style-name="Index_20_Link">B.9.1. Cooccurrence discursive libre<text:tab/>31</text:a></text:p>
          <text:p text:style-name="P1570"><text:a xlink:type="simple" xlink:href="#__RefHeading__22655_1516882441" text:style-name="Index_20_Link" text:visited-style-name="Index_20_Link">B.9.2. Locution discursive<text:tab/>31</text:a></text:p>
          <text:p text:style-name="P1570"><text:a xlink:type="simple" xlink:href="#__RefHeading__22657_1516882441" text:style-name="Index_20_Link" text:visited-style-name="Index_20_Link">B.9.3. Collocation discursive<text:tab/>32</text:a></text:p>
          <text:p text:style-name="P1567"><text:a xlink:type="simple" xlink:href="#__RefHeading___Toc60148_1734476474" text:style-name="Index_20_Link" text:visited-style-name="Index_20_Link">B.10. Définition des MI<text:tab/>33</text:a></text:p>
          <text:p text:style-name="P1567"><text:a xlink:type="simple" xlink:href="#__RefHeading__39119_150002971" text:style-name="Index_20_Link" text:visited-style-name="Index_20_Link">B.11. Conclusion au sujet des MI<text:tab/>33</text:a></text:p>
          <text:p text:style-name="P1571"><text:a xlink:type="simple" xlink:href="#__RefHeading__15611_92752170" text:style-name="Index_20_Link" text:visited-style-name="Index_20_Link">C. REVUE DE LITTÉRATURE<text:tab/>34</text:a></text:p>
          <text:p text:style-name="P1567"><text:a xlink:type="simple" xlink:href="#__RefHeading__51370_32331299" text:style-name="Index_20_Link" text:visited-style-name="Index_20_Link">C.1. Hirschberg et Litman (1987, 1993) et Litman (1996)<text:tab/>34</text:a></text:p>
          <text:p text:style-name="P1567"><text:a xlink:type="simple" xlink:href="#__RefHeading__51372_32331299" text:style-name="Index_20_Link" text:visited-style-name="Index_20_Link">C.2. Heeman, Byron et Allen (1998), Heeman et Allen (1999), Heeman (1997)<text:tab/>34</text:a></text:p>
          <text:p text:style-name="P1567"><text:a xlink:type="simple" xlink:href="#__RefHeading__51374_32331299" text:style-name="Index_20_Link" text:visited-style-name="Index_20_Link">C.3. Hutchinson (2004)<text:tab/>35</text:a></text:p>
          <text:p text:style-name="P1567"><text:a xlink:type="simple" xlink:href="#__RefHeading__52150_32331299" text:style-name="Index_20_Link" text:visited-style-name="Index_20_Link">C.4. Petukhova et Bunt (2009)<text:tab/>36</text:a></text:p>
          <text:p text:style-name="P1567"><text:a xlink:type="simple" xlink:href="#__RefHeading__51376_32331299" text:style-name="Index_20_Link" text:visited-style-name="Index_20_Link">C.5. Popescu-Belis et Zufferey (2004, 2011)<text:tab/>37</text:a></text:p>
          <text:p text:style-name="P1567"><text:soft-page-break/><text:a xlink:type="simple" xlink:href="#__RefHeading__25387_1226895258" text:style-name="Index_20_Link" text:visited-style-name="Index_20_Link">C.6. Fraisse et Paroubek (2015)<text:tab/>37</text:a></text:p>
          <text:p text:style-name="P1567"><text:a xlink:type="simple" xlink:href="#__RefHeading___Toc23497_1845184361" text:style-name="Index_20_Link" text:visited-style-name="Index_20_Link">C.7. </text:a><text:a xlink:type="simple" xlink:href="#__RefHeading___Toc23497_1845184361" text:style-name="Index_20_Link" text:visited-style-name="Index_20_Link">T. Bolly </text:a><text:a xlink:type="simple" xlink:href="#__RefHeading___Toc23497_1845184361" text:style-name="Index_20_Link" text:visited-style-name="Index_20_Link">et al.</text:a><text:a xlink:type="simple" xlink:href="#__RefHeading___Toc23497_1845184361" text:style-name="Index_20_Link" text:visited-style-name="Index_20_Link"> </text:a><text:a xlink:type="simple" xlink:href="#__RefHeading___Toc23497_1845184361" text:style-name="Index_20_Link" text:visited-style-name="Index_20_Link">(</text:a><text:a xlink:type="simple" xlink:href="#__RefHeading___Toc23497_1845184361" text:style-name="Index_20_Link" text:visited-style-name="Index_20_Link">2015)</text:a><text:a xlink:type="simple" xlink:href="#__RefHeading___Toc23497_1845184361" text:style-name="Index_20_Link" text:visited-style-name="Index_20_Link">, Crible et Zufferey (2015), Crible (en presse)<text:tab/>38</text:a></text:p>
          <text:p text:style-name="P1567"><text:a xlink:type="simple" xlink:href="#__RefHeading__39121_150002971" text:style-name="Index_20_Link" text:visited-style-name="Index_20_Link">C.8. Conclusion au sujet de la revue de littérature<text:tab/>39</text:a></text:p>
          <text:p text:style-name="P1571"><text:a xlink:type="simple" xlink:href="#__RefHeading___Toc23493_1836881354" text:style-name="Index_20_Link" text:visited-style-name="Index_20_Link">D. ANALYSE PRÉLIMINAIRE DU CORPUS<text:tab/>40</text:a></text:p>
          <text:p text:style-name="P1567"><text:a xlink:type="simple" xlink:href="#__RefHeading___Toc59875_1419570369" text:style-name="Index_20_Link" text:visited-style-name="Index_20_Link">D.1. Les unités étudiées<text:tab/>40</text:a></text:p>
          <text:p text:style-name="P1567"><text:a xlink:type="simple" xlink:href="#__RefHeading___Toc59877_1419570369" text:style-name="Index_20_Link" text:visited-style-name="Index_20_Link">D.2. Fréquence des MI<text:tab/>44</text:a></text:p>
          <text:p text:style-name="P1567"><text:a xlink:type="simple" xlink:href="#__RefHeading___Toc41938_154897745" text:style-name="Index_20_Link" text:visited-style-name="Index_20_Link">D.3. Degré d'homonymie<text:tab/>45</text:a></text:p>
          <text:p text:style-name="P1571"><text:a xlink:type="simple" xlink:href="#__RefHeading___Toc75975_960070314" text:style-name="Index_20_Link" text:visited-style-name="Index_20_Link"><text:span text:style-name="T475">E</text:span></text:a><text:a xlink:type="simple" xlink:href="#__RefHeading___Toc75975_960070314" text:style-name="Index_20_Link" text:visited-style-name="Index_20_Link"><text:span text:style-name="T475">. </text:span></text:a><text:a xlink:type="simple" xlink:href="#__RefHeading___Toc75975_960070314" text:style-name="Index_20_Link" text:visited-style-name="Index_20_Link"><text:span text:style-name="T475">REPÉRAGE AUTOMATIQUE DES MI</text:span></text:a><text:a xlink:type="simple" xlink:href="#__RefHeading___Toc75975_960070314" text:style-name="Index_20_Link" text:visited-style-name="Index_20_Link"><text:tab/>46</text:a></text:p>
          <text:p text:style-name="P1567"><text:a xlink:type="simple" xlink:href="#__RefHeading__18142_16839712811" text:style-name="Index_20_Link" text:visited-style-name="Index_20_Link">E.1. Corpus d'entraînement<text:tab/>46</text:a></text:p>
          <text:p text:style-name="P1567"><text:a xlink:type="simple" xlink:href="#__RefHeading__19012_17136584561" text:style-name="Index_20_Link" text:visited-style-name="Index_20_Link">E.2. Étiqueteurs<text:tab/>55</text:a></text:p>
          <text:p text:style-name="P1570"><text:a xlink:type="simple" xlink:href="#__RefHeading___Toc37939_2568013911" text:style-name="Index_20_Link" text:visited-style-name="Index_20_Link">E.2.1. Module n-grammes<text:tab/>56</text:a></text:p>
          <text:p text:style-name="P1570"><text:a xlink:type="simple" xlink:href="#__RefHeading___Toc34444_2604110371" text:style-name="Index_20_Link" text:visited-style-name="Index_20_Link">E.2.2. Module Brill<text:tab/>58</text:a></text:p>
          <text:p text:style-name="P1567"><text:a xlink:type="simple" xlink:href="#__RefHeading___Toc158232_1921487741" text:style-name="Index_20_Link" text:visited-style-name="Index_20_Link">E.3. Regroupements de vocables<text:tab/>60</text:a></text:p>
          <text:p text:style-name="P1567"><text:a xlink:type="simple" xlink:href="#__RefHeading___Toc54433_1845184361" text:style-name="Index_20_Link" text:visited-style-name="Index_20_Link">E.4. Résultats<text:tab/>62</text:a></text:p>
          <text:p text:style-name="P1570"><text:a xlink:type="simple" xlink:href="#__RefHeading___Toc60779_667615846" text:style-name="Index_20_Link" text:visited-style-name="Index_20_Link">E.4.1. Résultats du module n-grammes<text:tab/>63</text:a></text:p>
          <text:p text:style-name="P1569"><text:a xlink:type="simple" xlink:href="#__RefHeading__19018_17136584561" text:style-name="Index_20_Link" text:visited-style-name="Index_20_Link">E.4.1.1. OSTIE et substituts<text:tab/>64</text:a></text:p>
          <text:p text:style-name="P1568"><text:a xlink:type="simple" xlink:href="#__RefHeading__19656_6262873131" text:style-name="Index_20_Link" text:visited-style-name="Index_20_Link">E.4.1.1.1. OSTIE<text:tab/>65</text:a></text:p>
          <text:p text:style-name="P1568"><text:a xlink:type="simple" xlink:href="#__RefHeading___Toc89582_663583607" text:style-name="Index_20_Link" text:visited-style-name="Index_20_Link">E.4.1.1.2. OSTIFIE<text:tab/>67</text:a></text:p>
          <text:p text:style-name="P1568"><text:a xlink:type="simple" xlink:href="#__RefHeading___Toc89584_663583607" text:style-name="Index_20_Link" text:visited-style-name="Index_20_Link">E.4.1.1.3. OSTIQUE<text:tab/>67</text:a></text:p>
          <text:p text:style-name="P1568"><text:a xlink:type="simple" xlink:href="#__RefHeading___Toc89586_663583607" text:style-name="Index_20_Link" text:visited-style-name="Index_20_Link">E.4.1.1.4. Regroupement de OSTIE, OSTIQUE, OSTIFIE, OSTINE<text:tab/>68</text:a></text:p>
          <text:p text:style-name="P1569"><text:a xlink:type="simple" xlink:href="#__RefHeading___Toc89588_663583607" text:style-name="Index_20_Link" text:visited-style-name="Index_20_Link">E.4.1.2. CRISSE et substituts<text:tab/>68</text:a></text:p>
          <text:p text:style-name="P1568"><text:a xlink:type="simple" xlink:href="#__RefHeading__19664_6262873131" text:style-name="Index_20_Link" text:visited-style-name="Index_20_Link">E.4.1.2.1. CRISSE<text:tab/>69</text:a></text:p>
          <text:p text:style-name="P1568"><text:a xlink:type="simple" xlink:href="#__RefHeading___Toc112807_1921487741" text:style-name="Index_20_Link" text:visited-style-name="Index_20_Link">E.4.1.2.2. CRIF<text:tab/>72</text:a></text:p>
          <text:p text:style-name="P1568"><text:a xlink:type="simple" xlink:href="#__RefHeading___Toc89590_663583607" text:style-name="Index_20_Link" text:visited-style-name="Index_20_Link">E.4.1.2.3. CRIME<text:tab/>73</text:a></text:p>
          <text:p text:style-name="P1568"><text:a xlink:type="simple" xlink:href="#__RefHeading___Toc89592_663583607" text:style-name="Index_20_Link" text:visited-style-name="Index_20_Link">E.4.1.2.4. Regroupement de CRISSE, CRIF, CRIME, CRISTIE<text:tab/>74</text:a></text:p>
          <text:p text:style-name="P1569"><text:a xlink:type="simple" xlink:href="#__RefHeading___Toc89594_663583607" text:style-name="Index_20_Link" text:visited-style-name="Index_20_Link">E.4.1.3. TABARNAQUE et substituts<text:tab/>74</text:a></text:p>
          <text:p text:style-name="P1568"><text:a xlink:type="simple" xlink:href="#__RefHeading__20160_6003603771" text:style-name="Index_20_Link" text:visited-style-name="Index_20_Link">E.4.1.3.1. TABARNAQUE<text:tab/>75</text:a></text:p>
          <text:p text:style-name="P1568"><text:a xlink:type="simple" xlink:href="#__RefHeading___Toc112811_1921487741" text:style-name="Index_20_Link" text:visited-style-name="Index_20_Link">E.4.1.3.2. TABARNOUCHE<text:tab/>76</text:a></text:p>
          <text:p text:style-name="P1568"><text:a xlink:type="simple" xlink:href="#__RefHeading___Toc158234_1921487741" text:style-name="Index_20_Link" text:visited-style-name="Index_20_Link">E.4.1.3.3. TABARNACHE<text:tab/>77</text:a></text:p>
          <text:p text:style-name="P1568"><text:a xlink:type="simple" xlink:href="#__RefHeading___Toc112823_1921487741" text:style-name="Index_20_Link" text:visited-style-name="Index_20_Link">E.4.1.3.4. Regroupement TABARNAQUE, TABARNACHE, TABARNOUCHE, TABARNIQUE<text:tab/>77</text:a></text:p>
          <text:p text:style-name="P1569"><text:a xlink:type="simple" xlink:href="#__RefHeading___Toc89596_663583607" text:style-name="Index_20_Link" text:visited-style-name="Index_20_Link">E.4.1.4. CÂLISSE et substituts<text:tab/>77</text:a></text:p>
          <text:p text:style-name="P1568"><text:a xlink:type="simple" xlink:href="#__RefHeading___Toc89598_663583607" text:style-name="Index_20_Link" text:visited-style-name="Index_20_Link">E.4.1.4.1. CÂLISSE<text:tab/>78</text:a></text:p>
          <text:p text:style-name="P1568"><text:a xlink:type="simple" xlink:href="#__RefHeading___Toc112813_1921487741" text:style-name="Index_20_Link" text:visited-style-name="Index_20_Link">E.4.1.4.2. CÂLIQUE<text:tab/>79</text:a></text:p>
          <text:p text:style-name="P1568"><text:a xlink:type="simple" xlink:href="#__RefHeading___Toc112825_1921487741" text:style-name="Index_20_Link" text:visited-style-name="Index_20_Link">E.4.1.4.3. Regroupement CÂLISSE, CÂLIQUE, CÂLINE, CÂLIF<text:tab/>79</text:a></text:p>
          <text:p text:style-name="P1569"><text:a xlink:type="simple" xlink:href="#__RefHeading___Toc89600_663583607" text:style-name="Index_20_Link" text:visited-style-name="Index_20_Link">E.4.1.5. BAPTÊME et BATINSE<text:tab/>79</text:a></text:p>
          <text:p text:style-name="P1568"><text:a xlink:type="simple" xlink:href="#__RefHeading___Toc110849_911666644" text:style-name="Index_20_Link" text:visited-style-name="Index_20_Link">E.4.1.5.1. BAPTÊME<text:tab/>80</text:a></text:p>
          <text:p text:style-name="P1568"><text:a xlink:type="simple" xlink:href="#__RefHeading___Toc112827_1921487741" text:style-name="Index_20_Link" text:visited-style-name="Index_20_Link">E.4.1.5.2. Regroupement BAPTÊME et BATINSE<text:tab/>80</text:a></text:p>
          <text:p text:style-name="P1569"><text:a xlink:type="simple" xlink:href="#__RefHeading___Toc89602_663583607" text:style-name="Index_20_Link" text:visited-style-name="Index_20_Link">E.4.1.6. SACRE et SACREMENT<text:tab/>80</text:a></text:p>
          <text:p text:style-name="P1568"><text:a xlink:type="simple" xlink:href="#__RefHeading___Toc89604_663583607" text:style-name="Index_20_Link" text:visited-style-name="Index_20_Link">E.4.1.6.1. SACRE<text:tab/>81</text:a></text:p>
          <text:p text:style-name="P1568"><text:a xlink:type="simple" xlink:href="#__RefHeading___Toc89606_663583607" text:style-name="Index_20_Link" text:visited-style-name="Index_20_Link">E.4.1.6.2. Regroupement de SACRE et SACREMENT<text:tab/>81</text:a></text:p>
          <text:p text:style-name="P1569"><text:a xlink:type="simple" xlink:href="#__RefHeading___Toc112815_1921487741" text:style-name="Index_20_Link" text:visited-style-name="Index_20_Link">E.4.1.7. MAUDIT et MAUTADIT<text:tab/>81</text:a></text:p>
          <text:p text:style-name="P1568"><text:a xlink:type="simple" xlink:href="#__RefHeading___Toc110860_663583607" text:style-name="Index_20_Link" text:visited-style-name="Index_20_Link">E.4.1.7.1. MAUDIT<text:tab/>82</text:a></text:p>
          <text:p text:style-name="P1568"><text:a xlink:type="simple" xlink:href="#__RefHeading___Toc110862_663583607" text:style-name="Index_20_Link" text:visited-style-name="Index_20_Link">E.4.1.7.2. Regroupement de MAUDIT et MAUTADIT<text:tab/>82</text:a></text:p>
          <text:p text:style-name="P1569"><text:a xlink:type="simple" xlink:href="#__RefHeading__20164_6003603771" text:style-name="Index_20_Link" text:visited-style-name="Index_20_Link">E.4.1.8. Regroupement de tous les sacres<text:tab/>83</text:a></text:p>
          <text:p text:style-name="P1569"><text:a xlink:type="simple" xlink:href="#__RefHeading___Toc65907_1133305439" text:style-name="Index_20_Link" text:visited-style-name="Index_20_Link"><text:span text:style-name="T475">E.</text:span></text:a><text:a xlink:type="simple" xlink:href="#__RefHeading___Toc65907_1133305439" text:style-name="Index_20_Link" text:visited-style-name="Index_20_Link"><text:span text:style-name="T475">4</text:span></text:a><text:a xlink:type="simple" xlink:href="#__RefHeading___Toc65907_1133305439" text:style-name="Index_20_Link" text:visited-style-name="Index_20_Link"><text:span text:style-name="T475">.</text:span></text:a><text:a xlink:type="simple" xlink:href="#__RefHeading___Toc65907_1133305439" text:style-name="Index_20_Link" text:visited-style-name="Index_20_Link"><text:span text:style-name="T475">1.</text:span></text:a><text:a xlink:type="simple" xlink:href="#__RefHeading___Toc65907_1133305439" text:style-name="Index_20_Link" text:visited-style-name="Index_20_Link"><text:span text:style-name="T475">9</text:span></text:a><text:a xlink:type="simple" xlink:href="#__RefHeading___Toc65907_1133305439" text:style-name="Index_20_Link" text:visited-style-name="Index_20_Link"><text:span text:style-name="T475">.</text:span></text:a><text:a xlink:type="simple" xlink:href="#__RefHeading___Toc65907_1133305439" text:style-name="Index_20_Link" text:visited-style-name="Index_20_Link"><text:span text:style-name="T475"> M</text:span></text:a><text:a xlink:type="simple" xlink:href="#__RefHeading___Toc65907_1133305439" text:style-name="Index_20_Link" text:visited-style-name="Index_20_Link"><text:span text:style-name="T475">I </text:span></text:a><text:a xlink:type="simple" xlink:href="#__RefHeading___Toc65907_1133305439" text:style-name="Index_20_Link" text:visited-style-name="Index_20_Link"><text:span text:style-name="T475">Infirmatifs</text:span></text:a><text:a xlink:type="simple" xlink:href="#__RefHeading___Toc65907_1133305439" text:style-name="Index_20_Link" text:visited-style-name="Index_20_Link"><text:tab/>83</text:a></text:p>
          <text:p text:style-name="P1568"><text:soft-page-break/><text:a xlink:type="simple" xlink:href="#__RefHeading___Toc201141_911666644" text:style-name="Index_20_Link" text:visited-style-name="Index_20_Link"><text:span text:style-name="T475">E.</text:span></text:a><text:a xlink:type="simple" xlink:href="#__RefHeading___Toc201141_911666644" text:style-name="Index_20_Link" text:visited-style-name="Index_20_Link"><text:span text:style-name="T475">4</text:span></text:a><text:a xlink:type="simple" xlink:href="#__RefHeading___Toc201141_911666644" text:style-name="Index_20_Link" text:visited-style-name="Index_20_Link"><text:span text:style-name="T475">.</text:span></text:a><text:a xlink:type="simple" xlink:href="#__RefHeading___Toc201141_911666644" text:style-name="Index_20_Link" text:visited-style-name="Index_20_Link"><text:span text:style-name="T475">1.</text:span></text:a><text:a xlink:type="simple" xlink:href="#__RefHeading___Toc201141_911666644" text:style-name="Index_20_Link" text:visited-style-name="Index_20_Link"><text:span text:style-name="T475">9</text:span></text:a><text:a xlink:type="simple" xlink:href="#__RefHeading___Toc201141_911666644" text:style-name="Index_20_Link" text:visited-style-name="Index_20_Link"><text:span text:style-name="T475">.</text:span></text:a><text:a xlink:type="simple" xlink:href="#__RefHeading___Toc201141_911666644" text:style-name="Index_20_Link" text:visited-style-name="Index_20_Link"><text:span text:style-name="T475">1.</text:span></text:a><text:a xlink:type="simple" xlink:href="#__RefHeading___Toc201141_911666644" text:style-name="Index_20_Link" text:visited-style-name="Index_20_Link"><text:span text:style-name="T475"> </text:span></text:a><text:a xlink:type="simple" xlink:href="#__RefHeading___Toc201141_911666644" text:style-name="Index_20_Link" text:visited-style-name="Index_20_Link"><text:span text:style-name="T475">'</text:span></text:a><text:a xlink:type="simple" xlink:href="#__RefHeading___Toc201141_911666644" text:style-name="Index_20_Link" text:visited-style-name="Index_20_Link"><text:span text:style-name="T475">PAS DU TOUT</text:span></text:a><text:a xlink:type="simple" xlink:href="#__RefHeading___Toc201141_911666644" text:style-name="Index_20_Link" text:visited-style-name="Index_20_Link"><text:span text:style-name="T475">'</text:span></text:a><text:a xlink:type="simple" xlink:href="#__RefHeading___Toc201141_911666644" text:style-name="Index_20_Link" text:visited-style-name="Index_20_Link"><text:tab/>85</text:a></text:p>
          <text:p text:style-name="P1568"><text:a xlink:type="simple" xlink:href="#__RefHeading___Toc34758_1456255482" text:style-name="Index_20_Link" text:visited-style-name="Index_20_Link"><text:span text:style-name="T475">E.</text:span></text:a><text:a xlink:type="simple" xlink:href="#__RefHeading___Toc34758_1456255482" text:style-name="Index_20_Link" text:visited-style-name="Index_20_Link"><text:span text:style-name="T475">4</text:span></text:a><text:a xlink:type="simple" xlink:href="#__RefHeading___Toc34758_1456255482" text:style-name="Index_20_Link" text:visited-style-name="Index_20_Link"><text:span text:style-name="T475">.</text:span></text:a><text:a xlink:type="simple" xlink:href="#__RefHeading___Toc34758_1456255482" text:style-name="Index_20_Link" text:visited-style-name="Index_20_Link"><text:span text:style-name="T475">1.</text:span></text:a><text:a xlink:type="simple" xlink:href="#__RefHeading___Toc34758_1456255482" text:style-name="Index_20_Link" text:visited-style-name="Index_20_Link"><text:span text:style-name="T475">9</text:span></text:a><text:a xlink:type="simple" xlink:href="#__RefHeading___Toc34758_1456255482" text:style-name="Index_20_Link" text:visited-style-name="Index_20_Link"><text:span text:style-name="T475">.</text:span></text:a><text:a xlink:type="simple" xlink:href="#__RefHeading___Toc34758_1456255482" text:style-name="Index_20_Link" text:visited-style-name="Index_20_Link"><text:span text:style-name="T475">2</text:span></text:a><text:a xlink:type="simple" xlink:href="#__RefHeading___Toc34758_1456255482" text:style-name="Index_20_Link" text:visited-style-name="Index_20_Link"><text:span text:style-name="T475">. </text:span></text:a><text:a xlink:type="simple" xlink:href="#__RefHeading___Toc34758_1456255482" text:style-name="Index_20_Link" text:visited-style-name="Index_20_Link">PANTOUTE<text:tab/>86</text:a></text:p>
          <text:p text:style-name="P1568"><text:a xlink:type="simple" xlink:href="#__RefHeading___Toc202764_911666644" text:style-name="Index_20_Link" text:visited-style-name="Index_20_Link"><text:span text:style-name="T475">E.</text:span></text:a><text:a xlink:type="simple" xlink:href="#__RefHeading___Toc202764_911666644" text:style-name="Index_20_Link" text:visited-style-name="Index_20_Link"><text:span text:style-name="T475">4</text:span></text:a><text:a xlink:type="simple" xlink:href="#__RefHeading___Toc202764_911666644" text:style-name="Index_20_Link" text:visited-style-name="Index_20_Link"><text:span text:style-name="T475">.</text:span></text:a><text:a xlink:type="simple" xlink:href="#__RefHeading___Toc202764_911666644" text:style-name="Index_20_Link" text:visited-style-name="Index_20_Link"><text:span text:style-name="T475">1.</text:span></text:a><text:a xlink:type="simple" xlink:href="#__RefHeading___Toc202764_911666644" text:style-name="Index_20_Link" text:visited-style-name="Index_20_Link"><text:span text:style-name="T475">9</text:span></text:a><text:a xlink:type="simple" xlink:href="#__RefHeading___Toc202764_911666644" text:style-name="Index_20_Link" text:visited-style-name="Index_20_Link"><text:span text:style-name="T475">.</text:span></text:a><text:a xlink:type="simple" xlink:href="#__RefHeading___Toc202764_911666644" text:style-name="Index_20_Link" text:visited-style-name="Index_20_Link"><text:span text:style-name="T475">3</text:span></text:a><text:a xlink:type="simple" xlink:href="#__RefHeading___Toc202764_911666644" text:style-name="Index_20_Link" text:visited-style-name="Index_20_Link"><text:span text:style-name="T475">. </text:span></text:a><text:a xlink:type="simple" xlink:href="#__RefHeading___Toc202764_911666644" text:style-name="Index_20_Link" text:visited-style-name="Index_20_Link"><text:span text:style-name="T475">'</text:span></text:a><text:a xlink:type="simple" xlink:href="#__RefHeading___Toc202764_911666644" text:style-name="Index_20_Link" text:visited-style-name="Index_20_Link">PAS VRAIMENT'<text:tab/>87</text:a></text:p>
          <text:p text:style-name="P1568"><text:a xlink:type="simple" xlink:href="#__RefHeading___Toc34760_1456255482" text:style-name="Index_20_Link" text:visited-style-name="Index_20_Link"><text:span text:style-name="T475">E.</text:span></text:a><text:a xlink:type="simple" xlink:href="#__RefHeading___Toc34760_1456255482" text:style-name="Index_20_Link" text:visited-style-name="Index_20_Link"><text:span text:style-name="T475">4</text:span></text:a><text:a xlink:type="simple" xlink:href="#__RefHeading___Toc34760_1456255482" text:style-name="Index_20_Link" text:visited-style-name="Index_20_Link"><text:span text:style-name="T475">.</text:span></text:a><text:a xlink:type="simple" xlink:href="#__RefHeading___Toc34760_1456255482" text:style-name="Index_20_Link" text:visited-style-name="Index_20_Link"><text:span text:style-name="T475">1.</text:span></text:a><text:a xlink:type="simple" xlink:href="#__RefHeading___Toc34760_1456255482" text:style-name="Index_20_Link" text:visited-style-name="Index_20_Link"><text:span text:style-name="T475">9</text:span></text:a><text:a xlink:type="simple" xlink:href="#__RefHeading___Toc34760_1456255482" text:style-name="Index_20_Link" text:visited-style-name="Index_20_Link"><text:span text:style-name="T475">.</text:span></text:a><text:a xlink:type="simple" xlink:href="#__RefHeading___Toc34760_1456255482" text:style-name="Index_20_Link" text:visited-style-name="Index_20_Link"><text:span text:style-name="T475">4</text:span></text:a><text:a xlink:type="simple" xlink:href="#__RefHeading___Toc34760_1456255482" text:style-name="Index_20_Link" text:visited-style-name="Index_20_Link"><text:span text:style-name="T475">. </text:span></text:a><text:a xlink:type="simple" xlink:href="#__RefHeading___Toc34760_1456255482" text:style-name="Index_20_Link" text:visited-style-name="Index_20_Link"><text:span text:style-name="T475">'</text:span></text:a><text:a xlink:type="simple" xlink:href="#__RefHeading___Toc34760_1456255482" text:style-name="Index_20_Link" text:visited-style-name="Index_20_Link">VRAIMENT PAS'<text:tab/>87</text:a></text:p>
          <text:p text:style-name="P1568"><text:a xlink:type="simple" xlink:href="#__RefHeading___Toc34764_1456255482" text:style-name="Index_20_Link" text:visited-style-name="Index_20_Link"><text:span text:style-name="T475">E.</text:span></text:a><text:a xlink:type="simple" xlink:href="#__RefHeading___Toc34764_1456255482" text:style-name="Index_20_Link" text:visited-style-name="Index_20_Link"><text:span text:style-name="T475">4</text:span></text:a><text:a xlink:type="simple" xlink:href="#__RefHeading___Toc34764_1456255482" text:style-name="Index_20_Link" text:visited-style-name="Index_20_Link"><text:span text:style-name="T475">.</text:span></text:a><text:a xlink:type="simple" xlink:href="#__RefHeading___Toc34764_1456255482" text:style-name="Index_20_Link" text:visited-style-name="Index_20_Link"><text:span text:style-name="T475">1.</text:span></text:a><text:a xlink:type="simple" xlink:href="#__RefHeading___Toc34764_1456255482" text:style-name="Index_20_Link" text:visited-style-name="Index_20_Link"><text:span text:style-name="T475">9</text:span></text:a><text:a xlink:type="simple" xlink:href="#__RefHeading___Toc34764_1456255482" text:style-name="Index_20_Link" text:visited-style-name="Index_20_Link"><text:span text:style-name="T475">.</text:span></text:a><text:a xlink:type="simple" xlink:href="#__RefHeading___Toc34764_1456255482" text:style-name="Index_20_Link" text:visited-style-name="Index_20_Link"><text:span text:style-name="T475">5</text:span></text:a><text:a xlink:type="simple" xlink:href="#__RefHeading___Toc34764_1456255482" text:style-name="Index_20_Link" text:visited-style-name="Index_20_Link"><text:span text:style-name="T475">. </text:span></text:a><text:a xlink:type="simple" xlink:href="#__RefHeading___Toc34764_1456255482" text:style-name="Index_20_Link" text:visited-style-name="Index_20_Link"><text:span text:style-name="T475">'</text:span></text:a><text:a xlink:type="simple" xlink:href="#__RefHeading___Toc34764_1456255482" text:style-name="Index_20_Link" text:visited-style-name="Index_20_Link">DU TOUT'<text:tab/>88</text:a></text:p>
          <text:p text:style-name="P1568"><text:a xlink:type="simple" xlink:href="#__RefHeading___Toc27547_136292871" text:style-name="Index_20_Link" text:visited-style-name="Index_20_Link"><text:span text:style-name="T475">E.</text:span></text:a><text:a xlink:type="simple" xlink:href="#__RefHeading___Toc27547_136292871" text:style-name="Index_20_Link" text:visited-style-name="Index_20_Link"><text:span text:style-name="T475">4</text:span></text:a><text:a xlink:type="simple" xlink:href="#__RefHeading___Toc27547_136292871" text:style-name="Index_20_Link" text:visited-style-name="Index_20_Link"><text:span text:style-name="T475">.</text:span></text:a><text:a xlink:type="simple" xlink:href="#__RefHeading___Toc27547_136292871" text:style-name="Index_20_Link" text:visited-style-name="Index_20_Link"><text:span text:style-name="T475">1.</text:span></text:a><text:a xlink:type="simple" xlink:href="#__RefHeading___Toc27547_136292871" text:style-name="Index_20_Link" text:visited-style-name="Index_20_Link"><text:span text:style-name="T475">9</text:span></text:a><text:a xlink:type="simple" xlink:href="#__RefHeading___Toc27547_136292871" text:style-name="Index_20_Link" text:visited-style-name="Index_20_Link"><text:span text:style-name="T475">.</text:span></text:a><text:a xlink:type="simple" xlink:href="#__RefHeading___Toc27547_136292871" text:style-name="Index_20_Link" text:visited-style-name="Index_20_Link"><text:span text:style-name="T475">6</text:span></text:a><text:a xlink:type="simple" xlink:href="#__RefHeading___Toc27547_136292871" text:style-name="Index_20_Link" text:visited-style-name="Index_20_Link"><text:span text:style-name="T475">. </text:span></text:a><text:a xlink:type="simple" xlink:href="#__RefHeading___Toc27547_136292871" text:style-name="Index_20_Link" text:visited-style-name="Index_20_Link"><text:span text:style-name="T475">Regroupement des infirmatifs</text:span></text:a><text:a xlink:type="simple" xlink:href="#__RefHeading___Toc27547_136292871" text:style-name="Index_20_Link" text:visited-style-name="Index_20_Link"><text:tab/>88</text:a></text:p>
          <text:p text:style-name="P1569"><text:a xlink:type="simple" xlink:href="#__RefHeading___Toc58359_136292871" text:style-name="Index_20_Link" text:visited-style-name="Index_20_Link"><text:span text:style-name="T475">E.</text:span></text:a><text:a xlink:type="simple" xlink:href="#__RefHeading___Toc58359_136292871" text:style-name="Index_20_Link" text:visited-style-name="Index_20_Link"><text:span text:style-name="T475">4</text:span></text:a><text:a xlink:type="simple" xlink:href="#__RefHeading___Toc58359_136292871" text:style-name="Index_20_Link" text:visited-style-name="Index_20_Link"><text:span text:style-name="T475">.1.</text:span></text:a><text:a xlink:type="simple" xlink:href="#__RefHeading___Toc58359_136292871" text:style-name="Index_20_Link" text:visited-style-name="Index_20_Link"><text:span text:style-name="T475">10</text:span></text:a><text:a xlink:type="simple" xlink:href="#__RefHeading___Toc58359_136292871" text:style-name="Index_20_Link" text:visited-style-name="Index_20_Link"><text:span text:style-name="T475">.</text:span></text:a><text:a xlink:type="simple" xlink:href="#__RefHeading___Toc58359_136292871" text:style-name="Index_20_Link" text:visited-style-name="Index_20_Link"><text:span text:style-name="T475"> M</text:span></text:a><text:a xlink:type="simple" xlink:href="#__RefHeading___Toc58359_136292871" text:style-name="Index_20_Link" text:visited-style-name="Index_20_Link"><text:span text:style-name="T475">I </text:span></text:a><text:a xlink:type="simple" xlink:href="#__RefHeading___Toc58359_136292871" text:style-name="Index_20_Link" text:visited-style-name="Index_20_Link"><text:span text:style-name="T475">affirmatifs</text:span></text:a><text:a xlink:type="simple" xlink:href="#__RefHeading___Toc58359_136292871" text:style-name="Index_20_Link" text:visited-style-name="Index_20_Link"><text:tab/>88</text:a></text:p>
          <text:p text:style-name="P1568"><text:a xlink:type="simple" xlink:href="#__RefHeading___Toc34766_1456255482" text:style-name="Index_20_Link" text:visited-style-name="Index_20_Link"><text:span text:style-name="T475">E.</text:span></text:a><text:a xlink:type="simple" xlink:href="#__RefHeading___Toc34766_1456255482" text:style-name="Index_20_Link" text:visited-style-name="Index_20_Link"><text:span text:style-name="T475">4</text:span></text:a><text:a xlink:type="simple" xlink:href="#__RefHeading___Toc34766_1456255482" text:style-name="Index_20_Link" text:visited-style-name="Index_20_Link"><text:span text:style-name="T475">.1.</text:span></text:a><text:a xlink:type="simple" xlink:href="#__RefHeading___Toc34766_1456255482" text:style-name="Index_20_Link" text:visited-style-name="Index_20_Link"><text:span text:style-name="T475">10</text:span></text:a><text:a xlink:type="simple" xlink:href="#__RefHeading___Toc34766_1456255482" text:style-name="Index_20_Link" text:visited-style-name="Index_20_Link"><text:span text:style-name="T475">.</text:span></text:a><text:a xlink:type="simple" xlink:href="#__RefHeading___Toc34766_1456255482" text:style-name="Index_20_Link" text:visited-style-name="Index_20_Link"><text:span text:style-name="T475">1. </text:span></text:a><text:a xlink:type="simple" xlink:href="#__RefHeading___Toc34766_1456255482" text:style-name="Index_20_Link" text:visited-style-name="Index_20_Link"><text:span text:style-name="T475">'</text:span></text:a><text:a xlink:type="simple" xlink:href="#__RefHeading___Toc34766_1456255482" text:style-name="Index_20_Link" text:visited-style-name="Index_20_Link">JE COMPRENDS'<text:tab/>89</text:a></text:p>
          <text:p text:style-name="P1568"><text:a xlink:type="simple" xlink:href="#__RefHeading___Toc34774_1456255482" text:style-name="Index_20_Link" text:visited-style-name="Index_20_Link"><text:span text:style-name="T475">E.</text:span></text:a><text:a xlink:type="simple" xlink:href="#__RefHeading___Toc34774_1456255482" text:style-name="Index_20_Link" text:visited-style-name="Index_20_Link"><text:span text:style-name="T475">4</text:span></text:a><text:a xlink:type="simple" xlink:href="#__RefHeading___Toc34774_1456255482" text:style-name="Index_20_Link" text:visited-style-name="Index_20_Link"><text:span text:style-name="T475">.1.</text:span></text:a><text:a xlink:type="simple" xlink:href="#__RefHeading___Toc34774_1456255482" text:style-name="Index_20_Link" text:visited-style-name="Index_20_Link"><text:span text:style-name="T475">10</text:span></text:a><text:a xlink:type="simple" xlink:href="#__RefHeading___Toc34774_1456255482" text:style-name="Index_20_Link" text:visited-style-name="Index_20_Link"><text:span text:style-name="T475">.</text:span></text:a><text:a xlink:type="simple" xlink:href="#__RefHeading___Toc34774_1456255482" text:style-name="Index_20_Link" text:visited-style-name="Index_20_Link"><text:span text:style-name="T475">2. </text:span></text:a><text:a xlink:type="simple" xlink:href="#__RefHeading___Toc34774_1456255482" text:style-name="Index_20_Link" text:visited-style-name="Index_20_Link"><text:span text:style-name="T475">'</text:span></text:a><text:a xlink:type="simple" xlink:href="#__RefHeading___Toc34774_1456255482" text:style-name="Index_20_Link" text:visited-style-name="Index_20_Link">UNE CHANCE'<text:tab/>90</text:a></text:p>
          <text:p text:style-name="P1568"><text:a xlink:type="simple" xlink:href="#__RefHeading___Toc34772_1456255482" text:style-name="Index_20_Link" text:visited-style-name="Index_20_Link"><text:span text:style-name="T475">E.</text:span></text:a><text:a xlink:type="simple" xlink:href="#__RefHeading___Toc34772_1456255482" text:style-name="Index_20_Link" text:visited-style-name="Index_20_Link"><text:span text:style-name="T475">4</text:span></text:a><text:a xlink:type="simple" xlink:href="#__RefHeading___Toc34772_1456255482" text:style-name="Index_20_Link" text:visited-style-name="Index_20_Link"><text:span text:style-name="T475">.1.</text:span></text:a><text:a xlink:type="simple" xlink:href="#__RefHeading___Toc34772_1456255482" text:style-name="Index_20_Link" text:visited-style-name="Index_20_Link"><text:span text:style-name="T475">10</text:span></text:a><text:a xlink:type="simple" xlink:href="#__RefHeading___Toc34772_1456255482" text:style-name="Index_20_Link" text:visited-style-name="Index_20_Link"><text:span text:style-name="T475">.</text:span></text:a><text:a xlink:type="simple" xlink:href="#__RefHeading___Toc34772_1456255482" text:style-name="Index_20_Link" text:visited-style-name="Index_20_Link"><text:span text:style-name="T475">3. </text:span></text:a><text:a xlink:type="simple" xlink:href="#__RefHeading___Toc34772_1456255482" text:style-name="Index_20_Link" text:visited-style-name="Index_20_Link"><text:span text:style-name="T475">'</text:span></text:a><text:a xlink:type="simple" xlink:href="#__RefHeading___Toc34772_1456255482" text:style-name="Index_20_Link" text:visited-style-name="Index_20_Link">C'EST CLAIR'<text:tab/>90</text:a></text:p>
          <text:p text:style-name="P1568"><text:a xlink:type="simple" xlink:href="#__RefHeading___Toc50605_136292871" text:style-name="Index_20_Link" text:visited-style-name="Index_20_Link"><text:span text:style-name="T475">E.</text:span></text:a><text:a xlink:type="simple" xlink:href="#__RefHeading___Toc50605_136292871" text:style-name="Index_20_Link" text:visited-style-name="Index_20_Link"><text:span text:style-name="T475">4</text:span></text:a><text:a xlink:type="simple" xlink:href="#__RefHeading___Toc50605_136292871" text:style-name="Index_20_Link" text:visited-style-name="Index_20_Link"><text:span text:style-name="T475">.1.</text:span></text:a><text:a xlink:type="simple" xlink:href="#__RefHeading___Toc50605_136292871" text:style-name="Index_20_Link" text:visited-style-name="Index_20_Link"><text:span text:style-name="T475">10</text:span></text:a><text:a xlink:type="simple" xlink:href="#__RefHeading___Toc50605_136292871" text:style-name="Index_20_Link" text:visited-style-name="Index_20_Link"><text:span text:style-name="T475">.</text:span></text:a><text:a xlink:type="simple" xlink:href="#__RefHeading___Toc50605_136292871" text:style-name="Index_20_Link" text:visited-style-name="Index_20_Link"><text:span text:style-name="T475">4. Regroupement des MI affirmatifs</text:span></text:a><text:a xlink:type="simple" xlink:href="#__RefHeading___Toc50605_136292871" text:style-name="Index_20_Link" text:visited-style-name="Index_20_Link"><text:tab/>91</text:a></text:p>
          <text:p text:style-name="P1569"><text:a xlink:type="simple" xlink:href="#__RefHeading___Toc45630_136292871" text:style-name="Index_20_Link" text:visited-style-name="Index_20_Link"><text:span text:style-name="T475">E.</text:span></text:a><text:a xlink:type="simple" xlink:href="#__RefHeading___Toc45630_136292871" text:style-name="Index_20_Link" text:visited-style-name="Index_20_Link"><text:span text:style-name="T475">4</text:span></text:a><text:a xlink:type="simple" xlink:href="#__RefHeading___Toc45630_136292871" text:style-name="Index_20_Link" text:visited-style-name="Index_20_Link"><text:span text:style-name="T475">.1.</text:span></text:a><text:a xlink:type="simple" xlink:href="#__RefHeading___Toc45630_136292871" text:style-name="Index_20_Link" text:visited-style-name="Index_20_Link"><text:span text:style-name="T475">11</text:span></text:a><text:a xlink:type="simple" xlink:href="#__RefHeading___Toc45630_136292871" text:style-name="Index_20_Link" text:visited-style-name="Index_20_Link"><text:span text:style-name="T475">.</text:span></text:a><text:a xlink:type="simple" xlink:href="#__RefHeading___Toc45630_136292871" text:style-name="Index_20_Link" text:visited-style-name="Index_20_Link"><text:span text:style-name="T475"> </text:span></text:a><text:a xlink:type="simple" xlink:href="#__RefHeading___Toc45630_136292871" text:style-name="Index_20_Link" text:visited-style-name="Index_20_Link"><text:span text:style-name="T475">Regroupement des </text:span></text:a><text:a xlink:type="simple" xlink:href="#__RefHeading___Toc45630_136292871" text:style-name="Index_20_Link" text:visited-style-name="Index_20_Link"><text:span text:style-name="T475">M</text:span></text:a><text:a xlink:type="simple" xlink:href="#__RefHeading___Toc45630_136292871" text:style-name="Index_20_Link" text:visited-style-name="Index_20_Link"><text:span text:style-name="T475">I </text:span></text:a><text:a xlink:type="simple" xlink:href="#__RefHeading___Toc45630_136292871" text:style-name="Index_20_Link" text:visited-style-name="Index_20_Link"><text:span text:style-name="T475">ex</text:span></text:a><text:a xlink:type="simple" xlink:href="#__RefHeading___Toc45630_136292871" text:style-name="Index_20_Link" text:visited-style-name="Index_20_Link"><text:span text:style-name="T475">pressifs </text:span></text:a><text:a xlink:type="simple" xlink:href="#__RefHeading___Toc45630_136292871" text:style-name="Index_20_Link" text:visited-style-name="Index_20_Link"><text:span text:style-name="T475">issus d'adjectifs</text:span></text:a><text:a xlink:type="simple" xlink:href="#__RefHeading___Toc45630_136292871" text:style-name="Index_20_Link" text:visited-style-name="Index_20_Link"><text:tab/>91</text:a></text:p>
          <text:p text:style-name="P1569"><text:a xlink:type="simple" xlink:href="#__RefHeading___Toc31612_667615846" text:style-name="Index_20_Link" text:visited-style-name="Index_20_Link">E.4.1.12. MI issus de verbes<text:tab/>92</text:a></text:p>
          <text:p text:style-name="P1568"><text:a xlink:type="simple" xlink:href="#__RefHeading___Toc58765_667615846" text:style-name="Index_20_Link" text:visited-style-name="Index_20_Link">E.4.1.12.1. REGARDE<text:tab/>93</text:a></text:p>
          <text:p text:style-name="P1568"><text:a xlink:type="simple" xlink:href="#__RefHeading___Toc110851_911666644" text:style-name="Index_20_Link" text:visited-style-name="Index_20_Link">E.4.1.12.2. ÉCOUTE<text:tab/>94</text:a></text:p>
          <text:p text:style-name="P1568"><text:a xlink:type="simple" xlink:href="#__RefHeading___Toc117658_911666644" text:style-name="Index_20_Link" text:visited-style-name="Index_20_Link">E.4.1.12.3. TIENS<text:tab/>96</text:a></text:p>
          <text:p text:style-name="P1568"><text:a xlink:type="simple" xlink:href="#__RefHeading___Toc110853_911666644" text:style-name="Index_20_Link" text:visited-style-name="Index_20_Link">E.4.1.12.4. ARRÊTE<text:tab/>97</text:a></text:p>
          <text:p text:style-name="P1568"><text:a xlink:type="simple" xlink:href="#__RefHeading___Toc58767_667615846" text:style-name="Index_20_Link" text:visited-style-name="Index_20_Link">E.4.1.12.5. ENVOYE<text:tab/>98</text:a></text:p>
          <text:p text:style-name="P1569"><text:a xlink:type="simple" xlink:href="#__RefHeading___Toc27942_970152746" text:style-name="Index_20_Link" text:visited-style-name="Index_20_Link"><text:span text:style-name="T475">E</text:span></text:a><text:a xlink:type="simple" xlink:href="#__RefHeading___Toc27942_970152746" text:style-name="Index_20_Link" text:visited-style-name="Index_20_Link"><text:span text:style-name="T475">.</text:span></text:a><text:a xlink:type="simple" xlink:href="#__RefHeading___Toc27942_970152746" text:style-name="Index_20_Link" text:visited-style-name="Index_20_Link"><text:span text:style-name="T475">4</text:span></text:a><text:a xlink:type="simple" xlink:href="#__RefHeading___Toc27942_970152746" text:style-name="Index_20_Link" text:visited-style-name="Index_20_Link"><text:span text:style-name="T475">.</text:span></text:a><text:a xlink:type="simple" xlink:href="#__RefHeading___Toc27942_970152746" text:style-name="Index_20_Link" text:visited-style-name="Index_20_Link"><text:span text:style-name="T475">1.</text:span></text:a><text:a xlink:type="simple" xlink:href="#__RefHeading___Toc27942_970152746" text:style-name="Index_20_Link" text:visited-style-name="Index_20_Link"><text:span text:style-name="T475">1</text:span></text:a><text:a xlink:type="simple" xlink:href="#__RefHeading___Toc27942_970152746" text:style-name="Index_20_Link" text:visited-style-name="Index_20_Link"><text:span text:style-name="T475">3</text:span></text:a><text:a xlink:type="simple" xlink:href="#__RefHeading___Toc27942_970152746" text:style-name="Index_20_Link" text:visited-style-name="Index_20_Link"><text:span text:style-name="T475">.</text:span></text:a><text:a xlink:type="simple" xlink:href="#__RefHeading___Toc27942_970152746" text:style-name="Index_20_Link" text:visited-style-name="Index_20_Link"><text:span text:style-name="T475"> </text:span></text:a><text:a xlink:type="simple" xlink:href="#__RefHeading___Toc27942_970152746" text:style-name="Index_20_Link" text:visited-style-name="Index_20_Link"><text:span text:style-name="T475">MI issus d'a</text:span></text:a><text:a xlink:type="simple" xlink:href="#__RefHeading___Toc27942_970152746" text:style-name="Index_20_Link" text:visited-style-name="Index_20_Link"><text:span text:style-name="T475">d</text:span></text:a><text:a xlink:type="simple" xlink:href="#__RefHeading___Toc27942_970152746" text:style-name="Index_20_Link" text:visited-style-name="Index_20_Link"><text:span text:style-name="T475">verbes</text:span></text:a><text:a xlink:type="simple" xlink:href="#__RefHeading___Toc27942_970152746" text:style-name="Index_20_Link" text:visited-style-name="Index_20_Link"><text:tab/>98</text:a></text:p>
          <text:p text:style-name="P1568"><text:a xlink:type="simple" xlink:href="#__RefHeading___Toc58335_970152746" text:style-name="Index_20_Link" text:visited-style-name="Index_20_Link"><text:span text:style-name="T475">E</text:span></text:a><text:a xlink:type="simple" xlink:href="#__RefHeading___Toc58335_970152746" text:style-name="Index_20_Link" text:visited-style-name="Index_20_Link"><text:span text:style-name="T475">.</text:span></text:a><text:a xlink:type="simple" xlink:href="#__RefHeading___Toc58335_970152746" text:style-name="Index_20_Link" text:visited-style-name="Index_20_Link"><text:span text:style-name="T475">4</text:span></text:a><text:a xlink:type="simple" xlink:href="#__RefHeading___Toc58335_970152746" text:style-name="Index_20_Link" text:visited-style-name="Index_20_Link"><text:span text:style-name="T475">.</text:span></text:a><text:a xlink:type="simple" xlink:href="#__RefHeading___Toc58335_970152746" text:style-name="Index_20_Link" text:visited-style-name="Index_20_Link"><text:span text:style-name="T475">1.</text:span></text:a><text:a xlink:type="simple" xlink:href="#__RefHeading___Toc58335_970152746" text:style-name="Index_20_Link" text:visited-style-name="Index_20_Link"><text:span text:style-name="T475">1</text:span></text:a><text:a xlink:type="simple" xlink:href="#__RefHeading___Toc58335_970152746" text:style-name="Index_20_Link" text:visited-style-name="Index_20_Link"><text:span text:style-name="T475">3</text:span></text:a><text:a xlink:type="simple" xlink:href="#__RefHeading___Toc58335_970152746" text:style-name="Index_20_Link" text:visited-style-name="Index_20_Link"><text:span text:style-name="T475">.</text:span></text:a><text:a xlink:type="simple" xlink:href="#__RefHeading___Toc58335_970152746" text:style-name="Index_20_Link" text:visited-style-name="Index_20_Link"><text:span text:style-name="T475">1. </text:span></text:a><text:a xlink:type="simple" xlink:href="#__RefHeading___Toc58335_970152746" text:style-name="Index_20_Link" text:visited-style-name="Index_20_Link">VRAIMENT<text:tab/>99</text:a></text:p>
          <text:p text:style-name="P1568"><text:a xlink:type="simple" xlink:href="#__RefHeading___Toc58337_970152746" text:style-name="Index_20_Link" text:visited-style-name="Index_20_Link"><text:span text:style-name="T475">E</text:span></text:a><text:a xlink:type="simple" xlink:href="#__RefHeading___Toc58337_970152746" text:style-name="Index_20_Link" text:visited-style-name="Index_20_Link"><text:span text:style-name="T475">.</text:span></text:a><text:a xlink:type="simple" xlink:href="#__RefHeading___Toc58337_970152746" text:style-name="Index_20_Link" text:visited-style-name="Index_20_Link"><text:span text:style-name="T475">4</text:span></text:a><text:a xlink:type="simple" xlink:href="#__RefHeading___Toc58337_970152746" text:style-name="Index_20_Link" text:visited-style-name="Index_20_Link"><text:span text:style-name="T475">.</text:span></text:a><text:a xlink:type="simple" xlink:href="#__RefHeading___Toc58337_970152746" text:style-name="Index_20_Link" text:visited-style-name="Index_20_Link"><text:span text:style-name="T475">1.</text:span></text:a><text:a xlink:type="simple" xlink:href="#__RefHeading___Toc58337_970152746" text:style-name="Index_20_Link" text:visited-style-name="Index_20_Link"><text:span text:style-name="T475">1</text:span></text:a><text:a xlink:type="simple" xlink:href="#__RefHeading___Toc58337_970152746" text:style-name="Index_20_Link" text:visited-style-name="Index_20_Link"><text:span text:style-name="T475">3</text:span></text:a><text:a xlink:type="simple" xlink:href="#__RefHeading___Toc58337_970152746" text:style-name="Index_20_Link" text:visited-style-name="Index_20_Link"><text:span text:style-name="T475">.</text:span></text:a><text:a xlink:type="simple" xlink:href="#__RefHeading___Toc58337_970152746" text:style-name="Index_20_Link" text:visited-style-name="Index_20_Link"><text:span text:style-name="T475">2</text:span></text:a><text:a xlink:type="simple" xlink:href="#__RefHeading___Toc58337_970152746" text:style-name="Index_20_Link" text:visited-style-name="Index_20_Link"><text:span text:style-name="T475">. POUR VRAI</text:span></text:a><text:a xlink:type="simple" xlink:href="#__RefHeading___Toc58337_970152746" text:style-name="Index_20_Link" text:visited-style-name="Index_20_Link"><text:tab/>100</text:a></text:p>
          <text:p text:style-name="P1568"><text:a xlink:type="simple" xlink:href="#__RefHeading___Toc58339_970152746" text:style-name="Index_20_Link" text:visited-style-name="Index_20_Link"><text:span text:style-name="T475">E</text:span></text:a><text:a xlink:type="simple" xlink:href="#__RefHeading___Toc58339_970152746" text:style-name="Index_20_Link" text:visited-style-name="Index_20_Link"><text:span text:style-name="T475">.</text:span></text:a><text:a xlink:type="simple" xlink:href="#__RefHeading___Toc58339_970152746" text:style-name="Index_20_Link" text:visited-style-name="Index_20_Link"><text:span text:style-name="T475">4</text:span></text:a><text:a xlink:type="simple" xlink:href="#__RefHeading___Toc58339_970152746" text:style-name="Index_20_Link" text:visited-style-name="Index_20_Link"><text:span text:style-name="T475">.</text:span></text:a><text:a xlink:type="simple" xlink:href="#__RefHeading___Toc58339_970152746" text:style-name="Index_20_Link" text:visited-style-name="Index_20_Link"><text:span text:style-name="T475">1.</text:span></text:a><text:a xlink:type="simple" xlink:href="#__RefHeading___Toc58339_970152746" text:style-name="Index_20_Link" text:visited-style-name="Index_20_Link"><text:span text:style-name="T475">1</text:span></text:a><text:a xlink:type="simple" xlink:href="#__RefHeading___Toc58339_970152746" text:style-name="Index_20_Link" text:visited-style-name="Index_20_Link"><text:span text:style-name="T475">3</text:span></text:a><text:a xlink:type="simple" xlink:href="#__RefHeading___Toc58339_970152746" text:style-name="Index_20_Link" text:visited-style-name="Index_20_Link"><text:span text:style-name="T475">.</text:span></text:a><text:a xlink:type="simple" xlink:href="#__RefHeading___Toc58339_970152746" text:style-name="Index_20_Link" text:visited-style-name="Index_20_Link"><text:span text:style-name="T475">3</text:span></text:a><text:a xlink:type="simple" xlink:href="#__RefHeading___Toc58339_970152746" text:style-name="Index_20_Link" text:visited-style-name="Index_20_Link"><text:span text:style-name="T475">. </text:span></text:a><text:a xlink:type="simple" xlink:href="#__RefHeading___Toc58339_970152746" text:style-name="Index_20_Link" text:visited-style-name="Index_20_Link"><text:span text:style-name="T475">F</text:span></text:a><text:a xlink:type="simple" xlink:href="#__RefHeading___Toc58339_970152746" text:style-name="Index_20_Link" text:visited-style-name="Index_20_Link"><text:span text:style-name="T475">RANCHEMENT</text:span></text:a><text:a xlink:type="simple" xlink:href="#__RefHeading___Toc58339_970152746" text:style-name="Index_20_Link" text:visited-style-name="Index_20_Link"><text:tab/>101</text:a></text:p>
          <text:p text:style-name="P1568"><text:a xlink:type="simple" xlink:href="#__RefHeading___Toc58341_970152746" text:style-name="Index_20_Link" text:visited-style-name="Index_20_Link"><text:span text:style-name="T475">E</text:span></text:a><text:a xlink:type="simple" xlink:href="#__RefHeading___Toc58341_970152746" text:style-name="Index_20_Link" text:visited-style-name="Index_20_Link"><text:span text:style-name="T475">.</text:span></text:a><text:a xlink:type="simple" xlink:href="#__RefHeading___Toc58341_970152746" text:style-name="Index_20_Link" text:visited-style-name="Index_20_Link"><text:span text:style-name="T475">4</text:span></text:a><text:a xlink:type="simple" xlink:href="#__RefHeading___Toc58341_970152746" text:style-name="Index_20_Link" text:visited-style-name="Index_20_Link"><text:span text:style-name="T475">.</text:span></text:a><text:a xlink:type="simple" xlink:href="#__RefHeading___Toc58341_970152746" text:style-name="Index_20_Link" text:visited-style-name="Index_20_Link"><text:span text:style-name="T475">1.</text:span></text:a><text:a xlink:type="simple" xlink:href="#__RefHeading___Toc58341_970152746" text:style-name="Index_20_Link" text:visited-style-name="Index_20_Link"><text:span text:style-name="T475">1</text:span></text:a><text:a xlink:type="simple" xlink:href="#__RefHeading___Toc58341_970152746" text:style-name="Index_20_Link" text:visited-style-name="Index_20_Link"><text:span text:style-name="T475">3</text:span></text:a><text:a xlink:type="simple" xlink:href="#__RefHeading___Toc58341_970152746" text:style-name="Index_20_Link" text:visited-style-name="Index_20_Link"><text:span text:style-name="T475">.</text:span></text:a><text:a xlink:type="simple" xlink:href="#__RefHeading___Toc58341_970152746" text:style-name="Index_20_Link" text:visited-style-name="Index_20_Link"><text:span text:style-name="T475">4</text:span></text:a><text:a xlink:type="simple" xlink:href="#__RefHeading___Toc58341_970152746" text:style-name="Index_20_Link" text:visited-style-name="Index_20_Link"><text:span text:style-name="T475">. TELLEMENT</text:span></text:a><text:a xlink:type="simple" xlink:href="#__RefHeading___Toc58341_970152746" text:style-name="Index_20_Link" text:visited-style-name="Index_20_Link"><text:tab/>101</text:a></text:p>
          <text:p text:style-name="P1569"><text:a xlink:type="simple" xlink:href="#__RefHeading___Toc88866_1546474984" text:style-name="Index_20_Link" text:visited-style-name="Index_20_Link">E.4.1.14. Autres unités non-regroupées<text:tab/>101</text:a></text:p>
          <text:p text:style-name="P1568"><text:a xlink:type="simple" xlink:href="#__RefHeading___Toc113839_663583607" text:style-name="Index_20_Link" text:visited-style-name="Index_20_Link">E.4.1.14.1. SACRIFICE<text:tab/>102</text:a></text:p>
          <text:p text:style-name="P1568"><text:a xlink:type="simple" xlink:href="#__RefHeading___Toc64448_136292871" text:style-name="Index_20_Link" text:visited-style-name="Index_20_Link"><text:span text:style-name="T475">E.</text:span></text:a><text:a xlink:type="simple" xlink:href="#__RefHeading___Toc64448_136292871" text:style-name="Index_20_Link" text:visited-style-name="Index_20_Link"><text:span text:style-name="T475">4</text:span></text:a><text:a xlink:type="simple" xlink:href="#__RefHeading___Toc64448_136292871" text:style-name="Index_20_Link" text:visited-style-name="Index_20_Link"><text:span text:style-name="T475">.1.</text:span></text:a><text:a xlink:type="simple" xlink:href="#__RefHeading___Toc64448_136292871" text:style-name="Index_20_Link" text:visited-style-name="Index_20_Link"><text:span text:style-name="T475">14</text:span></text:a><text:a xlink:type="simple" xlink:href="#__RefHeading___Toc64448_136292871" text:style-name="Index_20_Link" text:visited-style-name="Index_20_Link"><text:span text:style-name="T475">.</text:span></text:a><text:a xlink:type="simple" xlink:href="#__RefHeading___Toc64448_136292871" text:style-name="Index_20_Link" text:visited-style-name="Index_20_Link"><text:span text:style-name="T475">2.</text:span></text:a><text:a xlink:type="simple" xlink:href="#__RefHeading___Toc64448_136292871" text:style-name="Index_20_Link" text:visited-style-name="Index_20_Link"><text:span text:style-name="T475"> </text:span></text:a><text:a xlink:type="simple" xlink:href="#__RefHeading___Toc64448_136292871" text:style-name="Index_20_Link" text:visited-style-name="Index_20_Link"><text:span text:style-name="T475">MERDE</text:span></text:a><text:a xlink:type="simple" xlink:href="#__RefHeading___Toc64448_136292871" text:style-name="Index_20_Link" text:visited-style-name="Index_20_Link"><text:tab/>102</text:a></text:p>
          <text:p text:style-name="P1568"><text:a xlink:type="simple" xlink:href="#__RefHeading___Toc64450_136292871" text:style-name="Index_20_Link" text:visited-style-name="Index_20_Link"><text:span text:style-name="T475">E.</text:span></text:a><text:a xlink:type="simple" xlink:href="#__RefHeading___Toc64450_136292871" text:style-name="Index_20_Link" text:visited-style-name="Index_20_Link"><text:span text:style-name="T475">3</text:span></text:a><text:a xlink:type="simple" xlink:href="#__RefHeading___Toc64450_136292871" text:style-name="Index_20_Link" text:visited-style-name="Index_20_Link"><text:span text:style-name="T475">.1.</text:span></text:a><text:a xlink:type="simple" xlink:href="#__RefHeading___Toc64450_136292871" text:style-name="Index_20_Link" text:visited-style-name="Index_20_Link"><text:span text:style-name="T475">14</text:span></text:a><text:a xlink:type="simple" xlink:href="#__RefHeading___Toc64450_136292871" text:style-name="Index_20_Link" text:visited-style-name="Index_20_Link"><text:span text:style-name="T475">.</text:span></text:a><text:a xlink:type="simple" xlink:href="#__RefHeading___Toc64450_136292871" text:style-name="Index_20_Link" text:visited-style-name="Index_20_Link"><text:span text:style-name="T475">2.</text:span></text:a><text:a xlink:type="simple" xlink:href="#__RefHeading___Toc64450_136292871" text:style-name="Index_20_Link" text:visited-style-name="Index_20_Link"><text:span text:style-name="T475"> </text:span></text:a><text:a xlink:type="simple" xlink:href="#__RefHeading___Toc64450_136292871" text:style-name="Index_20_Link" text:visited-style-name="Index_20_Link"><text:span text:style-name="T475">'DE LA </text:span></text:a><text:a xlink:type="simple" xlink:href="#__RefHeading___Toc64450_136292871" text:style-name="Index_20_Link" text:visited-style-name="Index_20_Link"><text:span text:style-name="T475">M</text:span></text:a><text:a xlink:type="simple" xlink:href="#__RefHeading___Toc64450_136292871" text:style-name="Index_20_Link" text:visited-style-name="Index_20_Link"><text:span text:style-name="T475">A</text:span></text:a><text:a xlink:type="simple" xlink:href="#__RefHeading___Toc64450_136292871" text:style-name="Index_20_Link" text:visited-style-name="Index_20_Link"><text:span text:style-name="T475">RDE</text:span></text:a><text:a xlink:type="simple" xlink:href="#__RefHeading___Toc64450_136292871" text:style-name="Index_20_Link" text:visited-style-name="Index_20_Link"><text:span text:style-name="T475">'</text:span></text:a><text:a xlink:type="simple" xlink:href="#__RefHeading___Toc64450_136292871" text:style-name="Index_20_Link" text:visited-style-name="Index_20_Link"><text:tab/>103</text:a></text:p>
          <text:p text:style-name="P1568"><text:a xlink:type="simple" xlink:href="#__RefHeading___Toc34754_1456255482" text:style-name="Index_20_Link" text:visited-style-name="Index_20_Link"><text:span text:style-name="T475">E</text:span></text:a><text:a xlink:type="simple" xlink:href="#__RefHeading___Toc34754_1456255482" text:style-name="Index_20_Link" text:visited-style-name="Index_20_Link"><text:span text:style-name="T475">.</text:span></text:a><text:a xlink:type="simple" xlink:href="#__RefHeading___Toc34754_1456255482" text:style-name="Index_20_Link" text:visited-style-name="Index_20_Link"><text:span text:style-name="T475">4</text:span></text:a><text:a xlink:type="simple" xlink:href="#__RefHeading___Toc34754_1456255482" text:style-name="Index_20_Link" text:visited-style-name="Index_20_Link"><text:span text:style-name="T475">.1.</text:span></text:a><text:a xlink:type="simple" xlink:href="#__RefHeading___Toc34754_1456255482" text:style-name="Index_20_Link" text:visited-style-name="Index_20_Link"><text:span text:style-name="T475">14</text:span></text:a><text:a xlink:type="simple" xlink:href="#__RefHeading___Toc34754_1456255482" text:style-name="Index_20_Link" text:visited-style-name="Index_20_Link"><text:span text:style-name="T475">.</text:span></text:a><text:a xlink:type="simple" xlink:href="#__RefHeading___Toc34754_1456255482" text:style-name="Index_20_Link" text:visited-style-name="Index_20_Link"><text:span text:style-name="T475">3.</text:span></text:a><text:a xlink:type="simple" xlink:href="#__RefHeading___Toc34754_1456255482" text:style-name="Index_20_Link" text:visited-style-name="Index_20_Link"><text:span text:style-name="T475"> S</text:span></text:a><text:a xlink:type="simple" xlink:href="#__RefHeading___Toc34754_1456255482" text:style-name="Index_20_Link" text:visited-style-name="Index_20_Link"><text:span text:style-name="T475">ÉRIEUX</text:span></text:a><text:a xlink:type="simple" xlink:href="#__RefHeading___Toc34754_1456255482" text:style-name="Index_20_Link" text:visited-style-name="Index_20_Link"><text:tab/>104</text:a></text:p>
          <text:p text:style-name="P1569"><text:a xlink:type="simple" xlink:href="#__RefHeading___Toc50609_136292871" text:style-name="Index_20_Link" text:visited-style-name="Index_20_Link">E.4.1.15. Conclusion au sujet du module n-grammes<text:tab/>104</text:a></text:p>
          <text:p text:style-name="P1570"><text:a xlink:type="simple" xlink:href="#__RefHeading___Toc60781_667615846" text:style-name="Index_20_Link" text:visited-style-name="Index_20_Link">E.4.2. Module Brill<text:tab/>105</text:a></text:p>
          <text:p text:style-name="P1569"><text:a xlink:type="simple" xlink:href="#__RefHeading___Toc45134_1927245777" text:style-name="Index_20_Link" text:visited-style-name="Index_20_Link">E.4.2.1. 'JE COMPRENDS'<text:tab/>106</text:a></text:p>
          <text:p text:style-name="P1569"><text:a xlink:type="simple" xlink:href="#__RefHeading___Toc45136_1927245777" text:style-name="Index_20_Link" text:visited-style-name="Index_20_Link">E.4.2.2. 'UNE CHANCE'<text:tab/>107</text:a></text:p>
          <text:p text:style-name="P1569"><text:a xlink:type="simple" xlink:href="#__RefHeading___Toc45138_1927245777" text:style-name="Index_20_Link" text:visited-style-name="Index_20_Link">E.4.2.3. 'C'EST CLAIR'<text:tab/>109</text:a></text:p>
          <text:p text:style-name="P1569"><text:a xlink:type="simple" xlink:href="#__RefHeading___Toc88868_1546474984" text:style-name="Index_20_Link" text:visited-style-name="Index_20_Link">E.4.2.4. ARRÊTE<text:tab/>110</text:a></text:p>
          <text:p text:style-name="P1569"><text:a xlink:type="simple" xlink:href="#__RefHeading___Toc88870_1546474984" text:style-name="Index_20_Link" text:visited-style-name="Index_20_Link">E.4.2.5. Regroupement des sacres<text:tab/>111</text:a></text:p>
          <text:p text:style-name="P1569"><text:a xlink:type="simple" xlink:href="#__RefHeading___Toc88872_1546474984" text:style-name="Index_20_Link" text:visited-style-name="Index_20_Link">E.4.2.6. Conclusion au sujet du module Brill<text:tab/>112</text:a></text:p>
          <text:p text:style-name="P1571"><text:a xlink:type="simple" xlink:href="#__RefHeading___Toc50053_960070314" text:style-name="Index_20_Link" text:visited-style-name="Index_20_Link"><text:span text:style-name="T475">F</text:span></text:a><text:a xlink:type="simple" xlink:href="#__RefHeading___Toc50053_960070314" text:style-name="Index_20_Link" text:visited-style-name="Index_20_Link"><text:span text:style-name="T475">. </text:span></text:a><text:a xlink:type="simple" xlink:href="#__RefHeading___Toc50053_960070314" text:style-name="Index_20_Link" text:visited-style-name="Index_20_Link"><text:span text:style-name="T475">CARACTÉRISATION SÉMANTIQUE AUTOMATIQUE DES MI</text:span></text:a><text:a xlink:type="simple" xlink:href="#__RefHeading___Toc50053_960070314" text:style-name="Index_20_Link" text:visited-style-name="Index_20_Link"><text:tab/>113</text:a></text:p>
          <text:p text:style-name="P1567"><text:a xlink:type="simple" xlink:href="#__RefHeading__20330_243363925" text:style-name="Index_20_Link" text:visited-style-name="Index_20_Link">C.1. Les expressifs<text:tab/>121</text:a></text:p>
          <text:p text:style-name="P1570"><text:a xlink:type="simple" xlink:href="#__RefHeading__14250_290109867" text:style-name="Index_20_Link" text:visited-style-name="Index_20_Link">C.1.1. Bien et mal<text:tab/>121</text:a></text:p>
          <text:p text:style-name="P1569"><text:a xlink:type="simple" xlink:href="#__RefHeading__17155_290109867" text:style-name="Index_20_Link" text:visited-style-name="Index_20_Link">COOL<text:tab/>122</text:a></text:p>
          <text:p text:style-name="P1569"><text:a xlink:type="simple" xlink:href="#__RefHeading__10581_1334881705" text:style-name="Index_20_Link" text:visited-style-name="Index_20_Link">SUPER<text:tab/>123</text:a></text:p>
          <text:p text:style-name="P1569"><text:a xlink:type="simple" xlink:href="#__RefHeading__15256_636267883" text:style-name="Index_20_Link" text:visited-style-name="Index_20_Link">ZUT<text:tab/>123</text:a></text:p>
          <text:p text:style-name="P1570"><text:a xlink:type="simple" xlink:href="#__RefHeading__15227_1776417886" text:style-name="Index_20_Link" text:visited-style-name="Index_20_Link">C.1.2. Inattendu<text:tab/>124</text:a></text:p>
          <text:p text:style-name="P1569"><text:a xlink:type="simple" xlink:href="#__RefHeading__15232_532340341" text:style-name="Index_20_Link" text:visited-style-name="Index_20_Link">FRANCHEMENT<text:tab/>125</text:a></text:p>
          <text:p text:style-name="P1569"><text:a xlink:type="simple" xlink:href="#__RefHeading__33162_1347690371" text:style-name="Index_20_Link" text:visited-style-name="Index_20_Link">OUPS<text:tab/>126</text:a></text:p>
          <text:p text:style-name="P1569"><text:a xlink:type="simple" xlink:href="#__RefHeading__23675_372710461" text:style-name="Index_20_Link" text:visited-style-name="Index_20_Link">UNE CHANCE<text:tab/>127</text:a></text:p>
          <text:p text:style-name="P1570"><text:soft-page-break/><text:a xlink:type="simple" xlink:href="#__RefHeading__16195_427455138" text:style-name="Index_20_Link" text:visited-style-name="Index_20_Link">C.1.3. Hors du commun<text:tab/>127</text:a></text:p>
          <text:p text:style-name="P1569"><text:a xlink:type="simple" xlink:href="#__RefHeading__19004_1713658456" text:style-name="Index_20_Link" text:visited-style-name="Index_20_Link">HI<text:tab/>128</text:a></text:p>
          <text:p text:style-name="P1569"><text:a xlink:type="simple" xlink:href="#__RefHeading__19006_1713658456" text:style-name="Index_20_Link" text:visited-style-name="Index_20_Link">EH<text:tab/>128</text:a></text:p>
          <text:p text:style-name="P1569"><text:a xlink:type="simple" xlink:href="#__RefHeading__19008_1713658456" text:style-name="Index_20_Link" text:visited-style-name="Index_20_Link">OH<text:tab/>129</text:a></text:p>
          <text:p text:style-name="P1569"><text:a xlink:type="simple" xlink:href="#__RefHeading__18226_1068340905" text:style-name="Index_20_Link" text:visited-style-name="Index_20_Link">EH BOY<text:tab/>129</text:a></text:p>
          <text:p text:style-name="P1568"><text:a xlink:type="simple" xlink:href="#__RefHeading__25389_1226895258" text:style-name="Index_20_Link" text:visited-style-name="Index_20_Link">Eh boy1<text:tab/>129</text:a></text:p>
          <text:p text:style-name="P1568"><text:a xlink:type="simple" xlink:href="#__RefHeading__25391_1226895258" text:style-name="Index_20_Link" text:visited-style-name="Index_20_Link">Eh boy2<text:tab/>130</text:a></text:p>
          <text:p text:style-name="P1569"><text:a xlink:type="simple" xlink:href="#__RefHeading__14074_290109867" text:style-name="Index_20_Link" text:visited-style-name="Index_20_Link">SEIGNEUR<text:tab/>130</text:a></text:p>
          <text:p text:style-name="P1568"><text:a xlink:type="simple" xlink:href="#__RefHeading__25393_1226895258" text:style-name="Index_20_Link" text:visited-style-name="Index_20_Link">Seigneur1<text:tab/>130</text:a></text:p>
          <text:p text:style-name="P1568"><text:a xlink:type="simple" xlink:href="#__RefHeading__25395_1226895258" text:style-name="Index_20_Link" text:visited-style-name="Index_20_Link">Seigneur2<text:tab/>131</text:a></text:p>
          <text:p text:style-name="P1569"><text:a xlink:type="simple" xlink:href="#__RefHeading__17802_1776417886" text:style-name="Index_20_Link" text:visited-style-name="Index_20_Link">MALADE<text:tab/>131</text:a></text:p>
          <text:p text:style-name="P1569"><text:a xlink:type="simple" xlink:href="#__RefHeading__15931_1047379765" text:style-name="Index_20_Link" text:visited-style-name="Index_20_Link">FIOU<text:tab/>132</text:a></text:p>
          <text:p text:style-name="P1568"><text:a xlink:type="simple" xlink:href="#__RefHeading__21312_853254099" text:style-name="Index_20_Link" text:visited-style-name="Index_20_Link">Fiou1<text:tab/>132</text:a></text:p>
          <text:p text:style-name="P1568"><text:a xlink:type="simple" xlink:href="#__RefHeading__17964_999607482" text:style-name="Index_20_Link" text:visited-style-name="Index_20_Link">Fiou MI<text:tab/>133</text:a></text:p>
          <text:p text:style-name="P1568"><text:a xlink:type="simple" xlink:href="#__RefHeading__13766_311411984" text:style-name="Index_20_Link" text:visited-style-name="Index_20_Link">Fiou2<text:tab/>134</text:a></text:p>
          <text:p text:style-name="P1569"><text:a xlink:type="simple" xlink:href="#__RefHeading__18368_1776417886" text:style-name="Index_20_Link" text:visited-style-name="Index_20_Link">OUF<text:tab/>134</text:a></text:p>
          <text:p text:style-name="P1568"><text:a xlink:type="simple" xlink:href="#__RefHeading__21318_853254099" text:style-name="Index_20_Link" text:visited-style-name="Index_20_Link">Ouf1<text:tab/>134</text:a></text:p>
          <text:p text:style-name="P1568"><text:a xlink:type="simple" xlink:href="#__RefHeading__15933_1047379765" text:style-name="Index_20_Link" text:visited-style-name="Index_20_Link">Ouf2<text:tab/>135</text:a></text:p>
          <text:p text:style-name="P1569"><text:a xlink:type="simple" xlink:href="#__RefHeading__15543_1541018626" text:style-name="Index_20_Link" text:visited-style-name="Index_20_Link">AYOYE<text:tab/>135</text:a></text:p>
          <text:p text:style-name="P1569"><text:a xlink:type="simple" xlink:href="#__RefHeading__41384_1347690371" text:style-name="Index_20_Link" text:visited-style-name="Index_20_Link">MON DIEU<text:tab/>136</text:a></text:p>
          <text:p text:style-name="P1569"><text:a xlink:type="simple" xlink:href="#__RefHeading__22414_311411984" text:style-name="Index_20_Link" text:visited-style-name="Index_20_Link">WOW<text:tab/>137</text:a></text:p>
          <text:p text:style-name="P1570"><text:a xlink:type="simple" xlink:href="#__RefHeading__13212_853254099" text:style-name="Index_20_Link" text:visited-style-name="Index_20_Link">C.1.4. Douleur<text:tab/>138</text:a></text:p>
          <text:p text:style-name="P1569"><text:a xlink:type="simple" xlink:href="#__RefHeading__11099_1724326439" text:style-name="Index_20_Link" text:visited-style-name="Index_20_Link">AÏE<text:tab/>139</text:a></text:p>
          <text:p text:style-name="P1570"><text:a xlink:type="simple" xlink:href="#__RefHeading__11111_1724326439" text:style-name="Index_20_Link" text:visited-style-name="Index_20_Link">C.1.5. Dégoût<text:tab/>140</text:a></text:p>
          <text:p text:style-name="P1569"><text:a xlink:type="simple" xlink:href="#__RefHeading__11113_1724326439" text:style-name="Index_20_Link" text:visited-style-name="Index_20_Link">ARK<text:tab/>141</text:a></text:p>
          <text:p text:style-name="P1570"><text:a xlink:type="simple" xlink:href="#__RefHeading__20375_919036763" text:style-name="Index_20_Link" text:visited-style-name="Index_20_Link">C.1.5. Forte émotion<text:tab/>142</text:a></text:p>
          <text:p text:style-name="P1569"><text:a xlink:type="simple" xlink:href="#__RefHeading__20377_919036763" text:style-name="Index_20_Link" text:visited-style-name="Index_20_Link">YOUPI<text:tab/>142</text:a></text:p>
          <text:p text:style-name="P1567"><text:a xlink:type="simple" xlink:href="#__RefHeading__11085_1724326439" text:style-name="Index_20_Link" text:visited-style-name="Index_20_Link">C.2. Les assertifs<text:tab/>143</text:a></text:p>
          <text:p text:style-name="P1570"><text:a xlink:type="simple" xlink:href="#__RefHeading__14051_1771225373" text:style-name="Index_20_Link" text:visited-style-name="Index_20_Link">C.2.1. Affirmatif<text:tab/>144</text:a></text:p>
          <text:p text:style-name="P1569"><text:a xlink:type="simple" xlink:href="#__RefHeading__9472_1334881705" text:style-name="Index_20_Link" text:visited-style-name="Index_20_Link">METS-EN<text:tab/>144</text:a></text:p>
          <text:p text:style-name="P1569"><text:a xlink:type="simple" xlink:href="#__RefHeading__9470_1334881705" text:style-name="Index_20_Link" text:visited-style-name="Index_20_Link">TELLEMENT<text:tab/>145</text:a></text:p>
          <text:p text:style-name="P1569"><text:a xlink:type="simple" xlink:href="#__RefHeading__15571_2022619027" text:style-name="Index_20_Link" text:visited-style-name="Index_20_Link">JE COMPRENDS<text:tab/>146</text:a></text:p>
          <text:p text:style-name="P1569"><text:a xlink:type="simple" xlink:href="#__RefHeading__10960_1027107994" text:style-name="Index_20_Link" text:visited-style-name="Index_20_Link">VRAIMENT<text:tab/>147</text:a></text:p>
          <text:p text:style-name="P1569"><text:a xlink:type="simple" xlink:href="#__RefHeading__14279_1820300744" text:style-name="Index_20_Link" text:visited-style-name="Index_20_Link">BIEN SÛR<text:tab/>148</text:a></text:p>
          <text:p text:style-name="P1569"><text:a xlink:type="simple" xlink:href="#__RefHeading__15550_1382634279" text:style-name="Index_20_Link" text:visited-style-name="Index_20_Link">C'EST CLAIR<text:tab/>150</text:a></text:p>
          <text:p text:style-name="P1569"><text:a xlink:type="simple" xlink:href="#__RefHeading__14281_1820300744" text:style-name="Index_20_Link" text:visited-style-name="Index_20_Link">C'EST SÛR **ENLEVER comme sujet d'études trop complexe**<text:tab/>150</text:a></text:p>
          <text:p text:style-name="P1569"><text:a xlink:type="simple" xlink:href="#__RefHeading__19082_238331894" text:style-name="Index_20_Link" text:visited-style-name="Index_20_Link">COUDON<text:tab/>151</text:a></text:p>
          <text:p text:style-name="P1568"><text:a xlink:type="simple" xlink:href="#__RefHeading__19095_1383332627" text:style-name="Index_20_Link" text:visited-style-name="Index_20_Link">Coudon1<text:tab/>152</text:a></text:p>
          <text:p text:style-name="P1568"><text:a xlink:type="simple" xlink:href="#__RefHeading__19097_1383332627" text:style-name="Index_20_Link" text:visited-style-name="Index_20_Link">Coudon2<text:tab/>153</text:a></text:p>
          <text:p text:style-name="P1568"><text:a xlink:type="simple" xlink:href="#__RefHeading__19099_1383332627" text:style-name="Index_20_Link" text:visited-style-name="Index_20_Link">Coudon3<text:tab/>153</text:a></text:p>
          <text:p text:style-name="P1570"><text:a xlink:type="simple" xlink:href="#__RefHeading__17109_744638150" text:style-name="Index_20_Link" text:visited-style-name="Index_20_Link">C.2.2. Infirmatif<text:tab/>154</text:a></text:p>
          <text:p text:style-name="P1569"><text:a xlink:type="simple" xlink:href="#__RefHeading__14974_1820300744" text:style-name="Index_20_Link" text:visited-style-name="Index_20_Link">PANTOUTE<text:tab/>155</text:a></text:p>
          <text:p text:style-name="P1569"><text:a xlink:type="simple" xlink:href="#__RefHeading__13238_1984123991" text:style-name="Index_20_Link" text:visited-style-name="Index_20_Link">VRAIMENT PAS<text:tab/>155</text:a></text:p>
          <text:p text:style-name="P1569"><text:a xlink:type="simple" xlink:href="#__RefHeading___Toc32494_713492055" text:style-name="Index_20_Link" text:visited-style-name="Index_20_Link">DU TOUT<text:tab/>156</text:a></text:p>
          <text:p text:style-name="P1570"><text:a xlink:type="simple" xlink:href="#__RefHeading__14285_1820300744" text:style-name="Index_20_Link" text:visited-style-name="Index_20_Link">C.2.3. Infirmatif partiel<text:tab/>156</text:a></text:p>
          <text:p text:style-name="P1569"><text:a xlink:type="simple" xlink:href="#__RefHeading__9480_1334881705" text:style-name="Index_20_Link" text:visited-style-name="Index_20_Link">C'EST ENCORE DRÔLE<text:tab/>156</text:a></text:p>
          <text:p text:style-name="P1569"><text:a xlink:type="simple" xlink:href="#__RefHeading__15986_1820300744" text:style-name="Index_20_Link" text:visited-style-name="Index_20_Link">PAS VRAIMENT<text:tab/>157</text:a></text:p>
          <text:p text:style-name="P1569"><text:soft-page-break/><text:a xlink:type="simple" xlink:href="#__RefHeading__19587_1441517299" text:style-name="Index_20_Link" text:visited-style-name="Index_20_Link">BOF<text:tab/>158</text:a></text:p>
          <text:p text:style-name="P1567"><text:a xlink:type="simple" xlink:href="#__RefHeading__20698_243363925" text:style-name="Index_20_Link" text:visited-style-name="Index_20_Link">C.3. Les directifs<text:tab/>159</text:a></text:p>
          <text:p text:style-name="P1570"><text:a xlink:type="simple" xlink:href="#__RefHeading__23930_158137664" text:style-name="Index_20_Link" text:visited-style-name="Index_20_Link">C.3.1. Attention<text:tab/>160</text:a></text:p>
          <text:p text:style-name="P1569"><text:a xlink:type="simple" xlink:href="#__RefHeading__9486_1334881705" text:style-name="Index_20_Link" text:visited-style-name="Index_20_Link">ÉCOUTE<text:tab/>160</text:a></text:p>
          <text:p text:style-name="P1568"><text:a xlink:type="simple" xlink:href="#__RefHeading__14053_1771225373" text:style-name="Index_20_Link" text:visited-style-name="Index_20_Link">Écoute1<text:tab/>161</text:a></text:p>
          <text:p text:style-name="P1568"><text:a xlink:type="simple" xlink:href="#__RefHeading__14055_1771225373" text:style-name="Index_20_Link" text:visited-style-name="Index_20_Link">Écoute2<text:tab/>162</text:a></text:p>
          <text:p text:style-name="P1569"><text:a xlink:type="simple" xlink:href="#__RefHeading__19199_2130050815" text:style-name="Index_20_Link" text:visited-style-name="Index_20_Link">REGARDE<text:tab/>163</text:a></text:p>
          <text:p text:style-name="P1569"><text:a xlink:type="simple" xlink:href="#__RefHeading__17005_143276666" text:style-name="Index_20_Link" text:visited-style-name="Index_20_Link">REGARDE DONC<text:tab/>164</text:a></text:p>
          <text:p text:style-name="P1569"><text:a xlink:type="simple" xlink:href="#__RefHeading__9074_1334881705" text:style-name="Index_20_Link" text:visited-style-name="Index_20_Link">VOYONS<text:tab/>166</text:a></text:p>
          <text:p text:style-name="P1568"><text:a xlink:type="simple" xlink:href="#__RefHeading__14661_96020635" text:style-name="Index_20_Link" text:visited-style-name="Index_20_Link">Voyons1<text:tab/>166</text:a></text:p>
          <text:p text:style-name="P1568"><text:a xlink:type="simple" xlink:href="#__RefHeading__23576_96020635" text:style-name="Index_20_Link" text:visited-style-name="Index_20_Link">Voyons2<text:tab/>167</text:a></text:p>
          <text:p text:style-name="P1568"><text:a xlink:type="simple" xlink:href="#__RefHeading__14663_96020635" text:style-name="Index_20_Link" text:visited-style-name="Index_20_Link">Voyons3<text:tab/>168</text:a></text:p>
          <text:p text:style-name="P1568"><text:a xlink:type="simple" xlink:href="#__RefHeading__14665_96020635" text:style-name="Index_20_Link" text:visited-style-name="Index_20_Link">Voyons4<text:tab/>168</text:a></text:p>
          <text:p text:style-name="P1569"><text:a xlink:type="simple" xlink:href="#__RefHeading__16698_1517336929" text:style-name="Index_20_Link" text:visited-style-name="Index_20_Link">HEILLE<text:tab/>169</text:a></text:p>
          <text:p text:style-name="P1569"><text:a xlink:type="simple" xlink:href="#__RefHeading__9395_1850869819" text:style-name="Index_20_Link" text:visited-style-name="Index_20_Link">TIENS<text:tab/>170</text:a></text:p>
          <text:p text:style-name="P1568"><text:a xlink:type="simple" xlink:href="#__RefHeading__19103_1383332627" text:style-name="Index_20_Link" text:visited-style-name="Index_20_Link">Tiens1<text:tab/>170</text:a></text:p>
          <text:p text:style-name="P1568"><text:a xlink:type="simple" xlink:href="#__RefHeading__19107_1383332627" text:style-name="Index_20_Link" text:visited-style-name="Index_20_Link">Tiens2<text:tab/>171</text:a></text:p>
          <text:p text:style-name="P1568"><text:a xlink:type="simple" xlink:href="#__RefHeading__19109_1383332627" text:style-name="Index_20_Link" text:visited-style-name="Index_20_Link">Tiens3<text:tab/>172</text:a></text:p>
          <text:p text:style-name="P1568"><text:a xlink:type="simple" xlink:href="#__RefHeading__19111_1383332627" text:style-name="Index_20_Link" text:visited-style-name="Index_20_Link">Tiens4<text:tab/>173</text:a></text:p>
          <text:p text:style-name="P1568"><text:a xlink:type="simple" xlink:href="#__RefHeading__19113_1383332627" text:style-name="Index_20_Link" text:visited-style-name="Index_20_Link">Tiens5<text:tab/>174</text:a></text:p>
          <text:p text:style-name="P1570"><text:a xlink:type="simple" xlink:href="#__RefHeading__10538_1953761234" text:style-name="Index_20_Link" text:visited-style-name="Index_20_Link">C.3.2. Arrêt<text:tab/>175</text:a></text:p>
          <text:p text:style-name="P1569"><text:a xlink:type="simple" xlink:href="#__RefHeading__13449_1598437930" text:style-name="Index_20_Link" text:visited-style-name="Index_20_Link">ARRÊTE<text:tab/>175</text:a></text:p>
          <text:p text:style-name="P1568"><text:a xlink:type="simple" xlink:href="#__RefHeading__13056_1423006888" text:style-name="Index_20_Link" text:visited-style-name="Index_20_Link">Arrête1<text:tab/>175</text:a></text:p>
          <text:p text:style-name="P1568"><text:a xlink:type="simple" xlink:href="#__RefHeading__13058_1423006888" text:style-name="Index_20_Link" text:visited-style-name="Index_20_Link">Arrête2<text:tab/>176</text:a></text:p>
          <text:p text:style-name="P1569"><text:a xlink:type="simple" xlink:href="#__RefHeading__15234_532340341" text:style-name="Index_20_Link" text:visited-style-name="Index_20_Link">WÔ<text:tab/>177</text:a></text:p>
          <text:p text:style-name="P1569"><text:a xlink:type="simple" xlink:href="#__RefHeading__34844_1347690371" text:style-name="Index_20_Link" text:visited-style-name="Index_20_Link">CHUT<text:tab/>178</text:a></text:p>
          <text:p text:style-name="P1570"><text:a xlink:type="simple" xlink:href="#__RefHeading__15573_2022619027" text:style-name="Index_20_Link" text:visited-style-name="Index_20_Link">C.3.3. Interrogation<text:tab/>179</text:a></text:p>
          <text:p text:style-name="P1569"><text:a xlink:type="simple" xlink:href="#__RefHeading__13451_1598437930" text:style-name="Index_20_Link" text:visited-style-name="Index_20_Link">POUR VRAI<text:tab/>179</text:a></text:p>
          <text:p text:style-name="P1568"><text:a xlink:type="simple" xlink:href="#__RefHeading__13060_1423006888" text:style-name="Index_20_Link" text:visited-style-name="Index_20_Link">Pour vrai1<text:tab/>179</text:a></text:p>
          <text:p text:style-name="P1568"><text:a xlink:type="simple" xlink:href="#__RefHeading__13062_1423006888" text:style-name="Index_20_Link" text:visited-style-name="Index_20_Link">Pour vrai2<text:tab/>180</text:a></text:p>
          <text:p text:style-name="P1566"><text:a xlink:type="simple" xlink:href="#__RefHeading__13424_2108982154" text:style-name="Index_20_Link" text:visited-style-name="Index_20_Link">Emploi MI<text:tab/>181</text:a></text:p>
          <text:p text:style-name="P1569"><text:a xlink:type="simple" xlink:href="#__RefHeading__18376_1776417886" text:style-name="Index_20_Link" text:visited-style-name="Index_20_Link">SÉRIEUX<text:tab/>181</text:a></text:p>
          <text:p text:style-name="P1568"><text:a xlink:type="simple" xlink:href="#__RefHeading__13064_1423006888" text:style-name="Index_20_Link" text:visited-style-name="Index_20_Link">Sérieux1<text:tab/>181</text:a></text:p>
          <text:p text:style-name="P1568"><text:a xlink:type="simple" xlink:href="#__RefHeading__13066_1423006888" text:style-name="Index_20_Link" text:visited-style-name="Index_20_Link">Sérieux2<text:tab/>182</text:a></text:p>
          <text:p text:style-name="P1566"><text:a xlink:type="simple" xlink:href="#__RefHeading__18624_432534467" text:style-name="Index_20_Link" text:visited-style-name="Index_20_Link">Sérieux MI<text:tab/>183</text:a></text:p>
          <text:p text:style-name="P1569"><text:a xlink:type="simple" xlink:href="#__RefHeading__14814_122589957" text:style-name="Index_20_Link" text:visited-style-name="Index_20_Link">HEIN<text:tab/>184</text:a></text:p>
          <text:p text:style-name="P1568"><text:a xlink:type="simple" xlink:href="#__RefHeading__15236_532340341" text:style-name="Index_20_Link" text:visited-style-name="Index_20_Link">Hein1<text:tab/>184</text:a></text:p>
          <text:p text:style-name="P1568"><text:a xlink:type="simple" xlink:href="#__RefHeading__15240_532340341" text:style-name="Index_20_Link" text:visited-style-name="Index_20_Link">Hein2<text:tab/>184</text:a></text:p>
          <text:p text:style-name="P1566"><text:a xlink:type="simple" xlink:href="#__RefHeading__38501_1211294157" text:style-name="Index_20_Link" text:visited-style-name="Index_20_Link">Hein MI<text:tab/>185</text:a></text:p>
          <text:p text:style-name="P1570"><text:a xlink:type="simple" xlink:href="#__RefHeading__16768_1151650308" text:style-name="Index_20_Link" text:visited-style-name="Index_20_Link">C.3.3. Encouragement<text:tab/>185</text:a></text:p>
          <text:p text:style-name="P1569"><text:a xlink:type="simple" xlink:href="#__RefHeading__16770_1151650308" text:style-name="Index_20_Link" text:visited-style-name="Index_20_Link">ENVOYE<text:tab/>185</text:a></text:p>
          <text:p text:style-name="P1569"><text:a xlink:type="simple" xlink:href="#__RefHeading__16772_1151650308" text:style-name="Index_20_Link" text:visited-style-name="Index_20_Link">GO<text:tab/>186</text:a></text:p>
          <text:p text:style-name="P1567"><text:a xlink:type="simple" xlink:href="#__RefHeading__18390_311411984" text:style-name="Index_20_Link" text:visited-style-name="Index_20_Link">C.5. Les connotations<text:tab/>187</text:a></text:p>
          <text:p text:style-name="P1570"><text:a xlink:type="simple" xlink:href="#__RefHeading__18392_311411984" text:style-name="Index_20_Link" text:visited-style-name="Index_20_Link">C.5.1. Tabou<text:tab/>188</text:a></text:p>
          <text:p text:style-name="P1569"><text:a xlink:type="simple" xlink:href="#__RefHeading__18766_311411984" text:style-name="Index_20_Link" text:visited-style-name="Index_20_Link">Les sacres et leurs substituts<text:tab/>189</text:a></text:p>
          <text:p text:style-name="P1568"><text:a xlink:type="simple" xlink:href="#__RefHeading__14043_1771225373" text:style-name="Index_20_Link" text:visited-style-name="Index_20_Link">Sacre1<text:tab/>192</text:a></text:p>
          <text:p text:style-name="P1568"><text:a xlink:type="simple" xlink:href="#__RefHeading__14045_1771225373" text:style-name="Index_20_Link" text:visited-style-name="Index_20_Link">Sacre2<text:tab/>193</text:a></text:p>
          <text:p text:style-name="P1568"><text:soft-page-break/><text:a xlink:type="simple" xlink:href="#__RefHeading__14047_1771225373" text:style-name="Index_20_Link" text:visited-style-name="Index_20_Link">Substitut1<text:tab/>195</text:a></text:p>
          <text:p text:style-name="P1568"><text:a xlink:type="simple" xlink:href="#__RefHeading__14049_1771225373" text:style-name="Index_20_Link" text:visited-style-name="Index_20_Link">Substitut2<text:tab/>196</text:a></text:p>
          <text:p text:style-name="P1566"><text:a xlink:type="simple" xlink:href="#__RefHeading__17840_4663105" text:style-name="Index_20_Link" text:visited-style-name="Index_20_Link">Variations dans l'utilisation des sacres<text:tab/>197</text:a></text:p>
          <text:p text:style-name="P1568"><text:a xlink:type="simple" xlink:href="#__RefHeading__15903_1541018626" text:style-name="Index_20_Link" text:visited-style-name="Index_20_Link">MERDE<text:tab/>197</text:a></text:p>
          <text:p text:style-name="P1567"><text:a xlink:type="simple" xlink:href="#__RefHeading__16469_1541018626" text:style-name="Index_20_Link" text:visited-style-name="Index_20_Link">C.6. Autres marqueurs non traités<text:tab/>197</text:a></text:p>
          <text:p text:style-name="P1569"><text:a xlink:type="simple" xlink:href="#__RefHeading___Toc27071_713492055" text:style-name="Index_20_Link" text:visited-style-name="Index_20_Link">DÉGUEULASSE<text:tab/>198</text:a></text:p>
          <text:p text:style-name="P1571"><text:a xlink:type="simple" xlink:href="#__RefHeading___Toc54435_1845184361" text:style-name="Index_20_Link" text:visited-style-name="Index_20_Link">G) CONCLUSION<text:tab/>199</text:a></text:p>
          <text:p text:style-name="P1567"><text:a xlink:type="simple" xlink:href="#__RefHeading___Toc54437_1845184361" text:style-name="Index_20_Link" text:visited-style-name="Index_20_Link">C.1. Polysémie<text:tab/>199</text:a></text:p>
          <text:p text:style-name="P1567"><text:a xlink:type="simple" xlink:href="#__RefHeading__20348_482646448" text:style-name="Index_20_Link" text:visited-style-name="Index_20_Link">C.2. L'anti-phrase<text:tab/>201</text:a></text:p>
          <text:p text:style-name="P1567"><text:a xlink:type="simple" xlink:href="#__RefHeading__27037_959895597" text:style-name="Index_20_Link" text:visited-style-name="Index_20_Link">C.3. Niveau d'informalité<text:tab/>202</text:a></text:p>
          <text:p text:style-name="P1567"><text:a xlink:type="simple" xlink:href="#__RefHeading___Toc25166_360360969" text:style-name="Index_20_Link" text:visited-style-name="Index_20_Link">C.4. STRESS pertinent<text:tab/>202</text:a></text:p>
          <text:p text:style-name="P1571"><text:a xlink:type="simple" xlink:href="#__RefHeading___Toc54439_1845184361" text:style-name="Index_20_Link" text:visited-style-name="Index_20_Link">H) BIBLIOGRAPHIE<text:tab/>203</text:a></text:p>
          <text:p text:style-name="P1571"><text:a xlink:type="simple" xlink:href="#__RefHeading___Toc46074_1337121872" text:style-name="Index_20_Link" text:visited-style-name="Index_20_Link">ANNEXE 1 - Conventions de notation des transcriptions du CFPQ<text:tab/>208</text:a></text:p>
          <text:p text:style-name="P1571"><text:a xlink:type="simple" xlink:href="#__RefHeading___Toc128506_1546474984" text:style-name="Index_20_Link" text:visited-style-name="Index_20_Link"><text:span text:style-name="T475">ANNEXE </text:span></text:a><text:a xlink:type="simple" xlink:href="#__RefHeading___Toc128506_1546474984" text:style-name="Index_20_Link" text:visited-style-name="Index_20_Link"><text:span text:style-name="T475">2</text:span></text:a><text:a xlink:type="simple" xlink:href="#__RefHeading___Toc128506_1546474984" text:style-name="Index_20_Link" text:visited-style-name="Index_20_Link"><text:span text:style-name="T475"> -</text:span></text:a><text:a xlink:type="simple" xlink:href="#__RefHeading___Toc128506_1546474984" text:style-name="Index_20_Link" text:visited-style-name="Index_20_Link"><text:span text:style-name="T475"> </text:span></text:a><text:a xlink:type="simple" xlink:href="#__RefHeading___Toc128506_1546474984" text:style-name="Index_20_Link" text:visited-style-name="Index_20_Link">Résultats de l'étiquetage des MI fréquents qui sont homonymes dans le CFPQ par le module n-grammes<text:tab/>210</text:a></text:p>
          <text:p text:style-name="P1571"><text:a xlink:type="simple" xlink:href="#__RefHeading___Toc128508_1546474984" text:style-name="Index_20_Link" text:visited-style-name="Index_20_Link">ANNEXE 3 - Résultats de l'étiquetage des regroupements de MI par le module n-grammes<text:tab/>213</text:a></text:p>
          <text:p text:style-name="P1571"><text:a xlink:type="simple" xlink:href="#__RefHeading___Toc128510_1546474984" text:style-name="Index_20_Link" text:visited-style-name="Index_20_Link"><text:span text:style-name="T475">A</text:span></text:a><text:a xlink:type="simple" xlink:href="#__RefHeading___Toc128510_1546474984" text:style-name="Index_20_Link" text:visited-style-name="Index_20_Link"><text:span text:style-name="T475">NNEXE 4 - Résultats de l'étiquetage de MI par le module Brill</text:span></text:a><text:a xlink:type="simple" xlink:href="#__RefHeading___Toc128510_1546474984" text:style-name="Index_20_Link" text:visited-style-name="Index_20_Link"><text:tab/>214</text:a></text:p>
        </text:index-body>
      </text:table-of-content>
      <text:p text:style-name="P41"/>
      <text:h text:style-name="P1574" text:outline-level="1"><text:bookmark-start text:name="__RefHeading___Toc54413_1845184361"/>RÉSUMÉ<text:bookmark-end text:name="__RefHeading___Toc54413_1845184361"/></text:h>
      <text:p text:style-name="P1235"><text:span text:style-name="T2258">Les marqueurs illocutoires (MI) sont des unités lexicales indépendantes syntaxiquement</text:span> qui réalise<text:span text:style-name="T2270">nt</text:span> <text:span text:style-name="T2270">des</text:span> acte<text:span text:style-name="T2270">s</text:span> illocutoire<text:span text:style-name="T2270">s</text:span> expressifs, directifs ou assertifs. Ces mots-phrases, comme <text:span text:style-name="T82">wow</text:span>, <text:span text:style-name="T82">coudon</text:span>, <text:span text:style-name="T82">franchement!</text:span><text:span text:style-name="T475"> </text:span><text:span text:style-name="T568">et</text:span> <text:span text:style-name="T82">mon dieu!</text:span>, <text:span text:style-name="T79">nous apparaissent comme une des clés de l'expression de la subjectivité à l'oral </text:span>en contexte de discussion<text:span text:style-name="T79">. </text:span></text:p>
      <text:p text:style-name="corps"/>
      <text:p text:style-name="P1234"><text:span text:style-name="T418">L</text:span><text:span text:style-name="T417">'analyse automatique de ces unités, leur repérage et la détermination de leur sens </text:span><text:span text:style-name="T418">par un système informatique, soulève des problèmes particuliers liés à leur </text:span><text:span text:style-name="T420">polysémie, à leur </text:span><text:span text:style-name="T418">comportement syntaxique </text:span><text:span text:style-name="T419">et </text:span><text:span text:style-name="T418">à leur relative faible fréquence dans les corpus. </text:span></text:p>
      <text:p text:style-name="P619"/>
      <text:p text:style-name="P621">Dans cette thèse, nous cherchons à répondre à ces problèmes à l'aide du<text:span text:style-name="T2269"> Corpus de français parlé au Québec (CFPQ) comme source de données, </text:span>d<text:span text:style-name="T2269">es librairies du </text:span><text:span text:style-name="T82">Natural Language Toolkit</text:span><text:span text:style-name="T2269"> </text:span>(<text:span text:style-name="T2269">NLTK</text:span>)<text:span text:style-name="T2269"> comme outils informatiques et les travaux réalisés dans les cadres d</text:span>e la<text:span text:style-name="T2269"> </text:span>métalang<text:span text:style-name="T2271">u</text:span>e sémantique naturelle (<text:span text:style-name="T2269">MS</text:span>N)<text:span text:style-name="T2269"> et de la théorie Sens-Texte (TST) comme outils théoriques.</text:span></text:p>
      <text:p text:style-name="P619"/>
      <text:p text:style-name="P623">Plusieurs MI ont des signifiants qui ne sont pas homonymes et leur détection dans un texte est trivial <text:span text:style-name="T2272">(</text:span><text:span text:style-name="T327">chut</text:span><text:span text:style-name="T2272"> et </text:span><text:span text:style-name="T327">coudon</text:span><text:span text:style-name="T569">,</text:span><text:span text:style-name="T2272"> par exemple)</text:span>. <text:span text:style-name="T2273">Les MI qui sont homonymes avec d'autres parties du discours (comme </text:span><text:span text:style-name="T328">regarde</text:span><text:span text:style-name="T2273"> et </text:span><text:span text:style-name="T328">sérieux</text:span><text:span text:style-name="T2273">) peuvent être identifiés à l'aide d'un étiqueteur à n-grammes avec des f-mesures variant entre 50% à 100%, avec une moyenne de 93%. Ces résultats élevés s'expliquent notamment par le haut pourcentage des MI par rapport au nombre total de signifiants avec lesquels il est possible de les confondre et à l'utilisation d'un ensemble d'étiquettes réduit lors de la phase d'entraînement. Il est possible de regrouper certaines unités aux comportements syntaxiques similaires lors de l'entraînement et d'utiliser un module Brill afin d'améliorer ces résultats dans certains cas. Des méthodes plus complexes, comme celles qui utilisent un modèle de Markov, nécessiteraient des échantillons de données beaucoup plus importants que ceux dont nous disposons.</text:span></text:p>
      <text:p text:style-name="P622"/>
      <text:p text:style-name="P624">Après un état de la question sur les MI et un aperçu de quelques études sur le traitement automatique des marqueurs discursifs, nous présentons le corpus et le système informatif avec lesquels nous effectuons des tests d'étiquetage. Nous nous attardons <text:span text:style-name="T2274">ensuite </text:span>sur les raisons linguistiques des succès et échecs de ces étiqueteurs, puis nous proposons un système de classement sémantique des MI.</text:p>
      <text:p text:style-name="P619"><text:bookmark-start text:name="__RefHeading___Toc54415_1845184361"/><text:bookmark-end text:name="__RefHeading___Toc54415_1845184361"/></text:p>
      <text:h text:style-name="P1575" text:outline-level="1"><text:bookmark-start text:name="__RefHeading___Toc54417_1845184361"/><text:span text:style-name="T1241">A</text:span>. INTRODUCTION<text:bookmark-end text:name="__RefHeading___Toc54417_1845184361"/></text:h>
      <text:p text:style-name="P625"><text:span text:style-name="T422">Cette</text:span> <text:span text:style-name="T423">recherche </text:span>vise à apporter une contribution aux domaines de la lexicologie, de la sémantique et de l'analyse automatique des textes en ce qui a trait au lexique des <text:span text:style-name="T424">marqueurs illocutoires </text:span><text:span text:style-name="T434">(MI)</text:span><text:span text:style-name="T424">.</text:span></text:p>
      <text:p text:style-name="P625"/>
      <text:p text:style-name="P1089">Les MI forment une sous-catégorie des marqueurs discursifs (MD) (voir B.2.1). Ils sont donc des unités extraphrastiques (mots-phrases) et pragmaticalisées qui subissent peu de variation flexionnelle. <text:span text:style-name="T1231">Les MI se distinguent des autres MD par leur capacité à réaliser des actes illocutoires en lien avec un élément </text:span><text:span text:style-name="T1235">propositionnel </text:span><text:span text:style-name="T1236">suggéré par</text:span><text:span text:style-name="T1231"> la situation de discussion, </text:span><text:span text:style-name="T1235">plutôt qu'un élément interactionnel de la discussion.</text:span></text:p>
      <text:p text:style-name="P1074"/>
      <text:p text:style-name="P1075">Au cours d'une discussion, un énonciateur peu avoir recours à <text:span text:style-name="T2022">des</text:span> MI afin d'exprimer <text:span text:style-name="T2026">divers sentiments comme l'étonnement, le dégoût ou la douleur. En (1), par exemple, l'énonciatrice exprime</text:span> son <text:span text:style-name="T2030">approbation</text:span> devant quelque chose qu<text:span text:style-name="T2030">'elle juge de manière positive</text:span> <text:span text:style-name="T2027">à l'aide du</text:span> MI <text:span text:style-name="T285">cool</text:span>.</text:p>
      <text:p text:style-name="P1076"/>
      <text:p text:style-name="P1429"><text:span text:style-name="T2022">(</text:span><text:span text:style-name="T2022"><text:sequence text:ref-name="refDrawing0" text:name="Drawing" text:formula="ooow:Drawing+1" style:num-format="1">1</text:sequence></text:span><text:span text:style-name="T2022">)<text:tab/> C : ah tant mieux pour toi </text:span><text:span text:style-name="T47">cool</text:span></text:p>
      <text:p text:style-name="P1078"><text:tab/>[<text:span text:style-name="T2275">CFPQ, </text:span>sous-corpus 17, segment 3, page 34, ligne 2]</text:p>
      <text:p text:style-name="P1077"/>
      <text:p text:style-name="P1076"><text:span text:style-name="T2023">Le sens de certains MI peut être assez complexe. Plusieurs MI sont non seulement expressifs, mais aussi assertifs ou directifs. En (2) par exemple, l'</text:span>énonciat<text:span text:style-name="T2025">rice</text:span> utilise <text:span text:style-name="T2023">le MI </text:span><text:span text:style-name="T284">écoute</text:span> afin <text:span text:style-name="T2023">d'exprimer un désaccord au sujet de quelque chose et d'inviter son coénonciateur à porter son attention sur cette chose.</text:span></text:p>
      <text:p text:style-name="P1076"/>
      <text:p text:style-name="P1428"><text:span text:style-name="T2024">(</text:span><text:span text:style-name="T2024"><text:sequence text:ref-name="refDrawing1" text:name="Drawing" text:formula="ooow:Drawing+1" style:num-format="1">2</text:sequence></text:span><text:span text:style-name="T2024">)<text:tab/></text:span>I : ben là <text:span text:style-name="T21">écoute</text:span> là ça avait pas d’allure</text:p>
      <text:p text:style-name="exemple"><text:tab/>[<text:span text:style-name="T2275">CFPQ, </text:span>sous-corpus 7, segment 1, page 4, ligne 5]</text:p>
      <text:p text:style-name="P1076"/>
      <text:p text:style-name="P1192"><text:span text:style-name="T462">Comme nous le voyons dans ces exemples, l</text:span><text:span text:style-name="T460">es MI </text:span><text:span text:style-name="T461">sont typiquement isolé</text:span><text:span text:style-name="T460">s </text:span><text:span text:style-name="T461">syntaxiquement</text:span><text:span text:style-name="T460"> et </text:span><text:span text:style-name="T458">sont souvent fortement chargées en contenu émotif. Pour ce</text:span><text:span text:style-name="T460">s</text:span><text:span text:style-name="T458"> raisons, les </text:span><text:span text:style-name="T461">MI</text:span><text:span text:style-name="T458"> </text:span><text:span text:style-name="T466">pourraient</text:span><text:span text:style-name="T458"> être particulièrement utiles pour le champ d'application de l'analyse automatique que l'on nomme « la fouille d'opinion » ou « l'analyse de sentiment » (</text:span><text:span text:style-name="T382">opinion mining </text:span><text:span text:style-name="T458">et </text:span><text:span text:style-name="T382">sentiment analysis</text:span><text:span text:style-name="T458"> en anglais). Ce champ d'application vise à repérer et à caractériser les éléments de subjectivité dans les discours</text:span><text:span text:style-name="T464">. </text:span><text:span text:style-name="T463">Voir </text:span><text:reference-mark-start text:name="ZOTERO_ITEM CSL_CITATION {&quot;citationID&quot;:&quot;26j6iipcsm&quot;,&quot;properties&quot;:{&quot;formattedCitation&quot;:&quot;(Pang et Lee, 2008)&quot;,&quot;plainCitation&quot;:&quot;(Pang et Lee, 2008)&quot;},&quot;citationItems&quot;:[{&quot;id&quot;:23,&quot;uris&quot;:[&quot;http://zotero.org/users/1655709/items/CFK6K2J3&quot;],&quot;uri&quot;:[&quot;http://zotero.org/users/1655709/items/CFK6K2J3&quot;],&quot;itemData&quot;:{&quot;id&quot;:23,&quot;type&quot;:&quot;article-journal&quot;,&quot;title&quot;:&quot;Opinion mining and sentiment analysis&quot;,&quot;container-title&quot;:&quot;Foundations and Trends in Information Retrieval&quot;,&quot;page&quot;:&quot;1–135&quot;,&quot;volume&quot;:&quot;2&quot;,&quot;issue&quot;:&quot;1&quot;,&quot;author&quot;:[{&quot;family&quot;:&quot;Pang&quot;,&quot;given&quot;:&quot;Bo&quot;},{&quot;family&quot;:&quot;Lee&quot;,&quot;given&quot;:&quot;Lillian&quot;}],&quot;issued&quot;:{&quot;date-parts&quot;:[[&quot;2008&quot;]]}}}],&quot;schema&quot;:&quot;https://github.com/citation-style-language/schema/raw/master/csl-citation.json&quot;} RNDaTnKyhSRnc"/><text:span text:style-name="T463">Pang et Lee, 2008</text:span><text:reference-mark-end text:name="ZOTERO_ITEM CSL_CITATION {&quot;citationID&quot;:&quot;26j6iipcsm&quot;,&quot;properties&quot;:{&quot;formattedCitation&quot;:&quot;(Pang et Lee, 2008)&quot;,&quot;plainCitation&quot;:&quot;(Pang et Lee, 2008)&quot;},&quot;citationItems&quot;:[{&quot;id&quot;:23,&quot;uris&quot;:[&quot;http://zotero.org/users/1655709/items/CFK6K2J3&quot;],&quot;uri&quot;:[&quot;http://zotero.org/users/1655709/items/CFK6K2J3&quot;],&quot;itemData&quot;:{&quot;id&quot;:23,&quot;type&quot;:&quot;article-journal&quot;,&quot;title&quot;:&quot;Opinion mining and sentiment analysis&quot;,&quot;container-title&quot;:&quot;Foundations and Trends in Information Retrieval&quot;,&quot;page&quot;:&quot;1–135&quot;,&quot;volume&quot;:&quot;2&quot;,&quot;issue&quot;:&quot;1&quot;,&quot;author&quot;:[{&quot;family&quot;:&quot;Pang&quot;,&quot;given&quot;:&quot;Bo&quot;},{&quot;family&quot;:&quot;Lee&quot;,&quot;given&quot;:&quot;Lillian&quot;}],&quot;issued&quot;:{&quot;date-parts&quot;:[[&quot;2008&quot;]]}}}],&quot;schema&quot;:&quot;https://github.com/citation-style-language/schema/raw/master/csl-citation.json&quot;} RNDaTnKyhSRnc"/><text:span text:style-name="T463"> pour un inventaire d</text:span><text:span text:style-name="T464">'études et d</text:span><text:span text:style-name="T463">e techniques </text:span><text:span text:style-name="T465">liées </text:span><text:span text:style-name="T463">à </text:span><text:span text:style-name="T466">l'analyse de sentiment</text:span><text:span text:style-name="T464">.</text:span></text:p>
      <text:p text:style-name="P625"><text:soft-page-break/></text:p>
      <text:p text:style-name="P625"><text:span text:style-name="T2028">Au cours de nos analyses</text:span>, nous utiliserons la terminologie de la <text:span text:style-name="T424">Théorie Sens-Texte</text:span> (TST), particulièrement bien adaptée à la description des unités lexicales <text:reference-mark-start text:name="ZOTERO_ITEM CSL_CITATION {&quot;citationID&quot;:&quot;UV8lPbYw&quot;,&quot;properties&quot;:{&quot;formattedCitation&quot;:&quot;{\\rtf (Mel\\uc0\\u8217{}\\uc0\\u269{}uk, 1997; Mel\\uc0\\u8217{}\\uc0\\u269{}uk, Clas et Polgu\\uc0\\u232{}re, 1995)}&quot;,&quot;plainCitation&quot;:&quot;(Mel’čuk, 1997; Mel’čuk, Clas et Polguère, 1995)&quot;},&quot;citationItems&quot;:[{&quot;id&quot;:8,&quot;uris&quot;:[&quot;http://zotero.org/users/1655709/items/34SH54FF&quot;],&quot;uri&quot;:[&quot;http://zotero.org/users/1655709/items/34SH54FF&quot;],&quot;itemData&quot;:{&quot;id&quot;:8,&quot;type&quot;:&quot;book&quot;,&quot;title&quot;:&quot;Introduction à la lexicologie explicative et combinatoire&quot;,&quot;publisher&quot;:&quot;Duculot&quot;,&quot;publisher-place&quot;:&quot;Louvain-la-Neuve&quot;,&quot;number-of-pages&quot;:&quot;256&quot;,&quot;source&quot;:&quot;Primo&quot;,&quot;event-place&quot;:&quot;Louvain-la-Neuve&quot;,&quot;language&quot;:&quot;fre&quot;,&quot;author&quot;:[{&quot;family&quot;:&quot;Mel'čuk&quot;,&quot;given&quot;:&quot;Igor A.&quot;},{&quot;family&quot;:&quot;Clas&quot;,&quot;given&quot;:&quot;André P.&quot;},{&quot;family&quot;:&quot;Polguère&quot;,&quot;given&quot;:&quot;Alain&quot;}],&quot;issued&quot;:{&quot;date-parts&quot;:[[&quot;1995&quot;]]}}},{&quot;id&quot;:56,&quot;uris&quot;:[&quot;http://zotero.org/users/1655709/items/XKV5VISV&quot;],&quot;uri&quot;:[&quot;http://zotero.org/users/1655709/items/XKV5VISV&quot;],&quot;itemData&quot;:{&quot;id&quot;:56,&quot;type&quot;:&quot;book&quot;,&quot;title&quot;:&quot;Vers une linguistique sens-texte : leçon inaugurale faite le vendredi 10 janvier 1997&quot;,&quot;publisher&quot;:&quot;Collège de France&quot;,&quot;publisher-place&quot;:&quot;Paris&quot;,&quot;number-of-pages&quot;:&quot;78&quot;,&quot;source&quot;:&quot;Primo&quot;,&quot;event-place&quot;:&quot;Paris&quot;,&quot;call-number&quot;:&quot;P 128 M6&quot;,&quot;shortTitle&quot;:&quot;Vers une linguistique sens-texte&quot;,&quot;language&quot;:&quot;fre&quot;,&quot;author&quot;:[{&quot;family&quot;:&quot;Mel'čuk&quot;,&quot;given&quot;:&quot;Igor A.&quot;}],&quot;issued&quot;:{&quot;date-parts&quot;:[[&quot;1997&quot;]]}}}],&quot;schema&quot;:&quot;https://github.com/citation-style-language/schema/raw/master/csl-citation.json&quot;} RNDer0UxFhdsM"/><text:span text:style-name="T624">(Mel’čuk, 1997; Mel’čuk, Clas et Polguère, 1995)</text:span><text:reference-mark-end text:name="ZOTERO_ITEM CSL_CITATION {&quot;citationID&quot;:&quot;UV8lPbYw&quot;,&quot;properties&quot;:{&quot;formattedCitation&quot;:&quot;{\\rtf (Mel\\uc0\\u8217{}\\uc0\\u269{}uk, 1997; Mel\\uc0\\u8217{}\\uc0\\u269{}uk, Clas et Polgu\\uc0\\u232{}re, 1995)}&quot;,&quot;plainCitation&quot;:&quot;(Mel’čuk, 1997; Mel’čuk, Clas et Polguère, 1995)&quot;},&quot;citationItems&quot;:[{&quot;id&quot;:8,&quot;uris&quot;:[&quot;http://zotero.org/users/1655709/items/34SH54FF&quot;],&quot;uri&quot;:[&quot;http://zotero.org/users/1655709/items/34SH54FF&quot;],&quot;itemData&quot;:{&quot;id&quot;:8,&quot;type&quot;:&quot;book&quot;,&quot;title&quot;:&quot;Introduction à la lexicologie explicative et combinatoire&quot;,&quot;publisher&quot;:&quot;Duculot&quot;,&quot;publisher-place&quot;:&quot;Louvain-la-Neuve&quot;,&quot;number-of-pages&quot;:&quot;256&quot;,&quot;source&quot;:&quot;Primo&quot;,&quot;event-place&quot;:&quot;Louvain-la-Neuve&quot;,&quot;language&quot;:&quot;fre&quot;,&quot;author&quot;:[{&quot;family&quot;:&quot;Mel'čuk&quot;,&quot;given&quot;:&quot;Igor A.&quot;},{&quot;family&quot;:&quot;Clas&quot;,&quot;given&quot;:&quot;André P.&quot;},{&quot;family&quot;:&quot;Polguère&quot;,&quot;given&quot;:&quot;Alain&quot;}],&quot;issued&quot;:{&quot;date-parts&quot;:[[&quot;1995&quot;]]}}},{&quot;id&quot;:56,&quot;uris&quot;:[&quot;http://zotero.org/users/1655709/items/XKV5VISV&quot;],&quot;uri&quot;:[&quot;http://zotero.org/users/1655709/items/XKV5VISV&quot;],&quot;itemData&quot;:{&quot;id&quot;:56,&quot;type&quot;:&quot;book&quot;,&quot;title&quot;:&quot;Vers une linguistique sens-texte : leçon inaugurale faite le vendredi 10 janvier 1997&quot;,&quot;publisher&quot;:&quot;Collège de France&quot;,&quot;publisher-place&quot;:&quot;Paris&quot;,&quot;number-of-pages&quot;:&quot;78&quot;,&quot;source&quot;:&quot;Primo&quot;,&quot;event-place&quot;:&quot;Paris&quot;,&quot;call-number&quot;:&quot;P 128 M6&quot;,&quot;shortTitle&quot;:&quot;Vers une linguistique sens-texte&quot;,&quot;language&quot;:&quot;fre&quot;,&quot;author&quot;:[{&quot;family&quot;:&quot;Mel'čuk&quot;,&quot;given&quot;:&quot;Igor A.&quot;}],&quot;issued&quot;:{&quot;date-parts&quot;:[[&quot;1997&quot;]]}}}],&quot;schema&quot;:&quot;https://github.com/citation-style-language/schema/raw/master/csl-citation.json&quot;} RNDer0UxFhdsM"/>. La description lexicographique des marqueurs discursifs telle que développée par Dostie <text:reference-mark-start text:name="ZOTERO_ITEM CSL_CITATION {&quot;citationID&quot;:&quot;GhkKMH8S&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DEmylqrTlZ"/>(Dostie, 2004)<text:reference-mark-end text:name="ZOTERO_ITEM CSL_CITATION {&quot;citationID&quot;:&quot;GhkKMH8S&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DEmylqrTlZ"/> <text:span text:style-name="T665">ainsi que l'analyse des mots de sentiment telle que menée par Goddard (</text:span><text:reference-mark-start text:name="ZOTERO_ITEM CSL_CITATION {&quot;citationID&quot;:&quot;2o96fuevgr&quot;,&quot;properties&quot;:{&quot;formattedCitation&quot;:&quot;(Goddard, 2013, 2014)&quot;,&quot;plainCitation&quot;:&quot;(Goddard, 2013, 2014)&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jGGhhmO72h"/><text:span text:style-name="T665">2013, 2014)</text:span><text:reference-mark-end text:name="ZOTERO_ITEM CSL_CITATION {&quot;citationID&quot;:&quot;2o96fuevgr&quot;,&quot;properties&quot;:{&quot;formattedCitation&quot;:&quot;(Goddard, 2013, 2014)&quot;,&quot;plainCitation&quot;:&quot;(Goddard, 2013, 2014)&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jGGhhmO72h"/><text:span text:style-name="T665"> à l'aide de la Métalangue sémantique naturelle </text:span><text:reference-mark-start text:name="ZOTERO_ITEM CSL_CITATION {&quot;citationID&quot;:&quot;7b61gn8nq&quot;,&quot;properties&quot;:{&quot;formattedCitation&quot;:&quot;(Wierzbicka, 1972, 1980, 1999)&quot;,&quot;plainCitation&quot;:&quot;(Wierzbicka, 1972, 1980, 1999)&quot;},&quot;citationItems&quot;:[{&quot;id&quot;:80,&quot;uris&quot;:[&quot;http://zotero.org/users/1655709/items/MHPRQ363&quot;],&quot;uri&quot;:[&quot;http://zotero.org/users/1655709/items/MHPRQ363&quot;],&quot;itemData&quot;:{&quot;id&quot;:80,&quot;type&quot;:&quot;book&quot;,&quot;title&quot;:&quot;Semantic primitives&quot;,&quot;publisher&quot;:&quot;Athenäum-Verl&quot;,&quot;publisher-place&quot;:&quot;Frankfurt/M&quot;,&quot;number-of-pages&quot;:&quot;235&quot;,&quot;source&quot;:&quot;Primo&quot;,&quot;event-place&quot;:&quot;Frankfurt/M&quot;,&quot;call-number&quot;:&quot;P325&quot;,&quot;language&quot;:&quot;eng;pol&quot;,&quot;author&quot;:[{&quot;family&quot;:&quot;Wierzbicka&quot;,&quot;given&quot;:&quot;Anna&quot;}],&quot;issued&quot;:{&quot;date-parts&quot;:[[&quot;1972&quot;]]}}},{&quot;id&quot;:79,&quot;uris&quot;:[&quot;http://zotero.org/users/1655709/items/GZDQ2MUX&quot;],&quot;uri&quot;:[&quot;http://zotero.org/users/1655709/items/GZDQ2MUX&quot;],&quot;itemData&quot;:{&quot;id&quot;:79,&quot;type&quot;:&quot;book&quot;,&quot;title&quot;:&quot;Lingua mentalis : the semantics of natural language&quot;,&quot;publisher&quot;:&quot;Sydney ; Academic Press, Toronto&quot;,&quot;number-of-pages&quot;:&quot;367&quot;,&quot;source&quot;:&quot;Primo&quot;,&quot;shortTitle&quot;:&quot;Lingua mentalis&quot;,&quot;language&quot;:&quot;eng&quot;,&quot;author&quot;:[{&quot;family&quot;:&quot;Wierzbicka&quot;,&quot;given&quot;:&quot;Anna&quot;}],&quot;issued&quot;:{&quot;date-parts&quot;:[[&quot;1980&quot;]]}}},{&quot;id&quot;:114,&quot;uris&quot;:[&quot;http://zotero.org/users/1655709/items/KNCTGAIH&quot;],&quot;uri&quot;:[&quot;http://zotero.org/users/1655709/items/KNCTGAIH&quot;],&quot;itemData&quot;:{&quot;id&quot;:114,&quot;type&quot;:&quot;book&quot;,&quot;title&quot;:&quot;Emotions Across Languages and Cultures: Diversity and Universals&quot;,&quot;publisher&quot;:&quot;Cambridge University Press&quot;,&quot;number-of-pages&quot;:&quot;366&quot;,&quot;source&quot;:&quot;Google Books&quot;,&quot;abstract&quot;:&quot;In this ground-breaking new book, Anna Wierzbicka brings psychological, anthropological and lingusitic insights to bear on our understanding of the way emotions are expressed and experienced in different cultures, languages, and culturally-shaped social relations. The expression of emotion in the face, body and modes of speech are all explored and Wierzbicka shows how the bodily expression of emotion varies across cultures and challenges traditional approaches to the study of facial expressions. This book will be invaluable to academics and students of emotion across the Social Sciences.&quot;,&quot;ISBN&quot;:&quot;978-0-521-59971-9&quot;,&quot;shortTitle&quot;:&quot;Emotions Across Languages and Cultures&quot;,&quot;language&quot;:&quot;en&quot;,&quot;author&quot;:[{&quot;family&quot;:&quot;Wierzbicka&quot;,&quot;given&quot;:&quot;Anna&quot;}],&quot;issued&quot;:{&quot;date-parts&quot;:[[&quot;1999&quot;,11,18]]}}}],&quot;schema&quot;:&quot;https://github.com/citation-style-language/schema/raw/master/csl-citation.json&quot;} RNDbkfaVIFiGL"/><text:span text:style-name="T665">(Wierzbicka, 1972, 1980, 1999)</text:span><text:reference-mark-end text:name="ZOTERO_ITEM CSL_CITATION {&quot;citationID&quot;:&quot;7b61gn8nq&quot;,&quot;properties&quot;:{&quot;formattedCitation&quot;:&quot;(Wierzbicka, 1972, 1980, 1999)&quot;,&quot;plainCitation&quot;:&quot;(Wierzbicka, 1972, 1980, 1999)&quot;},&quot;citationItems&quot;:[{&quot;id&quot;:80,&quot;uris&quot;:[&quot;http://zotero.org/users/1655709/items/MHPRQ363&quot;],&quot;uri&quot;:[&quot;http://zotero.org/users/1655709/items/MHPRQ363&quot;],&quot;itemData&quot;:{&quot;id&quot;:80,&quot;type&quot;:&quot;book&quot;,&quot;title&quot;:&quot;Semantic primitives&quot;,&quot;publisher&quot;:&quot;Athenäum-Verl&quot;,&quot;publisher-place&quot;:&quot;Frankfurt/M&quot;,&quot;number-of-pages&quot;:&quot;235&quot;,&quot;source&quot;:&quot;Primo&quot;,&quot;event-place&quot;:&quot;Frankfurt/M&quot;,&quot;call-number&quot;:&quot;P325&quot;,&quot;language&quot;:&quot;eng;pol&quot;,&quot;author&quot;:[{&quot;family&quot;:&quot;Wierzbicka&quot;,&quot;given&quot;:&quot;Anna&quot;}],&quot;issued&quot;:{&quot;date-parts&quot;:[[&quot;1972&quot;]]}}},{&quot;id&quot;:79,&quot;uris&quot;:[&quot;http://zotero.org/users/1655709/items/GZDQ2MUX&quot;],&quot;uri&quot;:[&quot;http://zotero.org/users/1655709/items/GZDQ2MUX&quot;],&quot;itemData&quot;:{&quot;id&quot;:79,&quot;type&quot;:&quot;book&quot;,&quot;title&quot;:&quot;Lingua mentalis : the semantics of natural language&quot;,&quot;publisher&quot;:&quot;Sydney ; Academic Press, Toronto&quot;,&quot;number-of-pages&quot;:&quot;367&quot;,&quot;source&quot;:&quot;Primo&quot;,&quot;shortTitle&quot;:&quot;Lingua mentalis&quot;,&quot;language&quot;:&quot;eng&quot;,&quot;author&quot;:[{&quot;family&quot;:&quot;Wierzbicka&quot;,&quot;given&quot;:&quot;Anna&quot;}],&quot;issued&quot;:{&quot;date-parts&quot;:[[&quot;1980&quot;]]}}},{&quot;id&quot;:114,&quot;uris&quot;:[&quot;http://zotero.org/users/1655709/items/KNCTGAIH&quot;],&quot;uri&quot;:[&quot;http://zotero.org/users/1655709/items/KNCTGAIH&quot;],&quot;itemData&quot;:{&quot;id&quot;:114,&quot;type&quot;:&quot;book&quot;,&quot;title&quot;:&quot;Emotions Across Languages and Cultures: Diversity and Universals&quot;,&quot;publisher&quot;:&quot;Cambridge University Press&quot;,&quot;number-of-pages&quot;:&quot;366&quot;,&quot;source&quot;:&quot;Google Books&quot;,&quot;abstract&quot;:&quot;In this ground-breaking new book, Anna Wierzbicka brings psychological, anthropological and lingusitic insights to bear on our understanding of the way emotions are expressed and experienced in different cultures, languages, and culturally-shaped social relations. The expression of emotion in the face, body and modes of speech are all explored and Wierzbicka shows how the bodily expression of emotion varies across cultures and challenges traditional approaches to the study of facial expressions. This book will be invaluable to academics and students of emotion across the Social Sciences.&quot;,&quot;ISBN&quot;:&quot;978-0-521-59971-9&quot;,&quot;shortTitle&quot;:&quot;Emotions Across Languages and Cultures&quot;,&quot;language&quot;:&quot;en&quot;,&quot;author&quot;:[{&quot;family&quot;:&quot;Wierzbicka&quot;,&quot;given&quot;:&quot;Anna&quot;}],&quot;issued&quot;:{&quot;date-parts&quot;:[[&quot;1999&quot;,11,18]]}}}],&quot;schema&quot;:&quot;https://github.com/citation-style-language/schema/raw/master/csl-citation.json&quot;} RNDbkfaVIFiGL"/><text:span text:style-name="T665"> </text:span>offre<text:span text:style-name="T665">nt</text:span> plusieurs outils pour encadrer <text:span text:style-name="T2029">notre </text:span>analyse du lexique <text:span text:style-name="T666">à</text:span> <text:span text:style-name="T666">l'</text:span>étude. Notons, par exemple, que nous adoptons une approche lexicographique <text:span text:style-name="T424">polysémique</text:span>, nous permettant de distinguer les emplois discursifs et non discursifs de nombreux vocables. Nous privilégions également l'usage d'un <text:span text:style-name="T424">méta-langage naturel</text:span> plutôt que d'un méta-langage artificiel pour décrire les faits sémantiques.</text:p>
      <text:p text:style-name="P625"/>
      <text:h text:style-name="P1541" text:outline-level="2"><text:bookmark-start text:name="__RefHeading__12036_1492986460"/><text:span text:style-name="T1241">A</text:span>.1. Organisation de la thèse<text:bookmark-end text:name="__RefHeading__12036_1492986460"/></text:h>
      <text:p text:style-name="P1236">La première partie de ce<text:span text:style-name="T667">tte thèse</text:span> <text:span text:style-name="T667">est</text:span> consacrée à la mise en contexte de la recherche,<text:span text:style-name="T668"> sa pertinence et ses objectifs. La partie B sert à faire un état de la question sur les MI en tant que partie du discours et à définir cette classe. La partie C fait une revue de la littérature au sujet des aspects du traitement automatique de la langue qui sont en lien avec les MI. La partie D présente le corpus du CFPQ et fait quelques analyses préliminaires à son sujet. La partie E présente une méthode d'identification automatique des MI et la partie F présente l'analyse sémantique des MI tels qu'observés dans le CFPQ.</text:span></text:p>
      <text:p text:style-name="P1237"/>
      <text:h text:style-name="P1541" text:outline-level="2"><text:bookmark-start text:name="__RefHeading__15605_92752170"/><text:span text:style-name="T1241">A</text:span>.<text:span text:style-name="T669">2</text:span>. Variété de langue à l'étude<text:bookmark-end text:name="__RefHeading__15605_92752170"/></text:h>
      <text:p text:style-name="P48">Nous avons choisi d'étudier <text:span text:style-name="T424">la langue orale telle qu'utilisée de manière spontanée en contexte de discussion.</text:span> Des résultats satisfaisants dans le domaine du traitement automatique de la parole ne pourront naître que par l'étude de la langue orale. Les phénomènes comme la répétition, les amorces de mots, les contractions, les pauses et l'utilisation d'un lexique adapté aux besoins de l'oral ne sont pas des erreurs ou des dysfonctionnements, mais des mécanismes de communication adaptés à des contraintes particulières.</text:p>
      <text:p text:style-name="P48"/>
      <text:p text:style-name="P625"><text:span text:style-name="T671">Le principe de primauté de l'oral, tel qu'énoncé par Saussure, nous laisse croire que les phénomènes observés au cours d'une discussion serviront de bonne base à l'étude d'autres types de discours. </text:span><text:span text:style-name="T672">En accord avec </text:span><text:reference-mark-start text:name="ZOTERO_ITEM CSL_CITATION {&quot;citationID&quot;:&quot;1hd1m8tea0&quot;,&quot;properties&quot;:{&quot;formattedCitation&quot;:&quot;(Hansen, 2005)&quot;,&quot;plainCitation&quot;:&quot;(Hansen, 2005)&quot;},&quot;citationItems&quot;:[{&quot;id&quot;:12,&quot;uris&quot;:[&quot;http://zotero.org/users/1655709/items/6CZGEBXP&quot;],&quot;uri&quot;:[&quot;http://zotero.org/users/1655709/items/6CZGEBXP&quot;],&quot;itemData&quot;:{&quot;id&quot;:12,&quot;type&quot;:&quot;book&quot;,&quot;title&quot;:&quot;A dynamic polysemy approach to the lexical semantics of discourse markers, (with an exemplary analysis of French toujours)&quot;,&quot;publisher&quot;:&quot;Université de Copenhague&quot;,&quot;publisher-place&quot;:&quot;Copenhague&quot;,&quot;event-place&quot;:&quot;Copenhague&quot;,&quot;author&quot;:[{&quot;family&quot;:&quot;Hansen&quot;,&quot;given&quot;:&quot;Maj-Britt Mosegaard&quot;}],&quot;issued&quot;:{&quot;date-parts&quot;:[[&quot;2005&quot;]]}}}],&quot;schema&quot;:&quot;https://github.com/citation-style-language/schema/raw/master/csl-citation.json&quot;} RNDik0xOsvi0n"/><text:span text:style-name="T672">Hansen </text:span><text:span text:style-name="T673">(</text:span><text:span text:style-name="T672">2005)</text:span><text:reference-mark-end text:name="ZOTERO_ITEM CSL_CITATION {&quot;citationID&quot;:&quot;1hd1m8tea0&quot;,&quot;properties&quot;:{&quot;formattedCitation&quot;:&quot;(Hansen, 2005)&quot;,&quot;plainCitation&quot;:&quot;(Hansen, 2005)&quot;},&quot;citationItems&quot;:[{&quot;id&quot;:12,&quot;uris&quot;:[&quot;http://zotero.org/users/1655709/items/6CZGEBXP&quot;],&quot;uri&quot;:[&quot;http://zotero.org/users/1655709/items/6CZGEBXP&quot;],&quot;itemData&quot;:{&quot;id&quot;:12,&quot;type&quot;:&quot;book&quot;,&quot;title&quot;:&quot;A dynamic polysemy approach to the lexical semantics of discourse markers, (with an exemplary analysis of French toujours)&quot;,&quot;publisher&quot;:&quot;Université de Copenhague&quot;,&quot;publisher-place&quot;:&quot;Copenhague&quot;,&quot;event-place&quot;:&quot;Copenhague&quot;,&quot;author&quot;:[{&quot;family&quot;:&quot;Hansen&quot;,&quot;given&quot;:&quot;Maj-Britt Mosegaard&quot;}],&quot;issued&quot;:{&quot;date-parts&quot;:[[&quot;2005&quot;]]}}}],&quot;schema&quot;:&quot;https://github.com/citation-style-language/schema/raw/master/csl-citation.json&quot;} RNDik0xOsvi0n"/><text:span text:style-name="T672">, nous considérons que les usagers d'une langue ne possèdent pas des </text:span><text:soft-page-break/><text:span text:style-name="T672">lexiques distincts pour les contextes oraux et écrits, mais plutôt un large éventail de stratégies discursives qu'ils utilisent avec préférence selon les modes de communication. </text:span><text:span text:style-name="T671">Chaque contexte d'utilisation a son influence sur l</text:span><text:span text:style-name="T674">e discours</text:span><text:span text:style-name="T671"> : on ne laisse pas un message sur un répondeur téléphonique de la même façon que l'on donne une conférence et les usagers d'un forum Internet n'écrivent pas de la même façon que lorsqu'ils envoient un texto ou un email à un ami. Toutes ces utilisations de la langue devraient cependant pouvoir être décrites et comprises avec les mêmes concepts et termes. </text:span></text:p>
      <text:p text:style-name="P48"/>
      <text:p text:style-name="P625">Les conditions matérielles et géographiques de la présente étude font de la variété de <text:span text:style-name="T424">français parlé au Québec</text:span> un objet d'analyse qui va de soi.</text:p>
      <text:p text:style-name="P625"/>
      <text:p text:style-name="P1097"><text:span text:style-name="T671">Le Corpus de français parlé au Québec </text:span><text:span text:style-name="T739">(CFPQ), développé au Centre d'analyse et traitement informatique de la langue (CATIFQ) </text:span><text:span text:style-name="T740">à l'Université de Sherbrooke </text:span><text:span text:style-name="T739">puis maintenant au Centre de recherche interuniversitaire sur le français en usage au Québec (CRIFUQ), </text:span><text:span text:style-name="T671">nous servira comme source de données empiriques </text:span><text:span text:style-name="T739">(voir A.5</text:span><text:span text:style-name="T671">.</text:span><text:span text:style-name="T739">).</text:span><text:span text:style-name="T671"> </text:span></text:p>
      <text:p text:style-name="P633"/>
      <text:h text:style-name="P1541" text:outline-level="2"><text:bookmark-start text:name="__RefHeading__4464_806846935"/><text:span text:style-name="T1241">A</text:span>.<text:span text:style-name="T669">3</text:span>. Pertinence de la recherche<text:bookmark-end text:name="__RefHeading__4464_806846935"/></text:h>
      <text:p text:style-name="P625"><text:span text:style-name="T1228">En accord avec </text:span><text:reference-mark-start text:name="ZOTERO_ITEM CSL_CITATION {&quot;citationID&quot;:&quot;qfem3li37&quot;,&quot;properties&quot;:{&quot;formattedCitation&quot;:&quot;(Hutchinson, 2004)&quot;,&quot;plainCitation&quot;:&quot;(Hutchinson, 2004)&quot;},&quot;citationItems&quot;:[{&quot;id&quot;:98,&quot;uris&quot;:[&quot;http://zotero.org/users/1655709/items/H7KVIWZS&quot;],&quot;uri&quot;:[&quot;http://zotero.org/users/1655709/items/H7KVIWZS&quot;],&quot;itemData&quot;:{&quot;id&quot;:98,&quot;type&quot;:&quot;paper-conference&quot;,&quot;title&quot;:&quot;Acquiring the Meaning of Discourse Markers&quot;,&quot;container-title&quot;:&quot;IN PROCEEDINGS OF ACL-04&quot;,&quot;page&quot;:&quot;685–692&quot;,&quot;source&quot;:&quot;CiteSeer&quot;,&quot;abstract&quot;:&quot;This paper applies machine learning techniques to acquiring aspects of the meaning of discourse markers. Three subtasks of acquiring the meaning of a discourse marker are considered: learning its polarity,  veridicality, and type (i.e. causal, temporal or additive). Accuracy of over 90% is achieved for all three tasks, well above the baselines.&quot;,&quot;author&quot;:[{&quot;family&quot;:&quot;Hutchinson&quot;,&quot;given&quot;:&quot;Ben&quot;}],&quot;issued&quot;:{&quot;date-parts&quot;:[[&quot;2004&quot;]]}}}],&quot;schema&quot;:&quot;https://github.com/citation-style-language/schema/raw/master/csl-citation.json&quot;} RNDXRa3UnSUDn"/><text:span text:style-name="T1228">Hutchinson (2004)</text:span><text:reference-mark-end text:name="ZOTERO_ITEM CSL_CITATION {&quot;citationID&quot;:&quot;qfem3li37&quot;,&quot;properties&quot;:{&quot;formattedCitation&quot;:&quot;(Hutchinson, 2004)&quot;,&quot;plainCitation&quot;:&quot;(Hutchinson, 2004)&quot;},&quot;citationItems&quot;:[{&quot;id&quot;:98,&quot;uris&quot;:[&quot;http://zotero.org/users/1655709/items/H7KVIWZS&quot;],&quot;uri&quot;:[&quot;http://zotero.org/users/1655709/items/H7KVIWZS&quot;],&quot;itemData&quot;:{&quot;id&quot;:98,&quot;type&quot;:&quot;paper-conference&quot;,&quot;title&quot;:&quot;Acquiring the Meaning of Discourse Markers&quot;,&quot;container-title&quot;:&quot;IN PROCEEDINGS OF ACL-04&quot;,&quot;page&quot;:&quot;685–692&quot;,&quot;source&quot;:&quot;CiteSeer&quot;,&quot;abstract&quot;:&quot;This paper applies machine learning techniques to acquiring aspects of the meaning of discourse markers. Three subtasks of acquiring the meaning of a discourse marker are considered: learning its polarity,  veridicality, and type (i.e. causal, temporal or additive). Accuracy of over 90% is achieved for all three tasks, well above the baselines.&quot;,&quot;author&quot;:[{&quot;family&quot;:&quot;Hutchinson&quot;,&quot;given&quot;:&quot;Ben&quot;}],&quot;issued&quot;:{&quot;date-parts&quot;:[[&quot;2004&quot;]]}}}],&quot;schema&quot;:&quot;https://github.com/citation-style-language/schema/raw/master/csl-citation.json&quot;} RNDXRa3UnSUDn"/><text:span text:style-name="T1228">, nous estimons qu'une description détaillée des aspects sémantiques et pragmatiques des MD représenterait une ressource utile pour le traitement automatique de la langue.</text:span></text:p>
      <text:p text:style-name="P625"/>
      <text:p text:style-name="P53">L'énoncé (<text:span text:style-name="T2030">3</text:span>), tiré du CFPQ, exemplifie quelques-uns des phénomènes qui rendent pertinente notre recherche :</text:p>
      <text:p text:style-name="P48"/>
      <text:p text:style-name="P1421">(<text:sequence text:ref-name="refDrawing2" text:name="Drawing" text:formula="ooow:Drawing+1" style:num-format="1">3</text:sequence>)<text:tab/>ah mon dieu seigneur heille on est enregistrées il faut parler des sujets d'intérêt</text:p>
      <text:p text:style-name="P1421"><text:tab/>[CFPQ, sous-corpus 19, segment 6, page 59, ligne 4]</text:p>
      <text:p text:style-name="P57"/>
      <text:p text:style-name="P48">Un programme d'analyse automatique mal versé dans l'analyse linguistique pourrait reconnaître les unités <text:span text:style-name="T82">dieu</text:span> et <text:span text:style-name="T82">seigneur</text:span> et conclure que l'énoncé a comme thème « la religion ». Notre système aura comme objectif de repérer les unités <text:span text:style-name="T605">┌</text:span><text:span text:style-name="T82">mon dieu</text:span><text:span text:style-name="T605">┐</text:span>, <text:span text:style-name="T82">seigneur</text:span> et <text:span text:style-name="T82">heille</text:span> dans ce type de contextes syntaxiques et de les caractériser adéquatement comme moyens utilisés par l'énonciateur pour exprimer <text:span text:style-name="T425">le sentiment que quelque chose est hors du commun. </text:span></text:p>
      <text:p text:style-name="P60"/>
      <text:p text:style-name="P48"><text:soft-page-break/><text:span text:style-name="T421">Grâce aux MI, l</text:span>a caractérisation des éléments de subjectivité <text:span text:style-name="T421">peut</text:span> être faite à trois niveaux :</text:p>
      <text:p text:style-name="P48"/>
      <text:p text:style-name="P61">1) L'analyse individuelle des MI nous donnera de l'information au sujet de chacun des contextes d'élocution dans lesquels ils se trouvent. Par exemple, il sera possible de déterminer si un énonciateur est étonné, <text:span text:style-name="T2040">en colère</text:span> ou intéressé par certains éléments du contexte.</text:p>
      <text:p text:style-name="P61"/>
      <text:p text:style-name="P61">2) L'analyse collective des MI utilisés par chaque énonciateur nous donnera des informations sur son attitude ou son état d'esprit général au cours d'une discussion.</text:p>
      <text:p text:style-name="P61"/>
      <text:p text:style-name="P61">3) L'analyse globale des MI d'un texte nous donnera de l'information au sujet du contexte d'un échange sur les plans des registres de langue utilisés, du type de relation qu'entretiennent les participants <text:span text:style-name="T2040">(niveau d'informalité)</text:span>, de leur implication émotive, etc.</text:p>
      <text:p text:style-name="P60"/>
      <text:h text:style-name="P1541" text:outline-level="2"><text:bookmark-start text:name="__RefHeading__4466_806846935"/><text:span text:style-name="T1241">A</text:span>.<text:span text:style-name="T669">4</text:span>. Objectifs de la recherche<text:bookmark-end text:name="__RefHeading__4466_806846935"/></text:h>
      <text:p text:style-name="P48">Nous nous sommes fixé trois objectifs dans le cadre de cette thèse :</text:p>
      <text:p text:style-name="P48">1. Améliorer les connaissances au sujet des MI.</text:p>
      <text:p text:style-name="P48"><text:span text:style-name="T2278">2</text:span>. <text:span text:style-name="T1230">Proposer une méthode d</text:span>'analyse automatique des MI.</text:p>
      <text:p text:style-name="P52"><text:span text:style-name="T2278">3</text:span>. Démontrer la pertinence <text:span text:style-name="T1229">d'étudier l</text:span>es MI pour la fouille d'opinion.</text:p>
      <text:p text:style-name="P52"/>
      <text:p text:style-name="P48"><text:span text:style-name="T402">De façon à réaliser ces objectifs, </text:span><text:span text:style-name="T401">nous devrons analyse</text:span><text:span text:style-name="T404">r</text:span><text:span text:style-name="T401"> </text:span><text:span text:style-name="T404">l</text:span><text:span text:style-name="T401">es MI tels qu'</text:span><text:span text:style-name="T406">ils sont </text:span><text:span text:style-name="T401">utilisés par les énonciateurs du CFPQ </text:span><text:span text:style-name="T404">afin d'</text:span><text:span text:style-name="T401">identifier les paramètres importants à considérer pour l'analyse automatique de ces unités. Nous présenterons une méthode d'analyse </text:span><text:span text:style-name="T403">automatique</text:span><text:span text:style-name="T401"> (avec une application dans un programme informatique) qui permet de repérer ces MI ainsi que </text:span><text:span text:style-name="T402">de mesurer et caractériser les éléments de subjectivité </text:span><text:span text:style-name="T401">qu'ils communiquent. </text:span></text:p>
      <text:p text:style-name="P42"/>
      <text:p text:style-name="P55"><text:span text:style-name="T400">Plus précisément, </text:span><text:span text:style-name="T405">pour chacun des objectifs, nous devrons réaliser les tâches suivantes :</text:span></text:p>
      <text:p text:style-name="P43"/>
      <text:p text:style-name="P68">1. Améliorer les connaissances au sujet des MI :</text:p>
      <text:p text:style-name="P69">- <text:span text:style-name="T2277">passer en revue certaines études au sujet des MI et des MD;</text:span></text:p>
      <text:p text:style-name="P55"><text:span text:style-name="T424">- </text:span><text:span text:style-name="T450">m</text:span><text:span text:style-name="T449">ettre au point une définition fonctionnelle des MI afin de pouvoir d</text:span><text:span text:style-name="T424">resser une liste des MI présents dans le CFPQ </text:span><text:span text:style-name="T449">et de déterminer leurs fréquences;</text:span></text:p>
      <text:p text:style-name="P55"><text:soft-page-break/><text:span text:style-name="T424">- </text:span><text:span text:style-name="T450">a</text:span><text:span text:style-name="T449">nalyser chacune des occurrences des signifiants associés aux MI dans le CFPQ afin de d</text:span><text:span text:style-name="T424">éterminer </text:span><text:span text:style-name="T449">s'il sont ou non MI.</text:span></text:p>
      <text:p text:style-name="P68"/>
      <text:p text:style-name="P51"><text:span text:style-name="T2278">2</text:span>. <text:span text:style-name="T1230">Proposer une méthode d</text:span>'analyse automatique des MI :</text:p>
      <text:p text:style-name="P51">- <text:span text:style-name="T2277">passer en revue certaines études au sujet du traitement automatique de MI ou de MD;</text:span></text:p>
      <text:p text:style-name="P51">- <text:span text:style-name="T2277">analyser et sélectionner différentes méthodes d'étiquetage de textes pouvant s'appliquer à la détection des MI dans les textes;</text:span></text:p>
      <text:p text:style-name="P55"><text:span text:style-name="T400">- </text:span><text:span text:style-name="T406">m</text:span><text:span text:style-name="T405">ettre au point un protocole d'étiquetage du corpus CFPQ afin qu'il puisse servir de corpus d'entraînement;</text:span></text:p>
      <text:p text:style-name="P55"><text:span text:style-name="T405">- </text:span><text:span text:style-name="T407">analyser les performances des méthodes d'étiquetages sélectionnées sur les unités étudiées.</text:span></text:p>
      <text:p text:style-name="P99"/>
      <text:p text:style-name="P52"><text:span text:style-name="T2278">3</text:span>. Démontrer la pertinence <text:span text:style-name="T1229">d'étudier l</text:span>es MI pour la fouille d'opinion :</text:p>
      <text:p text:style-name="P52">- <text:span text:style-name="T2276">passer en revue certaines études lexicographiques au sujet de MI;</text:span></text:p>
      <text:p text:style-name="P52">- <text:span text:style-name="T2277">analyser le sens des unités que nous classerons parmi les MI;</text:span></text:p>
      <text:p text:style-name="P52">- <text:span text:style-name="T2277">proposer un classement sémantique des MI.</text:span></text:p>
      <text:p text:style-name="P52"/>
      <text:h text:style-name="P1548" text:outline-level="2"><text:bookmark-start text:name="__RefHeading___Toc62494_960070314"/><text:span text:style-name="T2075">A</text:span>.<text:span text:style-name="T2075">5. </text:span>Cadre<text:span text:style-name="T2008">s</text:span> théorique<text:span text:style-name="T2008">s</text:span><text:bookmark-end text:name="__RefHeading___Toc62494_960070314"/></text:h>
      <text:p text:style-name="P1193">La lexicologie explicative et combinatoire issue de la Théorie Sens-Texte (TST) <text:span text:style-name="T1237">(entre autres, </text:span><text:reference-mark-start text:name="ZOTERO_ITEM CSL_CITATION {&quot;citationID&quot;:&quot;2n69jk55mu&quot;,&quot;properties&quot;:{&quot;formattedCitation&quot;:&quot;{\\rtf (Mel\\uc0\\u8217{}\\uc0\\u269{}uk, 1984, 1997)}&quot;,&quot;plainCitation&quot;:&quot;(Mel’čuk, 1984, 1997)&quot;},&quot;citationItems&quot;:[{&quot;id&quot;:28,&quot;uris&quot;:[&quot;http://zotero.org/users/1655709/items/EMF7ZATR&quot;],&quot;uri&quot;:[&quot;http://zotero.org/users/1655709/items/EMF7ZATR&quot;],&quot;itemData&quot;:{&quot;id&quot;:28,&quot;type&quot;:&quot;book&quot;,&quot;title&quot;:&quot;Dictionnaire explicatif et combinatoire du français contemporain : recherches lexico-sémantiques&quot;,&quot;publisher&quot;:&quot;Presses de l'Université de Montréal&quot;,&quot;publisher-place&quot;:&quot;Montréal&quot;,&quot;source&quot;:&quot;Primo&quot;,&quot;event-place&quot;:&quot;Montréal&quot;,&quot;call-number&quot;:&quot;PC2625&quot;,&quot;shortTitle&quot;:&quot;Dictionnaire explicatif et combinatoire du français contemporain&quot;,&quot;language&quot;:&quot;fre&quot;,&quot;author&quot;:[{&quot;family&quot;:&quot;Mel'čuk&quot;,&quot;given&quot;:&quot;Igor A.&quot;}],&quot;issued&quot;:{&quot;date-parts&quot;:[[&quot;1984&quot;]]}}},{&quot;id&quot;:56,&quot;uris&quot;:[&quot;http://zotero.org/users/1655709/items/XKV5VISV&quot;],&quot;uri&quot;:[&quot;http://zotero.org/users/1655709/items/XKV5VISV&quot;],&quot;itemData&quot;:{&quot;id&quot;:56,&quot;type&quot;:&quot;book&quot;,&quot;title&quot;:&quot;Vers une linguistique sens-texte : leçon inaugurale faite le vendredi 10 janvier 1997&quot;,&quot;publisher&quot;:&quot;Collège de France&quot;,&quot;publisher-place&quot;:&quot;Paris&quot;,&quot;number-of-pages&quot;:&quot;78&quot;,&quot;source&quot;:&quot;Primo&quot;,&quot;event-place&quot;:&quot;Paris&quot;,&quot;call-number&quot;:&quot;P 128 M6&quot;,&quot;shortTitle&quot;:&quot;Vers une linguistique sens-texte&quot;,&quot;language&quot;:&quot;fre&quot;,&quot;author&quot;:[{&quot;family&quot;:&quot;Mel'čuk&quot;,&quot;given&quot;:&quot;Igor A.&quot;}],&quot;issued&quot;:{&quot;date-parts&quot;:[[&quot;1997&quot;]]}}}],&quot;schema&quot;:&quot;https://github.com/citation-style-language/schema/raw/master/csl-citation.json&quot;} RNDme5dLTY0ex"/><text:span text:style-name="T624">(Mel’čuk, 1984, 1997)</text:span><text:reference-mark-end text:name="ZOTERO_ITEM CSL_CITATION {&quot;citationID&quot;:&quot;2n69jk55mu&quot;,&quot;properties&quot;:{&quot;formattedCitation&quot;:&quot;{\\rtf (Mel\\uc0\\u8217{}\\uc0\\u269{}uk, 1984, 1997)}&quot;,&quot;plainCitation&quot;:&quot;(Mel’čuk, 1984, 1997)&quot;},&quot;citationItems&quot;:[{&quot;id&quot;:28,&quot;uris&quot;:[&quot;http://zotero.org/users/1655709/items/EMF7ZATR&quot;],&quot;uri&quot;:[&quot;http://zotero.org/users/1655709/items/EMF7ZATR&quot;],&quot;itemData&quot;:{&quot;id&quot;:28,&quot;type&quot;:&quot;book&quot;,&quot;title&quot;:&quot;Dictionnaire explicatif et combinatoire du français contemporain : recherches lexico-sémantiques&quot;,&quot;publisher&quot;:&quot;Presses de l'Université de Montréal&quot;,&quot;publisher-place&quot;:&quot;Montréal&quot;,&quot;source&quot;:&quot;Primo&quot;,&quot;event-place&quot;:&quot;Montréal&quot;,&quot;call-number&quot;:&quot;PC2625&quot;,&quot;shortTitle&quot;:&quot;Dictionnaire explicatif et combinatoire du français contemporain&quot;,&quot;language&quot;:&quot;fre&quot;,&quot;author&quot;:[{&quot;family&quot;:&quot;Mel'čuk&quot;,&quot;given&quot;:&quot;Igor A.&quot;}],&quot;issued&quot;:{&quot;date-parts&quot;:[[&quot;1984&quot;]]}}},{&quot;id&quot;:56,&quot;uris&quot;:[&quot;http://zotero.org/users/1655709/items/XKV5VISV&quot;],&quot;uri&quot;:[&quot;http://zotero.org/users/1655709/items/XKV5VISV&quot;],&quot;itemData&quot;:{&quot;id&quot;:56,&quot;type&quot;:&quot;book&quot;,&quot;title&quot;:&quot;Vers une linguistique sens-texte : leçon inaugurale faite le vendredi 10 janvier 1997&quot;,&quot;publisher&quot;:&quot;Collège de France&quot;,&quot;publisher-place&quot;:&quot;Paris&quot;,&quot;number-of-pages&quot;:&quot;78&quot;,&quot;source&quot;:&quot;Primo&quot;,&quot;event-place&quot;:&quot;Paris&quot;,&quot;call-number&quot;:&quot;P 128 M6&quot;,&quot;shortTitle&quot;:&quot;Vers une linguistique sens-texte&quot;,&quot;language&quot;:&quot;fre&quot;,&quot;author&quot;:[{&quot;family&quot;:&quot;Mel'čuk&quot;,&quot;given&quot;:&quot;Igor A.&quot;}],&quot;issued&quot;:{&quot;date-parts&quot;:[[&quot;1997&quot;]]}}}],&quot;schema&quot;:&quot;https://github.com/citation-style-language/schema/raw/master/csl-citation.json&quot;} RNDme5dLTY0ex"/>; <text:reference-mark-start text:name="ZOTERO_ITEM CSL_CITATION {&quot;citationID&quot;:&quot;I2kBVoAP&quot;,&quot;properties&quot;:{&quot;formattedCitation&quot;:&quot;{\\rtf (Iordanskaja et Mel\\uc0\\u8217{}\\uc0\\u269{}uk, 1995)}&quot;,&quot;plainCitation&quot;:&quot;(Iordanskaja et Mel’čuk, 1995)&quot;},&quot;citationItems&quot;:[{&quot;id&quot;:33,&quot;uris&quot;:[&quot;http://zotero.org/users/1655709/items/G4HDPDUZ&quot;],&quot;uri&quot;:[&quot;http://zotero.org/users/1655709/items/G4HDPDUZ&quot;],&quot;itemData&quot;:{&quot;id&quot;:33,&quot;type&quot;:&quot;chapter&quot;,&quot;title&quot;:&quot;Traitement lexicographique de deux connecteurs textuels du français contemporain: EN FAIT vs EN RÉALITÉ&quot;,&quot;container-title&quot;:&quot;Tendances récentes en linguistique française et générale (volume dédié à David Gaatone)&quot;,&quot;publisher&quot;:&quot;Benjamins&quot;,&quot;publisher-place&quot;:&quot;Amsterdam/Philadelphia&quot;,&quot;page&quot;:&quot;211-236&quot;,&quot;event-place&quot;:&quot;Amsterdam/Philadelphia&quot;,&quot;author&quot;:[{&quot;family&quot;:&quot;Iordanskaja&quot;,&quot;given&quot;:&quot;Lidija&quot;},{&quot;family&quot;:&quot;Mel'čuk&quot;,&quot;given&quot;:&quot;Igor A.&quot;}],&quot;issued&quot;:{&quot;date-parts&quot;:[[&quot;1995&quot;]]}}}],&quot;schema&quot;:&quot;https://github.com/citation-style-language/schema/raw/master/csl-citation.json&quot;} RNDwNAw2LiCar"/><text:span text:style-name="T624">(Iordanskaja et Mel’čuk, 1995)</text:span><text:reference-mark-end text:name="ZOTERO_ITEM CSL_CITATION {&quot;citationID&quot;:&quot;I2kBVoAP&quot;,&quot;properties&quot;:{&quot;formattedCitation&quot;:&quot;{\\rtf (Iordanskaja et Mel\\uc0\\u8217{}\\uc0\\u269{}uk, 1995)}&quot;,&quot;plainCitation&quot;:&quot;(Iordanskaja et Mel’čuk, 1995)&quot;},&quot;citationItems&quot;:[{&quot;id&quot;:33,&quot;uris&quot;:[&quot;http://zotero.org/users/1655709/items/G4HDPDUZ&quot;],&quot;uri&quot;:[&quot;http://zotero.org/users/1655709/items/G4HDPDUZ&quot;],&quot;itemData&quot;:{&quot;id&quot;:33,&quot;type&quot;:&quot;chapter&quot;,&quot;title&quot;:&quot;Traitement lexicographique de deux connecteurs textuels du français contemporain: EN FAIT vs EN RÉALITÉ&quot;,&quot;container-title&quot;:&quot;Tendances récentes en linguistique française et générale (volume dédié à David Gaatone)&quot;,&quot;publisher&quot;:&quot;Benjamins&quot;,&quot;publisher-place&quot;:&quot;Amsterdam/Philadelphia&quot;,&quot;page&quot;:&quot;211-236&quot;,&quot;event-place&quot;:&quot;Amsterdam/Philadelphia&quot;,&quot;author&quot;:[{&quot;family&quot;:&quot;Iordanskaja&quot;,&quot;given&quot;:&quot;Lidija&quot;},{&quot;family&quot;:&quot;Mel'čuk&quot;,&quot;given&quot;:&quot;Igor A.&quot;}],&quot;issued&quot;:{&quot;date-parts&quot;:[[&quot;1995&quot;]]}}}],&quot;schema&quot;:&quot;https://github.com/citation-style-language/schema/raw/master/csl-citation.json&quot;} RNDwNAw2LiCar"/> a proposé plusieurs outils et méthodes pour la description des unités lexicales. Sur le plan sémantique, ce cadre théorique favorise l'utilisation de la lexie comme unité de base de la description, une conception polysémique (plutôt que minimaliste ou maximaliste), ainsi qu'une description formelle effectuée à partir du langage naturel. </text:p>
      <text:p text:style-name="P1193"/>
      <text:p text:style-name="P1193">Les travaux de G. Dostie ont contribué à adapter ce cadre théorique à la description des MD, en tenant compte, entres autres, des présuppositions qui leurs sont associées, des composantes interactionnelles présentes dans leurs signifiés, des composantes déictiques (<text:span text:style-name="T82">je</text:span>, <text:span text:style-name="T82">tu</text:span>) et des actes de langage qui leurs sont liés. Dans le cadre de l'application lexicographique, tous ces éléments sont représentés par une paraphrase explicative lors de la description des unités lexicales.</text:p>
      <text:p text:style-name="P1177"><text:bookmark-start text:name="__RefHeading___Toc54423_1845184361"/><text:bookmark-end text:name="__RefHeading___Toc54423_1845184361"/></text:p>
      <text:p text:style-name="P1177"><text:span text:style-name="T1238">La Métalangue sémantique naturelle (MSN), développée entre autres par A. Wierzbicka </text:span><text:reference-mark-start text:name="ZOTERO_ITEM CSL_CITATION {&quot;citationID&quot;:&quot;196p4lblu1&quot;,&quot;properties&quot;:{&quot;formattedCitation&quot;:&quot;(Wierzbicka, 1972, 1980, 1986, 1999, 2011)&quot;,&quot;plainCitation&quot;:&quot;(Wierzbicka, 1972, 1980, 1986, 1999, 2011)&quot;},&quot;citationItems&quot;:[{&quot;id&quot;:80,&quot;uris&quot;:[&quot;http://zotero.org/users/1655709/items/MHPRQ363&quot;],&quot;uri&quot;:[&quot;http://zotero.org/users/1655709/items/MHPRQ363&quot;],&quot;itemData&quot;:{&quot;id&quot;:80,&quot;type&quot;:&quot;book&quot;,&quot;title&quot;:&quot;Semantic primitives&quot;,&quot;publisher&quot;:&quot;Athenäum-Verl&quot;,&quot;publisher-place&quot;:&quot;Frankfurt/M&quot;,&quot;number-of-pages&quot;:&quot;235&quot;,&quot;source&quot;:&quot;Primo&quot;,&quot;event-place&quot;:&quot;Frankfurt/M&quot;,&quot;call-number&quot;:&quot;P325&quot;,&quot;language&quot;:&quot;eng;pol&quot;,&quot;author&quot;:[{&quot;family&quot;:&quot;Wierzbicka&quot;,&quot;given&quot;:&quot;Anna&quot;}],&quot;issued&quot;:{&quot;date-parts&quot;:[[&quot;1972&quot;]]}}},{&quot;id&quot;:79,&quot;uris&quot;:[&quot;http://zotero.org/users/1655709/items/GZDQ2MUX&quot;],&quot;uri&quot;:[&quot;http://zotero.org/users/1655709/items/GZDQ2MUX&quot;],&quot;itemData&quot;:{&quot;id&quot;:79,&quot;type&quot;:&quot;book&quot;,&quot;title&quot;:&quot;Lingua mentalis : the semantics of natural language&quot;,&quot;publisher&quot;:&quot;Sydney ; Academic Press, Toronto&quot;,&quot;number-of-pages&quot;:&quot;367&quot;,&quot;source&quot;:&quot;Primo&quot;,&quot;shortTitle&quot;:&quot;Lingua mentalis&quot;,&quot;language&quot;:&quot;eng&quot;,&quot;author&quot;:[{&quot;family&quot;:&quot;Wierzbicka&quot;,&quot;given&quot;:&quot;Anna&quot;}],&quot;issued&quot;:{&quot;date-parts&quot;:[[&quot;1980&quot;]]}}},{&quot;id&quot;:155,&quot;uris&quot;:[&quot;http://zotero.org/users/1655709/items/UC7T5FFA&quot;],&quot;uri&quot;:[&quot;http://zotero.org/users/1655709/items/UC7T5FFA&quot;],&quot;itemData&quot;:{&quot;id&quot;:155,&quot;type&quot;:&quot;article-journal&quot;,&quot;title&quot;:&quot;Human Emotions: Universal or Culture-Specific?&quot;,&quot;container-title&quot;:&quot;American Anthropologist&quot;,&quot;collection-title&quot;:&quot;New Series&quot;,&quot;page&quot;:&quot;584-594&quot;,&quot;volume&quot;:&quot;88&quot;,&quot;issue&quot;:&quot;3&quot;,&quot;author&quot;:[{&quot;family&quot;:&quot;Wierzbicka&quot;,&quot;given&quot;:&quot;Anna&quot;}],&quot;issued&quot;:{&quot;date-parts&quot;:[[&quot;1986&quot;]]}}},{&quot;id&quot;:114,&quot;uris&quot;:[&quot;http://zotero.org/users/1655709/items/KNCTGAIH&quot;],&quot;uri&quot;:[&quot;http://zotero.org/users/1655709/items/KNCTGAIH&quot;],&quot;itemData&quot;:{&quot;id&quot;:114,&quot;type&quot;:&quot;book&quot;,&quot;title&quot;:&quot;Emotions Across Languages and Cultures: Diversity and Universals&quot;,&quot;publisher&quot;:&quot;Cambridge University Press&quot;,&quot;number-of-pages&quot;:&quot;366&quot;,&quot;source&quot;:&quot;Google Books&quot;,&quot;abstract&quot;:&quot;In this ground-breaking new book, Anna Wierzbicka brings psychological, anthropological and lingusitic insights to bear on our understanding of the way emotions are expressed and experienced in different cultures, languages, and culturally-shaped social relations. The expression of emotion in the face, body and modes of speech are all explored and Wierzbicka shows how the bodily expression of emotion varies across cultures and challenges traditional approaches to the study of facial expressions. This book will be invaluable to academics and students of emotion across the Social Sciences.&quot;,&quot;ISBN&quot;:&quot;978-0-521-59971-9&quot;,&quot;shortTitle&quot;:&quot;Emotions Across Languages and Cultures&quot;,&quot;language&quot;:&quot;en&quot;,&quot;author&quot;:[{&quot;family&quot;:&quot;Wierzbicka&quot;,&quot;given&quot;:&quot;Anna&quot;}],&quot;issued&quot;:{&quot;date-parts&quot;:[[&quot;1999&quot;,11,18]]}}},{&quot;id&quot;:142,&quot;uris&quot;:[&quot;http://zotero.org/users/1655709/items/5345CQG4&quot;],&quot;uri&quot;:[&quot;http://zotero.org/users/1655709/items/5345CQG4&quot;],&quot;itemData&quot;:{&quot;id&quot;:142,&quot;type&quot;:&quot;chapter&quot;,&quot;title&quot;:&quot;What's wrong with \&quot;happiness studies\&quot;. The cultural semantics of happiness, bonheur, Gluck and scast'e&quot;,&quot;container-title&quot;:&quot;Word and Language (Slovo i Jazyk)&quot;,&quot;collection-title&quot;:&quot;Jazyki slavjanskoj kultury&quot;,&quot;publisher-place&quot;:&quot;Moscou&quot;,&quot;page&quot;:&quot;155-171&quot;,&quot;event-place&quot;:&quot;Moscou&quot;,&quot;author&quot;:[{&quot;family&quot;:&quot;Wierzbicka&quot;,&quot;given&quot;:&quot;Anna&quot;}],&quot;issued&quot;:{&quot;date-parts&quot;:[[&quot;2011&quot;]]}}}],&quot;schema&quot;:&quot;https://github.com/citation-style-language/schema/raw/master/csl-citation.json&quot;} RNDYEGLHkgafr"/><text:span text:style-name="T1238">(1972, 1980, 1986, 1999, 2011)</text:span><text:reference-mark-end text:name="ZOTERO_ITEM CSL_CITATION {&quot;citationID&quot;:&quot;196p4lblu1&quot;,&quot;properties&quot;:{&quot;formattedCitation&quot;:&quot;(Wierzbicka, 1972, 1980, 1986, 1999, 2011)&quot;,&quot;plainCitation&quot;:&quot;(Wierzbicka, 1972, 1980, 1986, 1999, 2011)&quot;},&quot;citationItems&quot;:[{&quot;id&quot;:80,&quot;uris&quot;:[&quot;http://zotero.org/users/1655709/items/MHPRQ363&quot;],&quot;uri&quot;:[&quot;http://zotero.org/users/1655709/items/MHPRQ363&quot;],&quot;itemData&quot;:{&quot;id&quot;:80,&quot;type&quot;:&quot;book&quot;,&quot;title&quot;:&quot;Semantic primitives&quot;,&quot;publisher&quot;:&quot;Athenäum-Verl&quot;,&quot;publisher-place&quot;:&quot;Frankfurt/M&quot;,&quot;number-of-pages&quot;:&quot;235&quot;,&quot;source&quot;:&quot;Primo&quot;,&quot;event-place&quot;:&quot;Frankfurt/M&quot;,&quot;call-number&quot;:&quot;P325&quot;,&quot;language&quot;:&quot;eng;pol&quot;,&quot;author&quot;:[{&quot;family&quot;:&quot;Wierzbicka&quot;,&quot;given&quot;:&quot;Anna&quot;}],&quot;issued&quot;:{&quot;date-parts&quot;:[[&quot;1972&quot;]]}}},{&quot;id&quot;:79,&quot;uris&quot;:[&quot;http://zotero.org/users/1655709/items/GZDQ2MUX&quot;],&quot;uri&quot;:[&quot;http://zotero.org/users/1655709/items/GZDQ2MUX&quot;],&quot;itemData&quot;:{&quot;id&quot;:79,&quot;type&quot;:&quot;book&quot;,&quot;title&quot;:&quot;Lingua mentalis : the semantics of natural language&quot;,&quot;publisher&quot;:&quot;Sydney ; Academic Press, Toronto&quot;,&quot;number-of-pages&quot;:&quot;367&quot;,&quot;source&quot;:&quot;Primo&quot;,&quot;shortTitle&quot;:&quot;Lingua mentalis&quot;,&quot;language&quot;:&quot;eng&quot;,&quot;author&quot;:[{&quot;family&quot;:&quot;Wierzbicka&quot;,&quot;given&quot;:&quot;Anna&quot;}],&quot;issued&quot;:{&quot;date-parts&quot;:[[&quot;1980&quot;]]}}},{&quot;id&quot;:155,&quot;uris&quot;:[&quot;http://zotero.org/users/1655709/items/UC7T5FFA&quot;],&quot;uri&quot;:[&quot;http://zotero.org/users/1655709/items/UC7T5FFA&quot;],&quot;itemData&quot;:{&quot;id&quot;:155,&quot;type&quot;:&quot;article-journal&quot;,&quot;title&quot;:&quot;Human Emotions: Universal or Culture-Specific?&quot;,&quot;container-title&quot;:&quot;American Anthropologist&quot;,&quot;collection-title&quot;:&quot;New Series&quot;,&quot;page&quot;:&quot;584-594&quot;,&quot;volume&quot;:&quot;88&quot;,&quot;issue&quot;:&quot;3&quot;,&quot;author&quot;:[{&quot;family&quot;:&quot;Wierzbicka&quot;,&quot;given&quot;:&quot;Anna&quot;}],&quot;issued&quot;:{&quot;date-parts&quot;:[[&quot;1986&quot;]]}}},{&quot;id&quot;:114,&quot;uris&quot;:[&quot;http://zotero.org/users/1655709/items/KNCTGAIH&quot;],&quot;uri&quot;:[&quot;http://zotero.org/users/1655709/items/KNCTGAIH&quot;],&quot;itemData&quot;:{&quot;id&quot;:114,&quot;type&quot;:&quot;book&quot;,&quot;title&quot;:&quot;Emotions Across Languages and Cultures: Diversity and Universals&quot;,&quot;publisher&quot;:&quot;Cambridge University Press&quot;,&quot;number-of-pages&quot;:&quot;366&quot;,&quot;source&quot;:&quot;Google Books&quot;,&quot;abstract&quot;:&quot;In this ground-breaking new book, Anna Wierzbicka brings psychological, anthropological and lingusitic insights to bear on our understanding of the way emotions are expressed and experienced in different cultures, languages, and culturally-shaped social relations. The expression of emotion in the face, body and modes of speech are all explored and Wierzbicka shows how the bodily expression of emotion varies across cultures and challenges traditional approaches to the study of facial expressions. This book will be invaluable to academics and students of emotion across the Social Sciences.&quot;,&quot;ISBN&quot;:&quot;978-0-521-59971-9&quot;,&quot;shortTitle&quot;:&quot;Emotions Across Languages and Cultures&quot;,&quot;language&quot;:&quot;en&quot;,&quot;author&quot;:[{&quot;family&quot;:&quot;Wierzbicka&quot;,&quot;given&quot;:&quot;Anna&quot;}],&quot;issued&quot;:{&quot;date-parts&quot;:[[&quot;1999&quot;,11,18]]}}},{&quot;id&quot;:142,&quot;uris&quot;:[&quot;http://zotero.org/users/1655709/items/5345CQG4&quot;],&quot;uri&quot;:[&quot;http://zotero.org/users/1655709/items/5345CQG4&quot;],&quot;itemData&quot;:{&quot;id&quot;:142,&quot;type&quot;:&quot;chapter&quot;,&quot;title&quot;:&quot;What's wrong with \&quot;happiness studies\&quot;. The cultural semantics of happiness, bonheur, Gluck and scast'e&quot;,&quot;container-title&quot;:&quot;Word and Language (Slovo i Jazyk)&quot;,&quot;collection-title&quot;:&quot;Jazyki slavjanskoj kultury&quot;,&quot;publisher-place&quot;:&quot;Moscou&quot;,&quot;page&quot;:&quot;155-171&quot;,&quot;event-place&quot;:&quot;Moscou&quot;,&quot;author&quot;:[{&quot;family&quot;:&quot;Wierzbicka&quot;,&quot;given&quot;:&quot;Anna&quot;}],&quot;issued&quot;:{&quot;date-parts&quot;:[[&quot;2011&quot;]]}}}],&quot;schema&quot;:&quot;https://github.com/citation-style-language/schema/raw/master/csl-citation.json&quot;} RNDYEGLHkgafr"/><text:span text:style-name="T1238"> et C. Goddard (2</text:span><text:reference-mark-start text:name="ZOTERO_ITEM CSL_CITATION {&quot;citationID&quot;:&quot;2b8brsmb8c&quot;,&quot;properties&quot;:{&quot;formattedCitation&quot;:&quot;(Goddard, 2013, 2014)&quot;,&quot;plainCitation&quot;:&quot;(Goddard, 2013, 2014)&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JinNh72ZSv"/><text:span text:style-name="T1238">013, 2014)</text:span><text:reference-mark-end text:name="ZOTERO_ITEM CSL_CITATION {&quot;citationID&quot;:&quot;2b8brsmb8c&quot;,&quot;properties&quot;:{&quot;formattedCitation&quot;:&quot;(Goddard, 2013, 2014)&quot;,&quot;plainCitation&quot;:&quot;(Goddard, 2013, 2014)&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JinNh72ZSv"/><text:span text:style-name="T1238"> a permis de décrire avec beaucoup de précision et de </text:span><text:soft-page-break/><text:span text:style-name="T1238">nuance certaines unités de champs lexicaux proches des MI. Alors que, par principe, la position de la TST est de ne pas décomposer les éléments des paraphrases, la position du MSN est de les décomposer le plus possible à l'aide de primitifs. À cet égard, notre thèse navigue entre deux eaux. Au cours de notre aventure lexicographique, nous respectons la règle de bloc maximal </text:span><text:reference-mark-start text:name="ZOTERO_ITEM CSL_CITATION {&quot;citationID&quot;:&quot;8tfkntluf&quot;,&quot;properties&quot;:{&quot;formattedCitation&quot;:&quot;{\\rtf (Mel\\uc0\\u8217{}\\uc0\\u269{}uk {\\i{}et al.}, 1995)}&quot;,&quot;plainCitation&quot;:&quot;(Mel’čuk et al., 1995)&quot;},&quot;citationItems&quot;:[{&quot;id&quot;:8,&quot;uris&quot;:[&quot;http://zotero.org/users/1655709/items/34SH54FF&quot;],&quot;uri&quot;:[&quot;http://zotero.org/users/1655709/items/34SH54FF&quot;],&quot;itemData&quot;:{&quot;id&quot;:8,&quot;type&quot;:&quot;book&quot;,&quot;title&quot;:&quot;Introduction à la lexicologie explicative et combinatoire&quot;,&quot;publisher&quot;:&quot;Duculot&quot;,&quot;publisher-place&quot;:&quot;Louvain-la-Neuve&quot;,&quot;number-of-pages&quot;:&quot;256&quot;,&quot;source&quot;:&quot;Primo&quot;,&quot;event-place&quot;:&quot;Louvain-la-Neuve&quot;,&quot;language&quot;:&quot;fre&quot;,&quot;author&quot;:[{&quot;family&quot;:&quot;Mel'čuk&quot;,&quot;given&quot;:&quot;Igor A.&quot;},{&quot;family&quot;:&quot;Clas&quot;,&quot;given&quot;:&quot;André P.&quot;},{&quot;family&quot;:&quot;Polguère&quot;,&quot;given&quot;:&quot;Alain&quot;}],&quot;issued&quot;:{&quot;date-parts&quot;:[[&quot;1995&quot;]]}}}],&quot;schema&quot;:&quot;https://github.com/citation-style-language/schema/raw/master/csl-citation.json&quot;} RNDMbZ6XMcUcD"/><text:span text:style-name="T655">(Mel’čuk </text:span><text:span text:style-name="T660">et al.</text:span><text:span text:style-name="T655">, 1995)</text:span><text:reference-mark-end text:name="ZOTERO_ITEM CSL_CITATION {&quot;citationID&quot;:&quot;8tfkntluf&quot;,&quot;properties&quot;:{&quot;formattedCitation&quot;:&quot;{\\rtf (Mel\\uc0\\u8217{}\\uc0\\u269{}uk {\\i{}et al.}, 1995)}&quot;,&quot;plainCitation&quot;:&quot;(Mel’čuk et al., 1995)&quot;},&quot;citationItems&quot;:[{&quot;id&quot;:8,&quot;uris&quot;:[&quot;http://zotero.org/users/1655709/items/34SH54FF&quot;],&quot;uri&quot;:[&quot;http://zotero.org/users/1655709/items/34SH54FF&quot;],&quot;itemData&quot;:{&quot;id&quot;:8,&quot;type&quot;:&quot;book&quot;,&quot;title&quot;:&quot;Introduction à la lexicologie explicative et combinatoire&quot;,&quot;publisher&quot;:&quot;Duculot&quot;,&quot;publisher-place&quot;:&quot;Louvain-la-Neuve&quot;,&quot;number-of-pages&quot;:&quot;256&quot;,&quot;source&quot;:&quot;Primo&quot;,&quot;event-place&quot;:&quot;Louvain-la-Neuve&quot;,&quot;language&quot;:&quot;fre&quot;,&quot;author&quot;:[{&quot;family&quot;:&quot;Mel'čuk&quot;,&quot;given&quot;:&quot;Igor A.&quot;},{&quot;family&quot;:&quot;Clas&quot;,&quot;given&quot;:&quot;André P.&quot;},{&quot;family&quot;:&quot;Polguère&quot;,&quot;given&quot;:&quot;Alain&quot;}],&quot;issued&quot;:{&quot;date-parts&quot;:[[&quot;1995&quot;]]}}}],&quot;schema&quot;:&quot;https://github.com/citation-style-language/schema/raw/master/csl-citation.json&quot;} RNDMbZ6XMcUcD"/><text:span text:style-name="T1238">, sauf dans certains cas où la décomposition des éléments des paraphrases permet de mettre en lumière des phénomènes intéressants, au sujet de liens sémantiques entre diverses unités, notamment. </text:span></text:p>
      <text:p text:style-name="P1177"/>
      <text:p text:style-name="P1177">Nous décri<text:span text:style-name="T1239">vons</text:span> un grand nombre d'unités dans le cadre de cette étude et un traitement complet comme ceux réalisés dans le DEC (Dictionnaire Explicatif et Combinatoire, <text:reference-mark-start text:name="ZOTERO_ITEM CSL_CITATION {&quot;citationID&quot;:&quot;JHQ3qw7F&quot;,&quot;properties&quot;:{&quot;formattedCitation&quot;:&quot;{\\rtf (Mel\\uc0\\u8217{}\\uc0\\u269{}uk, 1984)}&quot;,&quot;plainCitation&quot;:&quot;(Mel’čuk, 1984)&quot;},&quot;citationItems&quot;:[{&quot;id&quot;:28,&quot;uris&quot;:[&quot;http://zotero.org/users/1655709/items/EMF7ZATR&quot;],&quot;uri&quot;:[&quot;http://zotero.org/users/1655709/items/EMF7ZATR&quot;],&quot;itemData&quot;:{&quot;id&quot;:28,&quot;type&quot;:&quot;book&quot;,&quot;title&quot;:&quot;Dictionnaire explicatif et combinatoire du français contemporain : recherches lexico-sémantiques&quot;,&quot;publisher&quot;:&quot;Presses de l'Université de Montréal&quot;,&quot;publisher-place&quot;:&quot;Montréal&quot;,&quot;source&quot;:&quot;Primo&quot;,&quot;event-place&quot;:&quot;Montréal&quot;,&quot;call-number&quot;:&quot;PC2625&quot;,&quot;shortTitle&quot;:&quot;Dictionnaire explicatif et combinatoire du français contemporain&quot;,&quot;language&quot;:&quot;fre&quot;,&quot;author&quot;:[{&quot;family&quot;:&quot;Mel'čuk&quot;,&quot;given&quot;:&quot;Igor A.&quot;}],&quot;issued&quot;:{&quot;date-parts&quot;:[[&quot;1984&quot;]]}}}],&quot;schema&quot;:&quot;https://github.com/citation-style-language/schema/raw/master/csl-citation.json&quot;} RNDO1NFMZs8PH"/><text:span text:style-name="T624">(Mel’čuk, 1984)</text:span><text:reference-mark-end text:name="ZOTERO_ITEM CSL_CITATION {&quot;citationID&quot;:&quot;JHQ3qw7F&quot;,&quot;properties&quot;:{&quot;formattedCitation&quot;:&quot;{\\rtf (Mel\\uc0\\u8217{}\\uc0\\u269{}uk, 1984)}&quot;,&quot;plainCitation&quot;:&quot;(Mel’čuk, 1984)&quot;},&quot;citationItems&quot;:[{&quot;id&quot;:28,&quot;uris&quot;:[&quot;http://zotero.org/users/1655709/items/EMF7ZATR&quot;],&quot;uri&quot;:[&quot;http://zotero.org/users/1655709/items/EMF7ZATR&quot;],&quot;itemData&quot;:{&quot;id&quot;:28,&quot;type&quot;:&quot;book&quot;,&quot;title&quot;:&quot;Dictionnaire explicatif et combinatoire du français contemporain : recherches lexico-sémantiques&quot;,&quot;publisher&quot;:&quot;Presses de l'Université de Montréal&quot;,&quot;publisher-place&quot;:&quot;Montréal&quot;,&quot;source&quot;:&quot;Primo&quot;,&quot;event-place&quot;:&quot;Montréal&quot;,&quot;call-number&quot;:&quot;PC2625&quot;,&quot;shortTitle&quot;:&quot;Dictionnaire explicatif et combinatoire du français contemporain&quot;,&quot;language&quot;:&quot;fre&quot;,&quot;author&quot;:[{&quot;family&quot;:&quot;Mel'čuk&quot;,&quot;given&quot;:&quot;Igor A.&quot;}],&quot;issued&quot;:{&quot;date-parts&quot;:[[&quot;1984&quot;]]}}}],&quot;schema&quot;:&quot;https://github.com/citation-style-language/schema/raw/master/csl-citation.json&quot;} RNDO1NFMZs8PH"/><text:span text:style-name="T82">et al</text:span>. 1984, 1988, 1992, 1999) <text:span text:style-name="T1240">ou comme ceux réalisés à l'aide de la MSN aurait </text:span>demand<text:span text:style-name="T1239">é</text:span> beaucoup de temps et n<text:span text:style-name="T1239">'aurait</text:span> pas <text:span text:style-name="T1239">été</text:span> particulièrement utile étant donnés nos objectifs. Nous <text:span text:style-name="T1239">avons </text:span>donc <text:span text:style-name="T1239">dû </text:span>adapter les choix méthodologiques de la TST <text:span text:style-name="T1240">et de la MSN </text:span>à nos besoins. </text:p>
      <text:p text:style-name="P1177"/>
      <text:p text:style-name="P634"><text:span text:style-name="T1232">La description de nos unités </text:span><text:span text:style-name="T1233">est</text:span><text:span text:style-name="T1232"> orientée vers un but précis : permettre leur analyse automatique de façon à identifier les éléments de subjectivité communiqués par les énonciateurs qui y ont recours. </text:span><text:span text:style-name="T1234">Nous utilisons à cet effet </text:span><text:span text:style-name="T468">un ensemble limité de courtes paraphrases, qui permett</text:span><text:span text:style-name="T469">ent, par leur combinaison, </text:span><text:span text:style-name="T468">de </text:span><text:span text:style-name="T469">caractériser un grand nombre d'unités avec peu de moyens (voir section </text:span><text:span text:style-name="T470">F</text:span><text:span text:style-name="T469">)</text:span><text:span text:style-name="T468">. </text:span></text:p>
      <text:p text:style-name="P914"/>
      <text:h text:style-name="P1544" text:outline-level="2"><text:bookmark-start text:name="__RefHeading___Toc42134_673672590"/><text:span text:style-name="T415">A.</text:span><text:span text:style-name="T416">6</text:span><text:span text:style-name="T399">. Démarche</text:span><text:bookmark-end text:name="__RefHeading___Toc42134_673672590"/></text:h>
      <text:p text:style-name="P1095"><text:span text:style-name="T2050">Globalement, notre démarche constitue un </text:span>aller-retour <text:span text:style-name="T2041">entre l'observation d'un corpus et la construction d'outils d'analyse de ce corpus.</text:span></text:p>
      <text:p text:style-name="P1095"/>
      <text:p text:style-name="P1098"><text:span text:style-name="T2041">L'étude de corpus à l'aide d'outils informatiques bénéficie sur une longue tradition académique. Une multitude de corpus linguistiques à travers le monde, comme le corpus Brown, en langue anglaise, et ses successeurs, ont permis le développement d'outils statistiques que nous pouvons notamment exploiter grâce aux librairies informatiques du </text:span><text:span text:style-name="T1083">Natural Language Toolkit </text:span><text:span text:style-name="T1094">(NLTK)</text:span><text:span text:style-name="T1083"> écrit en Python </text:span><text:reference-mark-start text:name="ZOTERO_ITEM CSL_CITATION {&quot;citationID&quot;:&quot;15qec4jfil&quot;,&quot;properties&quot;:{&quot;formattedCitation&quot;:&quot;(Bird, Loper et Klein, 2009)&quot;,&quot;plainCitation&quot;:&quot;(Bird, Loper et Klein, 2009)&quot;},&quot;citationItems&quot;:[{&quot;id&quot;:198,&quot;uris&quot;:[&quot;http://zotero.org/users/1655709/items/I5534MSP&quot;],&quot;uri&quot;:[&quot;http://zotero.org/users/1655709/items/I5534MSP&quot;],&quot;itemData&quot;:{&quot;id&quot;:198,&quot;type&quot;:&quot;book&quot;,&quot;title&quot;:&quot;Natural Language Processing with Python&quot;,&quot;publisher&quot;:&quot;O’Reilly Media Inc.&quot;,&quot;author&quot;:[{&quot;family&quot;:&quot;Bird&quot;,&quot;given&quot;:&quot;Steven&quot;},{&quot;family&quot;:&quot;Loper&quot;,&quot;given&quot;:&quot;Edward&quot;},{&quot;family&quot;:&quot;Klein&quot;,&quot;given&quot;:&quot;Ewan&quot;}],&quot;issued&quot;:{&quot;date-parts&quot;:[[&quot;2009&quot;]]}}}],&quot;schema&quot;:&quot;https://github.com/citation-style-language/schema/raw/master/csl-citation.json&quot;} RNDvGBHgMFw3j"/><text:span text:style-name="T1083">(Bird, Loper et Klein, 2009)</text:span><text:reference-mark-end text:name="ZOTERO_ITEM CSL_CITATION {&quot;citationID&quot;:&quot;15qec4jfil&quot;,&quot;properties&quot;:{&quot;formattedCitation&quot;:&quot;(Bird, Loper et Klein, 2009)&quot;,&quot;plainCitation&quot;:&quot;(Bird, Loper et Klein, 2009)&quot;},&quot;citationItems&quot;:[{&quot;id&quot;:198,&quot;uris&quot;:[&quot;http://zotero.org/users/1655709/items/I5534MSP&quot;],&quot;uri&quot;:[&quot;http://zotero.org/users/1655709/items/I5534MSP&quot;],&quot;itemData&quot;:{&quot;id&quot;:198,&quot;type&quot;:&quot;book&quot;,&quot;title&quot;:&quot;Natural Language Processing with Python&quot;,&quot;publisher&quot;:&quot;O’Reilly Media Inc.&quot;,&quot;author&quot;:[{&quot;family&quot;:&quot;Bird&quot;,&quot;given&quot;:&quot;Steven&quot;},{&quot;family&quot;:&quot;Loper&quot;,&quot;given&quot;:&quot;Edward&quot;},{&quot;family&quot;:&quot;Klein&quot;,&quot;given&quot;:&quot;Ewan&quot;}],&quot;issued&quot;:{&quot;date-parts&quot;:[[&quot;2009&quot;]]}}}],&quot;schema&quot;:&quot;https://github.com/citation-style-language/schema/raw/master/csl-citation.json&quot;} RNDvGBHgMFw3j"/><text:span text:style-name="T1083"> </text:span><text:span text:style-name="T1095">(voir </text:span><text:span text:style-name="T1111">E</text:span><text:span text:style-name="T1095">.</text:span><text:span text:style-name="T1111">1</text:span><text:span text:style-name="T1095">.).</text:span></text:p>
      <text:p text:style-name="P1092"/>
      <text:p text:style-name="P1093"><text:span text:style-name="T2053">Plus près de nous, à</text:span> l'Université de Sherbrooke, la Banque de données textuelles de Sherbrooke (BDTS) (http://catfran.flsh.usherbrooke.ca/catifq/bdts/index.htm) <text:span text:style-name="T2049">accumule des textes écrits et favorise la production d'études sur le français du Québec depuis la fin des années soixante-dix.</text:span></text:p>
      <text:p text:style-name="P1093"><text:soft-page-break/></text:p>
      <text:p text:style-name="P1194"><text:span text:style-name="T2054">À la même université, le Corpus de français parlé au Québec (CFPQ) permet la consultation en ligne de données tirées de l'oral. </text:span><text:span text:style-name="T671">Le CFPQ est un corpus « multimodal qui intègre les trois dimensions caractéristiques d'une interaction verbale en face-à-face, à savoir ses dimensions verbale, paraverbale et gestuelle » </text:span><text:reference-mark-start text:name="ZOTERO_ITEM CSL_CITATION {&quot;citationID&quot;:&quot;sqpq6q757&quot;,&quot;properties&quot;:{&quot;formattedCitation&quot;:&quot;{\\rtf (\\uc0\\u171{}\\uc0\\u160{}Corpus de fran\\uc0\\u231{}ais parl\\uc0\\u233{} au Qu\\uc0\\u233{}bec, CFPQ\\uc0\\u160{}\\uc0\\u187{}, s.d.)}&quot;,&quot;plainCitation&quot;:&quot;(« Corpus de français parlé au Québec, CFPQ », s.d.)&quot;},&quot;citationItems&quot;:[{&quot;id&quot;:3,&quot;uris&quot;:[&quot;http://zotero.org/users/1655709/items/VEJ8QM7Q&quot;],&quot;uri&quot;:[&quot;http://zotero.org/users/1655709/items/VEJ8QM7Q&quot;],&quot;itemData&quot;:{&quot;id&quot;:3,&quot;type&quot;:&quot;webpage&quot;,&quot;title&quot;:&quot;Corpus de français parlé au Québec, CFPQ&quot;,&quot;URL&quot;:&quot;http://recherche.flsh.usherbrooke.ca/cfpq/&quot;,&quot;accessed&quot;:{&quot;date-parts&quot;:[[&quot;2014&quot;,10,21]]}}}],&quot;schema&quot;:&quot;https://github.com/citation-style-language/schema/raw/master/csl-citation.json&quot;} RNDNc3Wuv4rzP"/><text:span text:style-name="T642">(</text:span><text:span text:style-name="T643">site web du CFPQ</text:span><text:span text:style-name="T624">)</text:span><text:reference-mark-end text:name="ZOTERO_ITEM CSL_CITATION {&quot;citationID&quot;:&quot;sqpq6q757&quot;,&quot;properties&quot;:{&quot;formattedCitation&quot;:&quot;{\\rtf (\\uc0\\u171{}\\uc0\\u160{}Corpus de fran\\uc0\\u231{}ais parl\\uc0\\u233{} au Qu\\uc0\\u233{}bec, CFPQ\\uc0\\u160{}\\uc0\\u187{}, s.d.)}&quot;,&quot;plainCitation&quot;:&quot;(« Corpus de français parlé au Québec, CFPQ », s.d.)&quot;},&quot;citationItems&quot;:[{&quot;id&quot;:3,&quot;uris&quot;:[&quot;http://zotero.org/users/1655709/items/VEJ8QM7Q&quot;],&quot;uri&quot;:[&quot;http://zotero.org/users/1655709/items/VEJ8QM7Q&quot;],&quot;itemData&quot;:{&quot;id&quot;:3,&quot;type&quot;:&quot;webpage&quot;,&quot;title&quot;:&quot;Corpus de français parlé au Québec, CFPQ&quot;,&quot;URL&quot;:&quot;http://recherche.flsh.usherbrooke.ca/cfpq/&quot;,&quot;accessed&quot;:{&quot;date-parts&quot;:[[&quot;2014&quot;,10,21]]}}}],&quot;schema&quot;:&quot;https://github.com/citation-style-language/schema/raw/master/csl-citation.json&quot;} RNDNc3Wuv4rzP"/><text:span text:style-name="T671">. </text:span><text:span text:style-name="T740">En construction depuis 2006, l</text:span><text:span text:style-name="T671">e corpus regroupe </text:span><text:span text:style-name="T740">maintenant </text:span><text:span text:style-name="T671">des transcriptions d'enregistrements atteignant </text:span><text:span text:style-name="T736">plus de</text:span><text:span text:style-name="T671"> </text:span><text:span text:style-name="T738">68</text:span><text:span text:style-name="T671">0 000 mots. Le contexte de discussion libre propre à tous les enregistrements de ce corpus signifie que ceux-ci n'incluent pas de contextes « artificiels », comme ceux où un locuteur lit un texte ou utilise un registre de langue caractéristique d'une profession (par exemple, un journaliste à la radio). </text:span></text:p>
      <text:p text:style-name="P1194"/>
      <text:p text:style-name="P1194"><text:span text:style-name="T671">Les enregistrements du CFPQ mettent en jeu trois à quatre </text:span><text:span text:style-name="T675">locuteurs natifs du français du Québec </text:span><text:span text:style-name="T671">qui discutent librement, laissant ainsi beaucoup de place à l'utilisation d'unités pragmatiques, comme les marqueurs illocutoires qui sont à l'étude. </text:span></text:p>
      <text:p text:style-name="P1194"/>
      <text:p text:style-name="P1194"><text:span text:style-name="T671">Le corpus en question nous permettra d'avoir accès à une pluralité de discours, c'est-à-dire à des discours produits par des personnes de différents âges, sexes, bagages culturels, </text:span><text:span text:style-name="T676">statuts sociaux-économiques, origines géographiques, </text:span><text:span text:style-name="T671">etc., mais tous transcrits de manière </text:span><text:span text:style-name="T737">relativement </text:span><text:span text:style-name="T671">homogène, avec une unité de présentation et un même méta-langage.</text:span></text:p>
      <text:p text:style-name="P1097"/>
      <text:p text:style-name="P1097">L'utilisation de transcriptions <text:span text:style-name="T2038">de discours oraux</text:span> plutôt que d<text:span text:style-name="T2038">es </text:span>enregistrements audio facilitera <text:span text:style-name="T2038">grandement l'examen du corpus</text:span> dans le contexte de l'analyse automatique. Le recours aux enregistrements ayant servis de matériel brut aux transcriptions sera toujours possible afin de vérifier la justesse de certains passages transcrits ou afin d'examiner des éléments qui n'ont pu être notés (des informations de nature phonétique, prosodique ou paraverbale, par exemple).</text:p>
      <text:p text:style-name="P50"/>
      <text:p text:style-name="P50">Dans ce texte, nous conserverons la notation des transcriptions du CFPQ pour l<text:span text:style-name="T2039">a plupart d</text:span>es exemples qui y sont tirés (voir l'annexe 1, pour une présentation de cette notation).</text:p>
      <text:p text:style-name="P1094"/>
      <text:p text:style-name="P1100">Nous discutons ici de quelques aspects problématiques inhérents à la linguistique de corpus. </text:p>
      <text:p text:style-name="P97"/>
      <text:h text:style-name="Heading_20_3" text:outline-level="3"><text:bookmark-start text:name="__RefHeading___Toc46670_747884287"/><text:soft-page-break/>A.<text:span text:style-name="T2075">6</text:span>.1. Données limitées<text:bookmark-end text:name="__RefHeading___Toc46670_747884287"/></text:h>
      <text:p text:style-name="P1096"><text:span text:style-name="T2052">Le problème fondamental des corpus linguistiques comme sources de données est qu'ils sont limités en taille. </text:span>Nos observations sur les marqueurs seront limitées par leurs fréquences dans le corpus. Puisque nous utiliserons en partie des méthodes statistiques pour repérer les MI, les unités peu fréquentes ne pourront pas être prise en compte ou devront être regroupées avec d'autres unités similaires afin de pouvoir être prises en compte <text:span text:style-name="T2146">de manière efficace</text:span>.</text:p>
      <text:p text:style-name="corps"/>
      <text:h text:style-name="Heading_20_3" text:outline-level="3"><text:bookmark-start text:name="__RefHeading___Toc46672_747884287"/><text:span text:style-name="T2031">A.6.2. </text:span>Transcription des bandes audio-visuelles<text:bookmark-end text:name="__RefHeading___Toc46672_747884287"/></text:h>
      <text:p text:style-name="corps">L'enregistrement des bandes sonores et la transcription qui ont mené à la construction du CFPQ est le <text:span text:style-name="T2055">travail d'un groupe de recherche dirigé par la professeure Gaétane Dostie. </text:span></text:p>
      <text:p text:style-name="corps"/>
      <text:p text:style-name="P1238"><text:span text:style-name="T2055">Chaque sous-corpus du CFPQ a été transcrit par des étudiants et étudiantes et a fait l'objet d'une première vérification avec visionnement de la bande audiovisuelle et d'une deuxième vérification sans son visionnement </text:span><text:span text:style-name="T649">(</text:span><text:span text:style-name="T643">site web du CFPQ</text:span><text:span text:style-name="T634">)</text:span><text:span text:style-name="T748">.</text:span></text:p>
      <text:p text:style-name="corps"/>
      <text:p text:style-name="corps"><text:span text:style-name="T2051">La problématique de l’accord inter-juges </text:span><text:reference-mark-start text:name="ZOTERO_ITEM CSL_CITATION {&quot;citationID&quot;:&quot;dvjqr2vk8&quot;,&quot;properties&quot;:{&quot;formattedCitation&quot;:&quot;(T. Bolly, Crible, Degand et Uygur-Distexhe, 2015)&quot;,&quot;plainCitation&quot;:&quot;(T. Bolly, Crible, Degand et Uygur-Distexhe,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SWuValp5bF"/><text:span text:style-name="T2051">(T. Bolly, Crible, Degand et Uygur-Distexhe, 2015)</text:span><text:reference-mark-end text:name="ZOTERO_ITEM CSL_CITATION {&quot;citationID&quot;:&quot;dvjqr2vk8&quot;,&quot;properties&quot;:{&quot;formattedCitation&quot;:&quot;(T. Bolly, Crible, Degand et Uygur-Distexhe, 2015)&quot;,&quot;plainCitation&quot;:&quot;(T. Bolly, Crible, Degand et Uygur-Distexhe,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SWuValp5bF"/><text:span text:style-name="T2051"> concerne le fait que d</text:span>ifférentes personnes ont parfois des opinions différentes sur tel passage à transcrire ou telle unité à annoter. <text:span text:style-name="T2042">Il est par conséquent nécessaire d'utiliser des protocoles explicites pour ce type de tâches et de prendre des mesures afin d'assurer une unité de traitement des corpus par les personnes qui les manipulent. Un résumé des conventions de transcription du CFPQ est disponible sur le site web du corpus (reproduit à l'annexe 1. de cette thèse).</text:span></text:p>
      <text:p text:style-name="corps"/>
      <text:p text:style-name="P1195">Certains passages des enregistrements du CFPQ offrent plusieurs possibilités de transcriptions et <text:span text:style-name="T2056">se sont vus attribuer </text:span>des multitranscriptions. Nous avons <text:span text:style-name="T2056">systématiquement </text:span>remplacé <text:span text:style-name="T2056">c</text:span>es doubles annotations par des marques de passages inaudibles (« inaud. »).</text:p>
      <text:p text:style-name="corps"/>
      <text:p text:style-name="P1099">Nous avons comme principe d'utiliser les transcriptions du CFPQ sans les modifier, exception faite des modifications formelles présentées à la partie D. Nous avons enfreint cette règle dans un seul cas où la présence d'une pause qui nous semblait d'une grande importance n'était pas notée dans la transcription. </text:p>
      <text:p text:style-name="P1220"/>
      <text:h text:style-name="Heading_20_3" text:outline-level="3"><text:bookmark-start text:name="__RefHeading___Toc42138_673672590"/><text:soft-page-break/>A.<text:span text:style-name="T2075">6</text:span>.<text:span text:style-name="T2059">3.</text:span> <text:span text:style-name="T2051">A</text:span>nnotation<text:bookmark-end text:name="__RefHeading___Toc42138_673672590"/></text:h>
      <text:p text:style-name="P1196"><text:span text:style-name="T2043">Les marqueurs discursifs en général sont classés dans des catégories relativement perméables et il n'est pas rare d'observer une même unité être utilisée dans différents rôles. Aussi, d</text:span>ans certains énoncés du corpus, des unités peuvent être interprété<text:span text:style-name="T2149">e</text:span> comme étant plus ou moins pragmaticalisées. <text:span text:style-name="T2147">Il nous a fallu attribuer une étiquette pour chacune des unités au meilleur de nos moyens et les choix que nous avons faits pourraient être sujets à discussion.</text:span></text:p>
      <text:p text:style-name="corps"/>
      <text:p text:style-name="corps"><text:span text:style-name="T2148">Nous avons consulté avec intérêt les travaux des chercheurs du projet MDMA (voir C.7.) qui tentent </text:span>« d’établir une méthode empirique d’identification et d’annotation des MD en français oral. » <text:reference-mark-start text:name="ZOTERO_ITEM CSL_CITATION {&quot;citationID&quot;:&quot;2ppac8hlh8&quot;,&quot;properties&quot;:{&quot;formattedCitation&quot;:&quot;{\\rtf (T. Bolly {\\i{}et al.}, 2015)}&quot;,&quot;plainCitation&quot;:&quot;(T. Bolly et al.,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RemTsJC4Zx"/><text:span text:style-name="T655">(T. Bolly </text:span><text:span text:style-name="T660">et al.</text:span><text:span text:style-name="T655">, 2015)</text:span><text:reference-mark-end text:name="ZOTERO_ITEM CSL_CITATION {&quot;citationID&quot;:&quot;2ppac8hlh8&quot;,&quot;properties&quot;:{&quot;formattedCitation&quot;:&quot;{\\rtf (T. Bolly {\\i{}et al.}, 2015)}&quot;,&quot;plainCitation&quot;:&quot;(T. Bolly et al.,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RemTsJC4Zx"/>.<text:span text:style-name="T2148"> L'utilisation de ces techniques n'est cependant pas tout à fait compatible avec les objectifs de cette thèse.</text:span></text:p>
      <text:p text:style-name="P1197"/>
      <text:p text:style-name="P1238">L'étiquetage des unités du corpus tel que décrit à la partie <text:span text:style-name="T2213">E.2.</text:span> a été faite par une seule personne (l'auteur de cette thèse) <text:span text:style-name="T2044">de manière semi-automatique</text:span>. <text:span text:style-name="T2044">Comme il s'agit d'un corpus de plus de 680 000 mots contenant 6903 MI, le niveau de fiabilité de cet étiquetage doit par conséquent être relativement faible. Nous avons porté une attention particulière à l'identification des MI, en vérifiant lorsqu'il le fallait les véritables conditions d'énonciation à l'aide des bandes auditives du CFPQ.</text:span></text:p>
      <text:p text:style-name="corps"/>
      <text:p text:style-name="P1233">Enfin, notons que l'usage des MI varie d'un énonciateur à l'autre. Par exemple, les locuteurs d'un seul sous-corpus sont responsables de la production de plus de la moitié des sacres de l'ensemble du corpus. Des façons de parler particulières à certains locuteurs semblent parfois à la limite des conventions linguistiques. Nous aurons l'occasion de mentionner certaines particularités d'usage de certains locuteurs, mais cet aspect n'est l'objet principal de notre recherche.</text:p>
      <text:p text:style-name="corps"/>
      <text:h text:style-name="P1575" text:outline-level="1"><text:bookmark-start text:name="__RefHeading__12204_2082623177"/>B. <text:span text:style-name="T2075">MARQUEURS ILLOCUTOIRES</text:span><text:bookmark-end text:name="__RefHeading__12204_2082623177"/></text:h>
      <text:p text:style-name="P1027"><text:span text:style-name="T435">Nous présentons ici un </text:span><text:span text:style-name="T438">portrait des connaissances disponibles dans</text:span><text:span text:style-name="T435"> la littérature au sujet des </text:span><text:span text:style-name="T438">marqueurs illocutoires (</text:span><text:span text:style-name="T436">MI</text:span><text:span text:style-name="T438">)</text:span><text:span text:style-name="T437">.</text:span></text:p>
      <text:p text:style-name="P1027"/>
      <text:h text:style-name="Heading_20_2" text:outline-level="2"><text:bookmark-start text:name="__RefHeading__21584_740469393"/>B.1. <text:span text:style-name="T2280">Typologie</text:span> des MI<text:bookmark-end text:name="__RefHeading__21584_740469393"/></text:h>
      <text:p text:style-name="P1090"><text:span text:style-name="T923">Le terme marque</text:span><text:span text:style-name="T922">u</text:span><text:span text:style-name="T923">r illocutoire (MI) est celui proposé par G. Dostie dans la monographie </text:span><text:span text:style-name="T1132">Pragmaticalisation et marqueurs discursifs</text:span><text:span text:style-name="T923">. </text:span><text:span text:style-name="T892">Selon la typologie présentée dans cet ouvrage </text:span><text:reference-mark-start text:name="ZOTERO_ITEM CSL_CITATION {&quot;citationID&quot;:&quot;8er1DKZW&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FY8ONv3T2F"/><text:span text:style-name="T892">(Dostie, 2004)</text:span><text:reference-mark-end text:name="ZOTERO_ITEM CSL_CITATION {&quot;citationID&quot;:&quot;8er1DKZW&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FY8ONv3T2F"/><text:span text:style-name="T892">, les MI font partie de la sous-classe des marqueurs discursifs </text:span><text:span text:style-name="T922">(MD)</text:span><text:span text:style-name="T892">, eux-mêmes membres de la classe des marqueurs pragmatiques </text:span><text:span text:style-name="T922">(MP)</text:span><text:span text:style-name="T892">. En plus des marqueurs discursifs, les marqueurs pragmatiques rassemblent les connecteurs textuels (comme </text:span><text:span text:style-name="T606">┌</text:span><text:span text:style-name="T1125">en effet</text:span><text:span text:style-name="T606">┐</text:span><text:span text:style-name="T892">, </text:span><text:span text:style-name="T606">┌</text:span><text:span text:style-name="T1125">par contre</text:span><text:span text:style-name="T606">┐</text:span><text:span text:style-name="T892">, </text:span><text:span text:style-name="T1125">ainsi</text:span><text:span text:style-name="T892">...), qui permettent d'indiquer des relations entre des segments de textes. </text:span></text:p>
      <text:p text:style-name="P5"/>
      <text:p text:style-name="P1027"><text:span text:style-name="T892">Les marqueurs discursifs (MD) sont typiquement </text:span><text:span text:style-name="T893">peu</text:span><text:span text:style-name="T892"> ou p</text:span><text:span text:style-name="T893">as</text:span><text:span text:style-name="T892"> décrits par les entreprises lexicographiques et les grammaires traditionnelles. </text:span><text:span text:style-name="T894">Par exemple, dans </text:span><text:span text:style-name="T1126">Le </text:span><text:span text:style-name="T1127">Petit Robert</text:span><text:span text:style-name="T896"> </text:span><text:reference-mark-start text:name="ZOTERO_ITEM CSL_CITATION {&quot;citationID&quot;:&quot;eouofpue9&quot;,&quot;properties&quot;:{&quot;formattedCitation&quot;:&quot;(Robert, 2001)&quot;,&quot;plainCitation&quot;:&quot;(Robert, 2001)&quot;},&quot;citationItems&quot;:[{&quot;id&quot;:78,&quot;uris&quot;:[&quot;http://zotero.org/users/1655709/items/43KGQIMI&quot;],&quot;uri&quot;:[&quot;http://zotero.org/users/1655709/items/43KGQIMI&quot;],&quot;itemData&quot;:{&quot;id&quot;:78,&quot;type&quot;:&quot;book&quot;,&quot;title&quot;:&quot;Le petit Robert : dictionnaire de la langue française&quot;,&quot;publisher&quot;:&quot;Dictionnaires Le Robert&quot;,&quot;publisher-place&quot;:&quot;Paris&quot;,&quot;number-of-pages&quot;:&quot;1&quot;,&quot;source&quot;:&quot;Primo&quot;,&quot;event-place&quot;:&quot;Paris&quot;,&quot;abstract&quot;:&quot;Dictionnaire électronique descriptif du français contemporain qui en plus des définitions donne des exemples créés par les auteurs du dictionnaire et des citations qui illustrent l'emploi d'un mot, les marques d'usage ; dictionnaire historique : donne l'étymologie des mots et la date de leur entrée dans la langue française ; la prononciation, la conjugaison des verbes, les néologismes, les dérivés ; dictionnaire analogique. Le logiciel permet de naviguer à l'intérieur des rubriques et d'une rubrique à l'autre. Réside dans le fait qu'il contient des \&quot;informations sonores\&quot; sur plus de 9 000 mots présentant une difficulté quelconque de prononciation. Chacun de ces mots est prononcé et peut être écouté directement sur les haut-parleurs de l'ordinateur.&quot;,&quot;shortTitle&quot;:&quot;Le petit Robert&quot;,&quot;language&quot;:&quot;fre&quot;,&quot;author&quot;:[{&quot;family&quot;:&quot;Robert&quot;,&quot;given&quot;:&quot;Paul&quot;}],&quot;issued&quot;:{&quot;date-parts&quot;:[[&quot;2001&quot;]]}}}],&quot;schema&quot;:&quot;https://github.com/citation-style-language/schema/raw/master/csl-citation.json&quot;} RNDy2fWJjqtIK"/><text:span text:style-name="T896">(Robert, 2001)</text:span><text:reference-mark-end text:name="ZOTERO_ITEM CSL_CITATION {&quot;citationID&quot;:&quot;eouofpue9&quot;,&quot;properties&quot;:{&quot;formattedCitation&quot;:&quot;(Robert, 2001)&quot;,&quot;plainCitation&quot;:&quot;(Robert, 2001)&quot;},&quot;citationItems&quot;:[{&quot;id&quot;:78,&quot;uris&quot;:[&quot;http://zotero.org/users/1655709/items/43KGQIMI&quot;],&quot;uri&quot;:[&quot;http://zotero.org/users/1655709/items/43KGQIMI&quot;],&quot;itemData&quot;:{&quot;id&quot;:78,&quot;type&quot;:&quot;book&quot;,&quot;title&quot;:&quot;Le petit Robert : dictionnaire de la langue française&quot;,&quot;publisher&quot;:&quot;Dictionnaires Le Robert&quot;,&quot;publisher-place&quot;:&quot;Paris&quot;,&quot;number-of-pages&quot;:&quot;1&quot;,&quot;source&quot;:&quot;Primo&quot;,&quot;event-place&quot;:&quot;Paris&quot;,&quot;abstract&quot;:&quot;Dictionnaire électronique descriptif du français contemporain qui en plus des définitions donne des exemples créés par les auteurs du dictionnaire et des citations qui illustrent l'emploi d'un mot, les marques d'usage ; dictionnaire historique : donne l'étymologie des mots et la date de leur entrée dans la langue française ; la prononciation, la conjugaison des verbes, les néologismes, les dérivés ; dictionnaire analogique. Le logiciel permet de naviguer à l'intérieur des rubriques et d'une rubrique à l'autre. Réside dans le fait qu'il contient des \&quot;informations sonores\&quot; sur plus de 9 000 mots présentant une difficulté quelconque de prononciation. Chacun de ces mots est prononcé et peut être écouté directement sur les haut-parleurs de l'ordinateur.&quot;,&quot;shortTitle&quot;:&quot;Le petit Robert&quot;,&quot;language&quot;:&quot;fre&quot;,&quot;author&quot;:[{&quot;family&quot;:&quot;Robert&quot;,&quot;given&quot;:&quot;Paul&quot;}],&quot;issued&quot;:{&quot;date-parts&quot;:[[&quot;2001&quot;]]}}}],&quot;schema&quot;:&quot;https://github.com/citation-style-language/schema/raw/master/csl-citation.json&quot;} RNDy2fWJjqtIK"/><text:span text:style-name="T896">, </text:span><text:span text:style-name="T894">l</text:span><text:span text:style-name="T896">e </text:span><text:span text:style-name="T897">phrasème</text:span><text:span text:style-name="T896"> </text:span><text:span text:style-name="T607">┌</text:span><text:span text:style-name="T1128">mon dieu</text:span><text:span text:style-name="T608">┐</text:span><text:span text:style-name="T896"> est </text:span><text:span text:style-name="T894">bien </text:span><text:span text:style-name="T896">décrit comme une interjection </text:span><text:span text:style-name="T894">à l'article DIEU, mais </text:span><text:span text:style-name="T898">pas le phrasème </text:span><text:span text:style-name="T609">┌</text:span><text:span text:style-name="T1129">mon cul</text:span><text:span text:style-name="T609">┐</text:span><text:span text:style-name="T898">, à l'article CUL</text:span><text:span text:style-name="T899">. </text:span><text:span text:style-name="T900">Dans le même dictionnaire, </text:span><text:span text:style-name="T822">certaine</text:span><text:span text:style-name="T823">s </text:span><text:span text:style-name="T894">utilisations discursives </text:span><text:span text:style-name="T898">d'</text:span><text:span text:style-name="T901">adverbes de phrase</text:span><text:span text:style-name="T898"> sont </text:span><text:span text:style-name="T902">mentionnées</text:span><text:span text:style-name="T898">, </text:span><text:span text:style-name="T902">mais </text:span><text:span text:style-name="T898">l'information </text:span><text:span text:style-name="T902">à leur s</text:span><text:span text:style-name="T898">ujet est minimale (</text:span><text:span text:style-name="T895">c'est le cas de </text:span><text:span text:style-name="T898">l'utilisation « elliptique » d</text:span><text:span text:style-name="T902">e l'adverbe </text:span><text:span text:style-name="T900">FRANCHEMENT</text:span><text:span text:style-name="T824">, par exemple). </text:span></text:p>
      <text:p text:style-name="P842"/>
      <text:p text:style-name="P1027"><text:span text:style-name="T903">Chez les linguistes, l</text:span><text:span text:style-name="T892">a profusion des études des dernières décennies </text:span><text:span text:style-name="T904">au</text:span><text:span text:style-name="T892"> sujet </text:span><text:span text:style-name="T904">des M</text:span><text:span text:style-name="T924">D</text:span><text:span text:style-name="T904"> </text:span><text:span text:style-name="T892">a mené à une grande variété terminologique. Différentes sous-classes de MD ont été identifiées de manières isolées, </text:span><text:span text:style-name="T905">ou regroupé</text:span><text:span text:style-name="T906">e</text:span><text:span text:style-name="T905">s selon différents critères (voir </text:span><text:reference-mark-start text:name="ZOTERO_ITEM CSL_CITATION {&quot;citationID&quot;:&quot;vn7b7r2j&quot;,&quot;properties&quot;:{&quot;formattedCitation&quot;:&quot;(Hansen, 1997)&quot;,&quot;plainCitation&quot;:&quot;(Hansen, 1997)&quot;},&quot;citationItems&quot;:[{&quot;id&quot;:43,&quot;uris&quot;:[&quot;http://zotero.org/users/1655709/items/JZ375S2C&quot;],&quot;uri&quot;:[&quot;http://zotero.org/users/1655709/items/JZ375S2C&quot;],&quot;itemData&quot;:{&quot;id&quot;:43,&quot;type&quot;:&quot;article-journal&quot;,&quot;title&quot;:&quot;Alors and donc in spoken French: A reanalysis&quot;,&quot;container-title&quot;:&quot;Journal of Pragmatics&quot;,&quot;page&quot;:&quot;153-187&quot;,&quot;issue&quot;:&quot;28&quot;,&quot;author&quot;:[{&quot;family&quot;:&quot;Hansen&quot;,&quot;given&quot;:&quot;Maj-Britt Mosegaard&quot;}],&quot;issued&quot;:{&quot;date-parts&quot;:[[&quot;1997&quot;]]}}}],&quot;schema&quot;:&quot;https://github.com/citation-style-language/schema/raw/master/csl-citation.json&quot;} RNDsCLq0u9zzM"/><text:span text:style-name="T905">Hansen, 1997 </text:span><text:reference-mark-end text:name="ZOTERO_ITEM CSL_CITATION {&quot;citationID&quot;:&quot;vn7b7r2j&quot;,&quot;properties&quot;:{&quot;formattedCitation&quot;:&quot;(Hansen, 1997)&quot;,&quot;plainCitation&quot;:&quot;(Hansen, 1997)&quot;},&quot;citationItems&quot;:[{&quot;id&quot;:43,&quot;uris&quot;:[&quot;http://zotero.org/users/1655709/items/JZ375S2C&quot;],&quot;uri&quot;:[&quot;http://zotero.org/users/1655709/items/JZ375S2C&quot;],&quot;itemData&quot;:{&quot;id&quot;:43,&quot;type&quot;:&quot;article-journal&quot;,&quot;title&quot;:&quot;Alors and donc in spoken French: A reanalysis&quot;,&quot;container-title&quot;:&quot;Journal of Pragmatics&quot;,&quot;page&quot;:&quot;153-187&quot;,&quot;issue&quot;:&quot;28&quot;,&quot;author&quot;:[{&quot;family&quot;:&quot;Hansen&quot;,&quot;given&quot;:&quot;Maj-Britt Mosegaard&quot;}],&quot;issued&quot;:{&quot;date-parts&quot;:[[&quot;1997&quot;]]}}}],&quot;schema&quot;:&quot;https://github.com/citation-style-language/schema/raw/master/csl-citation.json&quot;} RNDsCLq0u9zzM"/><text:span text:style-name="T905">: </text:span><text:span text:style-name="T907">158</text:span><text:span text:style-name="T905"> pour une critique des descriptions de Schiffrin, Fraser et Redeker).</text:span></text:p>
      <text:p text:style-name="P1027"/>
      <text:p text:style-name="P1091"><text:span text:style-name="T2045">Plus récemment, un groupe de chercheurs francophones ont proposé un modèle pour l'identification et l'annotation de MD en corpus (MDMA) qui prend en compte des paramètres syntaxiques, sémantico-pragmatiques, prosodiques et collocationnels </text:span><text:reference-mark-start text:name="ZOTERO_ITEM CSL_CITATION {&quot;citationID&quot;:&quot;a87cv4j3u&quot;,&quot;properties&quot;:{&quot;formattedCitation&quot;:&quot;{\\rtf (T. Bolly {\\i{}et al.}, 2015)}&quot;,&quot;plainCitation&quot;:&quot;(T. Bolly et al.,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Y3gzbHQwmk"/><text:span text:style-name="T655">(T. Bolly </text:span><text:span text:style-name="T660">et al.</text:span><text:span text:style-name="T655">, 2015)</text:span><text:reference-mark-end text:name="ZOTERO_ITEM CSL_CITATION {&quot;citationID&quot;:&quot;a87cv4j3u&quot;,&quot;properties&quot;:{&quot;formattedCitation&quot;:&quot;{\\rtf (T. Bolly {\\i{}et al.}, 2015)}&quot;,&quot;plainCitation&quot;:&quot;(T. Bolly et al.,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Y3gzbHQwmk"/>. <text:span text:style-name="T2046">Nous prendrons en compte plusieurs de ces paramètres au cours de nos analyses.</text:span></text:p>
      <text:p text:style-name="P1091"/>
      <text:p text:style-name="P1027"><text:soft-page-break/><text:span text:style-name="T925">Nous considérons toutefois </text:span><text:span text:style-name="T892">que le classement des MD gagne </text:span><text:span text:style-name="T926">avant tout </text:span><text:span text:style-name="T892">à être fait à partir de critères fonctionnels, plutôt que syntaxiques, morphologiques ou d'autres critères comme celui de la classe d'origine </text:span><text:span text:style-name="T907">(</text:span><text:reference-mark-start text:name="ZOTERO_ITEM CSL_CITATION {&quot;citationID&quot;:&quot;2o5mhimpkk&quot;,&quot;properties&quot;:{&quot;formattedCitation&quot;:&quot;(Hansen, 1997)&quot;,&quot;plainCitation&quot;:&quot;(Hansen, 1997)&quot;},&quot;citationItems&quot;:[{&quot;id&quot;:43,&quot;uris&quot;:[&quot;http://zotero.org/users/1655709/items/JZ375S2C&quot;],&quot;uri&quot;:[&quot;http://zotero.org/users/1655709/items/JZ375S2C&quot;],&quot;itemData&quot;:{&quot;id&quot;:43,&quot;type&quot;:&quot;article-journal&quot;,&quot;title&quot;:&quot;Alors and donc in spoken French: A reanalysis&quot;,&quot;container-title&quot;:&quot;Journal of Pragmatics&quot;,&quot;page&quot;:&quot;153-187&quot;,&quot;issue&quot;:&quot;28&quot;,&quot;author&quot;:[{&quot;family&quot;:&quot;Hansen&quot;,&quot;given&quot;:&quot;Maj-Britt Mosegaard&quot;}],&quot;issued&quot;:{&quot;date-parts&quot;:[[&quot;1997&quot;]]}}}],&quot;schema&quot;:&quot;https://github.com/citation-style-language/schema/raw/master/csl-citation.json&quot;} RNDpfFeMNPRAd"/><text:span text:style-name="T908">Hansen, 1997 </text:span><text:reference-mark-end text:name="ZOTERO_ITEM CSL_CITATION {&quot;citationID&quot;:&quot;2o5mhimpkk&quot;,&quot;properties&quot;:{&quot;formattedCitation&quot;:&quot;(Hansen, 1997)&quot;,&quot;plainCitation&quot;:&quot;(Hansen, 1997)&quot;},&quot;citationItems&quot;:[{&quot;id&quot;:43,&quot;uris&quot;:[&quot;http://zotero.org/users/1655709/items/JZ375S2C&quot;],&quot;uri&quot;:[&quot;http://zotero.org/users/1655709/items/JZ375S2C&quot;],&quot;itemData&quot;:{&quot;id&quot;:43,&quot;type&quot;:&quot;article-journal&quot;,&quot;title&quot;:&quot;Alors and donc in spoken French: A reanalysis&quot;,&quot;container-title&quot;:&quot;Journal of Pragmatics&quot;,&quot;page&quot;:&quot;153-187&quot;,&quot;issue&quot;:&quot;28&quot;,&quot;author&quot;:[{&quot;family&quot;:&quot;Hansen&quot;,&quot;given&quot;:&quot;Maj-Britt Mosegaard&quot;}],&quot;issued&quot;:{&quot;date-parts&quot;:[[&quot;1997&quot;]]}}}],&quot;schema&quot;:&quot;https://github.com/citation-style-language/schema/raw/master/csl-citation.json&quot;} RNDpfFeMNPRAd"/><text:span text:style-name="T908">: 155-156). </text:span><text:span text:style-name="T892">La typologie et le classement présentés dans Dostie </text:span><text:reference-mark-start text:name="ZOTERO_ITEM CSL_CITATION {&quot;citationID&quot;:&quot;WViGkFWh&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RjEI1dxB4O"/><text:span text:style-name="T892">(2004)</text:span><text:reference-mark-end text:name="ZOTERO_ITEM CSL_CITATION {&quot;citationID&quot;:&quot;WViGkFWh&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RjEI1dxB4O"/><text:span text:style-name="T892"> et reproduits au tableau 1 sont révélateurs au sujet du rôle des différents MD dans la communication.</text:span></text:p>
      <text:p text:style-name="P139"/>
      <text:p text:style-name="P139">Tableau <text:sequence text:ref-name="refTable0" text:name="Table" text:formula="ooow:Table+1" style:num-format="1">1</text:sequence>: Typologie des marqueurs discursifs <text:span text:style-name="T2281">selon Dostie 2004, p.46</text:span></text:p>
      <table:table table:name="Table3" table:style-name="Table3">
        <table:table-column table:style-name="Table3.A"/>
        <table:table-column table:style-name="Table3.B"/>
        <table:table-column table:style-name="Table3.C"/>
        <table:table-column table:style-name="Table3.D"/>
        <table:table-row>
          <table:table-cell table:style-name="Table3.A1" table:number-rows-spanned="6" office:value-type="string">
            <text:p text:style-name="P162">M. Pragmatiques (MP)</text:p>
          </table:table-cell>
          <table:table-cell table:style-name="Table3.A1" table:number-rows-spanned="5" office:value-type="string">
            <text:p text:style-name="P161">M. discursifs (MD)</text:p>
          </table:table-cell>
          <table:table-cell table:style-name="Table3.A1" table:number-rows-spanned="2" office:value-type="string">
            <text:p text:style-name="P161">M. illocutoires <text:span text:style-name="T2047">(MI)</text:span></text:p>
          </table:table-cell>
          <table:table-cell table:style-name="Table3.D1" office:value-type="string">
            <text:p text:style-name="P161">M. d'interprétation </text:p>
          </table:table-cell>
        </table:table-row>
        <table:table-row>
          <table:covered-table-cell/>
          <table:covered-table-cell/>
          <table:covered-table-cell/>
          <table:table-cell table:style-name="Table3.D2" office:value-type="string">
            <text:p text:style-name="P161">M. de réalisation d'un acte illocutoire</text:p>
          </table:table-cell>
        </table:table-row>
        <table:table-row>
          <table:covered-table-cell/>
          <table:covered-table-cell/>
          <table:table-cell table:style-name="Table3.C3" table:number-rows-spanned="3" office:value-type="string">
            <text:p text:style-name="P161">M. d'interaction</text:p>
          </table:table-cell>
          <table:table-cell table:style-name="Table3.D2" office:value-type="string">
            <text:p text:style-name="P161">M. d'appel à l'écoute</text:p>
          </table:table-cell>
        </table:table-row>
        <table:table-row>
          <table:covered-table-cell/>
          <table:covered-table-cell/>
          <table:covered-table-cell/>
          <table:table-cell table:style-name="Table3.D2" office:value-type="string">
            <text:p text:style-name="P161">M. d'écoute</text:p>
          </table:table-cell>
        </table:table-row>
        <table:table-row>
          <table:covered-table-cell/>
          <table:covered-table-cell/>
          <table:covered-table-cell/>
          <table:table-cell table:style-name="Table3.D2" office:value-type="string">
            <text:p text:style-name="P161">M. de balisage</text:p>
          </table:table-cell>
        </table:table-row>
        <table:table-row>
          <table:covered-table-cell/>
          <table:table-cell table:style-name="Table3.D2" table:number-columns-spanned="3" office:value-type="string">
            <text:p text:style-name="P123">Connecteurs textuels</text:p>
          </table:table-cell>
          <table:covered-table-cell/>
          <table:covered-table-cell/>
        </table:table-row>
      </table:table>
      <text:p text:style-name="P139"/>
      <text:p text:style-name="corps">Selon la typologie présentée dans ce tableau, <text:span text:style-name="T2281">l</text:span>es <text:span text:style-name="T2214">marqueurs d'interprétation</text:span> sont des guides d'interprétation, ils orientent l'interprétation d'un ou <text:span text:style-name="T2281">de</text:span> plusieurs actes illocutoires qu'ils accompagnent. <text:span text:style-name="T2281">En (4), par exemple, REGARDE introduit la proposition « on sait pas écrire » que l'énonciatrice tient pour vraie.</text:span></text:p>
      <text:p text:style-name="corps"/>
      <text:p text:style-name="P1496"><text:span text:style-name="T2281">(</text:span><text:span text:style-name="T2281"><text:sequence text:ref-name="refDrawing3" text:name="Drawing" text:formula="ooow:Drawing+1" style:num-format="1">4</text:sequence></text:span><text:span text:style-name="T2281">)<text:tab/></text:span>[...] on est &lt;f&lt;les dirigeants de demain&gt;&gt; pis <text:span text:style-name="T21">regarde</text:span> on sait pas écrire [...]</text:p>
      <text:p text:style-name="exemple"><text:tab/><text:span text:style-name="T82">[CFPQ, sous-corpus 19, segment 3, page 31, ligne 17]</text:span></text:p>
      <text:p text:style-name="corps"/>
      <text:p text:style-name="corps">Les <text:span text:style-name="T2214">marqueurs </text:span><text:span text:style-name="T1194">de réalisation d'un acte illocutoire</text:span>, quant à eux, servent à réaliser des actes illocutoires expressifs, directifs ou assertifs; ils apparaissent particulièrement « indépendants » des points de vue pragmatique, sémantique et syntaxique. <text:span text:style-name="T2282">L'énoncé (5) où 'MON DIEU' est utilisé seul présente un emploi typique de cette classe de marqueur.</text:span></text:p>
      <text:p text:style-name="corps"/>
      <text:p text:style-name="P1497"><text:span text:style-name="T2281">(</text:span><text:span text:style-name="T2281"><text:sequence text:ref-name="refDrawing4" text:name="Drawing" text:formula="ooow:Drawing+1" style:num-format="1">5</text:sequence></text:span><text:span text:style-name="T2281">)<text:tab/></text:span><text:span text:style-name="T451">I : ah (</text:span><text:span text:style-name="T394">dit en inspirant bruyamment comme pour imiter la réaction de Michel</text:span><text:span text:style-name="T451">) </text:span><text:span text:style-name="T71">mon dieu:</text:span><text:span text:style-name="T451"> (</text:span><text:span text:style-name="T394">en haussant les sourcils comme en signe d’étonnement</text:span><text:span text:style-name="T451">)</text:span></text:p>
      <text:p text:style-name="P1497"><text:tab/><text:span text:style-name="T329">[CFPQ, sous-corpus 30, segment 6, page 83, ligne 17]</text:span></text:p>
      <text:p text:style-name="corps"/>
      <text:p text:style-name="P163"><text:soft-page-break/></text:p>
      <text:p text:style-name="P163"/>
      <text:p text:style-name="P1221">Les <text:span text:style-name="T2214">marqueurs d'appel à l'écoute </text:span>servent à solliciter l'écoute du coénonciateur et à s'assurer de son maintient. <text:span text:style-name="T2282">En (6), l'énonciatrice utilise T'SAIS afin de signaler à ses coénonciatrices que son énonciation se poursuivra.</text:span></text:p>
      <text:p text:style-name="corps"/>
      <text:p text:style-name="P1497"><text:span text:style-name="T2281">(</text:span><text:span text:style-name="T2281"><text:sequence text:ref-name="refDrawing5" text:name="Drawing" text:formula="ooow:Drawing+1" style:num-format="1">6</text:sequence></text:span><text:span text:style-name="T2281">)<text:tab/>MY : comme </text:span><text:span text:style-name="T70">t’sais</text:span><text:span text:style-name="T2281"> ma sœur est en secondaire un pis euh &lt;dim&lt;elle vient de commencer </text:span><text:span text:style-name="T70">t’sais</text:span></text:p>
      <text:p text:style-name="P1498"><text:tab/>pi:s euh&gt;&gt; <text:span text:style-name="T2283">[...]</text:span></text:p>
      <text:p text:style-name="exemple"><text:tab/>[CFPQ, sous-corpus 19, segment 3, page 23, ligne 13]</text:p>
      <text:p text:style-name="corps"/>
      <text:p text:style-name="corps">Les énonciateurs utilisent les <text:span text:style-name="T2214">marqueurs d'écoute</text:span> afin de manifester leur écoute tout en indiquant souvent, par la même occasion, leur accord ou désaccord. Les <text:span text:style-name="T2284">marqueurs d'écoute </text:span>ont la particularité de ne pas interrompre le tour de parole du coénonciateur. <text:span text:style-name="T2284">L'énonciatrice VI de l'échange présenté en (7) utilise HUM et OUIN afin d'indiquer à sa coénonciatrice VE qu'elle porte attention à ce qu'elle dit.</text:span></text:p>
      <text:p text:style-name="corps"/>
      <text:p text:style-name="P1499"><text:span text:style-name="T2284">(</text:span><text:span text:style-name="T2284"><text:sequence text:ref-name="refDrawing6" text:name="Drawing" text:formula="ooow:Drawing+1" style:num-format="1">7</text:sequence></text:span><text:span text:style-name="T2284">)<text:tab/></text:span>VE: [...] des fois des expressions ça (.) [2on peut en employer pis on les met en italique [...]</text:p>
      <text:p text:style-name="exemple"><text:tab/>VI : [2<text:span text:style-name="T21">hum hum</text:span> (.) <text:span text:style-name="T21">ouin</text:span> (.) <text:span text:style-name="T21">ouin </text:span><text:span text:style-name="T424">c’est ÇA là</text:span></text:p>
      <text:p text:style-name="exemple"><text:tab/>[CFPQ, sous-corpus 19, segment 4, page 35, ligne 13-14]</text:p>
      <text:p text:style-name="corps"/>
      <text:p text:style-name="corps">Les <text:span text:style-name="T2214">marqueurs de balisage</text:span> servent à ponctuer le texte, à le découper en différentes séquences. <text:span text:style-name="T2285">En (8), par exemple, l'énonciatrice VE sépare les propositions qu'elle énonce à l'aide de LÀ.</text:span></text:p>
      <text:p text:style-name="corps"/>
      <text:p text:style-name="exemple">(<text:sequence text:ref-name="refDrawing7" text:name="Drawing" text:formula="ooow:Drawing+1" style:num-format="1">8</text:sequence>)<text:tab/>VE : mais pour les GARS <text:span text:style-name="T21">là</text:span>/ (.) il s’achète plein de linge <text:span text:style-name="T21">là</text:span> pis ça coûte: ri- lui <text:span text:style-name="T21">là</text:span> ça lui coûte <text:tab/>rien s’habiller <text:span text:style-name="T21">là</text:span> <text:span text:style-name="T2285">[...]</text:span></text:p>
      <text:p text:style-name="exemple"><text:tab/><text:span text:style-name="T82">[CFPQ, sous-corpus 19, segment 1, page 7, ligne 20]</text:span></text:p>
      <text:p text:style-name="corps"/>
      <text:p text:style-name="corps">Les MI <text:span text:style-name="T2286">tels que nous les définissons </text:span>regroupent les marqueurs d'interprétation et les marqueurs de réalisation d'un acte illocutoire. <text:span text:style-name="T2286">N</text:span>ous considérons qu<text:span text:style-name="T2048">'il est utile de considérer ces deux classes comme une seule classe d'unités qui peuvent s'utiliser de façons différentes; en lien avec une proposition dans le cas des marqueurs d'interprétation ou en lien avec un élément non nommé de la situation de discussion dans le cas des marqueurs de réalisation d'un acte illocutoire (voir B.6.).</text:span></text:p>
      <text:p text:style-name="P71"/>
      <text:p text:style-name="P1221"><text:soft-page-break/><text:span text:style-name="T1243">Dans la littérature, l</text:span><text:span text:style-name="T909">e terme </text:span><text:span text:style-name="T1130">interjection</text:span><text:span text:style-name="T909"> est utilisé </text:span><text:span text:style-name="T910">par </text:span><text:span text:style-name="T911">plusieurs auteurs, notamment les auteurs anglophones</text:span><text:span text:style-name="T910"> (</text:span><text:span text:style-name="T911">par exemple,</text:span><text:span text:style-name="T909"> </text:span><text:reference-mark-start text:name="ZOTERO_ITEM CSL_CITATION {&quot;citationID&quot;:&quot;20s1tjnaef&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ngYTdRGOzC"/><text:span text:style-name="T909">Goddard, 2013</text:span><text:span text:style-name="T912">)</text:span><text:reference-mark-end text:name="ZOTERO_ITEM CSL_CITATION {&quot;citationID&quot;:&quot;20s1tjnaef&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ngYTdRGOzC"/><text:span text:style-name="T909">, pour décrire </text:span><text:span text:style-name="T913">les </text:span><text:span text:style-name="T928">MI</text:span><text:span text:style-name="T909"> </text:span><text:span text:style-name="T914">ou une partie des MI</text:span><text:span text:style-name="T909">.</text:span></text:p>
      <text:p text:style-name="P845"/>
      <text:p text:style-name="P1239">En observant les exemples <text:span text:style-name="T2287">(4) à (8)</text:span>, on remarque que les unités discursives ont souvent des équivalents non-discursifs (<text:span text:style-name="T82">regarde</text:span>, <text:span text:style-name="T82">mon dieu</text:span>, <text:span text:style-name="T82">t'sais</text:span>, <text:span text:style-name="T82">là</text:span>). Il est également caractéristique des MD d'être l'objet d'une « érosion » phonologique <text:reference-mark-start text:name="ZOTERO_ITEM CSL_CITATION {&quot;citationID&quot;:&quot;Y6TKg49i&quot;,&quot;properties&quot;:{&quot;formattedCitation&quot;:&quot;(Denturk, 2008)&quot;,&quot;plainCitation&quot;:&quot;(Denturk, 2008)&quot;},&quot;citationItems&quot;:[{&quot;id&quot;:9,&quot;uris&quot;:[&quot;http://zotero.org/users/1655709/items/3XDNA2NS&quot;],&quot;uri&quot;:[&quot;http://zotero.org/users/1655709/items/3XDNA2NS&quot;],&quot;itemData&quot;:{&quot;id&quot;:9,&quot;type&quot;:&quot;book&quot;,&quot;title&quot;:&quot;Étude des marqueurs discursifs, l'exemple de quoi&quot;,&quot;publisher&quot;:&quot;Universiteit Gent&quot;,&quot;publisher-place&quot;:&quot;Gand&quot;,&quot;event-place&quot;:&quot;Gand&quot;,&quot;author&quot;:[{&quot;family&quot;:&quot;Denturk&quot;,&quot;given&quot;:&quot;Elien&quot;}],&quot;issued&quot;:{&quot;date-parts&quot;:[[&quot;2008&quot;]]}}}],&quot;schema&quot;:&quot;https://github.com/citation-style-language/schema/raw/master/csl-citation.json&quot;} RNDdMI8OiND5y"/>(<text:span text:style-name="T1242">voir </text:span>Denturk, 2008)<text:reference-mark-end text:name="ZOTERO_ITEM CSL_CITATION {&quot;citationID&quot;:&quot;Y6TKg49i&quot;,&quot;properties&quot;:{&quot;formattedCitation&quot;:&quot;(Denturk, 2008)&quot;,&quot;plainCitation&quot;:&quot;(Denturk, 2008)&quot;},&quot;citationItems&quot;:[{&quot;id&quot;:9,&quot;uris&quot;:[&quot;http://zotero.org/users/1655709/items/3XDNA2NS&quot;],&quot;uri&quot;:[&quot;http://zotero.org/users/1655709/items/3XDNA2NS&quot;],&quot;itemData&quot;:{&quot;id&quot;:9,&quot;type&quot;:&quot;book&quot;,&quot;title&quot;:&quot;Étude des marqueurs discursifs, l'exemple de quoi&quot;,&quot;publisher&quot;:&quot;Universiteit Gent&quot;,&quot;publisher-place&quot;:&quot;Gand&quot;,&quot;event-place&quot;:&quot;Gand&quot;,&quot;author&quot;:[{&quot;family&quot;:&quot;Denturk&quot;,&quot;given&quot;:&quot;Elien&quot;}],&quot;issued&quot;:{&quot;date-parts&quot;:[[&quot;2008&quot;]]}}}],&quot;schema&quot;:&quot;https://github.com/citation-style-language/schema/raw/master/csl-citation.json&quot;} RNDdMI8OiND5y"/>. Ainsi, <text:span text:style-name="T82">tu sais</text:span> est devenu <text:span text:style-name="T82">t'sais</text:span> et <text:span text:style-name="T82">écoute donc</text:span> est devenu <text:span text:style-name="T82">coudon</text:span>. Les MD constituent habituellement des unités prosodiques indépendantes (caractéristique fondamentale pour <text:reference-mark-start text:name="ZOTERO_ITEM CSL_CITATION {&quot;citationID&quot;:&quot;l4fTTeSA&quot;,&quot;properties&quot;:{&quot;formattedCitation&quot;:&quot;(Zwicky, 1985)&quot;,&quot;plainCitation&quot;:&quot;(Zwicky, 1985)&quot;},&quot;citationItems&quot;:[{&quot;id&quot;:27,&quot;uris&quot;:[&quot;http://zotero.org/users/1655709/items/DEP8XNNH&quot;],&quot;uri&quot;:[&quot;http://zotero.org/users/1655709/items/DEP8XNNH&quot;],&quot;itemData&quot;:{&quot;id&quot;:27,&quot;type&quot;:&quot;article-journal&quot;,&quot;title&quot;:&quot;Clitics and particles&quot;,&quot;container-title&quot;:&quot;Language&quot;,&quot;page&quot;:&quot;283-305&quot;,&quot;issue&quot;:&quot;61&quot;,&quot;author&quot;:[{&quot;family&quot;:&quot;Zwicky&quot;,&quot;given&quot;:&quot;Arnold&quot;}],&quot;issued&quot;:{&quot;date-parts&quot;:[[&quot;1985&quot;]]}}}],&quot;schema&quot;:&quot;https://github.com/citation-style-language/schema/raw/master/csl-citation.json&quot;} RNDXKMuRZD80t"/>Zwicky, 1985<text:reference-mark-end text:name="ZOTERO_ITEM CSL_CITATION {&quot;citationID&quot;:&quot;l4fTTeSA&quot;,&quot;properties&quot;:{&quot;formattedCitation&quot;:&quot;(Zwicky, 1985)&quot;,&quot;plainCitation&quot;:&quot;(Zwicky, 1985)&quot;},&quot;citationItems&quot;:[{&quot;id&quot;:27,&quot;uris&quot;:[&quot;http://zotero.org/users/1655709/items/DEP8XNNH&quot;],&quot;uri&quot;:[&quot;http://zotero.org/users/1655709/items/DEP8XNNH&quot;],&quot;itemData&quot;:{&quot;id&quot;:27,&quot;type&quot;:&quot;article-journal&quot;,&quot;title&quot;:&quot;Clitics and particles&quot;,&quot;container-title&quot;:&quot;Language&quot;,&quot;page&quot;:&quot;283-305&quot;,&quot;issue&quot;:&quot;61&quot;,&quot;author&quot;:[{&quot;family&quot;:&quot;Zwicky&quot;,&quot;given&quot;:&quot;Arnold&quot;}],&quot;issued&quot;:{&quot;date-parts&quot;:[[&quot;1985&quot;]]}}}],&quot;schema&quot;:&quot;https://github.com/citation-style-language/schema/raw/master/csl-citation.json&quot;} RNDXKMuRZD80t"/>), séparées par des pauses ou mises en relief par des intonations.</text:p>
      <text:p text:style-name="P1239"/>
      <text:p text:style-name="P1239">En général, les signifiés des MD sont le fruit de conventions précises qui permettent aux énonciateurs d'exprimer des idées complexes en remarquablement peu de moyens (peu de morphèmes). Une autre caractéristique des MD relevée par de nombreux observateurs (par exemple, <text:reference-mark-start text:name="ZOTERO_ITEM CSL_CITATION {&quot;citationID&quot;:&quot;eq6ciggfs&quot;,&quot;properties&quot;:{&quot;formattedCitation&quot;:&quot;(Hansen, 1998)&quot;,&quot;plainCitation&quot;:&quot;(Hansen, 1998)&quot;},&quot;citationItems&quot;:[{&quot;id&quot;:62,&quot;uris&quot;:[&quot;http://zotero.org/users/1655709/items/X88PIS87&quot;],&quot;uri&quot;:[&quot;http://zotero.org/users/1655709/items/X88PIS87&quot;],&quot;itemData&quot;:{&quot;id&quot;:62,&quot;type&quot;:&quot;book&quot;,&quot;title&quot;:&quot;The Function of Discourse Particles: A Study with Special Reference to Spoken Standard French&quot;,&quot;publisher&quot;:&quot;John Benjamins Publishing&quot;,&quot;number-of-pages&quot;:&quot;430&quot;,&quot;source&quot;:&quot;Google Books&quot;,&quot;abstract&quot;:&quot;This monograph aims to contribute to linguistic knowledge about the distribution and function of discourse particles, particularly with respect to a small group of particles which are highly frequent in contemporary spoken standard French.The book is divided into two parts. Part 1 (Theory) defines discourse particles as such, and gives a dynamic global approach to their description. Matters such as previous research on discourse particles, related categories of particles, instructional semantics, the difference between speech and writing, the delimitation of discourse units, competing approaches to discourse structure and to coherence, and methodology are discussed extensively.Part 2 (Description) offers in-depth corpus-based analyses of six French discourse particles, namely bon, ben, eh bien, puis, donc, and alors, as used in non-elicted native-speaker interaction.The book is of interest to linguists doing research in semantics, pragmatics and discourse studies.&quot;,&quot;ISBN&quot;:&quot;90-272-5066-9&quot;,&quot;shortTitle&quot;:&quot;The Function of Discourse Particles&quot;,&quot;language&quot;:&quot;en&quot;,&quot;author&quot;:[{&quot;family&quot;:&quot;Hansen&quot;,&quot;given&quot;:&quot;Maj-Britt Mosegaard&quot;}],&quot;issued&quot;:{&quot;date-parts&quot;:[[&quot;1998&quot;,1,1]]}}}],&quot;schema&quot;:&quot;https://github.com/citation-style-language/schema/raw/master/csl-citation.json&quot;} RND0KNTlvPSx8"/>Hansen, 1998 : 74<text:reference-mark-end text:name="ZOTERO_ITEM CSL_CITATION {&quot;citationID&quot;:&quot;eq6ciggfs&quot;,&quot;properties&quot;:{&quot;formattedCitation&quot;:&quot;(Hansen, 1998)&quot;,&quot;plainCitation&quot;:&quot;(Hansen, 1998)&quot;},&quot;citationItems&quot;:[{&quot;id&quot;:62,&quot;uris&quot;:[&quot;http://zotero.org/users/1655709/items/X88PIS87&quot;],&quot;uri&quot;:[&quot;http://zotero.org/users/1655709/items/X88PIS87&quot;],&quot;itemData&quot;:{&quot;id&quot;:62,&quot;type&quot;:&quot;book&quot;,&quot;title&quot;:&quot;The Function of Discourse Particles: A Study with Special Reference to Spoken Standard French&quot;,&quot;publisher&quot;:&quot;John Benjamins Publishing&quot;,&quot;number-of-pages&quot;:&quot;430&quot;,&quot;source&quot;:&quot;Google Books&quot;,&quot;abstract&quot;:&quot;This monograph aims to contribute to linguistic knowledge about the distribution and function of discourse particles, particularly with respect to a small group of particles which are highly frequent in contemporary spoken standard French.The book is divided into two parts. Part 1 (Theory) defines discourse particles as such, and gives a dynamic global approach to their description. Matters such as previous research on discourse particles, related categories of particles, instructional semantics, the difference between speech and writing, the delimitation of discourse units, competing approaches to discourse structure and to coherence, and methodology are discussed extensively.Part 2 (Description) offers in-depth corpus-based analyses of six French discourse particles, namely bon, ben, eh bien, puis, donc, and alors, as used in non-elicted native-speaker interaction.The book is of interest to linguists doing research in semantics, pragmatics and discourse studies.&quot;,&quot;ISBN&quot;:&quot;90-272-5066-9&quot;,&quot;shortTitle&quot;:&quot;The Function of Discourse Particles&quot;,&quot;language&quot;:&quot;en&quot;,&quot;author&quot;:[{&quot;family&quot;:&quot;Hansen&quot;,&quot;given&quot;:&quot;Maj-Britt Mosegaard&quot;}],&quot;issued&quot;:{&quot;date-parts&quot;:[[&quot;1998&quot;,1,1]]}}}],&quot;schema&quot;:&quot;https://github.com/citation-style-language/schema/raw/master/csl-citation.json&quot;} RND0KNTlvPSx8"/>, <text:reference-mark-start text:name="ZOTERO_ITEM CSL_CITATION {&quot;citationID&quot;:&quot;24ar08t7ou&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M9pTRQiCw0"/>Dostie, 2004<text:reference-mark-end text:name="ZOTERO_ITEM CSL_CITATION {&quot;citationID&quot;:&quot;24ar08t7ou&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M9pTRQiCw0"/>) est qu'ils ne contribuent typiquement pas au contenu propositionnel des énoncés auxquels ils sont joints et que leur présence ou absence ne modifie en général pas la valeur de vérité de ces énoncés. <text:span text:style-name="T2288">Les MI constituent parfois, à ce dernier égard, une exception.</text:span></text:p>
      <text:p text:style-name="P965"/>
      <text:h text:style-name="Heading_20_2" text:outline-level="2"><text:bookmark-start text:name="__RefHeading__15002_782717413"/><text:span text:style-name="T1308">B.2. Les</text:span> MI <text:span text:style-name="T2057">et</text:span> l<text:span text:style-name="T2060">'analyse de sentiment</text:span><text:bookmark-end text:name="__RefHeading__15002_782717413"/></text:h>
      <text:p text:style-name="P1027">Les MI possèdent plusieurs caractéristiques intéressantes pour l<text:span text:style-name="T2058">e champ d</text:span>'application de <text:span text:style-name="T2058">l'analyse de sentiment.</text:span> Ils ont souvent un contenu sémantique fortement expressif et les sentiments qu'ils expriment ont la propriété d'être toujours attribuables à leur énonciateur (sauf dans le cas des discours rapportés). <text:span text:style-name="T1245">Ceci est dû au fait que l</text:span>es marqueurs discursifs, en général, n'acceptent pas la négation, l’interrogation ou la modification (à l'aide de mots comme <text:span text:style-name="T82">très</text:span> ou <text:span text:style-name="T82">presque</text:span><text:span text:style-name="T475">, par exemple)</text:span> <text:reference-mark-start text:name="ZOTERO_ITEM CSL_CITATION {&quot;citationID&quot;:&quot;pDWF6g48&quot;,&quot;properties&quot;:{&quot;formattedCitation&quot;:&quot;{\\rtf (Iordanskaja et Mel\\uc0\\u8217{}\\uc0\\u269{}uk, 1999, p. 5)}&quot;,&quot;plainCitation&quot;:&quot;(Iordanskaja et Mel’čuk, 1999, p. 5)&quot;},&quot;citationItems&quot;:[{&quot;id&quot;:7,&quot;uris&quot;:[&quot;http://zotero.org/users/1655709/items/2S8H29TD&quot;],&quot;uri&quot;:[&quot;http://zotero.org/users/1655709/items/2S8H29TD&quot;],&quot;itemData&quot;:{&quot;id&quot;:7,&quot;type&quot;:&quot;chapter&quot;,&quot;title&quot;:&quot;Textual Connectors Across Languages: French EN EFFET vs. Russian V SAMOM DELE. RASK&quot;,&quot;container-title&quot;:&quot;E Pluribus Una&quot;,&quot;publisher&quot;:&quot;J. Mey&quot;,&quot;page&quot;:&quot;305-347&quot;,&quot;author&quot;:[{&quot;family&quot;:&quot;Iordanskaja&quot;,&quot;given&quot;:&quot;Lidija&quot;},{&quot;family&quot;:&quot;Mel'čuk&quot;,&quot;given&quot;:&quot;Igor A.&quot;}],&quot;issued&quot;:{&quot;date-parts&quot;:[[&quot;1999&quot;]]}},&quot;locator&quot;:&quot;5&quot;}],&quot;schema&quot;:&quot;https://github.com/citation-style-language/schema/raw/master/csl-citation.json&quot;} RNDFxuj8s5hIg"/><text:span text:style-name="T624">(Iordanskaja et Mel’čuk, 1999, p. 5)</text:span><text:reference-mark-end text:name="ZOTERO_ITEM CSL_CITATION {&quot;citationID&quot;:&quot;pDWF6g48&quot;,&quot;properties&quot;:{&quot;formattedCitation&quot;:&quot;{\\rtf (Iordanskaja et Mel\\uc0\\u8217{}\\uc0\\u269{}uk, 1999, p. 5)}&quot;,&quot;plainCitation&quot;:&quot;(Iordanskaja et Mel’čuk, 1999, p. 5)&quot;},&quot;citationItems&quot;:[{&quot;id&quot;:7,&quot;uris&quot;:[&quot;http://zotero.org/users/1655709/items/2S8H29TD&quot;],&quot;uri&quot;:[&quot;http://zotero.org/users/1655709/items/2S8H29TD&quot;],&quot;itemData&quot;:{&quot;id&quot;:7,&quot;type&quot;:&quot;chapter&quot;,&quot;title&quot;:&quot;Textual Connectors Across Languages: French EN EFFET vs. Russian V SAMOM DELE. RASK&quot;,&quot;container-title&quot;:&quot;E Pluribus Una&quot;,&quot;publisher&quot;:&quot;J. Mey&quot;,&quot;page&quot;:&quot;305-347&quot;,&quot;author&quot;:[{&quot;family&quot;:&quot;Iordanskaja&quot;,&quot;given&quot;:&quot;Lidija&quot;},{&quot;family&quot;:&quot;Mel'čuk&quot;,&quot;given&quot;:&quot;Igor A.&quot;}],&quot;issued&quot;:{&quot;date-parts&quot;:[[&quot;1999&quot;]]}},&quot;locator&quot;:&quot;5&quot;}],&quot;schema&quot;:&quot;https://github.com/citation-style-language/schema/raw/master/csl-citation.json&quot;} RNDFxuj8s5hIg"/>. Ainsi, parmi les trois énoncés suivants, seul le <text:span text:style-name="T82">cool</text:span><text:span text:style-name="T475"> en (</text:span><text:span text:style-name="T570">11</text:span><text:span text:style-name="T475">) est un MI :</text:span></text:p>
      <text:p text:style-name="P1027"/>
      <text:p text:style-name="P1027">(<text:span text:style-name="T671"><text:sequence text:ref-name="refDrawing8" text:name="Drawing" text:formula="ooow:Drawing+1" style:num-format="1">9</text:sequence></text:span>) <text:tab/> C : ouais ça serait <text:span text:style-name="T21">cool</text:span> faire du go kart </text:p>
      <text:p text:style-name="P1027"><text:tab/><text:span text:style-name="T82">[CFPQ, sous-corpus 17, segment 5, page 67, ligne 20] </text:span></text:p>
      <text:p text:style-name="P1027"/>
      <text:p text:style-name="P1027">(<text:span text:style-name="T671"><text:sequence text:ref-name="refDrawing9" text:name="Drawing" text:formula="ooow:Drawing+1" style:num-format="1">10</text:sequence></text:span>) <text:tab/>D : elle avait posé une question pas <text:span text:style-name="T21">cool</text:span> là </text:p>
      <text:p text:style-name="P1027"><text:tab/><text:span text:style-name="T82">[CFPQ, sous-corpus 3, segment 3, page 49, ligne 18]</text:span></text:p>
      <text:p text:style-name="P1027"/>
      <text:p text:style-name="P1027"><text:soft-page-break/>(<text:span text:style-name="T671"><text:sequence text:ref-name="refDrawing10" text:name="Drawing" text:formula="ooow:Drawing+1" style:num-format="1">11</text:sequence></text:span>) <text:tab/>C : &lt;f&lt;ah ouais↑&gt;&gt; <text:span text:style-name="T21">cool</text:span> on va bouger </text:p>
      <text:p text:style-name="P1027"><text:tab/><text:span text:style-name="T82">[CFPQ, sous-corpus 17, segment 1, page 6, ligne 11] </text:span></text:p>
      <text:p text:style-name="P1027"/>
      <text:p text:style-name="P1240">En tant que MI, <text:span text:style-name="T82">cool</text:span><text:span text:style-name="T475"> (tel qu'exemplifié en (</text:span><text:span text:style-name="T570">11</text:span><text:span text:style-name="T475">)) nous informe sur l'opinion de l'énonciateur peu importe son contexte d'énonciation. Les </text:span><text:span text:style-name="T82">cool</text:span><text:span text:style-name="T475"> que l'on trouve en (</text:span><text:span text:style-name="T570">9</text:span><text:span text:style-name="T475">) et </text:span><text:span text:style-name="T476">(</text:span><text:span text:style-name="T570">10</text:span><text:span text:style-name="T475">), au contraire, sont par nature en relation de dépendance avec d'autres éléments de la phrase. Le </text:span><text:span text:style-name="T82">cool</text:span><text:span text:style-name="T475"> en (</text:span><text:span text:style-name="T570">9</text:span><text:span text:style-name="T475">) est modulé par le mode conditionnel et celui en (</text:span><text:span text:style-name="T570">10</text:span><text:span text:style-name="T475">) est modulé par la négation et le temps passé.</text:span></text:p>
      <text:p text:style-name="P1007"/>
      <text:p text:style-name="P1240"><text:span text:style-name="T571">Les </text:span><text:span text:style-name="T330">cool</text:span><text:span text:style-name="T571"> de (9) et (10) sont donc moins </text:span><text:span text:style-name="T572">susceptibles d'être </text:span><text:span text:style-name="T571">pertinents que celui de (11) pour connaître l'état psychologique de l'énonciateur. </text:span><text:span text:style-name="T821">Cette relative indépendance des MI par rapport à leurs cotextes facilitent leur analyse et est une raison importante de leur choix comme sujet d'étude.</text:span></text:p>
      <text:p text:style-name="P72"/>
      <text:h text:style-name="Heading_20_2" text:outline-level="2"><text:bookmark-start text:name="__RefHeading__15004_782717413"/><text:span text:style-name="T1308">B.3. </text:span>Unité<text:span text:style-name="T1246">s</text:span> d'origine des MI<text:bookmark-end text:name="__RefHeading__15004_782717413"/></text:h>
      <text:p text:style-name="P1027"><text:span text:style-name="T915">Les MI </text:span><text:span text:style-name="T916">sont le plus souvent</text:span><text:span text:style-name="T915"> issus, par un processus de pragmaticalisation </text:span><text:reference-mark-start text:name="ZOTERO_ITEM CSL_CITATION {&quot;citationID&quot;:&quot;2fnan7oc4e&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NncF2Znse0"/><text:span text:style-name="T915">(Dostie, 2004)</text:span><text:reference-mark-end text:name="ZOTERO_ITEM CSL_CITATION {&quot;citationID&quot;:&quot;2fnan7oc4e&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NncF2Znse0"/><text:span text:style-name="T915">, d</text:span><text:span text:style-name="T916">'autres </text:span><text:span text:style-name="T915">parties du discours. </text:span></text:p>
      <text:p text:style-name="P843"/>
      <text:p text:style-name="P1027"><text:reference-mark-start text:name="ZOTERO_ITEM CSL_CITATION {&quot;citationID&quot;:&quot;1p0rnhl71&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i7feFX9x89"/><text:span text:style-name="T917">Goddard </text:span><text:span text:style-name="T918">(</text:span><text:span text:style-name="T917">2013</text:span><text:span text:style-name="T918">)</text:span><text:reference-mark-end text:name="ZOTERO_ITEM CSL_CITATION {&quot;citationID&quot;:&quot;1p0rnhl71&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i7feFX9x89"/><text:span text:style-name="T917"> distingue trois sous-catégories d</text:span><text:span text:style-name="T927">'</text:span><text:span text:style-name="T917">interjections selon </text:span><text:span text:style-name="T919">le critère de </text:span><text:span text:style-name="T917">leur unité d'origine. </text:span><text:span text:style-name="T920">Selon son système de classification, l</text:span><text:span text:style-name="T917">es interjections primaires peuvent être de type « son », comme </text:span><text:span text:style-name="T1131">Ugh!</text:span><text:span text:style-name="T917"> et </text:span><text:span text:style-name="T1131">Psst!</text:span><text:span text:style-name="T825">, ou de type « mot », comme </text:span><text:span text:style-name="T1131">Wow!</text:span><text:span text:style-name="T825"> et </text:span><text:span text:style-name="T1131">Yuck!</text:span><text:span text:style-name="T825">. Les interjections secondaires, comme </text:span><text:span text:style-name="T1131">Shit!</text:span><text:span text:style-name="T825"> et </text:span><text:span text:style-name="T1131">Fuck!,</text:span><text:span text:style-name="T825"> sont identiques, </text:span><text:span text:style-name="T826">sur le p</text:span><text:span text:style-name="T827">l</text:span><text:span text:style-name="T826">an du signifiant, </text:span><text:span text:style-name="T825">à d'autres mots. Cette distinction nous apparaît </text:span><text:span text:style-name="T828">pertinente</text:span><text:span text:style-name="T825"> dans la mesure où, d'un point de vue mécanique, notre système d'analyse automatique </text:span><text:span text:style-name="T829">gagnera à</text:span><text:span text:style-name="T825"> distinguer les unités qui ont des signifiants identiques </text:span><text:span text:style-name="T828">à des mots</text:span><text:span text:style-name="T825"> </text:span><text:span text:style-name="T827">appartenant à </text:span><text:span text:style-name="T825">d'autres parties du discours, </text:span><text:span text:style-name="T830">comme</text:span><text:span text:style-name="T825"> </text:span><text:span text:style-name="T1131">franchement</text:span><text:span text:style-name="T825"> </text:span><text:span text:style-name="T830">et</text:span><text:span text:style-name="T825"> </text:span><text:span text:style-name="T1131">vraiment,</text:span><text:span text:style-name="T825"> de </text:span><text:span text:style-name="T827">celles</text:span><text:span text:style-name="T825"> qui n'en n'ont pas, </text:span><text:span text:style-name="T830">comme</text:span><text:span text:style-name="T825"> </text:span><text:span text:style-name="T1131">beurk</text:span><text:span text:style-name="T825"> </text:span><text:span text:style-name="T830">et</text:span><text:span text:style-name="T825"> </text:span><text:span text:style-name="T1131">oups</text:span><text:span text:style-name="T825"> </text:span><text:span text:style-name="T830">(voir partie </text:span><text:span text:style-name="T832">E</text:span><text:span text:style-name="T830">). </text:span><text:span text:style-name="T831">Ce système de classification ne semble cependant pas très pertinent aux points de vue de la combinatoire et de la sémantique des interjections.</text:span></text:p>
      <text:p text:style-name="P843"/>
      <text:p text:style-name="P1241"><text:span text:style-name="T921">L</text:span><text:span text:style-name="T929">es MI du français du Québec sont issus de toutes les </text:span><text:span text:style-name="T921">parties du discours traditionnelles. </text:span><text:span text:style-name="T930">Une unité verbale peut se pragmaticaliser et devenir MI, comme c'est le cas pour ARRÊTE, DISONS, ÉCOUTE </text:span><text:span text:style-name="T931">et</text:span><text:span text:style-name="T930"> METTONS. Des adjectifs ont donné naissance aux MI COOL et MALADE, des noms ont produit MERDE et SEIGNEUR, des adverbes sont devenus FRANCHEMENT et TELLEMENT et des locutions se sont figés en </text:span><text:span text:style-name="T931">phrasèmes</text:span><text:span text:style-name="T930">, comme c'est le cas pour 'BIEN SÛR' et 'DIS DONC'.</text:span></text:p>
      <text:p text:style-name="P846"><text:soft-page-break/></text:p>
      <text:p text:style-name="corps">Nous <text:span text:style-name="T2060">analyserons, dans la partie D de la thèse, l'influence de l'unité d'origine des MI sur les performances de notre étiqueteur automatique.</text:span></text:p>
      <text:p text:style-name="P844"/>
      <text:h text:style-name="Heading_20_2" text:outline-level="2"><text:bookmark-start text:name="__RefHeading__4490_806846935"/><text:span text:style-name="T2007">B.4. Actes illocutoires associés aux</text:span> MI<text:bookmark-end text:name="__RefHeading__4490_806846935"/></text:h>
      <text:p text:style-name="P70"><text:span text:style-name="T1247">Puisque l</text:span>a classe des MI <text:span text:style-name="T1247">est</text:span> principalement conçue à partir de critères fonctionnels, <text:span text:style-name="T1248">les considérations pragmatiques à son sujet sont de première importance.</text:span></text:p>
      <text:p text:style-name="P73"/>
      <text:p text:style-name="P1027"><text:span text:style-name="T833">Le lexique des MI touche particulièrement à trois des catégories d'actes illocutoires tel</text:span><text:span text:style-name="T856">le</text:span><text:span text:style-name="T833">s que décrites par Searle </text:span><text:reference-mark-start text:name="ZOTERO_ITEM CSL_CITATION {&quot;citationID&quot;:&quot;xS0KbxwJ&quot;,&quot;properties&quot;:{&quot;formattedCitation&quot;:&quot;(Searle, 1979)&quot;,&quot;plainCitation&quot;:&quot;(Searle, 1979)&quot;},&quot;citationItems&quot;:[{&quot;id&quot;:52,&quot;uris&quot;:[&quot;http://zotero.org/users/1655709/items/TWHGFG39&quot;],&quot;uri&quot;:[&quot;http://zotero.org/users/1655709/items/TWHGFG39&quot;],&quot;itemData&quot;:{&quot;id&quot;:52,&quot;type&quot;:&quot;book&quot;,&quot;title&quot;:&quot;Expression and meaning: Studies in the theory of speech acts&quot;,&quot;publisher&quot;:&quot;Cambridge University&quot;,&quot;publisher-place&quot;:&quot;Cambridge&quot;,&quot;event-place&quot;:&quot;Cambridge&quot;,&quot;author&quot;:[{&quot;family&quot;:&quot;Searle&quot;,&quot;given&quot;:&quot;John&quot;}],&quot;issued&quot;:{&quot;date-parts&quot;:[[&quot;1979&quot;]]}}}],&quot;schema&quot;:&quot;https://github.com/citation-style-language/schema/raw/master/csl-citation.json&quot;} RNDsYDxM27nKo"/><text:span text:style-name="T833">(1979)</text:span><text:reference-mark-end text:name="ZOTERO_ITEM CSL_CITATION {&quot;citationID&quot;:&quot;xS0KbxwJ&quot;,&quot;properties&quot;:{&quot;formattedCitation&quot;:&quot;(Searle, 1979)&quot;,&quot;plainCitation&quot;:&quot;(Searle, 1979)&quot;},&quot;citationItems&quot;:[{&quot;id&quot;:52,&quot;uris&quot;:[&quot;http://zotero.org/users/1655709/items/TWHGFG39&quot;],&quot;uri&quot;:[&quot;http://zotero.org/users/1655709/items/TWHGFG39&quot;],&quot;itemData&quot;:{&quot;id&quot;:52,&quot;type&quot;:&quot;book&quot;,&quot;title&quot;:&quot;Expression and meaning: Studies in the theory of speech acts&quot;,&quot;publisher&quot;:&quot;Cambridge University&quot;,&quot;publisher-place&quot;:&quot;Cambridge&quot;,&quot;event-place&quot;:&quot;Cambridge&quot;,&quot;author&quot;:[{&quot;family&quot;:&quot;Searle&quot;,&quot;given&quot;:&quot;John&quot;}],&quot;issued&quot;:{&quot;date-parts&quot;:[[&quot;1979&quot;]]}}}],&quot;schema&quot;:&quot;https://github.com/citation-style-language/schema/raw/master/csl-citation.json&quot;} RNDsYDxM27nKo"/><text:span text:style-name="T833"> : les actes expressifs, directifs et assertifs. </text:span><text:span text:style-name="T834">(</text:span><text:reference-mark-start text:name="ZOTERO_ITEM CSL_CITATION {&quot;citationID&quot;:&quot;2ehrc267d3&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oYs8qOK2XU"/><text:span text:style-name="T835">Goddard, 2013,</text:span><text:reference-mark-end text:name="ZOTERO_ITEM CSL_CITATION {&quot;citationID&quot;:&quot;2ehrc267d3&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oYs8qOK2XU"/><text:span text:style-name="T835"> utilise les termes correspondants </text:span><text:span text:style-name="T1134">Emotive</text:span><text:span text:style-name="T835">, </text:span><text:span text:style-name="T1134">Volitive</text:span><text:span text:style-name="T835"> et </text:span><text:span text:style-name="T1134">Cognitive</text:span><text:span text:style-name="T835"> pour décrire les types sémantiques des interjections.</text:span><text:span text:style-name="T834">)</text:span><text:span text:style-name="T835"> </text:span><text:span text:style-name="T833">Certains marqueurs peuvent servir à réaliser plus d'un acte, appartenant parfois à plus d'une catégorie. </text:span></text:p>
      <text:p text:style-name="P81"/>
      <text:p text:style-name="P100"><text:span text:style-name="T889">En guise d'exemples, les </text:span><text:span text:style-name="T890">MI qui réalisent des actes </text:span><text:span text:style-name="T889">expressifs incluent WOW, ARK, 'MON DIEU' et MERDE; </text:span><text:span text:style-name="T890">ceux qui réalisent d</text:span><text:span text:style-name="T889">es </text:span><text:span text:style-name="T890">actes</text:span><text:span text:style-name="T889"> directifs incluent ARRÊTE et ÉCOUTE et </text:span><text:span text:style-name="T890">ceux qui réalisent d</text:span><text:span text:style-name="T889">es </text:span><text:span text:style-name="T890">actes</text:span><text:span text:style-name="T889"> assertifs incluent METS-EN et 'JE COMPRENDS'. </text:span><text:span text:style-name="T2289">Nous discuterons amplement des actes illocutoires liés aux différents MI dans la partie F de cette thèse.</text:span></text:p>
      <text:p text:style-name="P1101"/>
      <text:h text:style-name="Heading_20_2" text:outline-level="2"><text:bookmark-start text:name="__RefHeading__4500_806846935"/><text:span text:style-name="T2007">B.5. </text:span>Actants sémantiques des MI<text:bookmark-end text:name="__RefHeading__4500_806846935"/></text:h>
      <text:p text:style-name="P1010">La nature des actants sémantiques des MI est une information indispensable à savoir afin de comprendre les rôles qu<text:span text:style-name="T1249">e ceux-ci</text:span> jouent dans la langue. <text:span text:style-name="T1250">Nous croyons qu'il est utile de </text:span>regrouper le<text:span text:style-name="T1250">s actants sémantiques des MI en 5 catégories de 2 types différents. Nous les présentons dans le tableau 2 et les décrivons plus bas.</text:span></text:p>
      <text:p text:style-name="P1027"/>
      <text:p text:style-name="P21">Table<text:span text:style-name="T1251">au</text:span> <text:span text:style-name="T2290">2</text:span>: <text:span text:style-name="T1252">A</text:span>ctants sémantiques des MI</text:p>
      <table:table table:name="Table57" table:style-name="Table57">
        <table:table-column table:style-name="Table57.A"/>
        <table:table-column table:style-name="Table57.B"/>
        <table:table-row>
          <table:table-cell table:style-name="Table57.A1" office:value-type="string">
            <text:p text:style-name="P180">Types d'actants</text:p>
          </table:table-cell>
          <table:table-cell table:style-name="Table57.B1" office:value-type="string">
            <text:p text:style-name="P180"><text:span text:style-name="T1253">Catégories d'a</text:span>ctants</text:p>
          </table:table-cell>
        </table:table-row>
        <table:table-row>
          <table:table-cell table:style-name="Table57.A2" table:number-rows-spanned="2" office:value-type="string">
            <text:p text:style-name="P324">Coénonciateurs</text:p>
          </table:table-cell>
          <table:table-cell table:style-name="Table57.B2" office:value-type="string">
            <text:p text:style-name="P325"><text:span text:style-name="T610">(</text:span><text:span text:style-name="T1254">j</text:span>e<text:span text:style-name="T610">)</text:span></text:p>
          </table:table-cell>
        </table:table-row>
        <table:table-row>
          <table:covered-table-cell/>
          <table:table-cell table:style-name="Table57.B2" office:value-type="string">
            <text:p text:style-name="P325"><text:span text:style-name="T610">(</text:span>tu<text:span text:style-name="T610">)</text:span></text:p>
          </table:table-cell>
        </table:table-row>
        <table:table-row>
          <table:table-cell table:style-name="Table57.A2" table:number-rows-spanned="3" office:value-type="string">
            <text:p text:style-name="P326"><text:span text:style-name="T1255">Éléments de la s</text:span>ituation</text:p>
          </table:table-cell>
          <table:table-cell table:style-name="Table57.B2" office:value-type="string">
            <text:p text:style-name="P325"><text:span text:style-name="T610">(</text:span>quelque chose<text:span text:style-name="T610">)</text:span></text:p>
          </table:table-cell>
        </table:table-row>
        <table:table-row>
          <table:covered-table-cell/>
          <table:table-cell table:style-name="Table57.B2" office:value-type="string">
            <text:p text:style-name="P1011"><text:span text:style-name="T610">(</text:span><text:span text:style-name="T1254">ce que tu</text:span> fais<text:span text:style-name="T610">)</text:span></text:p>
          </table:table-cell>
        </table:table-row>
        <table:table-row>
          <table:covered-table-cell/>
          <table:table-cell table:style-name="Table57.B6" office:value-type="string">
            <text:p text:style-name="P1027"><text:span text:style-name="T610">(</text:span><text:span text:style-name="T1256">ce que tu dis</text:span><text:span text:style-name="T610">)</text:span></text:p>
          </table:table-cell>
        </table:table-row>
      </table:table>
      <text:p text:style-name="P1027"/>
      <text:h text:style-name="Heading_20_3" text:outline-level="3"><text:bookmark-start text:name="__RefHeading__11222_499667304"/><text:span text:style-name="T2007">B.5.1. </text:span>Coénonciateurs<text:bookmark-end text:name="__RefHeading__11222_499667304"/></text:h>
      <text:p text:style-name="P1014"><text:span text:style-name="T1195">Parce qu'ils sont des mot-phrases, les MI encapsulent leur premier actant sémantique. À l'intérieur de chaque MI, se cache un </text:span><text:span text:style-name="T1197">je</text:span><text:span text:style-name="T1195">. Ainsi, l</text:span><text:span text:style-name="T670">es MI ont la caractéristique de toujours exprimer l</text:span><text:span text:style-name="T1203">e point de vue</text:span><text:span text:style-name="T670"> de l'énonciateur.</text:span><text:span text:style-name="T1204"> Lorsqu'on paraphrase un MI </text:span><text:span text:style-name="T1205">afin de représenter son sens</text:span><text:span text:style-name="T1204">, il nous faut donc utiliser un </text:span><text:span text:style-name="T1196">je</text:span><text:span text:style-name="T1204">. </text:span><text:span text:style-name="T1206">Les paraphrases des MI qui ont été proposées par </text:span><text:span text:style-name="T1205">Dostie</text:span><text:span text:style-name="T1207"> dans le cadre du MST</text:span><text:span text:style-name="T1205"> </text:span><text:reference-mark-start text:name="ZOTERO_ITEM CSL_CITATION {&quot;citationID&quot;:&quot;2i22r1r0o6&quot;,&quot;properties&quot;:{&quot;formattedCitation&quot;:&quot;(Dostie, 2004, 2007, 2010)&quot;,&quot;plainCitation&quot;:&quot;(Dostie, 2004, 2007, 2010)&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id&quot;:55,&quot;uris&quot;:[&quot;http://zotero.org/users/1655709/items/WBQUHUZ5&quot;],&quot;uri&quot;:[&quot;http://zotero.org/users/1655709/items/WBQUHUZ5&quot;],&quot;itemData&quot;:{&quot;id&quot;:55,&quot;type&quot;:&quot;article-journal&quot;,&quot;title&quot;:&quot;La réduplication pragmatique des marqueurs discursifs. De là à là là&quot;,&quot;container-title&quot;:&quot;Langue française&quot;,&quot;page&quot;:&quot;45-60&quot;,&quot;issue&quot;:&quot;154&quot;,&quot;author&quot;:[{&quot;family&quot;:&quot;Dostie&quot;,&quot;given&quot;:&quot;Gaétane&quot;}],&quot;issued&quot;:{&quot;date-parts&quot;:[[&quot;2007&quot;]]}}},{&quot;id&quot;:69,&quot;uris&quot;:[&quot;http://zotero.org/users/1655709/items/BXGWJNRW&quot;],&quot;uri&quot;:[&quot;http://zotero.org/users/1655709/items/BXGWJNRW&quot;],&quot;itemData&quot;:{&quot;id&quot;:69,&quot;type&quot;:&quot;paper-conference&quot;,&quot;title&quot;:&quot;Examen sémantique de deux cas inusités de variation lexicale en français parlé. Le quantifieur/intensifieur rédupliqué [ben ben]NÉG et le marqueur discursif désadjectival sérieux&quot;,&quot;publisher-place&quot;:&quot;Université de Gand, Belgique&quot;,&quot;event&quot;:&quot;Colloque DΙA sur la variation et le changement en langue (langues romanes)&quot;,&quot;event-place&quot;:&quot;Université de Gand, Belgique&quot;,&quot;author&quot;:[{&quot;family&quot;:&quot;Dostie&quot;,&quot;given&quot;:&quot;Gaétane&quot;}],&quot;issued&quot;:{&quot;date-parts&quot;:[[&quot;2010&quot;,9,13]]}}}],&quot;schema&quot;:&quot;https://github.com/citation-style-language/schema/raw/master/csl-citation.json&quot;} RNDgPfRMHCDaq"/>(2004, 2007, 2010)<text:reference-mark-end text:name="ZOTERO_ITEM CSL_CITATION {&quot;citationID&quot;:&quot;2i22r1r0o6&quot;,&quot;properties&quot;:{&quot;formattedCitation&quot;:&quot;(Dostie, 2004, 2007, 2010)&quot;,&quot;plainCitation&quot;:&quot;(Dostie, 2004, 2007, 2010)&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id&quot;:55,&quot;uris&quot;:[&quot;http://zotero.org/users/1655709/items/WBQUHUZ5&quot;],&quot;uri&quot;:[&quot;http://zotero.org/users/1655709/items/WBQUHUZ5&quot;],&quot;itemData&quot;:{&quot;id&quot;:55,&quot;type&quot;:&quot;article-journal&quot;,&quot;title&quot;:&quot;La réduplication pragmatique des marqueurs discursifs. De là à là là&quot;,&quot;container-title&quot;:&quot;Langue française&quot;,&quot;page&quot;:&quot;45-60&quot;,&quot;issue&quot;:&quot;154&quot;,&quot;author&quot;:[{&quot;family&quot;:&quot;Dostie&quot;,&quot;given&quot;:&quot;Gaétane&quot;}],&quot;issued&quot;:{&quot;date-parts&quot;:[[&quot;2007&quot;]]}}},{&quot;id&quot;:69,&quot;uris&quot;:[&quot;http://zotero.org/users/1655709/items/BXGWJNRW&quot;],&quot;uri&quot;:[&quot;http://zotero.org/users/1655709/items/BXGWJNRW&quot;],&quot;itemData&quot;:{&quot;id&quot;:69,&quot;type&quot;:&quot;paper-conference&quot;,&quot;title&quot;:&quot;Examen sémantique de deux cas inusités de variation lexicale en français parlé. Le quantifieur/intensifieur rédupliqué [ben ben]NÉG et le marqueur discursif désadjectival sérieux&quot;,&quot;publisher-place&quot;:&quot;Université de Gand, Belgique&quot;,&quot;event&quot;:&quot;Colloque DΙA sur la variation et le changement en langue (langues romanes)&quot;,&quot;event-place&quot;:&quot;Université de Gand, Belgique&quot;,&quot;author&quot;:[{&quot;family&quot;:&quot;Dostie&quot;,&quot;given&quot;:&quot;Gaétane&quot;}],&quot;issued&quot;:{&quot;date-parts&quot;:[[&quot;2010&quot;,9,13]]}}}],&quot;schema&quot;:&quot;https://github.com/citation-style-language/schema/raw/master/csl-citation.json&quot;} RNDgPfRMHCDaq"/><text:span text:style-name="T1206"> </text:span><text:span text:style-name="T1207">e</text:span><text:span text:style-name="T1206">t </text:span><text:span text:style-name="T1207">celles proposées par</text:span><text:span text:style-name="T1205"> Goddard </text:span><text:span text:style-name="T1207">dans le cadre du MSN </text:span><text:reference-mark-start text:name="ZOTERO_ITEM CSL_CITATION {&quot;citationID&quot;:&quot;2nj77nd5s2&quot;,&quot;properties&quot;:{&quot;formattedCitation&quot;:&quot;(Goddard, 2013, 2014)&quot;,&quot;plainCitation&quot;:&quot;(Goddard, 2013, 2014)&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qbUoAnXOyo"/><text:span text:style-name="T1207">(2013, 2014)</text:span><text:reference-mark-end text:name="ZOTERO_ITEM CSL_CITATION {&quot;citationID&quot;:&quot;2nj77nd5s2&quot;,&quot;properties&quot;:{&quot;formattedCitation&quot;:&quot;(Goddard, 2013, 2014)&quot;,&quot;plainCitation&quot;:&quot;(Goddard, 2013, 2014)&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qbUoAnXOyo"/><text:span text:style-name="T1207"> </text:span><text:span text:style-name="T1208">suivent cette règle.</text:span></text:p>
      <text:p text:style-name="P966"/>
      <text:p text:style-name="P1015"><text:span text:style-name="T1204">En (</text:span><text:span text:style-name="T1218">12</text:span><text:span text:style-name="T1204">) </text:span><text:span text:style-name="T1217">par exemple</text:span><text:span text:style-name="T1204">, l'énonciat</text:span><text:span text:style-name="T1209">rice</text:span><text:span text:style-name="T1204"> F utilise le marqueur </text:span><text:span text:style-name="T1218">TIENS</text:span><text:span text:style-name="T1204"> afin d'attirer l'attention de son coénonciateur au sujet d'une fenêtre ouverte.</text:span></text:p>
      <text:p text:style-name="P967"/>
      <text:p text:style-name="P1426"><text:span text:style-name="T1204">(</text:span><text:span text:style-name="T860"><text:sequence text:ref-name="refDrawing11" text:name="Drawing" text:formula="ooow:Drawing+1" style:num-format="1">12</text:sequence></text:span><text:span text:style-name="T1204">) <text:tab/></text:span><text:span text:style-name="T1210">F : on est bien </text:span><text:span text:style-name="T1219">tiens</text:span><text:span text:style-name="T1210"> regarde (</text:span><text:span text:style-name="T1198">en se retournant vers la fenêtre</text:span><text:span text:style-name="T1210">) on a une belle petite brise ici là</text:span></text:p>
      <text:p text:style-name="P1422"><text:tab/><text:span text:style-name="T82">[</text:span><text:span text:style-name="T331">CFPQ, </text:span><text:span text:style-name="T82">sous-corpus 18, segment 6, page 58, ligne 3]</text:span></text:p>
      <text:p text:style-name="P967"/>
      <text:p text:style-name="P1016"><text:span text:style-name="T1211">C</text:span><text:span text:style-name="T1204">ette lexie a été</text:span><text:span text:style-name="T1212"> paraphrasée par </text:span><text:span text:style-name="T1221">Dostie </text:span><text:span text:style-name="T1222">(</text:span><text:span text:style-name="T1221">2004 : </text:span><text:span text:style-name="T1223">224</text:span><text:span text:style-name="T1222">)</text:span><text:span text:style-name="T1223"> </text:span><text:span text:style-name="T1221">:</text:span></text:p>
      <text:p text:style-name="P967"/>
      <text:p text:style-name="P603">I.<text:span text:style-name="T1257">2</text:span> Tiens <text:span text:style-name="T1257">=~</text:span></text:p>
      <text:p text:style-name="P586">Ayant repéré quelque chose //</text:p>
      <text:p text:style-name="P587">j'attire ton attention sur le fait que je localise quelque chose dans l'espace qu'il t'est aussi possible de localiser (en suivant mon geste et / ou mon regard).</text:p>
      <text:p text:style-name="P967"/>
      <text:p text:style-name="P1014"><text:span text:style-name="T1211">Le </text:span><text:span text:style-name="T1199">je</text:span><text:span text:style-name="T1211"> </text:span><text:span text:style-name="T1212">de cette paraphrase </text:span><text:span text:style-name="T1213">ne correspond pas à</text:span><text:span text:style-name="T1212"> </text:span><text:span text:style-name="T1214">une </text:span><text:span text:style-name="T1212">unité dans le discours et</text:span><text:span text:style-name="T1211"> </text:span><text:span text:style-name="T1212">semble être </text:span><text:span text:style-name="T1214">un </text:span><text:span text:style-name="T1212">actant incorporé </text:span><text:span text:style-name="T1215">de la lexie </text:span><text:span text:style-name="T1200">tiens</text:span><text:span text:style-name="T1215">I.2</text:span><text:span text:style-name="T1212">, </text:span><text:span text:style-name="T1216">un peu comme </text:span><text:span text:style-name="T1201">la pluie</text:span><text:span text:style-name="T1216"> est un actant incorporé au verbe </text:span><text:span text:style-name="T1201">pleuvoir</text:span><text:span text:style-name="T1216"> (</text:span><text:span text:style-name="T1201">il pleut = de la pluie tombe</text:span><text:span text:style-name="T1216">) </text:span><text:reference-mark-start text:name="ZOTERO_ITEM CSL_CITATION {&quot;citationID&quot;:&quot;e8ojjti59&quot;,&quot;properties&quot;:{&quot;formattedCitation&quot;:&quot;{\\rtf (Polgu\\uc0\\u232{}re, 2012)}&quot;,&quot;plainCitation&quot;:&quot;(Polguère, 2012)&quot;},&quot;citationItems&quot;:[{&quot;id&quot;:81,&quot;uris&quot;:[&quot;http://zotero.org/users/1655709/items/APRSXJNG&quot;],&quot;uri&quot;:[&quot;http://zotero.org/users/1655709/items/APRSXJNG&quot;],&quot;itemData&quot;:{&quot;id&quot;:81,&quot;type&quot;:&quot;article-journal&quot;,&quot;title&quot;:&quot;Propriétés sémantiques et combinatoires des quasi-prédicats sémantiques&quot;,&quot;container-title&quot;:&quot;Scolia&quot;,&quot;page&quot;:&quot;131-152&quot;,&quot;volume&quot;:&quot;26&quot;,&quot;source&quot;:&quot;HAL Archives Ouvertes&quot;,&quot;author&quot;:[{&quot;family&quot;:&quot;Polguère&quot;,&quot;given&quot;:&quot;Alain&quot;}],&quot;issued&quot;:{&quot;date-parts&quot;:[[&quot;2012&quot;]]}}}],&quot;schema&quot;:&quot;https://github.com/citation-style-language/schema/raw/master/csl-citation.json&quot;} RNDZhJENAQ9Kg"/><text:span text:style-name="T654">(Polgu</text:span><text:span text:style-name="T624">ère, 2012)</text:span><text:reference-mark-end text:name="ZOTERO_ITEM CSL_CITATION {&quot;citationID&quot;:&quot;e8ojjti59&quot;,&quot;properties&quot;:{&quot;formattedCitation&quot;:&quot;{\\rtf (Polgu\\uc0\\u232{}re, 2012)}&quot;,&quot;plainCitation&quot;:&quot;(Polguère, 2012)&quot;},&quot;citationItems&quot;:[{&quot;id&quot;:81,&quot;uris&quot;:[&quot;http://zotero.org/users/1655709/items/APRSXJNG&quot;],&quot;uri&quot;:[&quot;http://zotero.org/users/1655709/items/APRSXJNG&quot;],&quot;itemData&quot;:{&quot;id&quot;:81,&quot;type&quot;:&quot;article-journal&quot;,&quot;title&quot;:&quot;Propriétés sémantiques et combinatoires des quasi-prédicats sémantiques&quot;,&quot;container-title&quot;:&quot;Scolia&quot;,&quot;page&quot;:&quot;131-152&quot;,&quot;volume&quot;:&quot;26&quot;,&quot;source&quot;:&quot;HAL Archives Ouvertes&quot;,&quot;author&quot;:[{&quot;family&quot;:&quot;Polguère&quot;,&quot;given&quot;:&quot;Alain&quot;}],&quot;issued&quot;:{&quot;date-parts&quot;:[[&quot;2012&quot;]]}}}],&quot;schema&quot;:&quot;https://github.com/citation-style-language/schema/raw/master/csl-citation.json&quot;} RNDZhJENAQ9Kg"/><text:span text:style-name="T1211">. </text:span><text:span text:style-name="T1217">Nous considérons que t</text:span><text:span text:style-name="T1215">ous les MI possèdent un </text:span><text:span text:style-name="T1200">je</text:span><text:span text:style-name="T1215"> comme actant incorporé. </text:span></text:p>
      <text:p text:style-name="P968"/>
      <text:p text:style-name="P1014"><text:span text:style-name="T1215">Certains MI ne peuvent être produits qu'en s'adressant à un ou plusieurs coénonciateurs et possèdent donc en plus un </text:span><text:span text:style-name="T1200">tu/vous</text:span><text:span text:style-name="T1215"> comme actant. C'est le cas de tiensI.2. Le fait que le signifiant de cette lexie </text:span>devient <text:span text:style-name="T82">tenez</text:span> lorsqu'<text:span text:style-name="T1258">elle </text:span>est adressé<text:span text:style-name="T1258">e</text:span> à plusieurs coénonciateurs est révélateur de ce phénomène. <text:span text:style-name="T1259">Les MI qui possèdent des </text:span><text:span text:style-name="T836">actant</text:span><text:span text:style-name="T837">s</text:span><text:span text:style-name="T836"> </text:span><text:span text:style-name="T1135">tu</text:span><text:span text:style-name="T836">/</text:span><text:span text:style-name="T1135">vous</text:span><text:span text:style-name="T836"> </text:span><text:span text:style-name="T838">sont souvent issus de verbes à la forme impérative (ex : </text:span><text:span text:style-name="T1136">regarde</text:span><text:span text:style-name="T838">, </text:span><text:span text:style-name="T1136">écoute</text:span><text:span text:style-name="T838">), mais pas nécessairement (ex : </text:span><text:span text:style-name="T1136">voyons</text:span><text:span text:style-name="T838">, </text:span><text:span text:style-name="T1136">sérieux</text:span><text:span text:style-name="T838">). Les actants </text:span><text:span text:style-name="T1136">tu</text:span><text:span text:style-name="T838">/</text:span><text:span text:style-name="T1136">vous</text:span><text:span text:style-name="T838"> ne sont en général pas </text:span><text:soft-page-break/><text:span text:style-name="T838">représentés par des unités linguistiques dans le discours</text:span><text:span text:style-name="T836">. </text:span><text:span text:style-name="T838">Lorsqu'ils le sont, o</text:span><text:span text:style-name="T836">n a </text:span><text:span text:style-name="T839">af</text:span><text:span text:style-name="T836">faire </text:span><text:span text:style-name="T840">à</text:span><text:span text:style-name="T836"> la construction « marqueur + SN vocatif », décrite plus bas.</text:span></text:p>
      <text:p text:style-name="P75"/>
      <text:h text:style-name="Heading_20_3" text:outline-level="3"><text:bookmark-start text:name="__RefHeading__11224_499667304"/><text:span text:style-name="T2007">B.5.2. </text:span>Éléments de la situation<text:bookmark-end text:name="__RefHeading__11224_499667304"/></text:h>
      <text:p text:style-name="P1027">Les signifiés des MI font non seulement appel à l'énonciateur et à des coénonciateurs, mais aussi à des actants sémantiques que l'on peut regrouper sous la dénomination « éléments de la situation ». </text:p>
      <text:p text:style-name="P1027"/>
      <text:p text:style-name="P1027">Il est difficile de caractériser les actants sémantiques des MD qui sont des « éléments de la situation ». Hansen <text:reference-mark-start text:name="ZOTERO_ITEM CSL_CITATION {&quot;citationID&quot;:&quot;2q9cFJbs&quot;,&quot;properties&quot;:{&quot;formattedCitation&quot;:&quot;(Hansen, 2005)&quot;,&quot;plainCitation&quot;:&quot;(Hansen, 2005)&quot;},&quot;citationItems&quot;:[{&quot;id&quot;:12,&quot;uris&quot;:[&quot;http://zotero.org/users/1655709/items/6CZGEBXP&quot;],&quot;uri&quot;:[&quot;http://zotero.org/users/1655709/items/6CZGEBXP&quot;],&quot;itemData&quot;:{&quot;id&quot;:12,&quot;type&quot;:&quot;book&quot;,&quot;title&quot;:&quot;A dynamic polysemy approach to the lexical semantics of discourse markers, (with an exemplary analysis of French toujours)&quot;,&quot;publisher&quot;:&quot;Université de Copenhague&quot;,&quot;publisher-place&quot;:&quot;Copenhague&quot;,&quot;event-place&quot;:&quot;Copenhague&quot;,&quot;author&quot;:[{&quot;family&quot;:&quot;Hansen&quot;,&quot;given&quot;:&quot;Maj-Britt Mosegaard&quot;}],&quot;issued&quot;:{&quot;date-parts&quot;:[[&quot;2005&quot;]]}}}],&quot;schema&quot;:&quot;https://github.com/citation-style-language/schema/raw/master/csl-citation.json&quot;} RNDQFKDh1Vh1m"/>(2005)<text:reference-mark-end text:name="ZOTERO_ITEM CSL_CITATION {&quot;citationID&quot;:&quot;2q9cFJbs&quot;,&quot;properties&quot;:{&quot;formattedCitation&quot;:&quot;(Hansen, 2005)&quot;,&quot;plainCitation&quot;:&quot;(Hansen, 2005)&quot;},&quot;citationItems&quot;:[{&quot;id&quot;:12,&quot;uris&quot;:[&quot;http://zotero.org/users/1655709/items/6CZGEBXP&quot;],&quot;uri&quot;:[&quot;http://zotero.org/users/1655709/items/6CZGEBXP&quot;],&quot;itemData&quot;:{&quot;id&quot;:12,&quot;type&quot;:&quot;book&quot;,&quot;title&quot;:&quot;A dynamic polysemy approach to the lexical semantics of discourse markers, (with an exemplary analysis of French toujours)&quot;,&quot;publisher&quot;:&quot;Université de Copenhague&quot;,&quot;publisher-place&quot;:&quot;Copenhague&quot;,&quot;event-place&quot;:&quot;Copenhague&quot;,&quot;author&quot;:[{&quot;family&quot;:&quot;Hansen&quot;,&quot;given&quot;:&quot;Maj-Britt Mosegaard&quot;}],&quot;issued&quot;:{&quot;date-parts&quot;:[[&quot;2005&quot;]]}}}],&quot;schema&quot;:&quot;https://github.com/citation-style-language/schema/raw/master/csl-citation.json&quot;} RNDQFKDh1Vh1m"/> nous semble avoir une approche intéressante. Selon elle, les MD ne marquent jamais un lien entre l'énoncé dans lequel ils se trouvent et le cotexte linguistique, mais plutôt un lien entre cet énoncé et le « modèle de discours mental en construction ». Ce dernier contiendrait de l'information provenant, entres autres, d'énoncés précédents, mais aussi de l'information provenant du contexte non-linguistique ainsi que de connaissances encyclopédiques pertinentes. Différents marqueurs réfèrent à différents éléments du « modèle de discours mental ». </text:p>
      <text:p text:style-name="P1027"/>
      <text:p text:style-name="P1242">Dans le contexte d'une description sémantique à l'aide d'une paraphrase, le mot « quelque chose » <text:span text:style-name="T1260">ou une variable (« X ») </text:span>peu<text:span text:style-name="T1260">ven</text:span>t être utilisé<text:span text:style-name="T1260">s</text:span> afin de représenter un actant sémantique non-déterminé qui est un élément de la situation.</text:p>
      <text:p text:style-name="P1243"/>
      <text:p text:style-name="P1017">Dans l'exemple (<text:span text:style-name="T2061">7</text:span>) vu plus haut, ce <text:span text:style-name="T82">quelque chose</text:span> correspond à la fenêtre ouverte qui a été localisée par l'énonciat<text:span text:style-name="T1261">rice</text:span>. </text:p>
      <text:p text:style-name="P1027"/>
      <text:p text:style-name="P1027"><text:span text:style-name="T1262">Ce type d'actant sémantique est parfois soumis à des restrictions. </text:span>Par exemple, le marqueur <text:span text:style-name="T82">voyons</text:span>1 de l'énoncé (<text:span text:style-name="T2291">13</text:span>), tel que décrit dans <text:reference-mark-start text:name="ZOTERO_ITEM CSL_CITATION {&quot;citationID&quot;:&quot;fEwOUbLt&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ArS6NY5MZB"/>(Dostie, 2004)<text:reference-mark-end text:name="ZOTERO_ITEM CSL_CITATION {&quot;citationID&quot;:&quot;fEwOUbLt&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ArS6NY5MZB"/>, porte obligatoirement sur des propos ou des comportements qui se sont produits avant. </text:p>
      <text:p text:style-name="P1027"/>
      <text:p text:style-name="P1027">(<text:span text:style-name="T860"><text:sequence text:ref-name="refDrawing12" text:name="Drawing" text:formula="ooow:Drawing+1" style:num-format="1">13</text:sequence></text:span>)<text:tab/>V : ouin (.) mais avant que j’aille danser nue euh: s:- va falloir qu’on me donne cher là </text:p>
      <text:p text:style-name="P1027"><text:tab/>[...] </text:p>
      <text:p text:style-name="P1027"><text:tab/>M : <text:span text:style-name="T21">voyons</text:span> Virginie je te pensais plus open </text:p>
      <text:p text:style-name="P1018"><text:tab/><text:span text:style-name="T475">[CFPQ, sous-corpus 19, segment 1, page 5, ligne 8-9]</text:span></text:p>
      <text:p text:style-name="P1027"/>
      <text:p text:style-name="P1021"><text:soft-page-break/><text:span text:style-name="T1263">Certains marqueurs ne sont produits qu'en réaction à des paroles, d'autres peuvent être produits en réaction à des gestes ou des paroles. </text:span>Les <text:span text:style-name="T1263">composantes</text:span> « ce que tu dis » et « ce que tu fais » peuvent être utilis<text:span text:style-name="T1264">ées</text:span> afin de représenter <text:span text:style-name="T1263">dans les paraphrases</text:span> ces types d'actants sémantiques <text:span text:style-name="T1261">soumis à des restrictions</text:span>. </text:p>
      <text:p text:style-name="P1027"/>
      <text:h text:style-name="Heading_20_2" text:outline-level="2"><text:bookmark-start text:name="__RefHeading__4508_806846935"/><text:span text:style-name="T2007">B.6</text:span>. Comportement syntaxique des MI<text:bookmark-end text:name="__RefHeading__4508_806846935"/></text:h>
      <text:p text:style-name="P1027">Une analyse du comportement syntaxique des MI nous aidera à concevoir le système formel qui sera chargé de repérer ces unités dans les textes.</text:p>
      <text:p text:style-name="P1027"/>
      <text:p text:style-name="P1022">Typiquement, les MI se retrouve<text:span text:style-name="T1265">nt</text:span> sous la forme de mots-phrases, à l'extérieur des structures prédicatives. Certains marqueurs <text:span text:style-name="T1265">s'éloignent parfois de ce comportement syntaxique prototypique et se rattachent à des propositions ou à des syntagmes nominaux.</text:span></text:p>
      <text:p text:style-name="P1022"/>
      <text:p text:style-name="P1023">Puisque dans la plupart des cas les MI sont utilisés comme mots-phrases, les éléments de la situation sur lesquels ils portent ne sont pas <text:span text:style-name="T1266">souvent</text:span> nommés <text:span text:style-name="T1266">avec précision dans le discours</text:span>. <text:span text:style-name="T1266">Les coénonciateurs doivent interpréter l'intention communicative de l'énonciateur à l'aide de l'information qu'ils possèdent sur le contexte d'énonciation. Afin d'éviter des mésinterprétations, les énonciateurs accompagnent souvent les MI qu'ils produisent de phrases qui servent à préciser l'élément de la situation sur lequel ces marqueurs portent. En (13), par exemple, la phrase « je te pensais plus open » offre aux coénonciateurs une piste d'interprétation du mot </text:span><text:span text:style-name="T83">voyons</text:span><text:span text:style-name="T477"> </text:span><text:span text:style-name="T478">et évite que celui-ci soit mal interprété. </text:span><text:span text:style-name="T479">Si certains MI sont le plus souvent utilisés de manière isolés, d'autres sont le plus souvent accompagnés de phrases explicatives. Dans </text:span><text:span text:style-name="T557">plusieurs</text:span><text:span text:style-name="T479"> cas, une même lexie peut être utilisée autant comme </text:span><text:span text:style-name="T557">marqueurs de réalisation d'acte illocutoire </text:span><text:span text:style-name="T479">que comme </text:span><text:span text:style-name="T557">marqueur d'interprétation (voir B.2.1.).</text:span></text:p>
      <text:p text:style-name="P1023"/>
      <text:p text:style-name="P1024"><text:span text:style-name="T1267">Exceptionnellement, </text:span>les <text:span text:style-name="T2062">M</text:span>I <text:span text:style-name="T1267">sont </text:span>liés <text:span text:style-name="T1268">grammaticalement </text:span>à des propositions <text:span text:style-name="T1267">qui semblent correspondre exactement à l'élément de la situation sur lequel ils portent.</text:span></text:p>
      <text:p text:style-name="P1024"/>
      <text:p text:style-name="P1244">Ces différentes constructions syntaxiques sont examinées plus bas.</text:p>
      <text:p text:style-name="P640"/>
      <text:h text:style-name="Heading_20_3" text:outline-level="3"><text:bookmark-start text:name="__RefHeading__4510_806846935"/><text:soft-page-break/><text:span text:style-name="T2007">B.6</text:span>.1. Mots-phrases<text:bookmark-end text:name="__RefHeading__4510_806846935"/></text:h>
      <text:p text:style-name="P1027">Les MI ont la particularité d'être le plus souvent employés <text:span text:style-name="T2293">de manière isolée</text:span> d'un point de vue syntaxique. Ils peuvent alors se déplacer plus ou moins librement avant ou après les autres syntagmes. Comme plusieurs MD, ils semblent ainsi appartenir à la macrosyntaxe du discours en contribuant à l'enchaînement des syntagmes et des énoncés. Dans l'énoncé (<text:span text:style-name="T2292">14</text:span>), par exemple, le mot <text:span text:style-name="T82">ostie</text:span> aurait très bien pu être placé à la fin de l'énoncé, comme au début ou avant le <text:span text:style-name="T82">pis</text:span>.</text:p>
      <text:p text:style-name="P1027"/>
      <text:p text:style-name="P1027">(<text:span text:style-name="T1225"><text:sequence text:ref-name="refDrawing13" text:name="Drawing" text:formula="ooow:Drawing+1" style:num-format="1">14</text:sequence></text:span>)<text:tab/><text:span text:style-name="T475">ils manifestaient &lt;all&lt;pacifiquement&gt;&gt; pis </text:span><text:span text:style-name="T599">ostie</text:span><text:span text:style-name="T475"> on (.) on leur tire dessus </text:span><text:span text:style-name="T1220">t’sais</text:span></text:p>
      <text:p text:style-name="P1018"><text:tab/><text:span text:style-name="T475">[CFPQ, sous-corpus 9, segment 6, page 81, ligne 11]</text:span></text:p>
      <text:p text:style-name="P1027"/>
      <text:h text:style-name="Heading_20_3" text:outline-level="3"><text:bookmark-start text:name="__RefHeading__4512_806846935"/><text:span text:style-name="T2007">B.6</text:span>.2. MI lié à une proposition<text:bookmark-end text:name="__RefHeading__4512_806846935"/></text:h>
      <text:h text:style-name="Heading_20_4" text:outline-level="4"><text:bookmark-start text:name="__RefHeading__22645_1516882441"/>Construction 1 : marqueur + que P<text:bookmark-end text:name="__RefHeading__22645_1516882441"/></text:h>
      <text:p text:style-name="P1027">Certains MI peuvent se combiner avec des propositions à l'aide de la conjonction <text:span text:style-name="T82">que</text:span><text:span text:style-name="T475">. Le texte ainsi lié tient lieu d'actant sémantique du marqueur. </text:span><text:span text:style-name="T480">Le marqueur </text:span><text:span text:style-name="T84">ostie</text:span><text:span text:style-name="T480"> dans l'exemple construit (</text:span><text:span text:style-name="T558">1</text:span><text:span text:style-name="T573">5</text:span><text:span text:style-name="T480">) a un actant sémantique non-déterminé, qui correspond à « la situation d'énonciation », tel qu'expliqué plus haut. En (</text:span><text:span text:style-name="T558">1</text:span><text:span text:style-name="T573">6</text:span><text:span text:style-name="T480">), au contraire, </text:span><text:span text:style-name="T84">ostie</text:span><text:span text:style-name="T480"> porte clairement sur la proposition introduite par le </text:span><text:span text:style-name="T84">que</text:span><text:span text:style-name="T480">.</text:span></text:p>
      <text:p text:style-name="P82"/>
      <text:p text:style-name="P1426"><text:span text:style-name="T475">(</text:span><text:span text:style-name="T475"><text:sequence text:ref-name="refDrawing14" text:name="Drawing" text:formula="ooow:Drawing+1" style:num-format="1">15</text:sequence></text:span><text:span text:style-name="T475">)<text:tab/></text:span><text:span text:style-name="T599">ostie</text:span><text:span text:style-name="T458"> (.) elle me fait rire AH:</text:span></text:p>
      <text:p text:style-name="P45"/>
      <text:p text:style-name="P1426">(<text:sequence text:ref-name="refDrawing15" text:name="Drawing" text:formula="ooow:Drawing+1" style:num-format="1">16</text:sequence>)<text:tab/><text:span text:style-name="T599">ostie</text:span><text:span text:style-name="T458"> qu'elle me fait rire AH:</text:span></text:p>
      <text:p text:style-name="P58"><text:tab/><text:span text:style-name="T2279">[CFPQ, sous-corpus 19, segment 7, page 67, ligne 16]</text:span></text:p>
      <text:p text:style-name="P80"/>
      <text:p text:style-name="P83">D<text:span text:style-name="T2063">ans ces deux énoncés, </text:span><text:span text:style-name="T290">ostie</text:span><text:span text:style-name="T2063"> est un MI. Dans le premier, il est marqueur de réalisation d'un acte illocutoire et dans le second, il est marqueur d'interprétation.</text:span></text:p>
      <text:p text:style-name="P80"/>
      <text:h text:style-name="Heading_20_4" text:outline-level="4"><text:bookmark-start text:name="__RefHeading__22647_1516882441"/>Construction 2 : marqueur + si P<text:bookmark-end text:name="__RefHeading__22647_1516882441"/></text:h>
      <text:p text:style-name="corps"><text:span text:style-name="T671">Certains MI se retrouvent parfois sous la forme</text:span><text:span text:style-name="T932"> marqueur + </text:span><text:span text:style-name="T1133">si P</text:span><text:span text:style-name="T932">. La relation entre le marqueur et P est la même que pour la forme marqueur + </text:span><text:span text:style-name="T1133">que P</text:span><text:span text:style-name="T932">. </text:span><text:span text:style-name="T1096">Cette construction est mentionnée dans </text:span><text:reference-mark-start text:name="ZOTERO_ITEM CSL_CITATION {&quot;citationID&quot;:&quot;1c341u74ks&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hwScIGjWDM"/>(Dostie, 2004)<text:reference-mark-end text:name="ZOTERO_ITEM CSL_CITATION {&quot;citationID&quot;:&quot;1c341u74ks&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hwScIGjWDM"/>.</text:p>
      <text:p text:style-name="P45"/>
      <text:p text:style-name="exemple"><text:soft-page-break/>(<text:sequence text:ref-name="refDrawing16" text:name="Drawing" text:formula="ooow:Drawing+1" style:num-format="1">17</text:sequence>)<text:tab/><text:span text:style-name="T82">Tu parles</text:span> (si je lui ai parlé)! Plus fermé que ça, tu meurs!</text:p>
      <text:p text:style-name="P45"><text:tab/>(Dostie 2004 : 47)</text:p>
      <text:p text:style-name="P45"/>
      <text:p text:style-name="corps">Nous retrouvons quelques exemples de cette construction dans le CFPQ, comme en (1<text:span text:style-name="T2294">8</text:span>) où le <text:span text:style-name="T2064">second</text:span> marqueur <text:span text:style-name="T82">voyons</text:span> est lié à la proposition « si ça a du bon sens ».</text:p>
      <text:p text:style-name="corps"/>
      <text:p text:style-name="P1430">(<text:sequence text:ref-name="refDrawing17" text:name="Drawing" text:formula="ooow:Drawing+1" style:num-format="1">18</text:sequence>)<text:tab/><text:span text:style-name="T2064">S : &lt;all&lt;là Mario lui quand il a il a parti ben imagine-toi ça ça là ça ça le déprimait là vu que (.) partir en autobus voyons donc (.) tu peux pas partir t’en aller en: autobus </text:span><text:span text:style-name="T48">voyons si ça a du bon sens</text:span><text:span text:style-name="T2064">&gt;&gt;</text:span></text:p>
      <text:p text:style-name="P54"><text:tab/><text:span text:style-name="T82">[</text:span><text:span text:style-name="T332">CFPQ, </text:span><text:span text:style-name="T82">sous-corpus 5, segment 10, page 108, ligne 12]</text:span></text:p>
      <text:p text:style-name="P54"/>
      <text:h text:style-name="Heading_20_3" text:outline-level="3"><text:bookmark-start text:name="__RefHeading__4514_806846935"/><text:span text:style-name="T2007">B.6</text:span>.3. MI lié à un SN<text:bookmark-end text:name="__RefHeading__4514_806846935"/></text:h>
      <text:h text:style-name="Heading_20_4" text:outline-level="4"><text:bookmark-start text:name="__RefHeading__22649_1516882441"/>Construction 1 : marqueur + SN vocatif<text:bookmark-end text:name="__RefHeading__22649_1516882441"/></text:h>
      <text:p text:style-name="corps">Plusieurs marqueurs peuvent se combiner avec un syntagme nominal « vocatif », c'est-à-dire qui désigne une personne à laquelle l'énonciateur s'adresse. Nous avons vu cette structure avec <text:span text:style-name="T82">voyons</text:span> dans l'énoncé (<text:span text:style-name="T2295">13</text:span>) plus haut. Dans l'énoncé (1<text:span text:style-name="T2295">9</text:span>), le SN « Lynda » est lié à <text:span text:style-name="T82">heille</text:span> de cette façon :</text:p>
      <text:p text:style-name="P45"/>
      <text:p text:style-name="P45">(<text:sequence text:ref-name="refDrawing18" text:name="Drawing" text:formula="ooow:Drawing+1" style:num-format="1">19</text:sequence>)<text:tab/>ah:: <text:span text:style-name="T21">heille</text:span> Lynda tu me don- passerais-tu le lait↑</text:p>
      <text:p text:style-name="P59"><text:tab/>[CFPQ, sous-corpus 18, segment 4, page 48, ligne 7]</text:p>
      <text:p text:style-name="P45"/>
      <text:h text:style-name="Heading_20_4" text:outline-level="4"><text:bookmark-start text:name="__RefHeading__22651_1516882441"/>Construction 2 : marqueur + de SN<text:bookmark-end text:name="__RefHeading__22651_1516882441"/></text:h>
      <text:p text:style-name="P45">Dans le cas où les marqueurs sont liés à des syntagmes nominaux introduits par <text:span text:style-name="T82">de,</text:span><text:span text:style-name="T475"> comme en (</text:span><text:span text:style-name="T574">20</text:span><text:span text:style-name="T475">), la relation entre le marqueur et le SN est toute autre. </text:span><text:span text:style-name="T481">En (</text:span><text:span text:style-name="T574">20</text:span><text:span text:style-name="T481">), le SN « Virginie » ne réfère pas à une </text:span><text:span text:style-name="T482">coénonciat</text:span><text:span text:style-name="T481">rice, mais à l'élément de la situation </text:span><text:span text:style-name="T482">sur lequel porte le marqueur </text:span><text:span text:style-name="T85">ostie</text:span><text:span text:style-name="T482">. </text:span></text:p>
      <text:p text:style-name="P45"/>
      <text:p text:style-name="P45">(<text:sequence text:ref-name="refDrawing19" text:name="Drawing" text:formula="ooow:Drawing+1" style:num-format="1">20</text:sequence>)<text:tab/><text:span text:style-name="T599">ostie</text:span><text:span text:style-name="T82"> de Virginie hein elle a tellement pas changé là-dessus </text:span></text:p>
      <text:p text:style-name="P58"><text:tab/><text:span text:style-name="T2279">[CFPQ, sous-corpus 19, segment 7, page 63, ligne 5]</text:span></text:p>
      <text:p text:style-name="P45"/>
      <text:p text:style-name="P1102"><text:soft-page-break/><text:span text:style-name="T677">Cette construction doit être distinguée d'une construction comme celle présentée </text:span><text:span text:style-name="T678">en (</text:span><text:span text:style-name="T749">21</text:span><text:span text:style-name="T678">)</text:span><text:span text:style-name="T671"> </text:span><text:span text:style-name="T677">où </text:span><text:span text:style-name="T1174">ostie</text:span><text:span text:style-name="T679"> agit à titre </text:span><text:span text:style-name="T741">d</text:span><text:span text:style-name="T743">e qualifieur </text:span><text:span text:style-name="T744">de l'adjectif</text:span><text:span text:style-name="T743"> « folle »</text:span><text:span text:style-name="T741">. </text:span><text:span text:style-name="T743">Le fait que </text:span><text:span text:style-name="T1187">ostie</text:span><text:span text:style-name="T743"> soit </text:span><text:span text:style-name="T742">introduit par la préposition </text:span><text:span text:style-name="T1186">de</text:span><text:span text:style-name="T885"> </text:span><text:span text:style-name="T886">fait en sorte qu'il ne peut pas être interprété comme un MI.</text:span></text:p>
      <text:p text:style-name="P964"/>
      <text:p text:style-name="P1440"><text:span text:style-name="T2065">(</text:span><text:span text:style-name="T2065"><text:sequence text:ref-name="refDrawing20" text:name="Drawing" text:formula="ooow:Drawing+1" style:num-format="1">21</text:sequence></text:span><text:span text:style-name="T2065">)<text:tab/>[...] je l'ai traitée de </text:span><text:span text:style-name="T49">crisse de folle</text:span><text:span text:style-name="T2065"> [...]</text:span></text:p>
      <text:p text:style-name="exemple"><text:tab/><text:span text:style-name="T82">[</text:span><text:span text:style-name="T333">CFPQ, </text:span><text:span text:style-name="T82">sous-corpus 2, segment 8, page 97, ligne 3]</text:span></text:p>
      <text:p text:style-name="P86"/>
      <text:p text:style-name="P85"><text:span text:style-name="T2066">E</text:span>n (<text:span text:style-name="T2296">22</text:span>), <text:span text:style-name="T82">ostie</text:span> est également utilisé avec à proposition <text:span text:style-name="T82">de</text:span> pour qualifier un nom.</text:p>
      <text:p text:style-name="P47"/>
      <text:p text:style-name="exemple">(<text:sequence text:ref-name="refDrawing21" text:name="Drawing" text:formula="ooow:Drawing+1" style:num-format="1">22</text:sequence>)<text:tab/><text:span text:style-name="T458">ça va me coûter un bras cet </text:span><text:span text:style-name="T599">ostie</text:span><text:span text:style-name="T458"> de plancher là</text:span><text:span text:style-name="T382"> </text:span></text:p>
      <text:p text:style-name="exemple"><text:tab/><text:span text:style-name="T82">[CFPQ, sous-corpus 12, segment 9, page 144, ligne 9]</text:span></text:p>
      <text:p text:style-name="P84"/>
      <text:p text:style-name="P49">Bien qu'il<text:span text:style-name="T2068">s</text:span> soi<text:span text:style-name="T2068">en</text:span>t appréciatif<text:span text:style-name="T2068">s</text:span> et qu'il<text:span text:style-name="T2068">s</text:span> nous renseigne<text:span text:style-name="T2068">nt</text:span> sur la subjectivité de<text:span text:style-name="T2068">s</text:span> énonciateur<text:span text:style-name="T2068">s</text:span>, le<text:span text:style-name="T2067">s</text:span> <text:span text:style-name="T82">ostie</text:span> de (<text:span text:style-name="T2296">21</text:span>) <text:span text:style-name="T2067">et (22)</text:span> n<text:span text:style-name="T2067">e sont </text:span>pas <text:span text:style-name="T2067">des</text:span> MI. En tant qu'unité<text:span text:style-name="T2069">s</text:span> intraprédicative<text:span text:style-name="T2069">s</text:span>, <text:span text:style-name="T2069">leurs</text:span> actants sémantiques et syntaxiques sont différents <text:span text:style-name="T1269">d</text:span>e ceux <text:span text:style-name="T1269">associés aux</text:span> unités extraprédicatives. <text:span text:style-name="T2069">Leur</text:span> analyse automatique demanderait un système différent. <text:span text:style-name="T424">Cela signifie que le système d'analyse que nous voulons créer devra être capable de distinguer de telles unités intraprédicatives des unités extraprédicatives.</text:span></text:p>
      <text:p text:style-name="P64"/>
      <text:h text:style-name="Heading_20_2" text:outline-level="2"><text:bookmark-start text:name="__RefHeading__4516_806846935"/><text:span text:style-name="T2007">B.7. </text:span>Morphologie des <text:span text:style-name="T2070">M</text:span>I<text:bookmark-end text:name="__RefHeading__4516_806846935"/></text:h>
      <text:p text:style-name="P1027">La morphologie des MI <text:span text:style-name="T1270">n'est pas une question complexe. </text:span>Les M<text:span text:style-name="T2070">I</text:span> sont figés ou, parfois, semi-figés sur le plan morphologique. <text:span text:style-name="T1271">Le seul contexte où l'on observe une variation morphologique chez les MI est celui où il existe une alternance entre la deuxième personne du singulier d'un verbe et sa deuxième personne du pluriel en contexte de vouvoiement ou de pluriel. </text:span><text:reference-mark-start text:name="ZOTERO_ITEM CSL_CITATION {&quot;citationID&quot;:&quot;XKsHQGpx&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GwiSbnjKj7"/>Dostie <text:span text:style-name="T1272">(</text:span>2004)<text:reference-mark-end text:name="ZOTERO_ITEM CSL_CITATION {&quot;citationID&quot;:&quot;XKsHQGpx&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GwiSbnjKj7"/> discute, entre autres, <text:span text:style-name="T1273">d</text:span>es cas de <text:span text:style-name="T382">regarde</text:span><text:span text:style-name="T458">2b </text:span><text:span text:style-name="T459">et</text:span> <text:span text:style-name="T605">┌</text:span><text:span text:style-name="T82">dis </text:span><text:span text:style-name="T382">donc</text:span><text:span text:style-name="T605">┐</text:span><text:span text:style-name="T458">4, </text:span>comme en (<text:span text:style-name="T2297">23</text:span>) :</text:p>
      <text:p text:style-name="P1027"/>
      <text:p text:style-name="exemple">(<text:sequence text:ref-name="refDrawing22" text:name="Drawing" text:formula="ooow:Drawing+1" style:num-format="1">23</text:sequence>)<text:tab/><text:span text:style-name="T475">[B voit A qui arrive:] Eh ben, </text:span><text:span text:style-name="T382">dites donc</text:span><text:span text:style-name="T475">! de la grande visite! Bienvenue, madame!</text:span></text:p>
      <text:p text:style-name="exemple"><text:tab/>(<text:span text:style-name="T82">Tiré de Dostie 2004 : 209</text:span>)</text:p>
      <text:p text:style-name="P1027"/>
      <text:p text:style-name="P1027">La lexie <text:span text:style-name="T82">tiens</text:span><text:span text:style-name="T475">I.3</text:span> présente dans l'énoncé (<text:span text:style-name="T2297">12</text:span>) constitue également un exemple où il y a variation morphologique, puisqu'elle peut (de façon optionnelle) se trouver sous la forme [t<text:span text:style-name="T1274">ə</text:span>ne] dans les contextes où il y a plusieurs coénonciateurs ou en contexte de vouvoiement.</text:p>
      <text:p text:style-name="P1027"><text:soft-page-break/></text:p>
      <text:h text:style-name="Heading_20_2" text:outline-level="2"><text:bookmark-start text:name="__RefHeading__4518_806846935"/><text:span text:style-name="T2007">B.8</text:span>. Prosodie des MI<text:bookmark-end text:name="__RefHeading__4518_806846935"/></text:h>
      <text:p text:style-name="P1027">Les éléments prosodiques qui accompagnent les MI sont importants à prendre en compte tant pour le repérage de ces unités que pour leur interprétation. <text:span text:style-name="T1275">Lorsqu'une personne lit des transcriptions de conversations (du CFPQ, par exemple), l'interprétation correcte de certains MI nécessite d'avoir de l'information prosodique à leur sujet. Une intonation montante ou descendante est parfois un paramètre qui permet de distinguer deux lexies d'un même vocable aux sens très différents. </text:span></text:p>
      <text:p text:style-name="P1027"/>
      <text:p text:style-name="P1027">Les MI constituent typiquement des unités indépendantes d'un point de vue prosodique. Ils sont souvent précédés et/ou suivis de pauses ou de micro-pauses. L'énoncé (<text:span text:style-name="T2298">24</text:span>) constitue un exemple typique où <text:span text:style-name="T605">┌</text:span><text:span text:style-name="T82">wô là</text:span><text:span text:style-name="T605">┐</text:span> se trouve au début d'un tour de parole et est suivi d'une pause significative. <text:span text:style-name="T1276">Le marqueur est donc</text:span> isolé d'un point de vue prosodique.</text:p>
      <text:p text:style-name="P1027"><text:s/></text:p>
      <text:p text:style-name="exemple">(<text:sequence text:ref-name="refDrawing23" text:name="Drawing" text:formula="ooow:Drawing+1" style:num-format="1">24</text:sequence>)<text:tab/><text:span text:style-name="T2298">F : &lt;p&lt;</text:span><text:span text:style-name="T72">wô là</text:span><text:span text:style-name="T2298"> (.) peut-être pas là&gt;&gt; </text:span></text:p>
      <text:p text:style-name="exemple"><text:tab/><text:span text:style-name="T82">[CFPQ, sous-corpus 9, segment 5, page 69, ligne 9]</text:span></text:p>
      <text:p text:style-name="P1027"/>
      <text:p text:style-name="P1027">Des intonations marquées accompagnent souvent certains <text:span text:style-name="T1277">MI</text:span>, parfois de manière <text:span text:style-name="T2071">quasi-</text:span>systématique. Par exemple, les lexies <text:span text:style-name="T82">coudon</text:span>5 et <text:span text:style-name="T82">coudon</text:span>6, qui ont une composante d'inévitabilité dans leurs signifiés, sont habituellement produit<text:span text:style-name="T1277">e</text:span>s avec une intonation descendante, tandis que la lexie <text:span text:style-name="T82">coudon</text:span>4, qui n'a pas une telle composante, est produite avec une intonation montante <text:reference-mark-start text:name="ZOTERO_ITEM CSL_CITATION {&quot;citationID&quot;:&quot;F0ddiBpD&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tUrMkscbCm"/>(Dostie, 2004)<text:reference-mark-end text:name="ZOTERO_ITEM CSL_CITATION {&quot;citationID&quot;:&quot;F0ddiBpD&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tUrMkscbCm"/>. Les intonations ne sont pas transcrites systématiquement dans l<text:span text:style-name="T1277">e</text:span> CFPQ, mais elles sont notées lorsque perçues comme particulièrement significatives. </text:p>
      <text:p text:style-name="P1027"/>
      <text:p text:style-name="P1027">L'allongement de syllabes semble aussi être un paramètre pouvant distinguer certaines lexies. Dans les deux énoncés suivants, on voit que les deux <text:span text:style-name="T82">heille</text:span> ne jouent pas le même rôle. Le <text:span text:style-name="T82">heille</text:span> de (<text:span text:style-name="T2071">25</text:span>), qui est bien allongé, semble réaliser un acte directif, tandis que celui de (<text:span text:style-name="T2071">26</text:span>) semble, entre autres, souligner le caractère intense du contenu propositionnel de l'énoncé : </text:p>
      <text:p text:style-name="P1027"/>
      <text:p text:style-name="exemple"><text:soft-page-break/>(<text:sequence text:ref-name="refDrawing24" text:name="Drawing" text:formula="ooow:Drawing+1" style:num-format="1">25</text:sequence>)<text:tab/><text:span text:style-name="T21">HEI:::LLE</text:span> t’es mieux de pas le dire</text:p>
      <text:p text:style-name="exemple"><text:tab/><text:span text:style-name="T82">[CFPQ, sous-corpus 9, segment 3, page 32, ligne 3]</text:span></text:p>
      <text:p text:style-name="exemple"/>
      <text:p text:style-name="exemple">(<text:sequence text:ref-name="refDrawing25" text:name="Drawing" text:formula="ooow:Drawing+1" style:num-format="1">26</text:sequence>)<text:tab/>&lt;p&lt;<text:span text:style-name="T21">heille</text:span> c’était super&gt;&gt;</text:p>
      <text:p text:style-name="exemple"><text:tab/><text:span text:style-name="T82">[CFPQ, sous-corpus 9, segment 2, page 19, ligne 7]</text:span></text:p>
      <text:p text:style-name="P632"/>
      <text:h text:style-name="Heading_20_2" text:outline-level="2"><text:bookmark-start text:name="__RefHeading__4520_806846935"/><text:span text:style-name="T2007">B.9</text:span>. Combinatoire des MI<text:bookmark-end text:name="__RefHeading__4520_806846935"/></text:h>
      <text:p text:style-name="corps">Les MI peuvent se combiner entre eux ou avec d'autres unités selon des règles précises. Afin de dresser un portrait adéquat de chacun des marqueurs, il nous faudra déterminer dans quelle mesure ils peuvent se combiner avec d'autres unités et quelles conséquences cette combinatoire a sur leur sens. Dostie <text:reference-mark-start text:name="ZOTERO_ITEM CSL_CITATION {&quot;citationID&quot;:&quot;rkp7afih2&quot;,&quot;properties&quot;:{&quot;formattedCitation&quot;:&quot;(Dostie, 2013)&quot;,&quot;plainCitation&quot;:&quot;(Dostie, 2013)&quot;},&quot;citationItems&quot;:[{&quot;id&quot;:21,&quot;uris&quot;:[&quot;http://zotero.org/users/1655709/items/B7CH9U5N&quot;],&quot;uri&quot;:[&quot;http://zotero.org/users/1655709/items/B7CH9U5N&quot;],&quot;itemData&quot;:{&quot;id&quot;:21,&quot;type&quot;:&quot;article-journal&quot;,&quot;title&quot;:&quot;Les associations de marqueurs discursifs. De la cooccurrence libre à la collocation&quot;,&quot;container-title&quot;:&quot;Linguistik online&quot;,&quot;author&quot;:[{&quot;family&quot;:&quot;Dostie&quot;,&quot;given&quot;:&quot;Gaétane&quot;}],&quot;issued&quot;:{&quot;date-parts&quot;:[[&quot;2013&quot;]]}}}],&quot;schema&quot;:&quot;https://github.com/citation-style-language/schema/raw/master/csl-citation.json&quot;} RNDbePYyrWu05"/>(2013)<text:reference-mark-end text:name="ZOTERO_ITEM CSL_CITATION {&quot;citationID&quot;:&quot;rkp7afih2&quot;,&quot;properties&quot;:{&quot;formattedCitation&quot;:&quot;(Dostie, 2013)&quot;,&quot;plainCitation&quot;:&quot;(Dostie, 2013)&quot;},&quot;citationItems&quot;:[{&quot;id&quot;:21,&quot;uris&quot;:[&quot;http://zotero.org/users/1655709/items/B7CH9U5N&quot;],&quot;uri&quot;:[&quot;http://zotero.org/users/1655709/items/B7CH9U5N&quot;],&quot;itemData&quot;:{&quot;id&quot;:21,&quot;type&quot;:&quot;article-journal&quot;,&quot;title&quot;:&quot;Les associations de marqueurs discursifs. De la cooccurrence libre à la collocation&quot;,&quot;container-title&quot;:&quot;Linguistik online&quot;,&quot;author&quot;:[{&quot;family&quot;:&quot;Dostie&quot;,&quot;given&quot;:&quot;Gaétane&quot;}],&quot;issued&quot;:{&quot;date-parts&quot;:[[&quot;2013&quot;]]}}}],&quot;schema&quot;:&quot;https://github.com/citation-style-language/schema/raw/master/csl-citation.json&quot;} RNDbePYyrWu05"/> décrit les différents types d'associations des MD, à savoir la cooccurrence discursive libre, la locution discursive et la collocation discursive.</text:p>
      <text:p text:style-name="P49"/>
      <text:h text:style-name="Heading_20_3" text:outline-level="3"><text:bookmark-start text:name="__RefHeading__22653_1516882441"/><text:span text:style-name="T2007">B.9.1.</text:span> Cooccurrence discursive libre<text:bookmark-end text:name="__RefHeading__22653_1516882441"/></text:h>
      <text:p text:style-name="P1027">Parmi les différents types d'associations des MI, on trouve d'abord la cooccurrence libre, où les marqueurs se suivent dans le texte sans que leurs sens ne soient modifiés par cette juxtaposition. Chacun des marqueurs conserve son sens, comme c'est le cas pour <text:span text:style-name="T82">écoute</text:span>, <text:span text:style-name="T82">heille</text:span> et <text:span text:style-name="T82">franchement</text:span> en (<text:span text:style-name="T2072">27</text:span>) qui se suivent librement<text:span text:style-name="T671"> :</text:span></text:p>
      <text:p text:style-name="P45"/>
      <text:p text:style-name="exemple">(<text:sequence text:ref-name="refDrawing26" text:name="Drawing" text:formula="ooow:Drawing+1" style:num-format="1">27</text:sequence>)<text:tab/><text:span text:style-name="T424">ben c'est ça </text:span><text:span text:style-name="T21">éCOUte</text:span><text:span text:style-name="T424"> </text:span><text:span text:style-name="T21">heille</text:span><text:span text:style-name="T424"> </text:span><text:span text:style-name="T21">franchement</text:span></text:p>
      <text:p text:style-name="exemple"><text:tab/><text:span text:style-name="T82">[CFPQ, sous-corpus 19, segment 3, page 24, ligne 8]</text:span></text:p>
      <text:p text:style-name="P45"/>
      <text:h text:style-name="Heading_20_3" text:outline-level="3"><text:bookmark-start text:name="__RefHeading__22655_1516882441"/><text:span text:style-name="T2007">B.9.2.</text:span> Locution discursive<text:bookmark-end text:name="__RefHeading__22655_1516882441"/></text:h>
      <text:p text:style-name="P49">Certains MI peuvent être considérés comme des locutions issues de l'assemblage de plusieurs mots-formes. Les mots-formes ainsi assemblés peuvent correspondre à des MD (<text:span text:style-name="T605">┌</text:span><text:span text:style-name="T82">bon ben</text:span><text:span text:style-name="T605">┐</text:span>, <text:span text:style-name="T82">coudon</text:span> (<text:span text:style-name="T82">écoute</text:span><text:span text:style-name="T475"> +</text:span><text:span text:style-name="T82"> donc</text:span>), <text:span text:style-name="T605">┌</text:span><text:span text:style-name="T82">dis donc</text:span><text:span text:style-name="T605">┐</text:span>) ou être des unités issues d'autres parties du discours (<text:span text:style-name="T605">┌</text:span><text:span text:style-name="T82">je comprends</text:span><text:span text:style-name="T605">┐</text:span>). Les phrasèmes ainsi formés sont des unités lexicales à part entière.</text:p>
      <text:p text:style-name="P49"/>
      <text:p text:style-name="P1027"><text:soft-page-break/>Quelques MI peuvent se dupliquer <text:reference-mark-start text:name="ZOTERO_ITEM CSL_CITATION {&quot;citationID&quot;:&quot;jNIXjhuv&quot;,&quot;properties&quot;:{&quot;formattedCitation&quot;:&quot;(Dostie, 2007)&quot;,&quot;plainCitation&quot;:&quot;(Dostie, 2007)&quot;},&quot;citationItems&quot;:[{&quot;id&quot;:55,&quot;uris&quot;:[&quot;http://zotero.org/users/1655709/items/WBQUHUZ5&quot;],&quot;uri&quot;:[&quot;http://zotero.org/users/1655709/items/WBQUHUZ5&quot;],&quot;itemData&quot;:{&quot;id&quot;:55,&quot;type&quot;:&quot;article-journal&quot;,&quot;title&quot;:&quot;La réduplication pragmatique des marqueurs discursifs. De là à là là&quot;,&quot;container-title&quot;:&quot;Langue française&quot;,&quot;page&quot;:&quot;45-60&quot;,&quot;issue&quot;:&quot;154&quot;,&quot;author&quot;:[{&quot;family&quot;:&quot;Dostie&quot;,&quot;given&quot;:&quot;Gaétane&quot;}],&quot;issued&quot;:{&quot;date-parts&quot;:[[&quot;2007&quot;]]}}}],&quot;schema&quot;:&quot;https://github.com/citation-style-language/schema/raw/master/csl-citation.json&quot;} RND8Zg8TDf3u3"/>(Dostie, 2007)<text:reference-mark-end text:name="ZOTERO_ITEM CSL_CITATION {&quot;citationID&quot;:&quot;jNIXjhuv&quot;,&quot;properties&quot;:{&quot;formattedCitation&quot;:&quot;(Dostie, 2007)&quot;,&quot;plainCitation&quot;:&quot;(Dostie, 2007)&quot;},&quot;citationItems&quot;:[{&quot;id&quot;:55,&quot;uris&quot;:[&quot;http://zotero.org/users/1655709/items/WBQUHUZ5&quot;],&quot;uri&quot;:[&quot;http://zotero.org/users/1655709/items/WBQUHUZ5&quot;],&quot;itemData&quot;:{&quot;id&quot;:55,&quot;type&quot;:&quot;article-journal&quot;,&quot;title&quot;:&quot;La réduplication pragmatique des marqueurs discursifs. De là à là là&quot;,&quot;container-title&quot;:&quot;Langue française&quot;,&quot;page&quot;:&quot;45-60&quot;,&quot;issue&quot;:&quot;154&quot;,&quot;author&quot;:[{&quot;family&quot;:&quot;Dostie&quot;,&quot;given&quot;:&quot;Gaétane&quot;}],&quot;issued&quot;:{&quot;date-parts&quot;:[[&quot;2007&quot;]]}}}],&quot;schema&quot;:&quot;https://github.com/citation-style-language/schema/raw/master/csl-citation.json&quot;} RND8Zg8TDf3u3"/> et créer de nouvelles lexies, comme <text:span text:style-name="T82">ok</text:span> ou <text:span text:style-name="T82">là</text:span>. Il s'agit d'un type particulier de locution. Dans l'énoncé (<text:span text:style-name="T2073">28</text:span>), par exemple, la duplication de <text:span text:style-name="T82">là</text:span> est significative, puisque <text:span text:style-name="T605">┌</text:span><text:span text:style-name="T458">là là</text:span><text:span text:style-name="T605">┐</text:span><text:span text:style-name="T458"> véhicule l'idée d'immédiateté, ce qui n'est pas nécessairement le cas de </text:span><text:span text:style-name="T382">là</text:span><text:span text:style-name="T458"> employé seul.</text:span></text:p>
      <text:p text:style-name="P632"/>
      <text:p text:style-name="exemple">(<text:sequence text:ref-name="refDrawing27" text:name="Drawing" text:formula="ooow:Drawing+1" style:num-format="1">28</text:sequence>)<text:tab/>L : fait que finalement ils se sont organisés puis j’ai récupéré mon poste mais à [1trente heures</text:p>
      <text:p text:style-name="exemple"><text:tab/>F : [1eh::</text:p>
      <text:p text:style-name="exemple"><text:tab/>J : (RIRE)</text:p>
      <text:p text:style-name="exemple"><text:tab/>L : fait que là j’ai un: trente heures [1officiel là</text:p>
      <text:p text:style-name="exemple"><text:tab/>F : [1au lieu d’un trente-cinq</text:p>
      <text:p text:style-name="exemple"><text:tab/>L : au lieu d’un (.) ben je veux pas avoir un trente-cinq <text:span text:style-name="T21">là là </text:span>pas tout de suite ben en tout cas <text:tab/>(.) je [1 suis bien à trente heures hein/</text:p>
      <text:p text:style-name="exemple"><text:tab/><text:span text:style-name="T82">[CFPQ, sous-corpus 18, segment 5, page 51, ligne 14]</text:span></text:p>
      <text:p text:style-name="P49"/>
      <text:h text:style-name="Heading_20_3" text:outline-level="3"><text:bookmark-start text:name="__RefHeading__22657_1516882441"/><text:span text:style-name="T2007">B.9.3.</text:span> Collocation discursive<text:bookmark-end text:name="__RefHeading__22657_1516882441"/></text:h>
      <text:p text:style-name="P1027">À mi-chemin entre les cooccurrences libres et les locutions, on trouve des constructions semi-figées qu'on peut appeler « collocations ». Selon Dostie <text:reference-mark-start text:name="ZOTERO_ITEM CSL_CITATION {&quot;citationID&quot;:&quot;1rsk4isqt4&quot;,&quot;properties&quot;:{&quot;formattedCitation&quot;:&quot;(Dostie, 2013)&quot;,&quot;plainCitation&quot;:&quot;(Dostie, 2013)&quot;,&quot;dontUpdate&quot;:true},&quot;citationItems&quot;:[{&quot;id&quot;:21,&quot;uris&quot;:[&quot;http://zotero.org/users/1655709/items/B7CH9U5N&quot;],&quot;uri&quot;:[&quot;http://zotero.org/users/1655709/items/B7CH9U5N&quot;],&quot;itemData&quot;:{&quot;id&quot;:21,&quot;type&quot;:&quot;article-journal&quot;,&quot;title&quot;:&quot;Les associations de marqueurs discursifs. De la cooccurrence libre à la collocation&quot;,&quot;container-title&quot;:&quot;Linguistik online&quot;,&quot;author&quot;:[{&quot;family&quot;:&quot;Dostie&quot;,&quot;given&quot;:&quot;Gaétane&quot;}],&quot;issued&quot;:{&quot;date-parts&quot;:[[&quot;2013&quot;]]}}}],&quot;schema&quot;:&quot;https://github.com/citation-style-language/schema/raw/master/csl-citation.json&quot;} RNDxf6mCOBy6R"/>(2013)<text:reference-mark-end text:name="ZOTERO_ITEM CSL_CITATION {&quot;citationID&quot;:&quot;1rsk4isqt4&quot;,&quot;properties&quot;:{&quot;formattedCitation&quot;:&quot;(Dostie, 2013)&quot;,&quot;plainCitation&quot;:&quot;(Dostie, 2013)&quot;,&quot;dontUpdate&quot;:true},&quot;citationItems&quot;:[{&quot;id&quot;:21,&quot;uris&quot;:[&quot;http://zotero.org/users/1655709/items/B7CH9U5N&quot;],&quot;uri&quot;:[&quot;http://zotero.org/users/1655709/items/B7CH9U5N&quot;],&quot;itemData&quot;:{&quot;id&quot;:21,&quot;type&quot;:&quot;article-journal&quot;,&quot;title&quot;:&quot;Les associations de marqueurs discursifs. De la cooccurrence libre à la collocation&quot;,&quot;container-title&quot;:&quot;Linguistik online&quot;,&quot;author&quot;:[{&quot;family&quot;:&quot;Dostie&quot;,&quot;given&quot;:&quot;Gaétane&quot;}],&quot;issued&quot;:{&quot;date-parts&quot;:[[&quot;2013&quot;]]}}}],&quot;schema&quot;:&quot;https://github.com/citation-style-language/schema/raw/master/csl-citation.json&quot;} RNDxf6mCOBy6R"/>, cette forme d'association se caractérise par la présence de deux unités où l'une d'elle, le marqueur-tête, est sémantiquement autonome et sélectionne une autre unité, le marqueur collocatif, qui ne l'est pas. </text:p>
      <text:p text:style-name="P1027"/>
      <text:p text:style-name="P1027">Certains marqueurs collocatifs <text:span text:style-name="T2299">(comme </text:span><text:span text:style-name="T82">là</text:span><text:span text:style-name="T2299">)</text:span> se combinent avec un grand nombre de marqueur<text:span text:style-name="T1279">s</text:span>-tête, comme en (2<text:span text:style-name="T2299">9</text:span>) <text:span text:style-name="T2074">avec </text:span><text:span text:style-name="T292">heille</text:span> et (<text:span text:style-name="T2299">30</text:span>) <text:span text:style-name="T2074">avec </text:span><text:span text:style-name="T292">franchement</text:span><text:span text:style-name="T2074">.</text:span></text:p>
      <text:p text:style-name="P1027"/>
      <text:p text:style-name="exemple">(<text:sequence text:ref-name="refDrawing28" text:name="Drawing" text:formula="ooow:Drawing+1" style:num-format="1">29</text:sequence>)<text:tab/><text:span text:style-name="T21">heille</text:span><text:span text:style-name="T424"> là</text:span></text:p>
      <text:p text:style-name="exemple"><text:tab/><text:span text:style-name="T82">[CFPQ, sous-corpus 2, segment 2, page 20, ligne 18]</text:span></text:p>
      <text:p text:style-name="P1027"/>
      <text:p text:style-name="exemple">(<text:sequence text:ref-name="refDrawing29" text:name="Drawing" text:formula="ooow:Drawing+1" style:num-format="1">30</text:sequence>)<text:tab/>J-M : ouais mais là c'est du gaspillage là avoue hein avoue <text:span text:style-name="T21">franchement là </text:span>t'sais c'est c'est un <text:tab/>PLAIsir là t'as </text:p>
      <text:p text:style-name="exemple"><text:tab/><text:span text:style-name="T82">[CFPQ, sous-corpus 10, segment 7, page 91, ligne 7]</text:span></text:p>
      <text:p text:style-name="P1027"/>
      <text:p text:style-name="P1027">D'autres marqueurs collocatifs ont une combinatoire plus limitée. C'est le cas de <text:span text:style-name="T82">don</text:span><text:span text:style-name="T291">c</text:span>, qui se combine avec <text:span text:style-name="T1280">certains marqueur</text:span><text:span text:style-name="T1281">s</text:span><text:span text:style-name="T1280">-tête comme </text:span><text:span text:style-name="T1282">voyons</text:span><text:span text:style-name="T1283"> </text:span><text:span text:style-name="T1284">en </text:span><text:span text:style-name="T1283">(</text:span><text:span text:style-name="T1285">31</text:span><text:span text:style-name="T1283">), mais non avec d'autres comme </text:span><text:span text:style-name="T1282">mets-en</text:span><text:span text:style-name="T1283"> </text:span><text:span text:style-name="T1284">en </text:span><text:span text:style-name="T1283">(</text:span><text:span text:style-name="T1285">32</text:span><text:span text:style-name="T1283">).</text:span></text:p>
      <text:p text:style-name="P1025"><text:soft-page-break/></text:p>
      <text:p text:style-name="exemple">(<text:sequence text:ref-name="refDrawing30" text:name="Drawing" text:formula="ooow:Drawing+1" style:num-format="1">31</text:sequence>)<text:tab/>ben <text:span text:style-name="T21">voyons</text:span> donc</text:p>
      <text:p text:style-name="exemple"><text:tab/><text:span text:style-name="T82">[CFPQ, sous-corpus 7, segment 3, page 36, ligne 4]</text:span></text:p>
      <text:p text:style-name="P1025"/>
      <text:p text:style-name="exemple">(<text:sequence text:ref-name="refDrawing31" text:name="Drawing" text:formula="ooow:Drawing+1" style:num-format="1">32</text:sequence>)<text:tab/>*mets-en donc</text:p>
      <text:p text:style-name="P1027"/>
      <text:p text:style-name="P1027">Toutes ces possibilités de combinatoire des MI devront être prises en compte lors de l'élaboration du module de repérage présenté <text:span text:style-name="T1278">à la section</text:span> <text:span text:style-name="T2299">E.</text:span></text:p>
      <text:p text:style-name="P1027"/>
      <text:h text:style-name="P1550" text:outline-level="2"><text:bookmark-start text:name="__RefHeading___Toc60148_1734476474"/><text:span text:style-name="T2259">B.10. </text:span>Définition des MI<text:bookmark-end text:name="__RefHeading___Toc60148_1734476474"/></text:h>
      <text:p text:style-name="corps">*À travailler. Je <text:span text:style-name="T2316">réfléchis</text:span> sur la formulation et l'explication d<text:span text:style-name="T2316">'une </text:span>définition <text:span text:style-name="T2316">des MI</text:span>.*</text:p>
      <text:p text:style-name="P88"/>
      <text:h text:style-name="Heading_20_2" text:outline-level="2"><text:bookmark-start text:name="__RefHeading__39119_150002971"/><text:span text:style-name="T2007">B.11</text:span>. Conclusion au sujet des MI<text:bookmark-end text:name="__RefHeading__39119_150002971"/></text:h>
      <text:p text:style-name="P49">Les MI en tant que classe ont été r<text:span text:style-name="T1286">elativement </text:span>peu investigués jusqu'à présent. Nous avons présenté quelques-unes de leurs caractéristiques pragmatiques, sémantiques et syntaxiques, <text:span text:style-name="T2259">puis avons proposé une définition à leur sujet</text:span>. Une réelle compréhension de cette classe ne pourra naître que par l'analyse individuelle d'un grand nombre de marqueurs lui appartenant. Notre étude se veut un pas dans cette direction.</text:p>
      <text:p text:style-name="P49"/>
      <text:p text:style-name="P62">Nous avons établi que les MI réalisent, dans la plupart des cas, des actes illocutoires expressifs et parfois des actes directifs ou assertifs. Pour ce qui est de leurs actants sémantiques, nous savons que les MI renvoient toujours à un énonciateur (un <text:span text:style-name="T82">je</text:span>) comme actant sémantique <text:span text:style-name="T1287">incorporé</text:span> et peuvent également renvoyer à un ou des coénonciateurs. Ils mettent souvent en jeu des éléments du contexte, représentés par des textes ou non. <text:span text:style-name="T1287">Sur le plan de la syntaxe, les MI sont relativement autonomes et sur le plan de la morphologie, ils sont le plus souvent invariables. Nous avons vu également que la prosodie est un paramètre important du signifiant des MI. Enfin, nous avons présenté le phénomène de collocation discursive, caractéristique à ce type d'unités.</text:span></text:p>
      <text:p text:style-name="P87"/>
      <text:p text:style-name="P62"/>
      <text:h text:style-name="P1572" text:outline-level="1"/>
      <text:h text:style-name="P1573" text:outline-level="1"><text:bookmark-start text:name="__RefHeading__15611_92752170"/><text:span text:style-name="T2076">C</text:span>. <text:span text:style-name="T2076">REVUE DE LITTÉRATURE</text:span><text:bookmark-end text:name="__RefHeading__15611_92752170"/></text:h>
      <text:p text:style-name="P1027"><text:span text:style-name="T1288">À notre connaissance, il n'existe pas de travaux qui ont spécifiquement été menés au sujet de l'analyse automatique des MI. Des marqueurs similaires, de la grande famille des marqueurs pragmatiques (MP) (voir B.1.), ont cependant été utilisés dans plusieurs travaux d'analyse automatique de discours écrits et oraux. </text:span><text:span text:style-name="T680">Les </text:span><text:span text:style-name="T681">MP </text:span><text:span text:style-name="T680">en général sont </text:span><text:span text:style-name="T683">typiquement</text:span><text:span text:style-name="T684"> </text:span><text:span text:style-name="T680">vus comme des outils révélateurs des structures discursives </text:span><text:span text:style-name="T683">qui peuvent</text:span><text:span text:style-name="T680"> aider à segmenter les discours en unités de sens et identifier les relations </text:span><text:span text:style-name="T682">qu'elles ont </text:span><text:span text:style-name="T680">entre </text:span><text:span text:style-name="T682">elles</text:span><text:span text:style-name="T680"> </text:span><text:span text:style-name="T685">(par exemple </text:span><text:reference-mark-start text:name="ZOTERO_ITEM CSL_CITATION {&quot;citationID&quot;:&quot;e630845o9&quot;,&quot;properties&quot;:{&quot;formattedCitation&quot;:&quot;(Marcu, 1997, 2000)&quot;,&quot;plainCitation&quot;:&quot;(Marcu, 1997, 2000)&quot;},&quot;citationItems&quot;:[{&quot;id&quot;:89,&quot;uris&quot;:[&quot;http://zotero.org/users/1655709/items/GTW7IVNN&quot;],&quot;uri&quot;:[&quot;http://zotero.org/users/1655709/items/GTW7IVNN&quot;],&quot;itemData&quot;:{&quot;id&quot;:89,&quot;type&quot;:&quot;paper-conference&quot;,&quot;title&quot;:&quot;The Rhetorical Parsing of Natural Language Texts&quot;,&quot;container-title&quot;:&quot;Proceedings of the Eighth Conference on European Chapter of the Association for Computational Linguistics&quot;,&quot;collection-title&quot;:&quot;EACL '97&quot;,&quot;publisher&quot;:&quot;Association for Computational Linguistics&quot;,&quot;publisher-place&quot;:&quot;Stroudsburg, PA, USA&quot;,&quot;page&quot;:&quot;96–103&quot;,&quot;source&quot;:&quot;ACM Digital Library&quot;,&quot;event-place&quot;:&quot;Stroudsburg, PA, USA&quot;,&quot;abstract&quot;:&quot;We derive the rhetorical structures of texts by means of two new, surface-form-based algorithms: one that identifies discourse usages of cue phrases and breaks sentences into clauses, and one that produces valid rhetorical structure trees for unrestricted natural languages texts. The algorithms use information that was derived from a corpus analysis of cue phrases.&quot;,&quot;URL&quot;:&quot;http://dx.doi.org/10.3115/979617.979630&quot;,&quot;DOI&quot;:&quot;10.3115/979617.979630&quot;,&quot;author&quot;:[{&quot;family&quot;:&quot;Marcu&quot;,&quot;given&quot;:&quot;Daniel&quot;}],&quot;issued&quot;:{&quot;date-parts&quot;:[[&quot;1997&quot;]]},&quot;accessed&quot;:{&quot;date-parts&quot;:[[&quot;2014&quot;,11,20]]}}},{&quot;id&quot;:60,&quot;uris&quot;:[&quot;http://zotero.org/users/1655709/items/ZCBUNH6W&quot;],&quot;uri&quot;:[&quot;http://zotero.org/users/1655709/items/ZCBUNH6W&quot;],&quot;itemData&quot;:{&quot;id&quot;:60,&quot;type&quot;:&quot;book&quot;,&quot;title&quot;:&quot;The Theory and Practice of Discourse Parsing and Summarization&quot;,&quot;publisher&quot;:&quot;MIT Press&quot;,&quot;publisher-place&quot;:&quot;Cambridge, MA, USA&quot;,&quot;source&quot;:&quot;ACM Digital Library&quot;,&quot;event-place&quot;:&quot;Cambridge, MA, USA&quot;,&quot;abstract&quot;:&quot;From the Publisher:Until now, most discourse researchers have assumed that full semantic understanding is necessary to derive the discourse structure of texts. This book documents the first serious attempt to construct automatically and use nonsemantic computational structures for text summarization. Daniel Marcu develops a semantics-free theoretical framework that is both general enough to be applicable to naturally occurring texts and concise enough to facilitate an algorithmic approach to discourse analysis. He presents and evaluates two discourse parsing methods: one uses manually written rules that reflect common patterns of usage of cue phrases such as \&quot;however\&quot; and \&quot;in addition to\&quot;; the other uses rules that are learned automatically from a corpus of discourse structures. By means of a psycholinguistic experiment, Marcu demonstrates how a discourse-based summarizer identifies the most important parts of texts at levels of performance that are close to those of humans.  Marcu also discusses how the automatic derivation of discourse structures may be used to improve the performance of current natural language generation, machine translation, summarization, question answering, and information retrieval systems.&quot;,&quot;ISBN&quot;:&quot;0-262-13372-5&quot;,&quot;author&quot;:[{&quot;family&quot;:&quot;Marcu&quot;,&quot;given&quot;:&quot;Daniel&quot;}],&quot;issued&quot;:{&quot;date-parts&quot;:[[&quot;2000&quot;]]}}}],&quot;schema&quot;:&quot;https://github.com/citation-style-language/schema/raw/master/csl-citation.json&quot;} RNDWt8DFP2sok"/><text:span text:style-name="T685">Marcu, 1997, 2000</text:span><text:reference-mark-end text:name="ZOTERO_ITEM CSL_CITATION {&quot;citationID&quot;:&quot;e630845o9&quot;,&quot;properties&quot;:{&quot;formattedCitation&quot;:&quot;(Marcu, 1997, 2000)&quot;,&quot;plainCitation&quot;:&quot;(Marcu, 1997, 2000)&quot;},&quot;citationItems&quot;:[{&quot;id&quot;:89,&quot;uris&quot;:[&quot;http://zotero.org/users/1655709/items/GTW7IVNN&quot;],&quot;uri&quot;:[&quot;http://zotero.org/users/1655709/items/GTW7IVNN&quot;],&quot;itemData&quot;:{&quot;id&quot;:89,&quot;type&quot;:&quot;paper-conference&quot;,&quot;title&quot;:&quot;The Rhetorical Parsing of Natural Language Texts&quot;,&quot;container-title&quot;:&quot;Proceedings of the Eighth Conference on European Chapter of the Association for Computational Linguistics&quot;,&quot;collection-title&quot;:&quot;EACL '97&quot;,&quot;publisher&quot;:&quot;Association for Computational Linguistics&quot;,&quot;publisher-place&quot;:&quot;Stroudsburg, PA, USA&quot;,&quot;page&quot;:&quot;96–103&quot;,&quot;source&quot;:&quot;ACM Digital Library&quot;,&quot;event-place&quot;:&quot;Stroudsburg, PA, USA&quot;,&quot;abstract&quot;:&quot;We derive the rhetorical structures of texts by means of two new, surface-form-based algorithms: one that identifies discourse usages of cue phrases and breaks sentences into clauses, and one that produces valid rhetorical structure trees for unrestricted natural languages texts. The algorithms use information that was derived from a corpus analysis of cue phrases.&quot;,&quot;URL&quot;:&quot;http://dx.doi.org/10.3115/979617.979630&quot;,&quot;DOI&quot;:&quot;10.3115/979617.979630&quot;,&quot;author&quot;:[{&quot;family&quot;:&quot;Marcu&quot;,&quot;given&quot;:&quot;Daniel&quot;}],&quot;issued&quot;:{&quot;date-parts&quot;:[[&quot;1997&quot;]]},&quot;accessed&quot;:{&quot;date-parts&quot;:[[&quot;2014&quot;,11,20]]}}},{&quot;id&quot;:60,&quot;uris&quot;:[&quot;http://zotero.org/users/1655709/items/ZCBUNH6W&quot;],&quot;uri&quot;:[&quot;http://zotero.org/users/1655709/items/ZCBUNH6W&quot;],&quot;itemData&quot;:{&quot;id&quot;:60,&quot;type&quot;:&quot;book&quot;,&quot;title&quot;:&quot;The Theory and Practice of Discourse Parsing and Summarization&quot;,&quot;publisher&quot;:&quot;MIT Press&quot;,&quot;publisher-place&quot;:&quot;Cambridge, MA, USA&quot;,&quot;source&quot;:&quot;ACM Digital Library&quot;,&quot;event-place&quot;:&quot;Cambridge, MA, USA&quot;,&quot;abstract&quot;:&quot;From the Publisher:Until now, most discourse researchers have assumed that full semantic understanding is necessary to derive the discourse structure of texts. This book documents the first serious attempt to construct automatically and use nonsemantic computational structures for text summarization. Daniel Marcu develops a semantics-free theoretical framework that is both general enough to be applicable to naturally occurring texts and concise enough to facilitate an algorithmic approach to discourse analysis. He presents and evaluates two discourse parsing methods: one uses manually written rules that reflect common patterns of usage of cue phrases such as \&quot;however\&quot; and \&quot;in addition to\&quot;; the other uses rules that are learned automatically from a corpus of discourse structures. By means of a psycholinguistic experiment, Marcu demonstrates how a discourse-based summarizer identifies the most important parts of texts at levels of performance that are close to those of humans.  Marcu also discusses how the automatic derivation of discourse structures may be used to improve the performance of current natural language generation, machine translation, summarization, question answering, and information retrieval systems.&quot;,&quot;ISBN&quot;:&quot;0-262-13372-5&quot;,&quot;author&quot;:[{&quot;family&quot;:&quot;Marcu&quot;,&quot;given&quot;:&quot;Daniel&quot;}],&quot;issued&quot;:{&quot;date-parts&quot;:[[&quot;2000&quot;]]}}}],&quot;schema&quot;:&quot;https://github.com/citation-style-language/schema/raw/master/csl-citation.json&quot;} RNDWt8DFP2sok"/><text:span text:style-name="T933">). </text:span><text:span text:style-name="T934">Les MI ne sont pas les unités les plus utiles pour ces tâches, ce qui peut expliquer qu'ils sont généralement moins pris en compte que les </text:span><text:span text:style-name="T1097">connecteurs textuels.</text:span></text:p>
      <text:p text:style-name="P639"/>
      <text:p text:style-name="P1027"><text:span text:style-name="T934">Quoi qu'il en soit, les recherches que nous avons choisies de présenter ici </text:span><text:span text:style-name="T935">touchent, directement ou indirectement, </text:span><text:span text:style-name="T934">à </text:span><text:span text:style-name="T935">au moins un </text:span><text:span text:style-name="T934">thème parmi les suivants, tous pertinents pour notre étude : </text:span><text:span text:style-name="T935">l'analyse sémantique des M</text:span><text:span text:style-name="T934">D</text:span><text:span text:style-name="T935">, le repérage automatique des M</text:span><text:span text:style-name="T934">D</text:span><text:span text:style-name="T935"> et l'analyse automatique de l'oral. </text:span></text:p>
      <text:p text:style-name="P626"/>
      <text:h text:style-name="Heading_20_2" text:outline-level="2"><text:bookmark-start text:name="__RefHeading__51370_32331299"/><text:span text:style-name="T2076">C.1. </text:span>Hirschberg et Litman <text:span text:style-name="T1289">(1987, 1993) et Litman (1996)</text:span><text:bookmark-end text:name="__RefHeading__51370_32331299"/></text:h>
      <text:p text:style-name="P1027"><text:reference-mark-start text:name="ZOTERO_ITEM CSL_CITATION {&quot;citationID&quot;:&quot;191g7lpflh&quot;,&quot;properties&quot;:{&quot;formattedCitation&quot;:&quot;(Hirschberg et Litman, 1993)&quot;,&quot;plainCitation&quot;:&quot;(Hirschberg et Litman, 1993)&quot;},&quot;citationItems&quot;:[{&quot;id&quot;:134,&quot;uris&quot;:[&quot;http://zotero.org/users/1655709/items/2FWK4M67&quot;],&quot;uri&quot;:[&quot;http://zotero.org/users/1655709/items/2FWK4M67&quot;],&quot;itemData&quot;:{&quot;id&quot;:134,&quot;type&quot;:&quot;article-journal&quot;,&quot;title&quot;:&quot;Empirical Studies on the Disambiguation of Cue Phrases&quot;,&quot;container-title&quot;:&quot;Comput. Linguist.&quot;,&quot;page&quot;:&quot;501–530&quot;,&quot;volume&quot;:&quot;19&quot;,&quot;issue&quot;:&quot;3&quot;,&quot;source&quot;:&quot;ACM Digital Library&quot;,&quot;abstract&quot;:&quot;Cue phrases are linguistic expressions such as now and well that function as explicit indicators of the structure of a discourse. For example, now may signal the beginning of a subtopic or a return to a previous topic, while well may mark subsequent material as a response to prior material, or as an explanatory comment. However, while cue phrases may convey discourse structure, each also has one or more alternate uses. While incidentally may be used sententially as an adverbial, for example, the discourse use initiates a digression. Although distinguishing discourse and sentential uses of cue phrases is critical to the interpretation and generation of discourse, the question of how speakers and hearers accomplish this disambiguation is rarely addressed.This paper reports results of empirical studies on discourse and sentential uses of cue phrases, in which both text-based and prosodic features were examined for disambiguating power. Based on these studies, it is proposed that discourse versus sentential usage may be distinguished by intonational features, specifically, pitch accent and prosodic phrasing. A prosodic model that characterizes these distinctions is identified. This model is associated with features identifiable from text analysis, including orthography and part of speech, to permit the application of the results of the prosodic analysis to the generation of appropriate intonational features for discourse and sentential uses of cue phrases in synthetic speech.&quot;,&quot;ISSN&quot;:&quot;0891-2017&quot;,&quot;author&quot;:[{&quot;family&quot;:&quot;Hirschberg&quot;,&quot;given&quot;:&quot;Julia&quot;},{&quot;family&quot;:&quot;Litman&quot;,&quot;given&quot;:&quot;Diane&quot;}],&quot;issued&quot;:{&quot;date-parts&quot;:[[&quot;1993&quot;,9]]}}}],&quot;schema&quot;:&quot;https://github.com/citation-style-language/schema/raw/master/csl-citation.json&quot;} RNDJHrCLRu2nq"/><text:span text:style-name="T1290">Hirschberg et Litman (1987, 1993)</text:span><text:reference-mark-end text:name="ZOTERO_ITEM CSL_CITATION {&quot;citationID&quot;:&quot;191g7lpflh&quot;,&quot;properties&quot;:{&quot;formattedCitation&quot;:&quot;(Hirschberg et Litman, 1993)&quot;,&quot;plainCitation&quot;:&quot;(Hirschberg et Litman, 1993)&quot;},&quot;citationItems&quot;:[{&quot;id&quot;:134,&quot;uris&quot;:[&quot;http://zotero.org/users/1655709/items/2FWK4M67&quot;],&quot;uri&quot;:[&quot;http://zotero.org/users/1655709/items/2FWK4M67&quot;],&quot;itemData&quot;:{&quot;id&quot;:134,&quot;type&quot;:&quot;article-journal&quot;,&quot;title&quot;:&quot;Empirical Studies on the Disambiguation of Cue Phrases&quot;,&quot;container-title&quot;:&quot;Comput. Linguist.&quot;,&quot;page&quot;:&quot;501–530&quot;,&quot;volume&quot;:&quot;19&quot;,&quot;issue&quot;:&quot;3&quot;,&quot;source&quot;:&quot;ACM Digital Library&quot;,&quot;abstract&quot;:&quot;Cue phrases are linguistic expressions such as now and well that function as explicit indicators of the structure of a discourse. For example, now may signal the beginning of a subtopic or a return to a previous topic, while well may mark subsequent material as a response to prior material, or as an explanatory comment. However, while cue phrases may convey discourse structure, each also has one or more alternate uses. While incidentally may be used sententially as an adverbial, for example, the discourse use initiates a digression. Although distinguishing discourse and sentential uses of cue phrases is critical to the interpretation and generation of discourse, the question of how speakers and hearers accomplish this disambiguation is rarely addressed.This paper reports results of empirical studies on discourse and sentential uses of cue phrases, in which both text-based and prosodic features were examined for disambiguating power. Based on these studies, it is proposed that discourse versus sentential usage may be distinguished by intonational features, specifically, pitch accent and prosodic phrasing. A prosodic model that characterizes these distinctions is identified. This model is associated with features identifiable from text analysis, including orthography and part of speech, to permit the application of the results of the prosodic analysis to the generation of appropriate intonational features for discourse and sentential uses of cue phrases in synthetic speech.&quot;,&quot;ISSN&quot;:&quot;0891-2017&quot;,&quot;author&quot;:[{&quot;family&quot;:&quot;Hirschberg&quot;,&quot;given&quot;:&quot;Julia&quot;},{&quot;family&quot;:&quot;Litman&quot;,&quot;given&quot;:&quot;Diane&quot;}],&quot;issued&quot;:{&quot;date-parts&quot;:[[&quot;1993&quot;,9]]}}}],&quot;schema&quot;:&quot;https://github.com/citation-style-language/schema/raw/master/csl-citation.json&quot;} RNDJHrCLRu2nq"/><text:span text:style-name="T1290"> sont, à notre connaissance, les premières à s'être penché sur la question de l'analyse automatique des « cue phrases » en anglais (par exemples, </text:span><text:span text:style-name="T86">okay</text:span><text:span text:style-name="T1290">, </text:span><text:span text:style-name="T86">but</text:span><text:span text:style-name="T1290">, </text:span><text:span text:style-name="T86">now</text:span><text:span text:style-name="T1290">, </text:span><text:span text:style-name="T86">anyway</text:span><text:span text:style-name="T1290">, '</text:span><text:span text:style-name="T86">by the way</text:span><text:span text:style-name="T87">'</text:span><text:span text:style-name="T1290">, '</text:span><text:span text:style-name="T86">in any case</text:span><text:span text:style-name="T87">'</text:span><text:span text:style-name="T86"> </text:span><text:span text:style-name="T483">et</text:span><text:span text:style-name="T1290"> '</text:span><text:span text:style-name="T86">that reminds me</text:span><text:span text:style-name="T87">'</text:span><text:span text:style-name="T484">). Leur point de départ est l'analyse automatique de l</text:span><text:span text:style-name="T485">a prosodie</text:span><text:span text:style-name="T486">. </text:span><text:span text:style-name="T487">Elle</text:span><text:span text:style-name="T485">s</text:span><text:span text:style-name="T487"> établisse</text:span><text:span text:style-name="T485">nt</text:span><text:span text:style-name="T487"> un système de règle</text:span><text:span text:style-name="T485">s</text:span><text:span text:style-name="T487"> qui tient compte de </text:span><text:span text:style-name="T488">l'isolation syntaxique des unités</text:span><text:span text:style-name="T487">, des intonations </text:span><text:span text:style-name="T489">hautes et basses </text:span><text:span text:style-name="T485">et</text:span><text:span text:style-name="T487"> </text:span><text:span text:style-name="T490">des accentuations, </text:span><text:span text:style-name="T485">afin de modéliser la façon </text:span><text:span text:style-name="T491">dont</text:span><text:span text:style-name="T485"> les énonciateurs et coénonciateurs distinguent les </text:span><text:span text:style-name="T486">usages discursifs et </text:span><text:span text:style-name="T485">l</text:span><text:span text:style-name="T486">es usages propositionnels de ce </text:span><text:span text:style-name="T487">type</text:span><text:span text:style-name="T486"> </text:span><text:span text:style-name="T487">d'</text:span><text:span text:style-name="T486">unités. </text:span><text:span text:style-name="T492">Litman (</text:span><text:reference-mark-start text:name="ZOTERO_ITEM CSL_CITATION {&quot;citationID&quot;:&quot;trb2g8ioi&quot;,&quot;properties&quot;:{&quot;formattedCitation&quot;:&quot;(Litman, 1996)&quot;,&quot;plainCitation&quot;:&quot;(Litman, 1996)&quot;},&quot;citationItems&quot;:[{&quot;id&quot;:128,&quot;uris&quot;:[&quot;http://zotero.org/users/1655709/items/NE4XFNWS&quot;],&quot;uri&quot;:[&quot;http://zotero.org/users/1655709/items/NE4XFNWS&quot;],&quot;itemData&quot;:{&quot;id&quot;:128,&quot;type&quot;:&quot;article-journal&quot;,&quot;title&quot;:&quot;Cue Phrase Classification Using Machine Learning&quot;,&quot;container-title&quot;:&quot;arXiv:cs/9609102&quot;,&quot;source&quot;:&quot;arXiv.org&quot;,&quot;abstract&quot;:&quot;Cue phrases may be used in a discourse sense to explicitly signal discourse structure, but also in a sentential sense to convey semantic rather than structural information. Correctly classifying cue phrases as discourse or sentential is critical in natural language processing systems that exploit discourse structure, e.g., for performing tasks such as anaphora resolution and plan recognition. This paper explores the use of machine learning for classifying cue phrases as discourse or sentential. Two machine learning programs (Cgrendel and C4.5) are used to induce classification models from sets of pre-classified cue phrases and their features in text and speech. Machine learning is shown to be an effective technique for not only automating the generation of classification models, but also for improving upon previous results. When compared to manually derived classification models already in the literature, the learned models often perform with higher accuracy and contain new linguistic insights into the data. In addition, the ability to automatically construct classification models makes it easier to comparatively analyze the utility of alternative feature representations of the data. Finally, the ease of retraining makes the learning approach more scalable and flexible than manual methods.&quot;,&quot;URL&quot;:&quot;http://arxiv.org/abs/cs/9609102&quot;,&quot;note&quot;:&quot;arXiv: cs/9609102&quot;,&quot;author&quot;:[{&quot;family&quot;:&quot;Litman&quot;,&quot;given&quot;:&quot;D. J.&quot;}],&quot;issued&quot;:{&quot;date-parts&quot;:[[&quot;1996&quot;,8,31]]},&quot;accessed&quot;:{&quot;date-parts&quot;:[[&quot;2015&quot;,1,2]]}}}],&quot;schema&quot;:&quot;https://github.com/citation-style-language/schema/raw/master/csl-citation.json&quot;} RNDgpB5WaYqsp"/><text:span text:style-name="T492">1996)</text:span><text:reference-mark-end text:name="ZOTERO_ITEM CSL_CITATION {&quot;citationID&quot;:&quot;trb2g8ioi&quot;,&quot;properties&quot;:{&quot;formattedCitation&quot;:&quot;(Litman, 1996)&quot;,&quot;plainCitation&quot;:&quot;(Litman, 1996)&quot;},&quot;citationItems&quot;:[{&quot;id&quot;:128,&quot;uris&quot;:[&quot;http://zotero.org/users/1655709/items/NE4XFNWS&quot;],&quot;uri&quot;:[&quot;http://zotero.org/users/1655709/items/NE4XFNWS&quot;],&quot;itemData&quot;:{&quot;id&quot;:128,&quot;type&quot;:&quot;article-journal&quot;,&quot;title&quot;:&quot;Cue Phrase Classification Using Machine Learning&quot;,&quot;container-title&quot;:&quot;arXiv:cs/9609102&quot;,&quot;source&quot;:&quot;arXiv.org&quot;,&quot;abstract&quot;:&quot;Cue phrases may be used in a discourse sense to explicitly signal discourse structure, but also in a sentential sense to convey semantic rather than structural information. Correctly classifying cue phrases as discourse or sentential is critical in natural language processing systems that exploit discourse structure, e.g., for performing tasks such as anaphora resolution and plan recognition. This paper explores the use of machine learning for classifying cue phrases as discourse or sentential. Two machine learning programs (Cgrendel and C4.5) are used to induce classification models from sets of pre-classified cue phrases and their features in text and speech. Machine learning is shown to be an effective technique for not only automating the generation of classification models, but also for improving upon previous results. When compared to manually derived classification models already in the literature, the learned models often perform with higher accuracy and contain new linguistic insights into the data. In addition, the ability to automatically construct classification models makes it easier to comparatively analyze the utility of alternative feature representations of the data. Finally, the ease of retraining makes the learning approach more scalable and flexible than manual methods.&quot;,&quot;URL&quot;:&quot;http://arxiv.org/abs/cs/9609102&quot;,&quot;note&quot;:&quot;arXiv: cs/9609102&quot;,&quot;author&quot;:[{&quot;family&quot;:&quot;Litman&quot;,&quot;given&quot;:&quot;D. J.&quot;}],&quot;issued&quot;:{&quot;date-parts&quot;:[[&quot;1996&quot;,8,31]]},&quot;accessed&quot;:{&quot;date-parts&quot;:[[&quot;2015&quot;,1,2]]}}}],&quot;schema&quot;:&quot;https://github.com/citation-style-language/schema/raw/master/csl-citation.json&quot;} RNDgpB5WaYqsp"/> <text:span text:style-name="T1291">continue cette démarche par l'utilisation de l'apprentissage machine dans le but de raffiner les règles établies manuellement. Ces recherches indiquent que la position des MD cibles dans les énoncés, la durée de leur prononciation et la présence d'autres MD en pré-position sont les paramètres les plus importants pour leur repérage automatique.</text:span></text:p>
      <text:p text:style-name="P1027"/>
      <text:h text:style-name="Heading_20_2" text:outline-level="2"><text:bookmark-start text:name="__RefHeading__51372_32331299"/><text:span text:style-name="T2077">C.2. </text:span>Heeman, Byron et Allen <text:span text:style-name="T1292">(1998), Heeman et Allen (1999), Heeman (1997)</text:span><text:bookmark-end text:name="__RefHeading__51372_32331299"/></text:h>
      <text:p text:style-name="P1027"><text:reference-mark-start text:name="ZOTERO_ITEM CSL_CITATION {&quot;citationID&quot;:&quot;ee27u2a17&quot;,&quot;properties&quot;:{&quot;formattedCitation&quot;:&quot;(Heeman, Byron et Allen, 1998)&quot;,&quot;plainCitation&quot;:&quot;(Heeman, Byron et Allen, 1998)&quot;},&quot;citationItems&quot;:[{&quot;id&quot;:94,&quot;uris&quot;:[&quot;http://zotero.org/users/1655709/items/IFC57CPU&quot;],&quot;uri&quot;:[&quot;http://zotero.org/users/1655709/items/IFC57CPU&quot;],&quot;itemData&quot;:{&quot;id&quot;:94,&quot;type&quot;:&quot;article-journal&quot;,&quot;title&quot;:&quot;Identifying discourse markers in spoken dialog&quot;,&quot;container-title&quot;:&quot;Discourse&quot;,&quot;page&quot;:&quot;8278&quot;,&quot;volume&quot;:&quot;58298&quot;,&quot;issue&quot;:&quot;6163&quot;,&quot;author&quot;:[{&quot;family&quot;:&quot;Heeman&quot;,&quot;given&quot;:&quot;Peter A.&quot;},{&quot;family&quot;:&quot;Byron&quot;,&quot;given&quot;:&quot;Donna&quot;},{&quot;family&quot;:&quot;Allen&quot;,&quot;given&quot;:&quot;James F.&quot;}],&quot;issued&quot;:{&quot;date-parts&quot;:[[&quot;1998&quot;]]}}}],&quot;schema&quot;:&quot;https://github.com/citation-style-language/schema/raw/master/csl-citation.json&quot;} RNDdEXDyrCvhu"/><text:span text:style-name="T686">Heeman, Byron et Allen </text:span><text:span text:style-name="T687">(</text:span><text:span text:style-name="T686">1998)</text:span><text:reference-mark-end text:name="ZOTERO_ITEM CSL_CITATION {&quot;citationID&quot;:&quot;ee27u2a17&quot;,&quot;properties&quot;:{&quot;formattedCitation&quot;:&quot;(Heeman, Byron et Allen, 1998)&quot;,&quot;plainCitation&quot;:&quot;(Heeman, Byron et Allen, 1998)&quot;},&quot;citationItems&quot;:[{&quot;id&quot;:94,&quot;uris&quot;:[&quot;http://zotero.org/users/1655709/items/IFC57CPU&quot;],&quot;uri&quot;:[&quot;http://zotero.org/users/1655709/items/IFC57CPU&quot;],&quot;itemData&quot;:{&quot;id&quot;:94,&quot;type&quot;:&quot;article-journal&quot;,&quot;title&quot;:&quot;Identifying discourse markers in spoken dialog&quot;,&quot;container-title&quot;:&quot;Discourse&quot;,&quot;page&quot;:&quot;8278&quot;,&quot;volume&quot;:&quot;58298&quot;,&quot;issue&quot;:&quot;6163&quot;,&quot;author&quot;:[{&quot;family&quot;:&quot;Heeman&quot;,&quot;given&quot;:&quot;Peter A.&quot;},{&quot;family&quot;:&quot;Byron&quot;,&quot;given&quot;:&quot;Donna&quot;},{&quot;family&quot;:&quot;Allen&quot;,&quot;given&quot;:&quot;James F.&quot;}],&quot;issued&quot;:{&quot;date-parts&quot;:[[&quot;1998&quot;]]}}}],&quot;schema&quot;:&quot;https://github.com/citation-style-language/schema/raw/master/csl-citation.json&quot;} RNDdEXDyrCvhu"/><text:span text:style-name="T686"> </text:span><text:span text:style-name="T688">ont des objectifs similaires à </text:span><text:span text:style-name="T689">Hirschberg et Litman, </text:span><text:span text:style-name="T688">mais </text:span><text:span text:style-name="T690">ils </text:span><text:span text:style-name="T688">utilise</text:span><text:span text:style-name="T691">nt</text:span><text:span text:style-name="T688"> un système d'apprentissage machine différent qui inclue l'étiquetage systématique des parties du discours dans le corpus d'entraînement </text:span><text:span text:style-name="T691">ainsi que la prise en compte du signal acoustique. Les chercheurs observent que les MD peuvent être utilisés </text:span><text:span text:style-name="T692">efficacement </text:span><text:span text:style-name="T691">afin d</text:span><text:span text:style-name="T692">'identifier les structures </text:span><text:soft-page-break/><text:span text:style-name="T693">conversationnelles </text:span><text:span text:style-name="T692">(par exemple, les énoncés qui résument de l'information ont une forte probabilité d'être introduit</text:span><text:span text:style-name="T694">s</text:span><text:span text:style-name="T692"> par le marqueur </text:span><text:span text:style-name="T1175">so</text:span><text:span text:style-name="T861">) </text:span><text:reference-mark-start text:name="ZOTERO_ITEM CSL_CITATION {&quot;citationID&quot;:&quot;2ihbrg6oee&quot;,&quot;properties&quot;:{&quot;formattedCitation&quot;:&quot;{\\rtf (Heeman {\\i{}et al.}, 1998, p. 6)}&quot;,&quot;plainCitation&quot;:&quot;(Heeman et al., 1998, p. 6)&quot;},&quot;citationItems&quot;:[{&quot;id&quot;:94,&quot;uris&quot;:[&quot;http://zotero.org/users/1655709/items/IFC57CPU&quot;],&quot;uri&quot;:[&quot;http://zotero.org/users/1655709/items/IFC57CPU&quot;],&quot;itemData&quot;:{&quot;id&quot;:94,&quot;type&quot;:&quot;article-journal&quot;,&quot;title&quot;:&quot;Identifying discourse markers in spoken dialog&quot;,&quot;container-title&quot;:&quot;Discourse&quot;,&quot;page&quot;:&quot;8278&quot;,&quot;volume&quot;:&quot;58298&quot;,&quot;issue&quot;:&quot;6163&quot;,&quot;author&quot;:[{&quot;family&quot;:&quot;Heeman&quot;,&quot;given&quot;:&quot;Peter A.&quot;},{&quot;family&quot;:&quot;Byron&quot;,&quot;given&quot;:&quot;Donna&quot;},{&quot;family&quot;:&quot;Allen&quot;,&quot;given&quot;:&quot;James F.&quot;}],&quot;issued&quot;:{&quot;date-parts&quot;:[[&quot;1998&quot;]]}},&quot;locator&quot;:&quot;6&quot;}],&quot;schema&quot;:&quot;https://github.com/citation-style-language/schema/raw/master/csl-citation.json&quot;} RNDxZb7CGJrl3"/><text:span text:style-name="T650">(Heeman </text:span><text:span text:style-name="T660">et al.</text:span><text:span text:style-name="T655">, 1998, p. 6)</text:span><text:reference-mark-end text:name="ZOTERO_ITEM CSL_CITATION {&quot;citationID&quot;:&quot;2ihbrg6oee&quot;,&quot;properties&quot;:{&quot;formattedCitation&quot;:&quot;{\\rtf (Heeman {\\i{}et al.}, 1998, p. 6)}&quot;,&quot;plainCitation&quot;:&quot;(Heeman et al., 1998, p. 6)&quot;},&quot;citationItems&quot;:[{&quot;id&quot;:94,&quot;uris&quot;:[&quot;http://zotero.org/users/1655709/items/IFC57CPU&quot;],&quot;uri&quot;:[&quot;http://zotero.org/users/1655709/items/IFC57CPU&quot;],&quot;itemData&quot;:{&quot;id&quot;:94,&quot;type&quot;:&quot;article-journal&quot;,&quot;title&quot;:&quot;Identifying discourse markers in spoken dialog&quot;,&quot;container-title&quot;:&quot;Discourse&quot;,&quot;page&quot;:&quot;8278&quot;,&quot;volume&quot;:&quot;58298&quot;,&quot;issue&quot;:&quot;6163&quot;,&quot;author&quot;:[{&quot;family&quot;:&quot;Heeman&quot;,&quot;given&quot;:&quot;Peter A.&quot;},{&quot;family&quot;:&quot;Byron&quot;,&quot;given&quot;:&quot;Donna&quot;},{&quot;family&quot;:&quot;Allen&quot;,&quot;given&quot;:&quot;James F.&quot;}],&quot;issued&quot;:{&quot;date-parts&quot;:[[&quot;1998&quot;]]}},&quot;locator&quot;:&quot;6&quot;}],&quot;schema&quot;:&quot;https://github.com/citation-style-language/schema/raw/master/csl-citation.json&quot;} RNDxZb7CGJrl3"/><text:span text:style-name="T861">. </text:span><text:span text:style-name="T862">Ils remarquent aussi</text:span><text:span text:style-name="T863"> cependant qu'il n'y a pas une forte corrélation entre les unités qu'ils étudient et les actes de langage des énoncés dans lesquels ils se trouvent, </text:span><text:span text:style-name="T862">à l'exception des pair</text:span><text:span text:style-name="T864">e</text:span><text:span text:style-name="T862">s </text:span><text:span text:style-name="T863">d'actes illocutoire comme l</text:span><text:span text:style-name="T865">es couples</text:span><text:span text:style-name="T862"> </text:span><text:span text:style-name="T865">s</text:span><text:span text:style-name="T863">alutation/</text:span><text:span text:style-name="T865">s</text:span><text:span text:style-name="T863">alutation, </text:span><text:span text:style-name="T865">q</text:span><text:span text:style-name="T863">uestion/</text:span><text:span text:style-name="T865">r</text:span><text:span text:style-name="T863">éponse </text:span><text:span text:style-name="T862">ou </text:span><text:span text:style-name="T865">c</text:span><text:span text:style-name="T862">onfirmation/</text:span><text:span text:style-name="T865">i</text:span><text:span text:style-name="T862">nfirmation</text:span><text:span text:style-name="T863">. </text:span><text:span text:style-name="T866">Cet état de chose</text:span><text:span text:style-name="T867">s</text:span><text:span text:style-name="T866"> s'explique, à notre avis, par le choix des MD étudiés, qui sont le plus souvent des </text:span><text:span text:style-name="T887">connecteurs textuels</text:span><text:span text:style-name="T866"> ou de</text:span><text:span text:style-name="T868">s </text:span><text:span text:style-name="T887">marqueurs illocutoires d'interprétation</text:span><text:span text:style-name="T866">. </text:span><text:span text:style-name="T861">N</text:span><text:span text:style-name="T862">ous croyons qu'il existe une corrélation </text:span><text:span text:style-name="T868">plus forte </text:span><text:span text:style-name="T862">entre les MI </text:span><text:span text:style-name="T869">et les actes de langages </text:span><text:span text:style-name="T867">réalisés par les énoncés dans lesquels ils se trouvent</text:span><text:span text:style-name="T869">, </text:span><text:span text:style-name="T868">qu'entre ces derniers et les </text:span><text:span text:style-name="T887">connecteurs textuels</text:span><text:span text:style-name="T869">. </text:span></text:p>
      <text:p text:style-name="P627"/>
      <text:p text:style-name="P627">Dans <text:reference-mark-start text:name="ZOTERO_ITEM CSL_CITATION {&quot;citationID&quot;:&quot;2kunboos9o&quot;,&quot;properties&quot;:{&quot;formattedCitation&quot;:&quot;(Heeman et Allen, 1999)&quot;,&quot;plainCitation&quot;:&quot;(Heeman et Allen, 1999)&quot;},&quot;citationItems&quot;:[{&quot;id&quot;:85,&quot;uris&quot;:[&quot;http://zotero.org/users/1655709/items/M5U76V8I&quot;],&quot;uri&quot;:[&quot;http://zotero.org/users/1655709/items/M5U76V8I&quot;],&quot;itemData&quot;:{&quot;id&quot;:85,&quot;type&quot;:&quot;article-journal&quot;,&quot;title&quot;:&quot;Speech Repairs, Intonational Phrases, and Discourse Markers: Modeling Speakers' Utterances in Spoken Dialogue&quot;,&quot;container-title&quot;:&quot;Comput. Linguist.&quot;,&quot;page&quot;:&quot;527–571&quot;,&quot;volume&quot;:&quot;25&quot;,&quot;issue&quot;:&quot;4&quot;,&quot;source&quot;:&quot;ACM Digital Library&quot;,&quot;abstract&quot;:&quot;Interactive spoken dialogue provides many new challenges for natural language understanding systems. One of the most critical challenges is simply determining the speaker's intended utterances: both segmenting a speaker's turn into utterances and determining the intended words in each utterance. Even assuming perfect word recognition, the latter problem is complicated by the occurrence of speech repairs, which occur where speakers go back and change (or repeat) something they just said. The words that are replaced or repeated are no longer part of the intended utterance, and so need to be identified. Segmenting turns and resolving repairs are strongly interwined with a third task: identifying discourse markers. Because of the interactions, and interactions with POS tagging and speech recognition, we need to address these tasks together and early on in the processing stream. This paper presents a statistical language model in which we redefine the speech recognition problem so that it includes the identification of POS tags, discourse markers, speech repairs, and intonational phrases. By solving these simultaneously, we obtain better results on each task than addressing them separately. Our model is able to identify 72% of turn-internal intonational boundaries with a precision of 71%, 97% of discourse markers with 96% precision, and detect and correct 66% of repairs with 74% precision.&quot;,&quot;ISSN&quot;:&quot;0891-2017&quot;,&quot;shortTitle&quot;:&quot;Speech Repairs, Intonational Phrases, and Discourse Markers&quot;,&quot;author&quot;:[{&quot;family&quot;:&quot;Heeman&quot;,&quot;given&quot;:&quot;Peter A.&quot;},{&quot;family&quot;:&quot;Allen&quot;,&quot;given&quot;:&quot;James F.&quot;}],&quot;issued&quot;:{&quot;date-parts&quot;:[[&quot;1999&quot;,12]]}}}],&quot;schema&quot;:&quot;https://github.com/citation-style-language/schema/raw/master/csl-citation.json&quot;} RNDpIBHYjjCsj"/>(Heeman et Allen, 1999)<text:reference-mark-end text:name="ZOTERO_ITEM CSL_CITATION {&quot;citationID&quot;:&quot;2kunboos9o&quot;,&quot;properties&quot;:{&quot;formattedCitation&quot;:&quot;(Heeman et Allen, 1999)&quot;,&quot;plainCitation&quot;:&quot;(Heeman et Allen, 1999)&quot;},&quot;citationItems&quot;:[{&quot;id&quot;:85,&quot;uris&quot;:[&quot;http://zotero.org/users/1655709/items/M5U76V8I&quot;],&quot;uri&quot;:[&quot;http://zotero.org/users/1655709/items/M5U76V8I&quot;],&quot;itemData&quot;:{&quot;id&quot;:85,&quot;type&quot;:&quot;article-journal&quot;,&quot;title&quot;:&quot;Speech Repairs, Intonational Phrases, and Discourse Markers: Modeling Speakers' Utterances in Spoken Dialogue&quot;,&quot;container-title&quot;:&quot;Comput. Linguist.&quot;,&quot;page&quot;:&quot;527–571&quot;,&quot;volume&quot;:&quot;25&quot;,&quot;issue&quot;:&quot;4&quot;,&quot;source&quot;:&quot;ACM Digital Library&quot;,&quot;abstract&quot;:&quot;Interactive spoken dialogue provides many new challenges for natural language understanding systems. One of the most critical challenges is simply determining the speaker's intended utterances: both segmenting a speaker's turn into utterances and determining the intended words in each utterance. Even assuming perfect word recognition, the latter problem is complicated by the occurrence of speech repairs, which occur where speakers go back and change (or repeat) something they just said. The words that are replaced or repeated are no longer part of the intended utterance, and so need to be identified. Segmenting turns and resolving repairs are strongly interwined with a third task: identifying discourse markers. Because of the interactions, and interactions with POS tagging and speech recognition, we need to address these tasks together and early on in the processing stream. This paper presents a statistical language model in which we redefine the speech recognition problem so that it includes the identification of POS tags, discourse markers, speech repairs, and intonational phrases. By solving these simultaneously, we obtain better results on each task than addressing them separately. Our model is able to identify 72% of turn-internal intonational boundaries with a precision of 71%, 97% of discourse markers with 96% precision, and detect and correct 66% of repairs with 74% precision.&quot;,&quot;ISSN&quot;:&quot;0891-2017&quot;,&quot;shortTitle&quot;:&quot;Speech Repairs, Intonational Phrases, and Discourse Markers&quot;,&quot;author&quot;:[{&quot;family&quot;:&quot;Heeman&quot;,&quot;given&quot;:&quot;Peter A.&quot;},{&quot;family&quot;:&quot;Allen&quot;,&quot;given&quot;:&quot;James F.&quot;}],&quot;issued&quot;:{&quot;date-parts&quot;:[[&quot;1999&quot;,12]]}}}],&quot;schema&quot;:&quot;https://github.com/citation-style-language/schema/raw/master/csl-citation.json&quot;} RNDpIBHYjjCsj"/><text:span text:style-name="T1293">, les auteurs raffinent leur système par la prise en compte du</text:span> phénomène<text:span text:style-name="T1294"> propre au discours </text:span>oral<text:span text:style-name="T1294"> de « speech repairs », </text:span>par lequel un<text:span text:style-name="T1295"> énonciateur interrompt ce qu'il dit et le redit de façon différente, comme s'il retournait en arrière dans la phrase </text:span>afin de corriger une erreur. <text:span text:style-name="T1296">L'utilisation des MD est fortement liée à ce phénomène, puisque plusieurs d'entre eux servent à introduire de tels segments de réparation. Lorsque leur système se penche sur des transcriptions humaines de discours oraux, il est en mesure de repérer 97,3% des MD étudiés avec une précision de 96,3% </text:span><text:reference-mark-start text:name="ZOTERO_ITEM CSL_CITATION {&quot;citationID&quot;:&quot;10gihpuma8&quot;,&quot;properties&quot;:{&quot;formattedCitation&quot;:&quot;(Heeman et Allen, 1999)&quot;,&quot;plainCitation&quot;:&quot;(Heeman et Allen, 1999)&quot;},&quot;citationItems&quot;:[{&quot;id&quot;:85,&quot;uris&quot;:[&quot;http://zotero.org/users/1655709/items/M5U76V8I&quot;],&quot;uri&quot;:[&quot;http://zotero.org/users/1655709/items/M5U76V8I&quot;],&quot;itemData&quot;:{&quot;id&quot;:85,&quot;type&quot;:&quot;article-journal&quot;,&quot;title&quot;:&quot;Speech Repairs, Intonational Phrases, and Discourse Markers: Modeling Speakers' Utterances in Spoken Dialogue&quot;,&quot;container-title&quot;:&quot;Comput. Linguist.&quot;,&quot;page&quot;:&quot;527–571&quot;,&quot;volume&quot;:&quot;25&quot;,&quot;issue&quot;:&quot;4&quot;,&quot;source&quot;:&quot;ACM Digital Library&quot;,&quot;abstract&quot;:&quot;Interactive spoken dialogue provides many new challenges for natural language understanding systems. One of the most critical challenges is simply determining the speaker's intended utterances: both segmenting a speaker's turn into utterances and determining the intended words in each utterance. Even assuming perfect word recognition, the latter problem is complicated by the occurrence of speech repairs, which occur where speakers go back and change (or repeat) something they just said. The words that are replaced or repeated are no longer part of the intended utterance, and so need to be identified. Segmenting turns and resolving repairs are strongly interwined with a third task: identifying discourse markers. Because of the interactions, and interactions with POS tagging and speech recognition, we need to address these tasks together and early on in the processing stream. This paper presents a statistical language model in which we redefine the speech recognition problem so that it includes the identification of POS tags, discourse markers, speech repairs, and intonational phrases. By solving these simultaneously, we obtain better results on each task than addressing them separately. Our model is able to identify 72% of turn-internal intonational boundaries with a precision of 71%, 97% of discourse markers with 96% precision, and detect and correct 66% of repairs with 74% precision.&quot;,&quot;ISSN&quot;:&quot;0891-2017&quot;,&quot;shortTitle&quot;:&quot;Speech Repairs, Intonational Phrases, and Discourse Markers&quot;,&quot;author&quot;:[{&quot;family&quot;:&quot;Heeman&quot;,&quot;given&quot;:&quot;Peter A.&quot;},{&quot;family&quot;:&quot;Allen&quot;,&quot;given&quot;:&quot;James F.&quot;}],&quot;issued&quot;:{&quot;date-parts&quot;:[[&quot;1999&quot;,12]]}}}],&quot;schema&quot;:&quot;https://github.com/citation-style-language/schema/raw/master/csl-citation.json&quot;} RNDt8H0FBFJoG"/><text:span text:style-name="T1296">(Heeman et Allen, 1999 : 41).</text:span><text:reference-mark-end text:name="ZOTERO_ITEM CSL_CITATION {&quot;citationID&quot;:&quot;10gihpuma8&quot;,&quot;properties&quot;:{&quot;formattedCitation&quot;:&quot;(Heeman et Allen, 1999)&quot;,&quot;plainCitation&quot;:&quot;(Heeman et Allen, 1999)&quot;},&quot;citationItems&quot;:[{&quot;id&quot;:85,&quot;uris&quot;:[&quot;http://zotero.org/users/1655709/items/M5U76V8I&quot;],&quot;uri&quot;:[&quot;http://zotero.org/users/1655709/items/M5U76V8I&quot;],&quot;itemData&quot;:{&quot;id&quot;:85,&quot;type&quot;:&quot;article-journal&quot;,&quot;title&quot;:&quot;Speech Repairs, Intonational Phrases, and Discourse Markers: Modeling Speakers' Utterances in Spoken Dialogue&quot;,&quot;container-title&quot;:&quot;Comput. Linguist.&quot;,&quot;page&quot;:&quot;527–571&quot;,&quot;volume&quot;:&quot;25&quot;,&quot;issue&quot;:&quot;4&quot;,&quot;source&quot;:&quot;ACM Digital Library&quot;,&quot;abstract&quot;:&quot;Interactive spoken dialogue provides many new challenges for natural language understanding systems. One of the most critical challenges is simply determining the speaker's intended utterances: both segmenting a speaker's turn into utterances and determining the intended words in each utterance. Even assuming perfect word recognition, the latter problem is complicated by the occurrence of speech repairs, which occur where speakers go back and change (or repeat) something they just said. The words that are replaced or repeated are no longer part of the intended utterance, and so need to be identified. Segmenting turns and resolving repairs are strongly interwined with a third task: identifying discourse markers. Because of the interactions, and interactions with POS tagging and speech recognition, we need to address these tasks together and early on in the processing stream. This paper presents a statistical language model in which we redefine the speech recognition problem so that it includes the identification of POS tags, discourse markers, speech repairs, and intonational phrases. By solving these simultaneously, we obtain better results on each task than addressing them separately. Our model is able to identify 72% of turn-internal intonational boundaries with a precision of 71%, 97% of discourse markers with 96% precision, and detect and correct 66% of repairs with 74% precision.&quot;,&quot;ISSN&quot;:&quot;0891-2017&quot;,&quot;shortTitle&quot;:&quot;Speech Repairs, Intonational Phrases, and Discourse Markers&quot;,&quot;author&quot;:[{&quot;family&quot;:&quot;Heeman&quot;,&quot;given&quot;:&quot;Peter A.&quot;},{&quot;family&quot;:&quot;Allen&quot;,&quot;given&quot;:&quot;James F.&quot;}],&quot;issued&quot;:{&quot;date-parts&quot;:[[&quot;1999&quot;,12]]}}}],&quot;schema&quot;:&quot;https://github.com/citation-style-language/schema/raw/master/csl-citation.json&quot;} RNDt8H0FBFJoG"/><text:span text:style-name="T1296"> </text:span></text:p>
      <text:p text:style-name="P627"/>
      <text:p text:style-name="P1027"><text:reference-mark-start text:name="ZOTERO_ITEM CSL_CITATION {&quot;citationID&quot;:&quot;2ofkfm70eg&quot;,&quot;properties&quot;:{&quot;formattedCitation&quot;:&quot;(Heeman, 1997)&quot;,&quot;plainCitation&quot;:&quot;(Heeman, 1997)&quot;},&quot;citationItems&quot;:[{&quot;id&quot;:197,&quot;uris&quot;:[&quot;http://zotero.org/users/1655709/items/FJPIVQHJ&quot;],&quot;uri&quot;:[&quot;http://zotero.org/users/1655709/items/FJPIVQHJ&quot;],&quot;itemData&quot;:{&quot;id&quot;:197,&quot;type&quot;:&quot;thesis&quot;,&quot;title&quot;:&quot;Speech Repairs, Intonational Boundaries and Discourse Markers: Modeling Speakers' Utterances in Spoken Dialog&quot;,&quot;publisher&quot;:&quot;University of Rochester&quot;,&quot;publisher-place&quot;:&quot;New York&quot;,&quot;event-place&quot;:&quot;New York&quot;,&quot;author&quot;:[{&quot;family&quot;:&quot;Heeman&quot;,&quot;given&quot;:&quot;Peter A.&quot;}],&quot;issued&quot;:{&quot;date-parts&quot;:[[&quot;1997&quot;]]}}}],&quot;schema&quot;:&quot;https://github.com/citation-style-language/schema/raw/master/csl-citation.json&quot;} RNDr7Gbh3fLX3"/><text:span text:style-name="T695">Heeman, 1997</text:span><text:reference-mark-end text:name="ZOTERO_ITEM CSL_CITATION {&quot;citationID&quot;:&quot;2ofkfm70eg&quot;,&quot;properties&quot;:{&quot;formattedCitation&quot;:&quot;(Heeman, 1997)&quot;,&quot;plainCitation&quot;:&quot;(Heeman, 1997)&quot;},&quot;citationItems&quot;:[{&quot;id&quot;:197,&quot;uris&quot;:[&quot;http://zotero.org/users/1655709/items/FJPIVQHJ&quot;],&quot;uri&quot;:[&quot;http://zotero.org/users/1655709/items/FJPIVQHJ&quot;],&quot;itemData&quot;:{&quot;id&quot;:197,&quot;type&quot;:&quot;thesis&quot;,&quot;title&quot;:&quot;Speech Repairs, Intonational Boundaries and Discourse Markers: Modeling Speakers' Utterances in Spoken Dialog&quot;,&quot;publisher&quot;:&quot;University of Rochester&quot;,&quot;publisher-place&quot;:&quot;New York&quot;,&quot;event-place&quot;:&quot;New York&quot;,&quot;author&quot;:[{&quot;family&quot;:&quot;Heeman&quot;,&quot;given&quot;:&quot;Peter A.&quot;}],&quot;issued&quot;:{&quot;date-parts&quot;:[[&quot;1997&quot;]]}}}],&quot;schema&quot;:&quot;https://github.com/citation-style-language/schema/raw/master/csl-citation.json&quot;} RNDr7Gbh3fLX3"/><text:span text:style-name="T696"> a proposé un </text:span><text:span text:style-name="T745">ensemble d'étiquettes</text:span><text:span text:style-name="T696"> qui a été modifié afin d'inclure des étiquettes pour les marqueurs discursifs et des informations additionnelles au sujet de la syntaxe </text:span><text:span text:style-name="T697">avec comme objectifs principaux la segmentation en énoncés et la détection de MD dans des</text:span><text:span text:style-name="T698"> transcription</text:span><text:span text:style-name="T697">s</text:span><text:span text:style-name="T698"> de discours ora</text:span><text:span text:style-name="T697">ux. </text:span><text:span text:style-name="T746">Nous allons tenter </text:span><text:span text:style-name="T745">un travail similaire à celui-ci </text:span><text:span text:style-name="T746">à la section </text:span><text:span text:style-name="T750">E</text:span><text:span text:style-name="T746">. </text:span><text:span text:style-name="T745">de cette thèse.</text:span></text:p>
      <text:p text:style-name="P56"/>
      <text:h text:style-name="Heading_20_2" text:outline-level="2"><text:bookmark-start text:name="__RefHeading__51374_32331299"/><text:span text:style-name="T2077">C.3. </text:span>Hutchinson <text:span text:style-name="T1297">(2004)</text:span><text:bookmark-end text:name="__RefHeading__51374_32331299"/></text:h>
      <text:p text:style-name="P1027"><text:reference-mark-start text:name="ZOTERO_ITEM CSL_CITATION {&quot;citationID&quot;:&quot;25qh2l6e4k&quot;,&quot;properties&quot;:{&quot;formattedCitation&quot;:&quot;(Hutchinson, 2004)&quot;,&quot;plainCitation&quot;:&quot;(Hutchinson, 2004)&quot;},&quot;citationItems&quot;:[{&quot;id&quot;:98,&quot;uris&quot;:[&quot;http://zotero.org/users/1655709/items/H7KVIWZS&quot;],&quot;uri&quot;:[&quot;http://zotero.org/users/1655709/items/H7KVIWZS&quot;],&quot;itemData&quot;:{&quot;id&quot;:98,&quot;type&quot;:&quot;paper-conference&quot;,&quot;title&quot;:&quot;Acquiring the Meaning of Discourse Markers&quot;,&quot;container-title&quot;:&quot;IN PROCEEDINGS OF ACL-04&quot;,&quot;page&quot;:&quot;685–692&quot;,&quot;source&quot;:&quot;CiteSeer&quot;,&quot;abstract&quot;:&quot;This paper applies machine learning techniques to acquiring aspects of the meaning of discourse markers. Three subtasks of acquiring the meaning of a discourse marker are considered: learning its polarity,  veridicality, and type (i.e. causal, temporal or additive). Accuracy of over 90% is achieved for all three tasks, well above the baselines.&quot;,&quot;author&quot;:[{&quot;family&quot;:&quot;Hutchinson&quot;,&quot;given&quot;:&quot;Ben&quot;}],&quot;issued&quot;:{&quot;date-parts&quot;:[[&quot;2004&quot;]]}}}],&quot;schema&quot;:&quot;https://github.com/citation-style-language/schema/raw/master/csl-citation.json&quot;} RNDXTEVnKKg0s"/><text:span text:style-name="T699">Hutchinson </text:span><text:span text:style-name="T700">(</text:span><text:span text:style-name="T699">2004</text:span><text:span text:style-name="T700">)</text:span><text:reference-mark-end text:name="ZOTERO_ITEM CSL_CITATION {&quot;citationID&quot;:&quot;25qh2l6e4k&quot;,&quot;properties&quot;:{&quot;formattedCitation&quot;:&quot;(Hutchinson, 2004)&quot;,&quot;plainCitation&quot;:&quot;(Hutchinson, 2004)&quot;},&quot;citationItems&quot;:[{&quot;id&quot;:98,&quot;uris&quot;:[&quot;http://zotero.org/users/1655709/items/H7KVIWZS&quot;],&quot;uri&quot;:[&quot;http://zotero.org/users/1655709/items/H7KVIWZS&quot;],&quot;itemData&quot;:{&quot;id&quot;:98,&quot;type&quot;:&quot;paper-conference&quot;,&quot;title&quot;:&quot;Acquiring the Meaning of Discourse Markers&quot;,&quot;container-title&quot;:&quot;IN PROCEEDINGS OF ACL-04&quot;,&quot;page&quot;:&quot;685–692&quot;,&quot;source&quot;:&quot;CiteSeer&quot;,&quot;abstract&quot;:&quot;This paper applies machine learning techniques to acquiring aspects of the meaning of discourse markers. Three subtasks of acquiring the meaning of a discourse marker are considered: learning its polarity,  veridicality, and type (i.e. causal, temporal or additive). Accuracy of over 90% is achieved for all three tasks, well above the baselines.&quot;,&quot;author&quot;:[{&quot;family&quot;:&quot;Hutchinson&quot;,&quot;given&quot;:&quot;Ben&quot;}],&quot;issued&quot;:{&quot;date-parts&quot;:[[&quot;2004&quot;]]}}}],&quot;schema&quot;:&quot;https://github.com/citation-style-language/schema/raw/master/csl-citation.json&quot;} RNDXTEVnKKg0s"/><text:span text:style-name="T699"> </text:span><text:span text:style-name="T700">utilise des techniques d'apprentissage machine afin de recueillir des données permettant de caractériser certains MP </text:span><text:span text:style-name="T681">(surtout des CT)</text:span><text:span text:style-name="T700"> de l'anglais selon </text:span><text:span text:style-name="T699">trois paramètres </text:span><text:span text:style-name="T700">liés à la nature des propositions introduites ou mise</text:span><text:span text:style-name="T701">s</text:span><text:span text:style-name="T700"> en relation par ces marqueurs. Les unités étudiées sont caractérisées selon leur « </text:span><text:span text:style-name="T1176">polarité </text:span><text:span text:style-name="T870">»</text:span><text:span text:style-name="T700"> négative ou positive, </text:span><text:span text:style-name="T701">en fonction</text:span><text:span text:style-name="T700"> de leur capacité à introduire un élément de concession, de contraste ou de négation (par exemple, </text:span><text:span text:style-name="T1176">yet</text:span><text:span text:style-name="T700">, '</text:span><text:span text:style-name="T1176">even tough</text:span><text:span text:style-name="T1177">'</text:span><text:span text:style-name="T700">) ou celle à introduire un élément de confirmation (par exemple, </text:span><text:span text:style-name="T1176">and</text:span><text:span text:style-name="T700">, </text:span><text:span text:style-name="T1176">whenever</text:span><text:span text:style-name="T700">). Les unités sont également caractérisées selon leur « </text:span><text:span text:style-name="T1178">véridi</text:span><text:span text:style-name="T1179">cité</text:span><text:span text:style-name="T871"> », dans les cas où elles impliquent la vérité des arguments qu'elles mettent en </text:span><text:soft-page-break/><text:span text:style-name="T871">relation (par exemple, </text:span><text:span text:style-name="T1179">whereas</text:span><text:span text:style-name="T871">, '</text:span><text:span text:style-name="T1179">seeing as'</text:span><text:span text:style-name="T871">) ou non (par exemple, </text:span><text:span text:style-name="T1179">if</text:span><text:span text:style-name="T871">, </text:span><text:span text:style-name="T872">'</text:span><text:span text:style-name="T1179">supposing that</text:span><text:span text:style-name="T1180">'</text:span><text:span text:style-name="T871">). Enfin, les unités sont caractérisé</text:span><text:span text:style-name="T872">e</text:span><text:span text:style-name="T871">s selon leur </text:span><text:span text:style-name="T873">« </text:span><text:span text:style-name="T1178">type</text:span><text:span text:style-name="T873"> », </text:span><text:span text:style-name="T871">qui peut être «</text:span><text:span text:style-name="T1179"> causal </text:span><text:span text:style-name="T871">», «</text:span><text:span text:style-name="T1179"> temporel </text:span><text:span text:style-name="T871">» </text:span><text:span text:style-name="T874">ou «</text:span><text:span text:style-name="T1181"> additif </text:span><text:span text:style-name="T874">». </text:span><text:span text:style-name="T875">Ce modèle de description des MP, qui reflète une tendance substantielle dans la littérature </text:span><text:span text:style-name="T872">selon </text:span><text:reference-mark-start text:name="ZOTERO_ITEM CSL_CITATION {&quot;citationID&quot;:&quot;2kee68aiii&quot;,&quot;properties&quot;:{&quot;formattedCitation&quot;:&quot;(Hutchinson, 2004)&quot;,&quot;plainCitation&quot;:&quot;(Hutchinson, 2004)&quot;},&quot;citationItems&quot;:[{&quot;id&quot;:98,&quot;uris&quot;:[&quot;http://zotero.org/users/1655709/items/H7KVIWZS&quot;],&quot;uri&quot;:[&quot;http://zotero.org/users/1655709/items/H7KVIWZS&quot;],&quot;itemData&quot;:{&quot;id&quot;:98,&quot;type&quot;:&quot;paper-conference&quot;,&quot;title&quot;:&quot;Acquiring the Meaning of Discourse Markers&quot;,&quot;container-title&quot;:&quot;IN PROCEEDINGS OF ACL-04&quot;,&quot;page&quot;:&quot;685–692&quot;,&quot;source&quot;:&quot;CiteSeer&quot;,&quot;abstract&quot;:&quot;This paper applies machine learning techniques to acquiring aspects of the meaning of discourse markers. Three subtasks of acquiring the meaning of a discourse marker are considered: learning its polarity,  veridicality, and type (i.e. causal, temporal or additive). Accuracy of over 90% is achieved for all three tasks, well above the baselines.&quot;,&quot;author&quot;:[{&quot;family&quot;:&quot;Hutchinson&quot;,&quot;given&quot;:&quot;Ben&quot;}],&quot;issued&quot;:{&quot;date-parts&quot;:[[&quot;2004&quot;]]}}}],&quot;schema&quot;:&quot;https://github.com/citation-style-language/schema/raw/master/csl-citation.json&quot;} RNDODsp6J5hQh"/><text:span text:style-name="T875">Hutchinson </text:span><text:span text:style-name="T872">(</text:span><text:span text:style-name="T875">2004:1</text:span><text:reference-mark-end text:name="ZOTERO_ITEM CSL_CITATION {&quot;citationID&quot;:&quot;2kee68aiii&quot;,&quot;properties&quot;:{&quot;formattedCitation&quot;:&quot;(Hutchinson, 2004)&quot;,&quot;plainCitation&quot;:&quot;(Hutchinson, 2004)&quot;},&quot;citationItems&quot;:[{&quot;id&quot;:98,&quot;uris&quot;:[&quot;http://zotero.org/users/1655709/items/H7KVIWZS&quot;],&quot;uri&quot;:[&quot;http://zotero.org/users/1655709/items/H7KVIWZS&quot;],&quot;itemData&quot;:{&quot;id&quot;:98,&quot;type&quot;:&quot;paper-conference&quot;,&quot;title&quot;:&quot;Acquiring the Meaning of Discourse Markers&quot;,&quot;container-title&quot;:&quot;IN PROCEEDINGS OF ACL-04&quot;,&quot;page&quot;:&quot;685–692&quot;,&quot;source&quot;:&quot;CiteSeer&quot;,&quot;abstract&quot;:&quot;This paper applies machine learning techniques to acquiring aspects of the meaning of discourse markers. Three subtasks of acquiring the meaning of a discourse marker are considered: learning its polarity,  veridicality, and type (i.e. causal, temporal or additive). Accuracy of over 90% is achieved for all three tasks, well above the baselines.&quot;,&quot;author&quot;:[{&quot;family&quot;:&quot;Hutchinson&quot;,&quot;given&quot;:&quot;Ben&quot;}],&quot;issued&quot;:{&quot;date-parts&quot;:[[&quot;2004&quot;]]}}}],&quot;schema&quot;:&quot;https://github.com/citation-style-language/schema/raw/master/csl-citation.json&quot;} RNDODsp6J5hQh"/><text:span text:style-name="T875">), </text:span><text:span text:style-name="T876">ne peut pas être directement appliqué </text:span><text:span text:style-name="T872">à tous les </text:span><text:span text:style-name="T876">MI puisque ceux-ci mettent </text:span><text:span text:style-name="T877">rarement</text:span><text:span text:style-name="T876"> en relation </text:span><text:span text:style-name="T888">plusieurs</text:span><text:span text:style-name="T876"> propositions, contrairement aux connecteurs textuels. </text:span><text:span text:style-name="T872">Les MI qui réalisent des actes assertifs (comme</text:span><text:span text:style-name="T878"> </text:span><text:span text:style-name="T1182">bien sûr</text:span><text:span text:style-name="T878"> </text:span><text:span text:style-name="T879">et '</text:span><text:span text:style-name="T1183">je comprends</text:span><text:span text:style-name="T879">'</text:span><text:span text:style-name="T872">) </text:span><text:span text:style-name="T880">pourront</text:span><text:span text:style-name="T872"> cependant être décrits à l'aide de critères similaires. </text:span></text:p>
      <text:p text:style-name="P628"/>
      <text:h text:style-name="Heading_20_2" text:outline-level="2"><text:bookmark-start text:name="__RefHeading__52150_32331299"/><text:span text:style-name="T2077">C.4. P</text:span>etukhova et Bunt <text:span text:style-name="T1298">(2009)</text:span><text:bookmark-end text:name="__RefHeading__52150_32331299"/></text:h>
      <text:p text:style-name="P1027"><text:reference-mark-start text:name="ZOTERO_ITEM CSL_CITATION {&quot;citationID&quot;:&quot;1ncptaku55&quot;,&quot;properties&quot;:{&quot;formattedCitation&quot;:&quot;(Petukhova et Bunt, 2009)&quot;,&quot;plainCitation&quot;:&quot;(Petukhova et Bunt, 2009)&quot;},&quot;citationItems&quot;:[{&quot;id&quot;:75,&quot;uris&quot;:[&quot;http://zotero.org/users/1655709/items/XWKDW54S&quot;],&quot;uri&quot;:[&quot;http://zotero.org/users/1655709/items/XWKDW54S&quot;],&quot;itemData&quot;:{&quot;id&quot;:75,&quot;type&quot;:&quot;paper-conference&quot;,&quot;title&quot;:&quot;Towards a Multidimensional Semantics of Discourse Markers in Spoken Dialogue&quot;,&quot;container-title&quot;:&quot;Proceedings of the Eighth International Conference on Computational Semantics&quot;,&quot;collection-title&quot;:&quot;IWCS-8 '09&quot;,&quot;publisher&quot;:&quot;Association for Computational Linguistics&quot;,&quot;publisher-place&quot;:&quot;Stroudsburg, PA, USA&quot;,&quot;page&quot;:&quot;157–168&quot;,&quot;source&quot;:&quot;ACM Digital Library&quot;,&quot;event-place&quot;:&quot;Stroudsburg, PA, USA&quot;,&quot;abstract&quot;:&quot;The literature contains a wealth of theoretical and empirical analyses of discourse marker functions in human communication. Some of these studies address the phenomenon that discourse markers are often multifunctional in a given context, but do not study this in systematic and formal ways. In this paper we show that the use of multiple dimensions in distinguishing and annotating semantic units supports a more accurate analysis of the meaning of discourse markers. We present an empirically-based analysis of the semantic functions of discourse markers in dialogue. We demonstrate that the multiple functions, which a discourse marker may have, are automatically recognizable from utterance surface-features using machine-learning techniques.&quot;,&quot;URL&quot;:&quot;http://dl.acm.org/citation.cfm?id=1693756.1693773&quot;,&quot;ISBN&quot;:&quot;978-90-74029-34-6&quot;,&quot;author&quot;:[{&quot;family&quot;:&quot;Petukhova&quot;,&quot;given&quot;:&quot;Volha&quot;},{&quot;family&quot;:&quot;Bunt&quot;,&quot;given&quot;:&quot;Harry&quot;}],&quot;issued&quot;:{&quot;date-parts&quot;:[[&quot;2009&quot;]]},&quot;accessed&quot;:{&quot;date-parts&quot;:[[&quot;2014&quot;,12,9]]}}}],&quot;schema&quot;:&quot;https://github.com/citation-style-language/schema/raw/master/csl-citation.json&quot;} RNDm9TPLsCEBt"/>Petukhova et Bunt <text:span text:style-name="T1299">(</text:span>2009)<text:reference-mark-end text:name="ZOTERO_ITEM CSL_CITATION {&quot;citationID&quot;:&quot;1ncptaku55&quot;,&quot;properties&quot;:{&quot;formattedCitation&quot;:&quot;(Petukhova et Bunt, 2009)&quot;,&quot;plainCitation&quot;:&quot;(Petukhova et Bunt, 2009)&quot;},&quot;citationItems&quot;:[{&quot;id&quot;:75,&quot;uris&quot;:[&quot;http://zotero.org/users/1655709/items/XWKDW54S&quot;],&quot;uri&quot;:[&quot;http://zotero.org/users/1655709/items/XWKDW54S&quot;],&quot;itemData&quot;:{&quot;id&quot;:75,&quot;type&quot;:&quot;paper-conference&quot;,&quot;title&quot;:&quot;Towards a Multidimensional Semantics of Discourse Markers in Spoken Dialogue&quot;,&quot;container-title&quot;:&quot;Proceedings of the Eighth International Conference on Computational Semantics&quot;,&quot;collection-title&quot;:&quot;IWCS-8 '09&quot;,&quot;publisher&quot;:&quot;Association for Computational Linguistics&quot;,&quot;publisher-place&quot;:&quot;Stroudsburg, PA, USA&quot;,&quot;page&quot;:&quot;157–168&quot;,&quot;source&quot;:&quot;ACM Digital Library&quot;,&quot;event-place&quot;:&quot;Stroudsburg, PA, USA&quot;,&quot;abstract&quot;:&quot;The literature contains a wealth of theoretical and empirical analyses of discourse marker functions in human communication. Some of these studies address the phenomenon that discourse markers are often multifunctional in a given context, but do not study this in systematic and formal ways. In this paper we show that the use of multiple dimensions in distinguishing and annotating semantic units supports a more accurate analysis of the meaning of discourse markers. We present an empirically-based analysis of the semantic functions of discourse markers in dialogue. We demonstrate that the multiple functions, which a discourse marker may have, are automatically recognizable from utterance surface-features using machine-learning techniques.&quot;,&quot;URL&quot;:&quot;http://dl.acm.org/citation.cfm?id=1693756.1693773&quot;,&quot;ISBN&quot;:&quot;978-90-74029-34-6&quot;,&quot;author&quot;:[{&quot;family&quot;:&quot;Petukhova&quot;,&quot;given&quot;:&quot;Volha&quot;},{&quot;family&quot;:&quot;Bunt&quot;,&quot;given&quot;:&quot;Harry&quot;}],&quot;issued&quot;:{&quot;date-parts&quot;:[[&quot;2009&quot;]]},&quot;accessed&quot;:{&quot;date-parts&quot;:[[&quot;2014&quot;,12,9]]}}}],&quot;schema&quot;:&quot;https://github.com/citation-style-language/schema/raw/master/csl-citation.json&quot;} RNDm9TPLsCEBt"/><text:span text:style-name="T702"> utilisent des techniques d'apprentissage machine afin de démontrer le multi-fonctionnalisme de certains MD. Les auteurs utilisent une liste de « fonctions communicatives » tirée de la Dynamic Interpretation Theory (DIT, </text:span><text:span text:style-name="T703">développé</text:span><text:span text:style-name="T704">e</text:span><text:span text:style-name="T703"> entre autre par H. Bunt </text:span><text:reference-mark-start text:name="ZOTERO_ITEM CSL_CITATION {&quot;citationID&quot;:&quot;1fu5g055jc&quot;,&quot;properties&quot;:{&quot;formattedCitation&quot;:&quot;(Bunt, 2000)&quot;,&quot;plainCitation&quot;:&quot;(Bunt, 2000)&quot;},&quot;citationItems&quot;:[{&quot;id&quot;:109,&quot;uris&quot;:[&quot;http://zotero.org/users/1655709/items/EFBZ7Z38&quot;],&quot;uri&quot;:[&quot;http://zotero.org/users/1655709/items/EFBZ7Z38&quot;],&quot;itemData&quot;:{&quot;id&quot;:109,&quot;type&quot;:&quot;chapter&quot;,&quot;title&quot;:&quot;Dialogue pragmatics and context specification&quot;,&quot;container-title&quot;:&quot;Abduction, belief and context in dialogue; studies in computational pragmatics&quot;,&quot;publisher&quot;:&quot;John Benjamins Publishing&quot;,&quot;page&quot;:&quot;81-105&quot;,&quot;author&quot;:[{&quot;family&quot;:&quot;Bunt&quot;,&quot;given&quot;:&quot;Harry&quot;}],&quot;editor&quot;:[{&quot;family&quot;:&quot;Black&quot;,&quot;given&quot;:&quot;William&quot;},{&quot;family&quot;:&quot;Bunt&quot;,&quot;given&quot;:&quot;Harry&quot;}],&quot;issued&quot;:{&quot;date-parts&quot;:[[&quot;2000&quot;]]}}}],&quot;schema&quot;:&quot;https://github.com/citation-style-language/schema/raw/master/csl-citation.json&quot;} RNDgAcmTOjeDJ"/><text:span text:style-name="T703">(Bunt, 2000)</text:span><text:span text:style-name="T704">)</text:span><text:reference-mark-end text:name="ZOTERO_ITEM CSL_CITATION {&quot;citationID&quot;:&quot;1fu5g055jc&quot;,&quot;properties&quot;:{&quot;formattedCitation&quot;:&quot;(Bunt, 2000)&quot;,&quot;plainCitation&quot;:&quot;(Bunt, 2000)&quot;},&quot;citationItems&quot;:[{&quot;id&quot;:109,&quot;uris&quot;:[&quot;http://zotero.org/users/1655709/items/EFBZ7Z38&quot;],&quot;uri&quot;:[&quot;http://zotero.org/users/1655709/items/EFBZ7Z38&quot;],&quot;itemData&quot;:{&quot;id&quot;:109,&quot;type&quot;:&quot;chapter&quot;,&quot;title&quot;:&quot;Dialogue pragmatics and context specification&quot;,&quot;container-title&quot;:&quot;Abduction, belief and context in dialogue; studies in computational pragmatics&quot;,&quot;publisher&quot;:&quot;John Benjamins Publishing&quot;,&quot;page&quot;:&quot;81-105&quot;,&quot;author&quot;:[{&quot;family&quot;:&quot;Bunt&quot;,&quot;given&quot;:&quot;Harry&quot;}],&quot;editor&quot;:[{&quot;family&quot;:&quot;Black&quot;,&quot;given&quot;:&quot;William&quot;},{&quot;family&quot;:&quot;Bunt&quot;,&quot;given&quot;:&quot;Harry&quot;}],&quot;issued&quot;:{&quot;date-parts&quot;:[[&quot;2000&quot;]]}}}],&quot;schema&quot;:&quot;https://github.com/citation-style-language/schema/raw/master/csl-citation.json&quot;} RNDgAcmTOjeDJ"/><text:span text:style-name="T703"> </text:span><text:span text:style-name="T702">afin de décrire les rôles des unités en discours. </text:span><text:span text:style-name="T704">Cette description sémantique des MD est un aspect très intéressant pour nous. L</text:span><text:span text:style-name="T705">'étude démontre l'importance des « </text:span><text:span text:style-name="T706">actes communicatifs »</text:span><text:span text:style-name="T705"> dans l'analyse des MD. </text:span><text:span text:style-name="T707">La taxonomie de la DIT distingue 11 « dimensions » dans lesquelles peuvent être classées les éléments du discours. Par exemple, certaines unités linguistiques permettent la transmission d'information, d'autres permettent la gestion des tours de parole, la gestion des sujets de discussion, la gestion des obligations sociales, </text:span><text:span text:style-name="T708">etc</text:span><text:span text:style-name="T707">. </text:span><text:reference-mark-start text:name="ZOTERO_ITEM CSL_CITATION {&quot;citationID&quot;:&quot;1gj116nd82&quot;,&quot;properties&quot;:{&quot;formattedCitation&quot;:&quot;(Petukhova, Geertzen et Bunt, 2007)&quot;,&quot;plainCitation&quot;:&quot;(Petukhova, Geertzen et Bunt, 2007)&quot;},&quot;citationItems&quot;:[{&quot;id&quot;:140,&quot;uris&quot;:[&quot;http://zotero.org/users/1655709/items/IIPINPCE&quot;],&quot;uri&quot;:[&quot;http://zotero.org/users/1655709/items/IIPINPCE&quot;],&quot;itemData&quot;:{&quot;id&quot;:140,&quot;type&quot;:&quot;paper-conference&quot;,&quot;title&quot;:&quot;A multidimensional approach to utterance segmentation and dialogue act classification&quot;,&quot;container-title&quot;:&quot;Proceedings of the 8th SIGdial Workshop on Discourse&quot;,&quot;event&quot;:&quot;8th SIGdial Workshop on Discourse&quot;,&quot;author&quot;:[{&quot;family&quot;:&quot;Petukhova&quot;,&quot;given&quot;:&quot;Volha&quot;},{&quot;family&quot;:&quot;Geertzen&quot;,&quot;given&quot;:&quot;Jeroen&quot;},{&quot;family&quot;:&quot;Bunt&quot;,&quot;given&quot;:&quot;Harry&quot;}],&quot;issued&quot;:{&quot;date-parts&quot;:[[&quot;2007&quot;]]}}}],&quot;schema&quot;:&quot;https://github.com/citation-style-language/schema/raw/master/csl-citation.json&quot;} RNDN6cCH2JVn6"/><text:span text:style-name="T707">(Petukhova, Geertzen et Bunt, 2007)</text:span><text:reference-mark-end text:name="ZOTERO_ITEM CSL_CITATION {&quot;citationID&quot;:&quot;1gj116nd82&quot;,&quot;properties&quot;:{&quot;formattedCitation&quot;:&quot;(Petukhova, Geertzen et Bunt, 2007)&quot;,&quot;plainCitation&quot;:&quot;(Petukhova, Geertzen et Bunt, 2007)&quot;},&quot;citationItems&quot;:[{&quot;id&quot;:140,&quot;uris&quot;:[&quot;http://zotero.org/users/1655709/items/IIPINPCE&quot;],&quot;uri&quot;:[&quot;http://zotero.org/users/1655709/items/IIPINPCE&quot;],&quot;itemData&quot;:{&quot;id&quot;:140,&quot;type&quot;:&quot;paper-conference&quot;,&quot;title&quot;:&quot;A multidimensional approach to utterance segmentation and dialogue act classification&quot;,&quot;container-title&quot;:&quot;Proceedings of the 8th SIGdial Workshop on Discourse&quot;,&quot;event&quot;:&quot;8th SIGdial Workshop on Discourse&quot;,&quot;author&quot;:[{&quot;family&quot;:&quot;Petukhova&quot;,&quot;given&quot;:&quot;Volha&quot;},{&quot;family&quot;:&quot;Geertzen&quot;,&quot;given&quot;:&quot;Jeroen&quot;},{&quot;family&quot;:&quot;Bunt&quot;,&quot;given&quot;:&quot;Harry&quot;}],&quot;issued&quot;:{&quot;date-parts&quot;:[[&quot;2007&quot;]]}}}],&quot;schema&quot;:&quot;https://github.com/citation-style-language/schema/raw/master/csl-citation.json&quot;} RNDN6cCH2JVn6"/><text:span text:style-name="T707">. </text:span><text:span text:style-name="T708">Nous </text:span><text:span text:style-name="T709">reviendrons</text:span><text:span text:style-name="T708"> sur plusieurs éléments de</text:span><text:span text:style-name="T710"> </text:span><text:span text:style-name="T708">ce cadre théorique à la section 3, lorsqu'il nous faudra décrire en détail les MI.</text:span></text:p>
      <text:p text:style-name="P629"/>
      <text:p text:style-name="P1027"><text:span text:style-name="T704">L'étude offre de plus </text:span><text:span text:style-name="T705">beaucoup d'information sur plusieurs aspects du repérage des MD. </text:span><text:span text:style-name="T704">P</text:span><text:span text:style-name="T711">ar exemple, les auteurs </text:span><text:span text:style-name="T712">remarquent</text:span><text:span text:style-name="T713"> </text:span><text:span text:style-name="T712">que </text:span><text:span text:style-name="T713">les </text:span><text:span text:style-name="T714">MD</text:span><text:span text:style-name="T713"> sont souvent entourés d'unités distinctives comme </text:span><text:span text:style-name="T1184">um</text:span><text:span text:style-name="T713">, </text:span><text:span text:style-name="T1184">uh</text:span><text:span text:style-name="T713">, </text:span><text:span text:style-name="T1184">so</text:span><text:span text:style-name="T713">, </text:span><text:span text:style-name="T1184">then</text:span><text:span text:style-name="T713"> et </text:span><text:span text:style-name="T1184">also</text:span><text:span text:style-name="T713"> </text:span><text:span text:style-name="T711">(</text:span><text:reference-mark-start text:name="ZOTERO_ITEM CSL_CITATION {&quot;citationID&quot;:&quot;v59dgh15k&quot;,&quot;properties&quot;:{&quot;formattedCitation&quot;:&quot;(Petukhova et Bunt, 2009)&quot;,&quot;plainCitation&quot;:&quot;(Petukhova et Bunt, 2009)&quot;},&quot;citationItems&quot;:[{&quot;id&quot;:75,&quot;uris&quot;:[&quot;http://zotero.org/users/1655709/items/XWKDW54S&quot;],&quot;uri&quot;:[&quot;http://zotero.org/users/1655709/items/XWKDW54S&quot;],&quot;itemData&quot;:{&quot;id&quot;:75,&quot;type&quot;:&quot;paper-conference&quot;,&quot;title&quot;:&quot;Towards a Multidimensional Semantics of Discourse Markers in Spoken Dialogue&quot;,&quot;container-title&quot;:&quot;Proceedings of the Eighth International Conference on Computational Semantics&quot;,&quot;collection-title&quot;:&quot;IWCS-8 '09&quot;,&quot;publisher&quot;:&quot;Association for Computational Linguistics&quot;,&quot;publisher-place&quot;:&quot;Stroudsburg, PA, USA&quot;,&quot;page&quot;:&quot;157–168&quot;,&quot;source&quot;:&quot;ACM Digital Library&quot;,&quot;event-place&quot;:&quot;Stroudsburg, PA, USA&quot;,&quot;abstract&quot;:&quot;The literature contains a wealth of theoretical and empirical analyses of discourse marker functions in human communication. Some of these studies address the phenomenon that discourse markers are often multifunctional in a given context, but do not study this in systematic and formal ways. In this paper we show that the use of multiple dimensions in distinguishing and annotating semantic units supports a more accurate analysis of the meaning of discourse markers. We present an empirically-based analysis of the semantic functions of discourse markers in dialogue. We demonstrate that the multiple functions, which a discourse marker may have, are automatically recognizable from utterance surface-features using machine-learning techniques.&quot;,&quot;URL&quot;:&quot;http://dl.acm.org/citation.cfm?id=1693756.1693773&quot;,&quot;ISBN&quot;:&quot;978-90-74029-34-6&quot;,&quot;author&quot;:[{&quot;family&quot;:&quot;Petukhova&quot;,&quot;given&quot;:&quot;Volha&quot;},{&quot;family&quot;:&quot;Bunt&quot;,&quot;given&quot;:&quot;Harry&quot;}],&quot;issued&quot;:{&quot;date-parts&quot;:[[&quot;2009&quot;]]},&quot;accessed&quot;:{&quot;date-parts&quot;:[[&quot;2014&quot;,12,9]]}}}],&quot;schema&quot;:&quot;https://github.com/citation-style-language/schema/raw/master/csl-citation.json&quot;} RNDI11WqJJmfx"/><text:span text:style-name="T713">Petukhova et Bunt 2009 : 1</text:span><text:span text:style-name="T715">65</text:span><text:span text:style-name="T713">)</text:span><text:reference-mark-end text:name="ZOTERO_ITEM CSL_CITATION {&quot;citationID&quot;:&quot;v59dgh15k&quot;,&quot;properties&quot;:{&quot;formattedCitation&quot;:&quot;(Petukhova et Bunt, 2009)&quot;,&quot;plainCitation&quot;:&quot;(Petukhova et Bunt, 2009)&quot;},&quot;citationItems&quot;:[{&quot;id&quot;:75,&quot;uris&quot;:[&quot;http://zotero.org/users/1655709/items/XWKDW54S&quot;],&quot;uri&quot;:[&quot;http://zotero.org/users/1655709/items/XWKDW54S&quot;],&quot;itemData&quot;:{&quot;id&quot;:75,&quot;type&quot;:&quot;paper-conference&quot;,&quot;title&quot;:&quot;Towards a Multidimensional Semantics of Discourse Markers in Spoken Dialogue&quot;,&quot;container-title&quot;:&quot;Proceedings of the Eighth International Conference on Computational Semantics&quot;,&quot;collection-title&quot;:&quot;IWCS-8 '09&quot;,&quot;publisher&quot;:&quot;Association for Computational Linguistics&quot;,&quot;publisher-place&quot;:&quot;Stroudsburg, PA, USA&quot;,&quot;page&quot;:&quot;157–168&quot;,&quot;source&quot;:&quot;ACM Digital Library&quot;,&quot;event-place&quot;:&quot;Stroudsburg, PA, USA&quot;,&quot;abstract&quot;:&quot;The literature contains a wealth of theoretical and empirical analyses of discourse marker functions in human communication. Some of these studies address the phenomenon that discourse markers are often multifunctional in a given context, but do not study this in systematic and formal ways. In this paper we show that the use of multiple dimensions in distinguishing and annotating semantic units supports a more accurate analysis of the meaning of discourse markers. We present an empirically-based analysis of the semantic functions of discourse markers in dialogue. We demonstrate that the multiple functions, which a discourse marker may have, are automatically recognizable from utterance surface-features using machine-learning techniques.&quot;,&quot;URL&quot;:&quot;http://dl.acm.org/citation.cfm?id=1693756.1693773&quot;,&quot;ISBN&quot;:&quot;978-90-74029-34-6&quot;,&quot;author&quot;:[{&quot;family&quot;:&quot;Petukhova&quot;,&quot;given&quot;:&quot;Volha&quot;},{&quot;family&quot;:&quot;Bunt&quot;,&quot;given&quot;:&quot;Harry&quot;}],&quot;issued&quot;:{&quot;date-parts&quot;:[[&quot;2009&quot;]]},&quot;accessed&quot;:{&quot;date-parts&quot;:[[&quot;2014&quot;,12,9]]}}}],&quot;schema&quot;:&quot;https://github.com/citation-style-language/schema/raw/master/csl-citation.json&quot;} RNDI11WqJJmfx"/><text:span text:style-name="T705">. </text:span></text:p>
      <text:p text:style-name="P630"/>
      <text:p text:style-name="P1027"><text:span text:style-name="T704">Les questions liées à la prosodie sont également traitées, avec des conclusions similaires à celles de </text:span><text:span text:style-name="T689">Hirschberg et Litman. </text:span><text:span text:style-name="T704">Ainsi, les MD étudiés ont une durée d'énonciation presque deux fois plus longue que leurs versions propositionnelles, </text:span><text:span text:style-name="T716">ils</text:span><text:span text:style-name="T704"> sont précédés de pauses plus longues </text:span><text:span text:style-name="T716">(entre 59 et 228 millisecondes)</text:span><text:span text:style-name="T704"> et </text:span><text:span text:style-name="T716">ont une tonalité moyenne plus élevée (</text:span><text:span text:style-name="T717">&gt;12Hz</text:span><text:span text:style-name="T716">) </text:span><text:reference-mark-start text:name="ZOTERO_ITEM CSL_CITATION {&quot;citationID&quot;:&quot;2pge6vv1l9&quot;,&quot;properties&quot;:{&quot;formattedCitation&quot;:&quot;(Petukhova et Bunt, 2009)&quot;,&quot;plainCitation&quot;:&quot;(Petukhova et Bunt, 2009)&quot;},&quot;citationItems&quot;:[{&quot;id&quot;:75,&quot;uris&quot;:[&quot;http://zotero.org/users/1655709/items/XWKDW54S&quot;],&quot;uri&quot;:[&quot;http://zotero.org/users/1655709/items/XWKDW54S&quot;],&quot;itemData&quot;:{&quot;id&quot;:75,&quot;type&quot;:&quot;paper-conference&quot;,&quot;title&quot;:&quot;Towards a Multidimensional Semantics of Discourse Markers in Spoken Dialogue&quot;,&quot;container-title&quot;:&quot;Proceedings of the Eighth International Conference on Computational Semantics&quot;,&quot;collection-title&quot;:&quot;IWCS-8 '09&quot;,&quot;publisher&quot;:&quot;Association for Computational Linguistics&quot;,&quot;publisher-place&quot;:&quot;Stroudsburg, PA, USA&quot;,&quot;page&quot;:&quot;157–168&quot;,&quot;source&quot;:&quot;ACM Digital Library&quot;,&quot;event-place&quot;:&quot;Stroudsburg, PA, USA&quot;,&quot;abstract&quot;:&quot;The literature contains a wealth of theoretical and empirical analyses of discourse marker functions in human communication. Some of these studies address the phenomenon that discourse markers are often multifunctional in a given context, but do not study this in systematic and formal ways. In this paper we show that the use of multiple dimensions in distinguishing and annotating semantic units supports a more accurate analysis of the meaning of discourse markers. We present an empirically-based analysis of the semantic functions of discourse markers in dialogue. We demonstrate that the multiple functions, which a discourse marker may have, are automatically recognizable from utterance surface-features using machine-learning techniques.&quot;,&quot;URL&quot;:&quot;http://dl.acm.org/citation.cfm?id=1693756.1693773&quot;,&quot;ISBN&quot;:&quot;978-90-74029-34-6&quot;,&quot;author&quot;:[{&quot;family&quot;:&quot;Petukhova&quot;,&quot;given&quot;:&quot;Volha&quot;},{&quot;family&quot;:&quot;Bunt&quot;,&quot;given&quot;:&quot;Harry&quot;}],&quot;issued&quot;:{&quot;date-parts&quot;:[[&quot;2009&quot;]]},&quot;accessed&quot;:{&quot;date-parts&quot;:[[&quot;2014&quot;,12,9]]}}}],&quot;schema&quot;:&quot;https://github.com/citation-style-language/schema/raw/master/csl-citation.json&quot;} RNDtGkNVS52Ay"/><text:span text:style-name="T716">(Petukhova et Bunt, 2009 : 1</text:span><text:span text:style-name="T717">65</text:span><text:span text:style-name="T716">)</text:span><text:span text:style-name="T705">.</text:span><text:reference-mark-end text:name="ZOTERO_ITEM CSL_CITATION {&quot;citationID&quot;:&quot;2pge6vv1l9&quot;,&quot;properties&quot;:{&quot;formattedCitation&quot;:&quot;(Petukhova et Bunt, 2009)&quot;,&quot;plainCitation&quot;:&quot;(Petukhova et Bunt, 2009)&quot;},&quot;citationItems&quot;:[{&quot;id&quot;:75,&quot;uris&quot;:[&quot;http://zotero.org/users/1655709/items/XWKDW54S&quot;],&quot;uri&quot;:[&quot;http://zotero.org/users/1655709/items/XWKDW54S&quot;],&quot;itemData&quot;:{&quot;id&quot;:75,&quot;type&quot;:&quot;paper-conference&quot;,&quot;title&quot;:&quot;Towards a Multidimensional Semantics of Discourse Markers in Spoken Dialogue&quot;,&quot;container-title&quot;:&quot;Proceedings of the Eighth International Conference on Computational Semantics&quot;,&quot;collection-title&quot;:&quot;IWCS-8 '09&quot;,&quot;publisher&quot;:&quot;Association for Computational Linguistics&quot;,&quot;publisher-place&quot;:&quot;Stroudsburg, PA, USA&quot;,&quot;page&quot;:&quot;157–168&quot;,&quot;source&quot;:&quot;ACM Digital Library&quot;,&quot;event-place&quot;:&quot;Stroudsburg, PA, USA&quot;,&quot;abstract&quot;:&quot;The literature contains a wealth of theoretical and empirical analyses of discourse marker functions in human communication. Some of these studies address the phenomenon that discourse markers are often multifunctional in a given context, but do not study this in systematic and formal ways. In this paper we show that the use of multiple dimensions in distinguishing and annotating semantic units supports a more accurate analysis of the meaning of discourse markers. We present an empirically-based analysis of the semantic functions of discourse markers in dialogue. We demonstrate that the multiple functions, which a discourse marker may have, are automatically recognizable from utterance surface-features using machine-learning techniques.&quot;,&quot;URL&quot;:&quot;http://dl.acm.org/citation.cfm?id=1693756.1693773&quot;,&quot;ISBN&quot;:&quot;978-90-74029-34-6&quot;,&quot;author&quot;:[{&quot;family&quot;:&quot;Petukhova&quot;,&quot;given&quot;:&quot;Volha&quot;},{&quot;family&quot;:&quot;Bunt&quot;,&quot;given&quot;:&quot;Harry&quot;}],&quot;issued&quot;:{&quot;date-parts&quot;:[[&quot;2009&quot;]]},&quot;accessed&quot;:{&quot;date-parts&quot;:[[&quot;2014&quot;,12,9]]}}}],&quot;schema&quot;:&quot;https://github.com/citation-style-language/schema/raw/master/csl-citation.json&quot;} RNDtGkNVS52Ay"/></text:p>
      <text:p text:style-name="P631"/>
      <text:h text:style-name="Heading_20_2" text:outline-level="2"><text:bookmark-start text:name="__RefHeading__51376_32331299"/><text:soft-page-break/><text:span text:style-name="T2077">C.5. </text:span>Popescu-Belis et Zufferey <text:span text:style-name="T1300">(2004, 2011)</text:span><text:bookmark-end text:name="__RefHeading__51376_32331299"/></text:h>
      <text:p text:style-name="P1027"><text:reference-mark-start text:name="ZOTERO_ITEM CSL_CITATION {&quot;citationID&quot;:&quot;1gkfmepjvs&quot;,&quot;properties&quot;:{&quot;formattedCitation&quot;:&quot;(Andrei Popescu-Belis, 2011; Popescu-Belis et Zufferey, 2004)&quot;,&quot;plainCitation&quot;:&quot;(Andrei Popescu-Belis, 2011; Popescu-Belis et Zufferey, 2004)&quot;},&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id&quot;:91,&quot;uris&quot;:[&quot;http://zotero.org/users/1655709/items/DD6TUUKI&quot;],&quot;uri&quot;:[&quot;http://zotero.org/users/1655709/items/DD6TUUKI&quot;],&quot;itemData&quot;:{&quot;id&quot;:91,&quot;type&quot;:&quot;article-journal&quot;,&quot;title&quot;:&quot;Towards Automatic Identification of Discourse Markers in Dialogs: The Case of Like&quot;,&quot;page&quot;:&quot;63-71&quot;,&quot;source&quot;:&quot;archive-ouverte.unige.ch&quot;,&quot;abstract&quot;:&quot;This article discusses the detection of discourse markers (DM) in dialog transcriptions, by human annotators and by automated means. After a theoretical discussion of the definition of DMs and their relevance to natural language processing, we focus on the role of like as a DM. Results from experiments with human annotators show that detection of DMs is a difficult but reliable task, which requires prosodic information from soundtracks. Then, several types of features are defined for automatic disambiguation of like: collocations, part-of-speech tags and duration-based features. Decision-tree learning shows that for like, nearly 70% precision can be reached, with near 100% recall, mainly using collocation filters. Similar results hold for well, with about 91% precision at 100% recall.&quot;,&quot;shortTitle&quot;:&quot;Towards Automatic Identification of Discourse Markers in Dialogs&quot;,&quot;language&quot;:&quot;eng&quot;,&quot;author&quot;:[{&quot;family&quot;:&quot;Popescu-Belis&quot;,&quot;given&quot;:&quot;Andréi&quot;},{&quot;family&quot;:&quot;Zufferey&quot;,&quot;given&quot;:&quot;Sandrine&quot;}],&quot;issued&quot;:{&quot;date-parts&quot;:[[&quot;2004&quot;]]}}}],&quot;schema&quot;:&quot;https://github.com/citation-style-language/schema/raw/master/csl-citation.json&quot;} RNDGpSZK169Pg"/>(Andrei Popescu-Belis, 2011; Popescu-Belis et Zufferey, 2004)<text:reference-mark-end text:name="ZOTERO_ITEM CSL_CITATION {&quot;citationID&quot;:&quot;1gkfmepjvs&quot;,&quot;properties&quot;:{&quot;formattedCitation&quot;:&quot;(Andrei Popescu-Belis, 2011; Popescu-Belis et Zufferey, 2004)&quot;,&quot;plainCitation&quot;:&quot;(Andrei Popescu-Belis, 2011; Popescu-Belis et Zufferey, 2004)&quot;},&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id&quot;:91,&quot;uris&quot;:[&quot;http://zotero.org/users/1655709/items/DD6TUUKI&quot;],&quot;uri&quot;:[&quot;http://zotero.org/users/1655709/items/DD6TUUKI&quot;],&quot;itemData&quot;:{&quot;id&quot;:91,&quot;type&quot;:&quot;article-journal&quot;,&quot;title&quot;:&quot;Towards Automatic Identification of Discourse Markers in Dialogs: The Case of Like&quot;,&quot;page&quot;:&quot;63-71&quot;,&quot;source&quot;:&quot;archive-ouverte.unige.ch&quot;,&quot;abstract&quot;:&quot;This article discusses the detection of discourse markers (DM) in dialog transcriptions, by human annotators and by automated means. After a theoretical discussion of the definition of DMs and their relevance to natural language processing, we focus on the role of like as a DM. Results from experiments with human annotators show that detection of DMs is a difficult but reliable task, which requires prosodic information from soundtracks. Then, several types of features are defined for automatic disambiguation of like: collocations, part-of-speech tags and duration-based features. Decision-tree learning shows that for like, nearly 70% precision can be reached, with near 100% recall, mainly using collocation filters. Similar results hold for well, with about 91% precision at 100% recall.&quot;,&quot;shortTitle&quot;:&quot;Towards Automatic Identification of Discourse Markers in Dialogs&quot;,&quot;language&quot;:&quot;eng&quot;,&quot;author&quot;:[{&quot;family&quot;:&quot;Popescu-Belis&quot;,&quot;given&quot;:&quot;Andréi&quot;},{&quot;family&quot;:&quot;Zufferey&quot;,&quot;given&quot;:&quot;Sandrine&quot;}],&quot;issued&quot;:{&quot;date-parts&quot;:[[&quot;2004&quot;]]}}}],&quot;schema&quot;:&quot;https://github.com/citation-style-language/schema/raw/master/csl-citation.json&quot;} RNDGpSZK169Pg"/> <text:span text:style-name="T1301">inventorient les principales études qui traitent de l'identification automatique des MD et proposent leur propre méthode d'analyse automatique, basée sur l'apprentissage machine et des arbres à décision. Ils ont mesuré l'importance de différents paramètres pour le repérage et la désambiguïsation automatique des unités </text:span><text:span text:style-name="T88">like</text:span><text:span text:style-name="T1302"> et </text:span><text:span text:style-name="T88">well</text:span><text:span text:style-name="T493"> en anglais, comme l</text:span><text:span text:style-name="T1302">es collocations lexicales, les propriétés prosodiques, la position des marqueurs dans l'énoncé ainsi qu'un ensemble de propriétés sociolinguistiques. </text:span></text:p>
      <text:p text:style-name="P1027"/>
      <text:p text:style-name="P1027"><text:span text:style-name="T1303">Leurs expérimentations ont montré que le mot immédiatement avant les MD </text:span><text:span text:style-name="T89">like</text:span><text:span text:style-name="T1303"> et </text:span><text:span text:style-name="T89">well</text:span><text:span text:style-name="T1303"> (ou l'absence de mot) semble être le critère le plus pertinent pour l'identification des ces unités </text:span><text:reference-mark-start text:name="ZOTERO_ITEM CSL_CITATION {&quot;citationID&quot;:&quot;hs8890d3l&quot;,&quot;properties&quot;:{&quot;formattedCitation&quot;:&quot;(Andrei Popescu-Belis et Zufferey, 2011)&quot;,&quot;plainCitation&quot;:&quot;(Andrei Popescu-Belis et Zufferey, 2011)&quot;,&quot;dontUpdate&quot;:true},&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schema&quot;:&quot;https://github.com/citation-style-language/schema/raw/master/csl-citation.json&quot;} RND8lXmaLN9mt"/><text:span text:style-name="T1303">(Popescu-Belis et Zufferey, 2011 : 13)</text:span><text:reference-mark-end text:name="ZOTERO_ITEM CSL_CITATION {&quot;citationID&quot;:&quot;hs8890d3l&quot;,&quot;properties&quot;:{&quot;formattedCitation&quot;:&quot;(Andrei Popescu-Belis et Zufferey, 2011)&quot;,&quot;plainCitation&quot;:&quot;(Andrei Popescu-Belis et Zufferey, 2011)&quot;,&quot;dontUpdate&quot;:true},&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schema&quot;:&quot;https://github.com/citation-style-language/schema/raw/master/csl-citation.json&quot;} RND8lXmaLN9mt"/><text:span text:style-name="T718">. </text:span><text:span text:style-name="T719">L</text:span><text:span text:style-name="T718">e premier mot qui suit ces unités semble être un critère pertinent, mais dans une moindre mesure. </text:span><text:span text:style-name="T720">Les deuxième et troisième mots avant et après les unités cibles ne semblent pas être d'une grande utilité pour la tâche de désambiguïsation. </text:span></text:p>
      <text:p text:style-name="P1027"/>
      <text:p text:style-name="P1027"><text:span text:style-name="T1304">Leur étude a aussi démontré que le système avait des meilleures performances lorsque les unités </text:span><text:span text:style-name="T90">well</text:span><text:span text:style-name="T1304"> et </text:span><text:span text:style-name="T90">like</text:span><text:span text:style-name="T1304"> étaient étiquetées différemment (plutôt que comme une classe unique) dans les corpus d'apprentissage, ce qui indique qu'elles ont des comportements syntaxiques différents </text:span><text:reference-mark-start text:name="ZOTERO_ITEM CSL_CITATION {&quot;citationID&quot;:&quot;2gp2bahk5o&quot;,&quot;properties&quot;:{&quot;formattedCitation&quot;:&quot;(Andrei Popescu-Belis et Zufferey, 2011)&quot;,&quot;plainCitation&quot;:&quot;(Andrei Popescu-Belis et Zufferey, 2011)&quot;,&quot;dontUpdate&quot;:true},&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schema&quot;:&quot;https://github.com/citation-style-language/schema/raw/master/csl-citation.json&quot;} RNDAv2iPSEUgD"/><text:span text:style-name="T1304">(Popescu-Belis et Zufferey, 2011 : 18)</text:span><text:reference-mark-end text:name="ZOTERO_ITEM CSL_CITATION {&quot;citationID&quot;:&quot;2gp2bahk5o&quot;,&quot;properties&quot;:{&quot;formattedCitation&quot;:&quot;(Andrei Popescu-Belis et Zufferey, 2011)&quot;,&quot;plainCitation&quot;:&quot;(Andrei Popescu-Belis et Zufferey, 2011)&quot;,&quot;dontUpdate&quot;:true},&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schema&quot;:&quot;https://github.com/citation-style-language/schema/raw/master/csl-citation.json&quot;} RNDAv2iPSEUgD"/><text:span text:style-name="T671">.</text:span></text:p>
      <text:p text:style-name="P1027"/>
      <text:p text:style-name="P1027"><text:span text:style-name="T721">Par la prise en compte de paramètres socio-économiques au sujet des énonciateurs de leur corpus, l'étude suggère </text:span><text:span text:style-name="T722">également </text:span><text:span text:style-name="T721">que certains </text:span><text:span text:style-name="T723">groupes de locuteurs</text:span><text:span text:style-name="T721"> sont plus susceptibles d'utiliser certains types de </text:span><text:span text:style-name="T724">MD</text:span><text:span text:style-name="T721">. Par exemple, les habitants de la côte ouest des États-Unis </text:span><text:span text:style-name="T725">auraient</text:span><text:span text:style-name="T721"> tendance à utiliser davantage le </text:span><text:span text:style-name="T725">marqueur</text:span><text:span text:style-name="T721"> </text:span><text:span text:style-name="T1185">like</text:span><text:span text:style-name="T726"> que ceux de la côte est </text:span><text:reference-mark-start text:name="ZOTERO_ITEM CSL_CITATION {&quot;citationID&quot;:&quot;22odp96u41&quot;,&quot;properties&quot;:{&quot;formattedCitation&quot;:&quot;(Andrei Popescu-Belis et Zufferey, 2011)&quot;,&quot;plainCitation&quot;:&quot;(Andrei Popescu-Belis et Zufferey, 2011)&quot;,&quot;dontUpdate&quot;:true},&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schema&quot;:&quot;https://github.com/citation-style-language/schema/raw/master/csl-citation.json&quot;} RNDVbOgh0bn8V"/><text:span text:style-name="T726">(Popescu-Belis et Zufferey, 2011 : 9)</text:span><text:reference-mark-end text:name="ZOTERO_ITEM CSL_CITATION {&quot;citationID&quot;:&quot;22odp96u41&quot;,&quot;properties&quot;:{&quot;formattedCitation&quot;:&quot;(Andrei Popescu-Belis et Zufferey, 2011)&quot;,&quot;plainCitation&quot;:&quot;(Andrei Popescu-Belis et Zufferey, 2011)&quot;,&quot;dontUpdate&quot;:true},&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schema&quot;:&quot;https://github.com/citation-style-language/schema/raw/master/csl-citation.json&quot;} RNDVbOgh0bn8V"/><text:span text:style-name="T726">. Ces facteurs socio-économiques sont </text:span><text:span text:style-name="T722">évidemment</text:span><text:span text:style-name="T726"> d'une importance beaucoup moins grande </text:span><text:span text:style-name="T722">pour un système d'identification automatique</text:span><text:span text:style-name="T726"> que les autres facteurs, comme l</text:span><text:span text:style-name="T725">'environnement</text:span><text:span text:style-name="T726"> lexical et la prosodie. </text:span></text:p>
      <text:p text:style-name="P1027"/>
      <text:h text:style-name="Heading_20_2" text:outline-level="2"><text:bookmark-start text:name="__RefHeading__25387_1226895258"/><text:span text:style-name="T2077">C</text:span>.6. Fraisse et Paroubek (2015)<text:bookmark-end text:name="__RefHeading__25387_1226895258"/></text:h>
      <text:p text:style-name="P1027"><text:reference-mark-start text:name="ZOTERO_ITEM CSL_CITATION {&quot;citationID&quot;:&quot;1on7eg4ha9&quot;,&quot;properties&quot;:{&quot;formattedCitation&quot;:&quot;(Fraisse et Paroubek, 2015)&quot;,&quot;plainCitation&quot;:&quot;(Fraisse et Paroubek, 2015)&quot;},&quot;citationItems&quot;:[{&quot;id&quot;:196,&quot;uris&quot;:[&quot;http://zotero.org/users/1655709/items/AJ3DBMAU&quot;],&quot;uri&quot;:[&quot;http://zotero.org/users/1655709/items/AJ3DBMAU&quot;],&quot;itemData&quot;:{&quot;id&quot;:196,&quot;type&quot;:&quot;paper-conference&quot;,&quot;title&quot;:&quot;Utiliser les interjections pour détecter les émotions&quot;,&quot;container-title&quot;:&quot;Actes de la 22e conférence sur le Traitement Automatique des Langues Naturelles&quot;,&quot;publisher&quot;:&quot;Association pour le Traitement Automatique des Langues&quot;,&quot;publisher-place&quot;:&quot;Caen, France&quot;,&quot;page&quot;:&quot;279-292&quot;,&quot;event&quot;:&quot;TALN'2015&quot;,&quot;event-place&quot;:&quot;Caen, France&quot;,&quot;author&quot;:[{&quot;family&quot;:&quot;Fraisse&quot;,&quot;given&quot;:&quot;Amel&quot;},{&quot;family&quot;:&quot;Paroubek&quot;,&quot;given&quot;:&quot;Patrick&quot;}],&quot;issued&quot;:{&quot;date-parts&quot;:[[&quot;2015&quot;]]}}}],&quot;schema&quot;:&quot;https://github.com/citation-style-language/schema/raw/master/csl-citation.json&quot;} RNDdpYzZ3aDJ4"/>Fraisse et Paroubek <text:span text:style-name="T1305">(</text:span>2015)<text:reference-mark-end text:name="ZOTERO_ITEM CSL_CITATION {&quot;citationID&quot;:&quot;1on7eg4ha9&quot;,&quot;properties&quot;:{&quot;formattedCitation&quot;:&quot;(Fraisse et Paroubek, 2015)&quot;,&quot;plainCitation&quot;:&quot;(Fraisse et Paroubek, 2015)&quot;},&quot;citationItems&quot;:[{&quot;id&quot;:196,&quot;uris&quot;:[&quot;http://zotero.org/users/1655709/items/AJ3DBMAU&quot;],&quot;uri&quot;:[&quot;http://zotero.org/users/1655709/items/AJ3DBMAU&quot;],&quot;itemData&quot;:{&quot;id&quot;:196,&quot;type&quot;:&quot;paper-conference&quot;,&quot;title&quot;:&quot;Utiliser les interjections pour détecter les émotions&quot;,&quot;container-title&quot;:&quot;Actes de la 22e conférence sur le Traitement Automatique des Langues Naturelles&quot;,&quot;publisher&quot;:&quot;Association pour le Traitement Automatique des Langues&quot;,&quot;publisher-place&quot;:&quot;Caen, France&quot;,&quot;page&quot;:&quot;279-292&quot;,&quot;event&quot;:&quot;TALN'2015&quot;,&quot;event-place&quot;:&quot;Caen, France&quot;,&quot;author&quot;:[{&quot;family&quot;:&quot;Fraisse&quot;,&quot;given&quot;:&quot;Amel&quot;},{&quot;family&quot;:&quot;Paroubek&quot;,&quot;given&quot;:&quot;Patrick&quot;}],&quot;issued&quot;:{&quot;date-parts&quot;:[[&quot;2015&quot;]]}}}],&quot;schema&quot;:&quot;https://github.com/citation-style-language/schema/raw/master/csl-citation.json&quot;} RNDdpYzZ3aDJ4"/> <text:span text:style-name="T1305">ont pris comme sujet d'étude certaines interjections utilisées dans les messages écrits courts de type microblog (Twitter) avec pour objectif d'« évaluer leur apport pour les systèmes d’analyse de sentiments et de fouille d’opinions, en particulier pour la tâche de détection des </text:span><text:soft-page-break/><text:span text:style-name="T1305">émotions. ». Ils ont utilisé des unités primaires et secondaires afin d’étiqueter certains messages à l'aide de 8 classes émotionnelles. </text:span><text:span text:style-name="T1224">Le tableau 1 présente ces classes et unités.</text:span></text:p>
      <text:p text:style-name="P969"/>
      <text:p text:style-name="P33">Tableau <text:sequence text:ref-name="refTableau0" text:name="Tableau" text:formula="ooow:Tableau+1" style:num-format="1">1</text:sequence>: « Les classes ém<text:span text:style-name="T1306">o</text:span>tionnelles exprimées ayant des interj<text:span text:style-name="T1306">e</text:span>ctions clairement définies sur Twitter » <text:span text:style-name="T1306">tiré de Fraisse et Paroubek 2015</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164">#</text:p>
          </table:table-cell>
          <table:table-cell table:style-name="Table54.A1" office:value-type="string">
            <text:p text:style-name="P165">C<text:span text:style-name="T1306">lasses</text:span></text:p>
          </table:table-cell>
          <table:table-cell table:style-name="Table54.A1" office:value-type="string">
            <text:p text:style-name="P89">Interjections onomatopéiques</text:p>
          </table:table-cell>
          <table:table-cell table:style-name="Table54.D1" office:value-type="string">
            <text:p text:style-name="P89">Interjections non onomatopéiques</text:p>
          </table:table-cell>
        </table:table-row>
        <table:table-row>
          <table:table-cell table:style-name="Table54.A2" office:value-type="string">
            <text:p text:style-name="P169">1</text:p>
          </table:table-cell>
          <table:table-cell table:style-name="Table54.A2" office:value-type="string">
            <text:p text:style-name="P90">COLÈRE</text:p>
          </table:table-cell>
          <table:table-cell table:style-name="Table54.A2" office:value-type="string">
            <text:p text:style-name="P90">Argh , pff </text:p>
          </table:table-cell>
          <table:table-cell table:style-name="Table54.D2" office:value-type="string">
            <text:p text:style-name="P90">Voyons!</text:p>
          </table:table-cell>
        </table:table-row>
        <table:table-row>
          <table:table-cell table:style-name="Table54.A2" office:value-type="string">
            <text:p text:style-name="P169">2</text:p>
          </table:table-cell>
          <table:table-cell table:style-name="Table54.A2" office:value-type="string">
            <text:p text:style-name="P90">PLAISIR</text:p>
          </table:table-cell>
          <table:table-cell table:style-name="Table54.A2" office:value-type="string">
            <text:p text:style-name="P90">hihi , haha</text:p>
          </table:table-cell>
          <table:table-cell table:style-name="Table54.D2" office:value-type="string">
            <text:p text:style-name="P90">lol , youpi</text:p>
          </table:table-cell>
        </table:table-row>
        <table:table-row>
          <table:table-cell table:style-name="Table54.A2" office:value-type="string">
            <text:p text:style-name="P169">3</text:p>
          </table:table-cell>
          <table:table-cell table:style-name="Table54.A2" office:value-type="string">
            <text:p text:style-name="P90">PEUR</text:p>
          </table:table-cell>
          <table:table-cell table:style-name="Table54.A2" office:value-type="string">
            <text:p text:style-name="P90">aah</text:p>
          </table:table-cell>
          <table:table-cell table:style-name="Table54.D2" office:value-type="string">
            <text:p text:style-name="P170"/>
          </table:table-cell>
        </table:table-row>
        <table:table-row>
          <table:table-cell table:style-name="Table54.A2" office:value-type="string">
            <text:p text:style-name="P169">4</text:p>
          </table:table-cell>
          <table:table-cell table:style-name="Table54.A2" office:value-type="string">
            <text:p text:style-name="P90">APAISEMENT</text:p>
          </table:table-cell>
          <table:table-cell table:style-name="Table54.A2" office:value-type="string">
            <text:p text:style-name="P90">ouf</text:p>
          </table:table-cell>
          <table:table-cell table:style-name="Table54.D2" office:value-type="string">
            <text:p text:style-name="P170"/>
          </table:table-cell>
        </table:table-row>
        <table:table-row>
          <table:table-cell table:style-name="Table54.A2" office:value-type="string">
            <text:p text:style-name="P169">5</text:p>
          </table:table-cell>
          <table:table-cell table:style-name="Table54.A2" office:value-type="string">
            <text:p text:style-name="P90">TRISTESSE</text:p>
          </table:table-cell>
          <table:table-cell table:style-name="Table54.A2" office:value-type="string">
            <text:p text:style-name="P90">Aïe, ouille </text:p>
          </table:table-cell>
          <table:table-cell table:style-name="Table54.D2" office:value-type="string">
            <text:p text:style-name="P90">zut, hélas</text:p>
          </table:table-cell>
        </table:table-row>
        <table:table-row>
          <table:table-cell table:style-name="Table54.A2" office:value-type="string">
            <text:p text:style-name="P169">6</text:p>
          </table:table-cell>
          <table:table-cell table:style-name="Table54.A2" office:value-type="string">
            <text:p text:style-name="P90">INSATISFACTION</text:p>
          </table:table-cell>
          <table:table-cell table:style-name="Table54.A2" office:value-type="string">
            <text:p text:style-name="P90">Bof</text:p>
          </table:table-cell>
          <table:table-cell table:style-name="Table54.D2" office:value-type="string">
            <text:p text:style-name="P170"/>
          </table:table-cell>
        </table:table-row>
        <table:table-row>
          <table:table-cell table:style-name="Table54.A2" office:value-type="string">
            <text:p text:style-name="P169">7</text:p>
          </table:table-cell>
          <table:table-cell table:style-name="Table54.A2" office:value-type="string">
            <text:p text:style-name="P90">MÉPRIS</text:p>
          </table:table-cell>
          <table:table-cell table:style-name="Table54.A2" office:value-type="string">
            <text:p text:style-name="P90">Beurk</text:p>
          </table:table-cell>
          <table:table-cell table:style-name="Table54.D2" office:value-type="string">
            <text:p text:style-name="P170"/>
          </table:table-cell>
        </table:table-row>
        <table:table-row>
          <table:table-cell table:style-name="Table54.A2" office:value-type="string">
            <text:p text:style-name="P169">8</text:p>
          </table:table-cell>
          <table:table-cell table:style-name="Table54.A2" office:value-type="string">
            <text:p text:style-name="P90">SURPRISE NÉGATIVE</text:p>
          </table:table-cell>
          <table:table-cell table:style-name="Table54.A2" office:value-type="string">
            <text:p text:style-name="P90">oups</text:p>
          </table:table-cell>
          <table:table-cell table:style-name="Table54.D2" office:value-type="string">
            <text:p text:style-name="P170"/>
          </table:table-cell>
        </table:table-row>
      </table:table>
      <text:p text:style-name="P969"/>
      <text:p text:style-name="P1026">Les messages contenants les différentes interjections considérées ont été étiquetés afin de former un corpus d'<text:span text:style-name="T1307">apprentissage. Un classifieur a été entraîné pour chaque émotion indépendamment, avec des résultats satisfaisants pour les catégories « colère » et « plaisir ». Un lexique d'émotions a aussi pu être construit à l'aide de ce corpus qui a lui-même servi à construire un système de classement qui a obtenu des résultats comparables à d'autres systèmes similaires pour certaines catégories d'émotions (« mépris » et « plaisir »). </text:span></text:p>
      <text:p text:style-name="P969"/>
      <text:p text:style-name="P970">Cette étude nous offrira des pistes de solutions à certains problèmes relevés à la partie F de cette thèse.</text:p>
      <text:p text:style-name="P103"/>
      <text:h text:style-name="P1546" text:outline-level="2"><text:bookmark-start text:name="__RefHeading___Toc23497_1845184361"/><text:span text:style-name="T50">C.7. </text:span><text:reference-mark-start text:name="ZOTERO_ITEM CSL_CITATION {&quot;citationID&quot;:&quot;1vpa4tk78f&quot;,&quot;properties&quot;:{&quot;formattedCitation&quot;:&quot;{\\rtf (T. Bolly {\\i{}et al.}, 2015)}&quot;,&quot;plainCitation&quot;:&quot;(T. Bolly et al.,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Xb8cy8ZbIy"/><text:span text:style-name="T658">T. Bolly </text:span><text:span text:style-name="T662">et al.</text:span><text:span text:style-name="T658"> </text:span><text:span text:style-name="T659">(</text:span><text:span text:style-name="T658">2015)</text:span><text:reference-mark-end text:name="ZOTERO_ITEM CSL_CITATION {&quot;citationID&quot;:&quot;1vpa4tk78f&quot;,&quot;properties&quot;:{&quot;formattedCitation&quot;:&quot;{\\rtf (T. Bolly {\\i{}et al.}, 2015)}&quot;,&quot;plainCitation&quot;:&quot;(T. Bolly et al.,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Xb8cy8ZbIy"/><text:span text:style-name="T50">,</text:span><text:span text:style-name="T2077"> </text:span><text:reference-mark-start text:name="ZOTERO_ITEM CSL_CITATION {&quot;citationID&quot;:&quot;28komf4lat&quot;,&quot;properties&quot;:{&quot;formattedCitation&quot;:&quot;(Crible et Zufferey, 2015)&quot;,&quot;plainCitation&quot;:&quot;(Crible et Zufferey, 2015)&quot;},&quot;citationItems&quot;:[{&quot;id&quot;:241,&quot;uris&quot;:[&quot;http://zotero.org/users/1655709/items/8P8CNR89&quot;],&quot;uri&quot;:[&quot;http://zotero.org/users/1655709/items/8P8CNR89&quot;],&quot;itemData&quot;:{&quot;id&quot;:241,&quot;type&quot;:&quot;chapter&quot;,&quot;title&quot;:&quot;Using a unified taxonomy to annotate discourse markers in speech and writing&quot;,&quot;container-title&quot;:&quot;Proceedings of the 11th Joint ACL - ISO Workshop on Interoperable Semantic Annotation (isa-11)&quot;,&quot;ISBN&quot;:&quot;978-90-74029-00-1&quot;,&quot;author&quot;:[{&quot;family&quot;:&quot;Crible&quot;,&quot;given&quot;:&quot;Ludivine&quot;},{&quot;family&quot;:&quot;Zufferey&quot;,&quot;given&quot;:&quot;Sandrine&quot;}],&quot;issued&quot;:{&quot;date-parts&quot;:[[&quot;2015&quot;]]}}}],&quot;schema&quot;:&quot;https://github.com/citation-style-language/schema/raw/master/csl-citation.json&quot;} RNDKwwA5zNwau"/><text:span text:style-name="T2077">Crible et Zufferey (2015)</text:span><text:reference-mark-end text:name="ZOTERO_ITEM CSL_CITATION {&quot;citationID&quot;:&quot;28komf4lat&quot;,&quot;properties&quot;:{&quot;formattedCitation&quot;:&quot;(Crible et Zufferey, 2015)&quot;,&quot;plainCitation&quot;:&quot;(Crible et Zufferey, 2015)&quot;},&quot;citationItems&quot;:[{&quot;id&quot;:241,&quot;uris&quot;:[&quot;http://zotero.org/users/1655709/items/8P8CNR89&quot;],&quot;uri&quot;:[&quot;http://zotero.org/users/1655709/items/8P8CNR89&quot;],&quot;itemData&quot;:{&quot;id&quot;:241,&quot;type&quot;:&quot;chapter&quot;,&quot;title&quot;:&quot;Using a unified taxonomy to annotate discourse markers in speech and writing&quot;,&quot;container-title&quot;:&quot;Proceedings of the 11th Joint ACL - ISO Workshop on Interoperable Semantic Annotation (isa-11)&quot;,&quot;ISBN&quot;:&quot;978-90-74029-00-1&quot;,&quot;author&quot;:[{&quot;family&quot;:&quot;Crible&quot;,&quot;given&quot;:&quot;Ludivine&quot;},{&quot;family&quot;:&quot;Zufferey&quot;,&quot;given&quot;:&quot;Sandrine&quot;}],&quot;issued&quot;:{&quot;date-parts&quot;:[[&quot;2015&quot;]]}}}],&quot;schema&quot;:&quot;https://github.com/citation-style-language/schema/raw/master/csl-citation.json&quot;} RNDKwwA5zNwau"/><text:span text:style-name="T2077">, </text:span><text:reference-mark-start text:name="ZOTERO_ITEM CSL_CITATION {&quot;citationID&quot;:&quot;1uerf5l295&quot;,&quot;properties&quot;:{&quot;formattedCitation&quot;:&quot;(Crible, en presse)&quot;,&quot;plainCitation&quot;:&quot;(Crible, en presse)&quot;},&quot;citationItems&quot;:[{&quot;id&quot;:242,&quot;uris&quot;:[&quot;http://zotero.org/users/1655709/items/SZ3TUIX3&quot;],&quot;uri&quot;:[&quot;http://zotero.org/users/1655709/items/SZ3TUIX3&quot;],&quot;itemData&quot;:{&quot;id&quot;:242,&quot;type&quot;:&quot;chapter&quot;,&quot;title&quot;:&quot;Towards an operational category of discourse markers: A definition and its model&quot;,&quot;container-title&quot;:&quot;Discourse markers, Pragmatics Markers and Modal Particles: New Perspectives&quot;,&quot;publisher&quot;:&quot;C. Fedriani &amp; A. Sanso&quot;,&quot;publisher-place&quot;:&quot;Amsterdam: John Benjamins&quot;,&quot;event-place&quot;:&quot;Amsterdam: John Benjamins&quot;,&quot;author&quot;:[{&quot;family&quot;:&quot;Crible&quot;,&quot;given&quot;:&quot;Ludivine&quot;}],&quot;issued&quot;:{&quot;literal&quot;:&quot;en presse&quot;}}}],&quot;schema&quot;:&quot;https://github.com/citation-style-language/schema/raw/master/csl-citation.json&quot;} RNDNjWUs2pRQB"/><text:span text:style-name="T2077">Crible (en presse)</text:span><text:bookmark-end text:name="__RefHeading___Toc23497_1845184361"/><text:reference-mark-end text:name="ZOTERO_ITEM CSL_CITATION {&quot;citationID&quot;:&quot;1uerf5l295&quot;,&quot;properties&quot;:{&quot;formattedCitation&quot;:&quot;(Crible, en presse)&quot;,&quot;plainCitation&quot;:&quot;(Crible, en presse)&quot;},&quot;citationItems&quot;:[{&quot;id&quot;:242,&quot;uris&quot;:[&quot;http://zotero.org/users/1655709/items/SZ3TUIX3&quot;],&quot;uri&quot;:[&quot;http://zotero.org/users/1655709/items/SZ3TUIX3&quot;],&quot;itemData&quot;:{&quot;id&quot;:242,&quot;type&quot;:&quot;chapter&quot;,&quot;title&quot;:&quot;Towards an operational category of discourse markers: A definition and its model&quot;,&quot;container-title&quot;:&quot;Discourse markers, Pragmatics Markers and Modal Particles: New Perspectives&quot;,&quot;publisher&quot;:&quot;C. Fedriani &amp; A. Sanso&quot;,&quot;publisher-place&quot;:&quot;Amsterdam: John Benjamins&quot;,&quot;event-place&quot;:&quot;Amsterdam: John Benjamins&quot;,&quot;author&quot;:[{&quot;family&quot;:&quot;Crible&quot;,&quot;given&quot;:&quot;Ludivine&quot;}],&quot;issued&quot;:{&quot;literal&quot;:&quot;en presse&quot;}}}],&quot;schema&quot;:&quot;https://github.com/citation-style-language/schema/raw/master/csl-citation.json&quot;} RNDNjWUs2pRQB"/></text:h>
      <text:p text:style-name="P1245"><text:span text:style-name="T2078">Le projet MDMA (Model for Discourse Marker Annotation) cherche à « développer une méthode empirique inédite pour l’identification et l’annotation systématique – potentiellement automatisable – des MD en contexte. » </text:span><text:reference-mark-start text:name="ZOTERO_ITEM CSL_CITATION {&quot;citationID&quot;:&quot;2galkt49hl&quot;,&quot;properties&quot;:{&quot;formattedCitation&quot;:&quot;{\\rtf (T. Bolly {\\i{}et al.}, 2015, p. 3)}&quot;,&quot;plainCitation&quot;:&quot;(T. Bolly et al., 2015, p. 3)&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locator&quot;:&quot;3&quot;}],&quot;schema&quot;:&quot;https://github.com/citation-style-language/schema/raw/master/csl-citation.json&quot;} RNDn9QlG9rv7I"/><text:span text:style-name="T655">(T. Bolly </text:span><text:span text:style-name="T660">et al.</text:span><text:span text:style-name="T655">, 2015, p. 3)</text:span><text:reference-mark-end text:name="ZOTERO_ITEM CSL_CITATION {&quot;citationID&quot;:&quot;2galkt49hl&quot;,&quot;properties&quot;:{&quot;formattedCitation&quot;:&quot;{\\rtf (T. Bolly {\\i{}et al.}, 2015, p. 3)}&quot;,&quot;plainCitation&quot;:&quot;(T. Bolly et al., 2015, p. 3)&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locator&quot;:&quot;3&quot;}],&quot;schema&quot;:&quot;https://github.com/citation-style-language/schema/raw/master/csl-citation.json&quot;} RNDn9QlG9rv7I"/>.<text:span text:style-name="T2078"> Les chercheurs utilisent une longue liste de paramètres afin de caractériser les MD qu'ils repèrent dans des échantillons de corpus oraux du français.</text:span></text:p>
      <text:p text:style-name="P1245"/>
      <text:p text:style-name="P1276"><text:soft-page-break/>Parmi les nombreuses observations sur les caractéristiques de l'utilisation des MD que font les auteurs, une nous semble particulièrement intéressante :</text:p>
      <text:p text:style-name="P1223"/>
      <text:p text:style-name="definition"><text:span text:style-name="T2218">[</text:span>Certaines variables comme] la contiguïté avec une pause ne semblent pas être déterminantes dans l'attribution du statut de MD. <text:span text:style-name="T2217">Ce dernier résultat concernant la fiabilité des pauses comme indices à la présence d’un MD est surprenant et pourrait remettre en question les nombreuses définitions de la catégorie qui font de ce paramètre, et d’autres critères prosodiques, une condition sine qua non (voir Vincent, 1993 ; Maschler, 2002). </text:span></text:p>
      <text:p text:style-name="definition"><text:span text:style-name="T2216">[tiré de </text:span><text:reference-mark-start text:name="ZOTERO_ITEM CSL_CITATION {&quot;citationID&quot;:&quot;etu39t15&quot;,&quot;properties&quot;:{&quot;formattedCitation&quot;:&quot;{\\rtf (T. Bolly {\\i{}et al.}, 2015)}&quot;,&quot;plainCitation&quot;:&quot;(T. Bolly et al.,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FNsqTH69Qn"/><text:span text:style-name="T655">T. Bolly </text:span><text:span text:style-name="T660">et al.</text:span><text:span text:style-name="T655">, 2015, </text:span><text:span text:style-name="T656">p.23</text:span><text:reference-mark-end text:name="ZOTERO_ITEM CSL_CITATION {&quot;citationID&quot;:&quot;etu39t15&quot;,&quot;properties&quot;:{&quot;formattedCitation&quot;:&quot;{\\rtf (T. Bolly {\\i{}et al.}, 2015)}&quot;,&quot;plainCitation&quot;:&quot;(T. Bolly et al., 2015)&quot;},&quot;citationItems&quot;:[{&quot;id&quot;:218,&quot;uris&quot;:[&quot;http://zotero.org/users/1655709/items/WIBGNCJN&quot;],&quot;uri&quot;:[&quot;http://zotero.org/users/1655709/items/WIBGNCJN&quot;],&quot;itemData&quot;:{&quot;id&quot;:218,&quot;type&quot;:&quot;article-journal&quot;,&quot;title&quot;:&quot;MDMA. Un modèle pour l’identification et l’annotation des marqueurs discursifs « potentiels » en contexte&quot;,&quot;container-title&quot;:&quot;Discours. Revue de linguistique, psycholinguistique et informatique.&quot;,&quot;issue&quot;:&quot;16&quot;,&quot;source&quot;:&quot;discours.revues.org&quot;,&quot;abstract&quot;:&quot;Partant du constat qu’il         n’existe pas de catégorie fermée de marqueurs discursifs (MD) et que         la définition de ces marqueurs varie fortement selon le cadre         épistémologique adopté, l’objectif du projet MDMA (« Model for         Discourse Marker Annotation ») est d’établir une méthode empirique         d’identification et d’annotation des MD en français oral. La méthode         vise tout d’abord à décrire les MD en faisceaux de variables et         ensuite, d’un point de vue combinatoire, en patrons spécifiques. Notre         démarche comprend trois étapes : (i) repérage manuel de tous les MD         dits « potentiels » dans un corpus équilibré en français oral         (5 000 mots ; Belgique et France) ; (ii) extraction automatique de         toutes les formes qui correspondent aux MD potentiels identifiés         précédemment (1 181 occurrences) ; (iii) analyse paramétrique d’un         échantillon aléatoire de 200 MD potentiels en contexte (variables         syntaxiques, formelles et sémantico-pragmatiques). L’hypothèse est que         l’analyse statistique des contraintes distributionnelles imposées aux         différents MD potentiels devrait révéler une certaine hiérarchisation         entre variables annotées, concernant leur pertinence, leur fiabilité         et leur généralisabilité (voire leur spécificité). Dans cet article,         nous présenterons les principes d’annotation des MD, nous aborderons         ensuite la problématique de l’accord inter-juges, pour finalement         discuter de manière plus approfondie les résultats de l’analyse sur         corpus.&quot;,&quot;URL&quot;:&quot;https://discours.revues.org/9009&quot;,&quot;DOI&quot;:&quot;10.4000/discours.9009&quot;,&quot;ISSN&quot;:&quot;1963-1723&quot;,&quot;language&quot;:&quot;fr&quot;,&quot;author&quot;:[{&quot;family&quot;:&quot;T. Bolly&quot;,&quot;given&quot;:&quot;Catherine&quot;},{&quot;family&quot;:&quot;Crible&quot;,&quot;given&quot;:&quot;Ludivine&quot;},{&quot;family&quot;:&quot;Degand&quot;,&quot;given&quot;:&quot;Liesbeth&quot;},{&quot;family&quot;:&quot;Uygur-Distexhe&quot;,&quot;given&quot;:&quot;Deniz&quot;}],&quot;issued&quot;:{&quot;date-parts&quot;:[[&quot;2015&quot;,9,9]]},&quot;accessed&quot;:{&quot;date-parts&quot;:[[&quot;2016&quot;,6,4]]}}}],&quot;schema&quot;:&quot;https://github.com/citation-style-language/schema/raw/master/csl-citation.json&quot;} RNDFNsqTH69Qn"/><text:span text:style-name="T657">]</text:span></text:p>
      <text:p text:style-name="P1223"/>
      <text:p text:style-name="P1224">Nous aurons <text:span text:style-name="T2218">amplement </text:span>l'occasion d'observer <text:span text:style-name="T2218">ce phénomène où des </text:span>MI <text:span text:style-name="T2218">sont utilisés à la suite d'une phrase sans pauses prosodiques </text:span>perceptibles. <text:span text:style-name="T2218">La prise en compte de ces contextes fait partie des nombreux défis qu'il nous faudra relever afin de mettre au point une méthode de détection automatique des MI.</text:span></text:p>
      <text:p text:style-name="P1222"/>
      <text:h text:style-name="Heading_20_2" text:outline-level="2"><text:bookmark-start text:name="__RefHeading__39121_150002971"/><text:span text:style-name="T2077">C.8.</text:span> Conclusion au sujet de l<text:span text:style-name="T2234">a revue de littérature</text:span><text:bookmark-end text:name="__RefHeading__39121_150002971"/></text:h>
      <text:p text:style-name="P1012"><text:span text:style-name="T936">Bien que les recherches que nous venons de présenter portent </text:span><text:span text:style-name="T1108">la plupart</text:span><text:span text:style-name="T936"> sur l'anglais et n'ont pas spécifiquement les MI comme objet d'étude, elles nous offrent plusieurs outils </text:span><text:span text:style-name="T937">d'une grande utilité </text:span><text:span text:style-name="T936">pour l'analyse automatique des MI. </text:span><text:span text:style-name="T938">Notamment, l</text:span><text:span text:style-name="T939">a</text:span><text:span text:style-name="T936"> grande pertinence </text:span><text:span text:style-name="T939">d</text:span><text:span text:style-name="T940">e l'environnement </text:span><text:span text:style-name="T939">lexical et de la prosodie </text:span><text:span text:style-name="T936">pour l</text:span><text:span text:style-name="T939">a d</text:span><text:span text:style-name="T936">ésambiguïsation </text:span><text:span text:style-name="T939">des MD</text:span><text:span text:style-name="T936"> a été établie </text:span><text:span text:style-name="T939">et ces aspects ont été quantifiés avec </text:span><text:span text:style-name="T1108">une relative </text:span><text:span text:style-name="T939">précision. </text:span><text:span text:style-name="T1112">Ces études ont également permis de démontrer qu'il était possible pour des étiqueteurs séquentiels de prendre en compte des unités de type mots-phrases et de les traiter de manière satisfaisante, en autant </text:span><text:span text:style-name="T1113">les</text:span><text:span text:style-name="T1112"> informations </text:span><text:span text:style-name="T1113">pertinentes</text:span><text:span text:style-name="T1112"> étaient fournies </text:span><text:span text:style-name="T1113">au système</text:span><text:span text:style-name="T1112">.</text:span></text:p>
      <text:p text:style-name="P915"/>
      <text:h text:style-name="P1576" text:outline-level="1"><text:bookmark-start text:name="__RefHeading___Toc23493_1836881354"/><text:span text:style-name="T2079">D</text:span>. <text:span text:style-name="T2094">ANALYSE PRÉLIMINAIRE DU </text:span>CORPUS<text:bookmark-end text:name="__RefHeading___Toc23493_1836881354"/></text:h>
      <text:p text:style-name="corps">Les 30 sous-corpus du CFPQ sont disponibles en format pdf à partir du site Internet du groupe de recherche <text:span text:style-name="T2017">(https://recherche.flsh.usherbrooke.ca/cfpq/)</text:span>. Nous avons converti et rassemblé ces fichiers dans un seul fichier texte de <text:span text:style-name="T2016">74606 </text:span>lignes, correspondant à autant de tours de parole. <text:span text:style-name="T2020">Le fichier est composé de 820 816 unités linguistiques (incluant des mots, des marques de silence, des marques de rire, des marques d'intonations et des marques de citations). </text:span></text:p>
      <text:p text:style-name="corps"/>
      <text:h text:style-name="Heading_20_2" text:outline-level="2"><text:bookmark-start text:name="__RefHeading___Toc59875_1419570369"/><text:span text:style-name="T2079">D</text:span>.1. <text:span text:style-name="T2015">Les unités étudiées</text:span><text:bookmark-end text:name="__RefHeading___Toc59875_1419570369"/></text:h>
      <text:p text:style-name="P636"><text:span text:style-name="T2081">Notre objectif est de prendre en compte </text:span>l'ensemble des MI qui sont utilisés <text:span text:style-name="T1310">avec une fréquence significative </text:span>dans le <text:span text:style-name="T1309">CFPQ (plus de 10 occurrences), ainsi que quelques unités qui ne sont pas fréquentes, mais qui font partie d'une famille lexicale dont certains membres sont fréquents</text:span>. <text:span text:style-name="T2081">Plusieurs unités pouvant appartenir à cette catégorie ont probablement échappé à notre vigilance.</text:span></text:p>
      <text:p text:style-name="P1073"/>
      <text:p text:style-name="P1073"><text:span text:style-name="T2017">Nous prenons 82</text:span> vocables <text:span text:style-name="T2018">de MI comme sujets d'études. 11 de ces vocables constituent des regroupements de signifiants. Les 82 vocables sont répartis en 6904 occurrences dans le CFPQ, ce qui représente un pourcentage de 0,84% du total d'unités. L'ensemble des signifiants associés à ces vocables se répartissent en 9724 occurrences. Nous voyons donc que les MI ont tendance à être très peu homonymes, puisque les signifiants auxquels ils sont associés sont MI dans 70,99% des cas.</text:span></text:p>
      <text:p text:style-name="P1073"/>
      <text:p text:style-name="P1247"><text:span text:style-name="T2302">Les signifiants de c</text:span>ertains vocables qui sont des phrasèmes se partagent des morphèmes (comme <text:span text:style-name="T2302">ceux de</text:span> VRAIMENT, 'PAS VRAIMENT', et 'VRAIMENT PAS'). Les raisons pour lesquelles nous avons choisi de séparer ces unités en plusieurs vocables sont expliquées aux parties E et F.</text:p>
      <text:p text:style-name="P1073"/>
      <text:p text:style-name="P1246">La tableau 2 présente ces vocables, en ordre de fréquence.</text:p>
      <text:p text:style-name="corps"/>
      <text:p text:style-name="corps"/>
      <text:p text:style-name="P135">Table<text:span text:style-name="T2083">au</text:span> <text:sequence text:ref-name="refTable1" text:name="Table" text:formula="ooow:Table+1" style:num-format="1">2</text:sequence> Fréquence des MI dans le CFPQ</text:p>
      <table:table table:name="Table125" table:style-name="Table125">
        <table:table-column table:style-name="Table125.A"/>
        <table:table-column table:style-name="Table125.B"/>
        <table:table-column table:style-name="Table125.C"/>
        <table:table-column table:style-name="Table125.D"/>
        <table:table-row table:style-name="Table125.1">
          <table:table-cell table:style-name="Table125.A1" office:value-type="string">
            <text:p text:style-name="P104">VOCABLES</text:p>
          </table:table-cell>
          <table:table-cell table:style-name="Table125.B1" office:value-type="string">
            <text:p text:style-name="P105">Nombre de MI</text:p>
          </table:table-cell>
          <table:table-cell table:style-name="Table125.B1" office:value-type="string">
            <text:p text:style-name="P105">Nombre de signifiants</text:p>
          </table:table-cell>
          <table:table-cell table:style-name="Table125.D1" office:value-type="string">
            <text:p text:style-name="P105">MI/Signifiants</text:p>
          </table:table-cell>
        </table:table-row>
        <table:table-row table:style-name="Table125.1">
          <table:table-cell table:style-name="Table125.A2" office:value-type="string">
            <text:p text:style-name="P94">HEIN</text:p>
          </table:table-cell>
          <table:table-cell table:style-name="Table125.B2" office:value-type="string">
            <text:p text:style-name="P122">2092</text:p>
          </table:table-cell>
          <table:table-cell table:style-name="Table125.B2" office:value-type="string">
            <text:p text:style-name="P122">2092</text:p>
          </table:table-cell>
          <table:table-cell table:style-name="Table125.D2" office:value-type="string">
            <text:p text:style-name="P122">100,00%</text:p>
          </table:table-cell>
        </table:table-row>
        <table:table-row table:style-name="Table125.1">
          <table:table-cell table:style-name="Table125.A3" office:value-type="string">
            <text:p text:style-name="P94">HEILLE</text:p>
          </table:table-cell>
          <table:table-cell table:style-name="Table125.B3" office:value-type="string">
            <text:p text:style-name="P122">1387</text:p>
          </table:table-cell>
          <table:table-cell table:style-name="Table125.B3" office:value-type="string">
            <text:p text:style-name="P122">1387</text:p>
          </table:table-cell>
          <table:table-cell table:style-name="Table125.D3" office:value-type="string">
            <text:p text:style-name="P122">100,00%</text:p>
          </table:table-cell>
        </table:table-row>
        <table:table-row table:style-name="Table125.1">
          <table:table-cell table:style-name="Table125.A3" office:value-type="string">
            <text:p text:style-name="P94">REGARDE<text:span text:style-name="T2250">*</text:span></text:p>
          </table:table-cell>
          <table:table-cell table:style-name="Table125.B3" office:value-type="string">
            <text:p text:style-name="P122">609</text:p>
          </table:table-cell>
          <table:table-cell table:style-name="Table125.B3" office:value-type="string">
            <text:p text:style-name="P122">803</text:p>
          </table:table-cell>
          <table:table-cell table:style-name="Table125.D3" office:value-type="string">
            <text:p text:style-name="P122">75,84%</text:p>
          </table:table-cell>
        </table:table-row>
        <table:table-row table:style-name="Table125.1">
          <table:table-cell table:style-name="Table125.A3" office:value-type="string">
            <text:p text:style-name="P94">OSTIE</text:p>
          </table:table-cell>
          <table:table-cell table:style-name="Table125.B3" office:value-type="string">
            <text:p text:style-name="P122">44<text:span text:style-name="T2255">1</text:span></text:p>
          </table:table-cell>
          <table:table-cell table:style-name="Table125.B3" office:value-type="string">
            <text:p text:style-name="P122">49<text:span text:style-name="T2255">9</text:span></text:p>
          </table:table-cell>
          <table:table-cell table:style-name="Table125.D3" office:value-type="string">
            <text:p text:style-name="P122">88,<text:span text:style-name="T2255">20</text:span>%</text:p>
          </table:table-cell>
        </table:table-row>
        <table:table-row table:style-name="Table125.1">
          <table:table-cell table:style-name="Table125.A3" office:value-type="string">
            <text:p text:style-name="P94">VOYONS</text:p>
          </table:table-cell>
          <table:table-cell table:style-name="Table125.B3" office:value-type="string">
            <text:p text:style-name="P122">251</text:p>
          </table:table-cell>
          <table:table-cell table:style-name="Table125.B3" office:value-type="string">
            <text:p text:style-name="P122">251</text:p>
          </table:table-cell>
          <table:table-cell table:style-name="Table125.D3" office:value-type="string">
            <text:p text:style-name="P122">100,00%</text:p>
          </table:table-cell>
        </table:table-row>
        <table:table-row table:style-name="Table125.1">
          <table:table-cell table:style-name="Table125.A3" office:value-type="string">
            <text:p text:style-name="P94">ÉCOUTE<text:span text:style-name="T2250">*</text:span></text:p>
          </table:table-cell>
          <table:table-cell table:style-name="Table125.B3" office:value-type="string">
            <text:p text:style-name="P122">217</text:p>
          </table:table-cell>
          <table:table-cell table:style-name="Table125.B3" office:value-type="string">
            <text:p text:style-name="P122">312</text:p>
          </table:table-cell>
          <table:table-cell table:style-name="Table125.D3" office:value-type="string">
            <text:p text:style-name="P122">69,55%</text:p>
          </table:table-cell>
        </table:table-row>
        <table:table-row table:style-name="Table125.1">
          <table:table-cell table:style-name="Table125.A3" office:value-type="string">
            <text:p text:style-name="P94"><text:span text:style-name="T2250">'</text:span>MON DIEU<text:span text:style-name="T2250">'</text:span></text:p>
          </table:table-cell>
          <table:table-cell table:style-name="Table125.B3" office:value-type="string">
            <text:p text:style-name="P122">176</text:p>
          </table:table-cell>
          <table:table-cell table:style-name="Table125.B3" office:value-type="string">
            <text:p text:style-name="P122">176</text:p>
          </table:table-cell>
          <table:table-cell table:style-name="Table125.D3" office:value-type="string">
            <text:p text:style-name="P122">100,00%</text:p>
          </table:table-cell>
        </table:table-row>
        <table:table-row table:style-name="Table125.1">
          <table:table-cell table:style-name="Table125.A3" office:value-type="string">
            <text:p text:style-name="P94">CRISSE<text:span text:style-name="T2250">*</text:span></text:p>
          </table:table-cell>
          <table:table-cell table:style-name="Table125.B3" office:value-type="string">
            <text:p text:style-name="P122">132</text:p>
          </table:table-cell>
          <table:table-cell table:style-name="Table125.B3" office:value-type="string">
            <text:p text:style-name="P122">180</text:p>
          </table:table-cell>
          <table:table-cell table:style-name="Table125.D3" office:value-type="string">
            <text:p text:style-name="P122">73,33%</text:p>
          </table:table-cell>
        </table:table-row>
        <table:table-row table:style-name="Table125.1">
          <table:table-cell table:style-name="Table125.A3" office:value-type="string">
            <text:p text:style-name="P94">WOW</text:p>
          </table:table-cell>
          <table:table-cell table:style-name="Table125.B3" office:value-type="string">
            <text:p text:style-name="P122">83</text:p>
          </table:table-cell>
          <table:table-cell table:style-name="Table125.B3" office:value-type="string">
            <text:p text:style-name="P122">83</text:p>
          </table:table-cell>
          <table:table-cell table:style-name="Table125.D3" office:value-type="string">
            <text:p text:style-name="P122">100,00%</text:p>
          </table:table-cell>
        </table:table-row>
        <table:table-row table:style-name="Table125.1">
          <table:table-cell table:style-name="Table125.A3" office:value-type="string">
            <text:p text:style-name="P94">VRAIMENT</text:p>
          </table:table-cell>
          <table:table-cell table:style-name="Table125.B3" office:value-type="string">
            <text:p text:style-name="P122">77</text:p>
          </table:table-cell>
          <table:table-cell table:style-name="Table125.B3" office:value-type="string">
            <text:p text:style-name="P122">1036</text:p>
          </table:table-cell>
          <table:table-cell table:style-name="Table125.D3" office:value-type="string">
            <text:p text:style-name="P122">7,43%</text:p>
          </table:table-cell>
        </table:table-row>
        <table:table-row table:style-name="Table125.1">
          <table:table-cell table:style-name="Table125.A3" office:value-type="string">
            <text:p text:style-name="P94">TIENS</text:p>
          </table:table-cell>
          <table:table-cell table:style-name="Table125.B3" office:value-type="string">
            <text:p text:style-name="P126">70</text:p>
          </table:table-cell>
          <table:table-cell table:style-name="Table125.B3" office:value-type="string">
            <text:p text:style-name="P122">85</text:p>
          </table:table-cell>
          <table:table-cell table:style-name="Table125.D3" office:value-type="string">
            <text:p text:style-name="P122">8<text:span text:style-name="T2374">2</text:span>,<text:span text:style-name="T2374">35</text:span>%</text:p>
          </table:table-cell>
        </table:table-row>
        <table:table-row table:style-name="Table125.1">
          <table:table-cell table:style-name="Table125.A3" office:value-type="string">
            <text:p text:style-name="P94">SÉRIEUX</text:p>
          </table:table-cell>
          <table:table-cell table:style-name="Table125.B3" office:value-type="string">
            <text:p text:style-name="P122">67</text:p>
          </table:table-cell>
          <table:table-cell table:style-name="Table125.B3" office:value-type="string">
            <text:p text:style-name="P122">90</text:p>
          </table:table-cell>
          <table:table-cell table:style-name="Table125.D3" office:value-type="string">
            <text:p text:style-name="P122">74,44%</text:p>
          </table:table-cell>
        </table:table-row>
        <table:table-row table:style-name="Table125.1">
          <table:table-cell table:style-name="Table125.A3" office:value-type="string">
            <text:p text:style-name="P94">AYOYE</text:p>
          </table:table-cell>
          <table:table-cell table:style-name="Table125.B3" office:value-type="string">
            <text:p text:style-name="P122">66</text:p>
          </table:table-cell>
          <table:table-cell table:style-name="Table125.B3" office:value-type="string">
            <text:p text:style-name="P122">66</text:p>
          </table:table-cell>
          <table:table-cell table:style-name="Table125.D3" office:value-type="string">
            <text:p text:style-name="P122">100,00%</text:p>
          </table:table-cell>
        </table:table-row>
        <table:table-row table:style-name="Table125.1">
          <table:table-cell table:style-name="Table125.A3" office:value-type="string">
            <text:p text:style-name="P94">METS-EN</text:p>
          </table:table-cell>
          <table:table-cell table:style-name="Table125.B3" office:value-type="string">
            <text:p text:style-name="P122">66</text:p>
          </table:table-cell>
          <table:table-cell table:style-name="Table125.B3" office:value-type="string">
            <text:p text:style-name="P122">66</text:p>
          </table:table-cell>
          <table:table-cell table:style-name="Table125.D3" office:value-type="string">
            <text:p text:style-name="P122">100,00%</text:p>
          </table:table-cell>
        </table:table-row>
        <table:table-row table:style-name="Table125.1">
          <table:table-cell table:style-name="Table125.A3" office:value-type="string">
            <text:p text:style-name="P94">ARK<text:span text:style-name="T2250">*</text:span></text:p>
          </table:table-cell>
          <table:table-cell table:style-name="Table125.B3" office:value-type="string">
            <text:p text:style-name="P122">63</text:p>
          </table:table-cell>
          <table:table-cell table:style-name="Table125.B3" office:value-type="string">
            <text:p text:style-name="P122">63</text:p>
          </table:table-cell>
          <table:table-cell table:style-name="Table125.D3" office:value-type="string">
            <text:p text:style-name="P122">100,00%</text:p>
          </table:table-cell>
        </table:table-row>
        <table:table-row table:style-name="Table125.1">
          <table:table-cell table:style-name="Table125.A3" office:value-type="string">
            <text:p text:style-name="P94">SEIGNEUR</text:p>
          </table:table-cell>
          <table:table-cell table:style-name="Table125.B3" office:value-type="string">
            <text:p text:style-name="P122">55</text:p>
          </table:table-cell>
          <table:table-cell table:style-name="Table125.B3" office:value-type="string">
            <text:p text:style-name="P122">57</text:p>
          </table:table-cell>
          <table:table-cell table:style-name="Table125.D3" office:value-type="string">
            <text:p text:style-name="P122">96,49%</text:p>
          </table:table-cell>
        </table:table-row>
        <table:table-row table:style-name="Table125.1">
          <table:table-cell table:style-name="Table125.A3" office:value-type="string">
            <text:p text:style-name="P94">CRIF<text:span text:style-name="T2252">*</text:span></text:p>
          </table:table-cell>
          <table:table-cell table:style-name="Table125.B3" office:value-type="string">
            <text:p text:style-name="P122">5<text:span text:style-name="T2252">4</text:span></text:p>
          </table:table-cell>
          <table:table-cell table:style-name="Table125.B3" office:value-type="string">
            <text:p text:style-name="P122">6<text:span text:style-name="T2252">2</text:span></text:p>
          </table:table-cell>
          <table:table-cell table:style-name="Table125.D3" office:value-type="string">
            <text:p text:style-name="P122">8<text:span text:style-name="T2252">7</text:span>,<text:span text:style-name="T2252">10</text:span>%</text:p>
          </table:table-cell>
        </table:table-row>
        <table:table-row table:style-name="Table125.1">
          <table:table-cell table:style-name="Table125.A3" office:value-type="string">
            <text:p text:style-name="P94">OUF</text:p>
          </table:table-cell>
          <table:table-cell table:style-name="Table125.B3" office:value-type="string">
            <text:p text:style-name="P122">53</text:p>
          </table:table-cell>
          <table:table-cell table:style-name="Table125.B3" office:value-type="string">
            <text:p text:style-name="P122">53</text:p>
          </table:table-cell>
          <table:table-cell table:style-name="Table125.D3" office:value-type="string">
            <text:p text:style-name="P122">100,00%</text:p>
          </table:table-cell>
        </table:table-row>
        <table:table-row table:style-name="Table125.1">
          <table:table-cell table:style-name="Table125.A3" office:value-type="string">
            <text:p text:style-name="P94"><text:span text:style-name="T2250">'</text:span>POUR VRAI<text:span text:style-name="T2250">'*</text:span></text:p>
          </table:table-cell>
          <table:table-cell table:style-name="Table125.B3" office:value-type="string">
            <text:p text:style-name="P122">51</text:p>
          </table:table-cell>
          <table:table-cell table:style-name="Table125.B3" office:value-type="string">
            <text:p text:style-name="P122">73</text:p>
          </table:table-cell>
          <table:table-cell table:style-name="Table125.D3" office:value-type="string">
            <text:p text:style-name="P122">69,86%</text:p>
          </table:table-cell>
        </table:table-row>
        <table:table-row table:style-name="Table125.1">
          <table:table-cell table:style-name="Table125.A3" office:value-type="string">
            <text:p text:style-name="P94"><text:span text:style-name="T2250">'</text:span>JE COMPRENDS<text:span text:style-name="T2250">'</text:span></text:p>
          </table:table-cell>
          <table:table-cell table:style-name="Table125.B3" office:value-type="string">
            <text:p text:style-name="P122">45</text:p>
          </table:table-cell>
          <table:table-cell table:style-name="Table125.B3" office:value-type="string">
            <text:p text:style-name="P122">120</text:p>
          </table:table-cell>
          <table:table-cell table:style-name="Table125.D3" office:value-type="string">
            <text:p text:style-name="P122">37,50%</text:p>
          </table:table-cell>
        </table:table-row>
        <table:table-row table:style-name="Table125.1">
          <table:table-cell table:style-name="Table125.A3" office:value-type="string">
            <text:p text:style-name="P94">TABARNAQUE</text:p>
          </table:table-cell>
          <table:table-cell table:style-name="Table125.B3" office:value-type="string">
            <text:p text:style-name="P122">43</text:p>
          </table:table-cell>
          <table:table-cell table:style-name="Table125.B3" office:value-type="string">
            <text:p text:style-name="P122">53</text:p>
          </table:table-cell>
          <table:table-cell table:style-name="Table125.D3" office:value-type="string">
            <text:p text:style-name="P122">81,13%</text:p>
          </table:table-cell>
        </table:table-row>
        <table:table-row table:style-name="Table125.1">
          <table:table-cell table:style-name="Table125.A3" office:value-type="string">
            <text:p text:style-name="P94">CÂLINE</text:p>
          </table:table-cell>
          <table:table-cell table:style-name="Table125.B3" office:value-type="string">
            <text:p text:style-name="P122">42</text:p>
          </table:table-cell>
          <table:table-cell table:style-name="Table125.B3" office:value-type="string">
            <text:p text:style-name="P122">42</text:p>
          </table:table-cell>
          <table:table-cell table:style-name="Table125.D3" office:value-type="string">
            <text:p text:style-name="P122">100,00%</text:p>
          </table:table-cell>
        </table:table-row>
        <table:table-row table:style-name="Table125.1">
          <table:table-cell table:style-name="Table125.A3" office:value-type="string">
            <text:p text:style-name="P94">ENVOYE</text:p>
          </table:table-cell>
          <table:table-cell table:style-name="Table125.B3" office:value-type="string">
            <text:p text:style-name="P122">42</text:p>
          </table:table-cell>
          <table:table-cell table:style-name="Table125.B3" office:value-type="string">
            <text:p text:style-name="P122">45</text:p>
          </table:table-cell>
          <table:table-cell table:style-name="Table125.D3" office:value-type="string">
            <text:p text:style-name="P122">93,33%</text:p>
          </table:table-cell>
        </table:table-row>
        <table:table-row table:style-name="Table125.1">
          <table:table-cell table:style-name="Table125.A3" office:value-type="string">
            <text:p text:style-name="P94">UNE CHANCE</text:p>
          </table:table-cell>
          <table:table-cell table:style-name="Table125.B3" office:value-type="string">
            <text:p text:style-name="P122">40</text:p>
          </table:table-cell>
          <table:table-cell table:style-name="Table125.B3" office:value-type="string">
            <text:p text:style-name="P122">49</text:p>
          </table:table-cell>
          <table:table-cell table:style-name="Table125.D3" office:value-type="string">
            <text:p text:style-name="P122">81,63%</text:p>
          </table:table-cell>
        </table:table-row>
        <table:table-row table:style-name="Table125.1">
          <table:table-cell table:style-name="Table125.A3" office:value-type="string">
            <text:p text:style-name="P94">OUPS</text:p>
          </table:table-cell>
          <table:table-cell table:style-name="Table125.B3" office:value-type="string">
            <text:p text:style-name="P122">38</text:p>
          </table:table-cell>
          <table:table-cell table:style-name="Table125.B3" office:value-type="string">
            <text:p text:style-name="P122">38</text:p>
          </table:table-cell>
          <table:table-cell table:style-name="Table125.D3" office:value-type="string">
            <text:p text:style-name="P122">100,00%</text:p>
          </table:table-cell>
        </table:table-row>
        <table:table-row table:style-name="Table125.1">
          <table:table-cell table:style-name="Table125.A3" office:value-type="string">
            <text:p text:style-name="P94">WÔ</text:p>
          </table:table-cell>
          <table:table-cell table:style-name="Table125.B3" office:value-type="string">
            <text:p text:style-name="P122">36</text:p>
          </table:table-cell>
          <table:table-cell table:style-name="Table125.B3" office:value-type="string">
            <text:p text:style-name="P122">36</text:p>
          </table:table-cell>
          <table:table-cell table:style-name="Table125.D3" office:value-type="string">
            <text:p text:style-name="P122">100,00%</text:p>
          </table:table-cell>
        </table:table-row>
        <table:table-row table:style-name="Table125.1">
          <table:table-cell table:style-name="Table125.A3" office:value-type="string">
            <text:p text:style-name="P94">ARRÊTE<text:span text:style-name="T2250">*</text:span></text:p>
          </table:table-cell>
          <table:table-cell table:style-name="Table125.B3" office:value-type="string">
            <text:p text:style-name="P122">34</text:p>
          </table:table-cell>
          <table:table-cell table:style-name="Table125.B3" office:value-type="string">
            <text:p text:style-name="P122">132</text:p>
          </table:table-cell>
          <table:table-cell table:style-name="Table125.D3" office:value-type="string">
            <text:p text:style-name="P122">25,76%</text:p>
          </table:table-cell>
        </table:table-row>
        <table:table-row table:style-name="Table125.1">
          <table:table-cell table:style-name="Table125.A3" office:value-type="string">
            <text:p text:style-name="P94"><text:span text:style-name="T2250">'</text:span>C<text:span text:style-name="T2250">'</text:span>EST CLAIR<text:span text:style-name="T2250">'</text:span></text:p>
          </table:table-cell>
          <table:table-cell table:style-name="Table125.B3" office:value-type="string">
            <text:p text:style-name="P122">32</text:p>
          </table:table-cell>
          <table:table-cell table:style-name="Table125.B3" office:value-type="string">
            <text:p text:style-name="P122">51</text:p>
          </table:table-cell>
          <table:table-cell table:style-name="Table125.D3" office:value-type="string">
            <text:p text:style-name="P122">62,75%</text:p>
          </table:table-cell>
        </table:table-row>
        <table:table-row table:style-name="Table125.1">
          <table:table-cell table:style-name="Table125.A3" office:value-type="string">
            <text:p text:style-name="P94">CIBOLE</text:p>
          </table:table-cell>
          <table:table-cell table:style-name="Table125.B3" office:value-type="string">
            <text:p text:style-name="P122">25</text:p>
          </table:table-cell>
          <table:table-cell table:style-name="Table125.B3" office:value-type="string">
            <text:p text:style-name="P122">26</text:p>
          </table:table-cell>
          <table:table-cell table:style-name="Table125.D3" office:value-type="string">
            <text:p text:style-name="P122">96,15%</text:p>
          </table:table-cell>
        </table:table-row>
        <table:table-row table:style-name="Table125.1">
          <table:table-cell table:style-name="Table125.A3" office:value-type="string">
            <text:p text:style-name="P94">COUDON</text:p>
          </table:table-cell>
          <table:table-cell table:style-name="Table125.B3" office:value-type="string">
            <text:p text:style-name="P122">25</text:p>
          </table:table-cell>
          <table:table-cell table:style-name="Table125.B3" office:value-type="string">
            <text:p text:style-name="P122">25</text:p>
          </table:table-cell>
          <table:table-cell table:style-name="Table125.D3" office:value-type="string">
            <text:p text:style-name="P122">100,00%</text:p>
          </table:table-cell>
        </table:table-row>
        <text:soft-page-break/>
        <table:table-row table:style-name="Table125.1">
          <table:table-cell table:style-name="Table125.A3" office:value-type="string">
            <text:p text:style-name="P94">CRIME</text:p>
          </table:table-cell>
          <table:table-cell table:style-name="Table125.B3" office:value-type="string">
            <text:p text:style-name="P122">24</text:p>
          </table:table-cell>
          <table:table-cell table:style-name="Table125.B3" office:value-type="string">
            <text:p text:style-name="P122">28</text:p>
          </table:table-cell>
          <table:table-cell table:style-name="Table125.D3" office:value-type="string">
            <text:p text:style-name="P122">85,71%</text:p>
          </table:table-cell>
        </table:table-row>
        <table:table-row table:style-name="Table125.1">
          <table:table-cell table:style-name="Table125.A3" office:value-type="string">
            <text:p text:style-name="P94">TABARNOUCHE</text:p>
          </table:table-cell>
          <table:table-cell table:style-name="Table125.B3" office:value-type="string">
            <text:p text:style-name="P122">24</text:p>
          </table:table-cell>
          <table:table-cell table:style-name="Table125.B3" office:value-type="string">
            <text:p text:style-name="P122">37</text:p>
          </table:table-cell>
          <table:table-cell table:style-name="Table125.D3" office:value-type="string">
            <text:p text:style-name="P122">64,86%</text:p>
          </table:table-cell>
        </table:table-row>
        <table:table-row table:style-name="Table125.1">
          <table:table-cell table:style-name="Table125.A3" office:value-type="string">
            <text:p text:style-name="P94"><text:span text:style-name="T2250">'</text:span>PAS DU TOUT<text:span text:style-name="T2250">'</text:span></text:p>
          </table:table-cell>
          <table:table-cell table:style-name="Table125.B3" office:value-type="string">
            <text:p text:style-name="P122">23</text:p>
          </table:table-cell>
          <table:table-cell table:style-name="Table125.B3" office:value-type="string">
            <text:p text:style-name="P122">36</text:p>
          </table:table-cell>
          <table:table-cell table:style-name="Table125.D3" office:value-type="string">
            <text:p text:style-name="P122">63,89%</text:p>
          </table:table-cell>
        </table:table-row>
        <table:table-row table:style-name="Table125.1">
          <table:table-cell table:style-name="Table125.A3" office:value-type="string">
            <text:p text:style-name="P94">FRANCHEMENT</text:p>
          </table:table-cell>
          <table:table-cell table:style-name="Table125.B3" office:value-type="string">
            <text:p text:style-name="P122">22</text:p>
          </table:table-cell>
          <table:table-cell table:style-name="Table125.B3" office:value-type="string">
            <text:p text:style-name="P122">26</text:p>
          </table:table-cell>
          <table:table-cell table:style-name="Table125.D3" office:value-type="string">
            <text:p text:style-name="P122">84,62%</text:p>
          </table:table-cell>
        </table:table-row>
        <table:table-row table:style-name="Table125.1">
          <table:table-cell table:style-name="Table125.A3" office:value-type="string">
            <text:p text:style-name="P94">OUPELLAILLE</text:p>
          </table:table-cell>
          <table:table-cell table:style-name="Table125.B3" office:value-type="string">
            <text:p text:style-name="P122">22</text:p>
          </table:table-cell>
          <table:table-cell table:style-name="Table125.B3" office:value-type="string">
            <text:p text:style-name="P122">22</text:p>
          </table:table-cell>
          <table:table-cell table:style-name="Table125.D3" office:value-type="string">
            <text:p text:style-name="P122">100,00%</text:p>
          </table:table-cell>
        </table:table-row>
        <table:table-row table:style-name="Table125.1">
          <table:table-cell table:style-name="Table125.A3" office:value-type="string">
            <text:p text:style-name="P94">PANTOUTE</text:p>
          </table:table-cell>
          <table:table-cell table:style-name="Table125.B3" office:value-type="string">
            <text:p text:style-name="P122">22</text:p>
          </table:table-cell>
          <table:table-cell table:style-name="Table125.B3" office:value-type="string">
            <text:p text:style-name="P122">90</text:p>
          </table:table-cell>
          <table:table-cell table:style-name="Table125.D3" office:value-type="string">
            <text:p text:style-name="P122">24,44%</text:p>
          </table:table-cell>
        </table:table-row>
        <table:table-row table:style-name="Table125.1">
          <table:table-cell table:style-name="Table125.A3" office:value-type="string">
            <text:p text:style-name="P94"><text:span text:style-name="T2250">'</text:span>EH BOY<text:span text:style-name="T2250">'*</text:span></text:p>
          </table:table-cell>
          <table:table-cell table:style-name="Table125.B3" office:value-type="string">
            <text:p text:style-name="P122">20</text:p>
          </table:table-cell>
          <table:table-cell table:style-name="Table125.B3" office:value-type="string">
            <text:p text:style-name="P122">20</text:p>
          </table:table-cell>
          <table:table-cell table:style-name="Table125.D3" office:value-type="string">
            <text:p text:style-name="P122">100,00%</text:p>
          </table:table-cell>
        </table:table-row>
        <table:table-row table:style-name="Table125.1">
          <table:table-cell table:style-name="Table125.A3" office:value-type="string">
            <text:p text:style-name="P94">CÂLIQUE</text:p>
          </table:table-cell>
          <table:table-cell table:style-name="Table125.B3" office:value-type="string">
            <text:p text:style-name="P122">18</text:p>
          </table:table-cell>
          <table:table-cell table:style-name="Table125.B3" office:value-type="string">
            <text:p text:style-name="P122">20</text:p>
          </table:table-cell>
          <table:table-cell table:style-name="Table125.D3" office:value-type="string">
            <text:p text:style-name="P122">90,00%</text:p>
          </table:table-cell>
        </table:table-row>
        <table:table-row table:style-name="Table125.1">
          <table:table-cell table:style-name="Table125.A3" office:value-type="string">
            <text:p text:style-name="P94">MAUDIT</text:p>
          </table:table-cell>
          <table:table-cell table:style-name="Table125.B3" office:value-type="string">
            <text:p text:style-name="P122">18</text:p>
          </table:table-cell>
          <table:table-cell table:style-name="Table125.B3" office:value-type="string">
            <text:p text:style-name="P122">54</text:p>
          </table:table-cell>
          <table:table-cell table:style-name="Table125.D3" office:value-type="string">
            <text:p text:style-name="P122">33,33%</text:p>
          </table:table-cell>
        </table:table-row>
        <table:table-row table:style-name="Table125.1">
          <table:table-cell table:style-name="Table125.A3" office:value-type="string">
            <text:p text:style-name="P94">CALVAIRE</text:p>
          </table:table-cell>
          <table:table-cell table:style-name="Table125.B3" office:value-type="string">
            <text:p text:style-name="P122">16</text:p>
          </table:table-cell>
          <table:table-cell table:style-name="Table125.B3" office:value-type="string">
            <text:p text:style-name="P122">16</text:p>
          </table:table-cell>
          <table:table-cell table:style-name="Table125.D3" office:value-type="string">
            <text:p text:style-name="P122">100,00%</text:p>
          </table:table-cell>
        </table:table-row>
        <table:table-row table:style-name="Table125.1">
          <table:table-cell table:style-name="Table125.A3" office:value-type="string">
            <text:p text:style-name="P94">CHUT</text:p>
          </table:table-cell>
          <table:table-cell table:style-name="Table125.B3" office:value-type="string">
            <text:p text:style-name="P122">16</text:p>
          </table:table-cell>
          <table:table-cell table:style-name="Table125.B3" office:value-type="string">
            <text:p text:style-name="P122">16</text:p>
          </table:table-cell>
          <table:table-cell table:style-name="Table125.D3" office:value-type="string">
            <text:p text:style-name="P122">100,00%</text:p>
          </table:table-cell>
        </table:table-row>
        <table:table-row table:style-name="Table125.1">
          <table:table-cell table:style-name="Table125.A3" office:value-type="string">
            <text:p text:style-name="P94">CÂLISSE</text:p>
          </table:table-cell>
          <table:table-cell table:style-name="Table125.B3" office:value-type="string">
            <text:p text:style-name="P122">15</text:p>
          </table:table-cell>
          <table:table-cell table:style-name="Table125.B3" office:value-type="string">
            <text:p text:style-name="P122">21</text:p>
          </table:table-cell>
          <table:table-cell table:style-name="Table125.D3" office:value-type="string">
            <text:p text:style-name="P122">71,43%</text:p>
          </table:table-cell>
        </table:table-row>
        <table:table-row table:style-name="Table125.1">
          <table:table-cell table:style-name="Table125.A3" office:value-type="string">
            <text:p text:style-name="P94">GO</text:p>
          </table:table-cell>
          <table:table-cell table:style-name="Table125.B3" office:value-type="string">
            <text:p text:style-name="P122">15</text:p>
          </table:table-cell>
          <table:table-cell table:style-name="Table125.B3" office:value-type="string">
            <text:p text:style-name="P122">15</text:p>
          </table:table-cell>
          <table:table-cell table:style-name="Table125.D3" office:value-type="string">
            <text:p text:style-name="P122">100,00%</text:p>
          </table:table-cell>
        </table:table-row>
        <table:table-row table:style-name="Table125.1">
          <table:table-cell table:style-name="Table125.A3" office:value-type="string">
            <text:p text:style-name="P94">CIBOIRE</text:p>
          </table:table-cell>
          <table:table-cell table:style-name="Table125.B3" office:value-type="string">
            <text:p text:style-name="P122">14</text:p>
          </table:table-cell>
          <table:table-cell table:style-name="Table125.B3" office:value-type="string">
            <text:p text:style-name="P122">14</text:p>
          </table:table-cell>
          <table:table-cell table:style-name="Table125.D3" office:value-type="string">
            <text:p text:style-name="P122">100,00%</text:p>
          </table:table-cell>
        </table:table-row>
        <table:table-row table:style-name="Table125.1">
          <table:table-cell table:style-name="Table125.A3" office:value-type="string">
            <text:p text:style-name="P94"><text:span text:style-name="T2250">'</text:span>PAS VRAIMENT<text:span text:style-name="T2250">'</text:span></text:p>
          </table:table-cell>
          <table:table-cell table:style-name="Table125.B3" office:value-type="string">
            <text:p text:style-name="P122">14</text:p>
          </table:table-cell>
          <table:table-cell table:style-name="Table125.B3" office:value-type="string">
            <text:p text:style-name="P122">79</text:p>
          </table:table-cell>
          <table:table-cell table:style-name="Table125.D3" office:value-type="string">
            <text:p text:style-name="P122">17,72%</text:p>
          </table:table-cell>
        </table:table-row>
        <table:table-row table:style-name="Table125.1">
          <table:table-cell table:style-name="Table125.A3" office:value-type="string">
            <text:p text:style-name="P94">BOF, <text:span text:style-name="T2560">bah?*</text:span></text:p>
          </table:table-cell>
          <table:table-cell table:style-name="Table125.B3" office:value-type="string">
            <text:p text:style-name="P122">12</text:p>
          </table:table-cell>
          <table:table-cell table:style-name="Table125.B3" office:value-type="string">
            <text:p text:style-name="P122">13</text:p>
          </table:table-cell>
          <table:table-cell table:style-name="Table125.D3" office:value-type="string">
            <text:p text:style-name="P122">92,31%</text:p>
          </table:table-cell>
        </table:table-row>
        <table:table-row table:style-name="Table125.1">
          <table:table-cell table:style-name="Table125.A3" office:value-type="string">
            <text:p text:style-name="P94">FIOU</text:p>
          </table:table-cell>
          <table:table-cell table:style-name="Table125.B3" office:value-type="string">
            <text:p text:style-name="P122">12</text:p>
          </table:table-cell>
          <table:table-cell table:style-name="Table125.B3" office:value-type="string">
            <text:p text:style-name="P122">12</text:p>
          </table:table-cell>
          <table:table-cell table:style-name="Table125.D3" office:value-type="string">
            <text:p text:style-name="P122">100,00%</text:p>
          </table:table-cell>
        </table:table-row>
        <table:table-row table:style-name="Table125.1">
          <table:table-cell table:style-name="Table125.A3" office:value-type="string">
            <text:p text:style-name="P94"><text:span text:style-name="T2250">'</text:span>VRAIMENT PAS<text:span text:style-name="T2250">'</text:span></text:p>
          </table:table-cell>
          <table:table-cell table:style-name="Table125.B3" office:value-type="string">
            <text:p text:style-name="P122">11</text:p>
          </table:table-cell>
          <table:table-cell table:style-name="Table125.B3" office:value-type="string">
            <text:p text:style-name="P122">89</text:p>
          </table:table-cell>
          <table:table-cell table:style-name="Table125.D3" office:value-type="string">
            <text:p text:style-name="P122">12,36%</text:p>
          </table:table-cell>
        </table:table-row>
        <table:table-row table:style-name="Table125.1">
          <table:table-cell table:style-name="Table125.A3" office:value-type="string">
            <text:p text:style-name="P94">MERDE</text:p>
          </table:table-cell>
          <table:table-cell table:style-name="Table125.B3" office:value-type="string">
            <text:p text:style-name="P122">10</text:p>
          </table:table-cell>
          <table:table-cell table:style-name="Table125.B3" office:value-type="string">
            <text:p text:style-name="P122">14</text:p>
          </table:table-cell>
          <table:table-cell table:style-name="Table125.D3" office:value-type="string">
            <text:p text:style-name="P122">71,43%</text:p>
          </table:table-cell>
        </table:table-row>
        <table:table-row table:style-name="Table125.1">
          <table:table-cell table:style-name="Table125.A3" office:value-type="string">
            <text:p text:style-name="P94">OSTIFIE</text:p>
          </table:table-cell>
          <table:table-cell table:style-name="Table125.B3" office:value-type="string">
            <text:p text:style-name="P122">10</text:p>
          </table:table-cell>
          <table:table-cell table:style-name="Table125.B3" office:value-type="string">
            <text:p text:style-name="P122">12</text:p>
          </table:table-cell>
          <table:table-cell table:style-name="Table125.D3" office:value-type="string">
            <text:p text:style-name="P122">83,33%</text:p>
          </table:table-cell>
        </table:table-row>
        <table:table-row table:style-name="Table125.1">
          <table:table-cell table:style-name="Table125.A3" office:value-type="string">
            <text:p text:style-name="P94">SUPER</text:p>
          </table:table-cell>
          <table:table-cell table:style-name="Table125.B3" office:value-type="string">
            <text:p text:style-name="P122">10</text:p>
          </table:table-cell>
          <table:table-cell table:style-name="Table125.B3" office:value-type="string">
            <text:p text:style-name="P122">187</text:p>
          </table:table-cell>
          <table:table-cell table:style-name="Table125.D3" office:value-type="string">
            <text:p text:style-name="P122">5,35%</text:p>
          </table:table-cell>
        </table:table-row>
        <table:table-row table:style-name="Table125.1">
          <table:table-cell table:style-name="Table125.A3" office:value-type="string">
            <text:p text:style-name="P94">TABARNACHE</text:p>
          </table:table-cell>
          <table:table-cell table:style-name="Table125.B3" office:value-type="string">
            <text:p text:style-name="P122">10</text:p>
          </table:table-cell>
          <table:table-cell table:style-name="Table125.B3" office:value-type="string">
            <text:p text:style-name="P122">12</text:p>
          </table:table-cell>
          <table:table-cell table:style-name="Table125.D3" office:value-type="string">
            <text:p text:style-name="P122">83,33%</text:p>
          </table:table-cell>
        </table:table-row>
        <table:table-row table:style-name="Table125.1">
          <table:table-cell table:style-name="Table125.A3" office:value-type="string">
            <text:p text:style-name="P94">SIMONAQUE<text:span text:style-name="T2250">*</text:span></text:p>
          </table:table-cell>
          <table:table-cell table:style-name="Table125.B3" office:value-type="string">
            <text:p text:style-name="P122">9</text:p>
          </table:table-cell>
          <table:table-cell table:style-name="Table125.B3" office:value-type="string">
            <text:p text:style-name="P122">10</text:p>
          </table:table-cell>
          <table:table-cell table:style-name="Table125.D3" office:value-type="string">
            <text:p text:style-name="P122">90,00%</text:p>
          </table:table-cell>
        </table:table-row>
        <table:table-row table:style-name="Table125.1">
          <table:table-cell table:style-name="Table125.A3" office:value-type="string">
            <text:p text:style-name="P94">COOL</text:p>
          </table:table-cell>
          <table:table-cell table:style-name="Table125.B3" office:value-type="string">
            <text:p text:style-name="P122">8</text:p>
          </table:table-cell>
          <table:table-cell table:style-name="Table125.B3" office:value-type="string">
            <text:p text:style-name="P122">67</text:p>
          </table:table-cell>
          <table:table-cell table:style-name="Table125.D3" office:value-type="string">
            <text:p text:style-name="P122">11,94%</text:p>
          </table:table-cell>
        </table:table-row>
        <table:table-row table:style-name="Table125.1">
          <table:table-cell table:style-name="Table125.A3" office:value-type="string">
            <text:p text:style-name="P94">OSTIQUE</text:p>
          </table:table-cell>
          <table:table-cell table:style-name="Table125.B3" office:value-type="string">
            <text:p text:style-name="P122">8</text:p>
          </table:table-cell>
          <table:table-cell table:style-name="Table125.B3" office:value-type="string">
            <text:p text:style-name="P122">11</text:p>
          </table:table-cell>
          <table:table-cell table:style-name="Table125.D3" office:value-type="string">
            <text:p text:style-name="P122">72,73%</text:p>
          </table:table-cell>
        </table:table-row>
        <table:table-row table:style-name="Table125.1">
          <table:table-cell table:style-name="Table125.A3" office:value-type="string">
            <text:p text:style-name="P94">BAPTÊME</text:p>
          </table:table-cell>
          <table:table-cell table:style-name="Table125.B3" office:value-type="string">
            <text:p text:style-name="P122">7</text:p>
          </table:table-cell>
          <table:table-cell table:style-name="Table125.B3" office:value-type="string">
            <text:p text:style-name="P122">14</text:p>
          </table:table-cell>
          <table:table-cell table:style-name="Table125.D3" office:value-type="string">
            <text:p text:style-name="P122">50,00%</text:p>
          </table:table-cell>
        </table:table-row>
        <table:table-row table:style-name="Table125.1">
          <table:table-cell table:style-name="Table125.A3" office:value-type="string">
            <text:p text:style-name="P94">BIEN SÛR, <text:span text:style-name="T2559">ben sûr?*</text:span></text:p>
          </table:table-cell>
          <table:table-cell table:style-name="Table125.B3" office:value-type="string">
            <text:p text:style-name="P122">7</text:p>
          </table:table-cell>
          <table:table-cell table:style-name="Table125.B3" office:value-type="string">
            <text:p text:style-name="P122">7</text:p>
          </table:table-cell>
          <table:table-cell table:style-name="Table125.D3" office:value-type="string">
            <text:p text:style-name="P122">100,00%</text:p>
          </table:table-cell>
        </table:table-row>
        <table:table-row table:style-name="Table125.1">
          <table:table-cell table:style-name="Table125.A3" office:value-type="string">
            <text:p text:style-name="P94"><text:span text:style-name="T2250">'</text:span>DE LA MARDE<text:span text:style-name="T2250">'</text:span></text:p>
          </table:table-cell>
          <table:table-cell table:style-name="Table125.B3" office:value-type="string">
            <text:p text:style-name="P122">7</text:p>
          </table:table-cell>
          <table:table-cell table:style-name="Table125.B3" office:value-type="string">
            <text:p text:style-name="P122">36</text:p>
          </table:table-cell>
          <table:table-cell table:style-name="Table125.D3" office:value-type="string">
            <text:p text:style-name="P122">19,44%</text:p>
          </table:table-cell>
        </table:table-row>
        <table:table-row table:style-name="Table125.1">
          <table:table-cell table:style-name="Table125.A3" office:value-type="string">
            <text:p text:style-name="P94">SACRIFICE<text:span text:style-name="T2250">*</text:span></text:p>
          </table:table-cell>
          <table:table-cell table:style-name="Table125.B3" office:value-type="string">
            <text:p text:style-name="P122">7</text:p>
          </table:table-cell>
          <table:table-cell table:style-name="Table125.B3" office:value-type="string">
            <text:p text:style-name="P122">11</text:p>
          </table:table-cell>
          <table:table-cell table:style-name="Table125.D3" office:value-type="string">
            <text:p text:style-name="P122">63,64%</text:p>
          </table:table-cell>
        </table:table-row>
        <table:table-row table:style-name="Table125.1">
          <table:table-cell table:style-name="Table125.A3" office:value-type="string">
            <text:p text:style-name="P94"><text:span text:style-name="T2250">'</text:span>DU TOUT<text:span text:style-name="T2250">'</text:span></text:p>
          </table:table-cell>
          <table:table-cell table:style-name="Table125.B3" office:value-type="string">
            <text:p text:style-name="P122">6</text:p>
          </table:table-cell>
          <table:table-cell table:style-name="Table125.B3" office:value-type="string">
            <text:p text:style-name="P122">46</text:p>
          </table:table-cell>
          <table:table-cell table:style-name="Table125.D3" office:value-type="string">
            <text:p text:style-name="P122">13,04%</text:p>
          </table:table-cell>
        </table:table-row>
        <table:table-row table:style-name="Table125.1">
          <table:table-cell table:style-name="Table125.A3" office:value-type="string">
            <text:p text:style-name="P94"><text:span text:style-name="T2250">'</text:span>REGARDE DONC<text:span text:style-name="T2250">'</text:span></text:p>
          </table:table-cell>
          <table:table-cell table:style-name="Table125.B3" office:value-type="string">
            <text:p text:style-name="P122">6</text:p>
          </table:table-cell>
          <table:table-cell table:style-name="Table125.B3" office:value-type="string">
            <text:p text:style-name="P122">6</text:p>
          </table:table-cell>
          <table:table-cell table:style-name="Table125.D3" office:value-type="string">
            <text:p text:style-name="P122">100,00%</text:p>
          </table:table-cell>
        </table:table-row>
        <table:table-row table:style-name="Table125.1">
          <table:table-cell table:style-name="Table125.A3" office:value-type="string">
            <text:p text:style-name="P94">AÏE, <text:span text:style-name="T2558">ouille?*</text:span></text:p>
          </table:table-cell>
          <table:table-cell table:style-name="Table125.B3" office:value-type="string">
            <text:p text:style-name="P122">5</text:p>
          </table:table-cell>
          <table:table-cell table:style-name="Table125.B3" office:value-type="string">
            <text:p text:style-name="P122">5</text:p>
          </table:table-cell>
          <table:table-cell table:style-name="Table125.D3" office:value-type="string">
            <text:p text:style-name="P122">100,00%</text:p>
          </table:table-cell>
        </table:table-row>
        <text:soft-page-break/>
        <table:table-row table:style-name="Table125.1">
          <table:table-cell table:style-name="Table125.A3" office:value-type="string">
            <text:p text:style-name="P94">CALVINCE</text:p>
          </table:table-cell>
          <table:table-cell table:style-name="Table125.B3" office:value-type="string">
            <text:p text:style-name="P122">5</text:p>
          </table:table-cell>
          <table:table-cell table:style-name="Table125.B3" office:value-type="string">
            <text:p text:style-name="P122">5</text:p>
          </table:table-cell>
          <table:table-cell table:style-name="Table125.D3" office:value-type="string">
            <text:p text:style-name="P122">100,00%</text:p>
          </table:table-cell>
        </table:table-row>
        <table:table-row table:style-name="Table125.1">
          <table:table-cell table:style-name="Table125.A3" office:value-type="string">
            <text:p text:style-name="P94">CRISTIE</text:p>
          </table:table-cell>
          <table:table-cell table:style-name="Table125.B3" office:value-type="string">
            <text:p text:style-name="P122">5</text:p>
          </table:table-cell>
          <table:table-cell table:style-name="Table125.B3" office:value-type="string">
            <text:p text:style-name="P122">7</text:p>
          </table:table-cell>
          <table:table-cell table:style-name="Table125.D3" office:value-type="string">
            <text:p text:style-name="P122">71,43%</text:p>
          </table:table-cell>
        </table:table-row>
        <table:table-row table:style-name="Table125.1">
          <table:table-cell table:style-name="Table125.A3" office:value-type="string">
            <text:p text:style-name="P94">SACRE</text:p>
          </table:table-cell>
          <table:table-cell table:style-name="Table125.B3" office:value-type="string">
            <text:p text:style-name="P122">5</text:p>
          </table:table-cell>
          <table:table-cell table:style-name="Table125.B3" office:value-type="string">
            <text:p text:style-name="P122">15</text:p>
          </table:table-cell>
          <table:table-cell table:style-name="Table125.D3" office:value-type="string">
            <text:p text:style-name="P122">33,33%</text:p>
          </table:table-cell>
        </table:table-row>
        <table:table-row table:style-name="Table125.1">
          <table:table-cell table:style-name="Table125.A3" office:value-type="string">
            <text:p text:style-name="P94">SACREMENT</text:p>
          </table:table-cell>
          <table:table-cell table:style-name="Table125.B3" office:value-type="string">
            <text:p text:style-name="P122">5</text:p>
          </table:table-cell>
          <table:table-cell table:style-name="Table125.B3" office:value-type="string">
            <text:p text:style-name="P122">9</text:p>
          </table:table-cell>
          <table:table-cell table:style-name="Table125.D3" office:value-type="string">
            <text:p text:style-name="P122">55,56%</text:p>
          </table:table-cell>
        </table:table-row>
        <table:table-row table:style-name="Table125.1">
          <table:table-cell table:style-name="Table125.A3" office:value-type="string">
            <text:p text:style-name="P94"><text:span text:style-name="T2250">'</text:span>AÏE AÏE AÏE<text:span text:style-name="T2250">'</text:span></text:p>
          </table:table-cell>
          <table:table-cell table:style-name="Table125.B3" office:value-type="string">
            <text:p text:style-name="P122">4</text:p>
          </table:table-cell>
          <table:table-cell table:style-name="Table125.B3" office:value-type="string">
            <text:p text:style-name="P122">4</text:p>
          </table:table-cell>
          <table:table-cell table:style-name="Table125.D3" office:value-type="string">
            <text:p text:style-name="P122">100,00%</text:p>
          </table:table-cell>
        </table:table-row>
        <table:table-row table:style-name="Table125.1">
          <table:table-cell table:style-name="Table125.A3" office:value-type="string">
            <text:p text:style-name="P94"><text:span text:style-name="T2250">'</text:span>C<text:span text:style-name="T2250">'</text:span>EST ENCORE DRÔLE<text:span text:style-name="T2250">'</text:span></text:p>
          </table:table-cell>
          <table:table-cell table:style-name="Table125.B3" office:value-type="string">
            <text:p text:style-name="P122">4</text:p>
          </table:table-cell>
          <table:table-cell table:style-name="Table125.B3" office:value-type="string">
            <text:p text:style-name="P122">4</text:p>
          </table:table-cell>
          <table:table-cell table:style-name="Table125.D3" office:value-type="string">
            <text:p text:style-name="P122">100,00%</text:p>
          </table:table-cell>
        </table:table-row>
        <table:table-row table:style-name="Table125.1">
          <table:table-cell table:style-name="Table125.A3" office:value-type="string">
            <text:p text:style-name="P94">CÂLIF</text:p>
          </table:table-cell>
          <table:table-cell table:style-name="Table125.B3" office:value-type="string">
            <text:p text:style-name="P122">4</text:p>
          </table:table-cell>
          <table:table-cell table:style-name="Table125.B3" office:value-type="string">
            <text:p text:style-name="P122">5</text:p>
          </table:table-cell>
          <table:table-cell table:style-name="Table125.D3" office:value-type="string">
            <text:p text:style-name="P122">80,00%</text:p>
          </table:table-cell>
        </table:table-row>
        <table:table-row table:style-name="Table125.1">
          <table:table-cell table:style-name="Table125.A3" office:value-type="string">
            <text:p text:style-name="P94">TELLEMENT</text:p>
          </table:table-cell>
          <table:table-cell table:style-name="Table125.B3" office:value-type="string">
            <text:p text:style-name="P122">4</text:p>
          </table:table-cell>
          <table:table-cell table:style-name="Table125.B3" office:value-type="string">
            <text:p text:style-name="P122">395</text:p>
          </table:table-cell>
          <table:table-cell table:style-name="Table125.D3" office:value-type="string">
            <text:p text:style-name="P122">1,01%</text:p>
          </table:table-cell>
        </table:table-row>
        <table:table-row table:style-name="Table125.1">
          <table:table-cell table:style-name="Table125.A3" office:value-type="string">
            <text:p text:style-name="P94">TORIEU</text:p>
          </table:table-cell>
          <table:table-cell table:style-name="Table125.B3" office:value-type="string">
            <text:p text:style-name="P122">4</text:p>
          </table:table-cell>
          <table:table-cell table:style-name="Table125.B3" office:value-type="string">
            <text:p text:style-name="P122">4</text:p>
          </table:table-cell>
          <table:table-cell table:style-name="Table125.D3" office:value-type="string">
            <text:p text:style-name="P122">100,00%</text:p>
          </table:table-cell>
        </table:table-row>
        <table:table-row table:style-name="Table125.1">
          <table:table-cell table:style-name="Table125.A3" office:value-type="string">
            <text:p text:style-name="P94">MALADE</text:p>
          </table:table-cell>
          <table:table-cell table:style-name="Table125.B3" office:value-type="string">
            <text:p text:style-name="P122">3</text:p>
          </table:table-cell>
          <table:table-cell table:style-name="Table125.B3" office:value-type="string">
            <text:p text:style-name="P122">72</text:p>
          </table:table-cell>
          <table:table-cell table:style-name="Table125.D3" office:value-type="string">
            <text:p text:style-name="P122">4,17%</text:p>
          </table:table-cell>
        </table:table-row>
        <table:table-row table:style-name="Table125.1">
          <table:table-cell table:style-name="Table125.A3" office:value-type="string">
            <text:p text:style-name="P94">MAUTADIT</text:p>
          </table:table-cell>
          <table:table-cell table:style-name="Table125.B3" office:value-type="string">
            <text:p text:style-name="P122">3</text:p>
          </table:table-cell>
          <table:table-cell table:style-name="Table125.B3" office:value-type="string">
            <text:p text:style-name="P122">9</text:p>
          </table:table-cell>
          <table:table-cell table:style-name="Table125.D3" office:value-type="string">
            <text:p text:style-name="P122">33,33%</text:p>
          </table:table-cell>
        </table:table-row>
        <table:table-row table:style-name="Table125.1">
          <table:table-cell table:style-name="Table125.A3" office:value-type="string">
            <text:p text:style-name="P94">TABARNIQUE</text:p>
          </table:table-cell>
          <table:table-cell table:style-name="Table125.B3" office:value-type="string">
            <text:p text:style-name="P122">3</text:p>
          </table:table-cell>
          <table:table-cell table:style-name="Table125.B3" office:value-type="string">
            <text:p text:style-name="P122">4</text:p>
          </table:table-cell>
          <table:table-cell table:style-name="Table125.D3" office:value-type="string">
            <text:p text:style-name="P122">75,00%</text:p>
          </table:table-cell>
        </table:table-row>
        <table:table-row table:style-name="Table125.1">
          <table:table-cell table:style-name="Table125.A3" office:value-type="string">
            <text:p text:style-name="P94">VIARGE</text:p>
          </table:table-cell>
          <table:table-cell table:style-name="Table125.B3" office:value-type="string">
            <text:p text:style-name="P122">3</text:p>
          </table:table-cell>
          <table:table-cell table:style-name="Table125.B3" office:value-type="string">
            <text:p text:style-name="P122">3</text:p>
          </table:table-cell>
          <table:table-cell table:style-name="Table125.D3" office:value-type="string">
            <text:p text:style-name="P122">100,00%</text:p>
          </table:table-cell>
        </table:table-row>
        <table:table-row table:style-name="Table125.1">
          <table:table-cell table:style-name="Table125.A3" office:value-type="string">
            <text:p text:style-name="P94">BATEAU</text:p>
          </table:table-cell>
          <table:table-cell table:style-name="Table125.B3" office:value-type="string">
            <text:p text:style-name="P122">2</text:p>
          </table:table-cell>
          <table:table-cell table:style-name="Table125.B3" office:value-type="string">
            <text:p text:style-name="P122">80</text:p>
          </table:table-cell>
          <table:table-cell table:style-name="Table125.D3" office:value-type="string">
            <text:p text:style-name="P122">2,50%</text:p>
          </table:table-cell>
        </table:table-row>
        <table:table-row table:style-name="Table125.1">
          <table:table-cell table:style-name="Table125.A3" office:value-type="string">
            <text:p text:style-name="P94"><text:span text:style-name="T2250">'</text:span>LET<text:span text:style-name="T2250">'</text:span>S GO<text:span text:style-name="T2250">'</text:span></text:p>
          </table:table-cell>
          <table:table-cell table:style-name="Table125.B3" office:value-type="string">
            <text:p text:style-name="P122">2</text:p>
          </table:table-cell>
          <table:table-cell table:style-name="Table125.B3" office:value-type="string">
            <text:p text:style-name="P122">2</text:p>
          </table:table-cell>
          <table:table-cell table:style-name="Table125.D3" office:value-type="string">
            <text:p text:style-name="P122">100,00%</text:p>
          </table:table-cell>
        </table:table-row>
        <table:table-row table:style-name="Table125.1">
          <table:table-cell table:style-name="Table125.A3" office:value-type="string">
            <text:p text:style-name="P94">OSTINE</text:p>
          </table:table-cell>
          <table:table-cell table:style-name="Table125.B3" office:value-type="string">
            <text:p text:style-name="P122">2</text:p>
          </table:table-cell>
          <table:table-cell table:style-name="Table125.B3" office:value-type="string">
            <text:p text:style-name="P122">2</text:p>
          </table:table-cell>
          <table:table-cell table:style-name="Table125.D3" office:value-type="string">
            <text:p text:style-name="P122">100,00%</text:p>
          </table:table-cell>
        </table:table-row>
        <table:table-row table:style-name="Table125.1">
          <table:table-cell table:style-name="Table125.A3" office:value-type="string">
            <text:p text:style-name="P94">YOUPI, <text:span text:style-name="T2557">YÉ?*, yeah?</text:span></text:p>
          </table:table-cell>
          <table:table-cell table:style-name="Table125.B3" office:value-type="string">
            <text:p text:style-name="P122">2</text:p>
          </table:table-cell>
          <table:table-cell table:style-name="Table125.B3" office:value-type="string">
            <text:p text:style-name="P122">2</text:p>
          </table:table-cell>
          <table:table-cell table:style-name="Table125.D3" office:value-type="string">
            <text:p text:style-name="P122">100,00%</text:p>
          </table:table-cell>
        </table:table-row>
        <table:table-row table:style-name="Table125.1">
          <table:table-cell table:style-name="Table125.A3" office:value-type="string">
            <text:p text:style-name="P94">ZUT</text:p>
          </table:table-cell>
          <table:table-cell table:style-name="Table125.B3" office:value-type="string">
            <text:p text:style-name="P122">2</text:p>
          </table:table-cell>
          <table:table-cell table:style-name="Table125.B3" office:value-type="string">
            <text:p text:style-name="P122">2</text:p>
          </table:table-cell>
          <table:table-cell table:style-name="Table125.D3" office:value-type="string">
            <text:p text:style-name="P122">100,00%</text:p>
          </table:table-cell>
        </table:table-row>
        <table:table-row table:style-name="Table125.1">
          <table:table-cell table:style-name="Table125.A3" office:value-type="string">
            <text:p text:style-name="P94">BATINSE</text:p>
          </table:table-cell>
          <table:table-cell table:style-name="Table125.B3" office:value-type="string">
            <text:p text:style-name="P122">1</text:p>
          </table:table-cell>
          <table:table-cell table:style-name="Table125.B3" office:value-type="string">
            <text:p text:style-name="P122">1</text:p>
          </table:table-cell>
          <table:table-cell table:style-name="Table125.D3" office:value-type="string">
            <text:p text:style-name="P122">100,00%</text:p>
          </table:table-cell>
        </table:table-row>
        <table:table-row table:style-name="Table125.1">
          <table:table-cell table:style-name="Table125.A83" office:value-type="string">
            <text:p text:style-name="P94"><text:span text:style-name="T2250">'</text:span>GO GO GO<text:span text:style-name="T2250">'</text:span></text:p>
          </table:table-cell>
          <table:table-cell table:style-name="Table125.B83" office:value-type="string">
            <text:p text:style-name="P122">1</text:p>
          </table:table-cell>
          <table:table-cell table:style-name="Table125.B83" office:value-type="string">
            <text:p text:style-name="P122">1</text:p>
          </table:table-cell>
          <table:table-cell table:style-name="Table125.D83" office:value-type="string">
            <text:p text:style-name="P122">100,00%</text:p>
          </table:table-cell>
        </table:table-row>
        <table:table-row table:style-name="Table125.1">
          <table:table-cell table:style-name="Table125.A83" office:value-type="string">
            <text:p text:style-name="P106">Totaux</text:p>
          </table:table-cell>
          <table:table-cell table:style-name="Table125.B83" office:value-type="string">
            <text:p text:style-name="P107">690<text:span text:style-name="T2374">4</text:span></text:p>
          </table:table-cell>
          <table:table-cell table:style-name="Table125.B83" office:value-type="string">
            <text:p text:style-name="P107">972<text:span text:style-name="T2255">4</text:span></text:p>
          </table:table-cell>
          <table:table-cell table:style-name="Table125.D83" office:value-type="string">
            <text:p text:style-name="P107">70,99%</text:p>
          </table:table-cell>
        </table:table-row>
      </table:table>
      <text:p text:style-name="Standard"/>
      <text:p text:style-name="P1178">Les vocables marqués par une étoile (*) sont des regroupements de signifiants.</text:p>
      <text:p text:style-name="P1178"/>
      <text:p text:style-name="P132">L<text:span text:style-name="T2301">e tableau 3 présente les différents signifiants qui ont été rassemblés sous un même vocable. Certaines variations sont de nature flexionnelle (ÉCOUTE, REGARDE, ARRÊTE), d'autres sont de nature morphologique ('POUR VRAI'), phonologique ('EH BOY', SACRIFICE) ou orthographique (OSTIE, CRIF). Dans le cas de ARK, il s'agit en réalité d'un regroupement de différents vocables similaires dont la prise en compte individuelle était impraticable étant donné leurs faibles fréquences.</text:span></text:p>
      <text:p text:style-name="P1284"/>
      <text:p text:style-name="P160">Table<text:span text:style-name="T2300">au</text:span> <text:sequence text:ref-name="refTable2" text:name="Table" text:formula="ooow:Table+1" style:num-format="1">3</text:sequence> <text:span text:style-name="T2086">Vocables de MI qui r</text:span>egroupe<text:span text:style-name="T2086">nt plusieurs signifiants</text:span></text:p>
      <table:table table:name="Table88" table:style-name="Table88">
        <table:table-column table:style-name="Table88.A"/>
        <table:table-column table:style-name="Table88.B"/>
        <table:table-row>
          <table:table-cell table:style-name="Table88.A1" office:value-type="string">
            <text:p text:style-name="P317">Vocable</text:p>
          </table:table-cell>
          <table:table-cell table:style-name="Table88.B1" office:value-type="string">
            <text:p text:style-name="P317">Signifiants (fréquence <text:span text:style-name="T2254">des MI</text:span>)</text:p>
          </table:table-cell>
        </table:table-row>
        <table:table-row>
          <table:table-cell table:style-name="Table88.A2" office:value-type="string">
            <text:p text:style-name="P459">CRISSE</text:p>
          </table:table-cell>
          <table:table-cell table:style-name="Table88.B2" office:value-type="string">
            <text:p text:style-name="P459"><text:span text:style-name="T82">crisse</text:span> (172), <text:span text:style-name="T82">criss</text:span> (2)</text:p>
          </table:table-cell>
        </table:table-row>
        <table:table-row>
          <table:table-cell table:style-name="Table88.A2" office:value-type="string">
            <text:p text:style-name="P459">OSTIE</text:p>
          </table:table-cell>
          <table:table-cell table:style-name="Table88.B2" office:value-type="string">
            <text:p text:style-name="P459">ostie (440), osti (1)</text:p>
          </table:table-cell>
        </table:table-row>
        <table:table-row>
          <table:table-cell table:style-name="Table88.A2" office:value-type="string">
            <text:p text:style-name="P459">C<text:span text:style-name="T2251">RIF</text:span></text:p>
          </table:table-cell>
          <table:table-cell table:style-name="Table88.B2" office:value-type="string">
            <text:p text:style-name="P459"><text:span text:style-name="T82">crif</text:span> (<text:span text:style-name="T2253">52</text:span>), <text:span text:style-name="T82">criff</text:span> (1), <text:span text:style-name="T82">criffe</text:span> (1)</text:p>
          </table:table-cell>
        </table:table-row>
        <table:table-row>
          <table:table-cell table:style-name="Table88.A2" office:value-type="string">
            <text:p text:style-name="P459">ARK</text:p>
          </table:table-cell>
          <table:table-cell table:style-name="Table88.B2" office:value-type="string">
            <text:p text:style-name="P459"><text:span text:style-name="T82">ark</text:span> <text:span text:style-name="T2084">(</text:span>41<text:span text:style-name="T2084">)</text:span>, <text:span text:style-name="T82">ouach</text:span> <text:span text:style-name="T2084">(</text:span>3<text:span text:style-name="T2084">)</text:span>, <text:span text:style-name="T2250">ouache (3), </text:span><text:span text:style-name="T82">yark</text:span> <text:span text:style-name="T2084">(</text:span>5<text:span text:style-name="T2084">)</text:span>, <text:span text:style-name="T82">eurk</text:span> <text:span text:style-name="T2084">(</text:span>3<text:span text:style-name="T2084">)</text:span>, <text:span text:style-name="T82">yeurk</text:span> <text:span text:style-name="T2084">(</text:span>3<text:span text:style-name="T2084">)</text:span>, <text:span text:style-name="T82">beurk</text:span> <text:span text:style-name="T2084">(</text:span>4<text:span text:style-name="T2084">)</text:span>, <text:span text:style-name="T82">biark</text:span> <text:span text:style-name="T2084">(</text:span>1<text:span text:style-name="T2084">)</text:span></text:p>
          </table:table-cell>
        </table:table-row>
        <table:table-row>
          <table:table-cell table:style-name="Table88.A2" office:value-type="string">
            <text:p text:style-name="P459"><text:span text:style-name="T2251">'</text:span>POUR VRAI<text:span text:style-name="T2251">'</text:span></text:p>
          </table:table-cell>
          <table:table-cell table:style-name="Table88.B2" office:value-type="string">
            <text:p text:style-name="P459"><text:span text:style-name="T82">pour vrai</text:span> <text:span text:style-name="T2084">(</text:span>59<text:span text:style-name="T2084">)</text:span>, <text:span text:style-name="T82">pour le vrai</text:span> <text:span text:style-name="T2084">(</text:span>2<text:span text:style-name="T2084">)</text:span>, <text:span text:style-name="T82">pour de vrai</text:span> <text:span text:style-name="T2084">(</text:span>12<text:span text:style-name="T2084">)</text:span></text:p>
          </table:table-cell>
        </table:table-row>
        <table:table-row>
          <table:table-cell table:style-name="Table88.A2" office:value-type="string">
            <text:p text:style-name="P459"><text:span text:style-name="T2301">'</text:span>EH BOY<text:span text:style-name="T2301">'</text:span></text:p>
          </table:table-cell>
          <table:table-cell table:style-name="Table88.B2" office:value-type="string">
            <text:p text:style-name="P459"><text:span text:style-name="T82">eh </text:span><text:span text:style-name="T293">boy</text:span><text:span text:style-name="T2085"> (10)</text:span>, <text:span text:style-name="T293">ah</text:span><text:span text:style-name="T82"> </text:span><text:span text:style-name="T293">boy</text:span><text:span text:style-name="T2085"> (2)</text:span>, <text:span text:style-name="T82">oh </text:span><text:span text:style-name="T293">boy</text:span><text:span text:style-name="T2085"> (8)</text:span></text:p>
          </table:table-cell>
        </table:table-row>
        <table:table-row>
          <table:table-cell table:style-name="Table88.A2" office:value-type="string">
            <text:p text:style-name="P459">SIMONAQUE</text:p>
          </table:table-cell>
          <table:table-cell table:style-name="Table88.B2" office:value-type="string">
            <text:p text:style-name="P459"><text:span text:style-name="T293">simonaque</text:span> <text:span text:style-name="T2085">(7), </text:span><text:span text:style-name="T293">simonac</text:span><text:span text:style-name="T2085"> (3)</text:span></text:p>
          </table:table-cell>
        </table:table-row>
        <table:table-row>
          <table:table-cell table:style-name="Table88.A2" office:value-type="string">
            <text:p text:style-name="P459">SACRIFICE</text:p>
          </table:table-cell>
          <table:table-cell table:style-name="Table88.B2" office:value-type="string">
            <text:p text:style-name="P459"><text:span text:style-name="T82">sacrifice</text:span> (10), <text:span text:style-name="T82">sacréfice</text:span> (1)</text:p>
          </table:table-cell>
        </table:table-row>
        <table:table-row>
          <table:table-cell table:style-name="Table88.A2" office:value-type="string">
            <text:p text:style-name="P459">ÉCOUTE</text:p>
          </table:table-cell>
          <table:table-cell table:style-name="Table88.B2" office:value-type="string">
            <text:p text:style-name="P459"><text:span text:style-name="T82">écoute</text:span> (215), <text:span text:style-name="T82">écoutez</text:span> (<text:span text:style-name="T2254">2</text:span>)</text:p>
          </table:table-cell>
        </table:table-row>
        <table:table-row>
          <table:table-cell table:style-name="Table88.A2" office:value-type="string">
            <text:p text:style-name="P459">REGARDE</text:p>
          </table:table-cell>
          <table:table-cell table:style-name="Table88.B2" office:value-type="string">
            <text:p text:style-name="P459"><text:span text:style-name="T82">regarde</text:span> (<text:span text:style-name="T2115">607</text:span>), <text:span text:style-name="T82">regardez</text:span> (<text:span text:style-name="T2254">2</text:span>)</text:p>
          </table:table-cell>
        </table:table-row>
        <table:table-row>
          <table:table-cell table:style-name="Table88.A12" office:value-type="string">
            <text:p text:style-name="P459">ARRÊTE</text:p>
          </table:table-cell>
          <table:table-cell table:style-name="Table88.B12" office:value-type="string">
            <text:p text:style-name="P459"><text:span text:style-name="T82">arrête</text:span> (125), <text:span text:style-name="T82">arrêtez</text:span> (<text:span text:style-name="T2254">4</text:span>)</text:p>
          </table:table-cell>
        </table:table-row>
      </table:table>
      <text:p text:style-name="P1284"/>
      <text:p text:style-name="P125"/>
      <text:h text:style-name="Heading_20_2" text:outline-level="2"><text:bookmark-start text:name="__RefHeading___Toc59877_1419570369"/><text:span text:style-name="T2079">D</text:span>.<text:span text:style-name="T2019">2</text:span>. Fréquence des MI<text:bookmark-end text:name="__RefHeading___Toc59877_1419570369"/></text:h>
      <text:p text:style-name="P1180"><text:span text:style-name="T2018">Dans le tableau 2., nous pouvons voir que les vocables de MI les plus fréquents du CFPQ sont de types très différents. Les deux première places sont occupées par des interjections primaires, </text:span><text:span text:style-name="T561">HEIN</text:span><text:span text:style-name="T2018"> (2092 occurrences) et HEILLE</text:span><text:span text:style-name="T559"> </text:span><text:span text:style-name="T560">(1387).</text:span><text:span text:style-name="T559"> </text:span><text:span text:style-name="T560">Suit ensuite</text:span><text:span text:style-name="T2018"> REGARDE (609) qui est issu d'un verbe et OSTIE</text:span><text:span text:style-name="T559"> </text:span><text:span text:style-name="T560">(4</text:span><text:span text:style-name="T567">40</text:span><text:span text:style-name="T560">)</text:span><text:span text:style-name="T559">, </text:span><text:span text:style-name="T560">issu</text:span><text:span text:style-name="T2018"> d'un nom.</text:span></text:p>
      <text:p text:style-name="corps"/>
      <text:p text:style-name="P1179"><text:span text:style-name="T2087">Nous remarquons que l</text:span>es sacres sont en général plus fréquents que leurs substituts. <text:span text:style-name="T2082">Le sacre </text:span><text:span text:style-name="T561">OSTIE</text:span><text:span text:style-name="T2082">, par exemple, mène le bal avec ses 441 occurrences, tandis que ses substituts OSTIFIE (10 occurrences), OSTIQUE (8 occurrences) et OSTINE (2 occurrences) sont relativement peu nombreux.</text:span></text:p>
      <text:p text:style-name="corps"/>
      <text:h text:style-name="Heading_20_2" text:outline-level="2"><text:bookmark-start text:name="__RefHeading___Toc41938_154897745"/><text:soft-page-break/><text:span text:style-name="T2079">D</text:span>.<text:span text:style-name="T2019">3</text:span>. Degré d'homonymie<text:bookmark-end text:name="__RefHeading___Toc41938_154897745"/></text:h>
      <text:p text:style-name="P1181">Le nombre de signifiants associé<text:span text:style-name="T2088">s</text:span> à chaque <text:span text:style-name="T2090">vocable</text:span> permet de déterminer dans quelle mesure cette unité est homonyme<text:span text:style-name="T2088">.</text:span></text:p>
      <text:p text:style-name="corps"/>
      <text:p text:style-name="corps">3<text:span text:style-name="T2256">4</text:span> <text:span text:style-name="T2090">vocables</text:span> <text:span text:style-name="T2091">de MI </text:span>sont en pratique <text:span text:style-name="T2021">non-homonymes, </text:span>c'est-à-dire qu'ils sont des MI dans 100% de leurs occurrences dans le corpus. </text:p>
      <text:p text:style-name="corps"/>
      <text:p text:style-name="P1182"><text:span text:style-name="T2359">48 vocables de MI sont homonymes avec d'autres parties du discours. Certains signifiants sont presque toujours des MI, comme </text:span><text:span text:style-name="T295">seigneur</text:span><text:span text:style-name="T2091"> qui est MI dans 96,49% des cas. D'autres, comme </text:span><text:span text:style-name="T82">vraiment</text:span> <text:span text:style-name="T2088">(1036 occurrences) </text:span>et <text:span text:style-name="T82">tellement</text:span> <text:span text:style-name="T2088">(395 occurrences), </text:span>sont <text:span text:style-name="T2089">assez</text:span> fréquents, mais <text:span text:style-name="T2092">rarement</text:span> utilisés comme MI : <text:span text:style-name="T2093">dans 7,43% des occurrences pour </text:span><text:span text:style-name="T294">vraiment</text:span><text:span text:style-name="T2088"> et dans 1,01% des occurrences pour </text:span><text:span text:style-name="T294">tellement</text:span>.</text:p>
      <text:p text:style-name="P911"/>
      <text:h text:style-name="P1573" text:outline-level="1"><text:bookmark-start text:name="__RefHeading___Toc75975_960070314"/><text:span text:style-name="T473">E</text:span><text:span text:style-name="T471">. </text:span><text:span text:style-name="T474">REPÉRAGE AUTOMATIQUE DES MI</text:span><text:bookmark-end text:name="__RefHeading___Toc75975_960070314"/></text:h>
      <text:p text:style-name="P1031"><text:span text:style-name="T2095">Un système d'analyse chargé de repérer, de désambiguïser et de caractériser les MI doit faire face au problème fondamental de l'ambiguïté des formes linguistiques. Le premier problème auquel il se heurte est l'homonymie. En effet, plus de la moitié des signifiants associés à des MI (48/82) sont également utilisés de manière intraphrastique. Certains sont issues de verbes (</text:span><text:span text:style-name="T235">arrête</text:span><text:span text:style-name="T1849">, </text:span><text:span text:style-name="T235">disons</text:span><text:span text:style-name="T1849">, </text:span><text:span text:style-name="T235">écoute</text:span><text:span text:style-name="T1849">...), d'autres sont issus d'adjectifs (</text:span><text:span text:style-name="T296">cool</text:span><text:span text:style-name="T2096">, </text:span><text:span text:style-name="T296">dégueu</text:span><text:span text:style-name="T2096">, </text:span><text:span text:style-name="T296">malade</text:span><text:span text:style-name="T2096">...), de noms (</text:span><text:span text:style-name="T296">merde</text:span><text:span text:style-name="T2096">, </text:span><text:span text:style-name="T296">seigneur</text:span><text:span text:style-name="T2096">), d'adverbes (</text:span><text:span text:style-name="T296">franchement</text:span><text:span text:style-name="T2096">, </text:span><text:span text:style-name="T296">tellement</text:span><text:span text:style-name="T2096">...), de locutions (</text:span><text:span text:style-name="T296">c'est clair</text:span><text:span text:style-name="T2096">, </text:span><text:span text:style-name="T296">bien sûr</text:span><text:span text:style-name="T2096">...). </text:span><text:span text:style-name="T752">En contre-partie, </text:span><text:span text:style-name="T768">3</text:span><text:span text:style-name="T784">4</text:span><text:span text:style-name="T753"> </text:span><text:span text:style-name="T768">vocables</text:span><text:span text:style-name="T753"> ont des signifiants qui sont (</text:span><text:span text:style-name="T770">dans le CFPQ</text:span><text:span text:style-name="T753">) toujours des MI. Le repérage automatique de ces </text:span><text:span text:style-name="T754">derniers</text:span><text:span text:style-name="T753"> est </text:span><text:span text:style-name="T755">par conséquent </text:span><text:span text:style-name="T753">trivial.</text:span></text:p>
      <text:p text:style-name="P906"/>
      <text:p text:style-name="P1030"><text:span text:style-name="T756">Nous considér</text:span><text:span text:style-name="T754">ons</text:span><text:span text:style-name="T756"> que d</text:span><text:span text:style-name="T753">eux </text:span><text:span text:style-name="T769">vocables</text:span><text:span text:style-name="T753"> sont homonymes </text:span><text:span text:style-name="T756">lorsqu'</text:span><text:span text:style-name="T769">ils</text:span><text:span text:style-name="T753"> partagent au moins un </text:span><text:span text:style-name="T769">signifiant</text:span><text:span text:style-name="T753">. </text:span><text:span text:style-name="T757">Par exemple, le marqueur ÉCOUTE partage un </text:span><text:span text:style-name="T769">signifiant</text:span><text:span text:style-name="T757"> avec le verbe ÉCOUTER au présent de l'indicatif à la troisième personne du singulier. Ces deux </text:span><text:span text:style-name="T769">vocables</text:span><text:span text:style-name="T757"> sont donc homonymes.</text:span></text:p>
      <text:p text:style-name="P1030"/>
      <text:p text:style-name="P1030">Heureusement, plusieurs caractéristiques des MI distinguent ceux-ci de leurs <text:span text:style-name="T1850">homonymes</text:span> intraphrastiques. <text:span text:style-name="T1851">En nous inspirant de l'état de la question présenté plus haut et de nos observations au sujet du CFPQ, nous pouvons dresser une liste de caractéristiques pertinentes pour le repérage des MI et leur distinction d'avec leurs homonymes. Ces caractéristiques serviront ensuite à la construction d'un corpus étiqueté sur lequel pourront être entraînés des programmes d'étiquetage capables de distinguer les MI des unités intraphrastiques. </text:span></text:p>
      <text:p text:style-name="P1249"/>
      <text:h text:style-name="P1549" text:outline-level="2"><text:bookmark-start text:name="__RefHeading__18142_16839712811"/><text:span text:style-name="T2098">E</text:span>.<text:span text:style-name="T2305">1.</text:span> Corpus d'entraînement<text:bookmark-end text:name="__RefHeading__18142_16839712811"/></text:h>
      <text:p text:style-name="P810"><text:span text:style-name="T1886">Afin de construire le corpus d'entraînement nécessaire à l'utilisation des systèmes d'étiquetage que nous allons présenter en E.2., n</text:span>ous avons converti les textes du CFPQ (<text:span text:style-name="T2101">disponibles </text:span>en format PDF) en fichiers textes où les énoncés occupent une ligne chacun. <text:span text:style-name="T1887">Suite à un processus de nettoyage de base des textes qui consiste à y enlever les éléments qui ne sont pas pertinents pour les besoins de l'opération (caractères techniques, références, indicateurs de chevauchement de tours de parole, descriptions des gestes), les unités du corpus ont ensuite été étiquetées de manière semi-automatique.</text:span></text:p>
      <text:p text:style-name="P811"/>
      <text:p text:style-name="corps"><text:soft-page-break/><text:span text:style-name="T1101">La faible fréquence des MI, en comparaison </text:span><text:span text:style-name="T1102">avec la plupart des</text:span><text:span text:style-name="T1101"> autres parties du discours, fait en sorte que nous disposons en pratique d'un très petit corpus d'entraînement pour chacun d'eux. Un signifiant comme </text:span><text:span text:style-name="T1173">cool</text:span><text:span text:style-name="T1101">, par exemple, ne se trouve que 67 fois dans le CFPQ </text:span><text:span text:style-name="T1114">et n'est MI que dans 8 occurrences</text:span><text:span text:style-name="T1101">. Nous avons </text:span><text:span text:style-name="T1103">donc eu </text:span><text:span text:style-name="T1101">recours à différentes stratégies afin d'atténuer ce problème. </text:span><text:span text:style-name="T1102">La première est l'utilisation d'un nombre limité d'étiquettes, en priorisant celles qui nous apparaissent pertinentes au repérage des MI. En effet, un système qui utilise un petit nombre d'étiquettes a plus de chances d'avoir des statistiques significatives à leur sujet. </text:span><text:span text:style-name="T1104">L'utilisation d'un trop grand nombre d'étiquettes différentes ferait en sorte que chacune d'elles ne se retrouverait qu'un petit nombre de fois dans le corpus.</text:span></text:p>
      <text:p text:style-name="corps"/>
      <text:p text:style-name="corps">Notons de plus que nous n'avons pas les ressources humaines nécessaires à l'étiquetage précis de toutes les parties du discours de tous les mots du CFPQ.</text:p>
      <text:p text:style-name="corps"/>
      <text:p text:style-name="corps">Le tableau <text:span text:style-name="T2306">4</text:span>. dresse la liste des étiquettes que nous utilisons. <text:span text:style-name="T1888">Nous présentons plus bas chacune des étiquettes utilisées dans le corpus d'entraînement en les mettant en relation avec certains phénomènes qui accompagnent la production des MI et d'autres qui accompagnent la production des unités intraphrastiques homonymes aux MI.</text:span></text:p>
      <text:p text:style-name="corps"/>
      <text:p text:style-name="P136">Table<text:span text:style-name="T1889">au</text:span> <text:sequence text:ref-name="refTable3" text:name="Table" text:formula="ooow:Table+1" style:num-format="1">4</text:sequence>: Étiquettes <text:span text:style-name="T1861">du corpus</text:span> <text:span text:style-name="T1861">d'entraînement</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15">Types d'unités</text:p>
          </table:table-cell>
          <table:table-cell table:style-name="Table5.A1" office:value-type="string">
            <text:p text:style-name="P315">Catégories</text:p>
          </table:table-cell>
          <table:table-cell table:style-name="Table5.A1" office:value-type="string">
            <text:p text:style-name="P316">Unité<text:span text:style-name="T1890">s</text:span></text:p>
          </table:table-cell>
          <table:table-cell table:style-name="Table5.D1" office:value-type="string">
            <text:p text:style-name="P315">Étiquettes</text:p>
          </table:table-cell>
        </table:table-row>
        <table:table-row>
          <table:table-cell table:style-name="Table5.A2" office:value-type="string">
            <text:p text:style-name="P400">Unités cibles</text:p>
          </table:table-cell>
          <table:table-cell table:style-name="Table5.A2" office:value-type="string">
            <text:p text:style-name="P400">MI</text:p>
          </table:table-cell>
          <table:table-cell table:style-name="Table5.A2" office:value-type="string">
            <text:p text:style-name="P400"><text:span text:style-name="T82">écoute</text:span>, <text:span text:style-name="T82">crisse</text:span>...</text:p>
          </table:table-cell>
          <table:table-cell table:style-name="Table5.D2" office:value-type="string">
            <text:p text:style-name="P399">M</text:p>
          </table:table-cell>
        </table:table-row>
        <table:table-row>
          <table:table-cell table:style-name="Table5.A2" table:number-rows-spanned="16" office:value-type="string">
            <text:p text:style-name="P442">Indices positifs <text:span text:style-name="T1891">de la présence d'un MI</text:span></text:p>
          </table:table-cell>
          <table:table-cell table:style-name="Table5.A2" table:number-rows-spanned="2" office:value-type="string">
            <text:p text:style-name="P442">Lieurs syntaxiques</text:p>
          </table:table-cell>
          <table:table-cell table:style-name="Table5.A2" office:value-type="string">
            <text:p text:style-name="P328">que, <text:span text:style-name="T1892">qu'</text:span></text:p>
          </table:table-cell>
          <table:table-cell table:style-name="Table5.D2" office:value-type="string">
            <text:p text:style-name="P443">QUE</text:p>
          </table:table-cell>
        </table:table-row>
        <table:table-row>
          <table:covered-table-cell/>
          <table:covered-table-cell/>
          <table:table-cell table:style-name="Table5.A2" office:value-type="string">
            <text:p text:style-name="P329">si</text:p>
          </table:table-cell>
          <table:table-cell table:style-name="Table5.D2" office:value-type="string">
            <text:p text:style-name="P444">SI</text:p>
          </table:table-cell>
        </table:table-row>
        <table:table-row>
          <table:covered-table-cell/>
          <table:table-cell table:style-name="Table5.A2" table:number-rows-spanned="2" office:value-type="string">
            <text:p text:style-name="P445">Conjonctions</text:p>
          </table:table-cell>
          <table:table-cell table:style-name="Table5.A2" office:value-type="string">
            <text:p text:style-name="P330">donc</text:p>
          </table:table-cell>
          <table:table-cell table:style-name="Table5.D2" office:value-type="string">
            <text:p text:style-name="P446">DONC</text:p>
          </table:table-cell>
        </table:table-row>
        <table:table-row>
          <table:covered-table-cell/>
          <table:covered-table-cell/>
          <table:table-cell table:style-name="Table5.A2" office:value-type="string">
            <text:p text:style-name="P330">mais</text:p>
          </table:table-cell>
          <table:table-cell table:style-name="Table5.D2" office:value-type="string">
            <text:p text:style-name="P446">MAIS</text:p>
          </table:table-cell>
        </table:table-row>
        <table:table-row>
          <table:covered-table-cell/>
          <table:table-cell table:style-name="Table5.A2" office:value-type="string">
            <text:p text:style-name="P442">Autres unités</text:p>
          </table:table-cell>
          <table:table-cell table:style-name="Table5.A2" office:value-type="string">
            <text:p text:style-name="P331">ben</text:p>
          </table:table-cell>
          <table:table-cell table:style-name="Table5.D2" office:value-type="string">
            <text:p text:style-name="P447">BEN</text:p>
          </table:table-cell>
        </table:table-row>
        <table:table-row>
          <table:covered-table-cell/>
          <table:table-cell table:style-name="Table5.A2" office:value-type="string">
            <text:p text:style-name="P445">Indicateurs d'hésitations, remplisseurs de pauses</text:p>
          </table:table-cell>
          <table:table-cell table:style-name="Table5.A2" office:value-type="string">
            <text:p text:style-name="P442"><text:span text:style-name="T236">hi</text:span><text:span text:style-name="T1893">, </text:span><text:span text:style-name="T236">oh</text:span><text:span text:style-name="T1893">, </text:span><text:span text:style-name="T236">eh</text:span><text:span text:style-name="T1893">, </text:span><text:span text:style-name="T236">ah</text:span><text:span text:style-name="T1893">, </text:span><text:span text:style-name="T236">ouais</text:span><text:span text:style-name="T1893">, </text:span><text:span text:style-name="T236">bah</text:span><text:span text:style-name="T1893">, </text:span><text:span text:style-name="T236">hein, </text:span><text:span text:style-name="T237">hum, euh, pff, </text:span><text:span text:style-name="T238">ouh, ...</text:span></text:p>
          </table:table-cell>
          <table:table-cell table:style-name="Table5.D2" office:value-type="string">
            <text:p text:style-name="P441">M</text:p>
          </table:table-cell>
        </table:table-row>
        <table:table-row>
          <table:covered-table-cell/>
          <table:table-cell table:style-name="Table5.A2" office:value-type="string">
            <text:p text:style-name="P445">Mots phrases</text:p>
          </table:table-cell>
          <table:table-cell table:style-name="Table5.A2" office:value-type="string">
            <text:p text:style-name="P442"><text:span text:style-name="T236">ouin</text:span><text:span text:style-name="T1893">, </text:span><text:span text:style-name="T236">oui</text:span><text:span text:style-name="T1893">, </text:span><text:span text:style-name="T236">non, ...</text:span></text:p>
          </table:table-cell>
          <table:table-cell table:style-name="Table5.D2" office:value-type="string">
            <text:p text:style-name="P441">M</text:p>
          </table:table-cell>
        </table:table-row>
        <table:table-row>
          <table:covered-table-cell/>
          <table:table-cell table:style-name="Table5.A2" office:value-type="string">
            <text:p text:style-name="P448"><text:span text:style-name="T1890">A</text:span>morces de mots</text:p>
          </table:table-cell>
          <table:table-cell table:style-name="Table5.A2" office:value-type="string">
            <text:p text:style-name="P332">s-</text:p>
          </table:table-cell>
          <table:table-cell table:style-name="Table5.D2" office:value-type="string">
            <text:p text:style-name="P448">AM</text:p>
          </table:table-cell>
        </table:table-row>
        <table:table-row>
          <table:covered-table-cell/>
          <table:table-cell table:style-name="Table5.A2" office:value-type="string">
            <text:p text:style-name="P442">MDs <text:span text:style-name="T1894">baliseurs</text:span></text:p>
          </table:table-cell>
          <table:table-cell table:style-name="Table5.A2" office:value-type="string">
            <text:p text:style-name="P449"><text:span text:style-name="T82">ok</text:span>, <text:span text:style-name="T237">t'sais, </text:span><text:span text:style-name="T239">là, ...</text:span></text:p>
          </table:table-cell>
          <table:table-cell table:style-name="Table5.D2" office:value-type="string">
            <text:p text:style-name="P441">M</text:p>
          </table:table-cell>
        </table:table-row>
        <table:table-row>
          <table:covered-table-cell/>
          <table:table-cell table:style-name="Table5.A2" office:value-type="string">
            <text:p text:style-name="P442"><text:span text:style-name="T1895">P</text:span>auses</text:p>
          </table:table-cell>
          <table:table-cell table:style-name="Table5.A2" office:value-type="string">
            <text:p text:style-name="P333">.</text:p>
          </table:table-cell>
          <table:table-cell table:style-name="Table5.D2" office:value-type="string">
            <text:p text:style-name="P441">M</text:p>
          </table:table-cell>
        </table:table-row>
        <table:table-row>
          <table:covered-table-cell/>
          <table:table-cell table:style-name="Table5.A2" office:value-type="string">
            <text:p text:style-name="P442"><text:span text:style-name="T1895">R</text:span>ires</text:p>
          </table:table-cell>
          <table:table-cell table:style-name="Table5.A2" office:value-type="string">
            <text:p text:style-name="P333">&lt;rire&gt;</text:p>
          </table:table-cell>
          <table:table-cell table:style-name="Table5.D2" office:value-type="string">
            <text:p text:style-name="P441">M</text:p>
          </table:table-cell>
        </table:table-row>
        <table:table-row>
          <table:covered-table-cell/>
          <table:table-cell table:style-name="Table5.A2" office:value-type="string">
            <text:p text:style-name="P124">Citations</text:p>
          </table:table-cell>
          <table:table-cell table:style-name="Table5.A2" office:value-type="string">
            <text:p text:style-name="P10">Début et fin de citation</text:p>
          </table:table-cell>
          <table:table-cell table:style-name="Table5.D2" office:value-type="string">
            <text:p text:style-name="P9">M</text:p>
          </table:table-cell>
        </table:table-row>
        <table:table-row>
          <table:covered-table-cell/>
          <table:table-cell table:style-name="Table5.A2" table:number-rows-spanned="4" office:value-type="string">
            <text:p text:style-name="P450">Intonations</text:p>
          </table:table-cell>
          <table:table-cell table:style-name="Table5.A2" office:value-type="string">
            <text:p text:style-name="P11">Intonation montante</text:p>
          </table:table-cell>
          <table:table-cell table:style-name="Table5.D2" office:value-type="string">
            <text:p text:style-name="P450">IM</text:p>
          </table:table-cell>
        </table:table-row>
        <table:table-row>
          <table:covered-table-cell/>
          <table:covered-table-cell/>
          <table:table-cell table:style-name="Table5.A2" office:value-type="string">
            <text:p text:style-name="P11">Intonation double montante</text:p>
          </table:table-cell>
          <table:table-cell table:style-name="Table5.D2" office:value-type="string">
            <text:p text:style-name="P450">IM</text:p>
          </table:table-cell>
        </table:table-row>
        <table:table-row>
          <table:covered-table-cell/>
          <table:covered-table-cell/>
          <table:table-cell table:style-name="Table5.A2" office:value-type="string">
            <text:p text:style-name="P11">Intonation descendante</text:p>
          </table:table-cell>
          <table:table-cell table:style-name="Table5.D2" office:value-type="string">
            <text:p text:style-name="P450">ID</text:p>
          </table:table-cell>
        </table:table-row>
        <table:table-row>
          <table:covered-table-cell/>
          <table:covered-table-cell/>
          <table:table-cell table:style-name="Table5.A2" office:value-type="string">
            <text:p text:style-name="P11">Intonation double descendante</text:p>
          </table:table-cell>
          <table:table-cell table:style-name="Table5.D2" office:value-type="string">
            <text:p text:style-name="P450">ID</text:p>
          </table:table-cell>
        </table:table-row>
        <table:table-row>
          <table:table-cell table:style-name="Table5.A2" table:number-rows-spanned="3" office:value-type="string">
            <text:p text:style-name="P442">Indices négatifs <text:span text:style-name="T1891">de la présence d'un MI</text:span></text:p>
          </table:table-cell>
          <table:table-cell table:style-name="Table5.A2" office:value-type="string">
            <text:p text:style-name="P451">Pronoms sujets et réfléchis</text:p>
            <text:p text:style-name="P452"/>
          </table:table-cell>
          <table:table-cell table:style-name="Table5.A2" office:value-type="string">
            <text:p text:style-name="P12"><text:span text:style-name="T82">je</text:span>, <text:span text:style-name="T240">j'</text:span><text:span text:style-name="T1896">, </text:span><text:span text:style-name="T82">me</text:span>, <text:span text:style-name="T241">m'</text:span><text:span text:style-name="T1897">,</text:span> <text:span text:style-name="T82">tu</text:span>, <text:span text:style-name="T82">te, </text:span><text:span text:style-name="T240">t'</text:span>, <text:span text:style-name="T82">il</text:span>, <text:span text:style-name="T82">elle</text:span>, <text:span text:style-name="T242">on</text:span><text:span text:style-name="T1898">,</text:span> <text:span text:style-name="T82">se</text:span><text:span text:style-name="T475">, </text:span><text:span text:style-name="T240">s'</text:span><text:span text:style-name="T531">,</text:span> <text:span text:style-name="T243">qui, </text:span><text:span text:style-name="T287">y, </text:span><text:span text:style-name="T300">vous</text:span></text:p>
          </table:table-cell>
          <table:table-cell table:style-name="Table5.D2" office:value-type="string">
            <text:p text:style-name="P453">PRO</text:p>
          </table:table-cell>
        </table:table-row>
        <table:table-row>
          <table:covered-table-cell/>
          <table:table-cell table:style-name="Table5.A2" office:value-type="string">
            <text:p text:style-name="P454">Déterminants</text:p>
          </table:table-cell>
          <table:table-cell table:style-name="Table5.A2" office:value-type="string">
            <text:p text:style-name="P1251"><text:span text:style-name="T82">le</text:span>, <text:span text:style-name="T82">la</text:span>, <text:span text:style-name="T82">un</text:span>, <text:span text:style-name="T82">une</text:span><text:span text:style-name="T475">,</text:span> <text:span text:style-name="T244">du</text:span><text:span text:style-name="T1899">, </text:span><text:span text:style-name="T244">ce</text:span><text:span text:style-name="T1899">, cet, </text:span><text:span text:style-name="T244">cette, </text:span><text:span text:style-name="T245">mon, ma, mes, ton, ta, tes, son, sa, ses</text:span></text:p>
          </table:table-cell>
          <table:table-cell table:style-name="Table5.D2" office:value-type="string">
            <text:p text:style-name="P453">DET</text:p>
          </table:table-cell>
        </table:table-row>
        <table:table-row>
          <table:covered-table-cell/>
          <table:table-cell table:style-name="Table5.A2" office:value-type="string">
            <text:p text:style-name="P455"><text:span text:style-name="T1900">Lieur de p</text:span>hrasème adverbial</text:p>
          </table:table-cell>
          <table:table-cell table:style-name="Table5.A2" office:value-type="string">
            <text:p text:style-name="P328">en</text:p>
          </table:table-cell>
          <table:table-cell table:style-name="Table5.D2" office:value-type="string">
            <text:p text:style-name="P443">EN</text:p>
          </table:table-cell>
        </table:table-row>
        <table:table-row>
          <table:table-cell table:style-name="Table5.A2" table:number-rows-spanned="2" office:value-type="string">
            <text:p text:style-name="P456">Autres</text:p>
          </table:table-cell>
          <table:table-cell table:style-name="Table5.A2" office:value-type="string">
            <text:p text:style-name="P457"/>
          </table:table-cell>
          <table:table-cell table:style-name="Table5.A2" office:value-type="string">
            <text:p text:style-name="P334">à, au</text:p>
          </table:table-cell>
          <table:table-cell table:style-name="Table5.D2" office:value-type="string">
            <text:p text:style-name="P458">A</text:p>
          </table:table-cell>
        </table:table-row>
        <table:table-row>
          <table:covered-table-cell/>
          <table:table-cell table:style-name="Table5.A2" office:value-type="string">
            <text:p text:style-name="P457"/>
          </table:table-cell>
          <table:table-cell table:style-name="Table5.A2" office:value-type="string">
            <text:p text:style-name="P359"><text:span text:style-name="T2307">A</text:span>utres unités</text:p>
          </table:table-cell>
          <table:table-cell table:style-name="Table5.D2" office:value-type="string">
            <text:p text:style-name="P458">S</text:p>
          </table:table-cell>
        </table:table-row>
      </table:table>
      <text:p text:style-name="P812"/>
      <text:p text:style-name="P1252"/>
      <text:p text:style-name="P1004"/>
      <text:p text:style-name="P134"><text:bookmark-start text:name="__RefHeading__10542_19537612341"/><text:span text:style-name="T1901">I. </text:span>Les débuts <text:span text:style-name="T1902">et</text:span> les fins de tour de parole<text:bookmark-end text:name="__RefHeading__10542_19537612341"/></text:p>
      <text:p text:style-name="P1253">Nous avons vu que la caractéristique syntaxique principale des MI est qu'ils entretiennent rarement des liens syntaxiques de dépendance avec d'autres unités lexicales ou d'autres syntagmes. Une autre façon de décrire le phénomène est de dire qu'un MI est <text:span text:style-name="T2524">souvent</text:span> précédé et suivi de ruptures de dépendance syntaxique.</text:p>
      <text:p text:style-name="P1254"/>
      <text:p text:style-name="P1254">Le premier mot qu'un <text:span text:style-name="T2102">locuteur</text:span> prononce lorsqu'<text:span text:style-name="T2102">il</text:span> commence <text:span text:style-name="T1903">à parler ne peut pas être</text:span> lié syntaxiquement <text:span text:style-name="T2102">à</text:span> un mot prononcé plus tôt dans la discussion, <text:span text:style-name="T1904">sauf dans des cas de reprise après une interruption</text:span>. De façon similaire, <text:span text:style-name="T1903">une </text:span>personne interrompt habituellement son <text:span text:style-name="T1905">tour</text:span> de parole à la fin d'une phrase ou à l'aide d'un mot-phrase. <text:span text:style-name="T1903">Un mot prononcé seul a également toutes les chances d'être un mot-phrase. En (33) par exemple, le mot </text:span><text:span text:style-name="T246">malade</text:span><text:span text:style-name="T1903"> nous apparaît comme un MI, même sans connaître le contexte de la discussion :</text:span></text:p>
      <text:p text:style-name="P1250"/>
      <text:p text:style-name="P1502"><text:span text:style-name="T1905">(</text:span><text:span text:style-name="T1391"><text:sequence text:ref-name="refDrawing32" text:name="Drawing" text:formula="ooow:Drawing+1" style:num-format="1">33</text:sequence></text:span><text:span text:style-name="T1905">)</text:span><text:tab/><text:span text:style-name="T1906">J-M : [...]</text:span><text:tab/></text:p>
      <text:p text:style-name="P1502"><text:tab/>D : <text:span text:style-name="T21">malade</text:span> </text:p>
      <text:p text:style-name="P1502"><text:tab/><text:span text:style-name="T82">[</text:span><text:span text:style-name="T335">CFPQ, </text:span><text:span text:style-name="T82">sous-corpus 10, segment 8, page 104, ligne 20]</text:span></text:p>
      <text:p text:style-name="P1250"/>
      <text:p text:style-name="P1269"><text:span text:style-name="T731">L</text:span><text:span text:style-name="T732">es </text:span><text:span text:style-name="T733">résultats de plusieurs études confirme</text:span><text:span text:style-name="T734">nt</text:span><text:span text:style-name="T733"> que les </text:span><text:span text:style-name="T732">MD en tête </text:span><text:span text:style-name="T734">et en fin </text:span><text:span text:style-name="T732">d'énoncés sont </text:span><text:span text:style-name="T734">beaucoup </text:span><text:span text:style-name="T732">plus faciles à repérer </text:span><text:span text:style-name="T735">de façon automatique (notamment : </text:span><text:reference-mark-start text:name="ZOTERO_ITEM CSL_CITATION {&quot;citationID&quot;:&quot;120cnreq3n&quot;,&quot;properties&quot;:{&quot;formattedCitation&quot;:&quot;(Litman, 1996)&quot;,&quot;plainCitation&quot;:&quot;(Litman, 1996)&quot;},&quot;citationItems&quot;:[{&quot;id&quot;:128,&quot;uris&quot;:[&quot;http://zotero.org/users/1655709/items/NE4XFNWS&quot;],&quot;uri&quot;:[&quot;http://zotero.org/users/1655709/items/NE4XFNWS&quot;],&quot;itemData&quot;:{&quot;id&quot;:128,&quot;type&quot;:&quot;article-journal&quot;,&quot;title&quot;:&quot;Cue Phrase Classification Using Machine Learning&quot;,&quot;container-title&quot;:&quot;arXiv:cs/9609102&quot;,&quot;source&quot;:&quot;arXiv.org&quot;,&quot;abstract&quot;:&quot;Cue phrases may be used in a discourse sense to explicitly signal discourse structure, but also in a sentential sense to convey semantic rather than structural information. Correctly classifying cue phrases as discourse or sentential is critical in natural language processing systems that exploit discourse structure, e.g., for performing tasks such as anaphora resolution and plan recognition. This paper explores the use of machine learning for classifying cue phrases as discourse or sentential. Two machine learning programs (Cgrendel and C4.5) are used to induce classification models from sets of pre-classified cue phrases and their features in text and speech. Machine learning is shown to be an effective technique for not only automating the generation of classification models, but also for improving upon previous results. When compared to manually derived classification models already in the literature, the learned models often perform with higher accuracy and contain new linguistic insights into the data. In addition, the ability to automatically construct classification models makes it easier to comparatively analyze the utility of alternative feature representations of the data. Finally, the ease of retraining makes the learning approach more scalable and flexible than manual methods.&quot;,&quot;URL&quot;:&quot;http://arxiv.org/abs/cs/9609102&quot;,&quot;note&quot;:&quot;arXiv: cs/9609102&quot;,&quot;author&quot;:[{&quot;family&quot;:&quot;Litman&quot;,&quot;given&quot;:&quot;D. J.&quot;}],&quot;issued&quot;:{&quot;date-parts&quot;:[[&quot;1996&quot;,8,31]]},&quot;accessed&quot;:{&quot;date-parts&quot;:[[&quot;2015&quot;,1,2]]}}}],&quot;schema&quot;:&quot;https://github.com/citation-style-language/schema/raw/master/csl-citation.json&quot;} RNDBvIYFf6FFI"/><text:span text:style-name="T735">Litman, 1996</text:span><text:reference-mark-end text:name="ZOTERO_ITEM CSL_CITATION {&quot;citationID&quot;:&quot;120cnreq3n&quot;,&quot;properties&quot;:{&quot;formattedCitation&quot;:&quot;(Litman, 1996)&quot;,&quot;plainCitation&quot;:&quot;(Litman, 1996)&quot;},&quot;citationItems&quot;:[{&quot;id&quot;:128,&quot;uris&quot;:[&quot;http://zotero.org/users/1655709/items/NE4XFNWS&quot;],&quot;uri&quot;:[&quot;http://zotero.org/users/1655709/items/NE4XFNWS&quot;],&quot;itemData&quot;:{&quot;id&quot;:128,&quot;type&quot;:&quot;article-journal&quot;,&quot;title&quot;:&quot;Cue Phrase Classification Using Machine Learning&quot;,&quot;container-title&quot;:&quot;arXiv:cs/9609102&quot;,&quot;source&quot;:&quot;arXiv.org&quot;,&quot;abstract&quot;:&quot;Cue phrases may be used in a discourse sense to explicitly signal discourse structure, but also in a sentential sense to convey semantic rather than structural information. Correctly classifying cue phrases as discourse or sentential is critical in natural language processing systems that exploit discourse structure, e.g., for performing tasks such as anaphora resolution and plan recognition. This paper explores the use of machine learning for classifying cue phrases as discourse or sentential. Two machine learning programs (Cgrendel and C4.5) are used to induce classification models from sets of pre-classified cue phrases and their features in text and speech. Machine learning is shown to be an effective technique for not only automating the generation of classification models, but also for improving upon previous results. When compared to manually derived classification models already in the literature, the learned models often perform with higher accuracy and contain new linguistic insights into the data. In addition, the ability to automatically construct classification models makes it easier to comparatively analyze the utility of alternative feature representations of the data. Finally, the ease of retraining makes the learning approach more scalable and flexible than manual methods.&quot;,&quot;URL&quot;:&quot;http://arxiv.org/abs/cs/9609102&quot;,&quot;note&quot;:&quot;arXiv: cs/9609102&quot;,&quot;author&quot;:[{&quot;family&quot;:&quot;Litman&quot;,&quot;given&quot;:&quot;D. J.&quot;}],&quot;issued&quot;:{&quot;date-parts&quot;:[[&quot;1996&quot;,8,31]]},&quot;accessed&quot;:{&quot;date-parts&quot;:[[&quot;2015&quot;,1,2]]}}}],&quot;schema&quot;:&quot;https://github.com/citation-style-language/schema/raw/master/csl-citation.json&quot;} RNDBvIYFf6FFI"/><text:span text:style-name="T735">; </text:span><text:reference-mark-start text:name="ZOTERO_ITEM CSL_CITATION {&quot;citationID&quot;:&quot;293r0hk1dt&quot;,&quot;properties&quot;:{&quot;formattedCitation&quot;:&quot;(Andrei Popescu-Belis, 2011; Litman, 1996)&quot;,&quot;plainCitation&quot;:&quot;(Andrei Popescu-Belis, 2011; Litman, 1996)&quot;},&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id&quot;:128,&quot;uris&quot;:[&quot;http://zotero.org/users/1655709/items/NE4XFNWS&quot;],&quot;uri&quot;:[&quot;http://zotero.org/users/1655709/items/NE4XFNWS&quot;],&quot;itemData&quot;:{&quot;id&quot;:128,&quot;type&quot;:&quot;article-journal&quot;,&quot;title&quot;:&quot;Cue Phrase Classification Using Machine Learning&quot;,&quot;container-title&quot;:&quot;arXiv:cs/9609102&quot;,&quot;source&quot;:&quot;arXiv.org&quot;,&quot;abstract&quot;:&quot;Cue phrases may be used in a discourse sense to explicitly signal discourse structure, but also in a sentential sense to convey semantic rather than structural information. Correctly classifying cue phrases as discourse or sentential is critical in natural language processing systems that exploit discourse structure, e.g., for performing tasks such as anaphora resolution and plan recognition. This paper explores the use of machine learning for classifying cue phrases as discourse or sentential. Two machine learning programs (Cgrendel and C4.5) are used to induce classification models from sets of pre-classified cue phrases and their features in text and speech. Machine learning is shown to be an effective technique for not only automating the generation of classification models, but also for improving upon previous results. When compared to manually derived classification models already in the literature, the learned models often perform with higher accuracy and contain new linguistic insights into the data. In addition, the ability to automatically construct classification models makes it easier to comparatively analyze the utility of alternative feature representations of the data. Finally, the ease of retraining makes the learning approach more scalable and flexible than manual methods.&quot;,&quot;URL&quot;:&quot;http://arxiv.org/abs/cs/9609102&quot;,&quot;note&quot;:&quot;arXiv: cs/9609102&quot;,&quot;author&quot;:[{&quot;family&quot;:&quot;Litman&quot;,&quot;given&quot;:&quot;D. J.&quot;}],&quot;issued&quot;:{&quot;date-parts&quot;:[[&quot;1996&quot;,8,31]]},&quot;accessed&quot;:{&quot;date-parts&quot;:[[&quot;2015&quot;,1,2]]}}}],&quot;schema&quot;:&quot;https://github.com/citation-style-language/schema/raw/master/csl-citation.json&quot;} RNDInqfTSSgpH"/><text:span text:style-name="T735">Andrei Popescu-Belis, 2011</text:span><text:span text:style-name="T747">)</text:span><text:reference-mark-end text:name="ZOTERO_ITEM CSL_CITATION {&quot;citationID&quot;:&quot;293r0hk1dt&quot;,&quot;properties&quot;:{&quot;formattedCitation&quot;:&quot;(Andrei Popescu-Belis, 2011; Litman, 1996)&quot;,&quot;plainCitation&quot;:&quot;(Andrei Popescu-Belis, 2011; Litman, 1996)&quot;},&quot;citationItems&quot;:[{&quot;id&quot;:136,&quot;uris&quot;:[&quot;http://zotero.org/users/1655709/items/6T2X5EJF&quot;],&quot;uri&quot;:[&quot;http://zotero.org/users/1655709/items/6T2X5EJF&quot;],&quot;itemData&quot;:{&quot;id&quot;:136,&quot;type&quot;:&quot;article-journal&quot;,&quot;title&quot;:&quot;Automatic identification of discourse markers in dialogues: An in-depth study of like and well&quot;,&quot;container-title&quot;:&quot;Computer Speech &amp;amp; Language&quot;,&quot;page&quot;:&quot;499-518&quot;,&quot;volume&quot;:&quot;25&quot;,&quot;issue&quot;:&quot;3&quot;,&quot;DOI&quot;:&quot;10.1016/j.csl.2010.12.001&quot;,&quot;ISSN&quot;:&quot;0885-2308&quot;,&quot;shortTitle&quot;:&quot;Automatic identification of discourse markers in dialogues&quot;,&quot;author&quot;:[{&quot;family&quot;:&quot;Andrei Popescu-Belis&quot;,&quot;given&quot;:&quot;Sandrine Zufferey&quot;}],&quot;issued&quot;:{&quot;date-parts&quot;:[[&quot;2011&quot;]]}}},{&quot;id&quot;:128,&quot;uris&quot;:[&quot;http://zotero.org/users/1655709/items/NE4XFNWS&quot;],&quot;uri&quot;:[&quot;http://zotero.org/users/1655709/items/NE4XFNWS&quot;],&quot;itemData&quot;:{&quot;id&quot;:128,&quot;type&quot;:&quot;article-journal&quot;,&quot;title&quot;:&quot;Cue Phrase Classification Using Machine Learning&quot;,&quot;container-title&quot;:&quot;arXiv:cs/9609102&quot;,&quot;source&quot;:&quot;arXiv.org&quot;,&quot;abstract&quot;:&quot;Cue phrases may be used in a discourse sense to explicitly signal discourse structure, but also in a sentential sense to convey semantic rather than structural information. Correctly classifying cue phrases as discourse or sentential is critical in natural language processing systems that exploit discourse structure, e.g., for performing tasks such as anaphora resolution and plan recognition. This paper explores the use of machine learning for classifying cue phrases as discourse or sentential. Two machine learning programs (Cgrendel and C4.5) are used to induce classification models from sets of pre-classified cue phrases and their features in text and speech. Machine learning is shown to be an effective technique for not only automating the generation of classification models, but also for improving upon previous results. When compared to manually derived classification models already in the literature, the learned models often perform with higher accuracy and contain new linguistic insights into the data. In addition, the ability to automatically construct classification models makes it easier to comparatively analyze the utility of alternative feature representations of the data. Finally, the ease of retraining makes the learning approach more scalable and flexible than manual methods.&quot;,&quot;URL&quot;:&quot;http://arxiv.org/abs/cs/9609102&quot;,&quot;note&quot;:&quot;arXiv: cs/9609102&quot;,&quot;author&quot;:[{&quot;family&quot;:&quot;Litman&quot;,&quot;given&quot;:&quot;D. J.&quot;}],&quot;issued&quot;:{&quot;date-parts&quot;:[[&quot;1996&quot;,8,31]]},&quot;accessed&quot;:{&quot;date-parts&quot;:[[&quot;2015&quot;,1,2]]}}}],&quot;schema&quot;:&quot;https://github.com/citation-style-language/schema/raw/master/csl-citation.json&quot;} RNDInqfTSSgpH"/><text:span text:style-name="T1907">.</text:span></text:p>
      <text:p text:style-name="P1269"/>
      <text:p text:style-name="P1255">Dans le corpus d'entraînement, chaque énoncé se termine par un caractère de fin de ligne. Les débuts et les fins de tours de paroles sont <text:span text:style-name="T1908">automatiquement </text:span>pris en considération <text:span text:style-name="T1908">par les programmes étiqueteurs.</text:span></text:p>
      <text:p text:style-name="P1269"/>
      <text:p text:style-name="P1004"><text:span text:style-name="T1901">II</text:span>. <text:span text:style-name="T1902">Les p</text:span>auses <text:span text:style-name="T1902">dans le débit de la parole</text:span></text:p>
      <text:p text:style-name="P1269"><text:span text:style-name="T1909">Les syntagmes sont habituellement émis d'une traite, sans pauses longues entre les mots. Les pauses dans le débit de parole correspondent ainsi souvent à des intermissions entre deux syntagmes. Dans leur étude, </text:span><text:span text:style-name="T629">Andréi Popescu-Belis et Zufferey (2004) ont déterminé que des pauses de 60 microsecondes </text:span><text:span text:style-name="T630">(ms)</text:span><text:span text:style-name="T629"> avant ou après les unités tendaient à caractériser les MD qu'ils étudiaient. </text:span>Petukhova et Bunt <text:span text:style-name="T1910">(</text:span>2009)<text:span text:style-name="T631"> </text:span><text:span text:style-name="T632">ont pour leur part pu déterminer que des pauses de 59 ms à 228 ms se trouvaient habituellement avant les MD. </text:span></text:p>
      <text:p text:style-name="P1029"/>
      <text:p text:style-name="P1269"><text:soft-page-break/><text:span text:style-name="T630">L'énoncé </text:span><text:span text:style-name="T631">(</text:span><text:span text:style-name="T635">34</text:span><text:span text:style-name="T631">)</text:span><text:span text:style-name="T632"> exempl</text:span><text:span text:style-name="T630">ifi</text:span><text:span text:style-name="T632">e </text:span><text:span text:style-name="T630">la production d</text:span><text:span text:style-name="T635">u</text:span><text:span text:style-name="T630"> mot-phrase </text:span><text:span text:style-name="T635">SUPER</text:span><text:span text:style-name="T630"> intercalé à l'intérieur d'une phrase, grâce à l'usage de pauses :</text:span></text:p>
      <text:p text:style-name="P1256"/>
      <text:p text:style-name="P1540"><text:span text:style-name="T1911">(</text:span><text:span text:style-name="T1391"><text:sequence text:ref-name="refDrawing33" text:name="Drawing" text:formula="ooow:Drawing+1" style:num-format="1">34</text:sequence></text:span><text:span text:style-name="T1911">)<text:tab/></text:span>N : ça va être un automatisme ok <text:span text:style-name="T21">(.)</text:span> <text:span text:style-name="T21">super</text:span> <text:span text:style-name="T21">(.)</text:span> mais si […]</text:p>
      <text:p text:style-name="P1502"><text:tab/><text:span text:style-name="T82">[</text:span><text:span text:style-name="T336">CFPQ, </text:span><text:span text:style-name="T82">sous-corpus 2, segment 9, page 103, ligne 4]</text:span> </text:p>
      <text:p text:style-name="P1269"/>
      <text:p text:style-name="P1277">Dans le corpus d'entraînement, nous donnons aux pauses l'étiquette 'M' <text:span text:style-name="T2525">à l'instar des autres unités qui marquent une rupture syntaxique</text:span>. Notons que nous avons converti les symboles du corpus qui désignaient des pauses de différentes longueurs en un seul symbole : (.) . Toutes les pauses sont donc considérées comme étant un même type d'unité, peu importe leur longueur.</text:p>
      <text:p text:style-name="P1269"/>
      <text:p text:style-name="P1269"><text:bookmark-start text:name="__RefHeading__10544_19537612341"/><text:span text:style-name="T42">III</text:span><text:span text:style-name="T21">. </text:span><text:span text:style-name="T43">Les citations</text:span><text:bookmark-end text:name="__RefHeading__10544_19537612341"/></text:p>
      <text:p text:style-name="P1269"><text:span text:style-name="T1912">À l'oral, les citations s'insèrent rarement sans rupture à l'intérieur de syntagmes. Lorsqu'un locuteur en cite un autre (ou se cite lui-même), il le fait en introduisant une rupture syntaxique. Cette rupture est souvent signalée par une coloration particulière de la voix </text:span><text:reference-mark-start text:name="ZOTERO_ITEM CSL_CITATION {&quot;citationID&quot;:&quot;2jd15q7f51&quot;,&quot;properties&quot;:{&quot;formattedCitation&quot;:&quot;(Prsir, 2012)&quot;,&quot;plainCitation&quot;:&quot;(Prsir, 2012)&quot;},&quot;citationItems&quot;:[{&quot;id&quot;:200,&quot;uris&quot;:[&quot;http://zotero.org/users/1655709/items/UFCRS4FU&quot;],&quot;uri&quot;:[&quot;http://zotero.org/users/1655709/items/UFCRS4FU&quot;],&quot;itemData&quot;:{&quot;id&quot;:200,&quot;type&quot;:&quot;article-journal&quot;,&quot;title&quot;:&quot;La citation théâtralisée : propositions pour une analyse prosodique et polyphonique de la citation à l'oral&quot;,&quot;container-title&quot;:&quot;Le discours et la langue : Revue de linguistique française et d'analyse du discours&quot;,&quot;page&quot;:&quot;123-134&quot;,&quot;volume&quot;:&quot;2&quot;,&quot;issue&quot;:&quot;2&quot;,&quot;ISSN&quot;:&quot;2033-7752&quot;,&quot;shortTitle&quot;:&quot;La citation théâtralisée&quot;,&quot;author&quot;:[{&quot;family&quot;:&quot;Prsir&quot;,&quot;given&quot;:&quot;Tea&quot;}],&quot;issued&quot;:{&quot;date-parts&quot;:[[&quot;2012&quot;]]}}}],&quot;schema&quot;:&quot;https://github.com/citation-style-language/schema/raw/master/csl-citation.json&quot;} RNDzFPJcQMMK2"/>(Prsir, 2012)<text:reference-mark-end text:name="ZOTERO_ITEM CSL_CITATION {&quot;citationID&quot;:&quot;2jd15q7f51&quot;,&quot;properties&quot;:{&quot;formattedCitation&quot;:&quot;(Prsir, 2012)&quot;,&quot;plainCitation&quot;:&quot;(Prsir, 2012)&quot;},&quot;citationItems&quot;:[{&quot;id&quot;:200,&quot;uris&quot;:[&quot;http://zotero.org/users/1655709/items/UFCRS4FU&quot;],&quot;uri&quot;:[&quot;http://zotero.org/users/1655709/items/UFCRS4FU&quot;],&quot;itemData&quot;:{&quot;id&quot;:200,&quot;type&quot;:&quot;article-journal&quot;,&quot;title&quot;:&quot;La citation théâtralisée : propositions pour une analyse prosodique et polyphonique de la citation à l'oral&quot;,&quot;container-title&quot;:&quot;Le discours et la langue : Revue de linguistique française et d'analyse du discours&quot;,&quot;page&quot;:&quot;123-134&quot;,&quot;volume&quot;:&quot;2&quot;,&quot;issue&quot;:&quot;2&quot;,&quot;ISSN&quot;:&quot;2033-7752&quot;,&quot;shortTitle&quot;:&quot;La citation théâtralisée&quot;,&quot;author&quot;:[{&quot;family&quot;:&quot;Prsir&quot;,&quot;given&quot;:&quot;Tea&quot;}],&quot;issued&quot;:{&quot;date-parts&quot;:[[&quot;2012&quot;]]}}}],&quot;schema&quot;:&quot;https://github.com/citation-style-language/schema/raw/master/csl-citation.json&quot;} RNDzFPJcQMMK2"/><text:span text:style-name="T1913"> qui peut prendre des formes très variées. Un grand nombre de citations sont annotées dans le CFPQ par des caractères spéciaux, ce qui permet de les repérer et de pallier l'absence d'informations prosodiques détaillées dans le texte du corpus. Ces indicateurs de début et de fin de citations</text:span> reçoivent <text:span text:style-name="T1914">également l'étiquette</text:span> '<text:span text:style-name="T2308">M</text:span>' <text:s/><text:span text:style-name="T1915">dans le corpus d'entraînement</text:span>.</text:p>
      <text:p text:style-name="P1269"/>
      <text:p text:style-name="P1004"><text:bookmark-start text:name="__RefHeading__10546_19537612341"/><text:span text:style-name="T1916">IV</text:span>. Les marque<text:span text:style-name="T1917">s</text:span> d'intonation<text:bookmark-end text:name="__RefHeading__10546_19537612341"/></text:p>
      <text:p text:style-name="P1257">À l'oral, l'intonation sert notamment à délimiter les syntagmes. Une analyse sommaire des marques d'intonation dans le CFPQ suffit à se rendre compte qu'elles sont pratiquement toutes associées à des fins de phrases ou de syntagmes. La plupart des études sur les MD présentées plus haut considèrent la prosodie comme un phénomène important pour <text:span text:style-name="T2103">distinguer</text:span> <text:span text:style-name="T2103">l</text:span>es MD de leur équivalents intraphrastiques (par exemple : Andrei Popescu-Belis, 2011; Hirschberg et Litman, 1987; Petukhova et Bunt, 2009). </text:p>
      <text:p text:style-name="P1258"/>
      <text:p text:style-name="P813"><text:span text:style-name="T1916">Dans le corpus d'entraînement, l</text:span>es <text:span text:style-name="T2103">deux t</text:span>ypes <text:span text:style-name="T2103">d'intonations montantes reçoivent l'étiquette 'IM', tan</text:span>di<text:span text:style-name="T2103">s que les deux types d'intonations descendantes reçoivent l'étiquette 'ID'. Étant donnée la relative faible fréquence des marques d'intonation dans le corpus, nous considérons qu'il est préférable de ne pas tenir </text:span><text:soft-page-break/><text:span text:style-name="T2103">compte de la distinction entre les intonations légères et fortes afin de ne pas diluer les statistiques à leur sujet.</text:span></text:p>
      <text:p text:style-name="P1269"/>
      <text:p text:style-name="P1004"><text:bookmark-start text:name="__RefHeading__10550_19537612341"/><text:span text:style-name="T1918">V</text:span>. <text:span text:style-name="T1902">Les r</text:span>ires<text:bookmark-end text:name="__RefHeading__10550_19537612341"/></text:p>
      <text:p text:style-name="P1259">Les épisodes de rire interrompent souvent le<text:span text:style-name="T2104">s conversations à bâtons rompus que nous examinons</text:span> <text:span text:style-name="T1919">et constituent plausiblement un bon indice de ruptures syntaxiques. En (35) par exemple, le marqueur </text:span><text:span text:style-name="T247">voyons</text:span><text:span text:style-name="T1919"> est précédé d'une pause dans le discours occupé par un épisode de rire.</text:span></text:p>
      <text:p text:style-name="P1259"/>
      <text:p text:style-name="P1502"><text:span text:style-name="T1920">(</text:span><text:span text:style-name="T1391"><text:sequence text:ref-name="refDrawing34" text:name="Drawing" text:formula="ooow:Drawing+1" style:num-format="1">35</text:sequence></text:span><text:span text:style-name="T1920">)<text:tab/></text:span>J-M : [1mais elle a même pas ca- el- el- elle avait même pas catché encore elle pensait encore j’étais un étudiant [2<text:span text:style-name="T21">(RIRE)</text:span> <text:span text:style-name="T21">voyons</text:span> donc <text:span text:style-name="T424">(</text:span><text:span text:style-name="T382">dit en riant</text:span><text:span text:style-name="T424">)</text:span></text:p>
      <text:p text:style-name="P1502"><text:tab/><text:span text:style-name="T82">[</text:span><text:span text:style-name="T336">CFPQ, </text:span><text:span text:style-name="T82">sous-corpus 10, segment 6, page 78, ligne 13]</text:span></text:p>
      <text:p text:style-name="P1269"/>
      <text:p text:style-name="P1260">Les <text:span text:style-name="T1921">indicateurs</text:span> de rire reçoivent l'étiquette '<text:span text:style-name="T2309">M</text:span>' dans le corpus d'entra<text:span text:style-name="T1922">î</text:span>nement.</text:p>
      <text:p text:style-name="P1269"/>
      <text:p text:style-name="P1004"><text:bookmark-start text:name="__RefHeading__17999_12872543101"/><text:span text:style-name="T1923">VI</text:span>. Hésitations et <text:span text:style-name="T2105">auto</text:span>corrections<text:bookmark-end text:name="__RefHeading__17999_12872543101"/></text:p>
      <text:p text:style-name="P1269"><text:span text:style-name="T1924">Les hésitations et les corrections ne posent pas de problèmes pour le repérage des MI (mais posent d'énormes problèmes pour le repérage d'autres parties du discours). Selon Heeman, 1997 et Heeman et Allen, 1999, ces phénomènes se révèlent au contraire être de bons outils pour déterminer le caractère discursif ou non de plusieurs unités. Les mots qui servent à remplir des pauses liées à l'hésitation (</text:span><text:span text:style-name="T248">euh</text:span><text:span text:style-name="T1925">, </text:span><text:span text:style-name="T248">hum</text:span><text:span text:style-name="T1925">) et les amorces de mots (se terminant par un tiret dans le CFPQ, par exemple : </text:span><text:span text:style-name="T532">s-</text:span><text:span text:style-name="T1925">, </text:span><text:span text:style-name="T248">pou-</text:span><text:span text:style-name="T1925">) sont les indices les plus facilement détectables d'hésitations et d'autocorrections. En (36) par exemple, nous pouvons observer que les hésitations de l'énonciateur au sujet du mot « contexté » mènent à la production de </text:span><text:span text:style-name="T248">voyons</text:span><text:span text:style-name="T1925">. </text:span></text:p>
      <text:p text:style-name="P1261"/>
      <text:p text:style-name="P1502">(<text:span text:style-name="T1391"><text:sequence text:ref-name="refDrawing35" text:name="Drawing" text:formula="ooow:Drawing+1" style:num-format="1">36</text:sequence></text:span>)<text:tab/>S : [2oui en plus c’est très &lt;p&lt;très très&gt;&gt; <text:span text:style-name="T21">conte:s- con- contes- (.) voyons </text:span></text:p>
      <text:p text:style-name="P1502"><text:span text:style-name="T80"><text:tab/></text:span><text:span text:style-name="T82">[</text:span><text:span text:style-name="T336">CFPQ, </text:span><text:span text:style-name="T82">sous-corpus 9, segment 3, page 37, ligne 11] </text:span></text:p>
      <text:p text:style-name="P1269"/>
      <text:p text:style-name="P814"><text:span text:style-name="T2106">Bien que le phénomène soit assez rare, l</text:span>es amorces de mots reçoivent l'étiquette 'A<text:span text:style-name="T2310">M</text:span>' <text:span text:style-name="T1921">dans le corpus d'entraînement</text:span>.</text:p>
      <text:p text:style-name="P814"/>
      <text:p text:style-name="P815"><text:soft-page-break/>Nous donnons l'étiquette '<text:span text:style-name="T2310">M</text:span>' aux petits mots qui <text:span text:style-name="T1925">servent à remplir des pauses liées à l'hésitation (</text:span><text:span text:style-name="T248">euh</text:span><text:span text:style-name="T1925">, </text:span><text:span text:style-name="T248">hum</text:span><text:span text:style-name="T1925">).</text:span></text:p>
      <text:p text:style-name="P1269"/>
      <text:p text:style-name="P1004"><text:bookmark-start text:name="__RefHeading__10552_19537612341"/><text:span text:style-name="T1926">VII</text:span>. <text:span text:style-name="T1927">Unités lexicales extraphrastiques</text:span><text:bookmark-end text:name="__RefHeading__10552_19537612341"/></text:p>
      <text:p text:style-name="P1262">Plusieurs <text:span text:style-name="T1928">MD</text:span> sont des mots-phrases et signalent par conséquent des ruptures syntaxiques. Les MI <text:span text:style-name="T1929">eux-mêmes, les unités</text:span> <text:span text:style-name="T249">oui, </text:span><text:span text:style-name="T250">ouais</text:span><text:span text:style-name="T1930"> et </text:span><text:span text:style-name="T249">non</text:span><text:span text:style-name="T1930">, les marqueurs d'appel à l'écoute (comme </text:span><text:span text:style-name="T251">t'sais</text:span><text:span text:style-name="T1931">), les marqueurs d'écoute (</text:span><text:span text:style-name="T251">ouin</text:span><text:span text:style-name="T1931">, </text:span><text:span text:style-name="T251">ok</text:span><text:span text:style-name="T1931">), les marqueurs de balisage (</text:span><text:span text:style-name="T251">là</text:span><text:span text:style-name="T1931">) sont tous des unités fortement susceptibles de se côtoyer les unes les autres. En (37) par exemple, nous pouvons voir s'enchaîner plusieurs MI. Dans cet énoncé, le marqueur de balisage </text:span><text:span text:style-name="T251">là</text:span><text:span text:style-name="T533"> n</text:span><text:span text:style-name="T534">e laisse pas de doute sur le statut de mot-phrase de </text:span><text:span text:style-name="T252">vraiment</text:span><text:span text:style-name="T534"> et </text:span><text:span text:style-name="T252">sérieux</text:span><text:span text:style-name="T534"> </text:span><text:span text:style-name="T1931"> : </text:span></text:p>
      <text:p text:style-name="P1263"/>
      <text:p text:style-name="P1502"><text:span text:style-name="T1932">(</text:span><text:span text:style-name="T1391"><text:sequence text:ref-name="refDrawing36" text:name="Drawing" text:formula="ooow:Drawing+1" style:num-format="1">37</text:sequence></text:span><text:span text:style-name="T1932">)<text:tab/></text:span>S: câ- <text:span text:style-name="T21">heille vraiment là sérieux là heille</text:span> (<text:span text:style-name="T82">inaud.</text:span>) je me suis brossé les dents le matin (.) arrive le soir (<text:span text:style-name="T82">en ouvrant ses paumes vers le haut comme pour représenter le vide</text:span>) (.) plus de brosse à dents (<text:span text:style-name="T82">en écartant les mains comme pour exprimer son incompréhension</text:span>)</text:p>
      <text:p text:style-name="P1500"><text:tab/><text:span text:style-name="T82">[</text:span><text:span text:style-name="T337">CFPQ, </text:span><text:span text:style-name="T82">sous-corpus 21, segment 2, page 27, ligne 4]</text:span></text:p>
      <text:p text:style-name="P616"/>
      <text:p text:style-name="P1262"><text:span text:style-name="T1931">Plusieurs de ces unités sont classées parmi les </text:span><text:span text:style-name="T251">editing terms</text:span><text:span text:style-name="T533"> par Heeman (1997:13) et </text:span><text:span text:style-name="T535">se </text:span><text:span text:style-name="T536">voient a</text:span><text:span text:style-name="T535">ttribués, </text:span><text:span text:style-name="T537">dans son corpus d'entraînement, </text:span><text:span text:style-name="T536">des</text:span><text:span text:style-name="T535"> étiquette</text:span><text:span text:style-name="T536">s</text:span><text:span text:style-name="T535"> particulière</text:span><text:span text:style-name="T536">s</text:span><text:span text:style-name="T535"> </text:span><text:span text:style-name="T536">selon leurs rôles discursifs (</text:span><text:span text:style-name="T253">AC</text:span><text:span text:style-name="T536"> pour « Single word acknowledgments », </text:span><text:span text:style-name="T253">UH_D</text:span><text:span text:style-name="T536"> pour « Interjections with discourse purpose » et </text:span><text:span text:style-name="T253">CC_D</text:span><text:span text:style-name="T536"> pour « Co-ordinating conjuncts used as discourse markers »</text:span><text:span text:style-name="T535">.</text:span></text:p>
      <text:p text:style-name="P1008"/>
      <text:p text:style-name="P1264"><text:span text:style-name="T535">D</text:span><text:span text:style-name="T475">ans </text:span><text:span text:style-name="T575">notre</text:span><text:span text:style-name="T475"> corpus d'entraînement, </text:span><text:span text:style-name="T538">l</text:span><text:span text:style-name="T849">es unités lexicales qui sont </text:span><text:span text:style-name="T855">en pratique </text:span><text:span text:style-name="T849">toujours extraphrastiques, comme </text:span><text:span text:style-name="T859">plusieurs </text:span><text:span text:style-name="T858">MI et</text:span><text:span text:style-name="T849"> MD</text:span><text:span text:style-name="T850"> </text:span><text:span text:style-name="T851">baliseurs, </text:span><text:span text:style-name="T852">reçoivent l'</text:span><text:span text:style-name="T850">étiquette '</text:span><text:span text:style-name="T857">M</text:span><text:span text:style-name="T850">'.</text:span></text:p>
      <text:p text:style-name="P904"/>
      <text:p text:style-name="P905">Quant aux <text:span text:style-name="T2311">signifiants des </text:span>MI qui sont homonymes avec des unités <text:span text:style-name="T2311">intra</text:span>phrastiques, il<text:span text:style-name="T2107">s</text:span> reçoivent l'étiquette '<text:span text:style-name="T2311">M</text:span>' s'ils sont MI et l'étiquette 'S' dans les autres cas.</text:p>
      <text:p text:style-name="P1008"/>
      <text:p text:style-name="P1000"><text:span text:style-name="T539">VIII</text:span><text:span text:style-name="T475">. </text:span><text:span text:style-name="T540">Lieurs syntaxiques</text:span></text:p>
      <text:p text:style-name="P1269">Nous avons vu au point <text:span text:style-name="T2526">B</text:span>.6. que les MI ne sont pas toujours des mots-phrases et peuvent être produits en lien avec <text:span text:style-name="T1933">des propositions, parfois à l'aide des mots </text:span><text:span text:style-name="T254">que, </text:span><text:span text:style-name="T255">de</text:span><text:span text:style-name="T541"> et</text:span><text:span text:style-name="T542"> </text:span><text:span text:style-name="T254">si</text:span><text:span text:style-name="T1933">. La présence de ces mots à la suite des MI sera naturellement un phénomène pertinent à prendre en compte lors de l'entraînement de </text:span><text:soft-page-break/><text:span text:style-name="T1933">certains types d'étiqueteurs. En (38), le MI CRISSE est lié syntaxiquement avec </text:span><text:span text:style-name="T543">la proposition qu'il précède</text:span><text:span text:style-name="T1933"> (par </text:span><text:span text:style-name="T254">que</text:span><text:span text:style-name="T543">)</text:span><text:span text:style-name="T1933">.</text:span></text:p>
      <text:p text:style-name="P1269"/>
      <text:p text:style-name="P1502"><text:span text:style-name="T1933">(</text:span><text:span text:style-name="T1391"><text:sequence text:ref-name="refDrawing37" text:name="Drawing" text:formula="ooow:Drawing+1" style:num-format="1">38</text:sequence></text:span><text:span text:style-name="T1933">)<text:tab/></text:span>Y: [2c’est du temps man mai:s [3<text:span text:style-name="T21">crisse que</text:span> des fois tu sauves [4de l’argent</text:p>
      <text:p text:style-name="P1517"><text:tab/>[<text:span text:style-name="T2527">CFPQ, </text:span>sous-corpus 21, segment 3, page 43, ligne 12] </text:p>
      <text:p text:style-name="P1269"/>
      <text:p text:style-name="P1269"><text:span text:style-name="T1090">Dans le corpus d'entraînement, l</text:span><text:span text:style-name="T1091">es prépositions </text:span><text:span text:style-name="T1171">que</text:span><text:span text:style-name="T1091"> et </text:span><text:span text:style-name="T1171">si</text:span><text:span text:style-name="T1091"> ont leurs propres étiquettes </text:span><text:span text:style-name="T1090">('QUE' et 'SI'). Après expérimentation, nous avons décidé de ne pas étiqueter de manière distincte la préposition </text:span><text:span text:style-name="T1172">de</text:span><text:span text:style-name="T853"> </text:span><text:span text:style-name="T854">(nous lui donnons l'étiquette générale intraphrastique 'S')</text:span><text:span text:style-name="T1090">. Les raisons de ce choix sont expliquées plus loin (</text:span><text:span text:style-name="T1115">E</text:span><text:span text:style-name="T1090">.3.).</text:span></text:p>
      <text:p text:style-name="P1269"/>
      <text:p text:style-name="P1001"><text:span text:style-name="T1934">IX</text:span>. <text:span text:style-name="T1935">Conjonctions</text:span></text:p>
      <text:p text:style-name="P1269"><text:span text:style-name="T1936">Les conjonctions de coordination </text:span><text:span text:style-name="T256">donc</text:span><text:span text:style-name="T1936"> et </text:span><text:span text:style-name="T251">mais</text:span><text:span text:style-name="T1931"> sont souvent utilisées de manière discursive et se voient ainsi parfois accolées à des MI. En (39) par exemple, </text:span><text:span text:style-name="T251">donc</text:span><text:span text:style-name="T1931"> est accolé à </text:span><text:span text:style-name="T251">voyons</text:span><text:span text:style-name="T1931"> pour former un phrasème typiquement utilisé de manière discursive.</text:span></text:p>
      <text:p text:style-name="P1269"/>
      <text:p text:style-name="P1502"><text:span text:style-name="T1936">(</text:span><text:span text:style-name="T1391"><text:sequence text:ref-name="refDrawing38" text:name="Drawing" text:formula="ooow:Drawing+1" style:num-format="1">39</text:sequence></text:span><text:span text:style-name="T1936">)<text:tab/></text:span>AN : pour faire peur au monde (.) <text:span text:style-name="T21">mais voyons donc</text:span></text:p>
      <text:p text:style-name="P1517"><text:tab/>[<text:span text:style-name="T2527">CFPQ, </text:span>sous-corpus 20, segment 4, page 35, ligne 10]</text:p>
      <text:p text:style-name="P1269"/>
      <text:p text:style-name="P816"><text:span text:style-name="T1937">Dans le corpus d'entraînement, nous donnons aux unités </text:span><text:span text:style-name="T257">donc</text:span><text:span text:style-name="T1937"> et </text:span><text:span text:style-name="T257">mais</text:span><text:span text:style-name="T1937"> leurs propres étiquettes ('DONC' et 'MAIS').</text:span></text:p>
      <text:p text:style-name="P1265"/>
      <text:p text:style-name="P1269"><text:span text:style-name="T51">X</text:span><text:span text:style-name="T21">. </text:span><text:span text:style-name="T52">Déterminants</text:span></text:p>
      <text:p text:style-name="P1269"><text:span text:style-name="T1938">Certains</text:span> MI peuvent être homonymes avec des unités <text:span text:style-name="T1938">intraphrastiques </text:span>de différentes parties du discours. C<text:span text:style-name="T2108">es dernières</text:span> <text:span text:style-name="T1939">sont le plus souvent accompagnées d'autres unités qui trahissent leur caractère intraphrastique. Les déterminants, les pronoms et les prépositions joueront des rôles importants à cet effet. </text:span></text:p>
      <text:p text:style-name="P1269"/>
      <text:p text:style-name="P1269"><text:span text:style-name="T1940">Les noms sont typiquement liés à des déterminants qui les précèdent. En (40) par exemple, le déterminant </text:span><text:span text:style-name="T258">la</text:span><text:span text:style-name="T1940"> permet de savoir que </text:span><text:span text:style-name="T258">merde</text:span><text:span text:style-name="T1940"> n'est pas un MI.</text:span></text:p>
      <text:p text:style-name="P1266"/>
      <text:p text:style-name="P1502"><text:soft-page-break/>(<text:span text:style-name="T1391"><text:sequence text:ref-name="refDrawing39" text:name="Drawing" text:formula="ooow:Drawing+1" style:num-format="1">40</text:sequence></text:span>)<text:tab/>J : ben il dit •il m’ont dit de la tester je l’ai testé ça valait pas de <text:span text:style-name="T21">la merde</text:span>↑° </text:p>
      <text:p text:style-name="P1502"><text:tab/>[sous-corpus 15, segment 8, page 134, ligne 22]</text:p>
      <text:p text:style-name="P1269"/>
      <text:p text:style-name="P1270">Notons que nous distinguons la forme <text:span text:style-name="T82">merde</text:span> de la forme <text:span text:style-name="T82">marde</text:span> qui entre en jeu dans le phrasème 'DE LA MARDE' que nous considérons comme un vocable à part entière (voir E.3.1.<text:span text:style-name="T2527">14</text:span>.2.).</text:p>
      <text:p text:style-name="P1269"/>
      <text:p text:style-name="P1265">Dans le corpus d'entraînement, nous donnons aux déterminants l'étiquette 'DET'. <text:span text:style-name="T1941">Plusieurs déterminants sont homonymes avec des pronoms (comme </text:span><text:span text:style-name="T259">le</text:span><text:span text:style-name="T1941">), mais comme il y a un très grand nombre de ces unités dans le CFPQ, nous ne les avons pas désambiguïsées manuellement. Ceci ne semble pas avoir une grande influence sur les performances du système d'étiquetage.</text:span></text:p>
      <text:p text:style-name="P1269"/>
      <text:p text:style-name="P1002">XI. Pronoms</text:p>
      <text:p text:style-name="P1269">Les verbes sont souvent précédés de pronoms personnels. <text:span text:style-name="T1942">En (41) par exemple, la présence du pronom </text:span><text:span text:style-name="T260">il</text:span><text:span text:style-name="T1942"> permet de savoir que le signifiant </text:span><text:span text:style-name="T260">écoute</text:span><text:span text:style-name="T1942"> n'est pas un MI.</text:span></text:p>
      <text:p text:style-name="P1269"/>
      <text:p text:style-name="P1501"><text:span text:style-name="T1943">(</text:span><text:span text:style-name="T1391"><text:sequence text:ref-name="refDrawing40" text:name="Drawing" text:formula="ooow:Drawing+1" style:num-format="1">41</text:sequence></text:span><text:span text:style-name="T1943">)<text:tab/></text:span>I : mon chum <text:span text:style-name="T21">il écoute</text:span> le hochey:/ [...<text:span text:style-name="T1943">]</text:span> </text:p>
      <text:p text:style-name="P1501"><text:tab/>[sous-corpus 26, segment 6, page 93, ligne 4]</text:p>
      <text:p text:style-name="P3"/>
      <text:p text:style-name="P818">Les pronoms personnels <text:span text:style-name="T1944">susceptibles d'être sujets et les pronoms réfléchis (</text:span><text:span text:style-name="T261">je</text:span><text:span text:style-name="T1944">, </text:span><text:span text:style-name="T240">j'</text:span><text:span text:style-name="T1896">, </text:span><text:span text:style-name="T240">me</text:span><text:span text:style-name="T1896">, </text:span><text:span text:style-name="T241">m'</text:span><text:span text:style-name="T1897">, </text:span><text:span text:style-name="T241">tu</text:span><text:span text:style-name="T1897">, </text:span><text:span text:style-name="T241">te, </text:span><text:span text:style-name="T240">t'</text:span><text:span text:style-name="T1897">, </text:span><text:span text:style-name="T241">il</text:span><text:span text:style-name="T1897">, </text:span><text:span text:style-name="T241">elle</text:span><text:span text:style-name="T1897">, </text:span><text:span text:style-name="T242">on</text:span><text:span text:style-name="T1898">, </text:span><text:span text:style-name="T242">se</text:span><text:span text:style-name="T544">, </text:span><text:span text:style-name="T240">s'</text:span><text:span text:style-name="T531">,</text:span><text:span text:style-name="T1898"> </text:span><text:span text:style-name="T243">qui, </text:span><text:span text:style-name="T301">vous</text:span><text:span text:style-name="T545">)</text:span><text:span text:style-name="T262"> </text:span><text:span text:style-name="T1898">se voient attribuer l'étiquette 'PRO' dans le corpus d'entraînement.</text:span></text:p>
      <text:p text:style-name="P817"/>
      <text:p text:style-name="P1002">X<text:span text:style-name="T1945">I</text:span>I. EN</text:p>
      <text:p text:style-name="P989">La préposition EN accompagne parfois un nom de manière à construire un phrasème adverbial. En (<text:span text:style-name="T2313">42</text:span>) par exemple, <text:span text:style-name="T1946">la présence de </text:span><text:span text:style-name="T263">en</text:span><text:span text:style-name="T1946"> indique que </text:span><text:span text:style-name="T263">maudit</text:span><text:span text:style-name="T1946"> n'est pas un MI.</text:span></text:p>
      <text:p text:style-name="P989"/>
      <text:p text:style-name="P1502">(<text:span text:style-name="T1391"><text:sequence text:ref-name="refDrawing41" text:name="Drawing" text:formula="ooow:Drawing+1" style:num-format="1">42</text:sequence></text:span>)<text:tab/>JN : [1oui pis quand tʼas les pieds accrochés après la planche ça doit être différent <text:span text:style-name="T21">en maudit</text:span> de quand t’es sur un surf les pieds nus euh: (.) lousses</text:p>
      <text:p text:style-name="P1502"><text:tab/>[sous-corpus 28, segment 2, page 26, ligne 15]</text:p>
      <text:p text:style-name="P819"/>
      <text:p text:style-name="P820">Nous donnons à <text:span text:style-name="T82">en</text:span> sa propre étiquette 'EN' <text:span text:style-name="T2313">dans le corpus</text:span>.</text:p>
      <text:p text:style-name="P819"/>
      <text:p text:style-name="P963"><text:soft-page-break/>XIII. Unités intraphrastiques</text:p>
      <text:p text:style-name="P811"><text:span text:style-name="T1947">Il est présumé que la plupart des unités lexicales (</text:span>noms, verbes, adverbes, adjectifs<text:span text:style-name="T1947">) sont utilisés de manière intraphrastique. Tous les mots qui n'ont pas reçu d'étiquette sont regroupés </text:span>so<text:span text:style-name="T1948">us</text:span> une seule étiquette ('S'). </text:p>
      <text:p text:style-name="P821"/>
      <text:p text:style-name="P1003"><text:span text:style-name="T1949">XIV. </text:span>Autres phénomènes</text:p>
      <text:p text:style-name="P1267">L'unité <text:span text:style-name="T82">ben</text:span> est souvent utilisé en compagnie de MI. <text:span text:style-name="T2109">L'énoncé </text:span>(<text:span text:style-name="T2313">43</text:span>) <text:span text:style-name="T2109">exemplifie un cas où le MI </text:span><text:span text:style-name="T264">écoute</text:span><text:span text:style-name="T1950"> est suivi de </text:span><text:span text:style-name="T264">ben</text:span><text:span text:style-name="T1950">.</text:span></text:p>
      <text:p text:style-name="P1267"/>
      <text:p text:style-name="P1502">(<text:span text:style-name="T1391"><text:sequence text:ref-name="refDrawing42" text:name="Drawing" text:formula="ooow:Drawing+1" style:num-format="1">43</text:sequence></text:span>)<text:tab/>J : ben une chance maudit je serais devenue folle trois fois/ là <text:span text:style-name="T21">écoute ben/</text:span> wô là↑</text:p>
      <text:p text:style-name="P1502"><text:tab/> [sous-corpus 15, segment 8, page 144, ligne 1]</text:p>
      <text:p text:style-name="P1267"/>
      <text:p text:style-name="P1267">Nous donnons à <text:span text:style-name="T82">ben</text:span> sa propre étiquette ('BEN') dans le corpus d'entraînement.</text:p>
      <text:p text:style-name="P1268"/>
      <text:p text:style-name="P1268">Après expérimentation, nous avons constaté que les performances des étiqueteurs <text:span text:style-name="T1951">sont</text:span> plus élevées quand nous attribuons à la préposition <text:span text:style-name="T82">à</text:span> et sa contraction <text:span text:style-name="T82">au</text:span> une étiquette qui leur est propre 'A'.</text:p>
      <text:p text:style-name="P809"/>
      <text:h text:style-name="Heading_20_2" text:outline-level="2"><text:bookmark-start text:name="__RefHeading__19012_17136584561"/><text:span text:style-name="T2097">E</text:span>.<text:span text:style-name="T2305">2</text:span>. <text:span text:style-name="T1853">Étiqueteurs</text:span><text:bookmark-end text:name="__RefHeading__19012_17136584561"/></text:h>
      <text:p text:style-name="P1031"><text:span text:style-name="T1854">Dans ce texte, une </text:span>« étiquette » est une chaîne de caractères que l'on associe à un mot afin de le caractériser. <text:span text:style-name="T1855">Souvent</text:span>, les étiquettes s<text:span text:style-name="T1855">ont utilisées pour</text:span> indiquer les parties du discours auxquelles appartiennent les mots. <text:span text:style-name="T1856">Dans le cadre de l'analyse automatique des textes, un étiqueteur est un programme informatique chargé d'attribuer automatiquement des étiquettes aux mots d'un texte.</text:span></text:p>
      <text:p text:style-name="P1031"/>
      <text:p text:style-name="P1031">L'objectif de<text:span text:style-name="T1857">s </text:span>étiqueteur<text:span text:style-name="T1857">s</text:span> de MI que nous présentons ici est de déterminer si une unité appartient ou non à la catégorie des MI. <text:span text:style-name="T1858">Ils n'ont pas la tâche de déterminer avec précision les parties du discours des unités qui ne sont pas des MI. </text:span>La question de la polysémie et de la détermination du sens de<text:span text:style-name="T1859">s MI </text:span>sera traitée au point <text:span text:style-name="T2100">F</text:span>. </text:p>
      <text:p text:style-name="P1031"/>
      <text:p text:style-name="P1031">Les étiqueteurs de parties du discours (POS-Taggers) sont largement utilisés depuis une vingtaine d'années afin d'analyser automatiquement les textes dans le cadre de nombreuses tâches, comme l'analyse sémantique, la segmentation, la traduction... <text:span text:style-name="T1860">De nombreux types d'étiqueteurs sont à notre </text:span><text:soft-page-break/><text:span text:style-name="T1860">disposition. </text:span>Nous avons testé <text:span text:style-name="T2303">plusieurs</text:span> types d<text:span text:style-name="T1861">'</text:span>étiqueteurs qui exploitent de façon<text:span text:style-name="T1862">s</text:span> différent<text:span text:style-name="T1862">e</text:span>s les <text:span text:style-name="T1863">informations au sujet des phénomènes susceptibles d'aider la détection des MI que nous avons relevées plus haut. Dans cette thèse, nous présentons les résultats de tests effectués à l'aide de deux de ces étiqueteurs.</text:span></text:p>
      <text:p text:style-name="P1031"/>
      <text:p text:style-name="P1031"><text:span text:style-name="T1082">Nous utilisons les librairies du NLTK </text:span><text:span text:style-name="T1083">(Natural Language Toolkit) écrit en Python pour tous nos tests d'étiqueteurs (Bird, Loper et Klein, 2009). </text:span></text:p>
      <text:p text:style-name="P1031"/>
      <text:h text:style-name="P1553" text:outline-level="3"><text:bookmark-start text:name="__RefHeading___Toc37939_2568013911"/>E.<text:span text:style-name="T2312">2</text:span>.1. Module n-grammes<text:bookmark-end text:name="__RefHeading___Toc37939_2568013911"/></text:h>
      <text:p text:style-name="P1031">Un étiqueteur séquentiel <text:span text:style-name="T1865">n-grammes assigne des étiquettes aux mots d'un texte, de gauche à droite, grâce à de l'information statistique qu'il a récolté dans un corpus d'entraînement </text:span><text:span text:style-name="T1084">dans lequel tous les mots ont été correctement étiquetés</text:span><text:span text:style-name="T1865">.</text:span></text:p>
      <text:p text:style-name="P822"/>
      <text:p text:style-name="P803">Nous utilisons <text:span text:style-name="T2261">les classes </text:span><text:span text:style-name="T325">UnigramTagger</text:span><text:span text:style-name="T2261">, </text:span><text:span text:style-name="T325">BigramTagger</text:span><text:span text:style-name="T2261"> et </text:span><text:span text:style-name="T325">TrigramTagger</text:span><text:span text:style-name="T2261"> qui se basent sur la classe </text:span><text:span text:style-name="T325">ContextTagger</text:span><text:span text:style-name="T2261"> de la librairie NLTK afin de créer notre étiqueteur.</text:span></text:p>
      <text:p text:style-name="P802"/>
      <text:p text:style-name="P804">Nous avons d<text:span text:style-name="T2304">û</text:span> modifier le comportement <text:span text:style-name="T2262">de la fonction </text:span><text:span text:style-name="T324">_train</text:span><text:span text:style-name="T334">()</text:span><text:span text:style-name="T2262"> de la classe </text:span><text:span text:style-name="T324">ContextTagger</text:span><text:span text:style-name="T2262"> qui a pour charge de </text:span>détermin<text:span text:style-name="T2262">er</text:span> l'étiquette la plus probable pour <text:span text:style-name="T2262">chacun des contextes. Celle-ci</text:span> avait un comportement inconsistant lorsqu'elle rencontrait des contextes avec des probabilités égales. Le programme choisissait alors l'étiquette de manière aléatoire. <text:span text:style-name="T2260">Ce phénomène n'avait pas d'impact lors des tests sur la plupart des unités, mais était problématique pour certaines unités, particulièrement celles dont on ne dispose que de peu d'occurrences. Afin d'éviter des résultats fluctuants pour ces unités, n</text:span>ous avons modifi<text:span text:style-name="T2260">é</text:span> le programme pour qu'il <text:span text:style-name="T2334">ignore les contextes où les probabilité sont égales entre les étiquettes et </text:span>privilégie <text:span text:style-name="T2335">plutôt</text:span> l'étiquette <text:span text:style-name="T2334">qui est attribuée par le l'étiqueteur suivant dans la chaîne (</text:span><text:span text:style-name="T345">backoff tagger</text:span><text:span text:style-name="T2334">)</text:span>.</text:p>
      <text:p text:style-name="P804"/>
      <text:p text:style-name="P1248"><text:span text:style-name="T1864">Nous présentons ici le fonctionnement d'un programme qui utilise un enchaînement de quatre étiqueteurs qui ont des portés décroissantes. Le programme a d'abord recours à l'étiqueteur qui a la plus grande portée syntaxique. Si celui-ci </text:span><text:span text:style-name="T1085">est incapable de déterminer </text:span><text:span text:style-name="T1086">l'</text:span><text:span text:style-name="T1085">étiquette </text:span><text:span text:style-name="T1086">la plus probable </text:span><text:span text:style-name="T1085">pour un mot, </text:span><text:span text:style-name="T1087">le programme</text:span><text:span text:style-name="T1088"> a recour</text:span><text:span text:style-name="T1089">s</text:span><text:span text:style-name="T1088"> à </text:span><text:span text:style-name="T1085">l'étiqueteur suivant dans la chaîne.</text:span></text:p>
      <text:p text:style-name="P808"/>
      <text:p text:style-name="P957"><text:soft-page-break/><text:span text:style-name="T1852">I</text:span>. <text:span text:style-name="T1866">Étiqueteur à t</text:span>rigram<text:span text:style-name="T1866">mes</text:span></text:p>
      <text:p text:style-name="P641"><text:span text:style-name="T1867">L'étiqueteur à trigrammes </text:span>détermine l'étiquette <text:span text:style-name="T1868">probable </text:span>d'un mot <text:span text:style-name="T1868">cible </text:span>à partir <text:span text:style-name="T1869">des</text:span> étiquette<text:span text:style-name="T1869">s</text:span> d<text:span text:style-name="T1869">es</text:span> <text:span text:style-name="T1869">deux </text:span>mot<text:span text:style-name="T1869">s</text:span> qui le précède<text:span text:style-name="T1869">nt</text:span>.</text:p>
      <text:p text:style-name="P641"/>
      <text:p text:style-name="P642"><text:span text:style-name="T1870">Durant sa</text:span> phase d'entraînement, <text:span text:style-name="T1870">l</text:span>e programme compte tous les trigrammes <text:span text:style-name="T1870">associés à chacun des mots</text:span>, c'est-à-dire toutes les combinaisons de 3 étiquettes <text:span text:style-name="T1871">associées à un mot cible en position finale</text:span>. Il est ainsi capable de déterminer la probabilité qu'une étiquette particulière <text:span text:style-name="T1872">se trouve associée à un certain mot lorsque celui-ci </text:span>se trouve à la suite de 2 autres étiquettes particulières.</text:p>
      <text:p text:style-name="P641"/>
      <text:p text:style-name="P642"><text:span text:style-name="T1873">Puisqu'il n'a de l'information qu'au sujet des trigrammes qu'il a rencontré dans le corpus d'entraînement, u</text:span>n tel étiqueteur n'est efficace que pour les trigrammes fréquents et bénéficie grandement d'être entraîné sur de très gros corpus. <text:span text:style-name="T1873">En pratique, un faible pourcentage de MI sont reconnus et étiquetés grâce l'étiqueteur à trigrammes. En cas d'échec, le programme a recours à l'étiqueteur numéro II.</text:span></text:p>
      <text:p text:style-name="P641"/>
      <text:p text:style-name="P957"><text:span text:style-name="T1857">II</text:span>. <text:span text:style-name="T1866">Étiqueteur à b</text:span>igram<text:span text:style-name="T1866">mes</text:span></text:p>
      <text:p text:style-name="P641"><text:span text:style-name="T1874">L'étiqueteur à bigrammes </text:span>détermine l'étiquette d'un mot à partir d<text:span text:style-name="T1869">e ce mot </text:span>e<text:span text:style-name="T1869">t de</text:span> l'étiquette du mot qui le précède. </text:p>
      <text:p text:style-name="P641"/>
      <text:p text:style-name="P642">Comme il y a beaucoup moins de bigrammes possibles que de trigrammes, un tel étiqueteur n'est pas aussi demandant <text:span text:style-name="T1875">quant à la </text:span>taille de <text:span text:style-name="T1875">son </text:span>corpus <text:span text:style-name="T1875">d'entraînement</text:span> que l'étiqueteur à trigrammes. <text:span text:style-name="T1876">Pour la plupart des mots, il a de l'information sur la probabilité qu'une étiquette particulière se trouve à la suite d'une autre.</text:span></text:p>
      <text:p text:style-name="P641"/>
      <text:p text:style-name="P643">En cas d'échec, le programme a recours à l'étiqueteur numéro III.</text:p>
      <text:p text:style-name="P641"/>
      <text:p text:style-name="P957"><text:span text:style-name="T1857">III</text:span>. <text:span text:style-name="T1866">Étiqueteur à u</text:span>nigram<text:span text:style-name="T1866">mes</text:span></text:p>
      <text:p text:style-name="P644">Au cours de l'entraînement, l'étiqueteur à unigrammes compte le nombre de fois que chacun des mots porte chacune des étiquettes. Lorsqu'il est temps d'exécuter sa tâche d'étiquetage, il attribuera l'étiquette la plus populaire pour chacun des mots. Si un mot X a l'étiquette 'A' 51% du temps dans le corpus d'entraînement, l'étiqueteur à unigrammes lui attribuera cette étiquette 100% du temps dans les nouveaux textes qui lui seront soumis.</text:p>
      <text:p text:style-name="P641"><text:soft-page-break/></text:p>
      <text:p text:style-name="P957"><text:span text:style-name="T1857">IV.</text:span> <text:span text:style-name="T1877">Étiqueteur par défaut</text:span></text:p>
      <text:p text:style-name="P641">Un étiqueteur par défaut attribue à tous les mots la même étiquette <text:span text:style-name="T1878">('</text:span>S<text:span text:style-name="T1879">'</text:span> dans <text:span text:style-name="T1878">notre</text:span> cas<text:span text:style-name="T1878">)</text:span>. <text:span text:style-name="T1880">Il est utile dans le cas où un mot n'a pas été rencontré au cours de l'entraînement.</text:span></text:p>
      <text:h text:style-name="P1631" text:outline-level="4"/>
      <text:h text:style-name="Heading_20_3" text:outline-level="3"><text:bookmark-start text:name="__RefHeading___Toc34444_2604110371"/><text:span text:style-name="T2097">E</text:span>.<text:span text:style-name="T2312">2</text:span>.<text:span text:style-name="T1881">2.</text:span> <text:span text:style-name="T2099">Module</text:span> <text:span text:style-name="T1882">Brill</text:span><text:bookmark-end text:name="__RefHeading___Toc34444_2604110371"/></text:h>
      <text:p text:style-name="corps"><text:span text:style-name="T1098">Un étiqueteur Brill fonctionne à l'aide d'une </text:span><text:span text:style-name="T1099">liste de règles de transformation </text:span><text:span text:style-name="T1100">qu'il acquiert à partir de l'observation des erreurs commises par un autre étiqueteur </text:span><text:span text:style-name="T1109">sur un corpus d'entraînement </text:span><text:reference-mark-start text:name="ZOTERO_ITEM CSL_CITATION {&quot;citationID&quot;:&quot;18plm922bl&quot;,&quot;properties&quot;:{&quot;formattedCitation&quot;:&quot;(Brill, 1992, 1995)&quot;,&quot;plainCitation&quot;:&quot;(Brill, 1992, 1995)&quot;},&quot;citationItems&quot;:[{&quot;id&quot;:206,&quot;uris&quot;:[&quot;http://zotero.org/users/1655709/items/6I675MQ7&quot;],&quot;uri&quot;:[&quot;http://zotero.org/users/1655709/items/6I675MQ7&quot;],&quot;itemData&quot;:{&quot;id&quot;:206,&quot;type&quot;:&quot;paper-conference&quot;,&quot;title&quot;:&quot;A Simple Rule-based Part of Speech Tagger&quot;,&quot;container-title&quot;:&quot;Proceedings of the Third Conference on Applied Natural Language Processing&quot;,&quot;collection-title&quot;:&quot;ANLC '92&quot;,&quot;publisher&quot;:&quot;Association for Computational Linguistics&quot;,&quot;publisher-place&quot;:&quot;Stroudsburg, PA, USA&quot;,&quot;page&quot;:&quot;152–155&quot;,&quot;source&quot;:&quot;ACM Digital Library&quot;,&quot;event-place&quot;:&quot;Stroudsburg, PA, USA&quot;,&quot;abstract&quot;:&quot;Automatic part of speech tagging is an area of natural language processing where statistical techniques have been more successful than rule-based methods. In this paper, we present a simple rule-based part of speech tagger which automatically acquires its rules and tags with accuracy comparable to stochastic taggers. The rule-based tagger has many advantages over these taggers, including: a vast reduction in stored information required, the perspicuity of a small set of meaningful rules, ease of finding and implementing improvements to the tagger, and better portability from one tag set, corpus genre or language to another. Perhaps the biggest contribution of this work is in demonstrating that the stochastic method is not the only viable method for part of speech tagging. The fact that a simple rule-based tagger that automatically learns its rules can perform so well should offer encouragement for researchers to further explore rule-based tagging, searching for a better and more expressive set of rule templates and other variations on the simple but effective theme described below.&quot;,&quot;URL&quot;:&quot;http://dx.doi.org/10.3115/974499.974526&quot;,&quot;DOI&quot;:&quot;10.3115/974499.974526&quot;,&quot;author&quot;:[{&quot;family&quot;:&quot;Brill&quot;,&quot;given&quot;:&quot;Eric&quot;}],&quot;issued&quot;:{&quot;date-parts&quot;:[[&quot;1992&quot;]]},&quot;accessed&quot;:{&quot;date-parts&quot;:[[&quot;2016&quot;,5,26]]}}},{&quot;id&quot;:252,&quot;uris&quot;:[&quot;http://zotero.org/users/1655709/items/35QK4IVV&quot;],&quot;uri&quot;:[&quot;http://zotero.org/users/1655709/items/35QK4IVV&quot;],&quot;itemData&quot;:{&quot;id&quot;:252,&quot;type&quot;:&quot;article-journal&quot;,&quot;title&quot;:&quot;Transformation-based Error-driven Learning and Natural Language Processing: A Case Study in Part-of-speech Tagging&quot;,&quot;container-title&quot;:&quot;Comput. Linguist.&quot;,&quot;page&quot;:&quot;543–565&quot;,&quot;volume&quot;:&quot;21&quot;,&quot;issue&quot;:&quot;4&quot;,&quot;source&quot;:&quot;ACM Digital Library&quot;,&quot;abstract&quot;:&quot;Recently, there has been a rebirth of empiricism in the field of natural language processing. Manual encoding of linguistic information is being challenged by automated corpus-based learning as a method of providing a natural language processing system with linguistic knowledge. Although corpus-based approaches have been successful in many different areas of natural language processing, it is often the case that these methods capture the linguistic information they are modelling indirectly in large opaque tables of statistics. This can make it difficult to analyze, understand and improve the ability of these approaches to model underlying linguistic behavior. In this paper, we will describe a simple rule-based approach to automated learning of linguistic knowledge. This approach has been shown for a number of tasks to capture information in a clearer and more direct fashion without a compromise in performance. We present a detailed case study of this learning method applied to part-of-speech tagging.&quot;,&quot;ISSN&quot;:&quot;0891-2017&quot;,&quot;shortTitle&quot;:&quot;Transformation-based Error-driven Learning and Natural Language Processing&quot;,&quot;author&quot;:[{&quot;family&quot;:&quot;Brill&quot;,&quot;given&quot;:&quot;Eric&quot;}],&quot;issued&quot;:{&quot;date-parts&quot;:[[&quot;1995&quot;,12]]}}}],&quot;schema&quot;:&quot;https://github.com/citation-style-language/schema/raw/master/csl-citation.json&quot;} RNDiJE0Rsk8zT"/><text:span text:style-name="T1109">(Brill, 1992, 1995)</text:span><text:reference-mark-end text:name="ZOTERO_ITEM CSL_CITATION {&quot;citationID&quot;:&quot;18plm922bl&quot;,&quot;properties&quot;:{&quot;formattedCitation&quot;:&quot;(Brill, 1992, 1995)&quot;,&quot;plainCitation&quot;:&quot;(Brill, 1992, 1995)&quot;},&quot;citationItems&quot;:[{&quot;id&quot;:206,&quot;uris&quot;:[&quot;http://zotero.org/users/1655709/items/6I675MQ7&quot;],&quot;uri&quot;:[&quot;http://zotero.org/users/1655709/items/6I675MQ7&quot;],&quot;itemData&quot;:{&quot;id&quot;:206,&quot;type&quot;:&quot;paper-conference&quot;,&quot;title&quot;:&quot;A Simple Rule-based Part of Speech Tagger&quot;,&quot;container-title&quot;:&quot;Proceedings of the Third Conference on Applied Natural Language Processing&quot;,&quot;collection-title&quot;:&quot;ANLC '92&quot;,&quot;publisher&quot;:&quot;Association for Computational Linguistics&quot;,&quot;publisher-place&quot;:&quot;Stroudsburg, PA, USA&quot;,&quot;page&quot;:&quot;152–155&quot;,&quot;source&quot;:&quot;ACM Digital Library&quot;,&quot;event-place&quot;:&quot;Stroudsburg, PA, USA&quot;,&quot;abstract&quot;:&quot;Automatic part of speech tagging is an area of natural language processing where statistical techniques have been more successful than rule-based methods. In this paper, we present a simple rule-based part of speech tagger which automatically acquires its rules and tags with accuracy comparable to stochastic taggers. The rule-based tagger has many advantages over these taggers, including: a vast reduction in stored information required, the perspicuity of a small set of meaningful rules, ease of finding and implementing improvements to the tagger, and better portability from one tag set, corpus genre or language to another. Perhaps the biggest contribution of this work is in demonstrating that the stochastic method is not the only viable method for part of speech tagging. The fact that a simple rule-based tagger that automatically learns its rules can perform so well should offer encouragement for researchers to further explore rule-based tagging, searching for a better and more expressive set of rule templates and other variations on the simple but effective theme described below.&quot;,&quot;URL&quot;:&quot;http://dx.doi.org/10.3115/974499.974526&quot;,&quot;DOI&quot;:&quot;10.3115/974499.974526&quot;,&quot;author&quot;:[{&quot;family&quot;:&quot;Brill&quot;,&quot;given&quot;:&quot;Eric&quot;}],&quot;issued&quot;:{&quot;date-parts&quot;:[[&quot;1992&quot;]]},&quot;accessed&quot;:{&quot;date-parts&quot;:[[&quot;2016&quot;,5,26]]}}},{&quot;id&quot;:252,&quot;uris&quot;:[&quot;http://zotero.org/users/1655709/items/35QK4IVV&quot;],&quot;uri&quot;:[&quot;http://zotero.org/users/1655709/items/35QK4IVV&quot;],&quot;itemData&quot;:{&quot;id&quot;:252,&quot;type&quot;:&quot;article-journal&quot;,&quot;title&quot;:&quot;Transformation-based Error-driven Learning and Natural Language Processing: A Case Study in Part-of-speech Tagging&quot;,&quot;container-title&quot;:&quot;Comput. Linguist.&quot;,&quot;page&quot;:&quot;543–565&quot;,&quot;volume&quot;:&quot;21&quot;,&quot;issue&quot;:&quot;4&quot;,&quot;source&quot;:&quot;ACM Digital Library&quot;,&quot;abstract&quot;:&quot;Recently, there has been a rebirth of empiricism in the field of natural language processing. Manual encoding of linguistic information is being challenged by automated corpus-based learning as a method of providing a natural language processing system with linguistic knowledge. Although corpus-based approaches have been successful in many different areas of natural language processing, it is often the case that these methods capture the linguistic information they are modelling indirectly in large opaque tables of statistics. This can make it difficult to analyze, understand and improve the ability of these approaches to model underlying linguistic behavior. In this paper, we will describe a simple rule-based approach to automated learning of linguistic knowledge. This approach has been shown for a number of tasks to capture information in a clearer and more direct fashion without a compromise in performance. We present a detailed case study of this learning method applied to part-of-speech tagging.&quot;,&quot;ISSN&quot;:&quot;0891-2017&quot;,&quot;shortTitle&quot;:&quot;Transformation-based Error-driven Learning and Natural Language Processing&quot;,&quot;author&quot;:[{&quot;family&quot;:&quot;Brill&quot;,&quot;given&quot;:&quot;Eric&quot;}],&quot;issued&quot;:{&quot;date-parts&quot;:[[&quot;1995&quot;,12]]}}}],&quot;schema&quot;:&quot;https://github.com/citation-style-language/schema/raw/master/csl-citation.json&quot;} RNDiJE0Rsk8zT"/><text:span text:style-name="T1100">.</text:span><text:span text:style-name="T1110"> </text:span></text:p>
      <text:p text:style-name="P805"/>
      <text:p text:style-name="corps"><text:span text:style-name="T1116">Brill décrit son système comme étant « </text:span><text:span text:style-name="T1110">Transformation-based Error-driven Learning » </text:span><text:reference-mark-start text:name="ZOTERO_ITEM CSL_CITATION {&quot;citationID&quot;:&quot;tml40i82j&quot;,&quot;properties&quot;:{&quot;formattedCitation&quot;:&quot;(Brill, 1995)&quot;,&quot;plainCitation&quot;:&quot;(Brill, 1995)&quot;},&quot;citationItems&quot;:[{&quot;id&quot;:252,&quot;uris&quot;:[&quot;http://zotero.org/users/1655709/items/35QK4IVV&quot;],&quot;uri&quot;:[&quot;http://zotero.org/users/1655709/items/35QK4IVV&quot;],&quot;itemData&quot;:{&quot;id&quot;:252,&quot;type&quot;:&quot;article-journal&quot;,&quot;title&quot;:&quot;Transformation-based Error-driven Learning and Natural Language Processing: A Case Study in Part-of-speech Tagging&quot;,&quot;container-title&quot;:&quot;Comput. Linguist.&quot;,&quot;page&quot;:&quot;543–565&quot;,&quot;volume&quot;:&quot;21&quot;,&quot;issue&quot;:&quot;4&quot;,&quot;source&quot;:&quot;ACM Digital Library&quot;,&quot;abstract&quot;:&quot;Recently, there has been a rebirth of empiricism in the field of natural language processing. Manual encoding of linguistic information is being challenged by automated corpus-based learning as a method of providing a natural language processing system with linguistic knowledge. Although corpus-based approaches have been successful in many different areas of natural language processing, it is often the case that these methods capture the linguistic information they are modelling indirectly in large opaque tables of statistics. This can make it difficult to analyze, understand and improve the ability of these approaches to model underlying linguistic behavior. In this paper, we will describe a simple rule-based approach to automated learning of linguistic knowledge. This approach has been shown for a number of tasks to capture information in a clearer and more direct fashion without a compromise in performance. We present a detailed case study of this learning method applied to part-of-speech tagging.&quot;,&quot;ISSN&quot;:&quot;0891-2017&quot;,&quot;shortTitle&quot;:&quot;Transformation-based Error-driven Learning and Natural Language Processing&quot;,&quot;author&quot;:[{&quot;family&quot;:&quot;Brill&quot;,&quot;given&quot;:&quot;Eric&quot;}],&quot;issued&quot;:{&quot;date-parts&quot;:[[&quot;1995&quot;,12]]}}}],&quot;schema&quot;:&quot;https://github.com/citation-style-language/schema/raw/master/csl-citation.json&quot;} RNDHZxPOyzfa1"/><text:span text:style-name="T1110">(Brill, 1995)</text:span><text:reference-mark-end text:name="ZOTERO_ITEM CSL_CITATION {&quot;citationID&quot;:&quot;tml40i82j&quot;,&quot;properties&quot;:{&quot;formattedCitation&quot;:&quot;(Brill, 1995)&quot;,&quot;plainCitation&quot;:&quot;(Brill, 1995)&quot;},&quot;citationItems&quot;:[{&quot;id&quot;:252,&quot;uris&quot;:[&quot;http://zotero.org/users/1655709/items/35QK4IVV&quot;],&quot;uri&quot;:[&quot;http://zotero.org/users/1655709/items/35QK4IVV&quot;],&quot;itemData&quot;:{&quot;id&quot;:252,&quot;type&quot;:&quot;article-journal&quot;,&quot;title&quot;:&quot;Transformation-based Error-driven Learning and Natural Language Processing: A Case Study in Part-of-speech Tagging&quot;,&quot;container-title&quot;:&quot;Comput. Linguist.&quot;,&quot;page&quot;:&quot;543–565&quot;,&quot;volume&quot;:&quot;21&quot;,&quot;issue&quot;:&quot;4&quot;,&quot;source&quot;:&quot;ACM Digital Library&quot;,&quot;abstract&quot;:&quot;Recently, there has been a rebirth of empiricism in the field of natural language processing. Manual encoding of linguistic information is being challenged by automated corpus-based learning as a method of providing a natural language processing system with linguistic knowledge. Although corpus-based approaches have been successful in many different areas of natural language processing, it is often the case that these methods capture the linguistic information they are modelling indirectly in large opaque tables of statistics. This can make it difficult to analyze, understand and improve the ability of these approaches to model underlying linguistic behavior. In this paper, we will describe a simple rule-based approach to automated learning of linguistic knowledge. This approach has been shown for a number of tasks to capture information in a clearer and more direct fashion without a compromise in performance. We present a detailed case study of this learning method applied to part-of-speech tagging.&quot;,&quot;ISSN&quot;:&quot;0891-2017&quot;,&quot;shortTitle&quot;:&quot;Transformation-based Error-driven Learning and Natural Language Processing&quot;,&quot;author&quot;:[{&quot;family&quot;:&quot;Brill&quot;,&quot;given&quot;:&quot;Eric&quot;}],&quot;issued&quot;:{&quot;date-parts&quot;:[[&quot;1995&quot;,12]]}}}],&quot;schema&quot;:&quot;https://github.com/citation-style-language/schema/raw/master/csl-citation.json&quot;} RNDHZxPOyzfa1"/><text:span text:style-name="T1110">. En prenant comme point de départ les résultats de l'étiqueteur n-grammes lorsque appliqué sur le corpus d'entraînement, le module Brill détermine la règle de transformation qui produit le meilleur résultat lorsqu'elle est appliqué sur le corpus étiqueté. Le corpus étiqueté est ensuite modifié par cette règle. Le module détermine la règle qui produit le meilleur résultat lorsqu'elle est appliqué sur cette nouvelle version du corpus et ainsi de suite jusqu'à ce que le système ne puisse plus déterminer de règle qui améliore l'étiquetage du corpus (ou qu'il attei</text:span><text:span text:style-name="T1117">gne</text:span><text:span text:style-name="T1110"> un nombre de règles maximal déterminé). </text:span><text:span text:style-name="T1118">Les règles de transformation ainsi déterminées peuvent ensuite être </text:span><text:span text:style-name="T1124">testés sur de</text:span><text:span text:style-name="T1118"> nouveaux textes </text:span><text:span text:style-name="T1119">inédits</text:span><text:span text:style-name="T1118">.</text:span></text:p>
      <text:p text:style-name="P806"/>
      <text:p text:style-name="P646"><text:span text:style-name="T1883">Alors que l</text:span>a chaîne d'étiqueteurs séquentiels <text:span text:style-name="T1884">n-grammes </text:span>ne considère que les étiquettes des unités qui précède<text:span text:style-name="T1884">nt</text:span> un mot à <text:span text:style-name="T1883">étiqueter, l</text:span>'étiqueteur Brill permet de prendre en compte les mots eux-mêmes <text:span text:style-name="T1883">(</text:span>plutôt qu'uniquement leurs étiquettes<text:span text:style-name="T1883">) qui précèdent et qui suivent un mot à étiqueter.</text:span></text:p>
      <text:p text:style-name="P645"/>
      <text:p text:style-name="P807">Nous utilisons la <text:span text:style-name="T2268">classe</text:span> <text:span text:style-name="T326">BrillTagger</text:span><text:span text:style-name="T2268"> de la librairie NLTK et lui donnons comme étiqueteur de départ la chaîne d'étiqueteurs n-grammes présentés plus haut. Il teste ce dernier sur son propre corpus d'entraînement et note les erreurs à partir d'une liste de positions particulières (</text:span><text:span text:style-name="T298">templates</text:span><text:span text:style-name="T1885">).</text:span></text:p>
      <text:p text:style-name="P795"/>
      <text:p text:style-name="P801">Les <text:span text:style-name="T82">templates</text:span> que nous utilisons sont minimalistes. <text:span text:style-name="T2264">Nous voulons que le système prenne en compte les signifiants des unités qui suivent et qui précèdent immédiatement les signifiants de MI que nous devons identifier. Seulement 2 règles sont nécessaires afin de prendre en compte ces contextes. Le tableau 5 </text:span><text:soft-page-break/><text:span text:style-name="T2264">présentent ces règles comme elles se retrouvent dans le programme et donne des explications en langue naturelle.</text:span></text:p>
      <text:p text:style-name="P823"/>
      <text:p text:style-name="P20">Table<text:span text:style-name="T2314">au</text:span> <text:sequence text:ref-name="refTable4" text:name="Table" text:formula="ooow:Table+1" style:num-format="1">5</text:sequence> : <text:span text:style-name="T338">Templates</text:span><text:span text:style-name="T576"> utilisés dans le module Brill</text:span></text:p>
      <table:table table:name="Table58" table:style-name="Table58">
        <table:table-column table:style-name="Table58.A"/>
        <table:table-column table:style-name="Table58.B"/>
        <table:table-row>
          <table:table-cell table:style-name="Table58.A1" office:value-type="string">
            <text:p text:style-name="P179">Template<text:span text:style-name="T2481">s</text:span></text:p>
          </table:table-cell>
          <table:table-cell table:style-name="Table58.B1" office:value-type="string">
            <text:p text:style-name="P179">Explication<text:span text:style-name="T2481">s</text:span></text:p>
          </table:table-cell>
        </table:table-row>
        <table:table-row>
          <table:table-cell table:style-name="Table58.A2" office:value-type="string">
            <text:p text:style-name="Table_20_Contents">Template(Word([0]), Word([-1]))</text:p>
          </table:table-cell>
          <table:table-cell table:style-name="Table58.B2" office:value-type="string">
            <text:p text:style-name="Table_20_Contents">Si :</text:p>
            <text:p text:style-name="Table_20_Contents"><text:span text:style-name="T2263"><text:tab/>pour tel mot X,</text:span> le mot précédant est <text:span text:style-name="T2263">Y.</text:span></text:p>
            <text:p text:style-name="Table_20_Contents"><text:span text:style-name="T2267">A</text:span>lors :</text:p>
            <text:p text:style-name="Table_20_Contents"><text:tab/>c<text:span text:style-name="T2266">hanger l'étiquette A du mot X pour l'étiquette B.</text:span></text:p>
          </table:table-cell>
        </table:table-row>
        <table:table-row>
          <table:table-cell table:style-name="Table58.A3" office:value-type="string">
            <text:p text:style-name="Table_20_Contents">Template(Word([0]), Word([1]))</text:p>
          </table:table-cell>
          <table:table-cell table:style-name="Table58.B3" office:value-type="string">
            <text:p text:style-name="Table_20_Contents">Si :</text:p>
            <text:p text:style-name="Table_20_Contents"><text:span text:style-name="T2263"><text:tab/>pour tel mot X, </text:span>le mot suivant est Y.</text:p>
            <text:p text:style-name="Table_20_Contents"><text:span text:style-name="T2267">A</text:span>lors :</text:p>
            <text:p text:style-name="Table_20_Contents"><text:tab/>c<text:span text:style-name="T2266">hanger l'étiquette A du mot X pour l'étiquette B.</text:span></text:p>
          </table:table-cell>
        </table:table-row>
      </table:table>
      <text:p text:style-name="P1031"/>
      <text:p text:style-name="P800">Nous avons essayé une grande quantité de listes de <text:span text:style-name="T82">templates</text:span>, <text:span text:style-name="T2265">proposées dans différentes études</text:span> sans <text:span text:style-name="T2265">qu'il y ait d'</text:span>amélioration <text:span text:style-name="T2528">appréciable </text:span>de la performance de l'étiqueteur. <text:span text:style-name="T2257">Le contexte lexical immédiat semble donc, sans surprise, être le plus pertinent pour nos besoins.</text:span></text:p>
      <text:p text:style-name="P1031"/>
      <text:h text:style-name="P138" text:outline-level="2"><text:bookmark-start text:name="__RefHeading___Toc158232_1921487741"/><text:span text:style-name="T2098">E</text:span>.3. <text:span text:style-name="T2357">Regroupements de vocables</text:span><text:bookmark-end text:name="__RefHeading___Toc158232_1921487741"/></text:h>
      <text:p text:style-name="P1353"><text:span text:style-name="T2358">Comme nous allons le voir plus bas, l</text:span>'<text:span text:style-name="T2358">étiquetage automatique individuelle des MI présente plusieurs difficultés, principalement à cause de la faible fréquence de plusieurs d'entre eux. Une façon de contourner ce problème est de rassembler des signifiants aux comportements syntaxiques similaires et de constituer des corpus d'entraînement de plus grandes tailles.</text:span></text:p>
      <text:p text:style-name="P1353"/>
      <text:p text:style-name="P1354">Concrètement, le système regroupe des vocables en modifiant leurs signifiants dans le corpus afin qu'ils soient identiques. L'étiqueteur considère ainsi les vocables regroupés comme étant une seule et même unité durant la phase d'entraînement.</text:p>
      <text:p text:style-name="P1291"/>
      <text:p text:style-name="P1292">Afin de déterminer la pertinence de regrouper certains vocables, nous avons testé <text:span text:style-name="T2396">et comparé (</text:span>de manière automatique<text:span text:style-name="T2395">)</text:span> <text:span text:style-name="T2394">la plupart d</text:span>es regroupements de vocables possibles et avons retenu les regroupements qui obtenaient les meilleurs résultats lorsque l'étiqueteur n-grammes les prenait pour cibles. </text:p>
      <text:p text:style-name="P1292"/>
      <text:p text:style-name="P1314">Le regroupement des vocables 'VRAIMENT PAS' et 'DU TOUT' ainsi que celui de SUPER, MALADE et COOL sont deux exemples où les performances de l'étiqueteur augmentent significativement si on les compare avec celles qu'il obtient lors de l'analyse individuelle de chacune de ces unités. <text:span text:style-name="T2382">Il est intéressant de constater que les unités qui gagnent le plus à être regroupées sont </text:span>dans <text:span text:style-name="T2420">c</text:span>es deux cas issues <text:span text:style-name="T2382">de parties de discours similaires et on des sens similaires. Le premier groupe concerne des vocables issus de locutions adverbiales et qui ont un sens « infirmatif », tandis que le deuxième groupe concerne des unités dont les signifiants peuvent jouer le rôle d'adjectifs et qui ont un sens « expressif ».</text:span></text:p>
      <text:p text:style-name="P1314"/>
      <text:p text:style-name="P1314">À partir des regroupements automatiquement sélectionnés, nous avons cré<text:span text:style-name="T2393">é</text:span> des regroupements <text:span text:style-name="T2393">élargis</text:span>, selon des considérations sémantiques <text:span text:style-name="T2397">et/</text:span>ou syntaxiques. <text:span text:style-name="T2421">Le tableau 6 présente ceux-ci avec les vocables qu'ils rassemblent.</text:span></text:p>
      <text:p text:style-name="P1314"/>
      <text:p text:style-name="P1412">Les sacres et leurs substituts sont les premières unités que nous allons examiner. Il sera intéressant de regrouper chaque sacre avec ses substituts, puis de regrouper l'ensemble des sacres et des substituts. Nous examinerons ensuite les regroupements des MI infirmatifs, puis des MI affirmatifs. <text:span text:style-name="T2470">Plusieurs unités ne bénéficient pas d'être regroupées et seront discutées par la suite.</text:span></text:p>
      <text:p text:style-name="P1294"><text:soft-page-break/></text:p>
      <text:p text:style-name="P20">Table<text:span text:style-name="T2400">au</text:span> <text:sequence text:ref-name="refTable5" text:name="Table" text:formula="ooow:Table+1" style:num-format="1">6</text:sequence> : <text:span text:style-name="T2401">Regroupements des vocables pour étiquetage par n-grammes</text:span></text:p>
      <table:table table:name="Table108" table:style-name="Table108">
        <table:table-column table:style-name="Table108.A"/>
        <table:table-column table:style-name="Table108.B"/>
        <table:table-row>
          <table:table-cell table:style-name="Table108.A1" office:value-type="string">
            <text:p text:style-name="P464">Regroupements</text:p>
          </table:table-cell>
          <table:table-cell table:style-name="Table108.B1" office:value-type="string">
            <text:p text:style-name="P464">Vocables</text:p>
          </table:table-cell>
        </table:table-row>
        <table:table-row>
          <table:table-cell table:style-name="Table108.A2" office:value-type="string">
            <text:p text:style-name="P464">OSTIE et substituts</text:p>
          </table:table-cell>
          <table:table-cell table:style-name="Table108.B2" office:value-type="string">
            <text:p text:style-name="P465">OSTIE, <text:span text:style-name="T2399">OSTIQUE, OSTIFIE, OSTINE</text:span></text:p>
          </table:table-cell>
        </table:table-row>
        <table:table-row>
          <table:table-cell table:style-name="Table108.A2" office:value-type="string">
            <text:p text:style-name="P464">CRISSE et substituts</text:p>
          </table:table-cell>
          <table:table-cell table:style-name="Table108.B2" office:value-type="string">
            <text:p text:style-name="P466">CRISSE, CRIF, CRIME, CRISTIE</text:p>
          </table:table-cell>
        </table:table-row>
        <table:table-row>
          <table:table-cell table:style-name="Table108.A2" office:value-type="string">
            <text:p text:style-name="P464">TABARNAQUE et substituts</text:p>
          </table:table-cell>
          <table:table-cell table:style-name="Table108.B2" office:value-type="string">
            <text:p text:style-name="P466">TABARNAQUE, TABARNACHE, TABARNOUCHE</text:p>
          </table:table-cell>
        </table:table-row>
        <table:table-row>
          <table:table-cell table:style-name="Table108.A2" office:value-type="string">
            <text:p text:style-name="P464">CÂLISSE et substituts</text:p>
          </table:table-cell>
          <table:table-cell table:style-name="Table108.B2" office:value-type="string">
            <text:p text:style-name="P466">CÂLISSE, CÂLIQUE, CÂLINE, CÂLIF</text:p>
          </table:table-cell>
        </table:table-row>
        <table:table-row>
          <table:table-cell table:style-name="Table108.A2" office:value-type="string">
            <text:p text:style-name="P464">BAPTÊME et <text:span text:style-name="T2438">BATINSE</text:span></text:p>
          </table:table-cell>
          <table:table-cell table:style-name="Table108.B2" office:value-type="string">
            <text:p text:style-name="P466">BAPTÊME, BATINSE</text:p>
          </table:table-cell>
        </table:table-row>
        <table:table-row>
          <table:table-cell table:style-name="Table108.A2" office:value-type="string">
            <text:p text:style-name="P469">SACRE et SACREMENT</text:p>
          </table:table-cell>
          <table:table-cell table:style-name="Table108.B2" office:value-type="string">
            <text:p text:style-name="P469">SACRE, SACREMENT</text:p>
          </table:table-cell>
        </table:table-row>
        <table:table-row>
          <table:table-cell table:style-name="Table108.A2" office:value-type="string">
            <text:p text:style-name="P469">MAUDIT et MAUTADIT</text:p>
          </table:table-cell>
          <table:table-cell table:style-name="Table108.B2" office:value-type="string">
            <text:p text:style-name="P469">MAUDIT, MAUTADIT</text:p>
          </table:table-cell>
        </table:table-row>
        <table:table-row>
          <table:table-cell table:style-name="Table108.A2" office:value-type="string">
            <text:p text:style-name="P464">Tous les sacres</text:p>
          </table:table-cell>
          <table:table-cell table:style-name="Table108.B2" office:value-type="string">
            <text:p text:style-name="P467">OSTIE, OSTIQUE, OSTIFIE, OSTINE, CRISSE, CRIF, CRIME, CRISTIE, CÂLISSE, CÂLIQUE, CÂLINE, CÂLIF, TABARNAQUE, TABARNACHE, TABARNOUCHE, TABARNIQUE, CALVAIRE, CALVINCE, CIBOIRE, CIBOLE, VIARGE, SACREMENT, SACRE, SACRIFICE, SIMONAQUE, BAPTÊME, TORIEU, MAUTADIT, BATINSE</text:p>
          </table:table-cell>
        </table:table-row>
        <table:table-row>
          <table:table-cell table:style-name="Table108.A2" office:value-type="string">
            <text:p text:style-name="P1316">MI infirmatifs</text:p>
          </table:table-cell>
          <table:table-cell table:style-name="Table108.B2" office:value-type="string">
            <text:p text:style-name="P468">'PAS DU TOUT', PANTOUTE, 'PAS VRAIMENT', <text:span text:style-name="T2402">'VRAIMENT PAS', </text:span><text:s/>'DU TOUT', <text:span text:style-name="T2405">'C'EST ENCORE DRÔLE'</text:span></text:p>
          </table:table-cell>
        </table:table-row>
        <table:table-row>
          <table:table-cell table:style-name="Table108.A11" office:value-type="string">
            <text:p text:style-name="P1317">MI affirmatifs</text:p>
          </table:table-cell>
          <table:table-cell table:style-name="Table108.B11" office:value-type="string">
            <text:p text:style-name="P468">'JE COMPRENDS', 'UNE CHANCE', 'C'EST CLAIR'</text:p>
          </table:table-cell>
        </table:table-row>
      </table:table>
      <text:p text:style-name="P1293"/>
      <text:p text:style-name="P830"/>
      <text:p text:style-name="P829"/>
      <text:h text:style-name="P137" text:outline-level="2"><text:bookmark-start text:name="__RefHeading___Toc54433_1845184361"/><text:span text:style-name="T2098">E</text:span>.<text:span text:style-name="T2357">4</text:span>. Résultats<text:bookmark-end text:name="__RefHeading___Toc54433_1845184361"/></text:h>
      <text:p text:style-name="P647">Dans cette section, n<text:span text:style-name="T1952">ous présentons les résultats de tests effectués avec les deux modules de notre étiqueteur.</text:span></text:p>
      <text:p text:style-name="P648"/>
      <text:p text:style-name="corps"><text:span text:style-name="T1105">Afin d'exploiter au maximum le nombre limité d'énoncés du corpus qui contiennent les unités que nous étudions, nous utilisons pour chaque unité </text:span><text:span text:style-name="T1106">ciblée</text:span><text:span text:style-name="T1105"> dix agencements différents d'échantillons d'entraînement et d'échantillons de test. Chaque échantillon test est testé une fois, à l'aide d'étiqueteurs entraînés à </text:span><text:span text:style-name="T1106">partir</text:span><text:span text:style-name="T1105"> des 9 autres échantillons </text:span><text:reference-mark-start text:name="ZOTERO_ITEM CSL_CITATION {&quot;citationID&quot;:&quot;8p89nvfe7&quot;,&quot;properties&quot;:{&quot;formattedCitation&quot;:&quot;(Heeman, 1997, p. 126)&quot;,&quot;plainCitation&quot;:&quot;(Heeman, 1997, p. 126)&quot;},&quot;citationItems&quot;:[{&quot;id&quot;:197,&quot;uris&quot;:[&quot;http://zotero.org/users/1655709/items/FJPIVQHJ&quot;],&quot;uri&quot;:[&quot;http://zotero.org/users/1655709/items/FJPIVQHJ&quot;],&quot;itemData&quot;:{&quot;id&quot;:197,&quot;type&quot;:&quot;thesis&quot;,&quot;title&quot;:&quot;Speech Repairs, Intonational Boundaries and Discourse Markers: Modeling Speakers' Utterances in Spoken Dialog&quot;,&quot;publisher&quot;:&quot;University of Rochester&quot;,&quot;publisher-place&quot;:&quot;New York&quot;,&quot;event-place&quot;:&quot;New York&quot;,&quot;author&quot;:[{&quot;family&quot;:&quot;Heeman&quot;,&quot;given&quot;:&quot;Peter A.&quot;}],&quot;issued&quot;:{&quot;date-parts&quot;:[[&quot;1997&quot;]]}},&quot;locator&quot;:&quot;126&quot;}],&quot;schema&quot;:&quot;https://github.com/citation-style-language/schema/raw/master/csl-citation.json&quot;} RNDwvTPCFwqT5"/><text:span text:style-name="T1105">(Heeman, 1997, p. 126</text:span><text:reference-mark-end text:name="ZOTERO_ITEM CSL_CITATION {&quot;citationID&quot;:&quot;8p89nvfe7&quot;,&quot;properties&quot;:{&quot;formattedCitation&quot;:&quot;(Heeman, 1997, p. 126)&quot;,&quot;plainCitation&quot;:&quot;(Heeman, 1997, p. 126)&quot;},&quot;citationItems&quot;:[{&quot;id&quot;:197,&quot;uris&quot;:[&quot;http://zotero.org/users/1655709/items/FJPIVQHJ&quot;],&quot;uri&quot;:[&quot;http://zotero.org/users/1655709/items/FJPIVQHJ&quot;],&quot;itemData&quot;:{&quot;id&quot;:197,&quot;type&quot;:&quot;thesis&quot;,&quot;title&quot;:&quot;Speech Repairs, Intonational Boundaries and Discourse Markers: Modeling Speakers' Utterances in Spoken Dialog&quot;,&quot;publisher&quot;:&quot;University of Rochester&quot;,&quot;publisher-place&quot;:&quot;New York&quot;,&quot;event-place&quot;:&quot;New York&quot;,&quot;author&quot;:[{&quot;family&quot;:&quot;Heeman&quot;,&quot;given&quot;:&quot;Peter A.&quot;}],&quot;issued&quot;:{&quot;date-parts&quot;:[[&quot;1997&quot;]]}},&quot;locator&quot;:&quot;126&quot;}],&quot;schema&quot;:&quot;https://github.com/citation-style-language/schema/raw/master/csl-citation.json&quot;} RNDwvTPCFwqT5"/><text:span text:style-name="T1105"> utilise un procédé similaire). Les échantillons sont prélevés dans un sous-corpus qui inclu</text:span><text:span text:style-name="T1107">t</text:span><text:span text:style-name="T1105"> tous les énoncés du CFPQ qui contiennent l'unité pertinente. Chaque échantillon test est constitué d'énoncés prélevés dans ce sous-corpus à intervalles réguliers (un énoncé sur dix) en faisant varier l'énoncé de départ de manière à pouvoir tester tous les énoncés.</text:span></text:p>
      <text:p text:style-name="P796"/>
      <text:p text:style-name="P1190">Nous allons présenter les résultats des <text:span text:style-name="T2126">tests</text:span> à l'aide de tableaux similaires au tableau modèle <text:span text:style-name="T2422">suivant</text:span>.</text:p>
      <text:p text:style-name="P1187"/>
      <text:p text:style-name="P24">Table<text:span text:style-name="T2315">au</text:span> : <text:span text:style-name="T2125">É</text:span>tiquetage <text:span text:style-name="T2422">de X </text:span>par le module n-grammes</text:p>
      <table:table table:name="Table96" table:style-name="Table96">
        <table:table-column table:style-name="Table96.A"/>
        <table:table-column table:style-name="Table96.B"/>
        <table:table-column table:style-name="Table96.C"/>
        <table:table-column table:style-name="Table96.D"/>
        <table:table-column table:style-name="Table96.E"/>
        <table:table-row>
          <table:table-cell table:style-name="Table96.A1" office:value-type="string">
            <text:p text:style-name="P293">Vocable<text:span text:style-name="T2154">s</text:span></text:p>
          </table:table-cell>
          <table:table-cell table:style-name="Table96.A1" office:value-type="string">
            <text:p text:style-name="P274">P<text:span text:style-name="T2154">roportion MI</text:span></text:p>
          </table:table-cell>
          <table:table-cell table:style-name="Table96.A1" office:value-type="string">
            <text:p text:style-name="P181">Rappel</text:p>
          </table:table-cell>
          <table:table-cell table:style-name="Table96.A1" office:value-type="string">
            <text:p text:style-name="P181">Précision</text:p>
          </table:table-cell>
          <table:table-cell table:style-name="Table96.E1" office:value-type="string">
            <text:p text:style-name="P255"><text:span text:style-name="T2157">F</text:span>-mesure</text:p>
          </table:table-cell>
        </table:table-row>
        <table:table-row>
          <table:table-cell table:style-name="Table96.A2" office:value-type="string">
            <text:p text:style-name="P396">X</text:p>
          </table:table-cell>
          <table:table-cell table:style-name="Table96.A2" office:value-type="string">
            <text:p text:style-name="P417">n%</text:p>
            <text:p text:style-name="P405">(<text:span text:style-name="T2121">n/n</text:span>)</text:p>
          </table:table-cell>
          <table:table-cell table:style-name="Table96.A2" office:value-type="string">
            <text:p text:style-name="P405"><text:span text:style-name="T2151">n</text:span>%</text:p>
            <text:p text:style-name="P406">(<text:span text:style-name="T2121">n/n</text:span>)</text:p>
          </table:table-cell>
          <table:table-cell table:style-name="Table96.A2" office:value-type="string">
            <text:p text:style-name="P405"><text:span text:style-name="T2151">n</text:span>%</text:p>
            <text:p text:style-name="P406">(<text:span text:style-name="T2121">n/n)</text:span></text:p>
          </table:table-cell>
          <table:table-cell table:style-name="Table96.E2" office:value-type="string">
            <text:p text:style-name="P405"><text:span text:style-name="T2151">n</text:span>%</text:p>
          </table:table-cell>
        </table:table-row>
      </table:table>
      <text:p text:style-name="P121"/>
      <text:p text:style-name="P1188"/>
      <text:p text:style-name="P1188"><text:span text:style-name="T2121">L</text:span>a colonne <text:span text:style-name="T54">Vocable</text:span><text:span text:style-name="T55">s</text:span> indique l<text:span text:style-name="T2154">es unités qui ont été prises pour cible </text:span>par l<text:span text:style-name="T2150">'étiqueteur.</text:span></text:p>
      <text:p text:style-name="P1187"/>
      <text:p text:style-name="corps">La colonne <text:span text:style-name="T21">P</text:span><text:span text:style-name="T55">roportion MI</text:span> indique le score <text:span text:style-name="T426">qu'obtiendrait un étiqueteur par défaut </text:span><text:span text:style-name="T424">qui attribuerait à toutes les unités cibles la même étiquette. </text:span><text:span text:style-name="T452">L</text:span><text:span text:style-name="T424">e </text:span><text:span text:style-name="T441">pourcentage</text:span><text:span text:style-name="T424"> correspond donc à la proportion de MI par rapport au total des signifiants présents dans le corpus.</text:span><text:span text:style-name="T426"> </text:span><text:span text:style-name="T427">Ce plancher, assez élevé </text:span><text:span text:style-name="T428">dans l</text:span><text:span text:style-name="T440">a plupart des </text:span><text:span text:style-name="T428">cas, permet de relativiser les scores des autres colonnes.</text:span></text:p>
      <text:p text:style-name="corps"/>
      <text:p text:style-name="definition"><text:span text:style-name="T2154">proportion MI</text:span> <text:span text:style-name="T2152">= total MI / total signifiants</text:span></text:p>
      <text:p text:style-name="P981"/>
      <text:p text:style-name="corps"><text:soft-page-break/><text:span text:style-name="T424">La colonne </text:span><text:span text:style-name="T21">Rappel</text:span><text:span text:style-name="T424"> indique la proportion des MI étiquetés correctement par rapport au total des </text:span><text:span text:style-name="T430">unités qui sont réellement des</text:span><text:span text:style-name="T424"> MI.</text:span></text:p>
      <text:p text:style-name="corps"/>
      <text:p text:style-name="definition"><text:span text:style-name="T2152">r</text:span>appel <text:span text:style-name="T2152">= </text:span>MI corrects / total MI</text:p>
      <text:p text:style-name="corps"/>
      <text:p text:style-name="P1371"><text:span text:style-name="T427">La colonne </text:span><text:span text:style-name="T44">Précision</text:span><text:span text:style-name="T427"> indique </text:span><text:span text:style-name="T429">la proportion des MI étiquetés correctement par rapport au total des unités étiqueté</text:span><text:span text:style-name="T439">e</text:span><text:span text:style-name="T429">s comme des MI.</text:span></text:p>
      <text:p text:style-name="P991"/>
      <text:p text:style-name="P602"><text:span text:style-name="T2152">p</text:span>récision <text:span text:style-name="T2152">= MI corrects / MI repérés</text:span></text:p>
      <text:p text:style-name="corps"/>
      <text:p text:style-name="corps"><text:span text:style-name="T1954">La colonne </text:span><text:span text:style-name="T45">f-m</text:span><text:span text:style-name="T53">esure</text:span><text:span text:style-name="T1954"> indique un pourcentage qui représente la combinaison de la précision et du rappel. La f-mesure permet de mesurer la performance globale de l'étiqueteur pour chaque unité ou groupe d'unités. Le calcul suivant permet de déterminer la f-mesure d'une tâche d'étiquetage :</text:span></text:p>
      <text:p text:style-name="P1189"/>
      <text:p text:style-name="definition">F = 2 <text:span text:style-name="T2120">• </text:span>[(précision <text:span text:style-name="T2120">•</text:span> rappel) / (précision + rappel)]</text:p>
      <text:p text:style-name="corps"/>
      <text:h text:style-name="Heading_20_3" text:outline-level="3"><text:bookmark-start text:name="__RefHeading___Toc60779_667615846"/>E.<text:span text:style-name="T2517">4</text:span>.1. <text:span text:style-name="T2381">Résultats du m</text:span>odule <text:span text:style-name="T2123">n-grammes</text:span><text:bookmark-end text:name="__RefHeading___Toc60779_667615846"/></text:h>
      <text:p text:style-name="P1225">Nous allons d'abord examiner les performances de l'étiqueteur séquentiel <text:span text:style-name="T2123">à n-grammes</text:span> utilisé seul <text:span text:style-name="T2153">avant d'examiner les résultats du module Brill (E.3.2.).</text:span></text:p>
      <text:p text:style-name="P1225"/>
      <text:p text:style-name="P826">Nous avons étiqueté manuellement tous les <text:span text:style-name="T2329">signifiants associés aux</text:span> <text:span text:style-name="T2329">MI</text:span> du corpus <text:span text:style-name="T1953">selon qu'ils étaient extraphrastiques ou non </text:span>et avons testé l'étiqueteur <text:span text:style-name="T2237">n-grammes </text:span>sur <text:span text:style-name="T2237">ceux-ci.</text:span></text:p>
      <text:p text:style-name="P826"/>
      <text:p text:style-name="P826"><text:span text:style-name="T2237">Il n'est évidemment pas significatif de présenter les résultats des tests au sujet des unités qui ne sont pas homonymes, puisque le système aurait toujours des scores parfaits à leur sujet. Les unités non-homonymes regroupent les interjections primaires (</text:span><text:span text:style-name="T2423">YOUPI, HEIN, HEILLE, WOW, AYOYE, ARK, OUF, OUPS, WÔ, OUPELAILLE, CHUT, BOF, FIOU, AÏE, ZUT</text:span><text:span text:style-name="T2424">), un groupe de MI qui se trouvent être des emprunts à d'autres langues (</text:span><text:span text:style-name="T2425">'EH BOY', </text:span><text:span text:style-name="T2423">GO, 'LET'S GO', 'GO GO GO', 'AÏE AÏE <text:s/>AÏE'</text:span><text:span text:style-name="T2424">) ainsi que d'autres unités d'origines diverses (</text:span><text:span text:style-name="T2426">SEIGNEUR, 'MON DIEU', METS-EN, 'BIEN SÛR', COUDON, 'REGARDE DONC'</text:span><text:span text:style-name="T2424">).</text:span></text:p>
      <text:p text:style-name="P824"/>
      <text:p text:style-name="P841"><text:soft-page-break/>Nous présentons les résultats des tests au sujet de vocables individuels lorsque ceux-ci ont une fréquence significative dans le corpus. Concrètement, il doit exister plus de 10 signifiants associés à un vocable pour qu'il puisse être pris en compte par le système. De plus, au moins 2 de ces signifiants doivent être des MI et au moins 2 doivent être des unités intraphrastiques pour espérer que le système puisse théoriquement être en mesure de tirer quelque conclusion pertinente que ce soit à leur sujet. Rappelons qu'au moins 2 occurrences d'un même contexte sont nécessaires afin que le système puisse à la fois constituer un corpus d'entraînement et un corpus test qui incluent ce contexte. Les vocables qui ont une trop faible fréquence et qui ne répondent pas à ces critères devront être regroupées afin d'être pris en compte.</text:p>
      <text:p text:style-name="P1280"/>
      <text:h text:style-name="P1632" text:outline-level="4"><text:bookmark-start text:name="__RefHeading__19018_17136584561"/><text:span text:style-name="T2098">E</text:span>.<text:span text:style-name="T2517">4</text:span>.<text:span text:style-name="T2122">1.1.</text:span> <text:span text:style-name="T2417">OSTIE et substituts</text:span><text:bookmark-end text:name="__RefHeading__19018_17136584561"/></text:h>
      <text:p text:style-name="corps"><text:span text:style-name="T1120">À l'oral, l</text:span><text:span text:style-name="T932">es sacres </text:span><text:span text:style-name="T1121">et les substituts de sacres </text:span><text:span text:style-name="T932">ont </text:span><text:span text:style-name="T1122">tous </text:span><text:span text:style-name="T932">la possibilité d</text:span><text:span text:style-name="T1122">e jouer des rôles de MI</text:span><text:span text:style-name="T932"> </text:span><text:span text:style-name="T1122">ainsi que différents rôles intra</text:span><text:span text:style-name="T932">phrastique</text:span><text:span text:style-name="T1123">s</text:span><text:span text:style-name="T932">. </text:span><text:span text:style-name="T2317">Nous examinerons en détail les aspects sémantiques du lexique des sacres à la partie F.5.</text:span></text:p>
      <text:p text:style-name="corps"/>
      <text:p text:style-name="corps">Le tableau 7. présente les résultats des tests de l'étiqueteur n-grammes effectués en prenant pour cibles OSTIE et de ses substituts OSTIQUE, OSTIFIE et OSTINE. Nous expliquons chaque ligne <text:span text:style-name="T2529">de </text:span>ce tableau plus bas.</text:p>
      <text:p text:style-name="corps"/>
      <text:p text:style-name="P25">Table<text:span text:style-name="T2345">au</text:span> <text:sequence text:ref-name="refTable6" text:name="Table" text:formula="ooow:Table+1" style:num-format="1">7</text:sequence>: <text:span text:style-name="T2343">Étiquetage du regroupement</text:span> de OSTIE <text:span text:style-name="T2162">et ses substituts </text:span>par le module n-grammes</text:p>
      <table:table table:name="Table89" table:style-name="Table89">
        <table:table-column table:style-name="Table89.A"/>
        <table:table-column table:style-name="Table89.B"/>
        <table:table-column table:style-name="Table89.C"/>
        <table:table-column table:style-name="Table89.D"/>
        <table:table-column table:style-name="Table89.E"/>
        <table:table-row>
          <table:table-cell table:style-name="Table89.A1" office:value-type="string">
            <text:p text:style-name="P299">Vocable<text:span text:style-name="T2154">s</text:span></text:p>
          </table:table-cell>
          <table:table-cell table:style-name="Table89.B1" office:value-type="string">
            <text:p text:style-name="P280">P<text:span text:style-name="T2154">roportion MI</text:span></text:p>
          </table:table-cell>
          <table:table-cell table:style-name="Table89.B1" office:value-type="string">
            <text:p text:style-name="P187">Rappel</text:p>
          </table:table-cell>
          <table:table-cell table:style-name="Table89.B1" office:value-type="string">
            <text:p text:style-name="P187">Précision</text:p>
          </table:table-cell>
          <table:table-cell table:style-name="Table89.E1" office:value-type="string">
            <text:p text:style-name="P261"><text:span text:style-name="T2157">F</text:span>-mesure</text:p>
          </table:table-cell>
        </table:table-row>
        <table:table-row>
          <table:table-cell table:style-name="Table89.A2" office:value-type="string">
            <text:p text:style-name="P474">OSTIE</text:p>
          </table:table-cell>
          <table:table-cell table:style-name="Table89.B2" office:value-type="string">
            <text:p text:style-name="P474">88,20%</text:p>
            <text:p text:style-name="P474">(441/500)</text:p>
          </table:table-cell>
          <table:table-cell table:style-name="Table89.B2" office:value-type="string">
            <text:p text:style-name="P474">99,77%</text:p>
            <text:p text:style-name="P474">(440/441)</text:p>
          </table:table-cell>
          <table:table-cell table:style-name="Table89.B2" office:value-type="string">
            <text:p text:style-name="P474">100%</text:p>
            <text:p text:style-name="P474">(440/440)</text:p>
          </table:table-cell>
          <table:table-cell table:style-name="Table89.E2" office:value-type="string">
            <text:p text:style-name="P474">99,89%</text:p>
          </table:table-cell>
        </table:table-row>
        <table:table-row>
          <table:table-cell table:style-name="Table89.A3" office:value-type="string">
            <text:p text:style-name="P474">OSTIFIE</text:p>
          </table:table-cell>
          <table:table-cell table:style-name="Table89.B3" office:value-type="string">
            <text:p text:style-name="P474">83,33%</text:p>
            <text:p text:style-name="P474">(10/12)</text:p>
          </table:table-cell>
          <table:table-cell table:style-name="Table89.B3" office:value-type="string">
            <text:p text:style-name="P474">100%</text:p>
            <text:p text:style-name="P474">(10/10)</text:p>
          </table:table-cell>
          <table:table-cell table:style-name="Table89.B3" office:value-type="string">
            <text:p text:style-name="P474">90,91%</text:p>
            <text:p text:style-name="P474">(10/11)</text:p>
          </table:table-cell>
          <table:table-cell table:style-name="Table89.E3" office:value-type="string">
            <text:p text:style-name="P474">95,24%</text:p>
          </table:table-cell>
        </table:table-row>
        <table:table-row>
          <table:table-cell table:style-name="Table89.A3" office:value-type="string">
            <text:p text:style-name="P474">OSTIQUE</text:p>
          </table:table-cell>
          <table:table-cell table:style-name="Table89.B3" office:value-type="string">
            <text:p text:style-name="P474">72,73%</text:p>
            <text:p text:style-name="P474">(8/11)</text:p>
          </table:table-cell>
          <table:table-cell table:style-name="Table89.B3" office:value-type="string">
            <text:p text:style-name="P474">100%</text:p>
            <text:p text:style-name="P474">(8/8)</text:p>
          </table:table-cell>
          <table:table-cell table:style-name="Table89.B3" office:value-type="string">
            <text:p text:style-name="P474">80%</text:p>
            <text:p text:style-name="P474">(8/<text:span text:style-name="T2344">10</text:span>)</text:p>
          </table:table-cell>
          <table:table-cell table:style-name="Table89.E3" office:value-type="string">
            <text:p text:style-name="P474">88,89%</text:p>
          </table:table-cell>
        </table:table-row>
        <table:table-row>
          <table:table-cell table:style-name="Table89.A3" office:value-type="string">
            <text:p text:style-name="P473">OSTINE</text:p>
          </table:table-cell>
          <table:table-cell table:style-name="Table89.B3" office:value-type="string">
            <text:p text:style-name="P473">100%</text:p>
            <text:p text:style-name="P473">(2/2)</text:p>
            <text:p text:style-name="P473"/>
          </table:table-cell>
          <table:table-cell table:style-name="Table89.B3" office:value-type="string">
            <text:p text:style-name="P473">100%</text:p>
            <text:p text:style-name="P473">(2/2)</text:p>
          </table:table-cell>
          <table:table-cell table:style-name="Table89.B3" office:value-type="string">
            <text:p text:style-name="P473">100%</text:p>
            <text:p text:style-name="P473">(2/2)</text:p>
          </table:table-cell>
          <table:table-cell table:style-name="Table89.E3" office:value-type="string">
            <text:p text:style-name="P473">100%</text:p>
          </table:table-cell>
        </table:table-row>
        <table:table-row>
          <table:table-cell table:style-name="Table89.A3" office:value-type="string">
            <text:p text:style-name="P384">T<text:span text:style-name="T2463">otal :</text:span></text:p>
            <text:p text:style-name="P384"><text:soft-page-break/>O<text:span text:style-name="T2463">STIE + OSTIFIE + OSTIQUE + OSTINE</text:span></text:p>
          </table:table-cell>
          <table:table-cell table:style-name="Table89.B3" office:value-type="string">
            <text:p text:style-name="P473">87,81%</text:p>
            <text:p text:style-name="P473"><text:soft-page-break/>(461/525)</text:p>
          </table:table-cell>
          <table:table-cell table:style-name="Table89.B3" office:value-type="string">
            <text:p text:style-name="P474">99,78%</text:p>
            <text:p text:style-name="P473"><text:soft-page-break/>(460/461)</text:p>
          </table:table-cell>
          <table:table-cell table:style-name="Table89.B3" office:value-type="string">
            <text:p text:style-name="P473">99,35%</text:p>
            <text:p text:style-name="P473"><text:soft-page-break/>(460/463)</text:p>
            <text:p text:style-name="P473"/>
          </table:table-cell>
          <table:table-cell table:style-name="Table89.E3" office:value-type="string">
            <text:p text:style-name="P473">99,57%</text:p>
          </table:table-cell>
        </table:table-row>
        <table:table-row>
          <table:table-cell table:style-name="Table89.A7" office:value-type="string">
            <text:p text:style-name="P384">Regroupement <text:span text:style-name="T2463">de</text:span></text:p>
            <text:p text:style-name="P385">O<text:span text:style-name="T2463">STIE, OSTIFIE, OSTIQUE, OSTINE</text:span></text:p>
          </table:table-cell>
          <table:table-cell table:style-name="Table89.B7" office:value-type="string">
            <text:p text:style-name="P474">87,81%</text:p>
            <text:p text:style-name="P474">(461/525)</text:p>
          </table:table-cell>
          <table:table-cell table:style-name="Table89.B7" office:value-type="string">
            <text:p text:style-name="P474">99,78%</text:p>
            <text:p text:style-name="P474">(460/461)</text:p>
          </table:table-cell>
          <table:table-cell table:style-name="Table89.B7" office:value-type="string">
            <text:p text:style-name="P474">100%</text:p>
            <text:p text:style-name="P474">(460/460)</text:p>
          </table:table-cell>
          <table:table-cell table:style-name="Table89.E7" office:value-type="string">
            <text:p text:style-name="P474">99,89%</text:p>
          </table:table-cell>
        </table:table-row>
      </table:table>
      <text:p text:style-name="P91"/>
      <text:p text:style-name="P825"/>
      <text:h text:style-name="Heading_20_5" text:outline-level="5"><text:bookmark-start text:name="__RefHeading__19656_6262873131"/><text:span text:style-name="T2098">E.4.1.1.1. </text:span>O<text:span text:style-name="T1956">STIE</text:span><text:bookmark-end text:name="__RefHeading__19656_6262873131"/></text:h>
      <text:p text:style-name="P979"><text:span text:style-name="T562">OSTIE</text:span> <text:span text:style-name="T1957">est le sacre le plus fréquent dans le corpus. </text:span><text:span text:style-name="T546">I</text:span><text:span text:style-name="T1957">l est utilisé de manière intraphrastique dans moins de types de contextes que les autres sacres, ce qui facilite probablement son étiquetage automatique. </text:span><text:span text:style-name="T562">OSTIE</text:span><text:span text:style-name="T1957"> ne peut notamment pas être utilisé comme un verbe. </text:span></text:p>
      <text:p text:style-name="P979"/>
      <text:p text:style-name="P980">Il y a <text:span text:style-name="T2319">500</text:span> signifiant<text:span text:style-name="T1958">s</text:span> <text:span text:style-name="T82">ostie</text:span> <text:span text:style-name="T2340">(ou </text:span><text:span text:style-name="T347">osti</text:span><text:span text:style-name="T2340"> dans 1 cas)</text:span> dans le CFPQ <text:span text:style-name="T1944">et</text:span> 4<text:span text:style-name="T2319">41</text:span> de ceux-ci sont des MI. L'étiqueteur séquentiel repère correctement 4<text:span text:style-name="T2319">40</text:span> MI <text:span text:style-name="T2340">parmi ceux-ci </text:span>(avec une précision de 100%) <text:span text:style-name="T1959">et</text:span> échoue dans un cas (un rappel de 99,77%).</text:p>
      <text:p text:style-name="P993"/>
      <text:p text:style-name="P1032">L'étiqueteur repère correctement les contextes où <text:span text:style-name="T265">ostie</text:span> est en tête de phrase ou entre des pauses syntaxiques. En (<text:span text:style-name="T2319">44</text:span>) par exemple, les deux <text:span text:style-name="T265">ostie</text:span> suivent des pauses syntaxiques et sont correctement identifiés comme des MI :</text:p>
      <text:p text:style-name="P8"/>
      <text:p text:style-name="P1441"><text:span text:style-name="T1960">(</text:span><text:span text:style-name="T1391"><text:sequence text:ref-name="refDrawing43" text:name="Drawing" text:formula="ooow:Drawing+1" style:num-format="1">44</text:sequence></text:span><text:span text:style-name="T1960">)<text:tab/>A. Énoncé original :</text:span></text:p>
      <text:p text:style-name="P1441"><text:tab/>VE : <text:span text:style-name="T21">ostie</text:span> MOI là je suis en Amour (.) moi c’est Miranda <text:span text:style-name="T21">(.)</text:span> <text:span text:style-name="T21">ostie</text:span> qu’elle me fait rire <text:span text:style-name="T2158">[...]</text:span></text:p>
      <text:p text:style-name="P1504"><text:tab/><text:span text:style-name="T2159"><text:tab/>[CFPQ, sous-corpus 19, segment 7, page 67, ligne 16]</text:span></text:p>
      <text:p text:style-name="P1443"/>
      <text:p text:style-name="P1442"><text:tab/><text:span text:style-name="T2158">B. Énoncé étiqueté :</text:span></text:p>
      <text:p text:style-name="P1198"><text:tab/>[<text:span text:style-name="T21">('ostie', 'M')</text:span>, ('moi', 'S'), ('là', 'M'), ('je', 'PRO'), ('suis', 'S'), ('en', 'EN'), ('amour', 'S'), ('.', 'M'), <text:tab/>('moi', 'S'), ("c'", 'S'), ('est', 'S'), ('miranda', 'S'),<text:span text:style-name="T424"> </text:span><text:span text:style-name="T21">('.', 'M')</text:span><text:span text:style-name="T424">,</text:span><text:span text:style-name="T21"> ('ostie', 'M')</text:span>, ("qu'", 'QUE'), ('elle', <text:tab/>'PRO'), ('me', 'PRO'), ('fait', 'S'), ('rire', 'S') <text:span text:style-name="T2158">[...]</text:span></text:p>
      <text:p text:style-name="P1199"/>
      <text:p text:style-name="corps">Lorsque <text:span text:style-name="T266">ostie</text:span> se trouve inséré dans une <text:span text:style-name="T1961">narration</text:span>, sans être précédé par un <text:span text:style-name="T2160">déterminant </text:span>ou un « <text:span text:style-name="T309">en »</text:span>, l'étiqueteur l'interprète correctement comme un MI. <text:span text:style-name="T1961">Dostie </text:span><text:reference-mark-start text:name="ZOTERO_ITEM CSL_CITATION {&quot;citationID&quot;:&quot;2fo6j2ruj5&quot;,&quot;properties&quot;:{&quot;formattedCitation&quot;:&quot;(Dostie, 2015, p. 7)&quot;,&quot;plainCitation&quot;:&quot;(Dostie, 2015, p. 7)&quot;},&quot;citationItems&quot;:[{&quot;id&quot;:249,&quot;uris&quot;:[&quot;http://zotero.org/users/1655709/items/A73TTDTK&quot;],&quot;uri&quot;:[&quot;http://zotero.org/users/1655709/items/A73TTDTK&quot;],&quot;itemData&quot;:{&quot;id&quot;:249,&quot;type&quot;:&quot;article-journal&quot;,&quot;title&quot;:&quot;Gros mots et petits mots dans une perspective prototypique. Les sacres et leurs substituts euphémisés en français québécois&quot;,&quot;container-title&quot;:&quot;Cahiers de lexicologie: Revue internationale de lexicologie et lexicographie&quot;,&quot;page&quot;:&quot;55-89&quot;,&quot;issue&quot;:&quot;106&quot;,&quot;source&quot;:&quot;Dialnet&quot;,&quot;author&quot;:[{&quot;family&quot;:&quot;Dostie&quot;,&quot;given&quot;:&quot;Gaétane&quot;}],&quot;issued&quot;:{&quot;date-parts&quot;:[[&quot;2015&quot;]]}},&quot;locator&quot;:&quot;7&quot;}],&quot;schema&quot;:&quot;https://github.com/citation-style-language/schema/raw/master/csl-citation.json&quot;} RNDI5Vf6Q0JMA"/>(2015, p. 7)<text:reference-mark-end text:name="ZOTERO_ITEM CSL_CITATION {&quot;citationID&quot;:&quot;2fo6j2ruj5&quot;,&quot;properties&quot;:{&quot;formattedCitation&quot;:&quot;(Dostie, 2015, p. 7)&quot;,&quot;plainCitation&quot;:&quot;(Dostie, 2015, p. 7)&quot;},&quot;citationItems&quot;:[{&quot;id&quot;:249,&quot;uris&quot;:[&quot;http://zotero.org/users/1655709/items/A73TTDTK&quot;],&quot;uri&quot;:[&quot;http://zotero.org/users/1655709/items/A73TTDTK&quot;],&quot;itemData&quot;:{&quot;id&quot;:249,&quot;type&quot;:&quot;article-journal&quot;,&quot;title&quot;:&quot;Gros mots et petits mots dans une perspective prototypique. Les sacres et leurs substituts euphémisés en français québécois&quot;,&quot;container-title&quot;:&quot;Cahiers de lexicologie: Revue internationale de lexicologie et lexicographie&quot;,&quot;page&quot;:&quot;55-89&quot;,&quot;issue&quot;:&quot;106&quot;,&quot;source&quot;:&quot;Dialnet&quot;,&quot;author&quot;:[{&quot;family&quot;:&quot;Dostie&quot;,&quot;given&quot;:&quot;Gaétane&quot;}],&quot;issued&quot;:{&quot;date-parts&quot;:[[&quot;2015&quot;]]}},&quot;locator&quot;:&quot;7&quot;}],&quot;schema&quot;:&quot;https://github.com/citation-style-language/schema/raw/master/csl-citation.json&quot;} RNDI5Vf6Q0JMA"/> <text:span text:style-name="T1805">décrit ainsi cet emploi : </text:span><text:span text:style-name="T1799">« le </text:span><text:soft-page-break/><text:span text:style-name="T1799">locuteur, qui est engagé dans une narration, exprime, par le biais d’un sacre, l</text:span><text:span text:style-name="T1806">'</text:span><text:span text:style-name="T1799">émotion intense ressentie relativement à un état de choses auquel il se réfère en parlant. » </text:span><text:span text:style-name="T1961">E</text:span>n (<text:span text:style-name="T2110">45</text:span>) <text:span text:style-name="T1961">par exemple, le locuteur intercale </text:span><text:span text:style-name="T267">ostie</text:span><text:span text:style-name="T1961"> dans sa narration pour colorer ses propres mots</text:span>. </text:p>
      <text:p text:style-name="P1033"/>
      <text:p text:style-name="P1427"><text:span text:style-name="T1962">(</text:span><text:span text:style-name="T1391"><text:sequence text:ref-name="refDrawing44" text:name="Drawing" text:formula="ooow:Drawing+1" style:num-format="1">45</text:sequence></text:span><text:span text:style-name="T1962">)<text:tab/><text:tab/>A. Énoncé original :</text:span></text:p>
      <text:p text:style-name="P1444"><text:tab/>MC : [...] il monte en haut se coucher <text:span text:style-name="T21">ostie</text:span> le détecteur de fumée part toi une heure après</text:p>
      <text:p text:style-name="P1539"><text:tab/><text:span text:style-name="T82">[</text:span><text:span text:style-name="T340">CFPQ, </text:span><text:span text:style-name="T82">sous-corpus 22, segment 3, page 40, ligne 71]</text:span></text:p>
      <text:p text:style-name="P1445"/>
      <text:p text:style-name="P1445"><text:tab/><text:span text:style-name="T2158">B. Énoncé étiqueté :</text:span></text:p>
      <text:p text:style-name="P1445"><text:tab/>[...] ('il', 'PRO'), ('monte', 'S'), ('en', 'EN'), ('haut', 'S'), ('se', 'PRO'), ('coucher', 'S'), <text:span text:style-name="T21">('ostie', 'M')</text:span>, ('le', 'DET'), ('détecteur', 'S'), ('de', 'S'), ('fumée', 'S'), ('part', 'S'), ('toi', 'S'), ('une', 'DET'), ('heure', 'S'), ('après', 'S')]</text:p>
      <text:p text:style-name="P1200"/>
      <text:p text:style-name="P1038">Cette construction est très fréquente puisque <text:span text:style-name="T265">ostie</text:span> est le plus souvent utilisé comme marqueur d'interprétation sans QUE.</text:p>
      <text:p text:style-name="P1031"/>
      <text:p text:style-name="P1039">Lorsque que <text:span text:style-name="T265">ostie</text:span> est précédé par un<text:span text:style-name="T2529">e étiquette</text:span> DET ou EN, <text:span text:style-name="T1963">comme en (46) et (47), </text:span>il est <text:span text:style-name="T1964">nom ou</text:span> intensifieur et est correctement étiqueté comme une unité intraphrastique.</text:p>
      <text:p text:style-name="P1039"/>
      <text:p text:style-name="P1447"><text:span text:style-name="T1960">(</text:span><text:span text:style-name="T1391"><text:sequence text:ref-name="refDrawing45" text:name="Drawing" text:formula="ooow:Drawing+1" style:num-format="1">46</text:sequence></text:span><text:span text:style-name="T1960">)<text:tab/><text:tab/>A. Énoncé original :</text:span></text:p>
      <text:p text:style-name="P1447"><text:span text:style-name="T1960"><text:tab/>VE : [...] ça fait DOU:ZE ans qu’on vit avec cet </text:span><text:span text:style-name="T56">ostie</text:span><text:span text:style-name="T1960"> de problème là</text:span></text:p>
      <text:p text:style-name="P1446"><text:tab/><text:span text:style-name="T339">[CFPQ, sous-corpus 19, segment 8, page 82, ligne 19]</text:span></text:p>
      <text:p text:style-name="P1449"><text:tab/></text:p>
      <text:p text:style-name="P1449"><text:tab/>B. Énoncé étiqueté :</text:p>
      <text:p text:style-name="P1446"><text:tab/>[...] ('ça', 'S'), ('fait', 'S'), ('douze', 'S'), ('ans', 'S'), ("qu'", 'QUE'), ('on', 'PRO'), ('vit', 'S'), ('avec', 'S'), ('cet', 'DET'), <text:span text:style-name="T21">('ostie', 'S')</text:span>, ('de', 'S'), ('problème', 'S'), ('là', 'M')]</text:p>
      <text:p text:style-name="P1427"/>
      <text:p text:style-name="P1448"><text:span text:style-name="T1960">(</text:span><text:span text:style-name="T1391"><text:sequence text:ref-name="refDrawing46" text:name="Drawing" text:formula="ooow:Drawing+1" style:num-format="1">47</text:sequence></text:span><text:span text:style-name="T1960">)<text:tab/>A. Énoncé original :</text:span></text:p>
      <text:p text:style-name="P1450"><text:tab/>O : j’étais pauvre en ostie quand j’avais ça</text:p>
      <text:p text:style-name="exemple"><text:tab/><text:span text:style-name="T82">[</text:span><text:span text:style-name="T340">CFPQ, </text:span><text:span text:style-name="T82">sous-corpus 21, segment 7, page 110, ligne 5]</text:span></text:p>
      <text:p text:style-name="exemple"/>
      <text:p text:style-name="exemple"><text:soft-page-break/><text:tab/>B. Énoncé étiqueté :</text:p>
      <text:p text:style-name="exemple"><text:tab/>[("j'", 'PRO'), ('étais', 'S'), ('pauvre', 'S'), ('en', 'EN'), ('ostie', 'S'), ('quand', 'S'), ("j'", 'PRO'), ('avais', 'S'), ('ça', 'S')]</text:p>
      <text:p text:style-name="P1031"/>
      <text:p text:style-name="P1031">On peut facilement comprendre pourquoi l'étiqueteur séquentiel a attribué l'étiquette l''S' au <text:span text:style-name="T82">ostie</text:span><text:span text:style-name="T475"> de l'énoncé (</text:span><text:span text:style-name="T563">4</text:span><text:span text:style-name="T577">8</text:span><text:span text:style-name="T475">). </text:span><text:span text:style-name="T547">En écoutant la bande sonore de cet extrait du corpus, on remarque que l</text:span><text:span text:style-name="T475">e </text:span><text:span text:style-name="T548">pronom </text:span><text:span text:style-name="T268">une</text:span><text:span text:style-name="T548"> </text:span><text:span text:style-name="T547">y </text:span><text:span text:style-name="T549">est prononcé avec </text:span><text:span text:style-name="T550">emphase</text:span><text:span text:style-name="T549"> et </text:span><text:span text:style-name="T550">suggère</text:span><text:span text:style-name="T549"> une pause syntaxique </text:span><text:span text:style-name="T550">avant le MI OSTIE</text:span><text:span text:style-name="T549">.</text:span><text:span text:style-name="T548"> </text:span><text:span text:style-name="T550">L'étiqueteur ne possède pas cette information et interprète </text:span><text:span text:style-name="T551">erronément </text:span><text:span text:style-name="T550">le </text:span><text:span text:style-name="T269">une</text:span><text:span text:style-name="T550"> comme un déterminant devant un</text:span><text:span text:style-name="T552">e unité intraphrastique</text:span><text:span text:style-name="T550">.</text:span></text:p>
      <text:p text:style-name="P1031"/>
      <text:p text:style-name="P1451">(<text:span text:style-name="T1391"><text:sequence text:ref-name="refDrawing47" text:name="Drawing" text:formula="ooow:Drawing+1" style:num-format="1">48</text:sequence></text:span>)<text:tab/><text:span text:style-name="T1960">A. Énoncé original :</text:span></text:p>
      <text:p text:style-name="P615"><text:tab/><text:span text:style-name="T2320">S : &lt;p&lt;moi fuck j’en achète pas (.) j’en ai une ostie&gt;&gt;</text:span></text:p>
      <text:p text:style-name="P617"><text:tab/>[CFPQ, sous-corpus 21, segment 6, page 95, ligne 13]</text:p>
      <text:p text:style-name="P614"/>
      <text:p text:style-name="P1451"><text:tab/>B. Énoncé étiqueté :</text:p>
      <text:p text:style-name="P1451"><text:span text:style-name="T2161"><text:tab/>* [('moi', 'S'), ('fuck', 'M'), ("j'", 'PRO'), ('en', 'EN'), ('achète', 'S'), ('pas', 'S'), ('.', 'M'), ("j'", 'PRO'), ('en', 'EN'), ('ai', 'S'), ('une', 'DET'), </text:span><text:span text:style-name="T57">('ostie', 'S')</text:span><text:span text:style-name="T2162">]</text:span></text:p>
      <text:p text:style-name="P1031"/>
      <text:h text:style-name="P1606" text:outline-level="5"><text:bookmark-start text:name="__RefHeading___Toc89582_663583607"/>E.<text:span text:style-name="T2517">4</text:span>.1.1.<text:span text:style-name="T2418">2</text:span>. OSTIFIE<text:bookmark-end text:name="__RefHeading___Toc89582_663583607"/></text:h>
      <text:p text:style-name="P1325">La fréquence d<text:span text:style-name="T2341">e </text:span><text:span text:style-name="T82">ostifie</text:span> est à la limite d'être trop faible pour que le vocable puisse être traité par le système informatique : <text:span text:style-name="T2341">sur 12 des signifiants de </text:span><text:span text:style-name="T348">ostifie</text:span><text:span text:style-name="T2341"> dans le corpus, 10 occurrences sont des MI</text:span>. L'étiqueteur repère correctement 10 MI lorsqu'il <text:span text:style-name="T2341">le </text:span>prend pour cible <text:span text:style-name="T2451">(un rappel de 100%) avec une précision de 10/11</text:span> <text:span text:style-name="T2341">(90,91%), pour une f-mesure de 95,24%</text:span>.</text:p>
      <text:p text:style-name="P1324"/>
      <text:h text:style-name="P1606" text:outline-level="5"><text:bookmark-start text:name="__RefHeading___Toc89584_663583607"/>E.<text:span text:style-name="T2517">4</text:span>.1.1.3. OSTI<text:span text:style-name="T2345">QUE</text:span><text:bookmark-end text:name="__RefHeading___Toc89584_663583607"/></text:h>
      <text:p text:style-name="P1323">8 signifiants sur 11 de <text:span text:style-name="T82">ostique</text:span> sont des MI dans le corpus. La faible fréquence du signifiant <text:span text:style-name="T82">ostique</text:span> fait en sorte que l'étiqueteur n-grammes fait des erreurs lorsqu'il prend pour cible cette unité de manière individuelle. L'étiqueteur repère correctement <text:span text:style-name="T2452">les </text:span>8 MI <text:span text:style-name="T2452">(</text:span>un taux de rappel de 100%<text:span text:style-name="T2452">) avec une précision de 8 </text:span>sur 10 <text:span text:style-name="T2452">(</text:span>80%<text:span text:style-name="T2452">)</text:span>.</text:p>
      <text:p text:style-name="P1324"/>
      <text:p text:style-name="P1324"><text:soft-page-break/><text:span text:style-name="T2347">Une erreur de précision de l'étiqueteur est due à la construction « </text:span><text:span text:style-name="T350">en ostique</text:span><text:span text:style-name="T2347"> » qui ne se trouve qu'une fois dans le corpus et l'autre est due à une erreur d'étiquetage du déterminant </text:span><text:span text:style-name="T349">un</text:span><text:span text:style-name="T2346"> par le programme. Normalement, l'étiqueteur attribue dans 100% des cas l'étiquette DET au mot </text:span><text:span text:style-name="T349">un</text:span><text:span text:style-name="T2346">, mais échoue dans ce cas-ci parce que le corpus d'entraînement n'inclue pas cette unité. Cette erreur n'est pas directement liée au MI OSTIQUE et peut facilement être évitée en ajoutant des énoncés supplémentaires qui contiennent l'unité </text:span><text:span text:style-name="T349">un</text:span><text:span text:style-name="T2346"> au corpus d'entraînement.</text:span></text:p>
      <text:p text:style-name="P1321"/>
      <text:h text:style-name="P1612" text:outline-level="5"><text:bookmark-start text:name="__RefHeading___Toc89586_663583607"/><text:span text:style-name="T2098">E.4.1.1.4</text:span>. <text:span text:style-name="T2318">Regroupement de OSTIE, OSTIQUE, OSTIFIE, OSTINE</text:span><text:bookmark-end text:name="__RefHeading___Toc89586_663583607"/></text:h>
      <text:p text:style-name="P1326">Afin d'éviter certaines erreurs de la part de l'étiqueteur n-grammes, il est possible de rassembler des signifiants aux comportements syntaxiques similaires et de constituer des corpus d'entraînement de plus grande<text:span text:style-name="T2349">s</text:span> taille<text:span text:style-name="T2349">s</text:span>.</text:p>
      <text:p text:style-name="P1327"/>
      <text:p text:style-name="P1328">Si nous additionnons les erreurs commises par l'analyse individuelle de chacun de ces vocables par l'étiqueteur n-grammes nous comptabilisons 1 erreur de rappel et 3 erreurs de précision. Si nous regroupons ces vocables sous une même classe et constituons un seul corpus d'entraînement avec l'ensemble de leurs contextes, l'étiqueteur ne fait que 1 erreur de rappel <text:span text:style-name="T2530">pour un résultat presque parfait</text:span>. Le tableau <text:span text:style-name="T2530">7</text:span> présente présente ces résultats <text:span text:style-name="T2530">aux deux dernières lignes</text:span>.</text:p>
      <text:p text:style-name="P1324"/>
      <text:p text:style-name="P1329">Les erreurs lié<text:span text:style-name="T2350">e</text:span>s aux vocables OSTIFE et OSTIQUE ne se produisent plus grâce au regroupement des unités. L'erreur propre à OSTIE présentée en E.3.1.1.1. se présente toujours.</text:p>
      <text:p text:style-name="P1331"/>
      <text:p text:style-name="P1330"><text:span text:style-name="T2349">Notons que les substituts de sacre n'ont pas la capacité d'être dérivés et d'être utilisés de manière récursive </text:span><text:reference-mark-start text:name="ZOTERO_ITEM CSL_CITATION {&quot;citationID&quot;:&quot;2ndur99p09&quot;,&quot;properties&quot;:{&quot;formattedCitation&quot;:&quot;(Dostie, 2015, p. 11)&quot;,&quot;plainCitation&quot;:&quot;(Dostie, 2015, p. 11)&quot;},&quot;citationItems&quot;:[{&quot;id&quot;:249,&quot;uris&quot;:[&quot;http://zotero.org/users/1655709/items/A73TTDTK&quot;],&quot;uri&quot;:[&quot;http://zotero.org/users/1655709/items/A73TTDTK&quot;],&quot;itemData&quot;:{&quot;id&quot;:249,&quot;type&quot;:&quot;article-journal&quot;,&quot;title&quot;:&quot;Gros mots et petits mots dans une perspective prototypique. Les sacres et leurs substituts euphémisés en français québécois&quot;,&quot;container-title&quot;:&quot;Cahiers de lexicologie: Revue internationale de lexicologie et lexicographie&quot;,&quot;page&quot;:&quot;55-89&quot;,&quot;issue&quot;:&quot;106&quot;,&quot;source&quot;:&quot;Dialnet&quot;,&quot;author&quot;:[{&quot;family&quot;:&quot;Dostie&quot;,&quot;given&quot;:&quot;Gaétane&quot;}],&quot;issued&quot;:{&quot;date-parts&quot;:[[&quot;2015&quot;]]}},&quot;locator&quot;:&quot;11&quot;}],&quot;schema&quot;:&quot;https://github.com/citation-style-language/schema/raw/master/csl-citation.json&quot;} RNDES1B3CiGct"/>(Dostie, 2015, p. 11)<text:reference-mark-end text:name="ZOTERO_ITEM CSL_CITATION {&quot;citationID&quot;:&quot;2ndur99p09&quot;,&quot;properties&quot;:{&quot;formattedCitation&quot;:&quot;(Dostie, 2015, p. 11)&quot;,&quot;plainCitation&quot;:&quot;(Dostie, 2015, p. 11)&quot;},&quot;citationItems&quot;:[{&quot;id&quot;:249,&quot;uris&quot;:[&quot;http://zotero.org/users/1655709/items/A73TTDTK&quot;],&quot;uri&quot;:[&quot;http://zotero.org/users/1655709/items/A73TTDTK&quot;],&quot;itemData&quot;:{&quot;id&quot;:249,&quot;type&quot;:&quot;article-journal&quot;,&quot;title&quot;:&quot;Gros mots et petits mots dans une perspective prototypique. Les sacres et leurs substituts euphémisés en français québécois&quot;,&quot;container-title&quot;:&quot;Cahiers de lexicologie: Revue internationale de lexicologie et lexicographie&quot;,&quot;page&quot;:&quot;55-89&quot;,&quot;issue&quot;:&quot;106&quot;,&quot;source&quot;:&quot;Dialnet&quot;,&quot;author&quot;:[{&quot;family&quot;:&quot;Dostie&quot;,&quot;given&quot;:&quot;Gaétane&quot;}],&quot;issued&quot;:{&quot;date-parts&quot;:[[&quot;2015&quot;]]}},&quot;locator&quot;:&quot;11&quot;}],&quot;schema&quot;:&quot;https://github.com/citation-style-language/schema/raw/master/csl-citation.json&quot;} RNDES1B3CiGct"/><text:span text:style-name="T624"> </text:span><text:span text:style-name="T633">ce qui facilite sans doute leur identification </text:span><text:span text:style-name="T637">car cette utilisation a tendance à entraîner des erreurs de la part de l'étiqueteur n-grammes</text:span><text:span text:style-name="T633">. </text:span><text:span text:style-name="T636">Par une utilisation récursive, nous entendons les enchaînements de sacre à l'aide de la préposition </text:span><text:span text:style-name="T661">de</text:span><text:span text:style-name="T636"> comme discutés au point E.3.1.1.3.</text:span></text:p>
      <text:p text:style-name="P1321"/>
      <text:h text:style-name="Heading_20_4" text:outline-level="4"><text:bookmark-start text:name="__RefHeading___Toc89588_663583607"/>E.<text:span text:style-name="T2517">4</text:span>.1.2. CRISSE et substituts<text:bookmark-end text:name="__RefHeading___Toc89588_663583607"/></text:h>
      <text:p text:style-name="corps">Le tableau 8 présente les résultats de l'étiquetage par n-grammes de CRISSE et ses substituts CRIF, CRIME.</text:p>
      <text:p text:style-name="corps"/>
      <text:p text:style-name="P149"><text:soft-page-break/>Tablea<text:span text:style-name="T2172">u</text:span> <text:sequence text:ref-name="refTable7" text:name="Table" text:formula="ooow:Table+1" style:num-format="1">8</text:sequence>: Étiquetage <text:span text:style-name="T2124">de CRISSE et ses substituts par le module n-grammes</text:span></text:p>
      <table:table table:name="Table87" table:style-name="Table87">
        <table:table-column table:style-name="Table87.A"/>
        <table:table-column table:style-name="Table87.B"/>
        <table:table-column table:style-name="Table87.C"/>
        <table:table-column table:style-name="Table87.B"/>
        <table:table-column table:style-name="Table87.E"/>
        <table:table-row>
          <table:table-cell table:style-name="Table87.A1" office:value-type="string">
            <text:p text:style-name="P300">Vocable<text:span text:style-name="T2154">s</text:span></text:p>
          </table:table-cell>
          <table:table-cell table:style-name="Table87.B1" office:value-type="string">
            <text:p text:style-name="P281">P<text:span text:style-name="T2154">roportion MI</text:span></text:p>
          </table:table-cell>
          <table:table-cell table:style-name="Table87.B1" office:value-type="string">
            <text:p text:style-name="P188">Rappel</text:p>
          </table:table-cell>
          <table:table-cell table:style-name="Table87.B1" office:value-type="string">
            <text:p text:style-name="P188">Précision</text:p>
          </table:table-cell>
          <table:table-cell table:style-name="Table87.E1" office:value-type="string">
            <text:p text:style-name="P262"><text:span text:style-name="T2157">F</text:span>-mesure</text:p>
          </table:table-cell>
        </table:table-row>
        <table:table-row>
          <table:table-cell table:style-name="Table87.A2" office:value-type="string">
            <text:p text:style-name="P477">CRISSE</text:p>
          </table:table-cell>
          <table:table-cell table:style-name="Table87.B2" office:value-type="string">
            <text:p text:style-name="P477">73,33%</text:p>
            <text:p text:style-name="P477">(132/180)</text:p>
          </table:table-cell>
          <table:table-cell table:style-name="Table87.B2" office:value-type="string">
            <text:p text:style-name="P477">96,97%</text:p>
            <text:p text:style-name="P477">(128/132)</text:p>
          </table:table-cell>
          <table:table-cell table:style-name="Table87.B2" office:value-type="string">
            <text:p text:style-name="P477">96,97%</text:p>
            <text:p text:style-name="P477">(128/132)</text:p>
          </table:table-cell>
          <table:table-cell table:style-name="Table87.E2" office:value-type="string">
            <text:p text:style-name="P477">96,97%</text:p>
          </table:table-cell>
        </table:table-row>
        <table:table-row>
          <table:table-cell table:style-name="Table87.A2" office:value-type="string">
            <text:p text:style-name="P360">CRIF</text:p>
          </table:table-cell>
          <table:table-cell table:style-name="Table87.B2" office:value-type="string">
            <text:p text:style-name="P477">87,10%</text:p>
            <text:p text:style-name="P477">(54/62)</text:p>
          </table:table-cell>
          <table:table-cell table:style-name="Table87.B2" office:value-type="string">
            <text:p text:style-name="P477">100%</text:p>
            <text:p text:style-name="P477">(54/54)</text:p>
          </table:table-cell>
          <table:table-cell table:style-name="Table87.B2" office:value-type="string">
            <text:p text:style-name="P477">98,18%</text:p>
            <text:p text:style-name="P477">(54/55)</text:p>
          </table:table-cell>
          <table:table-cell table:style-name="Table87.E2" office:value-type="string">
            <text:p text:style-name="P477">99,08%</text:p>
          </table:table-cell>
        </table:table-row>
        <table:table-row>
          <table:table-cell table:style-name="Table87.A2" office:value-type="string">
            <text:p text:style-name="P477">CRIME</text:p>
          </table:table-cell>
          <table:table-cell table:style-name="Table87.B2" office:value-type="string">
            <text:p text:style-name="P477">85,71%</text:p>
            <text:p text:style-name="P477">(24/28)</text:p>
          </table:table-cell>
          <table:table-cell table:style-name="Table87.B2" office:value-type="string">
            <text:p text:style-name="P477">100%</text:p>
            <text:p text:style-name="P477">(24/24)</text:p>
          </table:table-cell>
          <table:table-cell table:style-name="Table87.B2" office:value-type="string">
            <text:p text:style-name="P477">100%</text:p>
            <text:p text:style-name="P477">(24/24)</text:p>
          </table:table-cell>
          <table:table-cell table:style-name="Table87.E2" office:value-type="string">
            <text:p text:style-name="P477">100%</text:p>
          </table:table-cell>
        </table:table-row>
        <table:table-row>
          <table:table-cell table:style-name="Table87.A2" office:value-type="string">
            <text:p text:style-name="P508">CRISTIE</text:p>
          </table:table-cell>
          <table:table-cell table:style-name="Table87.B2" office:value-type="string">
            <text:p text:style-name="P508">71,43%</text:p>
            <text:p text:style-name="P508">(5/7)</text:p>
          </table:table-cell>
          <table:table-cell table:style-name="Table87.B2" office:value-type="string">
            <text:p text:style-name="P477">-</text:p>
          </table:table-cell>
          <table:table-cell table:style-name="Table87.B2" office:value-type="string">
            <text:p text:style-name="P477">-</text:p>
          </table:table-cell>
          <table:table-cell table:style-name="Table87.E2" office:value-type="string">
            <text:p text:style-name="P477">-</text:p>
          </table:table-cell>
        </table:table-row>
        <table:table-row>
          <table:table-cell table:style-name="Table87.A2" office:value-type="string">
            <text:p text:style-name="P361">Addition <text:span text:style-name="T2383">de CRISSE, CRIF, CRIME</text:span></text:p>
          </table:table-cell>
          <table:table-cell table:style-name="Table87.B2" office:value-type="string">
            <text:p text:style-name="P475">77,78%</text:p>
            <text:p text:style-name="P475">(210/270)</text:p>
          </table:table-cell>
          <table:table-cell table:style-name="Table87.B2" office:value-type="string">
            <text:p text:style-name="P475">99,05%</text:p>
            <text:p text:style-name="P476">(<text:span text:style-name="T2354">208/210)</text:span></text:p>
          </table:table-cell>
          <table:table-cell table:style-name="Table87.B2" office:value-type="string">
            <text:p text:style-name="P475">97,65%</text:p>
            <text:p text:style-name="P475">(208/213)</text:p>
          </table:table-cell>
          <table:table-cell table:style-name="Table87.E2" office:value-type="string">
            <text:p text:style-name="P475">98,35%</text:p>
          </table:table-cell>
        </table:table-row>
        <table:table-row>
          <table:table-cell table:style-name="Table87.A2" office:value-type="string">
            <text:p text:style-name="P362">Regroupement <text:span text:style-name="T2383">de CRISSE, CRIF, CRIME</text:span></text:p>
          </table:table-cell>
          <table:table-cell table:style-name="Table87.B2" office:value-type="string">
            <text:p text:style-name="P475">77,78%</text:p>
            <text:p text:style-name="P475">(210/270)</text:p>
          </table:table-cell>
          <table:table-cell table:style-name="Table87.B2" office:value-type="string">
            <text:p text:style-name="P475">98,57%</text:p>
            <text:p text:style-name="P475">(207/210)</text:p>
          </table:table-cell>
          <table:table-cell table:style-name="Table87.B2" office:value-type="string">
            <text:p text:style-name="P475">98,10%</text:p>
            <text:p text:style-name="P475">(207/211)</text:p>
          </table:table-cell>
          <table:table-cell table:style-name="Table87.E2" office:value-type="string">
            <text:p text:style-name="P476">9<text:span text:style-name="T2354">8,34%</text:span></text:p>
          </table:table-cell>
        </table:table-row>
        <table:table-row>
          <table:table-cell table:style-name="Table87.A8" office:value-type="string">
            <text:p text:style-name="P362">Regroupement <text:span text:style-name="T2383">de CRISSE, CRIF, CRIME, CRISTIE</text:span></text:p>
          </table:table-cell>
          <table:table-cell table:style-name="Table87.B8" office:value-type="string">
            <text:p text:style-name="P477">77,62%</text:p>
            <text:p text:style-name="P477">(215/277)</text:p>
          </table:table-cell>
          <table:table-cell table:style-name="Table87.B8" office:value-type="string">
            <text:p text:style-name="P477">9<text:span text:style-name="T2351">8</text:span>,6<text:span text:style-name="T2351">0</text:span>%</text:p>
            <text:p text:style-name="P477">(2<text:span text:style-name="T2351">12</text:span>/215)</text:p>
          </table:table-cell>
          <table:table-cell table:style-name="Table87.B8" office:value-type="string">
            <text:p text:style-name="P477">98,1<text:span text:style-name="T2351">5</text:span>%</text:p>
            <text:p text:style-name="P477">(21<text:span text:style-name="T2351">2</text:span>/21<text:span text:style-name="T2351">6</text:span>)</text:p>
          </table:table-cell>
          <table:table-cell table:style-name="Table87.E8" office:value-type="string">
            <text:p text:style-name="P477">9<text:span text:style-name="T2351">8</text:span>,<text:span text:style-name="T2351">38</text:span>%</text:p>
          </table:table-cell>
        </table:table-row>
      </table:table>
      <text:p text:style-name="P832"/>
      <text:h text:style-name="Heading_20_5" text:outline-level="5"><text:bookmark-start text:name="__RefHeading__19664_6262873131"/><text:span text:style-name="T2098">E.4.1.2.1</text:span>. CRISSE<text:bookmark-end text:name="__RefHeading__19664_6262873131"/></text:h>
      <text:p text:style-name="P1031"><text:span text:style-name="T1965">Le signifiant </text:span><text:span text:style-name="T270">crisse</text:span><text:span text:style-name="T1965"> (ou rarement </text:span><text:span text:style-name="T270">criss</text:span><text:span text:style-name="T1965">) est moins fréquent dans le corpus que </text:span><text:span text:style-name="T270">ostie</text:span><text:span text:style-name="T1965"> et </text:span>est utilisé dans davantage de contexte<text:span text:style-name="T1966">s</text:span> intraphrastique<text:span text:style-name="T1966">s</text:span>. <text:span text:style-name="T1965">L</text:span>'étiqueteur séquentiel fait <text:span text:style-name="T1967">en conséquence </text:span>davantage d'erreurs à son sujet. </text:p>
      <text:p text:style-name="P1031"/>
      <text:p text:style-name="P1283">Sur 1<text:span text:style-name="T2163">80 </text:span>formes <text:span text:style-name="T1968">de CRISSE</text:span>, 13<text:span text:style-name="T2163">2</text:span> sont des MI. <text:span text:style-name="T1959">L'étiqueteur séquentiel fait 8 erreurs en tentant d'identifier ceux-ci. Il identifie correctement 128 MI sur 132 avec une précision de 128 sur 132, c'est-à-dire qu'il attribue l'étiquette 'M' à 132 unités, mais que seulement 128 de ces unités sont réellement des unités extraphrastiques (une précision de 96,97% et un rappel de 96,97%, pour une F-mesure de 96,97%). </text:span></text:p>
      <text:p text:style-name="P1201"/>
      <text:p text:style-name="P1031"><text:span text:style-name="T2164">Les contextes où le MI </text:span><text:span text:style-name="T271">crisse</text:span><text:span text:style-name="T2164"> est isolé syntaxiquement ou en tête de phrase sont correctement identifiés par l'étiqueteur séquentiel, de manière similaire à </text:span><text:span text:style-name="T271">ostie</text:span><text:span text:style-name="T2164">.</text:span></text:p>
      <text:p text:style-name="P1040"><text:soft-page-break/></text:p>
      <text:p text:style-name="P1041">Grâce à l'étiquetage des pronoms ('PRO') qui peuvent servir de sujets <text:span text:style-name="T1969">et des pronoms réfléchis</text:span>, l'étiqueteur <text:span text:style-name="T1970">reconnaît</text:span> le caractère intraphrastique des <text:span text:style-name="T271">crisse</text:span> utilisés comme verbes. <text:span text:style-name="T2321">Dans les énoncés (49) et (50), les pronoms </text:span><text:span text:style-name="T341">il</text:span><text:span text:style-name="T2321"> et </text:span><text:span text:style-name="T341">se</text:span><text:span text:style-name="T2321"> précèdent le signifiant </text:span><text:span text:style-name="T341">crisse</text:span><text:span text:style-name="T2321"> et permettent l'étiquetage de ce dernier comme unité intraphrastique.</text:span></text:p>
      <text:p text:style-name="P1042"/>
      <text:p text:style-name="P1452">(<text:span text:style-name="T1391"><text:sequence text:ref-name="refDrawing48" text:name="Drawing" text:formula="ooow:Drawing+1" style:num-format="1">49</text:sequence></text:span>)<text:tab/><text:span text:style-name="T2167">A. Énoncé original :</text:span></text:p>
      <text:p text:style-name="P1452"><text:span text:style-name="T2165"><text:tab/>[...] </text:span>le matin j’ouvre la porte là/ pis mon chien <text:span text:style-name="T58">il crisse</text:span><text:span text:style-name="T2165"> son camp pendant une heure je sais pas où est-ce qu’il va/ (.) demande-moi le pas\ </text:span></text:p>
      <text:p text:style-name="P1503"><text:tab/>[<text:span text:style-name="T2321">CFPQ, </text:span>sous-corpus 30, segment 7, page 100, ligne 16]</text:p>
      <text:p text:style-name="exemple"/>
      <text:p text:style-name="P1452"><text:tab/>B. Énoncé étiqueté :</text:p>
      <text:p text:style-name="exemple"><text:tab/>[...] ('mon', 'DET'), ('chien', 'S'), <text:span text:style-name="T21">('il', 'PRO'), ('crisse', 'S')</text:span>, ('son', 'DET'), ('camp', 'S'), ('pendant', 'S'), ('une', 'DET'), ('heure', 'S') [...]</text:p>
      <text:p text:style-name="P1042"/>
      <text:p text:style-name="P1454">(<text:span text:style-name="T1391"><text:sequence text:ref-name="refDrawing49" text:name="Drawing" text:formula="ooow:Drawing+1" style:num-format="1">50</text:sequence></text:span>)<text:tab/><text:span text:style-name="T2167">A. Énoncé original :</text:span></text:p>
      <text:p text:style-name="P1454"><text:span text:style-name="T2166"><text:tab/>MC : oui: mais (1”) tʼsais (.) cʼest parce que Nathalie a comme pris euh le bord de: (.) &lt;p&lt;elle </text:span><text:span text:style-name="T59">se crisse</text:span><text:span text:style-name="T2166"> dʼelle là&gt;&gt;</text:span></text:p>
      <text:p text:style-name="P1505"><text:tab/>[<text:span text:style-name="T2321">CFPQ, </text:span>sous-corpus 22, segment 6, page 97, ligne 9]</text:p>
      <text:p text:style-name="P1427"/>
      <text:p text:style-name="P1454"><text:tab/>B. Énoncé étiqueté :</text:p>
      <text:p text:style-name="P1453"><text:tab/>[...] ('elle', 'PRO'), <text:span text:style-name="T21">('se', 'PRO'), ('crisse', 'S')</text:span>, ("d'", 'S'), ('elle', 'PRO'), ('là', 'M')]</text:p>
      <text:p text:style-name="P1042"/>
      <text:p text:style-name="P1043">Grâce à l'étiqueteur trigramme, les séquences où un adjectif s'insère entre un déterminant et un <text:span text:style-name="T272">crisse</text:span> <text:span text:style-name="T1971">intraphrastique s</text:span>ont repérées. En (<text:span text:style-name="T2322">51</text:span>), <text:span text:style-name="T1972">l'étiqueteur identifie correctement </text:span><text:span text:style-name="T273">crisse</text:span><text:span text:style-name="T1972"> comme n'étant pas un MI alors qu'il est précédé d'un déterminant et d'un adjectif. </text:span></text:p>
      <text:p text:style-name="P1042"/>
      <text:p text:style-name="P1455">(<text:span text:style-name="T1391"><text:sequence text:ref-name="refDrawing50" text:name="Drawing" text:formula="ooow:Drawing+1" style:num-format="1">51</text:sequence></text:span>)<text:tab/><text:tab/><text:span text:style-name="T2167">A. Énoncé original :</text:span></text:p>
      <text:p text:style-name="P1455"><text:span text:style-name="T2168"><text:tab/>S : ils voient pas le petit gars t’sais </text:span><text:span text:style-name="T60">le petit crisse</text:span><text:span text:style-name="T2168"> là [...]</text:span></text:p>
      <text:p text:style-name="P1506"><text:tab/>[<text:span text:style-name="T2322">CFPQ, </text:span>sous-corpus 15, segment 8, page 138, ligne 21]</text:p>
      <text:p text:style-name="exemple"/>
      <text:p text:style-name="P1455"><text:soft-page-break/><text:tab/>B. Énoncé étiqueté :</text:p>
      <text:p text:style-name="exemple"><text:tab/>[('ils', 'S'), ('voient', 'S'), ('pas', 'S'), ('le', 'DET'), ('petit', 'S'), ('gars', 'S'), ('t_sais', 'M'), <text:span text:style-name="T21">('le', <text:tab/>'DET'), ('petit', 'S'), ('crisse', 'S')</text:span>, ('là', 'M') [...]</text:p>
      <text:p text:style-name="P1042"/>
      <text:p text:style-name="P1044">Nous <text:span text:style-name="T2168">voyons </text:span>que la séquence DET-S-S permet de repérer des utilisations intraphrastiques de <text:span text:style-name="T272">crisse</text:span>. Malheureusement, <text:span text:style-name="T1973">l'étiqueteur ne peut repérer certaines utilisations de </text:span><text:span text:style-name="T274">crisse</text:span><text:span text:style-name="T1973"> intercalés à l'intérieur de phrases et utilisés comme MI. En (52) par exemple, la suite DET-S pousse l'étiqueteur à considérer erronément le </text:span><text:span text:style-name="T274">crisse</text:span><text:span text:style-name="T1973"> comme une unité intraphrastique.</text:span></text:p>
      <text:p text:style-name="P1045"/>
      <text:p text:style-name="P1456">(<text:span text:style-name="T1391"><text:sequence text:ref-name="refDrawing51" text:name="Drawing" text:formula="ooow:Drawing+1" style:num-format="1">52</text:sequence></text:span>)<text:tab/><text:tab/><text:span text:style-name="T2167">A. Énoncé original :</text:span></text:p>
      <text:p text:style-name="P1456"><text:span text:style-name="T442"><text:tab/>R : ben les parents sont plus intéressés à élever </text:span><text:span text:style-name="T61">des enfants crisse</text:span><text:span text:style-name="T442"> ils ont pas le droit de les élever</text:span><text:span text:style-name="T424"> </text:span>[...]</text:p>
      <text:p text:style-name="exemple"><text:tab/>[sous-corpus 4, segment 3, page 29, ligne 9]</text:p>
      <text:p text:style-name="exemple"/>
      <text:p text:style-name="P1456"><text:tab/>B. Énoncé étiqueté :</text:p>
      <text:p text:style-name="exemple"><text:tab/><text:span text:style-name="T2169">* </text:span>[('ben', 'BEN'), ('les', 'DET'), ('parents', 'S'), ('sont', 'S'), ('plus', 'S'), ('intéressés', 'S'), ('à', 'A'), ('élever', 'S'), <text:span text:style-name="T21">('des', 'DET'), ('enfants', 'S'), ('crisse', 'S')</text:span> [...]</text:p>
      <text:p text:style-name="exemple"/>
      <text:p text:style-name="P1046">Quelques erreurs sont la conséquence de coupures dans l'énonciation, <text:span text:style-name="T1974">parfois liées à des hésitations ou à des corrections</text:span>. En (<text:span text:style-name="T2323">53</text:span>) <text:span text:style-name="T1975">par exemple</text:span>, l'énonciateur produit le syntagme nominal « petit crisse » <text:span text:style-name="T1976">s</text:span>ans l'introduire par un déterminant. À cause d<text:span text:style-name="T1977">u</text:span> manque de finesse d<text:span text:style-name="T1977">e l'ensemble d'étiquettes</text:span> que nous avons choisi d'utiliser, l'étiqueteur ne reconnaît pas le caractère nominal de <text:span text:style-name="T272">crisse</text:span> ici :</text:p>
      <text:p text:style-name="P1040"/>
      <text:p text:style-name="P1458">(<text:span text:style-name="T1391"><text:sequence text:ref-name="refDrawing52" text:name="Drawing" text:formula="ooow:Drawing+1" style:num-format="1">53</text:sequence></text:span>)<text:tab/><text:span text:style-name="T2167">A. Énoncé original :</text:span></text:p>
      <text:p text:style-name="P1458"><text:span text:style-name="T2167"><text:tab/>R : mais qu’il entende •</text:span><text:span text:style-name="T62">petit crisse</text:span><text:span text:style-name="T2170">° il va repartir à rire</text:span></text:p>
      <text:p text:style-name="P1505"><text:tab/>[<text:span text:style-name="T2323">CFPQ, </text:span>sous-corpus 15, segment 9, page 150, ligne 20]</text:p>
      <text:p text:style-name="P1427"/>
      <text:p text:style-name="P1458"><text:tab/>B. Énoncé étiqueté :</text:p>
      <text:p text:style-name="P1457"><text:tab/><text:span text:style-name="T2323">* </text:span>[('mais', 'MAIS'), ("qu'", 'QUE'), ('il', 'PRO'), ('entende', 'S'), ('_debut_citation', 'M'), <text:span text:style-name="T21">('petit', 'S'), ('crisse', 'M')</text:span>, ('_fin_citation', 'M') [...]</text:p>
      <text:p text:style-name="P1040"/>
      <text:p text:style-name="P1047"><text:soft-page-break/><text:span text:style-name="T1978">Quelques</text:span> erreurs semblent être liées aux constructions avec DE. <text:span text:style-name="T1978">Nous avons essayé d'attribuer une étiquette particulière aux unités </text:span><text:span text:style-name="T275">de</text:span><text:span text:style-name="T1978"> et </text:span><text:span text:style-name="T275">d'</text:span><text:span text:style-name="T553">, mais la faible fréquence de ces contextes faisait en sorte que plus d'erreurs étaient créées qu'éliminées. </text:span><text:span text:style-name="T554">En (</text:span><text:span text:style-name="T578">54</text:span><text:span text:style-name="T554">), </text:span><text:span text:style-name="T555">le </text:span><text:span text:style-name="T272">crisse</text:span><text:span text:style-name="T555"> intensifieur est introduit par un DE, mais est étiqueté comme un MI à cause de la suite S-S qui le précède.</text:span></text:p>
      <text:p text:style-name="P1040"/>
      <text:p text:style-name="P1459"><text:span text:style-name="T1979">(</text:span><text:span text:style-name="T1391"><text:sequence text:ref-name="refDrawing53" text:name="Drawing" text:formula="ooow:Drawing+1" style:num-format="1">54</text:sequence></text:span><text:span text:style-name="T1979">)<text:tab/>A. Énoncé original :</text:span></text:p>
      <text:p text:style-name="P1459"><text:span text:style-name="T1979"><text:tab/>[...] </text:span>je l’ai <text:span text:style-name="T21">traitée de crisse</text:span> de folle <text:s/><text:span text:style-name="T1980">[...]</text:span></text:p>
      <text:p text:style-name="P1427"><text:tab/>[sous-corpus 2, segment 8, page 97, ligne 3]</text:p>
      <text:p text:style-name="P1048"/>
      <text:p text:style-name="P1460"><text:tab/>B. Énoncé étiqueté :</text:p>
      <text:p text:style-name="P1202"><text:tab/><text:span text:style-name="T2323">* </text:span>[...] ('je', 'PRO'), ("l'", 'DET'), ('ai', 'S'), <text:span text:style-name="T21">('traitée', 'S'), ('de', 'S'), ('crisse', 'M')</text:span>, ('de', 'S'), <text:tab/>('folle', 'S') [...]</text:p>
      <text:p text:style-name="P1048"/>
      <text:p text:style-name="P1031"><text:span text:style-name="T2171">Une autre erreur commise par l'étiqueteur concerne un MI produit en compagnie d'un nom propre vocatif</text:span><text:span text:style-name="T431"> (discuté au point </text:span><text:span text:style-name="T453">B</text:span><text:span text:style-name="T431">.6.3.). </text:span><text:span text:style-name="T432">En (</text:span><text:span text:style-name="T443">5</text:span><text:span text:style-name="T453">5</text:span><text:span text:style-name="T432">) par exemple, un ensemble d'étiquettes plus raffiné aurait pu identifi</text:span><text:span text:style-name="T433">er</text:span><text:span text:style-name="T432"> </text:span><text:span text:style-name="T390">Marie-Christine</text:span><text:span text:style-name="T432"> comment étant un nom propre et tirer une conclusion correcte au sujet du caractère extraphrastique du </text:span><text:span text:style-name="T391">crisse</text:span><text:span text:style-name="T432">.</text:span></text:p>
      <text:p text:style-name="P982"/>
      <text:p text:style-name="P1461"><text:span text:style-name="T424">(</text:span><text:span text:style-name="T1392"><text:sequence text:ref-name="refDrawing54" text:name="Drawing" text:formula="ooow:Drawing+1" style:num-format="1">55</text:sequence></text:span><text:span text:style-name="T424">)<text:tab/></text:span><text:span text:style-name="T444">A. Énoncé original :</text:span></text:p>
      <text:p text:style-name="P1461"><text:span text:style-name="T444"><text:tab/></text:span><text:span text:style-name="T443">J : voyons </text:span><text:span text:style-name="T63">Marie-Christine crisse</text:span><text:span text:style-name="T443"> (</text:span><text:span text:style-name="T392">en haussant les sourcils et en sʼavançant vers Marie-Christine comme pour insister sur ses propos</text:span><text:span text:style-name="T443">) (.) tʼes pas GROSSE</text:span></text:p>
      <text:p text:style-name="P1518"><text:tab/>[<text:span text:style-name="T2323">CFPQ, </text:span>sous-corpus 22, segment 8, page 113, ligne 17]</text:p>
      <text:p text:style-name="P1462"/>
      <text:p text:style-name="P1464"><text:tab/>B. Énoncé étiqueté :</text:p>
      <text:p text:style-name="P1463"><text:tab/><text:span text:style-name="T2323">* </text:span>[('voyons', 'M'), <text:span text:style-name="T21">('marie-christine', 'S'), ('crisse', 'S')</text:span>, ('.', 'M'), ("t'", 'PRO'), ('es', 'S'), ('pas', 'S'), ('grosse', 'S')]</text:p>
      <text:p text:style-name="P1031"/>
      <text:h text:style-name="Heading_20_5" text:outline-level="5"><text:bookmark-start text:name="__RefHeading___Toc112807_1921487741"/><text:span text:style-name="T2098">E.4.1.2.2. </text:span>CRIF<text:bookmark-end text:name="__RefHeading___Toc112807_1921487741"/></text:h>
      <text:p text:style-name="P1273"><text:span text:style-name="T2324">Sans surprise, l</text:span>es tests effectués sur le vocable CRIF <text:span text:style-name="T2324">sont similaires à ceux effectués sur CRISSE. Les signifiants du substitut de sacre CRIF sont utilisés comme MI dans une proportion de 87,10% dans le </text:span><text:soft-page-break/><text:span text:style-name="T2324">corpus. L'étiqueteur repère correctement les 54 MI (un rappel de 100%), mais fait une erreur de précision (98,18%).</text:span></text:p>
      <text:p text:style-name="P1271"/>
      <text:p text:style-name="P1274"><text:span text:style-name="T2325">L'erreur commise par l'étiqueteur concerne l</text:span>a suite « DET + CRIF » <text:span text:style-name="T2325">qui </text:span>ne se trouve qu'une seule fois dans le corpus. <text:span text:style-name="T2326">Dans l'énoncé (56), le déterminant </text:span><text:span text:style-name="T342">le</text:span><text:span text:style-name="T2326"> devrait normalement suffire à indiquer que le signifiant </text:span><text:span text:style-name="T342">cri</text:span><text:span text:style-name="T347">f</text:span><text:span text:style-name="T2326"> qui suit est une unité intraphrastique.</text:span></text:p>
      <text:p text:style-name="P1272"/>
      <text:p text:style-name="P1521"><text:span text:style-name="T2325">(</text:span><text:span text:style-name="T1392"><text:sequence text:ref-name="refDrawing55" text:name="Drawing" text:formula="ooow:Drawing+1" style:num-format="1">56</text:sequence></text:span><text:span text:style-name="T2325">)<text:tab/></text:span><text:span text:style-name="T444">A. Énoncé original :</text:span></text:p>
      <text:p text:style-name="P1521"><text:span text:style-name="T445"><text:tab/></text:span>J : ah ok <text:span text:style-name="T21">le CRIF</text:span> a décidé ça/ (<text:span text:style-name="T82">en pointant vers le côté comme pour désigner la décision dont elle parle</text:span>)</text:p>
      <text:p text:style-name="P1503"><text:tab/>[CFPQ, sous-corpus 17, segment 6, page 79, ligne 16]</text:p>
      <text:p text:style-name="exemple"/>
      <text:p text:style-name="P1472"><text:tab/>B. Énoncé étiqueté :</text:p>
      <text:p text:style-name="exemple"><text:span text:style-name="T2324"><text:tab/>* </text:span>[('ah', 'M'), ('ok', 'S'), <text:span text:style-name="T21">('le', 'DET'), ('crif', 'M')</text:span>, ('a', 'S'), ('décidé', 'S'), ('ça', 'S'), ('_im', 'IM')]</text:p>
      <text:p text:style-name="P1275"/>
      <text:p text:style-name="P1278">Notons qu'il est normal qu'une erreur se produise au sujet d'un contexte unique, puisque celui-ci ne peut se trouver à la fois dans le corpus d'entraînement et dans le corpus test. C'est précisément afin d'éviter ce genre d'erreurs que nous a<text:span text:style-name="T2531">vons</text:span> recours à l'utilisation de regroupements de vocables.</text:p>
      <text:p text:style-name="P1278"/>
      <text:h text:style-name="P1607" text:outline-level="5"><text:bookmark-start text:name="__RefHeading___Toc89590_663583607"/>E.<text:span text:style-name="T2517">4</text:span>.1.<text:span text:style-name="T2418">2</text:span>.3. CRIME<text:bookmark-end text:name="__RefHeading___Toc89590_663583607"/></text:h>
      <text:p text:style-name="P1332">L'étiqueteur ne commet aucune erreur lorsqu'il prend pour cible CRIME. Il repère correctement les 24 MI du vocable, avec une précision et un rappel de 100%.</text:p>
      <text:p text:style-name="P1332"/>
      <text:p text:style-name="P1333">Nous savons que le signifiant <text:span text:style-name="T82">crime</text:span> est associé au nom commun CRIME et que ceci pourrait entraîner des erreurs d'identification de la part de l'étiqueteur, mais il se trouve que le nom <text:span text:style-name="T475">CRIME</text:span> est absent du CFPQ. </text:p>
      <text:p text:style-name="P1333"/>
      <text:p text:style-name="P1333">Les 4 emplois intraphrastiques du <text:span text:style-name="T2330">signifiant </text:span><text:span text:style-name="T343">crime</text:span> concernent la construction adverbiale « en crime »; que l'étiqueteur <text:span text:style-name="T2532">n'</text:span>a aucun mal à repérer grâce à la présence du mot <text:span text:style-name="T82">en</text:span> et à l'étiquette 'EN' que nous lui avons attribuée.</text:p>
      <text:p text:style-name="P1334"/>
      <text:h text:style-name="P1613" text:outline-level="5"><text:bookmark-start text:name="__RefHeading___Toc89592_663583607"/><text:soft-page-break/><text:span text:style-name="T2098">E.4.1.2.4</text:span>. <text:span text:style-name="T2318">Regroupement de CRISSE, CRIF, CRIME, CRISTIE</text:span><text:bookmark-end text:name="__RefHeading___Toc89592_663583607"/></text:h>
      <text:p text:style-name="P1335">Le regroupement de <text:span text:style-name="T2352">CRISSE et ses substituts </text:span>permet de prendre en compte le vocable<text:span text:style-name="T2352"> CRISTIE </text:span>qui ne peut être étiqueté de manière individuelle. <text:span text:style-name="T2383">5 signifiants sur 7 de </text:span><text:span text:style-name="T355">cristie</text:span><text:span text:style-name="T2383"> sont MI dans le corpus (une proportion de 71,43%).</text:span></text:p>
      <text:p text:style-name="P1336"/>
      <text:p text:style-name="P1337">L'étiqueteur fait <text:span text:style-name="T2383">deux</text:span> erreur<text:span text:style-name="T2383">s</text:span> de précision de moins, mais une erreur de rappel de plus lorsque nous rassemblons <text:span text:style-name="T2353">CRISSE, CRIF, CRIME. Aucune erreur n'est ajouté lorsqu'on ajoute le vocable CRISTIE au groupe</text:span>.</text:p>
      <text:p text:style-name="P833"/>
      <text:p text:style-name="P1413">Avec l'ajout des substituts <text:span text:style-name="T2533">de CRISSE </text:span>dans la banque d'énoncés à compiler, l'étiqueteur identifie <text:span text:style-name="T2533">dorénavant</text:span> correctement les 2 MI qui font partie de <text:span text:style-name="T2533">l'</text:span>enchaînement <text:span text:style-name="T2533">de sacres liés par un </text:span><text:span text:style-name="T378">de</text:span><text:span text:style-name="T595">, tel qu'exemplifié par (57)</text:span>.</text:p>
      <text:p text:style-name="P1338"/>
      <text:p text:style-name="P1530">(<text:span text:style-name="T1391"><text:sequence text:ref-name="refDrawing56" text:name="Drawing" text:formula="ooow:Drawing+1" style:num-format="1">57</text:sequence></text:span>)<text:tab/><text:span text:style-name="T2172">Y : &lt;f&lt;calvaire de crisse&gt;&gt;</text:span></text:p>
      <text:p text:style-name="P1512"><text:tab/>[<text:span text:style-name="T2383">CFPQ, </text:span>sous-corpus 21, segment 6, page 94, ligne 9]</text:p>
      <text:p text:style-name="P1334"/>
      <text:h text:style-name="Heading_20_4" text:outline-level="4"><text:bookmark-start text:name="__RefHeading___Toc89594_663583607"/>E.<text:span text:style-name="T2517">4</text:span>.1.3. TABARNAQUE et substituts<text:bookmark-end text:name="__RefHeading___Toc89594_663583607"/></text:h>
      <text:p text:style-name="corps">Le tableau 9 présente les résultats de l'étiquetage par n-grammes de TABARNAQUE et de ses substituts TABARNACHE, TABARNOUCHE et TABARNICHE.</text:p>
      <text:p text:style-name="corps"/>
      <text:p text:style-name="P150">Tablea<text:span text:style-name="T2172">u</text:span> <text:sequence text:ref-name="refTable8" text:name="Table" text:formula="ooow:Table+1" style:num-format="1">9</text:sequence>: Étiquetage <text:span text:style-name="T2124">de TABARNARQUE et ses substituts par le module n-grammes</text:span></text:p>
      <table:table table:name="Table95" table:style-name="Table95">
        <table:table-column table:style-name="Table95.A"/>
        <table:table-column table:style-name="Table95.B"/>
        <table:table-column table:style-name="Table95.C" table:number-columns-repeated="2"/>
        <table:table-column table:style-name="Table95.E"/>
        <table:table-row>
          <table:table-cell table:style-name="Table95.A1" office:value-type="string">
            <text:p text:style-name="P301">Vocable<text:span text:style-name="T2154">s</text:span></text:p>
          </table:table-cell>
          <table:table-cell table:style-name="Table95.B1" office:value-type="string">
            <text:p text:style-name="P282">P<text:span text:style-name="T2154">roportion MI</text:span></text:p>
          </table:table-cell>
          <table:table-cell table:style-name="Table95.B1" office:value-type="string">
            <text:p text:style-name="P189">Rappel</text:p>
          </table:table-cell>
          <table:table-cell table:style-name="Table95.B1" office:value-type="string">
            <text:p text:style-name="P189">Précision</text:p>
          </table:table-cell>
          <table:table-cell table:style-name="Table95.E1" office:value-type="string">
            <text:p text:style-name="P263"><text:span text:style-name="T2157">F</text:span>-mesure</text:p>
          </table:table-cell>
        </table:table-row>
        <table:table-row>
          <table:table-cell table:style-name="Table95.A2" office:value-type="string">
            <text:p text:style-name="P364">TABARNAQUE</text:p>
            <text:p text:style-name="P478"/>
          </table:table-cell>
          <table:table-cell table:style-name="Table95.B2" office:value-type="string">
            <text:p text:style-name="P479">82,69%</text:p>
            <text:p text:style-name="P480"><text:span text:style-name="T2155">(43/</text:span>5<text:span text:style-name="T1955">3)</text:span></text:p>
          </table:table-cell>
          <table:table-cell table:style-name="Table95.B2" office:value-type="string">
            <text:p text:style-name="P480">100%</text:p>
            <text:p text:style-name="P480"><text:span text:style-name="T2155">(</text:span>43/43<text:span text:style-name="T2155">)</text:span></text:p>
          </table:table-cell>
          <table:table-cell table:style-name="Table95.B2" office:value-type="string">
            <text:p text:style-name="P480">97,06%</text:p>
            <text:p text:style-name="P480"><text:span text:style-name="T2155">(</text:span>43/44<text:span text:style-name="T2155">)</text:span></text:p>
          </table:table-cell>
          <table:table-cell table:style-name="Table95.E2" office:value-type="string">
            <text:p text:style-name="P479">9<text:span text:style-name="T2111">8,85%</text:span></text:p>
          </table:table-cell>
        </table:table-row>
        <table:table-row>
          <table:table-cell table:style-name="Table95.A3" office:value-type="string">
            <text:p text:style-name="P366">TABARNACHE</text:p>
          </table:table-cell>
          <table:table-cell table:style-name="Table95.B3" office:value-type="string">
            <text:p text:style-name="P491">83,33%</text:p>
            <text:p text:style-name="P491">(10/12)</text:p>
          </table:table-cell>
          <table:table-cell table:style-name="Table95.B3" office:value-type="string">
            <text:p text:style-name="P491">100%</text:p>
            <text:p text:style-name="P491">(10/10)</text:p>
          </table:table-cell>
          <table:table-cell table:style-name="Table95.B3" office:value-type="string">
            <text:p text:style-name="P491">100%</text:p>
            <text:p text:style-name="P491">(10/10)</text:p>
          </table:table-cell>
          <table:table-cell table:style-name="Table95.E3" office:value-type="string">
            <text:p text:style-name="P491">100%</text:p>
          </table:table-cell>
        </table:table-row>
        <table:table-row>
          <table:table-cell table:style-name="Table95.A3" office:value-type="string">
            <text:p text:style-name="P366">TABARNOUCHE</text:p>
          </table:table-cell>
          <table:table-cell table:style-name="Table95.B3" office:value-type="string">
            <text:p text:style-name="P491">64,86%</text:p>
            <text:p text:style-name="P491">(24/37)</text:p>
          </table:table-cell>
          <table:table-cell table:style-name="Table95.B3" office:value-type="string">
            <text:p text:style-name="P491">100%</text:p>
            <text:p text:style-name="P491">(24/24)</text:p>
          </table:table-cell>
          <table:table-cell table:style-name="Table95.B3" office:value-type="string">
            <text:p text:style-name="P491">96,00%</text:p>
            <text:p text:style-name="P491">(24/25)</text:p>
          </table:table-cell>
          <table:table-cell table:style-name="Table95.E3" office:value-type="string">
            <text:p text:style-name="P491">97,96%</text:p>
          </table:table-cell>
        </table:table-row>
        <table:table-row>
          <table:table-cell table:style-name="Table95.A3" office:value-type="string">
            <text:p text:style-name="P366">TABARNIQUE</text:p>
          </table:table-cell>
          <table:table-cell table:style-name="Table95.B3" office:value-type="string">
            <text:p text:style-name="P481">75%</text:p>
            <text:p text:style-name="P479">(<text:span text:style-name="T2355">3/4)</text:span></text:p>
          </table:table-cell>
          <table:table-cell table:style-name="Table95.B3" office:value-type="string">
            <text:p text:style-name="P480">-</text:p>
          </table:table-cell>
          <table:table-cell table:style-name="Table95.B3" office:value-type="string">
            <text:p text:style-name="P480">-</text:p>
          </table:table-cell>
          <table:table-cell table:style-name="Table95.E3" office:value-type="string">
            <text:p text:style-name="P479">-</text:p>
          </table:table-cell>
        </table:table-row>
        <text:soft-page-break/>
        <table:table-row>
          <table:table-cell table:style-name="Table95.A3" office:value-type="string">
            <text:p text:style-name="P392">Total :</text:p>
            <text:p text:style-name="P484"><text:span text:style-name="T475">TABARNAQUE+ </text:span><text:span text:style-name="T2464">TABARNACHE + </text:span><text:span text:style-name="T587">TABARNOUCHE</text:span></text:p>
          </table:table-cell>
          <table:table-cell table:style-name="Table95.B3" office:value-type="string">
            <text:p text:style-name="P484">75,49%</text:p>
            <text:p text:style-name="P484">(77/102)</text:p>
          </table:table-cell>
          <table:table-cell table:style-name="Table95.B3" office:value-type="string">
            <text:p text:style-name="P484">100%</text:p>
            <text:p text:style-name="P484">(77/77)</text:p>
          </table:table-cell>
          <table:table-cell table:style-name="Table95.B3" office:value-type="string">
            <text:p text:style-name="P480">9<text:span text:style-name="T2384">7,47%</text:span></text:p>
            <text:p text:style-name="P480">(<text:span text:style-name="T2384">77/79)</text:span></text:p>
          </table:table-cell>
          <table:table-cell table:style-name="Table95.E3" office:value-type="string">
            <text:p text:style-name="P484">98,72%</text:p>
          </table:table-cell>
        </table:table-row>
        <table:table-row>
          <table:table-cell table:style-name="Table95.A3" office:value-type="string">
            <text:p text:style-name="P367">Regroupement de</text:p>
            <text:p text:style-name="P364">TABARNAQUE,</text:p>
            <text:p text:style-name="P482">TABARNACHE,</text:p>
            <text:p text:style-name="P369">TABARNOUCHE</text:p>
          </table:table-cell>
          <table:table-cell table:style-name="Table95.B3" office:value-type="string">
            <text:p text:style-name="P484">75,49%</text:p>
            <text:p text:style-name="P484">(77/102)</text:p>
          </table:table-cell>
          <table:table-cell table:style-name="Table95.B3" office:value-type="string">
            <text:p text:style-name="P484">100%</text:p>
            <text:p text:style-name="P484">(77/77)</text:p>
          </table:table-cell>
          <table:table-cell table:style-name="Table95.B3" office:value-type="string">
            <text:p text:style-name="P480">9<text:span text:style-name="T2384">7,47%</text:span></text:p>
            <text:p text:style-name="P480">(<text:span text:style-name="T2384">77/79)</text:span></text:p>
          </table:table-cell>
          <table:table-cell table:style-name="Table95.E3" office:value-type="string">
            <text:p text:style-name="P484">98,72%</text:p>
          </table:table-cell>
        </table:table-row>
        <table:table-row>
          <table:table-cell table:style-name="Table95.A8" office:value-type="string">
            <text:p text:style-name="P367">Regroupement de</text:p>
            <text:p text:style-name="P364">TABARNAQUE,</text:p>
            <text:p text:style-name="P482">TABARNACHE,</text:p>
            <text:p text:style-name="P482">TABARNOUCHE,</text:p>
            <text:p text:style-name="P482">TABARNIQUE</text:p>
          </table:table-cell>
          <table:table-cell table:style-name="Table95.B8" office:value-type="string">
            <text:p text:style-name="P485">7<text:span text:style-name="T2177">5</text:span>,<text:span text:style-name="T2112">47</text:span>%</text:p>
            <text:p text:style-name="P485">(<text:span text:style-name="T2177">80/106</text:span>)</text:p>
          </table:table-cell>
          <table:table-cell table:style-name="Table95.B8" office:value-type="string">
            <text:p text:style-name="P487"><text:span text:style-name="T2177">100</text:span>%</text:p>
            <text:p text:style-name="P487">(<text:span text:style-name="T2177">80/80</text:span>)</text:p>
          </table:table-cell>
          <table:table-cell table:style-name="Table95.B8" office:value-type="string">
            <text:p text:style-name="P487">9<text:span text:style-name="T2177">7</text:span>,<text:span text:style-name="T2177">56</text:span>%</text:p>
            <text:p text:style-name="P487">(<text:span text:style-name="T2177">80/82</text:span>)</text:p>
          </table:table-cell>
          <table:table-cell table:style-name="Table95.E8" office:value-type="string">
            <text:p text:style-name="P489">98,<text:span text:style-name="T2177">77</text:span>%</text:p>
          </table:table-cell>
        </table:table-row>
      </table:table>
      <text:p text:style-name="P1342"/>
      <text:h text:style-name="Heading_20_5" text:outline-level="5"><text:bookmark-start text:name="__RefHeading__20160_6003603771"/><text:span text:style-name="T2098">E.4.1.3.1.</text:span> TABARNAQUE<text:bookmark-end text:name="__RefHeading__20160_6003603771"/></text:h>
      <text:p text:style-name="P1051">La fréquence d<text:span text:style-name="T2327">u signifiant</text:span> <text:span text:style-name="T276">tabarnaque</text:span> est <text:span text:style-name="T2327">significativement</text:span> plus faible que celles de <text:span text:style-name="T379">ostie</text:span><text:span text:style-name="T2534"> (500 occurrences) et de </text:span><text:span text:style-name="T379">crisse</text:span><text:span text:style-name="T2534"> (180 occurrences)</text:span>. Sur 53 signifiants dans le corpus, 43 sont des MI. En utilisant la même méthode <text:span text:style-name="T2174">par n-grammes</text:span>, <text:span text:style-name="T1981">l'</text:span>étiqueteur ne fait <text:span text:style-name="T2327">pourtant </text:span>qu'une seule erreur et identifie correctement <text:span text:style-name="T2453">les </text:span>43 <text:span text:style-name="T2453">marqueurs (</text:span>un rappel de 100%<text:span text:style-name="T2453">) avec une précision de 43</text:span> sur 44 (97,73%<text:span text:style-name="T2453">)</text:span>, <text:span text:style-name="T2173">pour une f-mesure de 98,85%</text:span>. </text:p>
      <text:p text:style-name="P1049"/>
      <text:p text:style-name="corps"><text:span text:style-name="T1982">Peut-être à cause de sa longueur (trois syllabes), </text:span><text:span text:style-name="T277">tabarnaque</text:span><text:span text:style-name="T1982"> est surtout utilisé de manière réactive « </text:span><text:span text:style-name="T1807">face aux paroles de l'autre ou face à une situation non linguistique » </text:span><text:reference-mark-start text:name="ZOTERO_ITEM CSL_CITATION {&quot;citationID&quot;:&quot;1l6kju7fs3&quot;,&quot;properties&quot;:{&quot;formattedCitation&quot;:&quot;(Dostie, 2015, p. 13)&quot;,&quot;plainCitation&quot;:&quot;(Dostie, 2015, p. 13)&quot;},&quot;citationItems&quot;:[{&quot;id&quot;:249,&quot;uris&quot;:[&quot;http://zotero.org/users/1655709/items/A73TTDTK&quot;],&quot;uri&quot;:[&quot;http://zotero.org/users/1655709/items/A73TTDTK&quot;],&quot;itemData&quot;:{&quot;id&quot;:249,&quot;type&quot;:&quot;article-journal&quot;,&quot;title&quot;:&quot;Gros mots et petits mots dans une perspective prototypique. Les sacres et leurs substituts euphémisés en français québécois&quot;,&quot;container-title&quot;:&quot;Cahiers de lexicologie: Revue internationale de lexicologie et lexicographie&quot;,&quot;page&quot;:&quot;55-89&quot;,&quot;issue&quot;:&quot;106&quot;,&quot;source&quot;:&quot;Dialnet&quot;,&quot;author&quot;:[{&quot;family&quot;:&quot;Dostie&quot;,&quot;given&quot;:&quot;Gaétane&quot;}],&quot;issued&quot;:{&quot;date-parts&quot;:[[&quot;2015&quot;]]}},&quot;locator&quot;:&quot;13&quot;}],&quot;schema&quot;:&quot;https://github.com/citation-style-language/schema/raw/master/csl-citation.json&quot;} RNDWonCsDYR1v"/><text:span text:style-name="T1807">(Dostie, 2015, p. 13)</text:span><text:reference-mark-end text:name="ZOTERO_ITEM CSL_CITATION {&quot;citationID&quot;:&quot;1l6kju7fs3&quot;,&quot;properties&quot;:{&quot;formattedCitation&quot;:&quot;(Dostie, 2015, p. 13)&quot;,&quot;plainCitation&quot;:&quot;(Dostie, 2015, p. 13)&quot;},&quot;citationItems&quot;:[{&quot;id&quot;:249,&quot;uris&quot;:[&quot;http://zotero.org/users/1655709/items/A73TTDTK&quot;],&quot;uri&quot;:[&quot;http://zotero.org/users/1655709/items/A73TTDTK&quot;],&quot;itemData&quot;:{&quot;id&quot;:249,&quot;type&quot;:&quot;article-journal&quot;,&quot;title&quot;:&quot;Gros mots et petits mots dans une perspective prototypique. Les sacres et leurs substituts euphémisés en français québécois&quot;,&quot;container-title&quot;:&quot;Cahiers de lexicologie: Revue internationale de lexicologie et lexicographie&quot;,&quot;page&quot;:&quot;55-89&quot;,&quot;issue&quot;:&quot;106&quot;,&quot;source&quot;:&quot;Dialnet&quot;,&quot;author&quot;:[{&quot;family&quot;:&quot;Dostie&quot;,&quot;given&quot;:&quot;Gaétane&quot;}],&quot;issued&quot;:{&quot;date-parts&quot;:[[&quot;2015&quot;]]}},&quot;locator&quot;:&quot;13&quot;}],&quot;schema&quot;:&quot;https://github.com/citation-style-language/schema/raw/master/csl-citation.json&quot;} RNDWonCsDYR1v"/><text:span text:style-name="T1808">. </text:span><text:span text:style-name="T1805">On le trouve ainsi </text:span><text:span text:style-name="T1809">souvent utilisé seul, entouré de pauses et </text:span><text:span text:style-name="T1805">rarement inséré à l'intérieur d'une </text:span><text:span text:style-name="T1809">narration</text:span><text:span text:style-name="T1805"> (la séquence S-M, </text:span><text:span text:style-name="T1811">décrite plus haut </text:span><text:span text:style-name="T1812">pour OSTIE</text:span><text:span text:style-name="T1811">,</text:span><text:span text:style-name="T1805"> </text:span><text:span text:style-name="T1810">n'est pas fréquente pour </text:span><text:span text:style-name="T1816">TABARNAQUE</text:span><text:span text:style-name="T1805">).</text:span></text:p>
      <text:p text:style-name="P1049"/>
      <text:p text:style-name="P1279">L'étiqueteur identifie correctement les <text:span text:style-name="T2350">enchaînements</text:span> de sacres <text:span text:style-name="T2350">à l'aide de la préposition </text:span><text:span text:style-name="T351">de</text:span> quand ils sont marqueurs (comme en (5<text:span text:style-name="T2427">8</text:span>)), mais pas quand ils sont intraphrastiques (comme en (5<text:span text:style-name="T2427">9</text:span>)).</text:p>
      <text:p text:style-name="P1052"/>
      <text:p text:style-name="P1481">(<text:span text:style-name="T1391"><text:sequence text:ref-name="refDrawing57" text:name="Drawing" text:formula="ooow:Drawing+1" style:num-format="1">58</text:sequence></text:span>)<text:tab/><text:span text:style-name="T424"><text:tab/></text:span><text:span text:style-name="T444">A. Énoncé original :</text:span></text:p>
      <text:p text:style-name="P1481"><text:span text:style-name="T444"><text:tab/></text:span>[...] il était dans la rue pis i:l (.) pi:s écoute regarde il parle euh il parle •<text:span text:style-name="T21">câlisse de tabarnaque</text:span> amène-moi ça° [...]</text:p>
      <text:p text:style-name="P1505"><text:tab/>[<text:span text:style-name="T2328">CFPQ, </text:span>sous-corpus 24, segment 6, page 74, ligne 7]</text:p>
      <text:p text:style-name="P1427"><text:soft-page-break/></text:p>
      <text:p text:style-name="P1466"><text:tab/>B. Énoncé étiqueté :</text:p>
      <text:p text:style-name="P1480"><text:tab/>[...] ('_debut_citation', 'M'), <text:span text:style-name="T21">('câlisse', 'M'), ('de', 'S'), ('tabarnaque', 'M')</text:span>, ('amène-moi', 'S'), ('ça', 'S'), ('_fin_citation', 'M') [...]</text:p>
      <text:p text:style-name="P1053"/>
      <text:p text:style-name="P1479">(<text:span text:style-name="T1391"><text:sequence text:ref-name="refDrawing58" text:name="Drawing" text:formula="ooow:Drawing+1" style:num-format="1">59</text:sequence></text:span>)<text:tab/><text:span text:style-name="T424"><text:tab/></text:span><text:span text:style-name="T444">A. Énoncé original :</text:span></text:p>
      <text:p text:style-name="P1479"><text:span text:style-name="T2176"><text:tab/>[...] •</text:span><text:span text:style-name="T64">mon petit crisse de tabarnaque</text:span><text:span text:style-name="T2176"> heille°[...]</text:span></text:p>
      <text:p text:style-name="P1519"><text:tab/>[<text:span text:style-name="T2328">CFPQ, </text:span>sous-corpus 21, segment 4, page 64, ligne 2]</text:p>
      <text:p text:style-name="P1479"/>
      <text:p text:style-name="P1465"><text:tab/>B. Énoncé étiqueté :</text:p>
      <text:p text:style-name="P1479"><text:span text:style-name="T2176"><text:tab/>* </text:span>[...] <text:span text:style-name="T2176">('_debut_citation', 'M'), </text:span><text:span text:style-name="T64">('mon', 'DET'), ('petit', 'S'), ('crisse', 'S'), ('de', 'S'), ('tabarnaque', 'M')</text:span><text:span text:style-name="T2176">, ('heille', 'M'), ('_fin_citation', 'M')</text:span> [...]</text:p>
      <text:p text:style-name="P1053"/>
      <text:p text:style-name="P1054"><text:span text:style-name="T2175">Nous avons essayé d'étiqueter </text:span><text:span text:style-name="T278">de</text:span><text:span text:style-name="T1983"> de différentes manières afin de régler le problème exemplifié par l'énoncé (59), mais sans succès.</text:span></text:p>
      <text:p text:style-name="P1031"/>
      <text:h text:style-name="P1608" text:outline-level="5"><text:bookmark-start text:name="__RefHeading___Toc112811_1921487741"/>E.<text:span text:style-name="T2517">4</text:span>.1.<text:span text:style-name="T2419">3</text:span>.<text:span text:style-name="T2419">2</text:span>. TABARNOUCHE<text:bookmark-end text:name="__RefHeading___Toc112811_1921487741"/></text:h>
      <text:p text:style-name="P1367">24 signifiants de <text:span text:style-name="T82">tabarnouche</text:span> sur 37 sont des MI dans le corpus. <text:span text:style-name="T2331">L'étiqueteur identifie correctement les 24 MI (un rappel de 100%) avec une précision de 24 sur 25 (96%).</text:span></text:p>
      <text:p text:style-name="corps"/>
      <text:p text:style-name="corps">Toutes les occurrences de l'utilisation intraphrastique du signifiant <text:span text:style-name="T82">tabarnouche</text:span> concernent la construction « en tabarnouche », sauf dans un cas qui se trouve être la source de l'unique erreur de l'étiqueteur. </text:p>
      <text:p text:style-name="P1522"/>
      <text:p text:style-name="P1522"><text:span text:style-name="T1986">(</text:span><text:span text:style-name="T1391"><text:sequence text:ref-name="refDrawing59" text:name="Drawing" text:formula="ooow:Drawing+1" style:num-format="1">60</text:sequence></text:span><text:span text:style-name="T1986">)<text:tab/></text:span><text:span text:style-name="T446"><text:tab/></text:span><text:span text:style-name="T444">A. Énoncé original :</text:span></text:p>
      <text:p text:style-name="P1523"><text:span text:style-name="T444"><text:tab/>S : non non: mais regarde (.) ELLE (</text:span><text:span text:style-name="T393">en haussant les épaules et en pointant Tania du doigt</text:span><text:span text:style-name="T444">) à</text:span></text:p>
      <text:p text:style-name="P1523"><text:span text:style-name="T444"><text:tab/>nous deux là on te ferait une PAIRE </text:span><text:span text:style-name="T46">du &lt;all&lt;tabarnouche&gt;&gt;</text:span><text:span text:style-name="T444"> (.) ELLE elle écrit &lt;all&lt;moi je lis&gt;&gt;</text:span></text:p>
      <text:p text:style-name="P1520"><text:span text:style-name="T1979"><text:tab/>[</text:span>CFPQ, <text:span text:style-name="T1979">sous-corpus 23, segment 4, page 82, ligne 12]</text:span></text:p>
      <text:p text:style-name="P1520"/>
      <text:p text:style-name="P1473"><text:tab/>B. Énoncé étiqueté :</text:p>
      <text:p text:style-name="P1474"><text:soft-page-break/><text:tab/><text:span text:style-name="T2332">* [...] ('on', 'PRO'), ('te', 'PRO'), ('ferait', 'S'), ('une', 'DET'), ('paire', 'S'), </text:span><text:span text:style-name="T73">('du', 'DET'), ('tabarnouche', 'M')</text:span><text:span text:style-name="T2332"> [...]</text:span></text:p>
      <text:p text:style-name="corps"/>
      <text:p text:style-name="P1281"><text:span text:style-name="T2332">L'étiqueteur n-grammes identifie incorrectement le </text:span><text:span text:style-name="T344">tabarnouche</text:span><text:span text:style-name="T2332"> utilisé comme intensifieur dans l'énoncé présenté en (60) parce que le contexte « DET + tabarnouche/S » n'apparaît qu'une seule fois dans le corpus.</text:span></text:p>
      <text:p text:style-name="corps"/>
      <text:h text:style-name="P1609" text:outline-level="5"><text:bookmark-start text:name="__RefHeading___Toc158234_1921487741"/>E.<text:span text:style-name="T2517">4</text:span>.1.<text:span text:style-name="T2419">3</text:span>.3. TABARNACHE<text:bookmark-end text:name="__RefHeading___Toc158234_1921487741"/></text:h>
      <text:p text:style-name="P1339">Bien qu'il n'existe que 10 MI sur 12 signifiants de <text:span text:style-name="T82">tabarnache</text:span> dans le corpus, l'étiqueteur parvient à identifier ceux-ci avec une précision et un rappel de 100%. <text:span text:style-name="T2535">Nous savons que les deux contextes où se trouve </text:span><text:span text:style-name="T380">tabarnache</text:span><text:span text:style-name="T2536"> utilisé de manière intraphrastique sont par conséquent forcément identiques. Il s'agit de la même construction avec EN (« en tabarnache ») qui a permis à l'étiqueteur d'identifier sans erreur les occurrences du vocable CRIME (E.4.1.2.3.).</text:span></text:p>
      <text:p text:style-name="P1343"/>
      <text:h text:style-name="P1614" text:outline-level="5"><text:bookmark-start text:name="__RefHeading___Toc112823_1921487741"/><text:span text:style-name="T2098">E.4.1.3.4</text:span>. <text:span text:style-name="T2318">Regroupement TABARNAQUE, TABARNACHE, TABARNOUCHE, TABARNIQUE</text:span><text:bookmark-end text:name="__RefHeading___Toc112823_1921487741"/></text:h>
      <text:p text:style-name="P1340">L<text:span text:style-name="T2355">e regroupe de TABARNAQUE et ses substituts permet d'étiqueter sans erreur le vocable TABARNIQUE. Le signifiant </text:span><text:span text:style-name="T356">tabarnique</text:span><text:span text:style-name="T2355"> est MI dans 3 occurrences sur 4 dans le CFPQ.</text:span></text:p>
      <text:p text:style-name="P1340"/>
      <text:p text:style-name="P1341">On trouve 51 substituts de <text:span text:style-name="T82">tabarnaque</text:span> dans le corpus (<text:span text:style-name="T1202">tabarnache</text:span><text:span text:style-name="T1227">, </text:span><text:span text:style-name="T1202">tabarnouche</text:span><text:span text:style-name="T1227">, </text:span><text:span text:style-name="T1202">tabarnique</text:span>). Lorsqu'on entraîne l'étiqueteur de manière à considérer comme identiques les <text:span text:style-name="T82">tabarnaque</text:span> et ses substituts, il bénéficie alors d'un corpus presque deux fois plus gros. <text:span text:style-name="T1984">L'étiqueteur fait une erreur supplémentaire et identifie correctement les 80 MI (un rappel de 100%) avec une précision de 80 sur 82 (97,56%). </text:span></text:p>
      <text:p text:style-name="P1322"/>
      <text:h text:style-name="Heading_20_4" text:outline-level="4"><text:bookmark-start text:name="__RefHeading___Toc89596_663583607"/>E.<text:span text:style-name="T2517">4</text:span>.1.4. CÂLISSE et substituts<text:bookmark-end text:name="__RefHeading___Toc89596_663583607"/></text:h>
      <text:p text:style-name="P1355">Le tableau 10 présente les résultats de l'étiquetage de CÂLISSE et ses substituts CÂLIQUE, CÂLINE et CÂLIF.</text:p>
      <text:p text:style-name="P1355"/>
      <text:p text:style-name="P150">Tablea<text:span text:style-name="T2172">u</text:span> <text:sequence text:ref-name="refTable9" text:name="Table" text:formula="ooow:Table+1" style:num-format="1">10</text:sequence>: Étiquetage <text:span text:style-name="T2124">de CÂLISSE et ses substituts par le module n-grammes</text:span></text:p>
      <table:table table:name="Table94" table:style-name="Table94">
        <table:table-column table:style-name="Table94.A"/>
        <table:table-column table:style-name="Table94.B"/>
        <table:table-column table:style-name="Table94.C" table:number-columns-repeated="2"/>
        <table:table-column table:style-name="Table94.E"/>
        <text:soft-page-break/>
        <table:table-row>
          <table:table-cell table:style-name="Table94.A1" office:value-type="string">
            <text:p text:style-name="P301">Vocable<text:span text:style-name="T2154">s</text:span></text:p>
          </table:table-cell>
          <table:table-cell table:style-name="Table94.B1" office:value-type="string">
            <text:p text:style-name="P282">P<text:span text:style-name="T2154">roportion MI</text:span></text:p>
          </table:table-cell>
          <table:table-cell table:style-name="Table94.B1" office:value-type="string">
            <text:p text:style-name="P189">Rappel</text:p>
          </table:table-cell>
          <table:table-cell table:style-name="Table94.B1" office:value-type="string">
            <text:p text:style-name="P189">Précision</text:p>
          </table:table-cell>
          <table:table-cell table:style-name="Table94.E1" office:value-type="string">
            <text:p text:style-name="P263"><text:span text:style-name="T2157">F</text:span>-mesure</text:p>
          </table:table-cell>
        </table:table-row>
        <table:table-row>
          <table:table-cell table:style-name="Table94.A2" office:value-type="string">
            <text:p text:style-name="P364">CÂLISSE</text:p>
            <text:p text:style-name="P370"/>
          </table:table-cell>
          <table:table-cell table:style-name="Table94.B2" office:value-type="string">
            <text:p text:style-name="P485">71,43%</text:p>
            <text:p text:style-name="P492"><text:span text:style-name="T2155">(15/</text:span>21<text:span text:style-name="T2155">)</text:span></text:p>
          </table:table-cell>
          <table:table-cell table:style-name="Table94.B2" office:value-type="string">
            <text:p text:style-name="P495">100%</text:p>
            <text:p text:style-name="P492">(15/15<text:span text:style-name="T2155">)</text:span></text:p>
          </table:table-cell>
          <table:table-cell table:style-name="Table94.B2" office:value-type="string">
            <text:p text:style-name="P494">93,75%</text:p>
            <text:p text:style-name="P492"><text:span text:style-name="T2155">(</text:span>15/16<text:span text:style-name="T2155">)</text:span></text:p>
          </table:table-cell>
          <table:table-cell table:style-name="Table94.E2" office:value-type="string">
            <text:p text:style-name="P496">9<text:span text:style-name="T2112">6,77%</text:span></text:p>
          </table:table-cell>
        </table:table-row>
        <table:table-row>
          <table:table-cell table:style-name="Table94.A3" office:value-type="string">
            <text:p text:style-name="P371">CÂLIQUE</text:p>
          </table:table-cell>
          <table:table-cell table:style-name="Table94.B3" office:value-type="string">
            <text:p text:style-name="P491">90%</text:p>
            <text:p text:style-name="P491">(18/20)</text:p>
          </table:table-cell>
          <table:table-cell table:style-name="Table94.B3" office:value-type="string">
            <text:p text:style-name="P491">100%</text:p>
            <text:p text:style-name="P491">(18/18)</text:p>
          </table:table-cell>
          <table:table-cell table:style-name="Table94.B3" office:value-type="string">
            <text:p text:style-name="P491">100%</text:p>
            <text:p text:style-name="P491">(18/18)</text:p>
          </table:table-cell>
          <table:table-cell table:style-name="Table94.E3" office:value-type="string">
            <text:p text:style-name="P491">100%</text:p>
          </table:table-cell>
        </table:table-row>
        <table:table-row>
          <table:table-cell table:style-name="Table94.A3" office:value-type="string">
            <text:p text:style-name="P371">CÂLINE</text:p>
          </table:table-cell>
          <table:table-cell table:style-name="Table94.B3" office:value-type="string">
            <text:p text:style-name="P497">100%</text:p>
            <text:p text:style-name="P497">(42/42)</text:p>
          </table:table-cell>
          <table:table-cell table:style-name="Table94.B3" office:value-type="string">
            <text:p text:style-name="P497"><text:span text:style-name="T2386">1</text:span>00%</text:p>
            <text:p text:style-name="P498">(42/42)</text:p>
          </table:table-cell>
          <table:table-cell table:style-name="Table94.B3" office:value-type="string">
            <text:p text:style-name="P497">100%</text:p>
            <text:p text:style-name="P498">(42/42)</text:p>
          </table:table-cell>
          <table:table-cell table:style-name="Table94.E3" office:value-type="string">
            <text:p text:style-name="P497">100%</text:p>
          </table:table-cell>
        </table:table-row>
        <table:table-row>
          <table:table-cell table:style-name="Table94.A3" office:value-type="string">
            <text:p text:style-name="P371">CÂLIF</text:p>
          </table:table-cell>
          <table:table-cell table:style-name="Table94.B3" office:value-type="string">
            <text:p text:style-name="P497">75%</text:p>
            <text:p text:style-name="P497">(4/5)</text:p>
          </table:table-cell>
          <table:table-cell table:style-name="Table94.B3" office:value-type="string">
            <text:p text:style-name="P495">-</text:p>
          </table:table-cell>
          <table:table-cell table:style-name="Table94.B3" office:value-type="string">
            <text:p text:style-name="P494">-</text:p>
          </table:table-cell>
          <table:table-cell table:style-name="Table94.E3" office:value-type="string">
            <text:p text:style-name="P496">-</text:p>
          </table:table-cell>
        </table:table-row>
        <table:table-row>
          <table:table-cell table:style-name="Table94.A3" office:value-type="string">
            <text:p text:style-name="P393">Total :</text:p>
            <text:p text:style-name="P372">CÂLISSE <text:span text:style-name="T2465">+ </text:span>CÂLIQUE <text:span text:style-name="T2465">+ </text:span>CÂLINE</text:p>
          </table:table-cell>
          <table:table-cell table:style-name="Table94.B3" office:value-type="string">
            <text:p text:style-name="P498">90,36%</text:p>
            <text:p text:style-name="P498">(75/83)</text:p>
          </table:table-cell>
          <table:table-cell table:style-name="Table94.B3" office:value-type="string">
            <text:p text:style-name="P498">100%</text:p>
            <text:p text:style-name="P498">(75/75)</text:p>
          </table:table-cell>
          <table:table-cell table:style-name="Table94.B3" office:value-type="string">
            <text:p text:style-name="P498">98,68%</text:p>
            <text:p text:style-name="P498">(75/76)</text:p>
          </table:table-cell>
          <table:table-cell table:style-name="Table94.E3" office:value-type="string">
            <text:p text:style-name="P499">99,34%</text:p>
          </table:table-cell>
        </table:table-row>
        <table:table-row>
          <table:table-cell table:style-name="Table94.A3" office:value-type="string">
            <text:p text:style-name="P374">R<text:span text:style-name="T2356">egroupement de</text:span></text:p>
            <text:p text:style-name="P372">CÂLISSE</text:p>
            <text:p text:style-name="P372">CÂLIQUE</text:p>
            <text:p text:style-name="P372">CÂLINE</text:p>
          </table:table-cell>
          <table:table-cell table:style-name="Table94.B3" office:value-type="string">
            <text:p text:style-name="P498">90,36%</text:p>
            <text:p text:style-name="P498">(75/83)</text:p>
          </table:table-cell>
          <table:table-cell table:style-name="Table94.B3" office:value-type="string">
            <text:p text:style-name="P494">1<text:span text:style-name="T2386">00%</text:span></text:p>
            <text:p text:style-name="P494">(<text:span text:style-name="T2386">75/75)</text:span></text:p>
          </table:table-cell>
          <table:table-cell table:style-name="Table94.B3" office:value-type="string">
            <text:p text:style-name="P494">1<text:span text:style-name="T2386">00%</text:span></text:p>
            <text:p text:style-name="P494">(<text:span text:style-name="T2386">75/75)</text:span></text:p>
          </table:table-cell>
          <table:table-cell table:style-name="Table94.E3" office:value-type="string">
            <text:p text:style-name="P494">1<text:span text:style-name="T2386">00%</text:span></text:p>
          </table:table-cell>
        </table:table-row>
        <table:table-row>
          <table:table-cell table:style-name="Table94.A8" office:value-type="string">
            <text:p text:style-name="P374">R<text:span text:style-name="T2356">egroupement de</text:span></text:p>
            <text:p text:style-name="P372">CÂLISSE</text:p>
            <text:p text:style-name="P372">CÂLIQUE</text:p>
            <text:p text:style-name="P372">CÂLINE</text:p>
            <text:p text:style-name="P372">CÂLIF</text:p>
          </table:table-cell>
          <table:table-cell table:style-name="Table94.B8" office:value-type="string">
            <text:p text:style-name="P485">7<text:span text:style-name="T2177">5</text:span>,<text:span text:style-name="T2112">47</text:span>%</text:p>
            <text:p text:style-name="P485">(<text:span text:style-name="T2180">78/87</text:span>)</text:p>
          </table:table-cell>
          <table:table-cell table:style-name="Table94.B8" office:value-type="string">
            <text:p text:style-name="P487"><text:span text:style-name="T2177">100</text:span>%</text:p>
            <text:p text:style-name="P487">(<text:span text:style-name="T2180">78/78</text:span>)</text:p>
          </table:table-cell>
          <table:table-cell table:style-name="Table94.B8" office:value-type="string">
            <text:p text:style-name="P487"><text:span text:style-name="T2177">100</text:span>%</text:p>
            <text:p text:style-name="P487">(<text:span text:style-name="T2180">78/78</text:span>)</text:p>
          </table:table-cell>
          <table:table-cell table:style-name="Table94.E8" office:value-type="string">
            <text:p text:style-name="P487"><text:span text:style-name="T2177">100</text:span>%</text:p>
          </table:table-cell>
        </table:table-row>
      </table:table>
      <text:p text:style-name="P1342"/>
      <text:p text:style-name="P1342"/>
      <text:h text:style-name="P1615" text:outline-level="5"><text:bookmark-start text:name="__RefHeading___Toc89598_663583607"/><text:span text:style-name="T2098">E.4.1.4</text:span>.<text:span text:style-name="T2419">1</text:span>. <text:span text:style-name="T1985">CÂLISSE</text:span><text:bookmark-end text:name="__RefHeading___Toc89598_663583607"/></text:h>
      <text:p text:style-name="P1345">Malgré la faible fréquence de <text:span text:style-name="T279">câlisse</text:span> dans le corpus, l'étiqueteur a des résultats intéressants <text:span text:style-name="T2178">à son sujet</text:span>. Sur 21 signifiants de ce sacre, 15 sont des MI <text:span text:style-name="T2339">(une proportion de 71,43%)</text:span>. L'étiqueteur fait une seule erreur et identifie correctement <text:span text:style-name="T2454">les </text:span>15 MI <text:span text:style-name="T2454">(</text:span>un rappel de 100%<text:span text:style-name="T2454">) avec une précision de 15 </text:span>sur 16 (93,75%<text:span text:style-name="T2454">),</text:span> <text:span text:style-name="T2179">pour une f-mesure de 96,77%</text:span>.</text:p>
      <text:p text:style-name="P1344"/>
      <text:p text:style-name="P1344">L'erreur commise par l'étiqueteur concerne la séquence EN-S, présente dans l'énoncé (6<text:span text:style-name="T2339">1</text:span>), qui ne se trouve qu'une seule fois dans le corpus pour cette unité. Comme il est impossible qu'un même énoncé soit à la fois dans le corpus d'entraînement et dans le corpus test, une séquence unique comme celle-ci ne peut possiblement pas être analysée correctement.</text:p>
      <text:p text:style-name="P1344"><text:soft-page-break/></text:p>
      <text:p text:style-name="P1532"><text:span text:style-name="T1986">(</text:span><text:span text:style-name="T1391"><text:sequence text:ref-name="refDrawing60" text:name="Drawing" text:formula="ooow:Drawing+1" style:num-format="1">61</text:sequence></text:span><text:span text:style-name="T1986">)<text:tab/></text:span><text:span text:style-name="T446"><text:tab/></text:span><text:span text:style-name="T444">A. Énoncé original :</text:span></text:p>
      <text:p text:style-name="P1531"><text:span text:style-name="T444"><text:tab/>&lt;p&lt;je </text:span><text:span text:style-name="T46">m’en câlisse</text:span><text:span text:style-name="T444">&gt;&gt; (</text:span><text:span text:style-name="T393">dit en riant et en ouvrant les mains comme en signe d’indifférence</text:span><text:span text:style-name="T444">) (RIRE)</text:span></text:p>
      <text:p text:style-name="P1513"><text:span text:style-name="T444"><text:tab/>[</text:span><text:span text:style-name="T454">CFPQ, </text:span><text:span text:style-name="T444">sous-corpus 26, segment 3, page 38, ligne 2</text:span><text:span text:style-name="T446">]</text:span></text:p>
      <text:p text:style-name="P1477"/>
      <text:p text:style-name="P1477"><text:tab/>B. Énoncé étiqueté :</text:p>
      <text:p text:style-name="P1532"><text:span text:style-name="T445"><text:tab/></text:span><text:span text:style-name="T457">* </text:span><text:span text:style-name="T1986">[...] ('.', 'M'), ('je', 'PRO'), </text:span><text:span text:style-name="T65">("m'", 'PRO'), ('en', 'EN'), ('câlisse', 'M')</text:span><text:span text:style-name="T1986">, ('&lt;rire&gt;', 'M')]</text:span></text:p>
      <text:p text:style-name="P1343"/>
      <text:h text:style-name="P1610" text:outline-level="5"><text:bookmark-start text:name="__RefHeading___Toc112813_1921487741"/>E.<text:span text:style-name="T2517">4</text:span>.1.<text:span text:style-name="T2419">4</text:span>.<text:span text:style-name="T2419">2</text:span>. C<text:span text:style-name="T2336">Â</text:span>LIQUE<text:bookmark-end text:name="__RefHeading___Toc112813_1921487741"/></text:h>
      <text:p text:style-name="P1282">L'étiqueteur identifie correctement les 18 signifiants de <text:span text:style-name="T82">câlique</text:span> sur 20 qui sont des MI dans le corpus et obtient donc une précision et un rappel de 100%.</text:p>
      <text:p text:style-name="P1282"/>
      <text:p text:style-name="P1282">Les deux occurrences où <text:span text:style-name="T82">câlique</text:span> est utilisé de manière intraphrastique <text:span text:style-name="T2348">dans le corpus </text:span>concernent la construction « <text:span text:style-name="T82">en câlique</text:span> », <text:span text:style-name="T2348">ce qui explique que l'étiqueteur parvienne à les identifier correctement. </text:span></text:p>
      <text:p text:style-name="P1050"/>
      <text:h text:style-name="P1616" text:outline-level="5"><text:bookmark-start text:name="__RefHeading___Toc112825_1921487741"/><text:span text:style-name="T2098">E.4.1.4.3</text:span>. <text:span text:style-name="T2318">Regroupement CÂLISSE, CÂLIQUE, CÂLINE, CÂLIF</text:span><text:bookmark-end text:name="__RefHeading___Toc112825_1921487741"/></text:h>
      <text:p text:style-name="P1346">Le regroupement de CÂLISSE et ses substituts permet à <text:span text:style-name="T2387">la fois </text:span>d'étiqueter le vocable CÂLIF qui a une trop faible fréquence pour être considéré de manière individuelle <text:span text:style-name="T2387">et à la fois d'améliorer la performance de l'étiqueteur au sujet de CÂLISSE</text:span>. </text:p>
      <text:p text:style-name="P1346"/>
      <text:p text:style-name="P1347"><text:span text:style-name="T2542">Aux deux dernières lignes du tableau 10, nous voyons que l</text:span>'étiqueteur <text:span text:style-name="T2428">identifie correctement la totalité des signifiants </text:span>de <text:span text:style-name="T2388">CÂLISSE, CÂLIQUE et CÂLINE</text:span><text:span text:style-name="T580"> </text:span><text:span text:style-name="T581">lorsqu'il considère ceux-ci de manière regroupée. Il identifie </text:span><text:span text:style-name="T582">également </text:span><text:span text:style-name="T581">correctement les signifiants de CÂLIF lorsqu'on ajoute celui-ci au groupe (s</text:span><text:span text:style-name="T2385">ur 5 signifiants de </text:span><text:span text:style-name="T357">câlif</text:span><text:span text:style-name="T2385"> dans le CFPQ, 4 sont des MI). </text:span></text:p>
      <text:p text:style-name="P1343"/>
      <text:h text:style-name="P1633" text:outline-level="4"><text:bookmark-start text:name="__RefHeading___Toc89600_663583607"/>E.<text:span text:style-name="T2517">4</text:span>.1.<text:span text:style-name="T2517">5</text:span>. BAPTÊME et BATINSE<text:bookmark-end text:name="__RefHeading___Toc89600_663583607"/></text:h>
      <text:p text:style-name="corps">Le tableau 11 présente les résultats de l'étiquetage par n-grammes de BAPTÊME et de son <text:span text:style-name="T2437">regroupement avec</text:span> BATINSE.</text:p>
      <text:p text:style-name="corps"/>
      <text:p text:style-name="P151"><text:soft-page-break/>Tablea<text:span text:style-name="T2172">u</text:span> <text:sequence text:ref-name="refTable10" text:name="Table" text:formula="ooow:Table+1" style:num-format="1">11</text:sequence>: Étiquetage <text:span text:style-name="T2124">de BAPTÊME et ses substituts par le module n-grammes</text:span></text:p>
      <table:table table:name="Table90" table:style-name="Table90">
        <table:table-column table:style-name="Table90.A"/>
        <table:table-column table:style-name="Table90.B"/>
        <table:table-column table:style-name="Table90.C"/>
        <table:table-column table:style-name="Table90.D"/>
        <table:table-column table:style-name="Table90.E"/>
        <table:table-row>
          <table:table-cell table:style-name="Table90.A1" office:value-type="string">
            <text:p text:style-name="P302">Vocable<text:span text:style-name="T2154">s</text:span></text:p>
          </table:table-cell>
          <table:table-cell table:style-name="Table90.B1" office:value-type="string">
            <text:p text:style-name="P283">P<text:span text:style-name="T2154">roportion MI</text:span></text:p>
          </table:table-cell>
          <table:table-cell table:style-name="Table90.B1" office:value-type="string">
            <text:p text:style-name="P190">Rappel</text:p>
          </table:table-cell>
          <table:table-cell table:style-name="Table90.B1" office:value-type="string">
            <text:p text:style-name="P190">Précision</text:p>
          </table:table-cell>
          <table:table-cell table:style-name="Table90.E1" office:value-type="string">
            <text:p text:style-name="P264"><text:span text:style-name="T2157">F</text:span>-mesure</text:p>
          </table:table-cell>
        </table:table-row>
        <table:table-row>
          <table:table-cell table:style-name="Table90.A2" office:value-type="string">
            <text:p text:style-name="P380">BAPTÊME</text:p>
          </table:table-cell>
          <table:table-cell table:style-name="Table90.B2" office:value-type="string">
            <text:p text:style-name="P503">50%</text:p>
            <text:p text:style-name="P493">(<text:span text:style-name="T2156">7/14)</text:span></text:p>
          </table:table-cell>
          <table:table-cell table:style-name="Table90.B2" office:value-type="string">
            <text:p text:style-name="P503">85,71%</text:p>
            <text:p text:style-name="P503">(6/7)</text:p>
          </table:table-cell>
          <table:table-cell table:style-name="Table90.B2" office:value-type="string">
            <text:p text:style-name="P493">6<text:span text:style-name="T2156">6,67%</text:span></text:p>
            <text:p text:style-name="P493">(<text:span text:style-name="T2156">6/9)</text:span></text:p>
          </table:table-cell>
          <table:table-cell table:style-name="Table90.E2" office:value-type="string">
            <text:p text:style-name="P503">75%</text:p>
          </table:table-cell>
        </table:table-row>
        <table:table-row>
          <table:table-cell table:style-name="Table90.A3" office:value-type="string">
            <text:p text:style-name="P381">BATINSE</text:p>
          </table:table-cell>
          <table:table-cell table:style-name="Table90.B3" office:value-type="string">
            <text:p text:style-name="P504">100%</text:p>
            <text:p text:style-name="P504">(1/1)</text:p>
          </table:table-cell>
          <table:table-cell table:style-name="Table90.B3" office:value-type="string">
            <text:p text:style-name="P504">-</text:p>
            <text:p text:style-name="P504"/>
          </table:table-cell>
          <table:table-cell table:style-name="Table90.B3" office:value-type="string">
            <text:p text:style-name="P493">-</text:p>
            <text:p text:style-name="P493"/>
          </table:table-cell>
          <table:table-cell table:style-name="Table90.E3" office:value-type="string">
            <text:p text:style-name="P503">-</text:p>
          </table:table-cell>
        </table:table-row>
        <table:table-row>
          <table:table-cell table:style-name="Table90.A4" office:value-type="string">
            <text:p text:style-name="P381">Regroupement de</text:p>
            <text:p text:style-name="P375">BAPTÊME</text:p>
            <text:p text:style-name="P383">BATINSE</text:p>
          </table:table-cell>
          <table:table-cell table:style-name="Table90.B4" office:value-type="string">
            <text:p text:style-name="P501">53,33%</text:p>
            <text:p text:style-name="P501">(8/15)</text:p>
          </table:table-cell>
          <table:table-cell table:style-name="Table90.B4" office:value-type="string">
            <text:p text:style-name="P501">87,5%</text:p>
            <text:p text:style-name="P501">(7/8)</text:p>
          </table:table-cell>
          <table:table-cell table:style-name="Table90.B4" office:value-type="string">
            <text:p text:style-name="P504">7<text:span text:style-name="T2389">0%</text:span></text:p>
            <text:p text:style-name="P504">(<text:span text:style-name="T2389">7/10)</text:span></text:p>
          </table:table-cell>
          <table:table-cell table:style-name="Table90.E4" office:value-type="string">
            <text:p text:style-name="P506">7<text:span text:style-name="T2389">7,78%</text:span></text:p>
          </table:table-cell>
        </table:table-row>
      </table:table>
      <text:p text:style-name="P1034"/>
      <text:h text:style-name="P1611" text:outline-level="5"><text:bookmark-start text:name="__RefHeading___Toc110849_911666644"/>E.<text:span text:style-name="T2517">4</text:span>.1.<text:span text:style-name="T2419">5</text:span>.<text:span text:style-name="T2419">1</text:span>. BAPTÊME<text:bookmark-end text:name="__RefHeading___Toc110849_911666644"/></text:h>
      <text:p text:style-name="P1286">Le signifiant <text:span text:style-name="T82">baptême</text:span> est utilisé <text:span text:style-name="T2342">7</text:span> fois sur <text:span text:style-name="T2342">14</text:span> <text:span text:style-name="T2342">comme MI </text:span>dans le CFPQ. La fréquence de cette unité est relativement faible et les résultats de l'étiqueteur par n-grammes sont moyens <text:span text:style-name="T2342">à son sujet : l</text:span>'étiqueteur identifie correctement <text:span text:style-name="T2342">5</text:span> MI <text:span text:style-name="T2455">(</text:span>un rappel de 71,<text:span text:style-name="T2342">43</text:span>%<text:span text:style-name="T2455">) avec une précision de 5</text:span> sur <text:span text:style-name="T2342">8</text:span> (6<text:span text:style-name="T2342">2</text:span>,<text:span text:style-name="T2342">50</text:span>%<text:span text:style-name="T2455">), </text:span>pour une f-mesure de <text:span text:style-name="T2342">66,67</text:span>%.</text:p>
      <text:p text:style-name="P1285"/>
      <text:p text:style-name="P1381"><text:span text:style-name="T2478">2 erreurs de rappel du MI BAPTÊME concernent la construction « </text:span><text:span text:style-name="T368">à/au baptême</text:span><text:span text:style-name="T2477"> », caractéristique du nom BAPTÈME qui est la principale source d'unités intraphrastiques pour ce signifiant.</text:span></text:p>
      <text:p text:style-name="corps"/>
      <text:h text:style-name="P1617" text:outline-level="5"><text:bookmark-start text:name="__RefHeading___Toc112827_1921487741"/><text:span text:style-name="T2098">E.4.1.5.2</text:span>. <text:span text:style-name="T2318">Regroupement BAPTÊME et BATINSE</text:span><text:bookmark-end text:name="__RefHeading___Toc112827_1921487741"/></text:h>
      <text:p text:style-name="corps">La seule occurrence de <text:span text:style-name="T82">batinse</text:span> dans le CFPQ est un MI. L'étiqueteur identifie correctement cet emploi lorsqu'on l'entraîne sur les contextes de BAPTÊME.</text:p>
      <text:p text:style-name="P1348"/>
      <text:h text:style-name="Heading_20_4" text:outline-level="4"><text:bookmark-start text:name="__RefHeading___Toc89602_663583607"/>E.<text:span text:style-name="T2517">4</text:span>.1.<text:span text:style-name="T2419">6</text:span>. SACRE et SACREMENT<text:bookmark-end text:name="__RefHeading___Toc89602_663583607"/></text:h>
      <text:p text:style-name="P1343">L<text:span text:style-name="T2430">e tableau 12 présente les résultats de l'étiquetage par n-grammes du substitut SACRE et de son regroupement avec SACREMENT.</text:span></text:p>
      <text:p text:style-name="P1343"/>
      <text:p text:style-name="P152">Tablea<text:span text:style-name="T2172">u</text:span> <text:sequence text:ref-name="refTable11" text:name="Table" text:formula="ooow:Table+1" style:num-format="1">12</text:sequence>: Étiquetage <text:span text:style-name="T2124">de SACRE et SACREMENT par le module n-grammes</text:span></text:p>
      <table:table table:name="Table97" table:style-name="Table97">
        <table:table-column table:style-name="Table97.A"/>
        <table:table-column table:style-name="Table97.B"/>
        <table:table-column table:style-name="Table97.C"/>
        <table:table-column table:style-name="Table97.B"/>
        <table:table-column table:style-name="Table97.E"/>
        <table:table-row>
          <table:table-cell table:style-name="Table97.A1" office:value-type="string">
            <text:p text:style-name="P303">Vocable<text:span text:style-name="T2154">s</text:span></text:p>
          </table:table-cell>
          <table:table-cell table:style-name="Table97.B1" office:value-type="string">
            <text:p text:style-name="P284">P<text:span text:style-name="T2154">roportion MI</text:span></text:p>
          </table:table-cell>
          <table:table-cell table:style-name="Table97.B1" office:value-type="string">
            <text:p text:style-name="P191">Rappel</text:p>
          </table:table-cell>
          <table:table-cell table:style-name="Table97.B1" office:value-type="string">
            <text:p text:style-name="P191">Précision</text:p>
          </table:table-cell>
          <table:table-cell table:style-name="Table97.E1" office:value-type="string">
            <text:p text:style-name="P265"><text:span text:style-name="T2157">F</text:span>-mesure</text:p>
          </table:table-cell>
        </table:table-row>
        <text:soft-page-break/>
        <table:table-row>
          <table:table-cell table:style-name="Table97.A2" office:value-type="string">
            <text:p text:style-name="P509">SACRE</text:p>
          </table:table-cell>
          <table:table-cell table:style-name="Table97.B2" office:value-type="string">
            <text:p text:style-name="P509">33,33%</text:p>
            <text:p text:style-name="P509">(5/15)</text:p>
          </table:table-cell>
          <table:table-cell table:style-name="Table97.B2" office:value-type="string">
            <text:p text:style-name="P509">100%</text:p>
            <text:p text:style-name="P509">(5/5)</text:p>
          </table:table-cell>
          <table:table-cell table:style-name="Table97.B2" office:value-type="string">
            <text:p text:style-name="P509">100%</text:p>
            <text:p text:style-name="P509">(5/5)</text:p>
          </table:table-cell>
          <table:table-cell table:style-name="Table97.E2" office:value-type="string">
            <text:p text:style-name="P509">100%</text:p>
          </table:table-cell>
        </table:table-row>
        <table:table-row>
          <table:table-cell table:style-name="Table97.A3" office:value-type="string">
            <text:p text:style-name="P500">SACREMENT</text:p>
          </table:table-cell>
          <table:table-cell table:style-name="Table97.B3" office:value-type="string">
            <text:p text:style-name="P500">55,56%</text:p>
            <text:p text:style-name="P500">(5/9)</text:p>
          </table:table-cell>
          <table:table-cell table:style-name="Table97.B3" office:value-type="string">
            <text:p text:style-name="P509">-</text:p>
          </table:table-cell>
          <table:table-cell table:style-name="Table97.B3" office:value-type="string">
            <text:p text:style-name="P509">-</text:p>
          </table:table-cell>
          <table:table-cell table:style-name="Table97.E3" office:value-type="string">
            <text:p text:style-name="P509">-</text:p>
          </table:table-cell>
        </table:table-row>
        <table:table-row>
          <table:table-cell table:style-name="Table97.A4" office:value-type="string">
            <text:p text:style-name="P377">Regroupement de</text:p>
            <text:p text:style-name="P377">SACRE</text:p>
            <text:p text:style-name="P379">SACREMENT</text:p>
          </table:table-cell>
          <table:table-cell table:style-name="Table97.B4" office:value-type="string">
            <text:p text:style-name="P510">41,67%</text:p>
            <text:p text:style-name="P510">(10/24)</text:p>
          </table:table-cell>
          <table:table-cell table:style-name="Table97.B4" office:value-type="string">
            <text:p text:style-name="P509">7<text:span text:style-name="T2429">0%</text:span></text:p>
            <text:p text:style-name="P509">(<text:span text:style-name="T2429">7/10)</text:span></text:p>
          </table:table-cell>
          <table:table-cell table:style-name="Table97.B4" office:value-type="string">
            <text:p text:style-name="P510">87,5%</text:p>
            <text:p text:style-name="P509">(<text:span text:style-name="T2429">7/8)</text:span></text:p>
          </table:table-cell>
          <table:table-cell table:style-name="Table97.E4" office:value-type="string">
            <text:p text:style-name="P510">77,78%</text:p>
          </table:table-cell>
        </table:table-row>
      </table:table>
      <text:p text:style-name="P1035"/>
      <text:p text:style-name="P1035"/>
      <text:h text:style-name="P1609" text:outline-level="5"><text:bookmark-start text:name="__RefHeading___Toc89604_663583607"/>E.<text:span text:style-name="T2517">4</text:span>.1.<text:span text:style-name="T2419">6.1</text:span>. SACRE<text:bookmark-end text:name="__RefHeading___Toc89604_663583607"/></text:h>
      <text:p text:style-name="corps">L'étiqueteur n-grammes a un résultat parfait lorsqu'il prend pour cible SACRE, malgré le fait que les rares signifiants du vocable ne soient MI que dans 33,33% des cas. </text:p>
      <text:p text:style-name="corps"/>
      <text:h text:style-name="P1618" text:outline-level="5"><text:bookmark-start text:name="__RefHeading___Toc89606_663583607"/><text:span text:style-name="T2098">E.4.1.6.2</text:span>. <text:span text:style-name="T2318">Regroupement de SACRE et SACREMENT</text:span><text:bookmark-end text:name="__RefHeading___Toc89606_663583607"/></text:h>
      <text:p text:style-name="P1356">Le regroupement avec SACRE permet d'étiqueter le vocable SACREMENT qui a une trop faible fréquence pour être étiqueté de manière individuelle. <text:span text:style-name="T2431">L'étiqueteur ne repère avec succès que 2 MI sur 5 de </text:span><text:span text:style-name="T359">sacrement</text:span><text:span text:style-name="T583"> en utilisant cette technique.</text:span></text:p>
      <text:p text:style-name="P1414"/>
      <text:h text:style-name="Heading_20_4" text:outline-level="4"><text:bookmark-start text:name="__RefHeading___Toc112815_1921487741"/>E.<text:span text:style-name="T2517">4</text:span>.1.<text:span text:style-name="T2436">7</text:span>. MAUDIT <text:span text:style-name="T2434">et MAUTADIT</text:span><text:bookmark-end text:name="__RefHeading___Toc112815_1921487741"/></text:h>
      <text:p text:style-name="P1361">Le tableau 14 présente les résultats de l'étiquetage par n-grammes de MAUDIT et de son regroupement avec MAUTADIT.</text:p>
      <text:p text:style-name="P1361"/>
      <text:p text:style-name="P153">Tablea<text:span text:style-name="T2172">u</text:span> <text:sequence text:ref-name="refTable12" text:name="Table" text:formula="ooow:Table+1" style:num-format="1">13</text:sequence>: Étiquetage <text:span text:style-name="T2124">de MAUDIT et MAUTADIT par le module n-grammes</text:span></text:p>
      <table:table table:name="Table113" table:style-name="Table113">
        <table:table-column table:style-name="Table113.A"/>
        <table:table-column table:style-name="Table113.B"/>
        <table:table-column table:style-name="Table113.C"/>
        <table:table-column table:style-name="Table113.D"/>
        <table:table-column table:style-name="Table113.E"/>
        <table:table-row>
          <table:table-cell table:style-name="Table113.A1" office:value-type="string">
            <text:p text:style-name="P304">Vocable<text:span text:style-name="T2154">s</text:span></text:p>
          </table:table-cell>
          <table:table-cell table:style-name="Table113.B1" office:value-type="string">
            <text:p text:style-name="P285">P<text:span text:style-name="T2154">roportion MI</text:span></text:p>
          </table:table-cell>
          <table:table-cell table:style-name="Table113.B1" office:value-type="string">
            <text:p text:style-name="P192">Rappel</text:p>
          </table:table-cell>
          <table:table-cell table:style-name="Table113.B1" office:value-type="string">
            <text:p text:style-name="P192">Précision</text:p>
          </table:table-cell>
          <table:table-cell table:style-name="Table113.E1" office:value-type="string">
            <text:p text:style-name="P266"><text:span text:style-name="T2157">F</text:span>-mesure</text:p>
          </table:table-cell>
        </table:table-row>
        <table:table-row>
          <table:table-cell table:style-name="Table113.A2" office:value-type="string">
            <text:p text:style-name="Table_20_Contents">MAUDIT</text:p>
          </table:table-cell>
          <table:table-cell table:style-name="Table113.B2" office:value-type="string">
            <text:p text:style-name="Table_20_Contents">33,33%</text:p>
            <text:p text:style-name="Table_20_Contents">(18/54)</text:p>
          </table:table-cell>
          <table:table-cell table:style-name="Table113.B2" office:value-type="string">
            <text:p text:style-name="Table_20_Contents">77,78%</text:p>
            <text:p text:style-name="Table_20_Contents">(14/18)</text:p>
          </table:table-cell>
          <table:table-cell table:style-name="Table113.B2" office:value-type="string">
            <text:p text:style-name="Table_20_Contents">93,33%</text:p>
            <text:p text:style-name="Table_20_Contents">(14/15)</text:p>
          </table:table-cell>
          <table:table-cell table:style-name="Table113.E2" office:value-type="string">
            <text:p text:style-name="Table_20_Contents">84,85%</text:p>
          </table:table-cell>
        </table:table-row>
        <table:table-row>
          <table:table-cell table:style-name="Table113.A3" office:value-type="string">
            <text:p text:style-name="P513">MAUTADIT</text:p>
          </table:table-cell>
          <table:table-cell table:style-name="Table113.B3" office:value-type="string">
            <text:p text:style-name="P513">33,33%</text:p>
            <text:p text:style-name="P513">(3/9)</text:p>
          </table:table-cell>
          <table:table-cell table:style-name="Table113.B3" office:value-type="string">
            <text:p text:style-name="P512">-</text:p>
          </table:table-cell>
          <table:table-cell table:style-name="Table113.B3" office:value-type="string">
            <text:p text:style-name="P512">-</text:p>
          </table:table-cell>
          <table:table-cell table:style-name="Table113.E3" office:value-type="string">
            <text:p text:style-name="P512">-</text:p>
          </table:table-cell>
        </table:table-row>
        <table:table-row>
          <table:table-cell table:style-name="Table113.A4" office:value-type="string">
            <text:p text:style-name="P513">Regroupement de</text:p>
            <text:p text:style-name="P513">MAUDIT</text:p>
            <text:p text:style-name="P513"><text:soft-page-break/>MAUTADIT</text:p>
          </table:table-cell>
          <table:table-cell table:style-name="Table113.B4" office:value-type="string">
            <text:p text:style-name="P515">33,33%</text:p>
            <text:p text:style-name="P515">(21/63)</text:p>
          </table:table-cell>
          <table:table-cell table:style-name="Table113.B4" office:value-type="string">
            <text:p text:style-name="P518">85,71%</text:p>
            <text:p text:style-name="P512">(<text:span text:style-name="T2435">18/21)</text:span></text:p>
          </table:table-cell>
          <table:table-cell table:style-name="Table113.B4" office:value-type="string">
            <text:p text:style-name="P518">94,74%</text:p>
            <text:p text:style-name="P517">(<text:span text:style-name="T2435">18/19)</text:span></text:p>
          </table:table-cell>
          <table:table-cell table:style-name="Table113.E4" office:value-type="string">
            <text:p text:style-name="P512">9<text:span text:style-name="T2435">0%</text:span></text:p>
          </table:table-cell>
        </table:table-row>
      </table:table>
      <text:p text:style-name="P1036"/>
      <text:p text:style-name="P1358"/>
      <text:h text:style-name="Heading_20_5" text:outline-level="5"><text:bookmark-start text:name="__RefHeading___Toc110860_663583607"/>E.<text:span text:style-name="T2517">4.1.7.1. MAUDIT</text:span><text:bookmark-end text:name="__RefHeading___Toc110860_663583607"/></text:h>
      <text:p text:style-name="P1351">Parmi les 54 occurrences du signifiant <text:span text:style-name="T82">maudit</text:span><text:span text:style-name="T475"> </text:span><text:span text:style-name="T579">dans le corpus</text:span>, seulement 33,33% sont des MI (18 sur 54). L'étiqueteur n-grammes identifie correctement 1<text:span text:style-name="T2337">6</text:span> MI <text:span text:style-name="T2456">(</text:span>un rappel de <text:span text:style-name="T2337">88</text:span>,<text:span text:style-name="T2337">89</text:span>%<text:span text:style-name="T2456">) avec une précision de 16 </text:span>sur 1<text:span text:style-name="T2337">7</text:span> (9<text:span text:style-name="T2337">4</text:span>,<text:span text:style-name="T2337">12</text:span>%<text:span text:style-name="T2456">), </text:span>pour une f-mesure de <text:span text:style-name="T2337">91,43</text:span>%. </text:p>
      <text:p text:style-name="P1349"/>
      <text:p text:style-name="P1352">Une erreur commise par l'étiqueteur <text:span text:style-name="T2338">concerne l'utilisation de </text:span><text:span text:style-name="T346">maudit</text:span><text:span text:style-name="T2338"> comme intensifieur précédé par une pause. Lorsqu'on lui présente l'énoncé (62), l'étiqueteur attribue erronément à </text:span><text:span text:style-name="T346">maudit</text:span><text:span text:style-name="T2338"> une étiquette extraphrastique puisqu'il suit une pause. Un système plus sophistiqué qui aurait accès à un corpus d'entraînement plus grand et un ensemble d'étiquettes plus précis pourrait possiblement identifier le signifiant </text:span><text:span text:style-name="T346">chanceux</text:span><text:span text:style-name="T2338"> comme étant un adjectif utilisé comme un nom et déterminer qu'il est modifié par </text:span><text:span text:style-name="T346">maudit</text:span><text:span text:style-name="T2338">. </text:span></text:p>
      <text:p text:style-name="P1349"/>
      <text:p text:style-name="exemple"><text:span text:style-name="T1986">(</text:span><text:span text:style-name="T1391"><text:sequence text:ref-name="refDrawing61" text:name="Drawing" text:formula="ooow:Drawing+1" style:num-format="1">62</text:sequence></text:span><text:span text:style-name="T1986">)<text:tab/></text:span><text:span text:style-name="T446"><text:tab/></text:span><text:span text:style-name="T444">A. Énoncé original :</text:span></text:p>
      <text:p text:style-name="exemple"><text:span text:style-name="T444"><text:tab/>M : t’avais raté le brunch </text:span><text:span text:style-name="T46">(.) maudit chanceux</text:span></text:p>
      <text:p text:style-name="exemple"><text:span text:style-name="T444"><text:tab/>[</text:span><text:span text:style-name="T424">CFPQ, </text:span><text:span text:style-name="T444">sous-corpus 10, segment 6, page 72, ligne 23]</text:span></text:p>
      <text:p text:style-name="exemple"/>
      <text:p text:style-name="exemple"><text:span text:style-name="T444"><text:tab/></text:span><text:span text:style-name="T445">B. Énoncé étiqueté :</text:span></text:p>
      <text:p text:style-name="exemple"><text:span text:style-name="T2333"><text:tab/>* [("t'", 'PRO'), ('avais', 'S'), ('raté', 'S'), ('le', 'DET'), ('brunch', 'S'), </text:span><text:span text:style-name="T74">('.', 'M'), ('maudit', 'M'), <text:tab/>('chanceux', 'S')]</text:span></text:p>
      <text:p text:style-name="P1350"/>
      <text:h text:style-name="P1619" text:outline-level="5"><text:bookmark-start text:name="__RefHeading___Toc110862_663583607"/>E.<text:span text:style-name="T2517">4</text:span>.1.<text:span text:style-name="T2436">7</text:span>.2. Regroupement de MAUDIT et MAUTADIT<text:bookmark-end text:name="__RefHeading___Toc110862_663583607"/></text:h>
      <text:p text:style-name="P1359">Le regroupement de MAUDIT et MAUTADIT permet d'étiqueter sans erreur le vocable MAUTADIT qui a une trop faible fréquence pour être traité de manière individuelle. Le regroupement permet même d'améliorer le rappel de l'étiquetage de MAUDIT.</text:p>
      <text:p text:style-name="P1359"/>
      <text:p text:style-name="P1360">L'étiqueteur identifie correctement 18 MI (un rappel de 85,71%) avec une précision de 18 sur 19 (94,74%) lorsqu'il prend pour cible ce regroupement, ce qui représente une f-mesure de 90%.</text:p>
      <text:p text:style-name="P127"><text:soft-page-break/></text:p>
      <text:h text:style-name="Heading_20_4" text:outline-level="4"><text:bookmark-start text:name="__RefHeading__20164_6003603771"/><text:span text:style-name="T2098">E.4.1.8</text:span>. <text:span text:style-name="T2239">Regroupement</text:span> de tous les sacres<text:bookmark-end text:name="__RefHeading__20164_6003603771"/></text:h>
      <text:p text:style-name="P1226">Un bon nombre de sacres e<text:span text:style-name="T2391">t de substituts de sacres </text:span>ne peuvent servir de cible<text:span text:style-name="T2238">s</text:span> <text:span text:style-name="T2391">individuelles </text:span>pour les tests de l'étiqueteur <text:span text:style-name="T2391">n-grammes à cause de leur trop faible fréquence. Il est possible d'entraîner un étiqueteur de manière à ce qu'il considère tous les sacres du corpus et leurs substituts comme étant des unités équivalentes. Voici la liste complète des unités que rassemblons sous cette catégorie : </text:span><text:span text:style-name="T280">ostie</text:span><text:span text:style-name="T1988">, </text:span><text:span text:style-name="T280">ostique</text:span><text:span text:style-name="T1988">, </text:span><text:span text:style-name="T280">ostifie</text:span><text:span text:style-name="T1988">, </text:span><text:span text:style-name="T280">ostine</text:span><text:span text:style-name="T1988">, </text:span><text:span text:style-name="T280">crisse</text:span><text:span text:style-name="T1988">, </text:span><text:span text:style-name="T280">crif</text:span><text:span text:style-name="T1988">, </text:span><text:span text:style-name="T280">crime</text:span><text:span text:style-name="T1988">, </text:span><text:span text:style-name="T280">cristie</text:span><text:span text:style-name="T1988">, </text:span><text:span text:style-name="T280">câlisse</text:span><text:span text:style-name="T1988">, </text:span><text:span text:style-name="T280">câlique</text:span><text:span text:style-name="T1988">, </text:span><text:span text:style-name="T280">câline</text:span><text:span text:style-name="T1988">, </text:span><text:span text:style-name="T280">câlif</text:span><text:span text:style-name="T1988">, </text:span><text:span text:style-name="T280">tabarnaque</text:span><text:span text:style-name="T1988">, </text:span><text:span text:style-name="T280">tabarnache</text:span><text:span text:style-name="T1988">, </text:span><text:span text:style-name="T280">tabarnouche</text:span><text:span text:style-name="T1988">, </text:span><text:span text:style-name="T280">tabarnique</text:span><text:span text:style-name="T1988">, </text:span><text:span text:style-name="T280">calvaire</text:span><text:span text:style-name="T1988">, </text:span><text:span text:style-name="T280">calvince</text:span><text:span text:style-name="T1988">, </text:span><text:span text:style-name="T280">ciboire</text:span><text:span text:style-name="T1988">, </text:span><text:span text:style-name="T280">cibole</text:span><text:span text:style-name="T1988">, </text:span><text:span text:style-name="T280">viarge</text:span><text:span text:style-name="T1988">, </text:span><text:span text:style-name="T280">sacrement</text:span><text:span text:style-name="T1988">, </text:span><text:span text:style-name="T280">sacre</text:span><text:span text:style-name="T1988">, </text:span><text:span text:style-name="T280">sacréfice</text:span><text:span text:style-name="T1988">, </text:span><text:span text:style-name="T280">simonaque</text:span><text:span text:style-name="T1988">, </text:span><text:span text:style-name="T297">maudit</text:span><text:span text:style-name="T1987">, </text:span><text:span text:style-name="T297">mautadit</text:span><text:span text:style-name="T1987">, </text:span><text:span text:style-name="T297">baptême</text:span><text:span text:style-name="T1987">, </text:span><text:span text:style-name="T297">batinse</text:span><text:span text:style-name="T1987">, </text:span><text:span text:style-name="T297">torieu</text:span><text:span text:style-name="T1987">.</text:span></text:p>
      <text:p text:style-name="P1055"/>
      <text:p text:style-name="P1229">Le statut de sacre ou de substitut de sacre de certaines des unités de cette liste peut être matière à débat. <text:span text:style-name="T2240">Elles sont regroupées ici parce ce qu'elles sont utilisées dans des contextes sémantiques et syntaxiques similaires. Nous avons exclu de la liste le vocable BATEAU qui peut être considéré comme un substitut de BAPTÊME parce que les contextes dans lesquels les signifiants intraphrastiques de </text:span><text:span text:style-name="T358">bateau</text:span><text:span text:style-name="T2240"> se trouvent sont très différents de ceux des autres sacres et substituts.</text:span></text:p>
      <text:p text:style-name="P1055"/>
      <text:p text:style-name="P1313">La tableau 13 indique les résultats de l'expérience. <text:span text:style-name="T2392">L'étiqueteur fait 30 erreurs lors de de l'étiquetage de ces 1133 unités (incluant 939 MI). Il identifie correctement 936 MI sur 963 (une précision de 97,20% et un rappel de 99,68% pour une f-mesure de 98,42%). </text:span></text:p>
      <text:p text:style-name="P1203"/>
      <text:p text:style-name="P144">Tablea<text:span text:style-name="T2172">u</text:span> <text:sequence text:ref-name="refTable13" text:name="Table" text:formula="ooow:Table+1" style:num-format="1">14</text:sequence>: Étiquetage <text:span text:style-name="T2124">de tous les sacres et leurs substituts par le module n-grammes</text:span></text:p>
      <table:table table:name="Table91" table:style-name="Table91">
        <table:table-column table:style-name="Table91.A" table:number-columns-repeated="5"/>
        <table:table-row>
          <table:table-cell table:style-name="Table91.A1" office:value-type="string">
            <text:p text:style-name="P294">Vocable<text:span text:style-name="T2154">s</text:span></text:p>
          </table:table-cell>
          <table:table-cell table:style-name="Table91.B1" office:value-type="string">
            <text:p text:style-name="P275">P<text:span text:style-name="T2154">roportion MI</text:span></text:p>
          </table:table-cell>
          <table:table-cell table:style-name="Table91.B1" office:value-type="string">
            <text:p text:style-name="P182">Rappel</text:p>
          </table:table-cell>
          <table:table-cell table:style-name="Table91.B1" office:value-type="string">
            <text:p text:style-name="P182">Précision</text:p>
          </table:table-cell>
          <table:table-cell table:style-name="Table91.E1" office:value-type="string">
            <text:p text:style-name="P256"><text:span text:style-name="T2157">F</text:span>-mesure</text:p>
          </table:table-cell>
        </table:table-row>
        <table:table-row>
          <table:table-cell table:style-name="Table91.A2" office:value-type="string">
            <text:p text:style-name="P357"><text:span text:style-name="T2226">Regroupement</text:span> <text:span text:style-name="T2226">d</text:span>es sacres</text:p>
            <text:p text:style-name="P357">et <text:span text:style-name="T2226">d</text:span>es substituts</text:p>
          </table:table-cell>
          <table:table-cell table:style-name="Table91.B2" office:value-type="string">
            <text:p text:style-name="P460">82.87%</text:p>
            <text:p text:style-name="P460">(939/1133)</text:p>
          </table:table-cell>
          <table:table-cell table:style-name="Table91.B2" office:value-type="string">
            <text:p text:style-name="P460">99,68%</text:p>
            <text:p text:style-name="P460">(936/939)</text:p>
          </table:table-cell>
          <table:table-cell table:style-name="Table91.B2" office:value-type="string">
            <text:p text:style-name="P552">9<text:span text:style-name="T2390">7,20%</text:span></text:p>
            <text:p text:style-name="P552">(<text:span text:style-name="T2390">936/963)</text:span></text:p>
          </table:table-cell>
          <table:table-cell table:style-name="Table91.E2" office:value-type="string">
            <text:p text:style-name="P460">98,42%</text:p>
          </table:table-cell>
        </table:table-row>
      </table:table>
      <text:p text:style-name="P827"/>
      <text:p text:style-name="P828"/>
      <text:h text:style-name="P1634" text:outline-level="4"><text:bookmark-start text:name="__RefHeading___Toc65907_1133305439"/><text:span text:style-name="T758">E.</text:span><text:span text:style-name="T791">4</text:span><text:span text:style-name="T758">.</text:span><text:span text:style-name="T778">1.</text:span><text:span text:style-name="T791">9</text:span><text:span text:style-name="T759">.</text:span><text:span text:style-name="T758"> M</text:span><text:span text:style-name="T783">I </text:span><text:span text:style-name="T767">Infirmatifs</text:span><text:bookmark-end text:name="__RefHeading___Toc65907_1133305439"/></text:h>
      <text:p text:style-name="P1296"><text:span text:style-name="T2441">Le tableau 15 présente l</text:span>es résultats de l'étiqueteur n-grammes pour les <text:span text:style-name="T2447">6</text:span> unités que nous regroupons parmi les infirmatifs. </text:p>
      <text:p text:style-name="P1296"/>
      <text:p text:style-name="P1297"><text:soft-page-break/>Nous avons choisi de distinguer les constructions « vraiment », « vraiment pas », « pas vraiment », <text:span text:style-name="T2142">ainsi que</text:span> « pas du tout » et « du tout ». Ces constructions sont utilisées en tant que MI dans des contextes différents, <text:span text:style-name="T2440">elles ont des sens différents</text:span> <text:span text:style-name="T2143">et l</text:span>es analyser de manière distincte permet de bien meilleures performances de la part de l'étiqueteur n-grammes.</text:p>
      <text:p text:style-name="P1297"/>
      <text:p text:style-name="P148">Table<text:span text:style-name="T2191">au</text:span> <text:sequence text:ref-name="refTable14" text:name="Table" text:formula="ooow:Table+1" style:num-format="1">15</text:sequence>: Étiquetage <text:span text:style-name="T2124">des MI infirmatifs par le module n-grammes</text:span></text:p>
      <table:table table:name="Table51" table:style-name="Table51">
        <table:table-column table:style-name="Table51.A"/>
        <table:table-column table:style-name="Table51.B"/>
        <table:table-column table:style-name="Table51.C"/>
        <table:table-column table:style-name="Table51.D"/>
        <table:table-column table:style-name="Table51.E"/>
        <table:table-row>
          <table:table-cell table:style-name="Table51.A1" office:value-type="string">
            <text:p text:style-name="P298">Vocable<text:span text:style-name="T2154">s</text:span></text:p>
          </table:table-cell>
          <table:table-cell table:style-name="Table51.B1" office:value-type="string">
            <text:p text:style-name="P279">P<text:span text:style-name="T2154">roportion MI</text:span></text:p>
          </table:table-cell>
          <table:table-cell table:style-name="Table51.B1" office:value-type="string">
            <text:p text:style-name="P186">Rappel</text:p>
          </table:table-cell>
          <table:table-cell table:style-name="Table51.B1" office:value-type="string">
            <text:p text:style-name="P186">Précision</text:p>
          </table:table-cell>
          <table:table-cell table:style-name="Table51.E1" office:value-type="string">
            <text:p text:style-name="P260"><text:span text:style-name="T2157">F</text:span>-mesure</text:p>
          </table:table-cell>
        </table:table-row>
        <table:table-row table:style-name="Table51.2">
          <table:table-cell table:style-name="Table51.A2" office:value-type="string">
            <text:p text:style-name="P429"><text:span text:style-name="T2225">'</text:span>PAS DU TOUT<text:span text:style-name="T2225">'</text:span></text:p>
          </table:table-cell>
          <table:table-cell table:style-name="Table51.B2" office:value-type="string">
            <text:p text:style-name="P430">6<text:span text:style-name="T2208">3</text:span>,<text:span text:style-name="T2208">89</text:span>%</text:p>
            <text:p text:style-name="P430">(2<text:span text:style-name="T2208">3</text:span>/36)</text:p>
          </table:table-cell>
          <table:table-cell table:style-name="Table51.B2" office:value-type="string">
            <text:p text:style-name="P421">9<text:span text:style-name="T2208">1,30%</text:span></text:p>
            <text:p text:style-name="P421">(<text:span text:style-name="T2206">21/23)</text:span></text:p>
          </table:table-cell>
          <table:table-cell table:style-name="Table51.B2" office:value-type="string">
            <text:p text:style-name="P430">9<text:span text:style-name="T2208">5,45</text:span>%</text:p>
            <text:p text:style-name="P430">(2<text:span text:style-name="T2208">1</text:span>/22)</text:p>
          </table:table-cell>
          <table:table-cell table:style-name="Table51.E2" office:value-type="string">
            <text:p text:style-name="P430">9<text:span text:style-name="T2208">3</text:span>,<text:span text:style-name="T2208">33</text:span>%</text:p>
          </table:table-cell>
        </table:table-row>
        <table:table-row>
          <table:table-cell table:style-name="Table51.A3" office:value-type="string">
            <text:p text:style-name="P429">PANTOUTE</text:p>
          </table:table-cell>
          <table:table-cell table:style-name="Table51.B3" office:value-type="string">
            <text:p text:style-name="P421">2<text:span text:style-name="T2206">4,44%</text:span></text:p>
            <text:p text:style-name="P421">(<text:span text:style-name="T2212">22/90)</text:span></text:p>
          </table:table-cell>
          <table:table-cell table:style-name="Table51.B3" office:value-type="string">
            <text:p text:style-name="P430">77,27%</text:p>
            <text:p text:style-name="P430">(17/22)</text:p>
          </table:table-cell>
          <table:table-cell table:style-name="Table51.B3" office:value-type="string">
            <text:p text:style-name="P430">94,44%</text:p>
            <text:p text:style-name="P430">(17/<text:span text:style-name="T2441">18</text:span>)</text:p>
          </table:table-cell>
          <table:table-cell table:style-name="Table51.E3" office:value-type="string">
            <text:p text:style-name="P430">85%</text:p>
            <text:p text:style-name="P430"/>
          </table:table-cell>
        </table:table-row>
        <table:table-row>
          <table:table-cell table:style-name="Table51.A3" office:value-type="string">
            <text:p text:style-name="Table_20_Contents"><text:span text:style-name="T2412">'</text:span>PAS VRAIMENT<text:span text:style-name="T2412">'</text:span></text:p>
          </table:table-cell>
          <table:table-cell table:style-name="Table51.B3" office:value-type="string">
            <text:p text:style-name="Table_20_Contents">17,72%</text:p>
            <text:p text:style-name="Table_20_Contents">(14/79)</text:p>
          </table:table-cell>
          <table:table-cell table:style-name="Table51.B3" office:value-type="string">
            <text:p text:style-name="Table_20_Contents">78,57%</text:p>
            <text:p text:style-name="Table_20_Contents">(11/14)</text:p>
          </table:table-cell>
          <table:table-cell table:style-name="Table51.B3" office:value-type="string">
            <text:p text:style-name="Table_20_Contents">78,57%</text:p>
            <text:p text:style-name="Table_20_Contents">(11/14)</text:p>
          </table:table-cell>
          <table:table-cell table:style-name="Table51.E3" office:value-type="string">
            <text:p text:style-name="Table_20_Contents">78,57%</text:p>
          </table:table-cell>
        </table:table-row>
        <table:table-row>
          <table:table-cell table:style-name="Table51.A3" office:value-type="string">
            <text:p text:style-name="Table_20_Contents"><text:span text:style-name="T2412">'</text:span>VRAIMENT PAS<text:span text:style-name="T2412">'</text:span></text:p>
          </table:table-cell>
          <table:table-cell table:style-name="Table51.B3" office:value-type="string">
            <text:p text:style-name="Table_20_Contents">12,36%</text:p>
            <text:p text:style-name="Table_20_Contents">(11/89)</text:p>
          </table:table-cell>
          <table:table-cell table:style-name="Table51.B3" office:value-type="string">
            <text:p text:style-name="Table_20_Contents"><text:span text:style-name="T2415">72,73</text:span>%</text:p>
            <text:p text:style-name="Table_20_Contents">(<text:span text:style-name="T2415">8</text:span>/11)</text:p>
          </table:table-cell>
          <table:table-cell table:style-name="Table51.B3" office:value-type="string">
            <text:p text:style-name="Table_20_Contents">6<text:span text:style-name="T2415">6,67</text:span>%</text:p>
            <text:p text:style-name="Table_20_Contents">(<text:span text:style-name="T2415">8</text:span>/<text:span text:style-name="T2415">12</text:span>)</text:p>
          </table:table-cell>
          <table:table-cell table:style-name="Table51.E3" office:value-type="string">
            <text:p text:style-name="Table_20_Contents"><text:span text:style-name="T2415">69,57</text:span>%</text:p>
          </table:table-cell>
        </table:table-row>
        <table:table-row>
          <table:table-cell table:style-name="Table51.A3" office:value-type="string">
            <text:p text:style-name="P429"><text:span text:style-name="T2225">'</text:span>DU TOUT<text:span text:style-name="T2225">'</text:span></text:p>
          </table:table-cell>
          <table:table-cell table:style-name="Table51.B3" office:value-type="string">
            <text:p text:style-name="P421">1<text:span text:style-name="T2206">3,04%</text:span></text:p>
            <text:p text:style-name="P421">(<text:span text:style-name="T2206">6/46)</text:span></text:p>
          </table:table-cell>
          <table:table-cell table:style-name="Table51.B3" office:value-type="string">
            <text:p text:style-name="P430">50%</text:p>
            <text:p text:style-name="P430">(3/6)</text:p>
          </table:table-cell>
          <table:table-cell table:style-name="Table51.B3" office:value-type="string">
            <text:p text:style-name="P430">60%</text:p>
            <text:p text:style-name="P430">(3/5)</text:p>
          </table:table-cell>
          <table:table-cell table:style-name="Table51.E3" office:value-type="string">
            <text:p text:style-name="P430">54,55%</text:p>
          </table:table-cell>
        </table:table-row>
        <table:table-row>
          <table:table-cell table:style-name="Table51.A7" office:value-type="string">
            <text:p text:style-name="P521">'C'EST ENCORE DRÔLE'</text:p>
          </table:table-cell>
          <table:table-cell table:style-name="Table51.B7" office:value-type="string">
            <text:p text:style-name="P521">100%</text:p>
            <text:p text:style-name="P521">(4/4)</text:p>
          </table:table-cell>
          <table:table-cell table:style-name="Table51.B7" office:value-type="string">
            <text:p text:style-name="P430">-</text:p>
          </table:table-cell>
          <table:table-cell table:style-name="Table51.B7" office:value-type="string">
            <text:p text:style-name="P430">-</text:p>
          </table:table-cell>
          <table:table-cell table:style-name="Table51.E7" office:value-type="string">
            <text:p text:style-name="P430">-</text:p>
          </table:table-cell>
        </table:table-row>
        <table:table-row>
          <table:table-cell table:style-name="Table51.A8" office:value-type="string">
            <text:p text:style-name="P556">Total :</text:p>
            <text:p text:style-name="P525">'PAS DU TOUT' <text:span text:style-name="T2466">+ 'DU TOUT' + PANTOUTE + </text:span></text:p>
            <text:p text:style-name="P556">'PAS VRAIMENT' + 'VRAIMENT PAS'</text:p>
          </table:table-cell>
          <table:table-cell table:style-name="Table51.B8" office:value-type="string">
            <text:p text:style-name="P522">22,<text:span text:style-name="T2225">35</text:span>%</text:p>
            <text:p text:style-name="P522">(7<text:span text:style-name="T2225">6</text:span>/340)</text:p>
          </table:table-cell>
          <table:table-cell table:style-name="Table51.B8" office:value-type="string">
            <text:p text:style-name="P524"><text:span text:style-name="T2446">78,95</text:span>%</text:p>
            <text:p text:style-name="P430">(<text:span text:style-name="T2207">60/76)</text:span></text:p>
          </table:table-cell>
          <table:table-cell table:style-name="Table51.B8" office:value-type="string">
            <text:p text:style-name="P531">84,51%</text:p>
            <text:p text:style-name="P522">(6<text:span text:style-name="T2446">0</text:span>/7<text:span text:style-name="T2446">1</text:span>)</text:p>
          </table:table-cell>
          <table:table-cell table:style-name="Table51.E8" office:value-type="string">
            <text:p text:style-name="P528">8<text:span text:style-name="T2446">1,63</text:span>%</text:p>
          </table:table-cell>
        </table:table-row>
        <table:table-row>
          <table:table-cell table:style-name="Table51.A9" office:value-type="string">
            <text:p text:style-name="P429">R<text:span text:style-name="T2207">egroupement de</text:span></text:p>
            <text:p text:style-name="P526">'PAS DU TOUT',</text:p>
            <text:p text:style-name="P526">'DU TOUT',</text:p>
            <text:p text:style-name="P526">PANTOUTE,</text:p>
            <text:p text:style-name="P526">'PAS VRAIMENT',</text:p>
            <text:p text:style-name="P526">'VRAIMENT PAS'</text:p>
          </table:table-cell>
          <table:table-cell table:style-name="Table51.B9" office:value-type="string">
            <text:p text:style-name="P523">22,<text:span text:style-name="T2225">35</text:span>%</text:p>
            <text:p text:style-name="P523">(7<text:span text:style-name="T2225">6</text:span>/340)</text:p>
          </table:table-cell>
          <table:table-cell table:style-name="Table51.B9" office:value-type="string">
            <text:p text:style-name="P526">89,47%</text:p>
            <text:p text:style-name="P526">(68/76)</text:p>
          </table:table-cell>
          <table:table-cell table:style-name="Table51.B9" office:value-type="string">
            <text:p text:style-name="P526">89,47%</text:p>
            <text:p text:style-name="P526">(68/76)</text:p>
          </table:table-cell>
          <table:table-cell table:style-name="Table51.E9" office:value-type="string">
            <text:p text:style-name="P526">89,47%</text:p>
          </table:table-cell>
        </table:table-row>
        <table:table-row>
          <table:table-cell table:style-name="Table51.A7" office:value-type="string">
            <text:p text:style-name="Table_20_Contents">R<text:span text:style-name="T2207">egroupement de</text:span></text:p>
            <text:p text:style-name="Table_20_Contents">'PAS DU TOUT',</text:p>
            <text:p text:style-name="Table_20_Contents">'DU TOUT',</text:p>
            <text:p text:style-name="Table_20_Contents">PANTOUTE,</text:p>
            <text:p text:style-name="Table_20_Contents"><text:soft-page-break/>'PAS VRAIMENT',</text:p>
            <text:p text:style-name="Table_20_Contents">'VRAIMENT PAS',</text:p>
            <text:p text:style-name="Table_20_Contents">'C'EST ENCORE DRÔLE'</text:p>
          </table:table-cell>
          <table:table-cell table:style-name="Table51.B10" office:value-type="string">
            <text:p text:style-name="P529">23,26%</text:p>
            <text:p text:style-name="P529">(80/344)</text:p>
          </table:table-cell>
          <table:table-cell table:style-name="Table51.B10" office:value-type="string">
            <text:p text:style-name="P529">91,25%</text:p>
            <text:p text:style-name="P526">(<text:span text:style-name="T2404">73/80)</text:span></text:p>
          </table:table-cell>
          <table:table-cell table:style-name="Table51.B10" office:value-type="string">
            <text:p text:style-name="P529">90.12%</text:p>
            <text:p text:style-name="P529">(73/81)</text:p>
          </table:table-cell>
          <table:table-cell table:style-name="Table51.E10" office:value-type="string">
            <text:p text:style-name="P526">9<text:span text:style-name="T2404">0,68%</text:span></text:p>
          </table:table-cell>
        </table:table-row>
      </table:table>
      <text:p text:style-name="P1365"/>
      <text:h text:style-name="P1620" text:outline-level="5"><text:bookmark-start text:name="__RefHeading___Toc201141_911666644"/><text:span text:style-name="T758">E.</text:span><text:span text:style-name="T791">4</text:span><text:span text:style-name="T758">.</text:span><text:span text:style-name="T778">1.</text:span><text:span text:style-name="T791">9</text:span><text:span text:style-name="T759">.</text:span><text:span text:style-name="T778">1.</text:span><text:span text:style-name="T758"> </text:span><text:span text:style-name="T780">'</text:span><text:span text:style-name="T778">PAS DU TOUT</text:span><text:span text:style-name="T780">'</text:span><text:bookmark-end text:name="__RefHeading___Toc201141_911666644"/></text:h>
      <text:p text:style-name="P1299">63,89% des occurrences de la construction 'pas du tout' sont utilisées de façon extraphrastique dans le CFPQ. L'étiqueteur repère ces utilisations avec une précision de 95,45% (21 <text:span text:style-name="T2457">sur </text:span>22) et un rappel de 91,30% (21/23), pour une f-mesure de 93,33%. </text:p>
      <text:p text:style-name="P1298"/>
      <text:p text:style-name="P1300">L'étiqueteur identifie correctement la plupart des utilisations intraphrastiques de <text:span text:style-name="T2211">'</text:span><text:span text:style-name="T314">pas du tout</text:span><text:span text:style-name="T2211">'</text:span>. En (<text:span text:style-name="T2211">63</text:span>), par exemple, <text:span text:style-name="T2211">la construction est liée au verbe </text:span><text:span text:style-name="T314">sais</text:span><text:span text:style-name="T565"> et est identifiée correctement pas l'étiqueteur.</text:span></text:p>
      <text:p text:style-name="P1295"/>
      <text:p text:style-name="P1529">(<text:span text:style-name="T1391"><text:sequence text:ref-name="refDrawing62" text:name="Drawing" text:formula="ooow:Drawing+1" style:num-format="1">63</text:sequence></text:span>) <text:tab/><text:span text:style-name="T444">A. Énoncé original :</text:span></text:p>
      <text:p text:style-name="P1529"><text:span text:style-name="T444"><text:tab/></text:span><text:span text:style-name="T2442"><text:tab/>L : ben je </text:span><text:span text:style-name="T78">le sais pas du tout</text:span><text:span text:style-name="T2442"> (.) je sais pas je sais pas ce que ça l’implique</text:span></text:p>
      <text:p text:style-name="P1515"><text:tab/>[<text:span text:style-name="T2442">CFPQ, </text:span>sous-corpus 18, segment 5, page 54, ligne 3]</text:p>
      <text:p text:style-name="P1529"/>
      <text:p text:style-name="P1526"><text:tab/><text:span text:style-name="T445">B. Énoncé étiqueté :</text:span></text:p>
      <text:p text:style-name="P1526"><text:tab/>('ben', 'BEN'), ('je', 'PRO'), <text:span text:style-name="T21">('le', 'DET'), ('sais', 'S'), ('pas_du_tout', 'S')</text:span> [...]</text:p>
      <text:p text:style-name="P1529"/>
      <text:p text:style-name="P1301">Les erreurs de rappel sont dues à des utilisations du phrasème <text:span text:style-name="T2209">dans des contextes où il n'y a pas de rupture syntaxique claire avant le marqueur. Dans l'énoncé (64), '</text:span><text:span text:style-name="T315">pas du tout</text:span><text:span text:style-name="T2209">' est à la suite d'un verbe et son statut extraphrastique ne va pas soit. L'étiqueteur y identifie incorrectement la construction comme faisant partie de la phrase.</text:span></text:p>
      <text:p text:style-name="P1302"/>
      <text:p text:style-name="P1529"><text:soft-page-break/>(<text:span text:style-name="T1391"><text:sequence text:ref-name="refDrawing63" text:name="Drawing" text:formula="ooow:Drawing+1" style:num-format="1">64</text:sequence></text:span>) <text:tab/><text:span text:style-name="T444">A. Énoncé original :</text:span></text:p>
      <text:p text:style-name="P1529"><text:span text:style-name="T444"><text:tab/></text:span>L : j’ai j’ai pas à <text:span text:style-name="T21">me défendre pas du tout</text:span></text:p>
      <text:p text:style-name="P1529"><text:tab/><text:span text:style-name="T82">[</text:span><text:span text:style-name="T360">CFPQ, </text:span><text:span text:style-name="T82">sous-corpus 1, segment 3, page 39, ligne 5]</text:span></text:p>
      <text:p text:style-name="P1527"><text:tab/></text:p>
      <text:p text:style-name="P1529"><text:span text:style-name="T2210"><text:tab/></text:span><text:span text:style-name="T445">B. Énoncé étiqueté :</text:span></text:p>
      <text:p text:style-name="P1529"><text:span text:style-name="T445"><text:tab/></text:span><text:span text:style-name="T2210">* </text:span>[("j'", 'PRO'), ('ai', 'S'), ("j'", 'PRO'), ('ai', 'S'), ('pas', 'S'), ('à', 'A'), <text:span text:style-name="T21">('me', 'S'), ('défendre', 'S'), ('pas_du_tout', 'S')</text:span>]</text:p>
      <text:p text:style-name="P1295"/>
      <text:h text:style-name="P1620" text:outline-level="5"><text:bookmark-start text:name="__RefHeading___Toc34758_1456255482"/><text:span text:style-name="T794">E.</text:span><text:span text:style-name="T818">4</text:span><text:span text:style-name="T794">.</text:span><text:span text:style-name="T801">1.</text:span><text:span text:style-name="T818">9</text:span><text:span text:style-name="T795">.</text:span><text:span text:style-name="T802">2</text:span><text:span text:style-name="T801">. </text:span>PANTOUTE<text:bookmark-end text:name="__RefHeading___Toc34758_1456255482"/></text:h>
      <text:p text:style-name="P1303">22 signifiants de <text:span text:style-name="T82">pantoute</text:span> sont des MI sur un total de 90 signifiants (<text:span text:style-name="T2136">2</text:span>4,44%). L'étiqueteur repère correctement 17 de ces MI (un rappel de 77,27%) avec un précision de 17 <text:span text:style-name="T2457">sur </text:span>18 (94,44%), pour une <text:span text:style-name="T2457">f-</text:span>mesure de 85%. </text:p>
      <text:p text:style-name="P1303"/>
      <text:p text:style-name="P1304"><text:span text:style-name="T2137">Deux erreurs de rappel concernent l'utilisation du MI </text:span><text:span text:style-name="T316">pantoute</text:span><text:span text:style-name="T2137"> précédé de </text:span><text:span text:style-name="T316">pas</text:span><text:span text:style-name="T566">,</text:span> <text:span text:style-name="T2138">comme exemplifiée en (65)</text:span>. <text:span text:style-name="T2220">Ici le phrasème '</text:span><text:span text:style-name="T317">pas pantoute</text:span><text:span text:style-name="T2220">' nous semble équivalent à </text:span><text:span text:style-name="T317">pantoute</text:span><text:span text:style-name="T2220"> utilisé seul.</text:span></text:p>
      <text:p text:style-name="P1304"/>
      <text:p text:style-name="P1529"><text:span text:style-name="T2138">(</text:span><text:span text:style-name="T1391"><text:sequence text:ref-name="refDrawing64" text:name="Drawing" text:formula="ooow:Drawing+1" style:num-format="1">65</text:sequence></text:span><text:span text:style-name="T2138">)<text:tab/></text:span><text:span text:style-name="T444">A. Énoncé original :</text:span></text:p>
      <text:p text:style-name="P1529"><text:span text:style-name="T444"><text:tab/></text:span>F : NON non <text:span text:style-name="T21">j- pas pantoute</text:span></text:p>
      <text:p text:style-name="P1515"><text:tab/>[<text:span text:style-name="T2443">CFPQ, </text:span>sous-corpus 6, segment 9, page 129, ligne 8]</text:p>
      <text:p text:style-name="P1529"/>
      <text:p text:style-name="P1475"><text:tab/>B. Énoncé étiqueté :</text:p>
      <text:p text:style-name="P1528"><text:tab/>* [('non', 'M'), ('non', 'M'), <text:span text:style-name="T21">('j-', 'AM'), ('pas', 'S'), ('pantoute', 'S')</text:span>]</text:p>
      <text:p text:style-name="P1295"/>
      <text:p text:style-name="P1295"><text:span text:style-name="T2138">La constuction « pas pantoute » est généralement utilisée de manière intraphrastique (dans 30 occurrences sur 34). Nous avons essayé d'entraîner l'étiqueteur en prenant comme cible le phrasème '</text:span><text:span text:style-name="T305">pas pantoute</text:span><text:span text:style-name="T2138">' (plutôt que </text:span><text:span text:style-name="T305">pantoute</text:span><text:span text:style-name="T2138"> seul), sans résultat satisfaisant.</text:span></text:p>
      <text:p text:style-name="P1295"/>
      <text:h text:style-name="P1620" text:outline-level="5"><text:bookmark-start text:name="__RefHeading___Toc202764_911666644"/><text:soft-page-break/><text:span text:style-name="T794">E.</text:span><text:span text:style-name="T818">4</text:span><text:span text:style-name="T794">.</text:span><text:span text:style-name="T801">1.</text:span><text:span text:style-name="T818">9</text:span><text:span text:style-name="T795">.</text:span><text:span text:style-name="T802">3</text:span><text:span text:style-name="T801">. </text:span><text:span text:style-name="T802">'</text:span>PAS VRAIMENT<text:span text:style-name="T2215">'</text:span><text:bookmark-end text:name="__RefHeading___Toc202764_911666644"/></text:h>
      <text:p text:style-name="P1086">14 <text:span text:style-name="T2221">occurrences</text:span> de la suite '<text:span text:style-name="T82">pas vraiment</text:span>' sont des MI dans le corpus sur un total de 79 signifiants (17,72%). L'étiqueteur identifie correctement 1<text:span text:style-name="T2444">1</text:span> de ces MI (un rappel de <text:span text:style-name="T2444">78,57</text:span>%) avec une précision de 1<text:span text:style-name="T2444">1 sur </text:span>1<text:span text:style-name="T2444">4</text:span> (<text:span text:style-name="T2444">78,57</text:span>%), pour une mesure F de <text:span text:style-name="T2444">78,57</text:span>%.</text:p>
      <text:p text:style-name="P1366"/>
      <text:h text:style-name="P1621" text:outline-level="5"><text:bookmark-start text:name="__RefHeading___Toc34760_1456255482"/><text:span text:style-name="T794">E.</text:span><text:span text:style-name="T818">4</text:span><text:span text:style-name="T794">.</text:span><text:span text:style-name="T801">1.</text:span><text:span text:style-name="T818">9</text:span><text:span text:style-name="T795">.</text:span><text:span text:style-name="T802">4</text:span><text:span text:style-name="T801">. </text:span><text:span text:style-name="T802">'</text:span>VRAIMENT PAS<text:span text:style-name="T2215">'</text:span><text:bookmark-end text:name="__RefHeading___Toc34760_1456255482"/></text:h>
      <text:p text:style-name="P1305">11 <text:span text:style-name="T2222">occurrences</text:span> de la <text:span text:style-name="T2139">construction</text:span> '<text:span text:style-name="T82">vraiment pas</text:span>' sont des MI dans le corpus sur un total de 89 signifiants (12,36%). L'étiqueteur identifie correctement <text:span text:style-name="T2445">8</text:span> de ces MI (un rappel de <text:span text:style-name="T2445">72,72</text:span>%) avec une précision de <text:span text:style-name="T2445">8 sur </text:span>1<text:span text:style-name="T2445">2</text:span> (<text:span text:style-name="T2445">66,67</text:span>%), pour une <text:span text:style-name="T2139">f-</text:span>mesure de <text:span text:style-name="T2445">69,57</text:span>%.</text:p>
      <text:p text:style-name="P1305"/>
      <text:p text:style-name="P1306">Comme c'est le cas pour le signifiant <text:span text:style-name="T82">vraiment</text:span> utilisé seul <text:span text:style-name="T2222">et pour la construction '</text:span><text:span text:style-name="T318">pas vraiment</text:span><text:span text:style-name="T2222">'</text:span>, <text:s/>'<text:span text:style-name="T82">vraiment pas</text:span>' est parfois utilisée en début de phrase de manière intraphrastique, comme pour répondre à quelqu'un ou continuer un énoncé précédent. En (<text:span text:style-name="T2215">66</text:span>), par exemple, l'énonciat<text:span text:style-name="T2141">eur M continue son explication avec la construction « </text:span><text:span text:style-name="T307">vraiment pas</text:span><text:span text:style-name="T2141"> » après avoir été interrompu par le </text:span><text:span text:style-name="T307">ok</text:span><text:span text:style-name="T2141"> de l'énonciatrice MÈ.</text:span></text:p>
      <text:p text:style-name="P1306"/>
      <text:p text:style-name="P1529"><text:span text:style-name="T2140">(</text:span><text:span text:style-name="T1391"><text:sequence text:ref-name="refDrawing65" text:name="Drawing" text:formula="ooow:Drawing+1" style:num-format="1">66</text:sequence></text:span><text:span text:style-name="T2140">)</text:span><text:tab/><text:span text:style-name="T2140">M : [...] t’sais elle a une coloc vraiment plate là</text:span></text:p>
      <text:p text:style-name="P1529"><text:span text:style-name="T2140"><text:tab/>MÈ : ok [1fait que/ (</text:span><text:span text:style-name="T306">en avançant légèrement les épaules comme pour exprimer qu’elle ne voit</text:span></text:p>
      <text:p text:style-name="P1529"><text:span text:style-name="T306"><text:tab/>pas le lien</text:span><text:span text:style-name="T2140">)</text:span></text:p>
      <text:p text:style-name="P1529"><text:tab/>M : [1<text:span text:style-name="T21">vraiment pas</text:span> sympathique t’sais j- je rentre dans l’appart (1,2”) {elle est;et;elle} la</text:p>
      <text:p text:style-name="P1529"><text:tab/>coloc est [2dans le divan genre (<text:span text:style-name="T82">en avançant les bras vers l’avant comme pour désigner l’endroit dont il parle</text:span>) (.) •bon ben je me lèverai pas pour te dire salut/° (<text:span text:style-name="T82">dit sans grand enthousiasme en tendant la main mollement comme quelqu’un qui cherche à serrer une main</text:span>)</text:p>
      <text:p text:style-name="P1529"><text:tab/><text:span text:style-name="T82">[</text:span><text:span text:style-name="T361">CFPQ, </text:span><text:span text:style-name="T82">sous-corpus 25, segment 1, page 2, ligne 13</text:span><text:span text:style-name="T306">]</text:span></text:p>
      <text:p text:style-name="P1306"/>
      <text:p text:style-name="P1306">L'étiqueteur interprète <text:span text:style-name="T2222">erronément </text:span>ces occurrences comme des utilisation<text:span text:style-name="T2141">s</text:span> extraphrastique<text:span text:style-name="T2141">s</text:span> de la construction. </text:p>
      <text:p text:style-name="P1306"/>
      <text:h text:style-name="P1620" text:outline-level="5"><text:bookmark-start text:name="__RefHeading___Toc34764_1456255482"/><text:soft-page-break/><text:span text:style-name="T794">E.</text:span><text:span text:style-name="T818">4</text:span><text:span text:style-name="T794">.</text:span><text:span text:style-name="T801">1.</text:span><text:span text:style-name="T818">9</text:span><text:span text:style-name="T795">.</text:span><text:span text:style-name="T802">5</text:span><text:span text:style-name="T801">. </text:span><text:span text:style-name="T803">'</text:span>DU TOUT<text:span text:style-name="T2219">'</text:span><text:bookmark-end text:name="__RefHeading___Toc34764_1456255482"/></text:h>
      <text:p text:style-name="P1307">Contrairement à <text:span text:style-name="T82">pantoute</text:span> <text:span text:style-name="T2223">et '</text:span><text:span text:style-name="T319">pas pantoute</text:span><text:span text:style-name="T2223">'</text:span>, il est avantageux d'analyser séparément <text:span text:style-name="T2223">les constructions '</text:span><text:span text:style-name="T82">du tout</text:span><text:span text:style-name="T2223">'</text:span> et <text:span text:style-name="T2223">'</text:span><text:span text:style-name="T82">pas du tout</text:span><text:span text:style-name="T2223">'</text:span>. <text:span text:style-name="T2224">Sur 46 occurrences de '</text:span><text:span text:style-name="T320">du tout</text:span><text:span text:style-name="T2224">' dans le corpus, seulement 6 sont extraphrastiques. L'étiqueteur repère 3 d'entre eux avec une précision de 3 sur 5 (une précision de 60% et un rappel de 50%). </text:span></text:p>
      <text:p text:style-name="P1308"/>
      <text:h text:style-name="P1622" text:outline-level="5"><text:bookmark-start text:name="__RefHeading___Toc27547_136292871"/><text:span text:style-name="T794">E.</text:span><text:span text:style-name="T818">4</text:span><text:span text:style-name="T794">.</text:span><text:span text:style-name="T801">1.</text:span><text:span text:style-name="T818">9</text:span><text:span text:style-name="T795">.</text:span><text:span text:style-name="T806">6</text:span><text:span text:style-name="T801">. </text:span><text:span text:style-name="T804">Regroupement des infirmatifs</text:span><text:bookmark-end text:name="__RefHeading___Toc27547_136292871"/></text:h>
      <text:p text:style-name="P1315">Les résultats <text:span text:style-name="T2448">que nous venons d'analyser au sujet des vocables infirmatifs étiquetés individuellement </text:span>s'améliorent significativement <text:span text:style-name="T2448">lorsqu'on regroupe ceux-ci.</text:span></text:p>
      <text:p text:style-name="P1309"/>
      <text:p text:style-name="P1318">Dans le tableau <text:s/><text:span text:style-name="T2449">15</text:span>, la <text:span text:style-name="T2449">septième</text:span> rangée indique l'addition des résultats des <text:span text:style-name="T2450">5 </text:span>vocables infirmatifs que nous venons d'analyser. Nous pouvons comparer avec les résultats <text:span text:style-name="T2450">indiqués à la huitième rangée lorsque </text:span>l'étiqueteur analyse toutes <text:span text:style-name="T2450">c</text:span>es unités ensembles. </text:p>
      <text:p text:style-name="P1318"/>
      <text:p text:style-name="P1309">L<text:span text:style-name="T2404">'ajout de 'C'EST ENCORE DRÔLE' au regroupement améliore le résultat (indiqué au bas du tableau) et permet de faire une erreur de précision de moins.</text:span></text:p>
      <text:p text:style-name="P1084"/>
      <text:h text:style-name="P1635" text:outline-level="4"><text:bookmark-start text:name="__RefHeading___Toc58359_136292871"/><text:span text:style-name="T771">E.</text:span><text:span text:style-name="T791">4</text:span><text:span text:style-name="T758">.1.</text:span><text:span text:style-name="T791">10</text:span><text:span text:style-name="T759">.</text:span><text:span text:style-name="T758"> M</text:span><text:span text:style-name="T779">I </text:span><text:span text:style-name="T781">affirmatifs</text:span><text:bookmark-end text:name="__RefHeading___Toc58359_136292871"/></text:h>
      <text:p text:style-name="corps"><text:span text:style-name="T785">Le tableau 16 présente les résultats de </text:span><text:span text:style-name="T786">l'étiqueteur n-grammes au sujet de</text:span><text:span text:style-name="T785"> </text:span><text:span text:style-name="T751">3 phrasèmes affirmatifs : <text:s/></text:span><text:span text:style-name="T788">'JE COMPRENDS', 'UNE CHANCE' et 'C'EST CLAIR'</text:span><text:span text:style-name="T751">. </text:span><text:span text:style-name="T786">Les performances de l'étiqueteur sont m</text:span><text:span text:style-name="T787">auvais</text:span><text:span text:style-name="T792">es au sujet de 'JE COMPRENDS', </text:span><text:span text:style-name="T786">mais s'améliorent </text:span><text:span text:style-name="T792">sur cet aspect </text:span><text:span text:style-name="T786">lorsqu'il regroupe </text:span><text:span text:style-name="T792">les vocables.</text:span></text:p>
      <text:p text:style-name="corps"/>
      <text:p text:style-name="P148">Table<text:span text:style-name="T2191">au</text:span> <text:sequence text:ref-name="refTable15" text:name="Table" text:formula="ooow:Table+1" style:num-format="1">16</text:sequence>: Étiquetage <text:span text:style-name="T2124">des MI affirmatifs par le module n-grammes</text:span></text:p>
      <table:table table:name="Table106" table:style-name="Table106">
        <table:table-column table:style-name="Table106.A"/>
        <table:table-column table:style-name="Table106.B"/>
        <table:table-column table:style-name="Table106.C"/>
        <table:table-column table:style-name="Table106.B"/>
        <table:table-column table:style-name="Table106.E"/>
        <table:table-row>
          <table:table-cell table:style-name="Table106.A1" office:value-type="string">
            <text:p text:style-name="P298">Vocable<text:span text:style-name="T2154">s</text:span></text:p>
          </table:table-cell>
          <table:table-cell table:style-name="Table106.B1" office:value-type="string">
            <text:p text:style-name="P279">P<text:span text:style-name="T2154">roportion MI</text:span></text:p>
          </table:table-cell>
          <table:table-cell table:style-name="Table106.B1" office:value-type="string">
            <text:p text:style-name="P186">Rappel</text:p>
          </table:table-cell>
          <table:table-cell table:style-name="Table106.B1" office:value-type="string">
            <text:p text:style-name="P186">Précision</text:p>
          </table:table-cell>
          <table:table-cell table:style-name="Table106.E1" office:value-type="string">
            <text:p text:style-name="P260"><text:span text:style-name="T2157">F</text:span>-mesure</text:p>
          </table:table-cell>
        </table:table-row>
        <table:table-row>
          <table:table-cell table:style-name="Table106.A2" office:value-type="string">
            <text:p text:style-name="P431">'JE COMPRENDS'</text:p>
          </table:table-cell>
          <table:table-cell table:style-name="Table106.B2" office:value-type="string">
            <text:p text:style-name="Table_20_Contents">37,50%</text:p>
            <text:p text:style-name="Table_20_Contents">(45/120)</text:p>
          </table:table-cell>
          <table:table-cell table:style-name="Table106.B2" office:value-type="string">
            <text:p text:style-name="Table_20_Contents"><text:span text:style-name="T2410">55,56</text:span>%</text:p>
            <text:p text:style-name="Table_20_Contents">(2<text:span text:style-name="T2410">5</text:span>/45)</text:p>
          </table:table-cell>
          <table:table-cell table:style-name="Table106.B2" office:value-type="string">
            <text:p text:style-name="Table_20_Contents"><text:span text:style-name="T2410">56,82</text:span>%</text:p>
            <text:p text:style-name="Table_20_Contents">(2<text:span text:style-name="T2410">5</text:span>/<text:span text:style-name="T2410">44</text:span>)</text:p>
          </table:table-cell>
          <table:table-cell table:style-name="Table106.E2" office:value-type="string">
            <text:p text:style-name="Table_20_Contents">5<text:span text:style-name="T2410">6,18</text:span>%</text:p>
          </table:table-cell>
        </table:table-row>
        <table:table-row>
          <table:table-cell table:style-name="Table106.A3" office:value-type="string">
            <text:p text:style-name="P434">'UNE CHANCE'</text:p>
          </table:table-cell>
          <table:table-cell table:style-name="Table106.B3" office:value-type="string">
            <text:p text:style-name="Table_20_Contents">81,63%</text:p>
            <text:p text:style-name="Table_20_Contents">(40/49)</text:p>
          </table:table-cell>
          <table:table-cell table:style-name="Table106.B3" office:value-type="string">
            <text:p text:style-name="Table_20_Contents">82,50%</text:p>
            <text:p text:style-name="Table_20_Contents">(33/40)</text:p>
          </table:table-cell>
          <table:table-cell table:style-name="Table106.B3" office:value-type="string">
            <text:p text:style-name="Table_20_Contents">91,67%</text:p>
            <text:p text:style-name="Table_20_Contents">(33/36)</text:p>
          </table:table-cell>
          <table:table-cell table:style-name="Table106.E3" office:value-type="string">
            <text:p text:style-name="Table_20_Contents">86,84%</text:p>
          </table:table-cell>
        </table:table-row>
        <table:table-row>
          <table:table-cell table:style-name="Table106.A3" office:value-type="string">
            <text:p text:style-name="Table_20_Contents"><text:span text:style-name="T2412">'</text:span>C<text:span text:style-name="T2412">'</text:span>EST CLAIR<text:span text:style-name="T2412">'</text:span></text:p>
          </table:table-cell>
          <table:table-cell table:style-name="Table106.B3" office:value-type="string">
            <text:p text:style-name="Table_20_Contents">62,75%</text:p>
            <text:p text:style-name="Table_20_Contents">(32/51)</text:p>
          </table:table-cell>
          <table:table-cell table:style-name="Table106.B3" office:value-type="string">
            <text:p text:style-name="Table_20_Contents">84,38%</text:p>
            <text:p text:style-name="Table_20_Contents">(27/32)</text:p>
          </table:table-cell>
          <table:table-cell table:style-name="Table106.B3" office:value-type="string">
            <text:p text:style-name="Table_20_Contents">7<text:span text:style-name="T2413">7,14</text:span>%</text:p>
            <text:p text:style-name="Table_20_Contents">(27/3<text:span text:style-name="T2413">5</text:span>)</text:p>
          </table:table-cell>
          <table:table-cell table:style-name="Table106.E3" office:value-type="string">
            <text:p text:style-name="Table_20_Contents">8<text:span text:style-name="T2413">0</text:span>,<text:span text:style-name="T2413">60</text:span>%</text:p>
          </table:table-cell>
        </table:table-row>
        <text:soft-page-break/>
        <table:table-row>
          <table:table-cell table:style-name="Table106.A3" office:value-type="string">
            <text:p text:style-name="P397">Total :</text:p>
            <text:p text:style-name="P551"><text:span text:style-name="T475">'JE COMPRENDS' </text:span><text:span text:style-name="T586">+</text:span><text:span text:style-name="T475"> 'UNE CHANCE' </text:span><text:span text:style-name="T586">+</text:span><text:span text:style-name="T475"> 'C'EST CLAIR'</text:span></text:p>
          </table:table-cell>
          <table:table-cell table:style-name="Table106.B3" office:value-type="string">
            <text:p text:style-name="P533"><text:span text:style-name="T2229">53,18</text:span>%</text:p>
            <text:p text:style-name="P532">(<text:span text:style-name="T2229">117</text:span>/<text:span text:style-name="T2229">220</text:span>)</text:p>
          </table:table-cell>
          <table:table-cell table:style-name="Table106.B3" office:value-type="string">
            <text:p text:style-name="P542">72,65%</text:p>
            <text:p text:style-name="P536">(<text:span text:style-name="T2229">85</text:span>/<text:span text:style-name="T2229">117</text:span>)</text:p>
          </table:table-cell>
          <table:table-cell table:style-name="Table106.B3" office:value-type="string">
            <text:p text:style-name="P536"><text:span text:style-name="T2229">73,91</text:span>%</text:p>
            <text:p text:style-name="P536">(<text:span text:style-name="T2229">85</text:span>/<text:span text:style-name="T2229">115</text:span>)</text:p>
          </table:table-cell>
          <table:table-cell table:style-name="Table106.E3" office:value-type="string">
            <text:p text:style-name="P538"><text:span text:style-name="T2458">73,28</text:span>%</text:p>
          </table:table-cell>
        </table:table-row>
        <table:table-row>
          <table:table-cell table:style-name="Table106.A6" office:value-type="string">
            <text:p text:style-name="P387">Regroupement de</text:p>
            <text:p text:style-name="P389">'JE COMPRENDS', 'UNE CHANCE', 'C'EST CLAIR'</text:p>
          </table:table-cell>
          <table:table-cell table:style-name="Table106.B6" office:value-type="string">
            <text:p text:style-name="P532"><text:span text:style-name="T2229">53,18</text:span>%</text:p>
            <text:p text:style-name="P532">(<text:span text:style-name="T2229">117</text:span>/<text:span text:style-name="T2229">220</text:span>)</text:p>
          </table:table-cell>
          <table:table-cell table:style-name="Table106.B6" office:value-type="string">
            <text:p text:style-name="P540">82,91%</text:p>
            <text:p text:style-name="P532">(<text:span text:style-name="T2229">97</text:span>/<text:span text:style-name="T2398">117</text:span>)</text:p>
          </table:table-cell>
          <table:table-cell table:style-name="Table106.B6" office:value-type="string">
            <text:p text:style-name="P532"><text:span text:style-name="T2229">72,93</text:span>%</text:p>
            <text:p text:style-name="P532">(<text:span text:style-name="T2229">97</text:span>/<text:span text:style-name="T2229">133</text:span>)</text:p>
          </table:table-cell>
          <table:table-cell table:style-name="Table106.E6" office:value-type="string">
            <text:p text:style-name="P401"><text:span text:style-name="T2229">77,60</text:span>%</text:p>
          </table:table-cell>
        </table:table-row>
      </table:table>
      <text:p text:style-name="P909"/>
      <text:h text:style-name="P1620" text:outline-level="5"><text:bookmark-start text:name="__RefHeading___Toc34766_1456255482"/><text:span text:style-name="T797">E.</text:span><text:span text:style-name="T818">4</text:span><text:span text:style-name="T794">.1.</text:span><text:span text:style-name="T818">10</text:span><text:span text:style-name="T795">.</text:span><text:span text:style-name="T805">1. </text:span><text:span text:style-name="T810">'</text:span>JE COMPRENDS<text:span text:style-name="T2409">'</text:span><text:bookmark-end text:name="__RefHeading___Toc34766_1456255482"/></text:h>
      <text:p text:style-name="P1368">On retrouve 120 occurrences de la construction '<text:span text:style-name="T82">je comprends</text:span>' dans le CFPQ et 45 de celles-ci sont des MI. <text:span text:style-name="T2235">L'étiqueteur par n-grammes ne repère correctement que 25 MI (un rappel de 56,82%) avec une précision de 24 sur 44 (55,56%), pour une f-mesure de 56,18%.</text:span></text:p>
      <text:p text:style-name="P1295"/>
      <text:p text:style-name="P1295">L'étiquetage du phrasème 'JE COMPRENDS' mets en lumière la principale faiblesse du module par n-grammes, <text:span text:style-name="T2232">c'est à dire</text:span> <text:span text:style-name="T2232">le fait qu'il ne prend pas en compte les unités à droite de l'unité cible.</text:span></text:p>
      <text:p text:style-name="P1295"/>
      <text:p text:style-name="P1295">8 erreurs de l'étiqueteur concernent la construction « je comprends pas ». <text:span text:style-name="T2233">Dans l'énoncé exemplifié en (67), l'utilisation de la construction « </text:span><text:span text:style-name="T321">je comprends</text:span><text:span text:style-name="T2233"> » de manière intraphrastique est évidente grâce à la particule </text:span><text:span text:style-name="T321">pas</text:span><text:span text:style-name="T2233"> qui la suit, malgré le fait qu'un indicateur de rupture syntaxique la précède (</text:span><text:span text:style-name="T321">euh</text:span><text:span text:style-name="T2233">). L'étiqueteur identifie pourtant erronément cette construction.</text:span></text:p>
      <text:p text:style-name="P1295"/>
      <text:p text:style-name="P1529">(<text:span text:style-name="T1391"><text:sequence text:ref-name="refDrawing66" text:name="Drawing" text:formula="ooow:Drawing+1" style:num-format="1">67</text:sequence></text:span>)<text:tab/><text:span text:style-name="T444">A. Énoncé original :</text:span></text:p>
      <text:p text:style-name="P1529"><text:span text:style-name="T448"><text:tab/></text:span>V : mai:s <text:span text:style-name="T21">euh je comprends PAS</text:span> comment ça se fait tout le monde est d’accord avec ça\</text:p>
      <text:p text:style-name="P1515"><text:tab/>[<text:span text:style-name="T2459">CFPQ, </text:span>sous-corpus 30, segment 2, page 22, ligne 9]</text:p>
      <text:p text:style-name="P1529"/>
      <text:p text:style-name="P1475"><text:tab/>B. Énoncé étiqueté :</text:p>
      <text:p text:style-name="P1529"><text:tab/><text:span text:style-name="T2230">* </text:span>[('mais', 'MAIS'), <text:span text:style-name="T21">('euh', 'M'), ('je_comprends', 'M'), ('pas', 'S')</text:span>, ('comment', 'S'), ('ça', 'S'), ('se', 'PRO'), ('fait', 'S'), ('tout', 'S'), ('le', 'DET'), ('monde', 'S'), ('est', 'S'), ("d'", 'S'), ('accord', 'S'), ('avec', 'S'), ('ça', 'S'), ('_id', 'ID')]</text:p>
      <text:p text:style-name="P1310"/>
      <text:p text:style-name="P1311"><text:soft-page-break/>Les marques d'intonation montantes sont caractéristiques de l'utilisation du phrasème 'JE COMPRENDS' comme MI. Encore une fois, puisque ces marques suivent le phrasème, le module n-grammes n'en tient pas compte et identifie erronément certaines unités pour cette raison. En (<text:span text:style-name="T2231">68</text:span>), par exemple, l'intonation montante devrait être un bon indice de l'utilisation du phrasème comme MI, mais l'étiqueteur n'en tient pas compte et considère la construction comme étant intraphrastique.</text:p>
      <text:p text:style-name="P1311"/>
      <text:p text:style-name="P1529">(<text:span text:style-name="T1391"><text:sequence text:ref-name="refDrawing67" text:name="Drawing" text:formula="ooow:Drawing+1" style:num-format="1">68</text:sequence></text:span>)<text:tab/><text:span text:style-name="T444">A. Énoncé original :</text:span></text:p>
      <text:p text:style-name="P1529"><text:span text:style-name="T444"><text:tab/></text:span>G : c’est ça <text:span text:style-name="T21">je comprends/</text:span> on va aller le VOIR hein/ la game est jeune/ [...]</text:p>
      <text:p text:style-name="P1515"><text:tab/>[<text:span text:style-name="T2460">CFPQ, </text:span>sous-corpus 27, segment 2, page 19, ligne 5]</text:p>
      <text:p text:style-name="P1529"/>
      <text:p text:style-name="P1475"><text:tab/>B. Énoncé étiqueté :</text:p>
      <text:p text:style-name="P1529"><text:tab/>* [("c'", 'S'), ('est', 'S'), ('ça', 'S'), <text:span text:style-name="T21">('je_comprends', 'S'), ('_im', 'IM')</text:span>, ('on', 'PRO'), ('va', 'S'), ('aller', 'S'), ('le', 'DET'), ('voir', 'S'), ('hein', 'M') [...]</text:p>
      <text:p text:style-name="P1295"/>
      <text:p text:style-name="P1312">Nous verrons que le module Brill aidera à régler ces problèmes.</text:p>
      <text:p text:style-name="P1295"/>
      <text:h text:style-name="P1620" text:outline-level="5"><text:bookmark-start text:name="__RefHeading___Toc34774_1456255482"/><text:span text:style-name="T797">E.</text:span><text:span text:style-name="T818">4</text:span><text:span text:style-name="T794">.1.</text:span><text:span text:style-name="T818">10</text:span><text:span text:style-name="T795">.</text:span><text:span text:style-name="T805">2. </text:span><text:span text:style-name="T813">'</text:span>UNE CHANCE<text:span text:style-name="T2500">'</text:span><text:bookmark-end text:name="__RefHeading___Toc34774_1456255482"/></text:h>
      <text:p text:style-name="P1086"><text:span text:style-name="T2037">40</text:span> signifiants de <text:span text:style-name="T2036">la construction</text:span> <text:span text:style-name="T556">'</text:span><text:span text:style-name="T289">une chance</text:span><text:span text:style-name="T556">'</text:span> sont des MI dans le corpus sur un total de <text:span text:style-name="T2037">49</text:span> signifiants (<text:span text:style-name="T2037">81,63</text:span>%). L'étiqueteur identifie correctement <text:span text:style-name="T2037">33 de ces </text:span>MI (un rappel de <text:span text:style-name="T2037">82,50</text:span>%) avec une précision de <text:span text:style-name="T2037">33/36</text:span> (<text:span text:style-name="T2037">91,67</text:span>%), pour une mesure F de <text:span text:style-name="T2037">86,84</text:span>%.</text:p>
      <text:p text:style-name="P1086"/>
      <text:p text:style-name="P1398">Il sera intéressant de constater comment le module Brill parvient à considérablement améliorer ces résultats grâce à la construction « une chance que », fréquemment associée à l'usage du MI 'UNE CHANCE'.</text:p>
      <text:p text:style-name="P1086"/>
      <text:h text:style-name="P1620" text:outline-level="5"><text:bookmark-start text:name="__RefHeading___Toc34772_1456255482"/><text:span text:style-name="T797">E.</text:span><text:span text:style-name="T818">4</text:span><text:span text:style-name="T794">.1.</text:span><text:span text:style-name="T818">10</text:span><text:span text:style-name="T795">.</text:span><text:span text:style-name="T805">3. </text:span><text:span text:style-name="T811">'</text:span>C'EST CLAIR<text:span text:style-name="T2411">'</text:span><text:bookmark-end text:name="__RefHeading___Toc34772_1456255482"/></text:h>
      <text:p text:style-name="P1086"><text:span text:style-name="T2460">32</text:span> signifiants de <text:span text:style-name="T2036">la suite</text:span> <text:span text:style-name="T556">'</text:span><text:span text:style-name="T288">c'est clair</text:span><text:span text:style-name="T556">'</text:span> sont des MI dans le corpus sur un total de <text:span text:style-name="T2036">51</text:span> signifiants (<text:span text:style-name="T2036">62,75</text:span>%). L'étiqueteur identifie correctement <text:span text:style-name="T2036">27 de ces </text:span>MI (un rappel de <text:span text:style-name="T2036">84,38</text:span>%) avec une précision de <text:span text:style-name="T2036">27/35</text:span> (<text:span text:style-name="T2036">77,14</text:span>%), pour une mesure F de <text:span text:style-name="T2036">80,60</text:span>%.</text:p>
      <text:p text:style-name="P1086"/>
      <text:h text:style-name="P1620" text:outline-level="5"><text:bookmark-start text:name="__RefHeading___Toc50605_136292871"/><text:soft-page-break/><text:span text:style-name="T771">E.</text:span><text:span text:style-name="T791">4</text:span><text:span text:style-name="T758">.1.</text:span><text:span text:style-name="T791">10</text:span><text:span text:style-name="T759">.</text:span><text:span text:style-name="T782">4. Regroupement des MI affirmatifs</text:span><text:bookmark-end text:name="__RefHeading___Toc50605_136292871"/></text:h>
      <text:p text:style-name="P1415">Le regroupement des trois phrasèmes <text:span text:style-name="T2236">affirmatifs </text:span><text:span text:style-name="T584">'JE COMPRENDS', 'UNE CHANCE' </text:span><text:span text:style-name="T585">et</text:span><text:span text:style-name="T584"> 'C'EST CLAIR' </text:span>permet d'améliorer <text:span text:style-name="T2461">significativement le taux de rappel de </text:span>l'étiqueteur n-grammes. <text:span text:style-name="T2462">Le programme repère 12 MI de plus lorsque ces phrasèmes sont regroupés plutôt qu'analysés séparément. La performance au sujet du vocable 'JE COMPRENDS' est celle qui bénéficie le plus de ce regroupement.</text:span></text:p>
      <text:p text:style-name="corps"/>
      <text:p text:style-name="P1369">Les signifiants des trois phrasèmes représentent 53,18% du total de signifiants dans le corpus (117 sur 220). L'étiqueteur repère 87 occurrences des phrasèmes MI sur 117 (un rappel de 82,91%) avec une précision de 97 sur 133 (72,93%), pour une f-mesure de 77,6%.</text:p>
      <text:p text:style-name="P1087"/>
      <text:p text:style-name="P1320">L'ajout de<text:span text:style-name="T2407">s </text:span>vocable<text:span text:style-name="T2407">s</text:span> non-homonyme<text:span text:style-name="T2407">s MI</text:span> METS-EN (66 occurrences) <text:span text:style-name="T2407">et 'BIEN SÛR' (7 occurrences)</text:span> <text:span text:style-name="T2403">au regroupement </text:span>n'améliore pas les résultats de l'étiqueteur.</text:p>
      <text:p text:style-name="P923"/>
      <text:h text:style-name="P1637" text:outline-level="4"><text:bookmark-start text:name="__RefHeading___Toc45630_136292871"/><text:span text:style-name="T797">E.</text:span><text:span text:style-name="T818">4</text:span><text:span text:style-name="T794">.1.</text:span><text:span text:style-name="T818">11</text:span><text:span text:style-name="T795">.</text:span><text:span text:style-name="T794"> </text:span><text:span text:style-name="T814">Regroupement des </text:span><text:span text:style-name="T794">M</text:span><text:span text:style-name="T815">I </text:span><text:span text:style-name="T816">ex</text:span><text:span text:style-name="T817">pressifs </text:span><text:span text:style-name="T815">issus d'adjectifs</text:span><text:bookmark-end text:name="__RefHeading___Toc45630_136292871"/></text:h>
      <text:p text:style-name="P1374">Les MI de ce regroupement sont issus d'adjectifs <text:span text:style-name="T2128">et sont utilisés pour réaliser des actes expressifs appréciatifs (voir partie F). Les 3 unités ont également la particularité de ne </text:span>représente<text:span text:style-name="T2128">r</text:span> <text:span text:style-name="T2128">qu'</text:span>un faibl<text:span text:style-name="T2127">e</text:span> pourcentage du total de<text:span text:style-name="T2128">s</text:span> signifiants <text:span text:style-name="T2128">qui leurs sont associés. </text:span><text:span text:style-name="T302">super</text:span><text:span text:style-name="T2128"> n'est MI que dans 5,35% des occurrences, </text:span><text:span text:style-name="T302">cool</text:span><text:span text:style-name="T2128"> n'est MI que dans 11,94% des occurrences et </text:span><text:span text:style-name="T302">malade</text:span><text:span text:style-name="T2128"> dans 4,17%.</text:span></text:p>
      <text:p text:style-name="P1374"/>
      <text:p text:style-name="P1410">Le tableau 17 présente les résultats de l'analyse individuelle des 3 unités ainsi le résultat de leur analyse lorsqu'elles sont regroupées.</text:p>
      <text:p text:style-name="P1374"/>
      <text:p text:style-name="P157">Table<text:span text:style-name="T2191">au</text:span> <text:sequence text:ref-name="refTable16" text:name="Table" text:formula="ooow:Table+1" style:num-format="1">17</text:sequence>: Étiquetage <text:span text:style-name="T2124">des MI issus d'adjectifs par le module n-grammes</text:span></text:p>
      <table:table table:name="Table93" table:style-name="Table93">
        <table:table-column table:style-name="Table93.A"/>
        <table:table-column table:style-name="Table93.B"/>
        <table:table-column table:style-name="Table93.C"/>
        <table:table-column table:style-name="Table93.B"/>
        <table:table-column table:style-name="Table93.E"/>
        <table:table-row>
          <table:table-cell table:style-name="Table93.A1" office:value-type="string">
            <text:p text:style-name="P307">Vocable<text:span text:style-name="T2154">s</text:span></text:p>
          </table:table-cell>
          <table:table-cell table:style-name="Table93.B1" office:value-type="string">
            <text:p text:style-name="P288">P<text:span text:style-name="T2154">roportion MI</text:span></text:p>
          </table:table-cell>
          <table:table-cell table:style-name="Table93.B1" office:value-type="string">
            <text:p text:style-name="P195">Rappel</text:p>
          </table:table-cell>
          <table:table-cell table:style-name="Table93.B1" office:value-type="string">
            <text:p text:style-name="P195">Précision</text:p>
          </table:table-cell>
          <table:table-cell table:style-name="Table93.E1" office:value-type="string">
            <text:p text:style-name="P269"><text:span text:style-name="T2157">F</text:span>-mesure</text:p>
          </table:table-cell>
        </table:table-row>
        <table:table-row table:style-name="Table93.2">
          <table:table-cell table:style-name="Table93.A2" office:value-type="string">
            <text:p text:style-name="P557">SUPER</text:p>
          </table:table-cell>
          <table:table-cell table:style-name="Table93.B2" office:value-type="string">
            <text:p text:style-name="P557">5,35%</text:p>
            <text:p text:style-name="P557">(10/187)</text:p>
          </table:table-cell>
          <table:table-cell table:style-name="Table93.B2" office:value-type="string">
            <text:p text:style-name="P557">10%</text:p>
            <text:p text:style-name="P557">(1/10)</text:p>
          </table:table-cell>
          <table:table-cell table:style-name="Table93.B2" office:value-type="string">
            <text:p text:style-name="P557">50%</text:p>
            <text:p text:style-name="P557">(1/2)</text:p>
          </table:table-cell>
          <table:table-cell table:style-name="Table93.E2" office:value-type="string">
            <text:p text:style-name="P557">16,67%</text:p>
          </table:table-cell>
        </table:table-row>
        <table:table-row table:style-name="Table93.2">
          <table:table-cell table:style-name="Table93.A2" office:value-type="string">
            <text:p text:style-name="P557">MALADE</text:p>
          </table:table-cell>
          <table:table-cell table:style-name="Table93.B2" office:value-type="string">
            <text:p text:style-name="P557">4,17%</text:p>
            <text:p text:style-name="P557">(3/72)</text:p>
          </table:table-cell>
          <table:table-cell table:style-name="Table93.B2" office:value-type="string">
            <text:p text:style-name="P557">0%</text:p>
            <text:p text:style-name="P557">(0/3)</text:p>
          </table:table-cell>
          <table:table-cell table:style-name="Table93.B2" office:value-type="string">
            <text:p text:style-name="P557">0%</text:p>
            <text:p text:style-name="P557">(0/3)</text:p>
          </table:table-cell>
          <table:table-cell table:style-name="Table93.E2" office:value-type="string">
            <text:p text:style-name="P557">0%</text:p>
          </table:table-cell>
        </table:table-row>
        <table:table-row table:style-name="Table93.2">
          <table:table-cell table:style-name="Table93.A2" office:value-type="string">
            <text:p text:style-name="P557">COOL</text:p>
          </table:table-cell>
          <table:table-cell table:style-name="Table93.B2" office:value-type="string">
            <text:p text:style-name="P557">11,94%</text:p>
            <text:p text:style-name="P557"><text:soft-page-break/>(8/67)</text:p>
          </table:table-cell>
          <table:table-cell table:style-name="Table93.B2" office:value-type="string">
            <text:p text:style-name="P557">62,50%</text:p>
            <text:p text:style-name="P557"><text:soft-page-break/>(5/8)</text:p>
          </table:table-cell>
          <table:table-cell table:style-name="Table93.B2" office:value-type="string">
            <text:p text:style-name="P557">83,33%</text:p>
            <text:p text:style-name="P557"><text:soft-page-break/>(5/6)</text:p>
          </table:table-cell>
          <table:table-cell table:style-name="Table93.E2" office:value-type="string">
            <text:p text:style-name="P557">71,43%</text:p>
          </table:table-cell>
        </table:table-row>
        <table:table-row table:style-name="Table93.2">
          <table:table-cell table:style-name="Table93.A2" office:value-type="string">
            <text:p text:style-name="P558">Total :</text:p>
            <text:p text:style-name="P394">SUPER <text:span text:style-name="T2471">+ </text:span>MALADE <text:span text:style-name="T2471">+ </text:span>COOL</text:p>
          </table:table-cell>
          <table:table-cell table:style-name="Table93.B2" office:value-type="string">
            <text:p text:style-name="P534">6,4<text:span text:style-name="T2193">4</text:span>%</text:p>
            <text:p text:style-name="P537">21/326</text:p>
          </table:table-cell>
          <table:table-cell table:style-name="Table93.B2" office:value-type="string">
            <text:p text:style-name="P537">28,57%</text:p>
            <text:p text:style-name="P537">(6/21)</text:p>
          </table:table-cell>
          <table:table-cell table:style-name="Table93.B2" office:value-type="string">
            <text:p text:style-name="P537"><text:span text:style-name="T2194">54,55</text:span>%</text:p>
            <text:p text:style-name="P537">(<text:span text:style-name="T2194">6</text:span>/11)</text:p>
          </table:table-cell>
          <table:table-cell table:style-name="Table93.E2" office:value-type="string">
            <text:p text:style-name="P539">37,50%</text:p>
          </table:table-cell>
        </table:table-row>
        <table:table-row>
          <table:table-cell table:style-name="Table93.A6" office:value-type="string">
            <text:p text:style-name="P386">Regroupement de</text:p>
            <text:p text:style-name="P394">SUPER,</text:p>
            <text:p text:style-name="P394">MALADE,</text:p>
            <text:p text:style-name="P394">COOL</text:p>
          </table:table-cell>
          <table:table-cell table:style-name="Table93.B6" office:value-type="string">
            <text:p text:style-name="P534">6,4<text:span text:style-name="T2193">4</text:span>%</text:p>
            <text:p text:style-name="P534">(21/32<text:span text:style-name="T2129">6</text:span>)</text:p>
          </table:table-cell>
          <table:table-cell table:style-name="Table93.B6" office:value-type="string">
            <text:p text:style-name="P534">7<text:span text:style-name="T2129">1,43</text:span>%</text:p>
            <text:p text:style-name="P534">(1<text:span text:style-name="T2129">5</text:span>/21)</text:p>
          </table:table-cell>
          <table:table-cell table:style-name="Table93.B6" office:value-type="string">
            <text:p text:style-name="P534">5<text:span text:style-name="T2194">3,57</text:span>%</text:p>
            <text:p text:style-name="P534">(1<text:span text:style-name="T2129">5</text:span>/28)</text:p>
          </table:table-cell>
          <table:table-cell table:style-name="Table93.E6" office:value-type="string">
            <text:p text:style-name="P402">6<text:span text:style-name="T2194">1</text:span>,<text:span text:style-name="T2194">22</text:span>%</text:p>
          </table:table-cell>
        </table:table-row>
      </table:table>
      <text:p text:style-name="P1085"/>
      <text:p text:style-name="P1375"><text:span text:style-name="T2128">Comme nous le voyons, l</text:span>'étiqueteur ne fonctionne pas bien lorsqu'il analyse chacun de <text:span text:style-name="T2128">ces</text:span> signifiants de manière individuelle, sans doute à cause d<text:span text:style-name="T2516">e leur</text:span> petit nombre d'occurrences. <text:span text:style-name="T2516">Pour cette raison, n</text:span><text:span text:style-name="T820">ous n'analyserons pas en détails les résultats de l'étiqueteur sur ces unités. </text:span></text:p>
      <text:p text:style-name="P930"/>
      <text:p text:style-name="P1411">Le regroupement des vocables, présenté à la dernière ligne du tableau 17, permet un bien meilleur rappel, ce qui indique encore une fois que la grosseur du corpus d'entraînement est un paramètre qui a une grande influence sur les performance de l'étiqueteur à n-grammes. L'amélioration des résultats par le regroupement des 3 vocables laisse aussi croire que ceux-ci se retrouvent dans des contextes assez similaires.</text:p>
      <text:p text:style-name="P932"/>
      <text:p text:style-name="P1376">L'ajout du vocable SÉRIEUX dans ce regroupement provoque des erreurs supplémentaires. Notons que le titre de film « Super Size me » est présent 3 fois dans le corpus et occasionne au moins une erreur d'étiquetage.</text:p>
      <text:p text:style-name="P927"/>
      <text:h text:style-name="P1638" text:outline-level="4"><text:bookmark-start text:name="__RefHeading___Toc31612_667615846"/>E.<text:span text:style-name="T2517">4</text:span>.<text:span text:style-name="T2122">1.12.</text:span> <text:span text:style-name="T2197">MI issus de v</text:span>erbes<text:bookmark-end text:name="__RefHeading___Toc31612_667615846"/></text:h>
      <text:p text:style-name="P1212"><text:span text:style-name="T2360">5</text:span> MI <text:span text:style-name="T2197">présents dans le CFPQ semblent</text:span> <text:span text:style-name="T2360">directement</text:span> issus de <text:span text:style-name="T2360">la forme impérative de</text:span> verbes. <text:span text:style-name="T2361">Ces unités sont les seules parmi les MI a être sujettes à une variation flexionnelle, ce qui complique un peu la tâche de l'étiqueteur. Nous pouvons en effet nous attendre à ce que les contextes des signifiants au singulier comme </text:span><text:span text:style-name="T352">regarde</text:span><text:span text:style-name="T2361"> et </text:span><text:span text:style-name="T352">écoute</text:span><text:span text:style-name="T2361"> soient différents des contextes au pluriel comme </text:span><text:span text:style-name="T352">regardez</text:span><text:span text:style-name="T2361"> et </text:span><text:span text:style-name="T352">écoutez</text:span><text:span text:style-name="T2361">.</text:span></text:p>
      <text:p text:style-name="corps"/>
      <text:p text:style-name="P1287">Nous présentons les résultats des tests sur les vocables REGARDE, ÉCOUTE, ARRÊTE, TIENS et ENVOYE dans le tableau 1<text:span text:style-name="T2543">8</text:span> et discutons des particularités de ces tests plus bas.</text:p>
      <text:p text:style-name="P1370"><text:soft-page-break/></text:p>
      <text:p text:style-name="P1289">L<text:span text:style-name="T2469">e regroupement des MI issus de verbes ne permet pas d'améliorer les performances de l'étiqueteur n-grammes.</text:span></text:p>
      <text:p text:style-name="P1370"/>
      <text:p text:style-name="P155">Table<text:span text:style-name="T2362">au</text:span> <text:sequence text:ref-name="refTable17" text:name="Table" text:formula="ooow:Table+1" style:num-format="1">18</text:sequence> : Étiquetage de<text:span text:style-name="T2114">s verbes par le module n-grammes</text:span></text:p>
      <table:table table:name="Table92" table:style-name="Table92">
        <table:table-column table:style-name="Table92.A"/>
        <table:table-column table:style-name="Table92.B" table:number-columns-repeated="3"/>
        <table:table-column table:style-name="Table92.E"/>
        <table:table-row>
          <table:table-cell table:style-name="Table92.A1" office:value-type="string">
            <text:p text:style-name="P306">Vocable<text:span text:style-name="T2154">s</text:span></text:p>
          </table:table-cell>
          <table:table-cell table:style-name="Table92.B1" office:value-type="string">
            <text:p text:style-name="P287">P<text:span text:style-name="T2154">roportion MI</text:span></text:p>
          </table:table-cell>
          <table:table-cell table:style-name="Table92.B1" office:value-type="string">
            <text:p text:style-name="P194">Rappel</text:p>
          </table:table-cell>
          <table:table-cell table:style-name="Table92.B1" office:value-type="string">
            <text:p text:style-name="P194">Précision</text:p>
          </table:table-cell>
          <table:table-cell table:style-name="Table92.E1" office:value-type="string">
            <text:p text:style-name="P268"><text:span text:style-name="T2157">F</text:span>-mesure</text:p>
          </table:table-cell>
        </table:table-row>
        <table:table-row>
          <table:table-cell table:style-name="Table92.A2" office:value-type="string">
            <text:p text:style-name="P128">REGARDE</text:p>
            <text:p text:style-name="P95"/>
          </table:table-cell>
          <table:table-cell table:style-name="Table92.B2" office:value-type="string">
            <text:p text:style-name="P550">75,84%</text:p>
            <text:p text:style-name="P550">(609/<text:span text:style-name="T2378">803</text:span>)</text:p>
          </table:table-cell>
          <table:table-cell table:style-name="Table92.B2" office:value-type="string">
            <text:p text:style-name="P550">99,<text:span text:style-name="T2379">67</text:span>%</text:p>
            <text:p text:style-name="P550">(60<text:span text:style-name="T2379">7</text:span>/609)</text:p>
          </table:table-cell>
          <table:table-cell table:style-name="Table92.B2" office:value-type="string">
            <text:p text:style-name="P550">90,<text:span text:style-name="T2379">19</text:span>%</text:p>
            <text:p text:style-name="P550">(60<text:span text:style-name="T2379">7</text:span>/6<text:span text:style-name="T2379">73</text:span>)</text:p>
          </table:table-cell>
          <table:table-cell table:style-name="Table92.E2" office:value-type="string">
            <text:p text:style-name="P550">94,<text:span text:style-name="T2379">70</text:span>%</text:p>
          </table:table-cell>
        </table:table-row>
        <table:table-row>
          <table:table-cell table:style-name="Table92.A3" office:value-type="string">
            <text:p text:style-name="P543">ÉCOUTE</text:p>
          </table:table-cell>
          <table:table-cell table:style-name="Table92.B3" office:value-type="string">
            <text:p text:style-name="P544">69,55%</text:p>
            <text:p text:style-name="P544">(217/312)</text:p>
          </table:table-cell>
          <table:table-cell table:style-name="Table92.B3" office:value-type="string">
            <text:p text:style-name="P544">98,62%</text:p>
            <text:p text:style-name="P544">(214/217)</text:p>
          </table:table-cell>
          <table:table-cell table:style-name="Table92.B3" office:value-type="string">
            <text:p text:style-name="P544">9<text:span text:style-name="T2119">7</text:span>,<text:span text:style-name="T2119">27</text:span>%</text:p>
            <text:p text:style-name="P544">(214/22<text:span text:style-name="T2119">0</text:span>)</text:p>
          </table:table-cell>
          <table:table-cell table:style-name="Table92.E3" office:value-type="string">
            <text:p text:style-name="P544">97,<text:span text:style-name="T2119">94</text:span>%</text:p>
          </table:table-cell>
        </table:table-row>
        <table:table-row>
          <table:table-cell table:style-name="Table92.A3" office:value-type="string">
            <text:p text:style-name="P128">ARRÊTE</text:p>
            <text:p text:style-name="P95"/>
          </table:table-cell>
          <table:table-cell table:style-name="Table92.B3" office:value-type="string">
            <text:p text:style-name="P550">25,76%</text:p>
            <text:p text:style-name="P550">(34/132)</text:p>
          </table:table-cell>
          <table:table-cell table:style-name="Table92.B3" office:value-type="string">
            <text:p text:style-name="P550"><text:span text:style-name="T2375">85,29</text:span>%</text:p>
            <text:p text:style-name="P550">(2<text:span text:style-name="T2375">9</text:span>/34)</text:p>
          </table:table-cell>
          <table:table-cell table:style-name="Table92.B3" office:value-type="string">
            <text:p text:style-name="P550"><text:span text:style-name="T2375">76,32</text:span>%</text:p>
            <text:p text:style-name="P550">(2<text:span text:style-name="T2375">9</text:span>/3<text:span text:style-name="T2375">8</text:span>)</text:p>
          </table:table-cell>
          <table:table-cell table:style-name="Table92.E3" office:value-type="string">
            <text:p text:style-name="P545">80,56%</text:p>
          </table:table-cell>
        </table:table-row>
        <table:table-row>
          <table:table-cell table:style-name="Table92.A3" office:value-type="string">
            <text:p text:style-name="P548">TIENS</text:p>
          </table:table-cell>
          <table:table-cell table:style-name="Table92.B3" office:value-type="string">
            <text:p text:style-name="P550"><text:span text:style-name="T2376">82,35</text:span>%</text:p>
            <text:p text:style-name="P550">(<text:span text:style-name="T2376">70</text:span>/85)</text:p>
          </table:table-cell>
          <table:table-cell table:style-name="Table92.B3" office:value-type="string">
            <text:p text:style-name="P550"><text:span text:style-name="T2375">100</text:span>%</text:p>
            <text:p text:style-name="P550">(<text:span text:style-name="T2376">70</text:span>/<text:span text:style-name="T2376">70</text:span>)</text:p>
          </table:table-cell>
          <table:table-cell table:style-name="Table92.B3" office:value-type="string">
            <text:p text:style-name="P550">9<text:span text:style-name="T2376">8</text:span>,<text:span text:style-name="T2376">59</text:span>%</text:p>
            <text:p text:style-name="P550">(<text:span text:style-name="T2376">70</text:span>/7<text:span text:style-name="T2375">1</text:span>)</text:p>
          </table:table-cell>
          <table:table-cell table:style-name="Table92.E3" office:value-type="string">
            <text:p text:style-name="P550">9<text:span text:style-name="T2376">9</text:span>,<text:span text:style-name="T2376">29</text:span>%</text:p>
          </table:table-cell>
        </table:table-row>
        <table:table-row>
          <table:table-cell table:style-name="Table92.A6" office:value-type="string">
            <text:p text:style-name="P391">ENVOYE</text:p>
          </table:table-cell>
          <table:table-cell table:style-name="Table92.B6" office:value-type="string">
            <text:p text:style-name="P549">93,33%</text:p>
            <text:p text:style-name="P549">(42/45)</text:p>
          </table:table-cell>
          <table:table-cell table:style-name="Table92.B6" office:value-type="string">
            <text:p text:style-name="P549">100%</text:p>
            <text:p text:style-name="P549">(42/42)</text:p>
          </table:table-cell>
          <table:table-cell table:style-name="Table92.B6" office:value-type="string">
            <text:p text:style-name="P549">93,33%</text:p>
            <text:p text:style-name="P549">(42/45)</text:p>
          </table:table-cell>
          <table:table-cell table:style-name="Table92.E6" office:value-type="string">
            <text:p text:style-name="P549">96,55%</text:p>
          </table:table-cell>
        </table:table-row>
      </table:table>
      <text:p text:style-name="P831"/>
      <text:p text:style-name="P1186">L<text:span text:style-name="T2117">es 5 MI ont des pourcentages d'homonymie et des</text:span> fréquence<text:span text:style-name="T2117">s variées, ce qui</text:span> <text:span text:style-name="T2144">a un impact sur les performances de l'étiqueteur. Nous remarquons que la performance de l'étiqueteur n-grammes est moins bonne au sujet du vocable ARRÊTE dont la proportion de MI par rapport au total de signifiants est la plus faible.</text:span></text:p>
      <text:p text:style-name="P13"/>
      <text:h text:style-name="Heading_20_5" text:outline-level="5"><text:bookmark-start text:name="__RefHeading___Toc58765_667615846"/><text:span text:style-name="T1853">E.4.1.12.1</text:span>. <text:span text:style-name="T2113">REGARDE</text:span><text:bookmark-end text:name="__RefHeading___Toc58765_667615846"/></text:h>
      <text:p text:style-name="P1372"><text:span text:style-name="T17">Le</text:span><text:span text:style-name="T13">s</text:span><text:span text:style-name="T17"> signifiant</text:span><text:span text:style-name="T13">s</text:span><text:span text:style-name="T16"> </text:span><text:span text:style-name="T9">r</text:span><text:span text:style-name="T10">egarde</text:span><text:span text:style-name="T14"> </text:span><text:span text:style-name="T15">et </text:span><text:span text:style-name="T11">regardez</text:span><text:span text:style-name="T15"> </text:span><text:span text:style-name="T17">se tr</text:span><text:span text:style-name="T2185">ouvent 803 fois dans le corpus, avec une proportion de 609 MI sur 803. L'étiqueteur identifie correctement 607 MI (un rappel de 99,67%) avec une précision de 607 sur 673 (90,19%), <text:s/>pour une f-mesure de 94,70%.</text:span></text:p>
      <text:p text:style-name="corps"/>
      <text:p text:style-name="P1185">L'utilisation du verbe REGARDER à l'impératif est un problème pour l'étiqueteur <text:span text:style-name="T2365">n-grammes</text:span>, qui n'a pas les moyens de distinguer ces usages du MI REGARDE.<text:span text:style-name="T2"> En (</text:span><text:span text:style-name="T18">6</text:span><text:span text:style-name="T20">9</text:span><text:span text:style-name="T2">) par exemple, </text:span><text:span text:style-name="T12">l'énoncia</text:span><text:span text:style-name="T19">teur</text:span><text:span text:style-name="T12"> utilise le verbe REGARDER à l'impératif afin d'inciter la personne à qui </text:span><text:span text:style-name="T19">il</text:span><text:span text:style-name="T12"> parle à regarder ses bras.</text:span></text:p>
      <text:p text:style-name="P1191"/>
      <text:p text:style-name="P1534"><text:soft-page-break/>(<text:span text:style-name="T1391"><text:sequence text:ref-name="refDrawing68" text:name="Drawing" text:formula="ooow:Drawing+1" style:num-format="1">69</text:sequence></text:span><text:span text:style-name="T2192">)</text:span><text:tab/><text:span text:style-name="T446"><text:tab/></text:span><text:span text:style-name="T444">A. Énoncé original :</text:span></text:p>
      <text:p text:style-name="P1524"><text:span text:style-name="T445"><text:tab/></text:span>J : ça ça se lavait euh (<text:span text:style-name="T82">en faisant claquer ses doigts de la main droite comme pour représenter la facilité</text:span>) (1,2”) comme ça (.) <text:span text:style-name="T21">regarde</text:span> d’ailleurs (.) j- j’en [1suis plein partout là (<text:span text:style-name="T82">en examinant ses mains et ses avant-bras</text:span>)</text:p>
      <text:p text:style-name="P1507"><text:tab/><text:span text:style-name="T2186">[CFPQ, sous-corpus 6, segment 1, page 5, ligne 11]</text:span></text:p>
      <text:p text:style-name="P1507"/>
      <text:p text:style-name="P1495"><text:tab/>B. Énoncé étiqueté :</text:p>
      <text:p text:style-name="P1509"><text:span text:style-name="T445"><text:tab/>*</text:span><text:span text:style-name="T455">[...] (</text:span><text:span text:style-name="T75">'.', 'M'), ('regarde', 'M')</text:span><text:span text:style-name="T455">, ("d'", 'S'), ('ailleurs', 'S'), ('.', 'M'), ('j-', 'AM'), ("j'", 'PRO'), ('en', 'EN'), ('suis', 'S'), ('plein', 'S'), ('partout', 'S'), ('là', 'M')</text:span></text:p>
      <text:p text:style-name="corps"/>
      <text:p text:style-name="P1288"><text:span text:style-name="T2363">En (69), </text:span><text:span text:style-name="T353">regarde</text:span><text:span text:style-name="T2363"> est prononcé à la suite d'une pause. Pour cette raison, l</text:span>'étiqueteur considère erronément ce<text:span text:style-name="T2364">tte utilisation de</text:span> <text:span text:style-name="T82">regarde</text:span> comme <text:span text:style-name="T2364">un </text:span>MI. <text:span text:style-name="T2370">La plupart des erreurs de précision de l'étiqueteur pour cette unité concernent des utilisations du verbe à l'impératif.</text:span></text:p>
      <text:p text:style-name="corps"/>
      <text:h text:style-name="P1623" text:outline-level="5"><text:bookmark-start text:name="__RefHeading___Toc110851_911666644"/><text:span text:style-name="T1853">E.4.1.12.2</text:span>. ÉCOUTE<text:bookmark-end text:name="__RefHeading___Toc110851_911666644"/></text:h>
      <text:p text:style-name="P1372"><text:span text:style-name="T2185">Les signifiants </text:span><text:span text:style-name="T362">écoute</text:span><text:span text:style-name="T2185"> et </text:span><text:span text:style-name="T299">écoutez</text:span><text:span text:style-name="T2118"> se trouvent 312 fois dans le corpus. 217 d'entre ceux-ci sont des MI. L'étiqueteur identifie correctement 214 MI (un rappel de 98,62%) avec une précision de 214 sur 220 (97,27%), et une mesure-f de 97,94%.</text:span></text:p>
      <text:p text:style-name="P1372"/>
      <text:p text:style-name="P1207">La plupart des utilisation<text:span text:style-name="T1990">s</text:span> intraphrastique<text:span text:style-name="T1990">s</text:span> d<text:span text:style-name="T2181">u</text:span> signifiant <text:span text:style-name="T82">écoute</text:span> sont des verbes. L'étiqueteur identifie en général correctement ces unités à l'aide de l'étiquette 'PRO' du corpus d'entraînement qui permet de prendre <text:span text:style-name="T1990">en </text:span>compte <text:span text:style-name="T1990">l</text:span>es pronoms susceptibles d'être des sujets à la première ou troisième personne du singulier. <text:span text:style-name="T1989">En (70) par exemple, la présence du </text:span><text:span text:style-name="T281">elle</text:span><text:span text:style-name="T1989"> avant </text:span><text:span text:style-name="T281">écoute</text:span><text:span text:style-name="T1989"> fait en sorte que le verbe est étiqueté correctement.</text:span></text:p>
      <text:p text:style-name="P1207"/>
      <text:p text:style-name="P1486"><text:soft-page-break/>(<text:span text:style-name="T1391"><text:sequence text:ref-name="refDrawing69" text:name="Drawing" text:formula="ooow:Drawing+1" style:num-format="1">70</text:sequence></text:span>)<text:tab/><text:span text:style-name="T446"><text:tab/></text:span><text:span text:style-name="T444">A. Énoncé original :</text:span></text:p>
      <text:p text:style-name="P1486"><text:span text:style-name="T444"><text:tab/></text:span><text:span text:style-name="T2181">N : heille c’était grand-maman fallait qu’</text:span><text:span text:style-name="T66">elle écoute</text:span><text:span text:style-name="T2181"> sa Soirée canadienne pis là fallait lui mettre SON poste/ (.) pis là on écoutait ça</text:span></text:p>
      <text:p text:style-name="P1508"><text:tab/>[<text:span text:style-name="T2365">CFPQ, </text:span>sous-corpus 6, segment 3, page 38, ligne 5]</text:p>
      <text:p text:style-name="P1467"/>
      <text:p text:style-name="P1467"><text:tab/>B. Énoncé étiqueté :</text:p>
      <text:p text:style-name="P1482"><text:tab/>[('heille', 'M'), ("c'", 'S'), ('était', 'S'), ('grand-maman', 'S'), ('fallait', 'S'), ("qu'", 'QUE'), <text:span text:style-name="T21">('elle', 'PRO'), ('écoute', 'S')</text:span>, ('sa', 'DET'), ('soirée', 'S'), ('canadienne', 'S')</text:p>
      <text:p text:style-name="P1482"/>
      <text:p text:style-name="P1219">Plusieurs erreurs sont le résultat de la nature du discours oral; des reprises et des autocorrections qui le caractérisent. </text:p>
      <text:p text:style-name="P1208"/>
      <text:p text:style-name="P1209"><text:span text:style-name="T2145">En (71), l'énonciateur interrompt sa phrase et produit le marqueur </text:span><text:span text:style-name="T308">écoute.</text:span><text:span text:style-name="T2145"> Puisque l</text:span>'étiqueteur ne fait pas la différence entre un <text:span text:style-name="T282">je</text:span><text:span text:style-name="T1991"> </text:span>et un<text:span text:style-name="T1991"> </text:span><text:span text:style-name="T282">j'</text:span><text:span text:style-name="T1991"> et ne se préoccupe pas des phénomènes de liaison, il</text:span> conclut incorrectement que le <text:span text:style-name="T82">écoute</text:span> en (<text:span text:style-name="T2467">71</text:span>) est une unité intraphrastique, <text:span text:style-name="T1992">puisque précédée d'un pronom.</text:span></text:p>
      <text:p text:style-name="P1208"/>
      <text:p text:style-name="P1486">(<text:span text:style-name="T1391"><text:sequence text:ref-name="refDrawing70" text:name="Drawing" text:formula="ooow:Drawing+1" style:num-format="1">71</text:sequence></text:span>)<text:tab/><text:span text:style-name="T444">A. Énoncé original :</text:span></text:p>
      <text:p text:style-name="P1486"><text:span text:style-name="T2182"><text:tab/>A : ben </text:span><text:span text:style-name="T67">je: écoute</text:span><text:span text:style-name="T2182"> (.) avec la famille là fallait ben que ça: </text:span></text:p>
      <text:p text:style-name="P1508"><text:tab/><text:span text:style-name="T1993">[CFPQ, sous-corpus 4, segment 7, page 81, ligne 7]</text:span></text:p>
      <text:p text:style-name="P1486"/>
      <text:p text:style-name="P1483"><text:tab/><text:span text:style-name="T445">B. Énoncé étiqueté :</text:span></text:p>
      <text:p text:style-name="P1483"><text:tab/>* [('ben', 'BEN'), <text:span text:style-name="T21">('je', 'PRO'), ('écoute', 'S')</text:span>, ('.', 'M'), ('avec', 'S'), ('la', 'DET'), ('famille', 'S'), ('là', 'M'), ('fallait', 'S'), ('ben', 'BEN'), ('que', 'QUE'), ('ça', 'S')]</text:p>
      <text:p text:style-name="P1208"/>
      <text:p text:style-name="P1210">En (<text:span text:style-name="T2467">72</text:span>), l'étiqueteur ne reconnaît pas le syntagme « tout le monde » comme étant un syntagme nominal <text:span text:style-name="T1994">et identifie incorrectement </text:span><text:span text:style-name="T283">écoute</text:span><text:span text:style-name="T1994"> en conséquence.</text:span></text:p>
      <text:p text:style-name="P1210"/>
      <text:p text:style-name="P1486"><text:soft-page-break/>(<text:span text:style-name="T1391"><text:sequence text:ref-name="refDrawing71" text:name="Drawing" text:formula="ooow:Drawing+1" style:num-format="1">72</text:sequence></text:span>)<text:tab/><text:span text:style-name="T444">A. Énoncé original :</text:span></text:p>
      <text:p text:style-name="P1486"><text:span text:style-name="T444"><text:tab/></text:span><text:span text:style-name="T447">J-M : dont tout </text:span><text:span text:style-name="T68">le monde écoute</text:span><text:span text:style-name="T447"> euh:</text:span> [...]</text:p>
      <text:p text:style-name="P1508"><text:tab/>[<text:span text:style-name="T2366">CFPQ, </text:span>sous-corpus 10, segment 4, page 49, ligne 8]</text:p>
      <text:p text:style-name="P1486"/>
      <text:p text:style-name="P1467"><text:tab/>B. Énoncé étiqueté :</text:p>
      <text:p text:style-name="P1484"><text:tab/>* [...] ('tout', 'S'), (<text:span text:style-name="T21">'le', 'DET'), ('monde', 'S'), ('écoute', 'M')</text:span>, ('euh', 'M') [...]</text:p>
      <text:p text:style-name="P1484"/>
      <text:p text:style-name="P1211"><text:span text:style-name="T2183">Le signifiant </text:span><text:span text:style-name="T310">écoute</text:span><text:span text:style-name="T2183"> est également utilisé comme substantif à deux reprises dans un énoncé du corpus, mais la fréquence de ces structures et le manque de finesse de notre étiquetage fait en sorte que l'étiqueteur ne reconnaît pas l'unité intraphrastique ici :</text:span></text:p>
      <text:p text:style-name="P1211"/>
      <text:p text:style-name="P1486">(<text:span text:style-name="T1391"><text:sequence text:ref-name="refDrawing72" text:name="Drawing" text:formula="ooow:Drawing+1" style:num-format="1">73</text:sequence></text:span>)<text:tab/><text:span text:style-name="T444">A. Énoncé original :</text:span></text:p>
      <text:p text:style-name="P1486"><text:span text:style-name="T2184"><text:tab/>[...] </text:span>je parle <text:span text:style-name="T21">d’écoute</text:span> là (.) pour permettre justement d’entendre ces choses-là parfois <text:span text:style-name="T2184">[...]</text:span></text:p>
      <text:p text:style-name="P1508"><text:tab/>[<text:span text:style-name="T2366">CFPQ, </text:span>sous-corpus 20, segment 2, page 15, ligne 9]</text:p>
      <text:p text:style-name="P1486"/>
      <text:p text:style-name="P1486"><text:tab/><text:span text:style-name="T445">B. Énoncé étiqueté :</text:span></text:p>
      <text:p text:style-name="P1492"><text:tab/>[...] ('je', 'PRO'), ('parle', 'S'), <text:span text:style-name="T21">("d'", 'S'), ('écoute', 'M')</text:span>, ('là', 'M') [...]</text:p>
      <text:p text:style-name="corps"/>
      <text:h text:style-name="Heading_20_5" text:outline-level="5"><text:bookmark-start text:name="__RefHeading___Toc117658_911666644"/>E.<text:span text:style-name="T2517">4</text:span>.1.<text:span text:style-name="T2517">12.3.</text:span> TIENS<text:bookmark-end text:name="__RefHeading___Toc117658_911666644"/></text:h>
      <text:p text:style-name="P924">Le MI TIENS se retrouve dans le CFPQ dans une proportion de 82,<text:span text:style-name="T2377">35</text:span>% <text:span text:style-name="T2374">des signifiants </text:span>(<text:span text:style-name="T2377">70</text:span> <text:span text:style-name="T2374">MI </text:span>sur 84 signifiants). <text:span text:style-name="T2196">L'étiqueteur ne fait qu'une erreur en le traitant et obtient un rappel de 100% avec une précision de 70 sur 71 (98,59%) et une f-mesure de 99,29%. </text:span></text:p>
      <text:p text:style-name="P916"/>
      <text:p text:style-name="P918">L'erreur de l'étiqueteur concerne <text:span text:style-name="T82">tiens</text:span> précédé par un <text:span text:style-name="T82">en</text:span>, comme exemplifié en (<text:span text:style-name="T2468">74</text:span>). Cette séquence n'apparaît qu'une seule fois dans le corpus, une telle erreur n'est donc pas étonnante.</text:p>
      <text:p text:style-name="P917"/>
      <text:p text:style-name="P1487"><text:soft-page-break/>(<text:span text:style-name="T1391"><text:sequence text:ref-name="refDrawing73" text:name="Drawing" text:formula="ooow:Drawing+1" style:num-format="1">74</text:sequence></text:span>)<text:tab/><text:span text:style-name="T444">A. Énoncé original :</text:span></text:p>
      <text:p text:style-name="P1487"><text:tab/>là moi dans ma tête ces gars-là c'est tu <text:span text:style-name="T21">t'en tiens</text:span> loin parce que ce genre de gars-là c'est le genre de gars tu fais son éducation sexuelle t'sais</text:p>
      <text:p text:style-name="P1510"><text:tab/>[<text:span text:style-name="T2367">CFPQ, </text:span>sous-corpus 19, segment 7, page 63, ligne 10]</text:p>
      <text:p text:style-name="P1487"/>
      <text:p text:style-name="P1468"><text:tab/>B. Énoncé étiqueté :</text:p>
      <text:p text:style-name="P1487"><text:tab/><text:span text:style-name="T2195">* </text:span>[...] ('tu', 'PRO'), <text:span text:style-name="T21">("t'", 'PRO'), ('en', 'EN'), ('tiens', 'M')</text:span>, ('loin', 'S') [...]</text:p>
      <text:p text:style-name="P1487"/>
      <text:h text:style-name="P1624" text:outline-level="5"><text:bookmark-start text:name="__RefHeading___Toc110853_911666644"/><text:span text:style-name="T1853">E.4.1.12.4</text:span>. <text:span text:style-name="T2187">ARRÊTE</text:span><text:bookmark-end text:name="__RefHeading___Toc110853_911666644"/></text:h>
      <text:p text:style-name="P1373"><text:span text:style-name="T2368">Parmi les MI qui sont issus de verbes, ARRÊTE est celui qui a la plus faible proportion de MI par rapport au total de signifiants qui lui sont associés. L'étiqueteur par n-grammes identifie correctement 29 MI sur 34 pour les signifiants </text:span><text:span text:style-name="T311">arrête</text:span><text:span text:style-name="T2188"> et </text:span><text:span text:style-name="T311">arrêtez</text:span><text:span text:style-name="T2188"> (un rappel de 85,29%) avec une précision de 29 sur 38 (76,32%), pour une f-mesure de 80,56%.</text:span></text:p>
      <text:p text:style-name="P1204"/>
      <text:p text:style-name="P1290">Les même<text:span text:style-name="T2189">s</text:span> remarques que nous avons faites pour ÉCOUTE et REGARDE s'appliquent au sujet de ARRÊTE. <text:span text:style-name="T2371">De plus, les prépositions </text:span><text:span text:style-name="T354">de</text:span><text:span text:style-name="T2371"> et </text:span><text:span text:style-name="T354">à</text:span><text:span text:style-name="T2371"> qui suivent parfois le verbe ARRÊTER pour introduire des compléments indirects sont la source d'erreurs. L'énoncé (75) présente un cas où </text:span><text:span text:style-name="T354">arrête</text:span><text:span text:style-name="T2371"> est utilisé avec </text:span><text:span text:style-name="T354">de</text:span><text:span text:style-name="T2371">. Comme l'étiqueteur n-grammes ne tient pas compte des étiquettes à la droite des unités cibles, il ne parvient pas à identifier l'utilisation intraphrastique ici.</text:span></text:p>
      <text:p text:style-name="P1290"/>
      <text:p text:style-name="P1525"><text:soft-page-break/>(<text:span text:style-name="T1391"><text:sequence text:ref-name="refDrawing74" text:name="Drawing" text:formula="ooow:Drawing+1" style:num-format="1">75</text:sequence></text:span>)<text:tab/><text:span text:style-name="T444">A. Énoncé original :</text:span></text:p>
      <text:p text:style-name="P1525"><text:span text:style-name="T445"><text:tab/></text:span><text:span text:style-name="T2372">[...] au bout de: un mois et demi </text:span><text:span text:style-name="T76">là arrête de</text:span><text:span text:style-name="T2372"> protéger pi:s bon ben là [...]</text:span></text:p>
      <text:p text:style-name="exemple"><text:tab/><text:span text:style-name="T82">[CFPQ, sous-corpus 22, segment 7, page 105, ligne 1]</text:span></text:p>
      <text:p text:style-name="exemple"/>
      <text:p text:style-name="P1476"><text:tab/>B. Énoncé étiqueté :</text:p>
      <text:p text:style-name="exemple"><text:span text:style-name="T2373"><text:tab/>* </text:span>[...<text:span text:style-name="T2372">]</text:span> ('au', 'A'), ('bout', 'S'), ('de', 'S'), ('un', 'DET'), ('mois', 'S'), ('et', 'S'), ('demi', 'S'), <text:span text:style-name="T21">('là', 'M'), ('arrête', 'M'), ('de', 'S')</text:span>, ('protéger', 'S'), ('pis', 'S'), ('bon', 'S'), ('ben', 'BEN'), ('là', 'M') <text:span text:style-name="T2372">[...]</text:span></text:p>
      <text:p text:style-name="exemple"/>
      <text:h text:style-name="Heading_20_5" text:outline-level="5"><text:bookmark-start text:name="__RefHeading___Toc58767_667615846"/><text:span text:style-name="T1853">E.4.1.12.5</text:span>. <text:span text:style-name="T2116">ENVOYE</text:span><text:bookmark-end text:name="__RefHeading___Toc58767_667615846"/></text:h>
      <text:p text:style-name="P1206">42 des signifiants de <text:span text:style-name="T82">envoye</text:span> <text:span text:style-name="T2374">sur 45 </text:span>sont des MI. La très petite quantité de <text:span text:style-name="T82">envoye</text:span> qui ne sont pas des MI fait en sorte que l'étiqueteur attribue à <text:span text:style-name="T2190">l'ensemble d</text:span>es unités l'étiquette de MI. Les pourcentages élevés de précision (93,33%) et de rappel (100%) ne signifient <text:span text:style-name="T2190">en conséquence </text:span>pas grand chose. </text:p>
      <text:p text:style-name="P1206"/>
      <text:p text:style-name="P1319">Il est tout de même intéressant d'analyser ce vocable afin de comprendre l'effet d'une faible fréquence sur les performances de l'étiqueteur n-grammes. <text:span text:style-name="T2189">À cause du nombre restreint d'exemples intraphrastiques de </text:span><text:span text:style-name="T363">envoye</text:span><text:span text:style-name="T2189">, l'étiqueteur échoue complètement à identifier ceux-ci. En (76), par exemple, l'étiqueteur identifie </text:span><text:span text:style-name="T312">envoye</text:span><text:span text:style-name="T2190"> comme étant extraphrastique même s'il est précédé par un pronom. </text:span></text:p>
      <text:p text:style-name="P1205"/>
      <text:p text:style-name="P1535">(<text:span text:style-name="T1391"><text:sequence text:ref-name="refDrawing75" text:name="Drawing" text:formula="ooow:Drawing+1" style:num-format="1">76</text:sequence></text:span>)<text:tab/><text:span text:style-name="T444">A. Énoncé original :</text:span></text:p>
      <text:p text:style-name="P1485"><text:span text:style-name="T444"><text:tab/></text:span><text:span text:style-name="T2190">J : non non\ (.) je lʼa- je lʼappelle pis je lui dis •</text:span><text:span text:style-name="T69">je tʼenvoye</text:span><text:span text:style-name="T2190"> mon texte là° </text:span></text:p>
      <text:p text:style-name="P1503"><text:tab/>[<text:span text:style-name="T2368">CFPQ, </text:span>sous-corpus 23, segment 4, page 82, ligne 19]</text:p>
      <text:p text:style-name="exemple"/>
      <text:p text:style-name="P1469"><text:tab/>B. Énoncé étiqueté :</text:p>
      <text:p text:style-name="exemple"><text:span text:style-name="T2190"><text:tab/>* </text:span>('_debut_citation', 'M'), <text:span text:style-name="T21">('je', 'PRO'), ("t'", 'PRO'), ('envoye', 'M')</text:span>, ('mon', 'DET'), ('texte', 'S'), ('là', 'M'), ('_fin_citation', 'M')</text:p>
      <text:p text:style-name="P929"/>
      <text:h text:style-name="P1636" text:outline-level="4"><text:bookmark-start text:name="__RefHeading___Toc27942_970152746"/><text:span text:style-name="T772">E</text:span><text:span text:style-name="T758">.</text:span><text:span text:style-name="T791">4</text:span><text:span text:style-name="T758">.</text:span><text:span text:style-name="T772">1.</text:span><text:span text:style-name="T791">1</text:span><text:span text:style-name="T774">3</text:span><text:span text:style-name="T759">.</text:span><text:span text:style-name="T758"> </text:span><text:span text:style-name="T773">MI issus d'a</text:span><text:span text:style-name="T758">d</text:span><text:span text:style-name="T760">verbes</text:span><text:bookmark-end text:name="__RefHeading___Toc27942_970152746"/></text:h>
      <text:p text:style-name="P1213">Nous regroupons ici <text:span text:style-name="T2472">5</text:span> unités issus d'adverbes <text:span text:style-name="T2473">(</text:span>ou de locution adverbiale<text:span text:style-name="T2473">)</text:span> qui s'utilisent dans des contextes similaires. <text:span text:style-name="T2199">Alors que les signifiants de </text:span><text:span text:style-name="T313">vraiment</text:span><text:span text:style-name="T2199"> et </text:span><text:span text:style-name="T313">tellement</text:span><text:span text:style-name="T2199"> sont en majorité intraphrastiques dans le corpus, ceux de '</text:span><text:span text:style-name="T313">pour vrai</text:span><text:span text:style-name="T2199">' et </text:span><text:span text:style-name="T313">franchement</text:span><text:span text:style-name="T2199"> sont en majorité extraphrastiques. Comme on peut </text:span><text:soft-page-break/><text:span text:style-name="T2199">s'y attendre, les pourcentages qui caractérisent les performances de l'étiqueteur lorsqu'il porte sur ces derniers sont plus élevés.</text:span></text:p>
      <text:p text:style-name="P1081"/>
      <text:p text:style-name="P145">Table<text:span text:style-name="T2191">au</text:span> <text:sequence text:ref-name="refTable18" text:name="Table" text:formula="ooow:Table+1" style:num-format="1">19</text:sequence>: Étiquetage <text:span text:style-name="T2124">de MI issus d'adverbes par le module n-grammes</text:span></text:p>
      <table:table table:name="Table109" table:style-name="Table109">
        <table:table-column table:style-name="Table109.A"/>
        <table:table-column table:style-name="Table109.B"/>
        <table:table-column table:style-name="Table109.C"/>
        <table:table-column table:style-name="Table109.B"/>
        <table:table-column table:style-name="Table109.E"/>
        <table:table-row>
          <table:table-cell table:style-name="Table109.A1" office:value-type="string">
            <text:p text:style-name="P295">Vocable<text:span text:style-name="T2154">s</text:span></text:p>
          </table:table-cell>
          <table:table-cell table:style-name="Table109.B1" office:value-type="string">
            <text:p text:style-name="P276">P<text:span text:style-name="T2154">roportion MI</text:span></text:p>
          </table:table-cell>
          <table:table-cell table:style-name="Table109.B1" office:value-type="string">
            <text:p text:style-name="P183">Rappel</text:p>
          </table:table-cell>
          <table:table-cell table:style-name="Table109.B1" office:value-type="string">
            <text:p text:style-name="P183">Précision</text:p>
          </table:table-cell>
          <table:table-cell table:style-name="Table109.E1" office:value-type="string">
            <text:p text:style-name="P257"><text:span text:style-name="T2157">F</text:span>-mesure</text:p>
          </table:table-cell>
        </table:table-row>
        <table:table-row>
          <table:table-cell table:style-name="Table109.A2" office:value-type="string">
            <text:p text:style-name="Table_20_Contents">VRAIMENT</text:p>
          </table:table-cell>
          <table:table-cell table:style-name="Table109.B2" office:value-type="string">
            <text:p text:style-name="Table_20_Contents">7,43%</text:p>
            <text:p text:style-name="Table_20_Contents">(77/1036)</text:p>
          </table:table-cell>
          <table:table-cell table:style-name="Table109.B2" office:value-type="string">
            <text:p text:style-name="Table_20_Contents"><text:span text:style-name="T2416">53,25</text:span>%</text:p>
            <text:p text:style-name="Table_20_Contents">(<text:span text:style-name="T2416">41</text:span>/77)</text:p>
          </table:table-cell>
          <table:table-cell table:style-name="Table109.B2" office:value-type="string">
            <text:p text:style-name="Table_20_Contents"><text:span text:style-name="T2416">62,12</text:span>%</text:p>
            <text:p text:style-name="Table_20_Contents">(<text:span text:style-name="T2416">41</text:span>/6<text:span text:style-name="T2416">6</text:span>)</text:p>
          </table:table-cell>
          <table:table-cell table:style-name="Table109.E2" office:value-type="string">
            <text:p text:style-name="Table_20_Contents">5<text:span text:style-name="T2416">7,34</text:span>%</text:p>
          </table:table-cell>
        </table:table-row>
        <table:table-row>
          <table:table-cell table:style-name="Table109.A3" office:value-type="string">
            <text:p text:style-name="P426"><text:span text:style-name="T2473">'</text:span>POUR VRAI<text:span text:style-name="T2473">'</text:span></text:p>
          </table:table-cell>
          <table:table-cell table:style-name="Table109.B3" office:value-type="string">
            <text:p text:style-name="P427">69,86%</text:p>
            <text:p text:style-name="P427"><text:span text:style-name="T2203">(</text:span>51/73<text:span text:style-name="T2203">)</text:span></text:p>
          </table:table-cell>
          <table:table-cell table:style-name="Table109.B3" office:value-type="string">
            <text:p text:style-name="P427">86,27%</text:p>
            <text:p text:style-name="P419">(<text:span text:style-name="T2198">44/51)</text:span></text:p>
          </table:table-cell>
          <table:table-cell table:style-name="Table109.B3" office:value-type="string">
            <text:p text:style-name="P427">95,65%</text:p>
            <text:p text:style-name="P427">(44/46)</text:p>
          </table:table-cell>
          <table:table-cell table:style-name="Table109.E3" office:value-type="string">
            <text:p text:style-name="P419">9<text:span text:style-name="T2198">0,72%</text:span></text:p>
          </table:table-cell>
        </table:table-row>
        <table:table-row>
          <table:table-cell table:style-name="Table109.A3" office:value-type="string">
            <text:p text:style-name="Table_20_Contents">FRANCHEMENT</text:p>
          </table:table-cell>
          <table:table-cell table:style-name="Table109.B3" office:value-type="string">
            <text:p text:style-name="Table_20_Contents">84,62%</text:p>
            <text:p text:style-name="Table_20_Contents">(22/26)</text:p>
          </table:table-cell>
          <table:table-cell table:style-name="Table109.B3" office:value-type="string">
            <text:p text:style-name="Table_20_Contents"><text:span text:style-name="T2414">95,45</text:span>%</text:p>
            <text:p text:style-name="Table_20_Contents">(<text:span text:style-name="T2414">21</text:span>/22)</text:p>
          </table:table-cell>
          <table:table-cell table:style-name="Table109.B3" office:value-type="string">
            <text:p text:style-name="Table_20_Contents">8<text:span text:style-name="T2414">4</text:span>%</text:p>
            <text:p text:style-name="Table_20_Contents">(<text:span text:style-name="T2414">21</text:span>/2<text:span text:style-name="T2414">5</text:span>)</text:p>
          </table:table-cell>
          <table:table-cell table:style-name="Table109.E3" office:value-type="string">
            <text:p text:style-name="P471">89,36%</text:p>
          </table:table-cell>
        </table:table-row>
        <table:table-row>
          <table:table-cell table:style-name="Table109.A3" office:value-type="string">
            <text:p text:style-name="P426">TELLEMENT</text:p>
          </table:table-cell>
          <table:table-cell table:style-name="Table109.B3" office:value-type="string">
            <text:p text:style-name="P428">1,01%</text:p>
            <text:p text:style-name="P428">(4/395)</text:p>
          </table:table-cell>
          <table:table-cell table:style-name="Table109.B3" office:value-type="string">
            <text:p text:style-name="P428">50%</text:p>
            <text:p text:style-name="P428">(2/4)</text:p>
          </table:table-cell>
          <table:table-cell table:style-name="Table109.B3" office:value-type="string">
            <text:p text:style-name="P428">100%</text:p>
            <text:p text:style-name="P428">(2/2)</text:p>
          </table:table-cell>
          <table:table-cell table:style-name="Table109.E3" office:value-type="string">
            <text:p text:style-name="P419">6<text:span text:style-name="T2198">6,67%</text:span></text:p>
          </table:table-cell>
        </table:table-row>
        <table:table-row>
          <table:table-cell table:style-name="Table109.A6" office:value-type="string">
            <text:p text:style-name="Table_20_Contents">SÉRIEUX</text:p>
          </table:table-cell>
          <table:table-cell table:style-name="Table109.B6" office:value-type="string">
            <text:p text:style-name="Table_20_Contents">74,44%</text:p>
            <text:p text:style-name="Table_20_Contents">(67/90)</text:p>
          </table:table-cell>
          <table:table-cell table:style-name="Table109.B6" office:value-type="string">
            <text:p text:style-name="Table_20_Contents">9<text:span text:style-name="T2408">7</text:span>,<text:span text:style-name="T2408">01</text:span>%</text:p>
            <text:p text:style-name="Table_20_Contents">(6<text:span text:style-name="T2408">5</text:span>/67)</text:p>
          </table:table-cell>
          <table:table-cell table:style-name="Table109.B6" office:value-type="string">
            <text:p text:style-name="Table_20_Contents"><text:span text:style-name="T2408">78</text:span>,<text:span text:style-name="T2408">31</text:span>%</text:p>
            <text:p text:style-name="Table_20_Contents">(6<text:span text:style-name="T2408">5</text:span>/<text:span text:style-name="T2408">83</text:span>)</text:p>
          </table:table-cell>
          <table:table-cell table:style-name="Table109.E6" office:value-type="string">
            <text:p text:style-name="Table_20_Contents"><text:span text:style-name="T2408">86</text:span>,<text:span text:style-name="T2408">67</text:span>%</text:p>
          </table:table-cell>
        </table:table-row>
      </table:table>
      <text:p text:style-name="P142"/>
      <text:p text:style-name="P925">Aucun regroupement des unités de ce groupe est bénéfique pour l'étiqueteur. <text:span text:style-name="T2406">Toutes nos tentatives de combinaisons de vocables entre les unités de ce regroupement et les autres MI se sont également soldées par des échecs.</text:span></text:p>
      <text:p text:style-name="P925"/>
      <text:h text:style-name="P1625" text:outline-level="5"><text:bookmark-start text:name="__RefHeading___Toc58335_970152746"/><text:span text:style-name="T798">E</text:span><text:span text:style-name="T794">.</text:span><text:span text:style-name="T818">4</text:span><text:span text:style-name="T794">.</text:span><text:span text:style-name="T798">1.</text:span><text:span text:style-name="T818">1</text:span><text:span text:style-name="T806">3</text:span><text:span text:style-name="T795">.</text:span><text:span text:style-name="T796">1. </text:span>VRAIMENT<text:bookmark-end text:name="__RefHeading___Toc58335_970152746"/></text:h>
      <text:p text:style-name="P1080"><text:span text:style-name="T2369">VRAIMENT est le MI le plus fréquent des vocables issus d'adverbes, mais ne représente que </text:span>7,43% d<text:span text:style-name="T2130">u total d</text:span>es signifiants <text:span text:style-name="T2200">du corpus qui lui sont associés</text:span> <text:span text:style-name="T2032">(77 MI sur 1036 formes). L'étiqueteur n-grammes repère correctement 41 MI sur 77 (un rappel de 53,25%) avec une précision de 41 sur 66 (62,12%), pour une f-mesure de 57,34%.</text:span></text:p>
      <text:p text:style-name="P1079"/>
      <text:p text:style-name="P1214">Plusieurs erreurs <text:span text:style-name="T2033">de l'étiqueteur </text:span>proviennent de l'utilisation du <text:span text:style-name="T82">vraiment</text:span> intensifieur à la suite d'une unité marquée comment étant un indicateur de rupture syntaxique. <text:span text:style-name="T2034">En (77) par exemple, l'intensifieur </text:span><text:span text:style-name="T303">vraiment</text:span><text:span text:style-name="T2034"> suit une pause (« (.) ») et se voit par conséquent erronément attribuer une étiquette de MI.</text:span></text:p>
      <text:p text:style-name="P1215"/>
      <text:p text:style-name="P1490"><text:soft-page-break/>(<text:span text:style-name="T1391"><text:sequence text:ref-name="refDrawing76" text:name="Drawing" text:formula="ooow:Drawing+1" style:num-format="1">77</text:sequence></text:span>)<text:tab/><text:span text:style-name="T444">A. Énoncé original :</text:span></text:p>
      <text:p text:style-name="P1490"><text:span text:style-name="T444"><text:tab/></text:span>P : &lt;all&lt;souvent des&gt;&gt; des petites passes mai:s <text:span text:style-name="T21">(.) vraiment faciles</text:span> à attraper ça glissait entre les doigts là pis ça:</text:p>
      <text:p text:style-name="P1511"><text:tab/>[<text:span text:style-name="T2369">CFPQ, </text:span>sous-corpus 9, segment 1, page 8, ligne 12]</text:p>
      <text:p text:style-name="P1488"/>
      <text:p text:style-name="P1470"><text:tab/>B. Énoncé étiqueté :</text:p>
      <text:p text:style-name="P1489"><text:tab/><text:span text:style-name="T2201">* </text:span>[...] ('des', 'DET'), ('des', 'DET'), ('petites', 'S'), ('passes', 'S'), ('mais', 'MAIS'), <text:span text:style-name="T21">('.', 'M'), ('vraiment', 'M')</text:span>, ('faciles', 'S'), ('à', 'A'), ('attraper', 'S') [...]</text:p>
      <text:p text:style-name="P1217"/>
      <text:p text:style-name="P1217"><text:span text:style-name="T2132">Plusieurs erreurs proviennent de la particule </text:span><text:span text:style-name="T286">là</text:span><text:span text:style-name="T2035"> qui accompagne un grand nombre d'utilisations de </text:span><text:span text:style-name="T286">vraiment</text:span><text:span text:style-name="T2035">, tant intraphrastiques et qu'extraphrastiques. Dans le corpus, 10 signifiants de </text:span><text:span text:style-name="T286">vraiment</text:span><text:span text:style-name="T2035"> intraphrastique sont précédés d'un </text:span><text:span text:style-name="T286">là</text:span><text:span text:style-name="T2035"> et 9 signifiants de </text:span><text:span text:style-name="T286">vraiment</text:span><text:span text:style-name="T2035"> extraphrastique le sont. Puisque </text:span><text:span text:style-name="T286">là</text:span><text:span text:style-name="T2035"> se trouve avant (ou après) les signifiants de </text:span><text:span text:style-name="T286">vraiment</text:span><text:span text:style-name="T2035"> qu'ils soient MI ou non, l'étiqueteur fait des erreurs dans ces contextes. Nous avons essayé d'étiqueter les </text:span><text:span text:style-name="T304">là</text:span><text:span text:style-name="T2131"> du corpus avec une étiquette particulière, sans que cela ne règle le problème.</text:span></text:p>
      <text:p text:style-name="P1377"/>
      <text:h text:style-name="P1625" text:outline-level="5"><text:bookmark-start text:name="__RefHeading___Toc58337_970152746"/><text:span text:style-name="T798">E</text:span><text:span text:style-name="T794">.</text:span><text:span text:style-name="T818">4</text:span><text:span text:style-name="T794">.</text:span><text:span text:style-name="T798">1.</text:span><text:span text:style-name="T818">1</text:span><text:span text:style-name="T806">3</text:span><text:span text:style-name="T795">.</text:span><text:span text:style-name="T798">2</text:span><text:span text:style-name="T796">. POUR VRAI</text:span><text:bookmark-end text:name="__RefHeading___Toc58337_970152746"/></text:h>
      <text:p text:style-name="P1216">Bien que le MI '<text:span text:style-name="T564">POUR VRAI</text:span>' partage plusieurs sème<text:span text:style-name="T2133">s</text:span> avec le MI <text:span text:style-name="T564">VRAIMENT</text:span>, ses signifiants sont beaucoup moi<text:span text:style-name="T2135">n</text:span>s utilisés de manière intraphrastique <text:span text:style-name="T2135">(le marqueur est MI dans 69,86% des occurrences)</text:span> et l'étiqueteur <text:span text:style-name="T2133">n-grammes </text:span>est plus efficace pour le repérer<text:span text:style-name="T2135">.</text:span> <text:span text:style-name="T2134">L'étiqueteur obtient une f-mesure de 90,72% pour </text:span>'<text:span text:style-name="T598">POUR VRAI</text:span>', <text:span text:style-name="T2135">avec une précision de 95,65% (44/46) et un rappel de 86,27% (44/51).</text:span></text:p>
      <text:p text:style-name="P1216"/>
      <text:p text:style-name="P1218">Plusieurs erreurs de l'étiqueteur concernent l'utilisation de 'POUR VRAI' à la <text:span text:style-name="T2202">suite d'une unité intraphrastique sans rupture prosodique.</text:span> En (<text:span text:style-name="T2369">78</text:span>) par exemple, <text:span text:style-name="T2202">l'énonciatrice place le MI 'POUR VRAI' à la suite de sa phrase sans qu'il soit précédé par une pause ou une unité qui indique une rupture syntaxique, ce qui entraîne une erreur de la part de l'étiqueteur.</text:span></text:p>
      <text:p text:style-name="P1218"/>
      <text:p text:style-name="P1491"><text:soft-page-break/>(<text:span text:style-name="T1391"><text:sequence text:ref-name="refDrawing77" text:name="Drawing" text:formula="ooow:Drawing+1" style:num-format="1">78</text:sequence></text:span>)<text:tab/><text:span text:style-name="T444">A. Énoncé original :</text:span></text:p>
      <text:p text:style-name="P1491"><text:span text:style-name="T444"><text:tab/></text:span>MÉ : [...] mais c’est le FUN (<text:span text:style-name="T82">en ouvrant sa main comme pour insister sur ses propos</text:span>) <text:span text:style-name="T21">Génie en <text:tab/>herbe pour vrai</text:span></text:p>
      <text:p text:style-name="P1503"><text:tab/>[<text:span text:style-name="T2369">CFPQ, </text:span>sous-corpus 26, segment 7, page 131, ligne 19]</text:p>
      <text:p text:style-name="exemple"/>
      <text:p text:style-name="P1471"><text:tab/>B. Énoncé étiqueté :</text:p>
      <text:p text:style-name="exemple"><text:tab/>* <text:span text:style-name="T2202">[...] </text:span>("c'", 'S'), ('est', 'S'), ('le', 'DET'), ('fun', 'S'), ('génie', 'S'), ('en', 'EN'), <text:span text:style-name="T21">('herbe', 'S'), ('pour_vrai', 'S')]</text:span></text:p>
      <text:p text:style-name="corps"/>
      <text:h text:style-name="P1625" text:outline-level="5"><text:bookmark-start text:name="__RefHeading___Toc58339_970152746"/><text:span text:style-name="T798">E</text:span><text:span text:style-name="T794">.</text:span><text:span text:style-name="T818">4</text:span><text:span text:style-name="T794">.</text:span><text:span text:style-name="T798">1.</text:span><text:span text:style-name="T818">1</text:span><text:span text:style-name="T806">3</text:span><text:span text:style-name="T795">.</text:span><text:span text:style-name="T799">3</text:span><text:span text:style-name="T796">. </text:span><text:span text:style-name="T760">F</text:span><text:span text:style-name="T751">RANCHEMENT</text:span><text:bookmark-end text:name="__RefHeading___Toc58339_970152746"/></text:h>
      <text:p text:style-name="P990"><text:span text:style-name="T789">Le </text:span><text:span text:style-name="T762">signifiant</text:span><text:span text:style-name="T775"> </text:span><text:span text:style-name="T1189">franchement</text:span><text:span text:style-name="T762"> </text:span><text:span text:style-name="T789">est MI 22 fois sur </text:span><text:span text:style-name="T761">26 </text:span><text:span text:style-name="T762">dans le corpus. L'étiqueteur </text:span><text:span text:style-name="T775">repère correctement </text:span><text:span text:style-name="T789">21</text:span><text:span text:style-name="T775"> sur 2</text:span><text:span text:style-name="T789">2</text:span><text:span text:style-name="T775"> </text:span><text:span text:style-name="T789">de ces MI</text:span><text:span text:style-name="T775"> (un rappel de </text:span><text:span text:style-name="T777">86,36%</text:span><text:span text:style-name="T789">) avec </text:span><text:span text:style-name="T775">une précision de </text:span><text:span text:style-name="T789">21 sur 25 (</text:span><text:span text:style-name="T776">8</text:span><text:span text:style-name="T789">4</text:span><text:span text:style-name="T776">%</text:span><text:span text:style-name="T789">)</text:span><text:span text:style-name="T776">, </text:span><text:span text:style-name="T775">pour une f-mesure de </text:span><text:span text:style-name="T777">84,44%</text:span><text:span text:style-name="T775">).</text:span></text:p>
      <text:p text:style-name="P926"/>
      <text:p text:style-name="P920">Les erreurs de l'étiqueteur par n-grammes au sujet de <text:span text:style-name="T82">franchement</text:span> se trouvent dans des contextes similaires à celles <text:span text:style-name="T2204">qu'il fait au sujet </text:span>de '<text:span text:style-name="T82">pour vrai</text:span>'.</text:p>
      <text:p text:style-name="P919"/>
      <text:h text:style-name="P1626" text:outline-level="5"><text:bookmark-start text:name="__RefHeading___Toc58341_970152746"/><text:span text:style-name="T798">E</text:span><text:span text:style-name="T794">.</text:span><text:span text:style-name="T818">4</text:span><text:span text:style-name="T794">.</text:span><text:span text:style-name="T798">1.</text:span><text:span text:style-name="T818">1</text:span><text:span text:style-name="T806">3</text:span><text:span text:style-name="T795">.</text:span><text:span text:style-name="T800">4</text:span><text:span text:style-name="T796">. TELLEMENT</text:span><text:bookmark-end text:name="__RefHeading___Toc58341_970152746"/></text:h>
      <text:p text:style-name="P1217"><text:span text:style-name="T765">S</text:span><text:span text:style-name="T763">eulement 1% de</text:span><text:span text:style-name="T765">s</text:span><text:span text:style-name="T763"> </text:span><text:span text:style-name="T765">signifiants de </text:span><text:span text:style-name="T1188">tellement</text:span><text:span text:style-name="T765"> sont des </text:span><text:span text:style-name="T763">MI, </text:span><text:span text:style-name="T765">ce qui en fait un cas extrême.</text:span><text:span text:style-name="T763"> L'étiqueteur séquentiel parvient tout de même à repérer </text:span><text:span text:style-name="T764">2 </text:span><text:span text:style-name="T765">MI parmi les 4 présents dans le corpus</text:span><text:span text:style-name="T764"> (un rappel de 50%) avec une précision de 100%, </text:span><text:span text:style-name="T790">pour</text:span><text:span text:style-name="T764"> une </text:span><text:span text:style-name="T790">f-</text:span><text:span text:style-name="T764">m</text:span><text:span text:style-name="T766">e</text:span><text:span text:style-name="T764">sure de 66,67%. </text:span></text:p>
      <text:p text:style-name="P922"/>
      <text:p text:style-name="P921">Tous les <text:span text:style-name="T82">tellement</text:span> qui sont des MI dans le corpus s<text:span text:style-name="T2205">e trouvent à la suite</text:span> de marques de ruptures syntaxique. <text:span text:style-name="T2380">Des</text:span> MI qui échappent à l'étiqueteur pourraient <text:span text:style-name="T2205">sans doute être </text:span>facilement repérés avec plus d'exemples à compiler.</text:p>
      <text:p text:style-name="P1088"/>
      <text:h text:style-name="P1639" text:outline-level="4"><text:bookmark-start text:name="__RefHeading___Toc88866_1546474984"/>E.<text:span text:style-name="T2517">4</text:span>.1.<text:span text:style-name="T2517">14</text:span>. Autres unités <text:span text:style-name="T2439">non-regroupées</text:span><text:bookmark-end text:name="__RefHeading___Toc88866_1546474984"/></text:h>
      <text:p text:style-name="P928">Plusieurs unités ne bénéficient pas d'être regroupés lors de la phase d'entraînement de l'étiqueteur n-grammes. Nous présentons ici leur analyse individuelle.</text:p>
      <text:p text:style-name="P928"/>
      <text:h text:style-name="Heading_20_5" text:outline-level="5"><text:bookmark-start text:name="__RefHeading___Toc113839_663583607"/><text:soft-page-break/>E.<text:span text:style-name="T2517">4</text:span>.1.<text:span text:style-name="T2517">14</text:span>.<text:span text:style-name="T2439">1.</text:span> SACRIFICE<text:bookmark-end text:name="__RefHeading___Toc113839_663583607"/></text:h>
      <text:p text:style-name="P1364">Le module n-grammes identifie parfaitement les 7 signifiants de SACRIFICE qui sont MI dans le corpus. <text:span text:style-name="T2432">Ce résultat s'explique par le fait que toutes les utilisations intraphrastiques du signifiant concernent la même construction EN + SACRIFICE.</text:span></text:p>
      <text:p text:style-name="P1364"/>
      <text:p text:style-name="P154">Tablea<text:span text:style-name="T2172">u</text:span> <text:sequence text:ref-name="refTable19" text:name="Table" text:formula="ooow:Table+1" style:num-format="1">20</text:sequence>: Étiquetage <text:span text:style-name="T2124">de SACRIFICE par le module n-grammes</text:span></text:p>
      <table:table table:name="Table126" table:style-name="Table126">
        <table:table-column table:style-name="Table126.A"/>
        <table:table-column table:style-name="Table126.B"/>
        <table:table-column table:style-name="Table126.C"/>
        <table:table-column table:style-name="Table126.D"/>
        <table:table-column table:style-name="Table126.E"/>
        <table:table-row>
          <table:table-cell table:style-name="Table126.A1" office:value-type="string">
            <text:p text:style-name="P305">Vocable<text:span text:style-name="T2154">s</text:span></text:p>
          </table:table-cell>
          <table:table-cell table:style-name="Table126.B1" office:value-type="string">
            <text:p text:style-name="P286">P<text:span text:style-name="T2154">roportion MI</text:span></text:p>
          </table:table-cell>
          <table:table-cell table:style-name="Table126.B1" office:value-type="string">
            <text:p text:style-name="P193">Précision</text:p>
          </table:table-cell>
          <table:table-cell table:style-name="Table126.B1" office:value-type="string">
            <text:p text:style-name="P193">Rappel</text:p>
          </table:table-cell>
          <table:table-cell table:style-name="Table126.E1" office:value-type="string">
            <text:p text:style-name="P267"><text:span text:style-name="T2157">F</text:span>-mesure</text:p>
          </table:table-cell>
        </table:table-row>
        <table:table-row>
          <table:table-cell table:style-name="Table126.A1" office:value-type="string">
            <text:p text:style-name="P520">SACRIFICE</text:p>
          </table:table-cell>
          <table:table-cell table:style-name="Table126.B1" office:value-type="string">
            <text:p text:style-name="P520">63,64%</text:p>
            <text:p text:style-name="P520">(7/11)</text:p>
          </table:table-cell>
          <table:table-cell table:style-name="Table126.B1" office:value-type="string">
            <text:p text:style-name="P520">100%</text:p>
            <text:p text:style-name="P520">(7/7)</text:p>
          </table:table-cell>
          <table:table-cell table:style-name="Table126.B1" office:value-type="string">
            <text:p text:style-name="P520">100%</text:p>
            <text:p text:style-name="P520">(7/7)</text:p>
          </table:table-cell>
          <table:table-cell table:style-name="Table126.E1" office:value-type="string">
            <text:p text:style-name="P520">100%</text:p>
          </table:table-cell>
        </table:table-row>
      </table:table>
      <text:p text:style-name="P1037"/>
      <text:p text:style-name="P1364"/>
      <text:p text:style-name="P1357">L'énoncé (<text:span text:style-name="T2474">79</text:span>) <text:span text:style-name="T2433">exemplifie l'étiquetage adéquat de la construction intraphrastique « en sacrifice ».</text:span></text:p>
      <text:p text:style-name="P1357"/>
      <text:p text:style-name="P1533"><text:span text:style-name="T1986">(</text:span><text:span text:style-name="T1391"><text:sequence text:ref-name="refDrawing78" text:name="Drawing" text:formula="ooow:Drawing+1" style:num-format="1">79</text:sequence></text:span><text:span text:style-name="T1986">)<text:tab/></text:span><text:span text:style-name="T446"><text:tab/></text:span><text:span text:style-name="T444">A. Énoncé original :</text:span></text:p>
      <text:p text:style-name="P1533"><text:span text:style-name="T444"><text:tab/></text:span><text:span text:style-name="T456">B : ben faut que tu sois attentif </text:span><text:span text:style-name="T77">en sacrifice</text:span></text:p>
      <text:p text:style-name="P1514"><text:span text:style-name="T444"><text:tab/></text:span><text:span text:style-name="T456">[CFPQ, sous-corpus 15, segment 9, page 157, ligne 9]</text:span></text:p>
      <text:p text:style-name="P1478"/>
      <text:p text:style-name="P1478"><text:tab/>B. Énoncé étiqueté :</text:p>
      <text:p text:style-name="P1533"><text:span text:style-name="T445"><text:tab/></text:span><text:span text:style-name="T456">[('ben', 'BEN'), ('faut', 'S'), ('que', 'S'), ('tu', 'S'), ('sois', 'S'), ('attentif', 'S'), </text:span><text:span text:style-name="T77">('en', 'EN'), ('sacrifice', 'S')]</text:span></text:p>
      <text:p text:style-name="P1362"/>
      <text:h text:style-name="Heading_20_5" text:outline-level="5"><text:bookmark-start text:name="__RefHeading___Toc64448_136292871"/><text:span text:style-name="T797">E.</text:span><text:span text:style-name="T818">4</text:span><text:span text:style-name="T794">.1.</text:span><text:span text:style-name="T818">14</text:span><text:span text:style-name="T795">.</text:span><text:span text:style-name="T793">2.</text:span><text:span text:style-name="T807"> </text:span><text:span text:style-name="T793">MERDE</text:span><text:bookmark-end text:name="__RefHeading___Toc64448_136292871"/></text:h>
      <text:p text:style-name="P1228">I<text:span text:style-name="T2241">l est intéressant de constater que la variante phonologique </text:span><text:span text:style-name="T322">marde</text:span><text:span text:style-name="T2241"> n'est jamais utilisée seule comme MI dans le CFPQ. La construction « </text:span><text:span text:style-name="T322">de la merde</text:span><text:span text:style-name="T2241"> » apparaît 2 fois dans le CFPQ, mais n'est pas utilisée comme MI non plus. Nous pouvons donc conclure que, dans le CFPQ, le signifiant </text:span><text:span text:style-name="T322">merde</text:span><text:span text:style-name="T2241"> n'est MI que lorsqu'il est utilisé seul tandis que le signifiant </text:span><text:span text:style-name="T322">marde</text:span><text:span text:style-name="T2241"> n'est MI que dans le phrasème 'DE LA MARDE'. </text:span></text:p>
      <text:p text:style-name="P1228"/>
      <text:p text:style-name="P1379">Sur 14 occurrences, le signifiant <text:span text:style-name="T82">merde</text:span> est MI dans 10 cas. L'étiqueteur n-grammes l'identifie correctement 8 fois sur 10 <text:span text:style-name="T2475">avec une précision de 8 sur 10, </text:span>pour une f-mesure de 80%. </text:p>
      <text:p text:style-name="P1363"/>
      <text:p text:style-name="P156"><text:soft-page-break/>Table<text:span text:style-name="T2191">au</text:span> <text:sequence text:ref-name="refTable20" text:name="Table" text:formula="ooow:Table+1" style:num-format="1">21</text:sequence>: Étiquetage <text:span text:style-name="T2124">de MERDE par le module n-grammes</text:span></text:p>
      <table:table table:name="Table103" table:style-name="Table103">
        <table:table-column table:style-name="Table103.A" table:number-columns-repeated="5"/>
        <table:table-row>
          <table:table-cell table:style-name="Table103.A1" office:value-type="string">
            <text:p text:style-name="P308">Vocable</text:p>
          </table:table-cell>
          <table:table-cell table:style-name="Table103.B1" office:value-type="string">
            <text:p text:style-name="P289">P<text:span text:style-name="T2154">roportion MI</text:span></text:p>
          </table:table-cell>
          <table:table-cell table:style-name="Table103.B1" office:value-type="string">
            <text:p text:style-name="P196">Rappel</text:p>
          </table:table-cell>
          <table:table-cell table:style-name="Table103.B1" office:value-type="string">
            <text:p text:style-name="P196">Précision</text:p>
          </table:table-cell>
          <table:table-cell table:style-name="Table103.E1" office:value-type="string">
            <text:p text:style-name="P270"><text:span text:style-name="T2157">F</text:span>-mesure</text:p>
          </table:table-cell>
        </table:table-row>
        <table:table-row>
          <table:table-cell table:style-name="Table103.A1" office:value-type="string">
            <text:p text:style-name="P559">MERDE</text:p>
          </table:table-cell>
          <table:table-cell table:style-name="Table103.B1" office:value-type="string">
            <text:p text:style-name="P422"><text:span text:style-name="T2242">71,43</text:span>%</text:p>
            <text:p text:style-name="P422">(10/<text:span text:style-name="T2242">14</text:span>)</text:p>
          </table:table-cell>
          <table:table-cell table:style-name="Table103.B1" office:value-type="string">
            <text:p text:style-name="P422"><text:span text:style-name="T2242">80</text:span>%</text:p>
            <text:p text:style-name="P422">(<text:span text:style-name="T2242">8</text:span>/10)</text:p>
          </table:table-cell>
          <table:table-cell table:style-name="Table103.B1" office:value-type="string">
            <text:p text:style-name="P422"><text:span text:style-name="T2242">80</text:span>%</text:p>
            <text:p text:style-name="P422">(<text:span text:style-name="T2242">8</text:span>/<text:span text:style-name="T2242">10</text:span>)</text:p>
          </table:table-cell>
          <table:table-cell table:style-name="Table103.E1" office:value-type="string">
            <text:p text:style-name="P422"><text:span text:style-name="T2242">80</text:span>%</text:p>
          </table:table-cell>
        </table:table-row>
      </table:table>
      <text:p text:style-name="P836"/>
      <text:p text:style-name="P1378"><text:span text:style-name="T2476">Les deux erreurs de rappel de l</text:span>'étiqueteur <text:span text:style-name="T2476">concernent la mauvaise identification des unités </text:span><text:span text:style-name="T364">ah</text:span><text:span text:style-name="T588"> et </text:span><text:span text:style-name="T364">ouf</text:span><text:span text:style-name="T588"> qui précèdent </text:span><text:span text:style-name="T364">merde</text:span><text:span text:style-name="T588"> dans deux énoncés. </text:span><text:span text:style-name="T589">Ce</text:span><text:span text:style-name="T588">s</text:span><text:span text:style-name="T589"> erreur</text:span><text:span text:style-name="T588">s</text:span><text:span text:style-name="T589"> </text:span><text:span text:style-name="T588">sont</text:span><text:span text:style-name="T589"> due</text:span><text:span text:style-name="T588">s</text:span><text:span text:style-name="T589"> au fait que l</text:span><text:span text:style-name="T588">es </text:span><text:span text:style-name="T589">unité</text:span><text:span text:style-name="T588">s</text:span><text:span text:style-name="T589"> </text:span><text:span text:style-name="T365">ah</text:span><text:span text:style-name="T589"> </text:span><text:span text:style-name="T588">et </text:span><text:span text:style-name="T364">ouf</text:span><text:span text:style-name="T588"> sont</text:span><text:span text:style-name="T589"> absente</text:span><text:span text:style-name="T588">s</text:span><text:span text:style-name="T589"> du corpus d'entraînement constitué par la douzaine d'autres énoncés qui contiennent le signifiant </text:span><text:span text:style-name="T365">merde</text:span><text:span text:style-name="T589">. Pour contourner ce problème, nous pouvons simplement élargir le corpus d'entraînement auquel a accès l'étiqueteur en ajout</text:span><text:span text:style-name="T588">ant</text:span><text:span text:style-name="T589"> le reste des énoncés du CFPQ (qui ne contiennent pas le signifiants </text:span><text:span text:style-name="T365">merde</text:span><text:span text:style-name="T589">). Ceci permet à l'étiqueteur d'identifier correctement l</text:span><text:span text:style-name="T588">es </text:span><text:span text:style-name="T589">unité</text:span><text:span text:style-name="T588">s</text:span><text:span text:style-name="T589"> </text:span><text:span text:style-name="T365">ah</text:span><text:span text:style-name="T589"> </text:span><text:span text:style-name="T588">et </text:span><text:span text:style-name="T364">ouf</text:span><text:span text:style-name="T588"> </text:span><text:span text:style-name="T589">et par conséquent le</text:span><text:span text:style-name="T588">s</text:span><text:span text:style-name="T589"> MI </text:span><text:span text:style-name="T588">MERDE</text:span><text:span text:style-name="T589"> dans ce</text:span><text:span text:style-name="T588">s</text:span><text:span text:style-name="T589"> contexte</text:span><text:span text:style-name="T588">s.</text:span><text:span text:style-name="T589"> </text:span><text:span text:style-name="T590">L'énoncé (80) exemplifie l'effet de l'utilisation d'un corpus élargi. Le signifiant </text:span><text:span text:style-name="T366">merde</text:span><text:span text:style-name="T590"> y est correctement étiqueté comme une unité extraphrastique grâce à la reconnaissance de </text:span><text:span text:style-name="T366">ah </text:span><text:span text:style-name="T590">comme une marque de rupture syntaxique.</text:span></text:p>
      <text:p text:style-name="P1006"/>
      <text:p text:style-name="P1493"><text:span text:style-name="T475">(</text:span><text:span text:style-name="T1387"><text:sequence text:ref-name="refDrawing79" text:name="Drawing" text:formula="ooow:Drawing+1" style:num-format="1">80</text:sequence></text:span><text:span text:style-name="T475">)<text:tab/></text:span><text:span text:style-name="T467">A. Énoncé original :</text:span></text:p>
      <text:p text:style-name="P1493"><text:span text:style-name="T475"><text:tab/>JN : oui quand cʼest fini jʼétai:s •</text:span><text:span text:style-name="T599">ah merde/</text:span><text:span text:style-name="T475"> déjà fini/ (.) encore/° (RIRE) (RIRE)</text:span></text:p>
      <text:p text:style-name="exemple"><text:tab/>[sous-corpus 28, segment 5, page 72, ligne 16] </text:p>
      <text:p text:style-name="P1494"/>
      <text:p text:style-name="P1494"><text:tab/>B. Énoncé étiqueté <text:span text:style-name="T2475">avec l'ajout d'un corpus élargi</text:span> :</text:p>
      <text:p text:style-name="exemple"><text:tab/>[...] <text:span text:style-name="T21">('ah', 'M'), ('merde', 'M'), ('_im', 'IM')</text:span>, ('déjà', 'S'), ('fini', 'S'), ('_im', 'IM') [...]</text:p>
      <text:p text:style-name="corps"/>
      <text:h text:style-name="P1627" text:outline-level="5"><text:bookmark-start text:name="__RefHeading___Toc64450_136292871"/><text:span text:style-name="T797">E.</text:span><text:span text:style-name="T819">3</text:span><text:span text:style-name="T794">.1.</text:span><text:span text:style-name="T819">14</text:span><text:span text:style-name="T795">.</text:span><text:span text:style-name="T793">2.</text:span><text:span text:style-name="T807"> </text:span><text:span text:style-name="T809">'DE LA </text:span><text:span text:style-name="T793">M</text:span><text:span text:style-name="T809">A</text:span><text:span text:style-name="T793">RDE</text:span><text:span text:style-name="T809">'</text:span><text:bookmark-end text:name="__RefHeading___Toc64450_136292871"/></text:h>
      <text:p text:style-name="P1380">L<text:span text:style-name="T2243">a construction « </text:span><text:span text:style-name="T367">de la marde</text:span><text:span text:style-name="T2243"> » se trouve 36 fois dans le CFPQ et est utilisée comme phrasème MI dans 7 occasions (une proportion de 19,44%). L'étiqueteur n-grammes repère le MI 4 fois (un rappel de 57,14%) avec une une précision de 4 sur 5 (80%) pour une f-mesure de 66,67%).</text:span></text:p>
      <text:p text:style-name="P1227"/>
      <text:p text:style-name="P146">Table<text:span text:style-name="T2191">au</text:span> <text:sequence text:ref-name="refTable21" text:name="Table" text:formula="ooow:Table+1" style:num-format="1">22</text:sequence>: Étiquetage <text:span text:style-name="T2124">de 'DE LA MARDE' par le module n-grammes</text:span></text:p>
      <table:table table:name="Table116" table:style-name="Table116">
        <table:table-column table:style-name="Table116.A" table:number-columns-repeated="5"/>
        <table:table-row>
          <table:table-cell table:style-name="Table116.A1" office:value-type="string">
            <text:p text:style-name="P296">Vocable</text:p>
          </table:table-cell>
          <table:table-cell table:style-name="Table116.B1" office:value-type="string">
            <text:p text:style-name="P277">P<text:span text:style-name="T2154">roportion MI</text:span></text:p>
          </table:table-cell>
          <table:table-cell table:style-name="Table116.B1" office:value-type="string">
            <text:p text:style-name="P184">Rappel</text:p>
          </table:table-cell>
          <table:table-cell table:style-name="Table116.B1" office:value-type="string">
            <text:p text:style-name="P184">Précision</text:p>
          </table:table-cell>
          <table:table-cell table:style-name="Table116.E1" office:value-type="string">
            <text:p text:style-name="P258"><text:span text:style-name="T2157">F</text:span>-mesure</text:p>
          </table:table-cell>
        </table:table-row>
        <text:soft-page-break/>
        <table:table-row>
          <table:table-cell table:style-name="Table116.A1" office:value-type="string">
            <text:p text:style-name="P159">'DE LA MARDE'</text:p>
          </table:table-cell>
          <table:table-cell table:style-name="Table116.B1" office:value-type="string">
            <text:p text:style-name="P420"><text:span text:style-name="T2243">19,44</text:span>%</text:p>
            <text:p text:style-name="P420">(<text:span text:style-name="T2243">7</text:span>/<text:span text:style-name="T2243">36</text:span>)</text:p>
          </table:table-cell>
          <table:table-cell table:style-name="Table116.B1" office:value-type="string">
            <text:p text:style-name="P420"><text:span text:style-name="T2243">57,14</text:span>%</text:p>
            <text:p text:style-name="P420">(<text:span text:style-name="T2243">4</text:span>/<text:span text:style-name="T2243">7</text:span>)</text:p>
          </table:table-cell>
          <table:table-cell table:style-name="Table116.B1" office:value-type="string">
            <text:p text:style-name="P420"><text:span text:style-name="T2243">80</text:span>%</text:p>
            <text:p text:style-name="P420">(<text:span text:style-name="T2243">4</text:span>/<text:span text:style-name="T2243">5</text:span>)</text:p>
          </table:table-cell>
          <table:table-cell table:style-name="Table116.E1" office:value-type="string">
            <text:p text:style-name="P420"><text:span text:style-name="T2243">66,67</text:span>%</text:p>
          </table:table-cell>
        </table:table-row>
      </table:table>
      <text:p text:style-name="P834"/>
      <text:h text:style-name="Heading_20_5" text:outline-level="5"><text:bookmark-start text:name="__RefHeading___Toc34754_1456255482"/><text:span text:style-name="T812">E</text:span><text:span text:style-name="T797">.</text:span><text:span text:style-name="T819">4</text:span><text:span text:style-name="T794">.1.</text:span><text:span text:style-name="T819">14</text:span><text:span text:style-name="T795">.</text:span><text:span text:style-name="T808">3.</text:span><text:span text:style-name="T794"> S</text:span><text:span text:style-name="T793">ÉRIEUX</text:span><text:bookmark-end text:name="__RefHeading___Toc34754_1456255482"/></text:h>
      <text:p text:style-name="P1083">67 des 90 signifiants de sérieux sont des MI dans le CFPQ (74,44%). L'étiqueteur repère correctement 65 d'entre eux (un rappel de 97,01%) avec une précision de 65 sur 83 (78,31%), pour une mesure F de 86,67%. </text:p>
      <text:p text:style-name="P1082"/>
      <text:p text:style-name="P147">Table<text:span text:style-name="T2191">au</text:span> <text:sequence text:ref-name="refTable22" text:name="Table" text:formula="ooow:Table+1" style:num-format="1">23</text:sequence>: Étiquetage <text:span text:style-name="T2124">de SÉRIEUX par le module n-grammes</text:span></text:p>
      <table:table table:name="Table104" table:style-name="Table104">
        <table:table-column table:style-name="Table104.A" table:number-columns-repeated="5"/>
        <table:table-row>
          <table:table-cell table:style-name="Table104.A1" office:value-type="string">
            <text:p text:style-name="P297">Vocable<text:span text:style-name="T2154">s</text:span></text:p>
          </table:table-cell>
          <table:table-cell table:style-name="Table104.B1" office:value-type="string">
            <text:p text:style-name="P278">P<text:span text:style-name="T2154">roportion MI</text:span></text:p>
          </table:table-cell>
          <table:table-cell table:style-name="Table104.B1" office:value-type="string">
            <text:p text:style-name="P185">Rappel</text:p>
          </table:table-cell>
          <table:table-cell table:style-name="Table104.B1" office:value-type="string">
            <text:p text:style-name="P185">Précision</text:p>
          </table:table-cell>
          <table:table-cell table:style-name="Table104.E1" office:value-type="string">
            <text:p text:style-name="P259"><text:span text:style-name="T2157">F</text:span>-mesure</text:p>
          </table:table-cell>
        </table:table-row>
        <table:table-row>
          <table:table-cell table:style-name="Table104.A1" office:value-type="string">
            <text:p text:style-name="Table_20_Contents">SÉRIEUX</text:p>
          </table:table-cell>
          <table:table-cell table:style-name="Table104.B1" office:value-type="string">
            <text:p text:style-name="Table_20_Contents">74,44%</text:p>
            <text:p text:style-name="Table_20_Contents">(67/90)</text:p>
          </table:table-cell>
          <table:table-cell table:style-name="Table104.B1" office:value-type="string">
            <text:p text:style-name="Table_20_Contents">9<text:span text:style-name="T2408">7</text:span>,<text:span text:style-name="T2408">01</text:span>%</text:p>
            <text:p text:style-name="Table_20_Contents">(6<text:span text:style-name="T2408">5</text:span>/67)</text:p>
          </table:table-cell>
          <table:table-cell table:style-name="Table104.B1" office:value-type="string">
            <text:p text:style-name="Table_20_Contents"><text:span text:style-name="T2408">78</text:span>,<text:span text:style-name="T2408">31</text:span>%</text:p>
            <text:p text:style-name="Table_20_Contents">(6<text:span text:style-name="T2408">5</text:span>/<text:span text:style-name="T2408">83</text:span>)</text:p>
          </table:table-cell>
          <table:table-cell table:style-name="Table104.E1" office:value-type="string">
            <text:p text:style-name="Table_20_Contents"><text:span text:style-name="T2408">86</text:span>,<text:span text:style-name="T2408">67</text:span>%</text:p>
          </table:table-cell>
        </table:table-row>
      </table:table>
      <text:p text:style-name="P797"/>
      <text:h text:style-name="Heading_20_4" text:outline-level="4"><text:bookmark-start text:name="__RefHeading___Toc50609_136292871"/>E.<text:span text:style-name="T2518">4</text:span>.1.1<text:span text:style-name="T2518">5</text:span>. Conclusion au sujet du module n-grammes<text:bookmark-end text:name="__RefHeading___Toc50609_136292871"/></text:h>
      <text:p text:style-name="P837"><text:span text:style-name="T2522">Suite</text:span> <text:span text:style-name="T2522">à </text:span>l'examen des performances de l'étiqueteur par n-grammes sur les vocables de MI qui sont homonymes dans le CFPQ, nous pouvons tirer quelques conclusions.</text:p>
      <text:p text:style-name="P799"/>
      <text:p text:style-name="P839"><text:span text:style-name="T2540">1.</text:span> En général, <text:span text:style-name="T2522">un grand nombre d'</text:span>occurrences d<text:span text:style-name="T2522">'un vocable permet la constitution d'un grand corpus d'entraînement et favorise de bonnes performances de la part de l'étiqueteur n-grammes. Ce phénomène est inévitablement lié à n'importe quelle méthode d'analyse statistique. Il est clair cependant que la simplicité de l'analyse par n-grammes est beaucoup moins demandante en terme de données que d'autres méthodes, comme l'utilisation de modèles Markov (</text:span><text:span text:style-name="T381">Hidden Markov Models</text:span><text:span text:style-name="T2522">) ou de </text:span><text:span text:style-name="T381">Conditional Random Fields</text:span><text:span text:style-name="T596">. </text:span><text:span text:style-name="T597">Certaines caractéristiques des unités que nous étudions, comme leur faible fréquence et leur relative simplicité syntaxique, fait de la méthode n-grammes un choix adéquat.</text:span></text:p>
      <text:p text:style-name="P838"/>
      <text:p text:style-name="P838"><text:span text:style-name="T2540">2. Le regroupement des certaines unités similaires permet dans certains cas d'améliorer les performances de l'étiqueteur n-grammes. Il est intéressant de constater que les unités qui semblent bénéficier le plus d'être regroupées dans le cadre de leur étiquetage automatique semblent liées par des similitudes sémantiques et/ou syntaxiques. Les cas des sacres et de leurs substituts ainsi que celui des 3 </text:span><text:soft-page-break/><text:span text:style-name="T2540">MI issus d'adjectifs (SUPER, MALADE et COOL) sont particulièrement représentatifs de ce phénomène.</text:span></text:p>
      <text:p text:style-name="P838"/>
      <text:p text:style-name="P835"><text:span text:style-name="T2523">3. </text:span>Toutes les unités homonymes qui ont bénéficié d'un étiquetage parfait sont dans la famille des sacres <text:span text:style-name="T2541">et des substituts de sacre</text:span> (CRIME, CÂLIQUE, TABARNACHE, SACRIFICE, SACRE) <text:span text:style-name="T2541">et les sacres en général sont bien traités par l'étiqueteur n-grammes. La relative régularité de leurs usages, tant intraphrastiques qu'extraphrastiques, est la raison principale de ce phénomène.</text:span></text:p>
      <text:p text:style-name="P799"/>
      <text:p text:style-name="P840"><text:span text:style-name="T2540">4. </text:span>Parmi les raisons qui ont justifié l'ensemble d'étiquettes que nous utilisons pour nos corpus d'entraînement (E.1.), <text:span text:style-name="T2538">six </text:span>semblent jouer des rôles particulièrement important<text:span text:style-name="T2538">s</text:span> dans les performances de l'étiqueteur n-grammes. Les débuts et les fins de tour de parole, l<text:span text:style-name="T2538">a présences de</text:span> pauses dans le débit de la parole et l<text:span text:style-name="T2538">a proximité d'</text:span>unités lexicales extraphrastiques (comme les MI et les marqueurs de balisage) <text:span text:style-name="T2538">ont une influence positive sur l'identification des</text:span> MI, tandis que l<text:span text:style-name="T2538">a proximité de l</text:span>a préposition <text:span text:style-name="T82">en</text:span>, <text:span text:style-name="T2538">de</text:span> déterminants et <text:span text:style-name="T2538">de</text:span> pronoms <text:span text:style-name="T2544">ont une influence positive sur l'identification d</text:span>es unités intraphra<text:span text:style-name="T2539">s</text:span>tiques. <text:span text:style-name="T2537">La séquence « en + sacre » est particulièrement importante pour le repérage des sacres intraphrastiques. </text:span></text:p>
      <text:p text:style-name="P799"/>
      <text:p text:style-name="P799">Nous allons maintenant voir les avantages que nous offrent l'utilisation du module Brill en plus du module n-grammes <text:span text:style-name="T2544">pour l'étiquetage des MI.</text:span></text:p>
      <text:p text:style-name="P798"/>
      <text:h text:style-name="Heading_20_3" text:outline-level="3"><text:bookmark-start text:name="__RefHeading___Toc60781_667615846"/>E.<text:span text:style-name="T2518">4</text:span>.2. Module Brill<text:bookmark-end text:name="__RefHeading___Toc60781_667615846"/></text:h>
      <text:p text:style-name="corps">Certaines faiblesses de l'étiqueteur par n-grammes peuvent être contrées par l'utilisation du module Brill tel que décrit en <text:span text:style-name="T2479">E</text:span>.<text:span text:style-name="T2479">2.2</text:span>.</text:p>
      <text:p text:style-name="corps"/>
      <text:p text:style-name="P1382"><text:span text:style-name="T2479">L</text:span>es unités qui ont un grand nombre d'occurrences <text:span text:style-name="T2479">dans le corpus</text:span> <text:span text:style-name="T2479">mais au sujet desquelles l'étiqueteur n'a pas de très bons résultats</text:span> bénéficient <text:span text:style-name="T2479">parfois </text:span>d<text:span text:style-name="T2479">e l'utilisation d</text:span>u module Brill. <text:span text:style-name="T2247">Comme on peut s'y attendre, plus le module n-grammes produit d'erreurs, plus le module Brill résout d'erreurs.</text:span></text:p>
      <text:p text:style-name="corps"/>
      <text:p text:style-name="P1230"><text:span text:style-name="T2245">Le module Brill </text:span>a un effet <text:span text:style-name="T2246">presque </text:span>nul ou néfaste sur les <text:span text:style-name="T2246">performances de l'étiqueteur lorsqu'il prend pour cible les unités qui ont peu d'occurrences dans le corpus ou les </text:span>MI qui représentent un pourcentage élevé du nombre <text:span text:style-name="T2245">total</text:span> de signifiants<text:span text:style-name="T2247">. </text:span></text:p>
      <text:p text:style-name="corps"><text:soft-page-break/></text:p>
      <text:p text:style-name="P1383">Nous allons examiner les résultats du module Brill au sujet de <text:span text:style-name="T2545">4</text:span> vocables individuels <text:span text:style-name="T2498">(</text:span>'JE COMPRENDS', 'UNE CHANCE', 'C'EST CLAIR', 'ARRÊTE'<text:span text:style-name="T2498">) </text:span>et <text:span text:style-name="T2498">d'un regroupement de vocables (les sacres).</text:span></text:p>
      <text:p text:style-name="corps"/>
      <text:h text:style-name="Heading_20_4" text:outline-level="4"><text:bookmark-start text:name="__RefHeading___Toc45134_1927245777"/>E.<text:span text:style-name="T2518">4</text:span>.2<text:span text:style-name="T2244">.1. </text:span>'JE COMPRENDS'<text:bookmark-end text:name="__RefHeading___Toc45134_1927245777"/></text:h>
      <text:p text:style-name="P1403">Les performances de l'étiqueteur sont améliorées de façon significative <text:span text:style-name="T2248">à l'aide du module Brill lorsqu'il prend pour cible les 3 phrasèmes affirmatifs discutés en E.4.1.10. </text:span></text:p>
      <text:p text:style-name="P16"/>
      <text:p text:style-name="P158">Table<text:span text:style-name="T2191">au</text:span> <text:sequence text:ref-name="refTable23" text:name="Table" text:formula="ooow:Table+1" style:num-format="1">24</text:sequence>: Étiquetage <text:span text:style-name="T2124">de 'JE COMPRENDS' par le module n-grammes et le module Brill</text:span></text:p>
      <table:table table:name="Table127" table:style-name="Table127">
        <table:table-column table:style-name="Table127.A"/>
        <table:table-column table:style-name="Table127.B"/>
        <table:table-column table:style-name="Table127.C"/>
        <table:table-column table:style-name="Table127.D"/>
        <table:table-column table:style-name="Table127.E"/>
        <table:table-column table:style-name="Table127.F"/>
        <table:table-row>
          <table:table-cell table:style-name="Table127.A1" office:value-type="string">
            <text:p text:style-name="P310">Vocable<text:span text:style-name="T2154">s</text:span></text:p>
          </table:table-cell>
          <table:table-cell table:style-name="Table127.B1" office:value-type="string">
            <text:p text:style-name="P291">P<text:span text:style-name="T2154">roportion MI</text:span></text:p>
          </table:table-cell>
          <table:table-cell table:style-name="Table127.B1" office:value-type="string">
            <text:p text:style-name="P313">Modules</text:p>
          </table:table-cell>
          <table:table-cell table:style-name="Table127.B1" office:value-type="string">
            <text:p text:style-name="P198">Rappel</text:p>
          </table:table-cell>
          <table:table-cell table:style-name="Table127.B1" office:value-type="string">
            <text:p text:style-name="P198">Précision</text:p>
          </table:table-cell>
          <table:table-cell table:style-name="Table127.F1" office:value-type="string">
            <text:p text:style-name="P272"><text:span text:style-name="T2157">F</text:span>-mesure</text:p>
          </table:table-cell>
        </table:table-row>
        <table:table-row>
          <table:table-cell table:style-name="Table127.A1" table:number-rows-spanned="2" office:value-type="string">
            <text:p text:style-name="P432">'JE COMPRENDS'</text:p>
          </table:table-cell>
          <table:table-cell table:style-name="Table127.B1" table:number-rows-spanned="2" office:value-type="string">
            <text:p text:style-name="P423"><text:span text:style-name="T2228">37,50</text:span>%</text:p>
            <text:p text:style-name="P423">(<text:span text:style-name="T2227">45</text:span>/<text:span text:style-name="T2227">120</text:span>)</text:p>
          </table:table-cell>
          <table:table-cell table:style-name="Table127.C2" office:value-type="string">
            <text:p text:style-name="P438">n-grammes</text:p>
          </table:table-cell>
          <table:table-cell table:style-name="Table127.C2" office:value-type="string">
            <text:p text:style-name="P571"><text:span text:style-name="T2410">55,56</text:span>%</text:p>
            <text:p text:style-name="P571">(2<text:span text:style-name="T2410">5</text:span>/45)</text:p>
          </table:table-cell>
          <table:table-cell table:style-name="Table127.C2" office:value-type="string">
            <text:p text:style-name="P571"><text:span text:style-name="T2410">56,82</text:span>%</text:p>
            <text:p text:style-name="P571">(2<text:span text:style-name="T2410">5</text:span>/<text:span text:style-name="T2410">44</text:span>)</text:p>
          </table:table-cell>
          <table:table-cell table:style-name="Table127.F2" office:value-type="string">
            <text:p text:style-name="P571">5<text:span text:style-name="T2410">6,18</text:span>%</text:p>
          </table:table-cell>
        </table:table-row>
        <table:table-row>
          <table:covered-table-cell/>
          <table:covered-table-cell/>
          <table:table-cell table:style-name="Table127.C3" office:value-type="string">
            <text:p text:style-name="P438">n-grammes +</text:p>
            <text:p text:style-name="P438">Brill</text:p>
          </table:table-cell>
          <table:table-cell table:style-name="Table127.C3" office:value-type="string">
            <text:p text:style-name="P571">6<text:span text:style-name="T2410">8,89</text:span>%</text:p>
            <text:p text:style-name="P571">(<text:span text:style-name="T2410">31</text:span>/45)</text:p>
          </table:table-cell>
          <table:table-cell table:style-name="Table127.C3" office:value-type="string">
            <text:p text:style-name="P571"><text:span text:style-name="T2482">83,78</text:span>%</text:p>
            <text:p text:style-name="P571">(<text:span text:style-name="T2410">31</text:span>/3<text:span text:style-name="T2482">7</text:span>)</text:p>
          </table:table-cell>
          <table:table-cell table:style-name="Table127.F3" office:value-type="string">
            <text:p text:style-name="P571"><text:span text:style-name="T2410">75,61</text:span>%</text:p>
          </table:table-cell>
        </table:table-row>
      </table:table>
      <text:p text:style-name="P931"/>
      <text:p text:style-name="P1232">L'étiqueteur repère correctement 3<text:span text:style-name="T2480">1</text:span> occurrences sur 4<text:span text:style-name="T2480">5</text:span> du phrasème <text:span text:style-name="T2480">MI </text:span>'JE COMPRENDS' <text:span text:style-name="T2480">avec une précision de 31 sur 39 </text:span>à l'aide du module Brill, ce qui constitue une amélioration <text:span text:style-name="T2480">du rappel et </text:span>de la précision.</text:p>
      <text:p text:style-name="P1231"/>
      <text:p text:style-name="P1385">Le tableau <text:span text:style-name="T2484">25</text:span> rassemblent les règles les plus <text:span text:style-name="T2489">productives</text:span> que le module Brill calcule au sujet de 'JE COMPRENDS'. <text:span text:style-name="T2489">Nous ne tiendrons compte que des règles qui permettent de résoudre plus d'une erreur. En effet, en plus de celles présentées dans le tableau, l</text:span>e module Brill construit <text:span text:style-name="T2492">des règles qui ne tiennent compte que d'une seule occurrence </text:span>au sujet de contextes particuliers qu'il est difficile de pouvoir généraliser. </text:p>
      <text:p text:style-name="P1385"/>
      <text:p text:style-name="P1385">Rappelons que le système teste 10 agencements différents de corpus d'entraînement et de corpus test afin de pouvoir tester l'ensemble des énoncés qui contiennent l'unité cible. La composition exacte des règles de transformation varie donc un peu selon ces agencements.</text:p>
      <text:p text:style-name="P1231"/>
      <text:p text:style-name="P27"><text:soft-page-break/>Table<text:span text:style-name="T2483">au</text:span> <text:sequence text:ref-name="refTable24" text:name="Table" text:formula="ooow:Table+1" style:num-format="1">25</text:sequence> : <text:span text:style-name="T2487">Principales règles de transformation du module Brill lors de l'étiquetage de 'JE COMPRENDS'</text:span></text:p>
      <table:table table:name="Table114" table:style-name="Table114">
        <table:table-column table:style-name="Table114.A"/>
        <table:table-column table:style-name="Table114.B"/>
        <table:table-row>
          <table:table-cell table:style-name="Table114.A1" office:value-type="string">
            <text:p text:style-name="P470">Règles de transformation</text:p>
          </table:table-cell>
          <table:table-cell table:style-name="Table114.B1" office:value-type="string">
            <text:p text:style-name="P470">Explications</text:p>
          </table:table-cell>
        </table:table-row>
        <table:table-row>
          <table:table-cell table:style-name="Table114.A2" office:value-type="string">
            <text:p text:style-name="Table_20_Contents">M-&gt;S if Word:je_comprends@[0] &amp; Word:mal@[1]</text:p>
            <text:p text:style-name="Table_20_Contents">M-&gt;S if Word:je_comprends@[0] &amp; Word:rien@[1]</text:p>
            <text:p text:style-name="Table_20_Contents">M-&gt;S if Word:je_comprends@[0] &amp; Word:pas@[1]</text:p>
            <text:p text:style-name="Table_20_Contents">M-&gt;S if Word:je_comprends@[0] &amp; Word:mais@[1]</text:p>
            <text:p text:style-name="Table_20_Contents">M-&gt;S if Word:je_comprends@[0] &amp; Word:que@[1]</text:p>
          </table:table-cell>
          <table:table-cell table:style-name="Table114.B2" office:value-type="string">
            <text:p text:style-name="P569">L<text:span text:style-name="T2249">es unités </text:span><text:span text:style-name="T323">mal</text:span><text:span text:style-name="T2249">, </text:span><text:span text:style-name="T323">rien</text:span><text:span text:style-name="T2249">, </text:span><text:span text:style-name="T323">pas</text:span><text:span text:style-name="T2249">, </text:span><text:span text:style-name="T323">mais</text:span><text:span text:style-name="T2249"> et </text:span><text:span text:style-name="T323">que</text:span><text:span text:style-name="T2249"> à droite du signifiant indiquent qu'il est intraphrastique.</text:span></text:p>
          </table:table-cell>
        </table:table-row>
        <table:table-row>
          <table:table-cell table:style-name="Table114.A2" office:value-type="string">
            <text:p text:style-name="P562">M-&gt;S if Word:je_comprends@[0] &amp; Word:moi@[-1]</text:p>
            <text:p text:style-name="P560"/>
          </table:table-cell>
          <table:table-cell table:style-name="Table114.B2" office:value-type="string">
            <text:p text:style-name="P561">L<text:span text:style-name="T2490">'</text:span>unité <text:span text:style-name="T82">moi</text:span> à gauche du <text:span text:style-name="T2488">signifiant</text:span> <text:span text:style-name="T2494">indique</text:span> qu'il est intraphrastique.</text:p>
          </table:table-cell>
        </table:table-row>
        <table:table-row>
          <table:table-cell table:style-name="Table114.A2" office:value-type="string">
            <text:p text:style-name="Table_20_Contents">S-&gt;M if Word:je_comprends@[0] &amp; Word:_im@[1]</text:p>
            <text:p text:style-name="P564">S-&gt;M if Word:je_comprends@[0] &amp; Word:.@[1]</text:p>
            <text:p text:style-name="P565">S-&gt;M if Word:je_comprends@[0] &amp; Word:là@[1]</text:p>
          </table:table-cell>
          <table:table-cell table:style-name="Table114.B2" office:value-type="string">
            <text:p text:style-name="P569">Une intonation montante,<text:span text:style-name="T2485"> une pause ou l'unité </text:span><text:span text:style-name="T372">là</text:span><text:span text:style-name="T2485"> </text:span>à droite du <text:span text:style-name="T2488">signifiant</text:span> <text:span text:style-name="T2494">indiquent</text:span> qu'il est <text:span text:style-name="T2493">MI</text:span>.</text:p>
          </table:table-cell>
        </table:table-row>
        <table:table-row>
          <table:table-cell table:style-name="Table114.A2" office:value-type="string">
            <text:p text:style-name="P563">S-&gt;M if Word:je_comprends@[0] &amp; Word:bon@[-1]</text:p>
            <text:p text:style-name="Table_20_Contents">S-&gt;M if Word:je_comprends@[0] &amp; Word:ok@[-1]</text:p>
            <text:p text:style-name="P563">S-&gt;M if Word:je_comprends@[0] &amp; Word:heille@[-1]</text:p>
          </table:table-cell>
          <table:table-cell table:style-name="Table114.B2" office:value-type="string">
            <text:p text:style-name="P569">L<text:span text:style-name="T2484">es </text:span>unité<text:span text:style-name="T2484">s</text:span> <text:span text:style-name="T370">bon, </text:span><text:span text:style-name="T369">ok </text:span><text:span text:style-name="T591">et</text:span><text:span text:style-name="T370"> heille</text:span> à gauche du <text:span text:style-name="T2488">signifiant</text:span> <text:span text:style-name="T2494">indiquent</text:span> qu'il est <text:span text:style-name="T2493">MI</text:span>.</text:p>
          </table:table-cell>
        </table:table-row>
      </table:table>
      <text:p text:style-name="corps"/>
      <text:p text:style-name="P1386"><text:span text:style-name="T2485">Nous comprenons facilement la pertinence de l</text:span>a plupart de ces règles. Certaines permettent de repérer des constructions propres à une utilisation intraphrastique comme « je comprends rien », « <text:span text:style-name="T2485">je comprends pas » ou </text:span>« <text:span text:style-name="T2485">moi je comprends » et d'autres permettent de repérer des utilisations du phrasème comme mot-phrase comme « heille je comprends » et « je comprends/ » (avec une intonation montante).</text:span></text:p>
      <text:p text:style-name="P1384"/>
      <text:h text:style-name="Heading_20_4" text:outline-level="4"><text:bookmark-start text:name="__RefHeading___Toc45136_1927245777"/>E.<text:span text:style-name="T2518">4</text:span>.2.<text:span text:style-name="T2244">2. </text:span>'UNE CHANCE'<text:bookmark-end text:name="__RefHeading___Toc45136_1927245777"/></text:h>
      <text:p text:style-name="corps">Le module Brill permet d'<text:span text:style-name="T2485">améliorer le rappel de l'étiqueteur au sujet du phrasème 'UNE CHANCE'. Il repère 37 MI sur 40 avec une précision de 37 sur 41, pour une f-mesure de 91,36%.</text:span></text:p>
      <text:p text:style-name="corps"/>
      <text:p text:style-name="P158">Table<text:span text:style-name="T2191">au</text:span> <text:sequence text:ref-name="refTable25" text:name="Table" text:formula="ooow:Table+1" style:num-format="1">26</text:sequence>: Étiquetage <text:span text:style-name="T2124">de 'UNE CHANCE' par le module n-grammes et le module Brill</text:span></text:p>
      <table:table table:name="Table128" table:style-name="Table128">
        <table:table-column table:style-name="Table128.A"/>
        <table:table-column table:style-name="Table128.B"/>
        <table:table-column table:style-name="Table128.C"/>
        <table:table-column table:style-name="Table128.D"/>
        <table:table-column table:style-name="Table128.E"/>
        <table:table-column table:style-name="Table128.F"/>
        <table:table-row>
          <table:table-cell table:style-name="Table128.A1" office:value-type="string">
            <text:p text:style-name="P310">Vocable<text:span text:style-name="T2154">s</text:span></text:p>
          </table:table-cell>
          <table:table-cell table:style-name="Table128.B1" office:value-type="string">
            <text:p text:style-name="P291">P<text:span text:style-name="T2154">roportion MI</text:span></text:p>
          </table:table-cell>
          <table:table-cell table:style-name="Table128.B1" office:value-type="string">
            <text:p text:style-name="P313">Modules</text:p>
          </table:table-cell>
          <table:table-cell table:style-name="Table128.B1" office:value-type="string">
            <text:p text:style-name="P198">Rappel</text:p>
          </table:table-cell>
          <table:table-cell table:style-name="Table128.B1" office:value-type="string">
            <text:p text:style-name="P198">Précision</text:p>
          </table:table-cell>
          <table:table-cell table:style-name="Table128.F1" office:value-type="string">
            <text:p text:style-name="P272"><text:span text:style-name="T2157">F</text:span>-mesure</text:p>
          </table:table-cell>
        </table:table-row>
        <table:table-row>
          <table:table-cell table:style-name="Table128.A1" table:number-rows-spanned="2" office:value-type="string">
            <text:p text:style-name="P435">'UNE CHANCE'</text:p>
          </table:table-cell>
          <table:table-cell table:style-name="Table128.B1" table:number-rows-spanned="2" office:value-type="string">
            <text:p text:style-name="P423"><text:span text:style-name="T2228">81,63</text:span>%</text:p>
            <text:p text:style-name="P423">(<text:span text:style-name="T2228">40</text:span>/<text:span text:style-name="T2228">49</text:span>)</text:p>
          </table:table-cell>
          <table:table-cell table:style-name="Table128.C2" office:value-type="string">
            <text:p text:style-name="P438">n-grammes</text:p>
          </table:table-cell>
          <table:table-cell table:style-name="Table128.C2" office:value-type="string">
            <text:p text:style-name="P571">82,50%</text:p>
            <text:p text:style-name="P571">(33/40)</text:p>
          </table:table-cell>
          <table:table-cell table:style-name="Table128.C2" office:value-type="string">
            <text:p text:style-name="P571">91,67%</text:p>
            <text:p text:style-name="P571">(33/36)</text:p>
          </table:table-cell>
          <table:table-cell table:style-name="Table128.F2" office:value-type="string">
            <text:p text:style-name="P571">86,84%</text:p>
          </table:table-cell>
        </table:table-row>
        <table:table-row>
          <table:covered-table-cell/>
          <table:covered-table-cell/>
          <table:table-cell table:style-name="Table128.C3" office:value-type="string">
            <text:p text:style-name="P438">n-grammes +</text:p>
            <text:p text:style-name="P438">Brill</text:p>
          </table:table-cell>
          <table:table-cell table:style-name="Table128.C3" office:value-type="string">
            <text:p text:style-name="P571">92,50%</text:p>
            <text:p text:style-name="P571">(37/40)</text:p>
          </table:table-cell>
          <table:table-cell table:style-name="Table128.C3" office:value-type="string">
            <text:p text:style-name="P571">90,24%</text:p>
            <text:p text:style-name="P571">(37/41)</text:p>
          </table:table-cell>
          <table:table-cell table:style-name="Table128.F3" office:value-type="string">
            <text:p text:style-name="P571">91,36%</text:p>
          </table:table-cell>
        </table:table-row>
      </table:table>
      <text:p text:style-name="corps"/>
      <text:p text:style-name="corps">Le tableau 2<text:span text:style-name="T2515">8</text:span> indique l<text:span text:style-name="T2546">a principale </text:span>règle que le module Brill utilise afin d'obtenir ce résultat.</text:p>
      <text:p text:style-name="corps"/>
      <text:p text:style-name="P26">Table<text:span text:style-name="T2483">au</text:span> <text:sequence text:ref-name="refTable26" text:name="Table" text:formula="ooow:Table+1" style:num-format="1">27</text:sequence> : <text:span text:style-name="T2487">Principale règle de transformation du module Brill lors de l'étiquetage de 'UNE CHANCE'</text:span></text:p>
      <table:table table:name="Table115" table:style-name="Table115">
        <table:table-column table:style-name="Table115.A"/>
        <table:table-column table:style-name="Table115.B"/>
        <table:table-row>
          <table:table-cell table:style-name="Table115.A1" office:value-type="string">
            <text:p text:style-name="P179">Règle de transformation</text:p>
          </table:table-cell>
          <table:table-cell table:style-name="Table115.B1" office:value-type="string">
            <text:p text:style-name="P179">Explication</text:p>
          </table:table-cell>
        </table:table-row>
        <table:table-row>
          <table:table-cell table:style-name="Table115.A2" office:value-type="string">
            <text:p text:style-name="Table_20_Contents">S-&gt;M if Word:une_chance@[0] &amp; Word:qu'@[1]</text:p>
          </table:table-cell>
          <table:table-cell table:style-name="Table115.B2" office:value-type="string">
            <text:p text:style-name="P569">L'unité <text:span text:style-name="T82">qu'</text:span><text:span text:style-name="T475"> à droite du </text:span><text:span text:style-name="T592">signifiant</text:span><text:span text:style-name="T475"> </text:span><text:span text:style-name="T594">indique</text:span><text:span text:style-name="T475"> qu'il est </text:span><text:span text:style-name="T593">MI</text:span><text:span text:style-name="T475">.</text:span></text:p>
          </table:table-cell>
        </table:table-row>
      </table:table>
      <text:p text:style-name="corps"/>
      <text:p text:style-name="P1401"><text:span text:style-name="T2499">Une seule règle est responsable du repérage supplémentaire de 4 MI. Contrairement à 'JE COMPRENDS' un </text:span><text:span text:style-name="T371">que</text:span><text:span text:style-name="T2486"> à la droite de 'UNE CHANCE' indique le plus souvent qu'il est doit être considéré comme un phrasème et non comme le nom CHANCE précédé d'un déterminant. Considérons les énoncés (81) à (83) en guise d'exemples. </text:span></text:p>
      <text:p text:style-name="P1388"/>
      <text:p text:style-name="P1536"><text:span text:style-name="T475">(</text:span><text:span text:style-name="T1387"><text:sequence text:ref-name="refDrawing80" text:name="Drawing" text:formula="ooow:Drawing+1" style:num-format="1">81</text:sequence></text:span><text:span text:style-name="T475">)</text:span><text:tab/>M : oui je com- <text:span text:style-name="T21">je comprends qu’</text:span>est-ce que tu veux dire (<text:span text:style-name="T82">en regardant vers le haut comme s’il réfléchissait</text:span>)</text:p>
      <text:p text:style-name="P1503"><text:tab/> [CFPQ, sous-corpus 30, segment 8, page 113, ligne 12] </text:p>
      <text:p text:style-name="P1387"/>
      <text:p text:style-name="P1537">(<text:span text:style-name="T1387"><text:sequence text:ref-name="refDrawing81" text:name="Drawing" text:formula="ooow:Drawing+1" style:num-format="1">82</text:sequence></text:span>)<text:tab/>[...] mais OUI il y a un problème là↑ <text:span text:style-name="T21">c’est une chance qu’</text:span>il est là mais il faudrait peut-être qu’ils réagissent</text:p>
      <text:p text:style-name="P1516"><text:tab/>[CFPQ, sous-corpus 2, segment 7, page 87, ligne 10]</text:p>
      <text:p text:style-name="P1009"/>
      <text:p text:style-name="P1536"><text:span text:style-name="T475">(</text:span><text:span text:style-name="T1387"><text:sequence text:ref-name="refDrawing82" text:name="Drawing" text:formula="ooow:Drawing+1" style:num-format="1">83</text:sequence></text:span><text:span text:style-name="T475">)</text:span><text:tab/>J : &lt;f&lt;heille&gt;&gt; quand qu’elle m’a vue toi <text:span text:style-name="T21">une chance qu’</text:span>il y avait une barrière [...]</text:p>
      <text:p text:style-name="P1503"><text:tab/> [CFPQ, sous-corpus 15, segment 9, page 147, ligne 9]</text:p>
      <text:p text:style-name="exemple"/>
      <text:p text:style-name="P1402">En (81), la construction « je comprends que » doit être interprétée comme l'utilisation du verbe COMPRENDRE avec un pronom. <text:span text:style-name="T2502">En (82), le nom CHANCE est utilisé de manière intraphrastique. </text:span>En (8<text:span text:style-name="T2502">3</text:span>) <text:span text:style-name="T2502">par contre</text:span>, la construction « une chance que » doit être interprétée comme un phrasème qui introduit une proposition, qu'on pourrait paraphraser par « C'est une chance que P ». <text:span text:style-name="T2502">L</text:span>a construction <text:soft-page-break/>« une chance » ne peut pas être <text:span text:style-name="T2501">sujette à un clivage sans changer de sens ici comme dans « *c'est vrai qu'une chance que P ». Ceci est la raison principale qui nous pousse à la considérer comme un phrasème extraphrastique. </text:span></text:p>
      <text:p text:style-name="corps"/>
      <text:h text:style-name="Heading_20_4" text:outline-level="4"><text:bookmark-start text:name="__RefHeading___Toc45138_1927245777"/>E.<text:span text:style-name="T2518">4</text:span>.2.<text:span text:style-name="T2244">3. </text:span>'C'EST CLAIR'<text:bookmark-end text:name="__RefHeading___Toc45138_1927245777"/></text:h>
      <text:p text:style-name="corps">Le module Brill permet une amélioration du rappel et de la précision de l'étiqueteur qui repère 30 MI du signifiant 'C'EST CLAIR' sur 32 avec une précision de 30 sur 33 (90,91%), pour une f-mesure de 92,31%. </text:p>
      <text:p text:style-name="corps"/>
      <text:p text:style-name="P158">Table<text:span text:style-name="T2191">au</text:span> <text:sequence text:ref-name="refTable27" text:name="Table" text:formula="ooow:Table+1" style:num-format="1">28</text:sequence>: Étiquetage <text:span text:style-name="T2124">de 'C'EST CLAIR' par le module n-grammes et le module Brill</text:span></text:p>
      <table:table table:name="Table129" table:style-name="Table129">
        <table:table-column table:style-name="Table129.A"/>
        <table:table-column table:style-name="Table129.B"/>
        <table:table-column table:style-name="Table129.C"/>
        <table:table-column table:style-name="Table129.D"/>
        <table:table-column table:style-name="Table129.E"/>
        <table:table-column table:style-name="Table129.F"/>
        <table:table-row>
          <table:table-cell table:style-name="Table129.A1" office:value-type="string">
            <text:p text:style-name="P310">Vocable<text:span text:style-name="T2154">s</text:span></text:p>
          </table:table-cell>
          <table:table-cell table:style-name="Table129.B1" office:value-type="string">
            <text:p text:style-name="P291">P<text:span text:style-name="T2154">roportion MI</text:span></text:p>
          </table:table-cell>
          <table:table-cell table:style-name="Table129.B1" office:value-type="string">
            <text:p text:style-name="P313">Modules</text:p>
          </table:table-cell>
          <table:table-cell table:style-name="Table129.B1" office:value-type="string">
            <text:p text:style-name="P198">Rappel</text:p>
          </table:table-cell>
          <table:table-cell table:style-name="Table129.B1" office:value-type="string">
            <text:p text:style-name="P198">Précision</text:p>
          </table:table-cell>
          <table:table-cell table:style-name="Table129.F1" office:value-type="string">
            <text:p text:style-name="P272"><text:span text:style-name="T2157">F</text:span>-mesure</text:p>
          </table:table-cell>
        </table:table-row>
        <table:table-row>
          <table:table-cell table:style-name="Table129.A1" table:number-rows-spanned="2" office:value-type="string">
            <text:p text:style-name="P435">'C'EST CLAIR'</text:p>
          </table:table-cell>
          <table:table-cell table:style-name="Table129.B1" table:number-rows-spanned="2" office:value-type="string">
            <text:p text:style-name="P423"><text:span text:style-name="T2228">62,75</text:span>%</text:p>
            <text:p text:style-name="P423">(<text:span text:style-name="T2228">32</text:span>/<text:span text:style-name="T2228">51</text:span>)</text:p>
          </table:table-cell>
          <table:table-cell table:style-name="Table129.C2" office:value-type="string">
            <text:p text:style-name="P438">n-grammes</text:p>
          </table:table-cell>
          <table:table-cell table:style-name="Table129.C2" office:value-type="string">
            <text:p text:style-name="P571">84,38%</text:p>
            <text:p text:style-name="P571">(27/32)</text:p>
          </table:table-cell>
          <table:table-cell table:style-name="Table129.C2" office:value-type="string">
            <text:p text:style-name="P571">7<text:span text:style-name="T2413">7,14</text:span>%</text:p>
            <text:p text:style-name="P571">(27/3<text:span text:style-name="T2413">5</text:span>)</text:p>
          </table:table-cell>
          <table:table-cell table:style-name="Table129.F2" office:value-type="string">
            <text:p text:style-name="P571">8<text:span text:style-name="T2413">0</text:span>,<text:span text:style-name="T2413">60</text:span>%</text:p>
          </table:table-cell>
        </table:table-row>
        <table:table-row>
          <table:covered-table-cell/>
          <table:covered-table-cell/>
          <table:table-cell table:style-name="Table129.C3" office:value-type="string">
            <text:p text:style-name="P438">n-grammes +</text:p>
            <text:p text:style-name="P438">Brill</text:p>
          </table:table-cell>
          <table:table-cell table:style-name="Table129.C3" office:value-type="string">
            <text:p text:style-name="P571">93,75%</text:p>
            <text:p text:style-name="P571">(30/32)</text:p>
          </table:table-cell>
          <table:table-cell table:style-name="Table129.C3" office:value-type="string">
            <text:p text:style-name="P571">90,91%</text:p>
            <text:p text:style-name="P571">(30/33)</text:p>
          </table:table-cell>
          <table:table-cell table:style-name="Table129.F3" office:value-type="string">
            <text:p text:style-name="P571">92,31%</text:p>
          </table:table-cell>
        </table:table-row>
      </table:table>
      <text:p text:style-name="P931"/>
      <text:p text:style-name="corps"/>
      <text:p text:style-name="P15">Le tableau 2<text:span text:style-name="T2503">8 présente 2 règles qui permettent au module Brill de mieux étiqueter 'C'EST CLAIR'.</text:span></text:p>
      <text:p text:style-name="P14"/>
      <text:p text:style-name="P28">Table<text:span text:style-name="T2483">au</text:span> <text:sequence text:ref-name="refTable28" text:name="Table" text:formula="ooow:Table+1" style:num-format="1">29</text:sequence> : <text:span text:style-name="T2487">Principales règles de transformation du module Brill lors de l'étiquetage de 'C'EST CLAIR'</text:span></text:p>
      <table:table table:name="Table120" table:style-name="Table120">
        <table:table-column table:style-name="Table120.A"/>
        <table:table-column table:style-name="Table120.B"/>
        <table:table-row>
          <table:table-cell table:style-name="Table120.A1" office:value-type="string">
            <text:p text:style-name="P179">Règles de transformation</text:p>
          </table:table-cell>
          <table:table-cell table:style-name="Table120.B1" office:value-type="string">
            <text:p text:style-name="P318">Explications</text:p>
          </table:table-cell>
        </table:table-row>
        <table:table-row>
          <table:table-cell table:style-name="Table120.A2" office:value-type="string">
            <text:p text:style-name="P572">S-&gt;M if Word:c_est_clair@[0] &amp; Word:est@[-1]</text:p>
          </table:table-cell>
          <table:table-cell table:style-name="Table120.B2" office:value-type="string">
            <text:p text:style-name="P566">L'unité <text:span text:style-name="T82">est</text:span> à gauche du signifiant indique qu'il est MI.</text:p>
          </table:table-cell>
        </table:table-row>
        <table:table-row>
          <table:table-cell table:style-name="Table120.A2" office:value-type="string">
            <text:p text:style-name="P573">M-&gt;S if Word:c_est_clair@[0] &amp; Word:que@[1]</text:p>
          </table:table-cell>
          <table:table-cell table:style-name="Table120.B2" office:value-type="string">
            <text:p text:style-name="P566">L'<text:span text:style-name="T2505">unité </text:span><text:span text:style-name="T374">que</text:span> à droite du signifiant indique qu'il est intraphrastique.</text:p>
          </table:table-cell>
        </table:table-row>
      </table:table>
      <text:p text:style-name="P1400"/>
      <text:p text:style-name="P1392"><text:span text:style-name="T2496">La première règle de transformation concerne l</text:span>a construction « c'est c'est clair » <text:span text:style-name="T2496">qui </text:span>se trouve 3 fois dans le corpus. <text:span text:style-name="T2504">Elle</text:span> <text:span text:style-name="T2496">est dans chacun des cas une </text:span>utilisation du MI 'C'EST CLAIR' <text:span text:style-name="T2496">à la suite de la répétition du mot </text:span><text:span text:style-name="T373">c'est</text:span><text:span text:style-name="T2496">, vraisemblablement provoquée par un moment d'hésitation.</text:span></text:p>
      <text:p text:style-name="P1392"><text:soft-page-break/></text:p>
      <text:p text:style-name="P1397">L'énoncé (8<text:span text:style-name="T2504">4</text:span>) est un exemple de cette séquence qui est incorrectement étiquetée comme une unité instraphrastique par le module n-grammes, mais correctement étiquetée comme un MI par le module Brill.</text:p>
      <text:p text:style-name="P1391"/>
      <text:p text:style-name="exemple">(<text:span text:style-name="T1387"><text:sequence text:ref-name="refDrawing83" text:name="Drawing" text:formula="ooow:Drawing+1" style:num-format="1">84</text:sequence></text:span>)<text:tab/>MA : <text:span text:style-name="T2495">[...]</text:span> faut pas que tu leur donnes euh un pi- (1”) un POUce (.) parce qu’ils vont prendre un pied <text:span text:style-name="T21">c’est c’est: c’est clair</text:span></text:p>
      <text:p text:style-name="P1503"><text:tab/>[CFPQ, sous-corpus 19, segment 2, page 19, ligne 1]</text:p>
      <text:p text:style-name="P1404"/>
      <text:p text:style-name="P1399">La <text:span text:style-name="T2506">deuxième</text:span> règle permet de prendre en compte la construction « c'est clair que » intraphrastique <text:span text:style-name="T2503">qui est similaire à celle mentionnée plus haut </text:span>pour 'JE COMPRENDS'. <text:span text:style-name="T2491">Notons qu'il est souvent nécessaire d'écouter les bandes sonores du CFPQ afin d'en arriver à cette conclusion, puisqu'à l'écrit deux interprétations sont possibles à ce sujet.</text:span></text:p>
      <text:p text:style-name="P1399"/>
      <text:h text:style-name="Heading_20_4" text:outline-level="4"><text:bookmark-start text:name="__RefHeading___Toc88868_1546474984"/>E.<text:span text:style-name="T2518">4</text:span>.2.<text:span text:style-name="T2518">4</text:span>. ARRÊTE<text:bookmark-end text:name="__RefHeading___Toc88868_1546474984"/></text:h>
      <text:p text:style-name="P1405">Le module Brill permet d'améliorer la précision de l'étiqueteur au sujet de ARRÊTE, mais diminue un peu son rappel. <text:span text:style-name="T2515">Le système repère 28 utilisations de </text:span><text:span text:style-name="T377">arrête</text:span><text:span text:style-name="T2515"> comme MI sur 34 (un rappel de 82,35%) avec une précision de 28 sur 33 (84,85%), pour une f-mesure de 83,58%</text:span></text:p>
      <text:p text:style-name="corps"/>
      <text:p text:style-name="P30">Table <text:sequence text:ref-name="refTable29" text:name="Table" text:formula="ooow:Table+1" style:num-format="1">30</text:sequence> : Étiquetage <text:span text:style-name="T2124">de ARRÊTE par le module n-grammes et le module Brill</text:span></text:p>
      <table:table table:name="Table111" table:style-name="Table111">
        <table:table-column table:style-name="Table111.A"/>
        <table:table-column table:style-name="Table111.B"/>
        <table:table-column table:style-name="Table111.C"/>
        <table:table-column table:style-name="Table111.D"/>
        <table:table-column table:style-name="Table111.E"/>
        <table:table-column table:style-name="Table111.F"/>
        <table:table-row>
          <table:table-cell table:style-name="Table111.A1" office:value-type="string">
            <text:p text:style-name="P309">Vocable<text:span text:style-name="T2154">s</text:span></text:p>
          </table:table-cell>
          <table:table-cell table:style-name="Table111.B1" office:value-type="string">
            <text:p text:style-name="P290">P<text:span text:style-name="T2154">roportion MI</text:span></text:p>
          </table:table-cell>
          <table:table-cell table:style-name="Table111.B1" office:value-type="string">
            <text:p text:style-name="P312">Modules</text:p>
          </table:table-cell>
          <table:table-cell table:style-name="Table111.B1" office:value-type="string">
            <text:p text:style-name="P197">Rappel</text:p>
          </table:table-cell>
          <table:table-cell table:style-name="Table111.B1" office:value-type="string">
            <text:p text:style-name="P197">Précision</text:p>
          </table:table-cell>
          <table:table-cell table:style-name="Table111.F1" office:value-type="string">
            <text:p text:style-name="P271"><text:span text:style-name="T2157">F</text:span>-mesure</text:p>
          </table:table-cell>
        </table:table-row>
        <table:table-row>
          <table:table-cell table:style-name="Table111.A1" table:number-rows-spanned="2" office:value-type="string">
            <text:p text:style-name="P575">ARRÊTE</text:p>
          </table:table-cell>
          <table:table-cell table:style-name="Table111.B1" table:number-rows-spanned="2" office:value-type="string">
            <text:p text:style-name="P574">25,76%</text:p>
            <text:p text:style-name="P424">(34/132)</text:p>
          </table:table-cell>
          <table:table-cell table:style-name="Table111.C2" office:value-type="string">
            <text:p text:style-name="P437">n-grammes</text:p>
          </table:table-cell>
          <table:table-cell table:style-name="Table111.C2" office:value-type="string">
            <text:p text:style-name="Table_20_Contents"><text:span text:style-name="T2507">85,29</text:span>%</text:p>
            <text:p text:style-name="Table_20_Contents">(2<text:span text:style-name="T2507">9</text:span>/34)</text:p>
          </table:table-cell>
          <table:table-cell table:style-name="Table111.C2" office:value-type="string">
            <text:p text:style-name="Table_20_Contents"><text:span text:style-name="T2507">76,32</text:span>%</text:p>
            <text:p text:style-name="Table_20_Contents">(2<text:span text:style-name="T2507">9</text:span>/3<text:span text:style-name="T2507">8</text:span>)</text:p>
          </table:table-cell>
          <table:table-cell table:style-name="Table111.F2" office:value-type="string">
            <text:p text:style-name="Table_20_Contents"><text:span text:style-name="T2507">80,56</text:span>%</text:p>
          </table:table-cell>
        </table:table-row>
        <table:table-row>
          <table:covered-table-cell/>
          <table:covered-table-cell/>
          <table:table-cell table:style-name="Table111.C3" office:value-type="string">
            <text:p text:style-name="P437">n-grammes +</text:p>
            <text:p text:style-name="P437">Brill</text:p>
          </table:table-cell>
          <table:table-cell table:style-name="Table111.C3" office:value-type="string">
            <text:p text:style-name="P570"><text:span text:style-name="T2375">82,35</text:span>%</text:p>
            <text:p text:style-name="P570">(2<text:span text:style-name="T2508">8</text:span>/34)</text:p>
          </table:table-cell>
          <table:table-cell table:style-name="Table111.C3" office:value-type="string">
            <text:p text:style-name="P570"><text:span text:style-name="T2508">84,85</text:span>%</text:p>
            <text:p text:style-name="P570">(2<text:span text:style-name="T2508">8</text:span>/3<text:span text:style-name="T2508">3</text:span>)</text:p>
          </table:table-cell>
          <table:table-cell table:style-name="Table111.F3" office:value-type="string">
            <text:p text:style-name="P546">8<text:span text:style-name="T2508">3</text:span>,5<text:span text:style-name="T2508">8</text:span>%</text:p>
          </table:table-cell>
        </table:table-row>
      </table:table>
      <text:p text:style-name="P1393"/>
      <text:p text:style-name="P1396">Le tableau <text:span text:style-name="T2515">32</text:span> indique l<text:span text:style-name="T2546">a principale </text:span>règle que le module Brill utilise afin d'obtenir ce résultat.</text:p>
      <text:p text:style-name="P1395"/>
      <text:p text:style-name="P29"><text:soft-page-break/>Table<text:span text:style-name="T2483">au</text:span> <text:sequence text:ref-name="refTable30" text:name="Table" text:formula="ooow:Table+1" style:num-format="1">31</text:sequence> : <text:span text:style-name="T2487">Principale règle de transformation du module Brill lors de l'étiquetage de ARRÊTE</text:span></text:p>
      <table:table table:name="Table110" table:style-name="Table110">
        <table:table-column table:style-name="Table110.A"/>
        <table:table-column table:style-name="Table110.B"/>
        <table:table-row>
          <table:table-cell table:style-name="Table110.A1" office:value-type="string">
            <text:p text:style-name="P319">Règle de transformation</text:p>
          </table:table-cell>
          <table:table-cell table:style-name="Table110.B1" office:value-type="string">
            <text:p text:style-name="P319">Explication</text:p>
          </table:table-cell>
        </table:table-row>
        <table:table-row>
          <table:table-cell table:style-name="Table110.A2" office:value-type="string">
            <text:p text:style-name="P577">M-&gt;S if Word:arrête@[0] &amp; Word:de@[1]</text:p>
          </table:table-cell>
          <table:table-cell table:style-name="Table110.B2" office:value-type="string">
            <text:p text:style-name="P567">L'<text:span text:style-name="T2509">unité </text:span><text:span text:style-name="T375">de</text:span><text:span text:style-name="T2509"> </text:span>à droite du signifiant indique qu'il est intraphrastique.</text:p>
          </table:table-cell>
        </table:table-row>
      </table:table>
      <text:p text:style-name="P1389"/>
      <text:p text:style-name="P1405">La règle de transformation permet de reconnaître la construction « arrête de », caractéristique du verbe ARRÊTER.</text:p>
      <text:h text:style-name="P1640" text:outline-level="4"/>
      <text:h text:style-name="P1642" text:outline-level="4"><text:bookmark-start text:name="__RefHeading___Toc88870_1546474984"/>E.<text:span text:style-name="T2518">4</text:span>.2.<text:span text:style-name="T2518">5. Regroupement des sacres</text:span><text:bookmark-end text:name="__RefHeading___Toc88870_1546474984"/></text:h>
      <text:p text:style-name="P1406">Le module <text:span text:style-name="T2510">Brill </text:span>n'a <text:span text:style-name="T2510">pas d'</text:span>effet <text:span text:style-name="T2510">appréciable </text:span>sur l'analyse individuelle des sacres, <text:span text:style-name="T2510">mais permet d'améliorer la précision (au prix d'une erreur de rappel) lorsqu'il est appliqué sur le regroupement de tous les sacres tel que décrit en E.4.1.8.</text:span></text:p>
      <text:p text:style-name="P1407"/>
      <text:p text:style-name="P1408">Dans le tableau 3<text:span text:style-name="T2546">2</text:span>, nous voyons que l'étiqueteur qui utilise le module Brill identifie 935 sacres qui sont des MI sur 939 dans le corpus (un rappel de 99,57%) avec une précision de 935 sur 944 (99,05%), pour une f-mesure de 99,31%.</text:p>
      <text:p text:style-name="P1407"/>
      <text:p text:style-name="P31">Table<text:span text:style-name="T2546">au</text:span> <text:sequence text:ref-name="refTable31" text:name="Table" text:formula="ooow:Table+1" style:num-format="1">32</text:sequence> : Étiquetage <text:span text:style-name="T2124">du regroupement des sacres par le module n-grammes et le module Brill</text:span></text:p>
      <table:table table:name="Table112" table:style-name="Table112">
        <table:table-column table:style-name="Table112.A"/>
        <table:table-column table:style-name="Table112.B"/>
        <table:table-column table:style-name="Table112.C"/>
        <table:table-column table:style-name="Table112.D"/>
        <table:table-column table:style-name="Table112.E"/>
        <table:table-column table:style-name="Table112.F"/>
        <table:table-row>
          <table:table-cell table:style-name="Table112.A1" office:value-type="string">
            <text:p text:style-name="P311">Vocable<text:span text:style-name="T2154">s</text:span></text:p>
          </table:table-cell>
          <table:table-cell table:style-name="Table112.B1" office:value-type="string">
            <text:p text:style-name="P292">P<text:span text:style-name="T2154">roportion MI</text:span></text:p>
          </table:table-cell>
          <table:table-cell table:style-name="Table112.B1" office:value-type="string">
            <text:p text:style-name="P314">Modules</text:p>
          </table:table-cell>
          <table:table-cell table:style-name="Table112.B1" office:value-type="string">
            <text:p text:style-name="P199">Rappel</text:p>
          </table:table-cell>
          <table:table-cell table:style-name="Table112.B1" office:value-type="string">
            <text:p text:style-name="P199">Précision</text:p>
          </table:table-cell>
          <table:table-cell table:style-name="Table112.F1" office:value-type="string">
            <text:p text:style-name="P273"><text:span text:style-name="T2157">F</text:span>-mesure</text:p>
          </table:table-cell>
        </table:table-row>
        <table:table-row>
          <table:table-cell table:style-name="Table112.A1" table:number-rows-spanned="2" office:value-type="string">
            <text:p text:style-name="P578">Regroupement des sacres</text:p>
          </table:table-cell>
          <table:table-cell table:style-name="Table112.B1" table:number-rows-spanned="2" office:value-type="string">
            <text:p text:style-name="P461">82.87%</text:p>
            <text:p text:style-name="P461">(939/1133)</text:p>
          </table:table-cell>
          <table:table-cell table:style-name="Table112.C2" office:value-type="string">
            <text:p text:style-name="P439">n-grammes</text:p>
          </table:table-cell>
          <table:table-cell table:style-name="Table112.C2" office:value-type="string">
            <text:p text:style-name="P461">99,68%</text:p>
            <text:p text:style-name="P461">(936/939)</text:p>
          </table:table-cell>
          <table:table-cell table:style-name="Table112.C2" office:value-type="string">
            <text:p text:style-name="P553">9<text:span text:style-name="T2390">7,20%</text:span></text:p>
            <text:p text:style-name="P553">(<text:span text:style-name="T2390">936/963)</text:span></text:p>
          </table:table-cell>
          <table:table-cell table:style-name="Table112.F2" office:value-type="string">
            <text:p text:style-name="P461">98,42%</text:p>
          </table:table-cell>
        </table:table-row>
        <table:table-row>
          <table:covered-table-cell/>
          <table:covered-table-cell/>
          <table:table-cell table:style-name="Table112.C3" office:value-type="string">
            <text:p text:style-name="P439">n-grammes +</text:p>
            <text:p text:style-name="P439">Brill</text:p>
          </table:table-cell>
          <table:table-cell table:style-name="Table112.C3" office:value-type="string">
            <text:p text:style-name="P578">99,57%</text:p>
            <text:p text:style-name="P578">(935/939)</text:p>
          </table:table-cell>
          <table:table-cell table:style-name="Table112.C3" office:value-type="string">
            <text:p text:style-name="P578">99,05%</text:p>
            <text:p text:style-name="P578">(935/944)</text:p>
          </table:table-cell>
          <table:table-cell table:style-name="Table112.F3" office:value-type="string">
            <text:p text:style-name="P547">9<text:span text:style-name="T2511">9,31%</text:span></text:p>
          </table:table-cell>
        </table:table-row>
      </table:table>
      <text:p text:style-name="P1394"/>
      <text:p text:style-name="P1394"/>
      <text:p text:style-name="P1408">Le tableau 3<text:span text:style-name="T2546">3</text:span> présente <text:span text:style-name="T2513">les règles grâce auxquelles le module Brill parvient à repérer plusieurs utilisations intraphrastiques de sacres.</text:span></text:p>
      <text:p text:style-name="P1408"/>
      <text:p text:style-name="P32"><text:soft-page-break/>Table<text:span text:style-name="T2483">au</text:span> <text:sequence text:ref-name="refTable32" text:name="Table" text:formula="ooow:Table+1" style:num-format="1">33</text:sequence> : <text:span text:style-name="T2487">Principales règles de transformation du module Brill lors de l'étiquetage des sacres</text:span></text:p>
      <table:table table:name="Table107" table:style-name="Table107">
        <table:table-column table:style-name="Table107.A"/>
        <table:table-column table:style-name="Table107.B"/>
        <table:table-row>
          <table:table-cell table:style-name="Table107.A1" office:value-type="string">
            <text:p text:style-name="P320">Règle de transformation</text:p>
          </table:table-cell>
          <table:table-cell table:style-name="Table107.B1" office:value-type="string">
            <text:p text:style-name="P320">Explication</text:p>
          </table:table-cell>
        </table:table-row>
        <table:table-row>
          <table:table-cell table:style-name="Table107.A2" office:value-type="string">
            <text:p text:style-name="P580">M-&gt;S if Word:tous_sacres@[0] &amp; Word:petit@[-1]</text:p>
            <text:p text:style-name="P580">M-&gt;S if Word:tous_sacres@[0] &amp; Word:petite@[-1]</text:p>
            <text:p text:style-name="P580">M-&gt;S if Word:tous_sacres@[0] &amp; Word:gros@[-1]</text:p>
            <text:p text:style-name="P580">M-&gt;S if Word:tous_sacres@[0] &amp; Word:vieux@[-1]</text:p>
            <text:p text:style-name="P580">M-&gt;S if Word:tous_sacres@[0] &amp; Word:petites@[-1]</text:p>
          </table:table-cell>
          <table:table-cell table:style-name="Table107.B2" office:value-type="string">
            <text:p text:style-name="P568">L<text:span text:style-name="T2512">es unités </text:span><text:span text:style-name="T376">petit</text:span><text:span text:style-name="T2512">, </text:span><text:span text:style-name="T376">petite</text:span><text:span text:style-name="T2512">, </text:span><text:span text:style-name="T376">gros</text:span><text:span text:style-name="T2512">, </text:span><text:span text:style-name="T376">vieux</text:span><text:span text:style-name="T2512"> et </text:span><text:span text:style-name="T376">petites</text:span><text:span text:style-name="T2512"> </text:span>à <text:span text:style-name="T2513">gauche</text:span> du signifiant indique<text:span text:style-name="T2513">nt</text:span> qu'il est intraphrastique.</text:p>
          </table:table-cell>
        </table:table-row>
      </table:table>
      <text:p text:style-name="P1390"/>
      <text:p text:style-name="P1409">Ces règles de transformations permettent de tenir compte des constructions comme « mon petit maudit » et « le gros câline », caractéristiques de l'utilisation nominale de plusieurs sacres.</text:p>
      <text:p text:style-name="P908"/>
      <text:h text:style-name="Heading_20_4" text:outline-level="4"><text:bookmark-start text:name="__RefHeading___Toc88872_1546474984"/>E.<text:span text:style-name="T2518">4</text:span>.<text:span text:style-name="T2518">2.6.</text:span> Conclusion au sujet du module Brill<text:bookmark-end text:name="__RefHeading___Toc88872_1546474984"/></text:h>
      <text:p text:style-name="P1418">Suite à l'analyse des résultats du module Brill au sujet des unités qui en bénéficient le plus, nous avons quelques conclusions à tirer.</text:p>
      <text:p text:style-name="corps"/>
      <text:p text:style-name="corps"><text:span text:style-name="T2549">1. </text:span>Le fait que l<text:span text:style-name="T2548">'identification de plusieurs</text:span> <text:span text:style-name="T2547">MI</text:span> ne bénéficient pas du module Brill <text:span text:style-name="T2547">laisse croire</text:span> que le contexte <text:span text:style-name="T2497">lexical </text:span>à droite est <text:span text:style-name="T2514">généralement </text:span>moins important que le contexte <text:span text:style-name="T2497">lexical </text:span>à gauche <text:span text:style-name="T2514">pour l'identification des unités extraphrastiques.</text:span></text:p>
      <text:p text:style-name="corps"/>
      <text:p text:style-name="P1417"><text:span text:style-name="T2549">2. </text:span>Rappelons cependant que puisque le module Brill fonctionne en analysant les erreurs d'un autre étiqueteur, il ne peut fonctionner dans un contexte où l'étiqueteur n-grammes ne fait pas ou presque pas d'erreurs, comme c'est le cas pour plusieurs vocables.</text:p>
      <text:p text:style-name="corps"/>
      <text:p text:style-name="P1416"><text:span text:style-name="T2549">3. </text:span>L'analyse des résultats du module Brill fait ressortir la <text:span text:style-name="T2549">principale </text:span>faiblesse de notre système d'étiquetage, particulièrement le fait que nous attribuons une même étiquette à la plupart des lexèmes intraphrastiques, comme les noms, les adjectifs, les verbes et les adverbes. <text:span text:style-name="T2548">Il est possible que le module Brill serait plus efficace s'il bénéficiait d'un ensemble d'étiquettes plus précises.</text:span></text:p>
      <text:h text:style-name="P1577" text:outline-level="1"><text:bookmark-start text:name="__RefHeading___Toc50053_960070314"/><text:span text:style-name="T473">F</text:span><text:span text:style-name="T472">. </text:span><text:span text:style-name="T474">CARACTÉRISATION SÉMANTIQUE AUTOMATIQUE DES MI</text:span><text:bookmark-end text:name="__RefHeading___Toc50053_960070314"/></text:h>
      <text:p text:style-name="P1587">Dans cette section, <text:span text:style-name="T2562">nous porterons principalement </text:span>notre attention sur les caractéristiques sémantiques du champ lexical des MRAI dans l'objectif de proposer une méthode de description sémantique formelle et cohérente à leur sujet.</text:p>
      <text:p text:style-name="P1579"/>
      <text:p text:style-name="P1580">La polysémie est le plus grand défi qu'un système d'analyse automatique doit relever au sujet des MI. <text:span text:style-name="T2561">39 </text:span>des <text:span text:style-name="T2561">vocables </text:span>que nous avons sélectionnés<text:span text:style-name="T2561"> n'ont qu'un seul sens, 35 ont deux sens et 7 ont plus de deux sens. </text:span></text:p>
      <text:p text:style-name="P1580"/>
      <text:p text:style-name="P1580"><text:span text:style-name="T2564">Malheureusement, tant pour un humain que pour un système informatique, la distinction des différentes lexies des M n'est pas toujours possible à la lecture des transcriptions du CFPQ. Trop peu d'information au sujet de la prosodie s'y trouve. </text:span></text:p>
      <text:p text:style-name="P913"/>
      <text:p text:style-name="P1183">Le tableau <text:span text:style-name="T1846">8</text:span> classe les <text:span text:style-name="T1846">MRAI </text:span>selon l<text:span text:style-name="T1846">e</text:span> caractère homonymique et polysémique ou non <text:span text:style-name="T1846">de leurs formes (signifiants). </text:span></text:p>
      <text:p text:style-name="P1184"/>
      <text:p text:style-name="P23">Table <text:sequence text:ref-name="refTable33" text:name="Table" text:formula="ooow:Table+1" style:num-format="1">34</text:sequence>: <text:span text:style-name="T1847">**</text:span>Homonymie et polysémie des MRAI</text:p>
      <table:table table:name="Table50" table:style-name="Table50">
        <table:table-column table:style-name="Table50.A"/>
        <table:table-column table:style-name="Table50.B"/>
        <table:table-column table:style-name="Table50.C"/>
        <table:table-row>
          <table:table-cell table:style-name="Table50.A1" office:value-type="string">
            <text:p text:style-name="P416"/>
          </table:table-cell>
          <table:table-cell table:style-name="Table50.A1" office:value-type="string">
            <text:p text:style-name="P254">homonyme</text:p>
          </table:table-cell>
          <table:table-cell table:style-name="Table50.C1" office:value-type="string">
            <text:p text:style-name="P254">non-homonyme</text:p>
          </table:table-cell>
        </table:table-row>
        <table:table-row>
          <table:table-cell table:style-name="Table50.A2" office:value-type="string">
            <text:p text:style-name="P254">polysème</text:p>
          </table:table-cell>
          <table:table-cell table:style-name="Table50.A2" office:value-type="string">
            <text:p text:style-name="P907">écoute</text:p>
            <text:p text:style-name="P907">voyons</text:p>
            <text:p text:style-name="P907">tiens</text:p>
            <text:p text:style-name="P907">arrête</text:p>
            <text:p text:style-name="P907">pour vrai</text:p>
            <text:p text:style-name="P907">sérieux</text:p>
            <text:p text:style-name="P907">sacre</text:p>
            <text:p text:style-name="P907">substitut</text:p>
          </table:table-cell>
          <table:table-cell table:style-name="Table50.C2" office:value-type="string">
            <text:p text:style-name="P907">fiou</text:p>
            <text:p text:style-name="P907">ouf</text:p>
            <text:p text:style-name="P907">ayoye</text:p>
            <text:p text:style-name="P907">coudon</text:p>
            <text:p text:style-name="P907">hein</text:p>
          </table:table-cell>
        </table:table-row>
        <table:table-row>
          <table:table-cell table:style-name="Table50.A2" office:value-type="string">
            <text:p text:style-name="P254">non-polysème</text:p>
          </table:table-cell>
          <table:table-cell table:style-name="Table50.A2" office:value-type="string">
            <text:p text:style-name="P907">cool</text:p>
            <text:p text:style-name="P907">super</text:p>
            <text:p text:style-name="P907">franchement</text:p>
            <text:p text:style-name="P907">seigneur</text:p>
            <text:p text:style-name="P907"><text:soft-page-break/>malade</text:p>
            <text:p text:style-name="P907">une chance</text:p>
            <text:p text:style-name="P907">mon dieu</text:p>
            <text:p text:style-name="P907">dégeu</text:p>
            <text:p text:style-name="P907">mets-en</text:p>
            <text:p text:style-name="P907">tellement</text:p>
            <text:p text:style-name="P907">je comprends</text:p>
            <text:p text:style-name="P907">vraiment</text:p>
            <text:p text:style-name="P907">bien sûr</text:p>
            <text:p text:style-name="P907">c'est clair</text:p>
            <text:p text:style-name="P907">c'est sûr</text:p>
            <text:p text:style-name="P907">pantoute</text:p>
            <text:p text:style-name="P907">vraiment pas</text:p>
            <text:p text:style-name="P907">c'est encore drôle</text:p>
            <text:p text:style-name="P907">pas vraiment</text:p>
            <text:p text:style-name="P907">regarde</text:p>
            <text:p text:style-name="P907">regarde donc</text:p>
            <text:p text:style-name="P907">heille</text:p>
            <text:p text:style-name="P907">envoye</text:p>
            <text:p text:style-name="P907">go <text:span text:style-name="T1848">(go kart)</text:span></text:p>
            <text:p text:style-name="P907">merde</text:p>
          </table:table-cell>
          <table:table-cell table:style-name="Table50.C2" office:value-type="string">
            <text:p text:style-name="P907">zut</text:p>
            <text:p text:style-name="P907">oups</text:p>
            <text:p text:style-name="P907">eh boy</text:p>
            <text:p text:style-name="P907">wow</text:p>
            <text:p text:style-name="P907"><text:soft-page-break/>aïe</text:p>
            <text:p text:style-name="P907">ark</text:p>
            <text:p text:style-name="P907">youpi</text:p>
            <text:p text:style-name="P907">bof</text:p>
            <text:p text:style-name="P907">wô</text:p>
            <text:p text:style-name="P907">chut</text:p>
          </table:table-cell>
        </table:table-row>
      </table:table>
      <text:p text:style-name="P1184"/>
      <text:p text:style-name="P1588"/>
      <text:p text:style-name="P1013"><text:span text:style-name="T932">Nous allons d</text:span><text:span text:style-name="T941">onner</text:span><text:span text:style-name="T932"> </text:span><text:span text:style-name="T941">un aperçu des marqueurs tels qu'ils s</text:span><text:span text:style-name="T942">'observent</text:span><text:span text:style-name="T941"> dans les corpus </text:span><text:span text:style-name="T932">à l'aide d'exemples et d'un tableau récapitulatif. </text:span><text:span text:style-name="T943">Celui-ci</text:span><text:span text:style-name="T932"> </text:span><text:span text:style-name="T941">fournit de l'information au sujet des </text:span><text:span text:style-name="T944">signifiants</text:span><text:span text:style-name="T941"> propres </text:span><text:span text:style-name="T943">aux marqueurs</text:span><text:span text:style-name="T941">, de leur</text:span><text:span text:style-name="T945">s</text:span><text:span text:style-name="T941"> fréquence</text:span><text:span text:style-name="T945">s, des actes illocutoires </text:span><text:span text:style-name="T946">et connotations </text:span><text:span text:style-name="T945">auxquels ils sont associés </text:span><text:span text:style-name="T943">et de leur prosodie</text:span><text:span text:style-name="T945">.</text:span></text:p>
      <text:p text:style-name="P637"/>
      <text:p text:style-name="P650">Modèle du tableau récapitulatif :</text:p>
      <text:p text:style-name="P36"><text:soft-page-break/><text:span text:style-name="T1311">Classe no. : </text:span>N<text:span text:style-name="T1312">om de la classe</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0">Formes</text:p>
          </table:table-cell>
          <table:table-cell table:style-name="Table1.A1" office:value-type="string">
            <text:p text:style-name="P253">Fréquences</text:p>
          </table:table-cell>
          <table:table-cell table:style-name="Table1.A1" office:value-type="string">
            <text:p text:style-name="P253">Actes illocutoires</text:p>
          </table:table-cell>
          <table:table-cell table:style-name="Table1.A1" office:value-type="string">
            <text:p text:style-name="P201">Connotation <text:span text:style-name="T727">stylistique</text:span></text:p>
          </table:table-cell>
          <table:table-cell table:style-name="Table1.E1" office:value-type="string">
            <text:p text:style-name="P202">Prosodie</text:p>
          </table:table-cell>
        </table:table-row>
        <table:table-row>
          <table:table-cell table:style-name="Table1.A2" office:value-type="string">
            <text:p text:style-name="P935">signifiant1</text:p>
          </table:table-cell>
          <table:table-cell table:style-name="Table1.A2" office:value-type="string">
            <text:p text:style-name="P327">nombre d'occurrences</text:p>
          </table:table-cell>
          <table:table-cell table:style-name="Table1.A2" table:number-rows-spanned="2" office:value-type="string">
            <text:p text:style-name="P935">acte1</text:p>
            <text:p text:style-name="P935">acte2</text:p>
            <text:p text:style-name="P935">...</text:p>
          </table:table-cell>
          <table:table-cell table:style-name="Table1.A2" table:number-rows-spanned="2" office:value-type="string">
            <text:p text:style-name="P936">connotation1</text:p>
          </table:table-cell>
          <table:table-cell table:style-name="Table1.E2" table:number-rows-spanned="2" office:value-type="string">
            <text:p text:style-name="P937">**</text:p>
            <text:p text:style-name="P938"/>
          </table:table-cell>
        </table:table-row>
        <table:table-row>
          <table:table-cell table:style-name="Table1.A2" office:value-type="string">
            <text:p text:style-name="P935">signifiant2</text:p>
          </table:table-cell>
          <table:table-cell table:style-name="Table1.A2" office:value-type="string">
            <text:p text:style-name="P327">nombre d'occurrences</text:p>
          </table:table-cell>
          <table:covered-table-cell/>
          <table:covered-table-cell/>
          <table:covered-table-cell/>
        </table:table-row>
      </table:table>
      <text:p text:style-name="P794"/>
      <text:p text:style-name="P794"/>
      <text:p text:style-name="P1653"><text:span text:style-name="T2566">Vocable</text:span></text:p>
      <table:table table:name="Table119" table:style-name="Table119">
        <table:table-column table:style-name="Table119.A"/>
        <table:table-column table:style-name="Table119.B"/>
        <table:table-row>
          <table:table-cell table:style-name="Table119.A1" office:value-type="string">
            <text:p text:style-name="P1647">Lexies</text:p>
          </table:table-cell>
          <table:table-cell table:style-name="Table119.B1" office:value-type="string">
            <text:p text:style-name="P1646">Actes illocutoires</text:p>
          </table:table-cell>
        </table:table-row>
        <table:table-row>
          <table:table-cell table:style-name="Table119.A2" office:value-type="string">
            <text:p text:style-name="P1651">lexie1</text:p>
          </table:table-cell>
          <table:table-cell table:style-name="Table119.B2" office:value-type="string">
            <text:p text:style-name="P1651">acte1, acte2</text:p>
          </table:table-cell>
        </table:table-row>
        <table:table-row>
          <table:table-cell table:style-name="Table119.A2" office:value-type="string">
            <text:p text:style-name="P1651">lexie2</text:p>
          </table:table-cell>
          <table:table-cell table:style-name="Table119.B2" office:value-type="string">
            <text:p text:style-name="P1651">acte2, acte3</text:p>
          </table:table-cell>
        </table:table-row>
      </table:table>
      <text:p text:style-name="P1592"/>
      <text:p text:style-name="P1592"/>
      <text:p text:style-name="P637"><text:span text:style-name="T1311"><text:s/></text:span></text:p>
      <text:p text:style-name="P637"/>
      <text:p text:style-name="P958">Actes illocutoires</text:p>
      <text:p text:style-name="P1103"><text:span text:style-name="T947">Dans l</text:span><text:span text:style-name="T948">'état de la</text:span><text:span text:style-name="T947"> question des MRAI présenté à la </text:span><text:span text:style-name="T949">section</text:span><text:span text:style-name="T947"> 2.</text:span><text:span text:style-name="T948">1.</text:span><text:span text:style-name="T947">, n</text:span><text:span text:style-name="T932">ous avons </text:span><text:span text:style-name="T948">avancé</text:span><text:span text:style-name="T947"> </text:span><text:span text:style-name="T950">l'idée </text:span><text:span text:style-name="T947">qu'il était particulièrement utile </text:span><text:span text:style-name="T932">d'appréhender la question de la description sémantique des MRAI à l'aide du concept d'actes illocutoires. </text:span></text:p>
      <text:p text:style-name="P651"/>
      <text:p text:style-name="P1013"><text:span text:style-name="T951">Inspiré par le formalisme de la sémantique componentielle, n</text:span><text:span text:style-name="T932">ous avons choisi de décrire </text:span><text:span text:style-name="T952">les actes de langage réalisés par </text:span><text:span text:style-name="T932">l</text:span><text:span text:style-name="T953">e</text:span><text:span text:style-name="T932">s MRAI à l'aide d'un ensemble réduit de paraphrase</text:span><text:span text:style-name="T954">s</text:span><text:span text:style-name="T932"> qu'il est possible d'identifier par des mots-clés. Ce sont ces mots-clés qui apparaissent sous la colonne « </text:span><text:span text:style-name="T954">actes illocutoires »</text:span><text:span text:style-name="T932">. </text:span></text:p>
      <text:p text:style-name="P652"/>
      <text:p text:style-name="P995"><text:span text:style-name="T728">C</text:span><text:span text:style-name="T671">onnotation </text:span><text:span text:style-name="T727">stylistique</text:span></text:p>
      <text:p text:style-name="P1104"><text:span text:style-name="T955">Un</text:span><text:span text:style-name="T956"> </text:span><text:span text:style-name="T955">type </text:span><text:span text:style-name="T956">de connotation </text:span><text:span text:style-name="T957">stylistique </text:span><text:span text:style-name="T955">a</text:span><text:span text:style-name="T958"> </text:span><text:span text:style-name="T957">également</text:span><text:span text:style-name="T958"> la possibilité d'être associé </text:span><text:span text:style-name="T957">à certains</text:span><text:span text:style-name="T958"> marqueurs. </text:span><text:span text:style-name="T957">Ce</text:span><text:span text:style-name="T955">lui</text:span><text:span text:style-name="T957">-ci </text:span><text:span text:style-name="T955">apparaît</text:span><text:span text:style-name="T957"> sous la colonne « connotation </text:span><text:span text:style-name="T949">stylistique</text:span><text:span text:style-name="T957"> » lorsque pertinent.</text:span></text:p>
      <text:p text:style-name="P652"/>
      <text:p text:style-name="P1013"><text:span text:style-name="T959">Le tableau 1 présente </text:span><text:span text:style-name="T957">l</text:span><text:span text:style-name="T958">es différents mots-clés </text:span><text:span text:style-name="T957">de notre système de description sémantique</text:span><text:span text:style-name="T958"> et </text:span><text:span text:style-name="T957">les </text:span><text:span text:style-name="T959">paraphrases </text:span><text:span text:style-name="T957">qui leur correspondent</text:span><text:span text:style-name="T959"> :</text:span></text:p>
      <text:p text:style-name="P652"><text:soft-page-break/></text:p>
      <text:p text:style-name="P22">Tableau <text:sequence text:ref-name="refTable34" text:name="Table" text:formula="ooow:Tableau+1" style:num-format="1">2</text:sequence>: Actes illocutoires et connotation<text:span text:style-name="T1326">s</text:span> <text:span text:style-name="T1326">liés aux</text:span> MRAI</text:p>
      <table:table table:name="Table2" table:style-name="Table2">
        <table:table-column table:style-name="Table2.A"/>
        <table:table-column table:style-name="Table2.B"/>
        <table:table-column table:style-name="Table2.C"/>
        <table:table-row>
          <table:table-cell table:style-name="Table2.A1" office:value-type="string">
            <text:p text:style-name="P172">Types d'actes <text:span text:style-name="T1327">illocutoires</text:span></text:p>
          </table:table-cell>
          <table:table-cell table:style-name="Table2.A1" office:value-type="string">
            <text:p text:style-name="P959">Mots-clés</text:p>
          </table:table-cell>
          <table:table-cell table:style-name="Table2.C1" office:value-type="string">
            <text:p text:style-name="P960">Paraphrases</text:p>
          </table:table-cell>
        </table:table-row>
        <table:table-row>
          <table:table-cell table:style-name="Table2.A1" table:number-rows-spanned="9" office:value-type="string">
            <text:p text:style-name="P1176">Expressifs</text:p>
          </table:table-cell>
          <table:table-cell table:style-name="Table2.B2" office:value-type="string">
            <text:p text:style-name="P1176">Bien</text:p>
          </table:table-cell>
          <table:table-cell table:style-name="Table2.C2" office:value-type="string">
            <text:p text:style-name="P1105">X est bien, <text:span text:style-name="T2556">cela est bien*</text:span></text:p>
          </table:table-cell>
        </table:table-row>
        <table:table-row>
          <table:covered-table-cell/>
          <table:table-cell table:style-name="Table2.B2" office:value-type="string">
            <text:p text:style-name="P1176">Mal</text:p>
          </table:table-cell>
          <table:table-cell table:style-name="Table2.C2" office:value-type="string">
            <text:p text:style-name="P1105">X est mal, <text:span text:style-name="T2556">cela est mal*</text:span></text:p>
          </table:table-cell>
        </table:table-row>
        <table:table-row>
          <table:covered-table-cell/>
          <table:table-cell table:style-name="Table2.B2" office:value-type="string">
            <text:p text:style-name="P1176"><text:span text:style-name="T1328">Se sentir</text:span> bien</text:p>
          </table:table-cell>
          <table:table-cell table:style-name="Table2.C2" office:value-type="string">
            <text:p text:style-name="P108">je ressens quelque chose de bien</text:p>
          </table:table-cell>
        </table:table-row>
        <table:table-row>
          <table:covered-table-cell/>
          <table:table-cell table:style-name="Table2.B2" office:value-type="string">
            <text:p text:style-name="P1176"><text:span text:style-name="T1328">Se sentir</text:span> mal</text:p>
          </table:table-cell>
          <table:table-cell table:style-name="Table2.C2" office:value-type="string">
            <text:p text:style-name="P110">je ressens quelque chose de mal</text:p>
          </table:table-cell>
        </table:table-row>
        <table:table-row>
          <table:covered-table-cell/>
          <table:table-cell table:style-name="Table2.B2" office:value-type="string">
            <text:p text:style-name="P1106">Inattendu</text:p>
          </table:table-cell>
          <table:table-cell table:style-name="Table2.C2" office:value-type="string">
            <text:p text:style-name="P112">je ne <text:span text:style-name="T1329">savais</text:span> pas que X allait être comme cela</text:p>
          </table:table-cell>
        </table:table-row>
        <table:table-row>
          <table:covered-table-cell/>
          <table:table-cell table:style-name="Table2.B2" office:value-type="string">
            <text:p text:style-name="P1107"><text:span text:style-name="T1330">H</text:span>ors du commun</text:p>
          </table:table-cell>
          <table:table-cell table:style-name="Table2.C2" office:value-type="string">
            <text:p text:style-name="P113">je me sens comme quelqu'un qui voit quelque chose de très grand</text:p>
          </table:table-cell>
        </table:table-row>
        <table:table-row>
          <table:covered-table-cell/>
          <table:table-cell table:style-name="Table2.B2" office:value-type="string">
            <text:p text:style-name="P1176">Douleur</text:p>
          </table:table-cell>
          <table:table-cell table:style-name="Table2.C2" office:value-type="string">
            <text:p text:style-name="P1176"><text:span text:style-name="T1331">je ressens de la</text:span> douleur</text:p>
          </table:table-cell>
        </table:table-row>
        <table:table-row>
          <table:covered-table-cell/>
          <table:table-cell table:style-name="Table2.B2" office:value-type="string">
            <text:p text:style-name="P1176">Dégoût</text:p>
          </table:table-cell>
          <table:table-cell table:style-name="Table2.C2" office:value-type="string">
            <text:p text:style-name="P1108">je ressens <text:span text:style-name="T1332">du</text:span> dégoût</text:p>
          </table:table-cell>
        </table:table-row>
        <table:table-row>
          <table:covered-table-cell/>
          <table:table-cell table:style-name="Table2.B2" office:value-type="string">
            <text:p text:style-name="P1109">Forte émotion</text:p>
          </table:table-cell>
          <table:table-cell table:style-name="Table2.C2" office:value-type="string">
            <text:p text:style-name="P1105">j'exprime avec vive intensité <text:span text:style-name="T1333">une forte émotion</text:span></text:p>
          </table:table-cell>
        </table:table-row>
        <table:table-row>
          <table:table-cell table:style-name="Table2.A1" table:number-rows-spanned="3" office:value-type="string">
            <text:p text:style-name="P1176">Assertifs</text:p>
          </table:table-cell>
          <table:table-cell table:style-name="Table2.A1" office:value-type="string">
            <text:p text:style-name="P1176">Affirmatif</text:p>
          </table:table-cell>
          <table:table-cell table:style-name="Table2.C1" office:value-type="string">
            <text:p text:style-name="P1110">X est vrai</text:p>
          </table:table-cell>
        </table:table-row>
        <table:table-row>
          <table:covered-table-cell/>
          <table:table-cell table:style-name="Table2.B2" office:value-type="string">
            <text:p text:style-name="P1176">Infirmatif</text:p>
          </table:table-cell>
          <table:table-cell table:style-name="Table2.C2" office:value-type="string">
            <text:p text:style-name="P1110">X n'est pas vrai</text:p>
          </table:table-cell>
        </table:table-row>
        <table:table-row>
          <table:covered-table-cell/>
          <table:table-cell table:style-name="Table2.B2" office:value-type="string">
            <text:p text:style-name="P1176">Infirmatif partiel</text:p>
          </table:table-cell>
          <table:table-cell table:style-name="Table2.C2" office:value-type="string">
            <text:p text:style-name="P1110">X n'est pas complètement vrai</text:p>
          </table:table-cell>
        </table:table-row>
        <table:table-row>
          <table:table-cell table:style-name="Table2.A1" table:number-rows-spanned="4" office:value-type="string">
            <text:p text:style-name="P1176">Directifs</text:p>
          </table:table-cell>
          <table:table-cell table:style-name="Table2.A1" office:value-type="string">
            <text:p text:style-name="P1176"><text:span text:style-name="T1334">A</text:span>ttention</text:p>
          </table:table-cell>
          <table:table-cell table:style-name="Table2.C1" office:value-type="string">
            <text:p text:style-name="P1111">pense à X</text:p>
          </table:table-cell>
        </table:table-row>
        <table:table-row>
          <table:covered-table-cell/>
          <table:table-cell table:style-name="Table2.B2" office:value-type="string">
            <text:p text:style-name="P1176">Arrêt</text:p>
          </table:table-cell>
          <table:table-cell table:style-name="Table2.C2" office:value-type="string">
            <text:p text:style-name="P1111">ne fais pas X</text:p>
          </table:table-cell>
        </table:table-row>
        <table:table-row>
          <table:covered-table-cell/>
          <table:table-cell table:style-name="Table2.B2" office:value-type="string">
            <text:p text:style-name="P1112">Question</text:p>
          </table:table-cell>
          <table:table-cell table:style-name="Table2.C2" office:value-type="string">
            <text:p text:style-name="P1113">e<text:span text:style-name="T1335">st-ce que X?</text:span></text:p>
          </table:table-cell>
        </table:table-row>
        <table:table-row>
          <table:covered-table-cell/>
          <table:table-cell table:style-name="Table2.B2" office:value-type="string">
            <text:p text:style-name="P1113">Encouragement</text:p>
          </table:table-cell>
          <table:table-cell table:style-name="Table2.C2" office:value-type="string">
            <text:p text:style-name="P1111">fais X</text:p>
          </table:table-cell>
        </table:table-row>
        <table:table-row>
          <table:table-cell table:style-name="Table2.B2" office:value-type="string">
            <text:p text:style-name="P101"><text:span text:style-name="T1336">Types de c</text:span>onnotation<text:span text:style-name="T1337">s</text:span></text:p>
          </table:table-cell>
          <table:table-cell table:style-name="Table2.B2" office:value-type="string">
            <text:p text:style-name="P996">Mots-clés</text:p>
          </table:table-cell>
          <table:table-cell table:style-name="Table2.C2" office:value-type="string">
            <text:p text:style-name="P996">Paraphrases</text:p>
          </table:table-cell>
        </table:table-row>
        <table:table-row>
          <table:table-cell table:style-name="Table2.B2" office:value-type="string">
            <text:p text:style-name="P1114">Stylistiques</text:p>
          </table:table-cell>
          <table:table-cell table:style-name="Table2.B2" office:value-type="string">
            <text:p text:style-name="P1115">Tabou</text:p>
          </table:table-cell>
          <table:table-cell table:style-name="Table2.C2" office:value-type="string">
            <text:p text:style-name="P1116">ce mot est ma<text:span text:style-name="T1338">uvais</text:span></text:p>
          </table:table-cell>
        </table:table-row>
      </table:table>
      <text:p text:style-name="P140"/>
      <text:p text:style-name="P653">Nous aurons graduellement l'occasion de présenter les observations et réflexions qui ont mené à la construction de ce système de description. Des travaux <text:span text:style-name="T1339">entrepri</text:span>s dans les cadres théoriques d<text:span text:style-name="T1340">e la </text:span>Métalang<text:span text:style-name="T1340">u</text:span>e sémantique naturel<text:span text:style-name="T1340">le</text:span> et du Modèle Sens-Texte seront les sources principalement citées. <text:span text:style-name="T1341">Il semble que les concepts associés aux émotions se construisent souvent autour de « scénarios cognitifs <text:s/>prototypiques » </text:span><text:reference-mark-start text:name="ZOTERO_ITEM CSL_CITATION {&quot;citationID&quot;:&quot;2hj6q7intv&quot;,&quot;properties&quot;:{&quot;formattedCitation&quot;:&quot;(Goddard, 2014)&quot;,&quot;plainCitation&quot;:&quot;(Goddard, 2014)&quot;},&quot;citationItems&quot;:[{&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K4Nmk2xHEJ"/>(Goddard, 2014 : 9)<text:reference-mark-end text:name="ZOTERO_ITEM CSL_CITATION {&quot;citationID&quot;:&quot;2hj6q7intv&quot;,&quot;properties&quot;:{&quot;formattedCitation&quot;:&quot;(Goddard, 2014)&quot;,&quot;plainCitation&quot;:&quot;(Goddard, 2014)&quot;},&quot;citationItems&quot;:[{&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K4Nmk2xHEJ"/><text:span text:style-name="T1342">. Nous tâcherons de décrire ces scénarios, parfois à l'aide d'explications proposées par d'autres chercheurs. </text:span>L'utilisation d'un ensemble limité de paraphrases, <text:soft-page-break/>construites à l'aide d'un vocabulaire réduit de mots simples, facilitera l'analyse computationnelle ultérieure des unités. </text:p>
      <text:p text:style-name="P653"/>
      <text:p text:style-name="P637"><text:span text:style-name="T1343">S</text:span>achant qu'il est souvent plus aisé de décrire un mot en l'opposant aux autres mots qui lui sont semblables, <text:span text:style-name="T1343">nous présenterons les MRAI en les regroupant selon les actes illocutoires qu'ils réalisent. Certaines classes ne réalisent qu'un seul acte illocutoire, d'autres en réalisent deux ou plus à la fois. </text:span>Le tableau <text:span text:style-name="T1344">2</text:span> présente la liste des <text:span text:style-name="T1327">classes des </text:span>MRAI, distribué<text:span text:style-name="T1345">e</text:span>s <text:span text:style-name="T1346">selon les actes illocutoires et connotations auxquels elles sont associées.</text:span></text:p>
      <text:p text:style-name="P1013"/>
      <text:p text:style-name="P34"><text:soft-page-break/>Tableau <text:sequence text:ref-name="refTableau1" text:name="Tableau" text:formula="ooow:Tableau+1" style:num-format="1">2</text:sequence>: <text:span text:style-name="T1344">Les </text:span>MRAI <text:span text:style-name="T1344">repérés dans le CFPQ</text:span></text:p>
      <table:table table:name="Table4" table:style-name="Table4">
        <table:table-column table:style-name="Table4.A"/>
        <table:table-column table:style-name="Table4.B"/>
        <table:table-column table:style-name="Table4.C"/>
        <table:table-row>
          <table:table-cell table:style-name="Table4.A1" office:value-type="string">
            <text:p text:style-name="P172">Types d'actes <text:span text:style-name="T1327">illocutoires</text:span></text:p>
          </table:table-cell>
          <table:table-cell table:style-name="Table4.A1" office:value-type="string">
            <text:p text:style-name="P959">Mots-clés</text:p>
          </table:table-cell>
          <table:table-cell table:style-name="Table4.C1" office:value-type="string">
            <text:p text:style-name="P961">Classes</text:p>
          </table:table-cell>
        </table:table-row>
        <table:table-row>
          <table:table-cell table:style-name="Table4.A1" table:number-rows-spanned="9" office:value-type="string">
            <text:p text:style-name="P1176">Expressifs</text:p>
          </table:table-cell>
          <table:table-cell table:style-name="Table4.B2" office:value-type="string">
            <text:p text:style-name="P1176">Bien</text:p>
          </table:table-cell>
          <table:table-cell table:style-name="Table4.C2" office:value-type="string">
            <text:p text:style-name="P1117"><text:span text:style-name="T1327">C</text:span>ool, <text:span text:style-name="T1327">S</text:span>uper, <text:span text:style-name="T611">┌</text:span><text:span text:style-name="T1347">Une chance</text:span><text:span text:style-name="T612">┐</text:span><text:span text:style-name="T1327">, F</text:span>iou1, <text:span text:style-name="T1327">O</text:span>uf1, <text:span text:style-name="T1327">W</text:span>ow, <text:span text:style-name="T1327">Y</text:span>oupi </text:p>
          </table:table-cell>
        </table:table-row>
        <table:table-row>
          <table:covered-table-cell/>
          <table:table-cell table:style-name="Table4.B2" office:value-type="string">
            <text:p text:style-name="P1176">Mal</text:p>
          </table:table-cell>
          <table:table-cell table:style-name="Table4.C2" office:value-type="string">
            <text:p text:style-name="P1117"><text:span text:style-name="T1327">Z</text:span>ut, <text:span text:style-name="T1327">F</text:span>ranchement, <text:span text:style-name="T1349">Oups,</text:span> <text:span text:style-name="T1327">C</text:span>oudon1, <text:span text:style-name="T1327">C</text:span>oudon3, <text:span text:style-name="T1327">É</text:span>coute2, <text:span text:style-name="T1327">V</text:span>oyons2, <text:span text:style-name="T1327">Pour vrai2, Sérieux2, Sacre2, Substitut2, Merde</text:span></text:p>
          </table:table-cell>
        </table:table-row>
        <table:table-row>
          <table:covered-table-cell/>
          <table:table-cell table:style-name="Table4.B2" office:value-type="string">
            <text:p text:style-name="P1176"><text:span text:style-name="T1328">Se sentir</text:span> bien</text:p>
          </table:table-cell>
          <table:table-cell table:style-name="Table4.C2" office:value-type="string">
            <text:p text:style-name="P114"><text:span text:style-name="T1327">C</text:span>ool, <text:span text:style-name="T1327">S</text:span>uper, <text:span text:style-name="T611">┌</text:span><text:span text:style-name="T1347">Une chance</text:span><text:span text:style-name="T612">┐</text:span>, <text:span text:style-name="T1327">F</text:span>iou1, <text:span text:style-name="T1327">O</text:span>uf1, <text:span text:style-name="T1327">W</text:span>ow, <text:span text:style-name="T1327">Y</text:span>oupi, <text:span text:style-name="T1327">Tiens4</text:span></text:p>
          </table:table-cell>
        </table:table-row>
        <table:table-row>
          <table:covered-table-cell/>
          <table:table-cell table:style-name="Table4.B2" office:value-type="string">
            <text:p text:style-name="P1176"><text:span text:style-name="T1328">Se sentir</text:span> mal</text:p>
          </table:table-cell>
          <table:table-cell table:style-name="Table4.C2" office:value-type="string">
            <text:p text:style-name="P114"><text:span text:style-name="T1327">Z</text:span>ut, <text:span text:style-name="T1349">Oups, C</text:span>oudon1, <text:span text:style-name="T1327">C</text:span>oudon3, <text:span text:style-name="T1327">Voyons4, Sacre2, Substitut2, Merde</text:span></text:p>
          </table:table-cell>
        </table:table-row>
        <table:table-row>
          <table:covered-table-cell/>
          <table:table-cell table:style-name="Table4.B2" office:value-type="string">
            <text:p text:style-name="P1106">Inattendu</text:p>
          </table:table-cell>
          <table:table-cell table:style-name="Table4.C2" office:value-type="string">
            <text:p text:style-name="P114"><text:span text:style-name="T611">┌</text:span><text:span text:style-name="T1350">M</text:span>on dieu<text:span text:style-name="T612">┐</text:span>, <text:span text:style-name="T1327">F</text:span>ranchement, <text:span text:style-name="T1349">Oups, </text:span><text:span text:style-name="T611">┌</text:span><text:span text:style-name="T1347">Une chance</text:span><text:span text:style-name="T612">┐</text:span><text:span text:style-name="T1349">, M</text:span>alade, <text:span text:style-name="T1327">F</text:span>iou1, <text:span text:style-name="T1327">O</text:span>uf1, <text:span text:style-name="T1327">A</text:span>yoye, <text:span text:style-name="T1327">W</text:span>ow, <text:span text:style-name="T1327">C</text:span>oudon1, <text:span text:style-name="T1327">C</text:span>oudon2, <text:span text:style-name="T1327">V</text:span>oyons1, <text:span text:style-name="T1327">Tiens5, Arrête2, </text:span><text:span text:style-name="T611">┌</text:span><text:span text:style-name="T1327">Pour vrai1</text:span><text:span text:style-name="T612">┐</text:span><text:span text:style-name="T1327">, Sérieux1, Hein2, Sacre1, Substitut1, Regarde donc</text:span></text:p>
          </table:table-cell>
        </table:table-row>
        <table:table-row>
          <table:covered-table-cell/>
          <table:table-cell table:style-name="Table4.B2" office:value-type="string">
            <text:p text:style-name="P1107"><text:span text:style-name="T1330">H</text:span>ors du commun</text:p>
          </table:table-cell>
          <table:table-cell table:style-name="Table4.C2" office:value-type="string">
            <text:p text:style-name="P114"><text:span text:style-name="T1327">E</text:span>h boy, <text:span text:style-name="T1327">S</text:span>eigneur, <text:span text:style-name="T1327">M</text:span>alade, <text:span text:style-name="T1327">F</text:span>iou2, <text:span text:style-name="T1327">O</text:span>uf2, <text:span text:style-name="T1327">A</text:span>yoye, <text:span text:style-name="T611">┌</text:span><text:span text:style-name="T1351">Mon dieu</text:span><text:span text:style-name="T612">┐</text:span><text:span text:style-name="T1351">, W</text:span>ow, <text:span text:style-name="T1327">C</text:span>oudon1, <text:span text:style-name="T1327">V</text:span>oyons1, <text:span text:style-name="T1327">Heille, Wô, </text:span><text:span text:style-name="T611">┌</text:span><text:span text:style-name="T1327">Pour vrai2</text:span><text:span text:style-name="T612">┐</text:span><text:span text:style-name="T1327">, Sérieux2</text:span></text:p>
          </table:table-cell>
        </table:table-row>
        <table:table-row>
          <table:covered-table-cell/>
          <table:table-cell table:style-name="Table4.B2" office:value-type="string">
            <text:p text:style-name="P1176">Douleur</text:p>
          </table:table-cell>
          <table:table-cell table:style-name="Table4.C2" office:value-type="string">
            <text:p text:style-name="P1117"><text:span text:style-name="T1327">A</text:span>ïe</text:p>
          </table:table-cell>
        </table:table-row>
        <table:table-row>
          <table:covered-table-cell/>
          <table:table-cell table:style-name="Table4.B2" office:value-type="string">
            <text:p text:style-name="P1176">Dégoût</text:p>
          </table:table-cell>
          <table:table-cell table:style-name="Table4.C2" office:value-type="string">
            <text:p text:style-name="P1117"><text:span text:style-name="T1327">A</text:span>rk, <text:span text:style-name="T1327">D</text:span>égeu<text:span text:style-name="T1352">lasse</text:span></text:p>
          </table:table-cell>
        </table:table-row>
        <table:table-row>
          <table:covered-table-cell/>
          <table:table-cell table:style-name="Table4.B2" office:value-type="string">
            <text:p text:style-name="P1109">Forte émotion</text:p>
          </table:table-cell>
          <table:table-cell table:style-name="Table4.C2" office:value-type="string">
            <text:p text:style-name="P1117"><text:span text:style-name="T1327">Y</text:span>oupi, <text:span text:style-name="T1327">Sacre1, Sacre2</text:span></text:p>
          </table:table-cell>
        </table:table-row>
        <table:table-row>
          <table:table-cell table:style-name="Table4.A1" table:number-rows-spanned="3" office:value-type="string">
            <text:p text:style-name="P1176">Assertifs</text:p>
          </table:table-cell>
          <table:table-cell table:style-name="Table4.A1" office:value-type="string">
            <text:p text:style-name="P1176">Affirmatif</text:p>
          </table:table-cell>
          <table:table-cell table:style-name="Table4.C1" office:value-type="string">
            <text:p text:style-name="P1117"><text:span text:style-name="T1327">M</text:span>ets-en, <text:span text:style-name="T1327">T</text:span>ellement, <text:span text:style-name="T611">┌</text:span><text:span text:style-name="T1327">J</text:span>e comprends<text:span text:style-name="T612">┐</text:span>, <text:span text:style-name="T1327">V</text:span>raiment, <text:span text:style-name="T611">┌</text:span><text:span text:style-name="T1327">B</text:span>ien sûr<text:span text:style-name="T612">┐</text:span>, <text:span text:style-name="T611">┌</text:span><text:span text:style-name="T1327">C</text:span>'est clair<text:span text:style-name="T612">┐</text:span>, <text:span text:style-name="T1327">C</text:span>'est sûr<text:span text:style-name="T612">┐</text:span>, <text:span text:style-name="T1327">C</text:span>oudon2, <text:span text:style-name="T1327">É</text:span>coute1, <text:span text:style-name="T1327">R</text:span>egarde, <text:span text:style-name="T1353">Voyons3, Tiens6</text:span></text:p>
          </table:table-cell>
        </table:table-row>
        <table:table-row>
          <table:covered-table-cell/>
          <table:table-cell table:style-name="Table4.B2" office:value-type="string">
            <text:p text:style-name="P1176">Infirmatif</text:p>
          </table:table-cell>
          <table:table-cell table:style-name="Table4.C2" office:value-type="string">
            <text:p text:style-name="P1117"><text:span text:style-name="T1327">P</text:span>antoute, <text:span text:style-name="T611">┌</text:span><text:span text:style-name="T1327">V</text:span>raiment pas<text:span text:style-name="T612">┐</text:span></text:p>
          </table:table-cell>
        </table:table-row>
        <table:table-row>
          <table:covered-table-cell/>
          <table:table-cell table:style-name="Table4.B2" office:value-type="string">
            <text:p text:style-name="P1176">Infirmatif partiel</text:p>
          </table:table-cell>
          <table:table-cell table:style-name="Table4.C2" office:value-type="string">
            <text:p text:style-name="P1117"><text:span text:style-name="T611">┌</text:span><text:span text:style-name="T1327">C</text:span>'est encore drôle<text:span text:style-name="T612">┐</text:span>, <text:span text:style-name="T611">┌</text:span><text:span text:style-name="T1327">P</text:span>as vraiment<text:span text:style-name="T612">┐</text:span>, <text:span text:style-name="T1327">B</text:span>of</text:p>
          </table:table-cell>
        </table:table-row>
        <table:table-row>
          <table:table-cell table:style-name="Table4.A1" table:number-rows-spanned="4" office:value-type="string">
            <text:p text:style-name="P1176">Directifs</text:p>
          </table:table-cell>
          <table:table-cell table:style-name="Table4.A1" office:value-type="string">
            <text:p text:style-name="P1176"><text:span text:style-name="T1334">A</text:span>ttention</text:p>
          </table:table-cell>
          <table:table-cell table:style-name="Table4.C1" office:value-type="string">
            <text:p text:style-name="P1117"><text:span text:style-name="T1327">É</text:span>coute1, <text:span text:style-name="T1327">É</text:span>coute2, <text:span text:style-name="T1327">R</text:span>egarde, <text:span text:style-name="T1354">Voyons2, Heille, Tiens1, Tiens2</text:span></text:p>
          </table:table-cell>
        </table:table-row>
        <table:table-row>
          <table:covered-table-cell/>
          <table:table-cell table:style-name="Table4.B2" office:value-type="string">
            <text:p text:style-name="P1176">Arrêt</text:p>
          </table:table-cell>
          <table:table-cell table:style-name="Table4.C2" office:value-type="string">
            <text:p text:style-name="P1118"><text:span text:style-name="T1327">Ar</text:span>rête1, <text:span text:style-name="T1327">A</text:span>rrête2, <text:span text:style-name="T1327">W</text:span>ô, <text:span text:style-name="T1355">Chut</text:span></text:p>
          </table:table-cell>
        </table:table-row>
        <table:table-row>
          <table:covered-table-cell/>
          <table:table-cell table:style-name="Table4.B2" office:value-type="string">
            <text:p text:style-name="P1112">Question</text:p>
          </table:table-cell>
          <table:table-cell table:style-name="Table4.C2" office:value-type="string">
            <text:p text:style-name="P1118"><text:span text:style-name="T611">┌</text:span><text:span text:style-name="T1356">P</text:span>our vrai1<text:span text:style-name="T612">┐</text:span>, <text:span text:style-name="T1327">S</text:span>érieux1, <text:span text:style-name="T1327">H</text:span>ein1</text:p>
          </table:table-cell>
        </table:table-row>
        <table:table-row>
          <table:covered-table-cell/>
          <table:table-cell table:style-name="Table4.B2" office:value-type="string">
            <text:p text:style-name="P1113">Encouragement</text:p>
          </table:table-cell>
          <table:table-cell table:style-name="Table4.C2" office:value-type="string">
            <text:p text:style-name="P1118"><text:span text:style-name="T1327">E</text:span>nvoye, <text:span text:style-name="T1327">G</text:span>o</text:p>
          </table:table-cell>
        </table:table-row>
        <table:table-row>
          <table:table-cell table:style-name="Table4.B2" office:value-type="string">
            <text:p text:style-name="P101"><text:span text:style-name="T1357">Types de c</text:span>onnotations</text:p>
          </table:table-cell>
          <table:table-cell table:style-name="Table4.B2" office:value-type="string">
            <text:p text:style-name="P996">Mots-clés</text:p>
          </table:table-cell>
          <table:table-cell table:style-name="Table4.C2" office:value-type="string">
            <text:p text:style-name="P996">Unités</text:p>
          </table:table-cell>
        </table:table-row>
        <table:table-row>
          <table:table-cell table:style-name="Table4.B2" office:value-type="string">
            <text:p text:style-name="P1114">Stylistiques</text:p>
          </table:table-cell>
          <table:table-cell table:style-name="Table4.A1" office:value-type="string">
            <text:p text:style-name="P1115">Tabou</text:p>
          </table:table-cell>
          <table:table-cell table:style-name="Table4.C1" office:value-type="string">
            <text:p text:style-name="P1119">Sacre1, Sacre2, Merde</text:p>
          </table:table-cell>
        </table:table-row>
      </table:table>
      <text:p text:style-name="P1605"/>
      <text:p text:style-name="P654"/>
      <text:p text:style-name="P141"/>
      <text:h text:style-name="P1545" text:outline-level="2"><text:bookmark-start text:name="__RefHeading__20330_243363925"/><text:soft-page-break/><text:span text:style-name="T2008">C.1. </text:span>Les expressifs<text:bookmark-end text:name="__RefHeading__20330_243363925"/></text:h>
      <text:p text:style-name="P74">Pour plusieurs MRAI, la fonction illocutoire expressive est évidente. Les actes expressifs ont pour but de communiquer des informations au sujet de la subjectivité d'un énonciateur à propos d'états du monde (dont la vérité est présupposée). Searle définit cette classe de façon à ce qu'elle regroupe plusieurs actes pouvant être nommés par des verbes performatifs (comme l'excuse, l<text:span text:style-name="T1359">es</text:span> félicitation<text:span text:style-name="T1359">s</text:span>, le souhait de bienvenue...). </text:p>
      <text:p text:style-name="P63"/>
      <text:p text:style-name="P1582"><text:span text:style-name="T2565">**</text:span>Les auteurs <text:s/><text:reference-mark-start text:name="ZOTERO_ITEM CSL_CITATION {&quot;citationID&quot;:&quot;291ulc2vfc&quot;,&quot;properties&quot;:{&quot;formattedCitation&quot;:&quot;(Alm, Roth et Sproat, 2005)&quot;,&quot;plainCitation&quot;:&quot;(Alm, Roth et Sproat, 2005)&quot;},&quot;citationItems&quot;:[{&quot;id&quot;:236,&quot;uris&quot;:[&quot;http://zotero.org/users/1655709/items/8R8I2TTW&quot;],&quot;uri&quot;:[&quot;http://zotero.org/users/1655709/items/8R8I2TTW&quot;],&quot;itemData&quot;:{&quot;id&quot;:236,&quot;type&quot;:&quot;paper-conference&quot;,&quot;title&quot;:&quot;Emotions from Text: Machine Learning for Text-based Emotion Prediction&quot;,&quot;container-title&quot;:&quot;Proceedings of the Conference on Human Language Technology and Empirical Methods in Natural Language Processing&quot;,&quot;collection-title&quot;:&quot;HLT '05&quot;,&quot;publisher&quot;:&quot;Association for Computational Linguistics&quot;,&quot;publisher-place&quot;:&quot;Stroudsburg, PA, USA&quot;,&quot;page&quot;:&quot;579–586&quot;,&quot;source&quot;:&quot;ACM Digital Library&quot;,&quot;event-place&quot;:&quot;Stroudsburg, PA, USA&quot;,&quot;abstract&quot;:&quot;In addition to information, text contains attitudinal, and more specifically, emotional content. This paper explores the text-based emotion prediction problem empirically, using supervised machine learning with the SNoW learning architecture. The goal is to classify the emotional affinity of sentences in the narrative domain of children's fairy tales, for subsequent usage in appropriate expressive rendering of text-to-speech synthesis. Initial experiments on a preliminary data set of 22 fairy tales show encouraging results over a naïve baseline and BOW approach for classification of emotional versus non-emotional contents, with some dependency on parameter tuning. We also discuss results for a tripartite model which covers emotional valence, as well as feature set alternations. In addition, we present plans for a more cognitively sound sequential model, taking into consideration a larger set of basic emotions.&quot;,&quot;URL&quot;:&quot;http://dx.doi.org/10.3115/1220575.1220648&quot;,&quot;DOI&quot;:&quot;10.3115/1220575.1220648&quot;,&quot;shortTitle&quot;:&quot;Emotions from Text&quot;,&quot;author&quot;:[{&quot;family&quot;:&quot;Alm&quot;,&quot;given&quot;:&quot;Cecilia Ovesdotter&quot;},{&quot;family&quot;:&quot;Roth&quot;,&quot;given&quot;:&quot;Dan&quot;},{&quot;family&quot;:&quot;Sproat&quot;,&quot;given&quot;:&quot;Richard&quot;}],&quot;issued&quot;:{&quot;date-parts&quot;:[[&quot;2005&quot;]]},&quot;accessed&quot;:{&quot;date-parts&quot;:[[&quot;2016&quot;,6,6]]}}}],&quot;schema&quot;:&quot;https://github.com/citation-style-language/schema/raw/master/csl-citation.json&quot;} RNDHhq3EherwU"/>(Alm, Roth et Sproat, 2005)<text:reference-mark-end text:name="ZOTERO_ITEM CSL_CITATION {&quot;citationID&quot;:&quot;291ulc2vfc&quot;,&quot;properties&quot;:{&quot;formattedCitation&quot;:&quot;(Alm, Roth et Sproat, 2005)&quot;,&quot;plainCitation&quot;:&quot;(Alm, Roth et Sproat, 2005)&quot;},&quot;citationItems&quot;:[{&quot;id&quot;:236,&quot;uris&quot;:[&quot;http://zotero.org/users/1655709/items/8R8I2TTW&quot;],&quot;uri&quot;:[&quot;http://zotero.org/users/1655709/items/8R8I2TTW&quot;],&quot;itemData&quot;:{&quot;id&quot;:236,&quot;type&quot;:&quot;paper-conference&quot;,&quot;title&quot;:&quot;Emotions from Text: Machine Learning for Text-based Emotion Prediction&quot;,&quot;container-title&quot;:&quot;Proceedings of the Conference on Human Language Technology and Empirical Methods in Natural Language Processing&quot;,&quot;collection-title&quot;:&quot;HLT '05&quot;,&quot;publisher&quot;:&quot;Association for Computational Linguistics&quot;,&quot;publisher-place&quot;:&quot;Stroudsburg, PA, USA&quot;,&quot;page&quot;:&quot;579–586&quot;,&quot;source&quot;:&quot;ACM Digital Library&quot;,&quot;event-place&quot;:&quot;Stroudsburg, PA, USA&quot;,&quot;abstract&quot;:&quot;In addition to information, text contains attitudinal, and more specifically, emotional content. This paper explores the text-based emotion prediction problem empirically, using supervised machine learning with the SNoW learning architecture. The goal is to classify the emotional affinity of sentences in the narrative domain of children's fairy tales, for subsequent usage in appropriate expressive rendering of text-to-speech synthesis. Initial experiments on a preliminary data set of 22 fairy tales show encouraging results over a naïve baseline and BOW approach for classification of emotional versus non-emotional contents, with some dependency on parameter tuning. We also discuss results for a tripartite model which covers emotional valence, as well as feature set alternations. In addition, we present plans for a more cognitively sound sequential model, taking into consideration a larger set of basic emotions.&quot;,&quot;URL&quot;:&quot;http://dx.doi.org/10.3115/1220575.1220648&quot;,&quot;DOI&quot;:&quot;10.3115/1220575.1220648&quot;,&quot;shortTitle&quot;:&quot;Emotions from Text&quot;,&quot;author&quot;:[{&quot;family&quot;:&quot;Alm&quot;,&quot;given&quot;:&quot;Cecilia Ovesdotter&quot;},{&quot;family&quot;:&quot;Roth&quot;,&quot;given&quot;:&quot;Dan&quot;},{&quot;family&quot;:&quot;Sproat&quot;,&quot;given&quot;:&quot;Richard&quot;}],&quot;issued&quot;:{&quot;date-parts&quot;:[[&quot;2005&quot;]]},&quot;accessed&quot;:{&quot;date-parts&quot;:[[&quot;2016&quot;,6,6]]}}}],&quot;schema&quot;:&quot;https://github.com/citation-style-language/schema/raw/master/csl-citation.json&quot;} RNDHhq3EherwU"/> <text:span text:style-name="T2567">ont </text:span>propos<text:span text:style-name="T2567">é</text:span> une annotation sémantique des émotions à l'aide de 7 <text:span text:style-name="T2563">classes : colère, dégoût, peur, joie, tristesse, surprise positive et surprise négative. </text:span></text:p>
      <text:p text:style-name="P1582"><text:span text:style-name="T2563">Ces classes correspondent aux actes expressifs </text:span></text:p>
      <text:p text:style-name="P1583">rajouter à cela les actes illocutoires assertifs et directifs.</text:p>
      <text:p text:style-name="P1581"/>
      <text:p text:style-name="P1589"/>
      <text:p text:style-name="P63"/>
      <text:h text:style-name="P1552" text:outline-level="3"><text:bookmark-start text:name="__RefHeading__14250_290109867"/><text:span text:style-name="T2008">C</text:span>.1.<text:span text:style-name="T1360">1</text:span>. <text:span text:style-name="T1244">B</text:span>ien et mal<text:bookmark-end text:name="__RefHeading__14250_290109867"/></text:h>
      <text:p text:style-name="P655">Plusieurs MI servent à exprimer une <text:span text:style-name="T1361">humeur positive ou négative ou encore une appréciation positive ou négative au sujet</text:span> d<text:span text:style-name="T1362">'</text:span>états du monde. </text:p>
      <text:p text:style-name="P655"/>
      <text:p text:style-name="P1176"><text:span text:style-name="T960">Dans </text:span><text:reference-mark-start text:name="ZOTERO_ITEM CSL_CITATION {&quot;citationID&quot;:&quot;17ruhppvnb&quot;,&quot;properties&quot;:{&quot;formattedCitation&quot;:&quot;(Goddard et Ye, 2014)&quot;,&quot;plainCitation&quot;:&quot;(Goddard et Ye, 2014)&quot;},&quot;citationItems&quot;:[{&quot;id&quot;:147,&quot;uris&quot;:[&quot;http://zotero.org/users/1655709/items/VVNEZDKM&quot;],&quot;uri&quot;:[&quot;http://zotero.org/users/1655709/items/VVNEZDKM&quot;],&quot;itemData&quot;:{&quot;id&quot;:147,&quot;type&quot;:&quot;article-journal&quot;,&quot;title&quot;:&quot;Exploring “happiness” and “pain” across languages and cultures&quot;,&quot;container-title&quot;:&quot;International Journal of Language and Culture&quot;,&quot;page&quot;:&quot;131-148&quot;,&quot;volume&quot;:&quot;1&quot;,&quot;issue&quot;:&quot;2&quot;,&quot;source&quot;:&quot;CrossRef&quot;,&quot;DOI&quot;:&quot;10.1075/ijolc.1.2.01god&quot;,&quot;ISSN&quot;:&quot;2214-3157, 2214-3165&quot;,&quot;language&quot;:&quot;en&quot;,&quot;author&quot;:[{&quot;family&quot;:&quot;Goddard&quot;,&quot;given&quot;:&quot;Cliff&quot;},{&quot;family&quot;:&quot;Ye&quot;,&quot;given&quot;:&quot;Zhengdao&quot;}],&quot;issued&quot;:{&quot;date-parts&quot;:[[&quot;2014&quot;]]}}}],&quot;schema&quot;:&quot;https://github.com/citation-style-language/schema/raw/master/csl-citation.json&quot;} RNDqNcqWncpnX"/><text:span text:style-name="T960">Goddard et Ye (2014)</text:span><text:reference-mark-end text:name="ZOTERO_ITEM CSL_CITATION {&quot;citationID&quot;:&quot;17ruhppvnb&quot;,&quot;properties&quot;:{&quot;formattedCitation&quot;:&quot;(Goddard et Ye, 2014)&quot;,&quot;plainCitation&quot;:&quot;(Goddard et Ye, 2014)&quot;},&quot;citationItems&quot;:[{&quot;id&quot;:147,&quot;uris&quot;:[&quot;http://zotero.org/users/1655709/items/VVNEZDKM&quot;],&quot;uri&quot;:[&quot;http://zotero.org/users/1655709/items/VVNEZDKM&quot;],&quot;itemData&quot;:{&quot;id&quot;:147,&quot;type&quot;:&quot;article-journal&quot;,&quot;title&quot;:&quot;Exploring “happiness” and “pain” across languages and cultures&quot;,&quot;container-title&quot;:&quot;International Journal of Language and Culture&quot;,&quot;page&quot;:&quot;131-148&quot;,&quot;volume&quot;:&quot;1&quot;,&quot;issue&quot;:&quot;2&quot;,&quot;source&quot;:&quot;CrossRef&quot;,&quot;DOI&quot;:&quot;10.1075/ijolc.1.2.01god&quot;,&quot;ISSN&quot;:&quot;2214-3157, 2214-3165&quot;,&quot;language&quot;:&quot;en&quot;,&quot;author&quot;:[{&quot;family&quot;:&quot;Goddard&quot;,&quot;given&quot;:&quot;Cliff&quot;},{&quot;family&quot;:&quot;Ye&quot;,&quot;given&quot;:&quot;Zhengdao&quot;}],&quot;issued&quot;:{&quot;date-parts&quot;:[[&quot;2014&quot;]]}}}],&quot;schema&quot;:&quot;https://github.com/citation-style-language/schema/raw/master/csl-citation.json&quot;} RNDqNcqWncpnX"/><text:span text:style-name="T961">, </text:span><text:span text:style-name="T960">les auteurs </text:span><text:span text:style-name="T962">explorent différents cadres sémantiques </text:span><text:span text:style-name="T963">qui </text:span><text:span text:style-name="T964">mett</text:span><text:span text:style-name="T963">e</text:span><text:span text:style-name="T964">nt en jeu les </text:span><text:span text:style-name="T962">concepts de </text:span><text:span text:style-name="T1137">bien</text:span><text:span text:style-name="T962"> et de </text:span><text:span text:style-name="T1137">mal</text:span><text:span text:style-name="T962"> </text:span><text:span text:style-name="T964">en lien avec les verbes de base </text:span><text:span text:style-name="T1138">penser</text:span><text:span text:style-name="T963"> </text:span><text:span text:style-name="T964">et </text:span><text:span text:style-name="T1138">ressentir</text:span><text:span text:style-name="T962">. </text:span><text:span text:style-name="T963">Ces propositions construites à l'aide de primitifs sémantiques formeront la base de </text:span><text:span text:style-name="T965">notre</text:span><text:span text:style-name="T963"> description des actes illocutoires propres aux MRAI.</text:span></text:p>
      <text:p text:style-name="P656"/>
      <text:p text:style-name="P1557">Table<text:span text:style-name="T1363">au</text:span> <text:sequence text:ref-name="refTable35" text:name="Table" text:formula="ooow:Table+1" style:num-format="1">3</text:sequence>: Combinatoire des primitifs sémantiques PENSER <text:span text:style-name="T1364">et</text:span> RESSENTIR <text:span text:style-name="T1364">avec</text:span> BIEN/MAL</text:p>
      <table:table table:name="Table6" table:style-name="Table6">
        <table:table-column table:style-name="Table6.A"/>
        <table:table-row>
          <table:table-cell table:style-name="Table6.A1" office:value-type="string">
            <text:p text:style-name="P408">quelqu'un PENSE quelque chose de (bien/mal) au sujet de (quelqu'un/quelque chose)</text:p>
          </table:table-cell>
        </table:table-row>
        <table:table-row>
          <table:table-cell table:style-name="Table6.A2" office:value-type="string">
            <text:p text:style-name="P408">quelqu'un RESSENT quelque chose de (bien/mal)</text:p>
          </table:table-cell>
        </table:table-row>
        <table:table-row>
          <table:table-cell table:style-name="Table6.A2" office:value-type="string">
            <text:p text:style-name="P408">quelqu'un RESSENT quelque chose de (bien/mal) envers quelqu'un d'autre</text:p>
          </table:table-cell>
        </table:table-row>
        <table:table-row>
          <table:table-cell table:style-name="Table6.A2" office:value-type="string">
            <text:p text:style-name="P408">quelqu'un RESSENT quelque chose de (bien/mal) dans une partie de son corps</text:p>
          </table:table-cell>
        </table:table-row>
      </table:table>
      <text:p text:style-name="P143">[Adapté de Goddard et Ye 2014 : <text:span text:style-name="T1365">7</text:span>]</text:p>
      <text:p text:style-name="P657"/>
      <text:p text:style-name="P659"><text:soft-page-break/>Le cadre sémantique de la première ligne de ce tableau peut être associé aux actes expressifs approbatifs et désapprobatifs que nous identifions par les mots-clés <text:span text:style-name="T21">bien</text:span> et <text:span text:style-name="T21">mal</text:span>. Plutôt que d'utiliser la paraphrase « <text:span text:style-name="T1366">quelqu'un</text:span> pense quelque chose de bien/mal au sujet de quelque chose » nous pouvons avoir recours à un argument X et à un style <text:span text:style-name="T1367">déclaratif</text:span> de façon à formuler les paraphrases « X est bien » et « X est mal ». </text:p>
      <text:p text:style-name="P660"/>
      <text:p text:style-name="P661">Le cadre sémantique de la <text:span text:style-name="T1368">deuxième ligne </text:span>peut être associé aux actes expressifs que nous identifions par les mots-clés <text:span text:style-name="T21">se sentir bien</text:span> et <text:span text:style-name="T21">se sentir mal</text:span>. Dans ces cas, le recours au pronom JE est de mise et permet de former les paraphrases <text:span text:style-name="T1368">« je ressens quelque chose de bien » </text:span>et « <text:span text:style-name="T1368">je ressens quelque chose de mal ». </text:span></text:p>
      <text:p text:style-name="P660"/>
      <text:p text:style-name="P662">La troisième ligne du tableau décrit des sentiments, comme l'amour et la haine, qui ne semblent pas être exprimés par des MRAI tels que ceux que l'on retrouve dans le CFPQ. </text:p>
      <text:p text:style-name="P660"/>
      <text:p text:style-name="P662">La quatrième ligne du tableau décrit un cas particulier d'un sentiment négatif, la douleur (voir plus bas au point 3.1.4).</text:p>
      <text:p text:style-name="P663"/>
      <text:p text:style-name="P658">Il est pertinent de distinguer l'expression du fait que quelque chose est considéré bien ou mal et l'expression du fait qu'une personne ressent un sentiment positif ou négatif dans la mesure où, comme nous allons le voir plus loin, certaines unités ne réalisent qu'un de ces actes à la fois. </text:p>
      <text:p text:style-name="P664"/>
      <text:p text:style-name="P34">Tableau <text:sequence text:ref-name="refTable36" text:name="Table" text:formula="ooow:Table+1" style:num-format="1">4</text:sequence> : Actes expressifs liés <text:span text:style-name="T1369">au bien et au mal</text:span></text:p>
      <table:table table:name="Table7" table:style-name="Table7">
        <table:table-column table:style-name="Table7.A"/>
        <table:table-column table:style-name="Table7.B"/>
        <table:table-row>
          <table:table-cell table:style-name="Table7.A1" office:value-type="string">
            <text:p text:style-name="P997">Mot-clé<text:span text:style-name="T1370">s</text:span></text:p>
          </table:table-cell>
          <table:table-cell table:style-name="Table7.B1" office:value-type="string">
            <text:p text:style-name="P102">Paraphrase<text:span text:style-name="T1370">s</text:span></text:p>
          </table:table-cell>
        </table:table-row>
        <table:table-row>
          <table:table-cell table:style-name="Table7.A2" office:value-type="string">
            <text:p text:style-name="P1120">Bien</text:p>
          </table:table-cell>
          <table:table-cell table:style-name="Table7.B2" office:value-type="string">
            <text:p text:style-name="P115">X est bien</text:p>
          </table:table-cell>
        </table:table-row>
        <table:table-row>
          <table:table-cell table:style-name="Table7.A2" office:value-type="string">
            <text:p text:style-name="P1120">Mal</text:p>
          </table:table-cell>
          <table:table-cell table:style-name="Table7.B2" office:value-type="string">
            <text:p text:style-name="P115">X est mal</text:p>
          </table:table-cell>
        </table:table-row>
        <table:table-row>
          <table:table-cell table:style-name="Table7.A2" office:value-type="string">
            <text:p text:style-name="P1120">Se sentir bien</text:p>
          </table:table-cell>
          <table:table-cell table:style-name="Table7.B2" office:value-type="string">
            <text:p text:style-name="P109">je ressens quelque chose de bien</text:p>
          </table:table-cell>
        </table:table-row>
        <table:table-row>
          <table:table-cell table:style-name="Table7.A2" office:value-type="string">
            <text:p text:style-name="P1120">Se sentir mal</text:p>
          </table:table-cell>
          <table:table-cell table:style-name="Table7.B2" office:value-type="string">
            <text:p text:style-name="P111">je ressens quelque chose de mal</text:p>
          </table:table-cell>
        </table:table-row>
      </table:table>
      <text:p text:style-name="P63"/>
      <text:h text:style-name="P1643" text:outline-level="4"><text:bookmark-start text:name="__RefHeading__17155_290109867"/>COOL<text:bookmark-end text:name="__RefHeading__17155_290109867"/></text:h>
      <text:p text:style-name="P637">Le MRAI <text:span text:style-name="T94">cool</text:span> est issu de l'adjectif <text:span text:style-name="T94">cool</text:span>, il peut être vu comme la contraction de la phrase « C'est cool. ». <text:span text:style-name="T1371">En utilisant </text:span><text:span text:style-name="T95">cool</text:span><text:span text:style-name="T1371"> comme MRAI, un énonciateur exprime le sentiment que quelque chose est </text:span><text:soft-page-break/><text:span text:style-name="T1371">positif et qu'il ressent un sentiment positif. En (24), l'énonciateur A exprime ainsi son approbation à l'aide de </text:span><text:span text:style-name="T95">cool</text:span><text:span text:style-name="T1371"> :</text:span></text:p>
      <text:p text:style-name="P637"/>
      <text:p text:style-name="P1439">(<text:sequence text:ref-name="refDrawing84" text:name="Drawing" text:formula="ooow:Drawing+1" style:num-format="1">85</text:sequence><text:span text:style-name="T1372">)<text:tab/></text:span>H : ah c'était pas pire (.) j’ai euh (.) combattu ma peur pis j'ai été danser avec la mariée</text:p>
      <text:p text:style-name="P1439"><text:tab/>A : [1<text:span text:style-name="T21">COOL </text:span>(<text:span text:style-name="T82">en se reculant pour le regarder bien dans les yeux</text:span>)</text:p>
      <text:p text:style-name="P1439"><text:tab/>[sous-corpus 14, segment 8, page 83, ligne 25-26]</text:p>
      <text:p text:style-name="P1439"/>
      <text:p text:style-name="P637"><text:span text:style-name="T82">C</text:span><text:span text:style-name="T94">ool</text:span><text:span text:style-name="T1373"> n'est pas forcément utilisé en réaction à une affirmation d'un coénonciateur. Par exemple, on peut imaginer quelqu'un dire « cool » après avoir reçu un cadeau qu'il apprécie. </text:span></text:p>
      <text:p text:style-name="P637"/>
      <text:p text:style-name="P36"><text:span text:style-name="T1374">Classe</text:span> <text:sequence text:ref-name="refMRAI0" text:name="MRAI" text:formula="ooow:MRAI+1" style:num-format="1">1</text:sequence>: C<text:span text:style-name="T1375">ool</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53">Formes</text:p>
          </table:table-cell>
          <table:table-cell table:style-name="Table8.A1" office:value-type="string">
            <text:p text:style-name="P253">Fréquences</text:p>
          </table:table-cell>
          <table:table-cell table:style-name="Table8.A1" office:value-type="string">
            <text:p text:style-name="P253">Actes illocutoires</text:p>
          </table:table-cell>
          <table:table-cell table:style-name="Table8.D1" office:value-type="string">
            <text:p text:style-name="P203">Prosodie</text:p>
          </table:table-cell>
        </table:table-row>
        <table:table-row>
          <table:table-cell table:style-name="Table8.A2" office:value-type="string">
            <text:p text:style-name="P935">cool</text:p>
          </table:table-cell>
          <table:table-cell table:style-name="Table8.A2" office:value-type="string">
            <text:p text:style-name="P356">7</text:p>
          </table:table-cell>
          <table:table-cell table:style-name="Table8.C2" office:value-type="string">
            <text:p text:style-name="P847">bien, <text:span text:style-name="T1376">se </text:span>sen<text:span text:style-name="T1376">tir</text:span> bien</text:p>
          </table:table-cell>
          <table:table-cell table:style-name="Table8.D2" office:value-type="string">
            <text:p text:style-name="P848"/>
          </table:table-cell>
        </table:table-row>
      </table:table>
      <text:p text:style-name="P637"/>
      <text:p text:style-name="P1654"><text:span text:style-name="T2568">Tableau : Lexies de</text:span></text:p>
      <table:table table:name="Table121" table:style-name="Table121">
        <table:table-column table:style-name="Table121.A"/>
        <table:table-column table:style-name="Table121.B"/>
        <table:table-row>
          <table:table-cell table:style-name="Table121.A1" office:value-type="string">
            <text:p text:style-name="P1648">Lexies</text:p>
          </table:table-cell>
          <table:table-cell table:style-name="Table121.B1" office:value-type="string">
            <text:p text:style-name="P1649">Actes illocutoires</text:p>
          </table:table-cell>
        </table:table-row>
        <table:table-row>
          <table:table-cell table:style-name="Table121.A2" office:value-type="string">
            <text:p text:style-name="P1652"/>
          </table:table-cell>
          <table:table-cell table:style-name="Table121.B2" office:value-type="string">
            <text:p text:style-name="P1652"/>
          </table:table-cell>
        </table:table-row>
      </table:table>
      <text:p text:style-name="P1594"/>
      <text:p text:style-name="P1590"/>
      <text:p text:style-name="P637"/>
      <text:h text:style-name="P1643" text:outline-level="4"><text:bookmark-start text:name="__RefHeading__10581_1334881705"/>SUPER<text:bookmark-end text:name="__RefHeading__10581_1334881705"/></text:h>
      <text:p text:style-name="P637">Le MRAI <text:span text:style-name="T94">super</text:span> est issu de l'adjectif <text:span text:style-name="T94">super</text:span>. On peut le voir comme la contraction de la phrase « C'est super! ». <text:span text:style-name="T1377">Il est très similaire à </text:span><text:span text:style-name="T96">cool</text:span><text:span text:style-name="T1377">. En (25), </text:span><text:span text:style-name="T94">super</text:span><text:span text:style-name="T1377"> est </text:span>utilisé <text:span text:style-name="T1378">pour exprimer que quelque chose est bien et correspond aux désirs de l'énonciateur :</text:span></text:p>
      <text:p text:style-name="P637"/>
      <text:p text:style-name="P1439">(<text:sequence text:ref-name="refDrawing85" text:name="Drawing" text:formula="ooow:Drawing+1" style:num-format="1">86</text:sequence>)<text:tab/>D : {tu;Ø} fais-tu partie du groupe toi//</text:p>
      <text:p text:style-name="P1439"><text:tab/>J-M : euh (.) oui</text:p>
      <text:p text:style-name="P1439"><text:tab/>D : <text:span text:style-name="T21">super</text:span> alors euh quelle est sont vos impressions euh depuis le début là de cette aventu:re//</text:p>
      <text:p text:style-name="P1439"><text:tab/> [sous-corpus 10, segment 1, page 1, ligne 11-13]</text:p>
      <text:p text:style-name="P637"/>
      <text:p text:style-name="P36"><text:soft-page-break/><text:span text:style-name="T1374">Classe</text:span> <text:sequence text:ref-name="refMRAI1" text:name="MRAI" text:formula="ooow:MRAI+1" style:num-format="1">2</text:sequence>: S<text:span text:style-name="T1375">uper</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53">Formes</text:p>
          </table:table-cell>
          <table:table-cell table:style-name="Table9.A1" office:value-type="string">
            <text:p text:style-name="P253">Fréquences</text:p>
          </table:table-cell>
          <table:table-cell table:style-name="Table9.A1" office:value-type="string">
            <text:p text:style-name="P253">Actes illocutoires</text:p>
          </table:table-cell>
          <table:table-cell table:style-name="Table9.D1" office:value-type="string">
            <text:p text:style-name="P204">Prosodie</text:p>
          </table:table-cell>
        </table:table-row>
        <table:table-row>
          <table:table-cell table:style-name="Table9.A2" office:value-type="string">
            <text:p text:style-name="P935">super</text:p>
          </table:table-cell>
          <table:table-cell table:style-name="Table9.A2" office:value-type="string">
            <text:p text:style-name="P356">7</text:p>
          </table:table-cell>
          <table:table-cell table:style-name="Table9.A2" office:value-type="string">
            <text:p text:style-name="P847">bien, <text:span text:style-name="T1379">se </text:span>sen<text:span text:style-name="T1379">tir</text:span> bien</text:p>
          </table:table-cell>
          <table:table-cell table:style-name="Table9.D2" office:value-type="string">
            <text:p text:style-name="P849"/>
          </table:table-cell>
        </table:table-row>
      </table:table>
      <text:p text:style-name="P794"/>
      <text:p text:style-name="P1654"><text:span text:style-name="T2568">Tableau : Lexies de</text:span></text:p>
      <table:table table:name="Table122" table:style-name="Table122">
        <table:table-column table:style-name="Table122.A"/>
        <table:table-column table:style-name="Table122.B"/>
        <table:table-row>
          <table:table-cell table:style-name="Table122.A1" office:value-type="string">
            <text:p text:style-name="P1648">Lexies</text:p>
          </table:table-cell>
          <table:table-cell table:style-name="Table122.B1" office:value-type="string">
            <text:p text:style-name="P1649">Actes illocutoires</text:p>
          </table:table-cell>
        </table:table-row>
        <table:table-row>
          <table:table-cell table:style-name="Table122.A2" office:value-type="string">
            <text:p text:style-name="P1652"/>
          </table:table-cell>
          <table:table-cell table:style-name="Table122.B2" office:value-type="string">
            <text:p text:style-name="P1652"/>
          </table:table-cell>
        </table:table-row>
      </table:table>
      <text:p text:style-name="P1594"/>
      <text:p text:style-name="P1590"/>
      <text:h text:style-name="P1643" text:outline-level="4"><text:bookmark-start text:name="__RefHeading__15256_636267883"/>ZUT<text:bookmark-end text:name="__RefHeading__15256_636267883"/></text:h>
      <text:p text:style-name="P665"><text:span text:style-name="T82">Z</text:span><text:span text:style-name="T94">ut</text:span> est utilisé par un énonciateur pour <text:span text:style-name="T1380">manifester</text:span> u<text:span text:style-name="T1381">ne légère déception. L'unité réalise en quelque sorte des actes illocutoires inverses de ceux réalisés par </text:span><text:span text:style-name="T97">cool</text:span><text:span text:style-name="T1380"> et </text:span><text:span text:style-name="T97">super</text:span><text:span text:style-name="T1380">.</text:span></text:p>
      <text:p text:style-name="P637"/>
      <text:p text:style-name="P666">En (<text:span text:style-name="T1382">26</text:span>), <text:span text:style-name="T1383">l'énonciatrice ME utilise </text:span><text:span text:style-name="T98">zut</text:span><text:span text:style-name="T494"> pour </text:span><text:span text:style-name="T495">exprimer son sentiment </text:span><text:span text:style-name="T496">que quelque chose est </text:span><text:span text:style-name="T497">négatif</text:span><text:span text:style-name="T496"> et </text:span><text:span text:style-name="T498">pour </text:span><text:span text:style-name="T494">exprimer le fait qu'</text:span><text:span text:style-name="T499">elle</text:span><text:span text:style-name="T494"> ressent</text:span><text:span text:style-name="T1384"> quelque chose </text:span><text:span text:style-name="T1385">de </text:span><text:span text:style-name="T1386">négatif :</text:span></text:p>
      <text:p text:style-name="P637"/>
      <text:p text:style-name="P1439"><text:span text:style-name="T1393">(</text:span><text:span text:style-name="T1393"><text:sequence text:ref-name="refDrawing86" text:name="Drawing" text:formula="ooow:Drawing+1" style:num-format="1">87</text:sequence></text:span><text:span text:style-name="T1393">)<text:tab/></text:span>M : avez-vous des chums vous-autres↑ </text:p>
      <text:p text:style-name="P1439"><text:tab/>ME : [1non (RIRE) </text:p>
      <text:p text:style-name="P1439"><text:tab/>D : [1non (RIRE) </text:p>
      <text:p text:style-name="P1439"><text:tab/>C : [1non (RIRE) </text:p>
      <text:p text:style-name="P1439"><text:tab/>MA : [1non (RIRE) </text:p>
      <text:p text:style-name="P1439"><text:tab/>ME : <text:span text:style-name="T21">zut</text:span> alors non </text:p>
      <text:p text:style-name="P1439"><text:tab/>[sous-corpus 3, segment 3, page 42, ligne 11] </text:p>
      <text:p text:style-name="P1439"/>
      <text:p text:style-name="P36"><text:span text:style-name="T1374">Classe</text:span> <text:sequence text:ref-name="refMRAI2" text:name="MRAI" text:formula="ooow:MRAI+1" style:num-format="1">3</text:sequence>: Z<text:span text:style-name="T1375">ut</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5">Formes</text:p>
          </table:table-cell>
          <table:table-cell table:style-name="Table10.A1" office:value-type="string">
            <text:p text:style-name="P253">Fréquences</text:p>
          </table:table-cell>
          <table:table-cell table:style-name="Table10.A1" office:value-type="string">
            <text:p text:style-name="P253">Actes illocutoires</text:p>
          </table:table-cell>
          <table:table-cell table:style-name="Table10.D1" office:value-type="string">
            <text:p text:style-name="P206">Prosodie</text:p>
          </table:table-cell>
        </table:table-row>
        <table:table-row>
          <table:table-cell table:style-name="Table10.A2" office:value-type="string">
            <text:p text:style-name="P935">zut</text:p>
          </table:table-cell>
          <table:table-cell table:style-name="Table10.A2" office:value-type="string">
            <text:p text:style-name="P356">2</text:p>
          </table:table-cell>
          <table:table-cell table:style-name="Table10.A2" office:value-type="string">
            <text:p text:style-name="P850">mal, <text:span text:style-name="T1394">se </text:span>sen<text:span text:style-name="T1394">tir</text:span> mal</text:p>
          </table:table-cell>
          <table:table-cell table:style-name="Table10.D2" office:value-type="string">
            <text:p text:style-name="P850"/>
          </table:table-cell>
        </table:table-row>
      </table:table>
      <text:p text:style-name="P1584"/>
      <text:p text:style-name="P1654"><text:soft-page-break/><text:span text:style-name="T2568">Tableau : Lexies de</text:span></text:p>
      <table:table table:name="Table123" table:style-name="Table123">
        <table:table-column table:style-name="Table123.A"/>
        <table:table-column table:style-name="Table123.B"/>
        <table:table-row>
          <table:table-cell table:style-name="Table123.A1" office:value-type="string">
            <text:p text:style-name="P1648">Lexies</text:p>
          </table:table-cell>
          <table:table-cell table:style-name="Table123.B1" office:value-type="string">
            <text:p text:style-name="P1649">Actes illocutoires</text:p>
          </table:table-cell>
        </table:table-row>
        <table:table-row>
          <table:table-cell table:style-name="Table123.A2" office:value-type="string">
            <text:p text:style-name="P1652"/>
          </table:table-cell>
          <table:table-cell table:style-name="Table123.B2" office:value-type="string">
            <text:p text:style-name="P1652"/>
          </table:table-cell>
        </table:table-row>
      </table:table>
      <text:p text:style-name="P1594"/>
      <text:p text:style-name="P1585"/>
      <text:h text:style-name="P1552" text:outline-level="3"><text:bookmark-start text:name="__RefHeading__15227_1776417886"/><text:span text:style-name="T2008">C</text:span>.1.<text:span text:style-name="T1360">2</text:span>. <text:span text:style-name="T1395">Inattendu</text:span><text:bookmark-end text:name="__RefHeading__15227_1776417886"/></text:h>
      <text:p text:style-name="P1176"><text:span text:style-name="T1396">Goddard </text:span><text:reference-mark-start text:name="ZOTERO_ITEM CSL_CITATION {&quot;citationID&quot;:&quot;1br8mqhcu2&quot;,&quot;properties&quot;:{&quot;formattedCitation&quot;:&quot;(Goddard, 2013, 2014)&quot;,&quot;plainCitation&quot;:&quot;(Goddard, 2013, 2014)&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yHBaubS9Ab"/><text:span text:style-name="T1396">(2013, 2014)</text:span><text:reference-mark-end text:name="ZOTERO_ITEM CSL_CITATION {&quot;citationID&quot;:&quot;1br8mqhcu2&quot;,&quot;properties&quot;:{&quot;formattedCitation&quot;:&quot;(Goddard, 2013, 2014)&quot;,&quot;plainCitation&quot;:&quot;(Goddard, 2013, 2014)&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yHBaubS9Ab"/><text:span text:style-name="T1396"> a décrit des adjectifs et des interjections liés à la surprise et à l'étonnement. Ses définitions à l'aide de la MSN permettent de distinguer les éléments qui sont tout simplement nouveaux, des éléments qui sont difficiles à croire ou difficiles à comprendre et ceux qui suscitent un sentiment d'émerveillement. </text:span></text:p>
      <text:p text:style-name="P1176"/>
      <text:p text:style-name="P1121"><text:bookmark-start text:name="__RefHeading__13420_2108982154"/>L<text:span text:style-name="T1397">es composantes centrales de l</text:span>'adjectif <text:span text:style-name="T82">surprised</text:span> <text:span text:style-name="T1397">sont expliquées à l'aide du scénario cognitif suivant par Goddard (2014) :</text:span><text:bookmark-end text:name="__RefHeading__13420_2108982154"/></text:p>
      <text:p text:style-name="P1121"/>
      <text:p text:style-name="P608">[A] Someone X was surprised (at that time) :</text:p>
      <text:p text:style-name="P604"><text:tab/>[...]</text:p>
      <text:p text:style-name="P601">a short time before it was like this:</text:p>
      <text:p text:style-name="P601"><text:tab/>– something happened</text:p>
      <text:p text:style-name="P601"><text:tab/>[...]</text:p>
      <text:p text:style-name="P601"><text:span text:style-name="T1397">after this, this someone thought about it like this:</text:span><text:tab/></text:p>
      <text:p text:style-name="P601"><text:tab/>I didnʼt know before that it will be like this</text:p>
      <text:p text:style-name="P601"><text:tab/>I know it now</text:p>
      <text:p text:style-name="P1020"><text:span text:style-name="T1398">[</text:span><text:reference-mark-start text:name="ZOTERO_ITEM CSL_CITATION {&quot;citationID&quot;:&quot;27e3enpij0&quot;,&quot;properties&quot;:{&quot;formattedCitation&quot;:&quot;(Goddard, 2014)&quot;,&quot;plainCitation&quot;:&quot;(Goddard, 2014)&quot;},&quot;citationItems&quot;:[{&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B6XWBV9r9L"/><text:span text:style-name="T1398">Goddard, 2014</text:span><text:reference-mark-end text:name="ZOTERO_ITEM CSL_CITATION {&quot;citationID&quot;:&quot;27e3enpij0&quot;,&quot;properties&quot;:{&quot;formattedCitation&quot;:&quot;(Goddard, 2014)&quot;,&quot;plainCitation&quot;:&quot;(Goddard, 2014)&quot;},&quot;citationItems&quot;:[{&quot;id&quot;:77,&quot;uris&quot;:[&quot;http://zotero.org/users/1655709/items/8U3UDJAI&quot;],&quot;uri&quot;:[&quot;http://zotero.org/users/1655709/items/8U3UDJAI&quot;],&quot;itemData&quot;:{&quot;id&quot;:77,&quot;type&quot;:&quot;paper-conference&quot;,&quot;title&quot;:&quot;The semantics of \&quot;surprise\&quot; (and \&quot;interest\&quot;).&quot;,&quot;publisher-place&quot;:&quot;U. Paris-Diderot&quot;,&quot;event&quot;:&quot;International Symposium on Describing and Expressing Surprise&quot;,&quot;event-place&quot;:&quot;U. Paris-Diderot&quot;,&quot;author&quot;:[{&quot;family&quot;:&quot;Goddard&quot;,&quot;given&quot;:&quot;Cliff&quot;}],&quot;issued&quot;:{&quot;date-parts&quot;:[[&quot;2014&quot;,10,10]]}}}],&quot;schema&quot;:&quot;https://github.com/citation-style-language/schema/raw/master/csl-citation.json&quot;} RNDB6XWBV9r9L"/><text:span text:style-name="T1398"> : 6]</text:span></text:p>
      <text:p text:style-name="P1121"/>
      <text:p text:style-name="P1122">La composante principale de cette définition est l'énoncé qui se traduit par « je ne savais <text:span text:style-name="T1399">pas </text:span>plus tôt que cela allait être comme cela ». Ainsi, la définition de Goddard décrit l'état d'une personne mise en face d'un élément nouveau. <text:span text:style-name="T1400">La plupart des MRAI sont produit en réaction à quelque chose, souvent en réaction à quelque chose de nouveau. Mais la particularité des marqueurs liés à l'acte illocutoire identifié par le mot-clé </text:span><text:span text:style-name="T22">inattendu</text:span><text:span text:style-name="T966"> </text:span><text:span text:style-name="T967">est qu'ils expriment </text:span><text:span text:style-name="T968">un sentiment par rapport à </text:span><text:span text:style-name="T967">ce fait. </text:span></text:p>
      <text:p text:style-name="P667"/>
      <text:p text:style-name="P1013"><text:span text:style-name="T967">L'ensemble des </text:span><text:span text:style-name="T949">composantes figurant dans l'explication sémantique</text:span><text:span text:style-name="T967"> de Goddard peuvent </text:span><text:span text:style-name="T969">être</text:span><text:span text:style-name="T967"> regroupées à l'aide d'une variable, de façon à les raccourcir considérablement : </text:span><text:span text:style-name="T970">« je ne </text:span><text:span text:style-name="T967">savais</text:span><text:span text:style-name="T970"> pas que X allait être comme cela ». </text:span><text:span text:style-name="T967">L'utilisation du verbe </text:span><text:span text:style-name="T1139">savoir</text:span><text:span text:style-name="T967">, plutôt que le verbe </text:span><text:span text:style-name="T1139">penser</text:span><text:span text:style-name="T967">, implique que </text:span><text:span text:style-name="T970">l</text:span><text:span text:style-name="T967">'énonciateur n'avait pas nécessairement une opinion préalable au sujet de X. </text:span></text:p>
      <text:p text:style-name="P1121"><text:soft-page-break/></text:p>
      <text:h text:style-name="P1643" text:outline-level="4"><text:bookmark-start text:name="__RefHeading__15232_532340341"/>FRANCHEMENT<text:bookmark-end text:name="__RefHeading__15232_532340341"/></text:h>
      <text:p text:style-name="P1176"><text:span text:style-name="T971">Le </text:span><text:span text:style-name="T932">MRAI </text:span><text:span text:style-name="T1140">franchement</text:span><text:span text:style-name="T971"> </text:span><text:span text:style-name="T932">ne doit pas être confondu avec ce qui est parfois </text:span><text:span text:style-name="T972">décrit comme étant un</text:span><text:span text:style-name="T932"> « adverbe de phrase » dans les grammaires normatives (par exemple, dans Grevisse </text:span><text:span text:style-name="T973">2008</text:span><text:span text:style-name="T932"> : 469). </text:span><text:span text:style-name="T974">Aussi appelé « modalisateur d'énonciation » par </text:span><text:reference-mark-start text:name="ZOTERO_ITEM CSL_CITATION {&quot;citationID&quot;:&quot;2msmasoi30&quot;,&quot;properties&quot;:{&quot;formattedCitation&quot;:&quot;(Pop, 2001)&quot;,&quot;plainCitation&quot;:&quot;(Pop, 2001)&quot;},&quot;citationItems&quot;:[{&quot;id&quot;:50,&quot;uris&quot;:[&quot;http://zotero.org/users/1655709/items/Q5NMKDHI&quot;],&quot;uri&quot;:[&quot;http://zotero.org/users/1655709/items/Q5NMKDHI&quot;],&quot;itemData&quot;:{&quot;id&quot;:50,&quot;type&quot;:&quot;article-journal&quot;,&quot;title&quot;:&quot;Adverbes de texte&quot;,&quot;container-title&quot;:&quot;L'Information Grammaticale&quot;,&quot;page&quot;:&quot;13-19&quot;,&quot;volume&quot;:&quot;91&quot;,&quot;issue&quot;:&quot;1&quot;,&quot;DOI&quot;:&quot;10.3406/igram.2001.3288&quot;,&quot;ISSN&quot;:&quot;0222-9838&quot;,&quot;journalAbbreviation&quot;:&quot;igram&quot;,&quot;author&quot;:[{&quot;family&quot;:&quot;Pop&quot;,&quot;given&quot;:&quot;Liana&quot;}],&quot;issued&quot;:{&quot;date-parts&quot;:[[&quot;2001&quot;]]}}}],&quot;schema&quot;:&quot;https://github.com/citation-style-language/schema/raw/master/csl-citation.json&quot;} RNDTVCmCE5Wti"/><text:span text:style-name="T974">Pop </text:span><text:span text:style-name="T975">(</text:span><text:span text:style-name="T974">2001 : </text:span><text:span text:style-name="T975">13-19</text:span><text:span text:style-name="T974">)</text:span><text:reference-mark-end text:name="ZOTERO_ITEM CSL_CITATION {&quot;citationID&quot;:&quot;2msmasoi30&quot;,&quot;properties&quot;:{&quot;formattedCitation&quot;:&quot;(Pop, 2001)&quot;,&quot;plainCitation&quot;:&quot;(Pop, 2001)&quot;},&quot;citationItems&quot;:[{&quot;id&quot;:50,&quot;uris&quot;:[&quot;http://zotero.org/users/1655709/items/Q5NMKDHI&quot;],&quot;uri&quot;:[&quot;http://zotero.org/users/1655709/items/Q5NMKDHI&quot;],&quot;itemData&quot;:{&quot;id&quot;:50,&quot;type&quot;:&quot;article-journal&quot;,&quot;title&quot;:&quot;Adverbes de texte&quot;,&quot;container-title&quot;:&quot;L'Information Grammaticale&quot;,&quot;page&quot;:&quot;13-19&quot;,&quot;volume&quot;:&quot;91&quot;,&quot;issue&quot;:&quot;1&quot;,&quot;DOI&quot;:&quot;10.3406/igram.2001.3288&quot;,&quot;ISSN&quot;:&quot;0222-9838&quot;,&quot;journalAbbreviation&quot;:&quot;igram&quot;,&quot;author&quot;:[{&quot;family&quot;:&quot;Pop&quot;,&quot;given&quot;:&quot;Liana&quot;}],&quot;issued&quot;:{&quot;date-parts&quot;:[[&quot;2001&quot;]]}}}],&quot;schema&quot;:&quot;https://github.com/citation-style-language/schema/raw/master/csl-citation.json&quot;} RNDTVCmCE5Wti"/><text:span text:style-name="T932">, </text:span><text:span text:style-name="T974">c</text:span><text:span text:style-name="T932">e type d'adverbe porte sur une énonciation à la manière d'un marqueur d'interprétation. Le </text:span><text:span text:style-name="T1141">franchement</text:span><text:span text:style-name="T932"> de (</text:span><text:span text:style-name="T976">27</text:span><text:span text:style-name="T932">), comme adverbe de phrase, veut dire à peu près « je suis franc en disant que </text:span><text:span text:style-name="T949">P</text:span><text:span text:style-name="T932"> ».</text:span></text:p>
      <text:p text:style-name="P637"/>
      <text:p text:style-name="P1439">(<text:sequence text:ref-name="refDrawing87" text:name="Drawing" text:formula="ooow:Drawing+1" style:num-format="1">88</text:sequence>)<text:tab/>É : ah oui le Québec là <text:span text:style-name="T599">franchement</text:span> côté embonpoint on est corrects encore</text:p>
      <text:p text:style-name="P1439"><text:tab/>[sous-corpus 1, segment 8, page 116, ligne 6] </text:p>
      <text:p text:style-name="P637"/>
      <text:p text:style-name="P637">Le MRAI <text:span text:style-name="T99">franchement</text:span>, par contre, porte sur le contexte d'énonciation, souvent en réaction avec ce qu'un coénonciateur a dit. Il réalise de<text:span text:style-name="T1401">s </text:span>actes illocutoires <text:span text:style-name="T1401">expressifs </text:span>liés à l'étonnement et <text:span text:style-name="T1402">à la désapprobation.</text:span></text:p>
      <text:p text:style-name="P637"/>
      <text:p text:style-name="P1439">(<text:sequence text:ref-name="refDrawing88" text:name="Drawing" text:formula="ooow:Drawing+1" style:num-format="1">89</text:sequence>)<text:tab/>J : [...] je disais que je trouvais ça BEAU la Gaspésie tout ça [1pis je parlais avec une copine française qui &lt;len&lt;•mais il y a pas de magasins°&gt;&gt; (<text:span text:style-name="T82">dit avec exaspération</text:span>) [2 elle dit ça de même j’ai dit [...]</text:p>
      <text:p text:style-name="P1439"><text:tab/>L : [1ah c’est beau c’est BEAU</text:p>
      <text:p text:style-name="P1439"><text:tab/>F : [1hum hum </text:p>
      <text:p text:style-name="P1439"><text:tab/>F : [2ah <text:span text:style-name="T21">franchement</text:span></text:p>
      <text:p text:style-name="P1439"><text:tab/>[sous-corpus 18, segment 6, page 60, ligne 20]</text:p>
      <text:p text:style-name="P637"/>
      <text:p text:style-name="P668">En (<text:span text:style-name="T1382">28</text:span>), l'énonciatrice <text:span text:style-name="T1402">produit </text:span><text:span text:style-name="T100">franchement</text:span><text:span text:style-name="T1402"> en réaction à une affirmation qu'on lui rapporte, qui lui semble inattendue et qu'elle juge négativement.</text:span></text:p>
      <text:p text:style-name="P1013"/>
      <text:p text:style-name="P36"><text:span text:style-name="T1374">Classe</text:span> <text:sequence text:ref-name="refMRAI3" text:name="MRAI" text:formula="ooow:MRAI+1" style:num-format="1">4</text:sequence>: F<text:span text:style-name="T1375">ranchement</text:span></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07">Formes</text:p>
          </table:table-cell>
          <table:table-cell table:style-name="Table11.A1" office:value-type="string">
            <text:p text:style-name="P253">Fréquences</text:p>
          </table:table-cell>
          <table:table-cell table:style-name="Table11.A1" office:value-type="string">
            <text:p text:style-name="P253">Actes illocutoires</text:p>
          </table:table-cell>
          <table:table-cell table:style-name="Table11.D1" office:value-type="string">
            <text:p text:style-name="P208">Prosodie</text:p>
          </table:table-cell>
        </table:table-row>
        <table:table-row>
          <table:table-cell table:style-name="Table11.A2" office:value-type="string">
            <text:p text:style-name="P935">franchement</text:p>
          </table:table-cell>
          <table:table-cell table:style-name="Table11.A2" office:value-type="string">
            <text:p text:style-name="P415">18</text:p>
          </table:table-cell>
          <table:table-cell table:style-name="Table11.A2" office:value-type="string">
            <text:p text:style-name="P638"><text:span text:style-name="T1403">inattendu</text:span>, <text:span text:style-name="T1404">mal</text:span></text:p>
          </table:table-cell>
          <table:table-cell table:style-name="Table11.D2" office:value-type="string">
            <text:p text:style-name="P638"/>
          </table:table-cell>
        </table:table-row>
      </table:table>
      <text:p text:style-name="P1121"/>
      <text:p text:style-name="P1654"><text:soft-page-break/><text:span text:style-name="T2568">Tableau : Lexies de</text:span></text:p>
      <table:table table:name="Table124" table:style-name="Table124">
        <table:table-column table:style-name="Table124.A"/>
        <table:table-column table:style-name="Table124.B"/>
        <table:table-row>
          <table:table-cell table:style-name="Table124.A1" office:value-type="string">
            <text:p text:style-name="P1648">Lexies</text:p>
          </table:table-cell>
          <table:table-cell table:style-name="Table124.B1" office:value-type="string">
            <text:p text:style-name="P1649">Actes illocutoires</text:p>
          </table:table-cell>
        </table:table-row>
        <table:table-row>
          <table:table-cell table:style-name="Table124.A2" office:value-type="string">
            <text:p text:style-name="P1652"/>
          </table:table-cell>
          <table:table-cell table:style-name="Table124.B2" office:value-type="string">
            <text:p text:style-name="P1652"/>
          </table:table-cell>
        </table:table-row>
      </table:table>
      <text:p text:style-name="P1594"/>
      <text:p text:style-name="P1595"/>
      <text:h text:style-name="P1643" text:outline-level="4"><text:bookmark-start text:name="__RefHeading__33162_1347690371"/>OUPS<text:bookmark-end text:name="__RefHeading__33162_1347690371"/></text:h>
      <text:p text:style-name="P1123">Un énonciateur produit <text:span text:style-name="T82">oups</text:span> lorsqu'il se rend compte que quelqu'un a commis une erreur qui a provoqué une situation négative. En (<text:span text:style-name="T1382">29</text:span>), <text:span text:style-name="T1405">l'énonciatrice utilise </text:span><text:span text:style-name="T101">oups</text:span><text:span text:style-name="T1405"> pour signaler qu'elle se sent mal suite à son expulsion inattendue de salive :</text:span></text:p>
      <text:p text:style-name="P1123"/>
      <text:p text:style-name="P1439"><text:span text:style-name="T1405">(</text:span><text:span text:style-name="T1405"><text:sequence text:ref-name="refDrawing89" text:name="Drawing" text:formula="ooow:Drawing+1" style:num-format="1">90</text:sequence></text:span><text:span text:style-name="T1405">)<text:tab/></text:span>C: <text:span text:style-name="T1405">[1mai:s j’ai fait un ostie de speech là j’ai dit •écoute (.) je suis pas une BS je suis une étudiante ok/ cinquante-deux piastres c’est un livre de psychologie°</text:span> <text:span text:style-name="T21">oups</text:span> excuse (<text:span text:style-name="T82">dit en s’adressant à Patrick</text:span>) ah [2je postillonne (<text:span text:style-name="T82">dit en riant et en passant sa main sur le bras de Patrick comme pour le nettoyer</text:span>)</text:p>
      <text:p text:style-name="P1439"><text:tab/>[sous-corpus 25, segment 6, page 92, ligne 10]</text:p>
      <text:p text:style-name="P1121"/>
      <text:p text:style-name="P1124">La forme <text:span text:style-name="T82">oupelaille</text:span> est parfois utilisée dans le sens <text:span text:style-name="T82">oups</text:span> dans le CFPQ. <text:span text:style-name="T82">Oupelaille</text:span> a aussi souvent le sens de<text:span text:style-name="T1406">s unités de la classe</text:span> <text:span text:style-name="T82">Ayoye</text:span>.</text:p>
      <text:p text:style-name="P1121"/>
      <text:p text:style-name="P36"><text:span text:style-name="T1374">Classe</text:span> <text:sequence text:ref-name="refMRAI4" text:name="MRAI" text:formula="ooow:MRAI+1" style:num-format="1">5</text:sequence>: <text:span text:style-name="T1407">Oups</text:span></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07">Formes</text:p>
          </table:table-cell>
          <table:table-cell table:style-name="Table13.A1" office:value-type="string">
            <text:p text:style-name="P253">Fréquences</text:p>
          </table:table-cell>
          <table:table-cell table:style-name="Table13.A1" office:value-type="string">
            <text:p text:style-name="P253">Actes illocutoires</text:p>
          </table:table-cell>
          <table:table-cell table:style-name="Table13.D1" office:value-type="string">
            <text:p text:style-name="P208">Prosodie</text:p>
          </table:table-cell>
        </table:table-row>
        <table:table-row>
          <table:table-cell table:style-name="Table13.A2" office:value-type="string">
            <text:p text:style-name="P939">oups</text:p>
          </table:table-cell>
          <table:table-cell table:style-name="Table13.A2" office:value-type="string">
            <text:p text:style-name="P409">23</text:p>
          </table:table-cell>
          <table:table-cell table:style-name="Table13.A2" table:number-rows-spanned="2" office:value-type="string">
            <text:p text:style-name="P638"><text:span text:style-name="T1403">inattendu</text:span>, <text:span text:style-name="T1404">mal, se sentir mal</text:span></text:p>
          </table:table-cell>
          <table:table-cell table:style-name="Table13.D2" table:number-rows-spanned="2" office:value-type="string">
            <text:p text:style-name="P638"/>
          </table:table-cell>
        </table:table-row>
        <table:table-row>
          <table:table-cell table:style-name="Table13.A2" office:value-type="string">
            <text:p text:style-name="P939">oupelaille</text:p>
          </table:table-cell>
          <table:table-cell table:style-name="Table13.A2" office:value-type="string">
            <text:p text:style-name="P410">5</text:p>
          </table:table-cell>
          <table:covered-table-cell/>
          <table:covered-table-cell/>
        </table:table-row>
      </table:table>
      <text:p text:style-name="P1121"/>
      <text:p text:style-name="P1654"><text:span text:style-name="T2568">Tableau : Lexies de</text:span></text:p>
      <table:table table:name="Table130" table:style-name="Table130">
        <table:table-column table:style-name="Table130.A"/>
        <table:table-column table:style-name="Table130.B"/>
        <table:table-row>
          <table:table-cell table:style-name="Table130.A1" office:value-type="string">
            <text:p text:style-name="P1648">Lexies</text:p>
          </table:table-cell>
          <table:table-cell table:style-name="Table130.B1" office:value-type="string">
            <text:p text:style-name="P1649">Actes illocutoires</text:p>
          </table:table-cell>
        </table:table-row>
        <table:table-row>
          <table:table-cell table:style-name="Table130.A2" office:value-type="string">
            <text:p text:style-name="P1652"/>
          </table:table-cell>
          <table:table-cell table:style-name="Table130.B2" office:value-type="string">
            <text:p text:style-name="P1652"/>
          </table:table-cell>
        </table:table-row>
      </table:table>
      <text:p text:style-name="P1594"/>
      <text:p text:style-name="P1595"/>
      <text:h text:style-name="P1643" text:outline-level="4"><text:bookmark-start text:name="__RefHeading__23675_372710461"/><text:soft-page-break/>UNE CHANCE<text:bookmark-end text:name="__RefHeading__23675_372710461"/></text:h>
      <text:p text:style-name="P669">Le phrasème <text:span text:style-name="T611">┌</text:span><text:span text:style-name="T82">une chance</text:span><text:span text:style-name="T613">┐</text:span> est utilisé pour exprimer un soulagement devant un état de la situation qui est vu comme étant positif<text:span text:style-name="T1408">, alors qu'il aurait pu ne pas l'être. </text:span></text:p>
      <text:p text:style-name="P669"/>
      <text:p text:style-name="P669">En (<text:span text:style-name="T1382">35</text:span>), l'énonciateur <text:span text:style-name="T1409">C exprime son soulagement devant l'infirmation de M de la proposition de J au sujet du fait qu'il n'aimerait pas les manèges :</text:span></text:p>
      <text:p text:style-name="P669"/>
      <text:p text:style-name="P1439">(<text:span text:style-name="T1410"><text:sequence text:ref-name="refDrawing90" text:name="Drawing" text:formula="ooow:Drawing+1" style:num-format="1">91</text:sequence></text:span>)<text:tab/>J : [3t’aimes pas les manèges/ (<text:span text:style-name="T82">en s’adressant à Maxime</text:span>)</text:p>
      <text:p text:style-name="P1439"><text:tab/>M : oui j’aime ça</text:p>
      <text:p text:style-name="P1439"><text:tab/>J : ah <text:s/>[1ok fiou</text:p>
      <text:p text:style-name="P1439"><text:tab/>C : [1ah ok <text:span text:style-name="T21">une chance</text:span> (.) heille genre euh (.) il me dit que quand il é- il était à La Ronde là la Pitoune c’était extrême pour lui</text:p>
      <text:p text:style-name="P1439"><text:tab/>[sous-corpus 17, segment 3, page 37, ligne 23]</text:p>
      <text:p text:style-name="P669"/>
      <text:p text:style-name="P670">Le phrasème peut également être utilisé comme MI en lien syntaxique avec une proposition sous la forme « une chance que P » ou « un chance, P ».</text:p>
      <text:p text:style-name="P669"/>
      <text:p text:style-name="P36"><text:span text:style-name="T1411">Classe</text:span> <text:sequence text:ref-name="refMRAI5" text:name="MRAI" text:formula="ooow:MRAI+1" style:num-format="1">6</text:sequence>: <text:span text:style-name="T616">┌</text:span><text:span text:style-name="T1412">Une chance</text:span><text:span text:style-name="T617">┐</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09">Formes</text:p>
          </table:table-cell>
          <table:table-cell table:style-name="Table14.A1" office:value-type="string">
            <text:p text:style-name="P253">Fréquences</text:p>
          </table:table-cell>
          <table:table-cell table:style-name="Table14.A1" office:value-type="string">
            <text:p text:style-name="P253">Actes illocutoires</text:p>
          </table:table-cell>
          <table:table-cell table:style-name="Table14.D1" office:value-type="string">
            <text:p text:style-name="P209">Prosodie</text:p>
          </table:table-cell>
        </table:table-row>
        <table:table-row>
          <table:table-cell table:style-name="Table14.A2" office:value-type="string">
            <text:p text:style-name="P940">une chance</text:p>
          </table:table-cell>
          <table:table-cell table:style-name="Table14.A2" office:value-type="string">
            <text:p text:style-name="P335">7</text:p>
          </table:table-cell>
          <table:table-cell table:style-name="Table14.A2" office:value-type="string">
            <text:p text:style-name="P851"><text:span text:style-name="T1413">inattendu, </text:span>bien, <text:span text:style-name="T1414">se sentir bien</text:span></text:p>
          </table:table-cell>
          <table:table-cell table:style-name="Table14.D2" office:value-type="string">
            <text:p text:style-name="P851"/>
          </table:table-cell>
        </table:table-row>
      </table:table>
      <text:p text:style-name="P1121"/>
      <text:p text:style-name="P1654"><text:span text:style-name="T2568">Tableau : Lexies de</text:span></text:p>
      <table:table table:name="Table131" table:style-name="Table131">
        <table:table-column table:style-name="Table131.A"/>
        <table:table-column table:style-name="Table131.B"/>
        <table:table-row>
          <table:table-cell table:style-name="Table131.A1" office:value-type="string">
            <text:p text:style-name="P1648">Lexies</text:p>
          </table:table-cell>
          <table:table-cell table:style-name="Table131.B1" office:value-type="string">
            <text:p text:style-name="P1649">Actes illocutoires</text:p>
          </table:table-cell>
        </table:table-row>
        <table:table-row>
          <table:table-cell table:style-name="Table131.A2" office:value-type="string">
            <text:p text:style-name="Table_20_Contents"><text:span text:style-name="T616">┌</text:span><text:span text:style-name="T1412">une chance</text:span><text:span text:style-name="T617">┐</text:span></text:p>
          </table:table-cell>
          <table:table-cell table:style-name="Table131.B2" office:value-type="string">
            <text:p text:style-name="Table_20_Contents"><text:span text:style-name="T1413">inattendu, </text:span>bien, <text:span text:style-name="T1414">se sentir bien</text:span></text:p>
          </table:table-cell>
        </table:table-row>
      </table:table>
      <text:p text:style-name="P1594"/>
      <text:p text:style-name="P1595"/>
      <text:h text:style-name="P1552" text:outline-level="3"><text:bookmark-start text:name="__RefHeading__16195_427455138"/><text:span text:style-name="T2008">C</text:span>.1.<text:span text:style-name="T1360">3</text:span>. Hors du commun<text:bookmark-end text:name="__RefHeading__16195_427455138"/></text:h>
      <text:p text:style-name="P1176">Un <text:span text:style-name="T1415">élément lié au mot-clé</text:span> <text:span text:style-name="T23">hors du commun</text:span><text:span text:style-name="T1416"> é</text:span>pate non par son <text:span text:style-name="T1417">caractère </text:span>i<text:span text:style-name="T1417">mprobable</text:span>, mais par sa « grandeur ». <text:span text:style-name="T1418">La dernière ligne de la définition de l'interjection </text:span><text:span text:style-name="T102">w</text:span><text:span text:style-name="T103">ow!</text:span><text:span text:style-name="T1416"> de Goddard (</text:span><text:reference-mark-start text:name="ZOTERO_ITEM CSL_CITATION {&quot;citationID&quot;:&quot;2001mbns1r&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ZoDSU7FdTg"/>2013)<text:reference-mark-end text:name="ZOTERO_ITEM CSL_CITATION {&quot;citationID&quot;:&quot;2001mbns1r&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ZoDSU7FdTg"/> <text:span text:style-name="T1419">fait appel à un scénario physique afin de décrire l'émotion de l'énonciateur devant quelque chose d'impressionnant :</text:span></text:p>
      <text:p text:style-name="P1125"/>
      <text:p text:style-name="P608"><text:soft-page-break/>Wow!</text:p>
      <text:p text:style-name="P601">I think like this: “this is very good”</text:p>
      <text:p text:style-name="P601">I didn’t know before that it can be like this</text:p>
      <text:p text:style-name="P601">I feel something very good because of this</text:p>
      <text:p text:style-name="P589">I feel like someone can feel when this someone sees something very big</text:p>
      <text:p text:style-name="P605">[<text:span text:style-name="T1420">Goddard 2013 : 5</text:span>]</text:p>
      <text:p text:style-name="P1176"/>
      <text:p text:style-name="P1176"><text:span text:style-name="T1421">Le sentiment d'épatement exprimé par </text:span><text:span text:style-name="T104">wow</text:span><text:span text:style-name="T1421"> en anglais se retrouve dans le signifié de plusieurs MRAI du français que nous analysons ici. Nous décrivons l'acte expressif associé à ce sentiment à l'aide d'une paraphrase inspirée de la définition de Goddard, mais légèrement simplifiée : « je me sens comme quelqu'un qui voit quelque chose de très grand ».</text:span></text:p>
      <text:p text:style-name="P1176"/>
      <text:p text:style-name="P1126"><text:span text:style-name="T1422">Plusieurs</text:span> son<text:span text:style-name="T1422">s</text:span> peu<text:span text:style-name="T1422">ven</text:span>t être utilisé<text:span text:style-name="T1422">s</text:span> comme interjection<text:span text:style-name="T1422">s</text:span> primaire<text:span text:style-name="T1422">s</text:span> pour exprimer l<text:span text:style-name="T1400">'étonnement</text:span> devant quelque chose de hors du commun. <text:span text:style-name="T1423">Avec ce type d'unités, nous sommes à la limite entre la langue et les autres formes d'expression orale. Dans le cadre de cette étude, nous portons notre attention sur les unités linguistiques, plutôt que les cris et productions sonores non-linguistiques, mais la distinction n'est, dans certains cas, pas facile à faire.</text:span></text:p>
      <text:p text:style-name="P671"/>
      <text:h text:style-name="P1643" text:outline-level="4"><text:bookmark-start text:name="__RefHeading__19004_1713658456"/>HI<text:bookmark-end text:name="__RefHeading__19004_1713658456"/></text:h>
      <text:p text:style-name="P36"><text:span text:style-name="T1374">Classe</text:span> <text:sequence text:ref-name="refMRAI6" text:name="MRAI" text:formula="ooow:MRAI+1" style:num-format="1">7</text:sequence> <text:span text:style-name="T475">: </text:span><text:span text:style-name="T105">Hi</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07">Formes</text:p>
          </table:table-cell>
          <table:table-cell table:style-name="Table15.A1" office:value-type="string">
            <text:p text:style-name="P253">Fréquences</text:p>
          </table:table-cell>
          <table:table-cell table:style-name="Table15.A1" office:value-type="string">
            <text:p text:style-name="P253">Actes illocutoires</text:p>
          </table:table-cell>
          <table:table-cell table:style-name="Table15.D1" office:value-type="string">
            <text:p text:style-name="P210">Prosodie</text:p>
          </table:table-cell>
        </table:table-row>
        <table:table-row>
          <table:table-cell table:style-name="Table15.A2" office:value-type="string">
            <text:p text:style-name="P941">hi</text:p>
          </table:table-cell>
          <table:table-cell table:style-name="Table15.A2" office:value-type="string">
            <text:p text:style-name="P411">+-50</text:p>
          </table:table-cell>
          <table:table-cell table:style-name="Table15.A2" office:value-type="string">
            <text:p text:style-name="P852">hors du commun</text:p>
          </table:table-cell>
          <table:table-cell table:style-name="Table15.D2" office:value-type="string">
            <text:p text:style-name="P853">souvent allongé</text:p>
          </table:table-cell>
        </table:table-row>
      </table:table>
      <text:p text:style-name="P671"/>
      <text:p text:style-name="P672">**</text:p>
      <text:p text:style-name="P672"/>
      <text:h text:style-name="P1643" text:outline-level="4"><text:bookmark-start text:name="__RefHeading__19006_1713658456"/>EH<text:bookmark-end text:name="__RefHeading__19006_1713658456"/></text:h>
      <text:p text:style-name="P36"><text:span text:style-name="T1374">Classe</text:span> <text:sequence text:ref-name="refMRAI7" text:name="MRAI" text:formula="ooow:MRAI+1" style:num-format="1">8</text:sequence> <text:span text:style-name="T475">: </text:span><text:span text:style-name="T106">Eh</text:span></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207">Formes</text:p>
          </table:table-cell>
          <table:table-cell table:style-name="Table16.A1" office:value-type="string">
            <text:p text:style-name="P253">Fréquences</text:p>
          </table:table-cell>
          <table:table-cell table:style-name="Table16.A1" office:value-type="string">
            <text:p text:style-name="P253">Actes illocutoires</text:p>
          </table:table-cell>
          <table:table-cell table:style-name="Table16.D1" office:value-type="string">
            <text:p text:style-name="P210">Prosodie</text:p>
          </table:table-cell>
        </table:table-row>
        <table:table-row>
          <table:table-cell table:style-name="Table16.A2" office:value-type="string">
            <text:p text:style-name="P941"/>
          </table:table-cell>
          <table:table-cell table:style-name="Table16.A2" office:value-type="string">
            <text:p text:style-name="P411"/>
          </table:table-cell>
          <table:table-cell table:style-name="Table16.A2" office:value-type="string">
            <text:p text:style-name="P852">hors du commun</text:p>
          </table:table-cell>
          <table:table-cell table:style-name="Table16.D2" office:value-type="string">
            <text:p text:style-name="P853"/>
          </table:table-cell>
        </table:table-row>
      </table:table>
      <text:p text:style-name="P671"/>
      <text:p text:style-name="P672">**</text:p>
      <text:p text:style-name="P672"/>
      <text:h text:style-name="P1643" text:outline-level="4"><text:bookmark-start text:name="__RefHeading__19008_1713658456"/><text:soft-page-break/>OH<text:bookmark-end text:name="__RefHeading__19008_1713658456"/></text:h>
      <text:p text:style-name="P36"><text:span text:style-name="T1374">Classe</text:span> <text:sequence text:ref-name="refMRAI8" text:name="MRAI" text:formula="ooow:MRAI+1" style:num-format="1">9</text:sequence> <text:span text:style-name="T475">: </text:span><text:span text:style-name="T106">Oh</text:span></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07">Formes</text:p>
          </table:table-cell>
          <table:table-cell table:style-name="Table17.A1" office:value-type="string">
            <text:p text:style-name="P253">Fréquences</text:p>
          </table:table-cell>
          <table:table-cell table:style-name="Table17.A1" office:value-type="string">
            <text:p text:style-name="P253">Actes illocutoires</text:p>
          </table:table-cell>
          <table:table-cell table:style-name="Table17.D1" office:value-type="string">
            <text:p text:style-name="P210">Prosodie</text:p>
          </table:table-cell>
        </table:table-row>
        <table:table-row>
          <table:table-cell table:style-name="Table17.A2" office:value-type="string">
            <text:p text:style-name="P941"/>
          </table:table-cell>
          <table:table-cell table:style-name="Table17.A2" office:value-type="string">
            <text:p text:style-name="P411"/>
          </table:table-cell>
          <table:table-cell table:style-name="Table17.A2" office:value-type="string">
            <text:p text:style-name="P852">hors du commun</text:p>
          </table:table-cell>
          <table:table-cell table:style-name="Table17.D2" office:value-type="string">
            <text:p text:style-name="P853"/>
          </table:table-cell>
        </table:table-row>
      </table:table>
      <text:p text:style-name="P671"/>
      <text:p text:style-name="P672">**</text:p>
      <text:p text:style-name="P672"/>
      <text:p text:style-name="P671"/>
      <text:p text:style-name="P671"/>
      <text:h text:style-name="P1643" text:outline-level="4"><text:bookmark-start text:name="__RefHeading__18226_1068340905"/><text:span text:style-name="T1424">E</text:span>H BOY<text:bookmark-end text:name="__RefHeading__18226_1068340905"/></text:h>
      <text:h text:style-name="P1628" text:outline-level="5"><text:bookmark-start text:name="__RefHeading__25389_1226895258"/>Eh boy1<text:bookmark-end text:name="__RefHeading__25389_1226895258"/></text:h>
      <text:p text:style-name="P673">Le marqueur <text:span text:style-name="T611">┌</text:span><text:span text:style-name="T107">eh boy</text:span><text:span text:style-name="T613">┐</text:span><text:span text:style-name="T1425"> </text:span>est utilisé en réaction à quelque chose qui est hors du commun. <text:span text:style-name="T611">┌</text:span><text:span text:style-name="T107">Eh boy</text:span><text:span text:style-name="T613">┐</text:span> n'est pas nécessairement lié à quelque chose d'inattendu <text:span text:style-name="T1426">ou</text:span> de positif. En (<text:span text:style-name="T1382">30</text:span>), l'énonciateur E signale à l'aide de <text:span text:style-name="T611">┌</text:span><text:span text:style-name="T108">oh</text:span><text:span text:style-name="T107"> boy</text:span><text:span text:style-name="T613">┐</text:span> qu'il est impressionné par l'événement plutôt négatif décrit par N :</text:p>
      <text:p text:style-name="P637"/>
      <text:p text:style-name="P1439">(<text:sequence text:ref-name="refDrawing91" text:name="Drawing" text:formula="ooow:Drawing+1" style:num-format="1">92</text:sequence>)<text:tab/>N : ben là on s- s- il fallait il fallait que tu euh tu fasses attention pour pas t- pour pas que le vent t’emporte à force qu’il ventait</text:p>
      <text:p text:style-name="P1439"><text:tab/>[...]</text:p>
      <text:p text:style-name="P1439"><text:tab/>E : &lt;p&lt;<text:span text:style-name="T21">oh boy</text:span>&gt;&gt;</text:p>
      <text:p text:style-name="P1439"><text:tab/>[sous-corpus 8, segment 2, page 14, ligne 11]</text:p>
      <text:p text:style-name="P637"/>
      <text:p text:style-name="P674">En (<text:span text:style-name="T1382">31</text:span>), <text:span text:style-name="T1427">nous savons que </text:span><text:span text:style-name="T611">┌</text:span><text:span text:style-name="T109">eh boy</text:span><text:span text:style-name="T613">┐</text:span><text:span text:style-name="T1428"> n'exprime pas la surprise puisque l'énonciateur E connaît l'endroit dont il est question :</text:span></text:p>
      <text:p text:style-name="P637"/>
      <text:p text:style-name="P1439">(<text:sequence text:ref-name="refDrawing92" text:name="Drawing" text:formula="ooow:Drawing+1" style:num-format="1">93</text:sequence>)<text:tab/>N : ouin mais là c’est GRAND là</text:p>
      <text:p text:style-name="P1439"><text:tab/>E : <text:span text:style-name="T21">EH:::// boy</text:span> que c’est grand (.) c’est [1pas croyable</text:p>
      <text:p text:style-name="P1439"><text:tab/>[sous-corpus 8, segment 7, page 71, lignes 17-18]</text:p>
      <text:p text:style-name="P637"/>
      <text:p text:style-name="P36"><text:soft-page-break/><text:span text:style-name="T1374">Classe</text:span> <text:sequence text:ref-name="refMRAI9" text:name="MRAI" text:formula="ooow:MRAI+1" style:num-format="1">10</text:sequence>: <text:span text:style-name="T611">┌</text:span><text:span text:style-name="T1356">E</text:span>h boy<text:span text:style-name="T617">┐</text:span><text:span text:style-name="T1348">1</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207">Formes</text:p>
          </table:table-cell>
          <table:table-cell table:style-name="Table18.A1" office:value-type="string">
            <text:p text:style-name="P253">Fréquences</text:p>
          </table:table-cell>
          <table:table-cell table:style-name="Table18.A1" office:value-type="string">
            <text:p text:style-name="P253">Actes illocutoires</text:p>
          </table:table-cell>
          <table:table-cell table:style-name="Table18.D1" office:value-type="string">
            <text:p text:style-name="P210">Prosodie</text:p>
          </table:table-cell>
        </table:table-row>
        <table:table-row>
          <table:table-cell table:style-name="Table18.A2" office:value-type="string">
            <text:p text:style-name="P935">eh boy</text:p>
          </table:table-cell>
          <table:table-cell table:style-name="Table18.A2" office:value-type="string">
            <text:p text:style-name="P412">5</text:p>
          </table:table-cell>
          <table:table-cell table:style-name="Table18.A2" table:number-rows-spanned="3" office:value-type="string">
            <text:p text:style-name="P852">hors du commun</text:p>
          </table:table-cell>
          <table:table-cell table:style-name="Table18.D2" table:number-rows-spanned="3" office:value-type="string">
            <text:p text:style-name="P854"/>
          </table:table-cell>
        </table:table-row>
        <table:table-row>
          <table:table-cell table:style-name="Table18.A2" office:value-type="string">
            <text:p text:style-name="P935"><text:span text:style-name="T1424">o</text:span>h boy</text:p>
          </table:table-cell>
          <table:table-cell table:style-name="Table18.A2" office:value-type="string">
            <text:p text:style-name="P412">3</text:p>
          </table:table-cell>
          <table:covered-table-cell/>
          <table:covered-table-cell/>
        </table:table-row>
        <table:table-row>
          <table:table-cell table:style-name="Table18.A2" office:value-type="string">
            <text:p text:style-name="P935">ah boy</text:p>
          </table:table-cell>
          <table:table-cell table:style-name="Table18.A2" office:value-type="string">
            <text:p text:style-name="P412">2</text:p>
          </table:table-cell>
          <table:covered-table-cell/>
          <table:covered-table-cell/>
        </table:table-row>
      </table:table>
      <text:p text:style-name="P794"/>
      <text:p text:style-name="P1176"/>
      <text:h text:style-name="P1628" text:outline-level="5"><text:bookmark-start text:name="__RefHeading__25391_1226895258"/>E<text:span text:style-name="T1429">h</text:span> boy2<text:bookmark-end text:name="__RefHeading__25391_1226895258"/></text:h>
      <text:p text:style-name="P1176"/>
      <text:p text:style-name="P1127">Exaspération</text:p>
      <text:p text:style-name="P1127"/>
      <text:p text:style-name="P36"><text:span text:style-name="T1374">Classe</text:span> <text:sequence text:ref-name="refMRAI10" text:name="MRAI" text:formula="ooow:MRAI+1" style:num-format="1">11</text:sequence>: <text:span text:style-name="T611">┌</text:span><text:span text:style-name="T1356">E</text:span>h boy<text:span text:style-name="T617">┐</text:span><text:span text:style-name="T1348">2</text:span></text:p>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07">Formes</text:p>
          </table:table-cell>
          <table:table-cell table:style-name="Table19.A1" office:value-type="string">
            <text:p text:style-name="P253">Fréquences</text:p>
          </table:table-cell>
          <table:table-cell table:style-name="Table19.A1" office:value-type="string">
            <text:p text:style-name="P253">Actes illocutoires</text:p>
          </table:table-cell>
          <table:table-cell table:style-name="Table19.D1" office:value-type="string">
            <text:p text:style-name="P210">Prosodie</text:p>
          </table:table-cell>
        </table:table-row>
        <table:table-row>
          <table:table-cell table:style-name="Table19.A2" office:value-type="string">
            <text:p text:style-name="P935">eh boy</text:p>
          </table:table-cell>
          <table:table-cell table:style-name="Table19.A2" office:value-type="string">
            <text:p text:style-name="P412">5</text:p>
          </table:table-cell>
          <table:table-cell table:style-name="Table19.A2" table:number-rows-spanned="3" office:value-type="string">
            <text:p text:style-name="P852">hors du commun, <text:span text:style-name="T1429">mal</text:span></text:p>
          </table:table-cell>
          <table:table-cell table:style-name="Table19.D2" table:number-rows-spanned="3" office:value-type="string">
            <text:p text:style-name="P854"/>
          </table:table-cell>
        </table:table-row>
        <table:table-row>
          <table:table-cell table:style-name="Table19.A2" office:value-type="string">
            <text:p text:style-name="P935"><text:span text:style-name="T1424">o</text:span>h boy</text:p>
          </table:table-cell>
          <table:table-cell table:style-name="Table19.A2" office:value-type="string">
            <text:p text:style-name="P412">3</text:p>
          </table:table-cell>
          <table:covered-table-cell/>
          <table:covered-table-cell/>
        </table:table-row>
        <table:table-row>
          <table:table-cell table:style-name="Table19.A2" office:value-type="string">
            <text:p text:style-name="P935">ah boy</text:p>
          </table:table-cell>
          <table:table-cell table:style-name="Table19.A2" office:value-type="string">
            <text:p text:style-name="P412">2</text:p>
          </table:table-cell>
          <table:covered-table-cell/>
          <table:covered-table-cell/>
        </table:table-row>
      </table:table>
      <text:p text:style-name="P794"/>
      <text:h text:style-name="P1643" text:outline-level="4"><text:bookmark-start text:name="__RefHeading__14074_290109867"/>SEIGNEUR<text:bookmark-end text:name="__RefHeading__14074_290109867"/></text:h>
      <text:h text:style-name="P1628" text:outline-level="5"><text:bookmark-start text:name="__RefHeading__25393_1226895258"/>Seigneur1<text:bookmark-end text:name="__RefHeading__25393_1226895258"/></text:h>
      <text:p text:style-name="P637"><text:span text:style-name="T1430">Comme pour </text:span><text:span text:style-name="T611">┌</text:span><text:span text:style-name="T107">eh boy</text:span><text:span text:style-name="T613">┐</text:span><text:span text:style-name="T1425">, le MRAI </text:span><text:span text:style-name="T107">seigneur</text:span><text:span text:style-name="T1425"> est produit en réaction à quelque chose de hors du commun. L</text:span>a composante <text:span text:style-name="T24">inattendu</text:span> <text:span text:style-name="T1431">ne </text:span>semble <text:span text:style-name="T1431">pas présente</text:span> <text:span text:style-name="T1430">dans plusieurs contextes où </text:span><text:span text:style-name="T107">seigneur</text:span> <text:span text:style-name="T1430">est employé</text:span>. <text:span text:style-name="T1432">En (32), par exemple, l</text:span>'énonciateur se rappelle un souvenir et ne peu<text:span text:style-name="T1426">t</text:span> possiblement pas être mis devant une nouvelle information : </text:p>
      <text:p text:style-name="P637"/>
      <text:p text:style-name="P1439"><text:span text:style-name="T1432">(</text:span><text:span text:style-name="T1432"><text:sequence text:ref-name="refDrawing93" text:name="Drawing" text:formula="ooow:Drawing+1" style:num-format="1">94</text:sequence></text:span><text:span text:style-name="T1432">)<text:tab/></text:span>S : pis le père avait tellement travaillé fort pour monter la tente à côté de nous-autres [ 1 écoute ah <text:span text:style-name="T21">seigneur</text:span> t’sais quand tu vois dans les comiques là (.) une patte une pôle un [2 t’sais là (<text:span text:style-name="T82">en faisant semblant d’accrocher des pièces d’une tente </text:span>)</text:p>
      <text:p text:style-name="P1439"><text:tab/>[sous-corpus 15, segment 2, page 32, ligne 12]</text:p>
      <text:p text:style-name="P637"/>
      <text:p text:style-name="P675">*seigneur2 désap?*</text:p>
      <text:p text:style-name="P637"><text:soft-page-break/></text:p>
      <text:p text:style-name="P1439"><text:tab/><text:tab/>S : [9pis moi t’sais c’est même pas des petits jeunes qui me font peur c’est [10des adolescents [11t’sais ça met la musique à pleine [12tête pis là tu dis boum boum boum (en frappant l’air avec ses poings, comme pour marquer le rythme de la musique) [13boum [14et:: <text:span text:style-name="T21">seigneur</text:span></text:p>
      <text:p text:style-name="P1439"><text:tab/>[sous-corpus 15, segment 4, page 66, ligne 16]</text:p>
      <text:p text:style-name="P1439"/>
      <text:p text:style-name="P676"/>
      <text:p text:style-name="P36"><text:span text:style-name="T1374">Classe</text:span> <text:sequence text:ref-name="refMRAI11" text:name="MRAI" text:formula="ooow:MRAI+1" style:num-format="1">12</text:sequence>: S<text:span text:style-name="T1374">eigneur</text:span></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211">Formes</text:p>
          </table:table-cell>
          <table:table-cell table:style-name="Table20.A1" office:value-type="string">
            <text:p text:style-name="P253">Fréquence</text:p>
          </table:table-cell>
          <table:table-cell table:style-name="Table20.A1" office:value-type="string">
            <text:p text:style-name="P253">Actes illocutoires</text:p>
          </table:table-cell>
          <table:table-cell table:style-name="Table20.D1" office:value-type="string">
            <text:p text:style-name="P212">Prosodie</text:p>
          </table:table-cell>
        </table:table-row>
        <table:table-row>
          <table:table-cell table:style-name="Table20.A2" office:value-type="string">
            <text:p text:style-name="P935">seigneur</text:p>
          </table:table-cell>
          <table:table-cell table:style-name="Table20.A2" office:value-type="string">
            <text:p text:style-name="P356">25</text:p>
          </table:table-cell>
          <table:table-cell table:style-name="Table20.A2" office:value-type="string">
            <text:p text:style-name="P855">hors du commun</text:p>
          </table:table-cell>
          <table:table-cell table:style-name="Table20.D2" office:value-type="string">
            <text:p text:style-name="P856"/>
          </table:table-cell>
        </table:table-row>
      </table:table>
      <text:p text:style-name="P637"/>
      <text:p text:style-name="P637"/>
      <text:h text:style-name="P1628" text:outline-level="5"><text:bookmark-start text:name="__RefHeading__25395_1226895258"/>Seigneur2<text:bookmark-end text:name="__RefHeading__25395_1226895258"/></text:h>
      <text:p text:style-name="P637"/>
      <text:p text:style-name="P637"/>
      <text:h text:style-name="P1643" text:outline-level="4"><text:bookmark-start text:name="__RefHeading__17802_1776417886"/>MALADE <text:bookmark-end text:name="__RefHeading__17802_1776417886"/></text:h>
      <text:p text:style-name="P637"><text:span text:style-name="T500">Le mot-phrase </text:span><text:span text:style-name="T107">malade</text:span> peut être vu comme la contraction de la phrase « C'est malade! ». Le MRAI exprime l'étonnement devant quelque chose <text:span text:style-name="T1433">d'inattendu et </text:span>d<text:span text:style-name="T1434">e hors du commun.</text:span></text:p>
      <text:p text:style-name="P637"/>
      <text:p text:style-name="P1013"><text:span text:style-name="T932">Dans l</text:span><text:span text:style-name="T977">'</text:span><text:span text:style-name="T932">exemple (</text:span><text:span text:style-name="T976">33</text:span><text:span text:style-name="T932">), l</text:span><text:span text:style-name="T977">'histoire de F </text:span><text:span text:style-name="T932">qui provoque l'énonciation de </text:span><text:span text:style-name="T1133">malade</text:span><text:span text:style-name="T932"> </text:span><text:span text:style-name="T977">par P est</text:span><text:span text:style-name="T932"> </text:span><text:span text:style-name="T978">digne d'intérêt par </text:span><text:span text:style-name="T977">son</text:span><text:span text:style-name="T978"> caractère </text:span><text:span text:style-name="T977">hors de l'ordinaire :</text:span></text:p>
      <text:p text:style-name="P637"/>
      <text:p text:style-name="P1439">(<text:sequence text:ref-name="refDrawing94" text:name="Drawing" text:formula="ooow:Drawing+1" style:num-format="1">95</text:sequence>)<text:tab/>F : [...] je sais pas si c’est vrai mais (.) j’ai entendu dire que (.) il y a &lt;all&lt;des des&gt;&gt; noirs qui ont comme un muscle plus développé genre dans les jambes pour courir les (.) les longues distances (.) pis que: (.) les les blancs (.) les personnes de race blanche (.) ont plus (.) ils ont comme (.) euh euh une sorte de muscle qui est MEIlleure à la NAge (.) pis t’essaies de voir un noir nager ben ça marche pas [2genre </text:p>
      <text:p text:style-name="P1439"><text:tab/><text:span text:style-name="T1435">[...]</text:span></text:p>
      <text:p text:style-name="P1439"><text:tab/>P : <text:span text:style-name="T21">malade</text:span> </text:p>
      <text:p text:style-name="P637"/>
      <text:p text:style-name="P637"><text:soft-page-break/>Dans le CFPQ, <text:span text:style-name="T82">malade</text:span><text:span text:style-name="T475"> est</text:span> utilisé 2 fois, par la même personne, dans le sens de « t'es malade ». La locutrice en question a tendance à faire des coupures et des contractions morphologiques. Nous croyons que cet emploi de <text:span text:style-name="T82">malade</text:span> n'est pas conventionnel. </text:p>
      <text:p text:style-name="P637"/>
      <text:p text:style-name="P637">Il ne faut pas confondre le MRAI avec l'emploi adjectival non discursif, tel qu'exemplifié en (<text:span text:style-name="T1382">34</text:span>) : </text:p>
      <text:p text:style-name="P637"/>
      <text:p text:style-name="P1439"><text:span text:style-name="T1410">(</text:span><text:span text:style-name="T1410"><text:sequence text:ref-name="refDrawing95" text:name="Drawing" text:formula="ooow:Drawing+1" style:num-format="1">96</text:sequence></text:span><text:span text:style-name="T1410">)<text:tab/></text:span>J-M : ouais (RIRE) mais t’sais genre c’est juste si il y a de quoi de SUper bon genre pis là t’sais une bonne sauce là <text:span text:style-name="T21">MALADE</text:span> là pis t’sais [...]</text:p>
      <text:p text:style-name="P1439"><text:tab/>[sous-corpus 10, segment 8, page 85, ligne 8] </text:p>
      <text:p text:style-name="P1439"/>
      <text:p text:style-name="P36"><text:span text:style-name="T1374">Classe</text:span> <text:sequence text:ref-name="refMRAI12" text:name="MRAI" text:formula="ooow:MRAI+1" style:num-format="1">13</text:sequence>: M<text:span text:style-name="T1374">alade</text:span></text:p>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11">Formes</text:p>
          </table:table-cell>
          <table:table-cell table:style-name="Table21.A1" office:value-type="string">
            <text:p text:style-name="P253">Fréquences</text:p>
          </table:table-cell>
          <table:table-cell table:style-name="Table21.A1" office:value-type="string">
            <text:p text:style-name="P253">Actes illocutoires</text:p>
          </table:table-cell>
          <table:table-cell table:style-name="Table21.D1" office:value-type="string">
            <text:p text:style-name="P213">Prosodie</text:p>
          </table:table-cell>
        </table:table-row>
        <table:table-row>
          <table:table-cell table:style-name="Table21.A2" office:value-type="string">
            <text:p text:style-name="P935">malade</text:p>
          </table:table-cell>
          <table:table-cell table:style-name="Table21.A2" office:value-type="string">
            <text:p text:style-name="P415">3</text:p>
          </table:table-cell>
          <table:table-cell table:style-name="Table21.A2" office:value-type="string">
            <text:p text:style-name="P637"><text:span text:style-name="T501">inattendu</text:span><text:span text:style-name="T475">, hors du commun</text:span></text:p>
          </table:table-cell>
          <table:table-cell table:style-name="Table21.D2" office:value-type="string">
            <text:p text:style-name="P677"/>
          </table:table-cell>
        </table:table-row>
      </table:table>
      <text:p text:style-name="P637"/>
      <text:h text:style-name="P1643" text:outline-level="4"><text:bookmark-start text:name="__RefHeading__15931_1047379765"/>FIOU<text:bookmark-end text:name="__RefHeading__15931_1047379765"/></text:h>
      <text:h text:style-name="P1628" text:outline-level="5"><text:bookmark-start text:name="__RefHeading__21312_853254099"/><text:span text:style-name="T1436">F</text:span>iou1<text:bookmark-end text:name="__RefHeading__21312_853254099"/></text:h>
      <text:p text:style-name="P678">Dans son premier sens, <text:span text:style-name="T110">fiou</text:span> est utilisé par u<text:span text:style-name="T1437">n énonciateur </text:span>pour <text:span text:style-name="T1438">exprimer un soulagement, pour indique</text:span>r<text:span text:style-name="T1437"> que l'état de la situation est différente de ce qu'il pensait à l'origine et que cet état réel de la situation est positif.</text:span></text:p>
      <text:p text:style-name="P678"/>
      <text:p text:style-name="P679"><text:span text:style-name="T1439">En (36), l'énonciateur É utilise </text:span><text:span text:style-name="T111">fiou</text:span><text:span text:style-name="T1439"> afin de communiquer qu'il trouve bien que ce ne soit que les poignées du quatre-roues qui soient chauffantes, contrairement ce qu'il pensait :</text:span></text:p>
      <text:p text:style-name="P637"/>
      <text:p text:style-name="P1439"><text:soft-page-break/><text:span text:style-name="T1440">(</text:span><text:span text:style-name="T1440"><text:sequence text:ref-name="refDrawing96" text:name="Drawing" text:formula="ooow:Drawing+1" style:num-format="1">97</text:sequence></text:span><text:span text:style-name="T1440">)</text:span><text:tab/>É : le le quatre-roues est chauffant// (.) il y a du chauffage//(inaud.) (<text:span text:style-name="T82">dit avec surprise en s’adressant à Gilles</text:span>)</text:p>
      <text:p text:style-name="P1439"><text:tab/>G : les [1non non les poignées et les pouces les poignées/ là// (<text:span text:style-name="T82">en faisant comme s’il tenait des poignées de quatre-roues</text:span>)</text:p>
      <text:p text:style-name="P1439"><text:tab/>[...]</text:p>
      <text:p text:style-name="P1439"><text:tab/>É : ah OK <text:span text:style-name="T21">fiou</text:span> <text:span text:style-name="T1441">(.) (inaud.) comment qu’ils font <text:s/>[1pour mettre du chauffage (</text:span><text:span text:style-name="T112">dit en riant</text:span><text:span text:style-name="T1441">)</text:span></text:p>
      <text:p text:style-name="P1439"><text:tab/><text:span text:style-name="T1441">[sous-corpus 1, segment 2, page 23, ligne 15]</text:span></text:p>
      <text:p text:style-name="P679"/>
      <text:p text:style-name="P680">Ce sens de <text:span text:style-name="T110">fiou</text:span> est souvent précédé par l'unité <text:span text:style-name="T82">ok</text:span> ou les unités <text:span text:style-name="T82">ah ok</text:span><text:span text:style-name="T502">, ce qui </text:span><text:span text:style-name="T503">est une </text:span><text:span text:style-name="T502">indi</text:span><text:span text:style-name="T503">cation</text:span><text:span text:style-name="T502"> qu'il est produit suite à la réception d'une information nouvelle. </text:span></text:p>
      <text:p text:style-name="P857"/>
      <text:p text:style-name="P36"><text:span text:style-name="T1411">Classe</text:span> <text:sequence text:ref-name="refMRAI13" text:name="MRAI" text:formula="ooow:MRAI+1" style:num-format="1">14</text:sequence>: F<text:span text:style-name="T1374">iou1</text:span></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209">Formes</text:p>
          </table:table-cell>
          <table:table-cell table:style-name="Table22.A1" office:value-type="string">
            <text:p text:style-name="P253">Fréquences</text:p>
          </table:table-cell>
          <table:table-cell table:style-name="Table22.A1" office:value-type="string">
            <text:p text:style-name="P253">Actes illocutoires</text:p>
          </table:table-cell>
          <table:table-cell table:style-name="Table22.D1" office:value-type="string">
            <text:p text:style-name="P209">Prosodie</text:p>
          </table:table-cell>
        </table:table-row>
        <table:table-row>
          <table:table-cell table:style-name="Table22.A2" office:value-type="string">
            <text:p text:style-name="P935">fiou</text:p>
          </table:table-cell>
          <table:table-cell table:style-name="Table22.A2" office:value-type="string">
            <text:p text:style-name="P336">7</text:p>
          </table:table-cell>
          <table:table-cell table:style-name="Table22.A2" office:value-type="string">
            <text:p text:style-name="P851"><text:span text:style-name="T1413">inattendu, </text:span>bien, <text:span text:style-name="T1414">se sentir bien</text:span></text:p>
          </table:table-cell>
          <table:table-cell table:style-name="Table22.D2" office:value-type="string">
            <text:p text:style-name="P851"/>
          </table:table-cell>
        </table:table-row>
      </table:table>
      <text:p text:style-name="P857"/>
      <text:h text:style-name="P1628" text:outline-level="5"><text:bookmark-start text:name="__RefHeading__17964_999607482"/>Fiou MI<text:bookmark-end text:name="__RefHeading__17964_999607482"/></text:h>
      <text:p text:style-name="P681"><text:span text:style-name="T82">Fiou</text:span> est parfois utili<text:span text:style-name="T1442">sé comme MI pour marquer un soulagement et introduire une proposition qui explique la raison de ce soulagement. Dans l'exemple (37), l'énonciatrice est soulagée de constater d'être hors de danger. Le contexte décrit ne semble pas comporter de situation inattendue, le </text:span><text:span text:style-name="T113">fiou</text:span><text:span text:style-name="T1442"> de l'énonciatrice laisse donc entendre qu'elle a subit un moment de crainte. La personne a cru un instant être en danger, puis a constaté que ce n'était pas le cas. Notons que le </text:span><text:span text:style-name="T114">fiou</text:span><text:span text:style-name="T1443"> de l'exemple et la proposition qu'il introduit (« on est dans la maison ») aurait dû être transcrits comme étant du discours rapporté. </text:span></text:p>
      <text:p text:style-name="P682"/>
      <text:p text:style-name="P1439"><text:span text:style-name="T1444">(</text:span><text:span text:style-name="T1444"><text:sequence text:ref-name="refDrawing97" text:name="Drawing" text:formula="ooow:Drawing+1" style:num-format="1">98</text:sequence></text:span><text:span text:style-name="T1444">)<text:tab/></text:span>L : pis Bernard justement il s’informait aux garde: s-pê- gardes-chasses [1en tout cas ceux qui font visiter euh: au sujet des coyotes pis il dit •on en a entendu hurler mais vraiment HURler là° ça te glace↓ le sang↓ [2nous-autres on était couchés rendu là ça <text:span text:style-name="T21">fiou</text:span> on est dans la maison pis c’est quand ils ont pogné quelque chose là (.) [3t’sais c’est comme un cri de:</text:p>
      <text:p text:style-name="P1439"><text:s/><text:tab/>[<text:span text:style-name="T82">sous-corpus 18, segment 6, page 64, ligne 17</text:span>]</text:p>
      <text:p text:style-name="P681"/>
      <text:p text:style-name="P683">Le <text:span text:style-name="T82">fiou</text:span> de cet énoncé pourrait être s<text:span text:style-name="T1445">ubstitué</text:span> par <text:span text:style-name="T1446">« une chance que P ». </text:span></text:p>
      <text:p text:style-name="P683"/>
      <text:h text:style-name="P1628" text:outline-level="5"><text:bookmark-start text:name="__RefHeading__13766_311411984"/><text:soft-page-break/><text:span text:style-name="T1374">F</text:span>iou<text:span text:style-name="T1447">2</text:span><text:bookmark-end text:name="__RefHeading__13766_311411984"/></text:h>
      <text:p text:style-name="P684">Dans son deuxième sens <text:span text:style-name="T1448">(une seule occurrence dans le CFPQ)</text:span>, <text:span text:style-name="T1449">le MRAI </text:span><text:span text:style-name="T115">fiou</text:span> est utilisé <text:span text:style-name="T1450">pour exprimer le sentiment qu'un état du monde est hors du commun. Le caractère inattendu de cet état du monde ne semble pas être obligatoire. <text:s/></text:span></text:p>
      <text:p text:style-name="P637"/>
      <text:p text:style-name="P1439"><text:span text:style-name="T1451">(</text:span><text:span text:style-name="T1451"><text:sequence text:ref-name="refDrawing98" text:name="Drawing" text:formula="ooow:Drawing+1" style:num-format="1">99</text:sequence></text:span><text:span text:style-name="T1451">)<text:tab/>I : ça c’est [1la DEUxième étape de (.) [2une fois qu’on a eu fini nos petites boîtes là (RIRE) la fois d’après on a acheté un CENT (.) paquet de cent vis avec les [3chevilles (.) qui fittent [4ensemble (</text:span><text:span text:style-name="T116">en faisant semblant de tenir un des paquets dont elle parle</text:span><text:span text:style-name="T1451">)</text:span></text:p>
      <text:p text:style-name="P1431"><text:tab/>[...]</text:p>
      <text:p text:style-name="P1439"><text:tab/>É : [4<text:span text:style-name="T21">fiou</text:span>: il va en avoir du cadre chez vous [5(RIRE)</text:p>
      <text:p text:style-name="P1439"><text:tab/><text:span text:style-name="T82">[sous-corpus 16, segment 9, page 85, ligne 8]</text:span></text:p>
      <text:p text:style-name="P637"/>
      <text:p text:style-name="P685">En (<text:span text:style-name="T1382">38</text:span>), l'énonciatrice <text:span text:style-name="T1452">signale à l'aide de </text:span><text:span text:style-name="T396">Fiou</text:span><text:span text:style-name="T397">2</text:span><text:span text:style-name="T1452"> qu'elle est impressionnée par la quantité de vis achetée. La proposition « il va en avoir du cadre chez vous » guide l'interprétation de </text:span><text:span text:style-name="T117">fiou</text:span><text:span text:style-name="T1452"> dans ce sens.</text:span></text:p>
      <text:p text:style-name="P683"/>
      <text:p text:style-name="P36"><text:span text:style-name="T1411">Classe</text:span> <text:sequence text:ref-name="refMRAI14" text:name="MRAI" text:formula="ooow:MRAI+1" style:num-format="1">15</text:sequence>: F<text:span text:style-name="T1374">iou2</text:span></text:p>
      <table:table table:name="Table23" table:style-name="Table23">
        <table:table-column table:style-name="Table23.A"/>
        <table:table-column table:style-name="Table23.B"/>
        <table:table-column table:style-name="Table23.C"/>
        <table:table-column table:style-name="Table23.D"/>
        <table:table-row>
          <table:table-cell table:style-name="Table23.A1" office:value-type="string">
            <text:p text:style-name="P209">Formes</text:p>
          </table:table-cell>
          <table:table-cell table:style-name="Table23.A1" office:value-type="string">
            <text:p text:style-name="P253">Fréquences</text:p>
          </table:table-cell>
          <table:table-cell table:style-name="Table23.A1" office:value-type="string">
            <text:p text:style-name="P253">Actes illocutoires</text:p>
          </table:table-cell>
          <table:table-cell table:style-name="Table23.D1" office:value-type="string">
            <text:p text:style-name="P209">Prosodie</text:p>
          </table:table-cell>
        </table:table-row>
        <table:table-row>
          <table:table-cell table:style-name="Table23.A2" office:value-type="string">
            <text:p text:style-name="P935">fiou</text:p>
          </table:table-cell>
          <table:table-cell table:style-name="Table23.A2" office:value-type="string">
            <text:p text:style-name="P336">1</text:p>
          </table:table-cell>
          <table:table-cell table:style-name="Table23.A2" office:value-type="string">
            <text:p text:style-name="P858">hors du commun</text:p>
          </table:table-cell>
          <table:table-cell table:style-name="Table23.D2" office:value-type="string">
            <text:p text:style-name="P851"/>
          </table:table-cell>
        </table:table-row>
      </table:table>
      <text:p text:style-name="P1121"/>
      <text:h text:style-name="P1643" text:outline-level="4"><text:bookmark-start text:name="__RefHeading__18368_1776417886"/>OUF<text:bookmark-end text:name="__RefHeading__18368_1776417886"/></text:h>
      <text:h text:style-name="P1628" text:outline-level="5"><text:bookmark-start text:name="__RefHeading__21318_853254099"/><text:span text:style-name="T1411">O</text:span>uf<text:span text:style-name="T1453">1</text:span><text:bookmark-end text:name="__RefHeading__21318_853254099"/></text:h>
      <text:p text:style-name="P1013"><text:span text:style-name="T118">Ouf</text:span><text:span text:style-name="T1411"> peut être utilisé (très rarement dans le CFPQ) pour exprimer un soulagement, comme </text:span><text:span text:style-name="T383">F</text:span><text:span text:style-name="T384">iou1</text:span><text:span text:style-name="T1454">. </text:span><text:span text:style-name="T979">En utilisant </text:span><text:span text:style-name="T1142">O</text:span><text:span text:style-name="T1143">uf</text:span><text:span text:style-name="T1144">1</text:span><text:span text:style-name="T841"> en (</text:span><text:span text:style-name="T842">39</text:span><text:span text:style-name="T841">)</text:span><text:span text:style-name="T979">, </text:span><text:span text:style-name="T980">l'</text:span><text:span text:style-name="T979">énonciateur indique </text:span><text:span text:style-name="T980">qu'</text:span><text:span text:style-name="T979">un état de la situation est </text:span><text:span text:style-name="T981">positif</text:span><text:span text:style-name="T979">, alors qu'il aurait </text:span><text:span text:style-name="T981">très bien </text:span><text:span text:style-name="T979">pu ne pas l'être. </text:span></text:p>
      <text:p text:style-name="P1013"/>
      <text:p text:style-name="P1439"><text:soft-page-break/><text:span text:style-name="T1455">(</text:span><text:span text:style-name="T1455"><text:sequence text:ref-name="refDrawing99" text:name="Drawing" text:formula="ooow:Drawing+1" style:num-format="1">100</text:sequence></text:span><text:span text:style-name="T1455">)<text:tab/></text:span>S: &lt;len&lt;hein\&gt;&gt; (.)[1le Père Noël existe pas\</text:p>
      <text:p text:style-name="P1439"><text:tab/>Y: [1(inaud.)</text:p>
      <text:p text:style-name="P1439"><text:tab/>Y: hein//</text:p>
      <text:p text:style-name="P1439"><text:tab/>S: hein/</text:p>
      <text:p text:style-name="P1439"><text:tab/>Y: non mais la fée des glaces oui en tout cas</text:p>
      <text:p text:style-name="P1439"><text:tab/>S: câ- <text:span text:style-name="T21">ouf</text:span> fiou heille</text:p>
      <text:p text:style-name="P1554"><text:tab/>[sous-corpus 21, segment 1, page 16, ligne 17]</text:p>
      <text:p text:style-name="P637"/>
      <text:p text:style-name="P36"><text:span text:style-name="T1411">Classe</text:span> <text:sequence text:ref-name="refMRAI15" text:name="MRAI" text:formula="ooow:MRAI+1" style:num-format="1">16</text:sequence>: Ou<text:span text:style-name="T1411">f1</text:span></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14">Formes</text:p>
          </table:table-cell>
          <table:table-cell table:style-name="Table24.A1" office:value-type="string">
            <text:p text:style-name="P253">Fréquences</text:p>
          </table:table-cell>
          <table:table-cell table:style-name="Table24.A1" office:value-type="string">
            <text:p text:style-name="P253">Actes illocutoires</text:p>
          </table:table-cell>
          <table:table-cell table:style-name="Table24.D1" office:value-type="string">
            <text:p text:style-name="P214">Prosodie</text:p>
          </table:table-cell>
        </table:table-row>
        <table:table-row>
          <table:table-cell table:style-name="Table24.A2" office:value-type="string">
            <text:p text:style-name="P935">ouf</text:p>
          </table:table-cell>
          <table:table-cell table:style-name="Table24.A2" office:value-type="string">
            <text:p text:style-name="P335">+-5</text:p>
          </table:table-cell>
          <table:table-cell table:style-name="Table24.A2" office:value-type="string">
            <text:p text:style-name="P851"><text:span text:style-name="T1453">inattendu, </text:span>bien, <text:span text:style-name="T1414">se sentir bien</text:span></text:p>
          </table:table-cell>
          <table:table-cell table:style-name="Table24.D2" office:value-type="string">
            <text:p text:style-name="P851"/>
          </table:table-cell>
        </table:table-row>
      </table:table>
      <text:p text:style-name="P671"/>
      <text:h text:style-name="P1628" text:outline-level="5"><text:bookmark-start text:name="__RefHeading__15933_1047379765"/><text:span text:style-name="T1411">O</text:span>uf<text:span text:style-name="T1453">2</text:span><text:bookmark-end text:name="__RefHeading__15933_1047379765"/></text:h>
      <text:p text:style-name="P686">Le sens le plus fréquent de <text:span text:style-name="T118">ouf</text:span> <text:span text:style-name="T1456">dans le CFPQ </text:span>correspond au sens 2 de <text:span text:style-name="T118">fiou</text:span>. <text:span text:style-name="T1457">En (40), l'énonciatrice E produit </text:span><text:span text:style-name="T119">Ouf2</text:span><text:span text:style-name="T1457"> pour indiquer que la situation dont elle parle est hors du commun :</text:span></text:p>
      <text:p text:style-name="P687"/>
      <text:p text:style-name="P1439"><text:span text:style-name="T1458">(</text:span><text:span text:style-name="T1458"><text:sequence text:ref-name="refDrawing100" text:name="Drawing" text:formula="ooow:Drawing+1" style:num-format="1">101</text:sequence></text:span><text:span text:style-name="T1458">)<text:tab/></text:span>E : mais ça fait longtemps que les enseignants disent qu’il y a un problème là à plein de niveaux là euh: (.) i:ls <text:span text:style-name="T21">ouf</text:span> mon dieu j’ai vu des re- [1des reportages là-dessus (RIRE) </text:p>
      <text:p text:style-name="P1439"><text:tab/>[sous-corpus 2, segment 7, page 87, ligne 16] </text:p>
      <text:p text:style-name="P637"/>
      <text:p text:style-name="P36"><text:span text:style-name="T1459">Classe</text:span> <text:sequence text:ref-name="refMRAI16" text:name="MRAI" text:formula="ooow:MRAI+1" style:num-format="1">17</text:sequence>: <text:span text:style-name="T1411">Ouf2</text:span></text:p>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14">Formes</text:p>
          </table:table-cell>
          <table:table-cell table:style-name="Table25.A1" office:value-type="string">
            <text:p text:style-name="P253">Fréquences</text:p>
          </table:table-cell>
          <table:table-cell table:style-name="Table25.A1" office:value-type="string">
            <text:p text:style-name="P253">Actes illocutoires</text:p>
          </table:table-cell>
          <table:table-cell table:style-name="Table25.D1" office:value-type="string">
            <text:p text:style-name="P215">Prosodie</text:p>
          </table:table-cell>
        </table:table-row>
        <table:table-row>
          <table:table-cell table:style-name="Table25.A2" office:value-type="string">
            <text:p text:style-name="P935">ouf</text:p>
          </table:table-cell>
          <table:table-cell table:style-name="Table25.A2" office:value-type="string">
            <text:p text:style-name="P356"><text:span text:style-name="T1411">+-</text:span>3<text:span text:style-name="T1411">0</text:span></text:p>
          </table:table-cell>
          <table:table-cell table:style-name="Table25.A2" office:value-type="string">
            <text:p text:style-name="P858">hors du commun</text:p>
          </table:table-cell>
          <table:table-cell table:style-name="Table25.D2" office:value-type="string">
            <text:p text:style-name="P851"/>
          </table:table-cell>
        </table:table-row>
      </table:table>
      <text:p text:style-name="P671"/>
      <text:h text:style-name="P1643" text:outline-level="4"><text:bookmark-start text:name="__RefHeading__15543_1541018626"/>AYOYE<text:bookmark-end text:name="__RefHeading__15543_1541018626"/></text:h>
      <text:p text:style-name="P688"><text:span text:style-name="T120">Ayoye</text:span> est utilisé pour exprimer le sentiment que quelque chose est hors du commun et inattendu. En (<text:span text:style-name="T1382">41</text:span>), l'énonciateur I réagit à l'affirmation surprenante de É en utilisant <text:span text:style-name="T120">ayoye</text:span> :</text:p>
      <text:p text:style-name="P637"/>
      <text:p text:style-name="P1439"><text:soft-page-break/>(<text:sequence text:ref-name="refDrawing101" text:name="Drawing" text:formula="ooow:Drawing+1" style:num-format="1">102</text:sequence>)<text:tab/><text:span text:style-name="T1460">É : mais là: LUI il est architecte il a jamais été capable de retrouver euh une job (.) il a cherché pendant UN an ils ont été un an là-bas</text:span></text:p>
      <text:p text:style-name="P1439"><text:tab/>I : <text:span text:style-name="T21">ayoye</text:span></text:p>
      <text:p text:style-name="P1439"><text:tab/>[sous-corpus 16, segment 6, page 51, lignes 10-11]</text:p>
      <text:p text:style-name="P637"/>
      <text:p text:style-name="P1176">Comme c'est le cas avec tous les MRAI, l<text:span text:style-name="T1461">e sentiment exprimé </text:span>par <text:span text:style-name="T121">ayoye</text:span> peut être feint ou ironique. En (<text:span text:style-name="T1382">42</text:span>), l'énonciatrice semble utiliser <text:span text:style-name="T82">ayoye</text:span> à retardement, comme pour indiquer qu'elle a été étonnée au moment où elle a pris connaissance du fait en question. Cette utilisation d'un MRAI est similaire à l'énonciation d'un discours <text:span text:style-name="T1462">rapporté</text:span>. </text:p>
      <text:p text:style-name="P637"/>
      <text:p text:style-name="P1439">(<text:sequence text:ref-name="refDrawing102" text:name="Drawing" text:formula="ooow:Drawing+1" style:num-format="1">103</text:sequence>)<text:tab/>F : ah oui 1tes tes nièces elles ont voyagé là/ 2<text:span text:style-name="T21">ayoye</text:span> 3heille il y a une de ses nièces qui est allée en INDE </text:p>
      <text:p text:style-name="P1439"><text:tab/>[sous-corpus 6, segment 5, page 67, ligne 9] </text:p>
      <text:p text:style-name="P1013"/>
      <text:p text:style-name="P637"><text:span text:style-name="T120">Ayoye</text:span><text:span text:style-name="T1463"> peu</text:span>t être confondu avec l<text:span text:style-name="T1463">a forme</text:span> <text:span text:style-name="T82">ayoye</text:span> d<text:span text:style-name="T1463">e la class</text:span>e <text:span text:style-name="T122">A</text:span><text:span text:style-name="T120">ïe</text:span><text:span text:style-name="T475"> qui sert à exprimer la douleur</text:span>. Dans le CFPQ, le signifiant <text:span text:style-name="T82">ayoye</text:span> <text:span text:style-name="T1464">exprime la douleur</text:span><text:span text:style-name="T504"> physique</text:span><text:span text:style-name="T475"> au moins une fois. </text:span><text:span text:style-name="T505">Le problème de l’homonymie est traité à la section *.*. </text:span></text:p>
      <text:p text:style-name="P1013"/>
      <text:p text:style-name="P36"><text:span text:style-name="T1465">Classe</text:span> <text:sequence text:ref-name="refMRAI17" text:name="MRAI" text:formula="ooow:MRAI+1" style:num-format="1">18</text:sequence>: A<text:span text:style-name="T1465">yoye</text:span></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16">Formes</text:p>
          </table:table-cell>
          <table:table-cell table:style-name="Table26.A1" office:value-type="string">
            <text:p text:style-name="P253">Fréquences</text:p>
          </table:table-cell>
          <table:table-cell table:style-name="Table26.A1" office:value-type="string">
            <text:p text:style-name="P253">Actes illocutoires</text:p>
          </table:table-cell>
          <table:table-cell table:style-name="Table26.D1" office:value-type="string">
            <text:p text:style-name="P217">Prosodie</text:p>
          </table:table-cell>
        </table:table-row>
        <table:table-row>
          <table:table-cell table:style-name="Table26.A2" office:value-type="string">
            <text:p text:style-name="P935">ayoye</text:p>
          </table:table-cell>
          <table:table-cell table:style-name="Table26.A2" office:value-type="string">
            <text:p text:style-name="P415">42</text:p>
          </table:table-cell>
          <table:table-cell table:style-name="Table26.A2" table:number-rows-spanned="2" office:value-type="string">
            <text:p text:style-name="P859"><text:span text:style-name="T1466">inattendu, </text:span>hors du commun</text:p>
          </table:table-cell>
          <table:table-cell table:style-name="Table26.D2" office:value-type="string">
            <text:p text:style-name="P859"/>
          </table:table-cell>
        </table:table-row>
        <table:table-row>
          <table:table-cell table:style-name="Table26.A2" office:value-type="string">
            <text:p text:style-name="P942">oupelaille</text:p>
          </table:table-cell>
          <table:table-cell table:style-name="Table26.A2" office:value-type="string">
            <text:p text:style-name="P410">14</text:p>
          </table:table-cell>
          <table:covered-table-cell/>
          <table:table-cell table:style-name="Table26.D2" office:value-type="string">
            <text:p text:style-name="P859"/>
          </table:table-cell>
        </table:table-row>
      </table:table>
      <text:p text:style-name="P671"/>
      <text:h text:style-name="P1643" text:outline-level="4"><text:bookmark-start text:name="__RefHeading__41384_1347690371"/>MON DIEU<text:bookmark-end text:name="__RefHeading__41384_1347690371"/></text:h>
      <text:p text:style-name="P637"><text:span text:style-name="T1467">Utilisé comme MRAI, le phrasème </text:span><text:span text:style-name="T611">┌</text:span><text:span text:style-name="T123">mon dieu</text:span><text:span text:style-name="T613">┐</text:span> sert à exprimer le sentiment que quelque chose <text:span text:style-name="T1468">est inattendu et hors du commun</text:span>. La lexie peut être utilisée dans une grande variété de contextes, tant neutres, que négatifs ou positifs. <text:span text:style-name="T1469">En (43), l'énonciateur F exprime son étonnement à l'aide de </text:span><text:span text:style-name="T611">┌</text:span><text:span text:style-name="T124">mon dieu</text:span><text:span text:style-name="T613">┐</text:span><text:span text:style-name="T1469"> :</text:span></text:p>
      <text:p text:style-name="P637"/>
      <text:p text:style-name="P1439"><text:soft-page-break/>(<text:sequence text:ref-name="refDrawing103" text:name="Drawing" text:formula="ooow:Drawing+1" style:num-format="1">104</text:sequence>)<text:tab/>J : [...] une grande grande grande pièce où c’est que tu aurais pu mettre des s- des sleepings pour dix personnes si tu veux (.) [6mais de l’extérieur ça avait l’air petit↑ [...] </text:p>
      <text:p text:style-name="P1439"><text:tab/>F : [6eh <text:span text:style-name="T599">mon dieu</text:span></text:p>
      <text:p text:style-name="P1439"><text:tab/>[sous-corpus 18, segment 6, page 65, ligne 18]</text:p>
      <text:p text:style-name="P637"/>
      <text:p text:style-name="P36"><text:span text:style-name="T1374">Classe</text:span> <text:sequence text:ref-name="refMRAI18" text:name="MRAI" text:formula="ooow:MRAI+1" style:num-format="1">19</text:sequence>: <text:span text:style-name="T616">┌</text:span>Mo<text:span text:style-name="T1375">n dieu</text:span><text:span text:style-name="T617">┐</text:span></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205">Formes</text:p>
          </table:table-cell>
          <table:table-cell table:style-name="Table27.A1" office:value-type="string">
            <text:p text:style-name="P253">Fréquences</text:p>
          </table:table-cell>
          <table:table-cell table:style-name="Table27.A1" office:value-type="string">
            <text:p text:style-name="P253">Actes illocutoires</text:p>
          </table:table-cell>
          <table:table-cell table:style-name="Table27.D1" office:value-type="string">
            <text:p text:style-name="P218">Prosodie</text:p>
          </table:table-cell>
        </table:table-row>
        <table:table-row>
          <table:table-cell table:style-name="Table27.A2" office:value-type="string">
            <text:p text:style-name="P935">mon dieu</text:p>
          </table:table-cell>
          <table:table-cell table:style-name="Table27.A2" office:value-type="string">
            <text:p text:style-name="P415">125</text:p>
          </table:table-cell>
          <table:table-cell table:style-name="Table27.A2" table:number-rows-spanned="3" office:value-type="string">
            <text:p text:style-name="P689">inattendu, <text:span text:style-name="T1351">hors du commun</text:span></text:p>
            <text:p text:style-name="P637"/>
          </table:table-cell>
          <table:table-cell table:style-name="Table27.D2" table:number-rows-spanned="3" office:value-type="string">
            <text:p text:style-name="P860"/>
          </table:table-cell>
        </table:table-row>
        <table:table-row>
          <table:table-cell table:style-name="Table27.A2" office:value-type="string">
            <text:p text:style-name="P935">mon doux</text:p>
          </table:table-cell>
          <table:table-cell table:style-name="Table27.A2" office:value-type="string">
            <text:p text:style-name="P415">50</text:p>
          </table:table-cell>
          <table:covered-table-cell/>
          <table:covered-table-cell/>
        </table:table-row>
        <table:table-row>
          <table:table-cell table:style-name="Table27.A2" office:value-type="string">
            <text:p text:style-name="P943">my god</text:p>
          </table:table-cell>
          <table:table-cell table:style-name="Table27.A2" office:value-type="string">
            <text:p text:style-name="P413">6</text:p>
          </table:table-cell>
          <table:covered-table-cell/>
          <table:covered-table-cell/>
        </table:table-row>
      </table:table>
      <text:p text:style-name="P690"/>
      <text:h text:style-name="P1643" text:outline-level="4"><text:bookmark-start text:name="__RefHeading__22414_311411984"/>WOW<text:bookmark-end text:name="__RefHeading__22414_311411984"/></text:h>
      <text:p text:style-name="P1128">Il semble qu'il nous suffi<text:span text:style-name="T1470">sse</text:span> de postuler <text:span text:style-name="T1471">l'existence d'</text:span>une seule lexie <text:span text:style-name="T1471">pour</text:span> rendre compte de toutes <text:span text:style-name="T1471">l</text:span>es utilisations <text:span text:style-name="T1471">de </text:span><text:span text:style-name="T125">wow</text:span>. <text:span text:style-name="T1472">En (44), l'énonciatrice F utilise </text:span><text:span text:style-name="T126">wow</text:span><text:span text:style-name="T1472"> pour exprimer son étonnement et son appréciation positive de la situation :</text:span></text:p>
      <text:p text:style-name="P1129"/>
      <text:p text:style-name="P1439">(<text:sequence text:ref-name="refDrawing104" text:name="Drawing" text:formula="ooow:Drawing+1" style:num-format="1">105</text:sequence>)<text:tab/>J : [3ben à à Percé ben là [4(.) bon t’as (.) un: restaurant qui s’appelle Le Gargantua pis c’est en haut d’une montagne (<text:span text:style-name="T382">en levant les deux bras dans les airs comme pour montrer la hauteur de la montagne</text:span>) vraiment t- à pic là ben à pic et en arrière pis l-t’as une vue t’as l’impression d’être dans The sound of music quand t’es en haut de [5ça là […]</text:p>
      <text:p text:style-name="P1439"><text:tab/>[...]</text:p>
      <text:p text:style-name="P1439"><text:tab/>F : [5<text:span text:style-name="T21">wow</text:span> ça doit être magnifique ça </text:p>
      <text:p text:style-name="P1439"><text:tab/>[sous-corpus 18, segment 6, page 66, ligne<text:span text:style-name="T1472">s</text:span> <text:span text:style-name="T1472">7-</text:span>9] </text:p>
      <text:p text:style-name="P1128"/>
      <text:p text:style-name="P1128"><text:span text:style-name="T1420">Par comparaison avec d'autres marqueurs similaires et en nous inspirant de la définition suivante de </text:span><text:span text:style-name="T127">wow</text:span><text:span text:style-name="T1420"> donnée par </text:span><text:reference-mark-start text:name="ZOTERO_ITEM CSL_CITATION {&quot;citationID&quot;:&quot;188p4djds3&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i8BUFP0oYq"/><text:span text:style-name="T1420">Goddard (2013 : 5)</text:span><text:reference-mark-end text:name="ZOTERO_ITEM CSL_CITATION {&quot;citationID&quot;:&quot;188p4djds3&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i8BUFP0oYq"/><text:span text:style-name="T1420">, nous considérons que le signifié de cette lexie est composé de quatre composantes.</text:span></text:p>
      <text:p text:style-name="P1125"/>
      <text:p text:style-name="P608">Wow!</text:p>
      <text:p text:style-name="P601">I think like this: “this is very good”</text:p>
      <text:p text:style-name="P601">I didn’t know before that it can be like this</text:p>
      <text:p text:style-name="P601">I feel something very good because of this</text:p>
      <text:p text:style-name="P601"><text:soft-page-break/>I feel like someone can feel when this someone sees something very big</text:p>
      <text:p text:style-name="P608"><text:span text:style-name="T1473">[</text:span><text:span text:style-name="T128">Goddard, 2013 : 5</text:span><text:span text:style-name="T1473">]</text:span></text:p>
      <text:p text:style-name="P608"/>
      <text:p text:style-name="P608">Wow!</text:p>
      <text:p text:style-name="P601">Je pense comme cela : « cela est très bien »</text:p>
      <text:p text:style-name="P601">Je ne savais pas avant que cela pouvait être comme cela</text:p>
      <text:p text:style-name="P601">Je <text:span text:style-name="T1471">re</text:span>s<text:span text:style-name="T1474">s</text:span>ens quelque chose de bien à cause de cela</text:p>
      <text:p text:style-name="P601">Je me sens comme quelqu'un peut se sentir quand ce quelqu'un voit quelque chose de très grand</text:p>
      <text:p text:style-name="P606"><text:span text:style-name="T1475">[</text:span>Traduction<text:span text:style-name="T1475">]</text:span></text:p>
      <text:p text:style-name="P1176"/>
      <text:p text:style-name="P1128">Chaque ligne de <text:span text:style-name="T1476">la </text:span>définition <text:span text:style-name="T1476">de Goddard </text:span>correspond à une composante de notre s<text:span text:style-name="T1477">ystème de description des MRAI.</text:span> La ligne « Je pense comme cela : « cela est très bien » correspond à l'acte illocutoire que nous <text:span text:style-name="T1478">identifions</text:span> par le mot-clé <text:span text:style-name="T600">bien</text:span><text:span text:style-name="T1479">.</text:span> <text:span text:style-name="T1479">La deuxième ligne correspond grosso-modo au mot-clé </text:span><text:span text:style-name="T601">inattendu</text:span><text:span text:style-name="T1479">, la troisième au mot-clé </text:span><text:span text:style-name="T601">se sen</text:span><text:span text:style-name="T602">tir</text:span><text:span text:style-name="T601"> bien</text:span><text:span text:style-name="T1479"> et la quatrième au mot-clé </text:span><text:span text:style-name="T601">hors du commun</text:span><text:span text:style-name="T1479">. </text:span></text:p>
      <text:p text:style-name="P794"/>
      <text:p text:style-name="P691"><text:span text:style-name="T1480">Le marqueur </text:span><text:span text:style-name="T129">wow</text:span> <text:span text:style-name="T1480">semble particulièrement approprié pour une usage ironique</text:span>, <text:span text:style-name="T1480">souvent</text:span> <text:span text:style-name="T1480">en réaction à quelque chose qui n'est pas impressionnant, comme en (45).</text:span></text:p>
      <text:p text:style-name="P691"/>
      <text:p text:style-name="P1439">(<text:sequence text:ref-name="refDrawing105" text:name="Drawing" text:formula="ooow:Drawing+1" style:num-format="1">106</text:sequence>)<text:tab/>J : c’est aussi [1bon qu’un (.) c’est aussi bon qu’un tape de de de de (.) des années soixante et dix (<text:span text:style-name="T82">dit en riant</text:span>)</text:p>
      <text:p text:style-name="P1439"><text:tab/>M : [1&lt;f&lt;<text:span text:style-name="T599">wow</text:span>&gt;&gt;</text:p>
      <text:p text:style-name="P1439"><text:tab/>[sous-corpus 6, segment 4, page 59, lignes 16-17]</text:p>
      <text:p text:style-name="P613"/>
      <text:p text:style-name="P609">Le problème de l'anti-phrase est discuté au point **.</text:p>
      <text:p text:style-name="P613"/>
      <text:p text:style-name="P36"><text:span text:style-name="T1481">Classe</text:span> <text:sequence text:ref-name="refMRAI19" text:name="MRAI" text:formula="ooow:MRAI+1" style:num-format="1">20</text:sequence>: W<text:span text:style-name="T1481">ow</text:span><text:tab/><text:tab/></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219">Formes</text:p>
          </table:table-cell>
          <table:table-cell table:style-name="Table28.A1" office:value-type="string">
            <text:p text:style-name="P253">Fréquences</text:p>
          </table:table-cell>
          <table:table-cell table:style-name="Table28.A1" office:value-type="string">
            <text:p text:style-name="P253">Actes illocutoires</text:p>
          </table:table-cell>
          <table:table-cell table:style-name="Table28.D1" office:value-type="string">
            <text:p text:style-name="P219">Prosodie</text:p>
          </table:table-cell>
        </table:table-row>
        <table:table-row>
          <table:table-cell table:style-name="Table28.A2" office:value-type="string">
            <text:p text:style-name="P935">wow</text:p>
          </table:table-cell>
          <table:table-cell table:style-name="Table28.A2" office:value-type="string">
            <text:p text:style-name="P356">48</text:p>
          </table:table-cell>
          <table:table-cell table:style-name="Table28.A2" office:value-type="string">
            <text:p text:style-name="P861"><text:s/><text:span text:style-name="T1482">bien</text:span>, <text:span text:style-name="T1483">se </text:span>sen<text:span text:style-name="T1483">tir</text:span> bien, <text:span text:style-name="T1484">inattendu, </text:span>hors du commun</text:p>
          </table:table-cell>
          <table:table-cell table:style-name="Table28.D2" office:value-type="string">
            <text:p text:style-name="P861"/>
          </table:table-cell>
        </table:table-row>
      </table:table>
      <text:p text:style-name="P637"/>
      <text:h text:style-name="P1552" text:outline-level="3"><text:bookmark-start text:name="__RefHeading__13212_853254099"/><text:span text:style-name="T2008">C.1.4. D</text:span>ouleur<text:bookmark-end text:name="__RefHeading__13212_853254099"/></text:h>
      <text:p text:style-name="P1176"><text:span text:style-name="T1485">Nous avons vu plus haut que le bien-être ou le mal-être peuvent être décrits à l'aide des primitifs sémantiques. Mais la paraphrase « quelqu'un ressent quelque chose de (bien/mal) dans une partie de son corps » ne suffit peut-être pas à décrire complètement le phénomène de douleur. Les auteurs Goddard et Ye </text:span><text:reference-mark-start text:name="ZOTERO_ITEM CSL_CITATION {&quot;citationID&quot;:&quot;2j47elusug&quot;,&quot;properties&quot;:{&quot;formattedCitation&quot;:&quot;(Goddard et Ye, 2014)&quot;,&quot;plainCitation&quot;:&quot;(Goddard et Ye, 2014)&quot;},&quot;citationItems&quot;:[{&quot;id&quot;:147,&quot;uris&quot;:[&quot;http://zotero.org/users/1655709/items/VVNEZDKM&quot;],&quot;uri&quot;:[&quot;http://zotero.org/users/1655709/items/VVNEZDKM&quot;],&quot;itemData&quot;:{&quot;id&quot;:147,&quot;type&quot;:&quot;article-journal&quot;,&quot;title&quot;:&quot;Exploring “happiness” and “pain” across languages and cultures&quot;,&quot;container-title&quot;:&quot;International Journal of Language and Culture&quot;,&quot;page&quot;:&quot;131-148&quot;,&quot;volume&quot;:&quot;1&quot;,&quot;issue&quot;:&quot;2&quot;,&quot;source&quot;:&quot;CrossRef&quot;,&quot;DOI&quot;:&quot;10.1075/ijolc.1.2.01god&quot;,&quot;ISSN&quot;:&quot;2214-3157, 2214-3165&quot;,&quot;language&quot;:&quot;en&quot;,&quot;author&quot;:[{&quot;family&quot;:&quot;Goddard&quot;,&quot;given&quot;:&quot;Cliff&quot;},{&quot;family&quot;:&quot;Ye&quot;,&quot;given&quot;:&quot;Zhengdao&quot;}],&quot;issued&quot;:{&quot;date-parts&quot;:[[&quot;2014&quot;]]}}}],&quot;schema&quot;:&quot;https://github.com/citation-style-language/schema/raw/master/csl-citation.json&quot;} RNDD6aU1m1bRl"/><text:span text:style-name="T1485">(2014)</text:span><text:reference-mark-end text:name="ZOTERO_ITEM CSL_CITATION {&quot;citationID&quot;:&quot;2j47elusug&quot;,&quot;properties&quot;:{&quot;formattedCitation&quot;:&quot;(Goddard et Ye, 2014)&quot;,&quot;plainCitation&quot;:&quot;(Goddard et Ye, 2014)&quot;},&quot;citationItems&quot;:[{&quot;id&quot;:147,&quot;uris&quot;:[&quot;http://zotero.org/users/1655709/items/VVNEZDKM&quot;],&quot;uri&quot;:[&quot;http://zotero.org/users/1655709/items/VVNEZDKM&quot;],&quot;itemData&quot;:{&quot;id&quot;:147,&quot;type&quot;:&quot;article-journal&quot;,&quot;title&quot;:&quot;Exploring “happiness” and “pain” across languages and cultures&quot;,&quot;container-title&quot;:&quot;International Journal of Language and Culture&quot;,&quot;page&quot;:&quot;131-148&quot;,&quot;volume&quot;:&quot;1&quot;,&quot;issue&quot;:&quot;2&quot;,&quot;source&quot;:&quot;CrossRef&quot;,&quot;DOI&quot;:&quot;10.1075/ijolc.1.2.01god&quot;,&quot;ISSN&quot;:&quot;2214-3157, 2214-3165&quot;,&quot;language&quot;:&quot;en&quot;,&quot;author&quot;:[{&quot;family&quot;:&quot;Goddard&quot;,&quot;given&quot;:&quot;Cliff&quot;},{&quot;family&quot;:&quot;Ye&quot;,&quot;given&quot;:&quot;Zhengdao&quot;}],&quot;issued&quot;:{&quot;date-parts&quot;:[[&quot;2014&quot;]]}}}],&quot;schema&quot;:&quot;https://github.com/citation-style-language/schema/raw/master/csl-citation.json&quot;} RNDD6aU1m1bRl"/><text:span text:style-name="T1485">) ont décrit de cette façon le nom </text:span><text:span text:style-name="T130">pain</text:span><text:span text:style-name="T1485"> en anglais :</text:span></text:p>
      <text:p text:style-name="P1176"><text:soft-page-break/></text:p>
      <text:p text:style-name="P608">She felt pain.</text:p>
      <text:p text:style-name="P601">a. she felt something bad at that time</text:p>
      <text:p text:style-name="P601">like someone can feel when it is like this:</text:p>
      <text:p text:style-name="P590">b. something bad is happening to a part of this someone's body</text:p>
      <text:p text:style-name="P590">c. this someone feels something bad in this part of the body because of this</text:p>
      <text:p text:style-name="P590">d. this someone can't not think like this at this time: “I don't want this”</text:p>
      <text:p text:style-name="P601">[<text:span text:style-name="T82">Goddard et Ye 2014 : </text:span><text:span text:style-name="T131">10</text:span>]</text:p>
      <text:p text:style-name="P1176"/>
      <text:p text:style-name="P1130">La <text:span text:style-name="T1486">deuxième ligne </text:span>la description permet de tenir compte des <text:span text:style-name="T1487">emplois</text:span> métaphorique<text:span text:style-name="T1487">s</text:span> du mot <text:span text:style-name="T82">pain</text:span>. Les MRAI qui expriment la douleur peuvent également être utilisés de manière métaphorique, suite à un événement désagréable sur le plan psychologique, par exemple. </text:p>
      <text:p text:style-name="P1130"/>
      <text:p text:style-name="P1131">Afin d'éviter la difficile question de la définition précise des différents actes expressifs liés à la douleur, nous préférons avoir recours au principe du bloc maximal. La paraphase « je ressens de la douleur » servira à représenter l'acte expressif de tous les MRAI de cette catégorie.</text:p>
      <text:p text:style-name="P1132"/>
      <text:h text:style-name="P1643" text:outline-level="4"><text:bookmark-start text:name="__RefHeading__11099_1724326439"/>AÏE<text:bookmark-end text:name="__RefHeading__11099_1724326439"/></text:h>
      <text:p text:style-name="P637"><text:span text:style-name="T1488">En français, nous pouvons regrouper les différentes interjections primaires (</text:span><text:span text:style-name="T132">aïe</text:span><text:span text:style-name="T1488">, </text:span><text:span text:style-name="T132">ayoye</text:span><text:span text:style-name="T1488">, </text:span><text:span text:style-name="T132">ouch</text:span><text:span text:style-name="T1488">, </text:span><text:span text:style-name="T132">ouille</text:span><text:span text:style-name="T1488">...) qui expriment la douleur dans une seule classe de marqueur que nous nommerons </text:span><text:span text:style-name="T132">Aïe</text:span><text:span text:style-name="T1488">. </text:span></text:p>
      <text:p text:style-name="P637"/>
      <text:p text:style-name="P692">En (<text:span text:style-name="T1382">46</text:span>), <text:span text:style-name="T1489">l'énonciatrice dit </text:span><text:span text:style-name="T133">aïe</text:span><text:span text:style-name="T1489"> après s'être cogné le coude :</text:span></text:p>
      <text:p text:style-name="P637"><text:tab/></text:p>
      <text:p text:style-name="P692"><text:tab/>**à écouter / description du vidéo</text:p>
      <text:p text:style-name="P1439">(<text:sequence text:ref-name="refDrawing106" text:name="Drawing" text:formula="ooow:Drawing+1" style:num-format="1">107</text:sequence><text:span text:style-name="T1490">)<text:tab/></text:span>K : <text:span text:style-name="T21">aïe</text:span> (<text:span text:style-name="T82">en regardant Carine et en se touchant le coude</text:span>)</text:p>
      <text:p text:style-name="P1439"><text:tab/>C : ah excuse (<text:span text:style-name="T82">en se retournant vers Kathleen</text:span>)</text:p>
      <text:p text:style-name="P1432"><text:tab/>[<text:span text:style-name="T82">sous-corpus 17, segment 10, page 144, ligne 14</text:span>]</text:p>
      <text:p text:style-name="P693"/>
      <text:p text:style-name="P694">Dans un contexte de discussion sécuritaire comme celui d<text:span text:style-name="T1491">u</text:span> CFPQ, il n'est pas étonnant que <text:span text:style-name="T1492">plusieurs</text:span> exemples de marqueurs qui expriment la douleur se trouvent à l'intérieur de discours rapportés. En (<text:span text:style-name="T1382">47</text:span>), <text:span text:style-name="T1493">par exemple,</text:span> l'énonciateur MA cite une autre personne qui utilise <text:span text:style-name="T134">aïe</text:span> pour exprimer sa douleur :</text:p>
      <text:p text:style-name="P694"/>
      <text:p text:style-name="P1439"><text:soft-page-break/>(<text:sequence text:ref-name="refDrawing107" text:name="Drawing" text:formula="ooow:Drawing+1" style:num-format="1">108</text:sequence>)<text:tab/>MA : 1elle était là •<text:span text:style-name="T21">aïe</text:span> ça fait mal° c'est parce qu'elle avait trop de barrettes sur la tête fait que ça- </text:p>
      <text:p text:style-name="P1439"><text:tab/>[sous-corpus 3, segment 9, page 128, ligne 13] </text:p>
      <text:p text:style-name="P695"/>
      <text:p text:style-name="P696"><text:span text:style-name="T1494">Bien que l</text:span>a forme <text:span text:style-name="T82">aïe</text:span> semble être une contraction de la forme <text:span text:style-name="T82">ayoye</text:span><text:span text:style-name="T475">, </text:span><text:span text:style-name="T506">nous avons choisi de distinguer </text:span><text:span text:style-name="T507">en</text:span><text:span text:style-name="T506"> deux </text:span><text:span text:style-name="T508">classes</text:span><text:span text:style-name="T506"> </text:span><text:span text:style-name="T135">A</text:span><text:span text:style-name="T134">yoye</text:span><text:span text:style-name="T506"> (surprise) et </text:span><text:span text:style-name="T135">A</text:span><text:span text:style-name="T134">ïe</text:span><text:span text:style-name="T506"> (douleur). </text:span></text:p>
      <text:p text:style-name="P637"/>
      <text:p text:style-name="P695">Pour rajouter à la confusion, le marqueur <text:span text:style-name="T134">heille</text:span> est parfois prononcé d'une manière qui fait penser à <text:span text:style-name="T134">aïe</text:span><text:span text:style-name="T509">. </text:span><text:span text:style-name="T510">De plus,</text:span> il existe un autre marqueur formé par la répétition du signifiant /aj/ que nous <text:span text:style-name="T1495">pouvons </text:span>appel<text:span text:style-name="T1495">er</text:span> <text:span text:style-name="T611">┌</text:span><text:span text:style-name="T82">A</text:span><text:span text:style-name="T134">ïe aïe aïe</text:span><text:span text:style-name="T612">┐</text:span><text:span text:style-name="T1496">. Celui-ci ne se trouve qu'une seule fois dans le CFPQ et nous ne pouvons par conséquent pas le traiter de manière satisfaisante.</text:span></text:p>
      <text:p text:style-name="P637"/>
      <text:p text:style-name="P637">On ne l<text:span text:style-name="T1497">a</text:span> trouve pas dans le CFPQ, mais <text:span text:style-name="T1497">il est pertinent de mentionner que </text:span>la forme <text:span text:style-name="T82">ouch</text:span> est possible <text:span text:style-name="T1497">et observée dans d'autres sources.</text:span></text:p>
      <text:p text:style-name="P637"/>
      <text:p text:style-name="P36"><text:span text:style-name="T1498">Classe</text:span> <text:sequence text:ref-name="refMRAI20" text:name="MRAI" text:formula="ooow:MRAI+1" style:num-format="1">21</text:sequence>: A<text:span text:style-name="T1498">ïe</text:spa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220">Formes</text:p>
          </table:table-cell>
          <table:table-cell table:style-name="Table29.A1" office:value-type="string">
            <text:p text:style-name="P253">Fréquence</text:p>
          </table:table-cell>
          <table:table-cell table:style-name="Table29.A1" office:value-type="string">
            <text:p text:style-name="P253">Actes illocutoires</text:p>
          </table:table-cell>
          <table:table-cell table:style-name="Table29.D1" office:value-type="string">
            <text:p text:style-name="P221">Prosodie</text:p>
          </table:table-cell>
        </table:table-row>
        <table:table-row>
          <table:table-cell table:style-name="Table29.A2" office:value-type="string">
            <text:p text:style-name="P935">aïe</text:p>
          </table:table-cell>
          <table:table-cell table:style-name="Table29.A2" office:value-type="string">
            <text:p text:style-name="P356">3</text:p>
          </table:table-cell>
          <table:table-cell table:style-name="Table29.A2" table:number-rows-spanned="3" office:value-type="string">
            <text:p text:style-name="P852">douleur</text:p>
          </table:table-cell>
          <table:table-cell table:style-name="Table29.D2" table:number-rows-spanned="3" office:value-type="string">
            <text:p text:style-name="P852"/>
          </table:table-cell>
        </table:table-row>
        <table:table-row>
          <table:table-cell table:style-name="Table29.A2" office:value-type="string">
            <text:p text:style-name="P935">ayoye</text:p>
          </table:table-cell>
          <table:table-cell table:style-name="Table29.A2" office:value-type="string">
            <text:p text:style-name="P337">2</text:p>
          </table:table-cell>
          <table:covered-table-cell/>
          <table:covered-table-cell/>
        </table:table-row>
        <table:table-row>
          <table:table-cell table:style-name="Table29.A2" office:value-type="string">
            <text:p text:style-name="P944">ouille</text:p>
          </table:table-cell>
          <table:table-cell table:style-name="Table29.A2" office:value-type="string">
            <text:p text:style-name="P337">1</text:p>
          </table:table-cell>
          <table:covered-table-cell/>
          <table:covered-table-cell/>
        </table:table-row>
      </table:table>
      <text:p text:style-name="P637"/>
      <text:h text:style-name="P1552" text:outline-level="3"><text:bookmark-start text:name="__RefHeading__11111_1724326439"/><text:span text:style-name="T2008">C.1.5. D</text:span>égoût<text:bookmark-end text:name="__RefHeading__11111_1724326439"/></text:h>
      <text:p text:style-name="P1176"><text:span text:style-name="T982">Les travaux de </text:span><text:span text:style-name="T983">W</text:span><text:span text:style-name="T984">ierzbicka </text:span><text:span text:style-name="T985">(</text:span><text:reference-mark-start text:name="ZOTERO_ITEM CSL_CITATION {&quot;citationID&quot;:&quot;126fmdmn44&quot;,&quot;properties&quot;:{&quot;formattedCitation&quot;:&quot;(Wierzbicka, 1986)&quot;,&quot;plainCitation&quot;:&quot;(Wierzbicka, 1986)&quot;},&quot;citationItems&quot;:[{&quot;id&quot;:155,&quot;uris&quot;:[&quot;http://zotero.org/users/1655709/items/UC7T5FFA&quot;],&quot;uri&quot;:[&quot;http://zotero.org/users/1655709/items/UC7T5FFA&quot;],&quot;itemData&quot;:{&quot;id&quot;:155,&quot;type&quot;:&quot;article-journal&quot;,&quot;title&quot;:&quot;Human Emotions: Universal or Culture-Specific?&quot;,&quot;container-title&quot;:&quot;American Anthropologist&quot;,&quot;collection-title&quot;:&quot;New Series&quot;,&quot;page&quot;:&quot;584-594&quot;,&quot;volume&quot;:&quot;88&quot;,&quot;issue&quot;:&quot;3&quot;,&quot;author&quot;:[{&quot;family&quot;:&quot;Wierzbicka&quot;,&quot;given&quot;:&quot;Anna&quot;}],&quot;issued&quot;:{&quot;date-parts&quot;:[[&quot;1986&quot;]]}}}],&quot;schema&quot;:&quot;https://github.com/citation-style-language/schema/raw/master/csl-citation.json&quot;} RNDDulYsSSyYa"/>1986<text:reference-mark-end text:name="ZOTERO_ITEM CSL_CITATION {&quot;citationID&quot;:&quot;126fmdmn44&quot;,&quot;properties&quot;:{&quot;formattedCitation&quot;:&quot;(Wierzbicka, 1986)&quot;,&quot;plainCitation&quot;:&quot;(Wierzbicka, 1986)&quot;},&quot;citationItems&quot;:[{&quot;id&quot;:155,&quot;uris&quot;:[&quot;http://zotero.org/users/1655709/items/UC7T5FFA&quot;],&quot;uri&quot;:[&quot;http://zotero.org/users/1655709/items/UC7T5FFA&quot;],&quot;itemData&quot;:{&quot;id&quot;:155,&quot;type&quot;:&quot;article-journal&quot;,&quot;title&quot;:&quot;Human Emotions: Universal or Culture-Specific?&quot;,&quot;container-title&quot;:&quot;American Anthropologist&quot;,&quot;collection-title&quot;:&quot;New Series&quot;,&quot;page&quot;:&quot;584-594&quot;,&quot;volume&quot;:&quot;88&quot;,&quot;issue&quot;:&quot;3&quot;,&quot;author&quot;:[{&quot;family&quot;:&quot;Wierzbicka&quot;,&quot;given&quot;:&quot;Anna&quot;}],&quot;issued&quot;:{&quot;date-parts&quot;:[[&quot;1986&quot;]]}}}],&quot;schema&quot;:&quot;https://github.com/citation-style-language/schema/raw/master/csl-citation.json&quot;} RNDDulYsSSyYa"/><text:span text:style-name="T986">, </text:span><text:span text:style-name="T987">200</text:span><text:span text:style-name="T988">3</text:span><text:span text:style-name="T987">*) </text:span><text:span text:style-name="T984">ont </text:span><text:span text:style-name="T989">fait état de la</text:span><text:span text:style-name="T984"> </text:span><text:span text:style-name="T987">grande variété des unités lexicales liées au dégoût dans plusieurs langues. </text:span><text:span text:style-name="T990">Il est possible de comprendre l</text:span><text:span text:style-name="T991">e </text:span><text:span text:style-name="T992">sentiment de </text:span><text:span text:style-name="T991">dégoût </text:span><text:span text:style-name="T990">comme </text:span><text:span text:style-name="T993">une extension </text:span><text:span text:style-name="T990">du</text:span><text:span text:style-name="T991"> besoin primaire du corps de rejeter une substance néfaste. </text:span></text:p>
      <text:p text:style-name="P1176"/>
      <text:p text:style-name="P1133">Goddard <text:span text:style-name="T994">(</text:span><text:reference-mark-start text:name="ZOTERO_ITEM CSL_CITATION {&quot;citationID&quot;:&quot;2i2fvve9cf&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YDJZ1ckFCO"/><text:span text:style-name="T994">2013) </text:span><text:reference-mark-end text:name="ZOTERO_ITEM CSL_CITATION {&quot;citationID&quot;:&quot;2i2fvve9cf&quot;,&quot;properties&quot;:{&quot;formattedCitation&quot;:&quot;(Goddard, 2013)&quot;,&quot;plainCitation&quot;:&quot;(Goddard, 2013)&quot;},&quot;citationItems&quot;:[{&quot;id&quot;:61,&quot;uris&quot;:[&quot;http://zotero.org/users/1655709/items/9J8AMXTC&quot;],&quot;uri&quot;:[&quot;http://zotero.org/users/1655709/items/9J8AMXTC&quot;],&quot;itemData&quot;:{&quot;id&quot;:61,&quot;type&quot;:&quot;article-journal&quot;,&quot;title&quot;:&quot;Interjections and Emotion (with Special Reference to “Surprise” and “Disgust”)&quot;,&quot;container-title&quot;:&quot;Emotion Review&quot;,&quot;author&quot;:[{&quot;family&quot;:&quot;Goddard&quot;,&quot;given&quot;:&quot;Cliff&quot;}],&quot;issued&quot;:{&quot;date-parts&quot;:[[&quot;2013&quot;,9,13]]}}}],&quot;schema&quot;:&quot;https://github.com/citation-style-language/schema/raw/master/csl-citation.json&quot;} RNDYDJZ1ckFCO"/>distingue deux interjections liées au dégoût en <text:span text:style-name="T1499">a</text:span>nglais, <text:span text:style-name="T136">Ugh!</text:span><text:span text:style-name="T1500"> et </text:span><text:span text:style-name="T1145">Yuck</text:span><text:span text:style-name="T995">! </text:span><text:span text:style-name="T996">et les décrit avec beaucoup de nuances. Le</text:span><text:span text:style-name="T997">s</text:span><text:span text:style-name="T996"> sens des deux interjections s'articule</text:span><text:span text:style-name="T997">nt</text:span><text:span text:style-name="T996"> autour de l'idée que « quelque chose de mauvais est à l'intérieur de ma bouche ».</text:span></text:p>
      <text:p text:style-name="P794"/>
      <text:p text:style-name="P1013"><text:soft-page-break/><text:span text:style-name="T996">Les</text:span><text:span text:style-name="T998"> unités utilisées pour exprimer un dégoût physique </text:span><text:span text:style-name="T996">peuvent typiquement être aussi utilisées pour exprimer</text:span><text:span text:style-name="T998"> un dégoût moral. Pour les besoins de notre étude, n</text:span><text:span text:style-name="T999">ous pouvons donner une e</text:span><text:span text:style-name="T1000">xplication très</text:span><text:span text:style-name="T999"> générale aux actes illocutoires qui expriment le dégoût. </text:span><text:span text:style-name="T1001">La paraphrase </text:span><text:span text:style-name="T999">« </text:span><text:span text:style-name="T1002">je ressens du dégoût » </text:span><text:span text:style-name="T1001">caractérisera les MRAI de ce type. </text:span></text:p>
      <text:p text:style-name="P1013"/>
      <text:p text:style-name="P1013"><text:span text:style-name="T1001">Il est possible que</text:span><text:span text:style-name="T1003">, c</text:span><text:span text:style-name="T1004">omme pour les actes illocutoires de la thématique du bien et du mal, </text:span><text:span text:style-name="T1003">il </text:span><text:span text:style-name="T1005">s’avérerait </text:span><text:span text:style-name="T1003">pertinent de</text:span><text:span text:style-name="T1004"> distinguer l'expression du sentiment de dégoût de l'expression d'un jugement sur le caractère dégoûtant de quelque chose.</text:span><text:span text:style-name="T1006"> </text:span><text:span text:style-name="T1005">Nous estimons manquer de données pour tirer une conclusion à ce sujet.</text:span></text:p>
      <text:p text:style-name="P697"/>
      <text:h text:style-name="P1643" text:outline-level="4"><text:bookmark-start text:name="__RefHeading__11113_1724326439"/>ARK<text:bookmark-end text:name="__RefHeading__11113_1724326439"/></text:h>
      <text:p text:style-name="P1176"><text:span text:style-name="T1007">Les interjections primaires </text:span><text:span text:style-name="T1008">qui expriment le dégoût en français </text:span><text:span text:style-name="T1007">font</text:span><text:span text:style-name="T1009"> </text:span><text:span text:style-name="T1007">penser à l'action de vomir (onomatopées). Nous </text:span><text:span text:style-name="T1010">rassemblons </text:span><text:span text:style-name="T992">ceux-ci</text:span><text:span text:style-name="T1010"> dans une même classe.</text:span><text:span text:style-name="T1007"> </text:span><text:span text:style-name="T932">Le</text:span><text:span text:style-name="T992">s unités de cette classe peuvent</text:span><text:span text:style-name="T932"> s'appliquer à un dégoût physique, comme en (</text:span><text:span text:style-name="T976">48</text:span><text:span text:style-name="T932">), ou à un dégoût moral, comme en (</text:span><text:span text:style-name="T976">49</text:span><text:span text:style-name="T932">). </text:span></text:p>
      <text:p text:style-name="P637"/>
      <text:p text:style-name="P1439">(<text:sequence text:ref-name="refDrawing108" text:name="Drawing" text:formula="ooow:Drawing+1" style:num-format="1">109</text:sequence>)<text:tab/>J-M : pis ostie que [1ça goûtait TELLEMENT pas bon les foutues beans (.) <text:span text:style-name="T21">beurk</text:span> en tout cas [2c’étai:t</text:p>
      <text:p text:style-name="P1439"><text:tab/>[sous-corpus 10, segment 2, page 13, ligne 7] </text:p>
      <text:p text:style-name="P637"/>
      <text:p text:style-name="P1439">(<text:sequence text:ref-name="refDrawing109" text:name="Drawing" text:formula="ooow:Drawing+1" style:num-format="1">110</text:sequence>)<text:tab/>MY : les deux sœurs [1s'embrassent/ [2<text:span text:style-name="T21">ouach</text:span> </text:p>
      <text:p text:style-name="P1439"><text:tab/>[sous-corpus 19, segment 1, page 2, ligne 6]</text:p>
      <text:p text:style-name="P637"/>
      <text:p text:style-name="P36"><text:span text:style-name="T1501">Classe</text:span> <text:sequence text:ref-name="refMRAI21" text:name="MRAI" text:formula="ooow:MRAI+1" style:num-format="1">22</text:sequence>: A<text:span text:style-name="T1501">rk</text:span></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22">Formes</text:p>
          </table:table-cell>
          <table:table-cell table:style-name="Table30.A1" office:value-type="string">
            <text:p text:style-name="P253">Fréquences</text:p>
          </table:table-cell>
          <table:table-cell table:style-name="Table30.A1" office:value-type="string">
            <text:p text:style-name="P253">Actes illocutoires</text:p>
          </table:table-cell>
          <table:table-cell table:style-name="Table30.D1" office:value-type="string">
            <text:p text:style-name="P223">Prosodie</text:p>
          </table:table-cell>
        </table:table-row>
        <table:table-row>
          <table:table-cell table:style-name="Table30.A2" office:value-type="string">
            <text:p text:style-name="P637">ark</text:p>
          </table:table-cell>
          <table:table-cell table:style-name="Table30.A2" office:value-type="string">
            <text:p text:style-name="P356">19</text:p>
          </table:table-cell>
          <table:table-cell table:style-name="Table30.A2" table:number-rows-spanned="6" office:value-type="string">
            <text:p text:style-name="P862">dégoût</text:p>
          </table:table-cell>
          <table:table-cell table:style-name="Table30.D2" table:number-rows-spanned="6" office:value-type="string">
            <text:p text:style-name="P862"/>
          </table:table-cell>
        </table:table-row>
        <table:table-row>
          <table:table-cell table:style-name="Table30.A2" office:value-type="string">
            <text:p text:style-name="P935">ouach</text:p>
          </table:table-cell>
          <table:table-cell table:style-name="Table30.A2" office:value-type="string">
            <text:p text:style-name="P356">4</text:p>
          </table:table-cell>
          <table:covered-table-cell/>
          <table:covered-table-cell/>
        </table:table-row>
        <table:table-row>
          <table:table-cell table:style-name="Table30.A2" office:value-type="string">
            <text:p text:style-name="P935">yark</text:p>
          </table:table-cell>
          <table:table-cell table:style-name="Table30.A2" office:value-type="string">
            <text:p text:style-name="P356">3</text:p>
          </table:table-cell>
          <table:covered-table-cell/>
          <table:covered-table-cell/>
        </table:table-row>
        <table:table-row>
          <table:table-cell table:style-name="Table30.A2" office:value-type="string">
            <text:p text:style-name="P935">eurk</text:p>
          </table:table-cell>
          <table:table-cell table:style-name="Table30.A2" office:value-type="string">
            <text:p text:style-name="P356">2</text:p>
          </table:table-cell>
          <table:covered-table-cell/>
          <table:covered-table-cell/>
        </table:table-row>
        <table:table-row>
          <table:table-cell table:style-name="Table30.A2" office:value-type="string">
            <text:p text:style-name="P935">yeurk</text:p>
          </table:table-cell>
          <table:table-cell table:style-name="Table30.A2" office:value-type="string">
            <text:p text:style-name="P356">2</text:p>
          </table:table-cell>
          <table:covered-table-cell/>
          <table:covered-table-cell/>
        </table:table-row>
        <table:table-row>
          <table:table-cell table:style-name="Table30.A2" office:value-type="string">
            <text:p text:style-name="P935">beurk</text:p>
          </table:table-cell>
          <table:table-cell table:style-name="Table30.A2" office:value-type="string">
            <text:p text:style-name="P356">1</text:p>
          </table:table-cell>
          <table:covered-table-cell/>
          <table:covered-table-cell/>
        </table:table-row>
      </table:table>
      <text:p text:style-name="P637"/>
      <text:h text:style-name="P1641" text:outline-level="4"><text:soft-page-break/></text:h>
      <text:p text:style-name="P2"/>
      <text:h text:style-name="P1552" text:outline-level="3"><text:bookmark-start text:name="__RefHeading__20375_919036763"/><text:span text:style-name="T2008">C</text:span>.1.<text:span text:style-name="T1506">5</text:span>. Forte émotion<text:bookmark-end text:name="__RefHeading__20375_919036763"/></text:h>
      <text:p text:style-name="P1176"><text:span text:style-name="T1507">Certains MRAI sont associés à l'expression vive d'une forte émotion et ce phénomène semble faire partie de leur sens dénotatif (et non simplement connotatif). Les exemples les plus évidents de telles unités sont les sacres, que nous allons analyser plus bas (3.5.1. Tabou). La paraphrase que nous attribuons à cet acte illocutoire est inspirée des définitions de ces sacres par Dostie (</text:span><text:reference-mark-start text:name="ZOTERO_ITEM CSL_CITATION {&quot;citationID&quot;:&quot;13ve9d292g&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Y1HqaZ5BP9"/><text:span text:style-name="T624">à paraître a)</text:span><text:reference-mark-end text:name="ZOTERO_ITEM CSL_CITATION {&quot;citationID&quot;:&quot;13ve9d292g&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Y1HqaZ5BP9"/><text:span text:style-name="T1507"> : « j'exprime avec vive intensité une forte émotion ».</text:span></text:p>
      <text:p text:style-name="P1176"/>
      <text:h text:style-name="P1643" text:outline-level="4"><text:bookmark-start text:name="__RefHeading__20377_919036763"/>YOUPI<text:bookmark-end text:name="__RefHeading__20377_919036763"/></text:h>
      <text:p text:style-name="P1134">Nous rassemblons sous cette classe les signifiants <text:span text:style-name="T82">youpi</text:span> et <text:span text:style-name="T82">yé</text:span>. Le<text:span text:style-name="T1508">s</text:span> signifié<text:span text:style-name="T1508">s</text:span> de ces unités <text:span text:style-name="T1509">sont</text:span> similaire<text:span text:style-name="T1508">s</text:span> <text:span text:style-name="T1510">à ceux de </text:span><text:span text:style-name="T139">super</text:span><text:span text:style-name="T1510"> et </text:span><text:span text:style-name="T139">cool</text:span><text:span text:style-name="T1510">, mais une composante supplémentaire liée à l'expression d'une forte émotion semble de plus leur être associée.</text:span></text:p>
      <text:p text:style-name="P1135"/>
      <text:p text:style-name="P1136">En (<text:span text:style-name="T1511">51</text:span>), <text:span text:style-name="T1512">l'énonciatrice ME exprime son vif bonheur de manquer trois cours de math et physique à l'aide de </text:span><text:span text:style-name="T386">yé</text:span><text:span text:style-name="T1512">. Ce bonheur se transforme rapidement en compassion pour son amie lorsqu'elle apprend que les cours qu'elle manque son des cours d'E.C.C. </text:span></text:p>
      <text:p text:style-name="P1135"/>
      <text:p text:style-name="P1439"><text:span text:style-name="T1513">(</text:span><text:span text:style-name="T1513"><text:sequence text:ref-name="refDrawing110" text:name="Drawing" text:formula="ooow:Drawing+1" style:num-format="1">111</text:sequence></text:span><text:span text:style-name="T1513">)</text:span><text:tab/>C : mais [1comme euh hum histoire euh pas histoire mais euh Halloween Noël pis Saint-Valentin c’est tous le même jour fait que on manque toutes les fois maths physique pis ils (<text:span text:style-name="T82">en pointant Magalie</text:span>) manquent trois cours [2d’E.C.C.</text:p>
      <text:p text:style-name="P1439"><text:tab/><text:tab/>ME : [1ah: c’est plate</text:p>
      <text:p text:style-name="P1439"><text:tab/>ME : [2OH: <text:span text:style-name="T21">yé</text:span> (.) NON</text:p>
      <text:p text:style-name="P1433"><text:span text:style-name="T1513"><text:tab/>**à écouter </text:span>[sous-corpus 3, segment 5, page 83, ligne 8]</text:p>
      <text:p text:style-name="P1137"/>
      <text:p text:style-name="P1138"><text:span text:style-name="T1514">Peut-être à cause de la composante </text:span><text:span text:style-name="T25">forte émotion</text:span><text:span text:style-name="T1514">, les </text:span>marqueurs <text:span text:style-name="T1515">de cette classe </text:span>sont souvent utilisés de manière ironique. <text:span text:style-name="T1516">En (52) par exemple, l'énonciateur ME exprime son approbation, de manière ironique, suite à la situation qu'il vient de décrire :</text:span></text:p>
      <text:p text:style-name="P1419"/>
      <text:p text:style-name="P1439"><text:soft-page-break/>(<text:sequence text:ref-name="refDrawing111" text:name="Drawing" text:formula="ooow:Drawing+1" style:num-format="1">112</text:sequence>)<text:tab/><text:span text:style-name="T1517">ME : c’est triste (.) mais dis-toi que t’es pognée avec toute l’année prochaine</text:span></text:p>
      <text:p text:style-name="P1439"><text:tab/>[...]</text:p>
      <text:p text:style-name="P1439"><text:tab/>ME : ouais elle nous a annoncé ça cette année</text:p>
      <text:p text:style-name="P1439"><text:tab/>D : (RIRE)[1•vous allez me revoir l’an prochain::°</text:p>
      <text:p text:style-name="P1439"><text:tab/>C : [1(RIRE) (inaud.)</text:p>
      <text:p text:style-name="P1439"><text:tab/>ME : <text:span text:style-name="T21">youpi</text:span>[1:</text:p>
      <text:p text:style-name="P1439"><text:tab/>[sous-corpus 3, segment 5, page 84, ligne 20-22]</text:p>
      <text:p text:style-name="P1176"/>
      <text:p text:style-name="P1139">Nous discutons du problème de l'anti-phrase à la section **.</text:p>
      <text:p text:style-name="P1176"/>
      <text:p text:style-name="P36"><text:span text:style-name="T1502">Classe</text:span> <text:sequence text:ref-name="refMRAI22" text:name="MRAI" text:formula="ooow:MRAI+1" style:num-format="1">23</text:sequence>: Y<text:span text:style-name="T1502">oupi</text:span><text:tab/><text:tab/></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216">Formes</text:p>
          </table:table-cell>
          <table:table-cell table:style-name="Table31.A1" office:value-type="string">
            <text:p text:style-name="P253">Fréquences</text:p>
          </table:table-cell>
          <table:table-cell table:style-name="Table31.A1" office:value-type="string">
            <text:p text:style-name="P253">Actes illocutoires</text:p>
          </table:table-cell>
          <table:table-cell table:style-name="Table31.D1" office:value-type="string">
            <text:p text:style-name="P224">Prosodie</text:p>
          </table:table-cell>
        </table:table-row>
        <table:table-row>
          <table:table-cell table:style-name="Table31.A2" office:value-type="string">
            <text:p text:style-name="P935">youpi</text:p>
          </table:table-cell>
          <table:table-cell table:style-name="Table31.A2" office:value-type="string">
            <text:p text:style-name="P356">1</text:p>
          </table:table-cell>
          <table:table-cell table:style-name="Table31.A2" table:number-rows-spanned="2" office:value-type="string">
            <text:p text:style-name="P847">bien, <text:span text:style-name="T1518">se </text:span>sen<text:span text:style-name="T1518">tir</text:span> bien, <text:span text:style-name="T1514">forte émotion</text:span></text:p>
          </table:table-cell>
          <table:table-cell table:style-name="Table31.D2" table:number-rows-spanned="2" office:value-type="string">
            <text:p text:style-name="P847"/>
          </table:table-cell>
        </table:table-row>
        <table:table-row>
          <table:table-cell table:style-name="Table31.A2" office:value-type="string">
            <text:p text:style-name="P945">yé</text:p>
          </table:table-cell>
          <table:table-cell table:style-name="Table31.A2" office:value-type="string">
            <text:p text:style-name="P338">4</text:p>
          </table:table-cell>
          <table:covered-table-cell/>
          <table:covered-table-cell/>
        </table:table-row>
      </table:table>
      <text:p text:style-name="P698"/>
      <text:p text:style-name="P1176"/>
      <text:h text:style-name="P1545" text:outline-level="2"><text:bookmark-start text:name="__RefHeading__11085_1724326439"/><text:span text:style-name="T2008">C.2. </text:span>Les assertifs<text:bookmark-end text:name="__RefHeading__11085_1724326439"/></text:h>
      <text:p text:style-name="P98"><text:span text:style-name="T860">Certains MRAI sont liés à des actes assertifs </text:span><text:span text:style-name="T881">et mettent en jeu </text:span><text:span text:style-name="T860">les notions de vrai, </text:span><text:span text:style-name="T882">d'accord ou de désaccord. </text:span><text:span text:style-name="T883">Selon Searle </text:span><text:reference-mark-start text:name="ZOTERO_ITEM CSL_CITATION {&quot;citationID&quot;:&quot;LILdJ4RZ&quot;,&quot;properties&quot;:{&quot;formattedCitation&quot;:&quot;(Searle, 1979)&quot;,&quot;plainCitation&quot;:&quot;(Searle, 1979)&quot;},&quot;citationItems&quot;:[{&quot;id&quot;:52,&quot;uris&quot;:[&quot;http://zotero.org/users/1655709/items/TWHGFG39&quot;],&quot;uri&quot;:[&quot;http://zotero.org/users/1655709/items/TWHGFG39&quot;],&quot;itemData&quot;:{&quot;id&quot;:52,&quot;type&quot;:&quot;book&quot;,&quot;title&quot;:&quot;Expression and meaning: Studies in the theory of speech acts&quot;,&quot;publisher&quot;:&quot;Cambridge University&quot;,&quot;publisher-place&quot;:&quot;Cambridge&quot;,&quot;event-place&quot;:&quot;Cambridge&quot;,&quot;author&quot;:[{&quot;family&quot;:&quot;Searle&quot;,&quot;given&quot;:&quot;John&quot;}],&quot;issued&quot;:{&quot;date-parts&quot;:[[&quot;1979&quot;]]}}}],&quot;schema&quot;:&quot;https://github.com/citation-style-language/schema/raw/master/csl-citation.json&quot;} RND9mmSZN5Y39"/><text:span text:style-name="T883">(1979)</text:span><text:reference-mark-end text:name="ZOTERO_ITEM CSL_CITATION {&quot;citationID&quot;:&quot;LILdJ4RZ&quot;,&quot;properties&quot;:{&quot;formattedCitation&quot;:&quot;(Searle, 1979)&quot;,&quot;plainCitation&quot;:&quot;(Searle, 1979)&quot;},&quot;citationItems&quot;:[{&quot;id&quot;:52,&quot;uris&quot;:[&quot;http://zotero.org/users/1655709/items/TWHGFG39&quot;],&quot;uri&quot;:[&quot;http://zotero.org/users/1655709/items/TWHGFG39&quot;],&quot;itemData&quot;:{&quot;id&quot;:52,&quot;type&quot;:&quot;book&quot;,&quot;title&quot;:&quot;Expression and meaning: Studies in the theory of speech acts&quot;,&quot;publisher&quot;:&quot;Cambridge University&quot;,&quot;publisher-place&quot;:&quot;Cambridge&quot;,&quot;event-place&quot;:&quot;Cambridge&quot;,&quot;author&quot;:[{&quot;family&quot;:&quot;Searle&quot;,&quot;given&quot;:&quot;John&quot;}],&quot;issued&quot;:{&quot;date-parts&quot;:[[&quot;1979&quot;]]}}}],&quot;schema&quot;:&quot;https://github.com/citation-style-language/schema/raw/master/csl-citation.json&quot;} RND9mmSZN5Y39"/><text:span text:style-name="T860">, </text:span><text:span text:style-name="T881">le but des membres de la classe des assertifs est de situer l'énonciateur par rapport à la réalité de quelque chose </text:span><text:span text:style-name="T882">ou à</text:span><text:span text:style-name="T881"> la vérité d</text:span><text:span text:style-name="T882">'une</text:span><text:span text:style-name="T881"> proposition. </text:span><text:span text:style-name="T860">Contrairement aux actes expressifs, la vérité à propos de la proposition à laquelle le marqueur est rattaché n'est pas présupposée dans le cas des actes assertifs. Ainsi, les propositions liées aux marqueurs assertifs peuvent être sujettes à des questionnements </text:span><text:span text:style-name="T884">et</text:span><text:span text:style-name="T860"> </text:span><text:span text:style-name="T884">l</text:span><text:span text:style-name="T860">es marqueurs assertifs peuvent eux-mêmes être utilisés en réponse à des questions totales. </text:span></text:p>
      <text:p text:style-name="P98"/>
      <text:p text:style-name="P1140">Le tableau 4 présente les mots-clés et paraphrases associés aux actes illocutoires assertifs réalisés par les MRAI. </text:p>
      <text:p text:style-name="P1176"/>
      <text:p text:style-name="P34">Tableau <text:sequence text:ref-name="refTable37" text:name="Table" text:formula="ooow:Table+1" style:num-format="1">5</text:sequence> :Actes illocutoires assert<text:span text:style-name="T1519">i</text:span>fs des MRAI</text:p>
      <table:table table:name="Table32" table:style-name="Table32">
        <table:table-column table:style-name="Table32.A"/>
        <table:table-column table:style-name="Table32.B"/>
        <table:table-row>
          <table:table-cell table:style-name="Table32.A1" office:value-type="string">
            <text:p text:style-name="P998">Mots-clés</text:p>
          </table:table-cell>
          <table:table-cell table:style-name="Table32.B1" office:value-type="string">
            <text:p text:style-name="P998">Paraphrases</text:p>
          </table:table-cell>
        </table:table-row>
        <text:soft-page-break/>
        <table:table-row>
          <table:table-cell table:style-name="Table32.A2" office:value-type="string">
            <text:p text:style-name="P1176">Affirmatif</text:p>
          </table:table-cell>
          <table:table-cell table:style-name="Table32.B2" office:value-type="string">
            <text:p text:style-name="P1110">X est vrai</text:p>
          </table:table-cell>
        </table:table-row>
        <table:table-row>
          <table:table-cell table:style-name="Table32.A2" office:value-type="string">
            <text:p text:style-name="P1176">Infirmatif</text:p>
          </table:table-cell>
          <table:table-cell table:style-name="Table32.B2" office:value-type="string">
            <text:p text:style-name="P1110">X n'est pas vrai</text:p>
          </table:table-cell>
        </table:table-row>
        <table:table-row>
          <table:table-cell table:style-name="Table32.A4" office:value-type="string">
            <text:p text:style-name="P1176">Infirmatif partiel</text:p>
          </table:table-cell>
          <table:table-cell table:style-name="Table32.B4" office:value-type="string">
            <text:p text:style-name="P1110">X n'est pas complètement vrai</text:p>
          </table:table-cell>
        </table:table-row>
      </table:table>
      <text:p text:style-name="P120"/>
      <text:p text:style-name="P1176"/>
      <text:p text:style-name="P1141">Les trois catégories présentées ici sont très larges. On pourrait en effet s'attendre à ce qu'un marqueur comme <text:span text:style-name="T611">┌</text:span><text:span text:style-name="T82">c</text:span><text:span text:style-name="T140">'est sûr</text:span><text:span text:style-name="T612">┐ </text:span>exprime la certitude et qu'un autre comme <text:span text:style-name="T611">┌</text:span><text:span text:style-name="T140">c'est clair</text:span><text:span text:style-name="T612">┐ </text:span>exprime l'évidence. Mais, en pratique, les différents marqueurs affirmatifs, tels que ceux présentés plus bas, semblent tout-à-fait interchangeables la plupart du temps. Une caractérisation sémantique plus précise de ceux-ci serait peut-être possible, mais demanderait une analyse beaucoup plus profonde.</text:p>
      <text:p text:style-name="P1142"/>
      <text:p text:style-name="P1176"><text:span text:style-name="T475">À notre surprise, bien que les unités </text:span><text:span text:style-name="T82">ok</text:span> et <text:span text:style-name="T82">d'accord</text:span> soient très fréquentes dans le CFPQ (1<text:span text:style-name="T1520">510</text:span> occurrences pour <text:span text:style-name="T82">ok</text:span>), leur utilisation en tant que MRAI est pratiquement inexistante. Les deux vocables servent de <text:span text:style-name="T932">marqueurs d'interaction, ils sont utilisés pour signaler l'écoute et parfois pour baliser le discours.</text:span></text:p>
      <text:p text:style-name="P794"/>
      <text:p text:style-name="P699">Nous avons aussi été <text:span text:style-name="T1521">étonné</text:span> de ne pas avoir trouvé le marqueur <text:span text:style-name="T611">┌</text:span><text:span text:style-name="T141">pas question</text:span><text:span text:style-name="T612">┐</text:span> utilisé comme MRAI, qui aurait servit à exprimer le désaccord. </text:p>
      <text:p text:style-name="P1176"/>
      <text:h text:style-name="P1552" text:outline-level="3"><text:bookmark-start text:name="__RefHeading__14051_1771225373"/><text:span text:style-name="T2008">C.2.1. </text:span>Affirmatif<text:bookmark-end text:name="__RefHeading__14051_1771225373"/></text:h>
      <text:p text:style-name="P1176"><text:span text:style-name="T1522">Les</text:span> MRAI <text:span text:style-name="T1522">affirmatifs</text:span> répondent souvent à des questions ou confirment une affirmation du coénonciateur. <text:span text:style-name="T1523">Nous paraphrasons l'acte illocutoire affirmatif de cette façon : « X est vrai ».</text:span></text:p>
      <text:p text:style-name="P1176"/>
      <text:h text:style-name="P1643" text:outline-level="4"><text:bookmark-start text:name="__RefHeading__9472_1334881705"/>METS-EN<text:bookmark-end text:name="__RefHeading__9472_1334881705"/></text:h>
      <text:p text:style-name="P637"><text:span text:style-name="T1524">Le MRAI </text:span><text:span text:style-name="T142">mets-en</text:span><text:span text:style-name="T1524"> sert à manifester son accord en réaction à une chose dite par un coénonciateur. </text:span>Dans l'exemple (<text:span text:style-name="T1511">53</text:span>), <text:span text:style-name="T82">mets-en</text:span> est utilisé deux fois <text:span text:style-name="T1525">comme MRAI</text:span>. <text:span text:style-name="T1526">Dans sa seconde occurrence, </text:span><text:span text:style-name="T143">mets-en</text:span><text:span text:style-name="T1526"> est en relation avec une proposition introduite par </text:span><text:span text:style-name="T143">que</text:span><text:span text:style-name="T1526">. </text:span></text:p>
      <text:p text:style-name="P637"/>
      <text:p text:style-name="P1439"><text:soft-page-break/>(<text:sequence text:ref-name="refDrawing112" text:name="Drawing" text:formula="ooow:Drawing+1" style:num-format="1">113</text:sequence>)<text:tab/>D : il y a une fille qui s’appelle Féline aussi</text:p>
      <text:p text:style-name="P1439"><text:tab/>ME : ouin</text:p>
      <text:p text:style-name="P1439"><text:tab/>MA : elle fait peur</text:p>
      <text:p text:style-name="P1439"><text:tab/>(RIRE GÉNÉRAL)</text:p>
      <text:p text:style-name="P1439"><text:tab/>D : <text:span text:style-name="T21">mets-en</text:span></text:p>
      <text:p text:style-name="P1439"><text:tab/>ME : on a genre la jungle au complet</text:p>
      <text:p text:style-name="P1439"><text:tab/>D: <text:span text:style-name="T21">mets-en</text:span> qu’elle me fait peur [...]</text:p>
      <text:p text:style-name="P1439"><text:tab/>[sous-corpus 3, segment 1, page 2, ligne 20 - page 3, ligne 5]</text:p>
      <text:p text:style-name="P1143"/>
      <text:p text:style-name="P637">Nous pourrions paraphraser <text:span text:style-name="T82">mets-en</text:span> de cette façon :</text:p>
      <text:p text:style-name="P637"/>
      <text:p text:style-name="P608"><text:span text:style-name="T21">Mets-en</text:span><text:span text:style-name="T424"> </text:span><text:span text:style-name="T1527"></text:span></text:p>
      <text:p text:style-name="P601"><text:span text:style-name="T1529">r</text:span>éagissant à ce que tu dis //</text:p>
      <text:p text:style-name="P601">j'indique que <text:span text:style-name="T1530">c'est vrai</text:span> et que tu pourrais même en mettre plus</text:p>
      <text:p text:style-name="P637"/>
      <text:p text:style-name="P637"><text:span text:style-name="T1531">Le verbe </text:span><text:span text:style-name="T144">mettre</text:span><text:span text:style-name="T1531"> à l'impératif peut en théorie être confondu avec le marqueur </text:span><text:span text:style-name="T144">mets-en</text:span><text:span text:style-name="T1531"> lorsqu'il est employé avec </text:span><text:span text:style-name="T144">en</text:span><text:span text:style-name="T1531">, mais le contexte syntaxique devrait permettre de désambiguïser ces deux unités. En (54), par exemple, le verbe </text:span><text:span text:style-name="T144">mettre</text:span><text:span text:style-name="T1531"> est en relation syntaxique avec </text:span><text:span text:style-name="T144">pas</text:span><text:span text:style-name="T511">, ce qui indique qu'il ne constitue par un MRAI.</text:span><text:span text:style-name="T1531"> </text:span></text:p>
      <text:p text:style-name="P637"/>
      <text:p text:style-name="P1439">(<text:sequence text:ref-name="refDrawing113" text:name="Drawing" text:formula="ooow:Drawing+1" style:num-format="1">114</text:sequence>)<text:tab/>SA : [3(RIRE) heille <text:span text:style-name="T21">mets-en</text:span> pas [4trop Sonia</text:p>
      <text:p text:style-name="P1439"><text:tab/>[sous-corpus 7, segment 7, page 69, ligne 6]</text:p>
      <text:p text:style-name="P637"/>
      <text:p text:style-name="P36"><text:span text:style-name="T1520">Classe</text:span> <text:sequence text:ref-name="refMRAI23" text:name="MRAI" text:formula="ooow:MRAI+1" style:num-format="1">24</text:sequence>: M<text:span text:style-name="T1520">ets-en</text:span></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16">Formes</text:p>
          </table:table-cell>
          <table:table-cell table:style-name="Table33.A1" office:value-type="string">
            <text:p text:style-name="P253">Fréquences</text:p>
          </table:table-cell>
          <table:table-cell table:style-name="Table33.A1" office:value-type="string">
            <text:p text:style-name="P253">Actes illocutoires</text:p>
          </table:table-cell>
          <table:table-cell table:style-name="Table33.D1" office:value-type="string">
            <text:p text:style-name="P225">Prosodie</text:p>
          </table:table-cell>
        </table:table-row>
        <table:table-row>
          <table:table-cell table:style-name="Table33.A2" office:value-type="string">
            <text:p text:style-name="P935">mets-en</text:p>
          </table:table-cell>
          <table:table-cell table:style-name="Table33.A2" office:value-type="string">
            <text:p text:style-name="P356">48</text:p>
          </table:table-cell>
          <table:table-cell table:style-name="Table33.A2" office:value-type="string">
            <text:p text:style-name="P971">affirmatif</text:p>
          </table:table-cell>
          <table:table-cell table:style-name="Table33.D2" office:value-type="string">
            <text:p text:style-name="P971"/>
          </table:table-cell>
        </table:table-row>
      </table:table>
      <text:p text:style-name="P637"/>
      <text:h text:style-name="P1643" text:outline-level="4"><text:bookmark-start text:name="__RefHeading__9470_1334881705"/>TELLEMENT<text:bookmark-end text:name="__RefHeading__9470_1334881705"/></text:h>
      <text:p text:style-name="P1176">Même si le MRAI <text:span text:style-name="T145">tellement</text:span> est issu de l'adverbe <text:span text:style-name="T145">tellement</text:span>, le lien sémantique entre le marqueur et l'adverbe n'est pas évident. Le marqueur peut être vu comme une abréviation d'un énoncé du genre « C'est tellement vrai. ». </text:p>
      <text:p text:style-name="P1176"/>
      <text:p text:style-name="P1176"><text:soft-page-break/>En (<text:span text:style-name="T1511">55</text:span>), l'énonciateur V indique son accord avec l'affirmation de J-M :</text:p>
      <text:p text:style-name="P1176"/>
      <text:p text:style-name="P1439">(<text:sequence text:ref-name="refDrawing114" text:name="Drawing" text:formula="ooow:Drawing+1" style:num-format="1">115</text:sequence>)<text:tab/>J-M : pis ça te coûte pas plus cher sinon là t'habites à côté de l’épicerie c’est facile là d’y aller [ 1 là [...] </text:p>
      <text:p text:style-name="P1439"><text:tab/>V : [1ah <text:span text:style-name="T21">tellement</text:span> </text:p>
      <text:p text:style-name="P1439"><text:tab/>[sous-corpus 10, segment 10, page 124, lignes 13-14]</text:p>
      <text:p text:style-name="P934"/>
      <text:p text:style-name="P1013"><text:span text:style-name="T932">Le signifiant </text:span><text:span text:style-name="T1133">tellement</text:span><text:span text:style-name="T932"> a évidemment un usage adverbial fréquent, mais celui-ci est facile à distinguer du MRAI qui est toujours isolé au point de vue syntaxique.</text:span></text:p>
      <text:p text:style-name="P7"/>
      <text:p text:style-name="P36"><text:span text:style-name="T1532">Classe</text:span> <text:sequence text:ref-name="refMRAI24" text:name="MRAI" text:formula="ooow:MRAI+1" style:num-format="1">25</text:sequence>: T<text:span text:style-name="T1532">ellement</text:span></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216">Formes</text:p>
          </table:table-cell>
          <table:table-cell table:style-name="Table34.A1" office:value-type="string">
            <text:p text:style-name="P253">Fréquences</text:p>
          </table:table-cell>
          <table:table-cell table:style-name="Table34.A1" office:value-type="string">
            <text:p text:style-name="P253">Actes illocutoires</text:p>
          </table:table-cell>
          <table:table-cell table:style-name="Table34.D1" office:value-type="string">
            <text:p text:style-name="P226">Prosodie</text:p>
          </table:table-cell>
        </table:table-row>
        <table:table-row>
          <table:table-cell table:style-name="Table34.A2" office:value-type="string">
            <text:p text:style-name="P935">tellement</text:p>
          </table:table-cell>
          <table:table-cell table:style-name="Table34.A2" office:value-type="string">
            <text:p text:style-name="P356">2</text:p>
          </table:table-cell>
          <table:table-cell table:style-name="Table34.A2" office:value-type="string">
            <text:p text:style-name="P971">affirmatif</text:p>
          </table:table-cell>
          <table:table-cell table:style-name="Table34.D2" office:value-type="string">
            <text:p text:style-name="P971"/>
          </table:table-cell>
        </table:table-row>
      </table:table>
      <text:p text:style-name="P637"/>
      <text:h text:style-name="P1643" text:outline-level="4"><text:bookmark-start text:name="__RefHeading__15571_2022619027"/>JE COMPRENDS<text:bookmark-end text:name="__RefHeading__15571_2022619027"/></text:h>
      <text:p text:style-name="P700">Le MRAI <text:span text:style-name="T611">┌</text:span><text:span text:style-name="T146">je comprends</text:span><text:span text:style-name="T612">┐</text:span> est toujours produit en réaction à une affirmation ou à une interrogation, habituellement d'un coénonciateur. </text:p>
      <text:p text:style-name="P1176"/>
      <text:p text:style-name="P637">Avec « je comprends » en (<text:span text:style-name="T1511">56</text:span>), F signifie qu'il est en accord avec ce que P dit, que « c'était vraiment fou ».</text:p>
      <text:p text:style-name="P1176"/>
      <text:p text:style-name="P1439">(<text:sequence text:ref-name="refDrawing115" text:name="Drawing" text:formula="ooow:Drawing+1" style:num-format="1">116</text:sequence>)<text:tab/>P : [1ah mais c’était c’était vraiment euh: c’était vraiment fou les matchs qu’on a joués là c’était incroyable là (.) la pluie euh::: elle nous tombait vraiment (.) ben vraiment [2souvent dessus mais je veux dire [3un moment donné tu la sentais plus là/</text:p>
      <text:p text:style-name="P1439"><text:tab/>F : [2ben (.) <text:span text:style-name="T21">je comprends</text:span> (<text:span text:style-name="T82">dit en riant</text:span>) </text:p>
      <text:p text:style-name="P1439"><text:tab/>[sous-corpus 9, segment 1, page 6, ligne 14]</text:p>
      <text:p text:style-name="P1176"/>
      <text:p text:style-name="P1013"><text:span text:style-name="T932">Le MRAI </text:span><text:span text:style-name="T619">┌</text:span><text:span text:style-name="T1146">je comprends</text:span><text:span text:style-name="T620">┐</text:span><text:span text:style-name="T932"> est prononcé d'une manière caractéristique, avec un allongement du morphème /k</text:span><text:span text:style-name="T1533">ɔ̃</text:span><text:span text:style-name="T932">/ ou une intonation montante. <text:s/>Il est aussi typiquement précédé de </text:span><text:span text:style-name="T1133">ben</text:span><text:span text:style-name="T833"> </text:span><text:span text:style-name="T843">ou </text:span><text:span text:style-name="T1147">ben là</text:span><text:span text:style-name="T843">, comme en (</text:span><text:span text:style-name="T844">57</text:span><text:span text:style-name="T843">) :</text:span><text:span text:style-name="T932"> </text:span></text:p>
      <text:p text:style-name="P637"/>
      <text:p text:style-name="P1439"><text:soft-page-break/><text:span text:style-name="T1011">(</text:span><text:span text:style-name="T932"><text:sequence text:ref-name="refDrawing116" text:name="Drawing" text:formula="ooow:Drawing+1" style:num-format="1">117</text:sequence></text:span><text:span text:style-name="T1011">)<text:tab/></text:span><text:span text:style-name="T932">S : [11ben là/ </text:span><text:span text:style-name="T1190">je comprends</text:span><text:span text:style-name="T932">/</text:span></text:p>
      <text:p text:style-name="P1439"><text:span text:style-name="T80"><text:tab/>[sous-corpus 15, segment 6, page 113, ligne 2]</text:span> </text:p>
      <text:p text:style-name="P1013"/>
      <text:p text:style-name="P1013"><text:span text:style-name="T932">Parce que dans le phrasème </text:span><text:span text:style-name="T619">┌</text:span><text:span text:style-name="T1146">je comprends</text:span><text:span text:style-name="T620">┐</text:span><text:span text:style-name="T932"> se trouve le pronom </text:span><text:span text:style-name="T1133">je</text:span><text:span text:style-name="T932">, il très difficile de le distinguer des emplois du verbe </text:span><text:span text:style-name="T1146">comprendre</text:span><text:span text:style-name="T932"> </text:span><text:span text:style-name="T1012">sur le plan lexical</text:span><text:span text:style-name="T932">, comme dans </text:span>la phrase « Je comprends. », au sens littéral. Ceci le rend difficile à repérer et distinguer automatiquement <text:span text:style-name="T1534">sans avoir recourt aux caractéristiques prosodiques</text:span>. </text:p>
      <text:p text:style-name="P1176"/>
      <text:p text:style-name="P36"><text:span text:style-name="T1535">Classe</text:span> <text:sequence text:ref-name="refMRAI25" text:name="MRAI" text:formula="ooow:MRAI+1" style:num-format="1">26</text:sequence>: <text:span text:style-name="T619">┌</text:span>J<text:span text:style-name="T1535">e comprends</text:span><text:span text:style-name="T620">┐</text:span></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216">Formes</text:p>
          </table:table-cell>
          <table:table-cell table:style-name="Table35.A1" office:value-type="string">
            <text:p text:style-name="P253">Fréquences</text:p>
          </table:table-cell>
          <table:table-cell table:style-name="Table35.A1" office:value-type="string">
            <text:p text:style-name="P253">Actes illocutoires</text:p>
          </table:table-cell>
          <table:table-cell table:style-name="Table35.D1" office:value-type="string">
            <text:p text:style-name="P225">Prosodie</text:p>
          </table:table-cell>
        </table:table-row>
        <table:table-row>
          <table:table-cell table:style-name="Table35.A2" office:value-type="string">
            <text:p text:style-name="P946">je comprends</text:p>
          </table:table-cell>
          <table:table-cell table:style-name="Table35.A2" office:value-type="string">
            <text:p text:style-name="P356">+-10</text:p>
          </table:table-cell>
          <table:table-cell table:style-name="Table35.A2" office:value-type="string">
            <text:p text:style-name="P971">a<text:span text:style-name="T1536">ffirmatif</text:span></text:p>
          </table:table-cell>
          <table:table-cell table:style-name="Table35.D2" office:value-type="string">
            <text:p text:style-name="P972">com:prends ou comprends/</text:p>
          </table:table-cell>
        </table:table-row>
      </table:table>
      <text:p text:style-name="P637"/>
      <text:p text:style-name="P2"/>
      <text:h text:style-name="P1643" text:outline-level="4"><text:bookmark-start text:name="__RefHeading__10960_1027107994"/>VRAIMENT<text:bookmark-end text:name="__RefHeading__10960_1027107994"/></text:h>
      <text:p text:style-name="P637">Nous avons décrit les différents sens du vocable VRAIMENT dans le cadre de notre mémoire de maîtrise [L<text:span text:style-name="T1537">apointe</text:span> 2005**]. <text:span text:style-name="T1538">Lorsque </text:span><text:span text:style-name="T147">vraiment</text:span><text:span text:style-name="T1538"> est un MRAI, comme en (58) et (59), il réalise le plus souvent un acte « affirmatif ».</text:span></text:p>
      <text:p text:style-name="P637"/>
      <text:p text:style-name="P1439">(<text:sequence text:ref-name="refDrawing117" text:name="Drawing" text:formula="ooow:Drawing+1" style:num-format="1">118</text:sequence>)<text:tab/>VI : [1c’est une profession qui est très mystérieuse pour Monsieur-Madame- [2Tout-le-Monde</text:p>
      <text:p text:style-name="P1439"><text:tab/>VE : [2 (<text:span text:style-name="T82">elle hoche la tête affirmativement</text:span>)</text:p>
      <text:p text:style-name="P1439"><text:tab/>MA : [2&lt;p&lt;ouais&gt;&gt;</text:p>
      <text:p text:style-name="P1439"><text:tab/>VE : hum [<text:span text:style-name="T21">1vraiment</text:span> (.) [2c’est drôle</text:p>
      <text:p text:style-name="P1439"><text:tab/>[sous-corpus 19, segment 3, page 28, ligne 18-21]</text:p>
      <text:p text:style-name="P1439"/>
      <text:p text:style-name="P1439">(<text:sequence text:ref-name="refDrawing118" text:name="Drawing" text:formula="ooow:Drawing+1" style:num-format="1">119</text:sequence>)<text:tab/>L : ici on: [1on trouve que c’est juste normal [2là t’sais moi [3ça me prend quinze minutes pis c’est juste normal même je trouve ça loin là (RIRE) &lt;f&lt;avant ça me prenait huit minutes là ça [4m’en prend quinze</text:p>
      <text:p text:style-name="P1439"><text:tab/>F : [1&lt;len&lt;<text:span text:style-name="T21">vraiment</text:span>&gt;&gt; (<text:span text:style-name="T82">dit en séparant chacune des syllabes comme pour insister sur le fait qu’elle approuve ce que Lynda dit</text:span>)</text:p>
      <text:p text:style-name="P1439"><text:tab/>[sous-corpus 18, segment 4, page 46, lignes 10-11]</text:p>
      <text:p text:style-name="P701"/>
      <text:p text:style-name="P701"><text:soft-page-break/>Nous avions relevé un autre sens possible de <text:span text:style-name="T82">vraiment</text:span> en tant que MRAI <text:span text:style-name="T1539">dans</text:span> L<text:span text:style-name="T1537">apointe</text:span> 2005. Il s'agit d'un emploi désapprobatif auquel nous avions attribué la paraphrase suivante :</text:p>
      <text:p text:style-name="P701"/>
      <text:p text:style-name="P601">"Je signale que le comportement ou la série d’évènements <text:span text:style-name="T82">a</text:span> m’exaspère vraiment<text:span text:style-name="T21">4</text:span>."</text:p>
      <text:p text:style-name="P591"><text:reference-mark-start text:name="ZOTERO_ITEM CSL_CITATION {&quot;citationID&quot;:&quot;2150p5rbj1&quot;,&quot;properties&quot;:{&quot;formattedCitation&quot;:&quot;(Lapointe, 2005)&quot;,&quot;plainCitation&quot;:&quot;(Lapointe, 2005)&quot;},&quot;citationItems&quot;:[{&quot;id&quot;:168,&quot;uris&quot;:[&quot;http://zotero.org/users/1655709/items/IK6TG5DE&quot;],&quot;uri&quot;:[&quot;http://zotero.org/users/1655709/items/IK6TG5DE&quot;],&quot;itemData&quot;:{&quot;id&quot;:168,&quot;type&quot;:&quot;book&quot;,&quot;title&quot;:&quot;Analyse sémantique et description lexicographique de marqueurs pragmatiques construits avec VRAI en français québécois vraiment, pas vraiment, pour de vrai, pour dire vrai, à vrai dire et à dire vrai&quot;,&quot;publisher&quot;:&quot;Université de Sherbrooke&quot;,&quot;source&quot;:&quot;savoirs.usherbrooke.ca&quot;,&quot;abstract&quot;:&quot;Cette étude porte sur certains marqueurs pragmatiques construits avec le mot vrai d'après l'usage québécois: vraiment, pas vraiment, pour de vrai, pour dire vrai, à vrai dire et à dire vrai. L'analyse et la description linguistique de ces mots suivent les lignes directrices de la méthode lexicographique propre au modèle Sens-Texte. L'étude fait état de la polysémie des marqueurs et de la cohérence du champ lexical qu'ils forment. On y explore le sémantisme du mot vrai, de son sens le plus primitif à son sens métaphorique, en passant par celui faisant appel au concept de caractéristiques prototypiques à la source de certaines lexies\&quot;intensificatrices\&quot; de vraiment et pour de vrai . On y dévoile aussi, entre autres, le mécanisme d'euphémisation propre à la locution pas vraiment et les fonctions de connecteurs textuels des locutions pour dire vrai, à vrai dire et à dire vrai.&quot;,&quot;URL&quot;:&quot;http://savoirs.usherbrooke.ca/handle/11143/2455&quot;,&quot;ISBN&quot;:&quot;978-0-494-17327-5&quot;,&quot;language&quot;:&quot;fre&quot;,&quot;author&quot;:[{&quot;family&quot;:&quot;Lapointe&quot;,&quot;given&quot;:&quot;Francis&quot;}],&quot;issued&quot;:{&quot;date-parts&quot;:[[&quot;2005&quot;]]},&quot;accessed&quot;:{&quot;date-parts&quot;:[[&quot;2015&quot;,5,7]]}}}],&quot;schema&quot;:&quot;https://github.com/citation-style-language/schema/raw/master/csl-citation.json&quot;} RNDmNPefxL3ZB"/>(Lapointe, 2005 : 53)<text:reference-mark-end text:name="ZOTERO_ITEM CSL_CITATION {&quot;citationID&quot;:&quot;2150p5rbj1&quot;,&quot;properties&quot;:{&quot;formattedCitation&quot;:&quot;(Lapointe, 2005)&quot;,&quot;plainCitation&quot;:&quot;(Lapointe, 2005)&quot;},&quot;citationItems&quot;:[{&quot;id&quot;:168,&quot;uris&quot;:[&quot;http://zotero.org/users/1655709/items/IK6TG5DE&quot;],&quot;uri&quot;:[&quot;http://zotero.org/users/1655709/items/IK6TG5DE&quot;],&quot;itemData&quot;:{&quot;id&quot;:168,&quot;type&quot;:&quot;book&quot;,&quot;title&quot;:&quot;Analyse sémantique et description lexicographique de marqueurs pragmatiques construits avec VRAI en français québécois vraiment, pas vraiment, pour de vrai, pour dire vrai, à vrai dire et à dire vrai&quot;,&quot;publisher&quot;:&quot;Université de Sherbrooke&quot;,&quot;source&quot;:&quot;savoirs.usherbrooke.ca&quot;,&quot;abstract&quot;:&quot;Cette étude porte sur certains marqueurs pragmatiques construits avec le mot vrai d'après l'usage québécois: vraiment, pas vraiment, pour de vrai, pour dire vrai, à vrai dire et à dire vrai. L'analyse et la description linguistique de ces mots suivent les lignes directrices de la méthode lexicographique propre au modèle Sens-Texte. L'étude fait état de la polysémie des marqueurs et de la cohérence du champ lexical qu'ils forment. On y explore le sémantisme du mot vrai, de son sens le plus primitif à son sens métaphorique, en passant par celui faisant appel au concept de caractéristiques prototypiques à la source de certaines lexies\&quot;intensificatrices\&quot; de vraiment et pour de vrai . On y dévoile aussi, entre autres, le mécanisme d'euphémisation propre à la locution pas vraiment et les fonctions de connecteurs textuels des locutions pour dire vrai, à vrai dire et à dire vrai.&quot;,&quot;URL&quot;:&quot;http://savoirs.usherbrooke.ca/handle/11143/2455&quot;,&quot;ISBN&quot;:&quot;978-0-494-17327-5&quot;,&quot;language&quot;:&quot;fre&quot;,&quot;author&quot;:[{&quot;family&quot;:&quot;Lapointe&quot;,&quot;given&quot;:&quot;Francis&quot;}],&quot;issued&quot;:{&quot;date-parts&quot;:[[&quot;2005&quot;]]},&quot;accessed&quot;:{&quot;date-parts&quot;:[[&quot;2015&quot;,5,7]]}}}],&quot;schema&quot;:&quot;https://github.com/citation-style-language/schema/raw/master/csl-citation.json&quot;} RNDmNPefxL3ZB"/></text:p>
      <text:p text:style-name="P607"/>
      <text:p text:style-name="P863"><text:span text:style-name="T1540">Le sens de cet emploi est très s</text:span>imilaire à <text:span text:style-name="T1540">celui de </text:span><text:span text:style-name="T148">S</text:span><text:span text:style-name="T82">érieux</text:span><text:span text:style-name="T149">2</text:span>. <text:span text:style-name="T1541">Nous n'avons pas observé cet emploi dans le CFPQ, ce qui laisse croire qu'il n'est pas fréquent dans la langue orale.</text:span></text:p>
      <text:p text:style-name="P702"/>
      <text:p text:style-name="P703"><text:span text:style-name="T1542">Dans Lapointe 2005, nous avions relevé un emploi de </text:span><text:span text:style-name="T150">vraiment</text:span> prononcé avec une<text:span text:style-name="T1543"> intonation montante interrogative, qui avait un sens similaire à celui de </text:span><text:span text:style-name="T611">┌</text:span><text:span text:style-name="T151">Pour vrai1</text:span><text:span text:style-name="T613">┐</text:span><text:span text:style-name="T1543">. Avec le mot-phrase </text:span><text:span text:style-name="T151">vraiment</text:span><text:span text:style-name="T512"> </text:span><text:span text:style-name="T513">à interrogatif</text:span><text:span text:style-name="T1543">, l'énonciateur demande au coénonciateur si ce qu'il dit est vrai et exprime ainsi sa surprise ou son scepticisme.</text:span> <text:span text:style-name="T1544">Nous n'avons également pas observé cet emploi dans le CFPQ. Les utilisateurs utilisent plutôt </text:span><text:span text:style-name="T611">┌</text:span><text:span text:style-name="T151">Pour vrai1</text:span><text:span text:style-name="T613">┐</text:span><text:span text:style-name="T1544">.</text:span></text:p>
      <text:p text:style-name="P1013"/>
      <text:p text:style-name="P1556"><text:span text:style-name="T1537">Classe</text:span> <text:sequence text:ref-name="refMRAI26" text:name="MRAI" text:formula="ooow:MRAI+1" style:num-format="1">27</text:sequence>: V<text:span text:style-name="T1537">raiment</text:span></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216">Formes</text:p>
          </table:table-cell>
          <table:table-cell table:style-name="Table36.A1" office:value-type="string">
            <text:p text:style-name="P253">Fréquences</text:p>
          </table:table-cell>
          <table:table-cell table:style-name="Table36.A1" office:value-type="string">
            <text:p text:style-name="P253">Actes illocutoires</text:p>
          </table:table-cell>
          <table:table-cell table:style-name="Table36.D1" office:value-type="string">
            <text:p text:style-name="P216">Prosodie</text:p>
          </table:table-cell>
        </table:table-row>
        <table:table-row>
          <table:table-cell table:style-name="Table36.A2" office:value-type="string">
            <text:p text:style-name="P935">vraiment</text:p>
          </table:table-cell>
          <table:table-cell table:style-name="Table36.A2" office:value-type="string">
            <text:p text:style-name="P356">+-10</text:p>
          </table:table-cell>
          <table:table-cell table:style-name="Table36.A2" office:value-type="string">
            <text:p text:style-name="P864">affirmatif</text:p>
          </table:table-cell>
          <table:table-cell table:style-name="Table36.D2" office:value-type="string">
            <text:p text:style-name="P864"/>
          </table:table-cell>
        </table:table-row>
      </table:table>
      <text:p text:style-name="P1420"/>
      <text:h text:style-name="P1643" text:outline-level="4"><text:bookmark-start text:name="__RefHeading__14279_1820300744"/>BIEN SÛR<text:bookmark-end text:name="__RefHeading__14279_1820300744"/></text:h>
      <text:p text:style-name="P1176"><text:span text:style-name="T614">┌</text:span><text:span text:style-name="T152">Bien sûr</text:span><text:span text:style-name="T613">┐</text:span> est utilisé comme MRAI pour signifier l'accord d'un énonciateur au sujet de quelque chose, le plus souvent une <text:span text:style-name="T1545">proposition</text:span> d'un coénonciateur. En (<text:span text:style-name="T1511">60</text:span>), R indique son accord à S <text:span text:style-name="T1537">à l'aide de </text:span><text:span text:style-name="T611">┌</text:span><text:span text:style-name="T152">ben sûr</text:span><text:span text:style-name="T613">┐</text:span> :</text:p>
      <text:p text:style-name="P1176"/>
      <text:p text:style-name="P1439"><text:span text:style-name="T1546">(</text:span><text:sequence text:ref-name="refDrawing119" text:name="Drawing" text:formula="ooow:Drawing+1" style:num-format="1">120</text:sequence>)<text:tab/>[<text:span text:style-name="T82">Les énonciateurs J et B dialoguent, S invite R à entreprendre un dialogue de leur côté</text:span>]</text:p>
      <text:p text:style-name="P1439"><text:tab/>S : ben nous-autres on peut se parler entre nous-autres aussi [1hein/ (<text:span text:style-name="T82">en faisant un mouvement de va-et-vient en pointant alternativement vers elle-même puis vers Robert</text:span>)</text:p>
      <text:p text:style-name="P1439"><text:tab/>R : [1ben oui <text:span text:style-name="T21">ben sûr ben sûr</text:span></text:p>
      <text:p text:style-name="P1439"><text:tab/>[<text:span text:style-name="T382">sous-corpus 15, segment 1, page 7, ligne</text:span><text:span text:style-name="T387">s</text:span><text:span text:style-name="T382"> 12-13</text:span>] </text:p>
      <text:p text:style-name="P637"/>
      <text:p text:style-name="P637"><text:soft-page-break/><text:span text:style-name="T622">┌</text:span><text:span text:style-name="T152">Bien sûr</text:span><text:span text:style-name="T613">┐</text:span> peut aussi être utilisé comme MI. Il n'y a alors pas de forte pause syntaxique entre le marqueur et la proposition qu'il introduit. En (<text:span text:style-name="T1511">61</text:span>), S introduit sa proposition « c'est pas immédiatement » en la présentant comme évidente :</text:p>
      <text:p text:style-name="P637"/>
      <text:p text:style-name="P1439">(<text:sequence text:ref-name="refDrawing120" text:name="Drawing" text:formula="ooow:Drawing+1" style:num-format="1">121</text:sequence>)<text:tab/>P : c’est comme euh (.) comme ils disent recré- &lt;len&lt;recriminaliser&gt;&gt; (.) l’avortement là</text:p>
      <text:p text:style-name="P1439"><text:tab/>S : ah oui</text:p>
      <text:p text:style-name="P1439"><text:tab/>P : &lt;p&lt;ça c’est con&gt;&gt; &lt;pp&lt;moi je sais pas là&gt;&gt;</text:p>
      <text:p text:style-name="P1439"><text:tab/>S : <text:span text:style-name="T21">bien sûr</text:span> c’est pas euh (.) c’est pas immédiatement mais on dit on va recriminer l’avortement ils disent on va donner des droits (.) au: fœtus</text:p>
      <text:p text:style-name="P1439"><text:tab/>[sous-corpus 9, segment 5, page 69, ligne 20 - page 70, ligne 1]</text:p>
      <text:p text:style-name="P637"/>
      <text:p text:style-name="P637">Cet usage de <text:span text:style-name="T614">┌</text:span><text:span text:style-name="T153">b</text:span><text:span text:style-name="T152">ien sûr</text:span><text:span text:style-name="T613">┐</text:span> en tant que MI joue un rôle similaire avec la construction intraphrastique « c'est b<text:span text:style-name="T1547">i</text:span>en sûr que P  ». En (<text:span text:style-name="T1511">62</text:span>), l'énonciateur S <text:span text:style-name="T21">n'utilise pas</text:span> <text:span text:style-name="T611">┌</text:span><text:span text:style-name="T82">bien sûr</text:span><text:span text:style-name="T613">┐</text:span> pour indiquer son accord avec ce que dit un co-énonciateur :</text:p>
      <text:p text:style-name="P637"/>
      <text:p text:style-name="P1439">(<text:sequence text:ref-name="refDrawing121" text:name="Drawing" text:formula="ooow:Drawing+1" style:num-format="1">122</text:sequence>)<text:tab/>S : [...] là on parle de châssis qui ont dix ans (.) aujourd’hui (.) on a encore (.) nette amélioration pis si tu prends les châssis comme vous avez avec TROIS verres (.) ben écoute <text:span text:style-name="T21">c’est ben sûr qu’</text:span>ils sont qu’ils sont de la qualité supérieure</text:p>
      <text:p text:style-name="P1439"><text:tab/>[sous-corpus 5, segment 6, page 66, ligne 8]</text:p>
      <text:p text:style-name="P637"/>
      <text:p text:style-name="P637">Comme pour les marqueurs que nous allons analyser par la suite, les caractéristiques syntaxiques de <text:span text:style-name="T1548">ces différents usages sont </text:span>importantes <text:span text:style-name="T1548">à considérer afin de distinguer les MRAI des autres emplois. Les </text:span><text:span text:style-name="T611">┌</text:span><text:span text:style-name="T154">bien sûr</text:span><text:span text:style-name="T613">┐</text:span><text:span text:style-name="T1548"> des exemples (61) et (62) ne seront pas considérés comme des MRAI par notre système d'analyse.</text:span></text:p>
      <text:p text:style-name="P637"/>
      <text:p text:style-name="P36"><text:span text:style-name="T1549">Classe</text:span> <text:sequence text:ref-name="refMRAI27" text:name="MRAI" text:formula="ooow:MRAI+1" style:num-format="1">28</text:sequence>: <text:span text:style-name="T616">┌</text:span>B<text:span text:style-name="T1549">ien sûr</text:span><text:span text:style-name="T617">┐</text:span></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216">Formes</text:p>
          </table:table-cell>
          <table:table-cell table:style-name="Table37.A1" office:value-type="string">
            <text:p text:style-name="P253">Fréquences</text:p>
          </table:table-cell>
          <table:table-cell table:style-name="Table37.A1" office:value-type="string">
            <text:p text:style-name="P253">Actes illocutoires</text:p>
          </table:table-cell>
          <table:table-cell table:style-name="Table37.D1" office:value-type="string">
            <text:p text:style-name="P227">Prosodie</text:p>
          </table:table-cell>
        </table:table-row>
        <table:table-row>
          <table:table-cell table:style-name="Table37.A2" office:value-type="string">
            <text:p text:style-name="P935">bien sûr</text:p>
          </table:table-cell>
          <table:table-cell table:style-name="Table37.A2" office:value-type="string">
            <text:p text:style-name="P356">1</text:p>
          </table:table-cell>
          <table:table-cell table:style-name="Table37.A2" table:number-rows-spanned="2" office:value-type="string">
            <text:p text:style-name="P852">affirmatif</text:p>
          </table:table-cell>
          <table:table-cell table:style-name="Table37.D2" table:number-rows-spanned="2" office:value-type="string">
            <text:p text:style-name="P852"/>
          </table:table-cell>
        </table:table-row>
        <table:table-row>
          <table:table-cell table:style-name="Table37.A2" office:value-type="string">
            <text:p text:style-name="P935">ben sûr</text:p>
          </table:table-cell>
          <table:table-cell table:style-name="Table37.A2" office:value-type="string">
            <text:p text:style-name="P356">6</text:p>
          </table:table-cell>
          <table:covered-table-cell/>
          <table:covered-table-cell/>
        </table:table-row>
      </table:table>
      <text:p text:style-name="P637"/>
      <text:h text:style-name="P1643" text:outline-level="4"><text:bookmark-start text:name="__RefHeading__15550_1382634279"/><text:soft-page-break/>C'EST CLAIR<text:bookmark-end text:name="__RefHeading__15550_1382634279"/></text:h>
      <text:p text:style-name="P637">Par son sémantisme et son comportement syntaxique, on peut considérer que le phrasème <text:span text:style-name="T611">┌</text:span><text:span text:style-name="T153">c'est clair</text:span><text:span text:style-name="T613">┐</text:span> a atteint le statut de MRAI dans plusieurs de ses utilisations. En (<text:span text:style-name="T1511">63</text:span>), le marqueur sert à indiquer l'accord de D au sujet de la proposition « tu vas mettre ça dans ton c-v » :</text:p>
      <text:p text:style-name="P637"/>
      <text:p text:style-name="P1439">(<text:sequence text:ref-name="refDrawing122" text:name="Drawing" text:formula="ooow:Drawing+1" style:num-format="1">123</text:sequence>)<text:tab/>ME : ça se dit bien</text:p>
      <text:p text:style-name="P1439"><text:tab/>C : oui c’est ça ( RIRE ) (.) tu vas mettre ça dans ton c-v</text:p>
      <text:p text:style-name="P1439"><text:span text:style-name="T6"><text:tab/>D : </text:span><text:span text:style-name="T7">c’est clair</text:span><text:span text:style-name="T6"> (</text:span><text:span text:style-name="T8">dit en riant</text:span><text:span text:style-name="T6">) (.) je sais juger des poules (</text:span><text:span text:style-name="T8">dit en prenant une petite voix</text:span><text:span text:style-name="T6">) [...]</text:span></text:p>
      <text:p text:style-name="P1439"><text:tab/>[sous-corpus 3, segment 7, page 104, ligne 11]</text:p>
      <text:p text:style-name="P637"/>
      <text:p text:style-name="P637">Le phrasème <text:span text:style-name="T611">┌</text:span><text:span text:style-name="T153">c'est clair</text:span><text:span text:style-name="T613">┐</text:span> peut être utilisé en lien avec une affirmation de l'énonciateur (plutôt qu'en réaction d'une affirmation d'un coénonciateur). Il n'est alors pas un MRAI. C'est le cas en (<text:span text:style-name="T1511">64</text:span>), où le phrasème est utilisé de manière intraphrastique sans le <text:span text:style-name="T82">que</text:span><text:span text:style-name="T475"> :</text:span></text:p>
      <text:p text:style-name="P852"/>
      <text:p text:style-name="P1439">(<text:sequence text:ref-name="refDrawing123" text:name="Drawing" text:formula="ooow:Drawing+1" style:num-format="1">124</text:sequence>)<text:tab/>J-M : t'sais t'as des 1genres de beans fermentées là à un moment donné oublie ça <text:span text:style-name="T21">c'est clair</text:span> ça fait des pets là t'sais</text:p>
      <text:p text:style-name="P1439"><text:tab/>[sous-corpus 10, segment 2, page 13, ligne 12]</text:p>
      <text:p text:style-name="P794"/>
      <text:p text:style-name="P637">Si le MRAI <text:span text:style-name="T611">┌</text:span><text:span text:style-name="T153">c'est clair</text:span><text:span text:style-name="T613">┐</text:span> (comme en (<text:span text:style-name="T1511">63</text:span>)) nous renseigne sur le fait qu'un énonciateur est en accord avec un <text:span text:style-name="T1550">coénonciateur</text:span>, l'utilisation propositionnelle de « c'est clair que... » (en (<text:span text:style-name="T1511">64</text:span>)) nous renseigne sur le caractère évident d'une proposition de l'énonciateur. </text:p>
      <text:p text:style-name="P1013"/>
      <text:p text:style-name="P36"><text:span text:style-name="T1549">Classe</text:span> <text:sequence text:ref-name="refMRAI28" text:name="MRAI" text:formula="ooow:MRAI+1" style:num-format="1">29</text:sequence>: <text:span text:style-name="T619">┌</text:span>C'<text:span text:style-name="T1549">est clair</text:span><text:span text:style-name="T621">┐</text:span></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216">Formes</text:p>
          </table:table-cell>
          <table:table-cell table:style-name="Table38.A1" office:value-type="string">
            <text:p text:style-name="P253">Fréquences</text:p>
          </table:table-cell>
          <table:table-cell table:style-name="Table38.A1" office:value-type="string">
            <text:p text:style-name="P253">Actes illocutoires</text:p>
          </table:table-cell>
          <table:table-cell table:style-name="Table38.D1" office:value-type="string">
            <text:p text:style-name="P227">Prosodie</text:p>
          </table:table-cell>
        </table:table-row>
        <table:table-row>
          <table:table-cell table:style-name="Table38.A2" office:value-type="string">
            <text:p text:style-name="P935">c'est clair</text:p>
          </table:table-cell>
          <table:table-cell table:style-name="Table38.A2" office:value-type="string">
            <text:p text:style-name="P414">24</text:p>
          </table:table-cell>
          <table:table-cell table:style-name="Table38.A2" office:value-type="string">
            <text:p text:style-name="P973">affirmatif</text:p>
          </table:table-cell>
          <table:table-cell table:style-name="Table38.D2" office:value-type="string">
            <text:p text:style-name="P971"/>
          </table:table-cell>
        </table:table-row>
      </table:table>
      <text:p text:style-name="P637"/>
      <text:h text:style-name="P1643" text:outline-level="4"><text:bookmark-start text:name="__RefHeading__14281_1820300744"/>C'EST SÛR <text:span text:style-name="T2013">**ENLEVER comme sujet d'études trop complexe**</text:span><text:bookmark-end text:name="__RefHeading__14281_1820300744"/></text:h>
      <text:p text:style-name="P7"/>
      <text:p text:style-name="P6"><text:span text:style-name="T2014">*</text:span>« c'est sûr que » autre marqueur?</text:p>
      <text:p text:style-name="P7"/>
      <text:p text:style-name="P704"><text:soft-page-break/><text:span text:style-name="T614">┌</text:span><text:span text:style-name="T82">C'</text:span><text:span text:style-name="T153">est sûr</text:span><text:span text:style-name="T613">┐</text:span> est similaire à <text:span text:style-name="T611">┌</text:span><text:span text:style-name="T153">c'est clair</text:span><text:span text:style-name="T613">┐</text:span> dans son comportement syntaxique. Il est isolé syntaxiquement lorsqu'il est MRAI, comme en (<text:span text:style-name="T1511">65</text:span>) :</text:p>
      <text:p text:style-name="P637"/>
      <text:p text:style-name="P1439">(<text:sequence text:ref-name="refDrawing124" text:name="Drawing" text:formula="ooow:Drawing+1" style:num-format="1">125</text:sequence>)<text:tab/>R : mais il fallait il faut le faire là</text:p>
      <text:p text:style-name="P1439"><text:tab/><text:span text:style-name="T1551">B : ah oui </text:span><text:span text:style-name="T26">c’est sûr</text:span><text:span text:style-name="T1551"> (3,3”) mais mon gars je te dirais c’est pas pour le vanter là [...]</text:span></text:p>
      <text:p text:style-name="P1439"><text:tab/>[sous-corpus 15, segment 2, page 23, ligne<text:span text:style-name="T1551">s</text:span> <text:span text:style-name="T1551">18-</text:span>19]</text:p>
      <text:p text:style-name="P63"/>
      <text:p text:style-name="P637"><text:span text:style-name="T614">┌</text:span><text:span text:style-name="T82">C'</text:span><text:span text:style-name="T153">est sûr</text:span><text:span text:style-name="T613">┐</text:span> peut aussi être utilisé à l'intérieur de phrases dans des constructions du type « c'est sûr que P ». L'énoncé (<text:span text:style-name="T1511">66</text:span>) présente un cas similaire :</text:p>
      <text:p text:style-name="P637"/>
      <text:p text:style-name="P1439">(<text:sequence text:ref-name="refDrawing125" text:name="Drawing" text:formula="ooow:Drawing+1" style:num-format="1">126</text:sequence>)<text:tab/>F : [1tu vois hier j’ai [2mangé les zucchinis de mon jardin [3(.) j’ai j’ai mangé du concombre de mon jardin [4là déjà fait que (.) des petites fèves de sorties <text:span text:style-name="T21">c’est sûr</text:span> là [5(.) mais il y a une pet- GROSse semaine et demie de différence dans la [6température (.) facilement </text:p>
      <text:p text:style-name="P1439"><text:tab/>[sous-corpus 18, segment 3, page 35, ligne 20]</text:p>
      <text:p text:style-name="P974"/>
      <text:p text:style-name="P976">Le syntagme « des petites fèves de sorties c'est sûr » pourrait être transformé en « c'est sûr [qu'il y a] des petites fèves de sorties ». Il ne s'agit donc pas d'un MRAI, ne possède pas les traits caractéristiques des MRAI et doit donc être écarté de notre système d'analyse automatique.</text:p>
      <text:p text:style-name="P976"/>
      <text:p text:style-name="P35"><text:span text:style-name="T1552">Classe</text:span> <text:sequence text:ref-name="refMRAI29" text:name="MRAI" text:formula="ooow:MRAI+1" style:num-format="1">30</text:sequence>: <text:span text:style-name="T619">┌</text:span>C'<text:span text:style-name="T1552">est sûr</text:span><text:span text:style-name="T621">┐</text:span></text:p>
      <table:table table:name="Table39" table:style-name="Table39">
        <table:table-column table:style-name="Table39.A"/>
        <table:table-column table:style-name="Table39.B"/>
        <table:table-column table:style-name="Table39.C"/>
        <table:table-column table:style-name="Table39.D"/>
        <table:table-row>
          <table:table-cell table:style-name="Table39.A1" office:value-type="string">
            <text:p text:style-name="P166">Formes</text:p>
          </table:table-cell>
          <table:table-cell table:style-name="Table39.A1" office:value-type="string">
            <text:p text:style-name="P168">Fréquences</text:p>
          </table:table-cell>
          <table:table-cell table:style-name="Table39.A1" office:value-type="string">
            <text:p text:style-name="P168">Actes illocutoires</text:p>
          </table:table-cell>
          <table:table-cell table:style-name="Table39.D1" office:value-type="string">
            <text:p text:style-name="P167">Prosodie</text:p>
          </table:table-cell>
        </table:table-row>
        <table:table-row>
          <table:table-cell table:style-name="Table39.A2" office:value-type="string">
            <text:p text:style-name="P978">c'est sûr</text:p>
          </table:table-cell>
          <table:table-cell table:style-name="Table39.A2" office:value-type="string">
            <text:p text:style-name="P171">+-200</text:p>
          </table:table-cell>
          <table:table-cell table:style-name="Table39.A2" office:value-type="string">
            <text:p text:style-name="P973">affirmatif</text:p>
          </table:table-cell>
          <table:table-cell table:style-name="Table39.D2" office:value-type="string">
            <text:p text:style-name="P973"/>
          </table:table-cell>
        </table:table-row>
      </table:table>
      <text:p text:style-name="P974"/>
      <text:h text:style-name="P1643" text:outline-level="4"><text:bookmark-start text:name="__RefHeading__19082_238331894"/>COUDON <text:bookmark-end text:name="__RefHeading__19082_238331894"/></text:h>
      <text:p text:style-name="P705">Dostie 2004 a décrit en détails le vocable COUDON, dont ses trois utilisations en tant que MRAI, en plus de ses <text:span text:style-name="T1553">nombreuses </text:span>utilisations comme MI et MAE. </text:p>
      <text:p text:style-name="P637"/>
      <text:h text:style-name="P1628" text:outline-level="5"><text:bookmark-start text:name="__RefHeading__19095_1383332627"/><text:soft-page-break/><text:span text:style-name="T1554">C</text:span>oudon1<text:bookmark-end text:name="__RefHeading__19095_1383332627"/></text:h>
      <text:p text:style-name="P794"><text:span text:style-name="T1555">Avec </text:span><text:span text:style-name="T155">Coudon1</text:span><text:span text:style-name="T1555">, l'énonciateur indique qu'il ressent quelque chose de désagréable devant une situation plutôt négative qui est inattendue. En (67), l'énonciateur B exprime sa surprise et sa désapprobation avec </text:span><text:span text:style-name="T155">coudon</text:span><text:span text:style-name="T1555"> :</text:span></text:p>
      <text:p text:style-name="P1538"/>
      <text:p text:style-name="P1425">**<text:span text:style-name="T1556">À </text:span>écouter <text:span text:style-name="T1556">pour vérifier**</text:span></text:p>
      <text:p text:style-name="P1439"><text:span text:style-name="T1557">(</text:span><text:span text:style-name="T1557"><text:sequence text:ref-name="refDrawing126" text:name="Drawing" text:formula="ooow:Drawing+1" style:num-format="1">127</text:sequence></text:span><text:span text:style-name="T1557">)<text:tab/></text:span>J : [8mais ça ça le s- non ça ça le dérange pas ça <text:s/>[9(.) moi quand toutes quand toutes les portes les lum- les fenêtres étaient toutes fermées (<text:span text:style-name="T82">en pointant vers plusieurs des fenêtres de la maison</text:span>) il m’a pété des: (.) des des fenêtres là (<text:span text:style-name="T82">en pointant vers une fenêtre en particulier</text:span>) <text:s/>[10(.) il a il rentrait</text:p>
      <text:p text:style-name="P1439"><text:tab/>B : [9ah ok</text:p>
      <text:p text:style-name="P1439"><text:tab/>B : [10il fallait qu’il rentre <text:s/>[11en quelque part</text:p>
      <text:p text:style-name="P1439"><text:tab/>R : [11pour rentrer</text:p>
      <text:p text:style-name="P1439"><text:tab/>R : [1ouais ouais ouais</text:p>
      <text:p text:style-name="P1439"><text:tab/>J : [1oui</text:p>
      <text:p text:style-name="P1439"><text:tab/>B : [2<text:span text:style-name="T21">coudon</text:span></text:p>
      <text:p text:style-name="P1439"><text:tab/>[sous-corpus 15, segment 7, page 123, ligne 21]</text:p>
      <text:p text:style-name="P794"/>
      <text:p text:style-name="P1176"><text:span text:style-name="T1013">La paraphrase attribuée à c</text:span><text:span text:style-name="T1014">ette lexie </text:span><text:span text:style-name="T1013">par </text:span><text:reference-mark-start text:name="ZOTERO_ITEM CSL_CITATION {&quot;citationID&quot;:&quot;emjcLNnB&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qMmXTPvQUu"/><text:span text:style-name="T1014">Dostie </text:span><text:span text:style-name="T1013">(</text:span><text:span text:style-name="T1014">2004)</text:span><text:reference-mark-end text:name="ZOTERO_ITEM CSL_CITATION {&quot;citationID&quot;:&quot;emjcLNnB&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qMmXTPvQUu"/><text:span text:style-name="T932"> </text:span><text:span text:style-name="T1013">est cohérente avec cette analyse :</text:span></text:p>
      <text:p text:style-name="P637"/>
      <text:p text:style-name="P601"><text:span text:style-name="T1558">4. </text:span><text:span text:style-name="T82">Coudon </text:span><text:span text:style-name="T1528"></text:span></text:p>
      <text:p text:style-name="P601">Réagissant à une situation //</text:p>
      <text:p text:style-name="P601">j'indique que cette situation, que je ne m'explique pas vraiment, n'est pas conforme à mes attentes ou à mes désirs.</text:p>
      <text:p text:style-name="P592">(Dostie 2004 : **)</text:p>
      <text:p text:style-name="P637"/>
      <text:p text:style-name="P1556">C<text:span text:style-name="T1559">lasse</text:span> <text:sequence text:ref-name="refMRAI30" text:name="MRAI" text:formula="ooow:MRAI+1" style:num-format="1">31</text:sequence>: <text:span text:style-name="T1559">Coudon1</text:span></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228">Formes</text:p>
          </table:table-cell>
          <table:table-cell table:style-name="Table40.A1" office:value-type="string">
            <text:p text:style-name="P253">Fréquences</text:p>
          </table:table-cell>
          <table:table-cell table:style-name="Table40.A1" office:value-type="string">
            <text:p text:style-name="P253">Actes illocutoires</text:p>
          </table:table-cell>
          <table:table-cell table:style-name="Table40.D1" office:value-type="string">
            <text:p text:style-name="P228">Prosodie</text:p>
          </table:table-cell>
        </table:table-row>
        <table:table-row>
          <table:table-cell table:style-name="Table40.A2" office:value-type="string">
            <text:p text:style-name="P947">coudon</text:p>
          </table:table-cell>
          <table:table-cell table:style-name="Table40.A2" office:value-type="string">
            <text:p text:style-name="P339">+-<text:span text:style-name="T1560">3**</text:span></text:p>
          </table:table-cell>
          <table:table-cell table:style-name="Table40.A2" office:value-type="string">
            <text:p text:style-name="P865">inattendu, mal, se sentir mal</text:p>
          </table:table-cell>
          <table:table-cell table:style-name="Table40.D2" office:value-type="string">
            <text:p text:style-name="P866"/>
          </table:table-cell>
        </table:table-row>
      </table:table>
      <text:p text:style-name="P637"/>
      <text:h text:style-name="P1628" text:outline-level="5"><text:bookmark-start text:name="__RefHeading__19097_1383332627"/><text:soft-page-break/><text:span text:style-name="T1560">C</text:span>oudon2<text:bookmark-end text:name="__RefHeading__19097_1383332627"/></text:h>
      <text:p text:style-name="P706">En (<text:span text:style-name="T1511">68</text:span>), l'énonciat<text:span text:style-name="T1561">eur</text:span> SA <text:span text:style-name="T1561">utilise </text:span><text:span text:style-name="T156">Coudon2</text:span><text:span text:style-name="T1561"> afin d'affirmer le caractère vrai d'une proposition tout en la caractérisant comme inattendue :</text:span></text:p>
      <text:p text:style-name="P707"/>
      <text:p text:style-name="P1439"><text:span text:style-name="T1562">(</text:span><text:span text:style-name="T1562"><text:sequence text:ref-name="refDrawing127" text:name="Drawing" text:formula="ooow:Drawing+1" style:num-format="1">128</text:sequence></text:span><text:span text:style-name="T1562">)<text:tab/></text:span>SA : tu vois à matin je me lève à matin ou hier matin (.) elle était assis elle s’était levée le matin là pis elle écrivait ses ses personnages elle les décrivait comment c’était quels types de personnages pis tout ça\ [..]</text:p>
      <text:p text:style-name="P1439"><text:tab/>I : [2e::lle prend ça au sérieux ah ouais (.) ben (.) <text:span text:style-name="T21">coudon</text:span> [3on a une future euh</text:p>
      <text:p text:style-name="P1439"><text:tab/>[...]</text:p>
      <text:p text:style-name="P1439"><text:tab/>I : on a une future euh [1artiste euh (inaud.) pis ouais c’est vrai</text:p>
      <text:p text:style-name="P708"><text:tab/>[sous-corpus 7, segment 10, page 105, ligne 10]</text:p>
      <text:p text:style-name="P637"/>
      <text:p text:style-name="P709">Cet emploi peut aussi être utilisé comme marqueur d'interprétation, tel que suggéré par la composante entre parenthèse dans la définition de <text:s/>(Dostie, 2004) :</text:p>
      <text:p text:style-name="P637"/>
      <text:p text:style-name="P601"><text:span text:style-name="T1563">5. T1. </text:span><text:span text:style-name="T82">Coudon</text:span> <text:span text:style-name="T1563">(T2) </text:span><text:span text:style-name="T1527"></text:span></text:p>
      <text:p text:style-name="P601">Le texte T1 ayant été produit//</text:p>
      <text:p text:style-name="P601">je considère que celui-ci fait référence à quelque chose qui va de soi<text:span text:style-name="T1564">t</text:span> (en fonction de la raison que j'explicite au moyen du texte T2), à quelque chose que je tiens pour inévitable.</text:p>
      <text:p text:style-name="P593">(<text:span text:style-name="T82">Dostie 2004 : 199</text:span>)</text:p>
      <text:p text:style-name="P708"/>
      <text:p text:style-name="P708"><text:span text:style-name="T1565">Cette définition ne le dit pas explicitement, mais ce </text:span><text:span text:style-name="T157">coudon</text:span><text:span text:style-name="T27">5</text:span><text:span text:style-name="T1565"> est produit en réaction à quelque chose qui, au départ, apparaît comme étant inattendu par l'énonciateur.</text:span></text:p>
      <text:p text:style-name="P708"/>
      <text:p text:style-name="P1556"><text:span text:style-name="T1560">Classe</text:span> <text:sequence text:ref-name="refMRAI31" text:name="MRAI" text:formula="ooow:MRAI+1" style:num-format="1">32</text:sequence>: <text:span text:style-name="T1560">Coudon2</text:span></text:p>
      <table:table table:name="Table41" table:style-name="Table41">
        <table:table-column table:style-name="Table41.A"/>
        <table:table-column table:style-name="Table41.B"/>
        <table:table-column table:style-name="Table41.C"/>
        <table:table-column table:style-name="Table41.D"/>
        <table:table-row>
          <table:table-cell table:style-name="Table41.A1" office:value-type="string">
            <text:p text:style-name="P229">Formes</text:p>
          </table:table-cell>
          <table:table-cell table:style-name="Table41.A1" office:value-type="string">
            <text:p text:style-name="P253">Fréquences</text:p>
          </table:table-cell>
          <table:table-cell table:style-name="Table41.A1" office:value-type="string">
            <text:p text:style-name="P253">Actes illocutoires</text:p>
          </table:table-cell>
          <table:table-cell table:style-name="Table41.D1" office:value-type="string">
            <text:p text:style-name="P229">Prosodie</text:p>
          </table:table-cell>
        </table:table-row>
        <table:table-row>
          <table:table-cell table:style-name="Table41.A2" office:value-type="string">
            <text:p text:style-name="P947">coudon</text:p>
          </table:table-cell>
          <table:table-cell table:style-name="Table41.A2" office:value-type="string">
            <text:p text:style-name="P339">+-<text:span text:style-name="T1560">3**</text:span></text:p>
          </table:table-cell>
          <table:table-cell table:style-name="Table41.A2" office:value-type="string">
            <text:p text:style-name="P865">inattendu, affirmatif</text:p>
          </table:table-cell>
          <table:table-cell table:style-name="Table41.D2" office:value-type="string">
            <text:p text:style-name="P866"/>
          </table:table-cell>
        </table:table-row>
      </table:table>
      <text:p text:style-name="P708"/>
      <text:h text:style-name="P1628" text:outline-level="5"><text:bookmark-start text:name="__RefHeading__19099_1383332627"/><text:span text:style-name="T1560">C</text:span>oudon3<text:bookmark-end text:name="__RefHeading__19099_1383332627"/></text:h>
      <text:p text:style-name="P710"><text:span text:style-name="T1566">Le</text:span> troisième sens de <text:span text:style-name="T158">coudon</text:span> en tant que MRAI <text:span text:style-name="T1566">a une composante expressive par laquelle un énonciateur indique qu'il est insatisfait d'un élément de la situation négatif. En (69), par exemple, le </text:span><text:soft-page-break/><text:span text:style-name="T159">coudon</text:span><text:span text:style-name="T1566"> produit par l'énonciatrice H laisse entendre qu'elle n'est pas satisfaite de la situation, même si elle se résout à l'accepter.</text:span></text:p>
      <text:p text:style-name="P711"/>
      <text:p text:style-name="P1439">(<text:sequence text:ref-name="refDrawing128" text:name="Drawing" text:formula="ooow:Drawing+1" style:num-format="1">129</text:sequence>)<text:tab/>A : ah ben ça c’est (.) ça c’est le sexe [1ça c’est pas c’est pas pareil (.) ça c’est passé ça <text:tab/>(RIRE)</text:p>
      <text:p text:style-name="P1439"><text:tab/>H : [1ah: (<text:span text:style-name="T82">dit en riant</text:span>)</text:p>
      <text:p text:style-name="P1439"><text:tab/>A : [1non c’est</text:p>
      <text:p text:style-name="P1439"><text:tab/>H : [1mais ils en ont profité ben <text:span text:style-name="T21">coudon</text:span> hein ça ça peut pas durer [2éternellement</text:p>
      <text:p text:style-name="P1439"><text:tab/>[sous-corpus 4, segment 1, page 7, ligne 8]</text:p>
      <text:p text:style-name="P637"/>
      <text:p text:style-name="P1176"><text:span text:style-name="T1015">Seule la composante « situation […] non conforme à mes attentes ou à mes désirs » de </text:span><text:span text:style-name="T1016">la définition de </text:span><text:reference-mark-start text:name="ZOTERO_ITEM CSL_CITATION {&quot;citationID&quot;:&quot;2imr435gnr&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tW4Yb7mkjW"/>Dostie <text:span text:style-name="T1567">(</text:span>2004 : <text:span text:style-name="T1568">203</text:span>)<text:reference-mark-end text:name="ZOTERO_ITEM CSL_CITATION {&quot;citationID&quot;:&quot;2imr435gnr&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tW4Yb7mkjW"/><text:span text:style-name="T932"> </text:span><text:span text:style-name="T1016">pour cette lexie </text:span><text:span text:style-name="T1015">est prise en compte par notre système de description</text:span><text:span text:style-name="T1016"> :</text:span></text:p>
      <text:p text:style-name="P712"/>
      <text:p text:style-name="P601">6. Coudon <text:span text:style-name="T1527"></text:span></text:p>
      <text:p text:style-name="P601">Réagissant à une situation//</text:p>
      <text:p text:style-name="P601">j'indique que je me résous à accepter cette situation, non conforme à mes attentes ou à mes désirs, que je ne pourrai pas changer.</text:p>
      <text:p text:style-name="P637"/>
      <text:p text:style-name="P1144">Nous n'avons pas prévu de mot-clé afin de rendre compte de la composante « je me résous à accepter cette situation […] que je ne pourrai pas changer ». C'est un des points faibles de la méthode de description componentielle que nous avons choisie d'adopter de ne pouvoir rendre compte en détails de toutes les composantes particulières de certains marqueur.</text:p>
      <text:p text:style-name="P1013"/>
      <text:p text:style-name="P1556"><text:span text:style-name="T1569">Classe</text:span> <text:sequence text:ref-name="refMRAI32" text:name="MRAI" text:formula="ooow:MRAI+1" style:num-format="1">33</text:sequence>: <text:span text:style-name="T1569">Coudon3</text:span> </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230">Formes</text:p>
          </table:table-cell>
          <table:table-cell table:style-name="Table42.A1" office:value-type="string">
            <text:p text:style-name="P253">Fréquences</text:p>
          </table:table-cell>
          <table:table-cell table:style-name="Table42.A1" office:value-type="string">
            <text:p text:style-name="P253">Actes illocutoires</text:p>
          </table:table-cell>
          <table:table-cell table:style-name="Table42.D1" office:value-type="string">
            <text:p text:style-name="P230">Prosodie</text:p>
          </table:table-cell>
        </table:table-row>
        <table:table-row>
          <table:table-cell table:style-name="Table42.A2" office:value-type="string">
            <text:p text:style-name="P947">coudon</text:p>
          </table:table-cell>
          <table:table-cell table:style-name="Table42.A2" office:value-type="string">
            <text:p text:style-name="P339">+-<text:span text:style-name="T1570">3**</text:span></text:p>
          </table:table-cell>
          <table:table-cell table:style-name="Table42.A2" office:value-type="string">
            <text:p text:style-name="P867">mal, se sentir mal</text:p>
          </table:table-cell>
          <table:table-cell table:style-name="Table42.D2" office:value-type="string">
            <text:p text:style-name="P866"/>
          </table:table-cell>
        </table:table-row>
      </table:table>
      <text:p text:style-name="P637"/>
      <text:h text:style-name="P1552" text:outline-level="3"><text:bookmark-start text:name="__RefHeading__17109_744638150"/><text:span text:style-name="T2008">C.2.2. </text:span>Infirmatif<text:bookmark-end text:name="__RefHeading__17109_744638150"/></text:h>
      <text:p text:style-name="P1145">Les MRAI infirmatifs indique<text:span text:style-name="T1571">nt</text:span> qu'une proposition n'est pas vraie. Il peuvent servir <text:span text:style-name="T1571">à répondre à une question d'un coénonciateur. Nous paraphrasons l'acte illocutoire infirmatif de cette façon : « X n'est pas vrai ».</text:span></text:p>
      <text:p text:style-name="P794"/>
      <text:h text:style-name="P1643" text:outline-level="4"><text:bookmark-start text:name="__RefHeading__14974_1820300744"/><text:soft-page-break/>PANTOUTE<text:bookmark-end text:name="__RefHeading__14974_1820300744"/></text:h>
      <text:p text:style-name="P637">Sur 53 occurrences <text:span text:style-name="T1572">dans le CFPQ</text:span>, <text:span text:style-name="T160">pantoute</text:span> n'est utilisé que 5 fois comme MRAI. Il est alors <text:span text:style-name="T1572">produit</text:span> en réponse à une affirmation dans le sens de « pas du tout », comme en (<text:span text:style-name="T1511">70</text:span>) :</text:p>
      <text:p text:style-name="P637"/>
      <text:p text:style-name="P1439">(<text:sequence text:ref-name="refDrawing129" text:name="Drawing" text:formula="ooow:Drawing+1" style:num-format="1">130</text:sequence>)<text:tab/>J : [2mais t’écoutes-tu la télé pour la peine/</text:p>
      <text:p text:style-name="P1439"><text:tab/>M : <text:span text:style-name="T21">pantoute</text:span></text:p>
      <text:p text:style-name="P713"><text:tab/>[<text:span text:style-name="T82">sous-corpus 12, segment 8, page 140, ligne 17</text:span>]</text:p>
      <text:p text:style-name="P935"/>
      <text:p text:style-name="P637"><text:span text:style-name="T514">Lorsque utilisé à l'intérieure de phrases, </text:span><text:span text:style-name="T161">p</text:span><text:span text:style-name="T82">antoute</text:span> <text:span text:style-name="T1572">a</text:span> <text:span text:style-name="T1572">également </text:span>le sens de « du tout », comme en (<text:span text:style-name="T1511">71</text:span>), <text:span text:style-name="T1572">mais il n'a pas du tout la même fonction sur le plan discursif. </text:span></text:p>
      <text:p text:style-name="P637"/>
      <text:p text:style-name="P1439">(<text:sequence text:ref-name="refDrawing130" text:name="Drawing" text:formula="ooow:Drawing+1" style:num-format="1">131</text:sequence>)<text:tab/>Y: ça sera pas beau <text:span text:style-name="T21">pantoute</text:span> là (.) sinon</text:p>
      <text:p text:style-name="P1439"><text:tab/>[<text:span text:style-name="T82">sous-corpus 21, segment 4, page 53, ligne 3</text:span>]</text:p>
      <text:p text:style-name="P637"/>
      <text:p text:style-name="P637"><text:span text:style-name="T1572">Seul les </text:span><text:span text:style-name="T161">pantoutes</text:span><text:span text:style-name="T1572"> utilisés comme mots-phrases permettent de conclure que l'énonciateur infirme ce que dit le coénonciateur. </text:span></text:p>
      <text:p text:style-name="P637"/>
      <text:p text:style-name="P36"><text:span text:style-name="T1573">Classe</text:span> <text:sequence text:ref-name="refMRAI33" text:name="MRAI" text:formula="ooow:MRAI+1" style:num-format="1">34</text:sequence>: P<text:span text:style-name="T1573">antoute</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216">Formes</text:p>
          </table:table-cell>
          <table:table-cell table:style-name="Table43.A1" office:value-type="string">
            <text:p text:style-name="P253">Fréquences</text:p>
          </table:table-cell>
          <table:table-cell table:style-name="Table43.A1" office:value-type="string">
            <text:p text:style-name="P253">Actes illocutoires</text:p>
          </table:table-cell>
          <table:table-cell table:style-name="Table43.D1" office:value-type="string">
            <text:p text:style-name="P231">Prosodie</text:p>
          </table:table-cell>
        </table:table-row>
        <table:table-row>
          <table:table-cell table:style-name="Table43.A2" office:value-type="string">
            <text:p text:style-name="P935">pantoute</text:p>
          </table:table-cell>
          <table:table-cell table:style-name="Table43.A2" office:value-type="string">
            <text:p text:style-name="P340">5</text:p>
          </table:table-cell>
          <table:table-cell table:style-name="Table43.A2" office:value-type="string">
            <text:p text:style-name="P852">infirmatif</text:p>
          </table:table-cell>
          <table:table-cell table:style-name="Table43.D2" office:value-type="string">
            <text:p text:style-name="P852"/>
          </table:table-cell>
        </table:table-row>
      </table:table>
      <text:p text:style-name="P637"/>
      <text:h text:style-name="P1643" text:outline-level="4"><text:bookmark-start text:name="__RefHeading__13238_1984123991"/>VRAIMENT PAS<text:bookmark-end text:name="__RefHeading__13238_1984123991"/></text:h>
      <text:p text:style-name="P714">Le phrasème <text:span text:style-name="T611">┌</text:span><text:span text:style-name="T162">vraiment pas</text:span><text:span text:style-name="T613">┐</text:span> utilisé comme MRAI est très similaire à <text:span text:style-name="T162">pantoute</text:span>. <text:span text:style-name="T1574">En (72), l'énonciatrice MA utilise </text:span><text:span text:style-name="T611">┌</text:span><text:span text:style-name="T163">vraiment pas</text:span><text:span text:style-name="T613">┐</text:span><text:span text:style-name="T1574"> pour signaler son désaccord :</text:span></text:p>
      <text:p text:style-name="P714"/>
      <text:p text:style-name="P1439"><text:span text:style-name="T1017">(</text:span><text:span text:style-name="T1017"><text:sequence text:ref-name="refDrawing131" text:name="Drawing" text:formula="ooow:Drawing+1" style:num-format="1">132</text:sequence></text:span><text:span text:style-name="T1017">)<text:tab/></text:span><text:span text:style-name="T1018">VE : [2&lt;p&lt;peut-être&gt;&gt; (.) peut-être que t’es une lesbienne refoulée/ (</text:span><text:span text:style-name="T1148">en se retournant vers Marie-Ève</text:span><text:span text:style-name="T1018">)</text:span></text:p>
      <text:p text:style-name="P1423"><text:tab/>MA : &lt;p&lt;non: <text:span text:style-name="T21">vraiment pas</text:span>&gt;&gt; (<text:span text:style-name="T82">en hochant la tête négativement</text:span>)</text:p>
      <text:p text:style-name="P1423"><text:tab/>[sous-corpus 19, segment 8, page 80, ligne 4]</text:p>
      <text:p text:style-name="P715"/>
      <text:p text:style-name="P716"><text:soft-page-break/>Puisque les mots <text:span text:style-name="T162">vraiment</text:span> et <text:span text:style-name="T162">pas</text:span> sont abondamment utilisés conjointement de manière intraphrastique, les paramètres prosodiques seront très utiles au repérage de ce MRAI.</text:p>
      <text:p text:style-name="P715"/>
      <text:p text:style-name="P1556"><text:span text:style-name="T1573">Classe</text:span> <text:sequence text:ref-name="refMRAI34" text:name="MRAI" text:formula="ooow:MRAI+1" style:num-format="1">35</text:sequence>: <text:span text:style-name="T619">┌</text:span>V<text:span text:style-name="T1573">raiment pas</text:span><text:span text:style-name="T621">┐</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216">Formes</text:p>
          </table:table-cell>
          <table:table-cell table:style-name="Table44.A1" office:value-type="string">
            <text:p text:style-name="P253">Fréquences</text:p>
          </table:table-cell>
          <table:table-cell table:style-name="Table44.A1" office:value-type="string">
            <text:p text:style-name="P253">Actes illocutoires</text:p>
          </table:table-cell>
          <table:table-cell table:style-name="Table44.D1" office:value-type="string">
            <text:p text:style-name="P232">Prosodie</text:p>
          </table:table-cell>
        </table:table-row>
        <table:table-row>
          <table:table-cell table:style-name="Table44.A2" office:value-type="string">
            <text:p text:style-name="P935">vraiment <text:span text:style-name="T1575">pas</text:span></text:p>
          </table:table-cell>
          <table:table-cell table:style-name="Table44.A2" office:value-type="string">
            <text:p text:style-name="P341">6</text:p>
          </table:table-cell>
          <table:table-cell table:style-name="Table44.A2" office:value-type="string">
            <text:p text:style-name="P864">infirmatif</text:p>
          </table:table-cell>
          <table:table-cell table:style-name="Table44.D2" office:value-type="string">
            <text:p text:style-name="P864"/>
          </table:table-cell>
        </table:table-row>
      </table:table>
      <text:p text:style-name="P637"/>
      <text:p text:style-name="P637"/>
      <text:h text:style-name="P1643" text:outline-level="4"><text:bookmark-start text:name="__RefHeading___Toc32494_713492055"/>DU TOUT<text:bookmark-end text:name="__RefHeading___Toc32494_713492055"/></text:h>
      <text:p text:style-name="P717"/>
      <text:p text:style-name="P718">Différence avec pas_du_tout?</text:p>
      <text:p text:style-name="P718">Attendre résultats des tests.</text:p>
      <text:p text:style-name="P717"/>
      <text:p text:style-name="P637"/>
      <text:h text:style-name="P1552" text:outline-level="3"><text:bookmark-start text:name="__RefHeading__14285_1820300744"/><text:span text:style-name="T2009">C.2.3. </text:span>Infirmatif partiel<text:bookmark-end text:name="__RefHeading__14285_1820300744"/></text:h>
      <text:p text:style-name="P794">Certaines unités servent à indiquer un désaccord partiel d'un énonciateur au sujet de quelque chose. Alors <text:span text:style-name="T1577">que</text:span> <text:span text:style-name="T1578">les infirmatifs</text:span> indiquent que quelque chose n'est pas vrai, ces unités indiquent que quelque chose n'est pas <text:span text:style-name="T82">complètement</text:span> vrai. <text:span text:style-name="T1577">Elle</text:span>s sont souvent utilisées comme euphémismes : elles sont une façon polie de contredire un co-énonciateur. Comme pour les autres MRAI <text:span text:style-name="T1576">qui </text:span>réalis<text:span text:style-name="T1576">e</text:span>nt des actes assertifs, ces unités répondent souvent à des questions ou une affirmation du coénonciateur.</text:p>
      <text:h text:style-name="P1629" text:outline-level="5"/>
      <text:h text:style-name="P1643" text:outline-level="4"><text:bookmark-start text:name="__RefHeading__9480_1334881705"/>C'EST ENCORE DRÔLE<text:bookmark-end text:name="__RefHeading__9480_1334881705"/></text:h>
      <text:p text:style-name="P637">En (<text:span text:style-name="T1511">73</text:span>), l'énonciateur ME utilise <text:span text:style-name="T611">┌</text:span><text:span text:style-name="T82">c'est encore drôle</text:span><text:span text:style-name="T613">┐</text:span> pour indiquer que <text:span text:style-name="T1579">la proposition</text:span> « les filles sont plus critiques » n'est pas complètement vraie.</text:p>
      <text:p text:style-name="P637"/>
      <text:p text:style-name="P1439">(<text:sequence text:ref-name="refDrawing132" text:name="Drawing" text:formula="ooow:Drawing+1" style:num-format="1">133</text:sequence>)<text:tab/>MA : [1moi ça dépend devant les gens comme cette année je vais peut-être être plus gênée là parce que t’sais c’est plus (.) des filles (.) pis je trouve les filles sont plus critiques fait que </text:p>
      <text:p text:style-name="P1439"><text:tab/>ME : non <text:span text:style-name="T21">c’est encore drôle</text:span> (.) [1Gingras pis Francis là [2ensemble là</text:p>
      <text:p text:style-name="P1439"><text:tab/>[sous-corpus 3, segment 4, page 60, ligne 17]</text:p>
      <text:p text:style-name="P852"/>
      <text:p text:style-name="P852"><text:soft-page-break/>Contrairement à <text:span text:style-name="T611">┌</text:span><text:span text:style-name="T164">c'est clair</text:span><text:span text:style-name="T612">┐</text:span> et <text:span text:style-name="T611">┌</text:span><text:span text:style-name="T164">c'est sûr</text:span><text:span text:style-name="T612">┐</text:span>, le phrasème <text:span text:style-name="T611">┌</text:span><text:span text:style-name="T82">c'est encore drôle</text:span><text:span text:style-name="T612">┐</text:span> ne peut pas être utilisé <text:span text:style-name="T1578">à l'intérieur d'une phrase </text:span>dans la construction : « *C'est encore drôle que P. » On peut <text:span text:style-name="T1580">cependant</text:span> imaginer un contexte où <text:span text:style-name="T1581">la suite de mots</text:span> « c'est encore drôle » est utilisé<text:span text:style-name="T1581">e</text:span> dans une proposition, par exemple : « J'ai écouté les vieux spectacle d'Yvon Deschamps. C'est encore drôle aujourd'hui. » </text:p>
      <text:p text:style-name="P852"/>
      <text:p text:style-name="P36"><text:span text:style-name="T1578">Classe</text:span> <text:sequence text:ref-name="refMRAI35" text:name="MRAI" text:formula="ooow:MRAI+1" style:num-format="1">36</text:sequence>: <text:span text:style-name="T619">┌</text:span><text:span text:style-name="T1582">C'est encore drôle</text:span><text:span text:style-name="T617">┐</text:span></text:p>
      <table:table table:name="Table45" table:style-name="Table45">
        <table:table-column table:style-name="Table45.A"/>
        <table:table-column table:style-name="Table45.B"/>
        <table:table-column table:style-name="Table45.C"/>
        <table:table-column table:style-name="Table45.D"/>
        <table:table-row>
          <table:table-cell table:style-name="Table45.A1" office:value-type="string">
            <text:p text:style-name="P233">Formes</text:p>
          </table:table-cell>
          <table:table-cell table:style-name="Table45.A1" office:value-type="string">
            <text:p text:style-name="P253">Fréquences</text:p>
          </table:table-cell>
          <table:table-cell table:style-name="Table45.A1" office:value-type="string">
            <text:p text:style-name="P253">Actes illocutoires</text:p>
          </table:table-cell>
          <table:table-cell table:style-name="Table45.D1" office:value-type="string">
            <text:p text:style-name="P233">Prosodie</text:p>
          </table:table-cell>
        </table:table-row>
        <table:table-row>
          <table:table-cell table:style-name="Table45.A2" office:value-type="string">
            <text:p text:style-name="P935">c'est encore drôle</text:p>
          </table:table-cell>
          <table:table-cell table:style-name="Table45.A2" office:value-type="string">
            <text:p text:style-name="P356">4</text:p>
          </table:table-cell>
          <table:table-cell table:style-name="Table45.A2" office:value-type="string">
            <text:p text:style-name="P868">infirmatif partiel</text:p>
          </table:table-cell>
          <table:table-cell table:style-name="Table45.D2" office:value-type="string">
            <text:p text:style-name="P868"/>
          </table:table-cell>
        </table:table-row>
      </table:table>
      <text:p text:style-name="P637"/>
      <text:h text:style-name="P1643" text:outline-level="4"><text:bookmark-start text:name="__RefHeading__15986_1820300744"/>PAS VRAIMENT<text:bookmark-end text:name="__RefHeading__15986_1820300744"/></text:h>
      <text:p text:style-name="P637">Nous avons traité le vocable <text:span text:style-name="T611">┌</text:span>PAS VRAIMENT<text:span text:style-name="T612">┐</text:span> dans un article en 200<text:span text:style-name="T1583">7</text:span> <text:span text:style-name="T1583">(</text:span>L<text:span text:style-name="T1578">apointe</text:span> <text:span text:style-name="T1583">2007)</text:span>. <text:span text:style-name="T1584">Les définitions des différentes lexies de ce vocable sont basées autour des concepts de prototypie et de vérité. L</text:span>a définition que nous avions proposée <text:span text:style-name="T1585">au sujet de l'utilisation du </text:span>MRAI <text:span text:style-name="T611">┌</text:span><text:span text:style-name="T165">pas vraiment</text:span><text:span text:style-name="T613">┐</text:span><text:span text:style-name="T1586"> fait appel à un argument « information communiquée par un énoncé » qui ne correspond pas tout à fait à la vérité. </text:span></text:p>
      <text:p text:style-name="P637"/>
      <text:p text:style-name="P608"><text:span text:style-name="T408">«  Q » </text:span><text:span text:style-name="T414">┌</text:span><text:span text:style-name="T409">pas vraiment</text:span><text:span text:style-name="T414">┐</text:span><text:span text:style-name="T1587"> </text:span><text:span text:style-name="T1589">@</text:span></text:p>
      <text:p text:style-name="P601"><text:span text:style-name="T1590">(</text:span><text:span text:style-name="T1388">Je signale que l’information [communiquée / mise en question] par l’énonce « Q » est vraie</text:span><text:span text:style-name="T1591">1 </text:span><text:span text:style-name="T1388">d’une manière qui n’a pas fortement les caractéristiques qui font qu’ « être vrai</text:span><text:span text:style-name="T1591">1 »</text:span><text:span text:style-name="T1388"> est vraiment</text:span><text:span text:style-name="T1591">1 « </text:span><text:span text:style-name="T1388">être vrai</text:span><text:span text:style-name="T1591">1 »</text:span><text:span text:style-name="T1388">.</text:span><text:span text:style-name="T1590">)</text:span></text:p>
      <text:p text:style-name="P620"/>
      <text:p text:style-name="P637">Nous pouvons reformuler l'essentiel de cette définition de manière plus concise pour les besoins de cette thèse :</text:p>
      <text:p text:style-name="P637"/>
      <text:p text:style-name="P608">Pas vraiment <text:span text:style-name="T1589">@</text:span></text:p>
      <text:p text:style-name="P601"><text:span text:style-name="T1592">r</text:span>éagissant à ce que tu dis //</text:p>
      <text:p text:style-name="P601">j'indique que ce n'est pas complètement vrai</text:p>
      <text:p text:style-name="P637"/>
      <text:p text:style-name="P637">En (<text:span text:style-name="T1511">74</text:span>), l'énonciateur C utilise <text:span text:style-name="T611">┌</text:span><text:span text:style-name="T82">pas vraiment</text:span><text:span text:style-name="T613">┐</text:span> afin d'indiquer qu'il ne croit pas que l'affirmation « ça vous aide à savoir ce que vous voulez faire plus tard » est complètement vraie :</text:p>
      <text:p text:style-name="P637"/>
      <text:p text:style-name="P1439"><text:soft-page-break/>(<text:sequence text:ref-name="refDrawing133" text:name="Drawing" text:formula="ooow:Drawing+1" style:num-format="1">134</text:sequence>)<text:tab/>M: fait que ça vous aide pas à savoir euh ce que vous voulez faire plus tard</text:p>
      <text:p text:style-name="P1439"><text:tab/>ME : non ben [1[...]</text:p>
      <text:p text:style-name="P1439"><text:tab/>C : [1ben <text:span text:style-name="T21">pas vraiment</text:span> là</text:p>
      <text:p text:style-name="P1439"><text:tab/>[sous-corpus 3, segment 1, page 6, lignes 2-4]</text:p>
      <text:p text:style-name="P637"/>
      <text:p text:style-name="P1013"><text:span text:style-name="T1092">*</text:span>R : [ 4 ben je [5 l’ai pa::s euh (.) personnellement moi j’ai toujours (inaud). c’est un trucage parce que c’est pas vraiment une [6 côte [7magnétique (.) c’est la fin d’une côte/ (en inclinant sa main vers le bas, comme pour représenter l’angle de la pente) </text:p>
      <text:p text:style-name="P1013"/>
      <text:p text:style-name="P637"/>
      <text:p text:style-name="P36"><text:span text:style-name="T1593">Classe</text:span> <text:sequence text:ref-name="refMRAI36" text:name="MRAI" text:formula="ooow:MRAI+1" style:num-format="1">37</text:sequence>: <text:span text:style-name="T611">┌</text:span>P<text:span text:style-name="T1582">as vraiment</text:span><text:span text:style-name="T612">┐</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253"><text:span text:style-name="T1593">Forme</text:span>s</text:p>
          </table:table-cell>
          <table:table-cell table:style-name="Table46.A1" office:value-type="string">
            <text:p text:style-name="P253">Fréquences</text:p>
          </table:table-cell>
          <table:table-cell table:style-name="Table46.A1" office:value-type="string">
            <text:p text:style-name="P253">Actes illocutoires</text:p>
          </table:table-cell>
          <table:table-cell table:style-name="Table46.D1" office:value-type="string">
            <text:p text:style-name="P234">Prosodie</text:p>
          </table:table-cell>
        </table:table-row>
        <table:table-row>
          <table:table-cell table:style-name="Table46.A2" office:value-type="string">
            <text:p text:style-name="P935">pas vraiment</text:p>
          </table:table-cell>
          <table:table-cell table:style-name="Table46.A2" office:value-type="string">
            <text:p text:style-name="P356">6</text:p>
          </table:table-cell>
          <table:table-cell table:style-name="Table46.A2" office:value-type="string">
            <text:p text:style-name="P852">infirmatif partiel</text:p>
          </table:table-cell>
          <table:table-cell table:style-name="Table46.D2" office:value-type="string">
            <text:p text:style-name="P852"/>
          </table:table-cell>
        </table:table-row>
      </table:table>
      <text:p text:style-name="P1013"/>
      <text:h text:style-name="P1643" text:outline-level="4"><text:bookmark-start text:name="__RefHeading__19587_1441517299"/>BOF<text:bookmark-end text:name="__RefHeading__19587_1441517299"/></text:h>
      <text:p text:style-name="P1013"><text:span text:style-name="T932">Le signifié de </text:span><text:span text:style-name="T1133">bof</text:span><text:span text:style-name="T932"> est difficile à paraphraser, mais il apparaît que l'unité est utilisée par les énonciateurs afin de signifier leur désaccord, leur réticence ou leur scepticisme au sujet de quelque chose. En (</text:span><text:span text:style-name="T1019">75</text:span><text:span text:style-name="T932">), par exemple, l'énonciateur J indique qu'il n'est pas tout à fait en accord avec ce que dit N :</text:span></text:p>
      <text:p text:style-name="P637"/>
      <text:p text:style-name="P1439">(<text:sequence text:ref-name="refDrawing134" text:name="Drawing" text:formula="ooow:Drawing+1" style:num-format="1">135</text:sequence>)<text:tab/>N : ah non ça a été ça euh: c’est plate dans durant nos vacances là une journée euh: sur le dos </text:p>
      <text:p text:style-name="P1439"><text:tab/>J : <text:span text:style-name="T21">bof</text:span> (1,4”) c’est une journée qui passe [1(<text:span text:style-name="T82">il sourit à Nadia</text:span>) qui passe vite</text:p>
      <text:p text:style-name="P1439"><text:tab/>[sous-corpus 6, segment 1, page 3, ligne 20] </text:p>
      <text:p text:style-name="P637"/>
      <text:p text:style-name="P637">En (<text:span text:style-name="T1511">76</text:span>), l'énonciateur utilise <text:span text:style-name="T82">bof</text:span> en réponse à une question totale, ce qui indique que l'unité se classe parmi les assertifs. <text:span text:style-name="T82">Bof</text:span> semble alors être « presque » un <text:span text:style-name="T82">n</text:span><text:span text:style-name="T166">on.</text:span></text:p>
      <text:p text:style-name="P637"/>
      <text:p text:style-name="P1439">(<text:sequence text:ref-name="refDrawing135" text:name="Drawing" text:formula="ooow:Drawing+1" style:num-format="1">136</text:sequence>)<text:tab/>M : euh ben si on revient un peu au cinéma est-ce que vous écoutez des films québécois des fois / </text:p>
      <text:p text:style-name="P1439"><text:tab/>ME : <text:span text:style-name="T21">bof</text:span></text:p>
      <text:p text:style-name="P1439"><text:tab/>[sous-corpus 3, segment 3, page 48, lignes 12-13]</text:p>
      <text:p text:style-name="P637"/>
      <text:p text:style-name="P719"><text:soft-page-break/>*Emploi nominal :</text:p>
      <text:p text:style-name="P637"/>
      <text:p text:style-name="P719">m-/AM mais/MAIS j-/AM il/PRO m'/PRO a/S juste/S dit/S inaud/S allait/S bof/S ./P mais/MAIS genre/S il/PRO m'/PRO a/S dit/S</text:p>
      <text:p text:style-name="P637"/>
      <text:p text:style-name="P36"><text:span text:style-name="T1582">Classe</text:span> <text:sequence text:ref-name="refMRAI37" text:name="MRAI" text:formula="ooow:MRAI+1" style:num-format="1">38</text:sequence>: B<text:span text:style-name="T1582">of</text:span></text:p>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P216">Formes</text:p>
          </table:table-cell>
          <table:table-cell table:style-name="Table47.A1" office:value-type="string">
            <text:p text:style-name="P253">Fréquences</text:p>
          </table:table-cell>
          <table:table-cell table:style-name="Table47.A1" office:value-type="string">
            <text:p text:style-name="P253">Actes illocutoires</text:p>
          </table:table-cell>
          <table:table-cell table:style-name="Table47.D1" office:value-type="string">
            <text:p text:style-name="P235">Prosodie</text:p>
          </table:table-cell>
        </table:table-row>
        <table:table-row>
          <table:table-cell table:style-name="Table47.A2" office:value-type="string">
            <text:p text:style-name="P935">bof</text:p>
          </table:table-cell>
          <table:table-cell table:style-name="Table47.A2" office:value-type="string">
            <text:p text:style-name="P356">11</text:p>
          </table:table-cell>
          <table:table-cell table:style-name="Table47.A2" table:number-rows-spanned="2" office:value-type="string">
            <text:p text:style-name="P852">infirmatif partiel</text:p>
          </table:table-cell>
          <table:table-cell table:style-name="Table47.D2" table:number-rows-spanned="2" office:value-type="string">
            <text:p text:style-name="P852"/>
          </table:table-cell>
        </table:table-row>
        <table:table-row>
          <table:table-cell table:style-name="Table47.A2" office:value-type="string">
            <text:p text:style-name="P935">b<text:span text:style-name="T1594">ah</text:span></text:p>
          </table:table-cell>
          <table:table-cell table:style-name="Table47.A2" office:value-type="string">
            <text:p text:style-name="P342">52</text:p>
          </table:table-cell>
          <table:covered-table-cell/>
          <table:covered-table-cell/>
        </table:table-row>
      </table:table>
      <text:p text:style-name="P977"/>
      <text:h text:style-name="P1545" text:outline-level="2"><text:bookmark-start text:name="__RefHeading__20698_243363925"/><text:span text:style-name="T2009">C.3. </text:span>Les directifs<text:bookmark-end text:name="__RefHeading__20698_243363925"/></text:h>
      <text:p text:style-name="P74">En utilisant des marqueurs qui réalisent des actes directifs, les énonciateurs cherchent à faire en sorte que leur coénonciateur agisse d'une certaine manière. <text:span text:style-name="T1595">Un acte directif est toujours adressé à un (ou plusieurs) coénonciateur, qui peut être fictif. Nous pouvons également observer dans le CFPQ des énonciateurs qui se parlent à eux-mêmes, à l'aide de MRAI directifs. </text:span></text:p>
      <text:p text:style-name="P74"/>
      <text:p text:style-name="P76">Nous distinguons quatre catégories larges d'actes directifs associés aux MRAI. Les actes identifiés par le mot-clé <text:span text:style-name="T21">attention</text:span> invitent une personne à utiliser ses capacités cognitives. Les actes identifiés par le mot-clé <text:span text:style-name="T21">arrêt</text:span> invitent une personne à cesser ses propos ou son comportement. Le mot-clé <text:span text:style-name="T21">interrogation</text:span> identifie les actes qui invitent quelqu'un à donner plus d'information au sujet de quelque chose. Le mot-clé <text:span text:style-name="T21">encouragement</text:span> identifie les actes qui invitent quelqu'un à entreprendre une action <text:span text:style-name="T1596">d'un autre ordre que celles que l'on vient de mentionner</text:span>.</text:p>
      <text:p text:style-name="P74"/>
      <text:p text:style-name="P22">Table<text:span text:style-name="T1597">au</text:span> <text:sequence text:ref-name="refTable38" text:name="Table" text:formula="ooow:Table+1" style:num-format="1">6</text:sequence>: Actes illocutoires directifs des MRAI</text:p>
      <table:table table:name="Table48" table:style-name="Table48">
        <table:table-column table:style-name="Table48.A"/>
        <table:table-column table:style-name="Table48.B"/>
        <table:table-row>
          <table:table-cell table:style-name="Table48.A1" office:value-type="string">
            <text:p text:style-name="P997">Mot-clé</text:p>
          </table:table-cell>
          <table:table-cell table:style-name="Table48.B1" office:value-type="string">
            <text:p text:style-name="P102">Paraphrase</text:p>
          </table:table-cell>
        </table:table-row>
        <table:table-row>
          <table:table-cell table:style-name="Table48.A2" office:value-type="string">
            <text:p text:style-name="P1176"><text:span text:style-name="T1595">a</text:span>ttention</text:p>
          </table:table-cell>
          <table:table-cell table:style-name="Table48.B2" office:value-type="string">
            <text:p text:style-name="P1146">pense à X</text:p>
          </table:table-cell>
        </table:table-row>
        <table:table-row>
          <table:table-cell table:style-name="Table48.A2" office:value-type="string">
            <text:p text:style-name="P1176"><text:span text:style-name="T1595">a</text:span>rrêt</text:p>
          </table:table-cell>
          <table:table-cell table:style-name="Table48.B2" office:value-type="string">
            <text:p text:style-name="P1146">ne fais pas X</text:p>
          </table:table-cell>
        </table:table-row>
        <table:table-row>
          <table:table-cell table:style-name="Table48.A2" office:value-type="string">
            <text:p text:style-name="P1147">interrogation</text:p>
          </table:table-cell>
          <table:table-cell table:style-name="Table48.B2" office:value-type="string">
            <text:p text:style-name="P1146">parle-moi de X</text:p>
          </table:table-cell>
        </table:table-row>
        <table:table-row>
          <table:table-cell table:style-name="Table48.A2" office:value-type="string">
            <text:p text:style-name="P1148">encouragement</text:p>
          </table:table-cell>
          <table:table-cell table:style-name="Table48.B2" office:value-type="string">
            <text:p text:style-name="P1149">fais X</text:p>
          </table:table-cell>
        </table:table-row>
      </table:table>
      <text:p text:style-name="P74"/>
      <text:p text:style-name="P77"><text:soft-page-break/><text:span text:style-name="T1598">Le </text:span>nombre de marqueurs directifs <text:span text:style-name="T1598">est assez restreint dans le</text:span> CFPQ en raison de la nature des discussions qu'on y retrouve. <text:span text:style-name="T1599">D'autres types d'interaction entre les personnes susciteraient la production de marqueurs directifs bien différents.</text:span></text:p>
      <text:p text:style-name="P77"/>
      <text:p text:style-name="P78"><text:span text:style-name="T1600">Souvent</text:span>, les marqueurs directifs réalisent également <text:span text:style-name="T1601">des</text:span> acte<text:span text:style-name="T1601">s</text:span> expressif<text:span text:style-name="T1601">s</text:span> ou assertif<text:span text:style-name="T1601">s</text:span>. La dimension directive apparaît alors comme étant d'une faible importance <text:span text:style-name="T1602">d'un point de vue pragmatique</text:span>. <text:span text:style-name="T1602">On peut, par exemple, poser une question dans le but d'exprimer son étonnement.</text:span> <text:span text:style-name="T1603">Pour cette raison, et le fait mentionné plus haut que les marqueurs directifs s'adressent souvent à un public fictif, les actes directifs nous renseignent en général peu sur le réel contenu sémantique d'une conversation. </text:span></text:p>
      <text:p text:style-name="P77"/>
      <text:h text:style-name="P1552" text:outline-level="3"><text:bookmark-start text:name="__RefHeading__23930_158137664"/><text:span text:style-name="T2009">C.3.1. </text:span>Attention<text:bookmark-end text:name="__RefHeading__23930_158137664"/></text:h>
      <text:p text:style-name="P1013"><text:span text:style-name="T932">L'appel à l'attention est souvent associé aux marqueurs d'appel à l'écoute tels que </text:span><text:span text:style-name="T1149">ok</text:span><text:span text:style-name="T932"> ou </text:span><text:span text:style-name="T619">┌</text:span><text:span text:style-name="T1149">tu comprends</text:span><text:span text:style-name="T617">┐</text:span><text:span text:style-name="T932">. Le rôle des MRAI </text:span><text:span text:style-name="T1020">qui </text:span><text:span text:style-name="T932">serv</text:span><text:span text:style-name="T1020">e</text:span><text:span text:style-name="T932">nt à demander l'attention est différent. Les marqueurs issus de verbes de perception comme </text:span><text:span text:style-name="T1149">écoute</text:span><text:span text:style-name="T932">, </text:span><text:span text:style-name="T1149">regarde</text:span><text:span text:style-name="T932"> et </text:span><text:span text:style-name="T1149">voyons</text:span><text:span text:style-name="T932"> invitent le coénonciateur à se pencher sur un problème, à utiliser ses capacités cognitives afin de comprendre ce dont il est question. </text:span><text:span text:style-name="T1021">Certaines de c</text:span><text:span text:style-name="T1022">es unités ont été analysées en détails dans l'ouvrage </text:span><text:span text:style-name="T1023">de </text:span><text:reference-mark-start text:name="ZOTERO_ITEM CSL_CITATION {&quot;citationID&quot;:&quot;J9wCbFPG&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rNKqHdyaaD"/><text:span text:style-name="T1022">Dostie </text:span><text:span text:style-name="T1023">(</text:span><text:span text:style-name="T1022">2004)</text:span><text:reference-mark-end text:name="ZOTERO_ITEM CSL_CITATION {&quot;citationID&quot;:&quot;J9wCbFPG&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rNKqHdyaaD"/><text:span text:style-name="T1022">. </text:span><text:span text:style-name="T932">Parmi les définitions proposées </text:span><text:span text:style-name="T1022">dans cet ouvrage </text:span>pour <text:span text:style-name="T1604">les lexies illocutoires de c</text:span>es vocables, on trouve la composante « <text:span text:style-name="T932">je t'invite à user de tes capacités cognitives ». </text:span><text:span text:style-name="T1024">Dans le cas de </text:span><text:span text:style-name="T1149">regarde</text:span><text:span text:style-name="T1024">, la partie de la définition qui sert à d'écrire cet acte illocutoire directif se lit ainsi :</text:span><text:span text:style-name="T932"> « je t'invite à […] regarder2 [quelque chose qui vient d'être dit1 ou d'être fait] », </text:span><text:span text:style-name="T1024">ce qui représente à notre avis un cas plus étroit de l'acte qui pourrait être décrit par la composante « </text:span><text:span text:style-name="T1025">pense à X</text:span><text:span text:style-name="T1026"> »</text:span><text:span text:style-name="T1024">.</text:span></text:p>
      <text:p text:style-name="P852"/>
      <text:p text:style-name="P869"><text:span text:style-name="T1605">Le mode impératif du verbe </text:span><text:span text:style-name="T167">penser</text:span> indique qu'il s'agit d'un acte dirigé vers un coénonciateur. <text:span text:style-name="T167">Pense</text:span><text:span text:style-name="T1605"> </text:span>devrait être transformé <text:span text:style-name="T1605">en </text:span><text:span text:style-name="T167">pensez</text:span><text:span text:style-name="T1605"> </text:span>en présence de coénonciateurs multiples ou en contexte de vouvoiement.</text:p>
      <text:p text:style-name="P852"/>
      <text:h text:style-name="P1643" text:outline-level="4"><text:bookmark-start text:name="__RefHeading__9486_1334881705"/>ÉCOUTE<text:bookmark-end text:name="__RefHeading__9486_1334881705"/></text:h>
      <text:p text:style-name="P1176">Le marqueur discursif <text:span text:style-name="T168">écoute</text:span> <text:span text:style-name="T1606">est</text:span><text:span text:style-name="T932"> issu, par pragmaticalisation, de la forme impérative du verbe </text:span><text:span text:style-name="T1150">écouter</text:span><text:span text:style-name="T932">. </text:span><text:span text:style-name="T1027">Il est utilisé comme MRAI de deux façons possibles. </text:span></text:p>
      <text:p text:style-name="P794"/>
      <text:h text:style-name="P1628" text:outline-level="5"><text:bookmark-start text:name="__RefHeading__14053_1771225373"/><text:soft-page-break/><text:span text:style-name="T1607">É</text:span>coute1<text:bookmark-end text:name="__RefHeading__14053_1771225373"/></text:h>
      <text:p text:style-name="P1176"><text:span text:style-name="T1027">La première utilisation de </text:span><text:span text:style-name="T1150">écoute</text:span><text:span text:style-name="T1027"> en tant que MRAI correspond à la lexie </text:span><text:span text:style-name="T1151">é</text:span><text:span text:style-name="T1152">coute</text:span><text:span text:style-name="T1027">3 telle que décrite dans Dostie </text:span><text:reference-mark-start text:name="ZOTERO_ITEM CSL_CITATION {&quot;citationID&quot;:&quot;eqinq0u6j&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9A73iw0ENA"/><text:span text:style-name="T1027">2004</text:span><text:reference-mark-end text:name="ZOTERO_ITEM CSL_CITATION {&quot;citationID&quot;:&quot;eqinq0u6j&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9A73iw0ENA"/><text:span text:style-name="T1027">.</text:span></text:p>
      <text:p text:style-name="P721"/>
      <text:p text:style-name="P608">3. <text:span text:style-name="T82">Écoute</text:span> <text:span text:style-name="T1527"></text:span></text:p>
      <text:p text:style-name="P601">Le texte T1 ayant été produit//</text:p>
      <text:p text:style-name="P595">je t'invite à user de tes capacités cognitives pour comprendre en quoi celui-ci fait référence à quelque chose qui va de soi (en fonction de la raison que j'explicite au moyen du texte T2).</text:p>
      <text:p text:style-name="P594">(<text:span text:style-name="T1226">Dostie 2004 : 211</text:span><text:span text:style-name="T670">)</text:span></text:p>
      <text:p text:style-name="P721"/>
      <text:p text:style-name="P637"><text:span text:style-name="T515">En utilisant cette lexie, un énonciateur réalise </text:span><text:span text:style-name="T516">d'abord </text:span><text:span text:style-name="T515">un acte directif </text:span><text:span text:style-name="T516">qui peut être classé dans la catégorie d'actes que l'on identifie par le mot-clé </text:span><text:span text:style-name="T603">attention</text:span><text:span text:style-name="T516">. L'énonciateur réalise également un acte assertif par</text:span><text:span text:style-name="T515"> lequel il pose un élément du contexte comme étant « évident », </text:span><text:span text:style-name="T516">ce qui représente un cas particulier de la catégorie d'actes que l'on identifie par le mot-clé </text:span><text:span text:style-name="T603">affirmatif</text:span><text:span text:style-name="T515">. </text:span><text:span text:style-name="T517">La</text:span> composante facultative (entre parenthèses) <text:span text:style-name="T1608">rend compte du fait que cette lexie puisse être</text:span> utilisée tant comme MRAI que comme MI. Dans la plupart des cas <text:span text:style-name="T1608">du </text:span>CFPQ, la lexie semble avoir les caractéristiques d'un MI. <text:span text:style-name="T1609">En (77), l'énonciateur A utilise </text:span><text:span text:style-name="T169">écoute</text:span><text:span text:style-name="T1609">3 comme MRAI :</text:span></text:p>
      <text:p text:style-name="P637"/>
      <text:p text:style-name="P1439">(<text:sequence text:ref-name="refDrawing136" text:name="Drawing" text:formula="ooow:Drawing+1" style:num-format="1">137</text:sequence>)<text:tab/>R : parce qu’un œuf ça doit fesser certain//</text:p>
      <text:p text:style-name="P1439"><text:tab/>[...]</text:p>
      <text:p text:style-name="P1439"><text:tab/>R : mais imagine-toi que tu l’aurais eu en dedans de la figure là</text:p>
      <text:p text:style-name="P1439"><text:tab/>A : ben <text:span text:style-name="T21">écoute</text:span></text:p>
      <text:p text:style-name="P1439"><text:tab/>[sous-corpus 20, segment 3, page 33, ligne 10]</text:p>
      <text:p text:style-name="P794"/>
      <text:p text:style-name="P722">C'est la composante affirmative du MRAI <text:span text:style-name="T1610">qui </text:span>semble est la plus importante dans cet exemple.</text:p>
      <text:p text:style-name="P794"/>
      <text:p text:style-name="P36"><text:span text:style-name="T1611">Classe</text:span> <text:sequence text:ref-name="refMRAI38" text:name="MRAI" text:formula="ooow:MRAI+1" style:num-format="1">39</text:sequence>: É<text:span text:style-name="T1611">coute1</text:span></text:p>
      <table:table table:name="Table49" table:style-name="Table49">
        <table:table-column table:style-name="Table49.A"/>
        <table:table-column table:style-name="Table49.B"/>
        <table:table-column table:style-name="Table49.C"/>
        <table:table-column table:style-name="Table49.D"/>
        <table:table-row>
          <table:table-cell table:style-name="Table49.A1" office:value-type="string">
            <text:p text:style-name="P236">Formes</text:p>
          </table:table-cell>
          <table:table-cell table:style-name="Table49.A1" office:value-type="string">
            <text:p text:style-name="P253">Fréquences</text:p>
          </table:table-cell>
          <table:table-cell table:style-name="Table49.A1" office:value-type="string">
            <text:p text:style-name="P253">Actes illocutoires</text:p>
          </table:table-cell>
          <table:table-cell table:style-name="Table49.D1" office:value-type="string">
            <text:p text:style-name="P236">Prosodie</text:p>
          </table:table-cell>
        </table:table-row>
        <table:table-row>
          <table:table-cell table:style-name="Table49.A2" office:value-type="string">
            <text:p text:style-name="P935">écoute</text:p>
          </table:table-cell>
          <table:table-cell table:style-name="Table49.A2" office:value-type="string">
            <text:p text:style-name="P356">+- 40<text:span text:style-name="T1611">**</text:span></text:p>
          </table:table-cell>
          <table:table-cell table:style-name="Table49.A2" table:number-rows-spanned="2" office:value-type="string">
            <text:p text:style-name="P870">attention, <text:span text:style-name="T1612">affirmatif</text:span></text:p>
            <text:p text:style-name="P852"/>
          </table:table-cell>
          <table:table-cell table:style-name="Table49.D2" table:number-rows-spanned="2" office:value-type="string">
            <text:p text:style-name="P870"/>
          </table:table-cell>
        </table:table-row>
        <table:table-row>
          <table:table-cell table:style-name="Table49.A2" office:value-type="string">
            <text:p text:style-name="P935">écoutez</text:p>
          </table:table-cell>
          <table:table-cell table:style-name="Table49.A2" office:value-type="string">
            <text:p text:style-name="P356">2<text:span text:style-name="T1611">**</text:span></text:p>
          </table:table-cell>
          <table:covered-table-cell/>
          <table:covered-table-cell/>
        </table:table-row>
      </table:table>
      <text:p text:style-name="P637"/>
      <text:h text:style-name="P1628" text:outline-level="5"><text:bookmark-start text:name="__RefHeading__14055_1771225373"/><text:soft-page-break/><text:span text:style-name="T1613">É</text:span>coute2<text:bookmark-end text:name="__RefHeading__14055_1771225373"/></text:h>
      <text:p text:style-name="P1176"><text:span text:style-name="T1027">L'autre utilisation de </text:span><text:span text:style-name="T1150">écoute</text:span><text:span text:style-name="T1027"> en tant que MRAI correspond à la lexie </text:span><text:span text:style-name="T1153">é</text:span><text:span text:style-name="T1152">coute</text:span><text:span text:style-name="T891">2</text:span><text:span text:style-name="T1027"> telle que décrite dans Dostie 2004 :</text:span></text:p>
      <text:p text:style-name="P721"/>
      <text:p text:style-name="P618">2. <text:span text:style-name="T82">Écoute</text:span> <text:span text:style-name="T1527"></text:span></text:p>
      <text:p text:style-name="P1555">Réagissant à des propos ou à ton comportement//</text:p>
      <text:p text:style-name="P601">je t'indique qu'ils ne sont pas conformes à mes attentes ou à mes désirs et je t'invite à user de tes capacités cognitives pour comprendre, grâce aux connaissances dont tu disposes, que tu dois agir différemment.</text:p>
      <text:p text:style-name="P596">(<text:span text:style-name="T1027">Dostie 2004 : 211</text:span><text:span text:style-name="T932">)</text:span></text:p>
      <text:p text:style-name="P720"/>
      <text:p text:style-name="P720">Un acte expressif de désapprobation est associé <text:span text:style-name="T1614">à ce</text:span> marqueur en plus de l'acte directif. <text:span text:style-name="T1614">En (78), l'énonciateur I utilise </text:span><text:span text:style-name="T170">Écoute</text:span><text:span text:style-name="T1614">2 afin d'exprimer le fait qu'il trouve « mal » la situation et d'inviter un coénonciateur (imaginaire dans ce cas-ci) à « penser » :</text:span></text:p>
      <text:p text:style-name="P637"/>
      <text:p text:style-name="P1439">(<text:sequence text:ref-name="refDrawing137" text:name="Drawing" text:formula="ooow:Drawing+1" style:num-format="1">138</text:sequence>)<text:tab/>I : ben là <text:span text:style-name="T21">écoute</text:span> là ça avait pas d’allure</text:p>
      <text:p text:style-name="P1439"><text:tab/>[sous-corpus 7, segment 1, page 4, ligne 5]</text:p>
      <text:p text:style-name="P637"/>
      <text:p text:style-name="P637">Le <text:span text:style-name="T1615">MRAI</text:span> <text:span text:style-name="T82">é</text:span><text:span text:style-name="T168">coute</text:span> peut se confondre avec le verbe <text:span text:style-name="T168">écouter</text:span> sur le plan du signifiant. <text:span text:style-name="T1615">Comme pour les autres MRAI, </text:span><text:span text:style-name="T171">écoute</text:span><text:span text:style-name="T1615"> est isolé syntaxiquement.</text:span></text:p>
      <text:p text:style-name="P637"/>
      <text:p text:style-name="P723">ds CFPQ : **écoute un peu**</text:p>
      <text:p text:style-name="P637"/>
      <text:p text:style-name="P637">La variation <text:span text:style-name="T82">écoutez</text:span> est nécessaire en contexte de vouvoiement et de pluriel (Dostie, 2004 : 210).</text:p>
      <text:p text:style-name="P637"/>
      <text:p text:style-name="P36"><text:span text:style-name="T1616">Classe</text:span> <text:sequence text:ref-name="refMRAI39" text:name="MRAI" text:formula="ooow:MRAI+1" style:num-format="1">40</text:sequence>: É<text:span text:style-name="T1616">coute2</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236">Formes</text:p>
          </table:table-cell>
          <table:table-cell table:style-name="Table52.A1" office:value-type="string">
            <text:p text:style-name="P253">Fréquences</text:p>
          </table:table-cell>
          <table:table-cell table:style-name="Table52.A1" office:value-type="string">
            <text:p text:style-name="P253">Actes illocutoires</text:p>
          </table:table-cell>
          <table:table-cell table:style-name="Table52.D1" office:value-type="string">
            <text:p text:style-name="P236">Prosodie</text:p>
          </table:table-cell>
        </table:table-row>
        <table:table-row>
          <table:table-cell table:style-name="Table52.A2" office:value-type="string">
            <text:p text:style-name="P935">écoute</text:p>
          </table:table-cell>
          <table:table-cell table:style-name="Table52.A2" office:value-type="string">
            <text:p text:style-name="P356">+- 40<text:span text:style-name="T1616">**</text:span></text:p>
          </table:table-cell>
          <table:table-cell table:style-name="Table52.A2" table:number-rows-spanned="2" office:value-type="string">
            <text:p text:style-name="P852">attention, <text:span text:style-name="T1617">mal</text:span></text:p>
          </table:table-cell>
          <table:table-cell table:style-name="Table52.D2" table:number-rows-spanned="2" office:value-type="string">
            <text:p text:style-name="P870"/>
          </table:table-cell>
        </table:table-row>
        <table:table-row>
          <table:table-cell table:style-name="Table52.A2" office:value-type="string">
            <text:p text:style-name="P935">écoutez</text:p>
          </table:table-cell>
          <table:table-cell table:style-name="Table52.A2" office:value-type="string">
            <text:p text:style-name="P356">2<text:span text:style-name="T1616">**</text:span></text:p>
          </table:table-cell>
          <table:covered-table-cell/>
          <table:covered-table-cell/>
        </table:table-row>
      </table:table>
      <text:p text:style-name="P637"/>
      <text:h text:style-name="P1643" text:outline-level="4"><text:bookmark-start text:name="__RefHeading__19199_2130050815"/><text:soft-page-break/>REGARDE<text:bookmark-end text:name="__RefHeading__19199_2130050815"/></text:h>
      <text:p text:style-name="P637">Le <text:span text:style-name="T1618">vocable</text:span> REGARDE a aussi été l'objet d<text:span text:style-name="T1619">'une</text:span> description détaillée dans Dostie 2004 (214-219). Il est issu du verbe <text:span text:style-name="T172">regarder </text:span><text:span text:style-name="T1618">par pragmaticalisation</text:span>. Comme pour <text:span text:style-name="T172">écoute</text:span>, il entretient des relations sémantiques très fortes avec la forme impérative du verbe dont il est issu.</text:p>
      <text:p text:style-name="P637"/>
      <text:p text:style-name="P637"><text:span text:style-name="T172">Regarde</text:span> est un des marqueurs discursifs les plus fréquents dans le CFPQ. Nous estimons qu'il y a plus ou moins 400 occurrences du MD dans les corpus (dont 3 sous la forme <text:span text:style-name="T82">regardez</text:span>). Comme pour <text:span text:style-name="T1618">écoute</text:span>, à peu près la moitié de ces MD sont des M<text:span text:style-name="T1620">I</text:span> et l'autre moitié des MRAI. </text:p>
      <text:p text:style-name="P637"/>
      <text:p text:style-name="P724">**Comme écoute1**</text:p>
      <text:p text:style-name="P637"/>
      <text:p text:style-name="P725">Avec l'utilisation du MRAI <text:span text:style-name="T82">regarde</text:span><text:span text:style-name="T475"> </text:span><text:span text:style-name="T518">en (</text:span><text:span text:style-name="T519">79</text:span><text:span text:style-name="T518">)</text:span>, l'énonciatrice VI affirme son accord avec ce qu<text:span text:style-name="T1621">e</text:span> dit sa coénonciatrice. <text:span text:style-name="T1622">La composante directive de la lexie, qui se paraphraserait pas « pense à X », semble être adressée à un public fictif qui aurait des idées déraisonnables sur le sujet dont il est question. <text:s/></text:span></text:p>
      <text:p text:style-name="P637"/>
      <text:p text:style-name="P1439">(<text:sequence text:ref-name="refDrawing138" text:name="Drawing" text:formula="ooow:Drawing+1" style:num-format="1">139</text:sequence>)<text:tab/>MA : heille qu’est-ce qu’ils vont faire/ t’sais/ (.) si elle est si elle est pas capable de corriger ses éLÈves là elle va faire quoi/</text:p>
      <text:p text:style-name="P1439"><text:tab/>VI : ben <text:span text:style-name="T21">regarde</text:span></text:p>
      <text:p text:style-name="P1439"><text:tab/>[sous-corpus 19, segment 4, page 33, ligne 20]</text:p>
      <text:p text:style-name="P637"/>
      <text:p text:style-name="P637">Voici la définition donnée par Dostie 2004 pour cette lexie :</text:p>
      <text:p text:style-name="P637"/>
      <text:p text:style-name="P608">2b. Regarde <text:span text:style-name="T1527"></text:span></text:p>
      <text:p text:style-name="P601">Réagissant à quelque chose qui vient d'être dit1 ou d'être fait //</text:p>
      <text:p text:style-name="P601">je t'invite à le regarder2 parce que cela illustre bien qu'une certaine idée que je tiens pour vraie - comme tu sais - l'est réellement.</text:p>
      <text:p text:style-name="P597">(Dostie 2004 : 219)</text:p>
      <text:p text:style-name="P637"/>
      <text:p text:style-name="P637">D<text:span text:style-name="T1623">ans cette définition, l</text:span>e verbe <text:span text:style-name="T173">regarder</text:span> est utilisé dans son sens abstrait qui équivaut à « examiner ». Les <text:span text:style-name="T1624">composantes</text:span> « je t'invite à regarder2 » et « je t'invite à utiliser à tes capacité cognitive » <text:span text:style-name="T1623">(présente dans les définitions de </text:span><text:span text:style-name="T174">écoute</text:span><text:span text:style-name="T1623">) </text:span>sont suffisamment proche<text:span text:style-name="T1623">s</text:span> pour nous permettre de regrouper les marqueurs <text:span text:style-name="T173">Écoute1</text:span><text:span text:style-name="T1625">, </text:span><text:span text:style-name="T173">Écoute2</text:span><text:span text:style-name="T1625"> et </text:span><text:span text:style-name="T173">Regarde</text:span> sous la catégorie des marqueurs directif d'<text:span text:style-name="T21">attention</text:span>.</text:p>
      <text:p text:style-name="P637"/>
      <text:p text:style-name="P637"><text:soft-page-break/>La variation <text:span text:style-name="T82">regardez</text:span> <text:span text:style-name="T1626">serait</text:span> nécessaire en contexte de vouvoiement et de pluriel (Dostie, 2004 : 216), <text:span text:style-name="T1627">mais o</text:span>n <text:span text:style-name="T1627">ne </text:span>trouve <text:span text:style-name="T1627">pas d'</text:span>exemple <text:span text:style-name="T1628">de ces contextes où la</text:span> forme <text:span text:style-name="T175">regarde</text:span><text:span text:style-name="T173">z</text:span><text:span text:style-name="T1629"> en tant que MRAI serait utilisée dans le CFPQ.</text:span></text:p>
      <text:p text:style-name="P637"/>
      <text:p text:style-name="P726">**ben/BEN regarde/M mon/DET beau-frère/S il/PRO travaille/S comme/S un/DET malade/P sept/S jours/S sur/S sept/S <text:s/></text:p>
      <text:p text:style-name="P637"/>
      <text:p text:style-name="P962">Traitement informatique</text:p>
      <text:p text:style-name="P637"/>
      <text:p text:style-name="P727">()<text:tab/>mais/MAIS c'/S est/S drôle/S ça/S tu/PRO me/PRO fais/S penser/S à/A ça/S c'/S est/S ./P c'/S est/S drôle/S que/QUE ./P le/DET vidéo/S ./P regarde/M moi/S j'/PRO aimais/S ça/S beaucoup/S pis/S j-/AM là/P euh/P de/S fil/S en/EN aiguille/S ./P </text:p>
      <text:p text:style-name="P727"/>
      <text:p text:style-name="P727">L'enregistrement audio nous montre clairement que le <text:span text:style-name="T82">regarde</text:span> en () est un MI.</text:p>
      <text:p text:style-name="P637"/>
      <text:p text:style-name="P36"><text:span text:style-name="T1630">Classe</text:span> <text:sequence text:ref-name="refMRAI40" text:name="MRAI" text:formula="ooow:MRAI+1" style:num-format="1">41</text:sequence>: R<text:span text:style-name="T1630">egarde</text:span></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253"><text:span text:style-name="T1630">Form</text:span>es</text:p>
          </table:table-cell>
          <table:table-cell table:style-name="Table53.A1" office:value-type="string">
            <text:p text:style-name="P253">Fréquences</text:p>
          </table:table-cell>
          <table:table-cell table:style-name="Table53.A1" office:value-type="string">
            <text:p text:style-name="P253">Actes illocutoires</text:p>
          </table:table-cell>
          <table:table-cell table:style-name="Table53.D1" office:value-type="string">
            <text:p text:style-name="P237">Prosodie</text:p>
          </table:table-cell>
        </table:table-row>
        <table:table-row>
          <table:table-cell table:style-name="Table53.A2" office:value-type="string">
            <text:p text:style-name="P935">regarde</text:p>
          </table:table-cell>
          <table:table-cell table:style-name="Table53.A2" office:value-type="string">
            <text:p text:style-name="P356">+-200</text:p>
          </table:table-cell>
          <table:table-cell table:style-name="Table53.A2" office:value-type="string">
            <text:p text:style-name="P852">attention, <text:span text:style-name="T1631">affirmatif</text:span></text:p>
          </table:table-cell>
          <table:table-cell table:style-name="Table53.D2" office:value-type="string">
            <text:p text:style-name="P852"/>
          </table:table-cell>
        </table:table-row>
      </table:table>
      <text:p text:style-name="P637"/>
      <text:h text:style-name="P1643" text:outline-level="4"><text:bookmark-start text:name="__RefHeading__17005_143276666"/>REGARDE DONC<text:bookmark-end text:name="__RefHeading__17005_143276666"/></text:h>
      <text:p text:style-name="P637"><text:span text:style-name="T1629">L'utilisation de </text:span><text:span text:style-name="T175">regarde</text:span><text:span text:style-name="T1629"> comme verbe à l'impératif a souvent des caractéristiques très similaires à son utilisation comme MRAI. Comme pour d'autres verbes associés au regard (« check ça », « mate moi ça »), il peut être utilisé dans la formule « regarde donc ça » pour inviter quelqu'un à poser son regard ou son attention sur quelque chose.</text:span></text:p>
      <text:p text:style-name="P728"/>
      <text:p text:style-name="P729">La construction « regarde donc ça » semble se figer en phrasème dans les quelques contextes où on la retrouve dans le CFPQ. L'acte directif s'efface alors au profit d'un acte expressif.</text:p>
      <text:p text:style-name="P728"/>
      <text:p text:style-name="P728">En (<text:span text:style-name="T1511">80</text:span>) <text:span text:style-name="T1632">par exemple</text:span>, <text:span text:style-name="T1633">l'énonciateur B produit la phrase « regarde donc ça » afin d'exprimer son intérêt et son léger étonnement pour ce que S dit.</text:span></text:p>
      <text:p text:style-name="P728"/>
      <text:p text:style-name="P1439"><text:soft-page-break/>(<text:sequence text:ref-name="refDrawing139" text:name="Drawing" text:formula="ooow:Drawing+1" style:num-format="1">140</text:sequence>)<text:tab/><text:span text:style-name="T1634">S : il y avait des ta- que c’est tu m’as d- des tableaux <text:s/>[1qu’il y avait de:</text:span></text:p>
      <text:p text:style-name="P1434"><text:tab/>J : [1c’est ça tous des tableaux qui sont en euh: dans l’eau <text:s/>[2là euh: profond (.) <text:s/>[3vraiment profond</text:p>
      <text:p text:style-name="P1434"><text:tab/>B : [2sous l’eau/</text:p>
      <text:p text:style-name="P1434"><text:tab/>R : [2sous l’eau sous l’eau</text:p>
      <text:p text:style-name="P1439"><text:tab/>S : [3fait que tu peux louer l’équipement de de plongée/ </text:p>
      <text:p text:style-name="P1439"><text:tab/>B : ah <text:span text:style-name="T21">regarde</text:span> donc [1ça/</text:p>
      <text:p text:style-name="P1439"><text:tab/>[sous-corpus 15, segment 10, page 170, ligne 7]</text:p>
      <text:p text:style-name="P730"/>
      <text:p text:style-name="P731">En (<text:span text:style-name="T1511">81</text:span>), <text:span text:style-name="T82">regarde</text:span> est utilisé dans le même sens, mais le <text:span text:style-name="T82">ça</text:span> est maintenant disparu, <text:span text:style-name="T1635">ce qui suggère un niveau de pragmaticalisation supérieure de la phrase ou du phrasème :</text:span></text:p>
      <text:p text:style-name="P732"/>
      <text:p text:style-name="P1439">(<text:sequence text:ref-name="refDrawing140" text:name="Drawing" text:formula="ooow:Drawing+1" style:num-format="1">141</text:sequence>)<text:tab/><text:span text:style-name="T1636">I : [3mais non mais là/ au début c’était ça je me cassais la tête moi [4parce que j’étais là •il me semble qu’on a trop de photos pour mettre sur la page° [5t’sais pis là j’essayais de rentrer (</text:span><text:span text:style-name="T176">en mimant les efforts qu’elle a faits pour placer les photos sur une même page</text:span><text:span text:style-name="T1636">) la photo pour que pis là elle dit •bon ben Irène on peut la découper aussi° </text:span></text:p>
      <text:p text:style-name="P1435"><text:tab/>[...] <text:tab/></text:p>
      <text:p text:style-name="P1439"><text:tab/>I : &lt;p&lt;ah ben <text:span text:style-name="T21">regarde</text:span> donc&gt;&gt; 1•cours 101 de scrapbooking on peut couper des photos° </text:p>
      <text:p text:style-name="P1439"><text:tab/>[sous-corpus 16, segment 9, page 81, ligne 5]</text:p>
      <text:p text:style-name="P610"/>
      <text:p text:style-name="P728">Nous assistons peut-être ici à l'émergence d'un nouveau marqueur que l'on pourrait <text:span text:style-name="T1637">presque </text:span>appeler <text:span text:style-name="T82">gadon</text:span> à cause de <text:span text:style-name="T1637">se</text:span>s similarités avec la forme <text:span text:style-name="T82">coudon</text:span>, <text:span text:style-name="T1637">elle-même issue de la construction « écoute donc ». </text:span></text:p>
      <text:p text:style-name="P728"/>
      <text:p text:style-name="P728"><text:span text:style-name="T1638">**à écouter** Alors que le MRAI </text:span><text:span text:style-name="T177">regarde</text:span><text:span text:style-name="T1638"> employé seul est prononcé en allongeant la deuxième syllabe, </text:span><text:span text:style-name="T611">┌</text:span><text:span text:style-name="T177">regarde donc</text:span><text:span text:style-name="T613">┐</text:span><text:span text:style-name="T1638"> est prononcé avec une tonalité montante avec un allongement possible du </text:span><text:span text:style-name="T177">donc</text:span><text:span text:style-name="T1638">.</text:span></text:p>
      <text:p text:style-name="P36"/>
      <text:p text:style-name="P1556"><text:span text:style-name="T1630">Classe</text:span> <text:sequence text:ref-name="refMRAI41" text:name="MRAI" text:formula="ooow:MRAI+1" style:num-format="1">42</text:sequence>: <text:span text:style-name="T614">┌</text:span>R<text:span text:style-name="T1630">egarde donc ça</text:span><text:span text:style-name="T613">┐</text:span></text:p>
      <table:table table:name="Table55" table:style-name="Table55">
        <table:table-column table:style-name="Table55.A"/>
        <table:table-column table:style-name="Table55.B"/>
        <table:table-column table:style-name="Table55.C"/>
        <table:table-column table:style-name="Table55.D"/>
        <text:soft-page-break/>
        <table:table-row>
          <table:table-cell table:style-name="Table55.A1" office:value-type="string">
            <text:p text:style-name="P253"><text:span text:style-name="T1630">Form</text:span>es</text:p>
          </table:table-cell>
          <table:table-cell table:style-name="Table55.A1" office:value-type="string">
            <text:p text:style-name="P253">Fréquences</text:p>
          </table:table-cell>
          <table:table-cell table:style-name="Table55.A1" office:value-type="string">
            <text:p text:style-name="P253">Actes illocutoires</text:p>
          </table:table-cell>
          <table:table-cell table:style-name="Table55.D1" office:value-type="string">
            <text:p text:style-name="P237">Prosodie</text:p>
          </table:table-cell>
        </table:table-row>
        <table:table-row>
          <table:table-cell table:style-name="Table55.A2" office:value-type="string">
            <text:p text:style-name="P935">regarde <text:span text:style-name="T1639">donc ça</text:span></text:p>
          </table:table-cell>
          <table:table-cell table:style-name="Table55.A2" office:value-type="string">
            <text:p text:style-name="P343">3</text:p>
          </table:table-cell>
          <table:table-cell table:style-name="Table55.A2" table:number-rows-spanned="2" office:value-type="string">
            <text:p text:style-name="P871">inattendu</text:p>
          </table:table-cell>
          <table:table-cell table:style-name="Table55.D2" table:number-rows-spanned="2" office:value-type="string">
            <text:p text:style-name="P120"/>
          </table:table-cell>
        </table:table-row>
        <table:table-row>
          <table:table-cell table:style-name="Table55.A2" office:value-type="string">
            <text:p text:style-name="P948">regarde donc</text:p>
          </table:table-cell>
          <table:table-cell table:style-name="Table55.A2" office:value-type="string">
            <text:p text:style-name="P343">3</text:p>
          </table:table-cell>
          <table:covered-table-cell/>
          <table:covered-table-cell/>
        </table:table-row>
      </table:table>
      <text:p text:style-name="P37"/>
      <text:h text:style-name="P1643" text:outline-level="4"><text:bookmark-start text:name="__RefHeading__9074_1334881705"/>VOYONS<text:bookmark-end text:name="__RefHeading__9074_1334881705"/></text:h>
      <text:p text:style-name="P1176"><text:span text:style-name="T1154">Voyons</text:span><text:span text:style-name="T1028"> </text:span><text:span text:style-name="T1029">est un MD </text:span><text:span text:style-name="T1030">à la fois très fréquent et </text:span><text:span text:style-name="T1028">très </text:span><text:span text:style-name="T1030">polysémique.</text:span><text:span text:style-name="T1029"> </text:span><text:reference-mark-start text:name="ZOTERO_ITEM CSL_CITATION {&quot;citationID&quot;:&quot;f4eqs0jjt&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aBHch7bhz2"/><text:span text:style-name="T1029">Dostie (2004)</text:span><text:reference-mark-end text:name="ZOTERO_ITEM CSL_CITATION {&quot;citationID&quot;:&quot;f4eqs0jjt&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aBHch7bhz2"/><text:span text:style-name="T1031"> </text:span><text:span text:style-name="T1029">distingue 4 </text:span><text:span text:style-name="T1032">MRAI </text:span><text:span text:style-name="T1029">différents </text:span><text:span text:style-name="T1032">parmi les lexies du vocable</text:span><text:span text:style-name="T1029">. </text:span><text:span text:style-name="T1033">Certains emplois de </text:span><text:span text:style-name="T1155">voyons</text:span><text:span text:style-name="T1033"> ont une composante directive, même si, c</text:span><text:span text:style-name="T1034">ontrairement à </text:span><text:span text:style-name="T1156">écoute</text:span><text:span text:style-name="T1034"> et </text:span><text:span text:style-name="T1156">regarde</text:span><text:span text:style-name="T1034">, </text:span><text:span text:style-name="T1155">voyons</text:span><text:span text:style-name="T1034"> n'est pas issu de la forme impérative d'un verbe.</text:span></text:p>
      <text:p text:style-name="P733"/>
      <text:h text:style-name="P1628" text:outline-level="5"><text:bookmark-start text:name="__RefHeading__14661_96020635"/>Voyons1<text:bookmark-end text:name="__RefHeading__14661_96020635"/></text:h>
      <text:p text:style-name="P734"><text:span text:style-name="T82">Voyons</text:span> semble le plus fréquemment utilisé afin d'exprimer l'étonnement. En (<text:span text:style-name="T1511">82</text:span>) et (<text:span text:style-name="T1511">83</text:span>), par exemples, les énonciateur<text:span text:style-name="T1640">s</text:span> réagissent devant les énoncés inattendu et hors du commun de leurs coénonciateurs :</text:p>
      <text:p text:style-name="P637"/>
      <text:p text:style-name="P1439"><text:span text:style-name="T1641">(</text:span><text:span text:style-name="T1641"><text:sequence text:ref-name="refDrawing141" text:name="Drawing" text:formula="ooow:Drawing+1" style:num-format="1">142</text:sequence></text:span><text:span text:style-name="T1641">)<text:tab/></text:span>J : pis euh: il était rendu au euh: au FBI (.) il avait traversé les <text:s/>[1leurs</text:p>
      <text:p text:style-name="P1439"><text:tab/>S : [1&lt;len&lt;<text:span text:style-name="T21">VOYons</text:span> donc↓&gt;&gt; </text:p>
      <text:p text:style-name="P1439"><text:tab/>J : OUI un ti-cul de quatorze ans </text:p>
      <text:p text:style-name="P1439"><text:tab/>[sous-corpus 15, segment 2, page 29, ligne 19]</text:p>
      <text:p text:style-name="P637"/>
      <text:p text:style-name="P1439"><text:span text:style-name="T1642">(</text:span><text:span text:style-name="T1642"><text:sequence text:ref-name="refDrawing142" text:name="Drawing" text:formula="ooow:Drawing+1" style:num-format="1">143</text:sequence></text:span><text:span text:style-name="T1642">)<text:tab/></text:span>S: en revenant (<text:span text:style-name="T82">dit avec un petit rire</text:span>) on roulait cent soixante mon gars chacun leur bord ostie il tirait sur le voLANT (<text:span text:style-name="T82">en agitant les bras de haut en bas comme s’il tirait sur un volant</text:span>) [1 (RIRE)</text:p>
      <text:p text:style-name="P1439"><text:tab/>Y: [1(<text:span text:style-name="T82">il lève le menton comme pour exprimer son étonnement</text:span>) <text:span text:style-name="T21">voyons</text:span> toi</text:p>
      <text:p text:style-name="P1439"><text:tab/>[sous-corpus 21, segment 1, page 1, ligne 14]</text:p>
      <text:p text:style-name="P735"/>
      <text:p text:style-name="P734"><text:span text:style-name="T1640">La définition proposée dans </text:span>Dostie 2004 n<text:span text:style-name="T1640">ous semble compatible avec notre analyse. La composante </text:span><text:span text:style-name="T28">inattendu</text:span><text:span text:style-name="T1640"> est exprimée par « cette situation est [...] opposée à mes attentes » et la composante </text:span><text:span text:style-name="T28">hors du commun</text:span><text:span text:style-name="T1640"> trouve son équivalence chez le mot « diamétralement », qui suggère un état de la situation hors de l'ordinaire :</text:span></text:p>
      <text:p text:style-name="P735"/>
      <text:p text:style-name="P601">4a Voyons =</text:p>
      <text:p text:style-name="P601">Réagissant à une situation//</text:p>
      <text:p text:style-name="P601"><text:soft-page-break/>j'indique que cette situation est diamétralement opposée à mes attentes.</text:p>
      <text:p text:style-name="P598">(Dostie 2004 : **)</text:p>
      <text:p text:style-name="P735"/>
      <text:p text:style-name="P36"><text:span text:style-name="T1643">Classe</text:span> <text:sequence text:ref-name="refMRAI42" text:name="MRAI" text:formula="ooow:MRAI+1" style:num-format="1">43</text:sequence>: <text:span text:style-name="T1643">Voyons1</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238">Formes</text:p>
          </table:table-cell>
          <table:table-cell table:style-name="Table56.A1" office:value-type="string">
            <text:p text:style-name="P253">Fréquences</text:p>
          </table:table-cell>
          <table:table-cell table:style-name="Table56.A1" office:value-type="string">
            <text:p text:style-name="P253">Actes illocutoires</text:p>
          </table:table-cell>
          <table:table-cell table:style-name="Table56.D1" office:value-type="string">
            <text:p text:style-name="P238">Prosodie</text:p>
          </table:table-cell>
        </table:table-row>
        <table:table-row>
          <table:table-cell table:style-name="Table56.A2" office:value-type="string">
            <text:p text:style-name="P949">voyons</text:p>
          </table:table-cell>
          <table:table-cell table:style-name="Table56.A2" office:value-type="string">
            <text:p text:style-name="P344">**</text:p>
          </table:table-cell>
          <table:table-cell table:style-name="Table56.A2" office:value-type="string">
            <text:p text:style-name="P872">inattendu, <text:span text:style-name="T1644">hors du commun</text:span></text:p>
            <text:p text:style-name="P872"/>
          </table:table-cell>
          <table:table-cell table:style-name="Table56.D2" office:value-type="string">
            <text:p text:style-name="P873">Lmh</text:p>
          </table:table-cell>
        </table:table-row>
      </table:table>
      <text:p text:style-name="P735"/>
      <text:p text:style-name="P735"/>
      <text:h text:style-name="P1628" text:outline-level="5"><text:bookmark-start text:name="__RefHeading__23576_96020635"/><text:span text:style-name="T1613">V</text:span>oyons2<text:bookmark-end text:name="__RefHeading__23576_96020635"/></text:h>
      <text:p text:style-name="P1013"><text:span text:style-name="T1029">Le deuxième sens de </text:span><text:span text:style-name="T1157">voyons</text:span><text:span text:style-name="T1029"> en tant que MRAI est désapprobatif. </text:span><text:span text:style-name="T1035">En (</text:span><text:span text:style-name="T1019">84</text:span><text:span text:style-name="T1035">), l'énonciatrice exprime qu'elle juge négativement un élément de la situation</text:span><text:span text:style-name="T845"> </text:span><text:span text:style-name="T846">et lance un appel à la réflexion </text:span><text:span text:style-name="T845">à l'aide de </text:span><text:span text:style-name="T1158">Voyons2</text:span><text:span text:style-name="T1035"> :</text:span></text:p>
      <text:p text:style-name="P637"/>
      <text:p text:style-name="P1439"><text:span text:style-name="T1645">(</text:span><text:span text:style-name="T1645"><text:sequence text:ref-name="refDrawing143" text:name="Drawing" text:formula="ooow:Drawing+1" style:num-format="1">144</text:sequence></text:span><text:span text:style-name="T1645">)<text:tab/></text:span>VE : [1un entrevue de télé- un journaliste te téléphone t’a posé des questions <text:s/>[2sur quelque chose c’est quoi↑ (.) il a du temps à perdre genre↑ ça lui tente de jaser↑ (.) <text:span text:style-name="T21">voyons</text:span> donc (.) on a d’autres choses à faire que de jaser là/ (.) <text:s/>[3c’est quoi ça/</text:p>
      <text:p text:style-name="P1439"><text:span text:style-name="T1645"><text:tab/></text:span>[sous-corpus 19, segment 5, page 45, ligne 2]</text:p>
      <text:p text:style-name="P736"/>
      <text:p text:style-name="P737">La définition de Dostie 2004 décrit avec beaucoup plus de précision l'acte expressif et l'acte directif associé à cette lexie :</text:p>
      <text:p text:style-name="P637"/>
      <text:p text:style-name="P601"><text:span text:style-name="T21">1.</text:span> <text:span text:style-name="T82">Voyons</text:span> <text:span text:style-name="T1527"></text:span></text:p>
      <text:p text:style-name="P601">Réagissant à des propos ou à un comportement//</text:p>
      <text:p text:style-name="P601">j'indique que ceux-ci m'apparaissent insensés ou déplacés, et je fais appel aux capacités cognitives de la personne à qui je parle afin qu'elle revienne à la façon appropriée de voir les choses ou de se comporter, conformément à ce qui est évident.</text:p>
      <text:p text:style-name="P601"><text:reference-mark-start text:name="ZOTERO_ITEM CSL_CITATION {&quot;citationID&quot;:&quot;kp8m66dqh&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WypeCCMYB1"/>(Dostie, 2004)<text:reference-mark-end text:name="ZOTERO_ITEM CSL_CITATION {&quot;citationID&quot;:&quot;kp8m66dqh&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WypeCCMYB1"/></text:p>
      <text:p text:style-name="P736"/>
      <text:p text:style-name="P36"><text:span text:style-name="T1646">Classe</text:span> <text:sequence text:ref-name="refMRAI43" text:name="MRAI" text:formula="ooow:MRAI+1" style:num-format="1">44</text:sequence>: <text:span text:style-name="T1647">Voyons2</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238">Formes</text:p>
          </table:table-cell>
          <table:table-cell table:style-name="Table59.A1" office:value-type="string">
            <text:p text:style-name="P253">Fréquences</text:p>
          </table:table-cell>
          <table:table-cell table:style-name="Table59.A1" office:value-type="string">
            <text:p text:style-name="P253">Actes illocutoires</text:p>
          </table:table-cell>
          <table:table-cell table:style-name="Table59.D1" office:value-type="string">
            <text:p text:style-name="P238">Prosodie</text:p>
          </table:table-cell>
        </table:table-row>
        <table:table-row>
          <table:table-cell table:style-name="Table59.A2" office:value-type="string">
            <text:p text:style-name="P949">voyons</text:p>
          </table:table-cell>
          <table:table-cell table:style-name="Table59.A2" office:value-type="string">
            <text:p text:style-name="P345">**</text:p>
          </table:table-cell>
          <table:table-cell table:style-name="Table59.A2" office:value-type="string">
            <text:p text:style-name="P874">mal, attention</text:p>
          </table:table-cell>
          <table:table-cell table:style-name="Table59.D2" office:value-type="string">
            <text:p text:style-name="P873">Hl <text:span text:style-name="T1648">ou lH?</text:span></text:p>
          </table:table-cell>
        </table:table-row>
      </table:table>
      <text:p text:style-name="P736"/>
      <text:p text:style-name="P736"><text:soft-page-break/></text:p>
      <text:p text:style-name="P738">Voyons2/</text:p>
      <text:p text:style-name="P738">**</text:p>
      <text:p text:style-name="P738">9 - Y : 1voyons [sous-corpus 21, segment 1, page 10, ligne 3] </text:p>
      <text:p text:style-name="P738">4- C : ben 1voyons [sous-corpus 25, segment 6, page 79, ligne 1] - </text:p>
      <text:p text:style-name="P738">voyons2/ = hL(peut-être Hl…)</text:p>
      <text:p text:style-name="P738"/>
      <text:h text:style-name="P1628" text:outline-level="5"><text:bookmark-start text:name="__RefHeading__14663_96020635"/><text:span text:style-name="T1613">V</text:span>oyons<text:span text:style-name="T1641">3</text:span><text:bookmark-end text:name="__RefHeading__14663_96020635"/></text:h>
      <text:p text:style-name="P739"><text:span text:style-name="T82">Voyons3</text:span> est utilisé afin de faire remarquer à quelqu'un que quelque chose est évident, <text:span text:style-name="T1649">ce qui est un cas particulier de l'acte affirmatif</text:span>. <text:span text:style-name="T1650">En (85), l'énonciatrice C produit </text:span><text:span text:style-name="T178">V</text:span><text:span text:style-name="T179">oyons3</text:span><text:span text:style-name="T1650"> afin d'attirer l'attention sur le caractère évident de ses blagues : </text:span></text:p>
      <text:p text:style-name="P740"/>
      <text:p text:style-name="P1439"><text:span text:style-name="T1651">(</text:span><text:span text:style-name="T1651"><text:sequence text:ref-name="refDrawing144" text:name="Drawing" text:formula="ooow:Drawing+1" style:num-format="1">145</text:sequence></text:span><text:span text:style-name="T1651">)<text:tab/></text:span>C : ben non c’est des jokes <text:span text:style-name="T21">voyons</text:span> (RIRE)</text:p>
      <text:p text:style-name="P1439"><text:tab/>[sous-corpus 17, segment 2, page 19, ligne 8]</text:p>
      <text:p text:style-name="P637"/>
      <text:p text:style-name="P741">La définition de Dostie 2004 pour cette lexie <text:span text:style-name="T1652">a une composante facultative qui rend compte du fait que le marqueur peut être utilisé comme MI. </text:span></text:p>
      <text:p text:style-name="P637"/>
      <text:p text:style-name="P601">2. T1. <text:span text:style-name="T82">Voyons</text:span> (T2) =</text:p>
      <text:p text:style-name="P601">Le texte T1 ayant été produit//</text:p>
      <text:p text:style-name="P601">je considère que celui-ci fait référence à quelque chose qui va de soi (en fonction de la raison que j'explicite au moyen du texte T2).</text:p>
      <text:p text:style-name="P601"><text:reference-mark-start text:name="ZOTERO_ITEM CSL_CITATION {&quot;citationID&quot;:&quot;qlhu184ib&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30egPJtn2F"/>(Dostie, 2004)<text:reference-mark-end text:name="ZOTERO_ITEM CSL_CITATION {&quot;citationID&quot;:&quot;qlhu184ib&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30egPJtn2F"/></text:p>
      <text:p text:style-name="P637"/>
      <text:p text:style-name="P36">C<text:span text:style-name="T1653">lasse</text:span> <text:sequence text:ref-name="refMRAI44" text:name="MRAI" text:formula="ooow:MRAI+1" style:num-format="1">45</text:sequence>: <text:span text:style-name="T1653">Voyons3</text:span></text:p>
      <table:table table:name="Table60" table:style-name="Table60">
        <table:table-column table:style-name="Table60.A"/>
        <table:table-column table:style-name="Table60.B"/>
        <table:table-column table:style-name="Table60.C"/>
        <table:table-column table:style-name="Table60.D"/>
        <table:table-row>
          <table:table-cell table:style-name="Table60.A1" office:value-type="string">
            <text:p text:style-name="P238">Formes</text:p>
          </table:table-cell>
          <table:table-cell table:style-name="Table60.A1" office:value-type="string">
            <text:p text:style-name="P253">Fréquences</text:p>
          </table:table-cell>
          <table:table-cell table:style-name="Table60.A1" office:value-type="string">
            <text:p text:style-name="P253">Actes illocutoires</text:p>
          </table:table-cell>
          <table:table-cell table:style-name="Table60.D1" office:value-type="string">
            <text:p text:style-name="P238">Prosodie</text:p>
          </table:table-cell>
        </table:table-row>
        <table:table-row>
          <table:table-cell table:style-name="Table60.A2" office:value-type="string">
            <text:p text:style-name="P949">voyons</text:p>
          </table:table-cell>
          <table:table-cell table:style-name="Table60.A2" office:value-type="string">
            <text:p text:style-name="P346">**</text:p>
          </table:table-cell>
          <table:table-cell table:style-name="Table60.A2" office:value-type="string">
            <text:p text:style-name="P875">affirmatif</text:p>
          </table:table-cell>
          <table:table-cell table:style-name="Table60.D2" office:value-type="string">
            <text:p text:style-name="P876">l<text:span text:style-name="T1654">H</text:span></text:p>
          </table:table-cell>
        </table:table-row>
      </table:table>
      <text:p text:style-name="P637"/>
      <text:h text:style-name="P1628" text:outline-level="5"><text:bookmark-start text:name="__RefHeading__14665_96020635"/><text:span text:style-name="T1613">V</text:span>oyons<text:span text:style-name="T1641">4</text:span><text:bookmark-end text:name="__RefHeading__14665_96020635"/></text:h>
      <text:p text:style-name="P742">En utilisant <text:span text:style-name="T180">V</text:span><text:span text:style-name="T82">oyons4</text:span>, un énonciateur exprime qu'il ressent un sentiment négatif, plus précisément «  une difficulté d'expression inattendue et injustifiée » qui l'embarrasse, comme décrit par la définition de Dostie 2004 pour cette lexie :</text:p>
      <text:p text:style-name="P742"><text:soft-page-break/></text:p>
      <text:p text:style-name="P601"><text:span text:style-name="T21">3.</text:span> T <text:span text:style-name="T181">v</text:span><text:span text:style-name="T82">oyons</text:span> =</text:p>
      <text:p text:style-name="P601">Étant contraint à interrompre ce que je suis en train de dire au moyen du texte T//</text:p>
      <text:p text:style-name="P601">j'indique que j'éprouve tout à coup une difficulté d'expression inattendue et injustifiée qui m'embarrasse. </text:p>
      <text:p text:style-name="P588"><text:reference-mark-start text:name="ZOTERO_ITEM CSL_CITATION {&quot;citationID&quot;:&quot;ngac54go2&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l7AERe95tG"/>(Dostie, 2004)<text:reference-mark-end text:name="ZOTERO_ITEM CSL_CITATION {&quot;citationID&quot;:&quot;ngac54go2&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l7AERe95tG"/></text:p>
      <text:p text:style-name="P742"/>
      <text:p text:style-name="P742">En (<text:span text:style-name="T1511">86</text:span>), par exemple, l<text:span text:style-name="T1655">'énonciatrice J essaie de se remémorer ce qui a recommencé à la télévision et produit </text:span><text:span text:style-name="T182">voyons</text:span><text:span text:style-name="T1655"> pour exprimer sa frustration  :</text:span></text:p>
      <text:p text:style-name="P637"/>
      <text:p text:style-name="P1439"><text:span text:style-name="T1656">(</text:span><text:span text:style-name="T1656"><text:sequence text:ref-name="refDrawing145" text:name="Drawing" text:formula="ooow:Drawing+1" style:num-format="1">146</text:sequence></text:span><text:span text:style-name="T1656">)<text:tab/></text:span>J : ouais euh <text:span text:style-name="T21">voyons</text:span> ostine il y a une affaire qui était recommencée à la tv hier c’est quoi/ </text:p>
      <text:p text:style-name="P1439"><text:tab/>[sous-corpus 17, segment 2, page 14, ligne 20] </text:p>
      <text:p text:style-name="P637"/>
      <text:p text:style-name="P36"><text:span text:style-name="T1657">Classe</text:span> <text:sequence text:ref-name="refMRAI45" text:name="MRAI" text:formula="ooow:MRAI+1" style:num-format="1">46</text:sequence>: <text:span text:style-name="T1657">Voyons4</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238">Formes</text:p>
          </table:table-cell>
          <table:table-cell table:style-name="Table61.A1" office:value-type="string">
            <text:p text:style-name="P253">Fréquences</text:p>
          </table:table-cell>
          <table:table-cell table:style-name="Table61.A1" office:value-type="string">
            <text:p text:style-name="P253">Actes illocutoires</text:p>
          </table:table-cell>
          <table:table-cell table:style-name="Table61.D1" office:value-type="string">
            <text:p text:style-name="P238">Prosodie</text:p>
          </table:table-cell>
        </table:table-row>
        <table:table-row>
          <table:table-cell table:style-name="Table61.A2" office:value-type="string">
            <text:p text:style-name="P949">voyons</text:p>
          </table:table-cell>
          <table:table-cell table:style-name="Table61.A2" office:value-type="string">
            <text:p text:style-name="P347">**</text:p>
          </table:table-cell>
          <table:table-cell table:style-name="Table61.A2" office:value-type="string">
            <text:p text:style-name="P877">se sentir mal</text:p>
          </table:table-cell>
          <table:table-cell table:style-name="Table61.D2" office:value-type="string">
            <text:p text:style-name="P876">lH</text:p>
            <text:p text:style-name="P878">hL</text:p>
          </table:table-cell>
        </table:table-row>
      </table:table>
      <text:p text:style-name="P38"/>
      <text:h text:style-name="P1643" text:outline-level="4"><text:bookmark-start text:name="__RefHeading__16698_1517336929"/>HEILLE<text:bookmark-end text:name="__RefHeading__16698_1517336929"/></text:h>
      <text:p text:style-name="P637"><text:span text:style-name="T1658">L'unité </text:span><text:span text:style-name="T183">heille</text:span><text:span text:style-name="T1658"> joue un grand nombre de rôles pragmatiques en français québécois oral. Il peut être un Marqueur d'appel à l'écoute, un Marqueur d'interprétation ou un Marqueur de réalisation d'actes illocutoires. </text:span></text:p>
      <text:p text:style-name="P637"/>
      <text:p text:style-name="P743">En tant que MRAI, <text:span text:style-name="T82">heille</text:span> sert à <text:span text:style-name="T1659">inviter </text:span>un coénonciateur <text:span text:style-name="T1659">à porter son attention sur quelque chose de hors du commun</text:span>. <text:span text:style-name="T1660">En (87), par exemple, l'énonciateur O cherche à faire en sorte que son coénonciateur Y réfléchisse à la chose hors du commun qu'il a dit.</text:span></text:p>
      <text:p text:style-name="P1013"/>
      <text:p text:style-name="P1439"><text:soft-page-break/><text:span text:style-name="T1661">(</text:span><text:span text:style-name="T1661"><text:sequence text:ref-name="refDrawing146" text:name="Drawing" text:formula="ooow:Drawing+1" style:num-format="1">147</text:sequence></text:span><text:span text:style-name="T1661">)<text:tab/>Y: [3Signature Mario Tétrault &lt;p&lt;{oui/;(inaud.)}&gt;&gt; </text:span></text:p>
      <text:p text:style-name="P1436"><text:tab/>O: &lt;f&lt;non non non&gt;&gt; <text:span text:style-name="T21">heille</text:span> (<text:span text:style-name="T82">en levant le menton comme en signe d’incrédulité</text:span>) t’es-tu malade crisse [1Signature Mario Tétrault</text:p>
      <text:p text:style-name="P1436"><text:tab/>Y: [1là tu là tu vas payer</text:p>
      <text:p text:style-name="P1436"><text:tab/>[sous-corpus 21, segment 3, page 37, ligne 15]</text:p>
      <text:p text:style-name="P1013"/>
      <text:p text:style-name="P637">La composante <text:span text:style-name="T21">inattendu</text:span> n'est pas nécessairement associée à ce marqueur, comme en témoigne l'exemple (<text:span text:style-name="T1511">88</text:span>) <text:span text:style-name="T1662">où l'énonciateur raconte des événements avec lesquels il est familier :</text:span></text:p>
      <text:p text:style-name="P1013"/>
      <text:p text:style-name="P1439"><text:span text:style-name="T1662">(</text:span><text:span text:style-name="T1662"><text:sequence text:ref-name="refDrawing147" text:name="Drawing" text:formula="ooow:Drawing+1" style:num-format="1">148</text:sequence></text:span><text:span text:style-name="T1662">)</text:span><text:tab/>S: câ- <text:span text:style-name="T21">heille</text:span> vraiment là sérieux là <text:span text:style-name="T21">heille</text:span> (<text:span text:style-name="T82">inaud.</text:span>) je me suis brossé les dents le matin (.) arrive le soir (<text:span text:style-name="T82">en ouvrant ses paumes vers le haut comme pour représenter le vide</text:span>) (.) plus de brosse à dents (<text:span text:style-name="T82">en écartant les mains comme pour exprimer son incompréhension</text:span>)</text:p>
      <text:p text:style-name="P1439"><text:tab/>[sous-corpus 21, segment 2, page 27, ligne 4]</text:p>
      <text:p text:style-name="P1176"/>
      <text:p text:style-name="P36"><text:span text:style-name="T1663">Classe</text:span> <text:sequence text:ref-name="refMRAI46" text:name="MRAI" text:formula="ooow:MRAI+1" style:num-format="1">47</text:sequence>: <text:span text:style-name="T1664">Heille</text:span></text:p>
      <table:table table:name="Table62" table:style-name="Table62">
        <table:table-column table:style-name="Table62.A"/>
        <table:table-column table:style-name="Table62.B"/>
        <table:table-column table:style-name="Table62.C"/>
        <table:table-column table:style-name="Table62.D"/>
        <table:table-row>
          <table:table-cell table:style-name="Table62.A1" office:value-type="string">
            <text:p text:style-name="P216">Formes</text:p>
          </table:table-cell>
          <table:table-cell table:style-name="Table62.A1" office:value-type="string">
            <text:p text:style-name="P253">Fréquences</text:p>
          </table:table-cell>
          <table:table-cell table:style-name="Table62.A1" office:value-type="string">
            <text:p text:style-name="P253">Actes illocutoires</text:p>
          </table:table-cell>
          <table:table-cell table:style-name="Table62.D1" office:value-type="string">
            <text:p text:style-name="P239">Prosodie</text:p>
          </table:table-cell>
        </table:table-row>
        <table:table-row>
          <table:table-cell table:style-name="Table62.A2" office:value-type="string">
            <text:p text:style-name="P950">heille</text:p>
          </table:table-cell>
          <table:table-cell table:style-name="Table62.A2" office:value-type="string">
            <text:p text:style-name="P348">**</text:p>
          </table:table-cell>
          <table:table-cell table:style-name="Table62.A2" office:value-type="string">
            <text:p text:style-name="P879">hors du commun, attention</text:p>
          </table:table-cell>
          <table:table-cell table:style-name="Table62.D2" office:value-type="string">
            <text:p text:style-name="P879"/>
          </table:table-cell>
        </table:table-row>
      </table:table>
      <text:p text:style-name="P637"/>
      <text:h text:style-name="P1643" text:outline-level="4"><text:bookmark-start text:name="__RefHeading__9395_1850869819"/>TIENS<text:bookmark-end text:name="__RefHeading__9395_1850869819"/></text:h>
      <text:p text:style-name="P744">Le vocable TIENS est <text:span text:style-name="T1665">très</text:span> polysémique. Dostie 2004 a écrit avec précision les lexies du vocable et a repéré 6 utilisations différentes du marqueur en tant que MRAI. <text:span text:style-name="T1666">La lexie numéro I.1b, qui est produite alors qu'un énonciateur touche de manière énergique un coénonciateur, n'a pas été repérée dans le CFPQ.</text:span></text:p>
      <text:p text:style-name="P744"/>
      <text:h text:style-name="P1628" text:outline-level="5"><text:bookmark-start text:name="__RefHeading__19103_1383332627"/><text:span text:style-name="T1667">T</text:span>iens1<text:bookmark-end text:name="__RefHeading__19103_1383332627"/></text:h>
      <text:p text:style-name="P744"><text:span text:style-name="T184">T</text:span><text:span text:style-name="T82">iens</text:span><text:span text:style-name="T184">1</text:span><text:span text:style-name="T1668"> est produit par un énonciateur qui fait un geste de la main pour tendre quelque chose et a pour but d'attirer l'attention sur ce geste. En (89), par exemple, l'énonciatrice dit </text:span><text:span text:style-name="T184">tiens</text:span><text:span text:style-name="T1668"> en tendant un verre vers sa coénonciatrice :</text:span></text:p>
      <text:p text:style-name="P744"/>
      <text:p text:style-name="P1439"><text:soft-page-break/><text:span text:style-name="T1669">(</text:span><text:span text:style-name="T1669"><text:sequence text:ref-name="refDrawing148" text:name="Drawing" text:formula="ooow:Drawing+1" style:num-format="1">149</text:sequence></text:span><text:span text:style-name="T1669">)<text:tab/></text:span>ME : [6je vas faire passer les (inaud.) qui qui veut celui-là il y en a-tu d’autres qui voulaient/ [7ou il y a juste moi (.) <text:span text:style-name="T21">tiens</text:span> (<text:span text:style-name="T82">dit en s’adressant à Magalie</text:span>)</text:p>
      <text:p text:style-name="P1439"><text:tab/>[sous-corpus 3, segment 4, page 70, ligne 12]</text:p>
      <text:p text:style-name="P1013"/>
      <text:p text:style-name="P745">Dostie 2004 a donné la paraphrase explicative suivante pour cette lexie :</text:p>
      <text:p text:style-name="P746"/>
      <text:p text:style-name="P601"><text:span text:style-name="T21">I.1a</text:span> Tiens <text:span text:style-name="T1527"></text:span></text:p>
      <text:p text:style-name="P601">En produisant un / des geste(s) de la / des main(s) //</text:p>
      <text:p text:style-name="P601">j'attire ton attention sur ce / ces geste(s) qui a / ont pour fonction de te donner quelque chose ou de mettre quelque chose à ta disposition que tu pourras tenir<text:span text:style-name="T21">1</text:span>.</text:p>
      <text:p text:style-name="P599"><text:reference-mark-start text:name="ZOTERO_ITEM CSL_CITATION {&quot;citationID&quot;:&quot;2esmb5j9h3&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rodrbrxNKp"/>(Dostie, 2004 : 221)<text:reference-mark-end text:name="ZOTERO_ITEM CSL_CITATION {&quot;citationID&quot;:&quot;2esmb5j9h3&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rodrbrxNKp"/></text:p>
      <text:p text:style-name="P747"/>
      <text:p text:style-name="P748"><text:span text:style-name="T1670">Notre</text:span> système de description <text:span text:style-name="T1670">sémantique n'est pas suffisamment précis pour rendre compte du sens complet de </text:span><text:span text:style-name="T185">Tiens1</text:span><text:span text:style-name="T1670">. N</text:span>ous pouvons <text:span text:style-name="T1670">néanmoins </text:span>classer cette lexie parmi les directifs qui demandent l'attention. </text:p>
      <text:p text:style-name="P748"/>
      <text:p text:style-name="P1013"><text:span text:style-name="T1093">*</text:span>G : (il observe la feuille aide-mémoire) ok je vas je vas la garder proche/ (en posant la feuille aide-mémoire à côté de lui) (0:07:09.8)</text:p>
      <text:p text:style-name="P1013"><text:s/>A : (RIRE) c’est ça moi je suis le plus jeune hein/ fait que (il déplace ses mains à plusieurs reprises vers l’endroit où Georges a déposé le papier comme s’il jetait quelque chose) gardez le remember sur votre [ 1BORD</text:p>
      <text:p text:style-name="P1013"><text:s/>G : [ 1 ah ah ok (en reprenant la feuille aide-mémoire) [ 2 (inaud.) tien:s (dit comme pour se moquer en approchant la feuille aide-mémoire d’Antoine) [ 3 (il tapote la feuille comme pour attirer l’attention d’Antoine) (0:07:17.9) </text:p>
      <text:p text:style-name="P748"/>
      <text:p text:style-name="P36"><text:span text:style-name="T1670">Classe</text:span> <text:sequence text:ref-name="refMRAI47" text:name="MRAI" text:formula="ooow:MRAI+1" style:num-format="1">48</text:sequence>: <text:span text:style-name="T1670">Tiens1</text:span> </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240">Formes</text:p>
          </table:table-cell>
          <table:table-cell table:style-name="Table63.A1" office:value-type="string">
            <text:p text:style-name="P253">Fréquences</text:p>
          </table:table-cell>
          <table:table-cell table:style-name="Table63.A1" office:value-type="string">
            <text:p text:style-name="P253">Actes illocutoires</text:p>
          </table:table-cell>
          <table:table-cell table:style-name="Table63.D1" office:value-type="string">
            <text:p text:style-name="P240">Prosodie</text:p>
          </table:table-cell>
        </table:table-row>
        <table:table-row>
          <table:table-cell table:style-name="Table63.A2" office:value-type="string">
            <text:p text:style-name="P951">tiens</text:p>
          </table:table-cell>
          <table:table-cell table:style-name="Table63.A2" office:value-type="string">
            <text:p text:style-name="P349">**</text:p>
          </table:table-cell>
          <table:table-cell table:style-name="Table63.A2" office:value-type="string">
            <text:p text:style-name="P880">attention</text:p>
          </table:table-cell>
          <table:table-cell table:style-name="Table63.D2" office:value-type="string">
            <text:p text:style-name="P881">/<text:span text:style-name="T1671">**</text:span></text:p>
          </table:table-cell>
        </table:table-row>
      </table:table>
      <text:p text:style-name="P749"/>
      <text:h text:style-name="P1628" text:outline-level="5"><text:bookmark-start text:name="__RefHeading__19107_1383332627"/><text:span text:style-name="T1667">T</text:span>iens<text:span text:style-name="T1672">2</text:span><text:bookmark-end text:name="__RefHeading__19107_1383332627"/></text:h>
      <text:p text:style-name="P1176"><text:span text:style-name="T82">Tiens</text:span><text:span text:style-name="T186">2</text:span> est un<text:span text:style-name="T1036"> marqueur directif </text:span><text:span text:style-name="T932">qui</text:span><text:span text:style-name="T1036"> a pour but d'attirer l'attention </text:span><text:span text:style-name="T932">sur quelque chose </text:span><text:span text:style-name="T1037">qui est à portée de sens.</text:span><text:span text:style-name="T1036"> </text:span><text:span text:style-name="T1038">Ce marqueur sera très difficile à distinguer de </text:span><text:span text:style-name="T1159">Tiens1</text:span><text:span text:style-name="T1038"> par un système automatique. </text:span></text:p>
      <text:p text:style-name="P750"><text:soft-page-break/></text:p>
      <text:p text:style-name="P1176"><text:span text:style-name="T1036">En (</text:span><text:span text:style-name="T1039">90</text:span><text:span text:style-name="T1036">), l'énonciat</text:span><text:span text:style-name="T1037">eur H</text:span><text:span text:style-name="T1036"> </text:span><text:span text:style-name="T1037">dit </text:span><text:span text:style-name="T1160">tiens</text:span><text:span text:style-name="T1037"> en entendant la sirène d'une ambulance afin de faire remarquer cet év</text:span><text:span text:style-name="T1040">é</text:span><text:span text:style-name="T1037">nement à ses coéonciateurs </text:span><text:span text:style-name="T1036"> :</text:span></text:p>
      <text:p text:style-name="P7"/>
      <text:p text:style-name="P1439"><text:span text:style-name="T1673">(</text:span><text:span text:style-name="T1673"><text:sequence text:ref-name="refDrawing149" text:name="Drawing" text:formula="ooow:Drawing+1" style:num-format="1">150</text:sequence></text:span><text:span text:style-name="T1673">)<text:tab/></text:span>Mi : [1ah une ambulance (<text:span text:style-name="T82">elle fait un signe de la tête en direction de la fenêtre</text:span>) &lt;pp&lt;(inaud.) ambulance&gt;&gt;</text:p>
      <text:p text:style-name="P1439"><text:tab/>M : encore [1l’ambulance qui passe eh mon doux</text:p>
      <text:p text:style-name="P1439"><text:tab/>H : [1<text:span text:style-name="T21">tiens</text:span> (.) l’ambulance qui passe</text:p>
      <text:p text:style-name="P1439"><text:tab/>[sous-corpus 11, segment 4, page 48, ligne 18]</text:p>
      <text:p text:style-name="P746"/>
      <text:p text:style-name="P751">Dostie 2004 propose la paraphrase suivante pour cette lexie :</text:p>
      <text:p text:style-name="P746"/>
      <text:p text:style-name="P601">I.2. Tiens <text:span text:style-name="T1527"></text:span></text:p>
      <text:p text:style-name="P601">Ayant repéré quelque chose //</text:p>
      <text:p text:style-name="P601">j'attire ton attention sur le fait que je localise quelque chose dans l'espace qu'il t'est aussi possible de localiser (en suivant mon geste et / ou mon regard).</text:p>
      <text:p text:style-name="P601"><text:reference-mark-start text:name="ZOTERO_ITEM CSL_CITATION {&quot;citationID&quot;:&quot;1aghl1vcsd&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koayw6f6o6"/>(Dostie, 2004 : 2<text:span text:style-name="T1674">24</text:span>)<text:reference-mark-end text:name="ZOTERO_ITEM CSL_CITATION {&quot;citationID&quot;:&quot;1aghl1vcsd&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koayw6f6o6"/></text:p>
      <text:p text:style-name="P7"/>
      <text:p text:style-name="P1176"><text:span text:style-name="T1675">Comme pour </text:span><text:span text:style-name="T388">Tiens1</text:span><text:span text:style-name="T1675">, nous classons </text:span><text:span text:style-name="T388">Tiens2</text:span><text:span text:style-name="T1675"> parmi les directifs qui demandent l'attention.</text:span></text:p>
      <text:p text:style-name="P1176"/>
      <text:p text:style-name="P36"><text:span text:style-name="T1670">Classe</text:span> <text:sequence text:ref-name="refMRAI48" text:name="MRAI" text:formula="ooow:MRAI+1" style:num-format="1">49</text:sequence>: <text:span text:style-name="T1670">Tiens2</text:span></text:p>
      <table:table table:name="Table64" table:style-name="Table64">
        <table:table-column table:style-name="Table64.A"/>
        <table:table-column table:style-name="Table64.B"/>
        <table:table-column table:style-name="Table64.C"/>
        <table:table-column table:style-name="Table64.D"/>
        <table:table-row>
          <table:table-cell table:style-name="Table64.A1" office:value-type="string">
            <text:p text:style-name="P240">Formes</text:p>
          </table:table-cell>
          <table:table-cell table:style-name="Table64.A1" office:value-type="string">
            <text:p text:style-name="P253">Fréquences</text:p>
          </table:table-cell>
          <table:table-cell table:style-name="Table64.A1" office:value-type="string">
            <text:p text:style-name="P253">Actes illocutoires</text:p>
          </table:table-cell>
          <table:table-cell table:style-name="Table64.D1" office:value-type="string">
            <text:p text:style-name="P240">Prosodie</text:p>
          </table:table-cell>
        </table:table-row>
        <table:table-row>
          <table:table-cell table:style-name="Table64.A2" office:value-type="string">
            <text:p text:style-name="P951">tiens</text:p>
          </table:table-cell>
          <table:table-cell table:style-name="Table64.A2" office:value-type="string">
            <text:p text:style-name="P349">**</text:p>
          </table:table-cell>
          <table:table-cell table:style-name="Table64.A2" office:value-type="string">
            <text:p text:style-name="P880">attention</text:p>
          </table:table-cell>
          <table:table-cell table:style-name="Table64.D2" office:value-type="string">
            <text:p text:style-name="P882">\**</text:p>
          </table:table-cell>
        </table:table-row>
      </table:table>
      <text:p text:style-name="P749"/>
      <text:h text:style-name="P1628" text:outline-level="5"><text:bookmark-start text:name="__RefHeading__19109_1383332627"/><text:span text:style-name="T1667">T</text:span>iens<text:span text:style-name="T1676">3</text:span><text:bookmark-end text:name="__RefHeading__19109_1383332627"/></text:h>
      <text:p text:style-name="P752">Selon la paraphrase proposée par Dostie (2004 : <text:span text:style-name="T1677">226</text:span>), le marqueur<text:span text:style-name="T1678"> </text:span><text:span text:style-name="T187">Tiens3</text:span><text:span text:style-name="T1678"> </text:span>sert à <text:span text:style-name="T1678">indique</text:span>r<text:span text:style-name="T1678"> qu'un « résultat attendu et / ou désiré d'une action donnée est finalement atteint ». En (91), l'énonciatrice J utilise </text:span><text:span text:style-name="T187">Tiens3</text:span><text:span text:style-name="T1678"> afin d'indiquer que son déplacement était un geste délibéré et qu'il visait à améliorer la configuration des chaises :</text:span></text:p>
      <text:p text:style-name="P753"/>
      <text:p text:style-name="P754"><text:tab/>**Exemple à vérifier**</text:p>
      <text:p text:style-name="P1439"><text:soft-page-break/>(<text:span text:style-name="T1673"><text:sequence text:ref-name="refDrawing150" text:name="Drawing" text:formula="ooow:Drawing+1" style:num-format="1">151</text:sequence></text:span><text:span text:style-name="T1673">)<text:tab/></text:span>L : [1&lt;p&lt;je vais me tourner je vais avoir mal au COU (RIRE)&gt;&gt; (<text:span text:style-name="T82">en retournant sa chaise vers Julie et Françoise</text:span>)</text:p>
      <text:p text:style-name="P1439"><text:tab/>J : (RIRE) <text:span text:style-name="T21">tiens</text:span> (<text:span text:style-name="T82">elle déplace sa chaise</text:span>)</text:p>
      <text:p text:style-name="P1439"><text:tab/>[sous-corpus 18, segment 7, page 69, ligne 13]</text:p>
      <text:p text:style-name="P753"/>
      <text:p text:style-name="P753">N<text:span text:style-name="T1679">ous pouvons caractériser ce marqueur à l'aide de la paraphrase associée au mot-clé </text:span><text:span text:style-name="T604">se sentir bien</text:span><text:span text:style-name="T520">, qui décrit grosso-modo son rôle expressif. </text:span></text:p>
      <text:p text:style-name="P755"/>
      <text:p text:style-name="P36"><text:span text:style-name="T1670">Classe</text:span> <text:sequence text:ref-name="refMRAI49" text:name="MRAI" text:formula="ooow:MRAI+1" style:num-format="1">50</text:sequence>: <text:span text:style-name="T1670">Tiens3</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240">Formes</text:p>
          </table:table-cell>
          <table:table-cell table:style-name="Table65.A1" office:value-type="string">
            <text:p text:style-name="P253">Fréquences</text:p>
          </table:table-cell>
          <table:table-cell table:style-name="Table65.A1" office:value-type="string">
            <text:p text:style-name="P253">Actes illocutoires</text:p>
          </table:table-cell>
          <table:table-cell table:style-name="Table65.D1" office:value-type="string">
            <text:p text:style-name="P240">Prosodie</text:p>
          </table:table-cell>
        </table:table-row>
        <table:table-row>
          <table:table-cell table:style-name="Table65.A2" office:value-type="string">
            <text:p text:style-name="P951">tiens</text:p>
          </table:table-cell>
          <table:table-cell table:style-name="Table65.A2" office:value-type="string">
            <text:p text:style-name="P349">**</text:p>
          </table:table-cell>
          <table:table-cell table:style-name="Table65.A2" office:value-type="string">
            <text:p text:style-name="P883">se sentir bien</text:p>
          </table:table-cell>
          <table:table-cell table:style-name="Table65.D2" office:value-type="string">
            <text:p text:style-name="P882">::<text:span text:style-name="T1676">**</text:span></text:p>
          </table:table-cell>
        </table:table-row>
      </table:table>
      <text:p text:style-name="P749"/>
      <text:p text:style-name="P749"/>
      <text:h text:style-name="P1628" text:outline-level="5"><text:bookmark-start text:name="__RefHeading__19111_1383332627"/><text:span text:style-name="T1667">T</text:span>iens<text:span text:style-name="T1680">4</text:span><text:bookmark-end text:name="__RefHeading__19111_1383332627"/></text:h>
      <text:p text:style-name="P756"><text:span text:style-name="T1681">En (92), l'énonciateur utilise </text:span><text:span text:style-name="T188">Tiens</text:span><text:span text:style-name="T189">4</text:span><text:span text:style-name="T1681"> afin de marquer le caractère inattendu de la situation.</text:span></text:p>
      <text:p text:style-name="P637"/>
      <text:p text:style-name="P1437">**<text:span text:style-name="T1682">Exemple </text:span>à écouter**</text:p>
      <text:p text:style-name="P1439"><text:span text:style-name="T1683">(</text:span><text:span text:style-name="T1683"><text:sequence text:ref-name="refDrawing151" text:name="Drawing" text:formula="ooow:Drawing+1" style:num-format="1">152</text:sequence></text:span><text:span text:style-name="T1683">)<text:tab/></text:span>M : [...] ça faisait DES années qu’ils voulaient avoir l’aréna\ pis Jean leur répondait toujours •écoutez là (.) on n’a PAS d’argent pour ça (.) quand on aura de l’argent pour ça on fera on bâtira une aréna° &lt;p&lt;pis&gt;&gt; <text:span text:style-name="T21">tiens</text:span> tout à coup oups (.) là c’était le temps pis i- il a bâti un aréna</text:p>
      <text:p text:style-name="P1439"><text:tab/>[sous-corpus 11, segment 7, page 81, ligne 8]</text:p>
      <text:p text:style-name="P753"/>
      <text:p text:style-name="P757">Selon la définition de Dostie 2004, un énonciateur qui produit <text:span text:style-name="T190">T</text:span><text:span text:style-name="T82">iens</text:span><text:span text:style-name="T188">4</text:span> indique qu'il passe d'un état où il est surpris par quelque chose à un état où il accepte comme normal cette chose:</text:p>
      <text:p text:style-name="P753"/>
      <text:p text:style-name="P601"><text:span text:style-name="T21">I</text:span><text:span text:style-name="T29">I.2</text:span><text:span text:style-name="T1684"> </text:span><text:span text:style-name="T82">Tiens</text:span> <text:span text:style-name="T1527"></text:span></text:p>
      <text:p text:style-name="P601">Réagissant à une situation//</text:p>
      <text:p text:style-name="P601">j'indique que j'en prends conscience et que le fait que les choses soient ainsi ne s'oppose pas vraiment à mes attentes.</text:p>
      <text:p text:style-name="P601"><text:reference-mark-start text:name="ZOTERO_ITEM CSL_CITATION {&quot;citationID&quot;:&quot;n5aoh3rl0&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FkyItxh4va"/>(Dostie, 2004 : <text:span text:style-name="T1684">227</text:span>)<text:reference-mark-end text:name="ZOTERO_ITEM CSL_CITATION {&quot;citationID&quot;:&quot;n5aoh3rl0&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FkyItxh4va"/></text:p>
      <text:p text:style-name="P637"/>
      <text:p text:style-name="P757"><text:soft-page-break/>Nous caractérisons ce MRAI <text:span text:style-name="T1685">à l'aide du mot-clé </text:span><text:span text:style-name="T30">inattendu</text:span><text:span text:style-name="T1685">, bien que celui-ci soit insuffisant à rendre complètement compte du sens du marqueur.</text:span></text:p>
      <text:p text:style-name="P637"/>
      <text:p text:style-name="P36"><text:span text:style-name="T1670">Classe</text:span> <text:sequence text:ref-name="refMRAI50" text:name="MRAI" text:formula="ooow:MRAI+1" style:num-format="1">51</text:sequence>: <text:span text:style-name="T1670">Tiens4</text:span></text:p>
      <table:table table:name="Table66" table:style-name="Table66">
        <table:table-column table:style-name="Table66.A"/>
        <table:table-column table:style-name="Table66.B"/>
        <table:table-column table:style-name="Table66.C"/>
        <table:table-column table:style-name="Table66.D"/>
        <table:table-row>
          <table:table-cell table:style-name="Table66.A1" office:value-type="string">
            <text:p text:style-name="P240">Formes</text:p>
          </table:table-cell>
          <table:table-cell table:style-name="Table66.A1" office:value-type="string">
            <text:p text:style-name="P253">Fréquences</text:p>
          </table:table-cell>
          <table:table-cell table:style-name="Table66.A1" office:value-type="string">
            <text:p text:style-name="P253">Actes illocutoires</text:p>
          </table:table-cell>
          <table:table-cell table:style-name="Table66.D1" office:value-type="string">
            <text:p text:style-name="P240">Prosodie</text:p>
          </table:table-cell>
        </table:table-row>
        <table:table-row>
          <table:table-cell table:style-name="Table66.A2" office:value-type="string">
            <text:p text:style-name="P951">tiens</text:p>
          </table:table-cell>
          <table:table-cell table:style-name="Table66.A2" office:value-type="string">
            <text:p text:style-name="P349">**</text:p>
          </table:table-cell>
          <table:table-cell table:style-name="Table66.A2" office:value-type="string">
            <text:p text:style-name="P884">inattendu</text:p>
          </table:table-cell>
          <table:table-cell table:style-name="Table66.D2" office:value-type="string">
            <text:p text:style-name="P885">\**</text:p>
          </table:table-cell>
        </table:table-row>
      </table:table>
      <text:p text:style-name="P749"/>
      <text:h text:style-name="P1628" text:outline-level="5"><text:bookmark-start text:name="__RefHeading__19113_1383332627"/><text:span text:style-name="T1667">T</text:span>iens<text:span text:style-name="T1686">5</text:span><text:bookmark-end text:name="__RefHeading__19113_1383332627"/></text:h>
      <text:p text:style-name="P758"><text:span text:style-name="T82">Tiens</text:span><text:span text:style-name="T189">5</text:span> est un marqueur assertif affirmatif avec lequel un énonciateur indique qu'il considère que quelque chose va de soit. En (<text:span text:style-name="T1687">93</text:span>), l'<text:span text:style-name="T1688">énonciatrice A produit </text:span><text:span text:style-name="T191">tiens</text:span><text:span text:style-name="T1688"> afin de signifier son accord avec l'énoncé de R.</text:span></text:p>
      <text:p text:style-name="P753"/>
      <text:p text:style-name="P1439"><text:span text:style-name="T1689">(</text:span><text:span text:style-name="T1689"><text:sequence text:ref-name="refDrawing152" text:name="Drawing" text:formula="ooow:Drawing+1" style:num-format="1">153</text:sequence></text:span><text:span text:style-name="T1689">)<text:tab/></text:span>R: oui mais là ils doivent leur leur faire penser qu’ils devraient prendre leur carte de guichet pis d’aller au guichet [1automatique</text:p>
      <text:p text:style-name="P1439"><text:tab/>A : [1ben <text:span text:style-name="T21">tiens</text:span></text:p>
      <text:p text:style-name="P1424"><text:tab/>[sous-corpus 20, segment 5, page 47, ligne 17]</text:p>
      <text:p text:style-name="P758"/>
      <text:p text:style-name="P758">Selon la paraphrase de Dostie 2004 pour cette lexie, ce MRAI est toujours utilisé en réponse à une question d'un coénonciateur :</text:p>
      <text:p text:style-name="P753"/>
      <text:p text:style-name="P601"><text:span text:style-name="T1690">III A : T1? B : </text:span><text:span text:style-name="T521">T</text:span><text:span text:style-name="T475">iens </text:span><text:span text:style-name="T521">(T2) </text:span><text:span text:style-name="T1528"></text:span></text:p>
      <text:p text:style-name="P601">Étant amené à répondre à une question que tu formules au moyen du T1//</text:p>
      <text:p text:style-name="P601">je considère que la réponse à cette question (que j'explicite au moyen du texte T2) fait référence à quelque qui va de soi.</text:p>
      <text:p text:style-name="P601"><text:reference-mark-start text:name="ZOTERO_ITEM CSL_CITATION {&quot;citationID&quot;:&quot;l4jf1e1mq&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qitf3bOu2P"/>(Dostie, 2004 : <text:span text:style-name="T1691">228</text:span>)<text:reference-mark-end text:name="ZOTERO_ITEM CSL_CITATION {&quot;citationID&quot;:&quot;l4jf1e1mq&quot;,&quot;properties&quot;:{&quot;formattedCitation&quot;:&quot;(Dostie, 2004)&quot;,&quot;plainCitation&quot;:&quot;(Dostie, 2004)&quot;},&quot;citationItems&quot;:[{&quot;id&quot;:29,&quot;uris&quot;:[&quot;http://zotero.org/users/1655709/items/F3NSR8IJ&quot;],&quot;uri&quot;:[&quot;http://zotero.org/users/1655709/items/F3NSR8IJ&quot;],&quot;itemData&quot;:{&quot;id&quot;:29,&quot;type&quot;:&quot;book&quot;,&quot;title&quot;:&quot;Pragmaticalisation et marqueurs discursifs : analyse sémantique et traitement lexicographique&quot;,&quot;publisher&quot;:&quot;De BoeckDuculot&quot;,&quot;publisher-place&quot;:&quot;Bruxelles&quot;,&quot;number-of-pages&quot;:&quot;294&quot;,&quot;source&quot;:&quot;Primo&quot;,&quot;event-place&quot;:&quot;Bruxelles&quot;,&quot;call-number&quot;:&quot;P302.35&quot;,&quot;shortTitle&quot;:&quot;Pragmaticalisation et marqueurs discursifs&quot;,&quot;language&quot;:&quot;fre&quot;,&quot;author&quot;:[{&quot;family&quot;:&quot;Dostie&quot;,&quot;given&quot;:&quot;Gaétane&quot;}],&quot;issued&quot;:{&quot;date-parts&quot;:[[&quot;2004&quot;]]}}}],&quot;schema&quot;:&quot;https://github.com/citation-style-language/schema/raw/master/csl-citation.json&quot;} RNDqitf3bOu2P"/></text:p>
      <text:p text:style-name="P637"/>
      <text:p text:style-name="P637">L<text:span text:style-name="T1692">a seule occurrence du marqueur dans le CFPQ (en (93)) n'est pas produite en réponse à une question explicite, mais l'énonciateur répond affirmativement comme si une question avait été posée.</text:span></text:p>
      <text:p text:style-name="P637"/>
      <text:p text:style-name="P36"><text:soft-page-break/><text:span text:style-name="T1670">Classe</text:span> <text:sequence text:ref-name="refMRAI51" text:name="MRAI" text:formula="ooow:MRAI+1" style:num-format="1">52</text:sequence>: <text:span text:style-name="T1670">Tiens5</text:span></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240">Formes</text:p>
          </table:table-cell>
          <table:table-cell table:style-name="Table67.A1" office:value-type="string">
            <text:p text:style-name="P253">Fréquences</text:p>
          </table:table-cell>
          <table:table-cell table:style-name="Table67.A1" office:value-type="string">
            <text:p text:style-name="P253">Actes illocutoires</text:p>
          </table:table-cell>
          <table:table-cell table:style-name="Table67.D1" office:value-type="string">
            <text:p text:style-name="P240">Prosodie</text:p>
          </table:table-cell>
        </table:table-row>
        <table:table-row>
          <table:table-cell table:style-name="Table67.A2" office:value-type="string">
            <text:p text:style-name="P951">tiens</text:p>
          </table:table-cell>
          <table:table-cell table:style-name="Table67.A2" office:value-type="string">
            <text:p text:style-name="P350">1</text:p>
          </table:table-cell>
          <table:table-cell table:style-name="Table67.A2" office:value-type="string">
            <text:p text:style-name="P886">affirmatif</text:p>
          </table:table-cell>
          <table:table-cell table:style-name="Table67.D2" office:value-type="string">
            <text:p text:style-name="P885">/**</text:p>
          </table:table-cell>
        </table:table-row>
      </table:table>
      <text:p text:style-name="P749"/>
      <text:h text:style-name="P1552" text:outline-level="3"><text:bookmark-start text:name="__RefHeading__10538_1953761234"/><text:span text:style-name="T2010">C.3.2. </text:span>Arrêt<text:bookmark-end text:name="__RefHeading__10538_1953761234"/></text:h>
      <text:p text:style-name="P759"><text:span text:style-name="T1693">Nous croyons pertinent de distinguer un </text:span>acte directif <text:span text:style-name="T1693">qui invite un coénonciateur à arrêter de faire quelque chose d'un autre qui encourage un coénonciateur à faire quelque chose. La simple paraphrase « ne fais pas X » décrit sommairement cette catégorie d'actes directifs. Le mode impératif implique que l'acte est dirigé vers un coénonciateur. </text:span></text:p>
      <text:p text:style-name="P76"/>
      <text:h text:style-name="P1643" text:outline-level="4"><text:bookmark-start text:name="__RefHeading__13449_1598437930"/>ARRÊTE<text:bookmark-end text:name="__RefHeading__13449_1598437930"/></text:h>
      <text:p text:style-name="P637">Le MD <text:span text:style-name="T192">arrête</text:span> est similaire <text:span text:style-name="T1694">aux marqueurs directifs</text:span> <text:span text:style-name="T192">écoute</text:span> et <text:span text:style-name="T192">regarde</text:span> par son origine verbal et les liens qu'il entretient avec son unité d'origine. Comme MRAI, <text:span text:style-name="T1695">il</text:span> a le plus souvent une fonction expressive, <text:span text:style-name="T1696">mais peut aussi être directif.</text:span></text:p>
      <text:p text:style-name="P637"/>
      <text:h text:style-name="P1628" text:outline-level="5"><text:bookmark-start text:name="__RefHeading__13056_1423006888"/><text:span text:style-name="T1697">A</text:span>rrête<text:span text:style-name="T1698">1</text:span><text:bookmark-end text:name="__RefHeading__13056_1423006888"/></text:h>
      <text:p text:style-name="P760">Le sens le plus évident de <text:span text:style-name="T82">arrête</text:span> utilisé comme mot-phrase est directif. <text:span text:style-name="T1699">À l'aide de </text:span><text:span text:style-name="T193">Arrête</text:span><text:span text:style-name="T1699">1, un énonciateur demande simplement à un coénonciateur d'arrêter de faire quelque chose. Cette utilisation de </text:span><text:span text:style-name="T193">arrête</text:span><text:span text:style-name="T1699"> est assimilable à l'utilisation du verbe </text:span><text:span text:style-name="T193">arrêter</text:span><text:span text:style-name="T1699"> à l'impératif. Utilisé seul, le verbe concerne un comportement du coénonciateur, le plus souvent le fait qu'il parle. </text:span></text:p>
      <text:p text:style-name="P637"/>
      <text:p text:style-name="P761">En (<text:span text:style-name="T1687">94</text:span>), l'énonciatrice É demande à sa coénonciatrice d'arrêter son explication :</text:p>
      <text:p text:style-name="P637"/>
      <text:p text:style-name="P1439">(<text:sequence text:ref-name="refDrawing153" text:name="Drawing" text:formula="ooow:Drawing+1" style:num-format="1">154</text:sequence>)<text:tab/>R : [2ben t’enlè- t’enlèves ton crochet si c’est la même chose qu’on parle t’enlèves ton crochet tu cloues ton clou pis tu remets ton crochet (.) [3si c’est le même crochet</text:p>
      <text:p text:style-name="P1439"><text:tab/>[...]</text:p>
      <text:p text:style-name="P1439"><text:tab/>É : [1<text:span text:style-name="T21">arrête</text:span> heille que ça s’en vient compliqué hein ah::: </text:p>
      <text:p text:style-name="P1439"><text:tab/>[<text:span text:style-name="T82">sous-corpus 16, segment 9, page 87, ligne 20</text:span>] </text:p>
      <text:p text:style-name="P637"/>
      <text:p text:style-name="P36"><text:soft-page-break/><text:span text:style-name="T1700">Classe</text:span> <text:sequence text:ref-name="refMRAI52" text:name="MRAI" text:formula="ooow:MRAI+1" style:num-format="1">53</text:sequence>: A<text:span text:style-name="T1700">rrête1</text:span></text:p>
      <table:table table:name="Table68" table:style-name="Table68">
        <table:table-column table:style-name="Table68.A"/>
        <table:table-column table:style-name="Table68.B"/>
        <table:table-column table:style-name="Table68.C"/>
        <table:table-column table:style-name="Table68.D"/>
        <table:table-row>
          <table:table-cell table:style-name="Table68.A1" office:value-type="string">
            <text:p text:style-name="P241">Formes</text:p>
          </table:table-cell>
          <table:table-cell table:style-name="Table68.A1" office:value-type="string">
            <text:p text:style-name="P253">Fréquences</text:p>
          </table:table-cell>
          <table:table-cell table:style-name="Table68.A1" office:value-type="string">
            <text:p text:style-name="P253">Actes illocutoires</text:p>
          </table:table-cell>
          <table:table-cell table:style-name="Table68.D1" office:value-type="string">
            <text:p text:style-name="P241">Prosodie</text:p>
          </table:table-cell>
        </table:table-row>
        <table:table-row>
          <table:table-cell table:style-name="Table68.A2" office:value-type="string">
            <text:p text:style-name="P935">arrête</text:p>
          </table:table-cell>
          <table:table-cell table:style-name="Table68.A2" office:value-type="string">
            <text:p text:style-name="P356">27<text:span text:style-name="T1700">**</text:span></text:p>
          </table:table-cell>
          <table:table-cell table:style-name="Table68.A2" office:value-type="string">
            <text:p text:style-name="P887">arrêt</text:p>
          </table:table-cell>
          <table:table-cell table:style-name="Table68.D2" office:value-type="string">
            <text:p text:style-name="P888"/>
          </table:table-cell>
        </table:table-row>
      </table:table>
      <text:p text:style-name="P637"/>
      <text:h text:style-name="P1628" text:outline-level="5"><text:bookmark-start text:name="__RefHeading__13058_1423006888"/><text:span text:style-name="T1697">A</text:span>rrête<text:span text:style-name="T1698">2</text:span><text:bookmark-end text:name="__RefHeading__13058_1423006888"/></text:h>
      <text:p text:style-name="P637"><text:span text:style-name="T194">Arrête</text:span><text:span text:style-name="T1701">2 est beaucoup plus fréquent que </text:span><text:span text:style-name="T194">Arrête</text:span><text:span text:style-name="T1701">1 dans les corpus. Le MRAI </text:span><text:span text:style-name="T194">Arrête</text:span><text:span text:style-name="T195">2</text:span><text:span text:style-name="T1701"> simule un acte directif de manière à réaliser un acte expressif. Un énonciateur qui utilise </text:span><text:span text:style-name="T194">Arrête</text:span><text:span text:style-name="T195">2</text:span><text:span text:style-name="T1701">, fais comme s'il demandait à son coénonciateur d'arrêter de dire ce qu'il dit. Il exprime ainsi son étonnement. </text:span>En (<text:span text:style-name="T1687">95</text:span>), l'énonciateur S exprime <text:span text:style-name="T1702">le sentiment d'être devant quelque chose d'inattendu </text:span>à l'aide de <text:span text:style-name="T82">arrête</text:span> :</text:p>
      <text:p text:style-name="P637"/>
      <text:p text:style-name="P1439">(<text:sequence text:ref-name="refDrawing154" text:name="Drawing" text:formula="ooow:Drawing+1" style:num-format="1">155</text:sequence>)<text:tab/>J : [1pis il va y avoir U2 qui va être là/</text:p>
      <text:p text:style-name="P1439"><text:tab/>S : [2<text:span text:style-name="T21">arrête</text:span>/</text:p>
      <text:p text:style-name="P1439"><text:tab/>[sous-corpus 15, segment 8, page 133, ligne 10-11]</text:p>
      <text:p text:style-name="P637"/>
      <text:p text:style-name="P637"><text:span text:style-name="T1703">Le marqueur peut être accompagné d'une phrase explicative, à la manière d'un MI. </text:span>En (<text:span text:style-name="T1687">96</text:span>), la phrase « je fais trente et un mille brut » <text:span text:style-name="T1704">met en contexte </text:span><text:span text:style-name="T196">arrête</text:span><text:span text:style-name="T1704"> (et </text:span><text:span text:style-name="T196">voyons</text:span><text:span text:style-name="T1704">).</text:span></text:p>
      <text:p text:style-name="P637"/>
      <text:p text:style-name="P1439">(<text:sequence text:ref-name="refDrawing155" text:name="Drawing" text:formula="ooow:Drawing+1" style:num-format="1">156</text:sequence>)<text:tab/>VE : [2parce qu’on doit avoir un salaire quand même équivalent là toi [3pis moi/</text:p>
      <text:p text:style-name="P1439"><text:tab/>[...]</text:p>
      <text:p text:style-name="P1439"><text:tab/>VI : je le sais pas (.) vingt-six mille</text:p>
      <text:p text:style-name="P1439"><text:tab/>[...]</text:p>
      <text:p text:style-name="P1439"><text:tab/>VE : BRUT//</text:p>
      <text:p text:style-name="P1439"><text:tab/>VI : ouais\</text:p>
      <text:p text:style-name="P1439"><text:tab/>[...]</text:p>
      <text:p text:style-name="P1439"><text:tab/>VE : ben voyons donc <text:span text:style-name="T21">arrête</text:span> là (.) je fais trente et un mille brut</text:p>
      <text:p text:style-name="P1439"><text:tab/>[sous-corpus 19, segment 1, page 9, ligne 15] </text:p>
      <text:p text:style-name="P637"/>
      <text:p text:style-name="P637"><text:span text:style-name="T1705">Comme pour les marqueurs </text:span><text:span text:style-name="T197">Écoute1</text:span><text:span text:style-name="T1705">, </text:span><text:span text:style-name="T197">Écoute2</text:span><text:span text:style-name="T1705"> et </text:span><text:span text:style-name="T197">Regarde</text:span><text:span text:style-name="T1705">, nous considérons que </text:span><text:span text:style-name="T197">A</text:span><text:span text:style-name="T198">rrête</text:span><text:span text:style-name="T199">2</text:span><text:span text:style-name="T522"> est </text:span><text:span text:style-name="T523">très peu</text:span><text:span text:style-name="T522"> directif. </text:span><text:span text:style-name="T475">La</text:span> composante <text:span text:style-name="T1706">directive </text:span>de la définition <text:span text:style-name="T1706">pourrait être paraphrasée par quelque chose comme </text:span>« <text:span text:style-name="T1707">je fais comme si je te demandais d'arrêter de dire X</text:span> » </text:p>
      <text:p text:style-name="P637"/>
      <text:p text:style-name="P637"><text:soft-page-break/>La forme <text:span text:style-name="T82">arrêtez</text:span> n'est pas présente dans le CFPQ, mais on pourrait s'attendre à la retrouver dans un plus grand corpus, comme les formes <text:span text:style-name="T82">écoutez</text:span> et <text:span text:style-name="T82">regardez</text:span> <text:span text:style-name="T1702">mentionnées</text:span> plus haut.</text:p>
      <text:p text:style-name="P637"/>
      <text:p text:style-name="P36"><text:span text:style-name="T1702">Classe</text:span> <text:sequence text:ref-name="refMRAI53" text:name="MRAI" text:formula="ooow:MRAI+1" style:num-format="1">54</text:sequence>: A<text:span text:style-name="T1702">rrête2</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241">Formes</text:p>
          </table:table-cell>
          <table:table-cell table:style-name="Table69.A1" office:value-type="string">
            <text:p text:style-name="P253">Fréquences</text:p>
          </table:table-cell>
          <table:table-cell table:style-name="Table69.A1" office:value-type="string">
            <text:p text:style-name="P253">Actes illocutoires</text:p>
          </table:table-cell>
          <table:table-cell table:style-name="Table69.D1" office:value-type="string">
            <text:p text:style-name="P241">Prosodie</text:p>
          </table:table-cell>
        </table:table-row>
        <table:table-row>
          <table:table-cell table:style-name="Table69.A2" office:value-type="string">
            <text:p text:style-name="P935">arrête</text:p>
          </table:table-cell>
          <table:table-cell table:style-name="Table69.A2" office:value-type="string">
            <text:p text:style-name="P356">27<text:span text:style-name="T1702">**</text:span></text:p>
          </table:table-cell>
          <table:table-cell table:style-name="Table69.A2" office:value-type="string">
            <text:p text:style-name="P889">arrêt, inattendu</text:p>
          </table:table-cell>
          <table:table-cell table:style-name="Table69.D2" office:value-type="string">
            <text:p text:style-name="P888"/>
          </table:table-cell>
        </table:table-row>
      </table:table>
      <text:p text:style-name="P637"/>
      <text:h text:style-name="P1643" text:outline-level="4"><text:bookmark-start text:name="__RefHeading__15234_532340341"/>WÔ<text:bookmark-end text:name="__RefHeading__15234_532340341"/></text:h>
      <text:p text:style-name="P762"><text:span text:style-name="T82">W</text:span><text:span text:style-name="T200">ô</text:span> est <text:span text:style-name="T1708">associé à un acte directif, où un énonciateur demande à un coénonciateur d'arrêter de faire quelque chose, </text:span>e<text:span text:style-name="T1709">n</text:span> réaction <text:span text:style-name="T1710">à</text:span> quelque chose <text:span text:style-name="T1708">d'exagéré.</text:span> <text:span text:style-name="T1711">C</text:span>ette composante directive est toutefois souvent feinte <text:span text:style-name="T1712">ou adressée à un coénonciateur fictif. </text:span></text:p>
      <text:p text:style-name="P762"/>
      <text:p text:style-name="P763">En (<text:span text:style-name="T1687">97</text:span>), <text:span text:style-name="T1713">l'énonciatrice É utilise </text:span><text:span text:style-name="T201">wô</text:span><text:span text:style-name="T1713"> en réaction au contenu hors du commun du discours de sa coénonciatrice. L'acte directif ne semble pas dirigé vers sa coénonciatrice I, mais plutôt vers le curriculum fictif trop compliqué du cours de scrapbooking dont il est question.</text:span></text:p>
      <text:p text:style-name="P763"/>
      <text:p text:style-name="P1438"><text:span text:style-name="T1714">(</text:span><text:span text:style-name="T1714"><text:sequence text:ref-name="refDrawing156" text:name="Drawing" text:formula="ooow:Drawing+1" style:num-format="1">157</text:sequence></text:span><text:span text:style-name="T1714">)</text:span><text:tab/>É : [1il faut faire du bricolage t’sais (RIRE)</text:p>
      <text:p text:style-name="P1438"><text:tab/>I : non parce que: euh: (.) parce que j’ai envie de m’amuser [1pis parce que: euh: je suis quelqu’un qui se déc- ben PAS qui se décourage facilement mais que (.) quand ça devient trop de taponna:ge j’haïs ça (.) t’sais là on fait [2on fait du t’sais on on découpe on met nos petits collants on n- m- [3 mais t’sais là éCOUte là c’était des affaires de GRAvures pis de: [4t’sais là c’étai:t là (<text:span text:style-name="T82">elle écarte les mains comme pour montrer que c’était exagéré et démesuré</text:span>) [5ben moi là/ commencer à: t’sais [6à:R : [1hum</text:p>
      <text:p text:style-name="P612"><text:tab/>É : [2ouin/</text:p>
      <text:p text:style-name="P612"><text:tab/>É : [3on écrit no:s</text:p>
      <text:p text:style-name="P612"><text:tab/>R : [4ouais (<text:span text:style-name="T82">elle hoche la tête affirmativement</text:span>)</text:p>
      <text:p text:style-name="P612"><text:tab/>É : [5&lt;p&lt;<text:span text:style-name="T21">wô wô wô</text:span> (inaud.)&gt;&gt; (RIRE) </text:p>
      <text:p text:style-name="P613"><text:tab/>[<text:span text:style-name="T82">sous-corpus 16, segment 9, page 78, ligne 15</text:span>]</text:p>
      <text:p text:style-name="P637"/>
      <text:p text:style-name="P764">En (<text:span text:style-name="T1687">98</text:span>), l'énonciat<text:span text:style-name="T1715">rice se dit w</text:span><text:span text:style-name="T202">ô</text:span><text:span text:style-name="T1715"> à elle même :</text:span></text:p>
      <text:p text:style-name="P764"/>
      <text:p text:style-name="P1439"><text:soft-page-break/><text:span text:style-name="T1716">(</text:span><text:span text:style-name="T1716"><text:sequence text:ref-name="refDrawing157" text:name="Drawing" text:formula="ooow:Drawing+1" style:num-format="1">158</text:sequence></text:span><text:span text:style-name="T1716">)<text:tab/></text:span>J : ben une chance 1maudit je serais devenue folle trois fois/ là écoute ben/ <text:span text:style-name="T21">wô</text:span> 2là↑ </text:p>
      <text:p text:style-name="P1439"><text:tab/>[sous-corpus 15, segment 8, page 144, ligne 1]</text:p>
      <text:p text:style-name="P637"/>
      <text:p text:style-name="P1176"><text:span text:style-name="T82">W</text:span><text:span text:style-name="T203">ô</text:span> est souvent <text:span text:style-name="T1717">répété dans un même énoncé, comme en </text:span>(<text:span text:style-name="T1687">99</text:span>). </text:p>
      <text:p text:style-name="P637"/>
      <text:p text:style-name="P1439"><text:span text:style-name="T1718">(</text:span><text:span text:style-name="T1718"><text:sequence text:ref-name="refDrawing158" text:name="Drawing" text:formula="ooow:Drawing+1" style:num-format="1">159</text:sequence></text:span><text:span text:style-name="T1718">)<text:tab/></text:span>M : non non regarde là <text:span text:style-name="T21">wô wô</text:span> on:: on va rester ça là</text:p>
      <text:p text:style-name="P1439"><text:tab/>[sous-corpus 6, segment 4, page 56, ligne 14]</text:p>
      <text:p text:style-name="P637"/>
      <text:p text:style-name="P637"><text:span text:style-name="T82">W</text:span><text:span text:style-name="T203">ô</text:span> est toujours écrit <text:span text:style-name="T82">wô</text:span> dans le CFPQ, mais on pourrait imaginer une graphie différente, le mot n'appartenant pas à un registre qui est sujet à une grande standardisation. On trouve facilement les graphie <text:span text:style-name="T82">wo</text:span>, <text:span text:style-name="T82">woo</text:span><text:span text:style-name="T475"> et </text:span><text:span text:style-name="T82">woh</text:span><text:span text:style-name="T475"> par exemple sur le web.</text:span> </text:p>
      <text:p text:style-name="P637"/>
      <text:p text:style-name="P36"><text:span text:style-name="T1719">Classe</text:span> <text:sequence text:ref-name="refMRAI54" text:name="MRAI" text:formula="ooow:MRAI+1" style:num-format="1">55</text:sequence>: W<text:span text:style-name="T1719">ô</text:span></text:p>
      <table:table table:name="Table70" table:style-name="Table70">
        <table:table-column table:style-name="Table70.A"/>
        <table:table-column table:style-name="Table70.B"/>
        <table:table-column table:style-name="Table70.C"/>
        <table:table-column table:style-name="Table70.D"/>
        <table:table-row>
          <table:table-cell table:style-name="Table70.A1" office:value-type="string">
            <text:p text:style-name="P242">Formes</text:p>
          </table:table-cell>
          <table:table-cell table:style-name="Table70.A1" office:value-type="string">
            <text:p text:style-name="P253">Fréquences</text:p>
          </table:table-cell>
          <table:table-cell table:style-name="Table70.A1" office:value-type="string">
            <text:p text:style-name="P253">Actes illocutoires</text:p>
          </table:table-cell>
          <table:table-cell table:style-name="Table70.D1" office:value-type="string">
            <text:p text:style-name="P242">Prosodie</text:p>
          </table:table-cell>
        </table:table-row>
        <table:table-row>
          <table:table-cell table:style-name="Table70.A2" office:value-type="string">
            <text:p text:style-name="P935">wô</text:p>
          </table:table-cell>
          <table:table-cell table:style-name="Table70.A2" office:value-type="string">
            <text:p text:style-name="P356">19</text:p>
          </table:table-cell>
          <table:table-cell table:style-name="Table70.A2" office:value-type="string">
            <text:p text:style-name="P890">hors d<text:span text:style-name="T1720">u</text:span> commun, arrêt</text:p>
          </table:table-cell>
          <table:table-cell table:style-name="Table70.D2" office:value-type="string">
            <text:p text:style-name="P890"/>
          </table:table-cell>
        </table:table-row>
      </table:table>
      <text:p text:style-name="P637"/>
      <text:h text:style-name="P1643" text:outline-level="4"><text:bookmark-start text:name="__RefHeading__34844_1347690371"/>CHUT<text:bookmark-end text:name="__RefHeading__34844_1347690371"/></text:h>
      <text:p text:style-name="P1176"><text:span text:style-name="T1721">Un énonciateur qui utilise </text:span><text:span text:style-name="T204">c</text:span><text:span text:style-name="T82">hut</text:span> <text:span text:style-name="T1721">réalise un acte directif par lequel il demande à quelqu'un d'arrêter de parler d'un sujet ou d'arrêter de faire du bruit. Il s'agit d'un cas particulier des actes directifs qui sont regroupés par le mot-clé </text:span><text:span text:style-name="T31">arrêt</text:span><text:span text:style-name="T1721">. </text:span></text:p>
      <text:p text:style-name="P765"/>
      <text:p text:style-name="P1176"><text:span text:style-name="T1721">En (100), l'énonciatrice produit </text:span><text:span text:style-name="T204">chut</text:span><text:span text:style-name="T1721"> afin de demander à M de ne pas aborder la question de la présence d'un chat dans la résidence :</text:span></text:p>
      <text:p text:style-name="P767"/>
      <text:p text:style-name="P1013"><text:span text:style-name="T1722">(</text:span><text:span text:style-name="T1722"><text:sequence text:ref-name="refDrawing159" text:name="Drawing" text:formula="ooow:Drawing+1" style:num-format="1">160</text:sequence></text:span><text:span text:style-name="T1722">)</text:span><text:tab/>P: [1non il faut pas le dire Héloïse [2serait pas contente</text:p>
      <text:p text:style-name="P1439"><text:tab/>MÈ: [2non j’ai pas le droit</text:p>
      <text:p text:style-name="P1439"><text:tab/>M: [2pas le droit de chat il y a il y a-tu un chat↑</text:p>
      <text:p text:style-name="P1439"><text:tab/>P: [1non</text:p>
      <text:p text:style-name="P1439"><text:tab/>MÈ: [1<text:span text:style-name="T21">chu:t</text:span> (<text:span text:style-name="T82">en plaçant son doigt devant sa bouche</text:span>)</text:p>
      <text:p text:style-name="P1439"><text:tab/>[sous-corpus 25, segment 3, page 33, ligne 15]</text:p>
      <text:p text:style-name="P768"/>
      <text:p text:style-name="P36"><text:soft-page-break/><text:span text:style-name="T1719">Classe</text:span> <text:sequence text:ref-name="refMRAI55" text:name="MRAI" text:formula="ooow:MRAI+1" style:num-format="1">56</text:sequence>: <text:span text:style-name="T1723">Chut</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242">Formes</text:p>
          </table:table-cell>
          <table:table-cell table:style-name="Table71.A1" office:value-type="string">
            <text:p text:style-name="P253">Fréquences</text:p>
          </table:table-cell>
          <table:table-cell table:style-name="Table71.A1" office:value-type="string">
            <text:p text:style-name="P253">Actes illocutoires</text:p>
          </table:table-cell>
          <table:table-cell table:style-name="Table71.D1" office:value-type="string">
            <text:p text:style-name="P242">Prosodie</text:p>
          </table:table-cell>
        </table:table-row>
        <table:table-row>
          <table:table-cell table:style-name="Table71.A2" office:value-type="string">
            <text:p text:style-name="P952">chut</text:p>
          </table:table-cell>
          <table:table-cell table:style-name="Table71.A2" office:value-type="string">
            <text:p text:style-name="P356">9</text:p>
          </table:table-cell>
          <table:table-cell table:style-name="Table71.A2" office:value-type="string">
            <text:p text:style-name="P890">arrêt</text:p>
          </table:table-cell>
          <table:table-cell table:style-name="Table71.D2" office:value-type="string">
            <text:p text:style-name="P890"/>
          </table:table-cell>
        </table:table-row>
      </table:table>
      <text:p text:style-name="P767"/>
      <text:h text:style-name="P1552" text:outline-level="3"><text:bookmark-start text:name="__RefHeading__15573_2022619027"/><text:span text:style-name="T2010">C.3.3. </text:span>Interrogation<text:bookmark-end text:name="__RefHeading__15573_2022619027"/></text:h>
      <text:p text:style-name="P65"><text:span text:style-name="T475">Le mot-clé </text:span><text:span text:style-name="T599">interrogation</text:span><text:span text:style-name="T475"> identifie les actes qui invitent quelqu'un à donner plus d'information au sujet de quelque chose. </text:span><text:span text:style-name="T524">Il est difficile de paraphraser l'ensemble des actes interrogatifs à l'aide d'une </text:span><text:span text:style-name="T525">seule</text:span><text:span text:style-name="T524"> proposition. L</text:span><text:span text:style-name="T526">a paraphrase t</text:span><text:span text:style-name="T527">rès générale </text:span><text:span text:style-name="T528">« est-ce que X? » </text:span><text:span text:style-name="T526">semble appropriée dans la plupart des contextes.</text:span></text:p>
      <text:p text:style-name="P79"/>
      <text:h text:style-name="P1643" text:outline-level="4"><text:bookmark-start text:name="__RefHeading__13451_1598437930"/>POUR VRAI<text:bookmark-end text:name="__RefHeading__13451_1598437930"/></text:h>
      <text:p text:style-name="P637">Il est existe une multitude d'emplois du phrasème <text:span text:style-name="T611">┌</text:span><text:span text:style-name="T205">pour vrai</text:span><text:span text:style-name="T613">┐</text:span>. Nous les avons décrits dans le cadre de notre mémoire de maîtrise <text:span text:style-name="T1724">(</text:span>L<text:span text:style-name="T1725">apointe</text:span> 2005<text:span text:style-name="T1724">)</text:span>. Le phrasème peut être utilisé à l'intérieur d'une phrase comme adverbe, <text:span text:style-name="T1726">marqueur d'interprétation</text:span> ou connecteur textuel. <text:span text:style-name="T1727">Dans notre mémoire, nous n'avions décrit qu'un seul emploi de </text:span><text:span text:style-name="T611">┌</text:span><text:span text:style-name="T205">pour vrai</text:span><text:span text:style-name="T613">┐</text:span><text:span text:style-name="T1725"> en tant que MRAI. Nous soupçonnions à l'époque la possibilité d'un autre emploi du vocable qui correspondrait à celui de </text:span><text:span text:style-name="T206">vraiment</text:span><text:span text:style-name="T1727">6 tel que décrit dans le mémoire. Depuis, nous avons observé ce nouvel emploi dans le CFPQ et avons choisi de le décrire ici. Il est présenté plus bas en tant que </text:span><text:span text:style-name="T611">┌</text:span><text:span text:style-name="T206">Pour vrai</text:span><text:span text:style-name="T1727">2</text:span><text:span text:style-name="T612">┐</text:span><text:span text:style-name="T1727">. </text:span></text:p>
      <text:p text:style-name="P637"/>
      <text:h text:style-name="P1628" text:outline-level="5"><text:bookmark-start text:name="__RefHeading__13060_1423006888"/>Pour vrai1<text:bookmark-end text:name="__RefHeading__13060_1423006888"/></text:h>
      <text:p text:style-name="P637">L<text:span text:style-name="T1727">'</text:span>emploi <text:span text:style-name="T1727">le plus fréquent</text:span> du phrasème <text:span text:style-name="T611">┌</text:span><text:span text:style-name="T205">pour vrai</text:span><text:span text:style-name="T613">┐</text:span><text:span text:style-name="T1725"> </text:span>se classe parmi les MRAI <text:span text:style-name="T1728">qui </text:span>exprime<text:span text:style-name="T1729">nt l'étonnement.</text:span> L<text:span text:style-name="T1727">e marqueur est accompagné d'une intonation montante, caractéristique de l'acte directif interrogatif. </text:span></text:p>
      <text:p text:style-name="P637"/>
      <text:p text:style-name="P637">En (<text:span text:style-name="T1687">101</text:span>), l'énonciateur F exprime <text:span text:style-name="T1730">son étonnement et fait une demande interrogative au sujet de la vérité de l'affirmation </text:span>de J :</text:p>
      <text:p text:style-name="P637"/>
      <text:p text:style-name="P1439"><text:soft-page-break/>(<text:sequence text:ref-name="refDrawing160" text:name="Drawing" text:formula="ooow:Drawing+1" style:num-format="1">161</text:sequence>)<text:tab/>J :[2mon chum il veut pas (inaud.) d’hémérocalles chez nous il aime pas ça</text:p>
      <text:p text:style-name="P1439"><text:tab/>LO : [3ah d’accord</text:p>
      <text:p text:style-name="P1439"><text:tab/>F : [3hein/ [4HEIN:/ <text:span text:style-name="T21">pour VRAI</text:span>/</text:p>
      <text:p text:style-name="P1439"><text:tab/>[sous-corpus 18, segment 2, page 22, lignes 14-16]</text:p>
      <text:p text:style-name="P769"/>
      <text:p text:style-name="P36"><text:span text:style-name="T1731">Classe</text:span> <text:sequence text:ref-name="refMRAI56" text:name="MRAI" text:formula="ooow:MRAI+1" style:num-format="1">57</text:sequence>: P<text:span text:style-name="T1731">our vrai1</text:span></text:p>
      <table:table table:name="Table72" table:style-name="Table72">
        <table:table-column table:style-name="Table72.A"/>
        <table:table-column table:style-name="Table72.B"/>
        <table:table-column table:style-name="Table72.C"/>
        <table:table-column table:style-name="Table72.D"/>
        <table:table-row>
          <table:table-cell table:style-name="Table72.A1" office:value-type="string">
            <text:p text:style-name="P243">Formes</text:p>
          </table:table-cell>
          <table:table-cell table:style-name="Table72.A1" office:value-type="string">
            <text:p text:style-name="P253">Fréquences</text:p>
          </table:table-cell>
          <table:table-cell table:style-name="Table72.A1" office:value-type="string">
            <text:p text:style-name="P253">Actes illocutoires</text:p>
          </table:table-cell>
          <table:table-cell table:style-name="Table72.D1" office:value-type="string">
            <text:p text:style-name="P244">Prosodie</text:p>
          </table:table-cell>
        </table:table-row>
        <table:table-row>
          <table:table-cell table:style-name="Table72.A2" office:value-type="string">
            <text:p text:style-name="P935">pour vrai</text:p>
          </table:table-cell>
          <table:table-cell table:style-name="Table72.A2" office:value-type="string">
            <text:p text:style-name="P356">19<text:span text:style-name="T1731">*</text:span></text:p>
          </table:table-cell>
          <table:table-cell table:style-name="Table72.A2" table:number-rows-spanned="3" office:value-type="string">
            <text:p text:style-name="P852"><text:span text:style-name="T1732">i</text:span>nattendu, <text:span text:style-name="T1733">interrogation</text:span></text:p>
          </table:table-cell>
          <table:table-cell table:style-name="Table72.D2" table:number-rows-spanned="3" office:value-type="string">
            <text:p text:style-name="P891">/ ou //<text:span text:style-name="T1731">*</text:span></text:p>
          </table:table-cell>
        </table:table-row>
        <table:table-row>
          <table:table-cell table:style-name="Table72.A2" office:value-type="string">
            <text:p text:style-name="P935">pour le vrai</text:p>
          </table:table-cell>
          <table:table-cell table:style-name="Table72.A2" office:value-type="string">
            <text:p text:style-name="P356">1<text:span text:style-name="T1731">*</text:span></text:p>
          </table:table-cell>
          <table:covered-table-cell/>
          <table:covered-table-cell/>
        </table:table-row>
        <table:table-row>
          <table:table-cell table:style-name="Table72.A2" office:value-type="string">
            <text:p text:style-name="P935">pour de vrai</text:p>
          </table:table-cell>
          <table:table-cell table:style-name="Table72.A2" office:value-type="string">
            <text:p text:style-name="P351">2<text:span text:style-name="T1731">*</text:span></text:p>
          </table:table-cell>
          <table:covered-table-cell/>
          <table:covered-table-cell/>
        </table:table-row>
      </table:table>
      <text:p text:style-name="P769"/>
      <text:h text:style-name="P1628" text:outline-level="5"><text:bookmark-start text:name="__RefHeading__13062_1423006888"/>Pour vrai2<text:bookmark-end text:name="__RefHeading__13062_1423006888"/></text:h>
      <text:p text:style-name="P770">L<text:span text:style-name="T1731">e second sens de </text:span><text:span text:style-name="T611">┌</text:span><text:span text:style-name="T205">pour vrai</text:span><text:span text:style-name="T613">┐</text:span> <text:span text:style-name="T1731">sert à exprimer la désapprobation face à quelque chose de hors du commun. Il </text:span>n'est pas <text:span text:style-name="T1734">associé à une intonation montante</text:span> et n'est pas nécessairement produit en réaction à une affirmation d<text:span text:style-name="T1735">u</text:span> coénonciateur. <text:span text:style-name="T1731">Il </text:span>peut être comparé aux emplois similaires de <text:span text:style-name="T207">franchement</text:span><text:span text:style-name="T1731">, </text:span><text:span text:style-name="T207">sérieux</text:span><text:span text:style-name="T1731">, </text:span><text:span text:style-name="T207">voyons</text:span> et d'autres marqueurs. </text:p>
      <text:p text:style-name="P637"/>
      <text:p text:style-name="P66">En (<text:span text:style-name="T1687">102</text:span>), l'énonciateur <text:span text:style-name="T1736">exprime sa désapprobation à l'aide de </text:span><text:span text:style-name="T611">┌</text:span><text:span text:style-name="T208">pour vrai</text:span><text:span text:style-name="T1736">2</text:span><text:span text:style-name="T612">┐</text:span><text:span text:style-name="T1736"> devant l'idée hors du commun de mettre des caméras dans une chambre d'invités :</text:span></text:p>
      <text:p text:style-name="P637"/>
      <text:p text:style-name="P1439">(<text:sequence text:ref-name="refDrawing161" text:name="Drawing" text:formula="ooow:Drawing+1" style:num-format="1">162</text:sequence>)<text:tab/><text:span text:style-name="T1737">SA : [1tu peux avoir des caméras sur Internet tu peux voir chez vous qu’est-ce [2qui se passe </text:span></text:p>
      <text:p text:style-name="P1439"><text:tab/>[...]</text:p>
      <text:p text:style-name="P1439"><text:tab/>SA :[3ouin mais si t’es ben quand tu mets ça dans la chambre à coucher des invités là t’sais</text:p>
      <text:p text:style-name="P1439"><text:tab/>I : ben là:</text:p>
      <text:p text:style-name="P1439"><text:tab/>(RIRE GÉNÉRAL)</text:p>
      <text:p text:style-name="P1439"><text:tab/>I : <text:span text:style-name="T599">pour de vrai</text:span> là</text:p>
      <text:p text:style-name="P1439"><text:tab/>[sous-corpus 7, segment 2, page 21, ligne 6 à page 22, ligne 3]</text:p>
      <text:p text:style-name="P637"/>
      <text:p text:style-name="P771">En (<text:span text:style-name="T1687">102</text:span>), l'énonciatrice n'est pas mise en face d'une information inattendue. Elle est plutôt outrée devant un geste <text:span text:style-name="T1738">déplacé</text:span>. </text:p>
      <text:p text:style-name="P637"/>
      <text:p text:style-name="P36"><text:soft-page-break/><text:span text:style-name="T1731">Classe</text:span> <text:sequence text:ref-name="refMRAI57" text:name="MRAI" text:formula="ooow:MRAI+1" style:num-format="1">58</text:sequence>: P<text:span text:style-name="T1731">our vrai2</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243">Formes</text:p>
          </table:table-cell>
          <table:table-cell table:style-name="Table73.A1" office:value-type="string">
            <text:p text:style-name="P253">Fréquences</text:p>
          </table:table-cell>
          <table:table-cell table:style-name="Table73.A1" office:value-type="string">
            <text:p text:style-name="P253">Actes illocutoires</text:p>
          </table:table-cell>
          <table:table-cell table:style-name="Table73.D1" office:value-type="string">
            <text:p text:style-name="P244">Prosodie</text:p>
          </table:table-cell>
        </table:table-row>
        <table:table-row>
          <table:table-cell table:style-name="Table73.A2" office:value-type="string">
            <text:p text:style-name="P935">pour vrai</text:p>
          </table:table-cell>
          <table:table-cell table:style-name="Table73.A2" office:value-type="string">
            <text:p text:style-name="P356">19<text:span text:style-name="T1731">*</text:span></text:p>
          </table:table-cell>
          <table:table-cell table:style-name="Table73.A2" table:number-rows-spanned="3" office:value-type="string">
            <text:p text:style-name="P892">mal, hors du commun</text:p>
          </table:table-cell>
          <table:table-cell table:style-name="Table73.D2" table:number-rows-spanned="3" office:value-type="string">
            <text:p text:style-name="P891">--</text:p>
          </table:table-cell>
        </table:table-row>
        <table:table-row>
          <table:table-cell table:style-name="Table73.A2" office:value-type="string">
            <text:p text:style-name="P935">pour le vrai</text:p>
          </table:table-cell>
          <table:table-cell table:style-name="Table73.A2" office:value-type="string">
            <text:p text:style-name="P356">1<text:span text:style-name="T1731">*</text:span></text:p>
          </table:table-cell>
          <table:covered-table-cell/>
          <table:covered-table-cell/>
        </table:table-row>
        <table:table-row>
          <table:table-cell table:style-name="Table73.A2" office:value-type="string">
            <text:p text:style-name="P935">pour de vrai</text:p>
          </table:table-cell>
          <table:table-cell table:style-name="Table73.A2" office:value-type="string">
            <text:p text:style-name="P351">2<text:span text:style-name="T1731">*</text:span></text:p>
          </table:table-cell>
          <table:covered-table-cell/>
          <table:covered-table-cell/>
        </table:table-row>
      </table:table>
      <text:p text:style-name="P637"/>
      <text:h text:style-name="P1630" text:outline-level="6"><text:bookmark-start text:name="__RefHeading__13424_2108982154"/>Emploi MI<text:bookmark-end text:name="__RefHeading__13424_2108982154"/></text:h>
      <text:p text:style-name="P637"><text:span text:style-name="T1739">Un autre emploi de </text:span><text:span text:style-name="T611">┌</text:span><text:span text:style-name="T205">pour vrai</text:span><text:span text:style-name="T613">┐</text:span><text:span text:style-name="T1725">, qui est un </text:span>MI,<text:span text:style-name="T1740"> </text:span>n'est <text:span text:style-name="T1741">également </text:span>pas <text:span text:style-name="T1742">associé à une intonation montante</text:span> et n'exprime pas l'étonnement. <text:span text:style-name="T1741">Il</text:span> sert à présenter une affirmation ou une question comme vraie. En (<text:span text:style-name="T1687">103</text:span>), l'énonciateur utilise <text:span text:style-name="T611">┌</text:span><text:span text:style-name="T82">pour vrai</text:span><text:span text:style-name="T613">┐</text:span> afin que sa question soit interprétée sérieusement. </text:p>
      <text:p text:style-name="P637"/>
      <text:p text:style-name="P1439">(<text:sequence text:ref-name="refDrawing162" text:name="Drawing" text:formula="ooow:Drawing+1" style:num-format="1">163</text:sequence>)<text:tab/>V : 1ben tu conn- <text:span text:style-name="T21">pour vrai</text:span> là↓ concrètement est-ce que tu connais beaucoup d'hommes qui d- aimeraient mieux être sur un étage seulement d'hommes↑</text:p>
      <text:p text:style-name="P1439"><text:tab/>[sous-corpus 10, segment 3, page 40, ligne 4] </text:p>
      <text:p text:style-name="P637"/>
      <text:h text:style-name="P1643" text:outline-level="4"><text:bookmark-start text:name="__RefHeading__18376_1776417886"/>SÉRIEUX<text:bookmark-end text:name="__RefHeading__18376_1776417886"/></text:h>
      <text:p text:style-name="P1150">Les emplois du MRAI <text:span text:style-name="T207">sérieux</text:span> sont similaires à ceux de <text:span text:style-name="T1731">'</text:span><text:span text:style-name="T207">pour vrai</text:span><text:span text:style-name="T1731">'</text:span>.</text:p>
      <text:p text:style-name="P1151"/>
      <text:h text:style-name="P1628" text:outline-level="5"><text:bookmark-start text:name="__RefHeading__13064_1423006888"/><text:span text:style-name="T1743">S</text:span>érieux1<text:bookmark-end text:name="__RefHeading__13064_1423006888"/></text:h>
      <text:p text:style-name="P1013"><text:span text:style-name="T1743">Le marqueur </text:span><text:span text:style-name="T209">S</text:span><text:span text:style-name="T389">érieux1</text:span><text:span text:style-name="T1743"> est similaire à </text:span><text:span text:style-name="T611">┌</text:span><text:span text:style-name="T209">P</text:span><text:span text:style-name="T389">our vrai1</text:span><text:span text:style-name="T615">┐</text:span><text:span text:style-name="T1743">. </text:span><text:span text:style-name="T1041">En (</text:span><text:span text:style-name="T1039">104</text:span><text:span text:style-name="T1041">), l'énonciat</text:span><text:span text:style-name="T1042">rice</text:span><text:span text:style-name="T1041"> É </text:span><text:span text:style-name="T1043">réalise un acte interrogatif et </text:span><text:span text:style-name="T1041">exprime son étonnement à l'aide de </text:span><text:span text:style-name="T1161">sérieux</text:span><text:span text:style-name="T847"> </text:span><text:span text:style-name="T848">après avoir été informée d'un fait auquel elle ne s'attendait pas</text:span><text:span text:style-name="T1041"> :</text:span></text:p>
      <text:p text:style-name="P1152"/>
      <text:p text:style-name="P1439">(<text:sequence text:ref-name="refDrawing163" text:name="Drawing" text:formula="ooow:Drawing+1" style:num-format="1">164</text:sequence>)<text:tab/>[en parlant d'un test d'orientation]</text:p>
      <text:p text:style-name="P1439"><text:tab/>C : moi ça m’a donné aide-laitier (RIRE)</text:p>
      <text:p text:style-name="P1439"><text:tab/>ME : <text:span text:style-name="T21">sérieux</text:span>/ (<text:span text:style-name="T82">en pointant Clodine du doigt</text:span>)</text:p>
      <text:p text:style-name="P1439"><text:tab/>MA : pour vrai↑ </text:p>
      <text:p text:style-name="P1439"><text:tab/>[sous-corpus 3, segment 1, page 9, lignes 7-9]</text:p>
      <text:p text:style-name="P1152"/>
      <text:p text:style-name="P1153"><text:soft-page-break/>L'art<text:span text:style-name="T1744">i</text:span>cle de <text:span text:style-name="T1044">Dostie 2010</text:span> offre une <text:span text:style-name="T1745">glose pour</text:span> ce<text:span text:style-name="T1746">tte lexie, qui s'articule autour de l'idée du doute et d'un acte </text:span><text:span text:style-name="T1043">directif </text:span><text:span text:style-name="T1045">de confirmation</text:span><text:span text:style-name="T1746"> </text:span>:</text:p>
      <text:p text:style-name="P1013"/>
      <text:p text:style-name="P601"><text:span text:style-name="T1162">sérieux</text:span><text:span text:style-name="T1191">2</text:span><text:span text:style-name="T1044"> :</text:span></text:p>
      <text:p text:style-name="P601"><text:s/>‘Ayant un léger doute quant à la véracité de ce que tu viens de dire, je te demande de me le confirmer’</text:p>
      <text:p text:style-name="P601">[<text:reference-mark-start text:name="ZOTERO_ITEM CSL_CITATION {&quot;citationID&quot;:&quot;1i6s47674&quot;,&quot;properties&quot;:{&quot;formattedCitation&quot;:&quot;(Dostie, 2010)&quot;,&quot;plainCitation&quot;:&quot;(Dostie, 2010)&quot;},&quot;citationItems&quot;:[{&quot;id&quot;:69,&quot;uris&quot;:[&quot;http://zotero.org/users/1655709/items/BXGWJNRW&quot;],&quot;uri&quot;:[&quot;http://zotero.org/users/1655709/items/BXGWJNRW&quot;],&quot;itemData&quot;:{&quot;id&quot;:69,&quot;type&quot;:&quot;paper-conference&quot;,&quot;title&quot;:&quot;Examen sémantique de deux cas inusités de variation lexicale en français parlé. Le quantifieur/intensifieur rédupliqué [ben ben]NÉG et le marqueur discursif désadjectival sérieux&quot;,&quot;publisher-place&quot;:&quot;Université de Gand, Belgique&quot;,&quot;event&quot;:&quot;Colloque DΙA sur la variation et le changement en langue (langues romanes)&quot;,&quot;event-place&quot;:&quot;Université de Gand, Belgique&quot;,&quot;author&quot;:[{&quot;family&quot;:&quot;Dostie&quot;,&quot;given&quot;:&quot;Gaétane&quot;}],&quot;issued&quot;:{&quot;date-parts&quot;:[[&quot;2010&quot;,9,13]]}}}],&quot;schema&quot;:&quot;https://github.com/citation-style-language/schema/raw/master/csl-citation.json&quot;} RND4gUIOUKtIJ"/><text:span text:style-name="T1747">Dostie, 2010 : 22</text:span><text:reference-mark-end text:name="ZOTERO_ITEM CSL_CITATION {&quot;citationID&quot;:&quot;1i6s47674&quot;,&quot;properties&quot;:{&quot;formattedCitation&quot;:&quot;(Dostie, 2010)&quot;,&quot;plainCitation&quot;:&quot;(Dostie, 2010)&quot;},&quot;citationItems&quot;:[{&quot;id&quot;:69,&quot;uris&quot;:[&quot;http://zotero.org/users/1655709/items/BXGWJNRW&quot;],&quot;uri&quot;:[&quot;http://zotero.org/users/1655709/items/BXGWJNRW&quot;],&quot;itemData&quot;:{&quot;id&quot;:69,&quot;type&quot;:&quot;paper-conference&quot;,&quot;title&quot;:&quot;Examen sémantique de deux cas inusités de variation lexicale en français parlé. Le quantifieur/intensifieur rédupliqué [ben ben]NÉG et le marqueur discursif désadjectival sérieux&quot;,&quot;publisher-place&quot;:&quot;Université de Gand, Belgique&quot;,&quot;event&quot;:&quot;Colloque DΙA sur la variation et le changement en langue (langues romanes)&quot;,&quot;event-place&quot;:&quot;Université de Gand, Belgique&quot;,&quot;author&quot;:[{&quot;family&quot;:&quot;Dostie&quot;,&quot;given&quot;:&quot;Gaétane&quot;}],&quot;issued&quot;:{&quot;date-parts&quot;:[[&quot;2010&quot;,9,13]]}}}],&quot;schema&quot;:&quot;https://github.com/citation-style-language/schema/raw/master/csl-citation.json&quot;} RND4gUIOUKtIJ"/><text:span text:style-name="T1747"> </text:span>]</text:p>
      <text:p text:style-name="P772"/>
      <text:p text:style-name="P1154"><text:span text:style-name="T932">Cette définition peut être représentée, </text:span><text:span text:style-name="T1046">avec moins de précision,</text:span><text:span text:style-name="T932"> par le mot-clé </text:span><text:span text:style-name="T1190">inattendu</text:span><text:span text:style-name="T932"> qui correspond à la paraphrase « je ne savais pas que X allait être comme ça » et le mot-clé </text:span><text:span text:style-name="T1190">interrogatif</text:span><text:span text:style-name="T932"> qui correspond à la paraphrase « est-ce que X? ». </text:span></text:p>
      <text:p text:style-name="P67"/>
      <text:p text:style-name="P36"><text:span text:style-name="T1748">Classe</text:span> <text:sequence text:ref-name="refMRAI58" text:name="MRAI" text:formula="ooow:MRAI+1" style:num-format="1">59</text:sequence>: S<text:span text:style-name="T1748">érieux1</text:span></text:p>
      <table:table table:name="Table74" table:style-name="Table74">
        <table:table-column table:style-name="Table74.A"/>
        <table:table-column table:style-name="Table74.B"/>
        <table:table-column table:style-name="Table74.C"/>
        <table:table-column table:style-name="Table74.D"/>
        <table:table-row>
          <table:table-cell table:style-name="Table74.A1" office:value-type="string">
            <text:p text:style-name="P245">Formes</text:p>
          </table:table-cell>
          <table:table-cell table:style-name="Table74.A1" office:value-type="string">
            <text:p text:style-name="P253">Fréquences</text:p>
          </table:table-cell>
          <table:table-cell table:style-name="Table74.A1" office:value-type="string">
            <text:p text:style-name="P253">Actes illocutoires</text:p>
          </table:table-cell>
          <table:table-cell table:style-name="Table74.D1" office:value-type="string">
            <text:p text:style-name="P245">Prosodie</text:p>
          </table:table-cell>
        </table:table-row>
        <table:table-row>
          <table:table-cell table:style-name="Table74.A2" office:value-type="string">
            <text:p text:style-name="P935">sérieux</text:p>
          </table:table-cell>
          <table:table-cell table:style-name="Table74.A2" office:value-type="string">
            <text:p text:style-name="P356">7<text:span text:style-name="T1748">*</text:span></text:p>
          </table:table-cell>
          <table:table-cell table:style-name="Table74.A2" office:value-type="string">
            <text:p text:style-name="P893"><text:span text:style-name="T1732">i</text:span>nattendu, <text:span text:style-name="T1733">interrogation</text:span></text:p>
          </table:table-cell>
          <table:table-cell table:style-name="Table74.D2" office:value-type="string">
            <text:p text:style-name="P852"/>
          </table:table-cell>
        </table:table-row>
      </table:table>
      <text:p text:style-name="P773"/>
      <text:p text:style-name="P67"/>
      <text:h text:style-name="P1628" text:outline-level="5"><text:bookmark-start text:name="__RefHeading__13066_1423006888"/>Sérieux2<text:bookmark-end text:name="__RefHeading__13066_1423006888"/></text:h>
      <text:p text:style-name="P637"><text:span text:style-name="T1749">Le sens de </text:span><text:span text:style-name="T210">Sérieux2</text:span><text:span text:style-name="T1749"> est pour sa part comparable à celui de </text:span><text:span text:style-name="T611">┌</text:span><text:span text:style-name="T210">Pour vrai2</text:span><text:span text:style-name="T613">┐</text:span><text:span text:style-name="T1749">. En (105), l'énonciateur ME exprime sa désapprobation face à quelque chose de hors du commun à l'aide de </text:span><text:span text:style-name="T210">sérieux</text:span><text:span text:style-name="T1749">2 :</text:span></text:p>
      <text:p text:style-name="P774"/>
      <text:p text:style-name="P1439">(<text:sequence text:ref-name="refDrawing164" text:name="Drawing" text:formula="ooow:Drawing+1" style:num-format="1">165</text:sequence>)<text:tab/>D: [1ils ils mettent du fromage là</text:p>
      <text:p text:style-name="P1439"><text:tab/>[...]</text:p>
      <text:p text:style-name="P1439"><text:tab/>D : à pourrir dans l’eau là\(RIRE)</text:p>
      <text:p text:style-name="P1439"><text:tab/>ME : ah: <text:span text:style-name="T21">sérieux</text:span> (<text:span text:style-name="T82">dit avec dégoût</text:span>)</text:p>
      <text:p text:style-name="P1439"><text:tab/>[sous-corpus 3, segment 8, page 129, ligne 8]</text:p>
      <text:p text:style-name="P637"/>
      <text:p text:style-name="P775">En (<text:span text:style-name="T1687">106</text:span>), l'énonciatrice utilise <text:span text:style-name="T82">sérieux</text:span> au sujet d'un événement qui n'est pas inattendu, puisqu'elle raconte une histoire qu'elle connaît. Il ne peut donc pas s'agir de <text:span text:style-name="T211">S</text:span><text:span text:style-name="T82">érieux1</text:span> ici. <text:span text:style-name="T1748">De plus, ce </text:span><text:span text:style-name="T212">sérieux</text:span><text:span text:style-name="T1748"> nous semble clairement avoir une composante désapprobative. </text:span></text:p>
      <text:p text:style-name="P637"/>
      <text:p text:style-name="P1439"><text:soft-page-break/><text:span text:style-name="T1750">(</text:span><text:span text:style-name="T1750"><text:sequence text:ref-name="refDrawing165" text:name="Drawing" text:formula="ooow:Drawing+1" style:num-format="1">166</text:sequence></text:span><text:span text:style-name="T1750">)<text:tab/></text:span>S: [1ben non mais euh quand je suis allé aux je me suis fait volé ma brosse à dents aux États ostie </text:p>
      <text:p text:style-name="P1439"><text:tab/>Y: c’est du monde pauvre là-bas là</text:p>
      <text:p text:style-name="P1439"><text:tab/>S: câ- heille vraiment là <text:span text:style-name="T21">sérieux</text:span> là heille (<text:span text:style-name="T82">inaud.</text:span>) je me suis brossé les dents le matin (.) arrive le soir (<text:span text:style-name="T82">en ouvrant ses paumes vers le haut comme pour représenter le vide</text:span>) (.) plus de brosse à dents (<text:span text:style-name="T82">en écartant les mains comme pour exprimer son incompréhension</text:span>)</text:p>
      <text:p text:style-name="P1439"><text:s/><text:tab/>[sous-corpus 21, segment 2, page 27, ligne 4]</text:p>
      <text:p text:style-name="P773"/>
      <text:p text:style-name="P36"><text:span text:style-name="T1748">Classe</text:span> <text:sequence text:ref-name="refMRAI59" text:name="MRAI" text:formula="ooow:MRAI+1" style:num-format="1">60</text:sequence>: S<text:span text:style-name="T1748">érieux2</text:span></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245">Formes</text:p>
          </table:table-cell>
          <table:table-cell table:style-name="Table75.A1" office:value-type="string">
            <text:p text:style-name="P253">Fréquences</text:p>
          </table:table-cell>
          <table:table-cell table:style-name="Table75.A1" office:value-type="string">
            <text:p text:style-name="P253">Actes illocutoires</text:p>
          </table:table-cell>
          <table:table-cell table:style-name="Table75.D1" office:value-type="string">
            <text:p text:style-name="P245">Prosodie</text:p>
          </table:table-cell>
        </table:table-row>
        <table:table-row>
          <table:table-cell table:style-name="Table75.A2" office:value-type="string">
            <text:p text:style-name="P935">sérieux</text:p>
          </table:table-cell>
          <table:table-cell table:style-name="Table75.A2" office:value-type="string">
            <text:p text:style-name="P356">7<text:span text:style-name="T1748">*</text:span></text:p>
          </table:table-cell>
          <table:table-cell table:style-name="Table75.A2" office:value-type="string">
            <text:p text:style-name="P893"><text:span text:style-name="T1751">mal</text:span>, hors du commun</text:p>
          </table:table-cell>
          <table:table-cell table:style-name="Table75.D2" office:value-type="string">
            <text:p text:style-name="P852"/>
          </table:table-cell>
        </table:table-row>
      </table:table>
      <text:p text:style-name="P773"/>
      <text:h text:style-name="P1630" text:outline-level="6"><text:bookmark-start text:name="__RefHeading__18624_432534467"/>Sérieux MI<text:bookmark-end text:name="__RefHeading__18624_432534467"/></text:h>
      <text:p text:style-name="P1176"><text:span text:style-name="T1047">Comme </text:span><text:span text:style-name="T619">┌</text:span><text:span text:style-name="T1163">pour vrai</text:span><text:span text:style-name="T617">┐</text:span><text:span text:style-name="T1047">, </text:span><text:span text:style-name="T1163">sérieux</text:span><text:span text:style-name="T1047"> peut être est un </text:span><text:span text:style-name="T932">MI. Il sert à présenter une affirmation ou une question </text:span><text:span text:style-name="T1048">comme étant </text:span><text:span text:style-name="T932">sérieuse. </text:span><text:span text:style-name="T1049">La lexie est décrite ainsi dans l'article de </text:span><text:reference-mark-start text:name="ZOTERO_ITEM CSL_CITATION {&quot;citationID&quot;:&quot;eb3f7vj5j&quot;,&quot;properties&quot;:{&quot;formattedCitation&quot;:&quot;(Dostie, 2010)&quot;,&quot;plainCitation&quot;:&quot;(Dostie, 2010)&quot;},&quot;citationItems&quot;:[{&quot;id&quot;:69,&quot;uris&quot;:[&quot;http://zotero.org/users/1655709/items/BXGWJNRW&quot;],&quot;uri&quot;:[&quot;http://zotero.org/users/1655709/items/BXGWJNRW&quot;],&quot;itemData&quot;:{&quot;id&quot;:69,&quot;type&quot;:&quot;paper-conference&quot;,&quot;title&quot;:&quot;Examen sémantique de deux cas inusités de variation lexicale en français parlé. Le quantifieur/intensifieur rédupliqué [ben ben]NÉG et le marqueur discursif désadjectival sérieux&quot;,&quot;publisher-place&quot;:&quot;Université de Gand, Belgique&quot;,&quot;event&quot;:&quot;Colloque DΙA sur la variation et le changement en langue (langues romanes)&quot;,&quot;event-place&quot;:&quot;Université de Gand, Belgique&quot;,&quot;author&quot;:[{&quot;family&quot;:&quot;Dostie&quot;,&quot;given&quot;:&quot;Gaétane&quot;}],&quot;issued&quot;:{&quot;date-parts&quot;:[[&quot;2010&quot;,9,13]]}}}],&quot;schema&quot;:&quot;https://github.com/citation-style-language/schema/raw/master/csl-citation.json&quot;} RNDwAi9qlDErY"/><text:span text:style-name="T1049">Dostie 2010</text:span><text:reference-mark-end text:name="ZOTERO_ITEM CSL_CITATION {&quot;citationID&quot;:&quot;eb3f7vj5j&quot;,&quot;properties&quot;:{&quot;formattedCitation&quot;:&quot;(Dostie, 2010)&quot;,&quot;plainCitation&quot;:&quot;(Dostie, 2010)&quot;},&quot;citationItems&quot;:[{&quot;id&quot;:69,&quot;uris&quot;:[&quot;http://zotero.org/users/1655709/items/BXGWJNRW&quot;],&quot;uri&quot;:[&quot;http://zotero.org/users/1655709/items/BXGWJNRW&quot;],&quot;itemData&quot;:{&quot;id&quot;:69,&quot;type&quot;:&quot;paper-conference&quot;,&quot;title&quot;:&quot;Examen sémantique de deux cas inusités de variation lexicale en français parlé. Le quantifieur/intensifieur rédupliqué [ben ben]NÉG et le marqueur discursif désadjectival sérieux&quot;,&quot;publisher-place&quot;:&quot;Université de Gand, Belgique&quot;,&quot;event&quot;:&quot;Colloque DΙA sur la variation et le changement en langue (langues romanes)&quot;,&quot;event-place&quot;:&quot;Université de Gand, Belgique&quot;,&quot;author&quot;:[{&quot;family&quot;:&quot;Dostie&quot;,&quot;given&quot;:&quot;Gaétane&quot;}],&quot;issued&quot;:{&quot;date-parts&quot;:[[&quot;2010&quot;,9,13]]}}}],&quot;schema&quot;:&quot;https://github.com/citation-style-language/schema/raw/master/csl-citation.json&quot;} RNDwAi9qlDErY"/><text:span text:style-name="T1049"> :</text:span></text:p>
      <text:p text:style-name="P776"/>
      <text:p text:style-name="P601">SÉRIEUX permet d’abord au locuteur de qualifier de sérieuse, au sens de ‘vraie’, voire de ‘sincère’, sa propre énonciation. [...] En ce sens, <text:span text:style-name="T82">sérieux</text:span><text:span text:style-name="T21">1</text:span> s’apparente à une précaution oratoire. Sa présence introduit le présupposé suivant : ‘Au cas où tu en douterais, je suis sérieux en produisant P’.</text:p>
      <text:p text:style-name="P601"><text:span text:style-name="T1049">[</text:span><text:span text:style-name="T1164">Dostie 2010 : 20-21</text:span><text:span text:style-name="T1049">]</text:span></text:p>
      <text:p text:style-name="P777"/>
      <text:p text:style-name="P1176"><text:span text:style-name="T1050">En (</text:span><text:span text:style-name="T1039">107</text:span><text:span text:style-name="T1050">), le MI </text:span><text:span text:style-name="T1165">sérieux</text:span><text:span text:style-name="T1050"> indique que l'on doit interpréter la phrase « c'est cool des partys de Noël » de façon littérale; qu'elle n'est pas ironique :</text:span></text:p>
      <text:p text:style-name="P637"/>
      <text:p text:style-name="P1439">(<text:sequence text:ref-name="refDrawing166" text:name="Drawing" text:formula="ooow:Drawing+1" style:num-format="1">167</text:sequence>)<text:tab/><text:span text:style-name="T1752">VE : [1c’est cool des partys de Noël </text:span><text:span text:style-name="T32">sérieux</text:span><text:span text:style-name="T1752"> c’est comme euh (2,8”) je sais pas je trouve que c’était si c’est important de faire des beaux [2partys de Noël</text:span></text:p>
      <text:p text:style-name="P1439"><text:tab/>[<text:span text:style-name="T82">sous-corpus 19, segment 6, page 52, ligne 2</text:span>]</text:p>
      <text:p text:style-name="P637"/>
      <text:h text:style-name="P1643" text:outline-level="4"><text:bookmark-start text:name="__RefHeading__14814_122589957"/><text:soft-page-break/>HEIN<text:bookmark-end text:name="__RefHeading__14814_122589957"/></text:h>
      <text:h text:style-name="P1628" text:outline-level="5"><text:bookmark-start text:name="__RefHeading__15236_532340341"/><text:span text:style-name="T1753">H</text:span>ein1<text:bookmark-end text:name="__RefHeading__15236_532340341"/></text:h>
      <text:p text:style-name="P1013"><text:span text:style-name="T1051">Lorsque utilisé comme mot-phrase, </text:span><text:span text:style-name="T1166">hein</text:span><text:span text:style-name="T1051"> est à similaire</text:span><text:span text:style-name="T1052"> à </text:span><text:span text:style-name="T1166">q</text:span><text:span text:style-name="T1167">uoi</text:span><text:span text:style-name="T1052">. </text:span><text:span text:style-name="T1051">Il sert à indiquer que quelque chose n'a pas été compris par l'intermédiaire d'un acte directif interrogatif. </text:span></text:p>
      <text:p text:style-name="P778"/>
      <text:p text:style-name="P779">En (<text:span text:style-name="T1687">108</text:span>), l'énonciat<text:span text:style-name="T1754">rice C</text:span> utilise <text:span text:style-name="T82">hein</text:span> afin de signaler qu'<text:span text:style-name="T1754">elle</text:span> n'a pas compris <text:span text:style-name="T1754">ce qu'a dit </text:span>s<text:span text:style-name="T1754">a </text:span>coénonciat<text:span text:style-name="T1754">rice et l'interroger à ce sujet.</text:span></text:p>
      <text:p text:style-name="P780"/>
      <text:p text:style-name="P1439"><text:span text:style-name="T1755">(</text:span><text:span text:style-name="T1755"><text:sequence text:ref-name="refDrawing167" text:name="Drawing" text:formula="ooow:Drawing+1" style:num-format="1">168</text:sequence></text:span><text:span text:style-name="T1755">)<text:tab/></text:span>C: [1j’avais trouvé ça ben drôle (.) [2bref</text:p>
      <text:p text:style-name="P1439"><text:tab/>MÈ: [2hum: ouin (1”) &lt;all&lt;un peu l’opposé là/&gt;&gt;</text:p>
      <text:p text:style-name="P1439"><text:tab/>C: <text:span text:style-name="T21">hein</text:span>/</text:p>
      <text:p text:style-name="P1439"><text:tab/>MÈ: un peu l’opposé [1là</text:p>
      <text:p text:style-name="P1439"><text:tab/>[sous-corpus 25, segment 2, page 19, ligne 11]</text:p>
      <text:p text:style-name="P778"/>
      <text:p text:style-name="P36"><text:span text:style-name="T1753">Classe</text:span> <text:sequence text:ref-name="refMRAI60" text:name="MRAI" text:formula="ooow:MRAI+1" style:num-format="1">61</text:sequence>: <text:span text:style-name="T1756">Hein1</text:span></text:p>
      <table:table table:name="Table76" table:style-name="Table76">
        <table:table-column table:style-name="Table76.A"/>
        <table:table-column table:style-name="Table76.B"/>
        <table:table-column table:style-name="Table76.C"/>
        <table:table-column table:style-name="Table76.D"/>
        <table:table-row>
          <table:table-cell table:style-name="Table76.A1" office:value-type="string">
            <text:p text:style-name="P246">Formes</text:p>
          </table:table-cell>
          <table:table-cell table:style-name="Table76.A1" office:value-type="string">
            <text:p text:style-name="P253">Fréquence</text:p>
          </table:table-cell>
          <table:table-cell table:style-name="Table76.A1" office:value-type="string">
            <text:p text:style-name="P253">Actes illocutoires</text:p>
          </table:table-cell>
          <table:table-cell table:style-name="Table76.D1" office:value-type="string">
            <text:p text:style-name="P212">Prosodie</text:p>
          </table:table-cell>
        </table:table-row>
        <table:table-row>
          <table:table-cell table:style-name="Table76.A2" office:value-type="string">
            <text:p text:style-name="P953">hein</text:p>
          </table:table-cell>
          <table:table-cell table:style-name="Table76.A2" office:value-type="string">
            <text:p text:style-name="P352">*</text:p>
          </table:table-cell>
          <table:table-cell table:style-name="Table76.A2" office:value-type="string">
            <text:p text:style-name="P894">interrogation</text:p>
          </table:table-cell>
          <table:table-cell table:style-name="Table76.D2" office:value-type="string">
            <text:p text:style-name="P894">/</text:p>
          </table:table-cell>
        </table:table-row>
      </table:table>
      <text:p text:style-name="P778"/>
      <text:h text:style-name="P1628" text:outline-level="5"><text:bookmark-start text:name="__RefHeading__15240_532340341"/><text:span text:style-name="T1757">H</text:span>ein2<text:bookmark-end text:name="__RefHeading__15240_532340341"/></text:h>
      <text:p text:style-name="P637"><text:span text:style-name="T213">Hein</text:span><text:span text:style-name="T1758"> peut aussi être utilisé de manière non-interrogative, pour exprimer qu'on a le sentiment que quelque chose est inattendu. En (109), par exemple, l'énonciateur O trouve surprenant le peu de travail que fait S dans une journée. Son utilisation du MRAI </text:span><text:span text:style-name="T213">hein</text:span><text:span text:style-name="T1758"> ne semble pas être liée à une interrogation :</text:span></text:p>
      <text:p text:style-name="P611"/>
      <text:p text:style-name="P1439"><text:span text:style-name="T1759">(</text:span><text:span text:style-name="T1759"><text:sequence text:ref-name="refDrawing168" text:name="Drawing" text:formula="ooow:Drawing+1" style:num-format="1">169</text:sequence></text:span><text:span text:style-name="T1759">)<text:tab/></text:span>S: il dit •une journée j’ai fait six pouces de soudure (<text:span text:style-name="T82">dit en riant et en écartant le pouce et l’index comme pour montrer l’espace dont il parle</text:span>) (.) bzzz (<text:span text:style-name="T82">dit comme pour imiter le bruit de la soudeuse</text:span>) pfff (<text:span text:style-name="T82">en ouvrant ses doigts rapidement et en déplaçant sa main horizontalement comme en signe de négation affirmée</text:span>) [1ma journée était faite</text:p>
      <text:p text:style-name="P1439"><text:tab/>O: [1non non <text:span text:style-name="T21">hein:</text:span></text:p>
      <text:p text:style-name="P1439"><text:span text:style-name="T80"><text:tab/>[sous-corpus 21, segment 5, page 81, ligne 4]</text:span> </text:p>
      <text:p text:style-name="P637"/>
      <text:p text:style-name="P778"><text:soft-page-break/>La <text:span text:style-name="T1760">prosodie</text:span> <text:span text:style-name="T1758">de </text:span><text:span text:style-name="T213">Hein2</text:span> est très différente <text:span text:style-name="T1758">de celle de </text:span><text:span text:style-name="T213">Hein1</text:span>, <text:span text:style-name="T1761">la voyelle est </text:span>allongé<text:span text:style-name="T1761">e</text:span> et <text:span text:style-name="T1761">parfois </text:span>descendante. </text:p>
      <text:p text:style-name="P637"/>
      <text:p text:style-name="P36"><text:span text:style-name="T1753">Classe</text:span> <text:sequence text:ref-name="refMRAI61" text:name="MRAI" text:formula="ooow:MRAI+1" style:num-format="1">62</text:sequence>: <text:span text:style-name="T1756">Hein2</text:span></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246">Formes</text:p>
          </table:table-cell>
          <table:table-cell table:style-name="Table77.A1" office:value-type="string">
            <text:p text:style-name="P253">Fréquence</text:p>
          </table:table-cell>
          <table:table-cell table:style-name="Table77.A1" office:value-type="string">
            <text:p text:style-name="P253">Actes illocutoires</text:p>
          </table:table-cell>
          <table:table-cell table:style-name="Table77.D1" office:value-type="string">
            <text:p text:style-name="P212">Prosodie</text:p>
          </table:table-cell>
        </table:table-row>
        <table:table-row>
          <table:table-cell table:style-name="Table77.A2" office:value-type="string">
            <text:p text:style-name="P953">hein</text:p>
          </table:table-cell>
          <table:table-cell table:style-name="Table77.A2" office:value-type="string">
            <text:p text:style-name="P352">*</text:p>
          </table:table-cell>
          <table:table-cell table:style-name="Table77.A2" office:value-type="string">
            <text:p text:style-name="P877">inattendu</text:p>
          </table:table-cell>
          <table:table-cell table:style-name="Table77.D2" office:value-type="string">
            <text:p text:style-name="P894">: \</text:p>
          </table:table-cell>
        </table:table-row>
      </table:table>
      <text:p text:style-name="P637"/>
      <text:h text:style-name="P1630" text:outline-level="6"><text:bookmark-start text:name="__RefHeading__38501_1211294157"/><text:span text:style-name="T1762">H</text:span>ein MI<text:bookmark-end text:name="__RefHeading__38501_1211294157"/></text:h>
      <text:p text:style-name="P1176"><text:span text:style-name="T1762">Il existe au moins une utilisation de </text:span><text:span text:style-name="T214">hein</text:span><text:span text:style-name="T1762"> comme MI. En (110), l'énonciateur indique qu'il recherche une confirmation de ce qu'il dit avec </text:span><text:span text:style-name="T214">hein</text:span><text:span text:style-name="T1762"> :</text:span></text:p>
      <text:p text:style-name="P1176"/>
      <text:p text:style-name="P1439"><text:span text:style-name="T1763">(</text:span><text:span text:style-name="T1763"><text:sequence text:ref-name="refDrawing169" text:name="Drawing" text:formula="ooow:Drawing+1" style:num-format="1">170</text:sequence></text:span><text:span text:style-name="T1763">)</text:span><text:tab/>A : là il a pris &lt;f&lt;conscience&gt;&gt; de la &lt;f&lt;vérité\&gt;&gt; (3”) mais il est tard <text:span text:style-name="T21">hein</text:span></text:p>
      <text:p text:style-name="P1439"><text:tab/>[sous-corpus 20, segment 3, page 23, ligne 1]</text:p>
      <text:p text:style-name="P637"/>
      <text:h text:style-name="P1552" text:outline-level="3"><text:bookmark-start text:name="__RefHeading__16768_1151650308"/><text:span text:style-name="T2010">C</text:span>.3.3. <text:span text:style-name="T1764">Encouragement</text:span><text:bookmark-end text:name="__RefHeading__16768_1151650308"/></text:h>
      <text:p text:style-name="P1155"><text:span text:style-name="T1764">La catégorie des actes directifs d' « </text:span>encouragement » <text:span text:style-name="T1764">rassemblent les marqueurs qui incitent un, ou des, coénonciateur à faire quelque chose qui n'est pas couvert par les trois autres catégories que nous venons de présenter... </text:span></text:p>
      <text:p text:style-name="P1155"/>
      <text:h text:style-name="P1643" text:outline-level="4"><text:bookmark-start text:name="__RefHeading__16770_1151650308"/>ENVOYE<text:bookmark-end text:name="__RefHeading__16770_1151650308"/></text:h>
      <text:p text:style-name="P1156"><text:span text:style-name="T82">E</text:span><text:span text:style-name="T215">nvoye</text:span> est utilisé pour encourager quelqu'un à faire quelque chose ou pour signaler le moment de faire quelque chose. <text:span text:style-name="T1765">En (111), l'énonciatrice VE incite sa coénonciatrice à embarquer dans un projet de musique à l'aide de </text:span><text:span text:style-name="T216">envoye </text:span><text:span text:style-name="T529">:</text:span></text:p>
      <text:p text:style-name="P1176"/>
      <text:p text:style-name="P1439"><text:soft-page-break/><text:span text:style-name="T1766">(</text:span><text:span text:style-name="T1766"><text:sequence text:ref-name="refDrawing170" text:name="Drawing" text:formula="ooow:Drawing+1" style:num-format="1">171</text:sequence></text:span><text:span text:style-name="T1766">)</text:span><text:tab/>VI : [...] mon collègue Félix qui est rentré six mois avant moi il a embarqué dans les Funky Boys pis ils on:t ils ont essayé de m’embarquer là mais j’étais comme pas sûre [3{c’étais full drôle;(inaud.)} (<text:span text:style-name="T82">dit en riant</text:span>)</text:p>
      <text:p text:style-name="P1439"><text:tab/>[...]</text:p>
      <text:p text:style-name="P1439"><text:span text:style-name="T1767"><text:tab/></text:span>VE : [3ah: <text:span text:style-name="T21">envoye</text:span> embarque [4ça va être drôle</text:p>
      <text:p text:style-name="P1439"><text:tab/>[<text:span text:style-name="T82">sous-corpus 19, segment 5, page 47, ligne 15</text:span>]</text:p>
      <text:p text:style-name="P1176"/>
      <text:p text:style-name="P1157">En (<text:span text:style-name="T1687">112</text:span>), l'énonciatrice J s'adresse à <text:span text:style-name="T1768">un coénonciateur inconnu, comme si elle cherchait à encourager la</text:span> tranche de fruit <text:span text:style-name="T1768">à tomber dans son verre </text:span> :</text:p>
      <text:p text:style-name="P1176"/>
      <text:p text:style-name="P1439"><text:span text:style-name="T1769">(</text:span><text:span text:style-name="T1769"><text:sequence text:ref-name="refDrawing171" text:name="Drawing" text:formula="ooow:Drawing+1" style:num-format="1">172</text:sequence></text:span><text:span text:style-name="T1769">)<text:tab/></text:span>J : &lt;p&lt;attends un peu&gt;&gt; (.) non: il y a-tu/ ah ok la petite tranche [1(inaud.) (<text:span text:style-name="T82">en versant de la sangria</text:span>)</text:p>
      <text:p text:style-name="P1439"><text:tab/>L : [1tu veux-tu de la glace↑</text:p>
      <text:p text:style-name="P1439"><text:tab/>J : je vais [1aller en chercher</text:p>
      <text:p text:style-name="P1439"><text:tab/>F : [1ta petite tranche/ t’as-tu peur que ta petite tranche a-:/</text:p>
      <text:p text:style-name="P1439"><text:tab/>J : <text:span text:style-name="T21">envoye</text:span> donc [1elle va-tu y aller↑</text:p>
      <text:p text:style-name="P1439"><text:tab/>F : [1il y a pas rien dessus là↑ (<text:span text:style-name="T82">en prenant un couteau et en aidant Julie à mettre la tranche de fruit dans son verre</text:span>) tu la veux-tu/</text:p>
      <text:p text:style-name="P1439"><text:tab/>[<text:span text:style-name="T82">sous-corpus 18, segment 7, page 79, ligne 18</text:span>]</text:p>
      <text:p text:style-name="P1176"/>
      <text:p text:style-name="P1158">*PHRASÈME</text:p>
      <text:p text:style-name="P1158">envoye/M à/A la/DET maison/S</text:p>
      <text:p text:style-name="P1176"/>
      <text:p text:style-name="P36"><text:span text:style-name="T1770">Classe</text:span> <text:sequence text:ref-name="refMRAI62" text:name="MRAI" text:formula="ooow:MRAI+1" style:num-format="1">63</text:sequence>: <text:span text:style-name="T1771">Envoye</text:span></text:p>
      <table:table table:name="Table78" table:style-name="Table78">
        <table:table-column table:style-name="Table78.A"/>
        <table:table-column table:style-name="Table78.B"/>
        <table:table-column table:style-name="Table78.C"/>
        <table:table-column table:style-name="Table78.D"/>
        <table:table-row>
          <table:table-cell table:style-name="Table78.A1" office:value-type="string">
            <text:p text:style-name="P242">Formes</text:p>
          </table:table-cell>
          <table:table-cell table:style-name="Table78.A1" office:value-type="string">
            <text:p text:style-name="P253">Fréquences</text:p>
          </table:table-cell>
          <table:table-cell table:style-name="Table78.A1" office:value-type="string">
            <text:p text:style-name="P253">Actes illocutoires</text:p>
          </table:table-cell>
          <table:table-cell table:style-name="Table78.D1" office:value-type="string">
            <text:p text:style-name="P242">Prosodie</text:p>
          </table:table-cell>
        </table:table-row>
        <table:table-row>
          <table:table-cell table:style-name="Table78.A2" office:value-type="string">
            <text:p text:style-name="P954">envoye</text:p>
          </table:table-cell>
          <table:table-cell table:style-name="Table78.A2" office:value-type="string">
            <text:p text:style-name="P356">1<text:span text:style-name="T1772">6</text:span></text:p>
          </table:table-cell>
          <table:table-cell table:style-name="Table78.A2" office:value-type="string">
            <text:p text:style-name="P895">encouragement</text:p>
          </table:table-cell>
          <table:table-cell table:style-name="Table78.D2" office:value-type="string">
            <text:p text:style-name="P890"/>
          </table:table-cell>
        </table:table-row>
      </table:table>
      <text:p text:style-name="P637"/>
      <text:h text:style-name="P1643" text:outline-level="4"><text:bookmark-start text:name="__RefHeading__16772_1151650308"/>GO<text:bookmark-end text:name="__RefHeading__16772_1151650308"/></text:h>
      <text:p text:style-name="P1176"><text:span text:style-name="T82">G</text:span><text:span text:style-name="T217">o</text:span><text:span text:style-name="T1770"> peut être utilisé pour encourager quelqu'un à faire quelque chose ou pour signaler le moment précis où il faut faire quelque chose, comme le départ d'une course ou le début d'une discussion, tel qu'en (113) :</text:span></text:p>
      <text:p text:style-name="P1176"><text:soft-page-break/></text:p>
      <text:p text:style-name="P1439"><text:span text:style-name="T1773">(</text:span><text:span text:style-name="T1773"><text:sequence text:ref-name="refDrawing172" text:name="Drawing" text:formula="ooow:Drawing+1" style:num-format="1">173</text:sequence></text:span><text:span text:style-name="T1773">)<text:tab/></text:span>G : &lt;ff&lt;c’est parti&gt;&gt;</text:p>
      <text:p text:style-name="P1439"><text:tab/>S : &lt;f&lt;on commence</text:p>
      <text:p text:style-name="P1439"><text:tab/>L : &lt;f&lt;à l’ordre&gt;&gt;</text:p>
      <text:p text:style-name="P1439"><text:tab/>S : un deux trois <text:span text:style-name="T21">go</text:span>&gt;&gt; (<text:span text:style-name="T82">en regardant Émilie</text:span>)</text:p>
      <text:p text:style-name="P1439"><text:tab/>[sous-corpus 1, segment 1, page 7, ligne 15]</text:p>
      <text:p text:style-name="P1176"/>
      <text:p text:style-name="P1159">Les énonciateurs du CFPQ se disent parfois <text:span text:style-name="T217">go</text:span> à eux-même, comme pour s'encourager. Le <text:span text:style-name="T82">go</text:span> de l'énoncé (<text:span text:style-name="T1687">114</text:span>) aurait pu être transcrit comme étant du discours indirect :</text:p>
      <text:p text:style-name="P1176"/>
      <text:p text:style-name="P1439"><text:span text:style-name="T1773">(</text:span><text:span text:style-name="T1773"><text:sequence text:ref-name="refDrawing173" text:name="Drawing" text:formula="ooow:Drawing+1" style:num-format="1">174</text:sequence></text:span><text:span text:style-name="T1773">)<text:tab/></text:span>H : 1t'sais dernière minute là vraiment dernière minute fait que là: euh ok t'sais je me lance là t'sais euh <text:span text:style-name="T21">go</text:span> t'sais j'étais pas prêt [...]</text:p>
      <text:p text:style-name="P1439"><text:tab/>[sous-corpus 14, segment 6, page 58, ligne 1]</text:p>
      <text:p text:style-name="P1176"/>
      <text:p text:style-name="P36"><text:span text:style-name="T1770">Classe</text:span> <text:sequence text:ref-name="refMRAI63" text:name="MRAI" text:formula="ooow:MRAI+1" style:num-format="1">64</text:sequence>: <text:span text:style-name="T1774">Go</text:span></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242">Formes</text:p>
          </table:table-cell>
          <table:table-cell table:style-name="Table79.A1" office:value-type="string">
            <text:p text:style-name="P253">Fréquences</text:p>
          </table:table-cell>
          <table:table-cell table:style-name="Table79.A1" office:value-type="string">
            <text:p text:style-name="P253">Actes illocutoires</text:p>
          </table:table-cell>
          <table:table-cell table:style-name="Table79.D1" office:value-type="string">
            <text:p text:style-name="P242">Prosodie</text:p>
          </table:table-cell>
        </table:table-row>
        <table:table-row>
          <table:table-cell table:style-name="Table79.A2" office:value-type="string">
            <text:p text:style-name="P955">go</text:p>
          </table:table-cell>
          <table:table-cell table:style-name="Table79.A2" office:value-type="string">
            <text:p text:style-name="P353">9</text:p>
          </table:table-cell>
          <table:table-cell table:style-name="Table79.A2" office:value-type="string">
            <text:p text:style-name="P890">e<text:span text:style-name="T1775">ncouragement</text:span></text:p>
          </table:table-cell>
          <table:table-cell table:style-name="Table79.D2" office:value-type="string">
            <text:p text:style-name="P890"/>
          </table:table-cell>
        </table:table-row>
      </table:table>
      <text:p text:style-name="P637"/>
      <text:p text:style-name="P977"/>
      <text:h text:style-name="P1545" text:outline-level="2"><text:bookmark-start text:name="__RefHeading__18390_311411984"/><text:span text:style-name="T2011">C</text:span>.5. <text:span text:style-name="T1776">Les c</text:span>onnotations<text:bookmark-end text:name="__RefHeading__18390_311411984"/></text:h>
      <text:p text:style-name="P1013"><text:span text:style-name="T1053">Certaines unités sont porteuses de sens connotatifs </text:span><text:span text:style-name="T1054">qu'il convient de prendre en compte</text:span><text:span text:style-name="T1053">, c'est-à-dire qu'elles possèdent des </text:span><text:span text:style-name="T1055">caractéristique</text:span><text:span text:style-name="T1053">s</text:span><text:span text:style-name="T1055"> sémantique</text:span><text:span text:style-name="T1053">s</text:span><text:span text:style-name="T1055"> </text:span><text:span text:style-name="T1054">importantes </text:span><text:span text:style-name="T1055">qui </text:span><text:span text:style-name="T1056">n’appartiennent</text:span><text:span text:style-name="T1055"> pas à </text:span><text:span text:style-name="T1053">leurs</text:span><text:span text:style-name="T1055"> définition</text:span><text:span text:style-name="T1053">s</text:span><text:span text:style-name="T1055"> </text:span><text:reference-mark-start text:name="ZOTERO_ITEM CSL_CITATION {&quot;citationID&quot;:&quot;13gi2jrnp3&quot;,&quot;properties&quot;:{&quot;formattedCitation&quot;:&quot;{\\rtf (Mel\\uc0\\u8217{}\\uc0\\u269{}uk {\\i{}et al.}, 1995)}&quot;,&quot;plainCitation&quot;:&quot;(Mel’čuk et al., 1995)&quot;},&quot;citationItems&quot;:[{&quot;id&quot;:8,&quot;uris&quot;:[&quot;http://zotero.org/users/1655709/items/34SH54FF&quot;],&quot;uri&quot;:[&quot;http://zotero.org/users/1655709/items/34SH54FF&quot;],&quot;itemData&quot;:{&quot;id&quot;:8,&quot;type&quot;:&quot;book&quot;,&quot;title&quot;:&quot;Introduction à la lexicologie explicative et combinatoire&quot;,&quot;publisher&quot;:&quot;Duculot&quot;,&quot;publisher-place&quot;:&quot;Louvain-la-Neuve&quot;,&quot;number-of-pages&quot;:&quot;256&quot;,&quot;source&quot;:&quot;Primo&quot;,&quot;event-place&quot;:&quot;Louvain-la-Neuve&quot;,&quot;language&quot;:&quot;fre&quot;,&quot;author&quot;:[{&quot;family&quot;:&quot;Mel'čuk&quot;,&quot;given&quot;:&quot;Igor A.&quot;},{&quot;family&quot;:&quot;Clas&quot;,&quot;given&quot;:&quot;André P.&quot;},{&quot;family&quot;:&quot;Polguère&quot;,&quot;given&quot;:&quot;Alain&quot;}],&quot;issued&quot;:{&quot;date-parts&quot;:[[&quot;1995&quot;]]}}}],&quot;schema&quot;:&quot;https://github.com/citation-style-language/schema/raw/master/csl-citation.json&quot;} RNDBFnZo5QDMG"/><text:span text:style-name="T651">(Mel</text:span><text:span text:style-name="T655">’čuk </text:span><text:span text:style-name="T660">et al.</text:span><text:span text:style-name="T655">, 1995)</text:span><text:reference-mark-end text:name="ZOTERO_ITEM CSL_CITATION {&quot;citationID&quot;:&quot;13gi2jrnp3&quot;,&quot;properties&quot;:{&quot;formattedCitation&quot;:&quot;{\\rtf (Mel\\uc0\\u8217{}\\uc0\\u269{}uk {\\i{}et al.}, 1995)}&quot;,&quot;plainCitation&quot;:&quot;(Mel’čuk et al., 1995)&quot;},&quot;citationItems&quot;:[{&quot;id&quot;:8,&quot;uris&quot;:[&quot;http://zotero.org/users/1655709/items/34SH54FF&quot;],&quot;uri&quot;:[&quot;http://zotero.org/users/1655709/items/34SH54FF&quot;],&quot;itemData&quot;:{&quot;id&quot;:8,&quot;type&quot;:&quot;book&quot;,&quot;title&quot;:&quot;Introduction à la lexicologie explicative et combinatoire&quot;,&quot;publisher&quot;:&quot;Duculot&quot;,&quot;publisher-place&quot;:&quot;Louvain-la-Neuve&quot;,&quot;number-of-pages&quot;:&quot;256&quot;,&quot;source&quot;:&quot;Primo&quot;,&quot;event-place&quot;:&quot;Louvain-la-Neuve&quot;,&quot;language&quot;:&quot;fre&quot;,&quot;author&quot;:[{&quot;family&quot;:&quot;Mel'čuk&quot;,&quot;given&quot;:&quot;Igor A.&quot;},{&quot;family&quot;:&quot;Clas&quot;,&quot;given&quot;:&quot;André P.&quot;},{&quot;family&quot;:&quot;Polguère&quot;,&quot;given&quot;:&quot;Alain&quot;}],&quot;issued&quot;:{&quot;date-parts&quot;:[[&quot;1995&quot;]]}}}],&quot;schema&quot;:&quot;https://github.com/citation-style-language/schema/raw/master/csl-citation.json&quot;} RNDBFnZo5QDMG"/><text:span text:style-name="T1055">. </text:span></text:p>
      <text:p text:style-name="P1013"/>
      <text:p text:style-name="P1176"><text:span text:style-name="T1055">N</text:span><text:span text:style-name="T1057">ous </text:span><text:span text:style-name="T1058">n'</text:span><text:span text:style-name="T1057">avons relevé </text:span><text:span text:style-name="T1058">qu'une seule grande</text:span><text:span text:style-name="T1057"> catégorie de signifiés connotatifs associés aux MRAI du corpus : </text:span><text:span text:style-name="T1059">le </text:span><text:span text:style-name="T1192">tabou</text:span><text:span text:style-name="T1057">. </text:span><text:reference-mark-start text:name="ZOTERO_ITEM CSL_CITATION {&quot;citationID&quot;:&quot;2i6uup0efb&quot;,&quot;properties&quot;:{&quot;formattedCitation&quot;:&quot;(Kerbrat-Orecchioni, 1977)&quot;,&quot;plainCitation&quot;:&quot;(Kerbrat-Orecchioni, 1977)&quot;},&quot;citationItems&quot;:[{&quot;id&quot;:162,&quot;uris&quot;:[&quot;http://zotero.org/users/1655709/items/FMD8UBKI&quot;],&quot;uri&quot;:[&quot;http://zotero.org/users/1655709/items/FMD8UBKI&quot;],&quot;itemData&quot;:{&quot;id&quot;:162,&quot;type&quot;:&quot;book&quot;,&quot;title&quot;:&quot;La connotation. 3. ed.&quot;,&quot;publisher&quot;:&quot;Presses universitaires de Lyon&quot;,&quot;number-of-pages&quot;:&quot;262&quot;,&quot;source&quot;:&quot;Google Books&quot;,&quot;language&quot;:&quot;fr&quot;,&quot;author&quot;:[{&quot;family&quot;:&quot;Kerbrat-Orecchioni&quot;,&quot;given&quot;:&quot;Catherine&quot;}],&quot;issued&quot;:{&quot;date-parts&quot;:[[&quot;1977&quot;]]}}}],&quot;schema&quot;:&quot;https://github.com/citation-style-language/schema/raw/master/csl-citation.json&quot;} RNDZKSvhFdGS7"/><text:span text:style-name="T1057">Kerbrat-Orecchioni </text:span><text:span text:style-name="T1060">(</text:span><text:span text:style-name="T1057">1977</text:span><text:span text:style-name="T1060">)</text:span><text:reference-mark-end text:name="ZOTERO_ITEM CSL_CITATION {&quot;citationID&quot;:&quot;2i6uup0efb&quot;,&quot;properties&quot;:{&quot;formattedCitation&quot;:&quot;(Kerbrat-Orecchioni, 1977)&quot;,&quot;plainCitation&quot;:&quot;(Kerbrat-Orecchioni, 1977)&quot;},&quot;citationItems&quot;:[{&quot;id&quot;:162,&quot;uris&quot;:[&quot;http://zotero.org/users/1655709/items/FMD8UBKI&quot;],&quot;uri&quot;:[&quot;http://zotero.org/users/1655709/items/FMD8UBKI&quot;],&quot;itemData&quot;:{&quot;id&quot;:162,&quot;type&quot;:&quot;book&quot;,&quot;title&quot;:&quot;La connotation. 3. ed.&quot;,&quot;publisher&quot;:&quot;Presses universitaires de Lyon&quot;,&quot;number-of-pages&quot;:&quot;262&quot;,&quot;source&quot;:&quot;Google Books&quot;,&quot;language&quot;:&quot;fr&quot;,&quot;author&quot;:[{&quot;family&quot;:&quot;Kerbrat-Orecchioni&quot;,&quot;given&quot;:&quot;Catherine&quot;}],&quot;issued&quot;:{&quot;date-parts&quot;:[[&quot;1977&quot;]]}}}],&quot;schema&quot;:&quot;https://github.com/citation-style-language/schema/raw/master/csl-citation.json&quot;} RNDZKSvhFdGS7"/><text:span text:style-name="T1057"> classe</text:span><text:span text:style-name="T1061">rait</text:span><text:span text:style-name="T1057"> </text:span><text:span text:style-name="T1061">celle-ci </text:span><text:span text:style-name="T1057">parmi les connotations stylistiques, </text:span><text:span text:style-name="T1061">c'est-à-dire les connotations « dont la fonction consiste à signaler que le message procède d'un certain code ou sous-code linguistique particulier » </text:span><text:reference-mark-start text:name="ZOTERO_ITEM CSL_CITATION {&quot;citationID&quot;:&quot;1rpmqqk3dr&quot;,&quot;properties&quot;:{&quot;formattedCitation&quot;:&quot;(Kerbrat-Orecchioni, 1977, p. 94)&quot;,&quot;plainCitation&quot;:&quot;(Kerbrat-Orecchioni, 1977, p. 94)&quot;},&quot;citationItems&quot;:[{&quot;id&quot;:162,&quot;uris&quot;:[&quot;http://zotero.org/users/1655709/items/FMD8UBKI&quot;],&quot;uri&quot;:[&quot;http://zotero.org/users/1655709/items/FMD8UBKI&quot;],&quot;itemData&quot;:{&quot;id&quot;:162,&quot;type&quot;:&quot;book&quot;,&quot;title&quot;:&quot;La connotation. 3. ed.&quot;,&quot;publisher&quot;:&quot;Presses universitaires de Lyon&quot;,&quot;number-of-pages&quot;:&quot;262&quot;,&quot;source&quot;:&quot;Google Books&quot;,&quot;language&quot;:&quot;fr&quot;,&quot;author&quot;:[{&quot;family&quot;:&quot;Kerbrat-Orecchioni&quot;,&quot;given&quot;:&quot;Catherine&quot;}],&quot;issued&quot;:{&quot;date-parts&quot;:[[&quot;1977&quot;]]}},&quot;locator&quot;:&quot;94&quot;}],&quot;schema&quot;:&quot;https://github.com/citation-style-language/schema/raw/master/csl-citation.json&quot;} RNDTEIsYgopEu"/><text:span text:style-name="T1061">(Kerbrat-Orecchioni, 1977 : 94).</text:span><text:reference-mark-end text:name="ZOTERO_ITEM CSL_CITATION {&quot;citationID&quot;:&quot;1rpmqqk3dr&quot;,&quot;properties&quot;:{&quot;formattedCitation&quot;:&quot;(Kerbrat-Orecchioni, 1977, p. 94)&quot;,&quot;plainCitation&quot;:&quot;(Kerbrat-Orecchioni, 1977, p. 94)&quot;},&quot;citationItems&quot;:[{&quot;id&quot;:162,&quot;uris&quot;:[&quot;http://zotero.org/users/1655709/items/FMD8UBKI&quot;],&quot;uri&quot;:[&quot;http://zotero.org/users/1655709/items/FMD8UBKI&quot;],&quot;itemData&quot;:{&quot;id&quot;:162,&quot;type&quot;:&quot;book&quot;,&quot;title&quot;:&quot;La connotation. 3. ed.&quot;,&quot;publisher&quot;:&quot;Presses universitaires de Lyon&quot;,&quot;number-of-pages&quot;:&quot;262&quot;,&quot;source&quot;:&quot;Google Books&quot;,&quot;language&quot;:&quot;fr&quot;,&quot;author&quot;:[{&quot;family&quot;:&quot;Kerbrat-Orecchioni&quot;,&quot;given&quot;:&quot;Catherine&quot;}],&quot;issued&quot;:{&quot;date-parts&quot;:[[&quot;1977&quot;]]}},&quot;locator&quot;:&quot;94&quot;}],&quot;schema&quot;:&quot;https://github.com/citation-style-language/schema/raw/master/csl-citation.json&quot;} RNDTEIsYgopEu"/></text:p>
      <text:p text:style-name="P781"/>
      <text:p text:style-name="P999"><text:span text:style-name="T729">A</text:span><text:span text:style-name="T730">utres types de connotation</text:span></text:p>
      <text:p text:style-name="P1176"><text:soft-page-break/><text:span text:style-name="T1062">Rappelons </text:span><text:span text:style-name="T1063">que, par défaut, les unités linguistiques sont considérées comme neutre</text:span><text:span text:style-name="T1064">s</text:span><text:span text:style-name="T1063"> sur le plan connotatif et </text:span><text:span text:style-name="T1062">qu'une </text:span><text:span text:style-name="T1063">unité</text:span><text:span text:style-name="T1065"> </text:span><text:span text:style-name="T1066">qui n'est pas neutre </text:span><text:span text:style-name="T1063">est</text:span><text:span text:style-name="T1066"> perçue comme telle par les coénonciateurs. </text:span><text:span text:style-name="T1062">Une connotation implique une marque sémantique supplémentaire </text:span><text:reference-mark-start text:name="ZOTERO_ITEM CSL_CITATION {&quot;citationID&quot;:&quot;2jkea090s1&quot;,&quot;properties&quot;:{&quot;formattedCitation&quot;:&quot;(Kerbrat-Orecchioni, 1977)&quot;,&quot;plainCitation&quot;:&quot;(Kerbrat-Orecchioni, 1977)&quot;},&quot;citationItems&quot;:[{&quot;id&quot;:162,&quot;uris&quot;:[&quot;http://zotero.org/users/1655709/items/FMD8UBKI&quot;],&quot;uri&quot;:[&quot;http://zotero.org/users/1655709/items/FMD8UBKI&quot;],&quot;itemData&quot;:{&quot;id&quot;:162,&quot;type&quot;:&quot;book&quot;,&quot;title&quot;:&quot;La connotation. 3. ed.&quot;,&quot;publisher&quot;:&quot;Presses universitaires de Lyon&quot;,&quot;number-of-pages&quot;:&quot;262&quot;,&quot;source&quot;:&quot;Google Books&quot;,&quot;language&quot;:&quot;fr&quot;,&quot;author&quot;:[{&quot;family&quot;:&quot;Kerbrat-Orecchioni&quot;,&quot;given&quot;:&quot;Catherine&quot;}],&quot;issued&quot;:{&quot;date-parts&quot;:[[&quot;1977&quot;]]}}}],&quot;schema&quot;:&quot;https://github.com/citation-style-language/schema/raw/master/csl-citation.json&quot;} RNDmw27CObMHO"/><text:span text:style-name="T1061">(Kerbrat-Orecchioni, 1977 : </text:span><text:span text:style-name="T1062">96</text:span><text:span text:style-name="T1061">)</text:span><text:reference-mark-end text:name="ZOTERO_ITEM CSL_CITATION {&quot;citationID&quot;:&quot;2jkea090s1&quot;,&quot;properties&quot;:{&quot;formattedCitation&quot;:&quot;(Kerbrat-Orecchioni, 1977)&quot;,&quot;plainCitation&quot;:&quot;(Kerbrat-Orecchioni, 1977)&quot;},&quot;citationItems&quot;:[{&quot;id&quot;:162,&quot;uris&quot;:[&quot;http://zotero.org/users/1655709/items/FMD8UBKI&quot;],&quot;uri&quot;:[&quot;http://zotero.org/users/1655709/items/FMD8UBKI&quot;],&quot;itemData&quot;:{&quot;id&quot;:162,&quot;type&quot;:&quot;book&quot;,&quot;title&quot;:&quot;La connotation. 3. ed.&quot;,&quot;publisher&quot;:&quot;Presses universitaires de Lyon&quot;,&quot;number-of-pages&quot;:&quot;262&quot;,&quot;source&quot;:&quot;Google Books&quot;,&quot;language&quot;:&quot;fr&quot;,&quot;author&quot;:[{&quot;family&quot;:&quot;Kerbrat-Orecchioni&quot;,&quot;given&quot;:&quot;Catherine&quot;}],&quot;issued&quot;:{&quot;date-parts&quot;:[[&quot;1977&quot;]]}}}],&quot;schema&quot;:&quot;https://github.com/citation-style-language/schema/raw/master/csl-citation.json&quot;} RNDmw27CObMHO"/><text:span text:style-name="T1065"> </text:span><text:span text:style-name="T1062">qui s'ajoute au sens d'une unité. </text:span></text:p>
      <text:p text:style-name="P781"/>
      <text:p text:style-name="P1176"><text:span text:style-name="T1063">Pour cette raison, i</text:span><text:span text:style-name="T1065">l serait </text:span><text:span text:style-name="T1062">aventureux</text:span><text:span text:style-name="T1065"> d'attribuer la connotation « familier » </text:span><text:span text:style-name="T1062">à certains ou à la totalité des</text:span><text:span text:style-name="T1065"> marqueurs que nous décrivons dans cette thèse. Dans le contexte où les enregistrements du CFPQ ont été effectués, l'utilisation de ces marqueurs est </text:span><text:span text:style-name="T1062">le plus souvent </text:span><text:span text:style-name="T1065">neutre </text:span><text:span text:style-name="T1062">sur le plan des registres de langue</text:span><text:span text:style-name="T1065">. </text:span><text:span text:style-name="T1062">Les MRAI du CFPQ sont équivalent</text:span><text:span text:style-name="T1063">s</text:span><text:span text:style-name="T1062"> </text:span><text:span text:style-name="T1063">à ce sujet </text:span><text:span text:style-name="T1062">aux autres mots qui les entourent. </text:span></text:p>
      <text:p text:style-name="P766"/>
      <text:p text:style-name="P1160"><text:span text:style-name="T932">Il serait </text:span><text:span text:style-name="T1063">cependant </text:span><text:span text:style-name="T932">peut-être possible d'associ</text:span><text:span text:style-name="T1063">er</text:span><text:span text:style-name="T932"> un autre type de connotation à certains marqueurs : la connotation « impoli ». </text:span><text:span text:style-name="T1067">Nous pensons par exemple aux marqueurs </text:span><text:span text:style-name="T1168">Chut</text:span><text:span text:style-name="T1067"> et </text:span><text:span text:style-name="T1168">Wô</text:span><text:span text:style-name="T1067">. </text:span><text:span text:style-name="T932">Nous avons choisi de ne pas considérer ce type de signifié connotatif pour l'instant.</text:span></text:p>
      <text:p text:style-name="P781"/>
      <text:h text:style-name="P1552" text:outline-level="3"><text:bookmark-start text:name="__RefHeading__18392_311411984"/><text:span text:style-name="T2011">C</text:span>.5.1. <text:span text:style-name="T1777">Tabou</text:span><text:bookmark-end text:name="__RefHeading__18392_311411984"/></text:h>
      <text:p text:style-name="P1161">Les mots tabous ont souvent des référents associés à la religion, à la sexualité, à la saleté, à la maladie ou à la violence, mais l'interdit social qui leur est associé n'est pas entièrement déterminé par leur fonction référentielle. Plusieurs mots font référence à ces réalités sans être perçus pour autant comme des mots mauvais.</text:p>
      <text:p text:style-name="P1176"/>
      <text:p text:style-name="P1176"><text:span text:style-name="T1778">Dans une présentation de certains gros-mots autraliens, </text:span><text:reference-mark-start text:name="ZOTERO_ITEM CSL_CITATION {&quot;citationID&quot;:&quot;231inaber9&quot;,&quot;properties&quot;:{&quot;formattedCitation&quot;:&quot;(Wierzbicka, 1997)&quot;,&quot;plainCitation&quot;:&quot;(Wierzbicka, 1997)&quot;},&quot;citationItems&quot;:[{&quot;id&quot;:164,&quot;uris&quot;:[&quot;http://zotero.org/users/1655709/items/9XG6EZDK&quot;],&quot;uri&quot;:[&quot;http://zotero.org/users/1655709/items/9XG6EZDK&quot;],&quot;itemData&quot;:{&quot;id&quot;:164,&quot;type&quot;:&quot;book&quot;,&quot;title&quot;:&quot;Understanding Cultures through Their Key Words: English, Russian, Polish, German, and Japanese&quot;,&quot;publisher&quot;:&quot;Oxford University Press&quot;,&quot;publisher-place&quot;:&quot;New York&quot;,&quot;number-of-pages&quot;:&quot;328&quot;,&quot;edition&quot;:&quot;1 edition&quot;,&quot;source&quot;:&quot;Amazon&quot;,&quot;event-place&quot;:&quot;New York&quot;,&quot;abstract&quot;:&quot;This book develops the dual themes that languages can differ widely in their vocabularies, and are also sensitive indices to the cultures to which they belong. Wierzbicka seeks to demonstrate that every language has \&quot;key concepts,\&quot; expressed in \&quot;key words,\&quot; which reflect the core values of a given culture. She shows that cultures can be revealingly studied, compared, and explained to outsiders through their key concepts, and that the analytical framework necessary for this purpose is provided by the \&quot;natural semantic metalanguage,\&quot; based on lexical universals, that the author and colleagues have developed on the basis of wide-ranging cross-linguistic investigations. Appealing to anthropologists, psychologists, and philosophers as well as linguists, this book demonstrates that cultural patterns can be studied in a verifiable, rigorous, and non-speculative way, on the basis of empirical evidence and in a coherent theoretical framework.&quot;,&quot;ISBN&quot;:&quot;978-0-19-508836-6&quot;,&quot;shortTitle&quot;:&quot;Understanding Cultures through Their Key Words&quot;,&quot;language&quot;:&quot;English&quot;,&quot;author&quot;:[{&quot;family&quot;:&quot;Wierzbicka&quot;,&quot;given&quot;:&quot;Anna&quot;}],&quot;issued&quot;:{&quot;date-parts&quot;:[[&quot;1997&quot;,8,7]]}}}],&quot;schema&quot;:&quot;https://github.com/citation-style-language/schema/raw/master/csl-citation.json&quot;} RNDdVLFA5VIgX"/><text:span text:style-name="T1778">Wierzbicka (1997)</text:span><text:reference-mark-end text:name="ZOTERO_ITEM CSL_CITATION {&quot;citationID&quot;:&quot;231inaber9&quot;,&quot;properties&quot;:{&quot;formattedCitation&quot;:&quot;(Wierzbicka, 1997)&quot;,&quot;plainCitation&quot;:&quot;(Wierzbicka, 1997)&quot;},&quot;citationItems&quot;:[{&quot;id&quot;:164,&quot;uris&quot;:[&quot;http://zotero.org/users/1655709/items/9XG6EZDK&quot;],&quot;uri&quot;:[&quot;http://zotero.org/users/1655709/items/9XG6EZDK&quot;],&quot;itemData&quot;:{&quot;id&quot;:164,&quot;type&quot;:&quot;book&quot;,&quot;title&quot;:&quot;Understanding Cultures through Their Key Words: English, Russian, Polish, German, and Japanese&quot;,&quot;publisher&quot;:&quot;Oxford University Press&quot;,&quot;publisher-place&quot;:&quot;New York&quot;,&quot;number-of-pages&quot;:&quot;328&quot;,&quot;edition&quot;:&quot;1 edition&quot;,&quot;source&quot;:&quot;Amazon&quot;,&quot;event-place&quot;:&quot;New York&quot;,&quot;abstract&quot;:&quot;This book develops the dual themes that languages can differ widely in their vocabularies, and are also sensitive indices to the cultures to which they belong. Wierzbicka seeks to demonstrate that every language has \&quot;key concepts,\&quot; expressed in \&quot;key words,\&quot; which reflect the core values of a given culture. She shows that cultures can be revealingly studied, compared, and explained to outsiders through their key concepts, and that the analytical framework necessary for this purpose is provided by the \&quot;natural semantic metalanguage,\&quot; based on lexical universals, that the author and colleagues have developed on the basis of wide-ranging cross-linguistic investigations. Appealing to anthropologists, psychologists, and philosophers as well as linguists, this book demonstrates that cultural patterns can be studied in a verifiable, rigorous, and non-speculative way, on the basis of empirical evidence and in a coherent theoretical framework.&quot;,&quot;ISBN&quot;:&quot;978-0-19-508836-6&quot;,&quot;shortTitle&quot;:&quot;Understanding Cultures through Their Key Words&quot;,&quot;language&quot;:&quot;English&quot;,&quot;author&quot;:[{&quot;family&quot;:&quot;Wierzbicka&quot;,&quot;given&quot;:&quot;Anna&quot;}],&quot;issued&quot;:{&quot;date-parts&quot;:[[&quot;1997&quot;,8,7]]}}}],&quot;schema&quot;:&quot;https://github.com/citation-style-language/schema/raw/master/csl-citation.json&quot;} RNDdVLFA5VIgX"/><text:span text:style-name="T1778"> définit ceux-ci en faisant appel au concept de « mauvais mots ». Sa définition de l'interjection </text:span><text:span text:style-name="T218">bugger</text:span><text:span text:style-name="T1778">! décrit l'aspect psychologique de la production d'un gros-mot :</text:span></text:p>
      <text:p text:style-name="P794"/>
      <text:p text:style-name="P601"><text:span text:style-name="T82">bugger!</text:span> (interjection)</text:p>
      <text:p text:style-name="P601">(a) I think: something bad happened</text:p>
      <text:p text:style-name="P601">(b) I don't want to say "very bad"</text:p>
      <text:p text:style-name="P601">(c) because of this, I think:</text:p>
      <text:p text:style-name="P601">(d)<text:tab/><text:tab/>I want to do something</text:p>
      <text:p text:style-name="P601">(e)<text:tab/><text:tab/>I can' do it</text:p>
      <text:p text:style-name="P601">(f) because of this, I feel something bad</text:p>
      <text:p text:style-name="P601">(g) because of this, I want to say something</text:p>
      <text:p text:style-name="P601">(h) some people say that some words are bad words</text:p>
      <text:p text:style-name="P601">(i) I want to say something of this kind</text:p>
      <text:p text:style-name="P600"><text:soft-page-break/>(Wierzbika 1997 : 226)</text:p>
      <text:p text:style-name="P1162"/>
      <text:p text:style-name="P1176"><text:span text:style-name="T1779">Dans un article différent, </text:span><text:reference-mark-start text:name="ZOTERO_ITEM CSL_CITATION {&quot;citationID&quot;:&quot;27ufg9hvk&quot;,&quot;properties&quot;:{&quot;formattedCitation&quot;:&quot;(Goddard, 2015)&quot;,&quot;plainCitation&quot;:&quot;(Goddard, 2015)&quot;},&quot;citationItems&quot;:[{&quot;id&quot;:154,&quot;uris&quot;:[&quot;http://zotero.org/users/1655709/items/WRNNT8WB&quot;],&quot;uri&quot;:[&quot;http://zotero.org/users/1655709/items/WRNNT8WB&quot;],&quot;itemData&quot;:{&quot;id&quot;:154,&quot;type&quot;:&quot;article-journal&quot;,&quot;title&quot;:&quot;“Swear words” and “curse words” in Australian (and American) English. At the crossroads of pragmatics, semantics and sociolinguistics.&quot;,&quot;container-title&quot;:&quot;Intercultural Pragmatics&quot;,&quot;page&quot;:&quot;32&quot;,&quot;volume&quot;:&quot;12&quot;,&quot;issue&quot;:&quot;2&quot;,&quot;author&quot;:[{&quot;family&quot;:&quot;Goddard&quot;,&quot;given&quot;:&quot;Cliff&quot;}],&quot;issued&quot;:{&quot;date-parts&quot;:[[&quot;2015&quot;]]}}}],&quot;schema&quot;:&quot;https://github.com/citation-style-language/schema/raw/master/csl-citation.json&quot;} RNDzTl2FBHnUV"/><text:span text:style-name="T1779">Goddard (2015)</text:span><text:reference-mark-end text:name="ZOTERO_ITEM CSL_CITATION {&quot;citationID&quot;:&quot;27ufg9hvk&quot;,&quot;properties&quot;:{&quot;formattedCitation&quot;:&quot;(Goddard, 2015)&quot;,&quot;plainCitation&quot;:&quot;(Goddard, 2015)&quot;},&quot;citationItems&quot;:[{&quot;id&quot;:154,&quot;uris&quot;:[&quot;http://zotero.org/users/1655709/items/WRNNT8WB&quot;],&quot;uri&quot;:[&quot;http://zotero.org/users/1655709/items/WRNNT8WB&quot;],&quot;itemData&quot;:{&quot;id&quot;:154,&quot;type&quot;:&quot;article-journal&quot;,&quot;title&quot;:&quot;“Swear words” and “curse words” in Australian (and American) English. At the crossroads of pragmatics, semantics and sociolinguistics.&quot;,&quot;container-title&quot;:&quot;Intercultural Pragmatics&quot;,&quot;page&quot;:&quot;32&quot;,&quot;volume&quot;:&quot;12&quot;,&quot;issue&quot;:&quot;2&quot;,&quot;author&quot;:[{&quot;family&quot;:&quot;Goddard&quot;,&quot;given&quot;:&quot;Cliff&quot;}],&quot;issued&quot;:{&quot;date-parts&quot;:[[&quot;2015&quot;]]}}}],&quot;schema&quot;:&quot;https://github.com/citation-style-language/schema/raw/master/csl-citation.json&quot;} RNDzTl2FBHnUV"/><text:span text:style-name="T1779"> définit </text:span><text:span text:style-name="T1068">certains</text:span><text:span text:style-name="T1069"> « </text:span><text:span text:style-name="T1068">swear words » et de « curse words » en anglais américain et australien. Il décrit </text:span><text:span text:style-name="T1070">la dimension sociale de l</text:span><text:span text:style-name="T1069">eur </text:span><text:span text:style-name="T1070">utilisation, à l'aide de la paraphrase « some people can feel something bad when they hear this word ».</text:span></text:p>
      <text:p text:style-name="P1162"/>
      <text:p text:style-name="P1163"><text:span text:style-name="T1780">En accord avec ces deux auteurs, nous considérons que l</text:span>es mots qui possèdent le sens connotatif <text:span text:style-name="T21">tabou</text:span> sont des « mauvais mots », c'est-à-dire <text:span text:style-name="T1781">que « certaines personnes peuvent ressentir quelque chose de mauvais quand elles les entendent ». </text:span></text:p>
      <text:p text:style-name="P1163"/>
      <text:h text:style-name="P1643" text:outline-level="4"><text:bookmark-start text:name="__RefHeading__18766_311411984"/>Les sacres et leurs substituts<text:bookmark-end text:name="__RefHeading__18766_311411984"/></text:h>
      <text:p text:style-name="P1176">Les sacres sont des <text:span text:style-name="T1782">gros mots</text:span> issus du vocabulaire sacré. <text:span text:style-name="T1782">Pour chaque sacre, il existe au moins un substitut de sacre. Les substituts de sacre sont des formes de remplacement : des mots qui ne sont pas des sacres, mais les rappellent par leur prononciation </text:span><text:reference-mark-start text:name="ZOTERO_ITEM CSL_CITATION {&quot;citationID&quot;:&quot;bapmfq5e1&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RagG3rk9TA"/><text:span text:style-name="T624">(Dostie, à paraître a)</text:span><text:reference-mark-end text:name="ZOTERO_ITEM CSL_CITATION {&quot;citationID&quot;:&quot;bapmfq5e1&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RagG3rk9TA"/><text:span text:style-name="T1782">. C</text:span><text:span text:style-name="T932">es formes de remplacement </text:span><text:span text:style-name="T1071">peuvent être vues comme des euphémismes, </text:span><text:span text:style-name="T1072">elles ne sont pas ou peu stigmatisées, elles</text:span><text:span text:style-name="T1071"> </text:span><text:span text:style-name="T932">expriment des sentiments moins intenses </text:span><text:reference-mark-start text:name="ZOTERO_ITEM CSL_CITATION {&quot;citationID&quot;:&quot;FnMfiOb1&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5Xf8GRc6PZ"/><text:span text:style-name="T644">(Dostie, </text:span><text:span text:style-name="T624">à paraître a : </text:span><text:span text:style-name="T625">10</text:span><text:span text:style-name="T624">)</text:span><text:reference-mark-end text:name="ZOTERO_ITEM CSL_CITATION {&quot;citationID&quot;:&quot;FnMfiOb1&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5Xf8GRc6PZ"/><text:span text:style-name="T644"> et ne sont ainsi pas synonymes des formes sacrilèges</text:span><text:span text:style-name="T932">. </text:span><text:span text:style-name="T1073">La distinction entre ces deux classes de mots n'est pas tranchée au couteau et </text:span><text:span text:style-name="T1074">l</text:span><text:span text:style-name="T1073">es unités app</text:span><text:span text:style-name="T1075">a</text:span><text:span text:style-name="T1073">r</text:span><text:span text:style-name="T1075">ti</text:span><text:span text:style-name="T1073">ennent à des degrés plus ou moins élevés à une ou l'autre. </text:span><text:span text:style-name="T1074">Comme la démontré </text:span><text:span text:style-name="T645">Dostie, </text:span><text:span text:style-name="T646">(</text:span><text:reference-mark-start text:name="ZOTERO_ITEM CSL_CITATION {&quot;citationID&quot;:&quot;1rbt8ilg5e&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vSP2yDEWSO"/><text:span text:style-name="T624">à paraître a)</text:span><text:reference-mark-end text:name="ZOTERO_ITEM CSL_CITATION {&quot;citationID&quot;:&quot;1rbt8ilg5e&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vSP2yDEWSO"/><text:span text:style-name="T645">, il existe des prototypes meilleurs exemplaires parmi les sacres </text:span><text:span text:style-name="T647">(</text:span><text:span text:style-name="T652">câlisse</text:span><text:span text:style-name="T647">, </text:span><text:span text:style-name="T652">crisse</text:span><text:span text:style-name="T647">, </text:span><text:span text:style-name="T652">ostie</text:span><text:span text:style-name="T647"> et </text:span><text:span text:style-name="T652">tabarnaque</text:span><text:span text:style-name="T647">), </text:span><text:span text:style-name="T648">ainsi que des unités </text:span><text:span text:style-name="T646">qui sont seulement </text:span><text:span text:style-name="T648">parfois perçues comme étant des sacres (</text:span><text:span text:style-name="T653">ciboire</text:span><text:span text:style-name="T648">, </text:span><text:span text:style-name="T653">calvaire</text:span><text:span text:style-name="T648">, </text:span><text:span text:style-name="T653">sacrement</text:span><text:span text:style-name="T648">, </text:span><text:span text:style-name="T653">baptême</text:span><text:span text:style-name="T648">). </text:span></text:p>
      <text:p text:style-name="P1176"/>
      <text:p text:style-name="P1164"><text:span text:style-name="T1783">Une caractéristique bien connue d</text:span>es sacres <text:span text:style-name="T1783">est d'avoir des emplois qui correspondent</text:span> à plusieurs catégories du discours, <text:span text:style-name="T1784">quelles soient lexicales, flexionnelles ou discursives. Nous nous concentrons sans surprise sur les MRAI, c'est-à-dire les emplois isolés syntaxiquement qui réalisent par eux-mêmes des actes illocutoires expressifs. Ainsi, les constructions comme « crisse de N », « crisse que P », « V en crisse » mettent en scène des emplois du signifiant de </text:span><text:span text:style-name="T219">crisse</text:span><text:span text:style-name="T1784"> que notre système d'analyse automatique devra identifier comme n'étant pas des MRAI. Le système devra également écarter les unités qui servent de marqueurs d'interprétation et qui sont liées à des propositions tel qu'exemplifié en (115) :</text:span></text:p>
      <text:p text:style-name="P1164"/>
      <text:p text:style-name="P1439"><text:soft-page-break/>(<text:span text:style-name="T1773"><text:sequence text:ref-name="refDrawing174" text:name="Drawing" text:formula="ooow:Drawing+1" style:num-format="1">175</text:sequence></text:span>)<text:tab/>S :[1HEIN ben non ta gueule <text:span text:style-name="T21">ostie</text:span> dis pas de niaiseries de moi/</text:p>
      <text:p text:style-name="P1439"><text:tab/>[sous-corpus 21, segment 1, page 2, ligne 2]</text:p>
      <text:p text:style-name="P1176"/>
      <text:p text:style-name="P1165">En (), le MI <text:span text:style-name="T82">ostie</text:span> <text:span text:style-name="T1785">sert à caractériser l'intensité de l'émotion ressentie en produisant la proposition « ta gueule ». Cet usage de certains sacres en lien avec une proposition est très proche sémantiquement, mais différent syntaxiquement, de leur usage en tant que MRAI tel qu'exemplifié plus bas.</text:span></text:p>
      <text:p text:style-name="P1166"/>
      <text:p text:style-name="P1166"><text:span text:style-name="T1786">Le tableau 3</text:span> répertorie <text:span text:style-name="T1787">les sacres et un certain nombre de substituts de sacre qui ont été relevés dans le CFPQ. Le lien entre chacun des sacres et leurs substituts n'est pas toujours certain. Est-ce que </text:span><text:span text:style-name="T220">crif</text:span><text:span text:style-name="T1787"> rappelle </text:span><text:span text:style-name="T220">crisse</text:span><text:span text:style-name="T1787"> et est-ce que </text:span><text:span text:style-name="T220">bateau</text:span><text:span text:style-name="T1787"> rappelle </text:span><text:span text:style-name="T220">baptême</text:span><text:span text:style-name="T1787">? La question n'a ultimement pas beaucoup d'importance. Ce qui importe, c'est que ces formes soient bien utilisées en contexte en tant que MRAI expressifs, comme en (116) où on trouve </text:span><text:span text:style-name="T220">bateau</text:span><text:span text:style-name="T1787"> :</text:span></text:p>
      <text:p text:style-name="P1166"/>
      <text:p text:style-name="P1439">(<text:span text:style-name="T1773"><text:sequence text:ref-name="refDrawing175" text:name="Drawing" text:formula="ooow:Drawing+1" style:num-format="1">176</text:sequence></text:span>)<text:tab/>M : ben oui hein (.) Henri lui sa mère est décédée (.) elle était âgée (.) veux-tu nous en parler Henri//</text:p>
      <text:p text:style-name="P1439"><text:tab/>H : (<text:span text:style-name="T82">il hoche la tête affirmativement</text:span>) cent quatre ans et six mois</text:p>
      <text:p text:style-name="P1439"><text:tab/>J : eh <text:span text:style-name="T21">bateau</text:span></text:p>
      <text:p text:style-name="P1439"><text:tab/>[<text:span text:style-name="T82">sous-corpus 11, segment 2, page 22, lignes 18-20</text:span>]</text:p>
      <text:p text:style-name="P1176"/>
      <text:p text:style-name="P22">Table <text:sequence text:ref-name="refTable39" text:name="Table" text:formula="ooow:Table+1" style:num-format="1">7</text:sequence>: Les sacres et leurs substituts utilisés comme MRAI dans le CFPQ</text:p>
      <table:table table:name="Table80" table:style-name="Table80">
        <table:table-column table:style-name="Table80.A"/>
        <table:table-column table:style-name="Table80.B"/>
        <table:table-column table:style-name="Table80.C"/>
        <table:table-column table:style-name="Table80.D"/>
        <table:table-row>
          <table:table-cell table:style-name="Table80.A1" office:value-type="string">
            <text:p text:style-name="P172">Formes stigmatisées</text:p>
          </table:table-cell>
          <table:table-cell table:style-name="Table80.A1" office:value-type="string">
            <text:p text:style-name="P172">Fréquences</text:p>
          </table:table-cell>
          <table:table-cell table:style-name="Table80.A1" office:value-type="string">
            <text:p text:style-name="P172">Formes non-stigmatisées</text:p>
          </table:table-cell>
          <table:table-cell table:style-name="Table80.D1" office:value-type="string">
            <text:p text:style-name="P172">Fréquences</text:p>
          </table:table-cell>
        </table:table-row>
        <table:table-row>
          <table:table-cell table:style-name="Table80.A2" table:number-rows-spanned="3" office:value-type="string">
            <text:p text:style-name="P173">câlisse</text:p>
          </table:table-cell>
          <table:table-cell table:style-name="Table80.A2" table:number-rows-spanned="3" office:value-type="string">
            <text:p text:style-name="P120">7</text:p>
          </table:table-cell>
          <table:table-cell table:style-name="Table80.A2" office:value-type="string">
            <text:p text:style-name="P173">câlique</text:p>
          </table:table-cell>
          <table:table-cell table:style-name="Table80.D2" office:value-type="string">
            <text:p text:style-name="P173">6</text:p>
          </table:table-cell>
        </table:table-row>
        <table:table-row>
          <table:covered-table-cell/>
          <table:covered-table-cell/>
          <table:table-cell table:style-name="Table80.A2" office:value-type="string">
            <text:p text:style-name="P173">câline</text:p>
          </table:table-cell>
          <table:table-cell table:style-name="Table80.D2" office:value-type="string">
            <text:p text:style-name="P173">10</text:p>
          </table:table-cell>
        </table:table-row>
        <table:table-row>
          <table:covered-table-cell/>
          <table:covered-table-cell/>
          <table:table-cell table:style-name="Table80.A2" office:value-type="string">
            <text:p text:style-name="P174">câlif</text:p>
          </table:table-cell>
          <table:table-cell table:style-name="Table80.D2" office:value-type="string">
            <text:p text:style-name="P174">*</text:p>
          </table:table-cell>
        </table:table-row>
        <table:table-row>
          <table:table-cell table:style-name="Table80.A2" office:value-type="string">
            <text:p text:style-name="P173">calvaire</text:p>
          </table:table-cell>
          <table:table-cell table:style-name="Table80.A2" office:value-type="string">
            <text:p text:style-name="P173">8</text:p>
          </table:table-cell>
          <table:table-cell table:style-name="Table80.A2" office:value-type="string">
            <text:p text:style-name="P173">calvince</text:p>
          </table:table-cell>
          <table:table-cell table:style-name="Table80.D2" office:value-type="string">
            <text:p text:style-name="P173">3</text:p>
          </table:table-cell>
        </table:table-row>
        <table:table-row>
          <table:table-cell table:style-name="Table80.A2" table:number-rows-spanned="3" office:value-type="string">
            <text:p text:style-name="P173">ostie</text:p>
          </table:table-cell>
          <table:table-cell table:style-name="Table80.A2" table:number-rows-spanned="3" office:value-type="string">
            <text:p text:style-name="P173">+-250</text:p>
          </table:table-cell>
          <table:table-cell table:style-name="Table80.A2" office:value-type="string">
            <text:p text:style-name="P173">ostique</text:p>
          </table:table-cell>
          <table:table-cell table:style-name="Table80.D2" office:value-type="string">
            <text:p text:style-name="P173">8</text:p>
          </table:table-cell>
        </table:table-row>
        <table:table-row>
          <table:covered-table-cell/>
          <table:covered-table-cell/>
          <table:table-cell table:style-name="Table80.A2" office:value-type="string">
            <text:p text:style-name="P173">ostifie</text:p>
          </table:table-cell>
          <table:table-cell table:style-name="Table80.D2" office:value-type="string">
            <text:p text:style-name="P173">9</text:p>
          </table:table-cell>
        </table:table-row>
        <table:table-row>
          <table:covered-table-cell/>
          <table:covered-table-cell/>
          <table:table-cell table:style-name="Table80.A2" office:value-type="string">
            <text:p text:style-name="P173">ostine</text:p>
          </table:table-cell>
          <table:table-cell table:style-name="Table80.D2" office:value-type="string">
            <text:p text:style-name="P173">2</text:p>
          </table:table-cell>
        </table:table-row>
        <table:table-row>
          <table:table-cell table:style-name="Table80.A2" table:number-rows-spanned="3" office:value-type="string">
            <text:p text:style-name="P173">crisse</text:p>
          </table:table-cell>
          <table:table-cell table:style-name="Table80.A2" table:number-rows-spanned="3" office:value-type="string">
            <text:p text:style-name="P173">+-105</text:p>
          </table:table-cell>
          <table:table-cell table:style-name="Table80.A2" office:value-type="string">
            <text:p text:style-name="P173">crif</text:p>
          </table:table-cell>
          <table:table-cell table:style-name="Table80.D2" office:value-type="string">
            <text:p text:style-name="P173">49</text:p>
          </table:table-cell>
        </table:table-row>
        <table:table-row>
          <table:covered-table-cell/>
          <table:covered-table-cell/>
          <table:table-cell table:style-name="Table80.A2" office:value-type="string">
            <text:p text:style-name="P173">crime</text:p>
          </table:table-cell>
          <table:table-cell table:style-name="Table80.D2" office:value-type="string">
            <text:p text:style-name="P173">17</text:p>
          </table:table-cell>
        </table:table-row>
        <table:table-row>
          <table:covered-table-cell/>
          <table:covered-table-cell/>
          <table:table-cell table:style-name="Table80.A2" office:value-type="string">
            <text:p text:style-name="P173">cristie</text:p>
          </table:table-cell>
          <table:table-cell table:style-name="Table80.D2" office:value-type="string">
            <text:p text:style-name="P173">2</text:p>
          </table:table-cell>
        </table:table-row>
        <text:soft-page-break/>
        <table:table-row>
          <table:table-cell table:style-name="Table80.A2" table:number-rows-spanned="3" office:value-type="string">
            <text:p text:style-name="P173">tabarnaque</text:p>
          </table:table-cell>
          <table:table-cell table:style-name="Table80.A2" table:number-rows-spanned="3" office:value-type="string">
            <text:p text:style-name="P173">24</text:p>
          </table:table-cell>
          <table:table-cell table:style-name="Table80.A2" office:value-type="string">
            <text:p text:style-name="P173">tabarnache</text:p>
          </table:table-cell>
          <table:table-cell table:style-name="Table80.D2" office:value-type="string">
            <text:p text:style-name="P173">4</text:p>
          </table:table-cell>
        </table:table-row>
        <table:table-row>
          <table:covered-table-cell/>
          <table:covered-table-cell/>
          <table:table-cell table:style-name="Table80.A2" office:value-type="string">
            <text:p text:style-name="P173">tabarnouche</text:p>
          </table:table-cell>
          <table:table-cell table:style-name="Table80.D2" office:value-type="string">
            <text:p text:style-name="P173">13</text:p>
          </table:table-cell>
        </table:table-row>
        <table:table-row>
          <table:covered-table-cell/>
          <table:covered-table-cell/>
          <table:table-cell table:style-name="Table80.A2" office:value-type="string">
            <text:p text:style-name="P173">tabarnique</text:p>
          </table:table-cell>
          <table:table-cell table:style-name="Table80.D2" office:value-type="string">
            <text:p text:style-name="P173">2</text:p>
          </table:table-cell>
        </table:table-row>
        <table:table-row>
          <table:table-cell table:style-name="Table80.A2" office:value-type="string">
            <text:p text:style-name="P173">ciboire</text:p>
          </table:table-cell>
          <table:table-cell table:style-name="Table80.A2" office:value-type="string">
            <text:p text:style-name="P173">9</text:p>
          </table:table-cell>
          <table:table-cell table:style-name="Table80.A2" office:value-type="string">
            <text:p text:style-name="P173">cibole</text:p>
          </table:table-cell>
          <table:table-cell table:style-name="Table80.D2" office:value-type="string">
            <text:p text:style-name="P173">11</text:p>
          </table:table-cell>
        </table:table-row>
        <table:table-row>
          <table:table-cell table:style-name="Table80.A2" office:value-type="string">
            <text:p text:style-name="P173">-</text:p>
          </table:table-cell>
          <table:table-cell table:style-name="Table80.A2" office:value-type="string">
            <text:p text:style-name="P173"/>
          </table:table-cell>
          <table:table-cell table:style-name="Table80.A2" office:value-type="string">
            <text:p text:style-name="P173">viarge</text:p>
          </table:table-cell>
          <table:table-cell table:style-name="Table80.D2" office:value-type="string">
            <text:p text:style-name="P173">2</text:p>
          </table:table-cell>
        </table:table-row>
        <table:table-row>
          <table:table-cell table:style-name="Table80.A2" office:value-type="string">
            <text:p text:style-name="P173">sacrement?<text:span text:style-name="T1788">*</text:span></text:p>
          </table:table-cell>
          <table:table-cell table:style-name="Table80.A2" office:value-type="string">
            <text:p text:style-name="P173">3</text:p>
          </table:table-cell>
          <table:table-cell table:style-name="Table80.A2" office:value-type="string">
            <text:p text:style-name="P173">sacre</text:p>
          </table:table-cell>
          <table:table-cell table:style-name="Table80.D2" office:value-type="string">
            <text:p text:style-name="P173">5</text:p>
          </table:table-cell>
        </table:table-row>
        <table:table-row>
          <table:table-cell table:style-name="Table80.A2" office:value-type="string">
            <text:p text:style-name="P173"/>
          </table:table-cell>
          <table:table-cell table:style-name="Table80.A2" office:value-type="string">
            <text:p text:style-name="P173">?<text:span text:style-name="T1788">*</text:span></text:p>
          </table:table-cell>
          <table:table-cell table:style-name="Table80.A2" office:value-type="string">
            <text:p text:style-name="P175">sacréfice</text:p>
          </table:table-cell>
          <table:table-cell table:style-name="Table80.D2" office:value-type="string">
            <text:p text:style-name="P173"/>
          </table:table-cell>
        </table:table-row>
        <table:table-row>
          <table:table-cell table:style-name="Table80.A2" office:value-type="string">
            <text:p text:style-name="P173">-</text:p>
          </table:table-cell>
          <table:table-cell table:style-name="Table80.A2" office:value-type="string">
            <text:p text:style-name="P173"/>
          </table:table-cell>
          <table:table-cell table:style-name="Table80.A2" office:value-type="string">
            <text:p text:style-name="P173">simonac</text:p>
          </table:table-cell>
          <table:table-cell table:style-name="Table80.D2" office:value-type="string">
            <text:p text:style-name="P173">1</text:p>
          </table:table-cell>
        </table:table-row>
        <table:table-row>
          <table:table-cell table:style-name="Table80.A2" table:number-rows-spanned="2" table:number-columns-spanned="2" office:value-type="string">
            <text:p text:style-name="P176">-</text:p>
          </table:table-cell>
          <table:covered-table-cell/>
          <table:table-cell table:style-name="Table80.A2" office:value-type="string">
            <text:p text:style-name="P177">maudit</text:p>
          </table:table-cell>
          <table:table-cell table:style-name="Table80.D2" office:value-type="string">
            <text:p text:style-name="P177">6/7</text:p>
          </table:table-cell>
        </table:table-row>
        <table:table-row>
          <table:covered-table-cell/>
          <table:covered-table-cell/>
          <table:table-cell table:style-name="Table80.A2" office:value-type="string">
            <text:p text:style-name="P177">mautadit</text:p>
          </table:table-cell>
          <table:table-cell table:style-name="Table80.D2" office:value-type="string">
            <text:p text:style-name="P177">4</text:p>
          </table:table-cell>
        </table:table-row>
        <table:table-row>
          <table:table-cell table:style-name="Table80.A2" office:value-type="string">
            <text:p text:style-name="P176">baptême</text:p>
          </table:table-cell>
          <table:table-cell table:style-name="Table80.A2" office:value-type="string">
            <text:p text:style-name="P176">1</text:p>
          </table:table-cell>
          <table:table-cell table:style-name="Table80.A2" office:value-type="string">
            <text:p text:style-name="P176">bateau</text:p>
          </table:table-cell>
          <table:table-cell table:style-name="Table80.D2" office:value-type="string">
            <text:p text:style-name="P176">2</text:p>
          </table:table-cell>
        </table:table-row>
        <table:table-row>
          <table:table-cell table:style-name="Table80.A2" office:value-type="string">
            <text:p text:style-name="P176"/>
          </table:table-cell>
          <table:table-cell table:style-name="Table80.A2" office:value-type="string">
            <text:p text:style-name="P176"/>
          </table:table-cell>
          <table:table-cell table:style-name="Table80.A2" office:value-type="string">
            <text:p text:style-name="P178">torieu</text:p>
          </table:table-cell>
          <table:table-cell table:style-name="Table80.D2" office:value-type="string">
            <text:p text:style-name="P176">?</text:p>
          </table:table-cell>
        </table:table-row>
      </table:table>
      <text:p text:style-name="P637"/>
      <text:p text:style-name="P782">** distinguer les classes dans les fréquences?...**</text:p>
      <text:p text:style-name="P637"/>
      <text:p text:style-name="P63"><text:span text:style-name="T1789">Les unités que nous regroupons dans la catégorie « sacres » sont issues de différentes catégories du discours et se comportent de façons différentes lorsqu'ils ne sont pas des MRAI. Par exemple, le vocable MAUDIT peut être utilisé comme MRAI en (117), mais aussi comme adjectif en (118). Les sacres issus de noms (comme </text:span><text:span text:style-name="T221">crisse</text:span><text:span text:style-name="T1789">) ne pourraient pas être substitués directement à </text:span><text:span text:style-name="T222">maudit</text:span><text:span text:style-name="T1790"> en (118).</text:span></text:p>
      <text:p text:style-name="P1176"/>
      <text:p text:style-name="P1439"><text:span text:style-name="T1789">(</text:span><text:span text:style-name="T1789"><text:sequence text:ref-name="refDrawing176" text:name="Drawing" text:formula="ooow:Drawing+1" style:num-format="1">177</text:sequence></text:span><text:span text:style-name="T1789">)</text:span> <text:tab/><text:span text:style-name="T1789">A : [1eh: </text:span><text:span text:style-name="T33">maudit</text:span><text:span text:style-name="T1789"> c’est pas le Québec qui ferait ça sont endettés [2de je sais pas de comment de milliards</text:span></text:p>
      <text:p text:style-name="P1439"><text:tab/>[sous-corpus 5, segment 8, page 83, ligne 15]</text:p>
      <text:p text:style-name="P783"><text:s/></text:p>
      <text:p text:style-name="P1439">(<text:span text:style-name="T1773"><text:sequence text:ref-name="refDrawing177" text:name="Drawing" text:formula="ooow:Drawing+1" style:num-format="1">178</text:sequence></text:span>)<text:tab/><text:span text:style-name="T1790">V : toujours [1des: CRÊpes dégueu là comme [2au McDo pis [3des pains dorés (.) [4tout le temps j’étais plus capable de: m:anger dans le </text:span><text:span text:style-name="T34">maudit</text:span><text:span text:style-name="T1790"> sirop d’érable à la fin là</text:span></text:p>
      <text:p text:style-name="P1439"><text:tab/>[sous-corpus 10, segment 6, page 72, ligne 1]</text:p>
      <text:p text:style-name="P63"/>
      <text:p text:style-name="P784">Nous n'allons pas analyser chacun de ces vocables individuellement. Nous allons <text:span text:style-name="T1791">regrouper en quatre classes </text:span>tous les sacres et les formes de remplacement.</text:p>
      <text:p text:style-name="P63"/>
      <text:p text:style-name="P785"><text:soft-page-break/><text:span text:style-name="T623">Dostie, </text:span><text:span text:style-name="T638">(</text:span><text:span text:style-name="T623">à paraître a</text:span><text:span text:style-name="T638">)</text:span><text:span text:style-name="T623"> nous offre des définitions </text:span><text:span text:style-name="T639">pour les vocables CRISSE et CRIME</text:span><text:span text:style-name="T623">. Chacun de ces vocables a deux lexies qui sont des MRAI. </text:span><text:span text:style-name="T639">Les vocables</text:span><text:span text:style-name="T623"> sont similaires, mais alors que </text:span><text:span text:style-name="T639">les deux lexies de CRISSE</text:span><text:span text:style-name="T623"> </text:span><text:span text:style-name="T639">sont</text:span><text:span text:style-name="T623"> utilisé</text:span><text:span text:style-name="T639">es</text:span><text:span text:style-name="T623"> pour exprimer « </text:span><text:span text:style-name="T663">avec une vive intensité une forte émotion », </text:span><text:span text:style-name="T664">celles de CRIME sont</text:span><text:span text:style-name="T663"> utilisé</text:span><text:span text:style-name="T664">es</text:span><text:span text:style-name="T663"> pour exprimer « avec une faible intensité une légère émotion ». </text:span></text:p>
      <text:p text:style-name="P1028"/>
      <text:p text:style-name="P1176"><text:reference-mark-start text:name="ZOTERO_ITEM CSL_CITATION {&quot;citationID&quot;:&quot;1cjovqiido&quot;,&quot;properties&quot;:{&quot;formattedCitation&quot;:&quot;(Goddard, 2015)&quot;,&quot;plainCitation&quot;:&quot;(Goddard, 2015)&quot;},&quot;citationItems&quot;:[{&quot;id&quot;:154,&quot;uris&quot;:[&quot;http://zotero.org/users/1655709/items/WRNNT8WB&quot;],&quot;uri&quot;:[&quot;http://zotero.org/users/1655709/items/WRNNT8WB&quot;],&quot;itemData&quot;:{&quot;id&quot;:154,&quot;type&quot;:&quot;article-journal&quot;,&quot;title&quot;:&quot;“Swear words” and “curse words” in Australian (and American) English. At the crossroads of pragmatics, semantics and sociolinguistics.&quot;,&quot;container-title&quot;:&quot;Intercultural Pragmatics&quot;,&quot;page&quot;:&quot;32&quot;,&quot;volume&quot;:&quot;12&quot;,&quot;issue&quot;:&quot;2&quot;,&quot;author&quot;:[{&quot;family&quot;:&quot;Goddard&quot;,&quot;given&quot;:&quot;Cliff&quot;}],&quot;issued&quot;:{&quot;date-parts&quot;:[[&quot;2015&quot;]]}}}],&quot;schema&quot;:&quot;https://github.com/citation-style-language/schema/raw/master/csl-citation.json&quot;} RNDkGSfC2Di5S"/>Goddard <text:span text:style-name="T1792">(</text:span>2015),<text:reference-mark-end text:name="ZOTERO_ITEM CSL_CITATION {&quot;citationID&quot;:&quot;1cjovqiido&quot;,&quot;properties&quot;:{&quot;formattedCitation&quot;:&quot;(Goddard, 2015)&quot;,&quot;plainCitation&quot;:&quot;(Goddard, 2015)&quot;},&quot;citationItems&quot;:[{&quot;id&quot;:154,&quot;uris&quot;:[&quot;http://zotero.org/users/1655709/items/WRNNT8WB&quot;],&quot;uri&quot;:[&quot;http://zotero.org/users/1655709/items/WRNNT8WB&quot;],&quot;itemData&quot;:{&quot;id&quot;:154,&quot;type&quot;:&quot;article-journal&quot;,&quot;title&quot;:&quot;“Swear words” and “curse words” in Australian (and American) English. At the crossroads of pragmatics, semantics and sociolinguistics.&quot;,&quot;container-title&quot;:&quot;Intercultural Pragmatics&quot;,&quot;page&quot;:&quot;32&quot;,&quot;volume&quot;:&quot;12&quot;,&quot;issue&quot;:&quot;2&quot;,&quot;author&quot;:[{&quot;family&quot;:&quot;Goddard&quot;,&quot;given&quot;:&quot;Cliff&quot;}],&quot;issued&quot;:{&quot;date-parts&quot;:[[&quot;2015&quot;]]}}}],&quot;schema&quot;:&quot;https://github.com/citation-style-language/schema/raw/master/csl-citation.json&quot;} RNDkGSfC2Di5S"/><text:span text:style-name="T932"> </text:span><text:span text:style-name="T1076">qui </text:span><text:span text:style-name="T1077">analyse des </text:span><text:span text:style-name="T1169">swear words</text:span><text:span text:style-name="T1077"> et </text:span><text:span text:style-name="T1169">curse words</text:span><text:span text:style-name="T1077"> de l'anglais australien et de l'anglais américain, </text:span><text:span text:style-name="T1076">fait une distinction </text:span><text:span text:style-name="T1078">qui rappelle celle de</text:span><text:span text:style-name="T1076"> Dostie au sujet de versions faibles (comme </text:span><text:span text:style-name="T1170">shit</text:span><text:span text:style-name="T1076">) et fortes (comme </text:span><text:span text:style-name="T1170">fuck</text:span><text:span text:style-name="T1076">) de gros mots. La distinction se réduit essentiellement au mot intensifieur « </text:span><text:span text:style-name="T1170">very</text:span><text:span text:style-name="T1076"> », associé aux gros-mots forts, mais pas aux gros-mots faibles. </text:span><text:span text:style-name="T1079">Le mot-clé </text:span><text:span text:style-name="T1193">forte émotion</text:span><text:span text:style-name="T1079"> nous permettra de rendre compte de cette distinction sémantique.</text:span></text:p>
      <text:p text:style-name="P794"/>
      <text:h text:style-name="P1628" text:outline-level="5"><text:bookmark-start text:name="__RefHeading__14043_1771225373"/><text:span text:style-name="T1793">S</text:span>acre1<text:bookmark-end text:name="__RefHeading__14043_1771225373"/></text:h>
      <text:p text:style-name="P786">Le premier sens de <text:span text:style-name="T82">c</text:span><text:span text:style-name="T223">risse</text:span> en tant que MRAI exprime le sentiment que qqch. est <text:span text:style-name="T21">inattendu</text:span>. <text:span text:style-name="T1794">Dans les échanges (119) et (120), les énonciateurs expriment leur surprise devant des événements qui ne sont pas particulièrement hors du commun :</text:span></text:p>
      <text:p text:style-name="P975"/>
      <text:p text:style-name="P1439"><text:span text:style-name="T1390">(</text:span><text:span text:style-name="T1391"><text:sequence text:ref-name="refDrawing178" text:name="Drawing" text:formula="ooow:Drawing+1" style:num-format="1">179</text:sequence></text:span><text:span text:style-name="T1390">)</text:span><text:span text:style-name="T1389"><text:tab/></text:span><text:span text:style-name="T1795">O: bon c’est quoi cette petite feuille-là là (</text:span><text:span text:style-name="T398">en prenant une feuille sur la table</text:span><text:span text:style-name="T1795">)</text:span></text:p>
      <text:p text:style-name="P1439"><text:tab/>Y: [1<text:span text:style-name="T21">crisse</text:span> c’est quoi ça (.) euh</text:p>
      <text:p text:style-name="P1439"><text:tab/>[sous-corpus 21, segment 1, page 9, lignes 22-23]</text:p>
      <text:p text:style-name="P637"/>
      <text:p text:style-name="P1439">(<text:span text:style-name="T1773"><text:sequence text:ref-name="refDrawing179" text:name="Drawing" text:formula="ooow:Drawing+1" style:num-format="1">180</text:sequence></text:span>)<text:tab/>Y: ben: j’ai vu ça à la tv là (<text:span text:style-name="T82">en pointant son menton vers la droite comme pour désigner l’emplacement de la télévision dont il parle</text:span>)</text:p>
      <text:p text:style-name="P1439"><text:tab/>[...]</text:p>
      <text:p text:style-name="P1439"><text:tab/>Y: c’est le film que t’avais enregistré là</text:p>
      <text:p text:style-name="P1439"><text:tab/>O: ah ouais <text:span text:style-name="T21">crisse</text:span> (<text:span text:style-name="T82">en haussant les sourcils comme pour exprimer sa surprise</text:span>)</text:p>
      <text:p text:style-name="P1439"><text:tab/>[sous-corpus 21, segment 2, page 17, lignes 4-14]</text:p>
      <text:p text:style-name="P637"/>
      <text:p text:style-name="P787"><text:span text:style-name="T1796">Dans l</text:span>a définition propos<text:span text:style-name="T1796">ée</text:span> Dostie <text:span text:style-name="T1797">(</text:span><text:span text:style-name="T640">à paraître a</text:span><text:span text:style-name="T641">)</text:span> pour cette lexie, <text:span text:style-name="T1798">la partie « </text:span><text:span text:style-name="T1800">qui n’est pas </text:span><text:span text:style-name="T1798">(parfaitement) conforme à ce que j’aurais pu imaginer ou anticiper a priori » nous rappelle la composante que nous identifions par le mot-clé </text:span><text:span text:style-name="T35">inattendu</text:span><text:span text:style-name="T1798">. Nous reconnaissons aussi une composante au sujet de l'expression d'une </text:span><text:span text:style-name="T35">forte émotion</text:span><text:span text:style-name="T1798"> avec laquelle, comme nous l'avons vu, les sacres sont intrinsèquement liés :</text:span></text:p>
      <text:p text:style-name="P637"><text:soft-page-break/></text:p>
      <text:p text:style-name="P608"><text:span text:style-name="T1817">3b</text:span><text:span text:style-name="T1818">. </text:span><text:span text:style-name="T1588">Crisse </text:span><text:span text:style-name="T1589">≅</text:span></text:p>
      <text:p text:style-name="P601"><text:span text:style-name="T1799">Étant donné un état de choses </text:span><text:span text:style-name="T1589">α </text:span><text:span text:style-name="T1799">dont je prends tout à coup conscience en raison de ce qui vient</text:span></text:p>
      <text:p text:style-name="P601"><text:span text:style-name="T1799">d’être dit ou en raison d’un événement qui survient </text:span><text:span text:style-name="T1589">||</text:span></text:p>
      <text:p text:style-name="P601"><text:span text:style-name="T1799">j’exprime avec une vive intensité une forte émotion à l’endroit de </text:span><text:span text:style-name="T1589">α </text:span><text:span text:style-name="T1799">qui n’est pas</text:span></text:p>
      <text:p text:style-name="P601">(parfaitement) conforme à ce que j’aurais pu imaginer ou anticiper a priori.</text:p>
      <text:p text:style-name="P601"><text:reference-mark-start text:name="ZOTERO_ITEM CSL_CITATION {&quot;citationID&quot;:&quot;2pptfa7hc3&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ZwQM3adUw5"/><text:span text:style-name="T624">(Dostie, à paraître a : </text:span><text:span text:style-name="T626">21</text:span><text:span text:style-name="T624">)</text:span><text:reference-mark-end text:name="ZOTERO_ITEM CSL_CITATION {&quot;citationID&quot;:&quot;2pptfa7hc3&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ZwQM3adUw5"/></text:p>
      <text:p text:style-name="P637"/>
      <text:p text:style-name="P788"><text:span text:style-name="T1820">Nous considérons ainsi que les composantes </text:span><text:span text:style-name="T36">inattendu</text:span><text:span text:style-name="T1820"> et </text:span><text:span text:style-name="T36">forte émotion</text:span><text:span text:style-name="T1820"> forment le signifié dénotatif des marqueurs de la classe </text:span><text:span text:style-name="T224">Sacre1</text:span><text:span text:style-name="T1820"> et que la composante </text:span><text:span text:style-name="T37">tabou</text:span><text:span text:style-name="T1820"> fait partie de son signifié connotatif.</text:span></text:p>
      <text:p text:style-name="P788"/>
      <text:p text:style-name="P36"><text:span text:style-name="T1821">Classe</text:span> <text:sequence text:ref-name="refMRAI64" text:name="MRAI" text:formula="ooow:MRAI+1" style:num-format="1">65</text:sequence>: <text:span text:style-name="T1821">Sacre1</text:span></text:p>
      <table:table table:name="Table81" table:style-name="Table81">
        <table:table-column table:style-name="Table81.A" table:number-columns-repeated="2"/>
        <table:table-column table:style-name="Table81.C"/>
        <table:table-row>
          <table:table-cell table:style-name="Table81.A1" office:value-type="string">
            <text:p text:style-name="P253">Actes illocutoires</text:p>
          </table:table-cell>
          <table:table-cell table:style-name="Table81.A1" office:value-type="string">
            <text:p text:style-name="P247">Connotation</text:p>
          </table:table-cell>
          <table:table-cell table:style-name="Table81.C1" office:value-type="string">
            <text:p text:style-name="P248">Prosodie</text:p>
          </table:table-cell>
        </table:table-row>
        <table:table-row>
          <table:table-cell table:style-name="Table81.A2" office:value-type="string">
            <text:p text:style-name="P896"><text:span text:style-name="T1822">forte émotion</text:span>, inattendu</text:p>
          </table:table-cell>
          <table:table-cell table:style-name="Table81.A2" office:value-type="string">
            <text:p text:style-name="P897">tabou</text:p>
          </table:table-cell>
          <table:table-cell table:style-name="Table81.C2" office:value-type="string">
            <text:p text:style-name="P898"/>
          </table:table-cell>
        </table:table-row>
      </table:table>
      <text:p text:style-name="P788"/>
      <text:h text:style-name="P1628" text:outline-level="5"><text:bookmark-start text:name="__RefHeading__14045_1771225373"/><text:span text:style-name="T1793">S</text:span>acre2<text:bookmark-end text:name="__RefHeading__14045_1771225373"/></text:h>
      <text:p text:style-name="P789">Le deuxième sens de<text:span text:style-name="T1823">s sacres </text:span>en tant que MRAI exprime en quelque sorte la colère, le sentiment que qqch. est mal et ne correspond pas au désir de l'énonciateur. En (<text:span text:style-name="T1687">121</text:span>), il n'est pas question d'une situation inattendue, mais plutôt d'une situation qui ne correspond pas aux désirs de l'énonciateur :</text:p>
      <text:p text:style-name="P789"/>
      <text:p text:style-name="P1439">(<text:span text:style-name="T1391"><text:sequence text:ref-name="refDrawing180" text:name="Drawing" text:formula="ooow:Drawing+1" style:num-format="1">181</text:sequence></text:span>)<text:tab/><text:span text:style-name="T1824">Y : {mais;ben} t’sais je peux pas chialer mais jamais que (.) si le Québec se sépare je câlisse (</text:span><text:span text:style-name="T225">en tournant la tête vers la droite comme pour représenter le mouvement de départ dont il s’apprête à parler</text:span><text:span text:style-name="T1824">) mon camp ailleurs [1ça c’est clair eh </text:span><text:span text:style-name="T38">crisse</text:span><text:span text:style-name="T1824"> (</text:span><text:span text:style-name="T225">dit avec un petit rire</text:span><text:span text:style-name="T1824">)</text:span></text:p>
      <text:p text:style-name="P1439"><text:tab/>[sous-corpus 21, segment 1, page 14, ligne 2]</text:p>
      <text:p text:style-name="P637"/>
      <text:p text:style-name="P790">En (<text:span text:style-name="T1687">122</text:span>), <text:span text:style-name="T1825">l'énonciateur M ne réagit pas à une situation inattendue lorsqu'il produit </text:span><text:span text:style-name="T226">crisse</text:span><text:span text:style-name="T1825">, mais plutôt à sa propre histoire :</text:span></text:p>
      <text:p text:style-name="P637"/>
      <text:p text:style-name="P1439"><text:soft-page-break/><text:span text:style-name="T1826">(</text:span><text:span text:style-name="T1391"><text:sequence text:ref-name="refDrawing181" text:name="Drawing" text:formula="ooow:Drawing+1" style:num-format="1">182</text:sequence></text:span><text:span text:style-name="T1826">)<text:tab/></text:span>M: mais euh: genre euh: à ce qu’il paraît il fait vraiment (.) plein de calls sexuels dans ses cours (.) AU secondaire [1genre</text:p>
      <text:p text:style-name="P1439"><text:tab/>C: [1ben voyons</text:p>
      <text:p text:style-name="P1439"><text:tab/>M: ben oui/ (.) mais t’sais OUI t’es en secondaire quatre oui ils sont plus vieux (e<text:span text:style-name="T82">n dessinant des guillemets avec ses doigts en disant plus vieux</text:span>)</text:p>
      <text:p text:style-name="P1439"><text:tab/>MÈ: ben non [1mais tu dis pas ça</text:p>
      <text:p text:style-name="P1439"><text:tab/>M: [1mais <text:span text:style-name="T21">crisse</text:span> ça ça: ça l’a pas sa place là</text:p>
      <text:p text:style-name="P1439"><text:tab/>[sous-corpus 25, segment 8, page 116, ligne 15]</text:p>
      <text:p text:style-name="P637"/>
      <text:p text:style-name="P787"><text:span text:style-name="T1827">L</text:span>a définition que propose Dostie <text:span text:style-name="T1828">(à paraître a)</text:span> pour cette lexie <text:span text:style-name="T1829">est différente de celle vue plus haut pour </text:span><text:span text:style-name="T227">crisse</text:span><text:span text:style-name="T39">3b</text:span><text:span text:style-name="T1829"> sur quelques aspects : </text:span></text:p>
      <text:p text:style-name="P637"/>
      <text:p text:style-name="P608"><text:span text:style-name="T1819">3c</text:span><text:span text:style-name="T1818">. </text:span><text:span text:style-name="T1588">Crisse </text:span><text:span text:style-name="T1589">≅</text:span></text:p>
      <text:p text:style-name="P601"><text:span text:style-name="T1799">Étant donné un état de choses </text:span><text:span text:style-name="T1589">α </text:span><text:span text:style-name="T1799">très dérangeant dont je prends tout à coup conscience en</text:span></text:p>
      <text:p text:style-name="P601"><text:span text:style-name="T1799">raison de ce qui vient d’être dit ou en raison d’un événement qui survient </text:span><text:span text:style-name="T1589">||</text:span></text:p>
      <text:p text:style-name="P601"><text:span text:style-name="T1799">j’exprime avec une vive intensité une forte émotion négative à l’endroit de </text:span><text:span text:style-name="T1589">α </text:span><text:span text:style-name="T1799">qui m’atteint</text:span></text:p>
      <text:p text:style-name="P601">personnellement et qui perturbe, à des degrés variables, mon bien-être physique et/ou mental.</text:p>
      <text:p text:style-name="P601"><text:reference-mark-start text:name="ZOTERO_ITEM CSL_CITATION {&quot;citationID&quot;:&quot;1ag00ru948&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3oDMyQzI3V"/><text:span text:style-name="T624">(Dostie, à paraître a : </text:span><text:span text:style-name="T627">**</text:span><text:span text:style-name="T624">)</text:span><text:reference-mark-end text:name="ZOTERO_ITEM CSL_CITATION {&quot;citationID&quot;:&quot;1ag00ru948&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3oDMyQzI3V"/></text:p>
      <text:p text:style-name="P1167"/>
      <text:p text:style-name="P791"><text:span text:style-name="T1801">M</text:span><text:span text:style-name="T1799">algré la composante présupposée de cette définition où un énonciateur prend tout à coup conscience d'un état de chose, les marqueurs de la classe </text:span><text:span text:style-name="T1813">Sacre2</text:span><text:span text:style-name="T1799"> ne semble</text:span><text:span text:style-name="T1802">nt</text:span><text:span text:style-name="T1799"> pas particulièrement liés à l'expression de la surprise.</text:span></text:p>
      <text:p text:style-name="P637"/>
      <text:p text:style-name="P791"><text:span text:style-name="T1829">La composante « </text:span><text:span text:style-name="T1803">j’exprime avec une vive intensité une forte émotion » est la même que pour </text:span><text:span text:style-name="T1814">crisse</text:span><text:span text:style-name="T1815">3b</text:span><text:span text:style-name="T1803"> e</text:span><text:span text:style-name="T1804">t</text:span><text:span text:style-name="T1803"> peut également être représentée par le mot-clé </text:span><text:span text:style-name="T1815">f</text:span><text:span text:style-name="T21">orte émotion</text:span>. </text:p>
      <text:p text:style-name="P116"/>
      <text:p text:style-name="P791"><text:span text:style-name="T1830">La partie de la définition sur l'</text:span>expression d'une « émotion négative à l'endroit de » est représenté<text:span text:style-name="T1831">e dans notre système de description</text:span> par le mot-clé <text:span text:style-name="T21">mal</text:span>. <text:span text:style-name="T1832">La partie de la définition </text:span>« <text:span text:style-name="T1799">qui m’atteint </text:span>personnellement et qui perturbe, à des degrés variables, mon bien-être physique et/ou mental. » est représenté par le mot-clé <text:span text:style-name="T21">se sentir mal</text:span>. </text:p>
      <text:p text:style-name="P1176"/>
      <text:p text:style-name="P1168">Comme pour les marqueurs de la classe <text:span text:style-name="T82">Sacre1</text:span>, ceux de la classe <text:span text:style-name="T82">Sacre2</text:span> sont de plus caractérisés par la connotation <text:span text:style-name="T40">tabou</text:span>. </text:p>
      <text:p text:style-name="P1176"><text:soft-page-break/></text:p>
      <text:p text:style-name="P36"><text:span text:style-name="T1821">Classe</text:span> <text:sequence text:ref-name="refMRAI65" text:name="MRAI" text:formula="ooow:MRAI+1" style:num-format="1">66</text:sequence>: <text:span text:style-name="T1821">Sacre2</text:span></text:p>
      <table:table table:name="Table82" table:style-name="Table82">
        <table:table-column table:style-name="Table82.A" table:number-columns-repeated="2"/>
        <table:table-column table:style-name="Table82.C"/>
        <table:table-row>
          <table:table-cell table:style-name="Table82.A1" office:value-type="string">
            <text:p text:style-name="P253">Actes illocutoires</text:p>
          </table:table-cell>
          <table:table-cell table:style-name="Table82.A1" office:value-type="string">
            <text:p text:style-name="P247">Connotation</text:p>
          </table:table-cell>
          <table:table-cell table:style-name="Table82.C1" office:value-type="string">
            <text:p text:style-name="P248">Prosodie</text:p>
          </table:table-cell>
        </table:table-row>
        <table:table-row>
          <table:table-cell table:style-name="Table82.A2" office:value-type="string">
            <text:p text:style-name="P896"><text:span text:style-name="T1822">forte émotion</text:span>, mal, s<text:span text:style-name="T1833">e s</text:span>en<text:span text:style-name="T1833">tir</text:span> mal</text:p>
          </table:table-cell>
          <table:table-cell table:style-name="Table82.A2" office:value-type="string">
            <text:p text:style-name="P899">tabou</text:p>
          </table:table-cell>
          <table:table-cell table:style-name="Table82.C2" office:value-type="string">
            <text:p text:style-name="P898"/>
          </table:table-cell>
        </table:table-row>
      </table:table>
      <text:p text:style-name="P792"/>
      <text:h text:style-name="P1628" text:outline-level="5"><text:bookmark-start text:name="__RefHeading__14047_1771225373"/><text:span text:style-name="T1793">S</text:span>ubst<text:span text:style-name="T1834">it</text:span>ut1<text:bookmark-end text:name="__RefHeading__14047_1771225373"/></text:h>
      <text:p text:style-name="P1169">Les formes de remplacement peuvent être définies en parallèle aux sacres. La composante <text:span text:style-name="T41">forte émotion</text:span> n'est pas présente dans le signifié des formes de remplacement, mais la distinction entre les emplois qui expriment la surprise et ceux qui expriment la colère persiste. </text:p>
      <text:p text:style-name="P1176"/>
      <text:p text:style-name="P1176"><text:span text:style-name="T1835">En (123), l'énonciateur C utilise </text:span><text:span text:style-name="T228">crime</text:span> <text:span text:style-name="T1835">pour exprimer sa surprise :</text:span></text:p>
      <text:p text:style-name="P117"/>
      <text:p text:style-name="P1439">(<text:span text:style-name="T1391"><text:sequence text:ref-name="refDrawing182" text:name="Drawing" text:formula="ooow:Drawing+1" style:num-format="1">183</text:sequence></text:span>)<text:tab/>ME : mais euh ils se battaient [1à coups de poing là/ vraiment fort/</text:p>
      <text:p text:style-name="P1439"><text:tab/>C : [1<text:span text:style-name="T21">crime</text:span> {il a/;ils ont fait} ça sérieux/ euh</text:p>
      <text:p text:style-name="P1439"><text:tab/>[sous-corpus 3, segment 6, page 101, lignes 10-11]</text:p>
      <text:p text:style-name="P1176"/>
      <text:p text:style-name="P1170">La définition de Dostie pour la lexie <text:span text:style-name="T82">crime</text:span><text:span text:style-name="T21">2b</text:span> correspond à la classe de marqueur que nous nommons <text:span text:style-name="T82">Substitut1</text:span><text:span text:style-name="T475"> :</text:span></text:p>
      <text:p text:style-name="P1176"/>
      <text:p text:style-name="P608"><text:span text:style-name="T1819">2b</text:span><text:span text:style-name="T1818">. </text:span><text:span text:style-name="T1588">Crime </text:span><text:span text:style-name="T1589">≅</text:span></text:p>
      <text:p text:style-name="P601"><text:span text:style-name="T1799">Étant donné un état de choses </text:span><text:span text:style-name="T1589">α </text:span><text:span text:style-name="T1799">dont je prends tout à coup conscience en raison de ce qui vient</text:span></text:p>
      <text:p text:style-name="P601"><text:span text:style-name="T1799">d’être dit ou en raison d’un événement qui survient </text:span><text:span text:style-name="T1589">||</text:span></text:p>
      <text:p text:style-name="P601"><text:span text:style-name="T1799">j’exprime avec une faible intensité une légère émotion à l’endroit de </text:span><text:span text:style-name="T1589">α </text:span><text:span text:style-name="T1799">qui n’est pas</text:span></text:p>
      <text:p text:style-name="P601">(parfaitement) conforme à ce que j’aurais pu imaginer ou anticiper a priori.</text:p>
      <text:p text:style-name="P601"><text:reference-mark-start text:name="ZOTERO_ITEM CSL_CITATION {&quot;citationID&quot;:&quot;14ved7lmke&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GzW1TUOMNt"/><text:span text:style-name="T624">(Dostie, à paraître a : </text:span><text:span text:style-name="T628">**</text:span><text:span text:style-name="T624">)</text:span><text:reference-mark-end text:name="ZOTERO_ITEM CSL_CITATION {&quot;citationID&quot;:&quot;14ved7lmke&quot;,&quot;properties&quot;:{&quot;formattedCitation&quot;:&quot;{\\rtf (Dostie, \\uc0\\u224{} para\\uc0\\u238{}tre a)}&quot;,&quot;plainCitation&quot;:&quot;(Dostie, à paraître a)&quot;},&quot;citationItems&quot;:[{&quot;id&quot;:40,&quot;uris&quot;:[&quot;http://zotero.org/users/1655709/items/IFVSSWFC&quot;],&quot;uri&quot;:[&quot;http://zotero.org/users/1655709/items/IFVSSWFC&quot;],&quot;itemData&quot;:{&quot;id&quot;:40,&quot;type&quot;:&quot;article-journal&quot;,&quot;title&quot;:&quot;Gros mots et petits mots dans une perspective prototypique. Les sacres et leurs substituts euphémisés en français québécois&quot;,&quot;container-title&quot;:&quot;Revue internationale de linguistique française&quot;,&quot;page&quot;:&quot;34&quot;,&quot;volume&quot;:&quot;1&quot;,&quot;issue&quot;:&quot;1&quot;,&quot;author&quot;:[{&quot;family&quot;:&quot;Dostie&quot;,&quot;given&quot;:&quot;Gaétane&quot;}],&quot;issued&quot;:{&quot;literal&quot;:&quot;à paraître a&quot;}}}],&quot;schema&quot;:&quot;https://github.com/citation-style-language/schema/raw/master/csl-citation.json&quot;} RNDGzW1TUOMNt"/></text:p>
      <text:p text:style-name="P116"/>
      <text:p text:style-name="P1171">La seule différence entre cette définition et celle de <text:span text:style-name="T395">crisse</text:span><text:span text:style-name="T21">3b</text:span> se trouve dans les mots « avec une faible intensité une légère émotion » qui distinguent le signifié dénotatif des substituts des sacres. La classe <text:span text:style-name="T82">Substitut1</text:span> sera donc dénuée de la composante <text:span text:style-name="T599">forte émotion</text:span>. Elle n'est également pas connotée par l'interdit qui <text:span text:style-name="T1836">caractérise</text:span> les sacres, représenté par le mot-clé <text:span text:style-name="T40">tabou</text:span>. </text:p>
      <text:p text:style-name="P1176"/>
      <text:p text:style-name="P36"><text:soft-page-break/><text:span text:style-name="T1821">Classe</text:span> <text:sequence text:ref-name="refMRAI66" text:name="MRAI" text:formula="ooow:MRAI+1" style:num-format="1">67</text:sequence>: <text:span text:style-name="T1821">Substitut1</text:span></text:p>
      <table:table table:name="Table83" table:style-name="Table83">
        <table:table-column table:style-name="Table83.A"/>
        <table:table-column table:style-name="Table83.B"/>
        <table:table-row>
          <table:table-cell table:style-name="Table83.A1" office:value-type="string">
            <text:p text:style-name="P253">Actes illocutoires</text:p>
          </table:table-cell>
          <table:table-cell table:style-name="Table83.B1" office:value-type="string">
            <text:p text:style-name="P248">Prosodie</text:p>
          </table:table-cell>
        </table:table-row>
        <table:table-row>
          <table:table-cell table:style-name="Table83.A2" office:value-type="string">
            <text:p text:style-name="P896">inattendu</text:p>
          </table:table-cell>
          <table:table-cell table:style-name="Table83.B2" office:value-type="string">
            <text:p text:style-name="P898"/>
          </table:table-cell>
        </table:table-row>
      </table:table>
      <text:p text:style-name="P792"/>
      <text:h text:style-name="P1628" text:outline-level="5"><text:bookmark-start text:name="__RefHeading__14049_1771225373"/><text:span text:style-name="T1793">S</text:span>ubstitut2<text:bookmark-end text:name="__RefHeading__14049_1771225373"/></text:h>
      <text:p text:style-name="P1176"><text:span text:style-name="T1835">En (124), l'énonciateur M utilise </text:span><text:span text:style-name="T229">C</text:span><text:span text:style-name="T82">rime</text:span>2 <text:span text:style-name="T1835">pour exprimer son sentiment négatif au sujet d'un élément de la situation :</text:span></text:p>
      <text:p text:style-name="P1176"/>
      <text:p text:style-name="P1439">(<text:span text:style-name="T1391"><text:sequence text:ref-name="refDrawing183" text:name="Drawing" text:formula="ooow:Drawing+1" style:num-format="1">184</text:sequence></text:span>)<text:tab/>M : tu comprends pas un sacrement de mot [1de ce qu’il dit là &lt;all&lt;la seule affaire que tu comprends&gt;&gt; c’est c’est •vino° pis euh (RIRE)</text:p>
      <text:p text:style-name="P1439"><text:tab/>[...]</text:p>
      <text:p text:style-name="P1439"><text:tab/>M : [1&lt;f&lt;tandis que quand t’es dans la la bonne [2comme là en FRANCE c’est pas pire t’es dans la bonne langue&gt;&gt; &lt;dim&lt;là je veux dire [3ben là <text:span text:style-name="T21">crime</text:span>&gt;&gt;</text:p>
      <text:p text:style-name="P1439"><text:tab/>[sous-corpus 6, segment 7, page 94, ligne 17 - page 95, ligne 4] </text:p>
      <text:p text:style-name="P118"/>
      <text:p text:style-name="P1176"><text:span text:style-name="T1837">La définition</text:span> proposée dans Dostie (à paraître a) pour ce<text:span text:style-name="T1837">t</text:span> emploi précis<text:span text:style-name="T1837">e</text:span> que l'émotion <text:span text:style-name="T1837">négative</text:span> exprimée est légère :</text:p>
      <text:p text:style-name="P119"/>
      <text:p text:style-name="P608"><text:span text:style-name="T1819">2c</text:span><text:span text:style-name="T1818">. </text:span><text:span text:style-name="T1588">Crime </text:span><text:span text:style-name="T1589">≅</text:span></text:p>
      <text:p text:style-name="P601"><text:span text:style-name="T1799">Étant donné un état de choses </text:span><text:span text:style-name="T1589">α </text:span><text:span text:style-name="T1799">dont je prends tout à coup conscience en raison de ce qui</text:span></text:p>
      <text:p text:style-name="P601"><text:span text:style-name="T1799">vient d’être dit ou en raison d’un événement qui survient </text:span><text:span text:style-name="T1589">||</text:span></text:p>
      <text:p text:style-name="P601"><text:span text:style-name="T1799">j’exprime avec une faible intensité une émotion plutôt négative à l’endroit de </text:span><text:span text:style-name="T1589">α </text:span><text:span text:style-name="T1799">qui n’est pas</text:span></text:p>
      <text:p text:style-name="P601">tel que je l’aurais voulu.</text:p>
      <text:p text:style-name="P1176"/>
      <text:p text:style-name="P1172">La dernière partie de cette définition peut être représentée par les composantes <text:span text:style-name="T21">mal</text:span> et <text:span text:style-name="T21">se sentir mal</text:span>.</text:p>
      <text:p text:style-name="P1172"/>
      <text:p text:style-name="P36"><text:span text:style-name="T1821">Classe</text:span> <text:sequence text:ref-name="refMRAI67" text:name="MRAI" text:formula="ooow:MRAI+1" style:num-format="1">68</text:sequence>: <text:span text:style-name="T1821">Substitut2</text:span></text:p>
      <table:table table:name="Table84" table:style-name="Table84">
        <table:table-column table:style-name="Table84.A"/>
        <table:table-column table:style-name="Table84.B"/>
        <table:table-row>
          <table:table-cell table:style-name="Table84.A1" office:value-type="string">
            <text:p text:style-name="P253">Actes illocutoires</text:p>
          </table:table-cell>
          <table:table-cell table:style-name="Table84.B1" office:value-type="string">
            <text:p text:style-name="P248">Prosodie</text:p>
          </table:table-cell>
        </table:table-row>
        <table:table-row>
          <table:table-cell table:style-name="Table84.A2" office:value-type="string">
            <text:p text:style-name="P896">mal, <text:span text:style-name="T1833">se </text:span>sen<text:span text:style-name="T1833">tir</text:span> mal</text:p>
          </table:table-cell>
          <table:table-cell table:style-name="Table84.B2" office:value-type="string">
            <text:p text:style-name="P898"/>
          </table:table-cell>
        </table:table-row>
      </table:table>
      <text:p text:style-name="P792"/>
      <text:p text:style-name="P792"/>
      <text:h text:style-name="P1630" text:outline-level="6"><text:bookmark-start text:name="__RefHeading__17840_4663105"/><text:soft-page-break/>Variations dans l'utilisation des sacres<text:bookmark-end text:name="__RefHeading__17840_4663105"/></text:h>
      <text:p text:style-name="P793"/>
      <text:p text:style-name="P793"><text:span text:style-name="T1838">**</text:span>La plupart des locuteurs ne sacrent pas ou presque pas, tandis que quelques locuteurs sacres énormément. Pour ces derniers, les sacres sont sémantiquement <text:span text:style-name="T1839">et prosodiquement</text:span> équivalents à des formes de remplacement. <text:span text:style-name="T1839">Leurs sacres sont produits avec une telle fréquence et de façon non-accentuée, qu'ils perdent leur connotation tabou et leur sens « forte émotion ». </text:span></text:p>
      <text:p text:style-name="P793"/>
      <text:p text:style-name="P793"/>
      <text:h text:style-name="P1628" text:outline-level="5"><text:bookmark-start text:name="__RefHeading__15903_1541018626"/>MERDE<text:bookmark-end text:name="__RefHeading__15903_1541018626"/></text:h>
      <text:p text:style-name="P1173"><text:span text:style-name="T530">Utilisé comme MRAI, </text:span><text:span text:style-name="T230">m</text:span><text:span text:style-name="T231">erde</text:span> <text:span text:style-name="T1840">semble être un synonyme de </text:span><text:span text:style-name="T232">zut</text:span><text:span text:style-name="T1840">, mais l'unité porte en plus une connotation de tabou. Contrairement aux sacres, le caractère mauvais du mot </text:span><text:span text:style-name="T232">merde</text:span><text:span text:style-name="T1840"> n'a pas pour origine un interdit religieux, mais plutôt un interdit lié à son référent « sale ». </text:span></text:p>
      <text:p text:style-name="P1173"/>
      <text:p text:style-name="P1174">En (<text:span text:style-name="T1687">125</text:span>), l'énonciat<text:span text:style-name="T1841">rice</text:span> utilise <text:span text:style-name="T233">merde</text:span> pour exprimer que <text:span text:style-name="T1841">le fait qu'elle a un cours d'E.C.C. n'est pas bien et qu'elle </text:span>éprouve un sentiment négatif :</text:p>
      <text:p text:style-name="P1013"/>
      <text:p text:style-name="P1439"><text:span text:style-name="T1842">(</text:span><text:span text:style-name="T1391"><text:sequence text:ref-name="refDrawing184" text:name="Drawing" text:formula="ooow:Drawing+1" style:num-format="1">185</text:sequence></text:span><text:span text:style-name="T1842">)<text:tab/></text:span>MA : arrête avec la prof d’E.C.C. là c’est la fin de semaine (<text:span text:style-name="T82">dit en riant)</text:span></text:p>
      <text:p text:style-name="P1439"><text:tab/>[...]</text:p>
      <text:p text:style-name="P1439"><text:tab/>C : [1<text:span text:style-name="T21">merde</text:span> on a un cours vendre- euh jeudi [2à la pre- dernière période</text:p>
      <text:p text:style-name="P1439"><text:tab/>[sous-corpus 3, segment 5, page 82, ligne 18]</text:p>
      <text:p text:style-name="P1013"/>
      <text:p text:style-name="P1013">La forme <text:span text:style-name="T82">marde</text:span> n'est pas <text:span text:style-name="T1842">employée comme MRAI dans le CFPQ.</text:span></text:p>
      <text:p text:style-name="P1013"/>
      <text:p text:style-name="P36"><text:span text:style-name="T1841">Classe</text:span> <text:sequence text:ref-name="refMRAI68" text:name="MRAI" text:formula="ooow:MRAI+1" style:num-format="1">69</text:sequence>: M<text:span text:style-name="T1841">erde</text:span></text:p>
      <table:table table:name="Table85" table:style-name="Table85">
        <table:table-column table:style-name="Table85.A"/>
        <table:table-column table:style-name="Table85.B"/>
        <table:table-column table:style-name="Table85.C"/>
        <table:table-column table:style-name="Table85.D"/>
        <table:table-column table:style-name="Table85.E"/>
        <table:table-row>
          <table:table-cell table:style-name="Table85.A1" office:value-type="string">
            <text:p text:style-name="P205">Formes</text:p>
          </table:table-cell>
          <table:table-cell table:style-name="Table85.A1" office:value-type="string">
            <text:p text:style-name="P253">Fréquences</text:p>
          </table:table-cell>
          <table:table-cell table:style-name="Table85.A1" office:value-type="string">
            <text:p text:style-name="P253">Actes illocutoires</text:p>
          </table:table-cell>
          <table:table-cell table:style-name="Table85.A1" office:value-type="string">
            <text:p text:style-name="P249">Connotation</text:p>
          </table:table-cell>
          <table:table-cell table:style-name="Table85.E1" office:value-type="string">
            <text:p text:style-name="P250">Prosodie</text:p>
          </table:table-cell>
        </table:table-row>
        <table:table-row>
          <table:table-cell table:style-name="Table85.A2" office:value-type="string">
            <text:p text:style-name="P935">merde</text:p>
          </table:table-cell>
          <table:table-cell table:style-name="Table85.A2" office:value-type="string">
            <text:p text:style-name="P354">7</text:p>
          </table:table-cell>
          <table:table-cell table:style-name="Table85.A2" office:value-type="string">
            <text:p text:style-name="P900">mal, <text:span text:style-name="T1843">se </text:span>sen<text:span text:style-name="T1843">tir</text:span> mal</text:p>
          </table:table-cell>
          <table:table-cell table:style-name="Table85.A2" office:value-type="string">
            <text:p text:style-name="P901">tabou</text:p>
          </table:table-cell>
          <table:table-cell table:style-name="Table85.E2" office:value-type="string">
            <text:p text:style-name="P900"/>
          </table:table-cell>
        </table:table-row>
      </table:table>
      <text:p text:style-name="P902"/>
      <text:h text:style-name="P1545" text:outline-level="2"><text:bookmark-start text:name="__RefHeading__16469_1541018626"/><text:span text:style-name="T2011">C.6. Autres m</text:span>arqueurs <text:span text:style-name="T1841">non traités</text:span><text:bookmark-end text:name="__RefHeading__16469_1541018626"/></text:h>
      <text:p text:style-name="P1176">D'autres candidats au statut de MRAI se <text:span text:style-name="T1841">re</text:span>trouvent dans le CFPQ, mais à des fréquences trop peu élevé<text:span text:style-name="T1841">e</text:span>s p<text:span text:style-name="T1841">o</text:span>ur nous permettre de tirer des conclusions claires à leur sujet. </text:p>
      <text:p text:style-name="P1176"><text:soft-page-break/></text:p>
      <text:p text:style-name="P1176">Ces MRAI <text:span text:style-name="T1844">seraient intéressants à analyser, mais ont ne les retrouve qu'une seule fois dans le CFPQ </text:span>(en exceptant les discours rapportés) : <text:span text:style-name="T611">┌</text:span><text:span text:style-name="T82">ta gueule</text:span><text:span text:style-name="T613">┐</text:span>, <text:span text:style-name="T82">putain</text:span>, <text:span text:style-name="T611">┌</text:span><text:span text:style-name="T234">bonne chance</text:span><text:span text:style-name="T613">┐</text:span><text:span text:style-name="T1841">, </text:span><text:span text:style-name="T611">┌</text:span><text:span text:style-name="T234">aïe aïe aïe</text:span><text:span text:style-name="T613">┐</text:span><text:span text:style-name="T1841">, </text:span><text:span text:style-name="T234">mettons</text:span><text:span text:style-name="T1841">.</text:span></text:p>
      <text:p text:style-name="P1176"/>
      <text:p text:style-name="P1176"><text:span text:style-name="T1845">**Que faire des unités : </text:span><text:span text:style-name="T1080">ok, </text:span><text:span text:style-name="T1081">allo, hello, salut, bonjour, oui, non..?</text:span></text:p>
      <text:p text:style-name="P1175"/>
      <text:h text:style-name="P1643" text:outline-level="4"><text:bookmark-start text:name="__RefHeading___Toc27071_713492055"/>DÉGUEU<text:span text:style-name="T1352">LASSE</text:span><text:bookmark-end text:name="__RefHeading___Toc27071_713492055"/></text:h>
      <text:p text:style-name="P1176">Le sens <text:span text:style-name="T1352">du mot-phrase </text:span><text:span text:style-name="T137">dégueulasse</text:span> est similaire <text:span text:style-name="T1502">aux unités de la classe </text:span><text:span text:style-name="T385">Ark</text:span>, <text:span text:style-name="T1503">mais son origine adjectival n'en fait pas une interjection primaire. Comme i</text:span>l n'est utilisé qu<text:span text:style-name="T1352">e d</text:span>e<text:span text:style-name="T1352">ux</text:span> fois dans le CFPQ, <text:span text:style-name="T1504">on ne peut tirer des conclusions fortes à son sujet</text:span>. <text:span text:style-name="T1503">En (50), l'énonciateur S utilise la forme abrégée </text:span><text:span text:style-name="T138">dégueu</text:span><text:span text:style-name="T1503"> pour exprimer son dégoût : </text:span></text:p>
      <text:p text:style-name="P1176"/>
      <text:p text:style-name="P1439"><text:span text:style-name="T1505">(</text:span><text:span text:style-name="T1505"><text:sequence text:ref-name="refDrawing185" text:name="Drawing" text:formula="ooow:Drawing+1" style:num-format="1">186</text:sequence></text:span><text:span text:style-name="T1505">)<text:tab/></text:span>F : mais pareil un un bras c’est comme &lt;p&lt;je sais pas un bras t’as un bras ici (<text:span text:style-name="T82">en se touchant les côtes, comme pour désigner l’endroit dont il parle</text:span>) c’est comme ça s’enlève&gt;&gt; (.) mais un VIsage (.) [1dans TA FAce</text:p>
      <text:p text:style-name="P1439"><text:tab/>S : [1(inaud.)</text:p>
      <text:p text:style-name="P1439"><text:tab/>G : ça s’enlève mais ça doit [1laisser des cicatrices</text:p>
      <text:p text:style-name="P1439"><text:tab/>[...]</text:p>
      <text:p text:style-name="P1439"><text:tab/>S : (RIRE) [1<text:span text:style-name="T21">dégueu </text:span></text:p>
      <text:p text:style-name="P1439"><text:tab/>[sous-corpus 9, segment 6, page 77, ligne<text:span text:style-name="T1505">s</text:span> <text:span text:style-name="T1505">11-</text:span>15]</text:p>
      <text:p text:style-name="P1176"/>
      <text:p text:style-name="P36"><text:span text:style-name="T1502">Classe</text:span> <text:sequence text:ref-name="refMRAI69" text:name="MRAI" text:formula="ooow:MRAI+1" style:num-format="1">70</text:sequence>: D<text:span text:style-name="T1502">éguelasse</text:span></text:p>
      <table:table table:name="Table86" table:style-name="Table86">
        <table:table-column table:style-name="Table86.A"/>
        <table:table-column table:style-name="Table86.B"/>
        <table:table-column table:style-name="Table86.C"/>
        <table:table-column table:style-name="Table86.D"/>
        <table:table-row>
          <table:table-cell table:style-name="Table86.A1" office:value-type="string">
            <text:p text:style-name="P251">Formes</text:p>
          </table:table-cell>
          <table:table-cell table:style-name="Table86.A1" office:value-type="string">
            <text:p text:style-name="P253">Fréquences</text:p>
          </table:table-cell>
          <table:table-cell table:style-name="Table86.A1" office:value-type="string">
            <text:p text:style-name="P253">Actes illocutoires</text:p>
          </table:table-cell>
          <table:table-cell table:style-name="Table86.D1" office:value-type="string">
            <text:p text:style-name="P252">Prosodie</text:p>
          </table:table-cell>
        </table:table-row>
        <table:table-row>
          <table:table-cell table:style-name="Table86.A2" office:value-type="string">
            <text:p text:style-name="P935">dégueu<text:span text:style-name="T1352">lasse</text:span></text:p>
          </table:table-cell>
          <table:table-cell table:style-name="Table86.A2" office:value-type="string">
            <text:p text:style-name="P356">1</text:p>
          </table:table-cell>
          <table:table-cell table:style-name="Table86.A2" table:number-rows-spanned="2" office:value-type="string">
            <text:p text:style-name="P903">dégoût</text:p>
          </table:table-cell>
          <table:table-cell table:style-name="Table86.D2" office:value-type="string">
            <text:p text:style-name="P903"/>
          </table:table-cell>
        </table:table-row>
        <table:table-row>
          <table:table-cell table:style-name="Table86.A2" office:value-type="string">
            <text:p text:style-name="P956">dégueu</text:p>
          </table:table-cell>
          <table:table-cell table:style-name="Table86.A2" office:value-type="string">
            <text:p text:style-name="P355">1</text:p>
          </table:table-cell>
          <table:covered-table-cell/>
          <table:table-cell table:style-name="Table86.D2" office:value-type="string">
            <text:p text:style-name="P903"/>
          </table:table-cell>
        </table:table-row>
      </table:table>
      <text:p text:style-name="P912"/>
      <text:h text:style-name="P1573" text:outline-level="1"><text:bookmark-start text:name="__RefHeading___Toc54435_1845184361"/><text:span text:style-name="T2080">G</text:span>) CONCLUSION<text:bookmark-end text:name="__RefHeading___Toc54435_1845184361"/></text:h>
      <text:p text:style-name="corps"/>
      <text:h text:style-name="P1547" text:outline-level="2"><text:bookmark-start text:name="__RefHeading___Toc54437_1845184361"/><text:span text:style-name="T2011">C.1. </text:span>Polysémie<text:bookmark-end text:name="__RefHeading___Toc54437_1845184361"/></text:h>
      <text:p text:style-name="corps"><text:bookmark-start text:name="__RefHeading__20342_482646448"/>Prosodie<text:bookmark-end text:name="__RefHeading__20342_482646448"/></text:p>
      <text:p text:style-name="P1056">Certaines caractéristiques qui permettent à un humain de déterminer le sens d'un MRAI polysème sont difficilement accessible à un ordinateur. </text:p>
      <text:p text:style-name="P1031"/>
      <text:p text:style-name="P1031">- <text:span text:style-name="T1995">prononciation</text:span></text:p>
      <text:p text:style-name="P1031">- <text:span text:style-name="T1995">contexte lexical</text:span></text:p>
      <text:p text:style-name="P1031"/>
      <text:p text:style-name="P1056">humain : - contexte encyclopédique</text:p>
      <text:p text:style-name="P1031"/>
      <text:p text:style-name="P1031"/>
      <text:p text:style-name="P1031">MRAI polysème est la façon qu'il est prononcé. </text:p>
      <text:p text:style-name="P1031"/>
      <text:p text:style-name="P1057">Deux obstacles :</text:p>
      <text:p text:style-name="P1031"/>
      <text:p text:style-name="P1031">1. <text:span text:style-name="T1996">La transcription du CFPQ n'est pas très fine au sujet de la prosodie.</text:span></text:p>
      <text:p text:style-name="P1031"/>
      <text:p text:style-name="P1058"><text:span text:style-name="T1996">2. </text:span>Puisque le CFPQ est constitué de conversation<text:span text:style-name="T1997">s</text:span>, <text:span text:style-name="T1998">s</text:span>es enregistrements souffrent du problème d<text:span text:style-name="T1999">es</text:span> <text:span text:style-name="T1999">chevauchements de parole. Souvent, les interjections sont prononcées en même temps qu'une autre personne parle. Par conséquent, l'analyse des différentes caractéristiques des bandes sonores des corpus n'offrent pas une source de données fiables sur le plan acoustique. </text:span></text:p>
      <text:p text:style-name="P1058"/>
      <text:p text:style-name="P1057">La solution à ces deux problèmes consiste à <text:span text:style-name="T1997">ré-annoter certaines parties du corpus.</text:span></text:p>
      <text:p text:style-name="P1059">Il existe cependant des méthodes d'annotation de la prosodie à partir de l'écoute</text:p>
      <text:p text:style-name="P1031"/>
      <text:p text:style-name="P1031"><text:span text:style-name="T2000">La description des caractéristiques </text:span>prosodi<text:span text:style-name="T2001">ques des unités </text:span></text:p>
      <text:p text:style-name="P1060"/>
      <text:p text:style-name="P1061">IVTS <text:span text:style-name="T2002">=&gt; pas allongement de syllabes, <text:s/>alignement pas nécessairement sur l'intensité.</text:span></text:p>
      <text:p text:style-name="P92"><text:soft-page-break/>Vers un système multilinéaire de transcription des variations intonatives</text:p>
      <text:p text:style-name="P93"><text:span text:style-name="T2003">Brechtje Post</text:span><text:span text:style-name="T2004">1 </text:span><text:span text:style-name="T2003">&amp; Elisabeth Delais-Roussarie</text:span><text:span text:style-name="T2004">2</text:span></text:p>
      <text:p text:style-name="P1061"/>
      <text:p text:style-name="P1061"/>
      <text:p text:style-name="P1062">le domaine d'implémentation accentuel = tout le marquer = tout le mot-phrase.</text:p>
      <text:p text:style-name="P1061"/>
      <text:p text:style-name="P1063">TOBI: ce système est qu’il ne peut être utilisé que pour les langues ou les variétés</text:p>
      <text:p text:style-name="P1063">pour lesquelles le fonctionnement du système prosodique est déjà connu et établi, puisque les</text:p>
      <text:p text:style-name="P1063">phénomènes sont directement transcrits ou encodés au niveau phonémique.</text:p>
      <text:p text:style-name="P1064">BECKMAN, M. E. ; J. HIRSCHBERG &amp; S. SHATTUCK-HUFNAGEL. (2005). The original ToBI system and the evolution of the ToBI framework, in S.-A. Jun (ed.), Prosodic Typology : The Phonology of Intonation and Phrasing , Oxford: Oxford University Press, p. 9-54.</text:p>
      <text:p text:style-name="P1031"/>
      <text:p text:style-name="P994">Prosodie</text:p>
      <text:p text:style-name="P983">local vs global</text:p>
      <text:p text:style-name="P984">pitch accent</text:p>
      <text:p text:style-name="P984">phrase accent</text:p>
      <text:p text:style-name="P984">bondary tone</text:p>
      <text:p text:style-name="P984"/>
      <text:p text:style-name="P985">Nous postulons que les tonalités de phrases et les tonalités lexicales sont mélangées dans les prononciation des MRAI. </text:p>
      <text:p text:style-name="P986"/>
      <text:p text:style-name="P987">The alignment between pitch and intensity peaks have been shown to distinguish pitch accent types (Rosenberg, 2009)</text:p>
      <text:p text:style-name="P986"/>
      <text:p text:style-name="P986">transcription <text:s/>IVTS</text:p>
      <text:p text:style-name="P994"/>
      <text:p text:style-name="P988">voicing thresholh = 0.15</text:p>
      <text:p text:style-name="P1065">Déterminer le sens du MRAI.</text:p>
      <text:p text:style-name="P1031">Puisqu'on a à faire avec des mots-phrases, les règles prosodiques qui servent à éviter les collisions d'accents ne s'appliquent pas (MARTIN **). </text:p>
      <text:p text:style-name="P1031"/>
      <text:p text:style-name="P1066"><text:soft-page-break/>paramètres : pitch, intensity, <text:span text:style-name="T2005">durée. </text:span></text:p>
      <table:table table:name="Table12" table:style-name="Table12">
        <table:table-column table:style-name="Table12.A"/>
        <table:table-column table:style-name="Table12.B"/>
        <table:table-column table:style-name="Table12.A" table:number-columns-repeated="2"/>
        <table:table-row>
          <table:table-cell table:style-name="Table12.A1" office:value-type="string">
            <text:p text:style-name="P407">pitch montant</text:p>
          </table:table-cell>
          <table:table-cell table:style-name="Table12.A1" office:value-type="string">
            <text:p text:style-name="P407">pitch descendant</text:p>
          </table:table-cell>
          <table:table-cell table:style-name="Table12.A1" office:value-type="string">
            <text:p text:style-name="P407">pic intensité</text:p>
          </table:table-cell>
          <table:table-cell table:style-name="Table12.D1" office:value-type="string">
            <text:p text:style-name="P407">durée?, <text:span text:style-name="T2006">chq ligne = 1 dixieme de seconde</text:span></text:p>
          </table:table-cell>
        </table:table-row>
        <table:table-row>
          <table:table-cell table:style-name="Table12.A2" office:value-type="string">
            <text:p text:style-name="P407">0</text:p>
          </table:table-cell>
          <table:table-cell table:style-name="Table12.A2" office:value-type="string">
            <text:p text:style-name="P407">0</text:p>
          </table:table-cell>
          <table:table-cell table:style-name="Table12.A2" office:value-type="string">
            <text:p text:style-name="P407">0</text:p>
          </table:table-cell>
          <table:table-cell table:style-name="Table12.D2" office:value-type="string">
            <text:p text:style-name="P407">1</text:p>
          </table:table-cell>
        </table:table-row>
        <table:table-row>
          <table:table-cell table:style-name="Table12.A2" office:value-type="string">
            <text:p text:style-name="P407">1</text:p>
          </table:table-cell>
          <table:table-cell table:style-name="Table12.A2" office:value-type="string">
            <text:p text:style-name="P407">0</text:p>
          </table:table-cell>
          <table:table-cell table:style-name="Table12.A2" office:value-type="string">
            <text:p text:style-name="P407">0</text:p>
          </table:table-cell>
          <table:table-cell table:style-name="Table12.D2" office:value-type="string">
            <text:p text:style-name="P407">1</text:p>
          </table:table-cell>
        </table:table-row>
        <table:table-row>
          <table:table-cell table:style-name="Table12.A2" office:value-type="string">
            <text:p text:style-name="P407">1</text:p>
          </table:table-cell>
          <table:table-cell table:style-name="Table12.A2" office:value-type="string">
            <text:p text:style-name="P407">0</text:p>
          </table:table-cell>
          <table:table-cell table:style-name="Table12.A2" office:value-type="string">
            <text:p text:style-name="P407">1</text:p>
          </table:table-cell>
          <table:table-cell table:style-name="Table12.D2" office:value-type="string">
            <text:p text:style-name="P407">1</text:p>
          </table:table-cell>
        </table:table-row>
        <table:table-row>
          <table:table-cell table:style-name="Table12.A2" office:value-type="string">
            <text:p text:style-name="P407">0</text:p>
          </table:table-cell>
          <table:table-cell table:style-name="Table12.A2" office:value-type="string">
            <text:p text:style-name="P407">1</text:p>
          </table:table-cell>
          <table:table-cell table:style-name="Table12.A2" office:value-type="string">
            <text:p text:style-name="P407">0</text:p>
          </table:table-cell>
          <table:table-cell table:style-name="Table12.D2" office:value-type="string">
            <text:p text:style-name="P407">0</text:p>
          </table:table-cell>
        </table:table-row>
        <table:table-row>
          <table:table-cell table:style-name="Table12.A2" office:value-type="string">
            <text:p text:style-name="P407">0</text:p>
          </table:table-cell>
          <table:table-cell table:style-name="Table12.A2" office:value-type="string">
            <text:p text:style-name="P407"/>
          </table:table-cell>
          <table:table-cell table:style-name="Table12.A2" office:value-type="string">
            <text:p text:style-name="P407">0</text:p>
          </table:table-cell>
          <table:table-cell table:style-name="Table12.D2" office:value-type="string">
            <text:p text:style-name="P404"/>
          </table:table-cell>
        </table:table-row>
      </table:table>
      <text:p text:style-name="P1031"/>
      <text:p text:style-name="P96">Classification of Prosodic Events using Quantized Contour M</text:p>
      <text:p text:style-name="P96">odeling</text:p>
      <text:p text:style-name="P96">Andrew Rosenberg</text:p>
      <text:p text:style-name="P1031"/>
      <text:p text:style-name="P1067">kim sylverman 1992</text:p>
      <text:p text:style-name="P1067"/>
      <text:p text:style-name="P1071"/>
      <text:p text:style-name="P1072">Exemple de pour_vrai où l'intonation change le sens de façon détectable.</text:p>
      <text:p text:style-name="P1031"/>
      <text:p text:style-name="P1031"/>
      <text:h text:style-name="P1542" text:outline-level="2"><text:bookmark-start text:name="__RefHeading__20348_482646448"/><text:span text:style-name="T2011">C.2</text:span>. L'anti-phrase<text:bookmark-end text:name="__RefHeading__20348_482646448"/></text:h>
      <text:p text:style-name="P1068">L'évaluation de l'anti-phrase est un domaine de recherche en soi.</text:p>
      <text:p text:style-name="P1068">Il peut être possible de détecter automatiquement le sarcasme, l'ironie et la satire, mais les résultats </text:p>
      <text:p text:style-name="P1068">nécessite une analyse contextuelle qui dépasse le cadre de cette recherche. </text:p>
      <text:p text:style-name="P1069">Ptacek**</text:p>
      <text:p text:style-name="P1070">Joshua <text:s/>M <text:s/>Averbeck <text:s/>and <text:s/>Dale <text:s/>Hample. <text:s text:c="2"/>2008. <text:s text:c="2"/>Ironic <text:s/>message <text:s/>production: <text:s/>How <text:s/>and <text:s/>why <text:s/>we <text:s/>produce <text:s/>ironic messages. Communication Monographs, 75(4):396–410.</text:p>
      <text:p text:style-name="P1070"/>
      <text:p text:style-name="P1031">e (Davidov et al., 2010).</text:p>
      <text:p text:style-name="P1031">As there is only a weak boundary in meaning between irony, sarcasm and satire (Reyes et al., 2012)</text:p>
      <text:p text:style-name="P1031"/>
      <text:p text:style-name="P130"/>
      <text:p text:style-name="P46"/>
      <text:h text:style-name="P1543" text:outline-level="2"/>
      <text:p text:style-name="P17"/>
      <text:p text:style-name="P649">Alors que les sacres sont « récursifs » (Dostie, à paraître a **, : 11), ce n'est pas le cas de la plupart des substituts. </text:p>
      <text:p text:style-name="P18"/>
      <text:p text:style-name="P19">2 articles sur le sarcasme</text:p>
      <text:p text:style-name="P17"/>
      <text:h text:style-name="P1551" text:outline-level="3"/>
      <text:p text:style-name="P635">J : [ 6 faut que t’aies du rangement là parce que [ 7 regarde là (.) c’est [ 8 ordinaire là &lt;P54,L5&gt; </text:p>
      <text:p text:style-name="P635">R : [ 7 ben oui &lt;P54,L6&gt; </text:p>
      <text:p text:style-name="P635">S : [ 7 <text:span text:style-name="T21">écoute::</text:span> &lt;P54,L7&gt; </text:p>
      <text:p text:style-name="P933">[sous-corpus 15, segment 3, page 54, ligne 7]</text:p>
      <text:p text:style-name="P635"/>
      <text:p text:style-name="P635">Le « écoute » de cet énoncé doit être pris comme un discours indirecte, c'est comme si S disait, « je lui aurais dit : écoute ». Autrement dit, le coénonciateur de S est fictif.</text:p>
      <text:p text:style-name="P18"/>
      <text:h text:style-name="Heading_20_2" text:outline-level="2"><text:bookmark-start text:name="__RefHeading__27037_959895597"/>C.3. <text:span text:style-name="T2012">Niveau d'informalité</text:span><text:bookmark-end text:name="__RefHeading__27037_959895597"/></text:h>
      <text:p text:style-name="Text_20_body"/>
      <text:p text:style-name="P4">score (article)</text:p>
      <text:p text:style-name="P4"/>
      <text:h text:style-name="Heading_20_2" text:outline-level="2"><text:bookmark-start text:name="__RefHeading___Toc25166_360360969"/>C.4. STRESS pertinent<text:bookmark-end text:name="__RefHeading___Toc25166_360360969"/></text:h>
      <text:p text:style-name="P910">V : [1 non non [2 vraiment pas↓ je suis pas capable↓ c’est le genre de choses que je déteste VRAIMENT ça me moi ça me dégoûte voir quelqu’un faire ça ça me lève le cœur pour VRAI là fait que &gt; là ¤&lt;331180&gt; </text:p>
      <text:h text:style-name="P1573" text:outline-level="1"><text:bookmark-start text:name="__RefHeading___Toc54439_1845184361"/><text:span text:style-name="T2080">H</text:span>) BIBLIOGRAPHIE<text:bookmark-end text:name="__RefHeading___Toc54439_1845184361"/></text:h>
      <text:section text:style-name="Sect1" text:name="ZOTERO_BIBL {&quot;custom&quot;:[]} CSL_BIBLIOGRAPHY RNDbl4VcGjIat">
        <text:p text:style-name="Bibliography_20_1">Alm, C. O., Roth, D. et Sproat, R. (2005). Emotions from Text: Machine Learning for Text-based Emotion Prediction. Dans <text:span text:style-name="T81">Proceedings of the Conference on Human Language Technology and Empirical Methods in Natural Language Processing</text:span> (p. 579–586). Stroudsburg, PA, USA : Association for Computational Linguistics. doi:10.3115/1220575.1220648</text:p>
        <text:p text:style-name="Bibliography_20_1">Andrei Popescu-Belis, S. Z. (2011). Automatic identification of discourse markers in dialogues: An in-depth study of like and well. <text:span text:style-name="T81">Computer Speech &amp;amp; Language</text:span>, <text:span text:style-name="T81">25</text:span>(3), 499‑518. doi:10.1016/j.csl.2010.12.001</text:p>
        <text:p text:style-name="Bibliography_20_1">Bird, S., Loper, E. et Klein, E. (2009). <text:span text:style-name="T81">Natural Language Processing with Python</text:span>. O’Reilly Media Inc.</text:p>
        <text:p text:style-name="Bibliography_20_1">Brill, E. (1992). A Simple Rule-based Part of Speech Tagger. Dans <text:span text:style-name="T81">Proceedings of the Third Conference on Applied Natural Language Processing</text:span> (p. 152–155). Stroudsburg, PA, USA : Association for Computational Linguistics. doi:10.3115/974499.974526</text:p>
        <text:p text:style-name="Bibliography_20_1">Brill, E. (1995). Transformation-based Error-driven Learning and Natural Language Processing: A Case Study in Part-of-speech Tagging. <text:span text:style-name="T81">Comput. Linguist.</text:span>, <text:span text:style-name="T81">21</text:span>(4), 543–565.</text:p>
        <text:p text:style-name="Bibliography_20_1">Bunt, H. (2000). Dialogue pragmatics and context specification. Dans W. Black et H. Bunt (dir.), <text:span text:style-name="T81">Abduction, belief and context in dialogue; studies in computational pragmatics</text:span> (p. 81‑105). John Benjamins Publishing.</text:p>
        <text:p text:style-name="Bibliography_20_1">Corpus de français parlé au Québec, CFPQ. (s.d.). Repéré 21 octobre 2014, à http://recherche.flsh.usherbrooke.ca/cfpq/</text:p>
        <text:p text:style-name="Bibliography_20_1">Crible, L. (en presse). Towards an operational category of discourse markers: A definition and its model. Dans <text:span text:style-name="T81">Discourse markers, Pragmatics Markers and Modal Particles: New Perspectives</text:span>. Amsterdam: John Benjamins : C. Fedriani &amp; A. Sanso.</text:p>
        <text:p text:style-name="Bibliography_20_1">Crible, L. et Zufferey, S. (2015). Using a unified taxonomy to annotate discourse markers in speech and writing. Dans <text:span text:style-name="T81">Proceedings of the 11th Joint ACL - ISO Workshop on Interoperable Semantic Annotation (isa-11)</text:span>.</text:p>
        <text:p text:style-name="Bibliography_20_1">Denturk, E. (2008). <text:span text:style-name="T81">Étude des marqueurs discursifs, l’exemple de quoi</text:span>. Gand : Universiteit Gent.</text:p>
        <text:p text:style-name="Bibliography_20_1"><text:soft-page-break/>Dostie, G. (à paraître a). Gros mots et petits mots dans une perspective prototypique. Les sacres et leurs substituts euphémisés en français québécois. <text:span text:style-name="T81">Revue internationale de linguistique française</text:span>, <text:span text:style-name="T81">1</text:span>(1), 34.</text:p>
        <text:p text:style-name="Bibliography_20_1">Dostie, G. (2004). <text:span text:style-name="T81">Pragmaticalisation et marqueurs discursifs : analyse sémantique et traitement lexicographique</text:span>. Bruxelles : De BoeckDuculot.</text:p>
        <text:p text:style-name="Bibliography_20_1">Dostie, G. (2007). La réduplication pragmatique des marqueurs discursifs. De là à là là. <text:span text:style-name="T81">Langue française</text:span>, (154), 45‑60.</text:p>
        <text:p text:style-name="Bibliography_20_1">Dostie, G. (2010). Examen sémantique de deux cas inusités de variation lexicale en français parlé. Le quantifieur/intensifieur rédupliqué [ben ben]NÉG et le marqueur discursif désadjectival sérieux. Communication présentée au Colloque DΙA sur la variation et le changement en langue (langues romanes), Université de Gand, Belgique.</text:p>
        <text:p text:style-name="Bibliography_20_1">Dostie, G. (2013). Les associations de marqueurs discursifs. De la cooccurrence libre à la collocation. <text:span text:style-name="T81">Linguistik online</text:span>.</text:p>
        <text:p text:style-name="Bibliography_20_1">Dostie, G. (2015). Gros mots et petits mots dans une perspective prototypique. Les sacres et leurs substituts euphémisés en français québécois. <text:span text:style-name="T81">Cahiers de lexicologie: Revue internationale de lexicologie et lexicographie</text:span>, (106), 55‑89.</text:p>
        <text:p text:style-name="Bibliography_20_1">Fraisse, A. et Paroubek, P. (2015). Utiliser les interjections pour détecter les émotions. Dans <text:span text:style-name="T81">Actes de la 22e conférence sur le Traitement Automatique des Langues Naturelles</text:span> (p. 279‑292). Caen, France : Association pour le Traitement Automatique des Langues.</text:p>
        <text:p text:style-name="Bibliography_20_1">Goddard, C. (2013). Interjections and Emotion (with Special Reference to « Surprise » and « Disgust »). <text:span text:style-name="T81">Emotion Review</text:span>.</text:p>
        <text:p text:style-name="Bibliography_20_1">Goddard, C. (2014). The semantics of « surprise » (and « interest »). Communication présentée au International Symposium on Describing and Expressing Surprise, U. Paris-Diderot.</text:p>
        <text:p text:style-name="Bibliography_20_1">Goddard, C. (2015). « Swear words » and « curse words » in Australian (and American) English. At the crossroads of pragmatics, semantics and sociolinguistics. <text:span text:style-name="T81">Intercultural Pragmatics</text:span>, <text:span text:style-name="T81">12</text:span>(2), 32.</text:p>
        <text:p text:style-name="Bibliography_20_1">Goddard, C. et Ye, Z. (2014). Exploring « happiness » and « pain » across languages and cultures. <text:span text:style-name="T81">International Journal of Language and Culture</text:span>, <text:span text:style-name="T81">1</text:span>(2), 131‑148. doi:10.1075/ijolc.1.2.01god</text:p>
        <text:p text:style-name="Bibliography_20_1"><text:soft-page-break/>Hansen, M.-B. M. (1997). Alors and donc in spoken French: A reanalysis. <text:span text:style-name="T81">Journal of Pragmatics</text:span>, (28), 153‑187.</text:p>
        <text:p text:style-name="Bibliography_20_1">Hansen, M.-B. M. (1998). <text:span text:style-name="T81">The Function of Discourse Particles: A Study with Special Reference to Spoken Standard French</text:span>. John Benjamins Publishing.</text:p>
        <text:p text:style-name="Bibliography_20_1">Hansen, M.-B. M. (2005). <text:span text:style-name="T81">A dynamic polysemy approach to the lexical semantics of discourse markers, (with an exemplary analysis of French toujours)</text:span>. Copenhague : Université de Copenhague.</text:p>
        <text:p text:style-name="Bibliography_20_1">Heeman, P. A. (1997). <text:span text:style-name="T81">Speech Repairs, Intonational Boundaries and Discourse Markers: Modeling Speakers’ Utterances in Spoken Dialog</text:span>. University of Rochester, New York.</text:p>
        <text:p text:style-name="Bibliography_20_1">Heeman, P. A. et Allen, J. F. (1999). Speech Repairs, Intonational Phrases, and Discourse Markers: Modeling Speakers’ Utterances in Spoken Dialogue. <text:span text:style-name="T81">Comput. Linguist.</text:span>, <text:span text:style-name="T81">25</text:span>(4), 527–571.</text:p>
        <text:p text:style-name="Bibliography_20_1">Heeman, P. A., Byron, D. et Allen, J. F. (1998). Identifying discourse markers in spoken dialog. <text:span text:style-name="T81">Discourse</text:span>, <text:span text:style-name="T81">58298</text:span>(6163), 8278.</text:p>
        <text:p text:style-name="Bibliography_20_1">Hirschberg, J. et Litman, D. (1993). Empirical Studies on the Disambiguation of Cue Phrases. <text:span text:style-name="T81">Comput. Linguist.</text:span>, <text:span text:style-name="T81">19</text:span>(3), 501–530.</text:p>
        <text:p text:style-name="Bibliography_20_1">Hutchinson, B. (2004). Acquiring the Meaning of Discourse Markers. Dans <text:span text:style-name="T81">IN PROCEEDINGS OF ACL-04</text:span> (p. 685–692).</text:p>
        <text:p text:style-name="Bibliography_20_1">Iordanskaja, L. et Mel’čuk, I. A. (1995). Traitement lexicographique de deux connecteurs textuels du français contemporain: EN FAIT vs EN RÉALITÉ. Dans <text:span text:style-name="T81">Tendances récentes en linguistique française et générale (volume dédié à David Gaatone)</text:span> (p. 211‑236). Amsterdam/Philadelphia : Benjamins.</text:p>
        <text:p text:style-name="Bibliography_20_1">Iordanskaja, L. et Mel’čuk, I. A. (1999). Textual Connectors Across Languages: French EN EFFET vs. Russian V SAMOM DELE. RASK. Dans <text:span text:style-name="T81">E Pluribus Una</text:span> (p. 305‑347). J. Mey.</text:p>
        <text:p text:style-name="Bibliography_20_1">Kerbrat-Orecchioni, C. (1977). <text:span text:style-name="T81">La connotation. 3. ed.</text:span> Presses universitaires de Lyon.</text:p>
        <text:p text:style-name="Bibliography_20_1">Lapointe, F. (2005). <text:span text:style-name="T81">Analyse sémantique et description lexicographique de marqueurs pragmatiques construits avec VRAI en français québécois vraiment, pas vraiment, pour de vrai, pour dire vrai, à vrai dire et à dire vrai</text:span>. Université de Sherbrooke. Repéré à http://savoirs.usherbrooke.ca/handle/11143/2455</text:p>
        <text:p text:style-name="Bibliography_20_1"><text:soft-page-break/>Litman, D. J. (1996). Cue Phrase Classification Using Machine Learning. <text:span text:style-name="T81">arXiv:cs/9609102</text:span>. Repéré à http://arxiv.org/abs/cs/9609102</text:p>
        <text:p text:style-name="Bibliography_20_1">Marcu, D. (1997). The Rhetorical Parsing of Natural Language Texts. Dans <text:span text:style-name="T81">Proceedings of the Eighth Conference on European Chapter of the Association for Computational Linguistics</text:span> (p. 96–103). Stroudsburg, PA, USA : Association for Computational Linguistics. doi:10.3115/979617.979630</text:p>
        <text:p text:style-name="Bibliography_20_1">Marcu, D. (2000). <text:span text:style-name="T81">The Theory and Practice of Discourse Parsing and Summarization</text:span>. Cambridge, MA, USA : MIT Press.</text:p>
        <text:p text:style-name="Bibliography_20_1">Mel’čuk, I. A. (1984). <text:span text:style-name="T81">Dictionnaire explicatif et combinatoire du français contemporain : recherches lexico-sémantiques</text:span>. Montréal : Presses de l’Université de Montréal.</text:p>
        <text:p text:style-name="Bibliography_20_1">Mel’čuk, I. A. (1997). <text:span text:style-name="T81">Vers une linguistique sens-texte : leçon inaugurale faite le vendredi 10 janvier 1997</text:span>. Paris : Collège de France.</text:p>
        <text:p text:style-name="Bibliography_20_1">Mel’čuk, I. A., Clas, A. P. et Polguère, A. (1995). <text:span text:style-name="T81">Introduction à la lexicologie explicative et combinatoire</text:span>. Louvain-la-Neuve : Duculot.</text:p>
        <text:p text:style-name="Bibliography_20_1">Pang, B. et Lee, L. (2008). Opinion mining and sentiment analysis. <text:span text:style-name="T81">Foundations and Trends in Information Retrieval</text:span>, <text:span text:style-name="T81">2</text:span>(1), 1–135.</text:p>
        <text:p text:style-name="Bibliography_20_1">Petukhova, V. et Bunt, H. (2009). Towards a Multidimensional Semantics of Discourse Markers in Spoken Dialogue. Dans <text:span text:style-name="T81">Proceedings of the Eighth International Conference on Computational Semantics</text:span> (p. 157–168). Stroudsburg, PA, USA : Association for Computational Linguistics. Repéré à http://dl.acm.org/citation.cfm?id=1693756.1693773</text:p>
        <text:p text:style-name="Bibliography_20_1">Petukhova, V., Geertzen, J. et Bunt, H. (2007). A multidimensional approach to utterance segmentation and dialogue act classification. Dans <text:span text:style-name="T81">Proceedings of the 8th SIGdial Workshop on Discourse</text:span>.</text:p>
        <text:p text:style-name="Bibliography_20_1">Polguère, A. (2012). Propriétés sémantiques et combinatoires des quasi-prédicats sémantiques. <text:span text:style-name="T81">Scolia</text:span>, <text:span text:style-name="T81">26</text:span>, 131‑152.</text:p>
        <text:p text:style-name="Bibliography_20_1">Pop, L. (2001). Adverbes de texte. <text:span text:style-name="T81">L’Information Grammaticale</text:span>, <text:span text:style-name="T81">91</text:span>(1), 13‑19. doi:10.3406/igram.2001.3288</text:p>
        <text:p text:style-name="Bibliography_20_1">Popescu-Belis, A. et Zufferey, S. (2004). Towards Automatic Identification of Discourse Markers in Dialogs: The Case of Like, 63‑71.</text:p>
        <text:p text:style-name="Bibliography_20_1"><text:soft-page-break/>Prsir, T. (2012). La citation théâtralisée : propositions pour une analyse prosodique et polyphonique de la citation à l’oral. <text:span text:style-name="T81">Le discours et la langue : Revue de linguistique française et d’analyse du discours</text:span>, <text:span text:style-name="T81">2</text:span>(2), 123‑134.</text:p>
        <text:p text:style-name="Bibliography_20_1">Robert, P. (2001). <text:span text:style-name="T81">Le petit Robert : dictionnaire de la langue française</text:span>. Paris : Dictionnaires Le Robert.</text:p>
        <text:p text:style-name="Bibliography_20_1">Searle, J. (1979). <text:span text:style-name="T81">Expression and meaning: Studies in the theory of speech acts</text:span>. Cambridge : Cambridge University.</text:p>
        <text:p text:style-name="Bibliography_20_1">T. Bolly, C., Crible, L., Degand, L. et Uygur-Distexhe, D. (2015). MDMA. Un modèle pour l’identification et l’annotation des marqueurs discursifs « potentiels » en contexte. <text:span text:style-name="T81">Discours. Revue de linguistique, psycholinguistique et informatique.</text:span>, (16). doi:10.4000/discours.9009</text:p>
        <text:p text:style-name="Bibliography_20_1">Wierzbicka, A. (1972). <text:span text:style-name="T81">Semantic primitives</text:span>. Frankfurt/M : Athenäum-Verl.</text:p>
        <text:p text:style-name="Bibliography_20_1">Wierzbicka, A. (1980). <text:span text:style-name="T81">Lingua mentalis : the semantics of natural language</text:span>. Sydney ; Academic Press, Toronto.</text:p>
        <text:p text:style-name="Bibliography_20_1">Wierzbicka, A. (1986). Human Emotions: Universal or Culture-Specific? <text:span text:style-name="T81">American Anthropologist</text:span>, <text:span text:style-name="T81">88</text:span>(3), 584‑594.</text:p>
        <text:p text:style-name="Bibliography_20_1">Wierzbicka, A. (1997). <text:span text:style-name="T81">Understanding Cultures through Their Key Words: English, Russian, Polish, German, and Japanese</text:span> (1 edition). New York : Oxford University Press.</text:p>
        <text:p text:style-name="Bibliography_20_1">Wierzbicka, A. (1999). <text:span text:style-name="T81">Emotions Across Languages and Cultures: Diversity and Universals</text:span>. Cambridge University Press.</text:p>
        <text:p text:style-name="Bibliography_20_1">Wierzbicka, A. (2011). What’s wrong with « happiness studies ». The cultural semantics of happiness, bonheur, Gluck and scast’e. Dans <text:span text:style-name="T81">Word and Language (Slovo i Jazyk)</text:span> (p. 155‑171). Moscou.</text:p>
        <text:p text:style-name="Bibliography_20_1">Zwicky, A. (1985). Clitics and particles. <text:span text:style-name="T81">Language</text:span>, (61), 283‑305.</text:p>
      </text:section>
      <text:p text:style-name="Bibliography_20_1"/>
      <text:h text:style-name="P1573" text:outline-level="1"><text:bookmark-start text:name="__RefHeading___Toc46074_1337121872"/>ANNEXE 1 - <text:s/>Conventions de notation des transcriptions du CFPQ<text:bookmark-end text:name="__RefHeading___Toc46074_1337121872"/></text:h>
      <text:p text:style-name="P1558">Tiré de : http://recherche.flsh.usherbrooke.ca/cfpq.</text:p>
      <text:p text:style-name="P1558"><text:span text:style-name="T21">MATÉRIEL VERBAL</text:span> </text:p>
      <table:table table:name="Table98" table:style-name="Table98">
        <table:table-column table:style-name="Table98.A"/>
        <table:table-column table:style-name="Table98.B"/>
        <table:table-row>
          <table:table-cell table:style-name="Table98.A1" office:value-type="string">
            <text:p text:style-name="P1563">Amorces de mots </text:p>
          </table:table-cell>
          <table:table-cell table:style-name="Table98.B1" office:value-type="string">
            <text:p text:style-name="P1558">Trait d’union après l’unité (ex. : des ca- des cases vides). </text:p>
          </table:table-cell>
        </table:table-row>
        <table:table-row>
          <table:table-cell table:style-name="Table98.A2" office:value-type="string">
            <text:p text:style-name="P1563">Chevauchements </text:p>
          </table:table-cell>
          <table:table-cell table:style-name="Table98.B2" office:value-type="string">
            <text:p text:style-name="P1558">Crochets ouvrants vis-à-vis des passages où les locuteurs réagissent en même temps. </text:p>
          </table:table-cell>
        </table:table-row>
        <table:table-row>
          <table:table-cell table:style-name="Table98.A2" office:value-type="string">
            <text:p text:style-name="P1563">Impossible à orthographier </text:p>
          </table:table-cell>
          <table:table-cell table:style-name="Table98.B2" office:value-type="string">
            <text:p text:style-name="P1558">En API entre crochets. </text:p>
          </table:table-cell>
        </table:table-row>
        <table:table-row>
          <table:table-cell table:style-name="Table98.A2" office:value-type="string">
            <text:p text:style-name="P1563">Inaudible </text:p>
          </table:table-cell>
          <table:table-cell table:style-name="Table98.B2" office:value-type="string">
            <text:p text:style-name="P1558">(inaud.). </text:p>
          </table:table-cell>
        </table:table-row>
        <table:table-row>
          <table:table-cell table:style-name="Table98.A2" office:value-type="string">
            <text:p text:style-name="P1563">Conversations parallèles </text:p>
          </table:table-cell>
          <table:table-cell table:style-name="Table98.B2" office:value-type="string">
            <text:p text:style-name="P1558">Elles sont encadrées. </text:p>
          </table:table-cell>
        </table:table-row>
        <table:table-row>
          <table:table-cell table:style-name="Table98.A2" office:value-type="string">
            <text:p text:style-name="P1563">Discours direct </text:p>
          </table:table-cell>
          <table:table-cell table:style-name="Table98.B2" office:value-type="string">
            <text:p text:style-name="P1558">Placé entre deux points. Le premier, qui indique le début du discours direct, est noir (•) et le deuxième, qui signale sa fin, est blanc (°). (Ex. : j'ai raccroché (.) &lt;f&lt;•vite partez&gt;&gt; elle s'en vient elle s'en vient°). </text:p>
          </table:table-cell>
        </table:table-row>
      </table:table>
      <text:p text:style-name="P1558"/>
      <text:p text:style-name="P1562">MATÉRIEL PARAVERBAL</text:p>
      <text:p text:style-name="P1562">Prosodie </text:p>
      <table:table table:name="Table99" table:style-name="Table99">
        <table:table-column table:style-name="Table99.A"/>
        <table:table-column table:style-name="Table99.B"/>
        <table:table-row>
          <table:table-cell table:style-name="Table99.A1" office:value-type="string">
            <text:p text:style-name="P1563">Accentuation </text:p>
          </table:table-cell>
          <table:table-cell table:style-name="Table99.B1" office:value-type="string">
            <text:p text:style-name="P1558">Lettres majuscules (ex. : ÉPOUvantable) </text:p>
          </table:table-cell>
        </table:table-row>
        <table:table-row>
          <table:table-cell table:style-name="Table99.A2" office:value-type="string">
            <text:p text:style-name="P1563">Allongement </text:p>
          </table:table-cell>
          <table:table-cell table:style-name="Table99.B2" office:value-type="string">
            <text:p text:style-name="P1558">Deux points ou plusieurs fois deux points, selon son importance (ex. : c’est sû::r) </text:p>
          </table:table-cell>
        </table:table-row>
        <table:table-row>
          <table:table-cell table:style-name="Table99.A2" office:value-type="string">
            <text:p text:style-name="P1563">Intonation </text:p>
          </table:table-cell>
          <table:table-cell table:style-name="Table99.B2" office:value-type="string">
            <table:table table:name="Table100" table:style-name="Table100">
              <table:table-column table:style-name="Table100.A"/>
              <table:table-column table:style-name="Table100.B"/>
              <table:table-row>
                <table:table-cell table:style-name="Table100.A1" office:value-type="string">
                  <text:p text:style-name="P1558">Légèrement montante : / </text:p>
                </table:table-cell>
                <table:table-cell table:style-name="Table100.B1" office:value-type="string">
                  <text:p text:style-name="P1558">Fortement montante : ↑ </text:p>
                </table:table-cell>
              </table:table-row>
              <table:table-row>
                <table:table-cell table:style-name="Table100.A2" office:value-type="string">
                  <text:p text:style-name="P1558">Légèrement descendante : \ </text:p>
                </table:table-cell>
                <table:table-cell table:style-name="Table100.B2" office:value-type="string">
                  <text:p text:style-name="P1558">Fortement descendante : ↓ </text:p>
                </table:table-cell>
              </table:table-row>
            </table:table>
            <text:p text:style-name="P418"/>
          </table:table-cell>
        </table:table-row>
        <table:table-row>
          <table:table-cell table:style-name="Table99.A2" office:value-type="string">
            <text:p text:style-name="P1563">Pauses </text:p>
          </table:table-cell>
          <table:table-cell table:style-name="Table99.B2" office:value-type="string">
            <text:p text:style-name="P1558">Les micropauses (inférieures à une seconde) sont notées par un point entre parenthèses (cf. (.)). La durée des pauses supérieures à une seconde est mesurée et notée entre parenthèses (ex. : (3’’)) </text:p>
          </table:table-cell>
        </table:table-row>
        <text:soft-page-break/>
        <table:table-row>
          <table:table-cell table:style-name="Table99.A2" office:value-type="string">
            <text:p text:style-name="P1563">Volume de la parole </text:p>
          </table:table-cell>
          <table:table-cell table:style-name="Table99.B2" office:value-type="string">
            <table:table table:name="Table101" table:style-name="Table101">
              <table:table-column table:style-name="Table101.A"/>
              <table:table-column table:style-name="Table101.B"/>
              <table:table-row>
                <table:table-cell table:style-name="Table101.A1" office:value-type="string">
                  <text:p text:style-name="P1558">Forte (fort) : &lt;f&lt;vous pensez&gt;&gt; </text:p>
                </table:table-cell>
                <table:table-cell table:style-name="Table101.B1" office:value-type="string">
                  <text:p text:style-name="P1558">Fortissimo (très fort) : &lt;ff&lt;vous pensez&gt;&gt; </text:p>
                </table:table-cell>
              </table:table-row>
              <table:table-row>
                <table:table-cell table:style-name="Table101.A2" office:value-type="string">
                  <text:p text:style-name="P1558">Piano (bas) : &lt;p&lt;vous pensez&gt;&gt;  </text:p>
                </table:table-cell>
                <table:table-cell table:style-name="Table101.B2" office:value-type="string">
                  <text:p text:style-name="P1558">Pianissimo (très bas) : &lt;pp&lt;vous pensez&gt;&gt; </text:p>
                </table:table-cell>
              </table:table-row>
              <table:table-row>
                <table:table-cell table:style-name="Table101.A2" office:value-type="string">
                  <text:p text:style-name="P1558">Crescendo (de plus en plus fort) : &lt;cresc&lt;vous pensez vraiment&gt;&gt; </text:p>
                </table:table-cell>
                <table:table-cell table:style-name="Table101.B2" office:value-type="string">
                  <text:p text:style-name="P1558">Diminuendo (de plus en plus bas) : &lt;dim&lt;vous pensez vraiment&gt;&gt; </text:p>
                </table:table-cell>
              </table:table-row>
            </table:table>
            <text:p text:style-name="P418"/>
          </table:table-cell>
        </table:table-row>
        <table:table-row>
          <table:table-cell table:style-name="Table99.A2" office:value-type="string">
            <text:p text:style-name="P1563">Vitesse de la parole </text:p>
          </table:table-cell>
          <table:table-cell table:style-name="Table99.B2" office:value-type="string">
            <table:table table:name="Table102" table:style-name="Table102">
              <table:table-column table:style-name="Table102.A"/>
              <table:table-column table:style-name="Table102.B"/>
              <table:table-row>
                <table:table-cell table:style-name="Table102.A1" office:value-type="string">
                  <text:p text:style-name="P1558">Allegro (rapide) :<text:line-break/> &lt;all&lt;vous pensez&gt;&gt; </text:p>
                </table:table-cell>
                <table:table-cell table:style-name="Table102.B1" office:value-type="string">
                  <text:p text:style-name="P1558">Lento (lent) : &lt;len&lt;vous pensez&gt;&gt; </text:p>
                </table:table-cell>
              </table:table-row>
              <table:table-row>
                <table:table-cell table:style-name="Table102.A2" office:value-type="string">
                  <text:p text:style-name="P1558">Accelerando (de plus en plus rapide) : &lt;acc&lt;vous pensez vraiment&gt;&gt; </text:p>
                </table:table-cell>
                <table:table-cell table:style-name="Table102.B2" office:value-type="string">
                  <text:p text:style-name="P1558">Rallentando (de moins en moins rapide) : &lt;rall&lt;vous pensez vraiment&gt;&gt; </text:p>
                </table:table-cell>
              </table:table-row>
            </table:table>
            <text:p text:style-name="P418"/>
          </table:table-cell>
        </table:table-row>
      </table:table>
      <text:p text:style-name="P1558"/>
      <text:p text:style-name="P992">Données vocales </text:p>
      <text:p text:style-name="corps">Entre parenthèses, en petites capitales (ex. : (RIRE)). Les autres productions vocales sont intégrées au texte et notées à l’aide des graphies les plus courantes (ex. : <text:span text:style-name="T82">hum, pff</text:span>).           </text:p>
      <text:p text:style-name="P992"/>
      <text:p text:style-name="P1005">Gestuelle</text:p>
      <text:p text:style-name="corps">Description du geste présentée entre parenthèses, en caractères italiques, à côté de l’énoncé avec lequel celui-ci est en lien.</text:p>
      <text:p text:style-name="corps"/>
      <text:p text:style-name="P1005">Multitranscription</text:p>
      <text:p text:style-name="corps">Lorsque plusieurs possibilités de transcription se présentent, elles sont séparées par un point-virgule dans une accolade.  </text:p>
      <text:p text:style-name="corps"/>
      <text:p text:style-name="exemple">Ex.: <text:span text:style-name="T82">hier soir, je suis allé {aux feux ; au feu} </text:span></text:p>
      <text:p text:style-name="P1019"/>
      <text:p text:style-name="corps">Dans le contexte considéré, à savoir le soir de la Fête nationale du Québec, le pluriel et le singulier n’ont pas le même sens; le pluriel signifie 'des feux d’artifice’ et le singulier, 'un feu de camp’. </text:p>
      <text:p text:style-name="corps"><text:bookmark-start text:name="__RefHeading___Toc46076_1337121872"/><text:bookmark-end text:name="__RefHeading___Toc46076_1337121872"/></text:p>
      <text:h text:style-name="P1573" text:outline-level="1"><text:bookmark-start text:name="__RefHeading___Toc128506_1546474984"/><text:span text:style-name="T2550">ANNEXE </text:span><text:span text:style-name="T2551">2</text:span><text:span text:style-name="T2550"> -</text:span><text:span text:style-name="T410"> </text:span><text:span text:style-name="T2521">Résultats de l'étiquetage des MI par le module n-grammes</text:span><text:bookmark-end text:name="__RefHeading___Toc128506_1546474984"/></text:h>
      <text:p text:style-name="corps"/>
      <table:table table:name="Table105" table:style-name="Table105">
        <table:table-column table:style-name="Table105.A"/>
        <table:table-column table:style-name="Table105.B"/>
        <table:table-column table:style-name="Table105.C"/>
        <table:table-column table:style-name="Table105.D" table:number-columns-repeated="2"/>
        <table:table-row table:style-name="Table105.1">
          <table:table-cell table:style-name="Table105.A1" office:value-type="string">
            <text:p text:style-name="P321">Vocables</text:p>
          </table:table-cell>
          <table:table-cell table:style-name="Table105.B1" office:value-type="string">
            <text:p text:style-name="P321">Proportion</text:p>
            <text:p text:style-name="P321">MI/Signifiants</text:p>
          </table:table-cell>
          <table:table-cell table:style-name="Table105.B1" office:value-type="string">
            <text:p text:style-name="P321">Rappel</text:p>
            <text:p text:style-name="P321">N-grammes</text:p>
          </table:table-cell>
          <table:table-cell table:style-name="Table105.B1" office:value-type="string">
            <text:p text:style-name="P321">Précision</text:p>
            <text:p text:style-name="P321">N-grammes</text:p>
          </table:table-cell>
          <table:table-cell table:style-name="Table105.E1" office:value-type="string">
            <text:p text:style-name="P321">F-mesure</text:p>
            <text:p text:style-name="P321">N-grammes</text:p>
          </table:table-cell>
        </table:table-row>
        <table:table-row table:style-name="Table105.1">
          <table:table-cell table:style-name="Table105.A2" office:value-type="string">
            <text:p text:style-name="P581">REGARDE</text:p>
          </table:table-cell>
          <table:table-cell table:style-name="Table105.B2" office:value-type="string">
            <text:p text:style-name="P581">75,84%</text:p>
            <text:p text:style-name="P581">(609/<text:span text:style-name="T2378">803</text:span>)</text:p>
          </table:table-cell>
          <table:table-cell table:style-name="Table105.B2" office:value-type="string">
            <text:p text:style-name="P581">99,<text:span text:style-name="T2379">67</text:span>%</text:p>
            <text:p text:style-name="P581">(60<text:span text:style-name="T2379">7</text:span>/609)</text:p>
          </table:table-cell>
          <table:table-cell table:style-name="Table105.B2" office:value-type="string">
            <text:p text:style-name="P581">90,<text:span text:style-name="T2379">19</text:span>%</text:p>
            <text:p text:style-name="P581">(60<text:span text:style-name="T2379">7</text:span>/6<text:span text:style-name="T2379">73</text:span>)</text:p>
          </table:table-cell>
          <table:table-cell table:style-name="Table105.E2" office:value-type="string">
            <text:p text:style-name="P581">94,<text:span text:style-name="T2379">70</text:span>%</text:p>
          </table:table-cell>
        </table:table-row>
        <table:table-row table:style-name="Table105.1">
          <table:table-cell table:style-name="Table105.A2" office:value-type="string">
            <text:p text:style-name="P581">OSTIE</text:p>
          </table:table-cell>
          <table:table-cell table:style-name="Table105.B2" office:value-type="string">
            <text:p text:style-name="P581">88,20%</text:p>
            <text:p text:style-name="P581">(441/500)</text:p>
          </table:table-cell>
          <table:table-cell table:style-name="Table105.B2" office:value-type="string">
            <text:p text:style-name="P581">99,77%</text:p>
            <text:p text:style-name="P581">(440/441)</text:p>
          </table:table-cell>
          <table:table-cell table:style-name="Table105.B2" office:value-type="string">
            <text:p text:style-name="P581">100%</text:p>
            <text:p text:style-name="P581">(440/440)</text:p>
          </table:table-cell>
          <table:table-cell table:style-name="Table105.E2" office:value-type="string">
            <text:p text:style-name="P581">99,89%</text:p>
          </table:table-cell>
        </table:table-row>
        <table:table-row table:style-name="Table105.1">
          <table:table-cell table:style-name="Table105.A2" office:value-type="string">
            <text:p text:style-name="P581">ÉCOUTE</text:p>
          </table:table-cell>
          <table:table-cell table:style-name="Table105.B2" office:value-type="string">
            <text:p text:style-name="P581">69,55%</text:p>
            <text:p text:style-name="P581">(217/312)</text:p>
          </table:table-cell>
          <table:table-cell table:style-name="Table105.B2" office:value-type="string">
            <text:p text:style-name="P581">98,62%</text:p>
            <text:p text:style-name="P581">(214/217)</text:p>
          </table:table-cell>
          <table:table-cell table:style-name="Table105.B2" office:value-type="string">
            <text:p text:style-name="P581">97,27%</text:p>
            <text:p text:style-name="P581">(214/220)</text:p>
          </table:table-cell>
          <table:table-cell table:style-name="Table105.E2" office:value-type="string">
            <text:p text:style-name="P581">97,94%</text:p>
          </table:table-cell>
        </table:table-row>
        <table:table-row table:style-name="Table105.1">
          <table:table-cell table:style-name="Table105.A2" office:value-type="string">
            <text:p text:style-name="P581">CRISSE</text:p>
          </table:table-cell>
          <table:table-cell table:style-name="Table105.B2" office:value-type="string">
            <text:p text:style-name="P581">73,33%</text:p>
            <text:p text:style-name="P581">(132/180)</text:p>
          </table:table-cell>
          <table:table-cell table:style-name="Table105.B2" office:value-type="string">
            <text:p text:style-name="P581">96,97%</text:p>
            <text:p text:style-name="P581">(128/132)</text:p>
          </table:table-cell>
          <table:table-cell table:style-name="Table105.B2" office:value-type="string">
            <text:p text:style-name="P581">96,97%</text:p>
            <text:p text:style-name="P581">(128/132)</text:p>
          </table:table-cell>
          <table:table-cell table:style-name="Table105.E2" office:value-type="string">
            <text:p text:style-name="P581">96,97%</text:p>
          </table:table-cell>
        </table:table-row>
        <table:table-row table:style-name="Table105.1">
          <table:table-cell table:style-name="Table105.A2" office:value-type="string">
            <text:p text:style-name="P581">VRAIMENT</text:p>
          </table:table-cell>
          <table:table-cell table:style-name="Table105.B2" office:value-type="string">
            <text:p text:style-name="P581">7,43%</text:p>
            <text:p text:style-name="P581">(77/1036)</text:p>
          </table:table-cell>
          <table:table-cell table:style-name="Table105.B2" office:value-type="string">
            <text:p text:style-name="P581"><text:span text:style-name="T2416">53,25</text:span>%</text:p>
            <text:p text:style-name="P581">(<text:span text:style-name="T2416">41</text:span>/77)</text:p>
          </table:table-cell>
          <table:table-cell table:style-name="Table105.B2" office:value-type="string">
            <text:p text:style-name="P581"><text:span text:style-name="T2416">62,12</text:span>%</text:p>
            <text:p text:style-name="P581">(<text:span text:style-name="T2416">41</text:span>/6<text:span text:style-name="T2416">6</text:span>)</text:p>
          </table:table-cell>
          <table:table-cell table:style-name="Table105.E2" office:value-type="string">
            <text:p text:style-name="P581">5<text:span text:style-name="T2416">7,34</text:span>%</text:p>
          </table:table-cell>
        </table:table-row>
        <table:table-row table:style-name="Table105.1">
          <table:table-cell table:style-name="Table105.A2" office:value-type="string">
            <text:p text:style-name="P581">TIENS</text:p>
          </table:table-cell>
          <table:table-cell table:style-name="Table105.B2" office:value-type="string">
            <text:p text:style-name="P581">81,18%</text:p>
            <text:p text:style-name="P581">(69/85)</text:p>
          </table:table-cell>
          <table:table-cell table:style-name="Table105.B2" office:value-type="string">
            <text:p text:style-name="P581">100%</text:p>
            <text:p text:style-name="P581">(69/69)</text:p>
          </table:table-cell>
          <table:table-cell table:style-name="Table105.B2" office:value-type="string">
            <text:p text:style-name="P581">97,18%</text:p>
            <text:p text:style-name="P581">(69/71)</text:p>
          </table:table-cell>
          <table:table-cell table:style-name="Table105.E2" office:value-type="string">
            <text:p text:style-name="P581">98,57%</text:p>
          </table:table-cell>
        </table:table-row>
        <table:table-row table:style-name="Table105.1">
          <table:table-cell table:style-name="Table105.A2" office:value-type="string">
            <text:p text:style-name="P581">SÉRIEUX</text:p>
          </table:table-cell>
          <table:table-cell table:style-name="Table105.B2" office:value-type="string">
            <text:p text:style-name="P581">74,44%</text:p>
            <text:p text:style-name="P581">(67/90)</text:p>
          </table:table-cell>
          <table:table-cell table:style-name="Table105.B2" office:value-type="string">
            <text:p text:style-name="P581">9<text:span text:style-name="T2408">7</text:span>,<text:span text:style-name="T2408">01</text:span>%</text:p>
            <text:p text:style-name="P581">(6<text:span text:style-name="T2408">5</text:span>/67)</text:p>
          </table:table-cell>
          <table:table-cell table:style-name="Table105.B2" office:value-type="string">
            <text:p text:style-name="P581"><text:span text:style-name="T2408">78</text:span>,<text:span text:style-name="T2408">31</text:span>%</text:p>
            <text:p text:style-name="P581">(6<text:span text:style-name="T2408">5</text:span>/<text:span text:style-name="T2408">83</text:span>)</text:p>
          </table:table-cell>
          <table:table-cell table:style-name="Table105.E2" office:value-type="string">
            <text:p text:style-name="P581"><text:span text:style-name="T2408">86</text:span>,<text:span text:style-name="T2408">67</text:span>%</text:p>
          </table:table-cell>
        </table:table-row>
        <table:table-row table:style-name="Table105.1">
          <table:table-cell table:style-name="Table105.A2" office:value-type="string">
            <text:p text:style-name="P581">SEIGNEUR</text:p>
          </table:table-cell>
          <table:table-cell table:style-name="Table105.B2" office:value-type="string">
            <text:p text:style-name="P581">96,49%</text:p>
            <text:p text:style-name="P581">(55/57)</text:p>
          </table:table-cell>
          <table:table-cell table:style-name="Table105.B2" office:value-type="string">
            <text:p text:style-name="P581">100%</text:p>
            <text:p text:style-name="P581">(55/55)</text:p>
          </table:table-cell>
          <table:table-cell table:style-name="Table105.B2" office:value-type="string">
            <text:p text:style-name="P581">96,49%</text:p>
            <text:p text:style-name="P581">(55/57)</text:p>
          </table:table-cell>
          <table:table-cell table:style-name="Table105.E2" office:value-type="string">
            <text:p text:style-name="P581">98,21%</text:p>
          </table:table-cell>
        </table:table-row>
        <table:table-row table:style-name="Table105.1">
          <table:table-cell table:style-name="Table105.A2" office:value-type="string">
            <text:p text:style-name="P581">CRIF</text:p>
          </table:table-cell>
          <table:table-cell table:style-name="Table105.B2" office:value-type="string">
            <text:p text:style-name="P581">87,10%</text:p>
            <text:p text:style-name="P581">(54/62)</text:p>
          </table:table-cell>
          <table:table-cell table:style-name="Table105.B2" office:value-type="string">
            <text:p text:style-name="P581">100%</text:p>
            <text:p text:style-name="P581">(54/54)</text:p>
          </table:table-cell>
          <table:table-cell table:style-name="Table105.B2" office:value-type="string">
            <text:p text:style-name="P581">98,18%</text:p>
            <text:p text:style-name="P581">(54/55)</text:p>
          </table:table-cell>
          <table:table-cell table:style-name="Table105.E2" office:value-type="string">
            <text:p text:style-name="P581">99,08%</text:p>
          </table:table-cell>
        </table:table-row>
        <table:table-row table:style-name="Table105.1">
          <table:table-cell table:style-name="Table105.A2" office:value-type="string">
            <text:p text:style-name="P581"><text:span text:style-name="T2412">'</text:span>POUR VRAI<text:span text:style-name="T2412">'</text:span></text:p>
          </table:table-cell>
          <table:table-cell table:style-name="Table105.B2" office:value-type="string">
            <text:p text:style-name="P581">69,86%</text:p>
            <text:p text:style-name="P581">(51/73)</text:p>
          </table:table-cell>
          <table:table-cell table:style-name="Table105.B2" office:value-type="string">
            <text:p text:style-name="P581">86,27%</text:p>
            <text:p text:style-name="P581">(44/51)</text:p>
          </table:table-cell>
          <table:table-cell table:style-name="Table105.B2" office:value-type="string">
            <text:p text:style-name="P581">95,65%</text:p>
            <text:p text:style-name="P581">(44/46)</text:p>
          </table:table-cell>
          <table:table-cell table:style-name="Table105.E2" office:value-type="string">
            <text:p text:style-name="P581">90,72%</text:p>
          </table:table-cell>
        </table:table-row>
        <table:table-row table:style-name="Table105.1">
          <table:table-cell table:style-name="Table105.A2" office:value-type="string">
            <text:p text:style-name="P581"><text:span text:style-name="T2412">'</text:span>JE COMPRENDS<text:span text:style-name="T2412">'</text:span></text:p>
          </table:table-cell>
          <table:table-cell table:style-name="Table105.B2" office:value-type="string">
            <text:p text:style-name="P581">37,50%</text:p>
            <text:p text:style-name="P581">(45/120)</text:p>
          </table:table-cell>
          <table:table-cell table:style-name="Table105.B2" office:value-type="string">
            <text:p text:style-name="P581"><text:span text:style-name="T2410">55,56</text:span>%</text:p>
            <text:p text:style-name="P581">(2<text:span text:style-name="T2410">5</text:span>/45)</text:p>
          </table:table-cell>
          <table:table-cell table:style-name="Table105.B2" office:value-type="string">
            <text:p text:style-name="P581"><text:span text:style-name="T2410">56,82</text:span>%</text:p>
            <text:p text:style-name="P581">(2<text:span text:style-name="T2410">5</text:span>/<text:span text:style-name="T2410">44</text:span>)</text:p>
          </table:table-cell>
          <table:table-cell table:style-name="Table105.E2" office:value-type="string">
            <text:p text:style-name="P581">5<text:span text:style-name="T2410">6,18</text:span>%</text:p>
          </table:table-cell>
        </table:table-row>
        <table:table-row table:style-name="Table105.1">
          <table:table-cell table:style-name="Table105.A2" office:value-type="string">
            <text:p text:style-name="P581">TABARNAQUE</text:p>
          </table:table-cell>
          <table:table-cell table:style-name="Table105.B2" office:value-type="string">
            <text:p text:style-name="P581">81,13%</text:p>
            <text:p text:style-name="P581">(43/53)</text:p>
          </table:table-cell>
          <table:table-cell table:style-name="Table105.B2" office:value-type="string">
            <text:p text:style-name="P581">100%</text:p>
            <text:p text:style-name="P581">(43/43)</text:p>
          </table:table-cell>
          <table:table-cell table:style-name="Table105.B2" office:value-type="string">
            <text:p text:style-name="P581">97,73%</text:p>
            <text:p text:style-name="P581">(43/44)</text:p>
          </table:table-cell>
          <table:table-cell table:style-name="Table105.E2" office:value-type="string">
            <text:p text:style-name="P581">98,85%</text:p>
          </table:table-cell>
        </table:table-row>
        <table:table-row table:style-name="Table105.1">
          <table:table-cell table:style-name="Table105.A2" office:value-type="string">
            <text:p text:style-name="P581">ENVOYE</text:p>
          </table:table-cell>
          <table:table-cell table:style-name="Table105.B2" office:value-type="string">
            <text:p text:style-name="P581">93,33%</text:p>
            <text:p text:style-name="P581">(42/45)</text:p>
          </table:table-cell>
          <table:table-cell table:style-name="Table105.B2" office:value-type="string">
            <text:p text:style-name="P581">100%</text:p>
            <text:p text:style-name="P581">(42/42)</text:p>
          </table:table-cell>
          <table:table-cell table:style-name="Table105.B2" office:value-type="string">
            <text:p text:style-name="P581">93,33%</text:p>
            <text:p text:style-name="P581">(42/45)</text:p>
          </table:table-cell>
          <table:table-cell table:style-name="Table105.E2" office:value-type="string">
            <text:p text:style-name="P581">96,55%</text:p>
          </table:table-cell>
        </table:table-row>
        <table:table-row table:style-name="Table105.1">
          <table:table-cell table:style-name="Table105.A2" office:value-type="string">
            <text:p text:style-name="P581"><text:span text:style-name="T2519">'</text:span>UNE CHANCE<text:span text:style-name="T2519">'</text:span></text:p>
          </table:table-cell>
          <table:table-cell table:style-name="Table105.B2" office:value-type="string">
            <text:p text:style-name="P581">81,63%</text:p>
            <text:p text:style-name="P581">(40/49)</text:p>
          </table:table-cell>
          <table:table-cell table:style-name="Table105.B2" office:value-type="string">
            <text:p text:style-name="P581">82,50%</text:p>
            <text:p text:style-name="P581">(33/40)</text:p>
          </table:table-cell>
          <table:table-cell table:style-name="Table105.B2" office:value-type="string">
            <text:p text:style-name="P581">91,67%</text:p>
            <text:p text:style-name="P581">(33/36)</text:p>
          </table:table-cell>
          <table:table-cell table:style-name="Table105.E2" office:value-type="string">
            <text:p text:style-name="P581">86,84%</text:p>
          </table:table-cell>
        </table:table-row>
        <table:table-row table:style-name="Table105.1">
          <table:table-cell table:style-name="Table105.A2" office:value-type="string">
            <text:p text:style-name="P581">ARRÊTE</text:p>
          </table:table-cell>
          <table:table-cell table:style-name="Table105.B2" office:value-type="string">
            <text:p text:style-name="P581">25,76%</text:p>
            <text:p text:style-name="P581">(34/132)</text:p>
          </table:table-cell>
          <table:table-cell table:style-name="Table105.B2" office:value-type="string">
            <text:p text:style-name="P581"><text:span text:style-name="T2507">85,29</text:span>%</text:p>
            <text:p text:style-name="P581">(2<text:span text:style-name="T2507">9</text:span>/34)</text:p>
          </table:table-cell>
          <table:table-cell table:style-name="Table105.B2" office:value-type="string">
            <text:p text:style-name="P581"><text:span text:style-name="T2507">76,32</text:span>%</text:p>
            <text:p text:style-name="P581">(2<text:span text:style-name="T2507">9</text:span>/3<text:span text:style-name="T2507">8</text:span>)</text:p>
          </table:table-cell>
          <table:table-cell table:style-name="Table105.E2" office:value-type="string">
            <text:p text:style-name="P581"><text:span text:style-name="T2507">80,56</text:span>%</text:p>
          </table:table-cell>
        </table:table-row>
        <table:table-row table:style-name="Table105.1">
          <table:table-cell table:style-name="Table105.A2" office:value-type="string">
            <text:p text:style-name="P581"><text:span text:style-name="T2412">'</text:span>C<text:span text:style-name="T2412">'</text:span>EST CLAIR<text:span text:style-name="T2412">'</text:span></text:p>
          </table:table-cell>
          <table:table-cell table:style-name="Table105.B2" office:value-type="string">
            <text:p text:style-name="P581">62,75%</text:p>
            <text:p text:style-name="P581">(32/51)</text:p>
          </table:table-cell>
          <table:table-cell table:style-name="Table105.B2" office:value-type="string">
            <text:p text:style-name="P581">84,38%</text:p>
            <text:p text:style-name="P581">(27/32)</text:p>
          </table:table-cell>
          <table:table-cell table:style-name="Table105.B2" office:value-type="string">
            <text:p text:style-name="P581">7<text:span text:style-name="T2413">7,14</text:span>%</text:p>
            <text:p text:style-name="P581">(27/3<text:span text:style-name="T2413">5</text:span>)</text:p>
          </table:table-cell>
          <table:table-cell table:style-name="Table105.E2" office:value-type="string">
            <text:p text:style-name="P581">8<text:span text:style-name="T2413">0</text:span>,<text:span text:style-name="T2413">60</text:span>%</text:p>
          </table:table-cell>
        </table:table-row>
        <text:soft-page-break/>
        <table:table-row table:style-name="Table105.1">
          <table:table-cell table:style-name="Table105.A2" office:value-type="string">
            <text:p text:style-name="P581">CIBOLE</text:p>
          </table:table-cell>
          <table:table-cell table:style-name="Table105.B2" office:value-type="string">
            <text:p text:style-name="P581">96,15%</text:p>
            <text:p text:style-name="P581">(25/26)</text:p>
          </table:table-cell>
          <table:table-cell table:style-name="Table105.B2" office:value-type="string">
            <text:p text:style-name="P581">100%</text:p>
            <text:p text:style-name="P581">(25/25)</text:p>
          </table:table-cell>
          <table:table-cell table:style-name="Table105.B2" office:value-type="string">
            <text:p text:style-name="P581">96,15%</text:p>
            <text:p text:style-name="P581">(25/26)</text:p>
          </table:table-cell>
          <table:table-cell table:style-name="Table105.E2" office:value-type="string">
            <text:p text:style-name="P581">98,04%</text:p>
          </table:table-cell>
        </table:table-row>
        <table:table-row table:style-name="Table105.1">
          <table:table-cell table:style-name="Table105.A2" office:value-type="string">
            <text:p text:style-name="P581">CRIME</text:p>
          </table:table-cell>
          <table:table-cell table:style-name="Table105.B2" office:value-type="string">
            <text:p text:style-name="P581">85,71%</text:p>
            <text:p text:style-name="P581">(24/28)</text:p>
          </table:table-cell>
          <table:table-cell table:style-name="Table105.B2" office:value-type="string">
            <text:p text:style-name="P581">100%</text:p>
            <text:p text:style-name="P581">(24/24)</text:p>
          </table:table-cell>
          <table:table-cell table:style-name="Table105.B2" office:value-type="string">
            <text:p text:style-name="P581">100%</text:p>
            <text:p text:style-name="P581">(24/24)</text:p>
          </table:table-cell>
          <table:table-cell table:style-name="Table105.E2" office:value-type="string">
            <text:p text:style-name="P581">100%</text:p>
          </table:table-cell>
        </table:table-row>
        <table:table-row table:style-name="Table105.1">
          <table:table-cell table:style-name="Table105.A2" office:value-type="string">
            <text:p text:style-name="P581">TABARNOUCHE</text:p>
          </table:table-cell>
          <table:table-cell table:style-name="Table105.B2" office:value-type="string">
            <text:p text:style-name="P581">64,86%</text:p>
            <text:p text:style-name="P581">(24/37)</text:p>
          </table:table-cell>
          <table:table-cell table:style-name="Table105.B2" office:value-type="string">
            <text:p text:style-name="P581">100%</text:p>
            <text:p text:style-name="P581">(24/24)</text:p>
          </table:table-cell>
          <table:table-cell table:style-name="Table105.B2" office:value-type="string">
            <text:p text:style-name="P581">96,00%</text:p>
            <text:p text:style-name="P581">(24/25)</text:p>
          </table:table-cell>
          <table:table-cell table:style-name="Table105.E2" office:value-type="string">
            <text:p text:style-name="P581">97,96%</text:p>
          </table:table-cell>
        </table:table-row>
        <table:table-row table:style-name="Table105.1">
          <table:table-cell table:style-name="Table105.A2" office:value-type="string">
            <text:p text:style-name="P581">FRANCHEMENT</text:p>
          </table:table-cell>
          <table:table-cell table:style-name="Table105.B2" office:value-type="string">
            <text:p text:style-name="P581">84,62%</text:p>
            <text:p text:style-name="P581">(22/26)</text:p>
          </table:table-cell>
          <table:table-cell table:style-name="Table105.B2" office:value-type="string">
            <text:p text:style-name="P581"><text:span text:style-name="T2414">95,45</text:span>%</text:p>
            <text:p text:style-name="P581">(<text:span text:style-name="T2414">21</text:span>/22)</text:p>
          </table:table-cell>
          <table:table-cell table:style-name="Table105.B2" office:value-type="string">
            <text:p text:style-name="P581">8<text:span text:style-name="T2414">4</text:span>%</text:p>
            <text:p text:style-name="P581">(<text:span text:style-name="T2414">21</text:span>/2<text:span text:style-name="T2414">5</text:span>)</text:p>
          </table:table-cell>
          <table:table-cell table:style-name="Table105.E2" office:value-type="string">
            <text:p text:style-name="P472">89,36%</text:p>
          </table:table-cell>
        </table:table-row>
        <table:table-row table:style-name="Table105.1">
          <table:table-cell table:style-name="Table105.A2" office:value-type="string">
            <text:p text:style-name="P581">PANTOUTE</text:p>
          </table:table-cell>
          <table:table-cell table:style-name="Table105.B2" office:value-type="string">
            <text:p text:style-name="P581">24,44%</text:p>
            <text:p text:style-name="P581">(22/90)</text:p>
          </table:table-cell>
          <table:table-cell table:style-name="Table105.B2" office:value-type="string">
            <text:p text:style-name="P581">77,27%</text:p>
            <text:p text:style-name="P581">(17/22)</text:p>
          </table:table-cell>
          <table:table-cell table:style-name="Table105.B2" office:value-type="string">
            <text:p text:style-name="P581">94,44%</text:p>
            <text:p text:style-name="P581">(17/18)</text:p>
          </table:table-cell>
          <table:table-cell table:style-name="Table105.E2" office:value-type="string">
            <text:p text:style-name="P581">85,00%</text:p>
          </table:table-cell>
        </table:table-row>
        <table:table-row table:style-name="Table105.1">
          <table:table-cell table:style-name="Table105.A2" office:value-type="string">
            <text:p text:style-name="P581"><text:span text:style-name="T2412">'</text:span>PAS DU TOUT<text:span text:style-name="T2412">'</text:span></text:p>
          </table:table-cell>
          <table:table-cell table:style-name="Table105.B2" office:value-type="string">
            <text:p text:style-name="P581">63,89%</text:p>
            <text:p text:style-name="P581">(23/36)</text:p>
          </table:table-cell>
          <table:table-cell table:style-name="Table105.B2" office:value-type="string">
            <text:p text:style-name="P581">91,30%</text:p>
            <text:p text:style-name="P581">(21/23)</text:p>
          </table:table-cell>
          <table:table-cell table:style-name="Table105.B2" office:value-type="string">
            <text:p text:style-name="P581">95,45%</text:p>
            <text:p text:style-name="P581">(21/22)</text:p>
          </table:table-cell>
          <table:table-cell table:style-name="Table105.E2" office:value-type="string">
            <text:p text:style-name="P581">93,33%</text:p>
          </table:table-cell>
        </table:table-row>
        <table:table-row table:style-name="Table105.1">
          <table:table-cell table:style-name="Table105.A2" office:value-type="string">
            <text:p text:style-name="P581">CÂLIQUE</text:p>
          </table:table-cell>
          <table:table-cell table:style-name="Table105.B2" office:value-type="string">
            <text:p text:style-name="P581">90%</text:p>
            <text:p text:style-name="P581">(18/20)</text:p>
          </table:table-cell>
          <table:table-cell table:style-name="Table105.B2" office:value-type="string">
            <text:p text:style-name="P581">100%</text:p>
            <text:p text:style-name="P581">(18/18)</text:p>
          </table:table-cell>
          <table:table-cell table:style-name="Table105.B2" office:value-type="string">
            <text:p text:style-name="P581">100%</text:p>
            <text:p text:style-name="P581">(18/18)</text:p>
          </table:table-cell>
          <table:table-cell table:style-name="Table105.E2" office:value-type="string">
            <text:p text:style-name="P581">100%</text:p>
          </table:table-cell>
        </table:table-row>
        <table:table-row table:style-name="Table105.1">
          <table:table-cell table:style-name="Table105.A2" office:value-type="string">
            <text:p text:style-name="P581">MAUDIT</text:p>
          </table:table-cell>
          <table:table-cell table:style-name="Table105.B2" office:value-type="string">
            <text:p text:style-name="P581">33,33%</text:p>
            <text:p text:style-name="P581">(18/54)</text:p>
          </table:table-cell>
          <table:table-cell table:style-name="Table105.B2" office:value-type="string">
            <text:p text:style-name="P581">77,78%</text:p>
            <text:p text:style-name="P581">(14/18)</text:p>
          </table:table-cell>
          <table:table-cell table:style-name="Table105.B2" office:value-type="string">
            <text:p text:style-name="P581">93,33%</text:p>
            <text:p text:style-name="P581">(14/15)</text:p>
          </table:table-cell>
          <table:table-cell table:style-name="Table105.E2" office:value-type="string">
            <text:p text:style-name="P581">84,85%</text:p>
          </table:table-cell>
        </table:table-row>
        <table:table-row table:style-name="Table105.1">
          <table:table-cell table:style-name="Table105.A2" office:value-type="string">
            <text:p text:style-name="P581">CÂLISSE</text:p>
          </table:table-cell>
          <table:table-cell table:style-name="Table105.B2" office:value-type="string">
            <text:p text:style-name="P581">71,43%</text:p>
            <text:p text:style-name="P581">(15/21)</text:p>
          </table:table-cell>
          <table:table-cell table:style-name="Table105.B2" office:value-type="string">
            <text:p text:style-name="P581">100%</text:p>
            <text:p text:style-name="P581">(15/15)</text:p>
          </table:table-cell>
          <table:table-cell table:style-name="Table105.B2" office:value-type="string">
            <text:p text:style-name="P581">93,75%</text:p>
            <text:p text:style-name="P581">(15/16)</text:p>
          </table:table-cell>
          <table:table-cell table:style-name="Table105.E2" office:value-type="string">
            <text:p text:style-name="P581">96,77%</text:p>
          </table:table-cell>
        </table:table-row>
        <table:table-row table:style-name="Table105.1">
          <table:table-cell table:style-name="Table105.A2" office:value-type="string">
            <text:p text:style-name="P581"><text:span text:style-name="T2412">'</text:span>PAS VRAIMENT<text:span text:style-name="T2412">'</text:span></text:p>
          </table:table-cell>
          <table:table-cell table:style-name="Table105.B2" office:value-type="string">
            <text:p text:style-name="P581">17,72%</text:p>
            <text:p text:style-name="P581">(14/79)</text:p>
          </table:table-cell>
          <table:table-cell table:style-name="Table105.B2" office:value-type="string">
            <text:p text:style-name="P581">78,57%</text:p>
            <text:p text:style-name="P581">(11/14)</text:p>
          </table:table-cell>
          <table:table-cell table:style-name="Table105.B2" office:value-type="string">
            <text:p text:style-name="P581">78,57%</text:p>
            <text:p text:style-name="P581">(11/14)</text:p>
          </table:table-cell>
          <table:table-cell table:style-name="Table105.E2" office:value-type="string">
            <text:p text:style-name="P581">78,57%</text:p>
          </table:table-cell>
        </table:table-row>
        <table:table-row table:style-name="Table105.1">
          <table:table-cell table:style-name="Table105.A2" office:value-type="string">
            <text:p text:style-name="P581"><text:span text:style-name="T2412">'</text:span>VRAIMENT PAS<text:span text:style-name="T2412">'</text:span></text:p>
          </table:table-cell>
          <table:table-cell table:style-name="Table105.B2" office:value-type="string">
            <text:p text:style-name="P581">12,36%</text:p>
            <text:p text:style-name="P581">(11/89)</text:p>
          </table:table-cell>
          <table:table-cell table:style-name="Table105.B2" office:value-type="string">
            <text:p text:style-name="P581"><text:span text:style-name="T2415">72,73</text:span>%</text:p>
            <text:p text:style-name="P581">(<text:span text:style-name="T2415">8</text:span>/11)</text:p>
          </table:table-cell>
          <table:table-cell table:style-name="Table105.B2" office:value-type="string">
            <text:p text:style-name="P581">6<text:span text:style-name="T2415">6,67</text:span>%</text:p>
            <text:p text:style-name="P581">(<text:span text:style-name="T2415">8</text:span>/<text:span text:style-name="T2415">12</text:span>)</text:p>
          </table:table-cell>
          <table:table-cell table:style-name="Table105.E2" office:value-type="string">
            <text:p text:style-name="P581"><text:span text:style-name="T2415">69,57</text:span>%</text:p>
          </table:table-cell>
        </table:table-row>
        <table:table-row table:style-name="Table105.1">
          <table:table-cell table:style-name="Table105.A2" office:value-type="string">
            <text:p text:style-name="P581">MERDE</text:p>
          </table:table-cell>
          <table:table-cell table:style-name="Table105.B2" office:value-type="string">
            <text:p text:style-name="P581">71,43%</text:p>
            <text:p text:style-name="P581">(10/14)</text:p>
          </table:table-cell>
          <table:table-cell table:style-name="Table105.B2" office:value-type="string">
            <text:p text:style-name="P581">80%</text:p>
            <text:p text:style-name="P581">(8/10)</text:p>
          </table:table-cell>
          <table:table-cell table:style-name="Table105.B2" office:value-type="string">
            <text:p text:style-name="P581">80%</text:p>
            <text:p text:style-name="P581">(8/10)</text:p>
          </table:table-cell>
          <table:table-cell table:style-name="Table105.E2" office:value-type="string">
            <text:p text:style-name="P581">80%</text:p>
          </table:table-cell>
        </table:table-row>
        <table:table-row table:style-name="Table105.1">
          <table:table-cell table:style-name="Table105.A2" office:value-type="string">
            <text:p text:style-name="P581">OSTIFIE</text:p>
          </table:table-cell>
          <table:table-cell table:style-name="Table105.B2" office:value-type="string">
            <text:p text:style-name="P581">83,33%</text:p>
            <text:p text:style-name="P581">(10/12)</text:p>
          </table:table-cell>
          <table:table-cell table:style-name="Table105.B2" office:value-type="string">
            <text:p text:style-name="P581">100%</text:p>
            <text:p text:style-name="P581">(10/10)</text:p>
          </table:table-cell>
          <table:table-cell table:style-name="Table105.B2" office:value-type="string">
            <text:p text:style-name="P581">90,91%</text:p>
            <text:p text:style-name="P581">(10/11)</text:p>
          </table:table-cell>
          <table:table-cell table:style-name="Table105.E2" office:value-type="string">
            <text:p text:style-name="P581">95,24%</text:p>
          </table:table-cell>
        </table:table-row>
        <table:table-row table:style-name="Table105.1">
          <table:table-cell table:style-name="Table105.A2" office:value-type="string">
            <text:p text:style-name="P581">SUPER</text:p>
          </table:table-cell>
          <table:table-cell table:style-name="Table105.B2" office:value-type="string">
            <text:p text:style-name="P581">5,35%</text:p>
            <text:p text:style-name="P581">(10/187)</text:p>
          </table:table-cell>
          <table:table-cell table:style-name="Table105.B2" office:value-type="string">
            <text:p text:style-name="P581">10%</text:p>
            <text:p text:style-name="P581">(1/10)</text:p>
          </table:table-cell>
          <table:table-cell table:style-name="Table105.B2" office:value-type="string">
            <text:p text:style-name="P581">50%</text:p>
            <text:p text:style-name="P581">(1/2)</text:p>
          </table:table-cell>
          <table:table-cell table:style-name="Table105.E2" office:value-type="string">
            <text:p text:style-name="P581">16,67%</text:p>
          </table:table-cell>
        </table:table-row>
        <table:table-row table:style-name="Table105.1">
          <table:table-cell table:style-name="Table105.A2" office:value-type="string">
            <text:p text:style-name="P581">TABARNACHE</text:p>
          </table:table-cell>
          <table:table-cell table:style-name="Table105.B2" office:value-type="string">
            <text:p text:style-name="P581">83,33%</text:p>
            <text:p text:style-name="P581">(10/12)</text:p>
          </table:table-cell>
          <table:table-cell table:style-name="Table105.B2" office:value-type="string">
            <text:p text:style-name="P581">100%</text:p>
            <text:p text:style-name="P581">(10/10)</text:p>
          </table:table-cell>
          <table:table-cell table:style-name="Table105.B2" office:value-type="string">
            <text:p text:style-name="P581">100%</text:p>
            <text:p text:style-name="P581">(10/10)</text:p>
          </table:table-cell>
          <table:table-cell table:style-name="Table105.E2" office:value-type="string">
            <text:p text:style-name="P581">100%</text:p>
          </table:table-cell>
        </table:table-row>
        <table:table-row table:style-name="Table105.1">
          <table:table-cell table:style-name="Table105.A2" office:value-type="string">
            <text:p text:style-name="P581">COOL</text:p>
          </table:table-cell>
          <table:table-cell table:style-name="Table105.B2" office:value-type="string">
            <text:p text:style-name="P581">11,94%</text:p>
            <text:p text:style-name="P581">(8/67)</text:p>
          </table:table-cell>
          <table:table-cell table:style-name="Table105.B2" office:value-type="string">
            <text:p text:style-name="P581">62,50%</text:p>
            <text:p text:style-name="P581">(5/8)</text:p>
          </table:table-cell>
          <table:table-cell table:style-name="Table105.B2" office:value-type="string">
            <text:p text:style-name="P581">83,33%</text:p>
            <text:p text:style-name="P581">(5/6)</text:p>
          </table:table-cell>
          <table:table-cell table:style-name="Table105.E2" office:value-type="string">
            <text:p text:style-name="P581">71,43%</text:p>
          </table:table-cell>
        </table:table-row>
        <table:table-row table:style-name="Table105.34">
          <table:table-cell table:style-name="Table105.A2" office:value-type="string">
            <text:p text:style-name="P581">OSTIQUE</text:p>
          </table:table-cell>
          <table:table-cell table:style-name="Table105.B2" office:value-type="string">
            <text:p text:style-name="P581">72,73%</text:p>
            <text:p text:style-name="P581">(8/11)</text:p>
          </table:table-cell>
          <table:table-cell table:style-name="Table105.B2" office:value-type="string">
            <text:p text:style-name="P581">100%</text:p>
            <text:p text:style-name="P581">(8/8)</text:p>
          </table:table-cell>
          <table:table-cell table:style-name="Table105.B2" office:value-type="string">
            <text:p text:style-name="P581">80%</text:p>
            <text:p text:style-name="P581">(8/10)</text:p>
          </table:table-cell>
          <table:table-cell table:style-name="Table105.E2" office:value-type="string">
            <text:p text:style-name="P581">88,89%</text:p>
          </table:table-cell>
        </table:table-row>
        <table:table-row table:style-name="Table105.1">
          <table:table-cell table:style-name="Table105.A2" office:value-type="string">
            <text:p text:style-name="P581">BAPTÊME</text:p>
          </table:table-cell>
          <table:table-cell table:style-name="Table105.B2" office:value-type="string">
            <text:p text:style-name="P581">50%</text:p>
            <text:p text:style-name="P581">(7/14)</text:p>
          </table:table-cell>
          <table:table-cell table:style-name="Table105.B2" office:value-type="string">
            <text:p text:style-name="P581">71,43%</text:p>
            <text:p text:style-name="P581">(5/7)</text:p>
          </table:table-cell>
          <table:table-cell table:style-name="Table105.B2" office:value-type="string">
            <text:p text:style-name="P581">62,50%</text:p>
            <text:p text:style-name="P581">(5/8)</text:p>
          </table:table-cell>
          <table:table-cell table:style-name="Table105.E2" office:value-type="string">
            <text:p text:style-name="P581">66,67%</text:p>
          </table:table-cell>
        </table:table-row>
        <table:table-row table:style-name="Table105.1">
          <table:table-cell table:style-name="Table105.A2" office:value-type="string">
            <text:p text:style-name="P581"><text:span text:style-name="T2412">'</text:span>DE LA MARDE<text:span text:style-name="T2412">'</text:span></text:p>
          </table:table-cell>
          <table:table-cell table:style-name="Table105.B2" office:value-type="string">
            <text:p text:style-name="P581">19,44%</text:p>
            <text:p text:style-name="P581">(7/36)</text:p>
          </table:table-cell>
          <table:table-cell table:style-name="Table105.B2" office:value-type="string">
            <text:p text:style-name="P581">57,14%</text:p>
            <text:p text:style-name="P581">(4/7)</text:p>
          </table:table-cell>
          <table:table-cell table:style-name="Table105.B2" office:value-type="string">
            <text:p text:style-name="P581">80%</text:p>
            <text:p text:style-name="P581">(4/5)</text:p>
          </table:table-cell>
          <table:table-cell table:style-name="Table105.E2" office:value-type="string">
            <text:p text:style-name="P581">66,67%</text:p>
          </table:table-cell>
        </table:table-row>
        <text:soft-page-break/>
        <table:table-row table:style-name="Table105.1">
          <table:table-cell table:style-name="Table105.A2" office:value-type="string">
            <text:p text:style-name="P581">SACRIFICE</text:p>
          </table:table-cell>
          <table:table-cell table:style-name="Table105.B2" office:value-type="string">
            <text:p text:style-name="P581">63,64%</text:p>
            <text:p text:style-name="P581">(7/11)</text:p>
          </table:table-cell>
          <table:table-cell table:style-name="Table105.B2" office:value-type="string">
            <text:p text:style-name="P581">100%</text:p>
            <text:p text:style-name="P581">(7/7)</text:p>
          </table:table-cell>
          <table:table-cell table:style-name="Table105.B2" office:value-type="string">
            <text:p text:style-name="P581">100%</text:p>
            <text:p text:style-name="P581">(7/7)</text:p>
          </table:table-cell>
          <table:table-cell table:style-name="Table105.E2" office:value-type="string">
            <text:p text:style-name="P581">100%</text:p>
          </table:table-cell>
        </table:table-row>
        <table:table-row table:style-name="Table105.1">
          <table:table-cell table:style-name="Table105.A2" office:value-type="string">
            <text:p text:style-name="P581"><text:span text:style-name="T2412">'</text:span>DU TOUT<text:span text:style-name="T2412">'</text:span></text:p>
          </table:table-cell>
          <table:table-cell table:style-name="Table105.B2" office:value-type="string">
            <text:p text:style-name="P581">13,04%</text:p>
            <text:p text:style-name="P581">(6/46)</text:p>
          </table:table-cell>
          <table:table-cell table:style-name="Table105.B2" office:value-type="string">
            <text:p text:style-name="P581">50%</text:p>
            <text:p text:style-name="P581">(3/6)</text:p>
          </table:table-cell>
          <table:table-cell table:style-name="Table105.B2" office:value-type="string">
            <text:p text:style-name="P581">60%</text:p>
            <text:p text:style-name="P581">(3/5)</text:p>
          </table:table-cell>
          <table:table-cell table:style-name="Table105.E2" office:value-type="string">
            <text:p text:style-name="P581">54,55%</text:p>
          </table:table-cell>
        </table:table-row>
        <table:table-row table:style-name="Table105.1">
          <table:table-cell table:style-name="Table105.A2" office:value-type="string">
            <text:p text:style-name="P581">SACRE</text:p>
          </table:table-cell>
          <table:table-cell table:style-name="Table105.B2" office:value-type="string">
            <text:p text:style-name="P581">33,33%</text:p>
            <text:p text:style-name="P581">(5/15)</text:p>
          </table:table-cell>
          <table:table-cell table:style-name="Table105.B2" office:value-type="string">
            <text:p text:style-name="P581">100%</text:p>
            <text:p text:style-name="P581">(5/5)</text:p>
          </table:table-cell>
          <table:table-cell table:style-name="Table105.B2" office:value-type="string">
            <text:p text:style-name="P581">100%</text:p>
            <text:p text:style-name="P581">(5/5)</text:p>
          </table:table-cell>
          <table:table-cell table:style-name="Table105.E2" office:value-type="string">
            <text:p text:style-name="P581">100%</text:p>
          </table:table-cell>
        </table:table-row>
        <table:table-row table:style-name="Table105.1">
          <table:table-cell table:style-name="Table105.A2" office:value-type="string">
            <text:p text:style-name="P581">TELLEMENT</text:p>
          </table:table-cell>
          <table:table-cell table:style-name="Table105.B2" office:value-type="string">
            <text:p text:style-name="P581">1,01%</text:p>
            <text:p text:style-name="P581">(4/395)</text:p>
          </table:table-cell>
          <table:table-cell table:style-name="Table105.B2" office:value-type="string">
            <text:p text:style-name="P581">50%</text:p>
            <text:p text:style-name="P581">(2/4)</text:p>
          </table:table-cell>
          <table:table-cell table:style-name="Table105.B2" office:value-type="string">
            <text:p text:style-name="P581">100%</text:p>
            <text:p text:style-name="P581">(2/2)</text:p>
          </table:table-cell>
          <table:table-cell table:style-name="Table105.E2" office:value-type="string">
            <text:p text:style-name="P581">66,67%</text:p>
          </table:table-cell>
        </table:table-row>
        <table:table-row table:style-name="Table105.1">
          <table:table-cell table:style-name="Table105.A2" office:value-type="string">
            <text:p text:style-name="P581">MALADE</text:p>
          </table:table-cell>
          <table:table-cell table:style-name="Table105.B2" office:value-type="string">
            <text:p text:style-name="P581">4,17%</text:p>
            <text:p text:style-name="P581">(3/72)</text:p>
          </table:table-cell>
          <table:table-cell table:style-name="Table105.B2" office:value-type="string">
            <text:p text:style-name="P581">0%</text:p>
            <text:p text:style-name="P581">(0/3)</text:p>
          </table:table-cell>
          <table:table-cell table:style-name="Table105.B2" office:value-type="string">
            <text:p text:style-name="P581">0%</text:p>
            <text:p text:style-name="P581">(0/3)</text:p>
          </table:table-cell>
          <table:table-cell table:style-name="Table105.E2" office:value-type="string">
            <text:p text:style-name="P581">0%</text:p>
          </table:table-cell>
        </table:table-row>
        <table:table-row table:style-name="Table105.1">
          <table:table-cell table:style-name="Table105.A2" office:value-type="string">
            <text:p text:style-name="P581">BATEAU</text:p>
          </table:table-cell>
          <table:table-cell table:style-name="Table105.B2" office:value-type="string">
            <text:p text:style-name="P581">2,50%</text:p>
            <text:p text:style-name="P581">(2/80)</text:p>
          </table:table-cell>
          <table:table-cell table:style-name="Table105.B2" office:value-type="string">
            <text:p text:style-name="P581">0%</text:p>
            <text:p text:style-name="P581">(0/2)</text:p>
          </table:table-cell>
          <table:table-cell table:style-name="Table105.B2" office:value-type="string">
            <text:p text:style-name="P581">0%</text:p>
            <text:p text:style-name="P581">(0/1)</text:p>
          </table:table-cell>
          <table:table-cell table:style-name="Table105.E2" office:value-type="string">
            <text:p text:style-name="P581">0%</text:p>
          </table:table-cell>
        </table:table-row>
        <table:table-row table:style-name="Table105.1">
          <table:table-cell table:style-name="Table105.A43" office:value-type="string">
            <text:p text:style-name="P321">Totaux</text:p>
          </table:table-cell>
          <table:table-cell table:style-name="Table105.B43" office:value-type="string">
            <text:p text:style-name="P581">51,28%</text:p>
            <text:p text:style-name="P581">(2323/4530)</text:p>
          </table:table-cell>
          <table:table-cell table:style-name="Table105.B43" office:value-type="string">
            <text:p text:style-name="P581">9<text:span text:style-name="T2520">3,93%</text:span></text:p>
            <text:p text:style-name="P583">(<text:span text:style-name="T2554">2182/2323</text:span>)</text:p>
          </table:table-cell>
          <table:table-cell table:style-name="Table105.B43" office:value-type="string">
            <text:p text:style-name="P581">91,<text:span text:style-name="T2555">49</text:span>%</text:p>
            <text:p text:style-name="P583">(<text:span text:style-name="T2555">2182/2385</text:span>)</text:p>
          </table:table-cell>
          <table:table-cell table:style-name="Table105.E43" office:value-type="string">
            <text:p text:style-name="P585">92,69%</text:p>
          </table:table-cell>
        </table:table-row>
      </table:table>
      <text:p text:style-name="P1559"/>
      <text:p text:style-name="P1565"/>
      <text:h text:style-name="P1573" text:outline-level="1"><text:bookmark-start text:name="__RefHeading___Toc128508_1546474984"/>ANNEXE 3 - <text:s/><text:span text:style-name="T2521">Résultats de l'étiquetage des regroupements de MI par le module n-grammes</text:span><text:bookmark-end text:name="__RefHeading___Toc128508_1546474984"/></text:h>
      <table:table table:name="Table117" table:style-name="Table117">
        <table:table-column table:style-name="Table117.A"/>
        <table:table-column table:style-name="Table117.B" table:number-columns-repeated="2"/>
        <table:table-column table:style-name="Table117.D"/>
        <table:table-column table:style-name="Table117.E"/>
        <table:table-row table:style-name="Table117.1">
          <table:table-cell table:style-name="Table117.A1" office:value-type="string">
            <text:p text:style-name="P322">Vocables</text:p>
          </table:table-cell>
          <table:table-cell table:style-name="Table117.B1" office:value-type="string">
            <text:p text:style-name="P322">Proportion</text:p>
            <text:p text:style-name="P322">MI/Signifiants</text:p>
          </table:table-cell>
          <table:table-cell table:style-name="Table117.B1" office:value-type="string">
            <text:p text:style-name="P322">Rappel</text:p>
            <text:p text:style-name="P322">N-grammes</text:p>
          </table:table-cell>
          <table:table-cell table:style-name="Table117.B1" office:value-type="string">
            <text:p text:style-name="P322">Précision</text:p>
            <text:p text:style-name="P322">N-grammes</text:p>
          </table:table-cell>
          <table:table-cell table:style-name="Table117.E1" office:value-type="string">
            <text:p text:style-name="P322">F-mesure</text:p>
            <text:p text:style-name="P322">N-grammes</text:p>
          </table:table-cell>
        </table:table-row>
        <table:table-row table:style-name="Table117.1">
          <table:table-cell table:style-name="Table117.A2" office:value-type="string">
            <text:p text:style-name="P363">Regroupement <text:span text:style-name="T2383">de</text:span></text:p>
            <text:p text:style-name="P398">CRISSE, CRIF, CRIME, CRISTIE</text:p>
          </table:table-cell>
          <table:table-cell table:style-name="Table117.B2" office:value-type="string">
            <text:p text:style-name="P582">77,62%</text:p>
            <text:p text:style-name="P582">(215/277)</text:p>
          </table:table-cell>
          <table:table-cell table:style-name="Table117.B2" office:value-type="string">
            <text:p text:style-name="P582">9<text:span text:style-name="T2351">8</text:span>,6<text:span text:style-name="T2351">0</text:span>%</text:p>
            <text:p text:style-name="P582">(2<text:span text:style-name="T2351">12</text:span>/215)</text:p>
          </table:table-cell>
          <table:table-cell table:style-name="Table117.B2" office:value-type="string">
            <text:p text:style-name="P582">98,1<text:span text:style-name="T2351">5</text:span>%</text:p>
            <text:p text:style-name="P582">(21<text:span text:style-name="T2351">2</text:span>/21<text:span text:style-name="T2351">6</text:span>)</text:p>
          </table:table-cell>
          <table:table-cell table:style-name="Table117.E2" office:value-type="string">
            <text:p text:style-name="P582">9<text:span text:style-name="T2351">8</text:span>,<text:span text:style-name="T2351">38</text:span>%</text:p>
          </table:table-cell>
        </table:table-row>
        <table:table-row table:style-name="Table117.1">
          <table:table-cell table:style-name="Table117.A2" office:value-type="string">
            <text:p text:style-name="P368">Regroupement de</text:p>
            <text:p text:style-name="P365">TABARNAQUE,</text:p>
            <text:p text:style-name="P483">TABARNACHE,</text:p>
            <text:p text:style-name="P483">TABARNOUCHE,</text:p>
            <text:p text:style-name="P483">TABARNIQUE</text:p>
          </table:table-cell>
          <table:table-cell table:style-name="Table117.B2" office:value-type="string">
            <text:p text:style-name="P486">7<text:span text:style-name="T2177">5</text:span>,<text:span text:style-name="T2112">47</text:span>%</text:p>
            <text:p text:style-name="P486">(<text:span text:style-name="T2177">80/106</text:span>)</text:p>
          </table:table-cell>
          <table:table-cell table:style-name="Table117.B2" office:value-type="string">
            <text:p text:style-name="P488"><text:span text:style-name="T2177">100</text:span>%</text:p>
            <text:p text:style-name="P488">(<text:span text:style-name="T2177">80/80</text:span>)</text:p>
          </table:table-cell>
          <table:table-cell table:style-name="Table117.B2" office:value-type="string">
            <text:p text:style-name="P488">9<text:span text:style-name="T2177">7</text:span>,<text:span text:style-name="T2177">56</text:span>%</text:p>
            <text:p text:style-name="P488">(<text:span text:style-name="T2177">80/82</text:span>)</text:p>
          </table:table-cell>
          <table:table-cell table:style-name="Table117.E2" office:value-type="string">
            <text:p text:style-name="P490">98,<text:span text:style-name="T2177">77</text:span>%</text:p>
          </table:table-cell>
        </table:table-row>
        <table:table-row table:style-name="Table117.1">
          <table:table-cell table:style-name="Table117.A2" office:value-type="string">
            <text:p text:style-name="P376">R<text:span text:style-name="T2356">egroupement de</text:span></text:p>
            <text:p text:style-name="P373">CÂLISSE, CÂLIQUE, CÂLINE, CÂLIF</text:p>
          </table:table-cell>
          <table:table-cell table:style-name="Table117.B2" office:value-type="string">
            <text:p text:style-name="P486">7<text:span text:style-name="T2177">5</text:span>,<text:span text:style-name="T2112">47</text:span>%</text:p>
            <text:p text:style-name="P486">(<text:span text:style-name="T2180">78/87</text:span>)</text:p>
          </table:table-cell>
          <table:table-cell table:style-name="Table117.B2" office:value-type="string">
            <text:p text:style-name="P488"><text:span text:style-name="T2177">100</text:span>%</text:p>
            <text:p text:style-name="P488">(<text:span text:style-name="T2180">78/78</text:span>)</text:p>
          </table:table-cell>
          <table:table-cell table:style-name="Table117.B2" office:value-type="string">
            <text:p text:style-name="P488"><text:span text:style-name="T2177">100</text:span>%</text:p>
            <text:p text:style-name="P488">(<text:span text:style-name="T2180">78/78</text:span>)</text:p>
          </table:table-cell>
          <table:table-cell table:style-name="Table117.E2" office:value-type="string">
            <text:p text:style-name="P488"><text:span text:style-name="T2177">100</text:span>%</text:p>
          </table:table-cell>
        </table:table-row>
        <table:table-row table:style-name="Table117.1">
          <table:table-cell table:style-name="Table117.A2" office:value-type="string">
            <text:p text:style-name="P382">Regroupement de</text:p>
            <text:p text:style-name="P376">BAPTÊME, <text:span text:style-name="T2553">BATINSE</text:span></text:p>
          </table:table-cell>
          <table:table-cell table:style-name="Table117.B2" office:value-type="string">
            <text:p text:style-name="P502">53,33%</text:p>
            <text:p text:style-name="P502">(8/15)</text:p>
          </table:table-cell>
          <table:table-cell table:style-name="Table117.B2" office:value-type="string">
            <text:p text:style-name="P502">87,5%</text:p>
            <text:p text:style-name="P502">(7/8)</text:p>
          </table:table-cell>
          <table:table-cell table:style-name="Table117.B2" office:value-type="string">
            <text:p text:style-name="P505">7<text:span text:style-name="T2389">0%</text:span></text:p>
            <text:p text:style-name="P505">(<text:span text:style-name="T2389">7/10)</text:span></text:p>
          </table:table-cell>
          <table:table-cell table:style-name="Table117.E2" office:value-type="string">
            <text:p text:style-name="P507">7<text:span text:style-name="T2389">7,78%</text:span></text:p>
          </table:table-cell>
        </table:table-row>
        <table:table-row table:style-name="Table117.1">
          <table:table-cell table:style-name="Table117.A2" office:value-type="string">
            <text:p text:style-name="P378">Regroupement de</text:p>
            <text:p text:style-name="P378">SACRE, <text:span text:style-name="T2552">SACREMENT</text:span></text:p>
          </table:table-cell>
          <table:table-cell table:style-name="Table117.B2" office:value-type="string">
            <text:p text:style-name="P511">41,67%</text:p>
            <text:p text:style-name="P511">(10/24)</text:p>
          </table:table-cell>
          <table:table-cell table:style-name="Table117.B2" office:value-type="string">
            <text:p text:style-name="P582">7<text:span text:style-name="T2429">0%</text:span></text:p>
            <text:p text:style-name="P582">(<text:span text:style-name="T2429">7/10)</text:span></text:p>
          </table:table-cell>
          <table:table-cell table:style-name="Table117.B2" office:value-type="string">
            <text:p text:style-name="P511">87,5%</text:p>
            <text:p text:style-name="P582">(<text:span text:style-name="T2429">7/8)</text:span></text:p>
          </table:table-cell>
          <table:table-cell table:style-name="Table117.E2" office:value-type="string">
            <text:p text:style-name="P511">77,78%</text:p>
          </table:table-cell>
        </table:table-row>
        <table:table-row table:style-name="Table117.1">
          <table:table-cell table:style-name="Table117.A2" office:value-type="string">
            <text:p text:style-name="P514">Regroupement de</text:p>
            <text:p text:style-name="P514">MAUDIT, MAUTADIT</text:p>
          </table:table-cell>
          <table:table-cell table:style-name="Table117.B2" office:value-type="string">
            <text:p text:style-name="P516">33,33%</text:p>
            <text:p text:style-name="P516">(21/63)</text:p>
          </table:table-cell>
          <table:table-cell table:style-name="Table117.B2" office:value-type="string">
            <text:p text:style-name="P519">85,71%</text:p>
            <text:p text:style-name="P582">(<text:span text:style-name="T2435">18/21)</text:span></text:p>
          </table:table-cell>
          <table:table-cell table:style-name="Table117.B2" office:value-type="string">
            <text:p text:style-name="P519">94,74%</text:p>
            <text:p text:style-name="P582">(<text:span text:style-name="T2435">18/19)</text:span></text:p>
          </table:table-cell>
          <table:table-cell table:style-name="Table117.E2" office:value-type="string">
            <text:p text:style-name="P582">9<text:span text:style-name="T2435">0%</text:span></text:p>
          </table:table-cell>
        </table:table-row>
        <table:table-row table:style-name="Table117.1">
          <table:table-cell table:style-name="Table117.A2" office:value-type="string">
            <text:p text:style-name="P358"><text:span text:style-name="T2226">Regroupement</text:span> <text:span text:style-name="T2226">d</text:span>es sacres</text:p>
            <text:p text:style-name="P358">et <text:span text:style-name="T2226">d</text:span>es substituts</text:p>
          </table:table-cell>
          <table:table-cell table:style-name="Table117.B2" office:value-type="string">
            <text:p text:style-name="P462">82.87%</text:p>
            <text:p text:style-name="P462">(939/1133)</text:p>
          </table:table-cell>
          <table:table-cell table:style-name="Table117.B2" office:value-type="string">
            <text:p text:style-name="P462">99,68%</text:p>
            <text:p text:style-name="P462">(936/939)</text:p>
          </table:table-cell>
          <table:table-cell table:style-name="Table117.B2" office:value-type="string">
            <text:p text:style-name="P554">9<text:span text:style-name="T2390">7,20%</text:span></text:p>
            <text:p text:style-name="P554">(<text:span text:style-name="T2390">936/963)</text:span></text:p>
          </table:table-cell>
          <table:table-cell table:style-name="Table117.E2" office:value-type="string">
            <text:p text:style-name="P462">98,42%</text:p>
          </table:table-cell>
        </table:table-row>
        <table:table-row table:style-name="Table117.1">
          <table:table-cell table:style-name="Table117.A2" office:value-type="string">
            <text:p text:style-name="P582">R<text:span text:style-name="T2207">egroupement de</text:span></text:p>
            <text:p text:style-name="P582">'PAS DU TOUT',</text:p>
            <text:p text:style-name="P582">'DU TOUT', PANTOUTE,</text:p>
            <text:p text:style-name="P582">'PAS VRAIMENT',</text:p>
            <text:p text:style-name="P582">'VRAIMENT PAS',</text:p>
            <text:p text:style-name="P582">'C'EST ENCORE DRÔLE'</text:p>
          </table:table-cell>
          <table:table-cell table:style-name="Table117.B2" office:value-type="string">
            <text:p text:style-name="P530">23,26%</text:p>
            <text:p text:style-name="P530">(80/344)</text:p>
          </table:table-cell>
          <table:table-cell table:style-name="Table117.B2" office:value-type="string">
            <text:p text:style-name="P530">91,25%</text:p>
            <text:p text:style-name="P527">(<text:span text:style-name="T2404">73/80)</text:span></text:p>
          </table:table-cell>
          <table:table-cell table:style-name="Table117.B2" office:value-type="string">
            <text:p text:style-name="P530">90.12%</text:p>
            <text:p text:style-name="P530">(73/81)</text:p>
          </table:table-cell>
          <table:table-cell table:style-name="Table117.E2" office:value-type="string">
            <text:p text:style-name="P527">9<text:span text:style-name="T2404">0,68%</text:span></text:p>
          </table:table-cell>
        </table:table-row>
        <table:table-row table:style-name="Table117.1">
          <table:table-cell table:style-name="Table117.A2" office:value-type="string">
            <text:p text:style-name="P388">Regroupement de</text:p>
            <text:p text:style-name="P390">'JE COMPRENDS', 'UNE CHANCE', 'C'EST CLAIR'</text:p>
          </table:table-cell>
          <table:table-cell table:style-name="Table117.B2" office:value-type="string">
            <text:p text:style-name="P535"><text:span text:style-name="T2229">53,18</text:span>%</text:p>
            <text:p text:style-name="P535">(<text:span text:style-name="T2229">117</text:span>/<text:span text:style-name="T2229">220</text:span>)</text:p>
          </table:table-cell>
          <table:table-cell table:style-name="Table117.B2" office:value-type="string">
            <text:p text:style-name="P541">82,91%</text:p>
            <text:p text:style-name="P535">(<text:span text:style-name="T2229">97</text:span>/<text:span text:style-name="T2398">117</text:span>)</text:p>
          </table:table-cell>
          <table:table-cell table:style-name="Table117.B2" office:value-type="string">
            <text:p text:style-name="P535"><text:span text:style-name="T2229">72,93</text:span>%</text:p>
            <text:p text:style-name="P535">(<text:span text:style-name="T2229">97</text:span>/<text:span text:style-name="T2229">133</text:span>)</text:p>
          </table:table-cell>
          <table:table-cell table:style-name="Table117.E2" office:value-type="string">
            <text:p text:style-name="P403"><text:span text:style-name="T2229">77,60</text:span>%</text:p>
          </table:table-cell>
        </table:table-row>
        <table:table-row table:style-name="Table117.1">
          <table:table-cell table:style-name="Table117.A11" office:value-type="string">
            <text:p text:style-name="P388">Regroupement de</text:p>
            <text:p text:style-name="P395">SUPER, MALADE, COOL</text:p>
          </table:table-cell>
          <table:table-cell table:style-name="Table117.B11" office:value-type="string">
            <text:p text:style-name="P535">6,4<text:span text:style-name="T2193">4</text:span>%</text:p>
            <text:p text:style-name="P535">(21/32<text:span text:style-name="T2129">6</text:span>)</text:p>
          </table:table-cell>
          <table:table-cell table:style-name="Table117.B11" office:value-type="string">
            <text:p text:style-name="P535">7<text:span text:style-name="T2129">1,43</text:span>%</text:p>
            <text:p text:style-name="P535">(1<text:span text:style-name="T2129">5</text:span>/21)</text:p>
          </table:table-cell>
          <table:table-cell table:style-name="Table117.B11" office:value-type="string">
            <text:p text:style-name="P535">5<text:span text:style-name="T2194">3,57</text:span>%</text:p>
            <text:p text:style-name="P535">(1<text:span text:style-name="T2129">5</text:span>/28)</text:p>
          </table:table-cell>
          <table:table-cell table:style-name="Table117.E11" office:value-type="string">
            <text:p text:style-name="P403">6<text:span text:style-name="T2194">1</text:span>,<text:span text:style-name="T2194">22</text:span>%</text:p>
          </table:table-cell>
        </table:table-row>
      </table:table>
      <text:p text:style-name="P1560"/>
      <text:h text:style-name="P1578" text:outline-level="1"><text:bookmark-start text:name="__RefHeading___Toc128510_1546474984"/><text:span text:style-name="T412">A</text:span><text:span text:style-name="T411">NNEXE 4 - Résultats de l'étiquetage de</text:span><text:span text:style-name="T413">s</text:span><text:span text:style-name="T411"> MI par le module Brill</text:span><text:bookmark-end text:name="__RefHeading___Toc128510_1546474984"/></text:h>
      <text:p text:style-name="P1561"/>
      <table:table table:name="Table118" table:style-name="Table118">
        <table:table-column table:style-name="Table118.A"/>
        <table:table-column table:style-name="Table118.B" table:number-columns-repeated="2"/>
        <table:table-column table:style-name="Table118.D"/>
        <table:table-column table:style-name="Table118.E"/>
        <table:table-row table:style-name="Table118.1">
          <table:table-cell table:style-name="Table118.A1" office:value-type="string">
            <text:p text:style-name="P323">Vocables</text:p>
          </table:table-cell>
          <table:table-cell table:style-name="Table118.B1" office:value-type="string">
            <text:p text:style-name="P323">Proportion</text:p>
            <text:p text:style-name="P323">MI/Signifiants</text:p>
          </table:table-cell>
          <table:table-cell table:style-name="Table118.B1" office:value-type="string">
            <text:p text:style-name="P323">Rappel</text:p>
            <text:p text:style-name="P323">N-grammes</text:p>
          </table:table-cell>
          <table:table-cell table:style-name="Table118.B1" office:value-type="string">
            <text:p text:style-name="P323">Précision</text:p>
            <text:p text:style-name="P323">N-grammes</text:p>
          </table:table-cell>
          <table:table-cell table:style-name="Table118.E1" office:value-type="string">
            <text:p text:style-name="P323">F-mesure</text:p>
            <text:p text:style-name="P323">N-grammes</text:p>
          </table:table-cell>
        </table:table-row>
        <table:table-row table:style-name="Table118.1">
          <table:table-cell table:style-name="Table118.A2" table:number-rows-spanned="2" office:value-type="string">
            <text:p text:style-name="P433">'JE COMPRENDS'</text:p>
          </table:table-cell>
          <table:table-cell table:style-name="Table118.B2" table:number-rows-spanned="2" office:value-type="string">
            <text:p text:style-name="P425"><text:span text:style-name="T2228">37,50</text:span>%</text:p>
            <text:p text:style-name="P425">(<text:span text:style-name="T2227">45</text:span>/<text:span text:style-name="T2227">120</text:span>)</text:p>
          </table:table-cell>
          <table:table-cell table:style-name="Table118.B2" office:value-type="string">
            <text:p text:style-name="P440">n-grammes</text:p>
          </table:table-cell>
          <table:table-cell table:style-name="Table118.B2" office:value-type="string">
            <text:p text:style-name="P584"><text:span text:style-name="T2410">55,56</text:span>%</text:p>
            <text:p text:style-name="P584">(2<text:span text:style-name="T2410">5</text:span>/45)</text:p>
          </table:table-cell>
          <table:table-cell table:style-name="Table118.E2" office:value-type="string">
            <text:p text:style-name="P584"><text:span text:style-name="T2410">56,82</text:span>%</text:p>
            <text:p text:style-name="P584">(2<text:span text:style-name="T2410">5</text:span>/<text:span text:style-name="T2410">44</text:span>)</text:p>
          </table:table-cell>
        </table:table-row>
        <table:table-row table:style-name="Table118.1">
          <table:covered-table-cell/>
          <table:covered-table-cell/>
          <table:table-cell table:style-name="Table118.B2" office:value-type="string">
            <text:p text:style-name="P440">n-grammes +</text:p>
            <text:p text:style-name="P440">Brill</text:p>
          </table:table-cell>
          <table:table-cell table:style-name="Table118.B2" office:value-type="string">
            <text:p text:style-name="P584">6<text:span text:style-name="T2410">8,89</text:span>%</text:p>
            <text:p text:style-name="P584">(<text:span text:style-name="T2410">31</text:span>/45)</text:p>
          </table:table-cell>
          <table:table-cell table:style-name="Table118.E2" office:value-type="string">
            <text:p text:style-name="P584"><text:span text:style-name="T2482">83,78</text:span>%</text:p>
            <text:p text:style-name="P584">(<text:span text:style-name="T2410">31</text:span>/3<text:span text:style-name="T2482">7</text:span>)</text:p>
          </table:table-cell>
        </table:table-row>
        <table:table-row table:style-name="Table118.1">
          <table:table-cell table:style-name="Table118.A2" table:number-rows-spanned="2" office:value-type="string">
            <text:p text:style-name="P436">'UNE CHANCE'</text:p>
          </table:table-cell>
          <table:table-cell table:style-name="Table118.B2" table:number-rows-spanned="2" office:value-type="string">
            <text:p text:style-name="P425"><text:span text:style-name="T2228">81,63</text:span>%</text:p>
            <text:p text:style-name="P425">(<text:span text:style-name="T2228">40</text:span>/<text:span text:style-name="T2228">49</text:span>)</text:p>
          </table:table-cell>
          <table:table-cell table:style-name="Table118.B2" office:value-type="string">
            <text:p text:style-name="P440">n-grammes</text:p>
          </table:table-cell>
          <table:table-cell table:style-name="Table118.B2" office:value-type="string">
            <text:p text:style-name="P584">82,50%</text:p>
            <text:p text:style-name="P584">(33/40)</text:p>
          </table:table-cell>
          <table:table-cell table:style-name="Table118.E2" office:value-type="string">
            <text:p text:style-name="P584">91,67%</text:p>
            <text:p text:style-name="P584">(33/36)</text:p>
          </table:table-cell>
        </table:table-row>
        <table:table-row table:style-name="Table118.1">
          <table:covered-table-cell/>
          <table:covered-table-cell/>
          <table:table-cell table:style-name="Table118.B2" office:value-type="string">
            <text:p text:style-name="P440">n-grammes +</text:p>
            <text:p text:style-name="P440">Brill</text:p>
          </table:table-cell>
          <table:table-cell table:style-name="Table118.B2" office:value-type="string">
            <text:p text:style-name="P584">92,50%</text:p>
            <text:p text:style-name="P584">(37/40)</text:p>
          </table:table-cell>
          <table:table-cell table:style-name="Table118.E2" office:value-type="string">
            <text:p text:style-name="P584">90,24%</text:p>
            <text:p text:style-name="P584">(37/41)</text:p>
          </table:table-cell>
        </table:table-row>
        <table:table-row table:style-name="Table118.1">
          <table:table-cell table:style-name="Table118.A2" table:number-rows-spanned="2" office:value-type="string">
            <text:p text:style-name="P436">'C'EST CLAIR'</text:p>
          </table:table-cell>
          <table:table-cell table:style-name="Table118.B2" table:number-rows-spanned="2" office:value-type="string">
            <text:p text:style-name="P425"><text:span text:style-name="T2228">62,75</text:span>%</text:p>
            <text:p text:style-name="P425">(<text:span text:style-name="T2228">32</text:span>/<text:span text:style-name="T2228">51</text:span>)</text:p>
          </table:table-cell>
          <table:table-cell table:style-name="Table118.B2" office:value-type="string">
            <text:p text:style-name="P440">n-grammes</text:p>
          </table:table-cell>
          <table:table-cell table:style-name="Table118.B2" office:value-type="string">
            <text:p text:style-name="P584">84,38%</text:p>
            <text:p text:style-name="P584">(27/32)</text:p>
          </table:table-cell>
          <table:table-cell table:style-name="Table118.E2" office:value-type="string">
            <text:p text:style-name="P584">7<text:span text:style-name="T2413">7,14</text:span>%</text:p>
            <text:p text:style-name="P584">(27/3<text:span text:style-name="T2413">5</text:span>)</text:p>
          </table:table-cell>
        </table:table-row>
        <table:table-row table:style-name="Table118.1">
          <table:covered-table-cell/>
          <table:covered-table-cell/>
          <table:table-cell table:style-name="Table118.B2" office:value-type="string">
            <text:p text:style-name="P440">n-grammes +</text:p>
            <text:p text:style-name="P440">Brill</text:p>
          </table:table-cell>
          <table:table-cell table:style-name="Table118.B2" office:value-type="string">
            <text:p text:style-name="P584">93,75%</text:p>
            <text:p text:style-name="P584">(30/32)</text:p>
          </table:table-cell>
          <table:table-cell table:style-name="Table118.E2" office:value-type="string">
            <text:p text:style-name="P584">90,91%</text:p>
            <text:p text:style-name="P584">(30/33)</text:p>
          </table:table-cell>
        </table:table-row>
        <table:table-row table:style-name="Table118.1">
          <table:table-cell table:style-name="Table118.A2" table:number-rows-spanned="2" office:value-type="string">
            <text:p text:style-name="P576">ARRÊTE</text:p>
          </table:table-cell>
          <table:table-cell table:style-name="Table118.B2" table:number-rows-spanned="2" office:value-type="string">
            <text:p text:style-name="P584">25,76%</text:p>
            <text:p text:style-name="P425">(34/132)</text:p>
          </table:table-cell>
          <table:table-cell table:style-name="Table118.B2" office:value-type="string">
            <text:p text:style-name="P440">n-grammes</text:p>
          </table:table-cell>
          <table:table-cell table:style-name="Table118.B2" office:value-type="string">
            <text:p text:style-name="P584"><text:span text:style-name="T2507">85,29</text:span>%</text:p>
            <text:p text:style-name="P584">(2<text:span text:style-name="T2507">9</text:span>/34)</text:p>
          </table:table-cell>
          <table:table-cell table:style-name="Table118.E2" office:value-type="string">
            <text:p text:style-name="P584"><text:span text:style-name="T2507">76,32</text:span>%</text:p>
            <text:p text:style-name="P584">(2<text:span text:style-name="T2507">9</text:span>/3<text:span text:style-name="T2507">8</text:span>)</text:p>
          </table:table-cell>
        </table:table-row>
        <table:table-row table:style-name="Table118.1">
          <table:covered-table-cell/>
          <table:covered-table-cell/>
          <table:table-cell table:style-name="Table118.B2" office:value-type="string">
            <text:p text:style-name="P440">n-grammes +</text:p>
            <text:p text:style-name="P440">Brill</text:p>
          </table:table-cell>
          <table:table-cell table:style-name="Table118.B2" office:value-type="string">
            <text:p text:style-name="P584"><text:span text:style-name="T2375">82,35</text:span>%</text:p>
            <text:p text:style-name="P584">(2<text:span text:style-name="T2508">8</text:span>/34)</text:p>
          </table:table-cell>
          <table:table-cell table:style-name="Table118.E2" office:value-type="string">
            <text:p text:style-name="P584"><text:span text:style-name="T2508">84,85</text:span>%</text:p>
            <text:p text:style-name="P584">(2<text:span text:style-name="T2508">8</text:span>/3<text:span text:style-name="T2508">3</text:span>)</text:p>
          </table:table-cell>
        </table:table-row>
        <table:table-row table:style-name="Table118.1">
          <table:table-cell table:style-name="Table118.A10" table:number-rows-spanned="2" office:value-type="string">
            <text:p text:style-name="P579">Regroupement des sacres</text:p>
          </table:table-cell>
          <table:table-cell table:style-name="Table118.B10" table:number-rows-spanned="2" office:value-type="string">
            <text:p text:style-name="P463">82.87%</text:p>
            <text:p text:style-name="P463">(939/1133)</text:p>
          </table:table-cell>
          <table:table-cell table:style-name="Table118.B2" office:value-type="string">
            <text:p text:style-name="P440">n-grammes</text:p>
          </table:table-cell>
          <table:table-cell table:style-name="Table118.B2" office:value-type="string">
            <text:p text:style-name="P463">99,68%</text:p>
            <text:p text:style-name="P463">(936/939)</text:p>
          </table:table-cell>
          <table:table-cell table:style-name="Table118.E2" office:value-type="string">
            <text:p text:style-name="P555">9<text:span text:style-name="T2390">7,20%</text:span></text:p>
            <text:p text:style-name="P555">(<text:span text:style-name="T2390">936/963)</text:span></text:p>
          </table:table-cell>
        </table:table-row>
        <table:table-row table:style-name="Table118.1">
          <table:covered-table-cell/>
          <table:covered-table-cell/>
          <table:table-cell table:style-name="Table118.B10" office:value-type="string">
            <text:p text:style-name="P440">n-grammes +</text:p>
            <text:p text:style-name="P440">Brill</text:p>
          </table:table-cell>
          <table:table-cell table:style-name="Table118.B10" office:value-type="string">
            <text:p text:style-name="P579">99,57%</text:p>
            <text:p text:style-name="P579">(935/939)</text:p>
          </table:table-cell>
          <table:table-cell table:style-name="Table118.E11" office:value-type="string">
            <text:p text:style-name="P579">99,05%</text:p>
            <text:p text:style-name="P579">(935/944)</text:p>
          </table:table-cell>
        </table:table-row>
      </table:table>
      <text:p text:style-name="P129"/>
      <text:p text:style-name="P15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DejaVu Sans" svg:font-family="'DejaVu Sans', 'Doulos SIL', 'Lucida Grande', 'Segoe UI', 'Arial Unicode MS', 'Adobe Pi Std', 'Lucida Sans Unicode', 'Chrysanthi Unicode', Code2000, Gentium, GentiumAlt, 'TITUS Cyberbit Basic', 'Bitstream Vera Sans', 'Bitstream Cyberbit', 'Hiragino Kaku Gothic Pro', 'Matrix Unicode', sans-serif"/>
    <style:font-face style:name="Mangal1" svg:font-family="Mangal"/>
    <style:font-face style:name="Courier New" svg:font-family="'Courier New'" style:font-family-generic="roman"/>
    <style:font-face style:name="Liberation Serif2" svg:font-family="'Liberation Serif'" style:font-family-generic="roman"/>
    <style:font-face style:name="Symbol" svg:font-family="Symbol" style:font-family-generic="roman"/>
    <style:font-face style:name="Times New Roman2" svg:font-family="'Times New Roman'" style:font-family-generic="roman"/>
    <style:font-face style:name="Times New Roman3" svg:font-family="'Times New Roman'" style:font-adornments="Normal" style:font-family-generic="roman"/>
    <style:font-face style:name="Times-Bold" svg:font-family="Times-Bold" style:font-family-generic="roman"/>
    <style:font-face style:name="Times-Italic" svg:font-family="Times-Italic" style:font-family-generic="roman"/>
    <style:font-face style:name="TimesNewRomanPS-BoldMT" svg:font-family="TimesNewRomanPS-BoldMT" style:font-family-generic="roman"/>
    <style:font-face style:name="TimesNewRomanPS-ItalicMT" svg:font-family="TimesNewRomanPS-ItalicMT" style:font-family-generic="roman"/>
    <style:font-face style:name="TimesNewRomanPSMT" svg:font-family="TimesNewRomanPSMT" style:font-family-generic="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CA" style:letter-kerning="tru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rps" style:family="paragraph" style:parent-style-name="Standard" style:class="text">
      <style:paragraph-properties fo:line-height="150%" fo:text-align="justify" style:justify-single-word="false"/>
      <style:text-properties style:font-name="Times New Roman" fo:font-family="'Times New Roman'" style:font-style-name="Normal" style:font-family-generic="roman" style:font-pitch="variable" officeooo:rsid="0bc8963f" fo:background-color="transparent"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81cm" fo:margin-bottom="0.356cm" loext:contextual-spacing="false" fo:text-align="start" style:justify-single-word="false" fo:text-indent="0cm" style:auto-text-indent="false" style:page-number="auto"/>
      <style:text-properties fo:font-size="12pt" fo:language="fr" fo:country="CA"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fo:margin-top="0.33cm" fo:margin-bottom="0.305cm" loext:contextual-spacing="false" fo:text-align="start" style:justify-single-word="false" style:page-number="auto"/>
      <style:text-properties style:font-name="Liberation Serif" fo:font-family="'Liberation Serif'" style:font-family-generic="roman" style:font-pitch="variable" fo:font-size="12pt" fo:language="fr" fo:country="CA"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exemple" style:family="paragraph" style:parent-style-name="corps" style:default-outline-level="" style:master-page-name="">
      <style:paragraph-properties fo:margin-left="1.247cm" fo:margin-right="0cm" fo:line-height="150%" fo:text-align="justify" style:justify-single-word="false" fo:text-indent="-1.021cm" style:auto-text-indent="false" style:page-number="auto" fo:keep-with-next="always"/>
      <style:text-properties style:font-name="Liberation Serif" fo:font-family="'Liberation Serif'" style:font-family-generic="roman" style:font-pitch="variable" fo:language="fr" fo:country="CA" fo:font-weight="normal" fo:background-color="transparent" style:font-size-asian="10.5pt" style:font-weight-asian="normal" style:font-weight-complex="normal"/>
    </style:style>
    <style:style style:name="Heading_20_3" style:display-name="Heading 3" style:family="paragraph" style:parent-style-name="Heading" style:next-style-name="Text_20_body" style:default-outline-level="3" style:list-style-name="" style:class="text" style:master-page-name="">
      <loext:graphic-properties draw:fill="none" draw:fill-color="#729fcf"/>
      <style:paragraph-properties fo:margin-top="0.33cm" fo:margin-bottom="0.305cm" loext:contextual-spacing="false" fo:text-align="start" style:justify-single-word="false" style:page-number="auto" fo:background-color="transparent" style:shadow="none">
        <style:tab-stops/>
      </style:paragraph-properties>
      <style:text-properties style:font-name="Liberation Serif" fo:font-family="'Liberation Serif'" style:font-family-generic="roman" style:font-pitch="variable" fo:font-size="12pt" fo:language="fr" fo:country="CA"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203cm" loext:contextual-spacing="false" fo:text-align="start" style:justify-single-word="false" fo:text-indent="0cm" style:auto-text-indent="false" style:page-number="auto" style:shadow="none">
        <style:tab-stops/>
      </style:paragraph-properties>
      <style:text-properties style:font-name="Liberation Serif1" fo:font-family="'Liberation Serif'" style:font-style-name="Bold" style:font-family-generic="roman" style:font-pitch="variable" fo:font-size="12pt" fo:language="fr" fo:country="CA"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definition" style:family="paragraph" style:parent-style-name="corps" style:default-outline-level="">
      <style:paragraph-properties fo:margin-left="0.492cm" fo:margin-right="0cm" fo:line-height="100%" fo:text-align="justify" style:justify-single-word="false" fo:text-indent="0cm" style:auto-text-indent="false"/>
      <style:text-properties style:font-name="Liberation Serif" fo:font-family="'Liberation Serif'" style:font-family-generic="roman" style:font-pitch="variable" fo:language="fr" fo:country="CA" fo:font-weight="normal" fo:background-color="transparent" style:font-size-asian="10.5pt" style:font-weight-asian="normal" style:font-weight-complex="normal"/>
    </style:style>
    <style:style style:name="Heading_20_6" style:display-name="Heading 6" style:family="paragraph" style:parent-style-name="Heading"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Tableau" style:family="paragraph" style:parent-style-name="Caption"/>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MRAI" style:family="paragraph" style:parent-style-name="Caption">
      <style:paragraph-properties fo:text-align="start" style:justify-single-word="false"/>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fo:margin-top="0.199cm" fo:margin-bottom="0cm" loext:contextual-spacing="false"/>
    </style:style>
    <style:style style:name="Contents_20_2" style:display-name="Contents 2" style:family="paragraph" style:parent-style-name="Index" style:class="index">
      <style:paragraph-properties fo:margin-left="0.3cm" fo:margin-right="0cm" fo:text-indent="0cm" style:auto-text-indent="false"/>
    </style:style>
    <style:style style:name="Contents_20_3" style:display-name="Contents 3" style:family="paragraph" style:parent-style-name="Index" style:class="index">
      <style:paragraph-properties fo:margin-left="0.6cm" fo:margin-right="0cm" fo:text-indent="0cm" style:auto-text-indent="false"/>
    </style:style>
    <style:style style:name="Contents_20_4" style:display-name="Contents 4" style:family="paragraph" style:parent-style-name="Index" style:class="index">
      <style:paragraph-properties fo:margin-left="0.9cm" fo:margin-right="0cm" fo:text-indent="0cm" style:auto-text-indent="false"/>
    </style:style>
    <style:style style:name="Contents_20_5" style:display-name="Contents 5" style:family="paragraph" style:parent-style-name="Index" style:class="index">
      <style:paragraph-properties fo:margin-left="1.199cm" fo:margin-right="0cm" fo:text-indent="0cm" style:auto-text-indent="false"/>
    </style:style>
    <style:style style:name="Contents_20_6" style:display-name="Contents 6" style:family="paragraph" style:parent-style-name="Index" style:class="index">
      <style:paragraph-properties fo:margin-left="1.499cm" fo:margin-right="0cm" fo:text-indent="0cm" style:auto-text-indent="false"/>
    </style:style>
    <style:style style:name="Subtitle" style:family="paragraph" style:parent-style-name="Heading" style:class="chapter"/>
    <style:style style:name="Title" style:family="paragraph" style:parent-style-name="Heading" style:class="chapter"/>
    <style:style style:name="Quotations" style:family="paragraph" style:parent-style-name="Standard" style:class="html"/>
    <style:style style:name="Default" style:family="paragraph" style:default-outline-level="">
      <style:paragraph-properties fo:text-align="start" style:justify-single-word="false"/>
      <style:text-properties fo:color="#000000" style:font-name="Times New Roman1" fo:font-family="'Times New Roman'" style:font-family-generic="roman" style:font-pitch="variable" fo:font-size="12pt" style:font-size-asian="12pt"/>
    </style:style>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6T10:08:00</meta:creation-date>
    <dc:date>2016-10-22T11:00:04.335000000</dc:date>
    <meta:editing-duration>P23DT1H38M57S</meta:editing-duration>
    <meta:editing-cycles>1614</meta:editing-cycles>
    <meta:generator>LibreOffice/5.1.3.2$Windows_x86 LibreOffice_project/644e4637d1d8544fd9f56425bd6cec110e49301b</meta:generator>
    <meta:initial-creator>Ludivine Crible</meta:initial-creator>
    <meta:document-statistic meta:table-count="131" meta:image-count="0" meta:object-count="0" meta:page-count="213" meta:paragraph-count="5060" meta:word-count="50585" meta:character-count="311149" meta:non-whitespace-character-count="264672"/>
    <meta:user-defined meta:name="ZOTERO_PREF_1">&lt;data data-version="3" zotero-version="4.0.29.10"&gt;&lt;session id="2DsWrFJ4"/&gt;&lt;style id="http://www.zotero.org/styles/apa-fr-universite-de-montreal" hasBibliography="1" bibliographyStyleHasBeenSet="1"/&gt;&lt;prefs&gt;&lt;pref name="fieldType" value="ReferenceMark"/&gt;&lt;pre</meta:user-defined>
    <meta:user-defined meta:name="ZOTERO_PREF_2">f name="storeReferences" value="true"/&gt;&lt;pref name="automaticJournalAbbreviations" value="true"/&gt;&lt;pref name="noteType" value=""/&gt;&lt;/prefs&gt;&lt;/data&gt;</meta:user-defined>
  </office:meta>
</office:document-meta>
</file>